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3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1-sequences" table:style-name="ta1">
        <table:table-column table:style-name="co1" table:default-cell-style-name="Default"/>
        <table:table-row table:style-name="ro1">
          <table:table-cell office:value-type="string" calcext:value-type="string">
            <text:p>TTAAACAATACTCGGGGAAATACTACTCAGGAAAACAGCAATAGCACTATG--AATGAAGGCGGGAAATTAATGACAAACT</text:p>
          </table:table-cell>
        </table:table-row>
        <table:table-row table:style-name="ro1">
          <table:table-cell office:value-type="string" calcext:value-type="string">
            <text:p>TTAGACAATACTCAGGGAAATGCTACTCAGGGAAACAACACTGGC-----ACTGTGAATGAAGGCGGGAAATTAATGACAAACT</text:p>
          </table:table-cell>
        </table:table-row>
        <table:table-row table:style-name="ro1">
          <table:table-cell office:value-type="string" calcext:value-type="string">
            <text:p>ACTTTGAGTTGTACTAACGTAACAAAAAACAGTACTGCAAACAATGGCACTG---------TAGATGACAAAATAGGAATGAAAAACT</text:p>
          </table:table-cell>
        </table:table-row>
        <table:table-row table:style-name="ro1">
          <table:table-cell office:value-type="string" calcext:value-type="string">
            <text:p>TGTACTAATGTCAAAGACCCCAATGCCACCGCTCTCGAAAACAGCACCCTGCAGGAAGAGTCAGGGGCAATACAAAACT</text:p>
          </table:table-cell>
        </table:table-row>
        <table:table-row table:style-name="ro1">
          <table:table-cell office:value-type="string" calcext:value-type="string">
            <text:p>GATAATGCTACAATAAATGATACTAACGGTACTAATGTTACAGCCACCCTGAAAGAAGAGCCAGGGGAAATAAAAAACT</text:p>
          </table:table-cell>
        </table:table-row>
        <table:table-row table:style-name="ro1">
          <table:table-cell office:value-type="string" calcext:value-type="string">
            <text:p>AATGTCAATGTCACTTGTCCTAGTCAGGGGAATAAGACTAACGATGCTATGTGTGAAGAACAAGGAAACTTAAAAAACT</text:p>
          </table:table-cell>
        </table:table-row>
        <table:table-row table:style-name="ro1">
          <table:table-cell office:value-type="string" calcext:value-type="string">
            <text:p>TTAAACTGTAC------------TACTGCCAATGTCAATTGTAGT--CAGGAGATCAACAATACGTGTGAAGAAAAAGAAAACATAAAAAACT</text:p>
          </table:table-cell>
        </table:table-row>
        <table:table-row table:style-name="ro1">
          <table:table-cell office:value-type="string" calcext:value-type="string">
            <text:p>TGTGTTACCTTAACCTGTACTAAT---GCCACTTGTAATAAGACCAATGTTAAATGTGAAGATGTG------------GGAAACTTAAAAAACT</text:p>
          </table:table-cell>
        </table:table-row>
        <table:table-row table:style-name="ro1">
          <table:table-cell office:value-type="string" calcext:value-type="string">
            <text:p>TGTACTAATATCACTTGTCCTAATGGGGACAGTACTGGGGACAACGCTACGTGTGCAGAAGCAGGAAACTTAACAAACT</text:p>
          </table:table-cell>
        </table:table-row>
        <table:table-row table:style-name="ro1">
          <table:table-cell office:value-type="string" calcext:value-type="string">
            <text:p>ACTTTAGATTGTCATGACCTCAACAGCAGCAATAGCAGCAACTATACTAGCAGCAACAT---------GCAAGGGGAAATGACAAACT</text:p>
          </table:table-cell>
        </table:table-row>
        <table:table-row table:style-name="ro1">
          <table:table-cell office:value-type="string" calcext:value-type="string">
            <text:p>CTCTGCGTCACTTTAGAATGCAGTAAC------ATCGCCACCAACACCAACATCACGAATGAGA------------TGGGAGAAGAAATAAAAAACT</text:p>
          </table:table-cell>
        </table:table-row>
        <table:table-row table:style-name="ro1">
          <table:table-cell office:value-type="string" calcext:value-type="string">
            <text:p>GTAAAGCTAACCCCTCTCTGCGTCACTTTAGAATGTTATAATTTTACTTTTAACGGTACTGATACGGAAAGT------------------------------------AAAAACT</text:p>
          </table:table-cell>
        </table:table-row>
        <table:table-row table:style-name="ro1">
          <table:table-cell office:value-type="string" calcext:value-type="string">
            <text:p>ACCCCTCTCTGTGTTACTTTACATTGT---------AACAATAGTGTCTTCCTCAACAACACTGA---------------AATGCAAGAAGAGGTAAAAAACT</text:p>
          </table:table-cell>
        </table:table-row>
        <table:table-row table:style-name="ro1">
          <table:table-cell office:value-type="string" calcext:value-type="string">
            <text:p>GCCAATTTTACCAATGGTAACAATACCAATGCCACTTTTACCAATGACACATTAGAATTCATTAATGAAGTAAAAAACT</text:p>
          </table:table-cell>
        </table:table-row>
        <table:table-row table:style-name="ro1">
          <table:table-cell office:value-type="string" calcext:value-type="string">
            <text:p>GCTGAGTTTAACAAGACTTATTGTAACAATACCTCTACCAAGAGTAATTGTAAAGAAAT---------GGAAAATGCAGTGAAAAACT</text:p>
          </table:table-cell>
        </table:table-row>
        <table:table-row table:style-name="ro1">
          <table:table-cell office:value-type="string" calcext:value-type="string">
            <text:p>ACTTTAATTTGTATCTCTCC---------TACTCCTGCCAACAACATGTCTAACATATCTATAGAAATGCAAGGAGAAATAAAAAACT</text:p>
          </table:table-cell>
        </table:table-row>
        <table:table-row table:style-name="ro1">
          <table:table-cell office:value-type="string" calcext:value-type="string">
            <text:p>GCCAATTTTACCAATGGTAACAATACCAATGCCACTTTTACCAATGACACATTAGAATTCATTAATGAAGTAAAAAACT</text:p>
          </table:table-cell>
        </table:table-row>
        <table:table-row table:style-name="ro1">
          <table:table-cell office:value-type="string" calcext:value-type="string">
            <text:p>CCCCTCTGTGTCACCCTAAACTGTACAAATGCAAACAA-------------AACTGTAACGGAGGGGGA--------GAAAGAAGGGGTAATAAAAAACT</text:p>
          </table:table-cell>
        </table:table-row>
        <table:table-row table:style-name="ro1">
          <table:table-cell office:value-type="string" calcext:value-type="string">
            <text:p>TGCACTGATGTTAAGAACAATGCTACTAATACCACTAATAGTAGCCTAGAAATGATGGAGAAAGGAGAAATAAAAAACT</text:p>
          </table:table-cell>
        </table:table-row>
        <table:table-row table:style-name="ro1">
          <table:table-cell office:value-type="string" calcext:value-type="string">
            <text:p>GTAAACAGTACTAATGTGACCAACAATAGTAGTGTAACCAACAATAACACTATAAAGTACAAAGAAGAACTAAGAAACT</text:p>
          </table:table-cell>
        </table:table-row>
        <table:table-row table:style-name="ro1">
          <table:table-cell office:value-type="string" calcext:value-type="string">
            <text:p>CTCTGTGTTACTTTAAAATGTACTAATGCAACCTGTTCTACCACAAATTGCACTAATAAC------------------AATGAAAACATAAAAAACT</text:p>
          </table:table-cell>
        </table:table-row>
        <table:table-row table:style-name="ro1">
          <table:table-cell office:value-type="string" calcext:value-type="string">
            <text:p>AATGAGACTACCAAAAGTAATAATACTACTATTACCAATACTAGTAGTAAAATTGAAGTGATTGAAGTAATGAAAAACT</text:p>
          </table:table-cell>
        </table:table-row>
        <table:table-row table:style-name="ro1">
          <table:table-cell office:value-type="string" calcext:value-type="string">
            <text:p>TCTAACAACATAACCAATGTCTCTAACACAACCAATGACCTTAACAGCATAGGAAATATAACAGATGAAGTAAAAAACT</text:p>
          </table:table-cell>
        </table:table-row>
        <table:table-row table:style-name="ro1">
          <table:table-cell office:value-type="string" calcext:value-type="string">
            <text:p>AACGTCTTTAATGCAACCATCTTTAATACAACCAAGGACCTTGACAAAATAGGAAATATAACAGATGAAATAAAAAACT</text:p>
          </table:table-cell>
        </table:table-row>
        <table:table-row table:style-name="ro1">
          <table:table-cell office:value-type="string" calcext:value-type="string">
            <text:p>AATGCCACCCAGGTCTCTAACATCACCAATGGCCCTAAACCTAAAGACATAGGAAATATAACAGATGAAG------TAAGAAACT</text:p>
          </table:table-cell>
        </table:table-row>
        <table:table-row table:style-name="ro1">
          <table:table-cell office:value-type="string" calcext:value-type="string">
            <text:p>AGTGTTACTACTGATGCTCCTAAGGTTACTACTGATGCTCCTAATGTTACGACTAATGCTAATGGAGAA-------ATGACAAATT</text:p>
          </table:table-cell>
        </table:table-row>
        <table:table-row table:style-name="ro1">
          <table:table-cell office:value-type="string" calcext:value-type="string">
            <text:p>GCTAACCTCGATAATTCAACCTATATTGACAATAGTACAATAGATAAAATAGGAAATATAACAGATGATGTAAAAAACT</text:p>
          </table:table-cell>
        </table:table-row>
        <table:table-row table:style-name="ro1">
          <table:table-cell office:value-type="string" calcext:value-type="string">
            <text:p>CTCTGTGTCACTTTAGACTGTAAAAGTATTAATAATGCTACCAATAATGCTACCAACAATG------------------AGGAGGAAATGAAAAATT</text:p>
          </table:table-cell>
        </table:table-row>
        <table:table-row table:style-name="ro1">
          <table:table-cell office:value-type="string" calcext:value-type="string">
            <text:p>ACTTTAAATTGTAC---------AAATTATGGTAATAGCCGTAATAGTAATAATAGTACCCTTGAGAACGGGCAGGAAATAAAAAATT</text:p>
          </table:table-cell>
        </table:table-row>
        <table:table-row table:style-name="ro1">
          <table:table-cell office:value-type="string" calcext:value-type="string">
            <text:p>TTGAATGCTAACTTGACCAATTTCAACAAGAACGCAACCCCTAACGGAATAGGAAATATAACAGATGAAGTAAGAAACT</text:p>
          </table:table-cell>
        </table:table-row>
        <table:table-row table:style-name="ro1">
          <table:table-cell office:value-type="string" calcext:value-type="string">
            <text:p>ACCCCACTCTGTGTCACTTTAGACTGT---------AGAAATGTTAGCAGTAATAATAATGGTACC---------------TACCATGAGGAAATGAAAAATT</text:p>
          </table:table-cell>
        </table:table-row>
        <table:table-row table:style-name="ro1">
          <table:table-cell office:value-type="string" calcext:value-type="string">
            <text:p>GCTAACAGTACAAATGCTAACAGTAATAATAGCAGTAATAGTGGTAGTAGTAATAGGACCCTTGAGAACATGAAAAATT</text:p>
          </table:table-cell>
        </table:table-row>
        <table:table-row table:style-name="ro1">
          <table:table-cell office:value-type="string" calcext:value-type="string">
            <text:p>ACCAATGCTAACCTTACTGGAAAGGTCAATGTCAGCAATAGCAATGGCATAGGAAATATAACAGATGAAG------TAAGAAACT</text:p>
          </table:table-cell>
        </table:table-row>
        <table:table-row table:style-name="ro1">
          <table:table-cell office:value-type="string" calcext:value-type="string">
            <text:p>AATAATAGTAGCAGTAATAGCAATAATAGTATTAGTGGTAATAATAATAGTACCCTTGAGGACATACAAATGAAAAATT</text:p>
          </table:table-cell>
        </table:table-row>
        <table:table-row table:style-name="ro1">
          <table:table-cell office:value-type="string" calcext:value-type="string">
            <text:p>TGTACCAAAGCTAATTTGACTAACAACACAACCAATGACTACAAAAACATAGGAAATATTACAGATGAAG------TAAAAAACT</text:p>
          </table:table-cell>
        </table:table-row>
        <table:table-row table:style-name="ro1">
          <table:table-cell office:value-type="string" calcext:value-type="string">
            <text:p>AATGTTACTGGCACTGCTAATGTTACTGATAACATAGTTGCTAATGATGCTGGCAACATGACAAATGAAGTAAAAAACT</text:p>
          </table:table-cell>
        </table:table-row>
        <table:table-row table:style-name="ro1">
          <table:table-cell office:value-type="string" calcext:value-type="string">
            <text:p>ACC------AAGGCTGAATTTACCAGTACCAACATAACCAATGACAACATTAGCATAGGAAATTTAACAGATGAAGTAAAAAACT</text:p>
          </table:table-cell>
        </table:table-row>
        <table:table-row table:style-name="ro1">
          <table:table-cell office:value-type="string" calcext:value-type="string">
            <text:p>TGTGTCACTTTAGAATGTAGAAATGTTGACAGTAAAAATGTTAGCAGTAATGGTACC---------------ACCAATGATGAAATGAAAAATT</text:p>
          </table:table-cell>
        </table:table-row>
        <table:table-row table:style-name="ro1">
          <table:table-cell office:value-type="string" calcext:value-type="string">
            <text:p>ACCAGTAATAGTAATAGTAGTGGTAATAGTAATAGTAGTGGTAATAGTAATACCCTTGAGATGCAGGAAATGAAAAATT</text:p>
          </table:table-cell>
        </table:table-row>
        <table:table-row table:style-name="ro1">
          <table:table-cell office:value-type="string" calcext:value-type="string">
            <text:p>AATTGTACCGAGGCTAATCTGGAAAACAGAAATGTTAGCAACAATGTCATAGGAAATATAAC---------AGATGAAGTAAAAAACT</text:p>
          </table:table-cell>
        </table:table-row>
        <table:table-row table:style-name="ro1">
          <table:table-cell office:value-type="string" calcext:value-type="string">
            <text:p>AATGCTAAGTTAGACATAAACATAACCACTGTCAACAATAACTATGACATAGGAAATATAACAGATGAAG------TAAGAAACT</text:p>
          </table:table-cell>
        </table:table-row>
        <table:table-row table:style-name="ro1">
          <table:table-cell office:value-type="string" calcext:value-type="string">
            <text:p>AGCAGTGAAAATGTGGCAAGGAATAGTGAGACAGGGACAACAAATAGCCTAGACCTAGAAAACAGACAAATGAAAAATT</text:p>
          </table:table-cell>
        </table:table-row>
        <table:table-row table:style-name="ro1">
          <table:table-cell office:value-type="string" calcext:value-type="string">
            <text:p>AACAATAGCAATGGGAATAGTGCAGGGAATAGTACTACCAATAGGACAGAGGATCTAGAAGACAGACAAATGAAAAATT</text:p>
          </table:table-cell>
        </table:table-row>
        <table:table-row table:style-name="ro1">
          <table:table-cell office:value-type="string" calcext:value-type="string">
            <text:p>TGTACAGATAGCGATGGGGATGGGACAAATAGCACAATAAATAACACAAGTATAATACAAGTTAA---ACAAATGAAAAATT</text:p>
          </table:table-cell>
        </table:table-row>
        <table:table-row table:style-name="ro1">
          <table:table-cell office:value-type="string" calcext:value-type="string">
            <text:p>GGAAATATGTCAGTTGAGGGTACCACCCAGAGGACTACAACAAGTAGTACAGGTATAGGAAATAAGCTAATGAAAAATT</text:p>
          </table:table-cell>
        </table:table-row>
        <table:table-row table:style-name="ro1">
          <table:table-cell office:value-type="string" calcext:value-type="string">
            <text:p>AATAGCAATGGAGAGGAGCCAGTTGATGACCTCACCCAGAAAAATGTAACAGACATAGGAGATAAGAGAATGAAAAATT</text:p>
          </table:table-cell>
        </table:table-row>
        <table:table-row table:style-name="ro1">
          <table:table-cell office:value-type="string" calcext:value-type="string">
            <text:p>GAGAAAAAGACAGCTAACACGACAACTTCTACAGGGAACATAAGTGCAGAAGACCTAGAAGAAAAACACATGAAAAATT</text:p>
          </table:table-cell>
        </table:table-row>
        <table:table-row table:style-name="ro1">
          <table:table-cell office:value-type="string" calcext:value-type="string">
            <text:p>CATTGTWACAAT---AGCAATGGGKTTAATGRGACAGTTGACAATGGGGAATTAGATATAGGATACAAACAAATGAAAAATT</text:p>
          </table:table-cell>
        </table:table-row>
        <table:table-row table:style-name="ro1">
          <table:table-cell office:value-type="string" calcext:value-type="string">
            <text:p>GATAGCTATGGGGAGGAAAGGAACAATACAAATA-TGACAACAAGAGAACCAGACATAGGATACAAACAAATGAAAAATT</text:p>
          </table:table-cell>
        </table:table-row>
        <table:table-row table:style-name="ro1">
          <table:table-cell office:value-type="string" calcext:value-type="string">
            <text:p>GATAGCAATGGGGATGAGACAGTTAATAGCACCACMAGTACAAATGGAACAGACATAGGAAGAAGACTAATGAAAAGGT</text:p>
          </table:table-cell>
        </table:table-row>
        <table:table-row table:style-name="ro1">
          <table:table-cell office:value-type="string" calcext:value-type="string">
            <text:p>AGCAATGGAAATCGGACAACAGATGAGAAAGAAAAACCAGGAAATGGGACAGACCTAGAAGCAAGACACATGAAAAATT</text:p>
          </table:table-cell>
        </table:table-row>
        <table:table-row table:style-name="ro1">
          <table:table-cell office:value-type="string" calcext:value-type="string">
            <text:p>CATTGTAACGAT---AGCAATGGGTTTAATGAGACAGTTGGGAATGGGACATTAGACATAGGATACAAACAAATGAAAAATT</text:p>
          </table:table-cell>
        </table:table-row>
        <table:table-row table:style-name="ro1">
          <table:table-cell office:value-type="string" calcext:value-type="string">
            <text:p>ACTACTAACAATACTACCTATGCTAAGAACCATACTACCCCTAATATCACCATGGAGGAGCGAGAGGAAGTAAAAAACT</text:p>
          </table:table-cell>
        </table:table-row>
        <table:table-row table:style-name="ro1">
          <table:table-cell office:value-type="string" calcext:value-type="string">
            <text:p>GT---TAATGTTACTGAGAGTACTGCTGTTACTAAGAACATGAGTATTGCTAATGATAGTATTGCTAATGATATGAAAAACT</text:p>
          </table:table-cell>
        </table:table-row>
        <table:table-row table:style-name="ro1">
          <table:table-cell office:value-type="string" calcext:value-type="string">
            <text:p>TTAACCCCACTCTGTGTTACTTTAAACTGTGCTGATGT---------------------------TAACGTCACCCTAGAAGAAGAAAGAGGGGAAATAAAAAACT</text:p>
          </table:table-cell>
        </table:table-row>
        <table:table-row table:style-name="ro1">
          <table:table-cell office:value-type="string" calcext:value-type="string">
            <text:p>AAGGCTATCATTAATGTCACCTCTTCTAATAATACCACCTTGGCTCCTAATGTTACCATCTCGGAG------GAAATGAAAAACT</text:p>
          </table:table-cell>
        </table:table-row>
        <table:table-row table:style-name="ro1">
          <table:table-cell office:value-type="string" calcext:value-type="string">
            <text:p>AACTGTACTGATGT---TAATATCACCATGAGTGACATTAATGGCACCAGCCTGAAGGAAGATCAAGGGGAAATAAAAAATT</text:p>
          </table:table-cell>
        </table:table-row>
        <table:table-row table:style-name="ro1">
          <table:table-cell office:value-type="string" calcext:value-type="string">
            <text:p>AGCTGTACTGAT---GCTAATGATACAAGTGCTGTTAACAGCACAGAAGCTCCTCCCATAGAAGCTCCTCCCATGAAAAACT</text:p>
          </table:table-cell>
        </table:table-row>
        <table:table-row table:style-name="ro1">
          <table:table-cell office:value-type="string" calcext:value-type="string">
            <text:p>AATGTTACTAAGAGTACTGATGTTAATGCTACTGCTAATGATACCACCCTCTCTGAAGAGCCAGGGGCAGTACAAAACT</text:p>
          </table:table-cell>
        </table:table-row>
        <table:table-row table:style-name="ro1">
          <table:table-cell office:value-type="string" calcext:value-type="string">
            <text:p>AAGGTAAATAATTCTATTTGTACTAATAATACAGATAATAAATACAACATCTCAGAAGACCCAGGGGCAATAAAAAACT</text:p>
          </table:table-cell>
        </table:table-row>
        <table:table-row table:style-name="ro1">
          <table:table-cell office:value-type="string" calcext:value-type="string">
            <text:p>GTTAATATTACTAAAACTAGTAATAATACTCAAAATAGTAATGATACTCTAATGGAAAATAAAGGGGAAATAAAAAACT</text:p>
          </table:table-cell>
        </table:table-row>
        <table:table-row table:style-name="ro1">
          <table:table-cell office:value-type="string" calcext:value-type="string">
            <text:p>AGTGATGTTAATATTACGGCTAATAATACCAATCAGCCTAATAACATCACCCTGGAAGAGCAAGGGGAAATAAAAAACT</text:p>
          </table:table-cell>
        </table:table-row>
        <table:table-row table:style-name="ro1">
          <table:table-cell office:value-type="string" calcext:value-type="string">
            <text:p>AAGTTAACTCCACTCTGTGTTACTTTAAACTGTACT---------AATGTTACTACTAC---------------------AATGGAAGAGCGAGGGGAAGTAAAAAACT</text:p>
          </table:table-cell>
        </table:table-row>
        <table:table-row table:style-name="ro1">
          <table:table-cell office:value-type="string" calcext:value-type="string">
            <text:p>ACTAGCACAACTAGCAGTTCTGGAAACAGGAGTACAAGTGATAACAGTACCCTGGAACAGAAAGGGGAAATAAAAAACT</text:p>
          </table:table-cell>
        </table:table-row>
        <table:table-row table:style-name="ro1">
          <table:table-cell office:value-type="string" calcext:value-type="string">
            <text:p>TGTACTAATGCCAAGGCCAATGGTACTGAAAACAGTACTACAAATAGCACCAAGGAAGACCGAGGGGAAATAAAAAACT</text:p>
          </table:table-cell>
        </table:table-row>
        <table:table-row table:style-name="ro1">
          <table:table-cell office:value-type="string" calcext:value-type="string">
            <text:p>GTTACTTTAAATTGTAC------------TGCTGCCAATGTCACCGGAGTAAATGACACCCTGAAGGAAGAGCAAGGGGCAGTACAAAATT</text:p>
          </table:table-cell>
        </table:table-row>
        <table:table-row table:style-name="ro1">
          <table:table-cell office:value-type="string" calcext:value-type="string">
            <text:p>TGTGTTACTTTAGATTGTACCAAT------GCCGCCATCAATACCAATGACACC---------CTGAAGGAAGAGCCAGGGGCAATACAAAATT</text:p>
          </table:table-cell>
        </table:table-row>
        <table:table-row table:style-name="ro1">
          <table:table-cell office:value-type="string" calcext:value-type="string">
            <text:p>CACTGTATGAATT---ACAATGCCACCAATGCCACCAATGATTATAGCACCCTAAAAGAAGAGTCAGGAGCAATACAAAACT</text:p>
          </table:table-cell>
        </table:table-row>
        <table:table-row table:style-name="ro1">
          <table:table-cell office:value-type="string" calcext:value-type="string">
            <text:p>TT---TAATTTTACTGTCACTAACGACACTCAATACATGCTAAACAGCACCCTGAAGGAAGAAACTGGGGCAGTACAAAACT</text:p>
          </table:table-cell>
        </table:table-row>
        <table:table-row table:style-name="ro1">
          <table:table-cell office:value-type="string" calcext:value-type="string">
            <text:p>TTAAATTGCACTGATCATAGGAACG---CTAGTACAAATTATACCAGTGAGGATGGGGGCAT---GAGAGGAGAACTAAAAAACT</text:p>
          </table:table-cell>
        </table:table-row>
        <table:table-row table:style-name="ro1">
          <table:table-cell office:value-type="string" calcext:value-type="string">
            <text:p>GTGAATACTAATAGCACCAGTACTAAGAATAACACCCATAATAACGTGACAATAATGGAGGAAGGAGAGTTAAAAAATT</text:p>
          </table:table-cell>
        </table:table-row>
        <table:table-row table:style-name="ro1">
          <table:table-cell office:value-type="string" calcext:value-type="string">
            <text:p>TCCTCTGACAATGCCACCAATTCTACTCCCTTGCCTATAACCAGCCCCCTGAAGGAAGAGGCAGGGGCAATACAAAACT</text:p>
          </table:table-cell>
        </table:table-row>
        <table:table-row table:style-name="ro1">
          <table:table-cell office:value-type="string" calcext:value-type="string">
            <text:p>ACCACCACTACTACTCCAACCACTACCCCTACTAATACAACCACCAATAGTAGTAGT---------------GAGGAGAAAGACATGAAAAACT</text:p>
          </table:table-cell>
        </table:table-row>
        <table:table-row table:style-name="ro1">
          <table:table-cell office:value-type="string" calcext:value-type="string">
            <text:p>TT---AAATATTACTAATACCAATAATAGTAGTGATAGCAATACTACTAATTGGGAAAAAGTAAAGGAAGAAATGACAATCT</text:p>
          </table:table-cell>
        </table:table-row>
        <table:table-row table:style-name="ro1">
          <table:table-cell office:value-type="string" calcext:value-type="string">
            <text:p>ACTTTACACTGT------------AATGCCACTACCACCACTGGCACTCAAAACAGCACCCTGAAGGAAGAGCCAGAAGCAATACAAAACT</text:p>
          </table:table-cell>
        </table:table-row>
        <table:table-row table:style-name="ro1">
          <table:table-cell office:value-type="string" calcext:value-type="string">
            <text:p>GATTTAAAAAATAGCACTAATAGCACTACGGAACCAAAGGTTAGTGTGGAAAAACA-----GATGGAGGGAGAAATAAAAAACT</text:p>
          </table:table-cell>
        </table:table-row>
        <table:table-row table:style-name="ro1">
          <table:table-cell office:value-type="string" calcext:value-type="string">
            <text:p>AATGTCACTAGCACTAGCAATGGCACTTATGCTAACATCAGTAGCCCCCTGAAGGAAGAT-------CCAGGGGCAATAAAAAACT</text:p>
          </table:table-cell>
        </table:table-row>
        <table:table-row table:style-name="ro1">
          <table:table-cell office:value-type="string" calcext:value-type="string">
            <text:p>AAT---GCCAATGCCACCAATAACAATCAAAATGGCACCTCAGATGGCATCCTAAAGGAAGAGCCAGGGGCAATACAAAACT</text:p>
          </table:table-cell>
        </table:table-row>
        <table:table-row table:style-name="ro1">
          <table:table-cell office:value-type="string" calcext:value-type="string">
            <text:p>ATAACATTGAATGGTACCAATAACAACACTAGTACTAATATCAGCAGTAGTAGTACCGGGGCAGGAGAAATGAAAAATT</text:p>
          </table:table-cell>
        </table:table-row>
        <table:table-row table:style-name="ro1">
          <table:table-cell office:value-type="string" calcext:value-type="string">
            <text:p>CATTGCACTGATTATGGGAATGCTACTAACATCACTAATGGTAGCAGGGGAATG---ATGGAGAAAGGAGAAATAAAAAATT</text:p>
          </table:table-cell>
        </table:table-row>
        <table:table-row table:style-name="ro1">
          <table:table-cell office:value-type="string" calcext:value-type="string">
            <text:p>AATTTGAATGCCACTAAGTTAAACATTACTACTACTACCAATAATAGTAGTTGGGA---------GGAGGAGTTAGGAATGACAAACT</text:p>
          </table:table-cell>
        </table:table-row>
        <table:table-row table:style-name="ro1">
          <table:table-cell office:value-type="string" calcext:value-type="string">
            <text:p>ACTTTAAATTGTACTGATAT---------TACTAAAACCAATAGTACTAATAACGCCACACTGGAAGAGTCAGGGACAATACAGAACT</text:p>
          </table:table-cell>
        </table:table-row>
        <table:table-row table:style-name="ro1">
          <table:table-cell office:value-type="string" calcext:value-type="string">
            <text:p>AATGGTACTCAAAACAGGACTGCCTCTAATGGTACTCAAAACAGTACCCTGAAGGAAGAGTCAGGGGCAATACAAAACT</text:p>
          </table:table-cell>
        </table:table-row>
        <table:table-row table:style-name="ro1">
          <table:table-cell office:value-type="string" calcext:value-type="string">
            <text:p>AATGCTACTATTAATAGTAATGCTGGGAATGCTACTAATGCTACTGTGTACAAAGAGATGGAGGGAGAAATAAAAAACT</text:p>
          </table:table-cell>
        </table:table-row>
        <table:table-row table:style-name="ro1">
          <table:table-cell office:value-type="string" calcext:value-type="string">
            <text:p>AGTAGTGCCAAGAATAATAATGTCACTAGTAACTCTCAAAATGGCACCCTGGAAGAAGAGCCAGGGGCAATACAAAATT</text:p>
          </table:table-cell>
        </table:table-row>
        <table:table-row table:style-name="ro1">
          <table:table-cell office:value-type="string" calcext:value-type="string">
            <text:p>TCTGTCAATGCCACCAACGGTGGCCCTATCAATGCCACCAACAGCACCCTGAATGAGGAGTCAGTGATAATGCAAAACT</text:p>
          </table:table-cell>
        </table:table-row>
        <table:table-row table:style-name="ro1">
          <table:table-cell office:value-type="string" calcext:value-type="string">
            <text:p>AGTAGTGCCAAGAATAATAATGTCACTAGTAACTCTCAAAATGGCACCCTGGAAGAAGAGCCAGGGGCAATACAAAATT</text:p>
          </table:table-cell>
        </table:table-row>
        <table:table-row table:style-name="ro1">
          <table:table-cell office:value-type="string" calcext:value-type="string">
            <text:p>GTGAATAATGCTACTAATAATGTTACTAAGACTACCAGAAGTAACATGGGAGAG---ATGGAGAAAGGAGAAATAAAGAACT</text:p>
          </table:table-cell>
        </table:table-row>
        <table:table-row table:style-name="ro1">
          <table:table-cell office:value-type="string" calcext:value-type="string">
            <text:p>GTTACTTTAAATTGTACTGATGCCATCAATAGCACTAAAAACAGCACC------------CTGATGGAAGAGTCAGGGGCAATACAAAACT</text:p>
          </table:table-cell>
        </table:table-row>
        <table:table-row table:style-name="ro1">
          <table:table-cell office:value-type="string" calcext:value-type="string">
            <text:p>AC------------TAATGCCAATAGCACTCGAAGCAGCACCCCGACGGAAATGCTAGGCCCCACAGAAGAGCCAGGGGCGATACAAAACT</text:p>
          </table:table-cell>
        </table:table-row>
        <table:table-row table:style-name="ro1">
          <table:table-cell office:value-type="string" calcext:value-type="string">
            <text:p>TTAAATTGCACCGATCCGAACTTCAATAGTACCCATGGTAATAGTAGTTTGSAAAGTAT---------GGAGA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CTAGTGTGAATAGTACTGCTAGTGATACTAATAGTACTAATAGTGGTTGGGAAAAGATGGAAGAAGAAATAAGAAACT</text:p>
          </table:table-cell>
        </table:table-row>
        <table:table-row table:style-name="ro1">
          <table:table-cell office:value-type="string" calcext:value-type="string">
            <text:p>GGTAATCATACCAATGCCACTGATACCAATGGTACCAATAGTAGTAGTTGGGAAAAGAT------GGAGGGAGAAATAAAAAACT</text:p>
          </table:table-cell>
        </table:table-row>
        <table:table-row table:style-name="ro1">
          <table:table-cell office:value-type="string" calcext:value-type="string">
            <text:p>GATAATGTCACTAATACCACTGGGAGCAATGCCACTAATACCACTGGGAGCAAGGGGGAGGAGGGAGAAATGAGAAACT</text:p>
          </table:table-cell>
        </table:table-row>
        <table:table-row table:style-name="ro1">
          <table:table-cell office:value-type="string" calcext:value-type="string">
            <text:p>TGTAGTGATGCCAAGACTAACAATACCAATGACAATGACAATAGCACCCTGAAGGAAGAGCCAGGGGCAATAAAAAACT</text:p>
          </table:table-cell>
        </table:table-row>
        <table:table-row table:style-name="ro1">
          <table:table-cell office:value-type="string" calcext:value-type="string">
            <text:p>ACCGCCACCAATAGCACTTCAAATAGCACTGGCCTTAAAAAAGACACCCTGATGGAAGAGCCAGAGGCAATACAAAATT</text:p>
          </table:table-cell>
        </table:table-row>
        <table:table-row table:style-name="ro1">
          <table:table-cell office:value-type="string" calcext:value-type="string">
            <text:p>TCTAACAGTACCAATAGCACATCAAGCACCAATAGCACATTAAGCTCCCTGGAGGAGGAATCAGGGGCAATACAAAACT</text:p>
          </table:table-cell>
        </table:table-row>
        <table:table-row table:style-name="ro1">
          <table:table-cell office:value-type="string" calcext:value-type="string">
            <text:p>TGCACTGATTTCAGTTTGAATACTACAAATACCACCAGTATT--CCGAGCAATACTAGTATAG-CGGAAAATATGAAAAATT</text:p>
          </table:table-cell>
        </table:table-row>
        <table:table-row table:style-name="ro1">
          <table:table-cell office:value-type="string" calcext:value-type="string">
            <text:p>TGTAGTAATGCTGACAATAGCAATAGCACTCAAAACCAAAACATCAACCTGAGGGAAGAGTTAGGGGCAATACAAAACT</text:p>
          </table:table-cell>
        </table:table-row>
        <table:table-row table:style-name="ro1">
          <table:table-cell office:value-type="string" calcext:value-type="string">
            <text:p>ACTGGGAAGAATACTGGTAACAATAATACTAGAATGGTTAATAGTACTTGGGAAAATATGGAGGGAGAAATAAAAAACT</text:p>
          </table:table-cell>
        </table:table-row>
        <table:table-row table:style-name="ro1">
          <table:table-cell office:value-type="string" calcext:value-type="string">
            <text:p>TATAAGAAAAATGATACAAATACCACCAGGACTAATAGTACTAGTATTGGGAAAAACAT------GCAAGGAGAAATAAAAAACT</text:p>
          </table:table-cell>
        </table:table-row>
        <table:table-row table:style-name="ro1">
          <table:table-cell office:value-type="string" calcext:value-type="string">
            <text:p>GTTACTCTAAACTGT------------AGCGATGCCACTAATAGTACTGCCAATGTGACTCTGAAGGAAGAGTCAGGGACAATACAAAACT</text:p>
          </table:table-cell>
        </table:table-row>
        <table:table-row table:style-name="ro1">
          <table:table-cell office:value-type="string" calcext:value-type="string">
            <text:p>ACTTTACGTTGTAGT---------AATGCCACTACCAACAGTACTCAAAACGACACCCTGAAGGAAGAGCCAGGGGCAATACAAAACT</text:p>
          </table:table-cell>
        </table:table-row>
        <table:table-row table:style-name="ro1">
          <table:table-cell office:value-type="string" calcext:value-type="string">
            <text:p>ACTTTAAATTGTACCAATGCAAAGAATGCCACTCAAAATGACACTCTGAG---------AATGATAGAGCTAGGGGTAATACAAAACT</text:p>
          </table:table-cell>
        </table:table-row>
        <table:table-row table:style-name="ro1">
          <table:table-cell office:value-type="string" calcext:value-type="string">
            <text:p>AGTATTAATGTGACTAGCGGTAACAATACTACGAATAATAGTAGTAGAAACATGGAGGGGAGTGAGGAACTAAGAAATT</text:p>
          </table:table-cell>
        </table:table-row>
        <table:table-row table:style-name="ro1">
          <table:table-cell office:value-type="string" calcext:value-type="string">
            <text:p>CATTGTAAGGATT------ACAATGCCACTGCCAATGGTACTCAAAGCAGCACCCTGAAGGAAGAGCAAGGGGCAATACAAAACT</text:p>
          </table:table-cell>
        </table:table-row>
        <table:table-row table:style-name="ro1">
          <table:table-cell office:value-type="string" calcext:value-type="string">
            <text:p>ATAAATGGCACTACTACTGATGGGACTAATATTAATGGGACTCATGATTGGGAAAACATGAATGGAGAAATAAAAAACT</text:p>
          </table:table-cell>
        </table:table-row>
        <table:table-row table:style-name="ro1">
          <table:table-cell office:value-type="string" calcext:value-type="string">
            <text:p>AATACTAATAACAGCACTAATCCTAGTAACGCCACTAGTAATGAAGAGGGAAAGATGGGGGCAGAAGAAATGAAAAATT</text:p>
          </table:table-cell>
        </table:table-row>
        <table:table-row table:style-name="ro1">
          <table:table-cell office:value-type="string" calcext:value-type="string">
            <text:p>AATAATAATRCCACTACCAGCAATTCTTCTGGCYCTCAAAACAACAGCCTGAATGAAGACCCAGGGGCAATGCAAAACT</text:p>
          </table:table-cell>
        </table:table-row>
        <table:table-row table:style-name="ro1">
          <table:table-cell office:value-type="string" calcext:value-type="string">
            <text:p>GTTACTTTACATTGCACTAATTGGAMTARGACTGGGAATGCTTCTATAAGCAAGGATA------------TGGAGGAAGAAATGAAAAACT</text:p>
          </table:table-cell>
        </table:table-row>
        <table:table-row table:style-name="ro1">
          <table:table-cell office:value-type="string" calcext:value-type="string">
            <text:p>TGTACTGCTGTCACTACCAATACTACCACCAATAATAGCACTCAAAACAGCACCCTGGAAGGAGGGACAATGCAAAACT</text:p>
          </table:table-cell>
        </table:table-row>
        <table:table-row table:style-name="ro1">
          <table:table-cell office:value-type="string" calcext:value-type="string">
            <text:p>AAT---GCCAATGCCACAAGTACCAATGGTACCTCAGGGGGGATCAAGGGCCCCCTGGAAGAGAGAGGAGCAATAAAAAACT</text:p>
          </table:table-cell>
        </table:table-row>
        <table:table-row table:style-name="ro1">
          <table:table-cell office:value-type="string" calcext:value-type="string">
            <text:p>GAGTGTACTGAT---GCCAATGTCACTAATAATAGCACCATCAATAGCACCCTGAAGGAAGAGCCAGGGGCAATACAAAACT</text:p>
          </table:table-cell>
        </table:table-row>
        <table:table-row table:style-name="ro1">
          <table:table-cell office:value-type="string" calcext:value-type="string">
            <text:p>ACCACCAATAGTACTACCAATAGTACTGAAGCCAGTACCTTCCGCCCCCTAAAGGAAGAGCCAGGGGCAATAAAAAACT</text:p>
          </table:table-cell>
        </table:table-row>
        <table:table-row table:style-name="ro1">
          <table:table-cell office:value-type="string" calcext:value-type="string">
            <text:p>AGCACCAATGGCACTCAAAACAGAACCAATGACACTCAATACAACGCCACCCTGGAAGAGCCAGGGGAAATACAAAACT</text:p>
          </table:table-cell>
        </table:table-row>
        <table:table-row table:style-name="ro1">
          <table:table-cell office:value-type="string" calcext:value-type="string">
            <text:p>TTAAATTGCACTAA---GTATAATGCCACTAATATCAATAGTACTAGCACCAATAGTAGTAGTTTGGA----AGAGATGAAAAACT</text:p>
          </table:table-cell>
        </table:table-row>
        <table:table-row table:style-name="ro1">
          <table:table-cell office:value-type="string" calcext:value-type="string">
            <text:p>GCCACTAATATCACTGACAGCAATGCCACTAATATCAGAAGCAGTACCCTGAAGGAAGAGTCAGGGGCAATACAAAACT</text:p>
          </table:table-cell>
        </table:table-row>
        <table:table-row table:style-name="ro1">
          <table:table-cell office:value-type="string" calcext:value-type="string">
            <text:p>TGCACTGATT---GGAATTGTACTAGTTCAAATTGCACTCATTTTAATAATGGGGAAAACAT------GAGGGGAGAAATAAAAAACT</text:p>
          </table:table-cell>
        </table:table-row>
        <table:table-row table:style-name="ro1">
          <table:table-cell office:value-type="string" calcext:value-type="string">
            <text:p>GCCAATGTCACTACCAATGCCACTACCAATAATAAACAAACCAGCACCCTGAAGGAAGAGCCAGGGGCAATACTAAACT</text:p>
          </table:table-cell>
        </table:table-row>
        <table:table-row table:style-name="ro1">
          <table:table-cell office:value-type="string" calcext:value-type="string">
            <text:p>CCACTCTGTGTTACTCTAAATTG------------------TACTAGTACCGACAAAAACAGC---ACAGTGGAGGAAGAGCAAGGGGCAATGCAAAACT</text:p>
          </table:table-cell>
        </table:table-row>
        <table:table-row table:style-name="ro1">
          <table:table-cell office:value-type="string" calcext:value-type="string">
            <text:p>AATTTGAATAATGCTACTAGGTTGAGCAATGCTCCTACTACCAATAGTAGTGGT------------TTGGAGGAGGGAGACATGAAAAACT</text:p>
          </table:table-cell>
        </table:table-row>
        <table:table-row table:style-name="ro1">
          <table:table-cell office:value-type="string" calcext:value-type="string">
            <text:p>TGTGTTACTTTAAGTTGC------------AATGATACTAACCTCACTCTGGGTAATGAGACAAAG---GTGGGGGAAGGAGAAATGAAAAATT</text:p>
          </table:table-cell>
        </table:table-row>
        <table:table-row table:style-name="ro1">
          <table:table-cell office:value-type="string" calcext:value-type="string">
            <text:p>TGTACTAATGCTGTCAATGCCACTAATGCTACTGAAGCCACTGGTACCCTGAAGGAAGACTCAGGGGCAATACAAAACT</text:p>
          </table:table-cell>
        </table:table-row>
        <table:table-row table:style-name="ro1">
          <table:table-cell office:value-type="string" calcext:value-type="string">
            <text:p>ACTAAT------GCTAATACCACTGCCAATAGCACTCTCCCTCTGAATAGCACCCTGAAGGAAGAGCCAGGGGCAATAAAAAACT</text:p>
          </table:table-cell>
        </table:table-row>
        <table:table-row table:style-name="ro1">
          <table:table-cell office:value-type="string" calcext:value-type="string">
            <text:p>AAT---GCCAATATTACTTATGCCAATGCAACC--CGGGGAAACGATACCACCCTGCAGGAAAAGCCAGGGACAGTACAGAACT</text:p>
          </table:table-cell>
        </table:table-row>
        <table:table-row table:style-name="ro1">
          <table:table-cell office:value-type="string" calcext:value-type="string">
            <text:p>ACTAATAGCATTGTGTATAATACTACTAGCACTAGTAATACTAGCACAATAATAGTAGGGAATGAAGAAATGAAAAACT</text:p>
          </table:table-cell>
        </table:table-row>
        <table:table-row table:style-name="ro1">
          <table:table-cell office:value-type="string" calcext:value-type="string">
            <text:p>CCTACCAATGACACTAATAACTGTGCCTTGGAGGAAGACAACAGTACCTTGAAGGAAGAGTCAGGGGCAATAAAAAACT</text:p>
          </table:table-cell>
        </table:table-row>
        <table:table-row table:style-name="ro1">
          <table:table-cell office:value-type="string" calcext:value-type="string">
            <text:p>GATAAT---GCCAATGCCACCAATGGCACTCTAAACAGCGCAAACAGCACCCTGGAGGAAGAGCCAGGGGCAATACAAAACT</text:p>
          </table:table-cell>
        </table:table-row>
        <table:table-row table:style-name="ro1">
          <table:table-cell office:value-type="string" calcext:value-type="string">
            <text:p>TCAAGTAATGGTACTACTAACAATGGTAGTAGTGGGAATACTACTATCGATAGTAGTGGTAGGGAGGAAATGAAAAATT</text:p>
          </table:table-cell>
        </table:table-row>
        <table:table-row table:style-name="ro1">
          <table:table-cell office:value-type="string" calcext:value-type="string">
            <text:p>GCTACTAACACCACTAGTACCAATACTAATAGTACTAGCACCAAAAATAGTACCATAGAAGATGGAGGGATGAAAAACT</text:p>
          </table:table-cell>
        </table:table-row>
        <table:table-row table:style-name="ro1">
          <table:table-cell office:value-type="string" calcext:value-type="string">
            <text:p>ACTGTTACTAACAGTTCTGACAGCGCTGATAATGCTACTGACAGTAATTTGAAAAAGATGGCTGAAGAGATGAGAAACT</text:p>
          </table:table-cell>
        </table:table-row>
        <table:table-row table:style-name="ro1">
          <table:table-cell office:value-type="string" calcext:value-type="string">
            <text:p>GATAATATTACCCTTACCAATAATAGTACTACCAATAGTACTAATTGGGGA---ATTATGGAGAAAGGAGAAATAAAAAACT</text:p>
          </table:table-cell>
        </table:table-row>
        <table:table-row table:style-name="ro1">
          <table:table-cell office:value-type="string" calcext:value-type="string">
            <text:p>CTCTGTGTTACTTTAAATTGC------------------AATAATACCAATACCACCAATGGCACTCTCAAGGAAGAGACAGGGGCAATACAAAACT</text:p>
          </table:table-cell>
        </table:table-row>
        <table:table-row table:style-name="ro1">
          <table:table-cell office:value-type="string" calcext:value-type="string">
            <text:p>AATGATACTGCCAAAGGTAATAATAATAGTACTACCAATAGTAGTTTGGATGATATGCCCCAGGGAGAAATAAAGAACT</text:p>
          </table:table-cell>
        </table:table-row>
        <table:table-row table:style-name="ro1">
          <table:table-cell office:value-type="string" calcext:value-type="string">
            <text:p>AACTGCAATAATTT---GAATGCTACTAATACCACTGGCAATAGTAGTTTGACAAACATGGCGGCGGGAGAAATGAAAAACT</text:p>
          </table:table-cell>
        </table:table-row>
        <table:table-row table:style-name="ro1">
          <table:table-cell office:value-type="string" calcext:value-type="string">
            <text:p>AATAACACCAATAGCACTTCAAATGACCCCCCAAATAGCACTAACATCCTGAAAGAAGACCCAGGGGCAATACAAAACT</text:p>
          </table:table-cell>
        </table:table-row>
        <table:table-row table:style-name="ro1">
          <table:table-cell office:value-type="string" calcext:value-type="string">
            <text:p>ACTTTAAATTGTACTAGTGCCAATACCAATGCCACTGCCAATGATACT---------CTGAAGGAGGAGCCAGGGGCAATACAAAACT</text:p>
          </table:table-cell>
        </table:table-row>
        <table:table-row table:style-name="ro1">
          <table:table-cell office:value-type="string" calcext:value-type="string">
            <text:p>TTAAATTGCACTAATTTAAAAAATAATACTAACACC------ACTAGCGGCGGAAAAATGATAGAGAGAGGGGACATGAAGAATT</text:p>
          </table:table-cell>
        </table:table-row>
        <table:table-row table:style-name="ro1">
          <table:table-cell office:value-type="string" calcext:value-type="string">
            <text:p>TGCACTGATGCTAACACCACTACTAATAACACTGGCAATAGCTGGGGAAAGGTGATGGACAAAGGAGAAATAAAAAATT</text:p>
          </table:table-cell>
        </table:table-row>
        <table:table-row table:style-name="ro1">
          <table:table-cell office:value-type="string" calcext:value-type="string">
            <text:p>ACCAAGAATGCCACTACCCTTACCACCAGTAACCCTCAAAGTAGCCTCCTGAAGGAAGATCAGGGGGCAATACAAAACT</text:p>
          </table:table-cell>
        </table:table-row>
        <table:table-row table:style-name="ro1">
          <table:table-cell office:value-type="string" calcext:value-type="string">
            <text:p>TGTACTAAT---GCCAATGCCACTARAGCCAATACCACCAGTAGCCCTCTCCTGAAGGAAGAGTCAGGGGCAATACAAAACT</text:p>
          </table:table-cell>
        </table:table-row>
        <table:table-row table:style-name="ro1">
          <table:table-cell office:value-type="string" calcext:value-type="string">
            <text:p>ATAAATACTAATAGTACTGGAAATAGTAGTAGTGTTACCAATAGTACCAGCGAGGATGGTGGGGAACCAATGAGAAACT</text:p>
          </table:table-cell>
        </table:table-row>
        <table:table-row table:style-name="ro1">
          <table:table-cell office:value-type="string" calcext:value-type="string">
            <text:p>CCAAATGGCACTCAAAGTAGCACTACTGCCACTCCCACCCCTGACACACTGAAGGAAGAGAAAGGATATATAAAAAACT</text:p>
          </table:table-cell>
        </table:table-row>
        <table:table-row table:style-name="ro1">
          <table:table-cell office:value-type="string" calcext:value-type="string">
            <text:p>TCTAATGTGGATAATGCTACTAGTGATACTAATAGTACTAATAGTGGTTGGGAAAAGATGGCAGAAGAAATAAGAAACT</text:p>
          </table:table-cell>
        </table:table-row>
        <table:table-row table:style-name="ro1">
          <table:table-cell office:value-type="string" calcext:value-type="string">
            <text:p>AAAGCAAATAGCACTGGGAATAATGTTACTAGTACTACTAATGGTAGTTTGGAAAAGCT------GGAGGGAGAAATAAAAAACT</text:p>
          </table:table-cell>
        </table:table-row>
        <table:table-row table:style-name="ro1">
          <table:table-cell office:value-type="string" calcext:value-type="string">
            <text:p>TGTACCAAAGTCAATATCACTGCCAAGAGCACTCCAGACAACAGCACCCTGAAGGAAGACCCAGGGGCAATACAAAACT</text:p>
          </table:table-cell>
        </table:table-row>
        <table:table-row table:style-name="ro1">
          <table:table-cell office:value-type="string" calcext:value-type="string">
            <text:p>AGTAACATCAATTCCTCTATAGCCAATTCCAATAGCACCACTTCCCCTGTGATGGAAGAGCCAGGGGCAATACAAAATT</text:p>
          </table:table-cell>
        </table:table-row>
        <table:table-row table:style-name="ro1">
          <table:table-cell office:value-type="string" calcext:value-type="string">
            <text:p>ACTAATGCTACTAGTACTAATAATGGGACTACTACTACTACCAATAGTAGCATTGG------------GGAGGAGGTAGAAATGAAAAACT</text:p>
          </table:table-cell>
        </table:table-row>
        <table:table-row table:style-name="ro1">
          <table:table-cell office:value-type="string" calcext:value-type="string">
            <text:p>AATACTACCAATAGTACCTCTGCCCCACCCAATAGTACTGCTAACCTCTTGAAGGAAGATACAGGGGCACTACAAAATT</text:p>
          </table:table-cell>
        </table:table-row>
        <table:table-row table:style-name="ro1">
          <table:table-cell office:value-type="string" calcext:value-type="string">
            <text:p>GTTACTTTAAATTGTAC------------TAATGTCAATAGAAACATTACAAACAGCACCCTGAGGGAAGAAAAAGGGGCAATACAAAACT</text:p>
          </table:table-cell>
        </table:table-row>
        <table:table-row table:style-name="ro1">
          <table:table-cell office:value-type="string" calcext:value-type="string">
            <text:p>AATTGTACTAAT---GCTACTGCCACTGCCACCGGCACTCAGAATAGCACCCTGAAGGAAGAGCCAGGGGCAATACAAAACT</text:p>
          </table:table-cell>
        </table:table-row>
        <table:table-row table:style-name="ro1">
          <table:table-cell office:value-type="string" calcext:value-type="string">
            <text:p>TTAAATTGTACTG---------ATGCCACTTCCACCAATAGCCATCAAACCAACCCCCTGCCGGAAGAGCAAGGGGCAATACAAAACT</text:p>
          </table:table-cell>
        </table:table-row>
        <table:table-row table:style-name="ro1">
          <table:table-cell office:value-type="string" calcext:value-type="string">
            <text:p>AGTAACATGACTAGTAACAACGCTAGTAACACCACTAGTAACATC-----ACTGATAACATAAAGGAAACAGAAATAAAAAATT</text:p>
          </table:table-cell>
        </table:table-row>
        <table:table-row table:style-name="ro1">
          <table:table-cell office:value-type="string" calcext:value-type="string">
            <text:p>ACCACCAATGTCACTCAAAACAGCACCCTAAACAATCAAAACAGCACCCTGAAGGAAGAGCCAGGGACAATACAAAACT</text:p>
          </table:table-cell>
        </table:table-row>
        <table:table-row table:style-name="ro1">
          <table:table-cell office:value-type="string" calcext:value-type="string">
            <text:p>AAGAATAATACTAAGACCAATAATGGTAGCATACTAATAGTAGTGGTGAACCCGACAGCAGGAGGAGACATAAAAAACT</text:p>
          </table:table-cell>
        </table:table-row>
        <table:table-row table:style-name="ro1">
          <table:table-cell office:value-type="string" calcext:value-type="string">
            <text:p>AATTGTAGTAAT---GCCACTAACCCTAACACCAATGACACTTCAGACACCCTGAAGGAAGAGCCAGGGGCAATACAGAACT</text:p>
          </table:table-cell>
        </table:table-row>
        <table:table-row table:style-name="ro1">
          <table:table-cell office:value-type="string" calcext:value-type="string">
            <text:p>TTAAATTGTACTGAACTTAAGGGCAATACAACTAGCAATCAAAATAGC---------ACCGTGCCGAAAGGTTCAGGACCACAAAACT</text:p>
          </table:table-cell>
        </table:table-row>
        <table:table-row table:style-name="ro1">
          <table:table-cell office:value-type="string" calcext:value-type="string">
            <text:p>TGTGTTACTTTGGATTGTACTGATGT------CCCTATCAACTCCACCAGCACC---------CTGAAGGAAGACGAAGGGGCAATAAAAAACT</text:p>
          </table:table-cell>
        </table:table-row>
        <table:table-row table:style-name="ro1">
          <table:table-cell office:value-type="string" calcext:value-type="string">
            <text:p>CCACTCTGTGTTACTTTAAATTGTACTGATTTCAAGGG------------CAATGGCACCAATGAGGAA---------GAGCAAGGTGCAATACAAAACT</text:p>
          </table:table-cell>
        </table:table-row>
        <table:table-row table:style-name="ro1">
          <table:table-cell office:value-type="string" calcext:value-type="string">
            <text:p>AATGCTAATTCGAATGTTACTAATGCTACTACTTCTACTAATACTAGTTGGGAAAGGAT------GGAGGTAGAAATAAAAAACT</text:p>
          </table:table-cell>
        </table:table-row>
        <table:table-row table:style-name="ro1">
          <table:table-cell office:value-type="string" calcext:value-type="string">
            <text:p>AACTGCACTGATTTGAGAAATGATACTAACACCACTAAAAATGACTGGAAA---ATAATGGAGAGAGGAGAAATGAAGAATT</text:p>
          </table:table-cell>
        </table:table-row>
        <table:table-row table:style-name="ro1">
          <table:table-cell office:value-type="string" calcext:value-type="string">
            <text:p>ACTTTGAATTGCACTGATT---ATAATGCCACTAGTAACAATCAGACTACTGACAAGGGGATGGTG------GGAGAAATAAAAAACT</text:p>
          </table:table-cell>
        </table:table-row>
        <table:table-row table:style-name="ro1">
          <table:table-cell office:value-type="string" calcext:value-type="string">
            <text:p>CCTAACACCACTAACACCACTAGCACCCCTAGCACCAGCACCATCGCCCCTACAGAAGAACCAGGGGCAATACAAAACT</text:p>
          </table:table-cell>
        </table:table-row>
        <table:table-row table:style-name="ro1">
          <table:table-cell office:value-type="string" calcext:value-type="string">
            <text:p>ACTTTAAATTGCAC------------TGATGCTACCGTCAATAGTAGTAGTAGTTCTGTCAATATTAGTAG-TAGTTCGGAAATAAAAAACT</text:p>
          </table:table-cell>
        </table:table-row>
        <table:table-row table:style-name="ro1">
          <table:table-cell office:value-type="string" calcext:value-type="string">
            <text:p>AGCACTAGTACTAATACTAATAGCAGTAGTACTAATAGCACTATTGAGGAAAA----AATGGAGGCAGGAGAAATAAAAAATT</text:p>
          </table:table-cell>
        </table:table-row>
        <table:table-row table:style-name="ro1">
          <table:table-cell office:value-type="string" calcext:value-type="string">
            <text:p>AGTACTAATAGTAATGATACCACCAGTGGTGGTCACAATAGGACTGTGTCGTACGAGATGAGAGAAGAAATAAAAAACT</text:p>
          </table:table-cell>
        </table:table-row>
        <table:table-row table:style-name="ro1">
          <table:table-cell office:value-type="string" calcext:value-type="string">
            <text:p>ACTGCTATCAATGGCACTCAAAACAGCAATGGCACTCAAAACATCACCCTGGAGGAAGAGCCAGGAGCAATACAAAACT</text:p>
          </table:table-cell>
        </table:table-row>
        <table:table-row table:style-name="ro1">
          <table:table-cell office:value-type="string" calcext:value-type="string">
            <text:p>ACTTGCAACAGTACTAGTAACAGCAATAGTACTAGTAATAGCAATAATAGTTGTTCTAGGAAGGGAGAAATGACAAACT</text:p>
          </table:table-cell>
        </table:table-row>
        <table:table-row table:style-name="ro1">
          <table:table-cell office:value-type="string" calcext:value-type="string">
            <text:p>TCTCATGATRWTAWTRCTWCTATTATTAATACCACCACCAGTACCAACAACACCCCGGAGAAACGAGAACTAAAAAACT</text:p>
          </table:table-cell>
        </table:table-row>
        <table:table-row table:style-name="ro1">
          <table:table-cell office:value-type="string" calcext:value-type="string">
            <text:p>ACTTTACATTGTACT---------AATGCCACTACCAATGTGACTCAAAACAGCACCCTGAAGGAAGAGCCAGGGGCAATACAAAACT</text:p>
          </table:table-cell>
        </table:table-row>
        <table:table-row table:style-name="ro1">
          <table:table-cell office:value-type="string" calcext:value-type="string">
            <text:p>TGGAATGCAACTATCACTGGAAATTATACTTGGGTCCGTAATAGTAGT------TTAAAAATTAGGGAGGGAGAAATGAAAAACT</text:p>
          </table:table-cell>
        </table:table-row>
        <table:table-row table:style-name="ro1">
          <table:table-cell office:value-type="string" calcext:value-type="string">
            <text:p>GATACTACTAACAGCACTATTAATAATAACAGCAATAGTAGTAGCGGGGAAAAG---ATGGAGGCAGGAGAAATGAAGAATT</text:p>
          </table:table-cell>
        </table:table-row>
        <table:table-row table:style-name="ro1">
          <table:table-cell office:value-type="string" calcext:value-type="string">
            <text:p>GCAAATGCCAACAAAACTAGTAACAGTACCARKACYAMTATTRMKMWKGAGGAGGAAGAAGTAGAMAATTTAAAAAATT</text:p>
          </table:table-cell>
        </table:table-row>
        <table:table-row table:style-name="ro1">
          <table:table-cell office:value-type="string" calcext:value-type="string">
            <text:p>AATT------ATAATGCCACAGCCATTAACTCTAATAAGTCCACTGACTCCCTCCTACAGGAAGAGCAAGGGGCAATACAAAACT</text:p>
          </table:table-cell>
        </table:table-row>
        <table:table-row table:style-name="ro1">
          <table:table-cell office:value-type="string" calcext:value-type="string">
            <text:p>ACCACCAAGTCCAGTAAGGCCACTACCACCAATTCCCCTGACAGTACCCTGAAGGAGGAGCCAGAGGCAATACAAAACT</text:p>
          </table:table-cell>
        </table:table-row>
        <table:table-row table:style-name="ro1">
          <table:table-cell office:value-type="string" calcext:value-type="string">
            <text:p>TGCAATAATGCCACTAATACTAATACTAATGCCACTAGCAACGAGACAGAAAAAGTAGGGGGAGGAGAAATGAAAAATT</text:p>
          </table:table-cell>
        </table:table-row>
        <table:table-row table:style-name="ro1">
          <table:table-cell office:value-type="string" calcext:value-type="string">
            <text:p>TTAAATTGCACTGATTGGGGGAACACTACTAGCAACAATAGTAGTGAAGGAAA------AATGGAGAGAGGAGAAATGAAAAATT</text:p>
          </table:table-cell>
        </table:table-row>
        <table:table-row table:style-name="ro1">
          <table:table-cell office:value-type="string" calcext:value-type="string">
            <text:p>TTAACCCCACTCTGTGTTACTTTAAATTGCTCTAAT----AGGACCCTAC--------------------AGAATATTACAATGGTG---GGAGAACTAAAGAATT</text:p>
          </table:table-cell>
        </table:table-row>
        <table:table-row table:style-name="ro1">
          <table:table-cell office:value-type="string" calcext:value-type="string">
            <text:p>GATGTGAGGAATAGTACTCACACCAATAGTACTAATAGTACTACTGAAGAGAGTATAATGGTAGGAGAAATAAAGAATT</text:p>
          </table:table-cell>
        </table:table-row>
        <table:table-row table:style-name="ro1">
          <table:table-cell office:value-type="string" calcext:value-type="string">
            <text:p>TGCATTGATGCTAACACCACTAGAGCCAACACCACTAGGGGAGCCAATAGAACAGAGGAGGGAATAGGAATGAAAAATT</text:p>
          </table:table-cell>
        </table:table-row>
        <table:table-row table:style-name="ro1">
          <table:table-cell office:value-type="string" calcext:value-type="string">
            <text:p>AATTGCACTAATGTGAATGTTACCACTAATGTGAATGCTACCATTAATGGGAATAGCATGG---AAGGAGAACTAAAAAATT</text:p>
          </table:table-cell>
        </table:table-row>
        <table:table-row table:style-name="ro1">
          <table:table-cell office:value-type="string" calcext:value-type="string">
            <text:p>AATTGCACTGATTTGGAGAATGCTACTAACACCAAAAGTAGTGAAGGGGGA---AAAATGGAGGGAGGAGAAATGAAAAATT</text:p>
          </table:table-cell>
        </table:table-row>
        <table:table-row table:style-name="ro1">
          <table:table-cell office:value-type="string" calcext:value-type="string">
            <text:p>TTAAACTGCACTGAATTAAAGAG------GAACACCACTAGTGGTGACGGAAGAAGAGTATTGGAGAAAGGAGAAATGAAAAATT</text:p>
          </table:table-cell>
        </table:table-row>
        <table:table-row table:style-name="ro1">
          <table:table-cell office:value-type="string" calcext:value-type="string">
            <text:p>AACTGCACTGATTTAAGGAATGTTACTAACACCACTAGTAGTAGTGAGGGAATG---ATGGAGAAAGGAGAAATGAAGAATT</text:p>
          </table:table-cell>
        </table:table-row>
        <table:table-row table:style-name="ro1">
          <table:table-cell office:value-type="string" calcext:value-type="string">
            <text:p>GCCAGTATTAGCACCACTAATAGTAGTAACACCAATAGTAGTAACCAGGGA---CCAATGGGGGGAGGAGAAATGAAAAATT</text:p>
          </table:table-cell>
        </table:table-row>
        <table:table-row table:style-name="ro1">
          <table:table-cell office:value-type="string" calcext:value-type="string">
            <text:p>TGTGTCACTTTAAATTGCACCRATGTAAMGAATRCTACTAAT---------------GRGAATACAACAKTGRAGGGAGRAGKAATGAMAAATT</text:p>
          </table:table-cell>
        </table:table-row>
        <table:table-row table:style-name="ro1">
          <table:table-cell office:value-type="string" calcext:value-type="string">
            <text:p>AATTGCACTAATGTGAATGTTACCACTAATGTGAATGCTACCATTAATGGGAATAGCATGG---AAGGAGAACTAAAAAATT</text:p>
          </table:table-cell>
        </table:table-row>
        <table:table-row table:style-name="ro1">
          <table:table-cell office:value-type="string" calcext:value-type="string">
            <text:p>AACAGTAATAATAGCACCCAAACTACTAGCACCCCGACTAATAGCACCAGTAGACCGGTGGAAGAAGAAATGAAAAATT</text:p>
          </table:table-cell>
        </table:table-row>
        <table:table-row table:style-name="ro1">
          <table:table-cell office:value-type="string" calcext:value-type="string">
            <text:p>ACTGATTGGAATAATACTACTAATAGTACTCACACCAATAGTAGCAGGATAGAGATGGAGAAAGGAGAAATAAAAAACT</text:p>
          </table:table-cell>
        </table:table-row>
        <table:table-row table:style-name="ro1">
          <table:table-cell office:value-type="string" calcext:value-type="string">
            <text:p>AACAAGCATCAAAACAACACTCTAAAGGACACCCAGCAAAACAACACTCTAGAGGAAGAGTCAGGGGCAATACAAAACT</text:p>
          </table:table-cell>
        </table:table-row>
        <table:table-row table:style-name="ro1">
          <table:table-cell office:value-type="string" calcext:value-type="string">
            <text:p>TT---CAATGGCACTCGAACTCAAAACAGCACCCTAGAGCAAAACAGCACTCTGAAGGAAGAGCCAGGGGCAATACAAAACT</text:p>
          </table:table-cell>
        </table:table-row>
        <table:table-row table:style-name="ro1">
          <table:table-cell office:value-type="string" calcext:value-type="string">
            <text:p>AATGGCACTCAAAACAGCACC--CAGGGGGGAGATCAAAACAGCACTGTTCTGAAGGAAGAGCCAGGAGCAATACAAAACT</text:p>
          </table:table-cell>
        </table:table-row>
        <table:table-row table:style-name="ro1">
          <table:table-cell office:value-type="string" calcext:value-type="string">
            <text:p>GCCTT---CAATGGCACTGTTCACAACAACACCCAGGGGATAGACAGCACCCTGAAGGAAGAGCCAGAGGCAATACAAAACT</text:p>
          </table:table-cell>
        </table:table-row>
        <table:table-row table:style-name="ro1">
          <table:table-cell office:value-type="string" calcext:value-type="string">
            <text:p>ACCTGCAGTGACGCACAGAACACAACACAGAACGGAAATCGTACCTTAGATAAGAACAT---GAGGGGAGAAATAAAAAATT</text:p>
          </table:table-cell>
        </table:table-row>
        <table:table-row table:style-name="ro1">
          <table:table-cell office:value-type="string" calcext:value-type="string">
            <text:p>AATTGTAGCGATGTTAACAATAATGGTACCTACAACAGTGGTACCCACAAAAATGAAAC---CTACGGGGAAATGAAAAATT</text:p>
          </table:table-cell>
        </table:table-row>
        <table:table-row table:style-name="ro1">
          <table:table-cell office:value-type="string" calcext:value-type="string">
            <text:p>AAAGTTGACCCCACTCTGTGTCACTTTAGAATGT---------AGAAATGTTAATGATACCTACAATAAGGCCAG----------------------GAAATAAAAAATT</text:p>
          </table:table-cell>
        </table:table-row>
        <table:table-row table:style-name="ro1">
          <table:table-cell office:value-type="string" calcext:value-type="string">
            <text:p>TGTGTCACTTTAGAATGT---------AAAAATGTTAGCAGTACTGGTAATGGTACCTACAATGGGACCTACAAT----------GAGATCAAAAATT</text:p>
          </table:table-cell>
        </table:table-row>
        <table:table-row table:style-name="ro1">
          <table:table-cell office:value-type="string" calcext:value-type="string">
            <text:p>TGTGTCACTTTAAAATGT---------GGAGATGTTAATAATACTCGCAATGAGACCCACAAGGAGAGCATGGAG------GAAATGAAAAATT</text:p>
          </table:table-cell>
        </table:table-row>
        <table:table-row table:style-name="ro1">
          <table:table-cell office:value-type="string" calcext:value-type="string">
            <text:p>CTCTGTGTCACCTTAAACTGTAGCAATTACAATTTTAGTAGCAATGTTACCTACAAT------------------GAGACCGATGAAGTAAAAAATT</text:p>
          </table:table-cell>
        </table:table-row>
        <table:table-row table:style-name="ro1">
          <table:table-cell office:value-type="string" calcext:value-type="string">
            <text:p>CCACTCTGTGTCACTTTAGAATGT---------GGAAATGTTACCCGCAATGAGACC--TACCAGGAGAATG----------TGAGGGAAATAAAAAATT</text:p>
          </table:table-cell>
        </table:table-row>
        <table:table-row table:style-name="ro1">
          <table:table-cell office:value-type="string" calcext:value-type="string">
            <text:p>GAATGTAGAAATGTTAGCAGTAATGGTACTGGTGCCTACAATAAGACCTACGATGAGAGCATGAAG------GAAATGACAAATT</text:p>
          </table:table-cell>
        </table:table-row>
        <table:table-row table:style-name="ro1">
          <table:table-cell office:value-type="string" calcext:value-type="string">
            <text:p>TGTAATAGTATAAGTAATAATAGTAGTATAAGTAATGATAGTAGTATAGACAATGAGGCCAGGGGACAACTAAAAAATT</text:p>
          </table:table-cell>
        </table:table-row>
        <table:table-row table:style-name="ro1">
          <table:table-cell office:value-type="string" calcext:value-type="string">
            <text:p>ACTTTAGAATGTGGAAATGCTAATAGAACTGTTCGCAGTATTAATGGCTACAATGAGAGCGTG------------GAGGAAATAAAAAATT</text:p>
          </table:table-cell>
        </table:table-row>
        <table:table-row table:style-name="ro1">
          <table:table-cell office:value-type="string" calcext:value-type="string">
            <text:p>GATGTCATCAGGAGTAATGTTAGCAGTAATAGTACTAATAATGTGACCTACAATGAGAACGAGCAGGAGATAAAAAATT</text:p>
          </table:table-cell>
        </table:table-row>
        <table:table-row table:style-name="ro1">
          <table:table-cell office:value-type="string" calcext:value-type="string">
            <text:p>ACCCCACTCTGTGTCACTTTAGAATGTAAGAACCCGAATCAAACCCTCGA-----------------GGAGAGT-------ATGAAGGGGGAAATAAAAAATT</text:p>
          </table:table-cell>
        </table:table-row>
        <table:table-row table:style-name="ro1">
          <table:table-cell office:value-type="string" calcext:value-type="string">
            <text:p>GTCACTTTAGAGTGTAGAGATGTAAATAATGGTACCAATGTGACCTTTTATGATAGC------------ATGGAGAA---GGAAATGAAAAATT</text:p>
          </table:table-cell>
        </table:table-row>
        <table:table-row table:style-name="ro1">
          <table:table-cell office:value-type="string" calcext:value-type="string">
            <text:p>GTCACTTTAAAATGTAGAGATGTTAGCAAAAGTGCTAACAAAAGTAAGACCTAC-----AATGATAAC-------AGTGAGATAAAAAATT</text:p>
          </table:table-cell>
        </table:table-row>
        <table:table-row table:style-name="ro1">
          <table:table-cell office:value-type="string" calcext:value-type="string">
            <text:p>CTCTGTGTCACTTTAGAATGTACAAATGTCAGTACTATCAACAATACCTGCAATGAGAACTGCA------------------TGGAAATAAAGAGTT</text:p>
          </table:table-cell>
        </table:table-row>
        <table:table-row table:style-name="ro1">
          <table:table-cell office:value-type="string" calcext:value-type="string">
            <text:p>GTTAACAATAAGGTTGTTACCTACAATGGGACCTACAATGATGGGATCTACAATGAGAGTGTGCAGGAAATAAAAAATT</text:p>
          </table:table-cell>
        </table:table-row>
        <table:table-row table:style-name="ro1">
          <table:table-cell office:value-type="string" calcext:value-type="string">
            <text:p>TGTGTCACTTTAAACTGTACTGAGGTAAAGAGTAATACTAGTACTTTCGATAATGCCACAAG---------------AGAAGAAATAAGAAATT</text:p>
          </table:table-cell>
        </table:table-row>
        <table:table-row table:style-name="ro1">
          <table:table-cell office:value-type="string" calcext:value-type="string">
            <text:p>ACTTTAGAATGTAGTAATGTTAATAGTAGTGGTGATCACAATGAGGCCCACCAGGAGAGCATGA---------AGGAAATGAAAAATT</text:p>
          </table:table-cell>
        </table:table-row>
        <table:table-row table:style-name="ro1">
          <table:table-cell office:value-type="string" calcext:value-type="string">
            <text:p>ACCAACAATGTAACCTACATTAATGTTACCAGCAATGGGACCTACCATATGAGTGTGAATGAGACGGAAATGAAAAATT</text:p>
          </table:table-cell>
        </table:table-row>
        <table:table-row table:style-name="ro1">
          <table:table-cell office:value-type="string" calcext:value-type="string">
            <text:p>AATGATAACACCAGTGTTGCCTCCAATAGTAGCTACAGTGTTCCCTACAATGAGAGT-GTGATGCAGGAAATAAAAAATT</text:p>
          </table:table-cell>
        </table:table-row>
        <table:table-row table:style-name="ro1">
          <table:table-cell office:value-type="string" calcext:value-type="string">
            <text:p>AATGTTAATCAGACCTCCAATAACACTCGGACCTCCAATGAGACCTCCAATAATGTGACCTACAA---TGAAATGAAAAATT</text:p>
          </table:table-cell>
        </table:table-row>
        <table:table-row table:style-name="ro1">
          <table:table-cell office:value-type="string" calcext:value-type="string">
            <text:p>GTCACGTTAGAATGCACAAAT---GCGAATGTTACCGGTAACCATACGATTGCCAATGAGAC---------AAAGGGGGAAATAAAAAATT</text:p>
          </table:table-cell>
        </table:table-row>
        <table:table-row table:style-name="ro1">
          <table:table-cell office:value-type="string" calcext:value-type="string">
            <text:p>AAAGCTGACCCCACTCTGTGTCACTTTAGAATGT---------AAAAATGTTAATCATACCTACAATGAGACCAG----------------------GAAATGAAAAATT</text:p>
          </table:table-cell>
        </table:table-row>
        <table:table-row table:style-name="ro1">
          <table:table-cell office:value-type="string" calcext:value-type="string">
            <text:p>CTCTGTGTTACTTTAAACTGCACGGACGCGAATACGACCATGAGTACCAATGATACCA------------------TGAAGGGAGAAATAAAAAATT</text:p>
          </table:table-cell>
        </table:table-row>
        <table:table-row table:style-name="ro1">
          <table:table-cell office:value-type="string" calcext:value-type="string">
            <text:p>AATTGTAGCAATGTTACACACAGTGGAATTGATAGCAAGAGTACCTACAAGGAGGAGGGTATGAAGGAAG------TAAAAAATT</text:p>
          </table:table-cell>
        </table:table-row>
        <table:table-row table:style-name="ro1">
          <table:table-cell office:value-type="string" calcext:value-type="string">
            <text:p>ACCCCACTCTGTGTTACGTTACACTGC------------AATAATGTAACTAGGAACTATACGGATGAAAGACCG------------GATGAAATAAAAAATT</text:p>
          </table:table-cell>
        </table:table-row>
        <table:table-row table:style-name="ro1">
          <table:table-cell office:value-type="string" calcext:value-type="string">
            <text:p>TTAAACTGCACTGAAGCAAATATCACTGYTACTAATAGTAGTGGTGGTTGGRAAAACAT------GAAGGAAGAAATAAAAAACT</text:p>
          </table:table-cell>
        </table:table-row>
        <table:table-row table:style-name="ro1">
          <table:table-cell office:value-type="string" calcext:value-type="string">
            <text:p>GTCAAGTTGACCCCACTCTGTGTCACTTTAAACTGT------------AGCAATGTTCACAACAATGGGAGC---------------------AAGGGGGAAATAAAAAGTT</text:p>
          </table:table-cell>
        </table:table-row>
        <table:table-row table:style-name="ro1">
          <table:table-cell office:value-type="string" calcext:value-type="string">
            <text:p>TATGTCAATGGTACCACGAGTAGTAATGCTACTAATACCAATAGTAGTTTGAACATAGAGGAGGGAGACATGAAAAACT</text:p>
          </table:table-cell>
        </table:table-row>
        <table:table-row table:style-name="ro1">
          <table:table-cell office:value-type="string" calcext:value-type="string">
            <text:p>AGAAAT---ATTAACTACACTACTACAAATGGTAGCGACATTCAGCCCTACAATAGTAGTGAGGGTAAG-GAAATAAAAAATT</text:p>
          </table:table-cell>
        </table:table-row>
        <table:table-row table:style-name="ro1">
          <table:table-cell office:value-type="string" calcext:value-type="string">
            <text:p>AAAGTTGACCCCACTCTGTGTCACTTTAGAATGTACAAATGTTAATAGTAGTAATAATAACACCTG-------------------------------GAAATGAAAAATT</text:p>
          </table:table-cell>
        </table:table-row>
        <table:table-row table:style-name="ro1">
          <table:table-cell office:value-type="string" calcext:value-type="string">
            <text:p>GTAAAGTTGACCCCACTCTGTGTCACCTTAGAATGTAGAAATGTTAGCAATAA---TGATACCTAT------------------------------GGGTCCATGAAAAATT</text:p>
          </table:table-cell>
        </table:table-row>
        <table:table-row table:style-name="ro1">
          <table:table-cell office:value-type="string" calcext:value-type="string">
            <text:p>ACTTTGGAGTGT---------AGAAATGTTACTAGTAATGGTACCCACAATGAGACCGACAAGGAGAGAGTAAATGAAATGAAAAATT</text:p>
          </table:table-cell>
        </table:table-row>
        <table:table-row table:style-name="ro1">
          <table:table-cell office:value-type="string" calcext:value-type="string">
            <text:p>ACCCCACTCTGTGTCACTTTAGAATGT---------AGAAATGTTAATAATACAAATGTTACTAGTGACGAAATG---------------GGAGTAAAAAATT</text:p>
          </table:table-cell>
        </table:table-row>
        <table:table-row table:style-name="ro1">
          <table:table-cell office:value-type="string" calcext:value-type="string">
            <text:p>AATTGTACAGAT---GCTAATGTTACTTGTACCAATAAGACCAATAAGACCTGCGAGGAGAGTATGAGGGAAATAAAAAATT</text:p>
          </table:table-cell>
        </table:table-row>
        <table:table-row table:style-name="ro1">
          <table:table-cell office:value-type="string" calcext:value-type="string">
            <text:p>ACTTTAAATTGTAGCAATT---ATAATGGTACTCTCAATGTTACTAGGACCTACAATATGAGCGTGGAGGAAG------TAAAGAATT</text:p>
          </table:table-cell>
        </table:table-row>
        <table:table-row table:style-name="ro1">
          <table:table-cell office:value-type="string" calcext:value-type="string">
            <text:p>AATGCTAGCAGTGTAAATGTTAGTAATAATAGTACTGGTAATGAGACCTACCAGAAGAGCATGGAGGAAATGAAAAATT</text:p>
          </table:table-cell>
        </table:table-row>
        <table:table-row table:style-name="ro1">
          <table:table-cell office:value-type="string" calcext:value-type="string">
            <text:p>TGCACTGATAATCTTTCTAATGCCACTATTAATGCCACTAGAAATTGGAAACTAGAGGAAAAAGGAGAAATAAAAAACT</text:p>
          </table:table-cell>
        </table:table-row>
        <table:table-row table:style-name="ro1">
          <table:table-cell office:value-type="string" calcext:value-type="string">
            <text:p>TGTGGAAATGCTAATAATACAAATATTACTGGTCCCAACAATA--------TGACCCACAATGATGACGGGATGGGAATAAAAAATT</text:p>
          </table:table-cell>
        </table:table-row>
        <table:table-row table:style-name="ro1">
          <table:table-cell office:value-type="string" calcext:value-type="string">
            <text:p>GGGAATAATACTAATACCACTAATAGTAAT-----ATTAATAATAGCAGTATTAACACCACTAGTAGTATTGAAATGAAAAACT</text:p>
          </table:table-cell>
        </table:table-row>
        <table:table-row table:style-name="ro1">
          <table:table-cell office:value-type="string" calcext:value-type="string">
            <text:p>AGTACCCACAGTACCTCCCTTACTAACGGAACTAGTAACCACAGTATCGACAATGGTGCCATGGAAGAAATAAAAAATT</text:p>
          </table:table-cell>
        </table:table-row>
        <table:table-row table:style-name="ro1">
          <table:table-cell office:value-type="string" calcext:value-type="string">
            <text:p>TTAAACTGTAGCAATGTTAATGGTACCAATGTTACCGCCCGCAAT-----GATACCCACAATGG-TAGGGATGAAATGAAGAATT</text:p>
          </table:table-cell>
        </table:table-row>
        <table:table-row table:style-name="ro1">
          <table:table-cell office:value-type="string" calcext:value-type="string">
            <text:p>AAATGTAACGATGTTAACAGTACTAGTAATGGTACCTCCAAT-----GGGACCGACCATAAGAACATGAATGAAATGAAAAATT</text:p>
          </table:table-cell>
        </table:table-row>
        <table:table-row table:style-name="ro1">
          <table:table-cell office:value-type="string" calcext:value-type="string">
            <text:p>GATACTAATGTTAGCAGTAGAAATGGTACTAATAGTGGCAATAAGACTTACAATGGGGAAGGGGAGGAAATGAAAAATT</text:p>
          </table:table-cell>
        </table:table-row>
        <table:table-row table:style-name="ro1">
          <table:table-cell office:value-type="string" calcext:value-type="string">
            <text:p>ACAAATGTTACCAGTAATAGTAGTAAAAATGGTAGCAGTAGTGGTACCGACAATGGGACCTACGATGAGAGGAAAAATT</text:p>
          </table:table-cell>
        </table:table-row>
        <table:table-row table:style-name="ro1">
          <table:table-cell office:value-type="string" calcext:value-type="string">
            <text:p>GCTAACAGAACTACAAACACAACTGGTACAAACACAACTGATAGTTACAATAATACCAT------GAATGGAGAAATAAAAAATT</text:p>
          </table:table-cell>
        </table:table-row>
        <table:table-row table:style-name="ro1">
          <table:table-cell office:value-type="string" calcext:value-type="string">
            <text:p>GATTATGTGGGAAATAGCACGACCAAGGCTCCCAGTAGTAGTAACAATGGAAGTATAGAGGGAGGAGAAATGAAAAACT</text:p>
          </table:table-cell>
        </table:table-row>
        <table:table-row table:style-name="ro1">
          <table:table-cell office:value-type="string" calcext:value-type="string">
            <text:p>AGTACTAGTAACAGTAATAAGACAAGGGAAGGAGAAATGAGAAACAGTAATAAGACAGTAGAAGGAGAAATGAGAAACT</text:p>
          </table:table-cell>
        </table:table-row>
        <table:table-row table:style-name="ro1">
          <table:table-cell office:value-type="string" calcext:value-type="string">
            <text:p>ACCCCACTCTGTGTCATTTTAAACTGTAGTAA---GGCAAATGTAAATGTTACCTACAAT---------------------GGGACAGATGAAATAAAAAACT</text:p>
          </table:table-cell>
        </table:table-row>
        <table:table-row table:style-name="ro1">
          <table:table-cell office:value-type="string" calcext:value-type="string">
            <text:p>AATGCAGGTAATGCTAGCAGTAATGCTACCAGTCATGATAACAAAACTTTTGATAGCATGATGGGAGACATGAAAAATT</text:p>
          </table:table-cell>
        </table:table-row>
        <table:table-row table:style-name="ro1">
          <table:table-cell office:value-type="string" calcext:value-type="string">
            <text:p>CCACTCTGTGTCACTTTAGAATGTAGAAATT---ATACTAGTAATAGTACCCATAAAAATAGT------------------ACAAGGGAGATAAAACAGT</text:p>
          </table:table-cell>
        </table:table-row>
        <table:table-row table:style-name="ro1">
          <table:table-cell office:value-type="string" calcext:value-type="string">
            <text:p>TGTGTCACTTTAGAATGT---------AAAAATGCTAATATTACCCACAATGGTACC-----ACCTACAAT-GAGACCAATGAGGTAAAAAATT</text:p>
          </table:table-cell>
        </table:table-row>
        <table:table-row table:style-name="ro1">
          <table:table-cell office:value-type="string" calcext:value-type="string">
            <text:p>TTAGAATGTGGAAAAGTTAATGTTAACAGTAATGAAACTACTTATAGTAGCAGTAATGTAACTGAG------GAAATGAAAAATT</text:p>
          </table:table-cell>
        </table:table-row>
        <table:table-row table:style-name="ro1">
          <table:table-cell office:value-type="string" calcext:value-type="string">
            <text:p>TATAGTGGTAATAACACCAATAACAATAGTACTCATACCAATAGTAGTAGGGAAAACAT---------GGAGGAAGAACTAAAGAAAT</text:p>
          </table:table-cell>
        </table:table-row>
        <table:table-row table:style-name="ro1">
          <table:table-cell office:value-type="string" calcext:value-type="string">
            <text:p>TGTGTCACTTTAGAATGTACACATGTTACCAGTAATGGTACCAGCTTTAATGGTCCCAAC------------------AATGAGGAATTAAAAAATT</text:p>
          </table:table-cell>
        </table:table-row>
        <table:table-row table:style-name="ro1">
          <table:table-cell office:value-type="string" calcext:value-type="string">
            <text:p>AAAGTTGACCCCACTCTGTGTCACTTTAGAATGT---------AAAAATGTTAATGGTACCTACAATGGGACC----------------------ATGAGATCAAAAATT</text:p>
          </table:table-cell>
        </table:table-row>
        <table:table-row table:style-name="ro1">
          <table:table-cell office:value-type="string" calcext:value-type="string">
            <text:p>AACAATAGTACAAATACCAATGGTACTACTAATAATAATAATAGTAGTTTGAGAATGATGGAGGGAGAAATAAAAAACT</text:p>
          </table:table-cell>
        </table:table-row>
        <table:table-row table:style-name="ro1">
          <table:table-cell office:value-type="string" calcext:value-type="string">
            <text:p>TGTGTCACTTTAAAATGTAGAGATGT---------------TACCAACAATAGCAGTAATAGTAATGTTACCAACAATGAGAACATGAAAAATT</text:p>
          </table:table-cell>
        </table:table-row>
        <table:table-row table:style-name="ro1">
          <table:table-cell office:value-type="string" calcext:value-type="string">
            <text:p>TGTGTTACGTTACACTGCACTAATGTTAACAGAACTAGTTACTACAATAGCAGC---------------ACTATGGTGGGAGAAATAAAAAACT</text:p>
          </table:table-cell>
        </table:table-row>
        <table:table-row table:style-name="ro1">
          <table:table-cell office:value-type="string" calcext:value-type="string">
            <text:p>GAATGTAGAAATGTTAGCAATAATGGTAATGTTACCTACAGTA-----AGACCTACAATGAGAGTGTGAAGGAAATAAAAAATT</text:p>
          </table:table-cell>
        </table:table-row>
        <table:table-row table:style-name="ro1">
          <table:table-cell office:value-type="string" calcext:value-type="string">
            <text:p>AGCAATAATATTAGCACTACTGATGGTGTTAGTACTGATGGTGTCAATGTTAATGAGACCCGCAATGAGATAAAAAATT</text:p>
          </table:table-cell>
        </table:table-row>
        <table:table-row table:style-name="ro1">
          <table:table-cell office:value-type="string" calcext:value-type="string">
            <text:p>AATTGCACTGATTATTTGGGGAATACTACTAATAATGCT--------TTGGGGAATAATACTAATAATGCTACTGAAATAAAAAATT</text:p>
          </table:table-cell>
        </table:table-row>
        <table:table-row table:style-name="ro1">
          <table:table-cell office:value-type="string" calcext:value-type="string">
            <text:p>TTAAAATGTAGT---------AGTGGCAATTTTAGCAGTAATGGTACTGGGGTGACCTACAATGGGACCTACAATGAAATGAAAAATT</text:p>
          </table:table-cell>
        </table:table-row>
        <table:table-row table:style-name="ro1">
          <table:table-cell office:value-type="string" calcext:value-type="string">
            <text:p>ACCACTGGTGCTACTAAGAATGTCACTAGTGGTACTAATAGTACTAGTTGGGAAAAGAT------GGAGGGAGAAATAAAAAACT</text:p>
          </table:table-cell>
        </table:table-row>
        <table:table-row table:style-name="ro1">
          <table:table-cell office:value-type="string" calcext:value-type="string">
            <text:p>GAGACCAACAGAGAGATGAAAAATTGCTCTCTCAATGCAACCGCAGAATTGGAGACCTACAAAGAGCAGATGACAAATT</text:p>
          </table:table-cell>
        </table:table-row>
        <table:table-row table:style-name="ro1">
          <table:table-cell office:value-type="string" calcext:value-type="string">
            <text:p>GTAAAGTTGACCCCACTCTGTGTCCCTTTAAAATGT---------AAAAATGTTACCTACAATGAGAGT------------------------ATGCAGGAAATAAAAAATT</text:p>
          </table:table-cell>
        </table:table-row>
        <table:table-row table:style-name="ro1">
          <table:table-cell office:value-type="string" calcext:value-type="string">
            <text:p>TGTGTCACTTTAAACTGTACAGATGTTAACAAAAA---CTACACYATAAAATACAATGRGAGTRTG------------GGGGAAATAAAAAATT</text:p>
          </table:table-cell>
        </table:table-row>
        <table:table-row table:style-name="ro1">
          <table:table-cell office:value-type="string" calcext:value-type="string">
            <text:p>AACAGTACTAATGGAAATAGTACCATTGGAAATTTTACCAGTGGAAATGTTACCAACAATGGGCAGGAAATAAAAAATT</text:p>
          </table:table-cell>
        </table:table-row>
        <table:table-row table:style-name="ro1">
          <table:table-cell office:value-type="string" calcext:value-type="string">
            <text:p>ACTTTAAATTGCACTGATT---ACAATGCTACTAACACTAATAGTAGCATGGG------AACCATGGAGRGAGGAGAAATAAAAAATT</text:p>
          </table:table-cell>
        </table:table-row>
        <table:table-row table:style-name="ro1">
          <table:table-cell office:value-type="string" calcext:value-type="string">
            <text:p>TGTGTCACTCTAGAATGTAGCAATGTTACCTCCAATGTTACCTCCAATGGTACCTCCAATGAGACG---------------GAAATGAAAAATT</text:p>
          </table:table-cell>
        </table:table-row>
        <table:table-row table:style-name="ro1">
          <table:table-cell office:value-type="string" calcext:value-type="string">
            <text:p>GTAAAGTTGACCCCACTCTGTGTCACTTTAGAGTGT---------AGAAATGTTACCTACAATGAAAGC------------------------ATGGGGGAAATAAAAAATT</text:p>
          </table:table-cell>
        </table:table-row>
        <table:table-row table:style-name="ro1">
          <table:table-cell office:value-type="string" calcext:value-type="string">
            <text:p>TGTGTCACTTTAGAATGTAGAGAGGCTATCATTAATGGTACGGTTCTCTACAATGGGACC------------------CACAAAGAGATCAAAAATT</text:p>
          </table:table-cell>
        </table:table-row>
        <table:table-row table:style-name="ro1">
          <table:table-cell office:value-type="string" calcext:value-type="string">
            <text:p>GCCATGGGAAAAGTTGACCCCCCCCC-------TTTAAAATGT---------AAAAATGTTACCTACAATGAGAGT------------------------ATGCAGGAAATAAAAAATT</text:p>
          </table:table-cell>
        </table:table-row>
        <table:table-row table:style-name="ro1">
          <table:table-cell office:value-type="string" calcext:value-type="string">
            <text:p>GTAAAGTTGACCCCACTCTGTGTCACTTTAGAATGTAGAAATGT---------------TACCTACAATGAAAGCATGA------------------AGGAAATGAAAAATT</text:p>
          </table:table-cell>
        </table:table-row>
        <table:table-row table:style-name="ro1">
          <table:table-cell office:value-type="string" calcext:value-type="string">
            <text:p>ACTTTAGACTGTAGAAATGTTAGTAAGGAGAATGAAACAACCCACAATGG---------GACCTACAACAATGATGAGATCAAAAATT</text:p>
          </table:table-cell>
        </table:table-row>
        <table:table-row table:style-name="ro1">
          <table:table-cell office:value-type="string" calcext:value-type="string">
            <text:p>GTTAAAAATAGTAGCAGTAAAAATGTTAGCAGTAATAGTAATAGTACCTACAATGAGAACATGGAGGAAATAAAAAATT</text:p>
          </table:table-cell>
        </table:table-row>
        <table:table-row table:style-name="ro1">
          <table:table-cell office:value-type="string" calcext:value-type="string">
            <text:p>ACCAACAATGAGACCTACTATGAGAACATGAATAGTAGTGGTACCAACAATGAGACCTACTATGAGAACATGAAAAATT</text:p>
          </table:table-cell>
        </table:table-row>
        <table:table-row table:style-name="ro1">
          <table:table-cell office:value-type="string" calcext:value-type="string">
            <text:p>GAATGT---------GGAAATGTAAATGTTACCCACAATGTAACC-----CACGACAATGCAACCCACGATGAGATGGAAGAGATAAAAAATT</text:p>
          </table:table-cell>
        </table:table-row>
        <table:table-row table:style-name="ro1">
          <table:table-cell office:value-type="string" calcext:value-type="string">
            <text:p>AATAGTACCAGCAATGAGACCTGCATTGATAGCGGGAATAATAGTACCTGCAATGAGACCTACAAGGAAATGAGAAATT</text:p>
          </table:table-cell>
        </table:table-row>
        <table:table-row table:style-name="ro1">
          <table:table-cell office:value-type="string" calcext:value-type="string">
            <text:p>CTAAAGCCATGTGTAAAGTTGACCCCACTCTGTGTCACTTTAGAATGT---------AAAAATGAGACC------------------------------------CTAAATGGGATGAGAAATT</text:p>
          </table:table-cell>
        </table:table-row>
        <table:table-row table:style-name="ro1">
          <table:table-cell office:value-type="string" calcext:value-type="string">
            <text:p>GTCACGTTAGAATGTAAGGATGCGAATGCTACCAGAAACCATACGATTGCCAATGA---------------------GACACAGGGGGAAATAAAAAATT</text:p>
          </table:table-cell>
        </table:table-row>
        <table:table-row table:style-name="ro1">
          <table:table-cell office:value-type="string" calcext:value-type="string">
            <text:p>CCACTCTGTGTCATTTTAAACTGTAGTAA---GGCAAATGTAAATGTTACCTACAAT--------GAGACCAACAAT----------GAAATAAAAAATT</text:p>
          </table:table-cell>
        </table:table-row>
        <table:table-row table:style-name="ro1">
          <table:table-cell office:value-type="string" calcext:value-type="string">
            <text:p>CCACTCTGTGTCACTTTAAACTGTACAAATGTTGCTGGTAATATTACTGCCAGCGAAGGCAG---------------------GAAGGAGATGAAAAATT</text:p>
          </table:table-cell>
        </table:table-row>
        <table:table-row table:style-name="ro1">
          <table:table-cell office:value-type="string" calcext:value-type="string">
            <text:p>GCTACTAGCACTAAAAATAGCACTAATAGTACCGCTACTGATAAAGAGAGACTAATGGAGACAGGAGAAATGAAAAACT</text:p>
          </table:table-cell>
        </table:table-row>
        <table:table-row table:style-name="ro1">
          <table:table-cell office:value-type="string" calcext:value-type="string">
            <text:p>GAATGTAGAAATGTTAGCAGTAACAGTAATAGTACTTACAAT-----GAGACCTACCATGAGAGCAGGAAGGAAATGAAAAATT</text:p>
          </table:table-cell>
        </table:table-row>
        <table:table-row table:style-name="ro1">
          <table:table-cell office:value-type="string" calcext:value-type="string">
            <text:p>AAATTGACCCCACTCTGTGTCACTTTAGAATGT------------AAAAATGTTAGCAGAAATGGTACCTAC------------------AATGAGGAAATGAAAAATT</text:p>
          </table:table-cell>
        </table:table-row>
        <table:table-row table:style-name="ro1">
          <table:table-cell office:value-type="string" calcext:value-type="string">
            <text:p>ACCAACAATGGCAATAATACTACCAACAATGGTACCCACAATGGGTTCCACAATGAGAGAAGGCGGGAAATGAAAAATT</text:p>
          </table:table-cell>
        </table:table-row>
        <table:table-row table:style-name="ro1">
          <table:table-cell office:value-type="string" calcext:value-type="string">
            <text:p>TGTGTTACCTTAAATTGCACAAATTTGACTGCTAATAGTACTACCAATAATAA---------------AATAGAGGTAGGAGAGATGAGGAACT</text:p>
          </table:table-cell>
        </table:table-row>
        <table:table-row table:style-name="ro1">
          <table:table-cell office:value-type="string" calcext:value-type="string">
            <text:p>CTCTGTGTCACTTTAGAATG---------------TAAAAATGCTACAAACAATGTGAGTGGGCCAATTGAGGCTGGGAA---GGAAATACAAAATT</text:p>
          </table:table-cell>
        </table:table-row>
        <table:table-row table:style-name="ro1">
          <table:table-cell office:value-type="string" calcext:value-type="string">
            <text:p>GTCACTTTAGAATGT---------AAAAATGTTAATGTTAGCAATAGTAAT-----GATACCTACAATGGGCCCTACCAGGAAGTAAAAAATT</text:p>
          </table:table-cell>
        </table:table-row>
        <table:table-row table:style-name="ro1">
          <table:table-cell office:value-type="string" calcext:value-type="string">
            <text:p>GATTTGAAGAATGCTACTAACACCACTAGTACTAGGGCACAGGGGAGAGAGGAGAAAATGAAAAGTGAAATGAAAAATT</text:p>
          </table:table-cell>
        </table:table-row>
        <table:table-row table:style-name="ro1">
          <table:table-cell office:value-type="string" calcext:value-type="string">
            <text:p>TGCAGTAATGTTGAGGCTAACAGCACTAAAAGTAATGCTACTGCCAGCACTCCTAGTATGCAGGGAGAAATAAAAAATT</text:p>
          </table:table-cell>
        </table:table-row>
        <table:table-row table:style-name="ro1">
          <table:table-cell office:value-type="string" calcext:value-type="string">
            <text:p>ACTTTAAATTGCACTAATGTCACTAAGAATGATACCAATGCCAACAATACTGCTGAGGGA------------AAGGAAGAAAGAAAAAATT</text:p>
          </table:table-cell>
        </table:table-row>
        <table:table-row table:style-name="ro1">
          <table:table-cell office:value-type="string" calcext:value-type="string">
            <text:p>ACTGTAGAATGTGGAGATGTTTCCAACAATATGACTCGCAATAATGCGAGTG---------TGGAGGGAAAAGATGAAATAAAAAATT</text:p>
          </table:table-cell>
        </table:table-row>
        <table:table-row table:style-name="ro1">
          <table:table-cell office:value-type="string" calcext:value-type="string">
            <text:p>GTAAAGTTGACCCCACTCTGTGTCACTTTAGAATGTAAAAATGTTGAAAACAATGGGAGCTACACT---------------------------------GAGATAAAAAATT</text:p>
          </table:table-cell>
        </table:table-row>
        <table:table-row table:style-name="ro1">
          <table:table-cell office:value-type="string" calcext:value-type="string">
            <text:p>TATGGGAATGCTACTGATTATGGGAATGCTACCACTAAGGATGATACAAGTATAATGGAGAAGGGAGAAATAAAAAACT</text:p>
          </table:table-cell>
        </table:table-row>
        <table:table-row table:style-name="ro1">
          <table:table-cell office:value-type="string" calcext:value-type="string">
            <text:p>AAAGTTGACCCCACTCTGTGTCACTTTAGAATGT---------AAAAATGTTAATGGTACCTACAATGCT----------------------ACAATGAGATCAAAAATT</text:p>
          </table:table-cell>
        </table:table-row>
        <table:table-row table:style-name="ro1">
          <table:table-cell office:value-type="string" calcext:value-type="string">
            <text:p>TGTGTCACTTTAAACTGTACAAATGT---------------TACCACAAATGGTACCAGTACAAATGTTACCGACGTGCAGGAAATGAAAAATT</text:p>
          </table:table-cell>
        </table:table-row>
        <table:table-row table:style-name="ro1">
          <table:table-cell office:value-type="string" calcext:value-type="string">
            <text:p>TGTGTCACTTTAGAATGTAAAAATGTTAGCAGGAATAGTACTGGTACCTACAATGAGAATGGGA------------------AGGAAATAAAAAATT</text:p>
          </table:table-cell>
        </table:table-row>
        <table:table-row table:style-name="ro1">
          <table:table-cell office:value-type="string" calcext:value-type="string">
            <text:p>GAGAATGTTACAGTCAAAAATGAGACTATGAACTCTGTCAATAAC---ACAATAGGAAAGATAACAGATGAAATAAGCAATT</text:p>
          </table:table-cell>
        </table:table-row>
        <table:table-row table:style-name="ro1">
          <table:table-cell office:value-type="string" calcext:value-type="string">
            <text:p>GAGAATGTTACAKTCAAAAATGAGACTATGAACTCTGTCAATAAC---ACAATAGGAAAGATAACAGATGAAATAAGCAATT</text:p>
          </table:table-cell>
        </table:table-row>
        <table:table-row table:style-name="ro1">
          <table:table-cell office:value-type="string" calcext:value-type="string">
            <text:p>GTTACATCCAACAATATAACTAGGTACTCTACCAAAGACAATGACATAATAGGAAATATAACGGATGAAATGAGAAATT</text:p>
          </table:table-cell>
        </table:table-row>
        <table:table-row table:style-name="ro1">
          <table:table-cell office:value-type="string" calcext:value-type="string">
            <text:p>GAGAATGTTACAGTCAAAAATGAGACTATGAACTCTGTCAATAAC---ACAATAGGAAAGATAACAGATGAAATAAGCAATT</text:p>
          </table:table-cell>
        </table:table-row>
        <table:table-row table:style-name="ro1">
          <table:table-cell office:value-type="string" calcext:value-type="string">
            <text:p>CTCTGTGTAACTTTAGAATGTAAGAATGCAACAAAAGACAATGACAC------------------AATAGGAAATATAAAAGGTGAAATGAGAAACT</text:p>
          </table:table-cell>
        </table:table-row>
        <table:table-row table:style-name="ro1">
          <table:table-cell office:value-type="string" calcext:value-type="string">
            <text:p>GACAATGTTACATTCAACAATAAGAC---TATGAACCCTGTCAATGACACAATAGGAAATATAACAGGTGAAATAAAAAATT</text:p>
          </table:table-cell>
        </table:table-row>
        <table:table-row table:style-name="ro1">
          <table:table-cell office:value-type="string" calcext:value-type="string">
            <text:p>GAGAATGTTACAGTCAAAAATGAGACTATGAACTCTGTCAATAAC---ACAATAGGAAAGATAACAGATGAAATAAGCAATT</text:p>
          </table:table-cell>
        </table:table-row>
        <table:table-row table:style-name="ro1">
          <table:table-cell office:value-type="string" calcext:value-type="string">
            <text:p>AAAAATGTTACATTCAACAATGAGAC---TATGAACCCTGTCAATGACACAATGGAAAAGATAATAGATGAAATACAAAATT</text:p>
          </table:table-cell>
        </table:table-row>
        <table:table-row table:style-name="ro1">
          <table:table-cell office:value-type="string" calcext:value-type="string">
            <text:p>AAATGTGGGAATGCTGCATTCAACAGTACAACCAAAGGCAATGAC---ACAATAGGAAATATAACAGGTGAAATAAGAAACT</text:p>
          </table:table-cell>
        </table:table-row>
        <table:table-row table:style-name="ro1">
          <table:table-cell office:value-type="string" calcext:value-type="string">
            <text:p>GAGGATGTTATATTCAACAATCAGACTCTGAACCTTGTCAACGACACAATAGGAAATATAACAGGTGAAATAAAAAATT</text:p>
          </table:table-cell>
        </table:table-row>
        <table:table-row table:style-name="ro1">
          <table:table-cell office:value-type="string" calcext:value-type="string">
            <text:p>ACTGAGCATGTTACATTCAATAAGACTATGATCCCTGCCAATGACACAATAGGAAATATAACAGATGAAATAAGAAATT</text:p>
          </table:table-cell>
        </table:table-row>
        <table:table-row table:style-name="ro1">
          <table:table-cell office:value-type="string" calcext:value-type="string">
            <text:p>TTAAATTGTAGTAATGTTAATGTTACTAATGACTCTCAAAACAGCACC------CTGAAGGAAGAGGCAGGGGCACTACAAAACT</text:p>
          </table:table-cell>
        </table:table-row>
        <table:table-row table:style-name="ro1">
          <table:table-cell office:value-type="string" calcext:value-type="string">
            <text:p>AATTGTACTGATGCGGTGAGAGCCACTAATGGCACTCATAACAGC---ACCTTGAAGGAAGATCCAGGAGCAATACAAAACT</text:p>
          </table:table-cell>
        </table:table-row>
        <table:table-row table:style-name="ro1">
          <table:table-cell office:value-type="string" calcext:value-type="string">
            <text:p>AATGCCATCAATGGCACTAACACCACCAATGGCACTCAAAACAGCGCCCTAAGAGAAGATCCAGGGGCAGTACAAAACT</text:p>
          </table:table-cell>
        </table:table-row>
        <table:table-row table:style-name="ro1">
          <table:table-cell office:value-type="string" calcext:value-type="string">
            <text:p>TTACATTGTACCAATGTCTCTTTAAATAGTACCAATGTAAATTATACCAAGGACTCTAT---------AAAAGATGAAGCAAGAAACT</text:p>
          </table:table-cell>
        </table:table-row>
        <table:table-row table:style-name="ro1">
          <table:table-cell office:value-type="string" calcext:value-type="string">
            <text:p>AAAAATGCTATCCTTAATGGAAACGTTTCTGACAATGGCCCTAAAGAAATTGGAAATATGACAGAGGAAGTAAAAAACT</text:p>
          </table:table-cell>
        </table:table-row>
        <table:table-row table:style-name="ro1">
          <table:table-cell office:value-type="string" calcext:value-type="string">
            <text:p>ACCGAGGTAAA---------TATCGCCAATTCAACTAAAGTAATCTCCTCTCCCACAATTGAAAATGG-GACAGATGAACAAAGAAACT</text:p>
          </table:table-cell>
        </table:table-row>
        <table:table-row table:style-name="ro1">
          <table:table-cell office:value-type="string" calcext:value-type="string">
            <text:p>TTAAATTGTACCAATTTAAACGTCACTAACGGAACCYTCCCTAACAGAACCGAAAATATA------AAAGATGAAGTAAGAAACT</text:p>
          </table:table-cell>
        </table:table-row>
        <table:table-row table:style-name="ro1">
          <table:table-cell office:value-type="string" calcext:value-type="string">
            <text:p>GTAACA---GTCACCAATTTAACTGTCACTGACAAAAACCCCACTCTCGGAATCGGAAATGGGACAGATGAAGTAAGAAACT</text:p>
          </table:table-cell>
        </table:table-row>
        <table:table-row table:style-name="ro1">
          <table:table-cell office:value-type="string" calcext:value-type="string">
            <text:p>AGCCCTGTAAATTGTACCATGAATTGTACCAACTCCAACCTCCCTCTCAATCAATCCGTAGGAGAGGAAG------TAAGAAACT</text:p>
          </table:table-cell>
        </table:table-row>
        <table:table-row table:style-name="ro1">
          <table:table-cell office:value-type="string" calcext:value-type="string">
            <text:p>GTMACA---GTCACCAATTTAACTGTCACTGACRMAAACCCCMCTCYCGGAATCGRAAATGGGACAGATGAAGTAAGAAACT</text:p>
          </table:table-cell>
        </table:table-row>
        <table:table-row table:style-name="ro1">
          <table:table-cell office:value-type="string" calcext:value-type="string">
            <text:p>GAATGTAGAAATGTTAGCAGTAGTGGTAATGGTACCTACAATA-----AGACCTACAATGAGAGCGTGAAGGAAATGAAAAATT</text:p>
          </table:table-cell>
        </table:table-row>
        <table:table-row table:style-name="ro1">
          <table:table-cell office:value-type="string" calcext:value-type="string">
            <text:p>GTTAGAAATGTTAGTAGCAGTGTTAGTAATGCTACCCACAATGCGACCTACAATGAGACCTACAGTGAGATAAAAAATT</text:p>
          </table:table-cell>
        </table:table-row>
        <table:table-row table:style-name="ro1">
          <table:table-cell office:value-type="string" calcext:value-type="string">
            <text:p>GTCACTCTAAAATGTGGAAATGTTAGCAGTAATGGTACTGGTACCTACAAT--------GAGACCTACAAT-------GATGAGATAAAGAATT</text:p>
          </table:table-cell>
        </table:table-row>
        <table:table-row table:style-name="ro1">
          <table:table-cell office:value-type="string" calcext:value-type="string">
            <text:p>ACTAATAACCGTACCAATGCAAATAAGAACGATACCAATATCAATGCAACTGTGACATCAACTGACGAGATAAAAAATT</text:p>
          </table:table-cell>
        </table:table-row>
        <table:table-row table:style-name="ro1">
          <table:table-cell office:value-type="string" calcext:value-type="string">
            <text:p>AATTGTACTGATT---ACAAAGGAACCAATAGCACCAATAATGCAACTAGCACTGTGGTAAGCCCAGCAGAAATAAAAAATT</text:p>
          </table:table-cell>
        </table:table-row>
        <table:table-row table:style-name="ro1">
          <table:table-cell office:value-type="string" calcext:value-type="string">
            <text:p>ACTCAGAACAGTAATACTCAGAACAATAATACTCAGAACAGTACATGTGAACCAGAAGAAGTAAGCAACTTAAAAAACT</text:p>
          </table:table-cell>
        </table:table-row>
        <table:table-row table:style-name="ro1">
          <table:table-cell office:value-type="string" calcext:value-type="string">
            <text:p>TGTAATGATGTTGTTAACACTACTTCCTCTCACGATCAAAACAGCACCCTGCGGGAAGAGCCAGGGGCAATACAAAACT</text:p>
          </table:table-cell>
        </table:table-row>
        <table:table-row table:style-name="ro1">
          <table:table-cell office:value-type="string" calcext:value-type="string">
            <text:p>AGTACCAATAACCAAAACAGCACCCAAACCAGCACCACCAGCCCCCCCCTGAAGGAGGAAGCAGGGGCAATACAAAACT</text:p>
          </table:table-cell>
        </table:table-row>
        <table:table-row table:style-name="ro1">
          <table:table-cell office:value-type="string" calcext:value-type="string">
            <text:p>GCCACTGTCCATAGTAATGCCAATAGCAATAGTACTCAAAACAGCACCCTGCAGGAAGAGCCAGAGGCAATAAAAAACT</text:p>
          </table:table-cell>
        </table:table-row>
        <table:table-row table:style-name="ro1">
          <table:table-cell office:value-type="string" calcext:value-type="string">
            <text:p>AATTGTACTG---------ATGCCACTAACAATAACAATAGAACTCAAAATATCACCCTAAAGGAAGAAGCAGGGGCAATACAAAAAT</text:p>
          </table:table-cell>
        </table:table-row>
        <table:table-row table:style-name="ro1">
          <table:table-cell office:value-type="string" calcext:value-type="string">
            <text:p>CATTGTGTTGAT------GCTAATGCCACCACCAATGGCACTCAAAGCAACCCCTTAAAGGAAGATCCAGGGGCAATACAAAACT</text:p>
          </table:table-cell>
        </table:table-row>
        <table:table-row table:style-name="ro1">
          <table:table-cell office:value-type="string" calcext:value-type="string">
            <text:p>CTCTGTGTTACTTTACAATG---------------TAATGCCACTGCCACTGGAAACAGCACCCTGGAAGAA--------GAGCCAGGGGCAATACAAAACT</text:p>
          </table:table-cell>
        </table:table-row>
        <table:table-row table:style-name="ro1">
          <table:table-cell office:value-type="string" calcext:value-type="string">
            <text:p>TTAAACTGTACTAGTGCCAGCTACAATAGCACTGGCCAAAACAGCACC------CTGACAGAAGAGCCAGGGGCAATACAAAACT</text:p>
          </table:table-cell>
        </table:table-row>
        <table:table-row table:style-name="ro1">
          <table:table-cell office:value-type="string" calcext:value-type="string">
            <text:p>ACCAATGGCACTGGCAGCAAGGGTACCAATAACAATCAAAGCACCACCCTGCAGGAAGACCCAGGGGCAATACAAAACT</text:p>
          </table:table-cell>
        </table:table-row>
        <table:table-row table:style-name="ro1">
          <table:table-cell office:value-type="string" calcext:value-type="string">
            <text:p>GTCACCTTACATTGT------------GATAATGCCAATAGTGACTCTACAAACAGCACCCTGGCGGAAGAGCCTGGAGTAATACAAAACT</text:p>
          </table:table-cell>
        </table:table-row>
        <table:table-row table:style-name="ro1">
          <table:table-cell office:value-type="string" calcext:value-type="string">
            <text:p>ACTTTAAACTGTACTAGTGCCACCAATGACACTGGCCCAAACAGCACC---------CTGAAGGAAGATCCAGGGGCAATACAAAACT</text:p>
          </table:table-cell>
        </table:table-row>
        <table:table-row table:style-name="ro1">
          <table:table-cell office:value-type="string" calcext:value-type="string">
            <text:p>TTCAATGTCAATGGCACTCAAAACAGCACCCTCACTCAAAACAGCACCCTGAAGGAAGAGCCAGATGCAATACAAAACT</text:p>
          </table:table-cell>
        </table:table-row>
        <table:table-row table:style-name="ro1">
          <table:table-cell office:value-type="string" calcext:value-type="string">
            <text:p>GGCAAAAACATTTCCGGCACCCCGATCCCGACTACCACCCCGAGCACCTTGCGGGAAGACAGAGGGGCAATACAAAACT</text:p>
          </table:table-cell>
        </table:table-row>
        <table:table-row table:style-name="ro1">
          <table:table-cell office:value-type="string" calcext:value-type="string">
            <text:p>GTGAATTACAMTGCCACCAATGCCACCAATGGCYTTAACAATAGCACCCTAAAAGAAGAGTCAGGGGCAATACAAAACT</text:p>
          </table:table-cell>
        </table:table-row>
        <table:table-row table:style-name="ro1">
          <table:table-cell office:value-type="string" calcext:value-type="string">
            <text:p>AATAGCACTAATGCCAAGACCACCAATAGCACTAAAAACAACAACACCCTGGAGGAGGACAAAGAGGCAATACAAAACT</text:p>
          </table:table-cell>
        </table:table-row>
        <table:table-row table:style-name="ro1">
          <table:table-cell office:value-type="string" calcext:value-type="string">
            <text:p>ATGAATTACAATGCCACCAATGCCACCAATGGCTTTAACAGTAGCACCCTAAAAGAAGAGTCAGGGGCAATACAAAACT</text:p>
          </table:table-cell>
        </table:table-row>
        <table:table-row table:style-name="ro1">
          <table:table-cell office:value-type="string" calcext:value-type="string">
            <text:p>ACTTTAAACTGTAGTG---------ATGCCCGTGATGCCAATTCTCAAAACAGCACCCTAAAGGAAGAGAAAGGGGCAATAAAAAACT</text:p>
          </table:table-cell>
        </table:table-row>
        <table:table-row table:style-name="ro1">
          <table:table-cell office:value-type="string" calcext:value-type="string">
            <text:p>TGTACTAGTGCCACTCCTAATGCCACTGCCACTCAAAACGGAACAACCCTGAAGGAAGAACCAGGGGCAATACAAAACT</text:p>
          </table:table-cell>
        </table:table-row>
        <table:table-row table:style-name="ro1">
          <table:table-cell office:value-type="string" calcext:value-type="string">
            <text:p>TGTACGAGTTACAACAACAATGCCACCAATGACTCTAACAATAGCACCCTAAAAGAAGAGTCAGGGGCAATACAAAACT</text:p>
          </table:table-cell>
        </table:table-row>
        <table:table-row table:style-name="ro1">
          <table:table-cell office:value-type="string" calcext:value-type="string">
            <text:p>TTCAATGCCAATGGCACTCAAAACAGCACCCTCACTCAAAACAGCACCCTGAAGGAAGAGCCAGATGCAATACAAAACT</text:p>
          </table:table-cell>
        </table:table-row>
        <table:table-row table:style-name="ro1">
          <table:table-cell office:value-type="string" calcext:value-type="string">
            <text:p>GTGAATT---ACAATGCCACCAATGCCACCAGTGGCTCTAGCAATAGCACCCTAAAAGAAGACTCAGGGGCAATACAAAACT</text:p>
          </table:table-cell>
        </table:table-row>
        <table:table-row table:style-name="ro1">
          <table:table-cell office:value-type="string" calcext:value-type="string">
            <text:p>AATGCTACTATCCCCAATGGCAATAATAACTCCACACAAAATGACAGCCTGATAGAAGATCAGGGGGCAATACAAAACT</text:p>
          </table:table-cell>
        </table:table-row>
        <table:table-row table:style-name="ro1">
          <table:table-cell office:value-type="string" calcext:value-type="string">
            <text:p>GTGAATT---ACAATGCCACCAATGCCACCAGTGGCTCTAGCAATAGCAACCTAAAAGAAGAGTCAGGGGCAATACAAAACT</text:p>
          </table:table-cell>
        </table:table-row>
        <table:table-row table:style-name="ro1">
          <table:table-cell office:value-type="string" calcext:value-type="string">
            <text:p>TGTGTGAATTACAACGCCACCAATGCCACCAATGACTTTAATAGCACCCTAAAAGAAGAGTCAGGGGCAATACAAAACT</text:p>
          </table:table-cell>
        </table:table-row>
        <table:table-row table:style-name="ro1">
          <table:table-cell office:value-type="string" calcext:value-type="string">
            <text:p>AGTGATGTCAATATCACTAGTAATGCCACTACCACTAATGACACCAGCACCCCGGAAGAGTCAGGGGCAATACAAAACT</text:p>
          </table:table-cell>
        </table:table-row>
        <table:table-row table:style-name="ro1">
          <table:table-cell office:value-type="string" calcext:value-type="string">
            <text:p>TTAAACTGTACTGATTT------CAATGGCAATACCACTGATCAAAACAGCACCCTGAAGGAAGAGTCAGGAGCAATACAAGACT</text:p>
          </table:table-cell>
        </table:table-row>
        <table:table-row table:style-name="ro1">
          <table:table-cell office:value-type="string" calcext:value-type="string">
            <text:p>GTGAGTTACAATGCCACCAATGCCACCAATGGCATTAACAATAGCACCCTAAAAGAAGAGTCAGGGGCAATACAAAACT</text:p>
          </table:table-cell>
        </table:table-row>
        <table:table-row table:style-name="ro1">
          <table:table-cell office:value-type="string" calcext:value-type="string">
            <text:p>ACCACCACCAATGACAATACCACCACCAATGCCAATCGGAATAGCACCTTGTGGGAAGAGCCAGGGGCCATACAAAACT</text:p>
          </table:table-cell>
        </table:table-row>
        <table:table-row table:style-name="ro1">
          <table:table-cell office:value-type="string" calcext:value-type="string">
            <text:p>AACATTGCCACCAATGGCACCAATGACACTATTGCCATCAATGACACT------CTGAAGGAAGATCCAGAGGCAATACAAAACT</text:p>
          </table:table-cell>
        </table:table-row>
        <table:table-row table:style-name="ro1">
          <table:table-cell office:value-type="string" calcext:value-type="string">
            <text:p>GTGAGTT---ACAATGCCACCAATGCCACCAAGGACCTTAGCAATAGCACCCTAAAAGAAGAGTCAGGGGCAATACAAAACT</text:p>
          </table:table-cell>
        </table:table-row>
        <table:table-row table:style-name="ro1">
          <table:table-cell office:value-type="string" calcext:value-type="string">
            <text:p>ACTTTAAATTGT------------AAAAATGCCAATACCAGTAGTACTCAAAACATCACCCTGCAGGAAGATGCAAAAGAAATACAAAACT</text:p>
          </table:table-cell>
        </table:table-row>
        <table:table-row table:style-name="ro1">
          <table:table-cell office:value-type="string" calcext:value-type="string">
            <text:p>GNTACTTTAANTTGTACTGATGCCATCAGGAACACGACAAACAACACC------------CTGGCGGATGAGCCAGGGGCAATACAAAACT</text:p>
          </table:table-cell>
        </table:table-row>
        <table:table-row table:style-name="ro1">
          <table:table-cell office:value-type="string" calcext:value-type="string">
            <text:p>GTGAATT---ACAATGCCACCAATGCCACCAAGGGCCTTAACAGTAGCACCCTAAAAGAAGAGTCAGGGGCAATACAAAACT</text:p>
          </table:table-cell>
        </table:table-row>
        <table:table-row table:style-name="ro1">
          <table:table-cell office:value-type="string" calcext:value-type="string">
            <text:p>GTGAATTACAATGCCACCAATGCCACCAATGGCTTTAACAATAGCACCCTAAAAGAAGAGTCAGGGGCAATACAAAACT</text:p>
          </table:table-cell>
        </table:table-row>
        <table:table-row table:style-name="ro1">
          <table:table-cell office:value-type="string" calcext:value-type="string">
            <text:p>ACTCTAAATTGTATTGAGTT---CAATGGCACTTCCTCTAATAACACTTCCCTGCGGGAAGAC----------AAAGGGGCAATACAAAACT</text:p>
          </table:table-cell>
        </table:table-row>
        <table:table-row table:style-name="ro1">
          <table:table-cell office:value-type="string" calcext:value-type="string">
            <text:p>TCTAATGCCTCTAATCAAAACAATGCCACTGCCTCTAATCAAAAC---AGCACCCTGGAGGAACCAGGGGCAATACAAGACT</text:p>
          </table:table-cell>
        </table:table-row>
        <table:table-row table:style-name="ro1">
          <table:table-cell office:value-type="string" calcext:value-type="string">
            <text:p>TTAAACTGTACTGCTAAAAACTCCACGGAACAAAGCTCCCAAAGCTCCCTGGAGGA----------------AGAGTCAGGGGCAATACAAAACT</text:p>
          </table:table-cell>
        </table:table-row>
        <table:table-row table:style-name="ro1">
          <table:table-cell office:value-type="string" calcext:value-type="string">
            <text:p>TTACACTGTGT---------GAATTACAGCACCACCAGTGGCTTTAGCAATAGCACCTTAAAAGAAGAGTCAGGGGCAATACAAAACT</text:p>
          </table:table-cell>
        </table:table-row>
        <table:table-row table:style-name="ro1">
          <table:table-cell office:value-type="string" calcext:value-type="string">
            <text:p>GGAAATGACACCGTGAATAATACCACTAACACAAATGGAAATGACACCTTGGAGGAAGAT-------CAAGGGACTATACAAAACT</text:p>
          </table:table-cell>
        </table:table-row>
        <table:table-row table:style-name="ro1">
          <table:table-cell office:value-type="string" calcext:value-type="string">
            <text:p>GTCAATAACACCAAAGTCAATAACACCAATGGCACTCAAAACAGCACCCTGGAGGAAGAGACAGGGGCAATACAAAACT</text:p>
          </table:table-cell>
        </table:table-row>
        <table:table-row table:style-name="ro1">
          <table:table-cell office:value-type="string" calcext:value-type="string">
            <text:p>ACT---------AATGCCACTACCACCAATGACACTCTCTCTGACCAAAGCAGTACCCTGAAGGAAGAACCAGGGGCAATACAAAACT</text:p>
          </table:table-cell>
        </table:table-row>
        <table:table-row table:style-name="ro1">
          <table:table-cell office:value-type="string" calcext:value-type="string">
            <text:p>GCTAACCAAAGCAGCCCCATTTCCCCCGCCCCCACCCCAAACGACACCCTGAAGGAAGACACAGGGGCAATACAAAACT</text:p>
          </table:table-cell>
        </table:table-row>
        <table:table-row table:style-name="ro1">
          <table:table-cell office:value-type="string" calcext:value-type="string">
            <text:p>GTTACTTTAAACTGTGTGAATT------------ACAATGCCACCAGTAGCAATAGCACCCTAAAAGAAGAGTCAGGGGCAATACAAAACT</text:p>
          </table:table-cell>
        </table:table-row>
        <table:table-row table:style-name="ro1">
          <table:table-cell office:value-type="string" calcext:value-type="string">
            <text:p>AACTGTAGTAATGCCAATGTTAGCAGCAGTGCCAATGTCAACAGCACTCTGGAAGAACAAC--------CAGGGGCAATACAAAATT</text:p>
          </table:table-cell>
        </table:table-row>
        <table:table-row table:style-name="ro1">
          <table:table-cell office:value-type="string" calcext:value-type="string">
            <text:p>AACAGCACCGTCTCTCCAACCAATAGCACTTCTGCCAACCAAACCACCCTGAAAGAAGACACAGGGGTGATACAAAACT</text:p>
          </table:table-cell>
        </table:table-row>
        <table:table-row table:style-name="ro1">
          <table:table-cell office:value-type="string" calcext:value-type="string">
            <text:p>GTTACTTTAATCTGT------------AAAAATGCAAATGTCACTTTTGAAAACGGCACCCTGAAGGAAGAGCCAGGAGCAATACAAGACT</text:p>
          </table:table-cell>
        </table:table-row>
        <table:table-row table:style-name="ro1">
          <table:table-cell office:value-type="string" calcext:value-type="string">
            <text:p>ACTAATGCCAATATCACTAATGCCAATATCACTCAAAACGATGACACCCTGAGGGAAGACCCAGGGGCAATACAAAACT</text:p>
          </table:table-cell>
        </table:table-row>
        <table:table-row table:style-name="ro1">
          <table:table-cell office:value-type="string" calcext:value-type="string">
            <text:p>GTGAATT---ACAATGCCACCAATGCCACCAGTGGCTTTAGCAATAGCACCCTAAAAGAAGAGTCAGGGGCAATACAAAACT</text:p>
          </table:table-cell>
        </table:table-row>
        <table:table-row table:style-name="ro1">
          <table:table-cell office:value-type="string" calcext:value-type="string">
            <text:p>TTAACCCCACTCTGTGTGACTTTAAACTG------------------TACTAATGCCACCAATAACAGTCAGGAAA---------AGCCAGGGGCAATGCAAAACT</text:p>
          </table:table-cell>
        </table:table-row>
        <table:table-row table:style-name="ro1">
          <table:table-cell office:value-type="string" calcext:value-type="string">
            <text:p>ACTCTAATTCGTACTGATGTTCGCACCGACACCCTAAACAACGTCACC---------CTGAGGGAAGACACAGGGGCAATGCAAAATT</text:p>
          </table:table-cell>
        </table:table-row>
        <table:table-row table:style-name="ro1">
          <table:table-cell office:value-type="string" calcext:value-type="string">
            <text:p>AATAATGCCAGTATCACAAATGCCACTGTCACAAATAACTCAACC---AACCTCCTGGAAGATCAGGGAGCAATACAAAACT</text:p>
          </table:table-cell>
        </table:table-row>
        <table:table-row table:style-name="ro1">
          <table:table-cell office:value-type="string" calcext:value-type="string">
            <text:p>TCTGTGTTACTTTAATCTGTACGGAT---AAGAATGCCACAGGTAATTACTATAGAAG--------------AAGAGGAAGGGACAATAAAAAACT</text:p>
          </table:table-cell>
        </table:table-row>
        <table:table-row table:style-name="ro1">
          <table:table-cell office:value-type="string" calcext:value-type="string">
            <text:p>AATGCCACCAGTGGCCTTAACGCCACCAGTGGCTTTAACAATAGCACCCTAAAAGAAGAGCCAGGGGTGATACAAAAAT</text:p>
          </table:table-cell>
        </table:table-row>
        <table:table-row table:style-name="ro1">
          <table:table-cell office:value-type="string" calcext:value-type="string">
            <text:p>AATGCCAATGCCACCAATGGCACTGCCAATGGCCTTCACAATAGCACCCTGACAGAAGAGCCAGGAGCAATACAAAACT</text:p>
          </table:table-cell>
        </table:table-row>
        <table:table-row table:style-name="ro1">
          <table:table-cell office:value-type="string" calcext:value-type="string">
            <text:p>GTGAATT---ACAATGCCACCAATGCCACCAGTGGCCTTAACAATAGCACCCTAAAAGAAGAGTCAGGGGCAATACAAAACT</text:p>
          </table:table-cell>
        </table:table-row>
        <table:table-row table:style-name="ro1">
          <table:table-cell office:value-type="string" calcext:value-type="string">
            <text:p>T---ACAATAATACTGATTACAATAATAGCACTAAAAACAATAATGACTCCCTGAAAGAAGATGTAGGGGCAATAAAAAATT</text:p>
          </table:table-cell>
        </table:table-row>
        <table:table-row table:style-name="ro1">
          <table:table-cell office:value-type="string" calcext:value-type="string">
            <text:p>GTCACTTTAAATTGTAC------------TAATGCTGCTCGGAACAGCACAAATGACACCCTGAAGGAAGACCCAGGGGCGCTACAAAACT</text:p>
          </table:table-cell>
        </table:table-row>
        <table:table-row table:style-name="ro1">
          <table:table-cell office:value-type="string" calcext:value-type="string">
            <text:p>GTGAATT---ACAATGCCACCAATGCCACCAGTGACCTTGACAATAGCACCCTAAAAGAAGAGTCAGGGGCAATACAAAACT</text:p>
          </table:table-cell>
        </table:table-row>
        <table:table-row table:style-name="ro1">
          <table:table-cell office:value-type="string" calcext:value-type="string">
            <text:p>TGTGTGAGTTACAATAACACCAATGTCACCAATGTCTTGAATAGCACCCTAAAAGAAGAGTCAGGGGCAATACAAAACT</text:p>
          </table:table-cell>
        </table:table-row>
        <table:table-row table:style-name="ro1">
          <table:table-cell office:value-type="string" calcext:value-type="string">
            <text:p>AATACCACCAGTAGGAACAGCTCCCTGGTGGAGGAGTCGGGGGCCACCATGGTGGAAGAGCCAGAGGCAATACAAAACT</text:p>
          </table:table-cell>
        </table:table-row>
        <table:table-row table:style-name="ro1">
          <table:table-cell office:value-type="string" calcext:value-type="string">
            <text:p>TGTGTGAATTACAATGCCACCAATGCCACCGAAAGCTTTAATAGTACCCTAAAAGAAGAGTCAGGGGCAATACAAAACT</text:p>
          </table:table-cell>
        </table:table-row>
        <table:table-row table:style-name="ro1">
          <table:table-cell office:value-type="string" calcext:value-type="string">
            <text:p>GTGAATT---ACAATGCCACCAATGCCACCAGTGGCTCTAGCAATAGCACCCTAAAAGAAGAGTCAGGGGCAATACAAAACT</text:p>
          </table:table-cell>
        </table:table-row>
        <table:table-row table:style-name="ro1">
          <table:table-cell office:value-type="string" calcext:value-type="string">
            <text:p>AAAGCCAATATCACTGATGCTGCCACCCCCTCACCCTCTCTTGACACCCTGAAGGAAGAGTCAGGAGCAATACAAAACT</text:p>
          </table:table-cell>
        </table:table-row>
        <table:table-row table:style-name="ro1">
          <table:table-cell office:value-type="string" calcext:value-type="string">
            <text:p>GTGAATT---ACAATGCCACCAATGCCACCAGTGGCTTTAACAATAGCACCCTAAAAGAAGAGTCAGGGGCAATACAAAACT</text:p>
          </table:table-cell>
        </table:table-row>
        <table:table-row table:style-name="ro1">
          <table:table-cell office:value-type="string" calcext:value-type="string">
            <text:p>AATTGTACTAATGCCCAGAGCAATGCCACTGCCTGGGCCAATGAC---ACCCTGAAGGAAGAGTCAGGGGCAATACAAAATT</text:p>
          </table:table-cell>
        </table:table-row>
        <table:table-row table:style-name="ro1">
          <table:table-cell office:value-type="string" calcext:value-type="string">
            <text:p>GTAAGTTACAATGCTACCAATGCCACCGATGGCTTTAACCATAACACCCTAAAAGAAGAGTCAGGGGCAATACAAAACT</text:p>
          </table:table-cell>
        </table:table-row>
        <table:table-row table:style-name="ro1">
          <table:table-cell office:value-type="string" calcext:value-type="string">
            <text:p>AATGCCAGTAATAGTACTAATGCCAATAGCACTGCTAAAAATGACACTCTAAAGGAAGAGCCATGGGCAATACAAAACT</text:p>
          </table:table-cell>
        </table:table-row>
        <table:table-row table:style-name="ro1">
          <table:table-cell office:value-type="string" calcext:value-type="string">
            <text:p>GTGAATTACAATGCCACCAATGCCACCCATGGCCTTAACAATAGCACCCTAAAAGAAGAGTCAGGGGCAATACAAAACT</text:p>
          </table:table-cell>
        </table:table-row>
        <table:table-row table:style-name="ro1">
          <table:table-cell office:value-type="string" calcext:value-type="string">
            <text:p>CTACCACTACCACTACCCCCGTCCCCCTACCACATTCAAAACAATGACCTGAAGGAAGAACCAGGGGCAATACAAAGCT</text:p>
          </table:table-cell>
        </table:table-row>
        <table:table-row table:style-name="ro1">
          <table:table-cell office:value-type="string" calcext:value-type="string">
            <text:p>TGTGTGAATTACAATGCCACCAATGCCACCAATGGCTTTAACAGCACCCTAAAAGAAGAGTCAGGGGCAATACAAAACT</text:p>
          </table:table-cell>
        </table:table-row>
        <table:table-row table:style-name="ro1">
          <table:table-cell office:value-type="string" calcext:value-type="string">
            <text:p>TGTGCGAATTACAATGCCACCAATGCCACCAATGGCTTTAATAGCACCCTAAGAGAAGAGTCAGGGGCAATACAAAACT</text:p>
          </table:table-cell>
        </table:table-row>
        <table:table-row table:style-name="ro1">
          <table:table-cell office:value-type="string" calcext:value-type="string">
            <text:p>TACGCCTACAATGYCACCAATGCCACCAATRACTTTAACARTAGCACCCTAAAAGAAGAGTCAGGGGCAATACAAAACT</text:p>
          </table:table-cell>
        </table:table-row>
        <table:table-row table:style-name="ro1">
          <table:table-cell office:value-type="string" calcext:value-type="string">
            <text:p>GTGAATTACAATGCCACCAATGCCACCCATGGCCTTAACAATAGCACCCTAAAAGAAGAGTCAGGGGCAATACAAAACT</text:p>
          </table:table-cell>
        </table:table-row>
        <table:table-row table:style-name="ro1">
          <table:table-cell office:value-type="string" calcext:value-type="string">
            <text:p>GTGAATT---ACAATGCCACCAATGCCACCCAGGGCTTTAACAATAGCACCCTAAAAGAAGAGTCAGGGGCAATACAAAACT</text:p>
          </table:table-cell>
        </table:table-row>
        <table:table-row table:style-name="ro1">
          <table:table-cell office:value-type="string" calcext:value-type="string">
            <text:p>GTGAATTACAATGCCACCAATGCCACCAATGGCTTTAACAGTAGCACCCTAAAAGAAGAGTCAGGGGCAATACAAAACT</text:p>
          </table:table-cell>
        </table:table-row>
        <table:table-row table:style-name="ro1">
          <table:table-cell office:value-type="string" calcext:value-type="string">
            <text:p>GTGAATTACAATGCCACCAATGCCACCAATAGCGTTAACAATAGTGCCCTAAAAGAAGAGTCAGGGGCAATACAAAACT</text:p>
          </table:table-cell>
        </table:table-row>
        <table:table-row table:style-name="ro1">
          <table:table-cell office:value-type="string" calcext:value-type="string">
            <text:p>GTGAATTACAATGCCACCAATGCCACCAATGGCTTTAACAATAGCACCCTAAAAGAAGAGCCAGGGGCAATACAAAACT</text:p>
          </table:table-cell>
        </table:table-row>
        <table:table-row table:style-name="ro1">
          <table:table-cell office:value-type="string" calcext:value-type="string">
            <text:p>TTAAATTGTACT---------AATGCCATTAATGCCACTGCCATTCAAAACGAAGCCCTGAGGGAAGAACCAGGGGCAATACAAAACT</text:p>
          </table:table-cell>
        </table:table-row>
        <table:table-row table:style-name="ro1">
          <table:table-cell office:value-type="string" calcext:value-type="string">
            <text:p>ACTTTACACTGT------------AAGGATGCCAACACCAGTTCCACTGAAAACAGCACCCTACCGGAAGAGGCAGGGGCAATAAAAAACT</text:p>
          </table:table-cell>
        </table:table-row>
        <table:table-row table:style-name="ro1">
          <table:table-cell office:value-type="string" calcext:value-type="string">
            <text:p>CCACTCTGTGTCACTTTAGACTGTAATG---------ATGATGTTAGTACTAATA--------AGACCTTTAATAATGGGCA----TGAAATGAAAAATT</text:p>
          </table:table-cell>
        </table:table-row>
        <table:table-row table:style-name="ro1">
          <table:table-cell office:value-type="string" calcext:value-type="string">
            <text:p>GTTACCTACTGTAAAAATGATACCACCAATATCTGCAATCACATCAACGGTAGGACCCTCGATGAGAATG------TAAGAAATT</text:p>
          </table:table-cell>
        </table:table-row>
        <table:table-row table:style-name="ro1">
          <table:table-cell office:value-type="string" calcext:value-type="string">
            <text:p>TTAAGATGCACAGATGCTACAAGAGATAC---------TACAAGAAATGTGACAAACATAGAGGAAATGAAAGGGGAAATACAAAATT</text:p>
          </table:table-cell>
        </table:table-row>
        <table:table-row table:style-name="ro1">
          <table:table-cell office:value-type="string" calcext:value-type="string">
            <text:p>GTTAGCAAACACAATGCTAGTGTTACCAATAGTACCCTCAGTGGTACCTACAATGAGAGTGGGCA----GGAAATAAAAAATT</text:p>
          </table:table-cell>
        </table:table-row>
        <table:table-row table:style-name="ro1">
          <table:table-cell office:value-type="string" calcext:value-type="string">
            <text:p>GTAAAATTGACCCCACTCTGTGTCACTTTAAGATGT---------GAGGATGTTCCGTTTAATAAGAGT------------------------GAGACGGAAATAAGAAATT</text:p>
          </table:table-cell>
        </table:table-row>
        <table:table-row table:style-name="ro1">
          <table:table-cell office:value-type="string" calcext:value-type="string">
            <text:p>ACTCTACATTGT---------AAGAATGTCACTGCCACTAACAGTCAAAATAGCACCCTGAAGGAAGAGCAAGGGGCAATACAAAACT</text:p>
          </table:table-cell>
        </table:table-row>
        <table:table-row table:style-name="ro1">
          <table:table-cell office:value-type="string" calcext:value-type="string">
            <text:p>ACTAATAATAGTACTAATGCCAATAATAGTAGT--GTTAACAATAGTAGTCTTGAATATATGAAGGAAGAAATGACAAACT</text:p>
          </table:table-cell>
        </table:table-row>
        <table:table-row table:style-name="ro1">
          <table:table-cell office:value-type="string" calcext:value-type="string">
            <text:p>GCTACCGATACCAATGTGAACGCTACCAATAACAATGATACTAGTAATTGGAAAAATATGG---AAGGAGAAATAAAAAGCT</text:p>
          </table:table-cell>
        </table:table-row>
        <table:table-row table:style-name="ro1">
          <table:table-cell office:value-type="string" calcext:value-type="string">
            <text:p>AATTGCACTAATTTGGATAATACCACAAATAGTACTACTAACAGTAGTAGTAATGGGA------------TGAAGGGAGATATGAAAAACT</text:p>
          </table:table-cell>
        </table:table-row>
        <table:table-row table:style-name="ro1">
          <table:table-cell office:value-type="string" calcext:value-type="string">
            <text:p>AAGAATAATACGAGCACGAACRATGGGACTGTTACGAATAGCACCATAGACAAAAATATGGAGGGAGAAATAAAAAACT</text:p>
          </table:table-cell>
        </table:table-row>
        <table:table-row table:style-name="ro1">
          <table:table-cell office:value-type="string" calcext:value-type="string">
            <text:p>TTGAATGATGCTAGCACCCAAGCTCCTACTACCAAGAGTAATAGTAGTTGGATAAATGAGGAGGGAGAGATGAAAAACT</text:p>
          </table:table-cell>
        </table:table-row>
        <table:table-row table:style-name="ro1">
          <table:table-cell office:value-type="string" calcext:value-type="string">
            <text:p>AATTGTAGTGATTTAGGGAATAATACTAACACCAATAGTAGTGACTGGGGA---AGAATGGAGAAAGGAGAAATGAAAAATT</text:p>
          </table:table-cell>
        </table:table-row>
        <table:table-row table:style-name="ro1">
          <table:table-cell office:value-type="string" calcext:value-type="string">
            <text:p>ACCTTAAATTGCACTAAGTTGATTACTAATACCACTAATAATAATAATACTGCGGA---------GGGGGTGGAAGAAATGACAAACT</text:p>
          </table:table-cell>
        </table:table-row>
        <table:table-row table:style-name="ro1">
          <table:table-cell office:value-type="string" calcext:value-type="string">
            <text:p>AACAATAGTAATACTAAAAATAACATCAGTAGTAGTACTAATGCTACTGATATGGAGGCGGTGGAACAAATGAGAAATT</text:p>
          </table:table-cell>
        </table:table-row>
        <table:table-row table:style-name="ro1">
          <table:table-cell office:value-type="string" calcext:value-type="string">
            <text:p>TTAAACTGTACAGACGCTAAGAATAATGCCACTATAGGTGCCACTAGTAG--CAATAGTAATG----ACACAGGACTGAAAAATT</text:p>
          </table:table-cell>
        </table:table-row>
        <table:table-row table:style-name="ro1">
          <table:table-cell office:value-type="string" calcext:value-type="string">
            <text:p>AATGCCACTAATAATGCCACTAATACCACTAGTGAGGACATAAAAAATGCCACTAATGAGGGCATAGGAATGAAAAACT</text:p>
          </table:table-cell>
        </table:table-row>
        <table:table-row table:style-name="ro1">
          <table:table-cell office:value-type="string" calcext:value-type="string">
            <text:p>AACTGCACAGAATGGAAGGGCAA---CCAGACCATTAGTAACACTACTGCCAAGAACATAGAGAACATAGGGATGAGAAACT</text:p>
          </table:table-cell>
        </table:table-row>
        <table:table-row table:style-name="ro1">
          <table:table-cell office:value-type="string" calcext:value-type="string">
            <text:p>AATTGTACAAATGCTACTGCTCATAGTAGTACTGTTAATAATAATAGTACTGTTAATAATAACAGGGAA-------ATAAAAAATT</text:p>
          </table:table-cell>
        </table:table-row>
        <table:table-row table:style-name="ro1">
          <table:table-cell office:value-type="string" calcext:value-type="string">
            <text:p>AACTGTAGTAATATTAAGAGTACTGGCAATGATACCCACAGCAACACCAACAGTGAGA------------ACAAAAGGGAGATGAAAAACT</text:p>
          </table:table-cell>
        </table:table-row>
        <table:table-row table:style-name="ro1">
          <table:table-cell office:value-type="string" calcext:value-type="string">
            <text:p>ACTTTAAACTGCAC---------GAATGTCACTGCCCACAACACTCTCGCAAACCAGACTAACATCGGTGACATTGGAATGACAAACT</text:p>
          </table:table-cell>
        </table:table-row>
        <table:table-row table:style-name="ro1">
          <table:table-cell office:value-type="string" calcext:value-type="string">
            <text:p>GATTGTAGT---------AACGATAATATTAGCGATAATAATACCCACAATGCTAAATGTTACCAGTGCTGGGGGGAAATGAGAAATT</text:p>
          </table:table-cell>
        </table:table-row>
        <table:table-row table:style-name="ro1">
          <table:table-cell office:value-type="string" calcext:value-type="string">
            <text:p>GTCACCCTAAACTGTCAGGAGATGAACAGTAGCACTAAGACGAACAGTAGC--------ATTAGTAATGAGGATAAAAG----AATGAACT</text:p>
          </table:table-cell>
        </table:table-row>
        <table:table-row table:style-name="ro1">
          <table:table-cell office:value-type="string" calcext:value-type="string">
            <text:p>TGCA---AGCCTAATAATGTCACTAATGGAACTTCTAATAATGCCACTAATGGAACTTATGAGGAAGTAGGAATGAAAAATT</text:p>
          </table:table-cell>
        </table:table-row>
        <table:table-row table:style-name="ro1">
          <table:table-cell office:value-type="string" calcext:value-type="string">
            <text:p>AATGTGACGATTAACAATGCTACAAATGCCACAGATGCCACCGCTGACCCTACTGATGGCGGAGGAGAAATGCAAAATT</text:p>
          </table:table-cell>
        </table:table-row>
        <table:table-row table:style-name="ro1">
          <table:table-cell office:value-type="string" calcext:value-type="string">
            <text:p>GTTACTTTAAATTGT---------AGGAATGCTAACATTACTGATATTACTACCGTAGATAAGCCCATAGTG---GGAGATATACAAAATT</text:p>
          </table:table-cell>
        </table:table-row>
        <table:table-row table:style-name="ro1">
          <table:table-cell office:value-type="string" calcext:value-type="string">
            <text:p>TTCTGTGTCACTTTAGATTGCACTGAAT------ATACCCCTAATGCCACTAAT------------ATCACTAACGAGGACATAGGAATGAAAAACT</text:p>
          </table:table-cell>
        </table:table-row>
        <table:table-row table:style-name="ro1">
          <table:table-cell office:value-type="string" calcext:value-type="string">
            <text:p>GTCACTTTAGAATGT---------AGAAATGTTAATGTTACCAACTGT--------GAAAATGTTACCCTCAACATGAAGGAAGAAATAAAAAATT</text:p>
          </table:table-cell>
        </table:table-row>
        <table:table-row table:style-name="ro1">
          <table:table-cell office:value-type="string" calcext:value-type="string">
            <text:p>TTAACCCCACTCTGCGTCACTTTAAACTGCACT---------AATGCTACTAATGATAAGGTCAGTAGTG------------------AATTGGAAATGAAAAACT</text:p>
          </table:table-cell>
        </table:table-row>
        <table:table-row table:style-name="ro1">
          <table:table-cell office:value-type="string" calcext:value-type="string">
            <text:p>ATAAGCAATAGCACTGCTACAAACAATACCAATGACAGGAATAGTACTATGATGGGAAATGATGAGACTAGAATGAACT</text:p>
          </table:table-cell>
        </table:table-row>
        <table:table-row table:style-name="ro1">
          <table:table-cell office:value-type="string" calcext:value-type="string">
            <text:p>CTACAGCCATGTGTGAAGTTGACCCCACTCTGTGTCACCTTAAATTG------------------TACAGATACTAATAGTACT---------------------------GAAATAAAAAATT</text:p>
          </table:table-cell>
        </table:table-row>
        <table:table-row table:style-name="ro1">
          <table:table-cell office:value-type="string" calcext:value-type="string">
            <text:p>ATAAGCAATAGCACTGTTACAAACAATACCAATGACAGGAATAGTACTATAATGGGAAATGATGAGACTAGAATGAACT</text:p>
          </table:table-cell>
        </table:table-row>
        <table:table-row table:style-name="ro1">
          <table:table-cell office:value-type="string" calcext:value-type="string">
            <text:p>AGTGATGTAAAGAGAACATGCAATAGCA----CCGCAGAGAGAAAAGCAACATGCTGTAATAGCACTAAGGAAATGAAAAATT</text:p>
          </table:table-cell>
        </table:table-row>
        <table:table-row table:style-name="ro1">
          <table:table-cell office:value-type="string" calcext:value-type="string">
            <text:p>ACTTTCAACAGTACTACTTTCAACAGTAGCGAGGCTAATGATACTGTTAATAATGAAATGAAGGAAGAAATAAAAAATT</text:p>
          </table:table-cell>
        </table:table-row>
        <table:table-row table:style-name="ro1">
          <table:table-cell office:value-type="string" calcext:value-type="string">
            <text:p>AATACCAACTGTAAGGGGGATAATATTACCAATGGTACTCTCCATCACAATCAGACCATGAGGGAAGAAATGAAAAATT</text:p>
          </table:table-cell>
        </table:table-row>
        <table:table-row table:style-name="ro1">
          <table:table-cell office:value-type="string" calcext:value-type="string">
            <text:p>TTAACCCCACTCTGCGTCACTTTAAACTGCACT---------AATGCTACTAATGATAAGGTCAGTAGTG------------------AATTGGAAATGAAAAACT</text:p>
          </table:table-cell>
        </table:table-row>
        <table:table-row table:style-name="ro1">
          <table:table-cell office:value-type="string" calcext:value-type="string">
            <text:p>CTAAACTGTAGCAATGCTAAAATTAATAATACTGGTATCAATAATACC---------CTTGCCATAAGGGAGGGAGAAATAAAAAATT</text:p>
          </table:table-cell>
        </table:table-row>
        <table:table-row table:style-name="ro1">
          <table:table-cell office:value-type="string" calcext:value-type="string">
            <text:p>CCACTCTGTGTTACTATGAGCTGTACTAATT------ATGGTAATATTCCCCACAACAATACCATAAG---------------GGGAGAAATAAAAAATT</text:p>
          </table:table-cell>
        </table:table-row>
        <table:table-row table:style-name="ro1">
          <table:table-cell office:value-type="string" calcext:value-type="string">
            <text:p>CTCTGTGTCGCTATGAACTGTACCGATGTTAACAATACTAATAGTAATAATGATACCTCC------------------TATAAAGAACTAACAAAAT</text:p>
          </table:table-cell>
        </table:table-row>
        <table:table-row table:style-name="ro1">
          <table:table-cell office:value-type="string" calcext:value-type="string">
            <text:p>ACCCCACTCTGTGTCACTTTAAACTGCAC------------AAATATCAATGCCACTATAAGTAATGCCACTATG------------GGAGAAATGAAAAACT</text:p>
          </table:table-cell>
        </table:table-row>
        <table:table-row table:style-name="ro1">
          <table:table-cell office:value-type="string" calcext:value-type="string">
            <text:p>GTAAAGTTGACCCCACTCTGTGTTACTTTAAACTGTAGTGATGTTATATACAACGAAACC------------------------------------AAGGAAGAAATGAAAAACT</text:p>
          </table:table-cell>
        </table:table-row>
        <table:table-row table:style-name="ro1">
          <table:table-cell office:value-type="string" calcext:value-type="string">
            <text:p>AAGATTAACAGTACTAGTGCTGAGGTCAATAGTAGTAGCATTACTAATGTCACTAATAAAGACACAGGAATGAAAAATT</text:p>
          </table:table-cell>
        </table:table-row>
        <table:table-row table:style-name="ro1">
          <table:table-cell office:value-type="string" calcext:value-type="string">
            <text:p>ACTGAATATAAAGGCAATAATACAAATAGCAATGATACAAATGTCAATAATACAATTGAGGACATAGGAATGAAAAACT</text:p>
          </table:table-cell>
        </table:table-row>
        <table:table-row table:style-name="ro1">
          <table:table-cell office:value-type="string" calcext:value-type="string">
            <text:p>CTCTGTGTCGCTATGAACTGTACCGATGTTAACAATACTAATAGTAATAATGATACCTCC------------------TATAAAGAACTAACAAAAT</text:p>
          </table:table-cell>
        </table:table-row>
        <table:table-row table:style-name="ro1">
          <table:table-cell office:value-type="string" calcext:value-type="string">
            <text:p>CTACAGCCATGTGTGAAGTTGACCCCACTCTGTGTCACCTTAAATTG------------------TACAGATACTAATAGTACT---------------------------GAAATAAAAAATT</text:p>
          </table:table-cell>
        </table:table-row>
        <table:table-row table:style-name="ro1">
          <table:table-cell office:value-type="string" calcext:value-type="string">
            <text:p>GTTACCTTAGATTGCACTGATTTTGGAAATACTACTAATACTACTAGT------------ACAACAATGGAAAAAGGAGAAATGAAAAACT</text:p>
          </table:table-cell>
        </table:table-row>
        <table:table-row table:style-name="ro1">
          <table:table-cell office:value-type="string" calcext:value-type="string">
            <text:p>AACTGCACTGACACAAATACCACTAGTAATGCTACTAATAGTAGTGAG---ATAAAGATGCAGGCAGGAGAAATAAAAAACT</text:p>
          </table:table-cell>
        </table:table-row>
        <table:table-row table:style-name="ro1">
          <table:table-cell office:value-type="string" calcext:value-type="string">
            <text:p>GTTACTTTAAATTGCACTGATCAGTTGAATGCTAATTATACTAATAATAATAGCTGGAAAATG------------GGAGAAATAAAAAATT</text:p>
          </table:table-cell>
        </table:table-row>
        <table:table-row table:style-name="ro1">
          <table:table-cell office:value-type="string" calcext:value-type="string">
            <text:p>CTCTGTGTTACTTTATATTGCACTGATGCTAGGAATAGCACTAATATT------------------ACCATGGAAGAGAGAAAAGAAATAAAAAATT</text:p>
          </table:table-cell>
        </table:table-row>
        <table:table-row table:style-name="ro1">
          <table:table-cell office:value-type="string" calcext:value-type="string">
            <text:p>ACTCTAAATTGCACTGATAAGGTGGGGAATGAGACTGCTGCTAATGATACT------------GCAGAGGAGAAAGGAGAAATAAAGAATT</text:p>
          </table:table-cell>
        </table:table-row>
        <table:table-row table:style-name="ro1">
          <table:table-cell office:value-type="string" calcext:value-type="string">
            <text:p>ACTTTAAATTGCACTGATTTGAAGAATACTACTAATACCAATATCAGTAGT---------ACAATAGAGGGAGGAGAAATAAAAAACT</text:p>
          </table:table-cell>
        </table:table-row>
        <table:table-row table:style-name="ro1">
          <table:table-cell office:value-type="string" calcext:value-type="string">
            <text:p>AAATGCAATGATACTAGGAATAATACTAATACCACTGAAAATAGTTGGGAAAAG---ATGGAGCCAGGAGAAATAAAAAAT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TGCACTGATTGGAAGAATAATAATAATACTAATACCACCAGTAGTAGCTTGGGAAGTATGGAGGGAGAAATAAAAAACT</text:p>
          </table:table-cell>
        </table:table-row>
        <table:table-row table:style-name="ro1">
          <table:table-cell office:value-type="string" calcext:value-type="string">
            <text:p>ACTTGCACTAAT---GCTACTGCCACTAATGTCAATAATGATACCAGGATTAATAGTAGTATGGTAGGAGAGATGACAAACT</text:p>
          </table:table-cell>
        </table:table-row>
        <table:table-row table:style-name="ro1">
          <table:table-cell office:value-type="string" calcext:value-type="string">
            <text:p>TGCACTGATGCTGTGTCCAATAGTACTGGTAAGACCAATAGTAGTGTCGAGGGAGGGATGACG------GGAGAAATAAAGAATT</text:p>
          </table:table-cell>
        </table:table-row>
        <table:table-row table:style-name="ro1">
          <table:table-cell office:value-type="string" calcext:value-type="string">
            <text:p>AATTGCATTGACTGGGGGAATGA---TAATAGTAGTAGTAGCGAGGGAGACATGAAATTGGAAAAGGGAGAAGTAAAAAACT</text:p>
          </table:table-cell>
        </table:table-row>
        <table:table-row table:style-name="ro1">
          <table:table-cell office:value-type="string" calcext:value-type="string">
            <text:p>ACGAATGYCACTCTGGCCAATTTCACTACATCTGAGACCAATGTCACCAAGACAGACATGG---AC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TGCACTGATCTGAAGAATGCTACTAATACGAATAATAGTAGCGGGAGAATG---ATGGAGAAGGAAGAAATGAAAAATT</text:p>
          </table:table-cell>
        </table:table-row>
        <table:table-row table:style-name="ro1">
          <table:table-cell office:value-type="string" calcext:value-type="string">
            <text:p>TGCACTAAT---GCAAATTGCACTAATGCCAATAATACTTGTAATGCCACTAGTAGTGAGGCACTGAGGGATGTAAAAAACT</text:p>
          </table:table-cell>
        </table:table-row>
        <table:table-row table:style-name="ro1">
          <table:table-cell office:value-type="string" calcext:value-type="string">
            <text:p>AATACTAATACTACTGATGCTAGAACAAACAATACTGTTAATGCCACTGGAACAATGGAGAAAGGAGAAATAAAAAACT</text:p>
          </table:table-cell>
        </table:table-row>
        <table:table-row table:style-name="ro1">
          <table:table-cell office:value-type="string" calcext:value-type="string">
            <text:p>ACCCTAAACTGCACTGATTATAGGGGAAATAATACCAATATTAATGAT------------ACAGCACCGGAGAAAGGAGAAATACAAAACT</text:p>
          </table:table-cell>
        </table:table-row>
        <table:table-row table:style-name="ro1">
          <table:table-cell office:value-type="string" calcext:value-type="string">
            <text:p>AATGATACTGATACCAATGTTACTACTTCCAATAGTAGTAGCTGGGAAATGAGGATGAAGACAGGAGAAATGAAAAACT</text:p>
          </table:table-cell>
        </table:table-row>
        <table:table-row table:style-name="ro1">
          <table:table-cell office:value-type="string" calcext:value-type="string">
            <text:p>TTACTTTGC------TCCCCAAATGTCACTGGTGCTAATGTTACCACAAAAGGGGAACAGATGGACAAGGGAGAAATACAAAATT</text:p>
          </table:table-cell>
        </table:table-row>
        <table:table-row table:style-name="ro1">
          <table:table-cell office:value-type="string" calcext:value-type="string">
            <text:p>AATTTCAATGGCAGTAGTAATACCAATAGTACTA--GGAACAATAGTAGTAGCTGGGAAGGGATGGGAGAAGTAAAAAACT</text:p>
          </table:table-cell>
        </table:table-row>
        <table:table-row table:style-name="ro1">
          <table:table-cell office:value-type="string" calcext:value-type="string">
            <text:p>GATTGGGAGAGGAAGAATGATACTACTAATACCACTAGTAGTAGCGGGGAA---AATTTGGAGGGAGGAGAAATAAAAAACT</text:p>
          </table:table-cell>
        </table:table-row>
        <table:table-row table:style-name="ro1">
          <table:table-cell office:value-type="string" calcext:value-type="string">
            <text:p>AATAATGTGAATGATACTACCACTAATGGCACTTCTAAGTGGAATGGTGATAATAGCACTATAGGAGAAATAAAAAAA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GGTAATATTACTAGAAGTGCCAATGATTCTATTACTAGCAGGGCTAATATTAGTAGGGAGGGGAAGGAAATGAAGAACT</text:p>
          </table:table-cell>
        </table:table-row>
        <table:table-row table:style-name="ro1">
          <table:table-cell office:value-type="string" calcext:value-type="string">
            <text:p>TGCACTGATGTTAACATCAATAATACTAGTAACATCAATAGTACTAGTACCACAGATGATAATGCCATCATGAAAAACT</text:p>
          </table:table-cell>
        </table:table-row>
        <table:table-row table:style-name="ro1">
          <table:table-cell office:value-type="string" calcext:value-type="string">
            <text:p>TTAAAATGTAGGGATGT---GAATGATACTAAGGCCAATAGTAGTAGTGGGGGAGTG---AGGGAGAAAGGAGAAATGAAAAACT</text:p>
          </table:table-cell>
        </table:table-row>
        <table:table-row table:style-name="ro1">
          <table:table-cell office:value-type="string" calcext:value-type="string">
            <text:p>ACTGCTTCGAACGATACTGATTCGGACGATGCTTGGAGCAATGCTAATTTGAACAATACTATAGGGGAAGTGAAAAACT</text:p>
          </table:table-cell>
        </table:table-row>
        <table:table-row table:style-name="ro1">
          <table:table-cell office:value-type="string" calcext:value-type="string">
            <text:p>AGTAATGATGTAAATATTACTAATATTACTTATAGCACTAATGATAGTGTGAAAGAGATGAAGAAAGAAATGAGGAACT</text:p>
          </table:table-cell>
        </table:table-row>
        <table:table-row table:style-name="ro1">
          <table:table-cell office:value-type="string" calcext:value-type="string">
            <text:p>ACCAGAAATGCTAGTAGTAGTACTACTGG--TAATGGTACTGCTGGTACTAGCCCCCTCTTTCCTGAAGAAATGAAAAACT</text:p>
          </table:table-cell>
        </table:table-row>
        <table:table-row table:style-name="ro1">
          <table:table-cell office:value-type="string" calcext:value-type="string">
            <text:p>GCTAATACCACTAATACTAATGCCAATAGTACTAATAACAGTAGCTTGGGAACAATGGAGAAAGGAGAAATAAAAAACT</text:p>
          </table:table-cell>
        </table:table-row>
        <table:table-row table:style-name="ro1">
          <table:table-cell office:value-type="string" calcext:value-type="string">
            <text:p>ACTAGTAATAATGCCACTAGTAATAATGCCACTGGGGATAGTTGGGGAATGAAGATGGAAGAAGGAGAAATAAAAAACT</text:p>
          </table:table-cell>
        </table:table-row>
        <table:table-row table:style-name="ro1">
          <table:table-cell office:value-type="string" calcext:value-type="string">
            <text:p>ACTAATACTACTAATACTACTAAGACTACTAGTGGTACTAATACCACTGGTAGTAGTTGGGGAGAAGAAATAAAAAACT</text:p>
          </table:table-cell>
        </table:table-row>
        <table:table-row table:style-name="ro1">
          <table:table-cell office:value-type="string" calcext:value-type="string">
            <text:p>GATGCAAATGTTACTACTACCAATAGTACTATCAATAGTAGTAGCGGGGAACTG---ATGGAGGTAGGAGAAATAAAAAACT</text:p>
          </table:table-cell>
        </table:table-row>
        <table:table-row table:style-name="ro1">
          <table:table-cell office:value-type="string" calcext:value-type="string">
            <text:p>GAATTGAGGAATAGTACTGATAATGCCACTATTAATAATGCCACTTTTAGTAACGA------------GGAGAA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AATACTACTAACACCACCATTGCTGGTACTTCCACCACTAATACCCCCATTGTTAGTTCAGGAGAGATAAAAAACT</text:p>
          </table:table-cell>
        </table:table-row>
        <table:table-row table:style-name="ro1">
          <table:table-cell office:value-type="string" calcext:value-type="string">
            <text:p>TTAAATTGCACTGATGTTGATGTGAATGGTACTAATGCGAATGTTACTGATAGG---------GTAGAAAAAGGAGAAATAAAAAACT</text:p>
          </table:table-cell>
        </table:table-row>
        <table:table-row table:style-name="ro1">
          <table:table-cell office:value-type="string" calcext:value-type="string">
            <text:p>TTAAATTGCACTAATTATGAGAGGAATGGGAAAAATACTACAAG-----ACAGGATAATAGTA----CGATAGGAGAAATAAAAAACT</text:p>
          </table:table-cell>
        </table:table-row>
        <table:table-row table:style-name="ro1">
          <table:table-cell office:value-type="string" calcext:value-type="string">
            <text:p>TTAAATTGCACTAATTATTCGGGAAATAATACCAGGAATAATACCAGTAAT---------ACGCTAGAGGGAGGAGAAATGAAAAACT</text:p>
          </table:table-cell>
        </table:table-row>
        <table:table-row table:style-name="ro1">
          <table:table-cell office:value-type="string" calcext:value-type="string">
            <text:p>TGCACTAATTTGAATGTTACCACTAATAGTACTAATAATAATAGCAGTGGGAAGATGATGGAAGGAGAAATGAAAAACT</text:p>
          </table:table-cell>
        </table:table-row>
        <table:table-row table:style-name="ro1">
          <table:table-cell office:value-type="string" calcext:value-type="string">
            <text:p>TTAACCCCACTCTGTGTCACTTTAAATTGCTCTGATTTGAAG------TTGAATACCACTGGTCTTAG---------------------GGAAAAGATGAC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GCCAGTACTACTACTACCAGTACTCCTACTTCCAGTAATATAGGAGGAATGATGAAAAAAGGGGAAATACAACAAT</text:p>
          </table:table-cell>
        </table:table-row>
        <table:table-row table:style-name="ro1">
          <table:table-cell office:value-type="string" calcext:value-type="string">
            <text:p>GTTAACAATAATACTACTAGTAATAATACTAATAGTAATGAAGTGGATTTGAAAATGAAGGAAGGAGAAATAAAAAACT</text:p>
          </table:table-cell>
        </table:table-row>
        <table:table-row table:style-name="ro1">
          <table:table-cell office:value-type="string" calcext:value-type="string">
            <text:p>ATAAACAGTACTACTGATGCTAGCACAAACAATACTGTTAATGCCACTGGAACAATGGAGAAAGGAGAAATAAAAAACT</text:p>
          </table:table-cell>
        </table:table-row>
        <table:table-row table:style-name="ro1">
          <table:table-cell office:value-type="string" calcext:value-type="string">
            <text:p>CATTGCGCTGAATACTTAAAGAATGTTACTAATACCATTGGTGTTACTAGTGTTACTAATGCCACTGG----------TATGACAAACT</text:p>
          </table:table-cell>
        </table:table-row>
        <table:table-row table:style-name="ro1">
          <table:table-cell office:value-type="string" calcext:value-type="string">
            <text:p>AAGAATGATACTAATACCACTAATAGTAAT--AATAATGATACCACTAAGGGAGTGAGGGAGGAAGGAGAACTGAAAAACT</text:p>
          </table:table-cell>
        </table:table-row>
        <table:table-row table:style-name="ro1">
          <table:table-cell office:value-type="string" calcext:value-type="string">
            <text:p>TGCAGTAATTTAAGTACCACTAATAATAATACCATTAGTGGTAATGAGACAGCAGTAAATAAAGGAGAAATAAAAAACC</text:p>
          </table:table-cell>
        </table:table-row>
        <table:table-row table:style-name="ro1">
          <table:table-cell office:value-type="string" calcext:value-type="string">
            <text:p>AATTGCACTGACGCGAAGAATGGTACTAATACCACCGATAGTAGCGGGAAAGTGATA---GAAAATGGAGAAGTAAAAAACT</text:p>
          </table:table-cell>
        </table:table-row>
        <table:table-row table:style-name="ro1">
          <table:table-cell office:value-type="string" calcext:value-type="string">
            <text:p>GGGAATCATACCACCACGAATAATACCAACACCAATAATAGTAGCGGGGAA---CCAATGGAAAAAGGAGAGATAAAAAATT</text:p>
          </table:table-cell>
        </table:table-row>
        <table:table-row table:style-name="ro1">
          <table:table-cell office:value-type="string" calcext:value-type="string">
            <text:p>TGCACTGATTGTTCGAAAAATAGTACTAATACCACCAGTATTAGCGGGGAA---ACAGTGGAGAAAGGAGAAATGAAAAATT</text:p>
          </table:table-cell>
        </table:table-row>
        <table:table-row table:style-name="ro1">
          <table:table-cell office:value-type="string" calcext:value-type="string">
            <text:p>TACAAGTCTAATACTACTAATGGAACTAAAACTGCCAGTAATAGTAGCTGGGAATATAT------GGAGGGAGAAATAAAAAACT</text:p>
          </table:table-cell>
        </table:table-row>
        <table:table-row table:style-name="ro1">
          <table:table-cell office:value-type="string" calcext:value-type="string">
            <text:p>AATAATAGTAGTAATAGTACCAATGATAGTACTCATACCAATAATAGTAGTGTGATGGAGGAAGGAGAAATGAAAAACT</text:p>
          </table:table-cell>
        </table:table-row>
        <table:table-row table:style-name="ro1">
          <table:table-cell office:value-type="string" calcext:value-type="string">
            <text:p>GTTACTTTAACCTGCACTG---------ATGCTAATAGTACCGCTAATGGTAGC---AAGGTAAAGATGGAGGGAGGAGAAATAAAAAACT</text:p>
          </table:table-cell>
        </table:table-row>
        <table:table-row table:style-name="ro1">
          <table:table-cell office:value-type="string" calcext:value-type="string">
            <text:p>GACGTGAGTGACACTAATGCCACTAATACCAATAGTAGTAGCGGGGAACTGAAGATGGAAGAAGGGGAGATG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GAGGAAATCAG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CTTTAAATTGCACTAATGTACAGAGTG------CTACCAATAGTACTATTGAGGAA---GCAATGAAGGGAGGGGAAATAAAAAACT</text:p>
          </table:table-cell>
        </table:table-row>
        <table:table-row table:style-name="ro1">
          <table:table-cell office:value-type="string" calcext:value-type="string">
            <text:p>GTCACTTTACATTGCACTGACTACTTAAAGAATGTTACTAATGCCACTAGTGCTGTT-----AATGCCACTGG----------TATGACAAACT</text:p>
          </table:table-cell>
        </table:table-row>
        <table:table-row table:style-name="ro1">
          <table:table-cell office:value-type="string" calcext:value-type="string">
            <text:p>AATAGCAATAGTAATAGCACGGGAAATATCACTACCCCTAGTAGCCCGAGAAGGATGGAAGAAGGAGAAATGAAAAACT</text:p>
          </table:table-cell>
        </table:table-row>
        <table:table-row table:style-name="ro1">
          <table:table-cell office:value-type="string" calcext:value-type="string">
            <text:p>AATACTGCTTCTAATAATACTTTAACGTGCAATGATACTATAGGGGGGCAGGGCTG--GGCGAAAGAGGAAATAAAAAACT</text:p>
          </table:table-cell>
        </table:table-row>
        <table:table-row table:style-name="ro1">
          <table:table-cell office:value-type="string" calcext:value-type="string">
            <text:p>GTAACGAATGCTACTAATATCAATGCTACTAATATCAATAATAGTAGCGGGGG------AGTGGAGAGTGGAGAAATAAAGAACT</text:p>
          </table:table-cell>
        </table:table-row>
        <table:table-row table:style-name="ro1">
          <table:table-cell office:value-type="string" calcext:value-type="string">
            <text:p>TGCACTAACAATATTGCTATTAATAAGGGCAATCTTACTACTACCCCTAGTCCTACTAGTGG---------------AGGAGAAATAAAAAACT</text:p>
          </table:table-cell>
        </table:table-row>
        <table:table-row table:style-name="ro1">
          <table:table-cell office:value-type="string" calcext:value-type="string">
            <text:p>AATTGTGTTGATTATTGGGGATCCAATAATAGTGCCTCTAATAATACTAGTAGG---------GTGGGGGAAGCAGAAATGAAAAACT</text:p>
          </table:table-cell>
        </table:table-row>
        <table:table-row table:style-name="ro1">
          <table:table-cell office:value-type="string" calcext:value-type="string">
            <text:p>AATTGTACTGATGT---GAATGTTACCAATACCAACATGACAGAGGGAGAAATAAAGATGATGGAGGGAGAAATAAAAAACT</text:p>
          </table:table-cell>
        </table:table-row>
        <table:table-row table:style-name="ro1">
          <table:table-cell office:value-type="string" calcext:value-type="string">
            <text:p>TGCACTGATCCGAAGAGGAAGGGTACTAACACCACTGTTAATACC-----ACTGATAATAGCGGGATAGGGGAAATGAAAAACT</text:p>
          </table:table-cell>
        </table:table-row>
        <table:table-row table:style-name="ro1">
          <table:table-cell office:value-type="string" calcext:value-type="string">
            <text:p>ACTAATAGTACTAGTGGCGCTAATAGTACTAATAGTACTAATAGTTGGGAAAAGATGCCAGTAGGAGAAATAAAAAACT</text:p>
          </table:table-cell>
        </table:table-row>
        <table:table-row table:style-name="ro1">
          <table:table-cell office:value-type="string" calcext:value-type="string">
            <text:p>ATTACTAGGAATAATGATACTACAGCCACTAATGAGACAATAAAGAATGAGACAATAAAGAATGGAGAAATGAGAAACT</text:p>
          </table:table-cell>
        </table:table-row>
        <table:table-row table:style-name="ro1">
          <table:table-cell office:value-type="string" calcext:value-type="string">
            <text:p>TGTACTGACATTGCAGGCAGGAATGATACTGATAATAGTGGAATCGGGACAAAGATGGATCCAGGAGAAATAAAAAACT</text:p>
          </table:table-cell>
        </table:table-row>
        <table:table-row table:style-name="ro1">
          <table:table-cell office:value-type="string" calcext:value-type="string">
            <text:p>AATAGTAGTAGTAATGGGACTACTCCCACTCCCAGTAGTAGTAGTGGGAAAGTG---AAGGAGGAAGGAGAAATGAAAAACT</text:p>
          </table:table-cell>
        </table:table-row>
        <table:table-row table:style-name="ro1">
          <table:table-cell office:value-type="string" calcext:value-type="string">
            <text:p>ACTATTACCACTAATCCCACTAGTACTAAAGCCACTAGTAATGACAACACAGTGATGGAGAAAGGAGAAATGAAAAACT</text:p>
          </table:table-cell>
        </table:table-row>
        <table:table-row table:style-name="ro1">
          <table:table-cell office:value-type="string" calcext:value-type="string">
            <text:p>AATGTGAGGAATGATACTATCA-----------ATTTGAAGAATAATAATTGGACTGTAGATCACCAAATGAAAGGAGAAATAAAAAACT</text:p>
          </table:table-cell>
        </table:table-row>
        <table:table-row table:style-name="ro1">
          <table:table-cell office:value-type="string" calcext:value-type="string">
            <text:p>ACTGATAATTTGAGAAATGACACAAGTGGCACTAACAGTAGCAGCTGGGAAAAGGTACAGAAAGGAGAAATAAAAAACT</text:p>
          </table:table-cell>
        </table:table-row>
        <table:table-row table:style-name="ro1">
          <table:table-cell office:value-type="string" calcext:value-type="string">
            <text:p>ACCGCTAATAATACAACTGCCATGGGTAATAGCACTAATACCAATGGTAGT------------CTAATAGGGGAGACAGACATG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AGGACTATAACCAATAATAATAATAGTACTTATAATAGTACTATTAAAACAGGGATGGAAGGAGAAATAAAAAACT</text:p>
          </table:table-cell>
        </table:table-row>
        <table:table-row table:style-name="ro1">
          <table:table-cell office:value-type="string" calcext:value-type="string">
            <text:p>AATACCACTAGCAATAATGCCACTAGGAGTACCATTAATAATAGCTGGAAA---ATAGAGGAAAAAGGAGAGATAAAAAACT</text:p>
          </table:table-cell>
        </table:table-row>
        <table:table-row table:style-name="ro1">
          <table:table-cell office:value-type="string" calcext:value-type="string">
            <text:p>GTAACTAATTTGAAGAATGGGACTAATACCAATAGTAGTAGTGGAGGGGAAGAGATGGGGGGAGGAGAAATGAAAAACT</text:p>
          </table:table-cell>
        </table:table-row>
        <table:table-row table:style-name="ro1">
          <table:table-cell office:value-type="string" calcext:value-type="string">
            <text:p>TGCTCTGATGTCCCTATCAATAGTAGTGATACCAATAACAGTAGTTGGGGAATG---ATGGAGCAAGGAGAAATAAAAAACT</text:p>
          </table:table-cell>
        </table:table-row>
        <table:table-row table:style-name="ro1">
          <table:table-cell office:value-type="string" calcext:value-type="string">
            <text:p>CTCTGTGTCACTTTAAATTGCACTGATGTGACTGAGAATACTGTTGAAAACAATACTATT------------------AATGGAGAAATAAAAAACT</text:p>
          </table:table-cell>
        </table:table-row>
        <table:table-row table:style-name="ro1">
          <table:table-cell office:value-type="string" calcext:value-type="string">
            <text:p>TATGTAAGGAATGGTACTAGTGCCAGTAGTACTAATAATAGTAGTTGGGACACGATGAAGGGAGAAGAAATAAAAAACT</text:p>
          </table:table-cell>
        </table:table-row>
        <table:table-row table:style-name="ro1">
          <table:table-cell office:value-type="string" calcext:value-type="string">
            <text:p>AGTAGTAATGGTACCAGTAATAGTAGTAGTAATAGTACCAGTAATAGTAGTATAAATATGGAGGGAGAAATAAAAAACT</text:p>
          </table:table-cell>
        </table:table-row>
        <table:table-row table:style-name="ro1">
          <table:table-cell office:value-type="string" calcext:value-type="string">
            <text:p>AGGAATAATACTGATGGGAAGAATGTTACTAATAATAGTAGTAGCTGGAAAAAGATGGAGAAAGGAGAAATAAAAAACT</text:p>
          </table:table-cell>
        </table:table-row>
        <table:table-row table:style-name="ro1">
          <table:table-cell office:value-type="string" calcext:value-type="string">
            <text:p>GGCACTAGGGACGTGAATGGCACTAATACCAATAATAGTAGCGAGGAACTGAAGATGGAAAAAGGGGAGATGAAAAACT</text:p>
          </table:table-cell>
        </table:table-row>
        <table:table-row table:style-name="ro1">
          <table:table-cell office:value-type="string" calcext:value-type="string">
            <text:p>CTCTGTGTTACTTTAGAGTGCTCTAATTTGAATAAGACCGCTAACCTTAGTGATAAT------------------GGGAAGGAAGAACTAAAAAACT</text:p>
          </table:table-cell>
        </table:table-row>
        <table:table-row table:style-name="ro1">
          <table:table-cell office:value-type="string" calcext:value-type="string">
            <text:p>TGCACTAATGTGAATAATACTAATAGTGGAACGAATAATACCATTGGAGGGAAAATGGAGGAAGGAGAAATAAAAAACT</text:p>
          </table:table-cell>
        </table:table-row>
        <table:table-row table:style-name="ro1">
          <table:table-cell office:value-type="string" calcext:value-type="string">
            <text:p>TGCACTAACATCACTAAGAACAGCACTGATAGTAACAACAATAGTAGTGGGTTGGATAT---GACAGGGGAAATGAAAAACT</text:p>
          </table:table-cell>
        </table:table-row>
        <table:table-row table:style-name="ro1">
          <table:table-cell office:value-type="string" calcext:value-type="string">
            <text:p>ACTAATACCAATAGTAGTAAAGGGGAACTGAAGATGGAAAAAGGGGAACTGAAGATGGAAAAAGGGGAGATGAAAAACT</text:p>
          </table:table-cell>
        </table:table-row>
        <table:table-row table:style-name="ro1">
          <table:table-cell office:value-type="string" calcext:value-type="string">
            <text:p>AATGCTAATAATACCCAAAATATGACTAATACCAATAATAATACTAATGGGGGAATGAT------GGAGGGAGAGATAAAAAACT</text:p>
          </table:table-cell>
        </table:table-row>
        <table:table-row table:style-name="ro1">
          <table:table-cell office:value-type="string" calcext:value-type="string">
            <text:p>ACTACTGAGGATACTACTACTAGCAGTCCGGGGACCAATAACAGTAGCTTGGTAAACATGGAAAAGGAAATGAAAAATT</text:p>
          </table:table-cell>
        </table:table-row>
        <table:table-row table:style-name="ro1">
          <table:table-cell office:value-type="string" calcext:value-type="string">
            <text:p>AATACTACTAATGTGGGGACTAATACTACTACCAATAGTAGTAGTATGGAAGAG---ATGGAGAAAGGAGAAATAAAAAACT</text:p>
          </table:table-cell>
        </table:table-row>
        <table:table-row table:style-name="ro1">
          <table:table-cell office:value-type="string" calcext:value-type="string">
            <text:p>GTAAATATTACTAATAATGCAAATACTACTAATACCAATAGTAGTGTGAAACAGATGGAGGAAGGAGAAATAAAGAATT</text:p>
          </table:table-cell>
        </table:table-row>
        <table:table-row table:style-name="ro1">
          <table:table-cell office:value-type="string" calcext:value-type="string">
            <text:p>ACTGATGTTAAAAATGGTACTAATTCCACAAGTGGTAATTCCACTATACTGGTAGAAGCAGAAGGAGAAGTAAAAAACT</text:p>
          </table:table-cell>
        </table:table-row>
        <table:table-row table:style-name="ro1">
          <table:table-cell office:value-type="string" calcext:value-type="string">
            <text:p>AATTGCACTGATGACTTAACAAAGAATAATACTACAATTATAAATAGTAGTCA---------CACCGGGTATGGAGAAATA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CATTGCACTGAATTGAAGAATGCTACTGGTACCACTAATAGTAGCGAGAAAATG---GTGGGGGGAGGAGAAATGAAGAACT</text:p>
          </table:table-cell>
        </table:table-row>
        <table:table-row table:style-name="ro1">
          <table:table-cell office:value-type="string" calcext:value-type="string">
            <text:p>ACTGATGCCAATATTACTAATACCAATACTACTAATAATAGTAGCTGGGAAAGGGAGGAAACAGGAGCAATAAAGAACT</text:p>
          </table:table-cell>
        </table:table-row>
        <table:table-row table:style-name="ro1">
          <table:table-cell office:value-type="string" calcext:value-type="string">
            <text:p>AATAGTACTACAGCAAATGGTAGTGGTAATACTACAGTAAATGGTAGTGTGGACATGGAGGAAGGAGAAATAAAAAACT</text:p>
          </table:table-cell>
        </table:table-row>
        <table:table-row table:style-name="ro1">
          <table:table-cell office:value-type="string" calcext:value-type="string">
            <text:p>GGGGGGAATAATACTAATAACAATACTAATAACAATAGTAGTATTGGGGGACTG---ATGGAGACAGGAGACATAAAAAACT</text:p>
          </table:table-cell>
        </table:table-row>
        <table:table-row table:style-name="ro1">
          <table:table-cell office:value-type="string" calcext:value-type="string">
            <text:p>ACTACTACTGATGTGTCCAATAGTACTAATAATACCAATAGAAGTGTCGAGGGAGAGAT------GAAGGGAGAAATAAAGAAT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ATTGCAGTGATATTCCTAAGACCAATAGTAGTAACAATAATAGTAGTGAGGAATCGATAAT------TGGAGAAGTAAAAAATT</text:p>
          </table:table-cell>
        </table:table-row>
        <table:table-row table:style-name="ro1">
          <table:table-cell office:value-type="string" calcext:value-type="string">
            <text:p>ACTAGTAGTACTAATACCACTAATGGTACTAATCCCACTATTAGTGGCAGGAA------AATGGAGAAAGGAGAAGAGCAAAACT</text:p>
          </table:table-cell>
        </table:table-row>
        <table:table-row table:style-name="ro1">
          <table:table-cell office:value-type="string" calcext:value-type="string">
            <text:p>AGTAGTAGTAGTGATAAAAATGATGCTAAAACCAATAGTAGTAGTAGTTGGGAAAGGATGG---AAGGAGAAG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GGGGATGTTACTAATAACACGGGGAGTAATACCACTGGTAGTAGCGGGGGAGTG---ATGGAGGGAGGAGAAATGAAAAATT</text:p>
          </table:table-cell>
        </table:table-row>
        <table:table-row table:style-name="ro1">
          <table:table-cell office:value-type="string" calcext:value-type="string">
            <text:p>TGCACTAATTGGAATGCTACTAATTTGGGAAATGATACTAATACCATTAGT---------------ATGATAAAGGAAGGAGAAATAAAAAACT</text:p>
          </table:table-cell>
        </table:table-row>
        <table:table-row table:style-name="ro1">
          <table:table-cell office:value-type="string" calcext:value-type="string">
            <text:p>ACTGATT---ACAATACCACTAATACCACTAGTAGTAACACCAATAGTGGTGGAGAGATGAATAAAGGAGAAATAAAAAACT</text:p>
          </table:table-cell>
        </table:table-row>
        <table:table-row table:style-name="ro1">
          <table:table-cell office:value-type="string" calcext:value-type="string">
            <text:p>GTTAATGTTACTAATGCCAGTAGCAATATTACTAATGCCACTAATATTGGAGGGGAAAT---------GAGGGGAGGAATAAAAAATT</text:p>
          </table:table-cell>
        </table:table-row>
        <table:table-row table:style-name="ro1">
          <table:table-cell office:value-type="string" calcext:value-type="string">
            <text:p>TCCCCAAATGTCACTGGTGCTAATGTTACCACAAATGTCACTGGTGCTAAACGG---------ATGGACAAGGGAGAAATACAAAATT</text:p>
          </table:table-cell>
        </table:table-row>
        <table:table-row table:style-name="ro1">
          <table:table-cell office:value-type="string" calcext:value-type="string">
            <text:p>ACTAGTACCCATACTGATACCAGTGCTACTACTAGCCCGAATGGGACTAATGTGGTGGGGGAAGGAGAAATGAAAAACT</text:p>
          </table:table-cell>
        </table:table-row>
        <table:table-row table:style-name="ro1">
          <table:table-cell office:value-type="string" calcext:value-type="string">
            <text:p>TTAAAGCCATGTGTAAAATTAACCCCACTCTGTGTTACTCTAAATTGTACTGAT---------------------------------------------ACGGAGAAAGGAGAGATGAAAAATT</text:p>
          </table:table-cell>
        </table:table-row>
        <table:table-row table:style-name="ro1">
          <table:table-cell office:value-type="string" calcext:value-type="string">
            <text:p>GTCACTTTGCAGTGC---------------GATCATAATATCACAAGTGTGGGGAATAACATAAGTAATGATCTGGGGAGAGAAATGAAAAACT</text:p>
          </table:table-cell>
        </table:table-row>
        <table:table-row table:style-name="ro1">
          <table:table-cell office:value-type="string" calcext:value-type="string">
            <text:p>CCACTTTGTGTTACTTTAAATTGCACTG------------------ATACCAATAGTAGTACTGTGGAAAGG---ACGGAGGGAGGAGAGGTAAAAAACT</text:p>
          </table:table-cell>
        </table:table-row>
        <table:table-row table:style-name="ro1">
          <table:table-cell office:value-type="string" calcext:value-type="string">
            <text:p>AATAATACTGCTGCTACTAATAATACTACTGCTACTAATAGTAGTGGCGGGAATGCTAC------GGAAACAGAAATAAAAAAGT</text:p>
          </table:table-cell>
        </table:table-row>
        <table:table-row table:style-name="ro1">
          <table:table-cell office:value-type="string" calcext:value-type="string">
            <text:p>AATGCCACCTACAATAGTAGTAATAATAGTAATGCCCCCAATAATGTTACTTCAAAACAGACAGAAGAAATAAAAAACT</text:p>
          </table:table-cell>
        </table:table-row>
        <table:table-row table:style-name="ro1">
          <table:table-cell office:value-type="string" calcext:value-type="string">
            <text:p>TTAAATTGTAGTAATGTGACTCCAAATAATGGGACTAGCAATAATATTACT------------CTGGAAGGAAGGGAGGAAATAAGAAATT</text:p>
          </table:table-cell>
        </table:table-row>
        <table:table-row table:style-name="ro1">
          <table:table-cell office:value-type="string" calcext:value-type="string">
            <text:p>ACTGAGTTGAGGAATGCTACTACTAATACCAGTAGTACTAATACCAGTAGTATAATGGAGGGAGGAGAAATGAAAAACT</text:p>
          </table:table-cell>
        </table:table-row>
        <table:table-row table:style-name="ro1">
          <table:table-cell office:value-type="string" calcext:value-type="string">
            <text:p>GTTACGTTAAATTGCACTGATGTTGTAAGGAATACCACTGATAATATCACTAATAGAACGAT------------AGGAGAAATGAAAAACT</text:p>
          </table:table-cell>
        </table:table-row>
        <table:table-row table:style-name="ro1">
          <table:table-cell office:value-type="string" calcext:value-type="string">
            <text:p>ACCCCACTCTGTGTCACCTTGAATTGCACTGAT------ACTGCTACTAATACCA-----------CGGATAGTGATAATGCAGGA-------ATGATGAATT</text:p>
          </table:table-cell>
        </table:table-row>
        <table:table-row table:style-name="ro1">
          <table:table-cell office:value-type="string" calcext:value-type="string">
            <text:p>GTAAATAATACCCTTAATAATACCACTAGTAATACCACTAGTGCTAGTGGAATGAAAGAGGAAGGAGAGATAAAGAACT</text:p>
          </table:table-cell>
        </table:table-row>
        <table:table-row table:style-name="ro1">
          <table:table-cell office:value-type="string" calcext:value-type="string">
            <text:p>ACTGATGCCAATACTACTAATACTAATACTACTAATAATAGTAGCTGGGAAAGGATGGAAACAGGAGAAATAAAAAACT</text:p>
          </table:table-cell>
        </table:table-row>
        <table:table-row table:style-name="ro1">
          <table:table-cell office:value-type="string" calcext:value-type="string">
            <text:p>ACCAATGGTACCATTACCAGTAATAGTACC--AATAATGGTACTAGTTGGGAATACATGGAGGGAGGAGAAATGAAAAATT</text:p>
          </table:table-cell>
        </table:table-row>
        <table:table-row table:style-name="ro1">
          <table:table-cell office:value-type="string" calcext:value-type="string">
            <text:p>ACTACTAATGAGACTACTACTAATGTGACTAGCACTGGTAGTAATGATACAATGAGGGGGGAAGGAGAAATGAAAAACT</text:p>
          </table:table-cell>
        </table:table-row>
        <table:table-row table:style-name="ro1">
          <table:table-cell office:value-type="string" calcext:value-type="string">
            <text:p>GATGTTAATACTAATAATACCAATAGTAATACTAGTAAGACCAATAGTACTGCTAGTAGTCCCATAGAAATGAAAAATT</text:p>
          </table:table-cell>
        </table:table-row>
        <table:table-row table:style-name="ro1">
          <table:table-cell office:value-type="string" calcext:value-type="string">
            <text:p>TGCAATAATACTGTGGGGAATGCTACTGATAGTAATAGTACTACCAGTAGCACGACA---GGGGGAGGAGAAATAAAAAATT</text:p>
          </table:table-cell>
        </table:table-row>
        <table:table-row table:style-name="ro1">
          <table:table-cell office:value-type="string" calcext:value-type="string">
            <text:p>AGTAGCACTGATAATAGCAATGCTAATAATAGCACTAATAATACTAGCACTATTAAGCAAACAGAAA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ATAATACTGATAAGAATGTCACTAGTATCACTGGGGGTAACGAAACAAAATTAGAAATGAAAGAAGAAATAAAAAACT</text:p>
          </table:table-cell>
        </table:table-row>
        <table:table-row table:style-name="ro1">
          <table:table-cell office:value-type="string" calcext:value-type="string">
            <text:p>AGGAATGATACTGATACCAATACTACTAAAACCACTAGGAGTGGTTGGAAAAGGATGGACAAAGGAGAGATAAAAAACT</text:p>
          </table:table-cell>
        </table:table-row>
        <table:table-row table:style-name="ro1">
          <table:table-cell office:value-type="string" calcext:value-type="string">
            <text:p>ACTTTAAATTGCAGTGATTATTTCGGAAATGATACTAATTCCAATAGGAGTCA------------GGTGGAGGGAGGAGAAATAAAAAACT</text:p>
          </table:table-cell>
        </table:table-row>
        <table:table-row table:style-name="ro1">
          <table:table-cell office:value-type="string" calcext:value-type="string">
            <text:p>AATTGCACTGATAAGTTGATTAATGCTACCTATAGCAATATTAGTTTGGAAGGAGAAATA------AAAGGAGACATAAAAAACT</text:p>
          </table:table-cell>
        </table:table-row>
        <table:table-row table:style-name="ro1">
          <table:table-cell office:value-type="string" calcext:value-type="string">
            <text:p>CTCTGTGTTACTTTAAATTGC------------------ATTAATACTACTAGTAGTGGTGTGAACGGGACAATAGAGGATGGGGACATGAAAAACT</text:p>
          </table:table-cell>
        </table:table-row>
        <table:table-row table:style-name="ro1">
          <table:table-cell office:value-type="string" calcext:value-type="string">
            <text:p>TGTAC------------TGATGTTACTTTAAATAGTACTGGTGTGAATGTGACTAATGAACTGAAAAACTTGACTAATGAAATG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AAATT</text:p>
          </table:table-cell>
        </table:table-row>
        <table:table-row table:style-name="ro1">
          <table:table-cell office:value-type="string" calcext:value-type="string">
            <text:p>AATTGCACTAATTTGGGGAATAGTACTAATGCCACTGATATTAGTGGGGGAAAG---ATGGAGATAGGAGAAATAAAAAACT</text:p>
          </table:table-cell>
        </table:table-row>
        <table:table-row table:style-name="ro1">
          <table:table-cell office:value-type="string" calcext:value-type="string">
            <text:p>AACAATACCAATAGTAGTAGTACCAATAGTACCAATAGTAGTAGTTGGGGAGAGATAA---AAGAAGGGGAGATAAAAAACT</text:p>
          </table:table-cell>
        </table:table-row>
        <table:table-row table:style-name="ro1">
          <table:table-cell office:value-type="string" calcext:value-type="string">
            <text:p>AATACTGAAACTAACTCGAATACTACTAGAAGCAATAGTACTCATGAGAAATTG---ATGGGCAAAGGAGAAATACAGAACT</text:p>
          </table:table-cell>
        </table:table-row>
        <table:table-row table:style-name="ro1">
          <table:table-cell office:value-type="string" calcext:value-type="string">
            <text:p>TATTGTAATAATGCTAGTAACAGTAGTACTAATAATAATAGTAGTGTATTGGAAGATGTGAGGAAAGAACTAATGAACT</text:p>
          </table:table-cell>
        </table:table-row>
        <table:table-row table:style-name="ro1">
          <table:table-cell office:value-type="string" calcext:value-type="string">
            <text:p>TGCACGAATGCTAACATTTCAAGTAATACTTCAAACATATACAATTCAAGCATATACAAGCCAGGAGACATAAAAAACT</text:p>
          </table:table-cell>
        </table:table-row>
        <table:table-row table:style-name="ro1">
          <table:table-cell office:value-type="string" calcext:value-type="string">
            <text:p>ACTAAGACCAGTAATGGTAGCAG--TAATACTAATAGGATCTATAATGATAGCTTGGACCTGACAAGAGAAATAAAAAACT</text:p>
          </table:table-cell>
        </table:table-row>
        <table:table-row table:style-name="ro1">
          <table:table-cell office:value-type="string" calcext:value-type="string">
            <text:p>GTTACTTTAAATTGCACTAATTTGAGGAATGGTACTAATAGTAATATCACTAGTCA------------GGAAAGAGAAGAAATAAAAAACT</text:p>
          </table:table-cell>
        </table:table-row>
        <table:table-row table:style-name="ro1">
          <table:table-cell office:value-type="string" calcext:value-type="string">
            <text:p>ACTGATGTAAGGAATGGTACTATTGTGAGGAATAGTACTATTAGGGTCGAGGAAGGGATGAAGGAAGAAATAAAAAACT</text:p>
          </table:table-cell>
        </table:table-row>
        <table:table-row table:style-name="ro1">
          <table:table-cell office:value-type="string" calcext:value-type="string">
            <text:p>TTAAGAAATGATACTAATGGAACTGATACTAATACTACTATGAGTATTGATAAAGAAATGAAAGGAGAGATAAAAAACT</text:p>
          </table:table-cell>
        </table:table-row>
        <table:table-row table:style-name="ro1">
          <table:table-cell office:value-type="string" calcext:value-type="string">
            <text:p>TGCACTAATGCTACTGCCACCCAGAATAGTAATGCCAGTGCCCCTATTAATAATAGTATGGT------------AGGAGAAATGACAAACT</text:p>
          </table:table-cell>
        </table:table-row>
        <table:table-row table:style-name="ro1">
          <table:table-cell office:value-type="string" calcext:value-type="string">
            <text:p>ACWAATAGTACTACTGGGAACAGTRGTACTACTGGGAACAATAGTAGAATTATAGAACAGGATAATGGYCTAAAAAACT</text:p>
          </table:table-cell>
        </table:table-row>
        <table:table-row table:style-name="ro1">
          <table:table-cell office:value-type="string" calcext:value-type="string">
            <text:p>GTTACTTTAAATTGCACTAATTTGAACAATGCTACTAATGCCAATATTAGTCAAAGGATA------------GAGGGAGAAATGAAAAACT</text:p>
          </table:table-cell>
        </table:table-row>
        <table:table-row table:style-name="ro1">
          <table:table-cell office:value-type="string" calcext:value-type="string">
            <text:p>GTTACTTTGAACTGCACTAATGT---GAATAATACTAACACCACTGAGACTAAGATGGAAGTGCTGA---------GAGAAATGAAAAACT</text:p>
          </table:table-cell>
        </table:table-row>
        <table:table-row table:style-name="ro1">
          <table:table-cell office:value-type="string" calcext:value-type="string">
            <text:p>ACTGATTTGAGGAATGCTTCTATTACTACCAATATCAATGCTACTAATATTACTAGTACCAATAGTGAAATGAAAAACT</text:p>
          </table:table-cell>
        </table:table-row>
        <table:table-row table:style-name="ro1">
          <table:table-cell office:value-type="string" calcext:value-type="string">
            <text:p>GAAACTATTGGTAATCATACCAGTATTGATAATCCTACTAGTAGCGAGAACGGG---ACGAAGGTAGAAGAAATAAAAAATT</text:p>
          </table:table-cell>
        </table:table-row>
        <table:table-row table:style-name="ro1">
          <table:table-cell office:value-type="string" calcext:value-type="string">
            <text:p>GCTTGCACTAAT------GCTACTGCCAAGGCCAATAATGGTAGTGACAGGATTAATAGTAGTATGATAGAAGAAATGAAAAACT</text:p>
          </table:table-cell>
        </table:table-row>
        <table:table-row table:style-name="ro1">
          <table:table-cell office:value-type="string" calcext:value-type="string">
            <text:p>GATTGGAGTGCTTCTAATAGTAGTAGTAATGCTAATCAGACTAGTAGTCAGGAGGAAAT---------GAAAGGAGAAGTAAAAAACT</text:p>
          </table:table-cell>
        </table:table-row>
        <table:table-row table:style-name="ro1">
          <table:table-cell office:value-type="string" calcext:value-type="string">
            <text:p>ACTGGGGGAAATATAACTAATGCCACTAATAGTCCAAATGCCACTAATAGTCCAATGGAGGAAGGAGACATGAAAAACT</text:p>
          </table:table-cell>
        </table:table-row>
        <table:table-row table:style-name="ro1">
          <table:table-cell office:value-type="string" calcext:value-type="string">
            <text:p>TGTGTTACCTTGAATTGCTCTAATT---------ACAATAGTACCAATAGT---------------ACAATAGATCCCAATATGGAGGGAGCAATAAAAAAT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ACTAATACCAATAGTAGTAAAGGGGAACTGAAGATGGAAAAAGGGGAACTGAAGATGGAAAAAGGGGAGATGAAAAACT</text:p>
          </table:table-cell>
        </table:table-row>
        <table:table-row table:style-name="ro1">
          <table:table-cell office:value-type="string" calcext:value-type="string">
            <text:p>TATACTCTTAATATTAATAACAGTACTACCAATAGCAGTAGTACTAGCTGGTTTGGAAGAAACAGAGGAAATAAAAACT</text:p>
          </table:table-cell>
        </table:table-row>
        <table:table-row table:style-name="ro1">
          <table:table-cell office:value-type="string" calcext:value-type="string">
            <text:p>GTTACCAATAGTAGTAGTGGGACTAATGCCACTGTTAATAATAGTAGTAGTTTGGGAGAAGAAATAGGAATGAAAAACT</text:p>
          </table:table-cell>
        </table:table-row>
        <table:table-row table:style-name="ro1">
          <table:table-cell office:value-type="string" calcext:value-type="string">
            <text:p>CTCTGTGTTACTCTAAATTGCACGGATGTGAAGAATACAAGTGTTAC--------------GGAAAATG----TATACAATACAGAC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AGTAGTAGTGTGAGCAATAGTACTAGTGCCACTAATAGTAGGGGGGTGACCAATACTACTAAAGAAATGAAAAAAT</text:p>
          </table:table-cell>
        </table:table-row>
        <table:table-row table:style-name="ro1">
          <table:table-cell office:value-type="string" calcext:value-type="string">
            <text:p>GTTACTTTAAATTGT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GGAAATAGTACTGGGGGAAATAGTACTGGGGGTACAAATACTACCTGGGGAAGGATGGAGAAAGGAGAATTAAAAAATT</text:p>
          </table:table-cell>
        </table:table-row>
        <table:table-row table:style-name="ro1">
          <table:table-cell office:value-type="string" calcext:value-type="string">
            <text:p>AATTGTACTAATGTAACTGCTACTGAAAAGTCAAATAATACTTCACTTCTTGCCAATTTAACTGAGATCATG---------------------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TTGAACCATACTGCTTACAATACTACTAATACCAATAGTAGTACAGGGGAAACAATAA---AGGAAGAAGAAATGAAAAACT</text:p>
          </table:table-cell>
        </table:table-row>
        <table:table-row table:style-name="ro1">
          <table:table-cell office:value-type="string" calcext:value-type="string">
            <text:p>TTAACCCCACTCTGTGTT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ACTACTACTAATACCAATAATACCAATAGTAGTAGCGAGGTAAAAATGGATGAAACAATGAAAGGAGAAATAAAAAATT</text:p>
          </table:table-cell>
        </table:table-row>
        <table:table-row table:style-name="ro1">
          <table:table-cell office:value-type="string" calcext:value-type="string">
            <text:p>ACTGA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CTTTAAATTGCACTGATACTCTGACGAGTAATAATACTACCAATAGTAGTATCGA------------GGAGAAAGGAGAAATAAAAAATT</text:p>
          </table:table-cell>
        </table:table-row>
        <table:table-row table:style-name="ro1">
          <table:table-cell office:value-type="string" calcext:value-type="string">
            <text:p>TGCACTGGGGTGGACGTTCGTAATGCCACTGAATATAACAATAGTAATTTGGGAACGGTAAGAGATGAAATGACAAACT</text:p>
          </table:table-cell>
        </table:table-row>
        <table:table-row table:style-name="ro1">
          <table:table-cell office:value-type="string" calcext:value-type="string">
            <text:p>TTAACCCCACTCTGTGTTACATTAAATTGCACT---------AATGCTACCAGTACCACCAATAACAGT------------------ACAGAGGAAATGAAAAATT</text:p>
          </table:table-cell>
        </table:table-row>
        <table:table-row table:style-name="ro1">
          <table:table-cell office:value-type="string" calcext:value-type="string">
            <text:p>AACAGTACTAGTGGGAATAATACTACTACTAATAACAGTACTGAGTGGGGAAGGATACAGGAAGGAGAAATACAAAACT</text:p>
          </table:table-cell>
        </table:table-row>
        <table:table-row table:style-name="ro1">
          <table:table-cell office:value-type="string" calcext:value-type="string">
            <text:p>ACGGA-----------------------------------------------------------------------------TAATATAAACAATCCTAATAATGCAACCAATAGTACCTGGGAAACACATATGAAGGTAGGAGAAATAAAGAACT</text:p>
          </table:table-cell>
        </table:table-row>
        <table:table-row table:style-name="ro1">
          <table:table-cell office:value-type="string" calcext:value-type="string">
            <text:p>ACTTTAAATTGCACTAACTGGA------ATGCCACTGCCAATAATGCCACTGCCAATAAAGAGATGGAG---GATGAAATAAAAAACT</text:p>
          </table:table-cell>
        </table:table-row>
        <table:table-row table:style-name="ro1">
          <table:table-cell office:value-type="string" calcext:value-type="string">
            <text:p>GATTTGAGGAATGCCACTGATACTACTACTAATAATACCAGTAGCTGGGAAACGATGGAGAAAGGAGAAATAAAAAACT</text:p>
          </table:table-cell>
        </table:table-row>
        <table:table-row table:style-name="ro1">
          <table:table-cell office:value-type="string" calcext:value-type="string">
            <text:p>AGGACCACTAATGGTCAGAACAATCAGACCAATACTAATAATATCACTGATGG------GATAGAAAAGGGAGAAATAAAAAACT</text:p>
          </table:table-cell>
        </table:table-row>
        <table:table-row table:style-name="ro1">
          <table:table-cell office:value-type="string" calcext:value-type="string">
            <text:p>ACTGACATGGAGAATGGGAATACTCCTAATACTAATAATAGTAGCTGGAAAAAG---ATGGAAAAAGGAGAATTAAAGAACT</text:p>
          </table:table-cell>
        </table:table-row>
        <table:table-row table:style-name="ro1">
          <table:table-cell office:value-type="string" calcext:value-type="string">
            <text:p>AGTACTAAGAATAGTGCTGGGAACAATGGTACGTGTAATAGTAGCACTAGTTTGGAAGCGATGAGAGAAATAAAGAGGT</text:p>
          </table:table-cell>
        </table:table-row>
        <table:table-row table:style-name="ro1">
          <table:table-cell office:value-type="string" calcext:value-type="string">
            <text:p>ACTTTAAATTGCACTGATTTGAGGAATACTAATAATACCACTAGTAGTAGCGAGGGACT---------GAGAGGGGAAATGAAAAACT</text:p>
          </table:table-cell>
        </table:table-row>
        <table:table-row table:style-name="ro1">
          <table:table-cell office:value-type="string" calcext:value-type="string">
            <text:p>TTAAATTGCACTGATTTGAACAATACTACTAATACCAATAGTAGT------GAGAAAATAAGGGAGAAAGGAGATATGAAAAACT</text:p>
          </table:table-cell>
        </table:table-row>
        <table:table-row table:style-name="ro1">
          <table:table-cell office:value-type="string" calcext:value-type="string">
            <text:p>GATACTAAGACCAATAATGAAACAATGGGTAATAATAATAGTGAAGGGAGGTTAATGGAGCCAGAAGAGATAAAAAACT</text:p>
          </table:table-cell>
        </table:table-row>
        <table:table-row table:style-name="ro1">
          <table:table-cell office:value-type="string" calcext:value-type="string">
            <text:p>ATATTGAATAAGACTGATACTAATAAGAATACTAGTAGTAGCAATAACTCGAGAATAGATTATGAAGAAATGAAAAATT</text:p>
          </table:table-cell>
        </table:table-row>
        <table:table-row table:style-name="ro1">
          <table:table-cell office:value-type="string" calcext:value-type="string">
            <text:p>AATTGCATTGACGT---GAATGCCACTAATACCAATAGTAGTGGCGGGGAACTGATGATGGAAAAAGGGGAG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GATGGTGTAAATTGCACTGATACTAAAGCCAATAAAAGTAACTGGGGA---AAAATGGACACAGGAGAAATAAAAAACT</text:p>
          </table:table-cell>
        </table:table-row>
        <table:table-row table:style-name="ro1">
          <table:table-cell office:value-type="string" calcext:value-type="string">
            <text:p>AATTGCACTGGAAACTTAACGAATGTCATGGTTAAAAATAATAAT-----GATAGTGCTACTGATGTCA-CTGGTATGACAAACT</text:p>
          </table:table-cell>
        </table:table-row>
        <table:table-row table:style-name="ro1">
          <table:table-cell office:value-type="string" calcext:value-type="string">
            <text:p>TGCACTGATTTGAGGAATGCTACTAATACTAATAGTAGTGAGGAATCACTAATGATGGAGAAAGGAGAAATAAAAAACT</text:p>
          </table:table-cell>
        </table:table-row>
        <table:table-row table:style-name="ro1">
          <table:table-cell office:value-type="string" calcext:value-type="string">
            <text:p>TTACATTGCACTGATTTGAAGA---CAACTAATACCAGTAGTAATATCACTAGTACGACA---GAGGGAGGAGAAATGAAAAACT</text:p>
          </table:table-cell>
        </table:table-row>
        <table:table-row table:style-name="ro1">
          <table:table-cell office:value-type="string" calcext:value-type="string">
            <text:p>GTCACTTTAAATTGCACTGAGTTGAATAATAC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CTAATACCAATGGTAGTTGTAGTACTAATACCAATGGTAGTAGTGGGGGAGTG---ATGGAGGAAGGAGAAATGAAAAACT</text:p>
          </table:table-cell>
        </table:table-row>
        <table:table-row table:style-name="ro1">
          <table:table-cell office:value-type="string" calcext:value-type="string">
            <text:p>TCTAATACTACTAATACCACTAATATTATTAATGCCACTCAAAGTAGTGGGGAAAATAT------GAACGGAGAAATAAAAAACT</text:p>
          </table:table-cell>
        </table:table-row>
        <table:table-row table:style-name="ro1">
          <table:table-cell office:value-type="string" calcext:value-type="string">
            <text:p>GTTACTTTAAATTGCATTGAT---AAGAACATTACTGATTGGAAGAAT---------ACAACAATAATAGGAGGAGGAGAAGTAAAAAACT</text:p>
          </table:table-cell>
        </table:table-row>
        <table:table-row table:style-name="ro1">
          <table:table-cell office:value-type="string" calcext:value-type="string">
            <text:p>TTACTTTGC------TCCCCAAATGTCACTGGTGCTAATGTTACCACAAAAGGGGAACAGATGGACAAGGGAGAAATACAAAATT</text:p>
          </table:table-cell>
        </table:table-row>
        <table:table-row table:style-name="ro1">
          <table:table-cell office:value-type="string" calcext:value-type="string">
            <text:p>ACTAATTTGAATAATAGTGTTGATAAGATCAATACTAGTAGTAGTAGTGAGAACGAGATA------AAGGAAGAAATAAAAAACT</text:p>
          </table:table-cell>
        </table:table-row>
        <table:table-row table:style-name="ro1">
          <table:table-cell office:value-type="string" calcext:value-type="string">
            <text:p>TGCTCTGATGCAAGGAATGATACCACTGCTACTAATAGTAGTAACGGGGAAAGGATGGATAGAGGG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CCACTCTGTGTTACTTTAAATTGCACTGAAGTGAAGAATAACGCCAGTGACCCTAA---------------------ACAGGATAAAGAAGTAACAAACT</text:p>
          </table:table-cell>
        </table:table-row>
        <table:table-row table:style-name="ro1">
          <table:table-cell office:value-type="string" calcext:value-type="string">
            <text:p>CTTTGCTCCCCAAATGTCACTGGTGCTAATGTCACTGGGGCTAGAGGAAAACCG---ATGGACAAGGGAGAAATACAAAATT</text:p>
          </table:table-cell>
        </table:table-row>
        <table:table-row table:style-name="ro1">
          <table:table-cell office:value-type="string" calcext:value-type="string">
            <text:p>GCAAATATTACTATTAGCAATAATAATACAGTGAATAATAATAGTAGCGGGGGAAATATAAC------AGAAGAAATGAAATACT</text:p>
          </table:table-cell>
        </table:table-row>
        <table:table-row table:style-name="ro1">
          <table:table-cell office:value-type="string" calcext:value-type="string">
            <text:p>TGTGATGCTCAAAATAGCACTCGAAGTTGCACTTATTTGAATGATACGGTGGAAGAGGAGAGAGGACAAATAAGAAATT</text:p>
          </table:table-cell>
        </table:table-row>
        <table:table-row table:style-name="ro1">
          <table:table-cell office:value-type="string" calcext:value-type="string">
            <text:p>TGGAATAATAGTACTAATACCAATAGTACTAATACCAATAATAGTACTAATACCAATAGTAGTAGTGAA-------ATGAAAAAAT</text:p>
          </table:table-cell>
        </table:table-row>
        <table:table-row table:style-name="ro1">
          <table:table-cell office:value-type="string" calcext:value-type="string">
            <text:p>ACTAGCACTAATTTGAATAGTACCAATTTGAATAGTACCTCTACTAATAGTAGCATGGAGGAAGGAGAAATGAAAAATT</text:p>
          </table:table-cell>
        </table:table-row>
        <table:table-row table:style-name="ro1">
          <table:table-cell office:value-type="string" calcext:value-type="string">
            <text:p>ACCAATACTGGGAATGCTACCAATACTAACAGTACT-----GTGAATGCTTCCAGTACCTTGGAAGAGACGGGAATGAAAAACT</text:p>
          </table:table-cell>
        </table:table-row>
        <table:table-row table:style-name="ro1">
          <table:table-cell office:value-type="string" calcext:value-type="string">
            <text:p>AATTGCACTGACATGAATGACCCTGATGCCACTAATACCAGTATTAGTGACAGG---------ATGGAAAAAGGGGAGATGC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GATTTGAGCATTAATGCTACTAATACCACTAGTGCTAATACCACTCATAGAATCGAGGAGAAAGGAGAAATAAAAAATT</text:p>
          </table:table-cell>
        </table:table-row>
        <table:table-row table:style-name="ro1">
          <table:table-cell office:value-type="string" calcext:value-type="string">
            <text:p>ACTCTAAATTGCACTGATTTGAATAAAAATG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CTGATAATTTGAAGAATGTTACTGTGAGGGATGGTGAGAATATCAATAGAACAATAGAGAGAGGAGAAGTAAAAAATT</text:p>
          </table:table-cell>
        </table:table-row>
        <table:table-row table:style-name="ro1">
          <table:table-cell office:value-type="string" calcext:value-type="string">
            <text:p>AATAATAGTAGTGGGAATGCTACTGATAACAGTAGTGGGAGTGGTTTGGAGAGAGAGACGACGGGAGAAATAAAGAACT</text:p>
          </table:table-cell>
        </table:table-row>
        <table:table-row table:style-name="ro1">
          <table:table-cell office:value-type="string" calcext:value-type="string">
            <text:p>TGTGTTACTTTAAATTGCACAGATGATGTGAAGAATGTCACTAGTAGTAACACT------------------ATAGAGAGAGGAGAAATTAAAAACT</text:p>
          </table:table-cell>
        </table:table-row>
        <table:table-row table:style-name="ro1">
          <table:table-cell office:value-type="string" calcext:value-type="string">
            <text:p>TTAAATTGCACGAATGCTATTATTAATGGTACCACTAATGATAATGGT------ATCACTAATGGTACAGAGGAAGTAAAGAACT</text:p>
          </table:table-cell>
        </table:table-row>
        <table:table-row table:style-name="ro1">
          <table:table-cell office:value-type="string" calcext:value-type="string">
            <text:p>ACTATTACCACTAATCCCACTAGTACTAAAGCCCCTAGTAATGACAACACAGTGATGGAGAAAGGAGAAATGAAAAACT</text:p>
          </table:table-cell>
        </table:table-row>
        <table:table-row table:style-name="ro1">
          <table:table-cell office:value-type="string" calcext:value-type="string">
            <text:p>GCGGGGAATACTACTAGTGCTAATATCACTAGTGGTAATGCCACTAATCTGGAAATGGACAAAGGAGAAATAAAAAATT</text:p>
          </table:table-cell>
        </table:table-row>
        <table:table-row table:style-name="ro1">
          <table:table-cell office:value-type="string" calcext:value-type="string">
            <text:p>AATTTGACTACCATTAGCAATACCACTTACAATGCCACGAGTAATATTCTTAAGATGGACAAAGGAGAAATAAAAAATT</text:p>
          </table:table-cell>
        </table:table-row>
        <table:table-row table:style-name="ro1">
          <table:table-cell office:value-type="string" calcext:value-type="string">
            <text:p>ACTACTACCACTAATAGTAGCACTGATTCGACTGTTAGTAGTAGCGGGGAAACGATGGAGAAAGGAGAAATAAAAAACT</text:p>
          </table:table-cell>
        </table:table-row>
        <table:table-row table:style-name="ro1">
          <table:table-cell office:value-type="string" calcext:value-type="string">
            <text:p>AATTGTAGTAATGTGAAGAATGGTACTAATACCAATAGTAGTAGTGGGGGAGGG---ATGGAGGAAGGAGAAATGAAAAACT</text:p>
          </table:table-cell>
        </table:table-row>
        <table:table-row table:style-name="ro1">
          <table:table-cell office:value-type="string" calcext:value-type="string">
            <text:p>CTAAGTTGCACTGATTTTAATAATACTACTAACACCCCTATTA------AAGAGATGAAAATGGAGCCAGGAGAAATAAAAAATT</text:p>
          </table:table-cell>
        </table:table-row>
        <table:table-row table:style-name="ro1">
          <table:table-cell office:value-type="string" calcext:value-type="string">
            <text:p>TGCTCTACTGCGAATTTTACTAAAAGGAATTTTACTAATAGCACT-----------GAGCATGA-AAAGCCGAGTGCAGAAATGAGAAACT</text:p>
          </table:table-cell>
        </table:table-row>
        <table:table-row table:style-name="ro1">
          <table:table-cell office:value-type="string" calcext:value-type="string">
            <text:p>GATGTTAAGAATGTTGGTGTTAATGCCACTAGTACTCCTCCTTCTAGTACTCTTAGTCCTGTGA---------GGGATATGAAAAACT</text:p>
          </table:table-cell>
        </table:table-row>
        <table:table-row table:style-name="ro1">
          <table:table-cell office:value-type="string" calcext:value-type="string">
            <text:p>ACCCCACTCTGTGTTACTTTAAATTGCACTGATTATTCAGGGAATGTTACCACTAATAAT------------------------GAAATAGAAATGAAAAATT</text:p>
          </table:table-cell>
        </table:table-row>
        <table:table-row table:style-name="ro1">
          <table:table-cell office:value-type="string" calcext:value-type="string">
            <text:p>GATACTGCCGCTAGTACTTGTATTGATTGGAAGACTAATGGTAGTGAGAAAGTG---ATGGAGAAAGGAGAAATAAAAAACT</text:p>
          </table:table-cell>
        </table:table-row>
        <table:table-row table:style-name="ro1">
          <table:table-cell office:value-type="string" calcext:value-type="string">
            <text:p>TGTAATGATACAGGGAATAAGACTAGGAATGGGACTGATGTC-----AATGATAATTGGGATGCGGGAAGTGAC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TTACTAATAACAGTAATATTAGTGGTACTAATAACAATACTAGTAGTGGGGGGCTGA------AGGGAGGAGAAATGAAAAATT</text:p>
          </table:table-cell>
        </table:table-row>
        <table:table-row table:style-name="ro1">
          <table:table-cell office:value-type="string" calcext:value-type="string">
            <text:p>GGAAATACTACTAATGGAAATACTACTAATGTCAATAGTACGACTCAGGGGACGATGGAGAAAGGGGAAATAAAAAACT</text:p>
          </table:table-cell>
        </table:table-row>
        <table:table-row table:style-name="ro1">
          <table:table-cell office:value-type="string" calcext:value-type="string">
            <text:p>GATCTGGGGAATGCCACTGATTCGAAAAATGCTACTACTACTAGTGGGGGAAAG---ATGGAGAGGGGAGAAATGAAAAACT</text:p>
          </table:table-cell>
        </table:table-row>
        <table:table-row table:style-name="ro1">
          <table:table-cell office:value-type="string" calcext:value-type="string">
            <text:p>TGCACTGATAAGGAGATAAATNGCACTGATAGCTTTAATAGCTCTGGTTGTGAAAACAT---GAGGGGAGAACTGAAAAACT</text:p>
          </table:table-cell>
        </table:table-row>
        <table:table-row table:style-name="ro1">
          <table:table-cell office:value-type="string" calcext:value-type="string">
            <text:p>TTAAAATGCACTAATGCCACTACTAGCACTAATGTCACTGCTAGTAACGGGACAACAATAGGGGA------AGAAATGAAAAATT</text:p>
          </table:table-cell>
        </table:table-row>
        <table:table-row table:style-name="ro1">
          <table:table-cell office:value-type="string" calcext:value-type="string">
            <text:p>GGCACTAAGGAAGTGAATGGCACTAATACCAATAGTAGTAGAGAGGAACTGAAGATGGAAAAAGGGGAGATGAAAAACT</text:p>
          </table:table-cell>
        </table:table-row>
        <table:table-row table:style-name="ro1">
          <table:table-cell office:value-type="string" calcext:value-type="string">
            <text:p>TTAACCTGCACTGAT------GCTAATACCACTAGTAGTGGTATCAATAGTAGTCATGTAATAGAAGAGGGAGAAATAAAAAACT</text:p>
          </table:table-cell>
        </table:table-row>
        <table:table-row table:style-name="ro1">
          <table:table-cell office:value-type="string" calcext:value-type="string">
            <text:p>TTAAAGTGCAGTAATGAGAATTTAAATTGCAGTAATGACAATGCTAGTAGGATAGAAATGGAGAGAGAAATAAAAAACT</text:p>
          </table:table-cell>
        </table:table-row>
        <table:table-row table:style-name="ro1">
          <table:table-cell office:value-type="string" calcext:value-type="string">
            <text:p>GTGAATGCTACAACAACTGCTAGTGATGTGAATGCTACAACAACTGCTAGTGAAATGGAAAAAGGAGAAATGAAAAAC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GTTACTTTAAACTGTACTGATGTGGTGGTGAGGAATAATAGCACTAATGG------------GACAAATGCTAGCGAAGAAATGAAAAACT</text:p>
          </table:table-cell>
        </table:table-row>
        <table:table-row table:style-name="ro1">
          <table:table-cell office:value-type="string" calcext:value-type="string">
            <text:p>TGCAATGATACGGTGGGGAATGATACTAATACCAATAATAGTAGCTGGGA---TAGAATGGAAAAGGGAGAAATAAAG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ATGCTTTAACTTGCACTAATGATGCTGAAGCTATGACTACTGCTAATAGTAGC------------ATGGGGACACAGGAAATGAAAAATT</text:p>
          </table:table-cell>
        </table:table-row>
        <table:table-row table:style-name="ro1">
          <table:table-cell office:value-type="string" calcext:value-type="string">
            <text:p>ACTGATTATAAACAAACCACCAATAGTACCAATAGTACTACTACTAGGGCTACCAATAGTAGTGGAGAAATGAAACAAT</text:p>
          </table:table-cell>
        </table:table-row>
        <table:table-row table:style-name="ro1">
          <table:table-cell office:value-type="string" calcext:value-type="string">
            <text:p>TGCACTGATGTTACTAATAGGAATGCTACTAATAGCACTATCACTAATAGCACTATTGGGGGAGGAGAAATGAAAAACT</text:p>
          </table:table-cell>
        </table:table-row>
        <table:table-row table:style-name="ro1">
          <table:table-cell office:value-type="string" calcext:value-type="string">
            <text:p>AATTGCACTGATACAGTGAGGAACGATACCAGTGCCACTAATAGTAGC------TTGGGAACGGAGAAAGGAGAAATAAAAAACT</text:p>
          </table:table-cell>
        </table:table-row>
        <table:table-row table:style-name="ro1">
          <table:table-cell office:value-type="string" calcext:value-type="string">
            <text:p>TATACCAATAGTAATACTACTAATACCAATAGTAGTAGCACTAATAGTAGTATGATAGAGAGAGAAGAAATAAAAAACT</text:p>
          </table:table-cell>
        </table:table-row>
        <table:table-row table:style-name="ro1">
          <table:table-cell office:value-type="string" calcext:value-type="string">
            <text:p>TATTGGGGATCCAATATTACTAATACTAATAGTACCTCTAATAATACTAGTAGGGTGGGGGAAGCAGAAATGAAAAACT</text:p>
          </table:table-cell>
        </table:table-row>
        <table:table-row table:style-name="ro1">
          <table:table-cell office:value-type="string" calcext:value-type="string">
            <text:p>AAGAATGGTAATAATACTACTAATGGTACTAATACTACTAGTACCAGTGGTATTATGGGGGAAA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GTGTTACTTTAAATTGCAC------------CAATGCCAATACAACTAATAATGCCACAGACATAGAGAT---GAAGGAAGAAATAAAAAACT</text:p>
          </table:table-cell>
        </table:table-row>
        <table:table-row table:style-name="ro1">
          <table:table-cell office:value-type="string" calcext:value-type="string">
            <text:p>ACATTGAGGAATGATAATAGCACTAAGAATAATAGTAGTACTGGTTGGGAAAAGATGGAGAAAGGAGAAATAAAAAATT</text:p>
          </table:table-cell>
        </table:table-row>
        <table:table-row table:style-name="ro1">
          <table:table-cell office:value-type="string" calcext:value-type="string">
            <text:p>ACTTTACATTGCACGAACTTAACTAATAGTAC---TACCACTAGTATTAGCCCGACAATGAGTATCCAGAAA------ATAAAAAATT</text:p>
          </table:table-cell>
        </table:table-row>
        <table:table-row table:style-name="ro1">
          <table:table-cell office:value-type="string" calcext:value-type="string">
            <text:p>TTAACCCCACTCTGTGTTACTCTACATTGCACTGATTTGAAAGAGACTATCAA---------------------------AGAGGAGAAAGGAAAGATGAAAAACT</text:p>
          </table:table-cell>
        </table:table-row>
        <table:table-row table:style-name="ro1">
          <table:table-cell office:value-type="string" calcext:value-type="string">
            <text:p>TCTGCCAATACTACTTCTGCCACAAATACTTCTGCTACTAATGATACTTTGCTAGAAGAGAAAGGAGAAATAAAAAATT</text:p>
          </table:table-cell>
        </table:table-row>
        <table:table-row table:style-name="ro1">
          <table:table-cell office:value-type="string" calcext:value-type="string">
            <text:p>AATTGTAGTAATTTGAAGAATGATACTAATACCAATAATAGTAGTAGGGAAGTG---GTGGAGGAAGGAGAAATGAAAAACT</text:p>
          </table:table-cell>
        </table:table-row>
        <table:table-row table:style-name="ro1">
          <table:table-cell office:value-type="string" calcext:value-type="string">
            <text:p>TGCACTGATTTGAGGAATGAGACTAATCCTATTACTAATGCCACTATTAGAATAGAGGAGAAAGGAGAAATAAAAAACT</text:p>
          </table:table-cell>
        </table:table-row>
        <table:table-row table:style-name="ro1">
          <table:table-cell office:value-type="string" calcext:value-type="string">
            <text:p>TTACTTTGC------TCCCCAAATGTCACTGGTGCTAATGTTACCGCAAAAGGGGAACAGATGGACAAGGGAGAAATACAAAATT</text:p>
          </table:table-cell>
        </table:table-row>
        <table:table-row table:style-name="ro1">
          <table:table-cell office:value-type="string" calcext:value-type="string">
            <text:p>AGTGGTAATAAGACCAATNNNAAYACC--CAGAGTTTTAATGGAACCATTGATAAAAATATGCAAGGGGAAATAAACAACT</text:p>
          </table:table-cell>
        </table:table-row>
        <table:table-row table:style-name="ro1">
          <table:table-cell office:value-type="string" calcext:value-type="string">
            <text:p>AATTGTACTGATATCAGGCCTGCCTCTAATAGTACTAATAATACTAAGAGTACTAATAGTGG----GGGAGAAATGGCAAACT</text:p>
          </table:table-cell>
        </table:table-row>
        <table:table-row table:style-name="ro1">
          <table:table-cell office:value-type="string" calcext:value-type="string">
            <text:p>TGCAGTACTCCTAATATTACTATGTGTAATATTTCTAATGTTAATGATAGCCAGGAAGGGGTG------------GAAGAAATGAAATACT</text:p>
          </table:table-cell>
        </table:table-row>
        <table:table-row table:style-name="ro1">
          <table:table-cell office:value-type="string" calcext:value-type="string">
            <text:p>CACTGTGCTAATTTGACTGTAAACAGCACTTTAAACAGCACTGATTTTAATAGAACGATGGTG------GGAGAAATGAAAAACT</text:p>
          </table:table-cell>
        </table:table-row>
        <table:table-row table:style-name="ro1">
          <table:table-cell office:value-type="string" calcext:value-type="string">
            <text:p>GGAAATGATACTGCAGCTAATAATAGTGTTCATAATAATAGTAGCTGGAAACTGATAGAGAAAGGAGAAATAAAAAATT</text:p>
          </table:table-cell>
        </table:table-row>
        <table:table-row table:style-name="ro1">
          <table:table-cell office:value-type="string" calcext:value-type="string">
            <text:p>GGGACTGGTACCAATAGTAGTAATAGTCTCACTACTAATGGTACCCTCCTCAAGATGGAGGAAAGAGAATTAAAAAATT</text:p>
          </table:table-cell>
        </table:table-row>
        <table:table-row table:style-name="ro1">
          <table:table-cell office:value-type="string" calcext:value-type="string">
            <text:p>TGGAGGAATGGTACTAACACCAATACTACTACAACCTGTAATAGTAGTGCAGAGAGGGAGGAAAAAGAAATAAAAAACT</text:p>
          </table:table-cell>
        </table:table-row>
        <table:table-row table:style-name="ro1">
          <table:table-cell office:value-type="string" calcext:value-type="string">
            <text:p>GTTACTTTAAATTGCACTGATGTGTCGAGTAATAGTACTAGTGTTAATATCACTAGT---------------GAGAAAGGAGAAATAAAAAACT</text:p>
          </table:table-cell>
        </table:table-row>
        <table:table-row table:style-name="ro1">
          <table:table-cell office:value-type="string" calcext:value-type="string">
            <text:p>ACTTTAAATTGCACTAATTATTCAAATAGTACTARTAATGTCACTATTGATGAG---------GMGGCGCGGGGAGAAATAAAAAACT</text:p>
          </table:table-cell>
        </table:table-row>
        <table:table-row table:style-name="ro1">
          <table:table-cell office:value-type="string" calcext:value-type="string">
            <text:p>AATTGCACTGGAAACTTAACGAATGTCATGGTTAAAAATAATAAT-----GATAGTGCTACTGATGTCA-CTGGTATGACAAACT</text:p>
          </table:table-cell>
        </table:table-row>
        <table:table-row table:style-name="ro1">
          <table:table-cell office:value-type="string" calcext:value-type="string">
            <text:p>AATGAGAATAACGGCACTGGGAATGCTACTAACGCCCATAATGATAGCTTGACGATGGAGAAGGGAGAAATAAAAAACT</text:p>
          </table:table-cell>
        </table:table-row>
        <table:table-row table:style-name="ro1">
          <table:table-cell office:value-type="string" calcext:value-type="string">
            <text:p>TCCCCAACTGGTGCTAATGTTACCACAAATGTCACTGGTGCTAGAAGGGAACAG---ATGGACAAGGGAGAAATACGAAATT</text:p>
          </table:table-cell>
        </table:table-row>
        <table:table-row table:style-name="ro1">
          <table:table-cell office:value-type="string" calcext:value-type="string">
            <text:p>AATGTTACTAATATCAATAATGTTACTAATATCAAGAATAGTAGCGAGGAACTCATGGAGAAAGGAGAAATGAAAAACT</text:p>
          </table:table-cell>
        </table:table-row>
        <table:table-row table:style-name="ro1">
          <table:table-cell office:value-type="string" calcext:value-type="string">
            <text:p>AATTGCACTGATTTGGGAAATATTACTAATGCCACTAATAGTAGCAGGGCAAAG---CTGGAGAAAGGAGAAATGAAAAACT</text:p>
          </table:table-cell>
        </table:table-row>
        <table:table-row table:style-name="ro1">
          <table:table-cell office:value-type="string" calcext:value-type="string">
            <text:p>GTAAAATTGACTCCACTCTGTGTTACTTTAAACTGCACTAATACTTCTGGCAATGATACTGATGCTA------------------------------------TAATGAAAAACT</text:p>
          </table:table-cell>
        </table:table-row>
        <table:table-row table:style-name="ro1">
          <table:table-cell office:value-type="string" calcext:value-type="string">
            <text:p>ACTGCTACCACTAGTAGTAGTACTGCTAATACCAATAGTAGTAGTAGGTTAGGGACA---GAAAAAGGAGGAATGAAAAACT</text:p>
          </table:table-cell>
        </table:table-row>
        <table:table-row table:style-name="ro1">
          <table:table-cell office:value-type="string" calcext:value-type="string">
            <text:p>GTTACTCTAGATTGCCATAATGTAATGAATAAGACTAATATGACGAGTGAAAAGGAAGTGAT------------AGGAG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AAAATGCTACTGTAAATAATGCTAATAATACCAATAATAGTAGCTGGGAAAAG---ATGGAGAAAGGAGAAATAAAAAACT</text:p>
          </table:table-cell>
        </table:table-row>
        <table:table-row table:style-name="ro1">
          <table:table-cell office:value-type="string" calcext:value-type="string">
            <text:p>TTGAGGAATGATACTAGGGGGAATGATACTAGCACTCAGGGTAATGGTACTTGGACTGAGAAAGGAGAAATGAAAAACT</text:p>
          </table:table-cell>
        </table:table-row>
        <table:table-row table:style-name="ro1">
          <table:table-cell office:value-type="string" calcext:value-type="string">
            <text:p>AATTGCACTGATTGGGGGAATTCTACTAATATCACTAGTAGTAGTGGGAAACTGATA---GAGAAAGGAGAGATAAAAAACT</text:p>
          </table:table-cell>
        </table:table-row>
        <table:table-row table:style-name="ro1">
          <table:table-cell office:value-type="string" calcext:value-type="string">
            <text:p>TTAAATTGCACT---------AATGTTACCATGGCAAATAGCA-----TGACGAATGATACCAGTGACAAGATTACCGATGGAATGAAAAATT</text:p>
          </table:table-cell>
        </table:table-row>
        <table:table-row table:style-name="ro1">
          <table:table-cell office:value-type="string" calcext:value-type="string">
            <text:p>CCACTCTGTGTTACTTTAAATTGCACTAATACCACAAATGCTAATAGTACCAATAATAATAACTGG---------------------GAC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GCACTGATCAACCAACTAATACTACCAATACCACTAGTGGTCATGGTAGTTTAATGGAGAGAGGGGAAATAAAAAACT</text:p>
          </table:table-cell>
        </table:table-row>
        <table:table-row table:style-name="ro1">
          <table:table-cell office:value-type="string" calcext:value-type="string">
            <text:p>AMCAATNNNNNNACCAATATGWCTACTACCAAWACCAATACTACTTTTTTGGRAGAGAT------GGGAAGAGAAATRCAAAACT</text:p>
          </table:table-cell>
        </table:table-row>
        <table:table-row table:style-name="ro1">
          <table:table-cell office:value-type="string" calcext:value-type="string">
            <text:p>AATACTAAAATTAACTCAAATAATACTAAGACCAATAATACTCATGGGAAATTG---ATGGACAAAGGAGAAATACAGAACT</text:p>
          </table:table-cell>
        </table:table-row>
        <table:table-row table:style-name="ro1">
          <table:table-cell office:value-type="string" calcext:value-type="string">
            <text:p>ACTACTGGTAACTTGACGAACAGTACTGCTAATAAGACCCGTACTTGGGAGAATGGTACT----TATGGAGAAATAAAAAACT</text:p>
          </table:table-cell>
        </table:table-row>
        <table:table-row table:style-name="ro1">
          <table:table-cell office:value-type="string" calcext:value-type="string">
            <text:p>ACTTTAAAGTGCGTGGATCAGGGGAATGCTACCAA---------TAGTAGTGACTGGACAGCGGTGGAGAAAGGAGAGATAAAAAACT</text:p>
          </table:table-cell>
        </table:table-row>
        <table:table-row table:style-name="ro1">
          <table:table-cell office:value-type="string" calcext:value-type="string">
            <text:p>ACTATTACCACTAATCCCACTAGTACTAAAGCCACTAGTAATGACAACACAGTGATGGAGAAAGGAGAAATGAAAAACT</text:p>
          </table:table-cell>
        </table:table-row>
        <table:table-row table:style-name="ro1">
          <table:table-cell office:value-type="string" calcext:value-type="string">
            <text:p>ACTGA---AGTGAATGAAACTAGTGCCAATGCTACCATGAGATATAATATCAGCAAGGAAGCAAGAGAGGAACTGACAAACT</text:p>
          </table:table-cell>
        </table:table-row>
        <table:table-row table:style-name="ro1">
          <table:table-cell office:value-type="string" calcext:value-type="string">
            <text:p>TGTGTTACTTTAAATTGCACTGATTTGAGGAATGCTACTAATACCAGTAGT---------------ACGATGGAGGGAGGAGAAATGAAAAACT</text:p>
          </table:table-cell>
        </table:table-row>
        <table:table-row table:style-name="ro1">
          <table:table-cell office:value-type="string" calcext:value-type="string">
            <text:p>AATAAGACTAATGCCACTAGTGCTAATACCACTGCCATAGTGCTAATATCATATAGAGACAAAGGAGAAATAAAAAACT</text:p>
          </table:table-cell>
        </table:table-row>
        <table:table-row table:style-name="ro1">
          <table:table-cell office:value-type="string" calcext:value-type="string">
            <text:p>CCACTCTGTGTTACTTTAAAGTGCACTAATGCTAAAACCAACAGTAGTACCAATGCTACTGATACCA---------------------ATATAAAAAACT</text:p>
          </table:table-cell>
        </table:table-row>
        <table:table-row table:style-name="ro1">
          <table:table-cell office:value-type="string" calcext:value-type="string">
            <text:p>GGAAATGATACTACCATTAATGGTGCTAATAACGCTAATAGAACAATAGAGGATAAGATGGGGGAACTAATAAAAAGCT</text:p>
          </table:table-cell>
        </table:table-row>
        <table:table-row table:style-name="ro1">
          <table:table-cell office:value-type="string" calcext:value-type="string">
            <text:p>TGTGTTACCTTAAATTGCACTGATTTTGAGTTGAGGAATAGTACTAATAATACCATTAACAGT---------------------GGAGAAATGAAAAACT</text:p>
          </table:table-cell>
        </table:table-row>
        <table:table-row table:style-name="ro1">
          <table:table-cell office:value-type="string" calcext:value-type="string">
            <text:p>AATTGTAGTAATTTGAAAAATAGTACTAATAATAATAATATTACTATTGAAAAAGGAATGGAG---GAGGAAATAAAAAACT</text:p>
          </table:table-cell>
        </table:table-row>
        <table:table-row table:style-name="ro1">
          <table:table-cell office:value-type="string" calcext:value-type="string">
            <text:p>ACCCCACTCTGTGTCACTTTAAGGTG------------------TAATAATACCAATAGTAGTGGGGAGGGAGTATT------TAAAGGAGAAATGAAGAACT</text:p>
          </table:table-cell>
        </table:table-row>
        <table:table-row table:style-name="ro1">
          <table:table-cell office:value-type="string" calcext:value-type="string">
            <text:p>AAAAATGCTACTAATACCACTAGTACTAATACCAATAGTAGTAGTGAAGAAAAATTGGCGAGGGAAGAGATAAAAAACT</text:p>
          </table:table-cell>
        </table:table-row>
        <table:table-row table:style-name="ro1">
          <table:table-cell office:value-type="string" calcext:value-type="string">
            <text:p>GCCAGTAATGCAACTACCAG--TCATAATAATGCCAGTACTACCAATTATAATGTCAGTACTTCTCCCGACATGAAAAACT</text:p>
          </table:table-cell>
        </table:table-row>
        <table:table-row table:style-name="ro1">
          <table:table-cell office:value-type="string" calcext:value-type="string">
            <text:p>ACTAATACCACTAATTTGAATACTACTGAGACCAGTAATAGTACCATTAG---TCCAACAGAGGGAGGAGAAATGAAAAATT</text:p>
          </table:table-cell>
        </table:table-row>
        <table:table-row table:style-name="ro1">
          <table:table-cell office:value-type="string" calcext:value-type="string">
            <text:p>AATGCTATTAATACCACTAGTGCTACTAATACCACTAGTGCTCCTACTACCAATAGTATT----AGAGGAGAAATAAAAAATT</text:p>
          </table:table-cell>
        </table:table-row>
        <table:table-row table:style-name="ro1">
          <table:table-cell office:value-type="string" calcext:value-type="string">
            <text:p>GTTACTCTAAATTGCAATGATACTCTGTGGACTAATGTAACTGCTAATCAAAGTCA---------------AAGTACGGATGAAATGAAAACCT</text:p>
          </table:table-cell>
        </table:table-row>
        <table:table-row table:style-name="ro1">
          <table:table-cell office:value-type="string" calcext:value-type="string">
            <text:p>ACTGATCCAAGGAATAATGCTACCAATAGTAGTGCCACTGGTGCCACTCCTACAGTGGACACAGGAGGGATAAAAAACT</text:p>
          </table:table-cell>
        </table:table-row>
        <table:table-row table:style-name="ro1">
          <table:table-cell office:value-type="string" calcext:value-type="string">
            <text:p>GATACTACTAATACCACTAGTAGTACTAATACCACTAGTGGTAATTGGGAAATGATGGAGGGAGGAGAAATAAAAAATT</text:p>
          </table:table-cell>
        </table:table-row>
        <table:table-row table:style-name="ro1">
          <table:table-cell office:value-type="string" calcext:value-type="string">
            <text:p>ATTAGTTTAAATTGCACCGATT------ATAATGGTACTACTAATAATAGTACATTGGGAGACATGGTG------GGAGAAATAAAAAAC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ATGTGCAGTGATTTGAATAATAGTACTAATGCCACTAGTGCTAAT---ACCACTATAGAAGGGAAAGAAGAAATAAAAAACT</text:p>
          </table:table-cell>
        </table:table-row>
        <table:table-row table:style-name="ro1">
          <table:table-cell office:value-type="string" calcext:value-type="string">
            <text:p>GTGAATACTACTTGTATCACCAATAATAGTAGAACTGAGGGAAACTGCTCTTATACTGGGAGGGAAGAACTGAAAAACT</text:p>
          </table:table-cell>
        </table:table-row>
        <table:table-row table:style-name="ro1">
          <table:table-cell office:value-type="string" calcext:value-type="string">
            <text:p>AATGTTACTAGAACCAATAATAAAACTGAAGCCAGTAATAATACTAGTTTAAGGATGGAACAAGGAGAACTAAAAAACT</text:p>
          </table:table-cell>
        </table:table-row>
        <table:table-row table:style-name="ro1">
          <table:table-cell office:value-type="string" calcext:value-type="string">
            <text:p>KMTACCTRTAGTAACAAGNNNNNNNNNNNNNNNNNNNNNNNNNNNNNNNNNNNNNNNATGGAMARAGAAATGARAAACT</text:p>
          </table:table-cell>
        </table:table-row>
        <table:table-row table:style-name="ro1">
          <table:table-cell office:value-type="string" calcext:value-type="string">
            <text:p>TGTGTAAAATTAACCCCACTCTGTGTTACTTTAAATTGCACTGATGTGAACAATGGTACT------------------------------------AAGGATGTAATGAAAAACT</text:p>
          </table:table-cell>
        </table:table-row>
        <table:table-row table:style-name="ro1">
          <table:table-cell office:value-type="string" calcext:value-type="string">
            <text:p>ACTTTAAATTGCACTGATTTG------------AATAGAAATAGTACTCAGGGGAATACCACTGTAGAGGAACAGAAGGAAATCAGAAACT</text:p>
          </table:table-cell>
        </table:table-row>
        <table:table-row table:style-name="ro1">
          <table:table-cell office:value-type="string" calcext:value-type="string">
            <text:p>GGGAATCATACCACCACGAATAATACCAACACCAATAATAGTAGCGGGGAA---CCAATGGAAAAAGGAGAGATAAAAAATT</text:p>
          </table:table-cell>
        </table:table-row>
        <table:table-row table:style-name="ro1">
          <table:table-cell office:value-type="string" calcext:value-type="string">
            <text:p>ACTTTAAATTGCACTGATGT------CACTACTAATACCACTGGTACTAAT--GTCACTAACAAT-GACAAAGGAGAAATAAAAAACT</text:p>
          </table:table-cell>
        </table:table-row>
        <table:table-row table:style-name="ro1">
          <table:table-cell office:value-type="string" calcext:value-type="string">
            <text:p>ATCACTGCTACTAGTGCCACTGTTGCTAATACCACTAGTAGTAGTTGGGAGACAGTAGAGAAAGGAGAAATAAAAAACT</text:p>
          </table:table-cell>
        </table:table-row>
        <table:table-row table:style-name="ro1">
          <table:table-cell office:value-type="string" calcext:value-type="string">
            <text:p>GAGACTGCTACTAATAGTAGCATTAATAGTAGCACTGTTAGTAGCGGGGAAATGATGAAGGGGGAAGAAATGAAAAATT</text:p>
          </table:table-cell>
        </table:table-row>
        <table:table-row table:style-name="ro1">
          <table:table-cell office:value-type="string" calcext:value-type="string">
            <text:p>TGCACTGATTATGTGAATAATGCTACTAATATCTCTAGCAGCGGGGGAGAAGCGATGGAAAAAGGCGAAATGAAAAACT</text:p>
          </table:table-cell>
        </table:table-row>
        <table:table-row table:style-name="ro1">
          <table:table-cell office:value-type="string" calcext:value-type="string">
            <text:p>AATTGCACTGATTTAGGGAATGTTACTAATACCACTAATAGTAACGGGGAAATG---ATGGAGAAGGGAGAAGTAAAAAACT</text:p>
          </table:table-cell>
        </table:table-row>
        <table:table-row table:style-name="ro1">
          <table:table-cell office:value-type="string" calcext:value-type="string">
            <text:p>AGTCTCAATACAACTGCTACTAGTCCCAATACAACTGCTATTAATTCCACTAGTAATGGAG-GGGAAGATATGACAAACT</text:p>
          </table:table-cell>
        </table:table-row>
        <table:table-row table:style-name="ro1">
          <table:table-cell office:value-type="string" calcext:value-type="string">
            <text:p>AATTATTGTGAGAATAATACCGCTTGTAATACTACTAGTAACAATAGTAGTAGTTTGGATAAGGAAGAAATAAAAAACT</text:p>
          </table:table-cell>
        </table:table-row>
        <table:table-row table:style-name="ro1">
          <table:table-cell office:value-type="string" calcext:value-type="string">
            <text:p>AAAAATGCTACTAATGCCAATAGTACTAATGCCACTARTAGYAAYGGGAMARCAATGGAGGAAGGAGAAATGAAAAATT</text:p>
          </table:table-cell>
        </table:table-row>
        <table:table-row table:style-name="ro1">
          <table:table-cell office:value-type="string" calcext:value-type="string">
            <text:p>ACTGATATTAGTACTACTAGTAGTAGCAATACTAGTAGTAGTAGCAATGGAACAATGGAACAAGGAGAAATGAAAAACT</text:p>
          </table:table-cell>
        </table:table-row>
        <table:table-row table:style-name="ro1">
          <table:table-cell office:value-type="string" calcext:value-type="string">
            <text:p>AAGAATAGTACTACTACCAATACTACCAATACTAACAATACTAGTATCAGGGAAATGGAGCCAGGAGAAGTAAAAAACT</text:p>
          </table:table-cell>
        </table:table-row>
        <table:table-row table:style-name="ro1">
          <table:table-cell office:value-type="string" calcext:value-type="string">
            <text:p>ATGGAGAATAATAAGACCACGGGGAATAATACTACCAGGGAGAATGTTACTGATTCCATTAACGAAGAAAGAAGGAACT</text:p>
          </table:table-cell>
        </table:table-row>
        <table:table-row table:style-name="ro1">
          <table:table-cell office:value-type="string" calcext:value-type="string">
            <text:p>GATGTGGAGAAGAATAATACTACTAATACCACAACTACTATTACCCCACTAATGATGGAGAAGGGAGAAATAAAAAATT</text:p>
          </table:table-cell>
        </table:table-row>
        <table:table-row table:style-name="ro1">
          <table:table-cell office:value-type="string" calcext:value-type="string">
            <text:p>AATGCCACTGGTGCTCAAACTAATGCCACTGGTAACACCAATAGTACCAATTTGACAGAGCCACCGGAAATAAAAAATT</text:p>
          </table:table-cell>
        </table:table-row>
        <table:table-row table:style-name="ro1">
          <table:table-cell office:value-type="string" calcext:value-type="string">
            <text:p>ACTACTAATACCAGTAGTAATACCAGTAGTACTAGTACCAGTAGTAGTAGTATGACAGAGGGAGGAGAAATAAAAAACT</text:p>
          </table:table-cell>
        </table:table-row>
        <table:table-row table:style-name="ro1">
          <table:table-cell office:value-type="string" calcext:value-type="string">
            <text:p>GGGACTGCTACTGATAGTAGCACTAATAGTAGCACTGTTAGTAGCGGGGAAACAATAAAGGGGGAAGAAATGAAAAACT</text:p>
          </table:table-cell>
        </table:table-row>
        <table:table-row table:style-name="ro1">
          <table:table-cell office:value-type="string" calcext:value-type="string">
            <text:p>AATTGCACTAATTTGAGGAATACTACTAATACCAGTAGTAATACCAGTAGTACGACA---GAGGGAGGAGAAATAAAAAACT</text:p>
          </table:table-cell>
        </table:table-row>
        <table:table-row table:style-name="ro1">
          <table:table-cell office:value-type="string" calcext:value-type="string">
            <text:p>TTACATTGCACTGATGCGAGGAATAGTACTAATGTCACTATT------GAGGTGGAAAAGGTAGAGAAAGGAGACATAAAAAACT</text:p>
          </table:table-cell>
        </table:table-row>
        <table:table-row table:style-name="ro1">
          <table:table-cell office:value-type="string" calcext:value-type="string">
            <text:p>AATACCACTAGTTGGAGGAATGCTACTAATACCACTAGTAGTAGCGGAGAAAAG---ATGGAGAGAGGAGAAATAAAAAACT</text:p>
          </table:table-cell>
        </table:table-row>
        <table:table-row table:style-name="ro1">
          <table:table-cell office:value-type="string" calcext:value-type="string">
            <text:p>AATTGCACTGATTTGAGGAATGCTACTAATACCACTAGTAGTAGCGGGGGAACG---ATGGAGGGAGGAGAAATAAAAAATT</text:p>
          </table:table-cell>
        </table:table-row>
        <table:table-row table:style-name="ro1">
          <table:table-cell office:value-type="string" calcext:value-type="string">
            <text:p>AATGGTACTTTGAACAATAATGAGTCGCTATGTAATACAACCAATAACAGT------------ACTTTTTATAGTAGTGACATGAGG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GTGCAGGAATGAT---------------------GAATT</text:p>
          </table:table-cell>
        </table:table-row>
        <table:table-row table:style-name="ro1">
          <table:table-cell office:value-type="string" calcext:value-type="string">
            <text:p>ACTTTGAATTGTAGTAATGTGAGAAATGGTACTAATACCAATAGTAGTAGTGGG---------ATGGAGGAAGGAGACATGAAAAACT</text:p>
          </table:table-cell>
        </table:table-row>
        <table:table-row table:style-name="ro1">
          <table:table-cell office:value-type="string" calcext:value-type="string">
            <text:p>ACTCTAAATTGCACTGTTGCCACTAATAGTAGTGGTACTAATACCACCGCTGGTAGTA---------AGATAGAAGGAGTAAAAAACT</text:p>
          </table:table-cell>
        </table:table-row>
        <table:table-row table:style-name="ro1">
          <table:table-cell office:value-type="string" calcext:value-type="string">
            <text:p>ACAGATTGTAAGAATCCAAATTCAAGTTGCACTAATTATAATAGTAGTAGGATTGATGAGGGAGAAGAAATAAAAAACT</text:p>
          </table:table-cell>
        </table:table-row>
        <table:table-row table:style-name="ro1">
          <table:table-cell office:value-type="string" calcext:value-type="string">
            <text:p>GGGAATGATACTAGCCCCAATGCTACTAATACCACTAGTAGTGGCGGGGAAAAG---ATGGAGAAAGGAGAAATGAAAAACT</text:p>
          </table:table-cell>
        </table:table-row>
        <table:table-row table:style-name="ro1">
          <table:table-cell office:value-type="string" calcext:value-type="string">
            <text:p>ACGGA-----------------------------------------------------------------------------TAATATAAACAATCCTAATAATGCAACCAATAGTACCTGGGAAACACATATGAAGGTAGGAGAAATAAAGAACT</text:p>
          </table:table-cell>
        </table:table-row>
        <table:table-row table:style-name="ro1">
          <table:table-cell office:value-type="string" calcext:value-type="string">
            <text:p>AATAGTACCAATAGTACTGATGTCAATAATAATAGTAGTAATAGTAGTTGGGCAGGGATGGAGAGAGAAATAAAAAACT</text:p>
          </table:table-cell>
        </table:table-row>
        <table:table-row table:style-name="ro1">
          <table:table-cell office:value-type="string" calcext:value-type="string">
            <text:p>AGGAATGCTACTAATACCACTAGTAGTAATACCAATAATAGTAGTTGGGGAACGATA---GAGAAAGGAGAAATAAAAAACT</text:p>
          </table:table-cell>
        </table:table-row>
        <table:table-row table:style-name="ro1">
          <table:table-cell office:value-type="string" calcext:value-type="string">
            <text:p>TGCACTGATGATGTGAGGAATGCTACCAGTACCAATAGTAGTTGGGGGGAACCG---ATGGAGAAAGGAGAAATAAAAAACT</text:p>
          </table:table-cell>
        </table:table-row>
        <table:table-row table:style-name="ro1">
          <table:table-cell office:value-type="string" calcext:value-type="string">
            <text:p>TTAAATTGCACTAATTATCAGGGAAATCAGGGAAATGCTACTACTACCACTATTAGTTCCG------------------AGGAAGGAATGAAAAACT</text:p>
          </table:table-cell>
        </table:table-row>
        <table:table-row table:style-name="ro1">
          <table:table-cell office:value-type="string" calcext:value-type="string">
            <text:p>AATGATACTGCTGTC-----------CTGGAGACTGCTAATTCAGCTAATAGAGTTTCTGGTTCGGAGATGATAAAACAAATGAGAAACT</text:p>
          </table:table-cell>
        </table:table-row>
        <table:table-row table:style-name="ro1">
          <table:table-cell office:value-type="string" calcext:value-type="string">
            <text:p>ACCAGTACTCCTAGTACCAGCACTCATAGTACCCATAGTAGTACCAGTAAGGAGGATGGTAGTAATGAA-------ATAAGAAACT</text:p>
          </table:table-cell>
        </table:table-row>
        <table:table-row table:style-name="ro1">
          <table:table-cell office:value-type="string" calcext:value-type="string">
            <text:p>CTCTGTGTTACTTTAAATTGCAATGATT---GGAATGCTACTAATACCAGTAAT---------------ATGATGGAGAGAGGAGAAATAAAAAACT</text:p>
          </table:table-cell>
        </table:table-row>
        <table:table-row table:style-name="ro1">
          <table:table-cell office:value-type="string" calcext:value-type="string">
            <text:p>GATGTTAGGCGGAATGATACCAATAGCACTGTTGGCACTAATGATGGTTTAAGAATAAAACAGGGAGAAATAAAG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TTAAATTGCACTGATTTGAGTACTAATACTAATACCACTATTAGTGAAAATAGTACTAT------GAGAGGAGAAATAAAAAACT</text:p>
          </table:table-cell>
        </table:table-row>
        <table:table-row table:style-name="ro1">
          <table:table-cell office:value-type="string" calcext:value-type="string">
            <text:p>AAGAATGGTACTGAGAATGATATTGATACCACTACTAGTAGCAGTGGGGGAAAAATGGAGCCAGGAGAAATAAAAAACT</text:p>
          </table:table-cell>
        </table:table-row>
        <table:table-row table:style-name="ro1">
          <table:table-cell office:value-type="string" calcext:value-type="string">
            <text:p>GTACCCACTAATAGTACCCCTAGTACTACTACCACTACTAGTGGCGGGGGCATG---ATGGAGGCAGGAGAAATGAAAAACT</text:p>
          </table:table-cell>
        </table:table-row>
        <table:table-row table:style-name="ro1">
          <table:table-cell office:value-type="string" calcext:value-type="string">
            <text:p>TGCACTGATTGGGGGAATACTTCTACTAATGCTACTAATGCCAATAATAGCAGC------------TTGGGGGTAGAAGAAATAAAAAACT</text:p>
          </table:table-cell>
        </table:table-row>
        <table:table-row table:style-name="ro1">
          <table:table-cell office:value-type="string" calcext:value-type="string">
            <text:p>TTAAACTGCACTGAGCCAAAGTTTAATGCCACTGATACTGCTAATCATACCTCTGGTAT---------TAGTGGGGAAATGAAAAACT</text:p>
          </table:table-cell>
        </table:table-row>
        <table:table-row table:style-name="ro1">
          <table:table-cell office:value-type="string" calcext:value-type="string">
            <text:p>TGTACTGATTGGAATGGTAATACTACTAGCAATAGTACTATAAACAACAATACTAGTACTAAGGCAGAAATGAAAAAAT</text:p>
          </table:table-cell>
        </table:table-row>
        <table:table-row table:style-name="ro1">
          <table:table-cell office:value-type="string" calcext:value-type="string">
            <text:p>AATGTTACTAATACTAATAATACTACTAGTACAAATAGTAGTAGGTTGGAAGAGATGGAGAAAGGAGGAATAAAAAACT</text:p>
          </table:table-cell>
        </table:table-row>
        <table:table-row table:style-name="ro1">
          <table:table-cell office:value-type="string" calcext:value-type="string">
            <text:p>ACCAATAGTAGTATGAATAGTATTAATACCAAGAATAATAGTAGTGAGGGAATGCTGGAGGGAGAAAAAATGAAAAATT</text:p>
          </table:table-cell>
        </table:table-row>
        <table:table-row table:style-name="ro1">
          <table:table-cell office:value-type="string" calcext:value-type="string">
            <text:p>CTCTTAAATTGTACTAATAATACTACCAAAAGTGAGAATTGCACTAATTGGGAAAAGATGGGGGAAGAAATA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CCTTAAATTGCACTGATGTTAATACCACCACTAATACTAATACTGTTACTAGGGAAA---------AGATGGGAGAAATAAAAAACT</text:p>
          </table:table-cell>
        </table:table-row>
        <table:table-row table:style-name="ro1">
          <table:table-cell office:value-type="string" calcext:value-type="string">
            <text:p>CATTGCATTGATTATTTGAATGCTACTAATACCACTAGTAGTAACGGGACAAAG---ATGGAGAGAGGAGAAATAAAAAACT</text:p>
          </table:table-cell>
        </table:table-row>
        <table:table-row table:style-name="ro1">
          <table:table-cell office:value-type="string" calcext:value-type="string">
            <text:p>TACAATAATACTAACTCAAATAATACTAAGACCAATAATACTCATGGGAAATTG---ATGGACAAAGGAGAAATACAGAACT</text:p>
          </table:table-cell>
        </table:table-row>
        <table:table-row table:style-name="ro1">
          <table:table-cell office:value-type="string" calcext:value-type="string">
            <text:p>CCAATTGTAGTAGGTACCAATAGTACTAATGGTACCAATAATAGTAGTCAGGAAAACAT------GAAGGGAGAAATAAAAAAAT</text:p>
          </table:table-cell>
        </table:table-row>
        <table:table-row table:style-name="ro1">
          <table:table-cell office:value-type="string" calcext:value-type="string">
            <text:p>TGCACTGATTTGAGAAATGATACTAATAGTGATAAGGATAATGCCGCTGGAAAGATGGAGAAAGGAGAAATAAAAAACT</text:p>
          </table:table-cell>
        </table:table-row>
        <table:table-row table:style-name="ro1">
          <table:table-cell office:value-type="string" calcext:value-type="string">
            <text:p>TGCACTGATTTGAGTGTTAATAGTACCAATACTACCAATACTAATAATAGTAGTTG------------GGAGAGGGAAGAAATGAAAAACT</text:p>
          </table:table-cell>
        </table:table-row>
        <table:table-row table:style-name="ro1">
          <table:table-cell office:value-type="string" calcext:value-type="string">
            <text:p>AAATGCTAATAGTACTACCACCAGGGGTAGCAATAGACCAATGCCAATAGCAGTTGTGAGGAGATGGGAATG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AAAGGGAATGCTACTGCAGGGAATACTACTAATAATAGTAGTAGCTTGGGAAGGTTGGATACAGGAGAAATA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AATACTACTAATAATGCTACTAATACTACTACTAATACTACTACTAATATCACTAGGAATGATTGGGAAATGAAAAACT</text:p>
          </table:table-cell>
        </table:table-row>
        <table:table-row table:style-name="ro1">
          <table:table-cell office:value-type="string" calcext:value-type="string">
            <text:p>AATAATACTAATAACAATAATACTACTAAAAGCAATGAGACTAGTATTGATGAGGAAATAAAAGGAGAAATAAAAAACT</text:p>
          </table:table-cell>
        </table:table-row>
        <table:table-row table:style-name="ro1">
          <table:table-cell office:value-type="string" calcext:value-type="string">
            <text:p>TGCACTGATGGTGCAAATTGCACTGATCCTAAAACCAATAAAAATTGGGGAAA------AATGGACACAGGAGAAATAAAAAACT</text:p>
          </table:table-cell>
        </table:table-row>
        <table:table-row table:style-name="ro1">
          <table:table-cell office:value-type="string" calcext:value-type="string">
            <text:p>TGTGTCACTTTAAATTGCACTAA---------------TACTACTATCACTAGTAACAGTACGAATTTAATGGAGAGAGAAGCAATGAAAAATT</text:p>
          </table:table-cell>
        </table:table-row>
        <table:table-row table:style-name="ro1">
          <table:table-cell office:value-type="string" calcext:value-type="string">
            <text:p>ACTGATTATAATAGTACCAATAATGTTAATACTACCAGCAGTAATGTTGCTAATATGGAAAAGGGAGAAATAAAAAACT</text:p>
          </table:table-cell>
        </table:table-row>
        <table:table-row table:style-name="ro1">
          <table:table-cell office:value-type="string" calcext:value-type="string">
            <text:p>AATAATACTAGTGATAGCAAGAATAATAATAATACTAGAAATAATAATACTTGTGATGGGGAGGAAAACATGACAAACT</text:p>
          </table:table-cell>
        </table:table-row>
        <table:table-row table:style-name="ro1">
          <table:table-cell office:value-type="string" calcext:value-type="string">
            <text:p>ACTAATGT---CAATGGTACTAAGGCCAATGGTACTAGTAGCACTAACGGTAGTTTGAAAAAGGAAGGAGAAATAAAAAACT</text:p>
          </table:table-cell>
        </table:table-row>
        <table:table-row table:style-name="ro1">
          <table:table-cell office:value-type="string" calcext:value-type="string">
            <text:p>AATTGCACTAATTTGAAGAAGACTACTAATACCAGTAGTAATACCAGTAGTACGACA---GAGGGAGGAGAAATAAAAAACT</text:p>
          </table:table-cell>
        </table:table-row>
        <table:table-row table:style-name="ro1">
          <table:table-cell office:value-type="string" calcext:value-type="string">
            <text:p>AATAATAGTTCTACTGGTACCTGTAATAATACTACTCCCTATAATATTAGTAAGGAAATGGAGGGAGAAATAAAAAACT</text:p>
          </table:table-cell>
        </table:table-row>
        <table:table-row table:style-name="ro1">
          <table:table-cell office:value-type="string" calcext:value-type="string">
            <text:p>AATTGCACTGACATGAATGACCCTGATGCCACTAATACCAGTATTAGTGACAGG---------ATGGAAAAAGGGGAGATGC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GAATT</text:p>
          </table:table-cell>
        </table:table-row>
        <table:table-row table:style-name="ro1">
          <table:table-cell office:value-type="string" calcext:value-type="string">
            <text:p>GCTGCCAATACTACTTCTGCCACAAATACTTCTGCCACTAATGATACTTTGAGAGAAGAGAAAGGAGAAATAAAAAATT</text:p>
          </table:table-cell>
        </table:table-row>
        <table:table-row table:style-name="ro1">
          <table:table-cell office:value-type="string" calcext:value-type="string">
            <text:p>ATTACTACTAATAAATTGAATACTACTAATACCAGAAGTAATCCCAGTAATATGACA---GGGGAAGGAGAAATAAAAAACT</text:p>
          </table:table-cell>
        </table:table-row>
        <table:table-row table:style-name="ro1">
          <table:table-cell office:value-type="string" calcext:value-type="string">
            <text:p>AATTGCACTGATTTGAGGAATGCTACTAATACCACTAGTAGTAGCGGGGGAACG---ATGGAGAGAGGAGAAATAAAAAACT</text:p>
          </table:table-cell>
        </table:table-row>
        <table:table-row table:style-name="ro1">
          <table:table-cell office:value-type="string" calcext:value-type="string">
            <text:p>AGGAATGATACTAGCACCAATGCTACTAATACCACTAGTAGTAATCGGGGAAAG---ATGGAGGGAGGAGAAATGACAAACT</text:p>
          </table:table-cell>
        </table:table-row>
        <table:table-row table:style-name="ro1">
          <table:table-cell office:value-type="string" calcext:value-type="string">
            <text:p>TGCACTGATATAAAGGGTACTAATGGTACTAATAGCACGAATGGGAGGACAGTGATAGACAAAGGAGAAATGAAAAACT</text:p>
          </table:table-cell>
        </table:table-row>
        <table:table-row table:style-name="ro1">
          <table:table-cell office:value-type="string" calcext:value-type="string">
            <text:p>ATTGATGTTCCCACGAATTGCACTAATACCGGTAATTGCACTAACTGGAAAATAAAGGAGGGGGGAGAACTAAAAAACT</text:p>
          </table:table-cell>
        </table:table-row>
        <table:table-row table:style-name="ro1">
          <table:table-cell office:value-type="string" calcext:value-type="string">
            <text:p>ACTGATGTGTTGGGGAAAGGTACTAGTGCTAATGCTACTAGTGCTAATGTCACTAGTGAGAAAGGGGAAATAAAAAACT</text:p>
          </table:table-cell>
        </table:table-row>
        <table:table-row table:style-name="ro1">
          <table:table-cell office:value-type="string" calcext:value-type="string">
            <text:p>TCCCCAACTGGTGCTAATGTTACCACAAATGTCACTGGTGTTAGAGGAAAACAG---ATGGACAAGGGAGAAATACAAAATT</text:p>
          </table:table-cell>
        </table:table-row>
        <table:table-row table:style-name="ro1">
          <table:table-cell office:value-type="string" calcext:value-type="string">
            <text:p>CCACTCTGTGTTACTTTAAATTGCACTGATTTGAAGAATGTTACTAGTAACAGCACTGATAATAGTAGTATGAC---------------------AAATT</text:p>
          </table:table-cell>
        </table:table-row>
        <table:table-row table:style-name="ro1">
          <table:table-cell office:value-type="string" calcext:value-type="string">
            <text:p>TTAAATTGTACTAATACTAACAAGAATGCTACTAACGTCACTAATAGTGATTGGGAA---------GGAAAGGAAGAAGTAAAAAACT</text:p>
          </table:table-cell>
        </table:table-row>
        <table:table-row table:style-name="ro1">
          <table:table-cell office:value-type="string" calcext:value-type="string">
            <text:p>TTAAAATGCACTGCTGTTAGGAATGGTACTAATACCACTGATACCACT-----AGTAAGGATGG-GGGAGGAGAAATGAGAAACT</text:p>
          </table:table-cell>
        </table:table-row>
        <table:table-row table:style-name="ro1">
          <table:table-cell office:value-type="string" calcext:value-type="string">
            <text:p>ACTCGTTACAATTACACTCAAACCAATAGAAAT-----CAAAACAATAGTGGTTGGGTAGATATGAAGGGAGAAATGAAAAACT</text:p>
          </table:table-cell>
        </table:table-row>
        <table:table-row table:style-name="ro1">
          <table:table-cell office:value-type="string" calcext:value-type="string">
            <text:p>CCAAATACTACTAGTAATAATAATAGTGATAGTAATGAGACCTTGAAAATGAGGATGGAAATAGAAGAAGTAAAAAACT</text:p>
          </table:table-cell>
        </table:table-row>
        <table:table-row table:style-name="ro1">
          <table:table-cell office:value-type="string" calcext:value-type="string">
            <text:p>GATGTAAGCAATAGCACTGATCTGAATACCAATCAGACCCTTGATGATAGTGAAAAAATGAGGAAAGAAATGACAAATT</text:p>
          </table:table-cell>
        </table:table-row>
        <table:table-row table:style-name="ro1">
          <table:table-cell office:value-type="string" calcext:value-type="string">
            <text:p>ACTAGTACTACTACTACTACTACTACCAATAGTAGTAGTGAGAGAATAAAAAGGTTGGATGAAGGAGAAGTAAAAGAAT</text:p>
          </table:table-cell>
        </table:table-row>
        <table:table-row table:style-name="ro1">
          <table:table-cell office:value-type="string" calcext:value-type="string">
            <text:p>CTCTGTGTTACTTTACATTGCACTGACTTGAA---------CAATACTAGCAATAGTAGTG---------TAATGGAAAAGGGAGAAATGAAAAACT</text:p>
          </table:table-cell>
        </table:table-row>
        <table:table-row table:style-name="ro1">
          <table:table-cell office:value-type="string" calcext:value-type="string">
            <text:p>GTTACTTTAAATTGCACTGATAATTTGAACAATGGTACTTATGGTAATAG---------------AACAATAGAGAAAGGAGAAGTAAAAAATT</text:p>
          </table:table-cell>
        </table:table-row>
        <table:table-row table:style-name="ro1">
          <table:table-cell office:value-type="string" calcext:value-type="string">
            <text:p>AATTGCACTGATGTTACGAAGATTAATGATACCATACTTAGTGGCAATGGCACGATA---GAAAAGGGAGAAATAAAAAATT</text:p>
          </table:table-cell>
        </table:table-row>
        <table:table-row table:style-name="ro1">
          <table:table-cell office:value-type="string" calcext:value-type="string">
            <text:p>AGTAATCCTAATGAGACTTATTTTCATAAGATTAATAATAGTGACGTGGAAAGTATGGGGGAAGGAGAAGTAAAAAACT</text:p>
          </table:table-cell>
        </table:table-row>
        <table:table-row table:style-name="ro1">
          <table:table-cell office:value-type="string" calcext:value-type="string">
            <text:p>AAATTAACCCCACTCTGTGTTACTTTAAATTG---------------------TAATACCATTAATGCCACTAAAGATATGAT---------AGGAGAAT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TGCAGTAATGTTAATAATACCAGTAATGTTACCAATAGTGGTTCAGGAAGG---ATGGAGGAAGGAGGAATGAAAAACT</text:p>
          </table:table-cell>
        </table:table-row>
        <table:table-row table:style-name="ro1">
          <table:table-cell office:value-type="string" calcext:value-type="string">
            <text:p>TTACATTGCACTAATTTGAATGCTACCAATAGTAGTACGACCAATAGTAGT------------ATGATAGGGGGAGGAGAAATGAAGAACT</text:p>
          </table:table-cell>
        </table:table-row>
        <table:table-row table:style-name="ro1">
          <table:table-cell office:value-type="string" calcext:value-type="string">
            <text:p>GATACTCTTAGGAATAGTCCTAATACCACTAATAGCAGCACAGGAACGCTGAAGGAGGAGAAGGGAGAAATAAAAAACT</text:p>
          </table:table-cell>
        </table:table-row>
        <table:table-row table:style-name="ro1">
          <table:table-cell office:value-type="string" calcext:value-type="string">
            <text:p>GTTACTTTAAATTGCACTGATGATTTGAGGAATGATACTATAAGTAAT---------------GCAACGATAGAGAAAGGAGAAATAAAAAACT</text:p>
          </table:table-cell>
        </table:table-row>
        <table:table-row table:style-name="ro1">
          <table:table-cell office:value-type="string" calcext:value-type="string">
            <text:p>TCTGGGAATGCTACTACTACCACTGCTGCTACTACCACTAGGAGTTGGGATATGATGGATAGAGGAGAAATAAAAAATT</text:p>
          </table:table-cell>
        </table:table-row>
        <table:table-row table:style-name="ro1">
          <table:table-cell office:value-type="string" calcext:value-type="string">
            <text:p>AGTTGTAGTAATTTGCAGAATAATACTAATACCAATAGTACTAGTGGGGAATGG---ATGAAGAAAGGAAAATTGAAAAACG</text:p>
          </table:table-cell>
        </table:table-row>
        <table:table-row table:style-name="ro1">
          <table:table-cell office:value-type="string" calcext:value-type="string">
            <text:p>AATAATACCTCAAATAATGCCACTAATCAGGATATAACTAGAATCAATAATACGATGGAGAACGGAGAAGTAAAAAACT</text:p>
          </table:table-cell>
        </table:table-row>
        <table:table-row table:style-name="ro1">
          <table:table-cell office:value-type="string" calcext:value-type="string">
            <text:p>AGTGATGTGAATGTTACTAATGCCACTAATGCTAATAACAGTAGTAATGGAGGGGAAACATTGAAAGAAG---TAAAAAACT</text:p>
          </table:table-cell>
        </table:table-row>
        <table:table-row table:style-name="ro1">
          <table:table-cell office:value-type="string" calcext:value-type="string">
            <text:p>GGTAGCAATAGTACCAATAATAGTACTGGGAATACCAATAGTAGTGATGGGAGAATGCAGGAGGGAGAAATGAAAAACT</text:p>
          </table:table-cell>
        </table:table-row>
        <table:table-row table:style-name="ro1">
          <table:table-cell office:value-type="string" calcext:value-type="string">
            <text:p>GCTACTAATACCACTGGGAATGCTACTAATACCACTAGTAGTAGCGGGATGGAGATGGAGGGAGGAGAAATAAAAAACT</text:p>
          </table:table-cell>
        </table:table-row>
        <table:table-row table:style-name="ro1">
          <table:table-cell office:value-type="string" calcext:value-type="string">
            <text:p>GAGAATGTTACTATTACCAATGGTAGTCTAATAAATACCAATGGTAGTCTAAAGATAGAGAAAGGAGAAATAAAAAACT</text:p>
          </table:table-cell>
        </table:table-row>
        <table:table-row table:style-name="ro1">
          <table:table-cell office:value-type="string" calcext:value-type="string">
            <text:p>AATTGGAATGGTACTAAGAATGGTACTAGTGTCACTAGTAATAGTGAGATAAAGATA---GAGCCAGGAGAAATAAAAAACT</text:p>
          </table:table-cell>
        </table:table-row>
        <table:table-row table:style-name="ro1">
          <table:table-cell office:value-type="string" calcext:value-type="string">
            <text:p>AATACTACTAATTCGGGGAATRMTACTAATAACAATAGTAGTGGAGGGRAAATGATGAAGGARGGAGAAATGAAAAACT</text:p>
          </table:table-cell>
        </table:table-row>
        <table:table-row table:style-name="ro1">
          <table:table-cell office:value-type="string" calcext:value-type="string">
            <text:p>AACGCCACTATCACCAATACCACTCAAACCAATGCCACTCAAAGCACAACCCTGGAAGATCCAGGGGAAATACAAGAC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CTAGATAATCTAAATAATACTGATAATAATCTCCCGACTAATAGCTCATTAAAGATGGAGAGAGGAGAAATAAAAAACT</text:p>
          </table:table-cell>
        </table:table-row>
        <table:table-row table:style-name="ro1">
          <table:table-cell office:value-type="string" calcext:value-type="string">
            <text:p>AATACAACCAAGAATACTACAACAGCCAATAGTACAAGTAATAATAGTAGCTTAAGGGAGGATACAGGAATGAAAAACT</text:p>
          </table:table-cell>
        </table:table-row>
        <table:table-row table:style-name="ro1">
          <table:table-cell office:value-type="string" calcext:value-type="string">
            <text:p>GGGACAAATACCACTAATACTAATACCACTAGTAACAACACCACTGGGGTGCCCAACGTGGGGACAGAAATGAAAAAC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CCACTCTGTGTTACTTTAAATTGCACTGATTATGTGAAGAATACTACTAA------------------------GACGGAGGGAGGAGGAGAACTAAAAAACT</text:p>
          </table:table-cell>
        </table:table-row>
        <table:table-row table:style-name="ro1">
          <table:table-cell office:value-type="string" calcext:value-type="string">
            <text:p>ACTAACACCACTAGTGGTAATTCTGCTAACACCACTAGTGGTAGCGGGGGAATG---ATGGAGAGAGGAGAAATAAAAAATT</text:p>
          </table:table-cell>
        </table:table-row>
        <table:table-row table:style-name="ro1">
          <table:table-cell office:value-type="string" calcext:value-type="string">
            <text:p>TATACCAATGGTAATAATACCAATAGTGTGCCTAGTAATACCAATAGTAGTGTTGAGGAAAAAGGAGAGATAAAAAACT</text:p>
          </table:table-cell>
        </table:table-row>
        <table:table-row table:style-name="ro1">
          <table:table-cell office:value-type="string" calcext:value-type="string">
            <text:p>ACTAATACCACTAATAGTACTATTACTAAGACCAATAGTAGTGAATGGAATTGGATGAAGACAGAAGAAATGAAAAACT</text:p>
          </table:table-cell>
        </table:table-row>
        <table:table-row table:style-name="ro1">
          <table:table-cell office:value-type="string" calcext:value-type="string">
            <text:p>GATTGGGAGAATAAGAATATTACGAATAATAATAGTAGCATGAATACAAATATTATAGAGAAAGGAGAAATAAAAGATT</text:p>
          </table:table-cell>
        </table:table-row>
        <table:table-row table:style-name="ro1">
          <table:table-cell office:value-type="string" calcext:value-type="string">
            <text:p>TTACAATGCRCTAATTGGACAGCTGATAATAATACTAATAGTACTATCAGGAGGGAAAT------GGAGAGAAACATAAAAAAC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ACAGTACTAATTTGAGGAATCATACTAATACCAATAATAGTAGTGGGAGAGTG---ATGGAGGAAGGAGAAATGAAAAACT</text:p>
          </table:table-cell>
        </table:table-row>
        <table:table-row table:style-name="ro1">
          <table:table-cell office:value-type="string" calcext:value-type="string">
            <text:p>AACAGTAGTACGACACATACCAGTAATAATACCAGTAGTACTAACAGTAGTACGACAGAGGAAGGAGAGATGAAAAACT</text:p>
          </table:table-cell>
        </table:table-row>
        <table:table-row table:style-name="ro1">
          <table:table-cell office:value-type="string" calcext:value-type="string">
            <text:p>CCACTCTGTGTTACTTTAAACTGCACT---------AATGTTGTTACTGCGAATATGACTGATGAGA------------CTAGGGGAGAAATAAAAAATT</text:p>
          </table:table-cell>
        </table:table-row>
        <table:table-row table:style-name="ro1">
          <table:table-cell office:value-type="string" calcext:value-type="string">
            <text:p>ACAAGCTATTGCACTAATTCGACTAATACTACTGGTTGTAATAGTAGTTTAAAAATGAAAACGGGAGAAATGAAAAACT</text:p>
          </table:table-cell>
        </table:table-row>
        <table:table-row table:style-name="ro1">
          <table:table-cell office:value-type="string" calcext:value-type="string">
            <text:p>TTAAATTGCACTGATAAAGTAACGGTGAGACACAATAATACTGTTTCTTTTAATGATACC------------------AAAGGAGAAATACAAAACT</text:p>
          </table:table-cell>
        </table:table-row>
        <table:table-row table:style-name="ro1">
          <table:table-cell office:value-type="string" calcext:value-type="string">
            <text:p>ACTGCTCAAGGGAGTGGTACTACTAATAGTACTGCTCCGGTGAATAGAACTATTGAGGAACCGGGAGAAATAAAAAACT</text:p>
          </table:table-cell>
        </table:table-row>
        <table:table-row table:style-name="ro1">
          <table:table-cell office:value-type="string" calcext:value-type="string">
            <text:p>ATGAATTGTAGTAATGT---GAATGGTACTAATACCAATAGTAGTAGTGGGAGAGTG---ATGGAGGAAGGAGAAA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TACTACTACTAATAATACTAATAATACTAATATCACTTTTGCTGAGTGTAAAGAGAGGCAGCAAGTAATAACAAACT</text:p>
          </table:table-cell>
        </table:table-row>
        <table:table-row table:style-name="ro1">
          <table:table-cell office:value-type="string" calcext:value-type="string">
            <text:p>TGTGTTGTTTTAAATTGCACTAGTGTGAATAACACTGCTTATGTGAATAA---------------GACTGAAGAAGAGAAAGAAATGAAAAACT</text:p>
          </table:table-cell>
        </table:table-row>
        <table:table-row table:style-name="ro1">
          <table:table-cell office:value-type="string" calcext:value-type="string">
            <text:p>ACCAATTTGAATGCTACTAATAACACTACTAATAATAGTAGTTGGGGGGAACCGATGGAGGCAGGAGAAATAAAAAACT</text:p>
          </table:table-cell>
        </table:table-row>
        <table:table-row table:style-name="ro1">
          <table:table-cell office:value-type="string" calcext:value-type="string">
            <text:p>AATGATACTCAGACCAATGCTACCGAAGCCCCCAGTATTAGTAGAGAGGAAGAGATAGAGAGAAAAGAAATGAAAAACT</text:p>
          </table:table-cell>
        </table:table-row>
        <table:table-row table:style-name="ro1">
          <table:table-cell office:value-type="string" calcext:value-type="string">
            <text:p>TGCACT---------AATATTACTAGTATTAATGCCACCAGAGTGATACCAATAATAGCATGGGGAATGGAATGAAGACATGAAAAA-T</text:p>
          </table:table-cell>
        </table:table-row>
        <table:table-row table:style-name="ro1">
          <table:table-cell office:value-type="string" calcext:value-type="string">
            <text:p>ACTTTAAACTGTACTGATACATTGGTCAACAAGACTAAATTCTATAATAATAAT------------ACAGAGTATGGACAAATAAAAAACT</text:p>
          </table:table-cell>
        </table:table-row>
        <table:table-row table:style-name="ro1">
          <table:table-cell office:value-type="string" calcext:value-type="string">
            <text:p>ACTCAGCAGAATGTCTCTAGTTCGAATGTCACTAATACCAATGATAGTCTTGGTAGGATGGC---------AGAAGAAATGAAAAACT</text:p>
          </table:table-cell>
        </table:table-row>
        <table:table-row table:style-name="ro1">
          <table:table-cell office:value-type="string" calcext:value-type="string">
            <text:p>AATGCTAATTGCACTAGCGGCAATGATACTAGTGCCCAAAACAATAGTAGGGTGGTGGGGAAGGGAGAAATGAAAAACT</text:p>
          </table:table-cell>
        </table:table-row>
        <table:table-row table:style-name="ro1">
          <table:table-cell office:value-type="string" calcext:value-type="string">
            <text:p>GGGAATAGTACCAATACTACTAGCTACAATAATACTGATGAGGGGAATAAATTAATGGAGAAAGGAGAAATGAAAAACT</text:p>
          </table:table-cell>
        </table:table-row>
        <table:table-row table:style-name="ro1">
          <table:table-cell office:value-type="string" calcext:value-type="string">
            <text:p>WCTRATTTSAAAAATAGTACTAACAACAATAATAGTAGTGRGGWARAARSAGAGATAGACAAGGGAGAGATAAAAAACT</text:p>
          </table:table-cell>
        </table:table-row>
        <table:table-row table:style-name="ro1">
          <table:table-cell office:value-type="string" calcext:value-type="string">
            <text:p>AATTGTAGCAAGGTGAGAAATAA---TAGTACCAATAACATGACAACAATAGAGCCAGAAGAAATGAGAGAAATGAAAAACT</text:p>
          </table:table-cell>
        </table:table-row>
        <table:table-row table:style-name="ro1">
          <table:table-cell office:value-type="string" calcext:value-type="string">
            <text:p>TGCACTGATTTGAAGAATGATACTAATACCAATAGTAGTAGCGGGAGAATGATGATGGAGGTAGGAGAAATAAAAAACT</text:p>
          </table:table-cell>
        </table:table-row>
        <table:table-row table:style-name="ro1">
          <table:table-cell office:value-type="string" calcext:value-type="string">
            <text:p>AATTGCACTGATAAATTAGATAATATTACTAGTACCAATAAAAGCAGCAGGGAAATGAT------GGGGGGAGAAATGAAAAATT</text:p>
          </table:table-cell>
        </table:table-row>
        <table:table-row table:style-name="ro1">
          <table:table-cell office:value-type="string" calcext:value-type="string">
            <text:p>TGCACAGATTGTAAGAACAATACCTGTAATAACACCTGGAGTAATGATACTGTCTCGGGAGGGGGAGAAATAAAAAACT</text:p>
          </table:table-cell>
        </table:table-row>
        <table:table-row table:style-name="ro1">
          <table:table-cell office:value-type="string" calcext:value-type="string">
            <text:p>TGCACTGATTTGAGGAATGGTACTAATACCACTAATAGTAGCAGGGAAATGAGGATGGAGGAAGGAGAAATAAAAAACT</text:p>
          </table:table-cell>
        </table:table-row>
        <table:table-row table:style-name="ro1">
          <table:table-cell office:value-type="string" calcext:value-type="string">
            <text:p>TTACATTGCACTAATTATAGTGGTACTCCTAATACCAATAGTAGT------AGGATGGAGATGAAAGAAGGAGAAATAAAAAACT</text:p>
          </table:table-cell>
        </table:table-row>
        <table:table-row table:style-name="ro1">
          <table:table-cell office:value-type="string" calcext:value-type="string">
            <text:p>TGTGTTACCTTAAATTGCACTGATTTGAAGAATACTAC------------TAGTAGCAGGGAAATCATA---GATAAAGGAGACATAAAAAATT</text:p>
          </table:table-cell>
        </table:table-row>
        <table:table-row table:style-name="ro1">
          <table:table-cell office:value-type="string" calcext:value-type="string">
            <text:p>AGTGAGGAGAACAATACTACTACTACTAATACCACGAGTAGTAGCGAGAAA---ATAATGGAGAGGGAAGAAATAAAAAATT</text:p>
          </table:table-cell>
        </table:table-row>
        <table:table-row table:style-name="ro1">
          <table:table-cell office:value-type="string" calcext:value-type="string">
            <text:p>TCAGTAGGGAATGATACTGGGGCAAGGAATGGCAGCACTAATAATAGTAGTTTGGAAAT---------GAAAGAACAAATAAAAAACT</text:p>
          </table:table-cell>
        </table:table-row>
        <table:table-row table:style-name="ro1">
          <table:table-cell office:value-type="string" calcext:value-type="string">
            <text:p>TTAAGGAATGATACTAACAGTACTAATAGTACTAATACCACAAGGATCGAGGGAAAAATAAAGGAAGAAATGAAAAACT</text:p>
          </table:table-cell>
        </table:table-row>
        <table:table-row table:style-name="ro1">
          <table:table-cell office:value-type="string" calcext:value-type="string">
            <text:p>AACAATACTGCTGATTATAAAAATGCTACTAATAGTGGGAGCGGAGAACTAAAGATGGAGAA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TGCACTAACTTAAAGAATACTACTGATACCAGTAGTAATACCAGTAG---TACAACAGAGGGAGGAGGAATAAAAAACT</text:p>
          </table:table-cell>
        </table:table-row>
        <table:table-row table:style-name="ro1">
          <table:table-cell office:value-type="string" calcext:value-type="string">
            <text:p>TGCACTGATTGGGTGGAGAAGAATACTACCACTGCTACTCCTCCCACTTTGAAGCTTGAGAAAGGAGAAGTAAAAAACT</text:p>
          </table:table-cell>
        </table:table-row>
        <table:table-row table:style-name="ro1">
          <table:table-cell office:value-type="string" calcext:value-type="string">
            <text:p>TTAAATTGCACTGATCTGAAGAATAATAAAACCAATATCAATGATACTAGT---------ATGATGGAGGAAGGAGGAGTAAAAAATT</text:p>
          </table:table-cell>
        </table:table-row>
        <table:table-row table:style-name="ro1">
          <table:table-cell office:value-type="string" calcext:value-type="string">
            <text:p>GTTAATAGAACCACTGTTAATGGAACCACTGATTCGAATACTAATAGC------CCTATAGAACTGAAAGGAGAAATAAAGAACT</text:p>
          </table:table-cell>
        </table:table-row>
        <table:table-row table:style-name="ro1">
          <table:table-cell office:value-type="string" calcext:value-type="string">
            <text:p>AATGTGACCAATACTAGAACT--------GAGACCAATAATGCGACCACTCAGGGCCCACTCTCATTGGAAGGAGAAATAAAAAACT</text:p>
          </table:table-cell>
        </table:table-row>
        <table:table-row table:style-name="ro1">
          <table:table-cell office:value-type="string" calcext:value-type="string">
            <text:p>AACAGTACTGATAATGCTACCATGAACAGTACTGCTAATGCTACCATGAACAATAATGG-TACGATAGATATGAAAAAC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GTTACTTTAAATTGCACTGATTATGTGGGGAATACTACTAAAACCACTAAT--------GAGACTAGT-------AAAGGAGAATTAAAAAACT</text:p>
          </table:table-cell>
        </table:table-row>
        <table:table-row table:style-name="ro1">
          <table:table-cell office:value-type="string" calcext:value-type="string">
            <text:p>ACTGGGACCAATACTACTAGTAACCCTACTGGTACTGGTGTGGGTGGTACCACTAACAATGGCGCGGAAGTGATGAAGT</text:p>
          </table:table-cell>
        </table:table-row>
        <table:table-row table:style-name="ro1">
          <table:table-cell office:value-type="string" calcext:value-type="string">
            <text:p>ACTGCTAATAATACTACTAATACCACTATTGTTAGTCCCAAAAATAGTAGCTTGAGCAT---------GGATGGAGAAATAAAGAACT</text:p>
          </table:table-cell>
        </table:table-row>
        <table:table-row table:style-name="ro1">
          <table:table-cell office:value-type="string" calcext:value-type="string">
            <text:p>GAAACTAATACAACTGAGAATGCTAATACAACTGAGAATGCTACAATGCTTGAGAATATTACAAGGATGGCAAAAAACT</text:p>
          </table:table-cell>
        </table:table-row>
        <table:table-row table:style-name="ro1">
          <table:table-cell office:value-type="string" calcext:value-type="string">
            <text:p>CAGAAGAATGATACCACGAATGCTACTAGTGCTACAACGAATGCTACCACCTATAATATTAGCCAGGAAATGAAAAACT</text:p>
          </table:table-cell>
        </table:table-row>
        <table:table-row table:style-name="ro1">
          <table:table-cell office:value-type="string" calcext:value-type="string">
            <text:p>AATACTACTACTAATACCAATACTACTAATAACAATAGTAGGAGCTGGGACGAGATGGATAAAGGAGAAATAAAAAACT</text:p>
          </table:table-cell>
        </table:table-row>
        <table:table-row table:style-name="ro1">
          <table:table-cell office:value-type="string" calcext:value-type="string">
            <text:p>AATCTTACTGGACTTAATGTCACTAGTGCAAAACCTAACGACCCTAACTTAAAGAATATTAGTGCAGAA-------GTAAAAAACT</text:p>
          </table:table-cell>
        </table:table-row>
        <table:table-row table:style-name="ro1">
          <table:table-cell office:value-type="string" calcext:value-type="string">
            <text:p>CTCTGTGTTACTTTAGAATGTACTAATTTGACCGCTGATGTTAATATCACTGATAGTCTT------------------AAGGGAGAAATGCAAAACT</text:p>
          </table:table-cell>
        </table:table-row>
        <table:table-row table:style-name="ro1">
          <table:table-cell office:value-type="string" calcext:value-type="string">
            <text:p>AGTAGTAATAGTACCAGTAGTAATAGTACCAGTAGTAATGATACCAATAGTATGATGGAGGGAGGAGGAATGAAAAACT</text:p>
          </table:table-cell>
        </table:table-row>
        <table:table-row table:style-name="ro1">
          <table:table-cell office:value-type="string" calcext:value-type="string">
            <text:p>GATTT---GAATGTTACTGATACCACTAATAGTAGCAGGGGAGTGGTGGTGGAAGAAGAAATGAAAGGAGAAATAAAAAACT</text:p>
          </table:table-cell>
        </table:table-row>
        <table:table-row table:style-name="ro1">
          <table:table-cell office:value-type="string" calcext:value-type="string">
            <text:p>AGTAATAATAGTGTCAGAAATAATATCAGTATCAGTAGTACTATCAGTACTACACTAGAGGGAGGAGAAGTAAAAAACT</text:p>
          </table:table-cell>
        </table:table-row>
        <table:table-row table:style-name="ro1">
          <table:table-cell office:value-type="string" calcext:value-type="string">
            <text:p>AATCGTAATACCACTCATATTAGCACTAATACCACTGCCAGTAGCATAGAAGGGGAAAAGGGAGGAGAAATGAGAAATT</text:p>
          </table:table-cell>
        </table:table-row>
        <table:table-row table:style-name="ro1">
          <table:table-cell office:value-type="string" calcext:value-type="string">
            <text:p>ACTAATT---ATAATGGTACTAATACTACTAGTACTAGTAATAGTACTGATGGTAGATGGGAAAAAGAAGAAATAAAAAACT</text:p>
          </table:table-cell>
        </table:table-row>
        <table:table-row table:style-name="ro1">
          <table:table-cell office:value-type="string" calcext:value-type="string">
            <text:p>AAGTGGAAGATTAACAGTACCAATAGTACCAGTAATAGTAATAGTAGTATGAGGACGGAGGAACAAGAGATAAGAAACT</text:p>
          </table:table-cell>
        </table:table-row>
        <table:table-row table:style-name="ro1">
          <table:table-cell office:value-type="string" calcext:value-type="string">
            <text:p>AAGGCTATTAATACCACTGAGAATGCTAAGGATACCACTACTAATACCACTAGTGATAGCGG----GGGAGAAATAAAAAACT</text:p>
          </table:table-cell>
        </table:table-row>
        <table:table-row table:style-name="ro1">
          <table:table-cell office:value-type="string" calcext:value-type="string">
            <text:p>GAGTGCACGGATGTGAATGGCACAGCTGAGAATGATATTATTAATAATACCAG---------------GATGGAGAGAGGGGAAATGATGAACT</text:p>
          </table:table-cell>
        </table:table-row>
        <table:table-row table:style-name="ro1">
          <table:table-cell office:value-type="string" calcext:value-type="string">
            <text:p>TTGAATACCACTTTGAGCAATGGTACTACTACCAGTAATAATACCAGTAG---TACAGTAGAGGGAGGAGAAATGAAAAACT</text:p>
          </table:table-cell>
        </table:table-row>
        <table:table-row table:style-name="ro1">
          <table:table-cell office:value-type="string" calcext:value-type="string">
            <text:p>GTTAATGCCACTAGTGATAATGTCAATGCCACTAGTGCCCCTAGTAGTAATAGTAGTATAAT---------AGGAGAAATGAAAAATT</text:p>
          </table:table-cell>
        </table:table-row>
        <table:table-row table:style-name="ro1">
          <table:table-cell office:value-type="string" calcext:value-type="string">
            <text:p>ACTACGACCACTAGTCCTGCTAATAATACCACTAGTTATATCTGGGGGGAAGAGATGAAAGAAGGAGAAATAAAG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CTCTGCGTTACTCTAAGTTGCAGTAAT---GCAAATTGCACTGGTAGCAATAAAGATAA---------------GTGTTCAGGAGAAATGACAAACT</text:p>
          </table:table-cell>
        </table:table-row>
        <table:table-row table:style-name="ro1">
          <table:table-cell office:value-type="string" calcext:value-type="string">
            <text:p>AATGCTACTAATACCAATAGTACTAATACCAATAATAGTAGCAGGGAAATGATTGAGGAAGAAGGAGAAATAAAAAACT</text:p>
          </table:table-cell>
        </table:table-row>
        <table:table-row table:style-name="ro1">
          <table:table-cell office:value-type="string" calcext:value-type="string">
            <text:p>GCCAATAGTACTAGTGTCTACAGTAATAGTACCAGTAATAGTAGTGGGGAAGTG---ATGGAGGAAGTAGACATGAAAAACT</text:p>
          </table:table-cell>
        </table:table-row>
        <table:table-row table:style-name="ro1">
          <table:table-cell office:value-type="string" calcext:value-type="string">
            <text:p>GATTGGAACGCCAACGACACTGCTGCCAACGCCACTGTCACAAATAGTAGTTTGAGTAT---------GAAGGGAGAAATGAAAAACT</text:p>
          </table:table-cell>
        </table:table-row>
        <table:table-row table:style-name="ro1">
          <table:table-cell office:value-type="string" calcext:value-type="string">
            <text:p>ACTGATATAAATAATACAACTAGCACTAATACCACTGGTGGTAACAATACCATTAGTGATAACAGGGAAATGAAAAACT</text:p>
          </table:table-cell>
        </table:table-row>
        <table:table-row table:style-name="ro1">
          <table:table-cell office:value-type="string" calcext:value-type="string">
            <text:p>AGGAATGATACTAATACCACTAGTGCTAATACCAATGATAGTAGCGGGGGACCG---ATGGAGAAAGGAGAAATAAAAAATT</text:p>
          </table:table-cell>
        </table:table-row>
        <table:table-row table:style-name="ro1">
          <table:table-cell office:value-type="string" calcext:value-type="string">
            <text:p>TAACAGTACTACTAATGGGCTGCTACTAGTAACCACAGTAGTAGAGTGGAAGAGATGGAGAAAGGAGAAATAAAAAATT</text:p>
          </table:table-cell>
        </table:table-row>
        <table:table-row table:style-name="ro1">
          <table:table-cell office:value-type="string" calcext:value-type="string">
            <text:p>ACTAATCTTGCTAATAATACCAATAGTACTAGTTCCAATAGTAGTTTGGGAAAGATGGAGGCAGGAGAAATGAAAAACT</text:p>
          </table:table-cell>
        </table:table-row>
        <table:table-row table:style-name="ro1">
          <table:table-cell office:value-type="string" calcext:value-type="string">
            <text:p>GMGTGCACTGAATTACGGACTAATGGTACTAATACCACTTATTCCAATAATGAGGAAAT---------GAAAGGAGAAATAAAAAACT</text:p>
          </table:table-cell>
        </table:table-row>
        <table:table-row table:style-name="ro1">
          <table:table-cell office:value-type="string" calcext:value-type="string">
            <text:p>ACCAATAGTAGTGGCAC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CTGATTTGAAGAATACTACTAATACCAGTAATGGTACTAATACTACTAGTAATTGGATAAGAAAAGAAATGAC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GGTAGTTCTACTGCCAATCCTAGTAATGGTACCAAGAACGAAACCATTGATGATAGTGG-GAGAATAGAATTAACAAACT</text:p>
          </table:table-cell>
        </table:table-row>
        <table:table-row table:style-name="ro1">
          <table:table-cell office:value-type="string" calcext:value-type="string">
            <text:p>T---ACAATGGTACTATCACCAATACTACTAGCACCCATAAATCCAATATCACTCTCGCCCCTACAGGGGAGGTAAAAAACT</text:p>
          </table:table-cell>
        </table:table-row>
        <table:table-row table:style-name="ro1">
          <table:table-cell office:value-type="string" calcext:value-type="string">
            <text:p>GCTAATACTACTAGTACTACTAATAATACTACTAGCAGTAATAGTAGCTTGGGAGAGCAGGAGGGAGAAATAAAAAACT</text:p>
          </table:table-cell>
        </table:table-row>
        <table:table-row table:style-name="ro1">
          <table:table-cell office:value-type="string" calcext:value-type="string">
            <text:p>ACTCTAAATTGCACTGATTTGAATAAAAATG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ATGTTACTCAAAGCAATAATAGTACTACAGGATACAATAATAGTACAGGGGAAGTAGAAAAAGGAGAAATAAAAAATT</text:p>
          </table:table-cell>
        </table:table-row>
        <table:table-row table:style-name="ro1">
          <table:table-cell office:value-type="string" calcext:value-type="string">
            <text:p>GATGT---GAATATTACTAATACCAATAGCACTAATCCCACTAGTAGCTGGGAAACG---ATGGAGAAAGGAGAAATAAAAAACT</text:p>
          </table:table-cell>
        </table:table-row>
        <table:table-row table:style-name="ro1">
          <table:table-cell office:value-type="string" calcext:value-type="string">
            <text:p>ACTTTAAAATGCAATG---------ATACTATTAGTACCACTAATAGTAGTTACTGGGAAGAGATGGAGAAAGGAGAAATAAAAAACT</text:p>
          </table:table-cell>
        </table:table-row>
        <table:table-row table:style-name="ro1">
          <table:table-cell office:value-type="string" calcext:value-type="string">
            <text:p>TTGAAGAATACTACTGAAGGTAGTAATAGTAGTAGCGTGAGAGAGATAGCACCAGAAGAACAAGGAAACATACAAAACT</text:p>
          </table:table-cell>
        </table:table-row>
        <table:table-row table:style-name="ro1">
          <table:table-cell office:value-type="string" calcext:value-type="string">
            <text:p>CTCTGTGTTACTCTAAATTGCACTGATGTGAAGACAAATGCCACTATTAATGCTAACA------------------TGACAGAGGAAATAAAAAACT</text:p>
          </table:table-cell>
        </table:table-row>
        <table:table-row table:style-name="ro1">
          <table:table-cell office:value-type="string" calcext:value-type="string">
            <text:p>ACCCTAAACTGCACTGATTATAGGGGAAATAATACCAATATTAATGAT------------ACAGCACCGGAGAAAGGAGAAATACAAAACT</text:p>
          </table:table-cell>
        </table:table-row>
        <table:table-row table:style-name="ro1">
          <table:table-cell office:value-type="string" calcext:value-type="string">
            <text:p>GTTACTTTAGATTGCATTGATCCAACGAATAATGTTACTAATATCACGGGT------------GTTATAGAGAGGGGGGAAATAAAAAATT</text:p>
          </table:table-cell>
        </table:table-row>
        <table:table-row table:style-name="ro1">
          <table:table-cell office:value-type="string" calcext:value-type="string">
            <text:p>ACTTT-AATTGCACTGA--TGATGAATACCACTAGTGCTAWGGGGAATACT------ACTATTAATGAGAAAGGAGAAATAAAAAACT</text:p>
          </table:table-cell>
        </table:table-row>
        <table:table-row table:style-name="ro1">
          <table:table-cell office:value-type="string" calcext:value-type="string">
            <text:p>ACCAGCACTAATTTGACCAACAGTAATAATACTAGTAATTCAACTAGTGGAGAAGAAATGAGGGCAGAAATGAAAAATT</text:p>
          </table:table-cell>
        </table:table-row>
        <table:table-row table:style-name="ro1">
          <table:table-cell office:value-type="string" calcext:value-type="string">
            <text:p>AATTGTAGTAATTTGAAGAATGATACTAATACCAATAATAGTAGTGAGGGAGTG---ATGGAGAAAGGAGAAATGAAAAACT</text:p>
          </table:table-cell>
        </table:table-row>
        <table:table-row table:style-name="ro1">
          <table:table-cell office:value-type="string" calcext:value-type="string">
            <text:p>ACTAATTTGACTTTGAGGAATGATACTAACACCAGTAGTAGTGGTAGGGTAGAGAGA---GAGAGAGAAGAAATAAAAAATT</text:p>
          </table:table-cell>
        </table:table-row>
        <table:table-row table:style-name="ro1">
          <table:table-cell office:value-type="string" calcext:value-type="string">
            <text:p>AACAGTACTGCTAGTATCACTAGTAATAATATCAGTAGTGGTAGTTGGGGAAAG---ATGGAGAAAGGAGAAATAAAAAAC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TGGAATAATACGCAGAATAGTACTGATTGGGGAAATAGTACTAATGTGGAAAAGATAGGTAAAGAAGAGATAAAAAACT</text:p>
          </table:table-cell>
        </table:table-row>
        <table:table-row table:style-name="ro1">
          <table:table-cell office:value-type="string" calcext:value-type="string">
            <text:p>AATGCTAATTGCACTAGCGGCAATGATACTAGTGCCCAAAACAATAGTAGGGTGGTGGGGAAGGGAGAAATGAAAAACT</text:p>
          </table:table-cell>
        </table:table-row>
        <table:table-row table:style-name="ro1">
          <table:table-cell office:value-type="string" calcext:value-type="string">
            <text:p>TCTGATT---ACAATGCTACTAATACCAATAATACCAATAATAGTAGCGGGAAGGAGATGGAGAGAGGAGAAATAAAAAACT</text:p>
          </table:table-cell>
        </table:table-row>
        <table:table-row table:style-name="ro1">
          <table:table-cell office:value-type="string" calcext:value-type="string">
            <text:p>TGTGTTACTCTAAATTGCAC------------TGATGTTAATACCACTAGTAGTGGCGAGGAAATG---GTGGAAAGAGGAGAAATAAAGAACT</text:p>
          </table:table-cell>
        </table:table-row>
        <table:table-row table:style-name="ro1">
          <table:table-cell office:value-type="string" calcext:value-type="string">
            <text:p>TGTACTGATAGGGAGGGTACTAATAGTACTAATACCACTAGCGGTTGGGAAAAGGTAGAGAAAGGAGAAATAAAGAACT</text:p>
          </table:table-cell>
        </table:table-row>
        <table:table-row table:style-name="ro1">
          <table:table-cell office:value-type="string" calcext:value-type="string">
            <text:p>AATGCTAATTTTACCAATGCTAATGCTACTAAGAATAATGATAGTACAATAAATGAGATGAACAAAGAAATGAAAAACT</text:p>
          </table:table-cell>
        </table:table-row>
        <table:table-row table:style-name="ro1">
          <table:table-cell office:value-type="string" calcext:value-type="string">
            <text:p>AATTGCACTGATTTGAAGAATACTACCAATACCAGTAGTAACACCAGTAGTACGACA---GAGGGAGGAGAAATGAAAAACT</text:p>
          </table:table-cell>
        </table:table-row>
        <table:table-row table:style-name="ro1">
          <table:table-cell office:value-type="string" calcext:value-type="string">
            <text:p>AACAATAGTAGTGGCACTGATACCCCTACCAATAGGAGTGGCGGGGGACAGGAGATGGAAAAAGGGGAGATGAAAAACT</text:p>
          </table:table-cell>
        </table:table-row>
        <table:table-row table:style-name="ro1">
          <table:table-cell office:value-type="string" calcext:value-type="string">
            <text:p>GTAACTTTAAATTGCACTGATTATTGGAATAGTACTTGGAACAGTAATAG------------AACAGAAGGGAAAGGAGAAATAAAAAACT</text:p>
          </table:table-cell>
        </table:table-row>
        <table:table-row table:style-name="ro1">
          <table:table-cell office:value-type="string" calcext:value-type="string">
            <text:p>TGCACTGATAATGTGGGAAATGATACTAGTACCAATAATAGTAGATGGGATAA----AATGGAAAAAGGAGAAATAAAGAACT</text:p>
          </table:table-cell>
        </table:table-row>
        <table:table-row table:style-name="ro1">
          <table:table-cell office:value-type="string" calcext:value-type="string">
            <text:p>AATTGCACTAATTTGAGGAATACTAATAATACCAGTAGTAATACCAGTAATATGACA---GAGGGGGGAGAAATAAAAAACT</text:p>
          </table:table-cell>
        </table:table-row>
        <table:table-row table:style-name="ro1">
          <table:table-cell office:value-type="string" calcext:value-type="string">
            <text:p>AGTAGTACCAATAGTAGCAATAGTGCTGGTAGTAATAATACTTGTATAGATGAACAGATGAGGGGGGAAATAAAAAACT</text:p>
          </table:table-cell>
        </table:table-row>
        <table:table-row table:style-name="ro1">
          <table:table-cell office:value-type="string" calcext:value-type="string">
            <text:p>AATAGTGCTAGTAATAGCAGTAGTACTAGTGTGAATAGTACCAATAGTATTAGTAATAGCAGTGGAGAGATAAAAGAAT</text:p>
          </table:table-cell>
        </table:table-row>
        <table:table-row table:style-name="ro1">
          <table:table-cell office:value-type="string" calcext:value-type="string">
            <text:p>GATAATTCTACTGAGACTGCTCCCGCTAATAGTAGCTGGACTTACAATAGTAGTAGCTTAAGGGAAGAAGTAAAAAACT</text:p>
          </table:table-cell>
        </table:table-row>
        <table:table-row table:style-name="ro1">
          <table:table-cell office:value-type="string" calcext:value-type="string">
            <text:p>AATTGCAATAAT---ACTAATACGACTAATGCACAGAATGTTAGTAGCTGGGAAAAGATGGAGCCAGGAGAAATAAAAAACT</text:p>
          </table:table-cell>
        </table:table-row>
        <table:table-row table:style-name="ro1">
          <table:table-cell office:value-type="string" calcext:value-type="string">
            <text:p>GATTGCACTGATTGGGGGAATGCCACTAATACTAATATTAGTAGCGGGGGAGCG---ATGGAGAGAGGAGAAATAAAAAACT</text:p>
          </table:table-cell>
        </table:table-row>
        <table:table-row table:style-name="ro1">
          <table:table-cell office:value-type="string" calcext:value-type="string">
            <text:p>GGTACTAATACTAATAGTAGTGGTACTAATAACAATAGTAGCAGGGCGAAACTGATGGAGGAAGGAGAAATAAAAAACT</text:p>
          </table:table-cell>
        </table:table-row>
        <table:table-row table:style-name="ro1">
          <table:table-cell office:value-type="string" calcext:value-type="string">
            <text:p>CTAAATTGCACTGATGT---TAATGTTACTAAAACCAATAGTACAAGCTGGGGAATG---ATGGAGAAAGGAGAAATAAAAAACT</text:p>
          </table:table-cell>
        </table:table-row>
        <table:table-row table:style-name="ro1">
          <table:table-cell office:value-type="string" calcext:value-type="string">
            <text:p>AATTGCACTGATTTGAGGAATGCTACTAATACCAATAGTAGTAGCGGGGGAACG---ATGGAGGGAGGAGAAATAAAAAATT</text:p>
          </table:table-cell>
        </table:table-row>
        <table:table-row table:style-name="ro1">
          <table:table-cell office:value-type="string" calcext:value-type="string">
            <text:p>GCTACTAATGCCAGTACTACAGCTACTAATACCAATAGTAGTAGTTGGGAA---AAAATGGATAAAGGGGAAATAAAAAATT</text:p>
          </table:table-cell>
        </table:table-row>
        <table:table-row table:style-name="ro1">
          <table:table-cell office:value-type="string" calcext:value-type="string">
            <text:p>TTAAATTGCACTGATTATAACAAGAATAC---TACCAATAGTAGTACAGTGGTAAAGGGAGT---GAGAGGAGAAATAAAAAACT</text:p>
          </table:table-cell>
        </table:table-row>
        <table:table-row table:style-name="ro1">
          <table:table-cell office:value-type="string" calcext:value-type="string">
            <text:p>AAAAATTATACTAGCACAAATGTAAGTG--TGGCATACAATACAAGTGAAGGTTTGGAATACAGTAAAGAAATGAAGAATT</text:p>
          </table:table-cell>
        </table:table-row>
        <table:table-row table:style-name="ro1">
          <table:table-cell office:value-type="string" calcext:value-type="string">
            <text:p>TGCACTGATCTGAAGAATAATACTACTAATACCAATAGTAGTAGAGAGAGAACG---ATGGAAGGGGGAGAAATGAAAAATT</text:p>
          </table:table-cell>
        </table:table-row>
        <table:table-row table:style-name="ro1">
          <table:table-cell office:value-type="string" calcext:value-type="string">
            <text:p>GTTACTTTAAATTGCTCTGATTTGA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GATGCTAATACCACTAATGCTAATACCACTAATACTAATATGAACGGGCTAAATGTGGAGAAAGGAGAAATGAAAAACT</text:p>
          </table:table-cell>
        </table:table-row>
        <table:table-row table:style-name="ro1">
          <table:table-cell office:value-type="string" calcext:value-type="string">
            <text:p>TCTTATAATGTTTCTAAAACCAATAATAGTAGTGTTTCTAATACCAATAATAGTAGTGG-GGAAGGGGAAATGAAAAACT</text:p>
          </table:table-cell>
        </table:table-row>
        <table:table-row table:style-name="ro1">
          <table:table-cell office:value-type="string" calcext:value-type="string">
            <text:p>AAGAATGCTAATAGTACCAATAATAATAGTACCAGTGATAGTAGCAATCTAGAAGAGGAGAAAGGAGAAATAAAAAACT</text:p>
          </table:table-cell>
        </table:table-row>
        <table:table-row table:style-name="ro1">
          <table:table-cell office:value-type="string" calcext:value-type="string">
            <text:p>ACTGATATAAAGAATGCTACTAATTCCTCTAGTACAAATACTACTAGTTGGGG------GACGCAGAAGGAAGAAATGAAAAACT</text:p>
          </table:table-cell>
        </table:table-row>
        <table:table-row table:style-name="ro1">
          <table:table-cell office:value-type="string" calcext:value-type="string">
            <text:p>ATCAATGCTACTAATATCACTAGCAATACTAATAGTAGTAGCATGGACCTGAGGGCGGAACAGGGAGAAATACAAAATT</text:p>
          </table:table-cell>
        </table:table-row>
        <table:table-row table:style-name="ro1">
          <table:table-cell office:value-type="string" calcext:value-type="string">
            <text:p>AATAGTAATAGTACTAATAGTAATACTACTGAGGTGACGAATGGTACTGATACCCAAGGGGAGATAGGAATGAAAAACT</text:p>
          </table:table-cell>
        </table:table-row>
        <table:table-row table:style-name="ro1">
          <table:table-cell office:value-type="string" calcext:value-type="string">
            <text:p>TTAAATTGCACTGACATGA------ATGACCCTACCAATAGTAGTAGCGGGGGACTGGAGATGGAAAAAGGGGAGATGAAAAACT</text:p>
          </table:table-cell>
        </table:table-row>
        <table:table-row table:style-name="ro1">
          <table:table-cell office:value-type="string" calcext:value-type="string">
            <text:p>TTAAATTGCACTAATGCCACGATTAACAGTACGACC----------CCGGAGACAGAATTAAGGACCCTGAAGGAAGAAGTAAGGAACT</text:p>
          </table:table-cell>
        </table:table-row>
        <table:table-row table:style-name="ro1">
          <table:table-cell office:value-type="string" calcext:value-type="string">
            <text:p>CATTGCACTGAATTGAAGAATGCTACTAGTACCACTAATAGTAGCGAGGAAATG---GTGGGGGGAGGAGAAATGAAGAACT</text:p>
          </table:table-cell>
        </table:table-row>
        <table:table-row table:style-name="ro1">
          <table:table-cell office:value-type="string" calcext:value-type="string">
            <text:p>T---GGACTAGTACCAATATCAATAGTAGTAATGTGTGGGCCAATAGTAGTTTGAAATTTAAGGAGGGAGAAATAAAAAACT</text:p>
          </table:table-cell>
        </table:table-row>
        <table:table-row table:style-name="ro1">
          <table:table-cell office:value-type="string" calcext:value-type="string">
            <text:p>AACACAAACACGACCCAGTCTAGCACTACCCCCTCTAATAGTAGTATCTGGGAAAACATA------AGGGGAGAAGTAAAAAACT</text:p>
          </table:table-cell>
        </table:table-row>
        <table:table-row table:style-name="ro1">
          <table:table-cell office:value-type="string" calcext:value-type="string">
            <text:p>CTAAACTGTACTGATT------ATAATACTACTACAACCAATAATACTGGTAAACTGTTAATGGAGAAAGGAGAAATGAAAAATT</text:p>
          </table:table-cell>
        </table:table-row>
        <table:table-row table:style-name="ro1">
          <table:table-cell office:value-type="string" calcext:value-type="string">
            <text:p>TTAAATTGCACTGATGCAGGGAAGAATGATACTTCCAGTAATAGTAGT------ATAAGAGGAGAGATAGGAGAAATAAAAAACT</text:p>
          </table:table-cell>
        </table:table-row>
        <table:table-row table:style-name="ro1">
          <table:table-cell office:value-type="string" calcext:value-type="string">
            <text:p>AGCACAGGTAACAATAATACCACTAGGGAGGGTATTAATAATACCATTGGTTATTTAGACAACGGAGAAGTAAAAAAT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GAATT</text:p>
          </table:table-cell>
        </table:table-row>
        <table:table-row table:style-name="ro1">
          <table:table-cell office:value-type="string" calcext:value-type="string">
            <text:p>ACCCCACTCTGTGTCACCTTAAATTGCACTAAT------ACTGGCACTAATATCA-----------CGGATAGTGATAATGCAGGA-------ATGATGAATT</text:p>
          </table:table-cell>
        </table:table-row>
        <table:table-row table:style-name="ro1">
          <table:table-cell office:value-type="string" calcext:value-type="string">
            <text:p>CAGAATGATACTAATACCAATGTTACTAATGCCAATAATAGTAGCATGGAAACGCTA---GAGAAAGGAGAAATAAAAAACT</text:p>
          </table:table-cell>
        </table:table-row>
        <table:table-row table:style-name="ro1">
          <table:table-cell office:value-type="string" calcext:value-type="string">
            <text:p>AACAATAGTAGTGACACTGATACCCCTACCAATAGGAGTGGCGGGGGACAGGAGATGGAAAAAGGGGAGATGAAAAACT</text:p>
          </table:table-cell>
        </table:table-row>
        <table:table-row table:style-name="ro1">
          <table:table-cell office:value-type="string" calcext:value-type="string">
            <text:p>AGCCCTGAGTGTGCGAAGAATGCTAGTACTACTACCACTAGTAGTAAGGGATTGATA---GATAAAGGGGAAATAAAAAACT</text:p>
          </table:table-cell>
        </table:table-row>
        <table:table-row table:style-name="ro1">
          <table:table-cell office:value-type="string" calcext:value-type="string">
            <text:p>GGCACTAAGGAAGTGAAGGGTACTAATACCAATAATAGTAGAGAGGAACTGAAGATGGAAAAAGGGGAGATGAAAAACT</text:p>
          </table:table-cell>
        </table:table-row>
        <table:table-row table:style-name="ro1">
          <table:table-cell office:value-type="string" calcext:value-type="string">
            <text:p>CTCTGTGTCACTTTAAATTGCATTGATCC------TCCAACTAATGGCACTAATAGT------------CCAATAGAAAAGGGGGAAATAAAAAACT</text:p>
          </table:table-cell>
        </table:table-row>
        <table:table-row table:style-name="ro1">
          <table:table-cell office:value-type="string" calcext:value-type="string">
            <text:p>AATTGCAAGGA---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TGAACAATGTTACTCATAAACATAACAATAGTAATAGCGGGGAAGATCTGAAAGGAGAAATAGGAGAAATAAAAAACT</text:p>
          </table:table-cell>
        </table:table-row>
        <table:table-row table:style-name="ro1">
          <table:table-cell office:value-type="string" calcext:value-type="string">
            <text:p>TGCACTGATATGAACAATAGTACTACTAATACCAGTAGGAATAATTGGGAAAAGATGGAACAGGGAGAGGTAAAAAACT</text:p>
          </table:table-cell>
        </table:table-row>
        <table:table-row table:style-name="ro1">
          <table:table-cell office:value-type="string" calcext:value-type="string">
            <text:p>GATAAATTGAGGAATGATACTAGGGGGAATGATACTAGCACTCATGTTAATGGTAATTG-GACAGGAGAAATAAAAAACT</text:p>
          </table:table-cell>
        </table:table-row>
        <table:table-row table:style-name="ro1">
          <table:table-cell office:value-type="string" calcext:value-type="string">
            <text:p>TTAAATTGCAAAGATGT---GAATGCTACTAATACCACTAGTAGTAGTGAGGGAATG---ATGGAGAGAGGAGAAATAAAAAACT</text:p>
          </table:table-cell>
        </table:table-row>
        <table:table-row table:style-name="ro1">
          <table:table-cell office:value-type="string" calcext:value-type="string">
            <text:p>TGCACTAATTATGTGAAAATTGATACTAATGCTACTGTGTATAACTGGGAAAAG---ATGGAGGAAGGAGAAATAAAAAACT</text:p>
          </table:table-cell>
        </table:table-row>
        <table:table-row table:style-name="ro1">
          <table:table-cell office:value-type="string" calcext:value-type="string">
            <text:p>AATAGTACTGGCACTAATGCTACTTGTGCCAATAATACCAATAGTAGCAATATGATAGAAACACCGGAAATAAAAAATT</text:p>
          </table:table-cell>
        </table:table-row>
        <table:table-row table:style-name="ro1">
          <table:table-cell office:value-type="string" calcext:value-type="string">
            <text:p>ACCCCACTCTGTGTCACCTTGAATTGCACTGAT------ACTGCTACTAATACCA-----------CGGATAGTGATAATGCAGGA-------ATGATGAATT</text:p>
          </table:table-cell>
        </table:table-row>
        <table:table-row table:style-name="ro1">
          <table:table-cell office:value-type="string" calcext:value-type="string">
            <text:p>TGCACTGATGTAAACAAAAATACCACTGACAATGGTGCCACAACCAATAGTAGTAGTTTAGG---------------AGGAGACATGAAAAACT</text:p>
          </table:table-cell>
        </table:table-row>
        <table:table-row table:style-name="ro1">
          <table:table-cell office:value-type="string" calcext:value-type="string">
            <text:p>ATTAATTATATGAAGAATGATACTAATGAGACGACCACTATTGGTGAGTTGAAGATGAAGGAAGGAGAAATGCAAAACT</text:p>
          </table:table-cell>
        </table:table-row>
        <table:table-row table:style-name="ro1">
          <table:table-cell office:value-type="string" calcext:value-type="string">
            <text:p>GGGACTACTGGTAATGGGAATGGGACTACAGCCAGTAATAGTAGTATTGAAGAAGGGATGAAAGGAGAAATAAAAAACT</text:p>
          </table:table-cell>
        </table:table-row>
        <table:table-row table:style-name="ro1">
          <table:table-cell office:value-type="string" calcext:value-type="string">
            <text:p>AATAGAAATAATACTAATGCGAATACTATTACTAATAGCAGTAGTGTGAAAGCG---ATGGAGGCAGACGAAGTGAAAAACT</text:p>
          </table:table-cell>
        </table:table-row>
        <table:table-row table:style-name="ro1">
          <table:table-cell office:value-type="string" calcext:value-type="string">
            <text:p>ACGGATGGTGCAAATTGCACTGATACTAAAGCCAATCAAAGCAGCTGGGGA---AAAATGGACTCAGGAGAAATAAAAAACT</text:p>
          </table:table-cell>
        </table:table-row>
        <table:table-row table:style-name="ro1">
          <table:table-cell office:value-type="string" calcext:value-type="string">
            <text:p>AATTGCACTGATTTGAAGAATACTACTAATACTAGTAGTAATACTAGTAG---TACAACGGAGGGAGGGGAGATGAAAAACT</text:p>
          </table:table-cell>
        </table:table-row>
        <table:table-row table:style-name="ro1">
          <table:table-cell office:value-type="string" calcext:value-type="string">
            <text:p>ACTGATGTAAATATTACTAGGACCACTAATAGTAGTACTGCGAATATTAGTAGGGAGGTAAAAGAAGAAATG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AGGAATGCCACTGTAGAGGAACAGGAGGAAATCAGAAACT</text:p>
          </table:table-cell>
        </table:table-row>
        <table:table-row table:style-name="ro1">
          <table:table-cell office:value-type="string" calcext:value-type="string">
            <text:p>AATACCAATAATAATACCACTGTTGCCAATACCAATAATAGTAGTGGGTTAGAAGGGATAACGGGAGAACTAAG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TTGAATACTACTAATACCCATAGTACTAATGCCAGTAGTAATATCAGTAGTACGACA---GAGGGAGGAGAAATAAAAAACT</text:p>
          </table:table-cell>
        </table:table-row>
        <table:table-row table:style-name="ro1">
          <table:table-cell office:value-type="string" calcext:value-type="string">
            <text:p>ACTGGGACCACTGGGAACAATGTGACTATCACCAATAATGGTACTAGTTTGGACAATGTGACTACTACCATGAGAAACT</text:p>
          </table:table-cell>
        </table:table-row>
        <table:table-row table:style-name="ro1">
          <table:table-cell office:value-type="string" calcext:value-type="string">
            <text:p>AATTGCACTGATTTGGAAAATGCTACTAATACCAATAGTAGTAGCGGGACAGGG---ATGGAGAGAGGAGAAATAAAAAACT</text:p>
          </table:table-cell>
        </table:table-row>
        <table:table-row table:style-name="ro1">
          <table:table-cell office:value-type="string" calcext:value-type="string">
            <text:p>ACTAGGACCAATAAGACCAATATTGAGACTATGAGCAATAATAGTAGCTTGAAAATGGAGGAAGGAGAAATAAAAAAAT</text:p>
          </table:table-cell>
        </table:table-row>
        <table:table-row table:style-name="ro1">
          <table:table-cell office:value-type="string" calcext:value-type="string">
            <text:p>GTCACTTTAAATTGCACTGAGTTGAATAATAA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TGCACTGATTTGAATACCACTGATTCAACGAATGGTACTAATAGCTGGGGAATGATGGAAAAAGGAGAACTAAAAAATT</text:p>
          </table:table-cell>
        </table:table-row>
        <table:table-row table:style-name="ro1">
          <table:table-cell office:value-type="string" calcext:value-type="string">
            <text:p>GAATTAACGCCACTCTGTGTTACTCTAAATTGCACTAATCT---AAATTGCACTAACAACACTAGTAGC---------------------------GAAATAAAAAACT</text:p>
          </table:table-cell>
        </table:table-row>
        <table:table-row table:style-name="ro1">
          <table:table-cell office:value-type="string" calcext:value-type="string">
            <text:p>ACCAATAGTAGTGGCAC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CTAATACCAATAGTAGTAGAGAGGAACTGAAGATGGAAAGAGAGGAACTGAAGATGGAAAAAGGGGAGATGAAAAAC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TGCACTGATTATGTGGGGAATGCTACTAATACCACTAGTAGTAGCGGGGAAAAG---ATGGAGGAAGGAGAAATAAAAAACT</text:p>
          </table:table-cell>
        </table:table-row>
        <table:table-row table:style-name="ro1">
          <table:table-cell office:value-type="string" calcext:value-type="string">
            <text:p>TGCACTGATTATGTGGGGAATGCTACTAATACCACTAGTAGTAGCGAGGAAGCG---ATGGAGAGAGGAGAAATA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GAATT</text:p>
          </table:table-cell>
        </table:table-row>
        <table:table-row table:style-name="ro1">
          <table:table-cell office:value-type="string" calcext:value-type="string">
            <text:p>TGCACTGATAAATTGAGGAATGATACTAGGGGGAATGATACTAGC--ACTAATGGTAATTG-GACAGGAGAAATAAAAAACT</text:p>
          </table:table-cell>
        </table:table-row>
        <table:table-row table:style-name="ro1">
          <table:table-cell office:value-type="string" calcext:value-type="string">
            <text:p>TGCACTGATGTGAGGAATACCACTAATACCACTAGTAATAATAGCGGGGGAACGATGGGGGGGTCAGAAATGAAAAACT</text:p>
          </table:table-cell>
        </table:table-row>
        <table:table-row table:style-name="ro1">
          <table:table-cell office:value-type="string" calcext:value-type="string">
            <text:p>ACTGATTGGAAGAACGATACTACCAAAAACACCACTAGTAGCAGCGAGGGAACG---TTGGAGGGAGGAGAAGTAAAAAAT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CCATGTGTAAAGTTAACCCCACTCTGTGTTACTTTGAATTGCTCTAATGTGACGAATGGAGCT---------------------------------------GGGGAAACAAAAAACT</text:p>
          </table:table-cell>
        </table:table-row>
        <table:table-row table:style-name="ro1">
          <table:table-cell office:value-type="string" calcext:value-type="string">
            <text:p>AATGGTACTGCTACCAATATTAGTACTGTTGCCAATATGAGTATCGAGGAA---AGAATAGGGAGAGAAGAACTGAGAAACT</text:p>
          </table:table-cell>
        </table:table-row>
        <table:table-row table:style-name="ro1">
          <table:table-cell office:value-type="string" calcext:value-type="string">
            <text:p>TTAAATTGCACTAATTTGAATACTACTATTACTACTAATAGTAGTTGGGGGAA------TATGGAGCCAGGAGAAATAAAAAACT</text:p>
          </table:table-cell>
        </table:table-row>
        <table:table-row table:style-name="ro1">
          <table:table-cell office:value-type="string" calcext:value-type="string">
            <text:p>AATTGCAGTGATGTTGTGAATACTAATAATACCAATAATAGTAGCGGGGAA---GAAATAGGGAGAGGAGAAATAAAAAACT</text:p>
          </table:table-cell>
        </table:table-row>
        <table:table-row table:style-name="ro1">
          <table:table-cell office:value-type="string" calcext:value-type="string">
            <text:p>AATGTTACTTGTACCACTAACTGTACCACTAATAATAGTACGGCTAATGCCACGATGAAGGACGGGGACATGAAAAACT</text:p>
          </table:table-cell>
        </table:table-row>
        <table:table-row table:style-name="ro1">
          <table:table-cell office:value-type="string" calcext:value-type="string">
            <text:p>GTTACTTTAAATTGCACTGATGATTTGAAGAATGCTACTAATACCACTAGTAGTAGTTGGAG---------------AGGAGAAATA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ATTGGAATGCTACTAAAACCAATAATAGTAATACTAATAGTAGTTGGGGAACAATAAAGGAAGAAGAAGTAAAAAACT</text:p>
          </table:table-cell>
        </table:table-row>
        <table:table-row table:style-name="ro1">
          <table:table-cell office:value-type="string" calcext:value-type="string">
            <text:p>ACCACTGATGCTCGGAGCAATGCTACTAATGCCAATAATAGTAGCAGGGGAATG---ATGGAGGAAGGAGAAATA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AGTAGTAGTAGTAATACCACTCATAGTGCTAGTAATAGTAGTAGTGAGAATAAGATGGACCTAGGAGAAATGAAAAACT</text:p>
          </table:table-cell>
        </table:table-row>
        <table:table-row table:style-name="ro1">
          <table:table-cell office:value-type="string" calcext:value-type="string">
            <text:p>AGGAATGATACTAATACCACTAGTAGTAATACCAATAGTAGTATCGAGGGA---ATAATGGAGAAAGGAGAAATAAAAAATT</text:p>
          </table:table-cell>
        </table:table-row>
        <table:table-row table:style-name="ro1">
          <table:table-cell office:value-type="string" calcext:value-type="string">
            <text:p>AATGTCACTAATAGTACTACCCCTGAAGGTAACAATACCACTAATATTACT-----AACAATGGTGGTGA----TGATTTAAGAAATT</text:p>
          </table:table-cell>
        </table:table-row>
        <table:table-row table:style-name="ro1">
          <table:table-cell office:value-type="string" calcext:value-type="string">
            <text:p>TTAACCCCACTCTGTGTTACTCTAAATTGCACTGACTTGAAGAATATTAGTAGTAC---------------------------AGATAAAGGAGAAATAAAAAACT</text:p>
          </table:table-cell>
        </table:table-row>
        <table:table-row table:style-name="ro1">
          <table:table-cell office:value-type="string" calcext:value-type="string">
            <text:p>CCACTCTGTGTCACCCTAAATTGCACTGAT------ACTGATGCTAAGATCACGGATAGTGATAGTGCAGGAATGATGATG------------------AATT</text:p>
          </table:table-cell>
        </table:table-row>
        <table:table-row table:style-name="ro1">
          <table:table-cell office:value-type="string" calcext:value-type="string">
            <text:p>TGTACTGATTATTGGAATAATACCAAAACTAMTAATAGYACCGGGGAAATAATGATGGACAWGGGAGAAATAAAAAACT</text:p>
          </table:table-cell>
        </table:table-row>
        <table:table-row table:style-name="ro1">
          <table:table-cell office:value-type="string" calcext:value-type="string">
            <text:p>AATGATACTAATACCACGAGGAATGCTACTAATACCACGAGTAGTGAGACAATGATGGAGGAGGGAGAAATAAAAAATT</text:p>
          </table:table-cell>
        </table:table-row>
        <table:table-row table:style-name="ro1">
          <table:table-cell office:value-type="string" calcext:value-type="string">
            <text:p>AGTAATAATACCAATGGCACTAGTAATAATGCCGCTAATAGTAGCCTGGTAGGGATAGAGAAGGGAGAAATAAAAAACT</text:p>
          </table:table-cell>
        </table:table-row>
        <table:table-row table:style-name="ro1">
          <table:table-cell office:value-type="string" calcext:value-type="string">
            <text:p>GATAGTGATAACAGTACTACTCCCAGTCCTACAACTACCAGTAATATAACCAATATAGAAGAAGGGGAAATAACAAACT</text:p>
          </table:table-cell>
        </table:table-row>
        <table:table-row table:style-name="ro1">
          <table:table-cell office:value-type="string" calcext:value-type="string">
            <text:p>AATTGTACTGATTTAAAGAATGTTAATAGTACCACTAATAGTAGCGGGAGAATGATA---GAGGGAGGCGAAATAAAAAACT</text:p>
          </table:table-cell>
        </table:table-row>
        <table:table-row table:style-name="ro1">
          <table:table-cell office:value-type="string" calcext:value-type="string">
            <text:p>TATAACAATACCACTGGTAATAGTACCGCAAATACCACTAGTAGTTGGCAAAGGATGGAGCAAGGAGAAATAAAAAACT</text:p>
          </table:table-cell>
        </table:table-row>
        <table:table-row table:style-name="ro1">
          <table:table-cell office:value-type="string" calcext:value-type="string">
            <text:p>TGTGTTACTCTAAATTGCACTGATCT------------TAATGCCACTAGCATTGGTAGTAACATGACACT---GAAGGGAGAAATAAAAAATT</text:p>
          </table:table-cell>
        </table:table-row>
        <table:table-row table:style-name="ro1">
          <table:table-cell office:value-type="string" calcext:value-type="string">
            <text:p>AGTGCTAATAATACTGGTAATAATGCTGGGGGTAATAATGCCACTATTGATAACTGGGGAGCA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GGAAATGATACTAATACCAATAGTACAGGTCATATGGGAAATGATACTACTACCAATAGTATTAGTGAAGTGAAAAATT</text:p>
          </table:table-cell>
        </table:table-row>
        <table:table-row table:style-name="ro1">
          <table:table-cell office:value-type="string" calcext:value-type="string">
            <text:p>GTTACTTTAAATTGCTCTGATTTGA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AAACAGAATAATACCACTAATGGGACCCAAAATAGTAATAAAACTATTGGGCAAAAGATGGAGGGAGAAATAAAAAACT</text:p>
          </table:table-cell>
        </table:table-row>
        <table:table-row table:style-name="ro1">
          <table:table-cell office:value-type="string" calcext:value-type="string">
            <text:p>TCCAACACCACCACCACTAGCCCCAACATTACTAGTGGTGGTGGGGAGCTGAGGATAGAAAAAGGAGAAATAAAAAATT</text:p>
          </table:table-cell>
        </table:table-row>
        <table:table-row table:style-name="ro1">
          <table:table-cell office:value-type="string" calcext:value-type="string">
            <text:p>AACAAGACTAGTAATGCTACTCAAAATAGCAACAATAGTGAGACAGGGAGAATAATGGAAGAAGGAGAAATAAAAAACT</text:p>
          </table:table-cell>
        </table:table-row>
        <table:table-row table:style-name="ro1">
          <table:table-cell office:value-type="string" calcext:value-type="string">
            <text:p>AAGACTAACAGTGATAATAGTACTAATAATAACAGAAATAGTAGTTTGGAAGGGATGGATAAAGGAGAAATAAAAAACT</text:p>
          </table:table-cell>
        </table:table-row>
        <table:table-row table:style-name="ro1">
          <table:table-cell office:value-type="string" calcext:value-type="string">
            <text:p>TGTGTTACTTTAAATTGTACTGATGT---GAATGGTACTAGTGCTAATGTCACTAGT------------ATAGAAAAAGGAGAAATAAAGAACT</text:p>
          </table:table-cell>
        </table:table-row>
        <table:table-row table:style-name="ro1">
          <table:table-cell office:value-type="string" calcext:value-type="string">
            <text:p>AATTGCACTGATTTGGGCAACAGCACCAGTAACACAACCACCAAC---ACCACTATGATGGAAAAAGGAGAAATGAAAAACT</text:p>
          </table:table-cell>
        </table:table-row>
        <table:table-row table:style-name="ro1">
          <table:table-cell office:value-type="string" calcext:value-type="string">
            <text:p>AATTGCACTGATTTGGAGAATGCTACTGATACCACTAATAGTAGTTGGGGA---TCAATGGAGAAAGGAGAAATGAAAAACT</text:p>
          </table:table-cell>
        </table:table-row>
        <table:table-row table:style-name="ro1">
          <table:table-cell office:value-type="string" calcext:value-type="string">
            <text:p>AACCATACTACTACTAACCATACTACGGGTAACCATACTGCGGGTGTGGGAAAGATAGAGAAAGGAGAAATGAAAAACT</text:p>
          </table:table-cell>
        </table:table-row>
        <table:table-row table:style-name="ro1">
          <table:table-cell office:value-type="string" calcext:value-type="string">
            <text:p>GTTACTTTAAATTGCACTGATTTGAGGAATGCTACTAATACACATAATAAT------------GTTACTAATGGAGGGGAAATGAAAAACT</text:p>
          </table:table-cell>
        </table:table-row>
        <table:table-row table:style-name="ro1">
          <table:table-cell office:value-type="string" calcext:value-type="string">
            <text:p>CATTGCACTAATGT---GAATGCTACTAGTACCAATAGTACTATT--GATAGTGCTAATAGATATAGTAGCGGGATGAAAAACT</text:p>
          </table:table-cell>
        </table:table-row>
        <table:table-row table:style-name="ro1">
          <table:table-cell office:value-type="string" calcext:value-type="string">
            <text:p>ATTACTTTAAATTGCACTAATTATAATGGAACTAATAATGCCACTATTGATGAGGA------------GGAGCGGGGAGAAATAAAAAACT</text:p>
          </table:table-cell>
        </table:table-row>
        <table:table-row table:style-name="ro1">
          <table:table-cell office:value-type="string" calcext:value-type="string">
            <text:p>AGTGATGTAAGGAATGATACTACTACTAATACCAATAGTAGCTGGGGAAATAAAATGGAGAGAGGAGAAATGAAAAATT</text:p>
          </table:table-cell>
        </table:table-row>
        <table:table-row table:style-name="ro1">
          <table:table-cell office:value-type="string" calcext:value-type="string">
            <text:p>GGGAATACTACTAATACCAATACTAATACCACCAGTAGTCCCAGCACCAACAGTAGTAATG----AAGGAGAAGTGAAAAAAT</text:p>
          </table:table-cell>
        </table:table-row>
        <table:table-row table:style-name="ro1">
          <table:table-cell office:value-type="string" calcext:value-type="string">
            <text:p>TGCACTGATGCTRGGAATACTACTACTAGGAATGATAGTAATAATTGGAAACAGATAGAGAAAGGAGAAATGAAAAACT</text:p>
          </table:table-cell>
        </table:table-row>
        <table:table-row table:style-name="ro1">
          <table:table-cell office:value-type="string" calcext:value-type="string">
            <text:p>AATAGTAGCACTAATAGTAGCACTAATAATAGCACTAATAGCAGCGGGGAAATGATGAAGGGGGAAGAAATGAAAAACT</text:p>
          </table:table-cell>
        </table:table-row>
        <table:table-row table:style-name="ro1">
          <table:table-cell office:value-type="string" calcext:value-type="string">
            <text:p>AATTGCACTAAGCCTAATAATAATACTGAAACCAAGAATAGTACAGAAGGAGTGATAA---AGGGAGGAGAAATGAAAAATT</text:p>
          </table:table-cell>
        </table:table-row>
        <table:table-row table:style-name="ro1">
          <table:table-cell office:value-type="string" calcext:value-type="string">
            <text:p>ACTTTAAATTGCACTGAT---ACTAATAGGACGAGTTCTAATAATAGTAGCGTGGGAATGA------AACCAGAAGAAATGAAAAACT</text:p>
          </table:table-cell>
        </table:table-row>
        <table:table-row table:style-name="ro1">
          <table:table-cell office:value-type="string" calcext:value-type="string">
            <text:p>GTTACCTTACATTGCACT---------AATAATGTTACTATCAATGCTACTATC--TATAATAATAGTAGTGGGGCGGGA-ATGAAGAACT</text:p>
          </table:table-cell>
        </table:table-row>
        <table:table-row table:style-name="ro1">
          <table:table-cell office:value-type="string" calcext:value-type="string">
            <text:p>AATACCAATAGTACTAATACCACTAATAGTACTAATRCCACTAGTAGTTGGGAAAAYAT---------GAAGGA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TAAAGATAAAGCCAATACTAGTAGTGCCACTAGTGCCCCTAGTGGTAATAGTAGTATGAT---------AGGAGAAATGAAAAACT</text:p>
          </table:table-cell>
        </table:table-row>
        <table:table-row table:style-name="ro1">
          <table:table-cell office:value-type="string" calcext:value-type="string">
            <text:p>ACCACTAGTCCTACTACTACCATTAGTACCACCACTAATAGGTGGAAAATAAAAGAAGACCCAGGAGAAATA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CCACTCTGTGTTACTTTAAATTGTACTAATGCGGGGAATATTACTAA---CAATAGTAGTAGTGGG------------------GAAGAAATAAAAAATT</text:p>
          </table:table-cell>
        </table:table-row>
        <table:table-row table:style-name="ro1">
          <table:table-cell office:value-type="string" calcext:value-type="string">
            <text:p>TCCCCAACTGGTGCTAATGTTACCACAAATGTCACTGGTGCTAGAGGGAAACAG---ATGGACAAGGGAGAAATACAAAATT</text:p>
          </table:table-cell>
        </table:table-row>
        <table:table-row table:style-name="ro1">
          <table:table-cell office:value-type="string" calcext:value-type="string">
            <text:p>ACTGATTTAAACAATACTACTGCTACCAATAGTACTAATACCAATAATACTATTAAGGAGAGGGAAGAAATGAAAAACT</text:p>
          </table:table-cell>
        </table:table-row>
        <table:table-row table:style-name="ro1">
          <table:table-cell office:value-type="string" calcext:value-type="string">
            <text:p>TTAAATTGTACTAATTT---AAATACTACTAATACCAGTAGTAATACCAGTAG---TACAACAGAGGGAGGAGAAATAAAAAAC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AATTGCACTAAGCCTAATAATAATACTGAAACCAAGAATAGTACAGAAGGAGTGATAA---AGGGAGGAGAAATGAAAAATT</text:p>
          </table:table-cell>
        </table:table-row>
        <table:table-row table:style-name="ro1">
          <table:table-cell office:value-type="string" calcext:value-type="string">
            <text:p>AATGCAACCCAGGGCAATGGGACTACTAAGGCCCCTGATAGTAGCTGGGGAGAGATA---GAGAGAGGAGAGATAAAAAACT</text:p>
          </table:table-cell>
        </table:table-row>
        <table:table-row table:style-name="ro1">
          <table:table-cell office:value-type="string" calcext:value-type="string">
            <text:p>AAAAATGCTACTGTAAAAAATGCTACTAATACCAATAATAGTAGCTGGGGAGGG---ATGGAGAGAGGAGAAATAAAAAACT</text:p>
          </table:table-cell>
        </table:table-row>
        <table:table-row table:style-name="ro1">
          <table:table-cell office:value-type="string" calcext:value-type="string">
            <text:p>AATTCTACTAATTTGAAGAATTCTACTAATACCACTAGTAGTGGCGGGAGAACG---ATGGAGGAAGGAGAAATGAAAAACT</text:p>
          </table:table-cell>
        </table:table-row>
        <table:table-row table:style-name="ro1">
          <table:table-cell office:value-type="string" calcext:value-type="string">
            <text:p>AATAATAGTAGTTTGACGAATGGTACTAGTACCAATAGTAGTAGTGGGGGATTG---ATGGAGGAAGGAGAAATGAAAAACT</text:p>
          </table:table-cell>
        </table:table-row>
        <table:table-row table:style-name="ro1">
          <table:table-cell office:value-type="string" calcext:value-type="string">
            <text:p>AATGGTACCCATATGAATTCTACTGGGAATAACACTGATGGTTATGGGGAACGGATGAAATCAGGAGAAATGAAAAACT</text:p>
          </table:table-cell>
        </table:table-row>
        <table:table-row table:style-name="ro1">
          <table:table-cell office:value-type="string" calcext:value-type="string">
            <text:p>ACCCCGCTCTGTGTTACTCTAAATTGTACTAATTT------------CAATGCCACTAATGGTAATGGAACGATG------------GAAGAAATG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AATTTGAAGAATGAAACTAATGGAAATGTTACTATTACAAATGTTACACTGAATGGGGAGGGAGGAATAAAAAACT</text:p>
          </table:table-cell>
        </table:table-row>
        <table:table-row table:style-name="ro1">
          <table:table-cell office:value-type="string" calcext:value-type="string">
            <text:p>CATTGCACTAATTTGGAGAATACTACTAATACCAGTAGTAATACCAGTAGTATGACA---GAGGGAGGAGAAATGAAAAACT</text:p>
          </table:table-cell>
        </table:table-row>
        <table:table-row table:style-name="ro1">
          <table:table-cell office:value-type="string" calcext:value-type="string">
            <text:p>AAGAATACTACTAGTACCAGTACTACTAAGACCACTACTAGTCCCAATAATACTATGGAAGAAGGAGACATGAAAAACT</text:p>
          </table:table-cell>
        </table:table-row>
        <table:table-row table:style-name="ro1">
          <table:table-cell office:value-type="string" calcext:value-type="string">
            <text:p>AACAGCACTAGTGCTAATAGCACTAGTTTGACTAATAGCACTAGTTTGGATAATAGCACT----AGTGGAGAAATAAAAAACT</text:p>
          </table:table-cell>
        </table:table-row>
        <table:table-row table:style-name="ro1">
          <table:table-cell office:value-type="string" calcext:value-type="string">
            <text:p>TTAGCTTGCACTGATGCTAATTTGAATCAGACTATCGATAATAGTAGC------CTAAAAATGGAGGAAGGAGAAG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CTGCTACTAATTTGAATACTACTGCTAATGCCACTGGTAATAAC-----ACTGCTACTAATGCCACTGGAGAAATAAAAAACT</text:p>
          </table:table-cell>
        </table:table-row>
        <table:table-row table:style-name="ro1">
          <table:table-cell office:value-type="string" calcext:value-type="string">
            <text:p>GACTACTTAAAGAATGTTACTAATACCACTAATGTTACTAATGCCACTAGTGCTGTTAATGCCACTGG----------TATGACAAACT</text:p>
          </table:table-cell>
        </table:table-row>
        <table:table-row table:style-name="ro1">
          <table:table-cell office:value-type="string" calcext:value-type="string">
            <text:p>AATGT---AAATAATACTAGGACCAATAGTAGTGATTGGGACAGGAGGGAAGGAGAAAAGATGAAAGGAGAAATAAAAAACT</text:p>
          </table:table-cell>
        </table:table-row>
        <table:table-row table:style-name="ro1">
          <table:table-cell office:value-type="string" calcext:value-type="string">
            <text:p>ACTAATAGTAATACCAATAGTAGCAGCAGTACCAATAGTAGCAGCTTGGAACAGGGGAAGGCAGGGGAAATAAAAAACT</text:p>
          </table:table-cell>
        </table:table-row>
        <table:table-row table:style-name="ro1">
          <table:table-cell office:value-type="string" calcext:value-type="string">
            <text:p>AATACCAGTAGTAATGCCAATACTACTACTACCAGTAGTACTATCAGTAGTACAACAGAGGGAGGAGAAATAAAAAACT</text:p>
          </table:table-cell>
        </table:table-row>
        <table:table-row table:style-name="ro1">
          <table:table-cell office:value-type="string" calcext:value-type="string">
            <text:p>TGCACTGATGTGAAGACCAATGCTACGACTACTGCATCACCCTCCAATAGTAGTTG---------------GGAGGAGGGAGGAATGAAAAACT</text:p>
          </table:table-cell>
        </table:table-row>
        <table:table-row table:style-name="ro1">
          <table:table-cell office:value-type="string" calcext:value-type="string">
            <text:p>AGTGGTAATACTACTAATACCACTAGTGGTGACACTACTAATACCACTAGTAGTAATGGGGGAGGAGAAATAAAAGAA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TAAATTGCACTGATGCTAAGGTGAATGGTACTAAAATGAATGTC-----------ACTGATAATGTAGAAAAAGGAGAAGTAAAAAACT</text:p>
          </table:table-cell>
        </table:table-row>
        <table:table-row table:style-name="ro1">
          <table:table-cell office:value-type="string" calcext:value-type="string">
            <text:p>CTGGAGAGGAATACTACCTATAATAGCACTATTACCAATAATAGTAGTTTGGAGGGACTA------AGAGAACAAATGACAAACT</text:p>
          </table:table-cell>
        </table:table-row>
        <table:table-row table:style-name="ro1">
          <table:table-cell office:value-type="string" calcext:value-type="string">
            <text:p>TGCACTGATTTGAAGAATGATACTAATACCAATAGTAGTAGCGGGAGAATGATAATGGAGAGAGGAGACATGAAAAACT</text:p>
          </table:table-cell>
        </table:table-row>
        <table:table-row table:style-name="ro1">
          <table:table-cell office:value-type="string" calcext:value-type="string">
            <text:p>ACAATCCCTACAAACAAGACTGATACTGGTACCAATAATAGTAGATCGGGA---ATAATAGAGACAGAAGAAGTAAAAAACT</text:p>
          </table:table-cell>
        </table:table-row>
        <table:table-row table:style-name="ro1">
          <table:table-cell office:value-type="string" calcext:value-type="string">
            <text:p>TTGAATGTTACTAATACTAATTCGAATGATACTAATACTAATAAGACTGCC---------ATTATGGAGAAAGGAGAAGTAAAAAACT</text:p>
          </table:table-cell>
        </table:table-row>
        <table:table-row table:style-name="ro1">
          <table:table-cell office:value-type="string" calcext:value-type="string">
            <text:p>AATTGCACTGATTTGAGGAATGTTACTAATGCCACTGATAGTAGCGGGAGAACG---ATGGAGGAAGGAGAAATAAAAAAT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GCTACTAGAACTACTAATAGTACAAATACTACTGCTAGTAGTCCTGTCAATAACGAGATGGTGGGAGAAATGAAGAACT</text:p>
          </table:table-cell>
        </table:table-row>
        <table:table-row table:style-name="ro1">
          <table:table-cell office:value-type="string" calcext:value-type="string">
            <text:p>AAGAATGATACTAATACAAATACTACTAAAACCACTAGTAGTAGCACGGGAACAATGGAGGGAGGAGAAGTAAAAAACT</text:p>
          </table:table-cell>
        </table:table-row>
        <table:table-row table:style-name="ro1">
          <table:table-cell office:value-type="string" calcext:value-type="string">
            <text:p>GTTATTTTAAATTGTACTGACCTGAAAAATAA---TAGTGCCCACAATATTAGCCTGGAAAT---------GAAAGAAGAAATAAAAAACT</text:p>
          </table:table-cell>
        </table:table-row>
        <table:table-row table:style-name="ro1">
          <table:table-cell office:value-type="string" calcext:value-type="string">
            <text:p>TTGAGGAATAATACTTGCACTAGTAATAACACTGGTTGTAATACCACTGCTAGCCCCGAGGGAGGAGGAATAAAAAATT</text:p>
          </table:table-cell>
        </table:table-row>
        <table:table-row table:style-name="ro1">
          <table:table-cell office:value-type="string" calcext:value-type="string">
            <text:p>TGTGAAGAATTGAAGAATGATACTAATACCAATAGTAGTAGCGGGAGAATGATAATGGAGAAAGGAGGAATAAAAAATT</text:p>
          </table:table-cell>
        </table:table-row>
        <table:table-row table:style-name="ro1">
          <table:table-cell office:value-type="string" calcext:value-type="string">
            <text:p>GTTACTTTAAATTGCACTGATTATAAGGGAGAAAATGCCACTGCCCCTACTGCCACTAGTG------------------CAGGAGAAATAAAAGACT</text:p>
          </table:table-cell>
        </table:table-row>
        <table:table-row table:style-name="ro1">
          <table:table-cell office:value-type="string" calcext:value-type="string">
            <text:p>ACTGATTTGGGGAATGGCCCTGATTTGGGGAATACTAATAGTAGCGAGAAA---CCAATGGAAAAAGGAGAAATAAAAAACT</text:p>
          </table:table-cell>
        </table:table-row>
        <table:table-row table:style-name="ro1">
          <table:table-cell office:value-type="string" calcext:value-type="string">
            <text:p>CCACTCTGTGTCACCTTAAATTGCACTGATACTGGTACTAATATCACGGATAGTGATAGTAGTGCAGGAATGAT---------------------GAATT</text:p>
          </table:table-cell>
        </table:table-row>
        <table:table-row table:style-name="ro1">
          <table:table-cell office:value-type="string" calcext:value-type="string">
            <text:p>ATGAATGTTACTAACACCAATAGTAGCGCTACTACTAACACTAGTAGTAGCGAGAACCCGAT---------GGAGGAAATGAAGAACT</text:p>
          </table:table-cell>
        </table:table-row>
        <table:table-row table:style-name="ro1">
          <table:table-cell office:value-type="string" calcext:value-type="string">
            <text:p>TCCCCAACTGGTGCTAATGTTACCACAAATGTCACTGGTGCTAGAGGAAAACAG---ATGGACAAGGGAGAAATACA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GTTACTCTAAATTGCACTGATGTGAATGCTAATAATACCACCAAGAGTAGC------------ATATCGATGGAGGGAGAAATA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GTAMTAATAGTAAGAATAGTACTAATACCAATAGTAGTAGCACGAGATTAACGACGGAGGCAGAAGAAATGAAAAACT</text:p>
          </table:table-cell>
        </table:table-row>
        <table:table-row table:style-name="ro1">
          <table:table-cell office:value-type="string" calcext:value-type="string">
            <text:p>CCTACCACTACTGGTACCACTGCTAATGGTACCACTAGTGGTATCTGGGAAAGG---ATGGAACCAGGAGAAATGAAAAACT</text:p>
          </table:table-cell>
        </table:table-row>
        <table:table-row table:style-name="ro1">
          <table:table-cell office:value-type="string" calcext:value-type="string">
            <text:p>GTTACTTTAGAATGCACTAATCCGGGAAATAGTACTAGTAATAGCAGTAGT------------ACAATGGAGGGAGGAGAAATAAAA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TTAACCCCACTCTGTGTTACTTTAAATTGCTCTAATTTGAA---------TAATATCACTAGTAATGACAGG------------------GAAGAAATGAAAAACT</text:p>
          </table:table-cell>
        </table:table-row>
        <table:table-row table:style-name="ro1">
          <table:table-cell office:value-type="string" calcext:value-type="string">
            <text:p>AATACCACAAGTAATAATAGCAGTACTGGGAACTACAATAATAGTTGGGAAGGGGTGGAGGAGGGAGAATGGAAAAACT</text:p>
          </table:table-cell>
        </table:table-row>
        <table:table-row table:style-name="ro1">
          <table:table-cell office:value-type="string" calcext:value-type="string">
            <text:p>AATGGTAATGGTACAGATATCGTTAGTTGTAATAATAGTATCACTATTGATAGGGGGGAAATAAAAGTAATAAAAAACT</text:p>
          </table:table-cell>
        </table:table-row>
        <table:table-row table:style-name="ro1">
          <table:table-cell office:value-type="string" calcext:value-type="string">
            <text:p>ACAAATAATTACACTGATAGGAATAATACAAATACAAATACTACTATTGACAATAACATGAAAGGAGAAATAAAAAACT</text:p>
          </table:table-cell>
        </table:table-row>
        <table:table-row table:style-name="ro1">
          <table:table-cell office:value-type="string" calcext:value-type="string">
            <text:p>ACTAAGAATGCTACTAATACCAATTATAGTAATACTAACAGTAGTTGGGGAACAATAAAGGAAGGAGAAGTAAAAAAC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ACTGATGATTTGACAAATAATACTAAGGCCAATAGTAGTACAGGGGGAATAATAGAGGGAAAAGGAGAAATAAAGAATT</text:p>
          </table:table-cell>
        </table:table-row>
        <table:table-row table:style-name="ro1">
          <table:table-cell office:value-type="string" calcext:value-type="string">
            <text:p>CTGAAGGCTAATGAAACCAATGTTAATAGTACCAATGYTAATAYCACTAGTGCTCCTAGTGGGGA----AGAAATG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GAATT</text:p>
          </table:table-cell>
        </table:table-row>
        <table:table-row table:style-name="ro1">
          <table:table-cell office:value-type="string" calcext:value-type="string">
            <text:p>AATTGCAGTGATATTAATGCCAAAAATAGTACCAATAATAGTACC---CTCATGAACATGGGGAAAGGAGAAATGAAAAACT</text:p>
          </table:table-cell>
        </table:table-row>
        <table:table-row table:style-name="ro1">
          <table:table-cell office:value-type="string" calcext:value-type="string">
            <text:p>AGTAGTAATGATAATAGTACTGAAACCAATAGTAGTAATGATAATAGTACAGTAGTGGAGGAAGGAGATATGAAAAACT</text:p>
          </table:table-cell>
        </table:table-row>
        <table:table-row table:style-name="ro1">
          <table:table-cell office:value-type="string" calcext:value-type="string">
            <text:p>AATTGCACTAATTTGAATAATACTACTAATACCAGTAATAATACCAGTAG---TACAACAGAGGGAGAAGAAATAAAAAACT</text:p>
          </table:table-cell>
        </table:table-row>
        <table:table-row table:style-name="ro1">
          <table:table-cell office:value-type="string" calcext:value-type="string">
            <text:p>ACTATTACCACTAATCCCACTAGTACTAAAGCCACTAGTAATGACAACACAGTAATGGAGAAAGGAGAAATGAAAAACT</text:p>
          </table:table-cell>
        </table:table-row>
        <table:table-row table:style-name="ro1">
          <table:table-cell office:value-type="string" calcext:value-type="string">
            <text:p>AATTGCACTAATTTGAGGAATACTACTAATGCCAGCAGTAATACCAGTAGTACGACA---GAGGGAGGAGAAATAAAAAACT</text:p>
          </table:table-cell>
        </table:table-row>
        <table:table-row table:style-name="ro1">
          <table:table-cell office:value-type="string" calcext:value-type="string">
            <text:p>AATTGCATTGATCTGAGAAATGATACTAATACCACTAGTAGCAGCGGGGAAACG---ATGGAGAG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TTAAATTGCACTAATGTCAAGAATAAT---------GGTACTAATATTACAAGGGGAATGATGGAGGAAGGAGAAATGAAAAAC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AATGCTACTGGTACCAATGGTACTCGTGGCACTAGTACAGTGGAGGGAGAAT--TAATGAAGGAAGGAGAAATAAAAAATT</text:p>
          </table:table-cell>
        </table:table-row>
        <table:table-row table:style-name="ro1">
          <table:table-cell office:value-type="string" calcext:value-type="string">
            <text:p>ACCACTGCTGTAAACAATGCTACTACTACTAATAGTAGTGGCAAGGGACAACTGATGGAAAAAGGAGAAATGAAAAACT</text:p>
          </table:table-cell>
        </table:table-row>
        <table:table-row table:style-name="ro1">
          <table:table-cell office:value-type="string" calcext:value-type="string">
            <text:p>T---ATAATGGAACT-ATACTAATGTTAGTGATGGAACTCATACTAATGTTAGTAAAGAAAATGAAGGGAGAAATAAAAAACT</text:p>
          </table:table-cell>
        </table:table-row>
        <table:table-row table:style-name="ro1">
          <table:table-cell office:value-type="string" calcext:value-type="string">
            <text:p>ACTTTAAATTGCACTGATGAGTTGAATAATAGTAATGGCACTAGGGTTAAT---------ATCACTGACAAAGGAGAAATAAAAAACT</text:p>
          </table:table-cell>
        </table:table-row>
        <table:table-row table:style-name="ro1">
          <table:table-cell office:value-type="string" calcext:value-type="string">
            <text:p>GTCACTACTAATGATAACACCACCGCCAATATCACTGGTAGTGGCGGGGGAAAG---ATGGAGCCAGGAGAAATGAAAAACT</text:p>
          </table:table-cell>
        </table:table-row>
        <table:table-row table:style-name="ro1">
          <table:table-cell office:value-type="string" calcext:value-type="string">
            <text:p>AACAATGCTACTAATACCCCTAATAATAATACCACTAGTAATAATGCCACTTGGAGAGGGAGTGAGGAAATAAAAAATT</text:p>
          </table:table-cell>
        </table:table-row>
        <table:table-row table:style-name="ro1">
          <table:table-cell office:value-type="string" calcext:value-type="string">
            <text:p>AAGACTGATAATGGCACTAATACCACTAATCCCATTAATAGTAGTTGGGAAAAG---ATGGAGAAAGGAGAAATAAAAAACT</text:p>
          </table:table-cell>
        </table:table-row>
        <table:table-row table:style-name="ro1">
          <table:table-cell office:value-type="string" calcext:value-type="string">
            <text:p>AATAGGAATGCTACTAATACCACTATTAATACCAATATGGGGGAGTGGGCAAAGATAAAGGATGGAGAAATAAAAAACT</text:p>
          </table:table-cell>
        </table:table-row>
        <table:table-row table:style-name="ro1">
          <table:table-cell office:value-type="string" calcext:value-type="string">
            <text:p>ACTGATGCAGAGGTCACTGGGAAAACCAATACCACTATTGGAGAATGGGAAAAGGTGAAGGAGGGAGAAATGAAAAACT</text:p>
          </table:table-cell>
        </table:table-row>
        <table:table-row table:style-name="ro1">
          <table:table-cell office:value-type="string" calcext:value-type="string">
            <text:p>TCCCCAACTGGTGCTAATGTTACCACAAATGTCACTGGTGCTAGAGGGAAACAG---ATGGACAAGGGAGAAATACAAAATT</text:p>
          </table:table-cell>
        </table:table-row>
        <table:table-row table:style-name="ro1">
          <table:table-cell office:value-type="string" calcext:value-type="string">
            <text:p>ACTAGTGCCAATGCTACTAGTACAAATACTAATACTATTAGTCCCAACAATACTATGGAAGATGGAGACATGAAAAACT</text:p>
          </table:table-cell>
        </table:table-row>
        <table:table-row table:style-name="ro1">
          <table:table-cell office:value-type="string" calcext:value-type="string">
            <text:p>GAATTGGCCAATAGTAGTGTGGTGAATACTACTAATAACTATAATATGAGTGAGGACATGAT---------AGGAGAAATAAAAAACT</text:p>
          </table:table-cell>
        </table:table-row>
        <table:table-row table:style-name="ro1">
          <table:table-cell office:value-type="string" calcext:value-type="string">
            <text:p>AATTGCACGGATTTGGGGAATGCTACTAATACCAATAGTAGTAACGAGGGAATG---ATGGAGAAAGGAGAAATAAAAAACT</text:p>
          </table:table-cell>
        </table:table-row>
        <table:table-row table:style-name="ro1">
          <table:table-cell office:value-type="string" calcext:value-type="string">
            <text:p>ACCCCTCTCTGTGTTACTCTAAATTGCACTGATGTGAAAAATGCTAC------------------------GATGGAGGGAAAAGGAGGAGAACTAAAAAACT</text:p>
          </table:table-cell>
        </table:table-row>
        <table:table-row table:style-name="ro1">
          <table:table-cell office:value-type="string" calcext:value-type="string">
            <text:p>TTAACCCCACTCTGTGTCACA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GGCACTAATGAT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GGCACTAATGATGTGAATGGTACTAATACCAATAGTAATAGAGAGGAACTGAAGATGGAAAAAGGGGAGATGAAAAACT</text:p>
          </table:table-cell>
        </table:table-row>
        <table:table-row table:style-name="ro1">
          <table:table-cell office:value-type="string" calcext:value-type="string">
            <text:p>AATACCACTAATGATAGCATGAAAGAGAATATCACTGATGATAGCCTGGGAACAATGGAGAGAGGAGAAGTAAAAAACT</text:p>
          </table:table-cell>
        </table:table-row>
        <table:table-row table:style-name="ro1">
          <table:table-cell office:value-type="string" calcext:value-type="string">
            <text:p>AATGTGACTATTATCACTAATAGTACTACCGCTAATAGTAGTGGGAAAGGGATACGGGATGAATTAGAAATGAAAAACT</text:p>
          </table:table-cell>
        </table:table-row>
        <table:table-row table:style-name="ro1">
          <table:table-cell office:value-type="string" calcext:value-type="string">
            <text:p>CATTGCACTGATGTGACGAATGGGAATGGGACTAATGGCAGGAATGTTAAATTGGATACGG---AAGGAGAAATAAAAAACT</text:p>
          </table:table-cell>
        </table:table-row>
        <table:table-row table:style-name="ro1">
          <table:table-cell office:value-type="string" calcext:value-type="string">
            <text:p>AATTGCACTAATACTAATAGGACGAGTTCTACTAATAATAGTAGCGTGGAAATG---ATGAAATCAGAAGAAATG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GCTACTAATAGCACTAACTTGAAGACTACTAATAATAGTAGTTGGGGGGAACCGATGGAGACAGGAGAAATAAAAAACT</text:p>
          </table:table-cell>
        </table:table-row>
        <table:table-row table:style-name="ro1">
          <table:table-cell office:value-type="string" calcext:value-type="string">
            <text:p>AATACTCAGAACAGTAACAATACTCAGAACAGTAACAGTAGTAGCTGGGAAGCGATGGAGAGAGGAGAAATAAAAAATT</text:p>
          </table:table-cell>
        </table:table-row>
        <table:table-row table:style-name="ro1">
          <table:table-cell office:value-type="string" calcext:value-type="string">
            <text:p>ACTTTAAATTGCACTGATACTCTGACGAGTAATAATACTACCAATAGTAGTATCGA------------GGGGAAAGGAGAAATAAAAAATT</text:p>
          </table:table-cell>
        </table:table-row>
        <table:table-row table:style-name="ro1">
          <table:table-cell office:value-type="string" calcext:value-type="string">
            <text:p>TTAAATTGCACTGATTTGAGTACTAATACTAATGCCACTATTAGTAACAATAGTACTAT------GAGAGGAGAAATAAAAAACT</text:p>
          </table:table-cell>
        </table:table-row>
        <table:table-row table:style-name="ro1">
          <table:table-cell office:value-type="string" calcext:value-type="string">
            <text:p>ACTGATGCAAATAGTACTGATGTTAATCATACCAAAAATAGTAGTGAGGGAATG---ATGGAGGGAGAAAAAATG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AATAGCAGTATTGGGAGAAATACTACTAATACCACCAGTAGTAGCTGGGGA---ACAATGGAGAGAGGAGAAATAAAAAACT</text:p>
          </table:table-cell>
        </table:table-row>
        <table:table-row table:style-name="ro1">
          <table:table-cell office:value-type="string" calcext:value-type="string">
            <text:p>AGTACAGCCACTAATAGTAGTGGGAAACAGACGACCACTAATAGTAGTAGTGGG---------ATGGAACAAGGAGAAATGAAAAACT</text:p>
          </table:table-cell>
        </table:table-row>
        <table:table-row table:style-name="ro1">
          <table:table-cell office:value-type="string" calcext:value-type="string">
            <text:p>ACTAATTT---AAATGTTACCAATAGCAATAGTACTAGTTCCAATAGTACTGTGGGAAAGAGGGATGAAGAAATGAAAAACT</text:p>
          </table:table-cell>
        </table:table-row>
        <table:table-row table:style-name="ro1">
          <table:table-cell office:value-type="string" calcext:value-type="string">
            <text:p>CTCTGTGTCACTTTAAATTGCACTGAGTTGAATAATAATAGTACCACTACCACTAATAGTAGCAAG---------------------GAAATGAAGAACT</text:p>
          </table:table-cell>
        </table:table-row>
        <table:table-row table:style-name="ro1">
          <table:table-cell office:value-type="string" calcext:value-type="string">
            <text:p>GCTAATAGCACTGGTATTAATGGCACTAATGGTACTAGTAACAGTAGTGTGAAATATGTGGGGGGGGACATGAAAAACT</text:p>
          </table:table-cell>
        </table:table-row>
        <table:table-row table:style-name="ro1">
          <table:table-cell office:value-type="string" calcext:value-type="string">
            <text:p>GACTAGATCGAATACTAAAGCGAGACTGCTACTAGTCCGACTACTACTATTAGTAGTAGTAACAGGGRAAYG---------------------AAAAACT</text:p>
          </table:table-cell>
        </table:table-row>
        <table:table-row table:style-name="ro1">
          <table:table-cell office:value-type="string" calcext:value-type="string">
            <text:p>ATTACCAGTAGTGCTACTAGTACCAATGAGAGTAGCACTGTTAATAATGGTATTAGGTGGAAAGAAGAAGTAAAAAACT</text:p>
          </table:table-cell>
        </table:table-row>
        <table:table-row table:style-name="ro1">
          <table:table-cell office:value-type="string" calcext:value-type="string">
            <text:p>GCTACTGATGCTAATACCAATGCTACTAATTCTAATAGTAGTAGCTGGGAAAGG---ATGGAGAAAGGAGAAATACAAAACT</text:p>
          </table:table-cell>
        </table:table-row>
        <table:table-row table:style-name="ro1">
          <table:table-cell office:value-type="string" calcext:value-type="string">
            <text:p>TTAAATTGCACTGATGTGGTGACGAATGTTAATGGGACCAATACTACT---------TTAGATATGCAGAAAGAAGAAATAAAAAATT</text:p>
          </table:table-cell>
        </table:table-row>
        <table:table-row table:style-name="ro1">
          <table:table-cell office:value-type="string" calcext:value-type="string">
            <text:p>TGTATTGATGAGATTACTAATCGGACGAATAATACTCACAAAGATGGTCAGTTAATGGATAAAGGAGAAATAAAAAACT</text:p>
          </table:table-cell>
        </table:table-row>
        <table:table-row table:style-name="ro1">
          <table:table-cell office:value-type="string" calcext:value-type="string">
            <text:p>CTCTGTGTTACTTTAAATTGCACT---------AGTAATATCACTACGGCCACTGTTAGTCCAGAGATGAC---------AGGAGAAATAAAAAACT</text:p>
          </table:table-cell>
        </table:table-row>
        <table:table-row table:style-name="ro1">
          <table:table-cell office:value-type="string" calcext:value-type="string">
            <text:p>GTTACTTTAAATTGCACTGATTTGAAGAATGCCACTGATACCAATAGTAGT------------ACAACGGAGGGAGGAGAAATGAAAAACT</text:p>
          </table:table-cell>
        </table:table-row>
        <table:table-row table:style-name="ro1">
          <table:table-cell office:value-type="string" calcext:value-type="string">
            <text:p>GGCACTAAGGAAGTGAATGGCGCTAATACCAATAGTAGTAGCGAGGAACCGAAGATGGAAAAAGGGGAGATGAAAAACT</text:p>
          </table:table-cell>
        </table:table-row>
        <table:table-row table:style-name="ro1">
          <table:table-cell office:value-type="string" calcext:value-type="string">
            <text:p>ATGAGGAATAATACTAATAATAATACCACTAGTAGTAATAATGTTACTGACAGTGAATGGTCAAGAGACATGAG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ACTACTACTAATACCAATACTACTAATAACAATAGTAGGAGCTGGGACGAGATGGATAAAGGAGAAATAAAAAACT</text:p>
          </table:table-cell>
        </table:table-row>
        <table:table-row table:style-name="ro1">
          <table:table-cell office:value-type="string" calcext:value-type="string">
            <text:p>GTAAAATTAACCCCACTCTGTGTTACTTTAAATTGCAGTGAGCTGAACAATACTAAT---------------------------------GGAACAGGAG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CCACTCAATGTCAGCACTGGTAGCAACAGGAATACC-----ACTGATAATTGTAGAATTAGTAATAGCTGTGAAATAAAAAATT</text:p>
          </table:table-cell>
        </table:table-row>
        <table:table-row table:style-name="ro1">
          <table:table-cell office:value-type="string" calcext:value-type="string">
            <text:p>AATTGCACTGATTTGAGGAATGCTACTAATACCAATAGTAGCAGCGAGAG---GACGATGGAGAGAGGAGAAATAAAAAACT</text:p>
          </table:table-cell>
        </table:table-row>
        <table:table-row table:style-name="ro1">
          <table:table-cell office:value-type="string" calcext:value-type="string">
            <text:p>GTCACTTTAAATTGCACTGAGTTGAATAATAAC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ATAATTATACCAGGAATGATACTAATGCTAGCAATAATAGTACCTGGGGAATGATGGAGGGAGGAGAAATAAAAAACT</text:p>
          </table:table-cell>
        </table:table-row>
        <table:table-row table:style-name="ro1">
          <table:table-cell office:value-type="string" calcext:value-type="string">
            <text:p>ACTAGGAATGATAACAATACCACTGCTGCCAGTAATACTACTGGTATCCCTAAACTAGAGAACGGGGAAATAAAAAACT</text:p>
          </table:table-cell>
        </table:table-row>
        <table:table-row table:style-name="ro1">
          <table:table-cell office:value-type="string" calcext:value-type="string">
            <text:p>AATTGCACTCATAAATCAAATGCTACTGGTACCAATAATAGTAGTTGTTG---GATAATGGAGAAAGGAGAAATAAAAAACT</text:p>
          </table:table-cell>
        </table:table-row>
        <table:table-row table:style-name="ro1">
          <table:table-cell office:value-type="string" calcext:value-type="string">
            <text:p>AATTGCACTAATTCCACTGGTACGTCCACTCCTATTCCCACCACTGTTAGCAGTGA------------GGACAAAGGAGAAATAAAAAACT</text:p>
          </table:table-cell>
        </table:table-row>
        <table:table-row table:style-name="ro1">
          <table:table-cell office:value-type="string" calcext:value-type="string">
            <text:p>ACTAATACCAATGATAATAGTACTAATACCACTGATGCCCATAGCTGGGGAAAGATAGT---GAATGAAGAAGTAAAAAACT</text:p>
          </table:table-cell>
        </table:table-row>
        <table:table-row table:style-name="ro1">
          <table:table-cell office:value-type="string" calcext:value-type="string">
            <text:p>AATATTACTATTAATGGTACTGTTGTGGAAACTAGTACTGATAATGGTACTGTTGAGGAAAAA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TAAATGATACTAATGCCAATAATACTACTACCAATATTACAATTTGGGAAAAGATGGAGGAAGGAGAAATAAAAAACT</text:p>
          </table:table-cell>
        </table:table-row>
        <table:table-row table:style-name="ro1">
          <table:table-cell office:value-type="string" calcext:value-type="string">
            <text:p>TTAAATTGCACTGATGCTAAGGTGAATGGTACTAAAATGAATGTTACTAATAA---------TGTAGAAAAAGGAGAAGTAAAAAACT</text:p>
          </table:table-cell>
        </table:table-row>
        <table:table-row table:style-name="ro1">
          <table:table-cell office:value-type="string" calcext:value-type="string">
            <text:p>AATTGTAGTGAT---GCTAATGTTACTAGGGCCACTAATATTAGCTGGGGGGAAGCGATAGGGAA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GATTATGTAAAGAATGATACTAATATCAATAGTACCCCTAGTCCTACTCTCAGTAGTAATGATACAGAA-------ATGAAAAACT</text:p>
          </table:table-cell>
        </table:table-row>
        <table:table-row table:style-name="ro1">
          <table:table-cell office:value-type="string" calcext:value-type="string">
            <text:p>GTCATCTTAAATTGCACTAATTCTACAAATAGCAATGCTACTGTCACTTCTAATAATAG------------GAAGGA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GCACTGATAATGTTGCTAGTACCACCACCAATAATAGTACTAATGCCACTGTTACTAGTAAGGGAGAAATAAAAAACT</text:p>
          </table:table-cell>
        </table:table-row>
        <table:table-row table:style-name="ro1">
          <table:table-cell office:value-type="string" calcext:value-type="string">
            <text:p>AATTGCACTGATTTGAGGAATGATACTAATACCAATAGTAGTAGAGAG---GTAACGATGGAGAGAGGAGAAATAAAAAACT</text:p>
          </table:table-cell>
        </table:table-row>
        <table:table-row table:style-name="ro1">
          <table:table-cell office:value-type="string" calcext:value-type="string">
            <text:p>TTAAATTGCACTGATTTGAGTACTAATACTAATACCACTATTAGTGAAAATAGTACTAT------GAGAGGAGAAATAAAAAACT</text:p>
          </table:table-cell>
        </table:table-row>
        <table:table-row table:style-name="ro1">
          <table:table-cell office:value-type="string" calcext:value-type="string">
            <text:p>GATGTGTGGACCAATAGCACTAACAATACCACTAACAGTAGCACTTGGGGCGGGGAGGAGAGAGGAGAAATAAAAAACT</text:p>
          </table:table-cell>
        </table:table-row>
        <table:table-row table:style-name="ro1">
          <table:table-cell office:value-type="string" calcext:value-type="string">
            <text:p>TTAAGAAATGATACTAATGGAACTGATACTAATACTACTATGAGTATTGATAAAGAAATGAAAGGAGAGATAAAAAACT</text:p>
          </table:table-cell>
        </table:table-row>
        <table:table-row table:style-name="ro1">
          <table:table-cell office:value-type="string" calcext:value-type="string">
            <text:p>AACAATAGTAGTGGCACTGATACCCCTACCAATGGGAATGGCGGGGGACAGGAGATGGAAAAAGGGGAGATGAAAAACT</text:p>
          </table:table-cell>
        </table:table-row>
        <table:table-row table:style-name="ro1">
          <table:table-cell office:value-type="string" calcext:value-type="string">
            <text:p>GCGACAGGGACTACTACTAATACTACCAGTAGTAATACTACCAGTAGTAATACCAATAGTACAGGAGAAATAAAAAACT</text:p>
          </table:table-cell>
        </table:table-row>
        <table:table-row table:style-name="ro1">
          <table:table-cell office:value-type="string" calcext:value-type="string">
            <text:p>AATGCTACTGATTATAAGAATGCTACTGATACCACTAGTAGTAACGAGGGAAAG---ATGGAGAGAGGAGAAATAAAAAACT</text:p>
          </table:table-cell>
        </table:table-row>
        <table:table-row table:style-name="ro1">
          <table:table-cell office:value-type="string" calcext:value-type="string">
            <text:p>CTAAATTGCACTGATT---GGAATGCTACTAATACCAATAGTAGTAGCGGGGAAACG---ATGGAGGGAGGAGAAATAAAAAACT</text:p>
          </table:table-cell>
        </table:table-row>
        <table:table-row table:style-name="ro1">
          <table:table-cell office:value-type="string" calcext:value-type="string">
            <text:p>GTTACTTTAAAATGCACTGATT---------ATAATAATGCCACTAACAGTAGTTGGGGAAGG---ATGGAGAAAGGAGAAATACAAAACT</text:p>
          </table:table-cell>
        </table:table-row>
        <table:table-row table:style-name="ro1">
          <table:table-cell office:value-type="string" calcext:value-type="string">
            <text:p>TGTGTGAAATTAACCCCACTCTGTGTCACCTTAAATTGCAT------------TGAAACTAATATCACAAGGAGT------------------------GCAGGAATGATGAATT</text:p>
          </table:table-cell>
        </table:table-row>
        <table:table-row table:style-name="ro1">
          <table:table-cell office:value-type="string" calcext:value-type="string">
            <text:p>GCTACTAGTACCAATAATAGTAGCTGTACCACTAATAGTAGCTGGGGAGTGAAGATGGAGGAAGGAGAAATAAAAAACT</text:p>
          </table:table-cell>
        </table:table-row>
        <table:table-row table:style-name="ro1">
          <table:table-cell office:value-type="string" calcext:value-type="string">
            <text:p>ACTACTACTAATGCCACTAATCCAAGCAATAATAATACTAGTAGTATCCCTATTCTGGATGAAAGGGAAATAAAAAACT</text:p>
          </table:table-cell>
        </table:table-row>
        <table:table-row table:style-name="ro1">
          <table:table-cell office:value-type="string" calcext:value-type="string">
            <text:p>AATTGCACTGATTTGAGGAATGCTACTAATACCACTAGTAGTAGCGGGAAAACG---ATGGAGAGAGGAGAAATAAGAAATT</text:p>
          </table:table-cell>
        </table:table-row>
        <table:table-row table:style-name="ro1">
          <table:table-cell office:value-type="string" calcext:value-type="string">
            <text:p>ACTTTAAATTGCACTGATTATAAGAATATTACTAATACCTCTACTATTCACACTGATATGGT---------AGGGGAAATAAAAAACT</text:p>
          </table:table-cell>
        </table:table-row>
        <table:table-row table:style-name="ro1">
          <table:table-cell office:value-type="string" calcext:value-type="string">
            <text:p>GATTGGAGGCATAATACTACTAATACCAATAGTACCAGTAATGCCACTTTGGACACGATGGAGGGAGAAATAAAAAACT</text:p>
          </table:table-cell>
        </table:table-row>
        <table:table-row table:style-name="ro1">
          <table:table-cell office:value-type="string" calcext:value-type="string">
            <text:p>TTAAATTGCACTGATTACATTGGTAGTACTAATACTAGTACTAATGAAAGTGAGGCAAC------GAAAGAAGAAATGAAAAACT</text:p>
          </table:table-cell>
        </table:table-row>
        <table:table-row table:style-name="ro1">
          <table:table-cell office:value-type="string" calcext:value-type="string">
            <text:p>GTTACTTTAGATTGCGCTAATGCAAACAGGAGTATTAGTGGGAATGATACTAGTGAGA------------TGAAAGAAGAAATAAAAAACT</text:p>
          </table:table-cell>
        </table:table-row>
        <table:table-row table:style-name="ro1">
          <table:table-cell office:value-type="string" calcext:value-type="string">
            <text:p>GTCACTTTAAATTGCAC------------TGATACCCCTACCAATAGTAGTGACGAGGGACTGAAGATGGAAAAAGGGGAGATAAAAAACT</text:p>
          </table:table-cell>
        </table:table-row>
        <table:table-row table:style-name="ro1">
          <table:table-cell office:value-type="string" calcext:value-type="string">
            <text:p>CATAATAGTTCTCTAAGTTGCACTGATTATAAGGCCAATGATAGTGTGGAGGCTAGTGATGGCGTGAAAATGAAAAACT</text:p>
          </table:table-cell>
        </table:table-row>
        <table:table-row table:style-name="ro1">
          <table:table-cell office:value-type="string" calcext:value-type="string">
            <text:p>TGCACTGATCATGTAAATGCTACTGCTACTACTACCAATAATAATACTACTACTAATGTCACCAGGGAAATGAGAAACT</text:p>
          </table:table-cell>
        </table:table-row>
        <table:table-row table:style-name="ro1">
          <table:table-cell office:value-type="string" calcext:value-type="string">
            <text:p>ACTAATTTGACTTTGAGGAATGATACTAACACCAGTAGTAGTGGT---AGGGTAGAGAKRGAGAGAGAAGAAATAAAAAATT</text:p>
          </table:table-cell>
        </table:table-row>
        <table:table-row table:style-name="ro1">
          <table:table-cell office:value-type="string" calcext:value-type="string">
            <text:p>ACTACTTATAAGAATACCACAGGTAATAGTAATACCACTAATAGTACC-----ATTGATAATAGTTGGA-AAGAAATAAAAAATT</text:p>
          </table:table-cell>
        </table:table-row>
        <table:table-row table:style-name="ro1">
          <table:table-cell office:value-type="string" calcext:value-type="string">
            <text:p>ACCAATAATAGTAATTTGAATGATACTAAAACCAATAATACTAGTGGGGGAAGGATA---GAGGAAGGAGAAATGAAAAACT</text:p>
          </table:table-cell>
        </table:table-row>
        <table:table-row table:style-name="ro1">
          <table:table-cell office:value-type="string" calcext:value-type="string">
            <text:p>TTAAATTGCATTGACGCGA------ATATTAATAATATTACTGTGGGCCCAGAATATAGAATGGACCAAGGAGAAGTAAAAAACT</text:p>
          </table:table-cell>
        </table:table-row>
        <table:table-row table:style-name="ro1">
          <table:table-cell office:value-type="string" calcext:value-type="string">
            <text:p>GATTTGAATGTTACCAATAGCAATAGCACTGATCATAGCACTAATAGTAGCTTGGAAGCGAAGGGAGAAATAAAAAACT</text:p>
          </table:table-cell>
        </table:table-row>
        <table:table-row table:style-name="ro1">
          <table:table-cell office:value-type="string" calcext:value-type="string">
            <text:p>GGGAATACTACTAATACCAATGGTARTGATACCAATAATATTGATAAGACAAGAGTGGAAAAAGGAGAAA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AGGAATGCCACTGCAAAGGAACAGGAGGAAATCAGAAACT</text:p>
          </table:table-cell>
        </table:table-row>
        <table:table-row table:style-name="ro1">
          <table:table-cell office:value-type="string" calcext:value-type="string">
            <text:p>TGTACTAATTTGAATACTACTACTACTAATACCACTAGAACTACCAATAGTCCGATAGCGG---TAGGAGAAATGAAAAACT</text:p>
          </table:table-cell>
        </table:table-row>
        <table:table-row table:style-name="ro1">
          <table:table-cell office:value-type="string" calcext:value-type="string">
            <text:p>ACTGGGAATGATGCCAATTCCAACAGTACTATAACCAACAGTAACGAGACAGTAATGGAGAAAAGAGAAATGAAAAACT</text:p>
          </table:table-cell>
        </table:table-row>
        <table:table-row table:style-name="ro1">
          <table:table-cell office:value-type="string" calcext:value-type="string">
            <text:p>AATAATACTGGTAGTAATAATACTACTAATAGTCCTCCAGTCTACCCTCCTACTATGACCCCAGAAAAAATAAAATGC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ATTGCACTGATTTGAGGAATGCTACTAATACCACTAGTAGTAGCGGGGAAAAG---ATGGAGGGAGGAGAAATAAAAAACT</text:p>
          </table:table-cell>
        </table:table-row>
        <table:table-row table:style-name="ro1">
          <table:table-cell office:value-type="string" calcext:value-type="string">
            <text:p>AATTGCACTGATTGGAAAAATACTAATAATACCAGTAATAATATCAGTAG---TATAACAGGGGGAGGAGAAATGAAAAATT</text:p>
          </table:table-cell>
        </table:table-row>
        <table:table-row table:style-name="ro1">
          <table:table-cell office:value-type="string" calcext:value-type="string">
            <text:p>AACTGCACTGACTGGGGGAATAGTACTAATGGTAATACTAGTAGGGGAGAAAAG---ATGGAAAAAGGGGAAATAAAAAACT</text:p>
          </table:table-cell>
        </table:table-row>
        <table:table-row table:style-name="ro1">
          <table:table-cell office:value-type="string" calcext:value-type="string">
            <text:p>TGCACTGATGTGTGTACAACTTGCACTAATGGGACGACTCCTACTCCTAACACCAATAGTAGT------------------------GGAGAAATAAAAAACT</text:p>
          </table:table-cell>
        </table:table-row>
        <table:table-row table:style-name="ro1">
          <table:table-cell office:value-type="string" calcext:value-type="string">
            <text:p>CCATTCTGTGTTGTTTTAAATTGCACTACTGTGAAGGAAAGGGTGAATAACACTGANATCAATAGTACC------------------------------GTAAAAAATT</text:p>
          </table:table-cell>
        </table:table-row>
        <table:table-row table:style-name="ro1">
          <table:table-cell office:value-type="string" calcext:value-type="string">
            <text:p>ACTAATCT---GAATGTTACTAATGCCAATAATAATACTAATGTCACTGATAGTAAGTGGGAGAGAGAAGAAATGAAAAACT</text:p>
          </table:table-cell>
        </table:table-row>
        <table:table-row table:style-name="ro1">
          <table:table-cell office:value-type="string" calcext:value-type="string">
            <text:p>AATTGCACTGATTTGAAGAATACTACTAATACCACTATTATTAGCGAGGGAAAGATA---GAGAGAGGAGAAATAAAAAAT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TGTACTGATTGGACTGGGAATGGTACCAATGCCAATACTAGT-----GTAACTCCTAATACTAATGAAGGAGGAGTAAAAAACT</text:p>
          </table:table-cell>
        </table:table-row>
        <table:table-row table:style-name="ro1">
          <table:table-cell office:value-type="string" calcext:value-type="string">
            <text:p>TCTAATACTAATAATAACAGTAGTCAGGCTACTACCACTCCAAGTAGTGGGGAAAATATGAT------TGGAGAAATAAAAAACT</text:p>
          </table:table-cell>
        </table:table-row>
        <table:table-row table:style-name="ro1">
          <table:table-cell office:value-type="string" calcext:value-type="string">
            <text:p>ACTAGCACTAGTAGTAATGTTACTAATAATGCCACTAGTAGAGGGTGGGGAAAATTGGAAGCAGGAGAAGTACAAAATT</text:p>
          </table:table-cell>
        </table:table-row>
        <table:table-row table:style-name="ro1">
          <table:table-cell office:value-type="string" calcext:value-type="string">
            <text:p>ACTGATCCAAGGAATAATGCTACCAATAGTAGTGCCACTGGTGCCACTCCTACAGTGGACACAGGAGGGATAAAAAACT</text:p>
          </table:table-cell>
        </table:table-row>
        <table:table-row table:style-name="ro1">
          <table:table-cell office:value-type="string" calcext:value-type="string">
            <text:p>GTTACTTTAAATTGCAYTAATGTCNNNNNNNNNNNNAATRGAACCRTYGATGAAVAWATGAC------------AGGGGAAATAAAAAACT</text:p>
          </table:table-cell>
        </table:table-row>
        <table:table-row table:style-name="ro1">
          <table:table-cell office:value-type="string" calcext:value-type="string">
            <text:p>AGTAATGTGAATGCTACTACTTGTAGTAATGTGAATGTTACTAATGCTACTGTCGAGGGAATGA------------AGGACTTAAAAAACT</text:p>
          </table:table-cell>
        </table:table-row>
        <table:table-row table:style-name="ro1">
          <table:table-cell office:value-type="string" calcext:value-type="string">
            <text:p>ACCAATGGAAATGTAACCAATGGAACCAAGGGAACCAATAGAACTATAGATCCAAGAATAGCGGGAGAAACAAAAAATT</text:p>
          </table:table-cell>
        </table:table-row>
        <table:table-row table:style-name="ro1">
          <table:table-cell office:value-type="string" calcext:value-type="string">
            <text:p>GATAGTAGCATGGGAAAGAATGGTACTAGTAACACTACTAGTAGCCCGAGAACG---ATGGAAGAAGGAGAAATGAAAAACT</text:p>
          </table:table-cell>
        </table:table-row>
        <table:table-row table:style-name="ro1">
          <table:table-cell office:value-type="string" calcext:value-type="string">
            <text:p>ACCCCAGTCTGTGTTACCTTAAGATGCCCTATT------AATGAAACTAATGAGAATGTTACTAAT------------------ATTGCAGAAATGAAAAATT</text:p>
          </table:table-cell>
        </table:table-row>
        <table:table-row table:style-name="ro1">
          <table:table-cell office:value-type="string" calcext:value-type="string">
            <text:p>TGTACTAATTTGGGAAATTCTACTAGTACCAATGGGAATAGTAGTGGGGGACTGATAGAGAAAGGAGACATGAAAAACT</text:p>
          </table:table-cell>
        </table:table-row>
        <table:table-row table:style-name="ro1">
          <table:table-cell office:value-type="string" calcext:value-type="string">
            <text:p>CGCATTGGGAATGTGACAGAGAATGACAATGTGACAGATTAT------GGAAAAATAAGAACAGGTAAAGGAGAAATAAAAAACT</text:p>
          </table:table-cell>
        </table:table-row>
        <table:table-row table:style-name="ro1">
          <table:table-cell office:value-type="string" calcext:value-type="string">
            <text:p>TTAAAGTGCACTAATTTGAAGAATGCTACTAATACCAATAGTAGTTGGGAAGA------GATGGAGAGAGGAGAAATAAAAAACT</text:p>
          </table:table-cell>
        </table:table-row>
        <table:table-row table:style-name="ro1">
          <table:table-cell office:value-type="string" calcext:value-type="string">
            <text:p>GTTACTTTAAATTGCTCTGATTTGA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TATAATGGTACTACAGACAAGAATGGGAATACTACTACTATGAGCAGCAATGATAGTTTGAT---------AGGAGAAATGAAAAACT</text:p>
          </table:table-cell>
        </table:table-row>
        <table:table-row table:style-name="ro1">
          <table:table-cell office:value-type="string" calcext:value-type="string">
            <text:p>GTTACTTTAAATTGCACTGATAAGTGGAATGATAGGACTAATGTCACTGATAGT---------------GTTGAGAAAGGAGAAATAAAAAACT</text:p>
          </table:table-cell>
        </table:table-row>
        <table:table-row table:style-name="ro1">
          <table:table-cell office:value-type="string" calcext:value-type="string">
            <text:p>TTAAATTGCACTAATTT---GAATGATGCTTACACCAATAGCAGTAGTGGGGAA---AACATGGAGAGAGGGGAAATGAAAAACT</text:p>
          </table:table-cell>
        </table:table-row>
        <table:table-row table:style-name="ro1">
          <table:table-cell office:value-type="string" calcext:value-type="string">
            <text:p>AATGCCACTAGTAATGCTAATAGTAGTAATGCTAATAGTAGTAGTGAGGGAATGATA---GAAACAGGGGAAATAAAAAACT</text:p>
          </table:table-cell>
        </table:table-row>
        <table:table-row table:style-name="ro1">
          <table:table-cell office:value-type="string" calcext:value-type="string">
            <text:p>GGTACCGTTACTACTAATACCACTAGTACTAATGCCACTAATGACAACACAGTGATGGAGAAAGGAGAAATGAAAAACT</text:p>
          </table:table-cell>
        </table:table-row>
        <table:table-row table:style-name="ro1">
          <table:table-cell office:value-type="string" calcext:value-type="string">
            <text:p>GTTACTTTAAATTGCATTGATGCCACTAGCAGCAGGGCTGCTTACAATAGTAGTACCGAGGGAAC---------------AGAAATGAAAAACT</text:p>
          </table:table-cell>
        </table:table-row>
        <table:table-row table:style-name="ro1">
          <table:table-cell office:value-type="string" calcext:value-type="string">
            <text:p>GATTATAAGGGGAATATTACTAGTACCCATAATAATAGTACCAATAATAATAGTAGTGAGGAAAGGGAAATGAAGAAGT</text:p>
          </table:table-cell>
        </table:table-row>
        <table:table-row table:style-name="ro1">
          <table:table-cell office:value-type="string" calcext:value-type="string">
            <text:p>ACTTTAAACTGCAGTGATGTGAATACCACTAGTGTTAATACCACTGCTAGTAGC------------ATGGAGGGGGGAGAAATCAAAAACT</text:p>
          </table:table-cell>
        </table:table-row>
        <table:table-row table:style-name="ro1">
          <table:table-cell office:value-type="string" calcext:value-type="string">
            <text:p>CAAAGTAACAAAACTGCACAAGGACAAGGTAACAAAACTGCATACGTTGATAAAGAGATGCAGGGAGAAATAAAAAAC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TTGGATTGCAATGATTT---TGATAAGAATAGTACTAATAGCACTACTGAGGAAAAG---ATGGACAAAGGAGAAATAAAAAATT</text:p>
          </table:table-cell>
        </table:table-row>
        <table:table-row table:style-name="ro1">
          <table:table-cell office:value-type="string" calcext:value-type="string">
            <text:p>TGCACTGATAAATTGAGAAATTATAATCATACCAACAACAGTAGCGGGGAAAGG---ATGGAGGAAGGAGAAATG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AATACCAATAGTAGTAGAGAGGAACTGAAGATGGAAAAAGGGGAACTGAAGATGGAAAAAGGGGAGATGAAAAACT</text:p>
          </table:table-cell>
        </table:table-row>
        <table:table-row table:style-name="ro1">
          <table:table-cell office:value-type="string" calcext:value-type="string">
            <text:p>AATAGTAGTAGTGTGAGCAATAGTACTAGTGCCACTAATAGTAGTGGGGTGACCAATACTACTAAAGAAATGAAAAAAT</text:p>
          </table:table-cell>
        </table:table-row>
        <table:table-row table:style-name="ro1">
          <table:table-cell office:value-type="string" calcext:value-type="string">
            <text:p>AATTGTATAGATT---ATCAGGGGACAAATACAACTAATGTCTCTACCCCTACAACAACTGGTGCCCAGGAAGTG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GCAGAAATTATACGGGGGATACTAATACTACCACTTCCAATACTACCACTCCCACTAGTATGGGAGAAGTGAAAAACT</text:p>
          </table:table-cell>
        </table:table-row>
        <table:table-row table:style-name="ro1">
          <table:table-cell office:value-type="string" calcext:value-type="string">
            <text:p>GCTACTAATAATAGTATTAGTGGTAGTACTAATAATAGTAATAGCTGGGACAGGATGGAGAAAGGAGAAATAAAAAACT</text:p>
          </table:table-cell>
        </table:table-row>
        <table:table-row table:style-name="ro1">
          <table:table-cell office:value-type="string" calcext:value-type="string">
            <text:p>GATATTAATATTACTGCCAGTAATACTAGTAGTACCAGTAATAGTAGTAGGTTGGAGACAAAAGGAGAAATGAAAAACT</text:p>
          </table:table-cell>
        </table:table-row>
        <table:table-row table:style-name="ro1">
          <table:table-cell office:value-type="string" calcext:value-type="string">
            <text:p>AATAGTACCAATATAAAGAATAGTACTAGCACCAATAATAGTAGCTGGGACATG---ATGGAGCCAGGAGAAATAAAAAACT</text:p>
          </table:table-cell>
        </table:table-row>
        <table:table-row table:style-name="ro1">
          <table:table-cell office:value-type="string" calcext:value-type="string">
            <text:p>ACCAATAGTAGTGGCAC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CCCCACTCTGTGTCACCTTAAATTGCACTGAT------ACTGATACTAATAGAACAGATAGTGATGGTGCAGGAATGAT---------------------GAATT</text:p>
          </table:table-cell>
        </table:table-row>
        <table:table-row table:style-name="ro1">
          <table:table-cell office:value-type="string" calcext:value-type="string">
            <text:p>GGCACTAATGAT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ACTAATACCACTACTAATGTCACTGGTATTAATAATAGTAGTGTCAAGTTAGAATTGGAGAAAGGAGAAATAAAAAACT</text:p>
          </table:table-cell>
        </table:table-row>
        <table:table-row table:style-name="ro1">
          <table:table-cell office:value-type="string" calcext:value-type="string">
            <text:p>AATTGCACTAATTTGGGAAATACTACTAATATCAAGAGTAATACCAGTAGTACGACA---GAGGGAGGAGAAATAAAAAACT</text:p>
          </table:table-cell>
        </table:table-row>
        <table:table-row table:style-name="ro1">
          <table:table-cell office:value-type="string" calcext:value-type="string">
            <text:p>GTTACTTTAAATTGCACTAAC---GCGAATCTTACTAGTACCAATAGTTCC---------ATGGGGATGGAAGCAGGAGAAATAAAAAACT</text:p>
          </table:table-cell>
        </table:table-row>
        <table:table-row table:style-name="ro1">
          <table:table-cell office:value-type="string" calcext:value-type="string">
            <text:p>TGCACTGATGTTAAGAATAGGACTCTTAATACTAATAAGACTCATGAGGAAGGG---ATGGAGACAGGGGAAATGAAAAACT</text:p>
          </table:table-cell>
        </table:table-row>
        <table:table-row table:style-name="ro1">
          <table:table-cell office:value-type="string" calcext:value-type="string">
            <text:p>ACTAATTGGAATAGTACTACTAATGCCACTGACATAACTACTAATGCCACTGACATGGGAGAAGGAGAAATAAAAAAA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GCACTGATCATGAGAAAATTAATGGAACTAAAAATAATAAT---ACAATGTTTGAGGATATTACAAAGATGGCAAAAAACT</text:p>
          </table:table-cell>
        </table:table-row>
        <table:table-row table:style-name="ro1">
          <table:table-cell office:value-type="string" calcext:value-type="string">
            <text:p>TTAAATTGCACTGATTTGGGACAGGA---GAGTACCAATAATAATATCACAGGAAGTATA---GAGAAAGGAGAAATGAAAAACT</text:p>
          </table:table-cell>
        </table:table-row>
        <table:table-row table:style-name="ro1">
          <table:table-cell office:value-type="string" calcext:value-type="string">
            <text:p>GGGGTTGAGATAAATAAGATAAGTAATACCAGTAGTAGTAGTAATTTTACTATGGATGGTAAAGATGAGTTAACG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GATAGTGCAGGAATGAT---------------------GAATT</text:p>
          </table:table-cell>
        </table:table-row>
        <table:table-row table:style-name="ro1">
          <table:table-cell office:value-type="string" calcext:value-type="string">
            <text:p>AATATTAATACTACCAGTACCAATAGTAGTACCAATAATACTACTAGTAGTGGAGTGGATGAAGGGGGAATGAAAAACT</text:p>
          </table:table-cell>
        </table:table-row>
        <table:table-row table:style-name="ro1">
          <table:table-cell office:value-type="string" calcext:value-type="string">
            <text:p>TTAACCCCACTTTGTGTTACTTTACATTGCACTAATGTGAATAATACTGTGAACACCAGT---------------------------GAGTC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ATGTKRGKAMTGCTAATAGTACTACTAATGATACTAAGAGGACTGTAGAAAACAGTATGGAGGGAGAAATAAAAWAGT</text:p>
          </table:table-cell>
        </table:table-row>
        <table:table-row table:style-name="ro1">
          <table:table-cell office:value-type="string" calcext:value-type="string">
            <text:p>AGGAAGGCCACTAATAAGACAAATACTACTGTCACTAATAGAACAGTAGAAGCAGAAGCAATAAAAGAAATAAAAGACT</text:p>
          </table:table-cell>
        </table:table-row>
        <table:table-row table:style-name="ro1">
          <table:table-cell office:value-type="string" calcext:value-type="string">
            <text:p>AATTGCACTGATGTGAAAAATATTACTAATATCAAAAATAATACCAGTAGTATGATA---GAGGGAGGAGAAATAAAAAATT</text:p>
          </table:table-cell>
        </table:table-row>
        <table:table-row table:style-name="ro1">
          <table:table-cell office:value-type="string" calcext:value-type="string">
            <text:p>AAGTTAACCCCACTCTGTGTTACTTTAAATTGCAGTGATTATTTGAAGAATGATACTAATACCACT---------------------------------GAAATAGCAAACT</text:p>
          </table:table-cell>
        </table:table-row>
        <table:table-row table:style-name="ro1">
          <table:table-cell office:value-type="string" calcext:value-type="string">
            <text:p>GAGACTGCTACTAATAGTAGCAATAATAGTAGCACTATTAGTAGTAAGGAAACAATGAAGGGGGAAGAAATGAAAAACT</text:p>
          </table:table-cell>
        </table:table-row>
        <table:table-row table:style-name="ro1">
          <table:table-cell office:value-type="string" calcext:value-type="string">
            <text:p>GTTATGAATGTTACTAATACCAATGGTAATGGTACCACTGATAATCGGACACAGATACAGATAGGAGAAGTAAAAAACT</text:p>
          </table:table-cell>
        </table:table-row>
        <table:table-row table:style-name="ro1">
          <table:table-cell office:value-type="string" calcext:value-type="string">
            <text:p>AATAGTACTGATACTCACCACATAAATAGTACTAATGCTCATACAAATAGTAGTAGTGG-GATGGGAGAAG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AGGAATGCCACTGTAGAGGAACAGGAGGAAATCAGAAACT</text:p>
          </table:table-cell>
        </table:table-row>
        <table:table-row table:style-name="ro1">
          <table:table-cell office:value-type="string" calcext:value-type="string">
            <text:p>AATTGCACTGGAAACTTAACGAATGTCATGGTTAAAAATAATAAT-----GATAGTGCTACTGATGTCA-CTGGTATGACAAACT</text:p>
          </table:table-cell>
        </table:table-row>
        <table:table-row table:style-name="ro1">
          <table:table-cell office:value-type="string" calcext:value-type="string">
            <text:p>AATACTTGGAGTGGGAATGCTACTAATGTCCCTACCAATGGGAGTAACTTGGGAGAGATGAAAGAAGAAATGAAAAACT</text:p>
          </table:table-cell>
        </table:table-row>
        <table:table-row table:style-name="ro1">
          <table:table-cell office:value-type="string" calcext:value-type="string">
            <text:p>GGGAATGTTCCTAATACTAATGCTACTAATACCAATGGTAGTGACTGGGAAAAGATA---GAAAAAGGAGAAATAAAAAAC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ACGGTGGAAAATGGAAACTGCACTAATAATACTGAGACACAGACAAAGGAAGTACAAGAACTGCAAGAAATAAAAAACT</text:p>
          </table:table-cell>
        </table:table-row>
        <table:table-row table:style-name="ro1">
          <table:table-cell office:value-type="string" calcext:value-type="string">
            <text:p>TGGAATGCCACTGCTGCTAAGAATATTACCTCTGATAGAAATAGTAGCTTAACAATAGAAGATGGAGAAGTAAAAAACT</text:p>
          </table:table-cell>
        </table:table-row>
        <table:table-row table:style-name="ro1">
          <table:table-cell office:value-type="string" calcext:value-type="string">
            <text:p>AGTATTAGCAATAGTACGAGTACCAACAGTAGTACGAGTACCAACAATAGTAATTGGGAGGAATTAGGAATG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TGCAC---------GAATGCTACTATCACTAATAATAGCACTAACTTTACTATGACTAAGGTCAACGAGAAGGGAGAAATAAAAAACT</text:p>
          </table:table-cell>
        </table:table-row>
        <table:table-row table:style-name="ro1">
          <table:table-cell office:value-type="string" calcext:value-type="string">
            <text:p>ACCAAATTGAATAATGGTACTAATACTAATACCACTAATGAGGAGGAGGAAAAAATAGTGAGAGAAGAAATGAGAAACT</text:p>
          </table:table-cell>
        </table:table-row>
        <table:table-row table:style-name="ro1">
          <table:table-cell office:value-type="string" calcext:value-type="string">
            <text:p>AATTTTAATGCCACTAGTGCTAATACCAATGGCACTAGTACCAATAGTAGTAAGTG------------GGCGGAGGAAGAAATGAG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ACTAGGGGTAATACTAGTACCATCCCCACTACTAGTAGTCTTACTACTACCCCTGGTATTAGAGA----GGACATGAAAAACT</text:p>
          </table:table-cell>
        </table:table-row>
        <table:table-row table:style-name="ro1">
          <table:table-cell office:value-type="string" calcext:value-type="string">
            <text:p>GTTACTTTAAATTGCATTGATTATTTTAGGAATACTACTAGTAACAGTAGTAG---------------GATAGAGGGGGGAGAAATGAAAAAC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CTTTACTTTGC------TCCCCAAATGTCACTGGTGCTAATGTTACCAGAGGAAAACAG---ATGGACAAGGGAGAAATACAAAAT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TCCCCAACTGGTGCTAATGTTACCACAAATGTCACTGGTGCTAGAGGAAAACAG---ATGGACAAGGGAGAAATACAAAATT</text:p>
          </table:table-cell>
        </table:table-row>
        <table:table-row table:style-name="ro1">
          <table:table-cell office:value-type="string" calcext:value-type="string">
            <text:p>CCTGGTACTAATAAGACCACTAATAACTCTACTGTTATGGATAACTCTACTGTTATGGAAAAGGGAGAAG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ACTATGTGAGGAATGATACTAAGACTAATATCACTAGTACCACGGTACCACCGATGGAGAAAGGAGAAATAAAAAACT</text:p>
          </table:table-cell>
        </table:table-row>
        <table:table-row table:style-name="ro1">
          <table:table-cell office:value-type="string" calcext:value-type="string">
            <text:p>ACTATGTTCAATACTACTATTCATGACCCTAATAGCACTAACGGGAGGAATTTTGAGGGAGTAGAGGGGATAAGAAACT</text:p>
          </table:table-cell>
        </table:table-row>
        <table:table-row table:style-name="ro1">
          <table:table-cell office:value-type="string" calcext:value-type="string">
            <text:p>AGTAATGTATTTTGCACTGGAAATAACACTTGTAATAGTACTAGTAGTAGCAATGGTACTGATACTGG----------TATGAAAAACT</text:p>
          </table:table-cell>
        </table:table-row>
        <table:table-row table:style-name="ro1">
          <table:table-cell office:value-type="string" calcext:value-type="string">
            <text:p>TTAAATTGCACTAATTTGGTGAATGCTACTTATAGTAATAGTAGTTGGGAAAA------GATGGACAGAGGAGAAATACAAAACT</text:p>
          </table:table-cell>
        </table:table-row>
        <table:table-row table:style-name="ro1">
          <table:table-cell office:value-type="string" calcext:value-type="string">
            <text:p>GATGAGTTAAGGAATACTACTAATACTACTAATACCATTGGTAGTAGCTTGGATATGGAAAAAGGAGAAATAAAAAACT</text:p>
          </table:table-cell>
        </table:table-row>
        <table:table-row table:style-name="ro1">
          <table:table-cell office:value-type="string" calcext:value-type="string">
            <text:p>AAGCATAATAACACCAATAGTACTGATAGTAGCAATAATAGTAGCAGGAAAGGGATAGAAGAAGGAGAAATAAAAAACT</text:p>
          </table:table-cell>
        </table:table-row>
        <table:table-row table:style-name="ro1">
          <table:table-cell office:value-type="string" calcext:value-type="string">
            <text:p>ACTTTTAACGAGAGTGCTAGCAATACTTCCGGGAGTAGCAAGGATAGCAAGGTGGAGGGGAGGGAAGAAATGAAAAATT</text:p>
          </table:table-cell>
        </table:table-row>
        <table:table-row table:style-name="ro1">
          <table:table-cell office:value-type="string" calcext:value-type="string">
            <text:p>AGGAATGATACTACTACCCCAAAGAATGCTACTAATTCGAATACCACTGATAGGAGCGG---------------GGCAGAGGAAATGAGAAACT</text:p>
          </table:table-cell>
        </table:table-row>
        <table:table-row table:style-name="ro1">
          <table:table-cell office:value-type="string" calcext:value-type="string">
            <text:p>TGCACTGACTACAGGGGGAATGATAATAGTACCAATAATAGTAACG---AAACAATAGTGAACAAAGAAGGAATAAAAAACT</text:p>
          </table:table-cell>
        </table:table-row>
        <table:table-row table:style-name="ro1">
          <table:table-cell office:value-type="string" calcext:value-type="string">
            <text:p>AATGCTACCAGTATCAATAATAATAGCAGTACCAATGATAGTAGAGGGGAAATGAGA---GAGGGAGGAGGCTGGTATAACT</text:p>
          </table:table-cell>
        </table:table-row>
        <table:table-row table:style-name="ro1">
          <table:table-cell office:value-type="string" calcext:value-type="string">
            <text:p>AGTAATTTAGAGAATACTACTAGTACCACTAGTAGTAATAGTAG--TAACAATGGAAACATAAAAGAAGAAATGAGAAACT</text:p>
          </table:table-cell>
        </table:table-row>
        <table:table-row table:style-name="ro1">
          <table:table-cell office:value-type="string" calcext:value-type="string">
            <text:p>GGGAATACTACTAATACCAATACTACTAATACCACTAGTAGTAGTGAGGGAAAG---ATGGATATAGGAGAAGTAAAAAACT</text:p>
          </table:table-cell>
        </table:table-row>
        <table:table-row table:style-name="ro1">
          <table:table-cell office:value-type="string" calcext:value-type="string">
            <text:p>AATTGCACTGATTTGAGGAATGCTACTAATACCAATGGTAGTAGCGGGAAAATG---ATGGAGAGAGGAGAAATGAAAAACT</text:p>
          </table:table-cell>
        </table:table-row>
        <table:table-row table:style-name="ro1">
          <table:table-cell office:value-type="string" calcext:value-type="string">
            <text:p>ACTGCTAATAGTACTAGTACCCCTGCTAGTCCCACTAGTAGTAGTGATTTGAAAATGGATGTAGGAGAAATAAAAAACT</text:p>
          </table:table-cell>
        </table:table-row>
        <table:table-row table:style-name="ro1">
          <table:table-cell office:value-type="string" calcext:value-type="string">
            <text:p>GGTGCTAATACCACTAGTAAAAACGAGACACTGATGGAACAAGGGGAAATGAAAATGGAAAAAGGGGAAATGAAAAACT</text:p>
          </table:table-cell>
        </table:table-row>
        <table:table-row table:style-name="ro1">
          <table:table-cell office:value-type="string" calcext:value-type="string">
            <text:p>TTAAATTGCACTGATTTG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TGCACTGATTATTTGAAGAATGCTACTAACACCACTAATAGTAGCGGGGGAATG---AAGGAGGAAGGAGAAATAAAAAATT</text:p>
          </table:table-cell>
        </table:table-row>
        <table:table-row table:style-name="ro1">
          <table:table-cell office:value-type="string" calcext:value-type="string">
            <text:p>ACTGACCCTTTAAGGAATAATACTTCAAGGACTAATAGTACTACTATCACTAATAGAACTGATGTTGAGATGAAAAACT</text:p>
          </table:table-cell>
        </table:table-row>
        <table:table-row table:style-name="ro1">
          <table:table-cell office:value-type="string" calcext:value-type="string">
            <text:p>AATTGGAATGCTACTGAGGGGAATGTCACTTATTCCTATAATAGTAACATAGGAAATAT------GAGGGGGGAACTAAAAAACT</text:p>
          </table:table-cell>
        </table:table-row>
        <table:table-row table:style-name="ro1">
          <table:table-cell office:value-type="string" calcext:value-type="string">
            <text:p>TGCACTAATAATTGGCATAATGCTACTAATACCAAGAATAGTAGTTGGGACAAG---ATGGACATAGGAGAAATTAAGAATT</text:p>
          </table:table-cell>
        </table:table-row>
        <table:table-row table:style-name="ro1">
          <table:table-cell office:value-type="string" calcext:value-type="string">
            <text:p>AATTGCACTGATTTGAAGAATGCTACTAATGCCACTAGTAGTAGCGGGGAAACGATA---GAGGGAGGAGAAATGAAAAACT</text:p>
          </table:table-cell>
        </table:table-row>
        <table:table-row table:style-name="ro1">
          <table:table-cell office:value-type="string" calcext:value-type="string">
            <text:p>TGCACTGATGCGAACATTACTGCAAACAGTACTGCTACTAACAGTACTGTTAGCTCCATTAAAGAAGAAGTGAAAAACT</text:p>
          </table:table-cell>
        </table:table-row>
        <table:table-row table:style-name="ro1">
          <table:table-cell office:value-type="string" calcext:value-type="string">
            <text:p>GTTACTCTAAAGTGCACTAAT------ACTACTACTAATACCGGTAGTAATAGTAGTGGTAAGATA------AAAGAAGAAATGAAAAACT</text:p>
          </table:table-cell>
        </table:table-row>
        <table:table-row table:style-name="ro1">
          <table:table-cell office:value-type="string" calcext:value-type="string">
            <text:p>TGCAATGATTTGAAGAATGTTACTAATACCAATTGTAGTAGCGGGAGAGGGATAGTTGAGAAACTAGATATATCAAACT</text:p>
          </table:table-cell>
        </table:table-row>
        <table:table-row table:style-name="ro1">
          <table:table-cell office:value-type="string" calcext:value-type="string">
            <text:p>AAGAATGATACTAATACCACTGATAGTAGCAGGAATATTAGTAACTGGGAAAAAGTGGAGAAAGGAGAAATGAAAAACT</text:p>
          </table:table-cell>
        </table:table-row>
        <table:table-row table:style-name="ro1">
          <table:table-cell office:value-type="string" calcext:value-type="string">
            <text:p>GTCACTTTAAATTGCACTGAGTTGAATAATAAC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GATGATTTGAATAATGCTACTAACACCAATAGTAGTAGTAGGTGGTGGGAAAAGATGGAGAAAGGAGAAATAAAAAACT</text:p>
          </table:table-cell>
        </table:table-row>
        <table:table-row table:style-name="ro1">
          <table:table-cell office:value-type="string" calcext:value-type="string">
            <text:p>TGCACTGATGCTTTGAATGCTTTSMSSAACAASAATGATAATGTTAATACCACTATAGATAAAGGAGACATA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GTGCAGGAATGAT---------------------GAATT</text:p>
          </table:table-cell>
        </table:table-row>
        <table:table-row table:style-name="ro1">
          <table:table-cell office:value-type="string" calcext:value-type="string">
            <text:p>TGTGTTACTTTAAATTGCACTGATT------ATAATGTAACTATGGAGAGT---------AAATTGAAGATGGAGAGAGGAGAAATA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ATGCAGGAATGAT---------------------GAAT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TTGAAGAATAATACTAATGCCAGTAGTAATATCAGTAATATCAATAGTACAATAGAGGGAGGAGAAATGAAAAACT</text:p>
          </table:table-cell>
        </table:table-row>
        <table:table-row table:style-name="ro1">
          <table:table-cell office:value-type="string" calcext:value-type="string">
            <text:p>TTAAATTGCACTGATTTCAAGAGTAA---TAGTACCAGTAGTAATAACAGTAG---TACAACAGAGAAAGGAGAAATAAAAAACT</text:p>
          </table:table-cell>
        </table:table-row>
        <table:table-row table:style-name="ro1">
          <table:table-cell office:value-type="string" calcext:value-type="string">
            <text:p>TGCACTGATTTGACTGCTTTGAATAGAACTAGCTATACCAATAGTAGTAGTGAGGAAGC---------GAGAAAAGAAATGACAAACT</text:p>
          </table:table-cell>
        </table:table-row>
        <table:table-row table:style-name="ro1">
          <table:table-cell office:value-type="string" calcext:value-type="string">
            <text:p>TATAAAAATGCTACCAATACCACTAGTGGTAGTACCAATACCACTAGCTATGCTACCGGGGGAGAAGAAATAAAAAACT</text:p>
          </table:table-cell>
        </table:table-row>
        <table:table-row table:style-name="ro1">
          <table:table-cell office:value-type="string" calcext:value-type="string">
            <text:p>CGCACTGATTTGAATAATAGTACTAACACCACTAATAGTAATAGCAGCGGGGGGATGATGAGAGAAGAAATGAAAAACT</text:p>
          </table:table-cell>
        </table:table-row>
        <table:table-row table:style-name="ro1">
          <table:table-cell office:value-type="string" calcext:value-type="string">
            <text:p>GTTACTTTAAATTGCACTGATAATTTGAACAATAATACTTATGGTAATAG---------------AACAATAGAGAGAGGAGAAGTAAAAAATT</text:p>
          </table:table-cell>
        </table:table-row>
        <table:table-row table:style-name="ro1">
          <table:table-cell office:value-type="string" calcext:value-type="string">
            <text:p>GTAAAATTAACCCCGCTCTGTGTCACTTTGAATTGTAC------------TAATGTTAATGTTACTACTAGTAGCGGG---------------------GAAATGAAAAACT</text:p>
          </table:table-cell>
        </table:table-row>
        <table:table-row table:style-name="ro1">
          <table:table-cell office:value-type="string" calcext:value-type="string">
            <text:p>AATTGCACTGATAAAGAGAGGAACGATACCAGTACCACTAATAGTAGT------TTGGAAATAGAGAAGGGAGAAATAAAAAACT</text:p>
          </table:table-cell>
        </table:table-row>
        <table:table-row table:style-name="ro1">
          <table:table-cell office:value-type="string" calcext:value-type="string">
            <text:p>TTAACCCCACTCTGTGTTACTTTAAATTGCTCTAATTTGAA---------TAATATCACTAGTAGTGACAGG------------------GAAGAAATGAAAAACT</text:p>
          </table:table-cell>
        </table:table-row>
        <table:table-row table:style-name="ro1">
          <table:table-cell office:value-type="string" calcext:value-type="string">
            <text:p>TGCACTGATAATATAACTGTTATAAATGCTACTGTCAATGCTACTAGTAGTAGCGGGGAACTAAT------------GGGGATGAAAAACT</text:p>
          </table:table-cell>
        </table:table-row>
        <table:table-row table:style-name="ro1">
          <table:table-cell office:value-type="string" calcext:value-type="string">
            <text:p>TGTGTTACTTTAAAATGCACTGATTTGAAGAATGCTACTAATACCAGTAGT---------------ACGATGGAGGGAGGAGAAATGAAAAACT</text:p>
          </table:table-cell>
        </table:table-row>
        <table:table-row table:style-name="ro1">
          <table:table-cell office:value-type="string" calcext:value-type="string">
            <text:p>TGTGTTACTTTAAATTGCACTGATCTGAAGAATGKTACCACAAATAKTAGCAG---------------GAKAGGAGGGGAAGAAATGAGAAAT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TGCACTGGAAACTTAACGAATGTCACTGTTAAAAATAATAAT-----GATAGTGCTACTGATGTCACG-GGTATGACAAACT</text:p>
          </table:table-cell>
        </table:table-row>
        <table:table-row table:style-name="ro1">
          <table:table-cell office:value-type="string" calcext:value-type="string">
            <text:p>GATGCTAATGTCACTAGTGAGAGCAGCAGAGCTATTAATAACAACACGGGAATGCTGGAAAA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GTCACTTTAAATTGCACTGATTGGA------ATGCTACCACTAATAATAGCAAGGAAAAATTAA------AGGGAAAAGAAATGAAAAATT</text:p>
          </table:table-cell>
        </table:table-row>
        <table:table-row table:style-name="ro1">
          <table:table-cell office:value-type="string" calcext:value-type="string">
            <text:p>TCCCCAACTGGTGCTAATGTTACCACAAATGTCACTGGTGCTAAAGGGGAACAG---ATGGACAAGGGAGAAATACAAAATT</text:p>
          </table:table-cell>
        </table:table-row>
        <table:table-row table:style-name="ro1">
          <table:table-cell office:value-type="string" calcext:value-type="string">
            <text:p>ACTGATTGGAGAAGTGAAAAGAATTACACTAACAGTAATAATAATGTGACAATGAAAGGAGGAGGAGACTTAAAAAACT</text:p>
          </table:table-cell>
        </table:table-row>
        <table:table-row table:style-name="ro1">
          <table:table-cell office:value-type="string" calcext:value-type="string">
            <text:p>TCTAATT---ACACTAGTGCTAACACCACTAGTAATAATACCACTAGTAGATTGCTAAACATGGAGG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TGTTACTTTAAATTGCACTAATGAATTGAAGAATAGTACTAATGCCACTATTAACAATG------------------AGGGAGAAATAAAGAACT</text:p>
          </table:table-cell>
        </table:table-row>
        <table:table-row table:style-name="ro1">
          <table:table-cell office:value-type="string" calcext:value-type="string">
            <text:p>TTGAGGAATGATACTAGGGGGAATGATACTAGCACTCAGGGTAATGGTACTTGGACTGAGAAAGGAGAAATGAAAAACT</text:p>
          </table:table-cell>
        </table:table-row>
        <table:table-row table:style-name="ro1">
          <table:table-cell office:value-type="string" calcext:value-type="string">
            <text:p>GACTATACCAAAACCAATACTACGGGGACTGTTACCAACACCAATACTACCAGT------------CCCCCCAGTTCAGAAATAAGAAACT</text:p>
          </table:table-cell>
        </table:table-row>
        <table:table-row table:style-name="ro1">
          <table:table-cell office:value-type="string" calcext:value-type="string">
            <text:p>ACTACCACCAGTACTCCTACTACCACCAGTACTGGGAGTAGTGGTGCCACCCCTAGTAGTAGTGTGGAA-------ATGAAAAACT</text:p>
          </table:table-cell>
        </table:table-row>
        <table:table-row table:style-name="ro1">
          <table:table-cell office:value-type="string" calcext:value-type="string">
            <text:p>CTTTGCTCCCCAAATGTCACTGGTGCTAATGTCACTGGGGCTAGAGGAAAACCG---ATGGACAAGGGAGAAATACAAAATT</text:p>
          </table:table-cell>
        </table:table-row>
        <table:table-row table:style-name="ro1">
          <table:table-cell office:value-type="string" calcext:value-type="string">
            <text:p>AATTGCACTGAAAACTTAAAGAATGTCACTGTTCAAGGTAATAGTGATAGTGCTACTAATGTCACTGG----------TATGACAAACT</text:p>
          </table:table-cell>
        </table:table-row>
        <table:table-row table:style-name="ro1">
          <table:table-cell office:value-type="string" calcext:value-type="string">
            <text:p>GGCACTAAGGAAGTGAATGGTAATAATACCAATAATAGTAGAGAGGAACTGAAGATGGAAAAAGGGGAGATGAAAAACT</text:p>
          </table:table-cell>
        </table:table-row>
        <table:table-row table:style-name="ro1">
          <table:table-cell office:value-type="string" calcext:value-type="string">
            <text:p>ACTAATGCTAATATTACCAATAGTACTAGTATCACTAGGAGTAGTATTGGGGGAAACATAACGGA------AGAAATGAAAAACT</text:p>
          </table:table-cell>
        </table:table-row>
        <table:table-row table:style-name="ro1">
          <table:table-cell office:value-type="string" calcext:value-type="string">
            <text:p>CCTATCAATAGTAGTAGTGTTGACAATAATAGTGTTGCCAGCAATATTAGTGAGGAAAT---------GAAAA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TCACTGATACCAATACCACAAAGAGTACTGTTCATAACGCGAGTATATACGAAATGGAGAAGGGAGAAATAAAAAATT</text:p>
          </table:table-cell>
        </table:table-row>
        <table:table-row table:style-name="ro1">
          <table:table-cell office:value-type="string" calcext:value-type="string">
            <text:p>CCACTCTGTGTTACTTTAAATTGCACTGATTGGAAGGATAA---AAACACCAATAGTAGTAGTGGG------------------GAAGAAGTAAAAAATT</text:p>
          </table:table-cell>
        </table:table-row>
        <table:table-row table:style-name="ro1">
          <table:table-cell office:value-type="string" calcext:value-type="string">
            <text:p>TTAAATTGCACTGATTTGAACAATACTACTAATACCAATAGTAGT------GAGAAAATAAGGGAGAAAGGAGATATGAAAAACT</text:p>
          </table:table-cell>
        </table:table-row>
        <table:table-row table:style-name="ro1">
          <table:table-cell office:value-type="string" calcext:value-type="string">
            <text:p>AATGATACTACCACGGCCTCTCCTACCCCTTCTAATATCACTGATCCTTTGAAGCTAGACAAAGGAGAAATACAAAAC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GT------------GAATGCTACTCTGAATAATACTCGGGGGAATGCGACTGTGGCCCCTAGTAGCAGCATGGCACAAGAAATAACAAACT</text:p>
          </table:table-cell>
        </table:table-row>
        <table:table-row table:style-name="ro1">
          <table:table-cell office:value-type="string" calcext:value-type="string">
            <text:p>GAGAATGATAAGAATACCACTAGTCCCCCTACTACTCCTACTACTACAAAAGGAATAAATACAGAAGGACTGAAAAATT</text:p>
          </table:table-cell>
        </table:table-row>
        <table:table-row table:style-name="ro1">
          <table:table-cell office:value-type="string" calcext:value-type="string">
            <text:p>ACCCCTCTCTGTGTTACTTTAGAATGC---------AAGAATGCCACTAAAATTAGTAATAGCAGT---------------GAAATTGGAGAAATGAAAAACT</text:p>
          </table:table-cell>
        </table:table-row>
        <table:table-row table:style-name="ro1">
          <table:table-cell office:value-type="string" calcext:value-type="string">
            <text:p>AGTGATGTAAGGAATGATACTACTACTAATACCAATAATAGCTGGGGAAATAAAATGGAGAGGGGAGAAATGAAAAATT</text:p>
          </table:table-cell>
        </table:table-row>
        <table:table-row table:style-name="ro1">
          <table:table-cell office:value-type="string" calcext:value-type="string">
            <text:p>GATAAAACTAATGCCACTAGTAGTAATAGTACCACTAGTGGTAATAGTACTACTTGGGAGAAGGGAGAAATGAAAAACT</text:p>
          </table:table-cell>
        </table:table-row>
        <table:table-row table:style-name="ro1">
          <table:table-cell office:value-type="string" calcext:value-type="string">
            <text:p>AATAATACTGGTACCTCTACTAATGTTACTACCAATAATACTAGTGATCTGGGAAAAATGTCAGAAGGAATG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CCCCACTCTGCGTTACTTTAAATTGCACTAATGCCACTAATGGTACT------------------------GTGGAATTGGGGGGAGGAGAAATAAAAAACT</text:p>
          </table:table-cell>
        </table:table-row>
        <table:table-row table:style-name="ro1">
          <table:table-cell office:value-type="string" calcext:value-type="string">
            <text:p>AATTGCACTGCTTTGAGGAATGCTACTAATACCACTAGTARTRGTCGGGGAACG---ATGGAGGGAGGAGAAATAAAAAACT</text:p>
          </table:table-cell>
        </table:table-row>
        <table:table-row table:style-name="ro1">
          <table:table-cell office:value-type="string" calcext:value-type="string">
            <text:p>ACTGATTATAATTGCACTGCTGGGGGGAATACTAATACCACTAATAGTAGTTGTGAGAT---------GAAGGAAGAAATGAAAAACT</text:p>
          </table:table-cell>
        </table:table-row>
        <table:table-row table:style-name="ro1">
          <table:table-cell office:value-type="string" calcext:value-type="string">
            <text:p>GATACTCTTAGGAATAGTCCTAATACCACTAATAGCAGCACAGGAACGCTGAAGGAGGAGAAGGGAGAAATAAAAAACT</text:p>
          </table:table-cell>
        </table:table-row>
        <table:table-row table:style-name="ro1">
          <table:table-cell office:value-type="string" calcext:value-type="string">
            <text:p>AATTGTACTGATTGGGGGAATTCTACTAATATCACTAGTAGTAGTGGGAAACTGATA---GAGAAAGGAGAGATAAAAAACT</text:p>
          </table:table-cell>
        </table:table-row>
        <table:table-row table:style-name="ro1">
          <table:table-cell office:value-type="string" calcext:value-type="string">
            <text:p>GGGAATGCTACTAATACCAATGCTACTAATACCAATAGTAGTATCGAGGGAACG---ATGGAGAAAGGAGAAATAAAAAACT</text:p>
          </table:table-cell>
        </table:table-row>
        <table:table-row table:style-name="ro1">
          <table:table-cell office:value-type="string" calcext:value-type="string">
            <text:p>AATTGCACTGATTTGAGGAATGCTACTAATACCACTAGTAGTAGCGGGGGAACG---ATGGAGAGAGGAGAAATAAAAAACT</text:p>
          </table:table-cell>
        </table:table-row>
        <table:table-row table:style-name="ro1">
          <table:table-cell office:value-type="string" calcext:value-type="string">
            <text:p>AGGAATAATACTAGGAATAATAGTAGTGCTATAGAGACTAGGAATAATAGTAGTGCTATAGAGATAGAGATGAAAAACT</text:p>
          </table:table-cell>
        </table:table-row>
        <table:table-row table:style-name="ro1">
          <table:table-cell office:value-type="string" calcext:value-type="string">
            <text:p>ACTACTAGTAGTGAGAGTACTACTGCTGGTACCACTACTAGTAGCGGGGAAAAG---ATGGAGCCAGGAGAGATAAAAAATT</text:p>
          </table:table-cell>
        </table:table-row>
        <table:table-row table:style-name="ro1">
          <table:table-cell office:value-type="string" calcext:value-type="string">
            <text:p>AATGATACTGATACCAATGTTACTACTTCCAATAGTAGTGGCTGGGAAATGAGGATGAAGACAGGAGAAATGAAAAACT</text:p>
          </table:table-cell>
        </table:table-row>
        <table:table-row table:style-name="ro1">
          <table:table-cell office:value-type="string" calcext:value-type="string">
            <text:p>ACTGATATAAAGAATGCTACTAATTCCTCTAGTACAAATACTACTAGTTGGGG------GACGCAGAAGGAAGAAATGAAAAACT</text:p>
          </table:table-cell>
        </table:table-row>
        <table:table-row table:style-name="ro1">
          <table:table-cell office:value-type="string" calcext:value-type="string">
            <text:p>ACTTTAAATTGCACTGATTTGAATAAAAATAGTGCT--------------CAGAGGAATGCCACTGTACAGGAACAGGAGGAAATCAGAAACT</text:p>
          </table:table-cell>
        </table:table-row>
        <table:table-row table:style-name="ro1">
          <table:table-cell office:value-type="string" calcext:value-type="string">
            <text:p>GCTATCAGGACCAATAGTACTAAAAATAATACTACCGGGAACAATAATATTACTATGGAGGAAGAGGTAATGAGAAACT</text:p>
          </table:table-cell>
        </table:table-row>
        <table:table-row table:style-name="ro1">
          <table:table-cell office:value-type="string" calcext:value-type="string">
            <text:p>TTAAACTGTACTAATTATTTGGTGAATACTACTAATAATAATACTA-----TAGATAATGCTACT----ATAGGAGAAATTAAAAACT</text:p>
          </table:table-cell>
        </table:table-row>
        <table:table-row table:style-name="ro1">
          <table:table-cell office:value-type="string" calcext:value-type="string">
            <text:p>ACCCCACTCTGTGTCACCTTAAACTGCACTGAT------ACTGCTACTAATACCACAGATAGT------------------GATAATGCAGGAATGATGAATT</text:p>
          </table:table-cell>
        </table:table-row>
        <table:table-row table:style-name="ro1">
          <table:table-cell office:value-type="string" calcext:value-type="string">
            <text:p>TGCACTGACTTGGAGAATAATAGTACTAATACTACTAATGGTAACTGGGAAACG---CTGGAGAGAGGAGAAGTAAAAAACT</text:p>
          </table:table-cell>
        </table:table-row>
        <table:table-row table:style-name="ro1">
          <table:table-cell office:value-type="string" calcext:value-type="string">
            <text:p>ACTAATGTGAGGAATATTACTGCCACTAATAATACTACTAATAATGTGACAACGATGGAAAAAGGAGAAATAAAAAACT</text:p>
          </table:table-cell>
        </table:table-row>
        <table:table-row table:style-name="ro1">
          <table:table-cell office:value-type="string" calcext:value-type="string">
            <text:p>GGGAATGCTACTAATACCAATACTACTAATACCACTAGTAGTAGCGGGGGA---ATAATGGAAAAAGGAGAACTAAAAAACT</text:p>
          </table:table-cell>
        </table:table-row>
        <table:table-row table:style-name="ro1">
          <table:table-cell office:value-type="string" calcext:value-type="string">
            <text:p>ACCACATCCACTATTAGTACTACTACCACTAAGACGCCCACTGTTAGTAAAGGGACAGAGAAATCAGAACTGACAAACT</text:p>
          </table:table-cell>
        </table:table-row>
        <table:table-row table:style-name="ro1">
          <table:table-cell office:value-type="string" calcext:value-type="string">
            <text:p>GCTGGGAATGCTACTGCAATTCGTACCACGACACCTCCTTCTATAAATAGTACCGTGGAGGACTCCGACATGAAAAACT</text:p>
          </table:table-cell>
        </table:table-row>
        <table:table-row table:style-name="ro1">
          <table:table-cell office:value-type="string" calcext:value-type="string">
            <text:p>AAAACCAATAATAGTAGCGGGGGTACTAAAACCAATAATAGTAGCGGGGGAGCG---GTGGGGGAAGGAGAAATAAAAAACT</text:p>
          </table:table-cell>
        </table:table-row>
        <table:table-row table:style-name="ro1">
          <table:table-cell office:value-type="string" calcext:value-type="string">
            <text:p>ACTGATGAATTGAACAATATGAACAATAAGAACAAGACAAACAATGCTACTGTCGAAGAGAAAGGAGAAATAAAAAACT</text:p>
          </table:table-cell>
        </table:table-row>
        <table:table-row table:style-name="ro1">
          <table:table-cell office:value-type="string" calcext:value-type="string">
            <text:p>AATACTAATAATACCAATAATAGTACTAACGCCACTATTAGTGACTGGGAAAAG---ATGGAGACAGGAGAAATGAAAAATT</text:p>
          </table:table-cell>
        </table:table-row>
        <table:table-row table:style-name="ro1">
          <table:table-cell office:value-type="string" calcext:value-type="string">
            <text:p>AATTGCACTGATTTGGGGAAGGCTACTAATACCAATAGTAGTAATTGGAAAGAAGAAAT---AAAAGGAGAAATAAAAAACT</text:p>
          </table:table-cell>
        </table:table-row>
        <table:table-row table:style-name="ro1">
          <table:table-cell office:value-type="string" calcext:value-type="string">
            <text:p>AGAAATAATACTGAGAGCAATGATACTACCAGTGGAATGATACTGGGGAAAGACAAGATAAAAATGATTCTATTCAACT</text:p>
          </table:table-cell>
        </table:table-row>
        <table:table-row table:style-name="ro1">
          <table:table-cell office:value-type="string" calcext:value-type="string">
            <text:p>TGCACTGATTTGAAGAATGATACTAATACCAATAGTAGTAGCGGGAGAATGATGATGGAGGTAGGAGAAGTAAAACAAT</text:p>
          </table:table-cell>
        </table:table-row>
        <table:table-row table:style-name="ro1">
          <table:table-cell office:value-type="string" calcext:value-type="string">
            <text:p>CCACTCTGTGTTACTCTAAATTGCACTGAT--------------------GACTTGCAGAACTTGGAGAAT-ATTACAGATAAAGGAGAAATAAAAAACT</text:p>
          </table:table-cell>
        </table:table-row>
        <table:table-row table:style-name="ro1">
          <table:table-cell office:value-type="string" calcext:value-type="string">
            <text:p>AAAAATGCTACTAATGGCACTACTACTCCTGACAATAGTACTAACTGGAGCAAG---ATGGAGCAAGGAGAAATAAAAAACT</text:p>
          </table:table-cell>
        </table:table-row>
        <table:table-row table:style-name="ro1">
          <table:table-cell office:value-type="string" calcext:value-type="string">
            <text:p>TGCACTAATTTGAATAATACCAGTGTTAATACCACTAATGATATCAGTAGTACGCCA---GAGCCAGGAGAAATGAAAAACT</text:p>
          </table:table-cell>
        </table:table-row>
        <table:table-row table:style-name="ro1">
          <table:table-cell office:value-type="string" calcext:value-type="string">
            <text:p>TGCACTGATGTTTACAGGAATGATACTAATAACAATAGTACTAACTGGGGGAAGATA---GAGAGAGGAGAAGTAAAAAACT</text:p>
          </table:table-cell>
        </table:table-row>
        <table:table-row table:style-name="ro1">
          <table:table-cell office:value-type="string" calcext:value-type="string">
            <text:p>AATTGCACTGATTTGAGGAATACTACTAATATCACTAGTAGTAGCGGGGGAACG---ATGGAGGGAGGAGAAATAAAAAATT</text:p>
          </table:table-cell>
        </table:table-row>
        <table:table-row table:style-name="ro1">
          <table:table-cell office:value-type="string" calcext:value-type="string">
            <text:p>AATACTAACCAGAACAGGAGTGATACTAATACTACTGTCCCTAATATAGAACTAATGGAAAAAGGGGAAGTAAAGAACT</text:p>
          </table:table-cell>
        </table:table-row>
        <table:table-row table:style-name="ro1">
          <table:table-cell office:value-type="string" calcext:value-type="string">
            <text:p>TTAAATTGCACTAATTTGA------ATACTAATAATACCAGTAGTAATACCAGTACTACGACAGAGGGAGGAGAAATAAAAAACT</text:p>
          </table:table-cell>
        </table:table-row>
        <table:table-row table:style-name="ro1">
          <table:table-cell office:value-type="string" calcext:value-type="string">
            <text:p>AATTGCACTGATGTGGGGAATGATACTAATGCCAATATTAGTAATTGGGAAAAG---ATGGATAAAGGGGAAATAAAAAACT</text:p>
          </table:table-cell>
        </table:table-row>
        <table:table-row table:style-name="ro1">
          <table:table-cell office:value-type="string" calcext:value-type="string">
            <text:p>ATCACTAATAGTAGCAGGAATGCTACTAGTAGCACTAATAGTAGCGGGAACATG---ATGGAAAMAGGAGAAATGAAAAACT</text:p>
          </table:table-cell>
        </table:table-row>
        <table:table-row table:style-name="ro1">
          <table:table-cell office:value-type="string" calcext:value-type="string">
            <text:p>GATGTTAACAAAAATGCTACCACAACCAATAGTAGTACGACCAATAATAGTAGCATAGGGGAAGTAGAAATGAAAAACT</text:p>
          </table:table-cell>
        </table:table-row>
        <table:table-row table:style-name="ro1">
          <table:table-cell office:value-type="string" calcext:value-type="string">
            <text:p>GTTACTTTAAACTGCACTGATCTTGTGAATAGTAATATTACTCGTGTTGACAAT------------ACTACGGAAAAGGAAATGAAAAACT</text:p>
          </table:table-cell>
        </table:table-row>
        <table:table-row table:style-name="ro1">
          <table:table-cell office:value-type="string" calcext:value-type="string">
            <text:p>AATTGCACTGATTTGAGGAATGCTACTAATACCACTAGTAGTAGCGGGGGAACG---ATGGAGGGAGGAGAAATAAAAAACT</text:p>
          </table:table-cell>
        </table:table-row>
        <table:table-row table:style-name="ro1">
          <table:table-cell office:value-type="string" calcext:value-type="string">
            <text:p>ACTGATTTTGGGAATGCTACTAAAACCAATAGTAGTGAAGAGGGAGAACTAAAGATGGAGAGAGGAGAAATGAAAAACT</text:p>
          </table:table-cell>
        </table:table-row>
        <table:table-row table:style-name="ro1">
          <table:table-cell office:value-type="string" calcext:value-type="string">
            <text:p>ACCACTGATAATAATACCAATGGTACTAATACCACTAGTGGTAGTTGGGA---GAAAGGAGAGAAAGGAGAAATAAAGAACT</text:p>
          </table:table-cell>
        </table:table-row>
        <table:table-row table:style-name="ro1">
          <table:table-cell office:value-type="string" calcext:value-type="string">
            <text:p>TTAACCCCACTCTGTGTTACTTTAAATTGCACTGATGTAAAGA---------------------------CGAACAGAACTGAGGGGAAAGGAGAAATGAAAAACT</text:p>
          </table:table-cell>
        </table:table-row>
        <table:table-row table:style-name="ro1">
          <table:table-cell office:value-type="string" calcext:value-type="string">
            <text:p>ACTGATTTGAAGAATACTACTGATACCAATATTAGTAACAAGGGAAAGATAGAGAGAGAGAGAGAGGAAATAACAAATT</text:p>
          </table:table-cell>
        </table:table-row>
        <table:table-row table:style-name="ro1">
          <table:table-cell office:value-type="string" calcext:value-type="string">
            <text:p>TTGAATACTACTAATACCAGTAGTAATACCAGTAGTAGTAATACCAGTAGTATGACAGAGGGAGGAGAAATGAAAAACT</text:p>
          </table:table-cell>
        </table:table-row>
        <table:table-row table:style-name="ro1">
          <table:table-cell office:value-type="string" calcext:value-type="string">
            <text:p>ACAGCTACCAATAGTACGGTGGCCCCAGCTCCCAATAGTACGGCGGCCCGCACGATGACAGACTATGAAATGAAAAACT</text:p>
          </table:table-cell>
        </table:table-row>
        <table:table-row table:style-name="ro1">
          <table:table-cell office:value-type="string" calcext:value-type="string">
            <text:p>TGCACTGATGTTAAGACTAACACCACTAACACCACTATTGGTCAGGTGGAACAGATGAAGGAAGGAGAAATAAAAAACT</text:p>
          </table:table-cell>
        </table:table-row>
        <table:table-row table:style-name="ro1">
          <table:table-cell office:value-type="string" calcext:value-type="string">
            <text:p>AATACTACTACTAATACCAATACTACTAATAACAATAGTAGGAGCTGGGACGAGATGGATAAAGGAGAAATAAAAAACT</text:p>
          </table:table-cell>
        </table:table-row>
        <table:table-row table:style-name="ro1">
          <table:table-cell office:value-type="string" calcext:value-type="string">
            <text:p>ACTGAGGTTAATAATACCACAAGTAATAGTACCACAAGTAATAGCACTACCACAAGGGAAGAAGGAGAAATGAAAAACT</text:p>
          </table:table-cell>
        </table:table-row>
        <table:table-row table:style-name="ro1">
          <table:table-cell office:value-type="string" calcext:value-type="string">
            <text:p>AATACTACTAATACCAATAATAGTACTAGTACCAATAATACTAGTGGGAGAGTG---ATGGAGGAAGGAGAAATGAAAAACT</text:p>
          </table:table-cell>
        </table:table-row>
        <table:table-row table:style-name="ro1">
          <table:table-cell office:value-type="string" calcext:value-type="string">
            <text:p>TTAAATTGTACTGATTTA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GTAATGCCACTAATACCACCAACACTGCCTCCCCCAATGTTAACACTGATAAGATAGAGAGACAAGAAATGAAAAACT</text:p>
          </table:table-cell>
        </table:table-row>
        <table:table-row table:style-name="ro1">
          <table:table-cell office:value-type="string" calcext:value-type="string">
            <text:p>ACTAGCACTGCTGAAAATGCCACCACCACCACCACAGCCAATAGCACTGTTGGAAAGCCAGATATGGAAATAAAAAACT</text:p>
          </table:table-cell>
        </table:table-row>
        <table:table-row table:style-name="ro1">
          <table:table-cell office:value-type="string" calcext:value-type="string">
            <text:p>ACTGACTACTTGGGGAATACCACTACTAATGCCACTAGTGGTGGTACTACCCCTAGTAGTAGTATTGAAATGAAAAACT</text:p>
          </table:table-cell>
        </table:table-row>
        <table:table-row table:style-name="ro1">
          <table:table-cell office:value-type="string" calcext:value-type="string">
            <text:p>CCACTCTGTGTTGCTTTAAATTGCACTAATTTAGGGAATGCTACTAATAACAGTAGTA---------------------TGATGGGAGAAATGAGAAACT</text:p>
          </table:table-cell>
        </table:table-row>
        <table:table-row table:style-name="ro1">
          <table:table-cell office:value-type="string" calcext:value-type="string">
            <text:p>AATAATACTAATTCAAATAGTAATACTAATGTCACTGAGAGTGGGTGGGCAAAGATGGAGAAAGGAGAATTAAAAAACT</text:p>
          </table:table-cell>
        </table:table-row>
        <table:table-row table:style-name="ro1">
          <table:table-cell office:value-type="string" calcext:value-type="string">
            <text:p>TGTGTTATTTTAAATTGCACTGATTTGAGGAATGCTACTAATACCAGTAGT---------------ACGATGGAGGGAGGAGAAATAAAAAACT</text:p>
          </table:table-cell>
        </table:table-row>
        <table:table-row table:style-name="ro1">
          <table:table-cell office:value-type="string" calcext:value-type="string">
            <text:p>AATATTGCTGACAATGGAACTGATGGCTATAATAATATTAGTAGTGTCAATGGTAATTACAGTACTGAAATAAAAAACT</text:p>
          </table:table-cell>
        </table:table-row>
        <table:table-row table:style-name="ro1">
          <table:table-cell office:value-type="string" calcext:value-type="string">
            <text:p>AATGAGACTAATACCAATAATGGGACTAATACCACTAGTAGTATTGGGGGGGTGATGGAGGAAGGAGAAATAAAAAACT</text:p>
          </table:table-cell>
        </table:table-row>
        <table:table-row table:style-name="ro1">
          <table:table-cell office:value-type="string" calcext:value-type="string">
            <text:p>TGTGTTACTTTAAATTGCACTGATTTGAGGAATGCTACTAATACCAGTAGT---------------CCGATGGGGGGAGGAGAGATAAAAAACT</text:p>
          </table:table-cell>
        </table:table-row>
        <table:table-row table:style-name="ro1">
          <table:table-cell office:value-type="string" calcext:value-type="string">
            <text:p>GTAAAGAATGGTAATGAAACAACAAAGAATGAAACAGGTAATGCTACTAAAACGATAGAGGGAGGAGAAATGAAAAACT</text:p>
          </table:table-cell>
        </table:table-row>
        <table:table-row table:style-name="ro1">
          <table:table-cell office:value-type="string" calcext:value-type="string">
            <text:p>AATTGCACTAATACTAATAGGACGAGTTCTACTAATAATAGTAGCGTGGAAATG---ATGAAATCAGAAGAAATGAAAAACT</text:p>
          </table:table-cell>
        </table:table-row>
        <table:table-row table:style-name="ro1">
          <table:table-cell office:value-type="string" calcext:value-type="string">
            <text:p>CTCTGTGTTACTTTACATTGCACTG------------------ATGTCAATAGTAGCGCCACCAGTTTGGCGATGGAGAAAGGAGAAATG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ACACTGTAGAGGAACAGAAGGAAATCAGAAACT</text:p>
          </table:table-cell>
        </table:table-row>
        <table:table-row table:style-name="ro1">
          <table:table-cell office:value-type="string" calcext:value-type="string">
            <text:p>TATAATTCCTCCAGTGCCAATAACACTAGGTATATTAATACCAATAGTAGT------------TTGGATATGAGGGAAGAAATAAAAAACT</text:p>
          </table:table-cell>
        </table:table-row>
        <table:table-row table:style-name="ro1">
          <table:table-cell office:value-type="string" calcext:value-type="string">
            <text:p>TATTGGGGATCCAATATTACTAATACTAATAGTACCTCTAATAATACTAGTAGGGTGGGGGAAGCAGAAATGAAAAACT</text:p>
          </table:table-cell>
        </table:table-row>
        <table:table-row table:style-name="ro1">
          <table:table-cell office:value-type="string" calcext:value-type="string">
            <text:p>TTGAAGAATGTTACTGCTAACAGTACTGCTAGTAATAGCAGTACTAATTGGAAAAACATAAATGAAGTAATGACAAACT</text:p>
          </table:table-cell>
        </table:table-row>
        <table:table-row table:style-name="ro1">
          <table:table-cell office:value-type="string" calcext:value-type="string">
            <text:p>AATTGCACTAATTTGAAGAATGCTACTAAGACCAATAGTAGTAGTGGGGAAGAG---ATGGAGAGAGGAGAAATGAAAAATT</text:p>
          </table:table-cell>
        </table:table-row>
        <table:table-row table:style-name="ro1">
          <table:table-cell office:value-type="string" calcext:value-type="string">
            <text:p>GATTTGAATAATACTACTAATACCAATAATACTACTAATACCAATAGTAGTAAGATAGAGGGAGGAGAAATGAAAAACT</text:p>
          </table:table-cell>
        </table:table-row>
        <table:table-row table:style-name="ro1">
          <table:table-cell office:value-type="string" calcext:value-type="string">
            <text:p>AATGTCACCCCCATCAATGCCACYGWCACTCTCAATGCCMCTGCCAGTCYCAATAATAGCRRCGGG---------------------GACATGAAAAACT</text:p>
          </table:table-cell>
        </table:table-row>
        <table:table-row table:style-name="ro1">
          <table:table-cell office:value-type="string" calcext:value-type="string">
            <text:p>ACTACTAATCCCACTAGTAATACTATTAATACCACTAGTAGTAGTGGAGGGAAGATGGAGAGAGGAGAAATAAAAAACT</text:p>
          </table:table-cell>
        </table:table-row>
        <table:table-row table:style-name="ro1">
          <table:table-cell office:value-type="string" calcext:value-type="string">
            <text:p>ACTTTAAATTGCACTGATTTAATAAATRCTACTAATRCCAATAGTACGATAGGGGAA---------GGGRAAGGAGAAATGAAAAACT</text:p>
          </table:table-cell>
        </table:table-row>
        <table:table-row table:style-name="ro1">
          <table:table-cell office:value-type="string" calcext:value-type="string">
            <text:p>ACTACCAGTGATAATAGTGTCAGTAATAGTACTACCCATGATAGGGATGACATTAGCAGGAAGGACGTAATGAAAGACT</text:p>
          </table:table-cell>
        </table:table-row>
        <table:table-row table:style-name="ro1">
          <table:table-cell office:value-type="string" calcext:value-type="string">
            <text:p>GATGTTGCTGTAAATAGCACTAATACCAATAGGAGTAGCGAGGGAGGGATGAAGATGGACAGAGGAGAAATAAAAAACT</text:p>
          </table:table-cell>
        </table:table-row>
        <table:table-row table:style-name="ro1">
          <table:table-cell office:value-type="string" calcext:value-type="string">
            <text:p>AATTGCACTGATGTGGGGAATGATACCACCACGAATAATAGTAGCGGGGAA---TCAATAGAAAAAGGAGAGATAAAAAAT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GTGTCACTTTAAATTGCAATGATTTGAGAAATACTACTACTAATACCAGTATTGA---------------AGAGAAAGTAGAAATAAAAAACT</text:p>
          </table:table-cell>
        </table:table-row>
        <table:table-row table:style-name="ro1">
          <table:table-cell office:value-type="string" calcext:value-type="string">
            <text:p>AATTGCACAGATGYGAACAACAA---TGGCACGRACAACAGTGGCAATTTTAGCACTGAGGTGAAGGGAGAAGTAAAAAATT</text:p>
          </table:table-cell>
        </table:table-row>
        <table:table-row table:style-name="ro1">
          <table:table-cell office:value-type="string" calcext:value-type="string">
            <text:p>GTGAATATTACTAGCAGTAATACTACTGATACCCATAGTAATGCCAGTAGTATGACAGTGG---GAGGAGAAATGAAAAACT</text:p>
          </table:table-cell>
        </table:table-row>
        <table:table-row table:style-name="ro1">
          <table:table-cell office:value-type="string" calcext:value-type="string">
            <text:p>AC----------------------CACTGGTGGCAGCGGTGATACTAATACCACTAATAGTACCAGGGGACCACCGATGGAGGAAGGAGAAATAAAAAACT</text:p>
          </table:table-cell>
        </table:table-row>
        <table:table-row table:style-name="ro1">
          <table:table-cell office:value-type="string" calcext:value-type="string">
            <text:p>TTACTTTGC------TCCCCAAATGTCACTGGTGCTAATGTTACCACAAAAGGGGAACAGATGGACAAGGGAGAAATACAAAATT</text:p>
          </table:table-cell>
        </table:table-row>
        <table:table-row table:style-name="ro1">
          <table:table-cell office:value-type="string" calcext:value-type="string">
            <text:p>GGCACTAAGGAAGTGAATGGCACTAATACTAAAAGTAGTAGAGAGGAACTGAAGATGGAAAAAGGGGAGATGAAAAACT</text:p>
          </table:table-cell>
        </table:table-row>
        <table:table-row table:style-name="ro1">
          <table:table-cell office:value-type="string" calcext:value-type="string">
            <text:p>ACCCCACTCTGTGTCACTTTAAATTGCACTGACTTTTCAAGGAATAATACTAATACCAATAGTATT---------------------------GAGATGAAAAACT</text:p>
          </table:table-cell>
        </table:table-row>
        <table:table-row table:style-name="ro1">
          <table:table-cell office:value-type="string" calcext:value-type="string">
            <text:p>TTAAATTGCATTAAT---GCGAATGTTACTAATACCACGGGTAGTGGTGAGACAAGG---TTGGAGAAGGAAGACATAAAAAAT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GTGCAGGAATGAT---------------------GAATT</text:p>
          </table:table-cell>
        </table:table-row>
        <table:table-row table:style-name="ro1">
          <table:table-cell office:value-type="string" calcext:value-type="string">
            <text:p>GTTACTAGTAGTGCTAGTAATAGTCCAAATAACAATAGTAGTAGTGAATTAAGGATGGAGAAAGGAGAATTAAAAAACT</text:p>
          </table:table-cell>
        </table:table-row>
        <table:table-row table:style-name="ro1">
          <table:table-cell office:value-type="string" calcext:value-type="string">
            <text:p>CCACTCTGTGTCACTTTACATTGCAC------------TAATATTACTAGGAATTATAGTAG---------GGTGAAAGACATAGGGGAAATAAAAAACT</text:p>
          </table:table-cell>
        </table:table-row>
        <table:table-row table:style-name="ro1">
          <table:table-cell office:value-type="string" calcext:value-type="string">
            <text:p>ACTAATCT---GAATGTTACTAATGCCAATAATAATACTAATGTCACTGATAGTGAGTGGGGGAGAGAAGAAATGAAAAACT</text:p>
          </table:table-cell>
        </table:table-row>
        <table:table-row table:style-name="ro1">
          <table:table-cell office:value-type="string" calcext:value-type="string">
            <text:p>GTGAGGGAGAATGCTACTAATACCAATAACACC--------GTTGGTAATAACACAAGCACCCATGACACCACTGAAATGAGAAACT</text:p>
          </table:table-cell>
        </table:table-row>
        <table:table-row table:style-name="ro1">
          <table:table-cell office:value-type="string" calcext:value-type="string">
            <text:p>AATTGTGTTGATTATTGGGGATCCAATAATAGTGCCTCTAATAATACTAGTAAG---------GTGGGGGAAGCAGAAATGAAAAACT</text:p>
          </table:table-cell>
        </table:table-row>
        <table:table-row table:style-name="ro1">
          <table:table-cell office:value-type="string" calcext:value-type="string">
            <text:p>ACTAAC---GCTAATTTTACTAATGTCACTAGTAGTGGGGGGAATGCTACTGTGGAACCACTGAAAGGAGAAATAAAAAACT</text:p>
          </table:table-cell>
        </table:table-row>
        <table:table-row table:style-name="ro1">
          <table:table-cell office:value-type="string" calcext:value-type="string">
            <text:p>AACAATAGTACTGCTACTAACAATACTACTAGTAATAGTACAGAGAAAATGGAGATGGACAAAGGAGAAATGAAAAACT</text:p>
          </table:table-cell>
        </table:table-row>
        <table:table-row table:style-name="ro1">
          <table:table-cell office:value-type="string" calcext:value-type="string">
            <text:p>GCCAATGAGTGCGCTGCTTTGAAGAATATTACTGACTTTAATAGAACAATAATAGAGGGGGGAGAAGAGATAAAAAACT</text:p>
          </table:table-cell>
        </table:table-row>
        <table:table-row table:style-name="ro1">
          <table:table-cell office:value-type="string" calcext:value-type="string">
            <text:p>ACCTTAAATTGCACTGATGTGAAGAATAATGTTACTAATGACAATAGTAGTAACTGGATA------------AAAGGAGAAATGAAAAACT</text:p>
          </table:table-cell>
        </table:table-row>
        <table:table-row table:style-name="ro1">
          <table:table-cell office:value-type="string" calcext:value-type="string">
            <text:p>AATGT---GAATGTTACTAGAAATAATAGCACTA--GGTGGAATGATACCTGGGGAAAGATAGAGGAAGGAGAAATAAAAAACT</text:p>
          </table:table-cell>
        </table:table-row>
        <table:table-row table:style-name="ro1">
          <table:table-cell office:value-type="string" calcext:value-type="string">
            <text:p>ACTGGGAATGGTACTGGTGTTAGTGGTACTAGTACTAATAGTAGCGGGAGA---ATAATAGAGGAAGGGGAAATGAAAAACT</text:p>
          </table:table-cell>
        </table:table-row>
        <table:table-row table:style-name="ro1">
          <table:table-cell office:value-type="string" calcext:value-type="string">
            <text:p>AATTGCACTGATTTGAGGAATGCTACTAATACCACTAGTAGTAGTGGGGGAACG---ATGGGGGGAGGAGAAATAAAAAATT</text:p>
          </table:table-cell>
        </table:table-row>
        <table:table-row table:style-name="ro1">
          <table:table-cell office:value-type="string" calcext:value-type="string">
            <text:p>TTAACCCCACTCTGTGTTACTCTAAATTGCACTAATAACGTGACTGTTAATAAGACCGTT---------------------------ATAGAAGAAATAAAGAACT</text:p>
          </table:table-cell>
        </table:table-row>
        <table:table-row table:style-name="ro1">
          <table:table-cell office:value-type="string" calcext:value-type="string">
            <text:p>AAAAAGAATACTACTACCAATAGTACTAATACCACTAGTAGTAATTGGGGAGAG---ATGGAGAGAGGAGAAATACAAAAC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TGCACTGAC---ACAAGTTATAACAGTACGAATGTCACTAGACTCGAGGAAAAAATGGAGAAAGGAGAAATAAAAAATT</text:p>
          </table:table-cell>
        </table:table-row>
        <table:table-row table:style-name="ro1">
          <table:table-cell office:value-type="string" calcext:value-type="string">
            <text:p>AATTGCACTGGAAACTTAACAAATGTCAATGTTAAAAATAATAATGATAGGGCTACTGATGTCACTGG----------TATGACAAACT</text:p>
          </table:table-cell>
        </table:table-row>
        <table:table-row table:style-name="ro1">
          <table:table-cell office:value-type="string" calcext:value-type="string">
            <text:p>AATGATTGGACAAATAATGCCACTAATAATGCCACTAGTAAGGAATGGGGAGTGCTGGGGGGAGGAGAAGTAAAAAACT</text:p>
          </table:table-cell>
        </table:table-row>
        <table:table-row table:style-name="ro1">
          <table:table-cell office:value-type="string" calcext:value-type="string">
            <text:p>ACTAATATCACTGGAACTGATACTAATACCACTGGAACTGCTAATAGCAGCGTGACAGGAGCAGGAGAAGTAAAAAACT</text:p>
          </table:table-cell>
        </table:table-row>
        <table:table-row table:style-name="ro1">
          <table:table-cell office:value-type="string" calcext:value-type="string">
            <text:p>GCTAATAAGACCAATGCTAATATTAGCACTAATGAGAAAGGGAAAATAAAAAACATAGAGAAAGGAGAAATAAAAAACT</text:p>
          </table:table-cell>
        </table:table-row>
        <table:table-row table:style-name="ro1">
          <table:table-cell office:value-type="string" calcext:value-type="string">
            <text:p>ACCAATACTACTAATACCAATAGTACTAATACCTATAGTACTAACATAGAAAAGATGAAAGAAGGAGAAATAAAAAACT</text:p>
          </table:table-cell>
        </table:table-row>
        <table:table-row table:style-name="ro1">
          <table:table-cell office:value-type="string" calcext:value-type="string">
            <text:p>ACTAGTAGTAGTAATGGTACTACTACTACTACTAGTAGTAGTAGTGGTAGAGTGATGGAGGAAGGAGAAATG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CTAATACTAATAAGACCAGTAGTATTACTAATGCCACTCAAAGTAGTTGGGAAAAT-------GTGGGGGGAGAAATAAAAAACT</text:p>
          </table:table-cell>
        </table:table-row>
        <table:table-row table:style-name="ro1">
          <table:table-cell office:value-type="string" calcext:value-type="string">
            <text:p>ATTACTAATACCAGTAATAATACTACTAATACCAGTAGTACTACCAGTAG---TACAATAGAGAGAGAAGAAATAAAAAACT</text:p>
          </table:table-cell>
        </table:table-row>
        <table:table-row table:style-name="ro1">
          <table:table-cell office:value-type="string" calcext:value-type="string">
            <text:p>ACGGATACCACTAGAAATAATACCAATAATAATACCACTGTTGAGGTCGGGGAAATGGCAAAAGGAGAAATAAAAAAT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CAAATTTGACTACCACTAGCAATACCACTTACAATGCCACGAGTATTCCTAAGATGGACCAAGGAGAAATAAAAAAT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CCACTCTGTGTCACCTTAAATTGCACTAAT------ACTGATGCTAAGATCACAGATAGTGATAGTGCAGGAATGATGATG------------------AATT</text:p>
          </table:table-cell>
        </table:table-row>
        <table:table-row table:style-name="ro1">
          <table:table-cell office:value-type="string" calcext:value-type="string">
            <text:p>GGTACTAATAATAATAGTAATAAGACTAATACTAATAATAATAGTAGTAGTTTGGAAAT---GAAAGACGAAGTGAAAAACT</text:p>
          </table:table-cell>
        </table:table-row>
        <table:table-row table:style-name="ro1">
          <table:table-cell office:value-type="string" calcext:value-type="string">
            <text:p>AAAAATAATAGTAGTAGTAATGATAGTAGTAAAAGTAATACTAATAATGGTAACTGGGAACAAACGGAGATGAAAAACT</text:p>
          </table:table-cell>
        </table:table-row>
        <table:table-row table:style-name="ro1">
          <table:table-cell office:value-type="string" calcext:value-type="string">
            <text:p>ACTGATAATTTGAACAGTACCTATAATAATACTTGGGTCAATGGTACTTTAAAAATGGAGAAAGGAGAAATGAAAAATT</text:p>
          </table:table-cell>
        </table:table-row>
        <table:table-row table:style-name="ro1">
          <table:table-cell office:value-type="string" calcext:value-type="string">
            <text:p>AATTGCAATAATGCTAAGCTCAATAATACTAATACCACTA--AGGAATGGGAAAA----GATGGAGGAAGGAGAAATGAAAAACT</text:p>
          </table:table-cell>
        </table:table-row>
        <table:table-row table:style-name="ro1">
          <table:table-cell office:value-type="string" calcext:value-type="string">
            <text:p>AATGTCACTGGTGCTAATGTTACCACAAATGTCACTGGTGCTAAAGGGGAACAG---ATGGACAAGGGAGAAATACAAAATT</text:p>
          </table:table-cell>
        </table:table-row>
        <table:table-row table:style-name="ro1">
          <table:table-cell office:value-type="string" calcext:value-type="string">
            <text:p>GATACTAACAGTGGTAATGCCACTAGTAATAATGCCACTGGTAGTAGCTG------GATGATGGAGAAAGGAGAAATAAAAAACT</text:p>
          </table:table-cell>
        </table:table-row>
        <table:table-row table:style-name="ro1">
          <table:table-cell office:value-type="string" calcext:value-type="string">
            <text:p>TGCACTGATGATTTAAGAAATGATACTAAGAGCACTAACAGTAGTTGG---ATGGGGATGGAGAAAGGAGAAATAAAAAACT</text:p>
          </table:table-cell>
        </table:table-row>
        <table:table-row table:style-name="ro1">
          <table:table-cell office:value-type="string" calcext:value-type="string">
            <text:p>GTGACTACTAGTACTGCTGCTAATGCTACCAGTAACAGTAGTGCTGAGGAACTAGAAAAACCAGGAGAAATAAAAAATT</text:p>
          </table:table-cell>
        </table:table-row>
        <table:table-row table:style-name="ro1">
          <table:table-cell office:value-type="string" calcext:value-type="string">
            <text:p>AATAGTAGTAGTGTGAGCAATAGTACTAGTGCCACTAATAGTAGTAGGGTGACCAATACTACTAAAGAAATGAAAAAAT</text:p>
          </table:table-cell>
        </table:table-row>
        <table:table-row table:style-name="ro1">
          <table:table-cell office:value-type="string" calcext:value-type="string">
            <text:p>AATATTAATAATAGTCATGCTAATAATAGTAGAAGTGGGACCAATAGTACTTGGGAACTACAAAATGAAGTAGCAAACT</text:p>
          </table:table-cell>
        </table:table-row>
        <table:table-row table:style-name="ro1">
          <table:table-cell office:value-type="string" calcext:value-type="string">
            <text:p>TTGAATTCAACAACTAATAATAATAATGCCACTACTAATAATAATAATAGTACTTTGGAAAGTACGGGAATGAAAAATT</text:p>
          </table:table-cell>
        </table:table-row>
        <table:table-row table:style-name="ro1">
          <table:table-cell office:value-type="string" calcext:value-type="string">
            <text:p>GGGACTAATATTGCCGAAGGGAATAATGCTATCAAGAATAGTAGCGAGGAAATG---ATGGAAAAAGGAGAAATAAAAAACT</text:p>
          </table:table-cell>
        </table:table-row>
        <table:table-row table:style-name="ro1">
          <table:table-cell office:value-type="string" calcext:value-type="string">
            <text:p>TGCACTAATTGGAATGCTACTAATTTGGGAAATGATACTAATACCATTAGT---------------ATGATAAAGGA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CAATAGTAGTGGCAC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GTAATTACAATGGGACTAGTACCAATGGGACTAATATCAATAATAGTAGTAGG---------ATGGAGGAAGGAGAAATGAAAAACT</text:p>
          </table:table-cell>
        </table:table-row>
        <table:table-row table:style-name="ro1">
          <table:table-cell office:value-type="string" calcext:value-type="string">
            <text:p>GTGAAGACTAGTTATGCTAATAAGACTTCTAATGAGACTTATAAGACTTCTAATGAGACTTTTGGAGAAATAAAAAACT</text:p>
          </table:table-cell>
        </table:table-row>
        <table:table-row table:style-name="ro1">
          <table:table-cell office:value-type="string" calcext:value-type="string">
            <text:p>TTAAATTGTACTGAGGTGAACGTGAACAGTACTGATAGTTTGAATAATAACAA---------TACTTGGAAAGAAGAAATGACAAACT</text:p>
          </table:table-cell>
        </table:table-row>
        <table:table-row table:style-name="ro1">
          <table:table-cell office:value-type="string" calcext:value-type="string">
            <text:p>ACTCCACTCTGTGTTGCTTTAAATTGTACT---------AATGTTACTTGCACTAATAATAAT---------------GMGACAGTAGAAGAAATGAAAAACT</text:p>
          </table:table-cell>
        </table:table-row>
        <table:table-row table:style-name="ro1">
          <table:table-cell office:value-type="string" calcext:value-type="string">
            <text:p>AATTGCACTGGAAACTTAACGAATGTCATGGTTAAAAATAATAAT-----GATAGTGCTACTGATGTCA-CTGGTATGACAAACT</text:p>
          </table:table-cell>
        </table:table-row>
        <table:table-row table:style-name="ro1">
          <table:table-cell office:value-type="string" calcext:value-type="string">
            <text:p>AGTAATACTACTAGTACTAATACTACTACTACTAGTAGTAGTAAAGGAGTGATGGTGGAAGAAGGAATAAAGAACTGCT</text:p>
          </table:table-cell>
        </table:table-row>
        <table:table-row table:style-name="ro1">
          <table:table-cell office:value-type="string" calcext:value-type="string">
            <text:p>ACCCCACTCTGTGTCACCTTAAATTGCACTGAT------ACTAATACTAATATCACGGATAGTGATAGTGCAGGAATGAT---------------------GAATT</text:p>
          </table:table-cell>
        </table:table-row>
        <table:table-row table:style-name="ro1">
          <table:table-cell office:value-type="string" calcext:value-type="string">
            <text:p>TGTGTTACTTTAAATTGCACTG---------ATGCTAATCTTACCTACACTGGTGATGGGAA------AATAGAGAAAGGAGAAATAAAAAATT</text:p>
          </table:table-cell>
        </table:table-row>
        <table:table-row table:style-name="ro1">
          <table:table-cell office:value-type="string" calcext:value-type="string">
            <text:p>ACTGATCTGAAGAATGCTACTAATACCAATAATAGTAGTTGGACGATGACAGGAGAAATGAAAGGAGAAATAAAAAACT</text:p>
          </table:table-cell>
        </table:table-row>
        <table:table-row table:style-name="ro1">
          <table:table-cell office:value-type="string" calcext:value-type="string">
            <text:p>ACTGCTTCGAACGATACTGATTCGGACGATGCTTGGAGCAATGCTAATTTGAACAATACTATAGGGGAAGTGAAAAACT</text:p>
          </table:table-cell>
        </table:table-row>
        <table:table-row table:style-name="ro1">
          <table:table-cell office:value-type="string" calcext:value-type="string">
            <text:p>TGCACTGATTTGAGGGGGGAAACTAGTACTAATAGCACTAGCGGGACAATGATAATGGCGAAAGGAGCGATGAAAAACT</text:p>
          </table:table-cell>
        </table:table-row>
        <table:table-row table:style-name="ro1">
          <table:table-cell office:value-type="string" calcext:value-type="string">
            <text:p>AGTGATGTAAGGAATGATACTACTACTAATACCAATAGTAGCTGGGGAAATACAATGGAGAGAGGAGAAATGAAAAATT</text:p>
          </table:table-cell>
        </table:table-row>
        <table:table-row table:style-name="ro1">
          <table:table-cell office:value-type="string" calcext:value-type="string">
            <text:p>TTAAATTGTATTAATGCTAATAAGACTGCTGACAATAGTAGTAGTAGTGGGGAAAATCT------GAAGGAAGAAATAAAAAACT</text:p>
          </table:table-cell>
        </table:table-row>
        <table:table-row table:style-name="ro1">
          <table:table-cell office:value-type="string" calcext:value-type="string">
            <text:p>AATACCACTGATGCTAGGAATAGTAATGGTACTAGTACTACCACTAATAGTTCAATAGACATAGGAGAGATGAAGAATT</text:p>
          </table:table-cell>
        </table:table-row>
        <table:table-row table:style-name="ro1">
          <table:table-cell office:value-type="string" calcext:value-type="string">
            <text:p>AATTGGAATACTACTAATTCGGGGAATGATACTAATACCAACAATACTAGTAA---------TCCGGAAATAAGAGACATGAAAAACT</text:p>
          </table:table-cell>
        </table:table-row>
        <table:table-row table:style-name="ro1">
          <table:table-cell office:value-type="string" calcext:value-type="string">
            <text:p>TGTGTTACTTTAAATTGCCAGGATGTGAATACTACTAGTAATGCCACTTTTGATGGCGAGAGAGAGAT---------------GATAAAAAACT</text:p>
          </table:table-cell>
        </table:table-row>
        <table:table-row table:style-name="ro1">
          <table:table-cell office:value-type="string" calcext:value-type="string">
            <text:p>AATGATACTGATACCAATGTTACTACTTCCAATAGTAGTGGCTGGGAAATGAGGATGAAGACAGGAGAAATGAAAAACT</text:p>
          </table:table-cell>
        </table:table-row>
        <table:table-row table:style-name="ro1">
          <table:table-cell office:value-type="string" calcext:value-type="string">
            <text:p>TTAAATTGCACTGAGGTGAAGAATAATGTTACTTTTACCAATAATAGTAG-----------TAATGAGGCCAAGGAAGAC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AATAATACTAATGGGAATGCTACTAGTGCCACTAATAGTAGCAGGGGAATGATGGAGGGAGTAGAAATG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ATAGTAGTNNNTATGGAAATACTACTAATAGCAATAATAGTAGTGAGACAATG---ATGGAAAAAGGAGAAATAAAAAAT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AATTGCACTAATTT---GAATATTACTAATAATAATAGTACAAGTAATAGTAGTGTTCAGGAATCGGGAGAAATGAAAAATT</text:p>
          </table:table-cell>
        </table:table-row>
        <table:table-row table:style-name="ro1">
          <table:table-cell office:value-type="string" calcext:value-type="string">
            <text:p>ACTAATACCAATGGGAATATCACTAGTGCCATTGATTGCACTAATAACACTGTGATGGAAAGACAAGGAATGAAAAACT</text:p>
          </table:table-cell>
        </table:table-row>
        <table:table-row table:style-name="ro1">
          <table:table-cell office:value-type="string" calcext:value-type="string">
            <text:p>TGCACTGATGCTAATGTCACTGATACTAATGCCACGAATACTAACAAGACAGGG---CTGGAGGGAGAAGGAATGAAAAATT</text:p>
          </table:table-cell>
        </table:table-row>
        <table:table-row table:style-name="ro1">
          <table:table-cell office:value-type="string" calcext:value-type="string">
            <text:p>AAATGCACTAATGTGACGTTGAATAATAACAGTACAGAGAATAATAACAG------TACTATAGACTTGGAAGAGGTAAGAAACT</text:p>
          </table:table-cell>
        </table:table-row>
        <table:table-row table:style-name="ro1">
          <table:table-cell office:value-type="string" calcext:value-type="string">
            <text:p>GATTGCATTGATTATAATAATGATACTAAAACCAATAGTAGTAGCTGGGAAACG---ATGGAGAAAGGAGAAATAAAAAACT</text:p>
          </table:table-cell>
        </table:table-row>
        <table:table-row table:style-name="ro1">
          <table:table-cell office:value-type="string" calcext:value-type="string">
            <text:p>AGTGATGTCAATGTCACTAATGTCAATGTCACTAATATCAATGTCACTGATATCCAGGGAGAAGGAGAAATAAAAAACT</text:p>
          </table:table-cell>
        </table:table-row>
        <table:table-row table:style-name="ro1">
          <table:table-cell office:value-type="string" calcext:value-type="string">
            <text:p>AAGTGCATTGATGTGCAAAATGATACTAAAACCAACAATAGTGGCAGGGTAATGATA---GACAAAGGAGAAATGAAAAACT</text:p>
          </table:table-cell>
        </table:table-row>
        <table:table-row table:style-name="ro1">
          <table:table-cell office:value-type="string" calcext:value-type="string">
            <text:p>AGCAATTTAAATAAAAATCATACCAATAGTACAAGTAGTACTAATGAGACAGTATCGGAGGAAGGAGAAATGAAAAACT</text:p>
          </table:table-cell>
        </table:table-row>
        <table:table-row table:style-name="ro1">
          <table:table-cell office:value-type="string" calcext:value-type="string">
            <text:p>GATGTTAATACTACTAGGGATGCCAATGCCAATAATAGTAGTAAGGAAATGATGATGAAGCAAGGAGAAATGAAAAATT</text:p>
          </table:table-cell>
        </table:table-row>
        <table:table-row table:style-name="ro1">
          <table:table-cell office:value-type="string" calcext:value-type="string">
            <text:p>GACGTGAGTGACCCTAATGCCACTAATACCAATAGTGGTAGCGGGGAACTGAAAGGGGAAAAAGGGGAGATGAAAAACT</text:p>
          </table:table-cell>
        </table:table-row>
        <table:table-row table:style-name="ro1">
          <table:table-cell office:value-type="string" calcext:value-type="string">
            <text:p>AGTGCCACTGATACCAATGGTACCAGTGGTACCAATAATAGGACTGTTGAACAAGGTATGGAGACAGAAATAAAAAACT</text:p>
          </table:table-cell>
        </table:table-row>
        <table:table-row table:style-name="ro1">
          <table:table-cell office:value-type="string" calcext:value-type="string">
            <text:p>TTAAATTGCACTGATGT---GAATGCCACTAGTACAACTAATAATA---GAACTATAGATATAGACAAGGGAGAAATAAAAAACT</text:p>
          </table:table-cell>
        </table:table-row>
        <table:table-row table:style-name="ro1">
          <table:table-cell office:value-type="string" calcext:value-type="string">
            <text:p>AATCCTAGTCCCACTACTACTCCTACCACTACCACTAGTAGTAACATTAGTGGTATAGGGAAATTGGAAATGAAAAACT</text:p>
          </table:table-cell>
        </table:table-row>
        <table:table-row table:style-name="ro1">
          <table:table-cell office:value-type="string" calcext:value-type="string">
            <text:p>TGTACTAATGCGAGAAATAGTTCTGAGAATTCTACTTTAGATAATACTAGCATGAGAAATGATACTAGCATGAGAAACT</text:p>
          </table:table-cell>
        </table:table-row>
        <table:table-row table:style-name="ro1">
          <table:table-cell office:value-type="string" calcext:value-type="string">
            <text:p>ACTGTTACCAATACTAATAATACTGTTACCAATACTAGCAATAGTGAAATACCAATGGAGGTAGGAGAAATAAAAAACT</text:p>
          </table:table-cell>
        </table:table-row>
        <table:table-row table:style-name="ro1">
          <table:table-cell office:value-type="string" calcext:value-type="string">
            <text:p>AATTGCACTAATTTGAGGAATATTACTAATACCAGTAGTAATACCAGTAGTACGACA---GAGGGAGGAGAAATAAAAAACT</text:p>
          </table:table-cell>
        </table:table-row>
        <table:table-row table:style-name="ro1">
          <table:table-cell office:value-type="string" calcext:value-type="string">
            <text:p>AATGCTACTGAGGCACCGGCACCGACTAGTACTAGTAACAATGGGACTATTAGTAAAATTGATGAAGACATGAAAAACT</text:p>
          </table:table-cell>
        </table:table-row>
        <table:table-row table:style-name="ro1">
          <table:table-cell office:value-type="string" calcext:value-type="string">
            <text:p>AAAAATACGGGAAAAAATGTCTCTTATATCAATAATAGTAGTTTGGGAGAACGAGAA--ATGAAGGAAGAAATAAAAAACT</text:p>
          </table:table-cell>
        </table:table-row>
        <table:table-row table:style-name="ro1">
          <table:table-cell office:value-type="string" calcext:value-type="string">
            <text:p>ACCTTAGATTGCTCTGACTGGAAGGG------TAATATCTCTAATAGTACCTTGGGAAAG---ATGGAGGAA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TAAATTGCACTAATTT---GAATACTACTAATACCAGTAGTAATATCAGTAGTACGACA---GAGGGAGGAGAAATAAAAAACT</text:p>
          </table:table-cell>
        </table:table-row>
        <table:table-row table:style-name="ro1">
          <table:table-cell office:value-type="string" calcext:value-type="string">
            <text:p>GAGACTAGTTCCAATAGTACTAGTACTAGATCCAATATTACTAGCGAGGAAAAGATGGATCCAGGAGAAATGAAAAACT</text:p>
          </table:table-cell>
        </table:table-row>
        <table:table-row table:style-name="ro1">
          <table:table-cell office:value-type="string" calcext:value-type="string">
            <text:p>AATAATAATATCAGTAGTAATATTAATGCCACTAATGCCAATAATAGTAGTTTGGAA---------GAGAGAAAGGAAATAAGAAATT</text:p>
          </table:table-cell>
        </table:table-row>
        <table:table-row table:style-name="ro1">
          <table:table-cell office:value-type="string" calcext:value-type="string">
            <text:p>ACTGATTTGAGAAGGAATATTACTACCAATAATGTCACTAGTGCTAATGCCACTACGGAGGGAGAAGAAATGAAAAACT</text:p>
          </table:table-cell>
        </table:table-row>
        <table:table-row table:style-name="ro1">
          <table:table-cell office:value-type="string" calcext:value-type="string">
            <text:p>CCACTCTGTGTTATTTTAAATTGCACT---------AATGTTGCTAGTACCAATAATAGTAGC------------ATAGAAGGGTCAGAAATGAAAAACT</text:p>
          </table:table-cell>
        </table:table-row>
        <table:table-row table:style-name="ro1">
          <table:table-cell office:value-type="string" calcext:value-type="string">
            <text:p>TTGAATACTACTAGTGGCAATACTACTAGTGGCAATAACAGTAGCTGGGAA---AAAGTAGAGAAAGGAGAAATAAAAAACT</text:p>
          </table:table-cell>
        </table:table-row>
        <table:table-row table:style-name="ro1">
          <table:table-cell office:value-type="string" calcext:value-type="string">
            <text:p>AATTGCACTGATTGGAAGAATGCTACTAATACCAATAGTAGTAACGGGGGAACG---ATGGAGAGAGGAGAAATAAAAAACT</text:p>
          </table:table-cell>
        </table:table-row>
        <table:table-row table:style-name="ro1">
          <table:table-cell office:value-type="string" calcext:value-type="string">
            <text:p>GTTACTTTAAATTGCACTAATGT---GAATGCTACTAATACCAATAATAGTAGCGGG---------ATAGAGGGAGGAGAAATGAAAAACT</text:p>
          </table:table-cell>
        </table:table-row>
        <table:table-row table:style-name="ro1">
          <table:table-cell office:value-type="string" calcext:value-type="string">
            <text:p>GTCACTTTAAATTGCACTGATTTGAGTACTAATGACACTATTAATAACAATAGT------------ACTATGAGAGGAGAAATAAAAAACT</text:p>
          </table:table-cell>
        </table:table-row>
        <table:table-row table:style-name="ro1">
          <table:table-cell office:value-type="string" calcext:value-type="string">
            <text:p>TGCACTGATGTGAATTCTACTAGGACCAATAGTAGTAGTGGTGATGGGGAACTGATGGAGAAAGGAGAAATGAAAAACT</text:p>
          </table:table-cell>
        </table:table-row>
        <table:table-row table:style-name="ro1">
          <table:table-cell office:value-type="string" calcext:value-type="string">
            <text:p>AATAGTACTATCAACAATGGAACTACTAATGCCACTAGTCATAGTGGGGGA---AAAATAGAGAGAGGAGAAATAAAAAATT</text:p>
          </table:table-cell>
        </table:table-row>
        <table:table-row table:style-name="ro1">
          <table:table-cell office:value-type="string" calcext:value-type="string">
            <text:p>TTAAATTGCACTAATGTAAGGAATAATACTAATGCCAATAGTAGCGAGGGAGA------AATGGGGAGAGAAGAAATGAGAAACT</text:p>
          </table:table-cell>
        </table:table-row>
        <table:table-row table:style-name="ro1">
          <table:table-cell office:value-type="string" calcext:value-type="string">
            <text:p>AATGTCAATTTTACGAAGACTGATGATACAAATATCTATAATGGTACCTTGAAGGTAGAGGTAGGAGAAGTAAAAAACT</text:p>
          </table:table-cell>
        </table:table-row>
        <table:table-row table:style-name="ro1">
          <table:table-cell office:value-type="string" calcext:value-type="string">
            <text:p>ACTTTAAATTGCACTAATTATGAGGGGAATGGGAACTATACTACAGTCCAGAATAATA------------------CGATAGGAGAAATAAAAAACT</text:p>
          </table:table-cell>
        </table:table-row>
        <table:table-row table:style-name="ro1">
          <table:table-cell office:value-type="string" calcext:value-type="string">
            <text:p>AATAATACTGAATGGAGGAAAGATAATAATACCTCTGGGAATGCTACCAATTTG---ATGGATAGAGGAGAAATAAAAAATT</text:p>
          </table:table-cell>
        </table:table-row>
        <table:table-row table:style-name="ro1">
          <table:table-cell office:value-type="string" calcext:value-type="string">
            <text:p>ACTTTAAAATGCACTGACTTGAATACTACTAATACTATCAATAGTAGTGAC---------TTGATGGAGAAGGGAGAAATAAAGAACT</text:p>
          </table:table-cell>
        </table:table-row>
        <table:table-row table:style-name="ro1">
          <table:table-cell office:value-type="string" calcext:value-type="string">
            <text:p>GCAAATAATGATACTGCTACTACCACAAATAATAGTATTAATAGTATAGGAAACTTGGAGAACGGAGAAGTGAAAAACT</text:p>
          </table:table-cell>
        </table:table-row>
        <table:table-row table:style-name="ro1">
          <table:table-cell office:value-type="string" calcext:value-type="string">
            <text:p>AATGCTTGGAATGAGACTGCTGCCAACAGGAGCAAGAACAGCAATGAGAAAATAATAGAGAAAGGAGACATAAAAAACT</text:p>
          </table:table-cell>
        </table:table-row>
        <table:table-row table:style-name="ro1">
          <table:table-cell office:value-type="string" calcext:value-type="string">
            <text:p>AATTGTACTGAGTTAAGGAATGCTACTAATACCAATGATAGTAGT---AAAACCACTAGTGATAGTGGGGAAATGAAAAACT</text:p>
          </table:table-cell>
        </table:table-row>
        <table:table-row table:style-name="ro1">
          <table:table-cell office:value-type="string" calcext:value-type="string">
            <text:p>AATTATAATGGTACCCAGACTAATACCACTACCAACAGTGGTAACTGGAAAAAG---ATGGAGGCAGGAGAAATAAAAAACT</text:p>
          </table:table-cell>
        </table:table-row>
        <table:table-row table:style-name="ro1">
          <table:table-cell office:value-type="string" calcext:value-type="string">
            <text:p>CTCTGTGTTACTTTACATTGCACTAATT---------ATACTAGTAAAAGTAATAGC---------ACGGTAGCACCGACGGCGGAGATAAAAAACT</text:p>
          </table:table-cell>
        </table:table-row>
        <table:table-row table:style-name="ro1">
          <table:table-cell office:value-type="string" calcext:value-type="string">
            <text:p>GATTATGTGGGGAATACTACTAATACCACTAGTAGGAATGTTACCACTAATATTAAGGAGGGAGGAGAAATAAAAAACT</text:p>
          </table:table-cell>
        </table:table-row>
        <table:table-row table:style-name="ro1">
          <table:table-cell office:value-type="string" calcext:value-type="string">
            <text:p>AGTACTGCAGTCAATAACAATACTACTGCAGACAATAACAATACTAGAGGAGAAATACAAAAAGGAGAAATAC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TAACCCCACTCTGTGTTACTTTAAATTGCACTAATGCGA------ATGTAACTATTAATAATAGT---------------------ACAGGAGAAGTAAAAAACT</text:p>
          </table:table-cell>
        </table:table-row>
        <table:table-row table:style-name="ro1">
          <table:table-cell office:value-type="string" calcext:value-type="string">
            <text:p>ACTAACACCAATAATAGTAGTGCTACTAACCCCACTAGTAGTAGCGGGGGAATG---GAGGGGAGAGGAGAAATAAAAAATT</text:p>
          </table:table-cell>
        </table:table-row>
        <table:table-row table:style-name="ro1">
          <table:table-cell office:value-type="string" calcext:value-type="string">
            <text:p>ACTGATTGGAAGAATAATAGTAATGCTATTGCCAATAATGGTAGTTGGGAA---AAATTAGAGAAGGGAGAAATAAAAAACT</text:p>
          </table:table-cell>
        </table:table-row>
        <table:table-row table:style-name="ro1">
          <table:table-cell office:value-type="string" calcext:value-type="string">
            <text:p>AAGCCATGTGTAAAATTAACCCCACTCTGTGTTACCTTAAATTGCACTGACTTAAAAAATGATACTACCAGT------------------------------------------GT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ATCAATATGAATAATGCTAATGCTACTGGGACCACTAATACCAATATCACCACCAAAGACATACAAAATATGAAAAACT</text:p>
          </table:table-cell>
        </table:table-row>
        <table:table-row table:style-name="ro1">
          <table:table-cell office:value-type="string" calcext:value-type="string">
            <text:p>ACCAATACTACTAGTACCCAGAGTAGTAATACCACGAGTAGTGACGAGCTTGCAATGGAGGAGGGAGAAATAAAAAATT</text:p>
          </table:table-cell>
        </table:table-row>
        <table:table-row table:style-name="ro1">
          <table:table-cell office:value-type="string" calcext:value-type="string">
            <text:p>AATAGTAGTAGTGTGAGCAATAGTACTAGTGCCACTAATAGTAGAGGGATGACCAATACTACTAAAGAAATGAAAAAAT</text:p>
          </table:table-cell>
        </table:table-row>
        <table:table-row table:style-name="ro1">
          <table:table-cell office:value-type="string" calcext:value-type="string">
            <text:p>AATATCAATAGTACTAATAGTACCAATAATACTAGTAGTAATAGTAAAATGGAAGAGACAATAGGAGTAATAAAAAACT</text:p>
          </table:table-cell>
        </table:table-row>
        <table:table-row table:style-name="ro1">
          <table:table-cell office:value-type="string" calcext:value-type="string">
            <text:p>AGGAATAGTACTAGTAGTAATGAGACTTCAACTACCACTAGTAGTAATGGGACAACCATA------AAGGAAGGAATGACAAACT</text:p>
          </table:table-cell>
        </table:table-row>
        <table:table-row table:style-name="ro1">
          <table:table-cell office:value-type="string" calcext:value-type="string">
            <text:p>AC---------GGATGCTACTACTTTTAGTAATGCTACAGGGAATGTTACTTTGACCAATAGTACTGTTTTAGGAGAAATGAAAAACT</text:p>
          </table:table-cell>
        </table:table-row>
        <table:table-row table:style-name="ro1">
          <table:table-cell office:value-type="string" calcext:value-type="string">
            <text:p>AATTGCACTGATGAATTGAGGAATGAGACTGCAGC-----------ATGGAGAAATATTAGTATAGACGTAAAAGGAGAAATAAAAAACT</text:p>
          </table:table-cell>
        </table:table-row>
        <table:table-row table:style-name="ro1">
          <table:table-cell office:value-type="string" calcext:value-type="string">
            <text:p>CTCTGTGTTACTTTAAATTGCACTGATTATTCAGGGAATAATATTACTAATAATGCTACTG------------------ATAAAGAAATG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CCACTTTGTGTTACTTTAAATTGCACTGATTGGGATAATGCTACTCATGCAAATA------------------------TGACGGGAGAAATA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TAAATTGCACTGATTTGAGGAATACTACTAATACTAATAGTAGTAGCGGGAG------GAGGGAGGAAGAAGAAATGAAAAATT</text:p>
          </table:table-cell>
        </table:table-row>
        <table:table-row table:style-name="ro1">
          <table:table-cell office:value-type="string" calcext:value-type="string">
            <text:p>ACTTTAAAATGCAATG---------ATACTATTAGTACCACTAATAGTAGTTACTGGGAAGAGATGGAGAAAGGAGAAATAAAAAACT</text:p>
          </table:table-cell>
        </table:table-row>
        <table:table-row table:style-name="ro1">
          <table:table-cell office:value-type="string" calcext:value-type="string">
            <text:p>AATAATACTAATAATTTGAATGCTACTAATACCACTAGTAGTAGCGGGGG---GATGATGGAAAAAGGAGAAATAAAAAATT</text:p>
          </table:table-cell>
        </table:table-row>
        <table:table-row table:style-name="ro1">
          <table:table-cell office:value-type="string" calcext:value-type="string">
            <text:p>GCGACGTATACTAATAGTGACAGTAAGAATAGTACCAGTAATAGTAGTTTGGAA--GACAGTGG-GAAAGGAGACAT---GAACT</text:p>
          </table:table-cell>
        </table:table-row>
        <table:table-row table:style-name="ro1">
          <table:table-cell office:value-type="string" calcext:value-type="string">
            <text:p>GGGAATGTGACTGCTAATAATAGTAGCATCAATAATAGTAGTGGGGGAAGAGAAATGGAAAAAGGAGAAATAAAAAACT</text:p>
          </table:table-cell>
        </table:table-row>
        <table:table-row table:style-name="ro1">
          <table:table-cell office:value-type="string" calcext:value-type="string">
            <text:p>TTAAGAAATGATACTAATGGAACTGATACTAATACTACTATGAGTATTGATAAAGAAATGAAAGGAGAGATAAAAAACT</text:p>
          </table:table-cell>
        </table:table-row>
        <table:table-row table:style-name="ro1">
          <table:table-cell office:value-type="string" calcext:value-type="string">
            <text:p>AATACTACTAATGTGGGGACTAATACTACTACCAATAGTAGTAGTATGGAAGAG---ATGGAGAAAGGAGAAATAAAAAACT</text:p>
          </table:table-cell>
        </table:table-row>
        <table:table-row table:style-name="ro1">
          <table:table-cell office:value-type="string" calcext:value-type="string">
            <text:p>AATTGCACTAAC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TTTAATTGCACTGATGTAGTTAATGGTAC---CACCAATGCCACTAGTTGGCAAATG---ATGGAGAAAGGAGAAATAAAAAACT</text:p>
          </table:table-cell>
        </table:table-row>
        <table:table-row table:style-name="ro1">
          <table:table-cell office:value-type="string" calcext:value-type="string">
            <text:p>ACCCCACTATGTGTTACTTTACATTGCACTGATTTGGGGAATGCTACTAATACC------------------------ATGGAGAAAGGAGAAATAAAAAACT</text:p>
          </table:table-cell>
        </table:table-row>
        <table:table-row table:style-name="ro1">
          <table:table-cell office:value-type="string" calcext:value-type="string">
            <text:p>TTAAATTGTACTGATTTA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GTAATGGGAGTACTAGTAATGGGAGTACTGGCAGTCCCCCTACTACTACACTGGGACCAATGGAAGATATGAAAAACT</text:p>
          </table:table-cell>
        </table:table-row>
        <table:table-row table:style-name="ro1">
          <table:table-cell office:value-type="string" calcext:value-type="string">
            <text:p>AATAAGAATGCAACTATTAGGAATAAGATAAATAATAATGCGACAGAACAGCTAGAGCAGCCAAGAAACATGCAAAACT</text:p>
          </table:table-cell>
        </table:table-row>
        <table:table-row table:style-name="ro1">
          <table:table-cell office:value-type="string" calcext:value-type="string">
            <text:p>TGCACTGATTATTTTGGGAAAACTAATATTACTACCACTTCTAGCAGTGGTCCCAATAATGATA----------GAGGAATGAAAAACT</text:p>
          </table:table-cell>
        </table:table-row>
        <table:table-row table:style-name="ro1">
          <table:table-cell office:value-type="string" calcext:value-type="string">
            <text:p>GATTGGGATAATACTACTGTGGCTAATGTGACTAATGCCCAGTGGGGACCAAAGATGGACCAAGRAGAAATA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TGCACTGATTTGAAGAATACTACTAATAATAACAGTAGTAATACAAGTAGTACGACAGAGGGAGAAGAACTAAAAAACT</text:p>
          </table:table-cell>
        </table:table-row>
        <table:table-row table:style-name="ro1">
          <table:table-cell office:value-type="string" calcext:value-type="string">
            <text:p>TTAAATTGCACTGACC---AGAACGTTACTAATACCAATAATAGTAGCGTGGGA---AACATGGAGAAAGGAGAAATAAAAAACT</text:p>
          </table:table-cell>
        </table:table-row>
        <table:table-row table:style-name="ro1">
          <table:table-cell office:value-type="string" calcext:value-type="string">
            <text:p>TGCACTAATTTGAATAATTTGACTACTAGTACCAATAATAGTAGCCTGGGAAAG---ATGGAGAGTGGAGAAATAAAAAATT</text:p>
          </table:table-cell>
        </table:table-row>
        <table:table-row table:style-name="ro1">
          <table:table-cell office:value-type="string" calcext:value-type="string">
            <text:p>TGTGTGAAATTAACCCCACTCTGTGTCACCTTAAATTGCAT------------TGAAACTAATATCACAAGGAGT------------------------GCAGGAATGATGAATT</text:p>
          </table:table-cell>
        </table:table-row>
        <table:table-row table:style-name="ro1">
          <table:table-cell office:value-type="string" calcext:value-type="string">
            <text:p>AAAACAAATGCTACAAATACAAATACCACTAGTAATAATAGCAGTGATTTGGATCAGATGAGGAGAGAAATACAAAACT</text:p>
          </table:table-cell>
        </table:table-row>
        <table:table-row table:style-name="ro1">
          <table:table-cell office:value-type="string" calcext:value-type="string">
            <text:p>ACCCCACTCTGTGTCACCTTAAATTGCAC------------TGATACTAATACTAATAGAA-----CAGATAGTGATGGTGCAGGA-------ATGATGAACT</text:p>
          </table:table-cell>
        </table:table-row>
        <table:table-row table:style-name="ro1">
          <table:table-cell office:value-type="string" calcext:value-type="string">
            <text:p>GATTTGAAGAATAGTACTAGTAATAGTACTAGTAACCCTGATAATAGTACTGCTAATAGCATAGGAGAAATAAAAAACT</text:p>
          </table:table-cell>
        </table:table-row>
        <table:table-row table:style-name="ro1">
          <table:table-cell office:value-type="string" calcext:value-type="string">
            <text:p>GCAACTTTAAAAAATGATACCACTAATTCAACTACCACTAATGTAACACCAACACAGGCTACAGAAGAAATAAAAAACT</text:p>
          </table:table-cell>
        </table:table-row>
        <table:table-row table:style-name="ro1">
          <table:table-cell office:value-type="string" calcext:value-type="string">
            <text:p>CCACTCTGTGTCACTCTAAATTGCACTGATGCAAAGGTTAA---TCATACCTATAATAGTACT------------------ATAGGGGAAATAAAAAACT</text:p>
          </table:table-cell>
        </table:table-row>
        <table:table-row table:style-name="ro1">
          <table:table-cell office:value-type="string" calcext:value-type="string">
            <text:p>AGTAGTACTACTACTACTAGCCCTAGTGCTAGTACCACCAGTAGTGAGGGACTGATTGAGAAAGGAGAAATAAAAAGAT</text:p>
          </table:table-cell>
        </table:table-row>
        <table:table-row table:style-name="ro1">
          <table:table-cell office:value-type="string" calcext:value-type="string">
            <text:p>AATGTTACAACTGAGAATGCTACTAATACCAGTAATAGTAGTGATGGACTGATGATGGAAAAAGGAGAAATAAAAAACT</text:p>
          </table:table-cell>
        </table:table-row>
        <table:table-row table:style-name="ro1">
          <table:table-cell office:value-type="string" calcext:value-type="string">
            <text:p>TTGAGAGACAATACCACTAGTGAAAATTGCACAAATGTGAGAAACGATACTTATATCGCTAGTGGGGAAATGAAAAACT</text:p>
          </table:table-cell>
        </table:table-row>
        <table:table-row table:style-name="ro1">
          <table:table-cell office:value-type="string" calcext:value-type="string">
            <text:p>ACTATGGAGAATGATACTAAGATCGCTAATAGTAGC-----ACTACTAATGCCACTATTAGTGAGGGAAGTGACATGAAAAACT</text:p>
          </table:table-cell>
        </table:table-row>
        <table:table-row table:style-name="ro1">
          <table:table-cell office:value-type="string" calcext:value-type="string">
            <text:p>TCGAAGAATGCTACTAATACCACCACCAATACTACTACCTACCCCATAAACAGAGATATGCAGGGAGAAATAAAAAACT</text:p>
          </table:table-cell>
        </table:table-row>
        <table:table-row table:style-name="ro1">
          <table:table-cell office:value-type="string" calcext:value-type="string">
            <text:p>AATGATACTGATACCAATGTTACTACTTCCAATAGTAGTGGCTGGGAAATGAGGATGAAGACAGGAGAAATGAAAAACT</text:p>
          </table:table-cell>
        </table:table-row>
        <table:table-row table:style-name="ro1">
          <table:table-cell office:value-type="string" calcext:value-type="string">
            <text:p>ACTAGTAATGCTACTGGGTTAAATACTACTAGTAATACTAGCACTGTGTCACATAATAG-TAAGGATGAAATGAAAAACT</text:p>
          </table:table-cell>
        </table:table-row>
        <table:table-row table:style-name="ro1">
          <table:table-cell office:value-type="string" calcext:value-type="string">
            <text:p>AGCAATGGTACTAGTTGCAAKRGCARTAATRCTCAGKRCAATAGTACTGATTGGGGGGAGGGAGGAGAAATGAAAAACT</text:p>
          </table:table-cell>
        </table:table-row>
        <table:table-row table:style-name="ro1">
          <table:table-cell office:value-type="string" calcext:value-type="string">
            <text:p>GCCAATAGTACTGATGCCAATAGTACTAATGCCACTCATACAATGGGGACAGGAGATATGGCAAAAGATATGAGAAACT</text:p>
          </table:table-cell>
        </table:table-row>
        <table:table-row table:style-name="ro1">
          <table:table-cell office:value-type="string" calcext:value-type="string">
            <text:p>TTAAATTGCTCTAACATA---------ACTATCACCAATAACAATACTAGCAAAATTGACAATAACATGCGAGAACAAATAAAAAACT</text:p>
          </table:table-cell>
        </table:table-row>
        <table:table-row table:style-name="ro1">
          <table:table-cell office:value-type="string" calcext:value-type="string">
            <text:p>AATAAGTTAAATAAGTTAAATGTGAATGAGACTCATACCAATGAGACTTGGAAAGAAGT---------AGATAACGAAATAAAAAACT</text:p>
          </table:table-cell>
        </table:table-row>
        <table:table-row table:style-name="ro1">
          <table:table-cell office:value-type="string" calcext:value-type="string">
            <text:p>TGCACTGAGTTGAATGTTACTGGAACTAATGCTACTGAGACTAATASTAGCAA------------AATARCGAGAGAGGAAATGAT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TAAATTGCACTGATGTAAATTTGACTAGTGCCGATGTCCTTAAGAACAACTGGACAGT---------GAAGGGGGAAATGACAAACT</text:p>
          </table:table-cell>
        </table:table-row>
        <table:table-row table:style-name="ro1">
          <table:table-cell office:value-type="string" calcext:value-type="string">
            <text:p>TTAAGTTGTACTAAAGTTAATAGTACGAATAGTACTAGTACTAATAGTAGC------------ATAGAAGAGACAGAATATGTGAAGAACT</text:p>
          </table:table-cell>
        </table:table-row>
        <table:table-row table:style-name="ro1">
          <table:table-cell office:value-type="string" calcext:value-type="string">
            <text:p>GGCAAGAATGATACTAATATCACTAACGCTACTATTAGCCCTATCCTTAATAGTAGCGAGGGAAC---------------AGAAATAAAAAACT</text:p>
          </table:table-cell>
        </table:table-row>
        <table:table-row table:style-name="ro1">
          <table:table-cell office:value-type="string" calcext:value-type="string">
            <text:p>AATAAGACTAATTCAAAGAATGATACTAATACCAATAATAGTAGCAGGGAA---AAAATGGAGGGAGGAGAAATGAAAAACT</text:p>
          </table:table-cell>
        </table:table-row>
        <table:table-row table:style-name="ro1">
          <table:table-cell office:value-type="string" calcext:value-type="string">
            <text:p>GATGTGAATACCACTAATAGTACTACTACCACTAGTAATGGTTGGACAGGAGAAATAAGGAAAGGAGAAATAAAAAACT</text:p>
          </table:table-cell>
        </table:table-row>
        <table:table-row table:style-name="ro1">
          <table:table-cell office:value-type="string" calcext:value-type="string">
            <text:p>GCAAAGAACAGTACTGGGAATGGTACTGTGACCAATGAGACAAGTACCACTAATAATACGTGGGAAGAAATGAAAAACT</text:p>
          </table:table-cell>
        </table:table-row>
        <table:table-row table:style-name="ro1">
          <table:table-cell office:value-type="string" calcext:value-type="string">
            <text:p>ACTTTAAATTGCACTGATTTGAAGAATAATGCTACTACTAATAACAGTAGT---------ATAAAGGGGGGAGGAGAACTG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TTGAATATCACAAGTGGTAGTGGTACCAATAGTGATGGTAGGGGGGGAAAGGTGGATCCAGGAGAGATGAAAAACT</text:p>
          </table:table-cell>
        </table:table-row>
        <table:table-row table:style-name="ro1">
          <table:table-cell office:value-type="string" calcext:value-type="string">
            <text:p>TTAAATTGCACTGATGCTAAGGTGAATGGTACTAAAATGAATGTTACTAATAA---------TGTAGAAAAAGGAGAAGTAAAAAACT</text:p>
          </table:table-cell>
        </table:table-row>
        <table:table-row table:style-name="ro1">
          <table:table-cell office:value-type="string" calcext:value-type="string">
            <text:p>ACCACTAGTGCCAATAACGCTAGTGCCACTAACAGTAGTAGTAGCGGGGAATTAATGGAGCCAGGAGAAATAAAAAACT</text:p>
          </table:table-cell>
        </table:table-row>
        <table:table-row table:style-name="ro1">
          <table:table-cell office:value-type="string" calcext:value-type="string">
            <text:p>AACTGCACTGACATGACTGACCCTGATGCCACTGATACCAATATTAGTGACAGG---------ATGGAAAAAGGGGAGATGAAAAACT</text:p>
          </table:table-cell>
        </table:table-row>
        <table:table-row table:style-name="ro1">
          <table:table-cell office:value-type="string" calcext:value-type="string">
            <text:p>AATTGCACTGATTTGAGAAATGCTACTAATACCACTAGTAGTAGCGGGGAAACG---ATGGAGGGAGGAGAAATGAAAAATT</text:p>
          </table:table-cell>
        </table:table-row>
        <table:table-row table:style-name="ro1">
          <table:table-cell office:value-type="string" calcext:value-type="string">
            <text:p>GTCAATGCTACTAATACCACTACTACTACTCCCAGTAGTACTGGCTTGAGAGAGATA---GAACAAGGAGAAATAAAAAACT</text:p>
          </table:table-cell>
        </table:table-row>
        <table:table-row table:style-name="ro1">
          <table:table-cell office:value-type="string" calcext:value-type="string">
            <text:p>AATGCTACTAATGGGGGGAATACTACTAACACCACTAGTAGTAGCGGG---GTAAGAATGGAGCCAGGAGAAATA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AGATAGTGATAATGCAGGAATGAT---------------------GAATT</text:p>
          </table:table-cell>
        </table:table-row>
        <table:table-row table:style-name="ro1">
          <table:table-cell office:value-type="string" calcext:value-type="string">
            <text:p>AGTTGTAAGGAGAAGAGCACTAATTGCAGTACAAGCACTACCAGTTACAATAGTACGGAGAGGGAAAAAATAAGAAACT</text:p>
          </table:table-cell>
        </table:table-row>
        <table:table-row table:style-name="ro1">
          <table:table-cell office:value-type="string" calcext:value-type="string">
            <text:p>ACTAATAGTAGTGCTAGTAATAGCACTAATAGTAGTTGTAATGGACAGGAGGGGACATTGAAGGGAGAAATGAAAAACT</text:p>
          </table:table-cell>
        </table:table-row>
        <table:table-row table:style-name="ro1">
          <table:table-cell office:value-type="string" calcext:value-type="string">
            <text:p>AGGAATGGTACTACCAGCAATARTACTAATAGCARTAGTAATAGCTGGGAAAAGATA---GACAAAGGAGAAATRAAAAACT</text:p>
          </table:table-cell>
        </table:table-row>
        <table:table-row table:style-name="ro1">
          <table:table-cell office:value-type="string" calcext:value-type="string">
            <text:p>GATTTGAAGAATAATACCACTGGGAGGAATAATGCCCTGGGGGGAATARTACCAATGGGGGAAGGAGAA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TAAATTGCTCTGACT---GGATTGGTAATAAGACCACTAATAGTAGCCTGGAAAAG---ATGGGGAGGGAAGAAATAAAAAACT</text:p>
          </table:table-cell>
        </table:table-row>
        <table:table-row table:style-name="ro1">
          <table:table-cell office:value-type="string" calcext:value-type="string">
            <text:p>GATGT---GAATGATACTAAGGCCAATAGTAATACTACTGGGAGTAGCTGGGACATGCCGGGGGGAGGAGAAATGACAAATT</text:p>
          </table:table-cell>
        </table:table-row>
        <table:table-row table:style-name="ro1">
          <table:table-cell office:value-type="string" calcext:value-type="string">
            <text:p>TTAAACTGCACTGATGTGAGAAATGATACTGCTCGTAATAGTAGCTGGGGAGG------GATGGAGAAAGGAGAAATAAAAAACT</text:p>
          </table:table-cell>
        </table:table-row>
        <table:table-row table:style-name="ro1">
          <table:table-cell office:value-type="string" calcext:value-type="string">
            <text:p>GATTATTTGGGGAATGTTACTAATACTAATACCACTAGTAGTAGCGGGGGAACG---ATGGAGAAAGGAGAAATAAAAGAAT</text:p>
          </table:table-cell>
        </table:table-row>
        <table:table-row table:style-name="ro1">
          <table:table-cell office:value-type="string" calcext:value-type="string">
            <text:p>GTGAATACTACTAATAATAATACTACTAAGACTACTAATACTAGTTGGGGGCAGATGGAGCCAGGAGAAATAAAAAACT</text:p>
          </table:table-cell>
        </table:table-row>
        <table:table-row table:style-name="ro1">
          <table:table-cell office:value-type="string" calcext:value-type="string">
            <text:p>CATTGCACTAATTATACTTGGGAGAATGCCACTCATAAGAATAGTAGTCTCGATGA---------GGAGCCGGGAGAAATAAAAAATT</text:p>
          </table:table-cell>
        </table:table-row>
        <table:table-row table:style-name="ro1">
          <table:table-cell office:value-type="string" calcext:value-type="string">
            <text:p>TTAACCCCACTCTGTGTTACTTTAAATTGCACTAATGCGA------ATGTAACTATTAATAATAGT---------------------ACAGGAGAAGTAAAAAACT</text:p>
          </table:table-cell>
        </table:table-row>
        <table:table-row table:style-name="ro1">
          <table:table-cell office:value-type="string" calcext:value-type="string">
            <text:p>AATGTCACTGGTGCTAATGTTACCACAAATGTCACTGGTGCTAAAAGGGAACAG---ATGGACAAGGGAGAAATACAAAATT</text:p>
          </table:table-cell>
        </table:table-row>
        <table:table-row table:style-name="ro1">
          <table:table-cell office:value-type="string" calcext:value-type="string">
            <text:p>AATAATACTGGTAATAGTACCAATAGTACTAACGCCACTGTAAGTAGTTTGGAAAAAACAGTGGGAGAAATAAAAAACT</text:p>
          </table:table-cell>
        </table:table-row>
        <table:table-row table:style-name="ro1">
          <table:table-cell office:value-type="string" calcext:value-type="string">
            <text:p>CCACTTTGTGTTACTTTAAATTGCACTGATTATGGGGGAAATGGTACTAATATCACTAATAGTACT------------------------GAAATGAAAAATT</text:p>
          </table:table-cell>
        </table:table-row>
        <table:table-row table:style-name="ro1">
          <table:table-cell office:value-type="string" calcext:value-type="string">
            <text:p>AATGGTACTGTAAATTGCACTGATACTAACGCCAATAAAAGTAACTGGGGA---AAAATGGACACA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GCTAACAAAACTTTAAATTCTACTACTATCAATAATAGTAGTGGGGAA---CCAATGGAGGAAGGAGAGATAAAAAACT</text:p>
          </table:table-cell>
        </table:table-row>
        <table:table-row table:style-name="ro1">
          <table:table-cell office:value-type="string" calcext:value-type="string">
            <text:p>GTTACTGTTACCAATAATAATGGTAGTACTTCTATCAATGCTAGTATGGAAGGAGAAATGAAAGGAGAAATAAAAAACT</text:p>
          </table:table-cell>
        </table:table-row>
        <table:table-row table:style-name="ro1">
          <table:table-cell office:value-type="string" calcext:value-type="string">
            <text:p>AGGACTGCCAAGAGTAATATGACTTGCAATGGCACCAGACAAAACATTACGGGTACTATAGGGGAAGAAATG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ATTGCACTGATTTGAGAAATGCTACTAATACAACTAGTAGTAGCGGGAAA---ACAATGGAGGGAGGAGAAATAAAAAATT</text:p>
          </table:table-cell>
        </table:table-row>
        <table:table-row table:style-name="ro1">
          <table:table-cell office:value-type="string" calcext:value-type="string">
            <text:p>ACCACTGGGGTGGAAAATCGTACTTCCAATAATAGTACCACTAATAGTAGCAAAGGAAT---------GAGGGAAGAAATGAAAAACT</text:p>
          </table:table-cell>
        </table:table-row>
        <table:table-row table:style-name="ro1">
          <table:table-cell office:value-type="string" calcext:value-type="string">
            <text:p>ACCTTAAATTGCACTGATGAGGTGGCGAAGGGTAATTGGACCAATGCTACTTTGGGTA------------TGAAAGGAGAAATAAAAAATT</text:p>
          </table:table-cell>
        </table:table-row>
        <table:table-row table:style-name="ro1">
          <table:table-cell office:value-type="string" calcext:value-type="string">
            <text:p>ATGAATTGCACAGATGCAGAGACTAATGTTACTAAAAGTAATAGTAGTGATTTGGAGACC----------AAAGGAGAAATGAAAAACT</text:p>
          </table:table-cell>
        </table:table-row>
        <table:table-row table:style-name="ro1">
          <table:table-cell office:value-type="string" calcext:value-type="string">
            <text:p>ACTCATCCGAATGTCTCTAGTTCGAATGTCACTAATACCAATGATAGTCTTGGTAGGATGGC---------AGAAGAAATGAAAAACT</text:p>
          </table:table-cell>
        </table:table-row>
        <table:table-row table:style-name="ro1">
          <table:table-cell office:value-type="string" calcext:value-type="string">
            <text:p>AATAATGCTACCAGTAAGACTAATACCACCAATAATACTACCAGTAGTCCTGATATCGATAAAGATGCCATGAAAAGCT</text:p>
          </table:table-cell>
        </table:table-row>
        <table:table-row table:style-name="ro1">
          <table:table-cell office:value-type="string" calcext:value-type="string">
            <text:p>AATACTACTACCAGTAATAATAATACTAATAATACTACCAATGACTGGGAAAAGATGGAGCCGGGAGAAATAAAAAACT</text:p>
          </table:table-cell>
        </table:table-row>
        <table:table-row table:style-name="ro1">
          <table:table-cell office:value-type="string" calcext:value-type="string">
            <text:p>AATTGCACTAATT---ATAATTATAATAAGACTAATTATAATACAACTAAACTGGAGGAAGGAGGCACAGACATAAAAAATT</text:p>
          </table:table-cell>
        </table:table-row>
        <table:table-row table:style-name="ro1">
          <table:table-cell office:value-type="string" calcext:value-type="string">
            <text:p>AGGAATGATTTGAGGAATGCTACTAATAACGCTACTATTATTAACACCACTAGTAGCGATAGAGGAGAGATAAAAAACT</text:p>
          </table:table-cell>
        </table:table-row>
        <table:table-row table:style-name="ro1">
          <table:table-cell office:value-type="string" calcext:value-type="string">
            <text:p>AGTACTAATGACAGTCATAATAGCACTAATGGCAATTATAGTAATTGGGAAAGGATGGAGCCAGGAGAAATAAAAAAA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TGCACTGATGGTGCAAATTGCACTGATCCTAAAGCCAATAAAAATTGGGGAAA------AATGGACACAGGAGAAATA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TTGAAGAATGCTACTTTTAGGAGTAATACAACCACTAATAGTAGCTGGGAAAAGATGGAAAAAGGAGAAATAAAAAACT</text:p>
          </table:table-cell>
        </table:table-row>
        <table:table-row table:style-name="ro1">
          <table:table-cell office:value-type="string" calcext:value-type="string">
            <text:p>AATATTACTATTACTAATGGCACTAATGCTACTAGTGGCAATAGCACTTTGGGAAGTATGAAAGAAGAGATGAAAAACT</text:p>
          </table:table-cell>
        </table:table-row>
        <table:table-row table:style-name="ro1">
          <table:table-cell office:value-type="string" calcext:value-type="string">
            <text:p>GGAAAGACTACTATTACTCCTAGTACTGCTACTGCTAGTGCTAATGGGACTAGTAGTAGTTGGGA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GGAGGGATAACGCTATTACTACTCCTGCTACCACTAGTAGTAGCGTGGGAACGCTAGAGGGAGGAGAAATAAAAAACT</text:p>
          </table:table-cell>
        </table:table-row>
        <table:table-row table:style-name="ro1">
          <table:table-cell office:value-type="string" calcext:value-type="string">
            <text:p>GATTATAATGGGAATCAAACTCAAAATGGGACTAAACATAATAATACCAGAGGG---------ATGAAAAAAGGGGAAATGAAAAGCT</text:p>
          </table:table-cell>
        </table:table-row>
        <table:table-row table:style-name="ro1">
          <table:table-cell office:value-type="string" calcext:value-type="string">
            <text:p>ACTAATAACACCACTACCCCCGCTAATAGTACCACTACTAGTGGCATAGAAACAATGGAGAACGGAGAAATAAAAAATT</text:p>
          </table:table-cell>
        </table:table-row>
        <table:table-row table:style-name="ro1">
          <table:table-cell office:value-type="string" calcext:value-type="string">
            <text:p>AATAATGATACTCAGTCCACTAGTAATAATACTCAGCCCACTAGTAGCGGGGTCAAAGAGGAAGGAGAAATA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GTGCAGGAATGAT---------------------GAATT</text:p>
          </table:table-cell>
        </table:table-row>
        <table:table-row table:style-name="ro1">
          <table:table-cell office:value-type="string" calcext:value-type="string">
            <text:p>GTTAATGCCACTAATGATGGGAAAGGAAAATTAACTACTGGTAATGTCACTAATGATGGGAAAGAAGACTTAAGAAACT</text:p>
          </table:table-cell>
        </table:table-row>
        <table:table-row table:style-name="ro1">
          <table:table-cell office:value-type="string" calcext:value-type="string">
            <text:p>AGTAATTATAATGATAGTAAAGTGAACAATGCCACTAATAGTAATGGGACAGTGGTA---GGGGAAACAGAAGTAAAAAACT</text:p>
          </table:table-cell>
        </table:table-row>
        <table:table-row table:style-name="ro1">
          <table:table-cell office:value-type="string" calcext:value-type="string">
            <text:p>AATTTGAATACTACTAATACCAGTAATACTACCAGTAGTAACAACAGTAGTCTGACAGGGGGAGAAGAAATGAAAAACT</text:p>
          </table:table-cell>
        </table:table-row>
        <table:table-row table:style-name="ro1">
          <table:table-cell office:value-type="string" calcext:value-type="string">
            <text:p>GGCACTAC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TAAATTGCACCAATTT---GAATACTACTAATACCAATAATAGTAATGTGGAA---AACATGGAGAGAGGAGAAATGAAAAACT</text:p>
          </table:table-cell>
        </table:table-row>
        <table:table-row table:style-name="ro1">
          <table:table-cell office:value-type="string" calcext:value-type="string">
            <text:p>GTCAATTTAAGTTGCAGTAATT---------ATACTGTTACCACTAATAGTAGTATAGACCCAGACAT---GAATAGAGAAATAAAAAACT</text:p>
          </table:table-cell>
        </table:table-row>
        <table:table-row table:style-name="ro1">
          <table:table-cell office:value-type="string" calcext:value-type="string">
            <text:p>GTTACTTTAAGTTGCACTGATAATCTGAATAGTACTAATACCA------------CAGAGAAAACAATGGAACCGGGAGAAATAAAAAATT</text:p>
          </table:table-cell>
        </table:table-row>
        <table:table-row table:style-name="ro1">
          <table:table-cell office:value-type="string" calcext:value-type="string">
            <text:p>ATGGATTATAAAAAGAATAATACTAATACCACTAGTAGCAATAATACTAGTGAGAGTTGGGGAGAAGAAATGAAAAACT</text:p>
          </table:table-cell>
        </table:table-row>
        <table:table-row table:style-name="ro1">
          <table:table-cell office:value-type="string" calcext:value-type="string">
            <text:p>GTTACTTTAAATTGCACTGATTATTGGGGGAATGCTACTAATGCCAAT--------TTGGAGAACGCCACT-------AGTAATATGAAAAACT</text:p>
          </table:table-cell>
        </table:table-row>
        <table:table-row table:style-name="ro1">
          <table:table-cell office:value-type="string" calcext:value-type="string">
            <text:p>AATGGTACTAATACCACTAGCGGTGCTAATGCCACTAGTGGTAGCGGGAAAATAATGGAGGAAGGAGAAATGAAAAACT</text:p>
          </table:table-cell>
        </table:table-row>
        <table:table-row table:style-name="ro1">
          <table:table-cell office:value-type="string" calcext:value-type="string">
            <text:p>AATAGCACTAATTCCAATAGTTCCAGCAATGCCAGTTTGGGTTATATAGAGAAAGAGATGGAGGGAGAAATAAAAAACT</text:p>
          </table:table-cell>
        </table:table-row>
        <table:table-row table:style-name="ro1">
          <table:table-cell office:value-type="string" calcext:value-type="string">
            <text:p>CCACTCTGTGTTACTCTAAATTGCAGTGATGTA---------ACTTGCAATAATAGTAGTTGTGA------------TGGGAAGGAACAAATGACAAACT</text:p>
          </table:table-cell>
        </table:table-row>
        <table:table-row table:style-name="ro1">
          <table:table-cell office:value-type="string" calcext:value-type="string">
            <text:p>ACTGA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ACAGTACTAATACCACTGATACCACTCCTAGTATCACTCCTAGCAGTCTGAAAATAGAAAAAGGAGAAATAAAAAACT</text:p>
          </table:table-cell>
        </table:table-row>
        <table:table-row table:style-name="ro1">
          <table:table-cell office:value-type="string" calcext:value-type="string">
            <text:p>TGTGTTACTTTAAACTGCACTGATTTGAGGAATGCTACTAATACCAGTAGT---------------ACAATGGAGGGAGGAGAAATAAAAAACT</text:p>
          </table:table-cell>
        </table:table-row>
        <table:table-row table:style-name="ro1">
          <table:table-cell office:value-type="string" calcext:value-type="string">
            <text:p>TTAAATTGCACTGATTTGAAGAATAATAGCACTGATTTGAATACTACTCTT-----AATGTCAAT----AGGGGAGAAATGGCAAACT</text:p>
          </table:table-cell>
        </table:table-row>
        <table:table-row table:style-name="ro1">
          <table:table-cell office:value-type="string" calcext:value-type="string">
            <text:p>TGCACTGATTGGAAGAATAGTACTAATACCACTGTTATTTATAATACCCCGGGGTTGAATAGATT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TCACTTTAAATTGTACTAATTGGAATAATGCTACTAATGGCAATA----TCACGGAAGA--------GATGATAGGAGAGATAAAAAACT</text:p>
          </table:table-cell>
        </table:table-row>
        <table:table-row table:style-name="ro1">
          <table:table-cell office:value-type="string" calcext:value-type="string">
            <text:p>TGTGTTACGTTAAATTGCACTAAGACCAATAATAGTACGAATGTTAATAAT---------------ACCATGGGGGGAGGAGAAATGAAAAACT</text:p>
          </table:table-cell>
        </table:table-row>
        <table:table-row table:style-name="ro1">
          <table:table-cell office:value-type="string" calcext:value-type="string">
            <text:p>ACGGTAAATAGCACTGGGAAGGTTACAGTCGATGGTAATAATACTAGTTGGGGAAATATGACGGA------AGAAGTAAGAAACT</text:p>
          </table:table-cell>
        </table:table-row>
        <table:table-row table:style-name="ro1">
          <table:table-cell office:value-type="string" calcext:value-type="string">
            <text:p>ACTACTAATAGTACTAGCAAAAATAGTAATAGCTATAATAGAACAGTGCCAAAAGAACTAGCAGGAGAAATAAAAAATT</text:p>
          </table:table-cell>
        </table:table-row>
        <table:table-row table:style-name="ro1">
          <table:table-cell office:value-type="string" calcext:value-type="string">
            <text:p>AATATCACTAGTAACAATACCAATACCACTAGTAACAAT-----ACTAATAATTTGGAAAGCTTAGGGGAACAAATGACAAACT</text:p>
          </table:table-cell>
        </table:table-row>
        <table:table-row table:style-name="ro1">
          <table:table-cell office:value-type="string" calcext:value-type="string">
            <text:p>AATACTACTTCTAGCAGTGATACCAGATATGGCAATAACAGTGGCTGGGAAATG---TTGGACAAAGGAGAAATAAAAAACT</text:p>
          </table:table-cell>
        </table:table-row>
        <table:table-row table:style-name="ro1">
          <table:table-cell office:value-type="string" calcext:value-type="string">
            <text:p>AGGAATGCTACTGGCACTAATACTACTAAAACCTATAATATTAGCGGGGAACTAATGGAAAAAGGAGAAATGAAAAACT</text:p>
          </table:table-cell>
        </table:table-row>
        <table:table-row table:style-name="ro1">
          <table:table-cell office:value-type="string" calcext:value-type="string">
            <text:p>GCTAATACCACTAATACTAATGCCAATAGTACTAATAACAGTAGCTTGGGAACAATGGAGAAAGGAGAAATAAAAAACT</text:p>
          </table:table-cell>
        </table:table-row>
        <table:table-row table:style-name="ro1">
          <table:table-cell office:value-type="string" calcext:value-type="string">
            <text:p>AATGTGACTGTTATTAGTACCAATAATGTTACTTATGCCAGTGGTGGTATCAGTAATATCAC---------GGAAAAAATGAAAAACT</text:p>
          </table:table-cell>
        </table:table-row>
        <table:table-row table:style-name="ro1">
          <table:table-cell office:value-type="string" calcext:value-type="string">
            <text:p>GATTGGAAGTATATTACTACTGCCAATATTACTAATACCACTAATACCACTAGTTGGGAAAAAGGGGAAATAAAAAGTT</text:p>
          </table:table-cell>
        </table:table-row>
        <table:table-row table:style-name="ro1">
          <table:table-cell office:value-type="string" calcext:value-type="string">
            <text:p>AATTGTAGTAATGTAAATACCACTGGTACTAATCTCACTAGTAGTAATGAGAG------GATGGAGGAAGGAGAAATGAAAAACT</text:p>
          </table:table-cell>
        </table:table-row>
        <table:table-row table:style-name="ro1">
          <table:table-cell office:value-type="string" calcext:value-type="string">
            <text:p>TGCACTAATGTTACTGACTCGAATATTAATGGTACCACTAATAGTAGT---------TTGAGACTGGAGGCAGGAGAAATG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TGGAGATGGAAAAAGGGGAGATGAAAAACT</text:p>
          </table:table-cell>
        </table:table-row>
        <table:table-row table:style-name="ro1">
          <table:table-cell office:value-type="string" calcext:value-type="string">
            <text:p>AATGATACTGATACCAATATTACTACTTCCAATAGTAGTAGCTGGGAAATGAGAATGAAGACAGGAGAAATGAAAAACT</text:p>
          </table:table-cell>
        </table:table-row>
        <table:table-row table:style-name="ro1">
          <table:table-cell office:value-type="string" calcext:value-type="string">
            <text:p>TGTGTTACTTTAAACTGCACTGATGATTTGAATAATGTTACTTATGTTAAT------------------ATCACTGAAAAAGGAGAAATAAAAAACT</text:p>
          </table:table-cell>
        </table:table-row>
        <table:table-row table:style-name="ro1">
          <table:table-cell office:value-type="string" calcext:value-type="string">
            <text:p>CTCTGTGTCACTCTAAATTGCACCAGTTTGAACAACAATACTACTTACCCCATTAATAGT------------------ACAGAAGAAATGAAAAACT</text:p>
          </table:table-cell>
        </table:table-row>
        <table:table-row table:style-name="ro1">
          <table:table-cell office:value-type="string" calcext:value-type="string">
            <text:p>AATTGCACTGATGTGAATAATACCAATAGTACCAATGTGAATAGTAGTGACCAGATA---GAGGCGGGAGAAATAAAAAACT</text:p>
          </table:table-cell>
        </table:table-row>
        <table:table-row table:style-name="ro1">
          <table:table-cell office:value-type="string" calcext:value-type="string">
            <text:p>GAGAATGATAAGAATACCACTAGTCCCCCTACTACTCCTACTACTACAAAAGGAATAAATACAGAAGGACTGAAAAATT</text:p>
          </table:table-cell>
        </table:table-row>
        <table:table-row table:style-name="ro1">
          <table:table-cell office:value-type="string" calcext:value-type="string">
            <text:p>AATGTTACTTGTACCAATGATACTTCTACCAATAATGTTACTTGTGACAATAGTACGATGAAAGGAGAAATAAAAAACT</text:p>
          </table:table-cell>
        </table:table-row>
        <table:table-row table:style-name="ro1">
          <table:table-cell office:value-type="string" calcext:value-type="string">
            <text:p>AAGTGCAGTGAC---GCGAATGGCACTAATACCAATATTAGTAGCAGGGAACTGAAGATGGAAAAAGGGGAGATGAAAAACT</text:p>
          </table:table-cell>
        </table:table-row>
        <table:table-row table:style-name="ro1">
          <table:table-cell office:value-type="string" calcext:value-type="string">
            <text:p>GGGAAGAATACTACCACCAATAGTACTAATACCTGTAATAGTAGCATGGAA---GAAACGGGGGAAGGCGGAATGAAAAACT</text:p>
          </table:table-cell>
        </table:table-row>
        <table:table-row table:style-name="ro1">
          <table:table-cell office:value-type="string" calcext:value-type="string">
            <text:p>ACTAAGGCCAATAATAGTAATATTACTAGTACCAAGAATAGTAGTGGGGGAATG---GAGGAGGAAGGAGTAATG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ATTGCACTAATTATATTTGGAAGAATGCCACTCATAAGAATAGTAGTCTCAAATG---------GGAGACGGGAGAAATAAAAAAT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ATCAATACCACCACGGGGACAAATACCACTGTCGCTGGCAATACTAGTGGTACAATAA---ATGAAGGGATAATGACAAACT</text:p>
          </table:table-cell>
        </table:table-row>
        <table:table-row table:style-name="ro1">
          <table:table-cell office:value-type="string" calcext:value-type="string">
            <text:p>AATTGCACTAAGTTGAACAATGTTACTTATAGCAATAATAGTATGGGGGGACAG---GGGGAGAAAGAAGAAATGACAAACT</text:p>
          </table:table-cell>
        </table:table-row>
        <table:table-row table:style-name="ro1">
          <table:table-cell office:value-type="string" calcext:value-type="string">
            <text:p>TGCAGTAATTTAAATAATAGTACAAATATCACTAGTAGTGATCAAGGTAATTTGGATATGAGGGAG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GGTACAAATGGTACAGATAGTACTACTGCAAGTAATAGTAGCGTGGGAAAG---CTGGAAAACTTAAAAATGAAAAACT</text:p>
          </table:table-cell>
        </table:table-row>
        <table:table-row table:style-name="ro1">
          <table:table-cell office:value-type="string" calcext:value-type="string">
            <text:p>ATCAATAGTACTGCCACTAATGCCACTAGTAATGCCACTGCCAACCCTAGTATGGATGGAAAAGAAGAAATGAAAAACT</text:p>
          </table:table-cell>
        </table:table-row>
        <table:table-row table:style-name="ro1">
          <table:table-cell office:value-type="string" calcext:value-type="string">
            <text:p>ACTGAT---ATGAATGTTACCAAGAGCAATGGTAGTGATAGTAGTAACATAGATTTAATGGAGCAAGGAGAAGTAAAAAACT</text:p>
          </table:table-cell>
        </table:table-row>
        <table:table-row table:style-name="ro1">
          <table:table-cell office:value-type="string" calcext:value-type="string">
            <text:p>AGTGATGTAAGGAATGATACTACTACTAATACCAATAGTAGCTGGGGAAATAAAATGGAGAGAGGAGAAATGAAAAATT</text:p>
          </table:table-cell>
        </table:table-row>
        <table:table-row table:style-name="ro1">
          <table:table-cell office:value-type="string" calcext:value-type="string">
            <text:p>TTAAATTGCACTGATTGGAAGTCTAATAACACTAATACCACTCAAGGTTTGGAAAATAT---------GAATGGACAAATAAAAAACT</text:p>
          </table:table-cell>
        </table:table-row>
        <table:table-row table:style-name="ro1">
          <table:table-cell office:value-type="string" calcext:value-type="string">
            <text:p>GGGAATCATACTGATTGGAAGAAGCAGAATCAGAATGATAGTAGTTGGAAAAAG---ATGGAAAAAGGGGAAATAAAAAACT</text:p>
          </table:table-cell>
        </table:table-row>
        <table:table-row table:style-name="ro1">
          <table:table-cell office:value-type="string" calcext:value-type="string">
            <text:p>GCAAAGAGAAATGATACTACTAATAGTACAGAGATCAATAGCAATAGTAGTATAGGGGAAGAAATGGAGATGAAAAACT</text:p>
          </table:table-cell>
        </table:table-row>
        <table:table-row table:style-name="ro1">
          <table:table-cell office:value-type="string" calcext:value-type="string">
            <text:p>AATAGTAGTAGTGTGAGCAATAGTACTAGTGCCACTAACAGTAGTGGGGTGACCAATACTACTAAAGAAATGAAAAAAT</text:p>
          </table:table-cell>
        </table:table-row>
        <table:table-row table:style-name="ro1">
          <table:table-cell office:value-type="string" calcext:value-type="string">
            <text:p>AAAAATAATACTAACAATAGTACTAGTAGTAACAATAGTAGTTCCGAGGGAGGGATA---GACATAGGAGAAATAAAAAACT</text:p>
          </table:table-cell>
        </table:table-row>
        <table:table-row table:style-name="ro1">
          <table:table-cell office:value-type="string" calcext:value-type="string">
            <text:p>ACTAGTTCTAATATAGCTAGTAATRTGACTAGTTCTAGTAATAGTACAGGGGGAGGGATA------AAAGAAGAAATGAAAAACT</text:p>
          </table:table-cell>
        </table:table-row>
        <table:table-row table:style-name="ro1">
          <table:table-cell office:value-type="string" calcext:value-type="string">
            <text:p>ACTAAGAATGCTACTAATACCAATTATAGTAATACTAATAGTAGTTGGGGAACAATAA---AGGAAGGAGAAGTAAAAAACT</text:p>
          </table:table-cell>
        </table:table-row>
        <table:table-row table:style-name="ro1">
          <table:table-cell office:value-type="string" calcext:value-type="string">
            <text:p>ACTAACTT---GAATGATACTAATATCAGTAGTAGTAATGTTAGTACCCATAATAGTAGTGG-CATAGGAGAAATGAAAAATT</text:p>
          </table:table-cell>
        </table:table-row>
        <table:table-row table:style-name="ro1">
          <table:table-cell office:value-type="string" calcext:value-type="string">
            <text:p>ACTACTAATAACAGCACTGGTGGGAAGAACCCTATTGCTAATGCCACAGAGATAGATGGAAGAAGAGAGATGACAAACT</text:p>
          </table:table-cell>
        </table:table-row>
        <table:table-row table:style-name="ro1">
          <table:table-cell office:value-type="string" calcext:value-type="string">
            <text:p>GGTAATGATACTAGTATCAATAGCACTACTACTACCAACAGTAGTGATTTGAAAATGATAAGGGAAGACATGAAAAACT</text:p>
          </table:table-cell>
        </table:table-row>
        <table:table-row table:style-name="ro1">
          <table:table-cell office:value-type="string" calcext:value-type="string">
            <text:p>TTAGACTGCACTGATGACTTGAGGAATGATACTAATAATAGTACTGCTAAC---------ATAGTGGAGAAAGGAGAAATAAAAAATT</text:p>
          </table:table-cell>
        </table:table-row>
        <table:table-row table:style-name="ro1">
          <table:table-cell office:value-type="string" calcext:value-type="string">
            <text:p>GTTACTTTAAATTGCACTRACCCAAARATTAATAARACTRATAATRGTACC--CCACTGAATGATACTGGTG----------TAAAAAACT</text:p>
          </table:table-cell>
        </table:table-row>
        <table:table-row table:style-name="ro1">
          <table:table-cell office:value-type="string" calcext:value-type="string">
            <text:p>ACTAACAGTAGTACGACAGAGGGGAATGCTACTACTACTAATAACAGTAGTACGATAGAGAGAGGAGAAATAAAAAACT</text:p>
          </table:table-cell>
        </table:table-row>
        <table:table-row table:style-name="ro1">
          <table:table-cell office:value-type="string" calcext:value-type="string">
            <text:p>AGTACAAAAACTAACAGTACAACTAACAGTACTGATCCTAACAATAGTAACTTGGGGAT---------AGAGGGAGAAATAAAAAACT</text:p>
          </table:table-cell>
        </table:table-row>
        <table:table-row table:style-name="ro1">
          <table:table-cell office:value-type="string" calcext:value-type="string">
            <text:p>AATAATACCAATAATACTACCGCTAATACTACTGATACTGATGAAATGAATGAAGAAATGAAGAGGTGTGTACTGATTT</text:p>
          </table:table-cell>
        </table:table-row>
        <table:table-row table:style-name="ro1">
          <table:table-cell office:value-type="string" calcext:value-type="string">
            <text:p>AATTGCACTGATTTGGAAAATAGAACTAATAGTGGTAATAATACC-----ACTGATGGTAGCTGGGAAGGAGAAATGAAAAATT</text:p>
          </table:table-cell>
        </table:table-row>
        <table:table-row table:style-name="ro1">
          <table:table-cell office:value-type="string" calcext:value-type="string">
            <text:p>AATAATGGTACCACTAATAGTAACACTAATGATACCACTAATAATAGTACCACTATGGAGGGAGGAGAAATGAAGAACT</text:p>
          </table:table-cell>
        </table:table-row>
        <table:table-row table:style-name="ro1">
          <table:table-cell office:value-type="string" calcext:value-type="string">
            <text:p>ACTGCTCCGAATGTTACCAATACCAATAATAGTACTAATACCAATAATAGTAGT------------TTGGACGAAGGAGAAATGAAAAACT</text:p>
          </table:table-cell>
        </table:table-row>
        <table:table-row table:style-name="ro1">
          <table:table-cell office:value-type="string" calcext:value-type="string">
            <text:p>AATTGCACTGATCTGAGGAGTGCTACTAGTATCACGAATAGTAGCGAGAGAACG---ATGGAGGGGGGAGAAATAAAAAATT</text:p>
          </table:table-cell>
        </table:table-row>
        <table:table-row table:style-name="ro1">
          <table:table-cell office:value-type="string" calcext:value-type="string">
            <text:p>GCTTTAACTTGCACTGATTT---GAATACTACTAATACCAATACTACCAGTAG------TACGACAGAGGGAGGAGAAATAAAAAACT</text:p>
          </table:table-cell>
        </table:table-row>
        <table:table-row table:style-name="ro1">
          <table:table-cell office:value-type="string" calcext:value-type="string">
            <text:p>TGCACTGAGTTGAATGATACTAATACTACTGCCACTAATAGTAGCGGGAGAGTGATA---GAGGACAAAGAGATAAAAAACT</text:p>
          </table:table-cell>
        </table:table-row>
        <table:table-row table:style-name="ro1">
          <table:table-cell office:value-type="string" calcext:value-type="string">
            <text:p>CCACTCTGTGTTACTTTAAACTGCACTGATGCTAAGACCAATAATAGTAATAACAGTAGTAGT---------------------ATAGAAATGAAAAACT</text:p>
          </table:table-cell>
        </table:table-row>
        <table:table-row table:style-name="ro1">
          <table:table-cell office:value-type="string" calcext:value-type="string">
            <text:p>GTAAAGAGGAATGCTAATATGACTTGTTGGGAAAATGGAACAAATCTGCTGAATAATATTACCAGGGACATGAAAAACT</text:p>
          </table:table-cell>
        </table:table-row>
        <table:table-row table:style-name="ro1">
          <table:table-cell office:value-type="string" calcext:value-type="string">
            <text:p>TGCATTAA---GGTGAATACTACTGGTACCAATAGAACTGGTACCTATAATACTAGTCACAATTGGGAAGAAATGAAAAATT</text:p>
          </table:table-cell>
        </table:table-row>
        <table:table-row table:style-name="ro1">
          <table:table-cell office:value-type="string" calcext:value-type="string">
            <text:p>AATTGTAGTAATTTGAGGAATGAAACTAATACCACTAGTAGTAGTGGGAAAATG---GGGGAGGAAGGAGGAATGAAAAACT</text:p>
          </table:table-cell>
        </table:table-row>
        <table:table-row table:style-name="ro1">
          <table:table-cell office:value-type="string" calcext:value-type="string">
            <text:p>TTACATTGCACTAATGCCAATGACACTAAGACTACTAATGCCACTGGC------ACTATTACAGAGCCAGGAGAACTGAAAAACT</text:p>
          </table:table-cell>
        </table:table-row>
        <table:table-row table:style-name="ro1">
          <table:table-cell office:value-type="string" calcext:value-type="string">
            <text:p>AATACTACTACCACTAGTAATGAGACCACTCCTAATGCCAATACCACTGAAAAGATAGCCAGAGAAGAAATGAAAAACT</text:p>
          </table:table-cell>
        </table:table-row>
        <table:table-row table:style-name="ro1">
          <table:table-cell office:value-type="string" calcext:value-type="string">
            <text:p>GCTAATGTCAGTACTAATACTAATAGCACCAATGCTAATAGCACCGGAGAACTGGAGGAGCCAGGAGCAATAAAAAACT</text:p>
          </table:table-cell>
        </table:table-row>
        <table:table-row table:style-name="ro1">
          <table:table-cell office:value-type="string" calcext:value-type="string">
            <text:p>AGTAATGTCACTAGTAGTGCTAATAGCACTAGCACTAATAATACCACCAGTGATATCAAGGACGGAGGAATGAAAAACT</text:p>
          </table:table-cell>
        </table:table-row>
        <table:table-row table:style-name="ro1">
          <table:table-cell office:value-type="string" calcext:value-type="string">
            <text:p>ACGGATGTTGCTAAGGCCAGTCAGACTAATGCCAGTCAGACTACCAGTAGAATG---ATGGAGAAC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ATAAGTTAAATAAGTTAAATGTGAATGAGACTCATACCAATGAGACTTGGAAAGAAGT---------AGATAACGAAATAAAAAACT</text:p>
          </table:table-cell>
        </table:table-row>
        <table:table-row table:style-name="ro1">
          <table:table-cell office:value-type="string" calcext:value-type="string">
            <text:p>GTTACTAGTAGTGCTAGTAATAGTCCAAATAACAATAGTAGTAGTGAATTAAGGATGGAGAAAGGAGAAT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ATTGCACTGATTTGAAGAATGATACTAATACCAATAGTAGTAGCGGGGAAATG---AAGGAGAAAGGAGAAATGAAAAACT</text:p>
          </table:table-cell>
        </table:table-row>
        <table:table-row table:style-name="ro1">
          <table:table-cell office:value-type="string" calcext:value-type="string">
            <text:p>GTGACTTTAAATTGCAGTGATTATAAGAACAATAGCACTACTACAGCTAATACC------------ACTATGGAAGGAGAGATGAAAAATT</text:p>
          </table:table-cell>
        </table:table-row>
        <table:table-row table:style-name="ro1">
          <table:table-cell office:value-type="string" calcext:value-type="string">
            <text:p>AATTGCACTGATTTGAACAATACTACTAAAACCAGTAATAATA-CAGGAGAA--GCAGGAGAGGGAGTAGAAATGAAAAACT</text:p>
          </table:table-cell>
        </table:table-row>
        <table:table-row table:style-name="ro1">
          <table:table-cell office:value-type="string" calcext:value-type="string">
            <text:p>GTGAGCAAGAATGACACTCAGAATGTCACTCGTAGTAATGTCACCCATAATAGTGAAGAACCTCCAGAAATG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CCACTCTGCGTTACTCTAAATTGCACTGATTGGAAAGGAAATCACACTGTTAATAATACTATC---------------------ACTGATATGAAAAACT</text:p>
          </table:table-cell>
        </table:table-row>
        <table:table-row table:style-name="ro1">
          <table:table-cell office:value-type="string" calcext:value-type="string">
            <text:p>GATTTGAAAAATACTACTAATAATACTAATACCAATAATAGTAGATGGGGAATG---ATGGAGCAAGGAGAAATAAAAAACT</text:p>
          </table:table-cell>
        </table:table-row>
        <table:table-row table:style-name="ro1">
          <table:table-cell office:value-type="string" calcext:value-type="string">
            <text:p>TTCTGTGTTACTTTAAACTGTTCTAATGCAAA---------TGTGACCAACAACAGTAGTGTGGGA---------GAGAGGGATGAAATAAAAAACT</text:p>
          </table:table-cell>
        </table:table-row>
        <table:table-row table:style-name="ro1">
          <table:table-cell office:value-type="string" calcext:value-type="string">
            <text:p>AAAGGGAATACTACTGCTCCAAAGAATGCTACTAATACCAATAGTAGTAGTTGGGAAAT---------GGAGGGAGAAATAAAAAACT</text:p>
          </table:table-cell>
        </table:table-row>
        <table:table-row table:style-name="ro1">
          <table:table-cell office:value-type="string" calcext:value-type="string">
            <text:p>CTCTGTGTTACCTTAAATTGCACTGATTATGACAAAAATGTGACTAGTAACTATACT------------------GAGAAAGGAGAAATAAAAAACT</text:p>
          </table:table-cell>
        </table:table-row>
        <table:table-row table:style-name="ro1">
          <table:table-cell office:value-type="string" calcext:value-type="string">
            <text:p>TGCACTGATGAGTTGAAGAATGCTACTAATACCACTAGTGGTAGCTGGAAAAGG---ATGGAAAGAGGAGAAATAAAGAACT</text:p>
          </table:table-cell>
        </table:table-row>
        <table:table-row table:style-name="ro1">
          <table:table-cell office:value-type="string" calcext:value-type="string">
            <text:p>TGTGTTACTCTAAATTGCACTGATGCTGTAAAAAATAGTACCAGTACCAGAAATGA------------------AACGAATGGAGAACTAAAAAACT</text:p>
          </table:table-cell>
        </table:table-row>
        <table:table-row table:style-name="ro1">
          <table:table-cell office:value-type="string" calcext:value-type="string">
            <text:p>ACTTTAAATTGCACTGATTATCAGGGAAATACTAATGCTACTA-----------------ATGTCACAGAAGGGACTACCCCTGAGATGAAAAACT</text:p>
          </table:table-cell>
        </table:table-row>
        <table:table-row table:style-name="ro1">
          <table:table-cell office:value-type="string" calcext:value-type="string">
            <text:p>TTAAATTGTACTAATTC---GAATACTACTAAGACCAGTAGTAATACTAGTAG---TACAACAGAGGGAGGAGAAATGAAAAACT</text:p>
          </table:table-cell>
        </table:table-row>
        <table:table-row table:style-name="ro1">
          <table:table-cell office:value-type="string" calcext:value-type="string">
            <text:p>ACTAGTAATAATACCAGTAGTAGTAATACCAGTAGTAGTAATACCAGTAGTATAACAGGGGGAGGAGAAATGAAAAACT</text:p>
          </table:table-cell>
        </table:table-row>
        <table:table-row table:style-name="ro1">
          <table:table-cell office:value-type="string" calcext:value-type="string">
            <text:p>ACTGGACCCAATTGTACTTCTTTGACTGATCATAATAGTAATCTTACTTGGGGAATGGAGAAAGGAGAAATAAAAAATT</text:p>
          </table:table-cell>
        </table:table-row>
        <table:table-row table:style-name="ro1">
          <table:table-cell office:value-type="string" calcext:value-type="string">
            <text:p>GGGAAGAATACTACCACCAATAGTACTAATGCCTGTAATAGTAGCATGGAA---GTAACGGAGGAAAGCGAAATGAAAAACT</text:p>
          </table:table-cell>
        </table:table-row>
        <table:table-row table:style-name="ro1">
          <table:table-cell office:value-type="string" calcext:value-type="string">
            <text:p>GTCACTTTACATTGCACGAACTTAACTAATAGTAC---TACCACTAGTATTAGCCCGACAAT---------GAGTCCAGAAATAAA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AATGGTGTAGATTGCACTGATACTAACGCCAATAAAAGTAACTGGGGA---AAAATGGACACAGGAGAAATAAAAAACT</text:p>
          </table:table-cell>
        </table:table-row>
        <table:table-row table:style-name="ro1">
          <table:table-cell office:value-type="string" calcext:value-type="string">
            <text:p>ACTGATTCAGGGAATTGCACTGATTACAAGAATGCTAGTAGTCATGAGGAACAGATAGCGAGAGAAGAAATAAGAAACT</text:p>
          </table:table-cell>
        </table:table-row>
        <table:table-row table:style-name="ro1">
          <table:table-cell office:value-type="string" calcext:value-type="string">
            <text:p>TCAAAGTGCAATACCACTACTAATGCTACCAACACCAATAATCCTGCTCCCACAATGGAGACAGGAGAATTAAAAAACT</text:p>
          </table:table-cell>
        </table:table-row>
        <table:table-row table:style-name="ro1">
          <table:table-cell office:value-type="string" calcext:value-type="string">
            <text:p>AATGT---TAATGCTACCAATGCTAGTCAGTCAAATGGCACTTCTAATAGTAGTAGTGAGGAACCAAT------------TGATATGAAAAACT</text:p>
          </table:table-cell>
        </table:table-row>
        <table:table-row table:style-name="ro1">
          <table:table-cell office:value-type="string" calcext:value-type="string">
            <text:p>ACTGATGTTAATAGTACCAGTAGTAATGCTACTAATACCAATGACACGATGTTGATGGAGAAAGGAGAAATAAAAAATT</text:p>
          </table:table-cell>
        </table:table-row>
        <table:table-row table:style-name="ro1">
          <table:table-cell office:value-type="string" calcext:value-type="string">
            <text:p>AATTGCACTGATTTGGGGAATGCTACTAATACCACTAGTAGTAGCGGGAAAATG---ATGGAGATA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GATGTTAACACCACTAGTACTAACACCACTAGTACTAACACCACTAGCAGTGGCGAGATGGC------------AGGAGAAATAAAAAACT</text:p>
          </table:table-cell>
        </table:table-row>
        <table:table-row table:style-name="ro1">
          <table:table-cell office:value-type="string" calcext:value-type="string">
            <text:p>ACTAGTTTTAATTGTACTTCAAGTTGCACTAATTTGGGGAATGCTACTAATAACAGTGGTAATA------------------------CAGAACTAAAAAACT</text:p>
          </table:table-cell>
        </table:table-row>
        <table:table-row table:style-name="ro1">
          <table:table-cell office:value-type="string" calcext:value-type="string">
            <text:p>GATGGTATTATTGCAAAAAATGATAATAGTACTACTAATAGGACTTTTAAGGAAGGGATGAATAAAGAAATAAGAAACT</text:p>
          </table:table-cell>
        </table:table-row>
        <table:table-row table:style-name="ro1">
          <table:table-cell office:value-type="string" calcext:value-type="string">
            <text:p>GGTAATGGAACTGTGAAAAATGCTACTGATACTGTTAATAGAACTGTGGAAGGGACGAT---GAGGGGAGAAATAAAAAACT</text:p>
          </table:table-cell>
        </table:table-row>
        <table:table-row table:style-name="ro1">
          <table:table-cell office:value-type="string" calcext:value-type="string">
            <text:p>GATGTAACTAATGGGAATAGTACTAATGGTACTATTGTTAGTGGTGGTGGGAAAGCCATA------GAGGGAGAAATAAAAAATT</text:p>
          </table:table-cell>
        </table:table-row>
        <table:table-row table:style-name="ro1">
          <table:table-cell office:value-type="string" calcext:value-type="string">
            <text:p>ACCACTAATAGTAATGCCACTAATAATAATACCATTAGTACTATTGCCTCTACGATGGAACCAGTAGGAATAAAAAACT</text:p>
          </table:table-cell>
        </table:table-row>
        <table:table-row table:style-name="ro1">
          <table:table-cell office:value-type="string" calcext:value-type="string">
            <text:p>TCCCCAACTGGTGCTAATGTTACCACAAATGTCACTGGTGCTAAAGGGGAACAG---ATGGACAAGGGAGAAATACAAAATT</text:p>
          </table:table-cell>
        </table:table-row>
        <table:table-row table:style-name="ro1">
          <table:table-cell office:value-type="string" calcext:value-type="string">
            <text:p>AGGAATGATACTAATACCACTAGTACTAATACCACTAGTAGTAGCGGGGAAATAATAGAGAAAGGAGAAATAAAAAATT</text:p>
          </table:table-cell>
        </table:table-row>
        <table:table-row table:style-name="ro1">
          <table:table-cell office:value-type="string" calcext:value-type="string">
            <text:p>GGGACTTATAATGGGACTGCTACTAATAGTAGCACTAATAGTAGCTCTGATAGCAGTGGGGGGGAAGAAATGAAAAACT</text:p>
          </table:table-cell>
        </table:table-row>
        <table:table-row table:style-name="ro1">
          <table:table-cell office:value-type="string" calcext:value-type="string">
            <text:p>AGGAATGATACTAATACCACTGATACTAATACCACTAGTAGTAGCGGGGAAAAG---ATGGAGAAAGGAGAAATAAAACAAT</text:p>
          </table:table-cell>
        </table:table-row>
        <table:table-row table:style-name="ro1">
          <table:table-cell office:value-type="string" calcext:value-type="string">
            <text:p>ACTAGTAGTACTAATACCACTAATGGTACTAATCCCACTATTAGTGGCAGCAG------AATGGAAAAAGGAGAAATAAAAAACT</text:p>
          </table:table-cell>
        </table:table-row>
        <table:table-row table:style-name="ro1">
          <table:table-cell office:value-type="string" calcext:value-type="string">
            <text:p>TTGGGAAATACTAATAATACCAGTAATATTACCAGTAATGAAACCAGTAGTATGACAGAGGTAGGAGAAATAAAAAACT</text:p>
          </table:table-cell>
        </table:table-row>
        <table:table-row table:style-name="ro1">
          <table:table-cell office:value-type="string" calcext:value-type="string">
            <text:p>ACCAATTGTAGTAGTACCAATAGTACTAATAGTACCAATAATAGTAGTCGGGAAGACAT------GAAGGGAGAAATAAAAAAAT</text:p>
          </table:table-cell>
        </table:table-row>
        <table:table-row table:style-name="ro1">
          <table:table-cell office:value-type="string" calcext:value-type="string">
            <text:p>TTAAACTGCTCTGATTATGTGGGGAATGTTACTGGCAATGCTACTACTCACAATAATAGTAGCAGG---------------------GAAATAAAAAACT</text:p>
          </table:table-cell>
        </table:table-row>
        <table:table-row table:style-name="ro1">
          <table:table-cell office:value-type="string" calcext:value-type="string">
            <text:p>GTCACTTTAAATTGCACTGAGTTGAATAATAAC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GTTACTTTAAATTGCTCTGATTTGCAG------------GCCAATATTACTAATAATGGGACTGCAATGGAGCCGGGAGAAATAAAAAACT</text:p>
          </table:table-cell>
        </table:table-row>
        <table:table-row table:style-name="ro1">
          <table:table-cell office:value-type="string" calcext:value-type="string">
            <text:p>TGCGATCATAATATCACAAGTGTGGGGAATAACACAAGTAATATTACCA--------TAAATGAT----CAGAGGAGAGAAATGAAGAATT</text:p>
          </table:table-cell>
        </table:table-row>
        <table:table-row table:style-name="ro1">
          <table:table-cell office:value-type="string" calcext:value-type="string">
            <text:p>ACCAATAGTAGTGGCAC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ATTATTGCAGTGATTT---GAATGCTACCTATGCCAATAGTAGTATCGGGGAACAGATA---GAGAAAGGAGAAATAAAAAACT</text:p>
          </table:table-cell>
        </table:table-row>
        <table:table-row table:style-name="ro1">
          <table:table-cell office:value-type="string" calcext:value-type="string">
            <text:p>AATACTACTGATTTGAATACTACTAACATTAATAACAATAATGGTCGGGAGTACATACAGGAAGGAGAAATGAAAAACT</text:p>
          </table:table-cell>
        </table:table-row>
        <table:table-row table:style-name="ro1">
          <table:table-cell office:value-type="string" calcext:value-type="string">
            <text:p>AATTGCACTGATCTGAGGAATGCTACTAATACCACGAGTAGTAGCGAGAGAACG---ATGGAGGGGGGAGAAATAAAAAATT</text:p>
          </table:table-cell>
        </table:table-row>
        <table:table-row table:style-name="ro1">
          <table:table-cell office:value-type="string" calcext:value-type="string">
            <text:p>GATGTGACTTTGAAAAATGCCACTAATAACAGTAGTAGGAGT-----AATGATAGTTTAGAAAGCATGAGAGAAATGACAAACT</text:p>
          </table:table-cell>
        </table:table-row>
        <table:table-row table:style-name="ro1">
          <table:table-cell office:value-type="string" calcext:value-type="string">
            <text:p>AATTGCACTGATTGGAGGAATGCTACTAATACCACTAGTAGTAGCGGGGGAACGATA---GAGGGAGGAGAAATAAAAAACT</text:p>
          </table:table-cell>
        </table:table-row>
        <table:table-row table:style-name="ro1">
          <table:table-cell office:value-type="string" calcext:value-type="string">
            <text:p>AAT---GCAACTGCTACTAGGGTTAATACCACTGTTGGGTATACCACTGTTGTGCCGAAAACGACGGCAGAAATAAAAAATT</text:p>
          </table:table-cell>
        </table:table-row>
        <table:table-row table:style-name="ro1">
          <table:table-cell office:value-type="string" calcext:value-type="string">
            <text:p>GTTAGTGTGGATGGGAATGATATTACCAATAGTACTCGGGAAAAGCTAAAGGAAGGAATAAAGGGAGAAATAACAAACT</text:p>
          </table:table-cell>
        </table:table-row>
        <table:table-row table:style-name="ro1">
          <table:table-cell office:value-type="string" calcext:value-type="string">
            <text:p>AGTGATGTAAGGAATGATACTACTACTAATACCAATAGTAGCTGGGGGGATAAAATGGAGAGAGGAGAAATGAAAAATT</text:p>
          </table:table-cell>
        </table:table-row>
        <table:table-row table:style-name="ro1">
          <table:table-cell office:value-type="string" calcext:value-type="string">
            <text:p>ACTCTAAATTGCACTGACT------ACCGTCCTATTACTGAGAATGCCACTGTGGAGAATAGTACT----AAAGGAGAAATAAAAAACT</text:p>
          </table:table-cell>
        </table:table-row>
        <table:table-row table:style-name="ro1">
          <table:table-cell office:value-type="string" calcext:value-type="string">
            <text:p>GATTGGAAAAATAATAGTACCAAAAACAATGACACTGCAACAGTGGTGCCACTGGTGCCACCAGGAGAAATAAAAAACT</text:p>
          </table:table-cell>
        </table:table-row>
        <table:table-row table:style-name="ro1">
          <table:table-cell office:value-type="string" calcext:value-type="string">
            <text:p>TTAAATTGCACTGATGTTGATGTGAATGGTACTAATGTGAATGTTACTGATAGG---------GTAGAAAAAGGAGAAATAAAAAACT</text:p>
          </table:table-cell>
        </table:table-row>
        <table:table-row table:style-name="ro1">
          <table:table-cell office:value-type="string" calcext:value-type="string">
            <text:p>ACTTTAAATTGCACTGATTTGAATAGAAATGGTACT--------------CAGGGGAATGACACTGTAAAGGAACAGGAGGAAATCAGAAACT</text:p>
          </table:table-cell>
        </table:table-row>
        <table:table-row table:style-name="ro1">
          <table:table-cell office:value-type="string" calcext:value-type="string">
            <text:p>AATGTGACTGTTACTGAGACCAATAGGACTGAGACCAATGGTACTATTTGGGAAAATAT------GAAGGGAGAAATAAAAAACT</text:p>
          </table:table-cell>
        </table:table-row>
        <table:table-row table:style-name="ro1">
          <table:table-cell office:value-type="string" calcext:value-type="string">
            <text:p>AACATTAATGGAACGAATGGTACTAACATCAATAGAACGGAGGTGATAGGACAAATGGAGAAAGGAGAAGTAAAAAACT</text:p>
          </table:table-cell>
        </table:table-row>
        <table:table-row table:style-name="ro1">
          <table:table-cell office:value-type="string" calcext:value-type="string">
            <text:p>GCTAATGTCAGTACTAATACTAATAGCACCAATGCTAATAGCACCGGAGAACTGGAGGAGCCAGGAGCAATAAAAAACT</text:p>
          </table:table-cell>
        </table:table-row>
        <table:table-row table:style-name="ro1">
          <table:table-cell office:value-type="string" calcext:value-type="string">
            <text:p>AGTAATATTACTAATGATACTACTAGTACTGATACAACTAATAGTCCTGGAACAACAGAAACAGGAATAATGAAAAACT</text:p>
          </table:table-cell>
        </table:table-row>
        <table:table-row table:style-name="ro1">
          <table:table-cell office:value-type="string" calcext:value-type="string">
            <text:p>AATATTACTAGGAATGGTAATAATGCTGTGACTGGGACTGGTATCAATAATAGTAGTGTGGAAA-CAGAAATGAAAAACT</text:p>
          </table:table-cell>
        </table:table-row>
        <table:table-row table:style-name="ro1">
          <table:table-cell office:value-type="string" calcext:value-type="string">
            <text:p>ACTTTAAATTGCACTGATTTGAAAAATAAAACTAA-----------------GGAGAATGATACTCTAGCCATGGAAAAGGGAGAAATAAAAAACT</text:p>
          </table:table-cell>
        </table:table-row>
        <table:table-row table:style-name="ro1">
          <table:table-cell office:value-type="string" calcext:value-type="string">
            <text:p>ACCAATGCTACTACCAATGCTACTAATACCCATAGTAATAGTAGTTGGGACAGGATGGAGGTAGGAAAAATAAAAAACT</text:p>
          </table:table-cell>
        </table:table-row>
        <table:table-row table:style-name="ro1">
          <table:table-cell office:value-type="string" calcext:value-type="string">
            <text:p>AATGTTACTGATATCAATAATAGTACTAATACCACTAATAGTACCATAAGAAGGATA---GAGAGAGGAGAAATAAAAAACT</text:p>
          </table:table-cell>
        </table:table-row>
        <table:table-row table:style-name="ro1">
          <table:table-cell office:value-type="string" calcext:value-type="string">
            <text:p>TGTGTTACTTTAAATTGCACT---------AATACTACTGCTGCCAATAGTACCAGTAG------TACGACAGGGGGAGGAGAAATGAAAAACT</text:p>
          </table:table-cell>
        </table:table-row>
        <table:table-row table:style-name="ro1">
          <table:table-cell office:value-type="string" calcext:value-type="string">
            <text:p>GTTACTTTAAATTGCACTGATTTGC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GGAAATGATACTGCAGCTAATAATAGTGTTCATAATAATAGTAGCTGGAAACTGATAGAGAAAGGAGAAATAAAAAATT</text:p>
          </table:table-cell>
        </table:table-row>
        <table:table-row table:style-name="ro1">
          <table:table-cell office:value-type="string" calcext:value-type="string">
            <text:p>TGTGTTACTTTAAATTGCACTGAC------AACATCACTAACATCACTACTATCAGTAGTAATATGAC---------TGGAGAAATAAAAAACT</text:p>
          </table:table-cell>
        </table:table-row>
        <table:table-row table:style-name="ro1">
          <table:table-cell office:value-type="string" calcext:value-type="string">
            <text:p>AATTGCACTGAAAACTTAACGAATGTCACTGTTAGAGGTAATAGTGACAGTGCTACTAATGTCACTGG----------TATGACAAACT</text:p>
          </table:table-cell>
        </table:table-row>
        <table:table-row table:style-name="ro1">
          <table:table-cell office:value-type="string" calcext:value-type="string">
            <text:p>ACTAATAAGACCAATAGTAGTAACAAGGGAAAGAATGATACTAATATTACTAAGGTAGAGGAAATAGAAATGAAAAACT</text:p>
          </table:table-cell>
        </table:table-row>
        <table:table-row table:style-name="ro1">
          <table:table-cell office:value-type="string" calcext:value-type="string">
            <text:p>GTTACTGATACTAATAATGTAACTAATCCTACTATTGCCCCTAATAAAACAGTGAAGGGGGAAGTAGACATGAAAAACT</text:p>
          </table:table-cell>
        </table:table-row>
        <table:table-row table:style-name="ro1">
          <table:table-cell office:value-type="string" calcext:value-type="string">
            <text:p>AGTAATAGTAGTAGTAGTATTACCACTAATACCAATAATACTATGGGGGAAAAGATGGACCTAGGAGAAATGAAAAACT</text:p>
          </table:table-cell>
        </table:table-row>
        <table:table-row table:style-name="ro1">
          <table:table-cell office:value-type="string" calcext:value-type="string">
            <text:p>AGGCCTACTAATACCACTGGGAATACTACTAAGAGTCCTCCTACTACTACCCCTGGGATGATG------GGAGAAATGACAAACT</text:p>
          </table:table-cell>
        </table:table-row>
        <table:table-row table:style-name="ro1">
          <table:table-cell office:value-type="string" calcext:value-type="string">
            <text:p>GGAACCAGTACTACTACTACTACCAGTAATACTACTACCAGTACTCCTATAGGGGACCAGAGGGAACAAATGAAAAACT</text:p>
          </table:table-cell>
        </table:table-row>
        <table:table-row table:style-name="ro1">
          <table:table-cell office:value-type="string" calcext:value-type="string">
            <text:p>AAATTAACCCCACTCTGTGTTACTTTAAATTGCAC---------------------------TAATAGTAGCGGGGAAACG---ATGGAGGAAGGAGAAATGAAAAACT</text:p>
          </table:table-cell>
        </table:table-row>
        <table:table-row table:style-name="ro1">
          <table:table-cell office:value-type="string" calcext:value-type="string">
            <text:p>AATTGCACTAATGTGAAG---GTCACTAATACCAATGGTAGTAGTATTGGGGAAAAGATGGAAGAAGGAGAACTGAAAAATT</text:p>
          </table:table-cell>
        </table:table-row>
        <table:table-row table:style-name="ro1">
          <table:table-cell office:value-type="string" calcext:value-type="string">
            <text:p>GTTGCTTTAAATTGCACTGATGTAGAGGGGAGGAATGAGACCAATGTCACTAGT------------------ACAGAGAAAGGAGAAATAAAAAAT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CTCTGTGTTGCTTTAACTTGC------------------ACTAGTGTAAATACCACTAGTGTGAATAGGACTGAAAAAGAGGAAGGAATGAAAAACT</text:p>
          </table:table-cell>
        </table:table-row>
        <table:table-row table:style-name="ro1">
          <table:table-cell office:value-type="string" calcext:value-type="string">
            <text:p>ACTGGTAATGCCACTATTACTAATGGC-----ACTGGTAATACCACTGCTACTAATGCCACTGGTAGTGGAGAAATAAAAAACT</text:p>
          </table:table-cell>
        </table:table-row>
        <table:table-row table:style-name="ro1">
          <table:table-cell office:value-type="string" calcext:value-type="string">
            <text:p>ATTAATACCAATAGTAGTGGTCAGATGAGAGAATGCCCTAAAAATAAGACTGCAGATAGTGGGGTTCAGATGAAAAACT</text:p>
          </table:table-cell>
        </table:table-row>
        <table:table-row table:style-name="ro1">
          <table:table-cell office:value-type="string" calcext:value-type="string">
            <text:p>ACTAAGAATGCTACTAATACCAATTATAGTAATACTAATAGTAGTTGGGGAACAATAA---AGGAAGGAGAAGTAAAAAACT</text:p>
          </table:table-cell>
        </table:table-row>
        <table:table-row table:style-name="ro1">
          <table:table-cell office:value-type="string" calcext:value-type="string">
            <text:p>AAAAAGGATACTAGTAGCAATACTAGTAGCACTAACAATAGCAGCTGGAAAGAGGGAGAGAAAGGAGAAATAAAAAACT</text:p>
          </table:table-cell>
        </table:table-row>
        <table:table-row table:style-name="ro1">
          <table:table-cell office:value-type="string" calcext:value-type="string">
            <text:p>AATGGTACTAATGCCACTAGTACTAATCCTGGTGGTAATAATAGTGTTAGCAATGACAAAATAGGAGAAGTAAAAAAT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CTAGGCCAAATGCAACTACCACAAATTCTAATAATACCACTGGTGAGGGAATAATAGAGGAGGGAGAAATAAAAAACT</text:p>
          </table:table-cell>
        </table:table-row>
        <table:table-row table:style-name="ro1">
          <table:table-cell office:value-type="string" calcext:value-type="string">
            <text:p>TTAAATTGCACTAAT---GCTAATCTTACTAAGACCAACAGTAGTAGCATGTTAGCTATAA---AGGAAGAAGAAATAAAAAACT</text:p>
          </table:table-cell>
        </table:table-row>
        <table:table-row table:style-name="ro1">
          <table:table-cell office:value-type="string" calcext:value-type="string">
            <text:p>GTAACGAATGCTACTAATATCAATGCTACTAATATCAATAATAGTAGCGGGGG------AGTGGAGAGTGGAGAAATAAAGAACT</text:p>
          </table:table-cell>
        </table:table-row>
        <table:table-row table:style-name="ro1">
          <table:table-cell office:value-type="string" calcext:value-type="string">
            <text:p>TGTGTTACTTTAAATTGCACTG---------ATGTTTCTCGTAACAACAGTAGTAGT-----AGTGATAATAGCTGGA-GAGAAATAAAAAACT</text:p>
          </table:table-cell>
        </table:table-row>
        <table:table-row table:style-name="ro1">
          <table:table-cell office:value-type="string" calcext:value-type="string">
            <text:p>ACTGCTACTGGTAATGCCACTATTACTGATGG--CACTGGTAATACCACTGCTACTAATGCCACTGGAGAAATAAAAAACT</text:p>
          </table:table-cell>
        </table:table-row>
        <table:table-row table:style-name="ro1">
          <table:table-cell office:value-type="string" calcext:value-type="string">
            <text:p>GTTACTTTAAATTGCACTGATAATTTGAACAATGGTACTTATGGTAATAG---------------AACAATAGAGAAAGGAGAAGTAAAAAATT</text:p>
          </table:table-cell>
        </table:table-row>
        <table:table-row table:style-name="ro1">
          <table:table-cell office:value-type="string" calcext:value-type="string">
            <text:p>GCTACAAATTGCACTGATTCTCATAATACCACTAGTACACTTAATATCACTGAATCACAGAGAGGAGAAATAAAAAATT</text:p>
          </table:table-cell>
        </table:table-row>
        <table:table-row table:style-name="ro1">
          <table:table-cell office:value-type="string" calcext:value-type="string">
            <text:p>TGCATGGATGTTAATATTACTAAAACCAAGAGTAACACTAGTGACAGTAGTATTAGTGAGAAAGGGGAGATAAAAAACT</text:p>
          </table:table-cell>
        </table:table-row>
        <table:table-row table:style-name="ro1">
          <table:table-cell office:value-type="string" calcext:value-type="string">
            <text:p>AACAGTACTAATACCACTGATACCACTCCTAGTATCACTCCTAGCAGTCTGAAAATAGAAAAAGGAGAAATAAAAAACT</text:p>
          </table:table-cell>
        </table:table-row>
        <table:table-row table:style-name="ro1">
          <table:table-cell office:value-type="string" calcext:value-type="string">
            <text:p>TGTGTTACCTTAAATTGCACTGAGTTGAGAAATGATACTAGGGTTACAAATAGCACC-----ATCAATAAT----------GAAATGAGAAACT</text:p>
          </table:table-cell>
        </table:table-row>
        <table:table-row table:style-name="ro1">
          <table:table-cell office:value-type="string" calcext:value-type="string">
            <text:p>TGCACTGATGTTTTGAGGAATGCTACTAATACCACTAGTAGTAGCGGGGGAATG---ATGGAGAGAGGAGAAATAAAAAACT</text:p>
          </table:table-cell>
        </table:table-row>
        <table:table-row table:style-name="ro1">
          <table:table-cell office:value-type="string" calcext:value-type="string">
            <text:p>GTAACGATTAATAATACCAAGAATGATACTAATACCACTCAGGGTCCTCTTGCAAGTATGGAGAGAGAAATGACAAACT</text:p>
          </table:table-cell>
        </table:table-row>
        <table:table-row table:style-name="ro1">
          <table:table-cell office:value-type="string" calcext:value-type="string">
            <text:p>GCTAATAGTACTCATGCTAATAAGACCAATACCACTGCTCCTACTACTACCACTGCTGTAGGTGAAGAAATAAAACACT</text:p>
          </table:table-cell>
        </table:table-row>
        <table:table-row table:style-name="ro1">
          <table:table-cell office:value-type="string" calcext:value-type="string">
            <text:p>ACTTGTACTGATGTTACTTTAAATTGTACTGATGGGAMTTGTAATAKTACTAATACCACTGATAGT---------------------------GAAATGAAAAGA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GGTACTAATGCTAATACCACTAGTCCTAATACCAATGAGGGTAGCTGGAAAATG---ATGGAGGAAGGAGAAATAAAA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TTAAATTGCACTGATTTAAATAAGAATGGTACTAATACCAATAATAGTAGCAAAGAAATGAT------------GGAAATG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TAAATTGCACTGATGCTAAGGTGAATGGTACTAAAATGAATGTC-----------ACTGATAATGTAGAAAAAGGAGAAGTAAAAAACT</text:p>
          </table:table-cell>
        </table:table-row>
        <table:table-row table:style-name="ro1">
          <table:table-cell office:value-type="string" calcext:value-type="string">
            <text:p>TTGAATTGCAGTGATT------ATGAGGGGAATACTACTAGACAGAATATAACAATGAAGGAGGAAAAAGGAGAAATAAAAAATT</text:p>
          </table:table-cell>
        </table:table-row>
        <table:table-row table:style-name="ro1">
          <table:table-cell office:value-type="string" calcext:value-type="string">
            <text:p>GATTTGCAGAATAATTGCACTAAGAATGCTACTGATACCAATAGCACTTGCAA---------CATAGCGAGAGAGGAAATGAGAAGTT</text:p>
          </table:table-cell>
        </table:table-row>
        <table:table-row table:style-name="ro1">
          <table:table-cell office:value-type="string" calcext:value-type="string">
            <text:p>AATAACACTGGTAATAACAATGATACAACAAAGACAAAAAGTACAGGACTTAATGGCACTGATGCAGAGATG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CTAATAAAACCAATAATAGTAGTGAGGGAAAGATGGAGAAAGGAGAAATAAAAATGGAGAGAGGAGAACTGAAAAACT</text:p>
          </table:table-cell>
        </table:table-row>
        <table:table-row table:style-name="ro1">
          <table:table-cell office:value-type="string" calcext:value-type="string">
            <text:p>ACTGATTATAATTGCACTGCTGGGGGGAATACTAATACCACTAATAGTAGTTGTGAGAT---------GAAGGAAGAAATGAAAAACT</text:p>
          </table:table-cell>
        </table:table-row>
        <table:table-row table:style-name="ro1">
          <table:table-cell office:value-type="string" calcext:value-type="string">
            <text:p>AATATCACTGGTAATGGTAATGGGACTAACGCCACTACTAGTAGTGAAAATGTGATA---GAAAAAGTAGAAATGATGAACT</text:p>
          </table:table-cell>
        </table:table-row>
        <table:table-row table:style-name="ro1">
          <table:table-cell office:value-type="string" calcext:value-type="string">
            <text:p>AATTGTAGTAATTTGAAGAATGATACTCATACCAATAATAGTAGTGGGGGAGTG---ATGGAGGTAGGAGAAATGAAAAACT</text:p>
          </table:table-cell>
        </table:table-row>
        <table:table-row table:style-name="ro1">
          <table:table-cell office:value-type="string" calcext:value-type="string">
            <text:p>AATTGCACTTATGT---GAACATTACGCAGCCCCTTAACTTTACTGGTAACGTGGATTCAGTGGAGAAAGAAATGAAAAATT</text:p>
          </table:table-cell>
        </table:table-row>
        <table:table-row table:style-name="ro1">
          <table:table-cell office:value-type="string" calcext:value-type="string">
            <text:p>AACGTTAGTACTAATGTCGCTGATAGTAGTACCACTAATAGTAGTTGGGGACAGATGGAGAAAGGAGAAATAAAAAACT</text:p>
          </table:table-cell>
        </table:table-row>
        <table:table-row table:style-name="ro1">
          <table:table-cell office:value-type="string" calcext:value-type="string">
            <text:p>ACTAATAGTTCTAGGGCCAGTAGTAATAGTAATACTACTACCAATAGTAGTATTCCGGAGGATTCAGGAATGACAAACT</text:p>
          </table:table-cell>
        </table:table-row>
        <table:table-row table:style-name="ro1">
          <table:table-cell office:value-type="string" calcext:value-type="string">
            <text:p>ACCACCAATAGTACTAAAGCCAATAATACTAGTGGGGAAGGGATGGAGGAAGGAAAAATGAAAGACTTAATGAAAAACT</text:p>
          </table:table-cell>
        </table:table-row>
        <table:table-row table:style-name="ro1">
          <table:table-cell office:value-type="string" calcext:value-type="string">
            <text:p>GAGAATGCTAATAGTACGAATACTACTACCCCTACCCCTACTAGTAGTGGGAAGATGGAAGAAGGGGAAATAAAAAACT</text:p>
          </table:table-cell>
        </table:table-row>
        <table:table-row table:style-name="ro1">
          <table:table-cell office:value-type="string" calcext:value-type="string">
            <text:p>ACCAATAGCAGTAGTGGGAATATTACTAATACCAATAACAGTACTGAGACAGTGATGAAGGAAAGAGAAATGACAAACT</text:p>
          </table:table-cell>
        </table:table-row>
        <table:table-row table:style-name="ro1">
          <table:table-cell office:value-type="string" calcext:value-type="string">
            <text:p>GATGTGAGCACAGATGGCAGGGATGAGGGGAATAATGCTACCAATGCCACTACGATGGAGGAAGGAGAAATGAAAAACT</text:p>
          </table:table-cell>
        </table:table-row>
        <table:table-row table:style-name="ro1">
          <table:table-cell office:value-type="string" calcext:value-type="string">
            <text:p>AAGAATGCTACTAATACCACTGATGTTAATACCACTAATAGTAGCGTGGAACTG---ATGGAGAAAGGAGAAATAAAAAACT</text:p>
          </table:table-cell>
        </table:table-row>
        <table:table-row table:style-name="ro1">
          <table:table-cell office:value-type="string" calcext:value-type="string">
            <text:p>GCTAGTAATATCAAGAATAATACTATCCCTGCTCCCAGTAATAGTAGCTTAAAAAATATGACGGA------AGACATGAGAAACT</text:p>
          </table:table-cell>
        </table:table-row>
        <table:table-row table:style-name="ro1">
          <table:table-cell office:value-type="string" calcext:value-type="string">
            <text:p>AGGAATACTACTGTCACTAATAGTAGTGCTACCGCTAAGAGTCCCGAGGTAACGATGGAGAGGGGAGAAATAAAAGAAT</text:p>
          </table:table-cell>
        </table:table-row>
        <table:table-row table:style-name="ro1">
          <table:table-cell office:value-type="string" calcext:value-type="string">
            <text:p>GTCACTTTAAATTGCACTGATTTGAGTACTAATGACACTATTAATAACAATAGT------------ACTATGAGAGGAGAAATAAAAAACT</text:p>
          </table:table-cell>
        </table:table-row>
        <table:table-row table:style-name="ro1">
          <table:table-cell office:value-type="string" calcext:value-type="string">
            <text:p>TTGAGGAATGATAATAATACCACCAGGAATGGTACTAATAGCACCATTAATAGTGAGGTAAGAGGGGAAATGACAAACT</text:p>
          </table:table-cell>
        </table:table-row>
        <table:table-row table:style-name="ro1">
          <table:table-cell office:value-type="string" calcext:value-type="string">
            <text:p>AGTCTAAATTGCACTAATGTCAATAGTACTGATACAGCTAATTGCACTGTGAATAATAGC----ACAGAAGAAATGAAAAACT</text:p>
          </table:table-cell>
        </table:table-row>
        <table:table-row table:style-name="ro1">
          <table:table-cell office:value-type="string" calcext:value-type="string">
            <text:p>CTTTGCTCCCCAAATGTCACTGGTGCTAATGTCACTGGGGCTAGAGGAAAACCG---ATGGACAAGGGAGAAATACAAAATT</text:p>
          </table:table-cell>
        </table:table-row>
        <table:table-row table:style-name="ro1">
          <table:table-cell office:value-type="string" calcext:value-type="string">
            <text:p>ATGCTACTAATACCACTAGCTAGTACTAATACCCCTAGTGGTAGCTGGAAAAAGATGGAAAGAGGAGAAATAAAGAACT</text:p>
          </table:table-cell>
        </table:table-row>
        <table:table-row table:style-name="ro1">
          <table:table-cell office:value-type="string" calcext:value-type="string">
            <text:p>AATGTCACTAATAGTACTACCCCTGAAGGTAACAATACCACTAATATTACT-----AACAATGGTGGTGA----TGATTTAAGAAATT</text:p>
          </table:table-cell>
        </table:table-row>
        <table:table-row table:style-name="ro1">
          <table:table-cell office:value-type="string" calcext:value-type="string">
            <text:p>GGCACTAATGAC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AGTATTGTGAGGAATGAGACTAATATCAGTAATGAGACTAATATCAGTAATAGTAGTGGGAG---------------AGAAGAAATGAAAAAAT</text:p>
          </table:table-cell>
        </table:table-row>
        <table:table-row table:style-name="ro1">
          <table:table-cell office:value-type="string" calcext:value-type="string">
            <text:p>GGTACGAGTACCACCAATACTACTACTAGTACCACTAATATTACTGGTGAGTTTATAAAGAAAGGAGAAATGAAAAACT</text:p>
          </table:table-cell>
        </table:table-row>
        <table:table-row table:style-name="ro1">
          <table:table-cell office:value-type="string" calcext:value-type="string">
            <text:p>AATACTACTGACACCATGAGTA-----AGAATAGCACTGACCCTTCCAATATCACCACAAGCATAAAAGAGGAAATGAAAAATT</text:p>
          </table:table-cell>
        </table:table-row>
        <table:table-row table:style-name="ro1">
          <table:table-cell office:value-type="string" calcext:value-type="string">
            <text:p>AATAATAGTACTGATGGGAATAGTACCAATGTCAATAATAGTAGTGTGGAAAACAAGGAGAGAGGAGAAATAAAAAACT</text:p>
          </table:table-cell>
        </table:table-row>
        <table:table-row table:style-name="ro1">
          <table:table-cell office:value-type="string" calcext:value-type="string">
            <text:p>AATGGTACTAATAGTACTARTAGTACTARTACCAATTGTAGTAGTATTAGTGAG---AAGGAGAAAGGAGAAATAAAAAACT</text:p>
          </table:table-cell>
        </table:table-row>
        <table:table-row table:style-name="ro1">
          <table:table-cell office:value-type="string" calcext:value-type="string">
            <text:p>GCTACTAATACCACTAGTAGTAGCGAGACAGTGATGGAGAAGGGAGAAAAAGTGATGGAGAAGGGAGAAATAAAAAACT</text:p>
          </table:table-cell>
        </table:table-row>
        <table:table-row table:style-name="ro1">
          <table:table-cell office:value-type="string" calcext:value-type="string">
            <text:p>TTGAATTGTAGTGATTT---AAATAATACTAAAACCAATAACAATAGTGGGGAA---GTAATGGAGGAAGGAAAAATGAAAAACT</text:p>
          </table:table-cell>
        </table:table-row>
        <table:table-row table:style-name="ro1">
          <table:table-cell office:value-type="string" calcext:value-type="string">
            <text:p>AATTGCTCTAATTTGAGGAATACTACTAATACCAGTGGTAATACCAGTAGTCGGACA---GAGGGAGGAGAAATAAAAAACT</text:p>
          </table:table-cell>
        </table:table-row>
        <table:table-row table:style-name="ro1">
          <table:table-cell office:value-type="string" calcext:value-type="string">
            <text:p>ACAACTAATGCCAGCAATAATAACATTAGTGCCAGCTATAATACCAGTAGTCCGATAGGGGGAGAAGAAATAAAAAACT</text:p>
          </table:table-cell>
        </table:table-row>
        <table:table-row table:style-name="ro1">
          <table:table-cell office:value-type="string" calcext:value-type="string">
            <text:p>ACCAATACCACTGGTAATGGTACCACCAATGCCACTAGGGGTAGTTGGCAAATG---ATGGAGGA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TTGAATATCACTAAGAATACTACTAATCCCACTAGTAGCAGCTGGGGAATG---ATGGAGAAAGGAGAAATAAAAAATT</text:p>
          </table:table-cell>
        </table:table-row>
        <table:table-row table:style-name="ro1">
          <table:table-cell office:value-type="string" calcext:value-type="string">
            <text:p>TTAAATTGCACTGATCTAAAGAATGTAAGTGATATTTTTGCCAATATTACTAGTCA------------GGGGAAAGGGGAAATGAAAAACT</text:p>
          </table:table-cell>
        </table:table-row>
        <table:table-row table:style-name="ro1">
          <table:table-cell office:value-type="string" calcext:value-type="string">
            <text:p>AGTACTAATACCAATAGTTCTACTACTAATACCAATAGTACTACCAGTAGTCTGACA---GAGGGAGGAGAAATAAAAAACT</text:p>
          </table:table-cell>
        </table:table-row>
        <table:table-row table:style-name="ro1">
          <table:table-cell office:value-type="string" calcext:value-type="string">
            <text:p>GCTAATYTKACTAGKGYTAATGYTACTRATMATAGTARTRRKAGCKTGGRAAAWTTGRAGGAAGGAGMGATAAAAAACT</text:p>
          </table:table-cell>
        </table:table-row>
        <table:table-row table:style-name="ro1">
          <table:table-cell office:value-type="string" calcext:value-type="string">
            <text:p>AATTGCACTGATTGGAAGAATACTACTAATACCACTAGTAGTGGCGGGGAAATG---ATGGGGGAAGGAGAAATGAAAAACT</text:p>
          </table:table-cell>
        </table:table-row>
        <table:table-row table:style-name="ro1">
          <table:table-cell office:value-type="string" calcext:value-type="string">
            <text:p>AACTGCACCGATT---ACCATGGTACTAATAGCAGTGGGACTGCCACTAATGTGACTAAGGATGGCACTGAGGTAAAAAATT</text:p>
          </table:table-cell>
        </table:table-row>
        <table:table-row table:style-name="ro1">
          <table:table-cell office:value-type="string" calcext:value-type="string">
            <text:p>TGCACTGACT---------------ATATTAATAACAGTACTGAAAGTAAGAAAACCAATGAAGGCTTGAACAGTACTATAGAAATGAAAAACT</text:p>
          </table:table-cell>
        </table:table-row>
        <table:table-row table:style-name="ro1">
          <table:table-cell office:value-type="string" calcext:value-type="string">
            <text:p>ACTAGTAGTAGTTTGAGGAATGCTACTAATACCACAAGTAGTAGTTGGGAAACG---ATGGAGAAAGGAGAATTAAAAAACT</text:p>
          </table:table-cell>
        </table:table-row>
        <table:table-row table:style-name="ro1">
          <table:table-cell office:value-type="string" calcext:value-type="string">
            <text:p>GATTGGAAAAATGGTACTAATTCTAATACCGCTAGTGGTATAGGGGGAACGATGGAGGAGGGAGGAGAAGTAAAAAATT</text:p>
          </table:table-cell>
        </table:table-row>
        <table:table-row table:style-name="ro1">
          <table:table-cell office:value-type="string" calcext:value-type="string">
            <text:p>TCCCCAACTGGTGCTAATGTTACCACAAATGTCACTGGTGCTAGAAGGGAACAG---ATGGACAAGGGAGAAATACAAAATT</text:p>
          </table:table-cell>
        </table:table-row>
        <table:table-row table:style-name="ro1">
          <table:table-cell office:value-type="string" calcext:value-type="string">
            <text:p>CATTGCACTAAGTTTATAAATACTACTACTACCAATGATAATGAT---ACTCTTAGAGAGGAGGAAGGAGCAATAAAAAACT</text:p>
          </table:table-cell>
        </table:table-row>
        <table:table-row table:style-name="ro1">
          <table:table-cell office:value-type="string" calcext:value-type="string">
            <text:p>ACAAGTAGTAATAATGTAACAAGTAATGCCACAGGTGAGACAAATACTAATGATACCATCACTGATACCATGAGAAACT</text:p>
          </table:table-cell>
        </table:table-row>
        <table:table-row table:style-name="ro1">
          <table:table-cell office:value-type="string" calcext:value-type="string">
            <text:p>GGTAATCACACAAGTAACAATAGTCTTAGTACTAATCTTAGTAATGATACTAAGTGGGTGAGGGAAGAAATGAAAAACT</text:p>
          </table:table-cell>
        </table:table-row>
        <table:table-row table:style-name="ro1">
          <table:table-cell office:value-type="string" calcext:value-type="string">
            <text:p>CTCTGTGTTACTTTAAATTGCACTGACTATGAGGGGAATAATATCACTAGTGGGAATA------------------AGACAGGAGAAATAAAAAACT</text:p>
          </table:table-cell>
        </table:table-row>
        <table:table-row table:style-name="ro1">
          <table:table-cell office:value-type="string" calcext:value-type="string">
            <text:p>TT---GAATATTACTAGCACCAATAATAGTAGTAGTTTGAATAAAGAAGAAATAAAAAACTATAAAGGAGAAATAAAAAACT</text:p>
          </table:table-cell>
        </table:table-row>
        <table:table-row table:style-name="ro1">
          <table:table-cell office:value-type="string" calcext:value-type="string">
            <text:p>AATTGCACTAATGT---GAATGTCACTAATACCAATGGTAGTAGTATTGGGGAAAAGATGGAGGAAGGAGAACTGAAAAATT</text:p>
          </table:table-cell>
        </table:table-row>
        <table:table-row table:style-name="ro1">
          <table:table-cell office:value-type="string" calcext:value-type="string">
            <text:p>TGGAATAATACTAATAGTGGTAACACTACTACTAATAGTAGTAACTGGGGAAAGATA---GAGACAGGAGAAATAAAAAATT</text:p>
          </table:table-cell>
        </table:table-row>
        <table:table-row table:style-name="ro1">
          <table:table-cell office:value-type="string" calcext:value-type="string">
            <text:p>GTTACTTTAAATTGCACTAATGTTGATAGGACCAATAGGACCAATAGTAGCGAAGCAGAAATGA------------GAGAAATGAGAAACT</text:p>
          </table:table-cell>
        </table:table-row>
        <table:table-row table:style-name="ro1">
          <table:table-cell office:value-type="string" calcext:value-type="string">
            <text:p>GAGACTGCTTGTAATGGTACTA-----AGAATAATAATGTTAGTATGAAAAACTGCTCTTTCATAAGTGAAGAAATGAAAAACT</text:p>
          </table:table-cell>
        </table:table-row>
        <table:table-row table:style-name="ro1">
          <table:table-cell office:value-type="string" calcext:value-type="string">
            <text:p>AATTGCACTAATTTAAGGAATGATACTAATACTACCAGTAATAATGAGACAATGCAAGC---GAGAGAAGAAATAAGAAATT</text:p>
          </table:table-cell>
        </table:table-row>
        <table:table-row table:style-name="ro1">
          <table:table-cell office:value-type="string" calcext:value-type="string">
            <text:p>TGTGATTGTAATAATGAGAGACTGATAATAATACTATCACTAGTGACTTATACATGGGAGAGAGGAGAAATAAGAAACT</text:p>
          </table:table-cell>
        </table:table-row>
        <table:table-row table:style-name="ro1">
          <table:table-cell office:value-type="string" calcext:value-type="string">
            <text:p>GGTACTGGTGTTGAGGGTACTAAGGCTACTACTGCTGCTAATAGCAATAGTAGT---------------ATAGAGGAAATACAGATGAAAAACC</text:p>
          </table:table-cell>
        </table:table-row>
        <table:table-row table:style-name="ro1">
          <table:table-cell office:value-type="string" calcext:value-type="string">
            <text:p>TTAAATTGCACAAATATTACCAAAAGTAGTAGCAATAGCAGTACTAGTAGT---------ACCATAGAGGATGGAGACATGAAAAACT</text:p>
          </table:table-cell>
        </table:table-row>
        <table:table-row table:style-name="ro1">
          <table:table-cell office:value-type="string" calcext:value-type="string">
            <text:p>AACGTTGTGGGGAATAATACTCTCAATAATACTAGTACCACTAGTAGCACCAACCCCATTAC---------AGGAG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CCACTTTGTGTTACTTTAAATTGCACTGATTATGGGGGAAATGGTACTAATATCACTAATAGTACT------------------------GAAATGAAAAATT</text:p>
          </table:table-cell>
        </table:table-row>
        <table:table-row table:style-name="ro1">
          <table:table-cell office:value-type="string" calcext:value-type="string">
            <text:p>ACTGATTGGAATGCTTTGAATGCTACTAAAACCACTAATAGTAACAGTAGTTTGGAAAT---GAAAGGAGAAATGAAAAACT</text:p>
          </table:table-cell>
        </table:table-row>
        <table:table-row table:style-name="ro1">
          <table:table-cell office:value-type="string" calcext:value-type="string">
            <text:p>AATGTCACTGGTGCTAATGTTACCACAAATGTCACTGGTGCTAAAGGGGAACAG---ATGGACAAGGAAGAAATACAAAATT</text:p>
          </table:table-cell>
        </table:table-row>
        <table:table-row table:style-name="ro1">
          <table:table-cell office:value-type="string" calcext:value-type="string">
            <text:p>ACCAATAGTAGTGGCAATGTTACTG--CAAACAATGGTACTGTAAACAATAGCAGTATGGAGGAAGGAGGAATGAAAAATT</text:p>
          </table:table-cell>
        </table:table-row>
        <table:table-row table:style-name="ro1">
          <table:table-cell office:value-type="string" calcext:value-type="string">
            <text:p>GTTACTTTAAATTGTACTGATGAGTTAAA------CAATGTCACTAGTAGGATTGGGGAAAAGAT------GAAG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TGTGCCAATACTACTAATACTACTACCTGTACTACTAATACTACTGATAGTAAGATGGAGGGAGAAATAAAAAACT</text:p>
          </table:table-cell>
        </table:table-row>
        <table:table-row table:style-name="ro1">
          <table:table-cell office:value-type="string" calcext:value-type="string">
            <text:p>GGCACTAGTGAC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AATTGTAGTAATTTGAAGAATAATACTAATACCACTAACAGTAGTGGGGGAGTG---ATGGAGGAAGGAGAAATGAAAAACT</text:p>
          </table:table-cell>
        </table:table-row>
        <table:table-row table:style-name="ro1">
          <table:table-cell office:value-type="string" calcext:value-type="string">
            <text:p>GATGAGGTTGGTAATTCTACTCAAAATAGTAATTTTACCCTTAATAGTAATGA---------AACAGACAGGAGAGATATGAAAAACT</text:p>
          </table:table-cell>
        </table:table-row>
        <table:table-row table:style-name="ro1">
          <table:table-cell office:value-type="string" calcext:value-type="string">
            <text:p>GATGCTAGTATTAATGTTACTACTGTCACTAGTAGTGCTAATGCCACTGTTAGTCCAATGAAAGGAGAAATAAAAAACT</text:p>
          </table:table-cell>
        </table:table-row>
        <table:table-row table:style-name="ro1">
          <table:table-cell office:value-type="string" calcext:value-type="string">
            <text:p>ACTTTAAATTGCACTGATTTA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CTCATAACAGCAGTGATATTGATGCCCAAATTAATAAAACTGGGGTACAGTTGATAGAGAAAGGAGAAATAAAAAATT</text:p>
          </table:table-cell>
        </table:table-row>
        <table:table-row table:style-name="ro1">
          <table:table-cell office:value-type="string" calcext:value-type="string">
            <text:p>ACTAAATATTCAGGCACTAATGCTACTGCTAATAGTACTAGTGCCCCCAATACTAATGGTGGGGA----AGAAATGAAAAATT</text:p>
          </table:table-cell>
        </table:table-row>
        <table:table-row table:style-name="ro1">
          <table:table-cell office:value-type="string" calcext:value-type="string">
            <text:p>GCTACTGCATCCAATAGTAGTACTGCAGCCAATAATAGTAGCGAAATGAATATTACTAATACTAGTGACATGAAAAACT</text:p>
          </table:table-cell>
        </table:table-row>
        <table:table-row table:style-name="ro1">
          <table:table-cell office:value-type="string" calcext:value-type="string">
            <text:p>GTTACTTTAAATTGCACTGATTTGAAGAATGATACTTATAGTAATGCCACT------------ATTATGGAGAAAGGAGAAATAAAAAACT</text:p>
          </table:table-cell>
        </table:table-row>
        <table:table-row table:style-name="ro1">
          <table:table-cell office:value-type="string" calcext:value-type="string">
            <text:p>ACTAATGTTAATACCACTAAAGCTCATACCACCAGTACTGCTAATACCACTGGTGCTCCGCAAGGAGAAATAAAAAACT</text:p>
          </table:table-cell>
        </table:table-row>
        <table:table-row table:style-name="ro1">
          <table:table-cell office:value-type="string" calcext:value-type="string">
            <text:p>GCCACTAACAGTGGTGCTACTACCAATAGTACTACTACTACTACCACTACTAATATTGATGACGGAAACATGAAAAACT</text:p>
          </table:table-cell>
        </table:table-row>
        <table:table-row table:style-name="ro1">
          <table:table-cell office:value-type="string" calcext:value-type="string">
            <text:p>ACCACTACTACTAATACCACTGCTACTAATATCACTGGTAGTAGCGGGAAAATG---TGGGAGAAAGGAGAAATAAAAAACT</text:p>
          </table:table-cell>
        </table:table-row>
        <table:table-row table:style-name="ro1">
          <table:table-cell office:value-type="string" calcext:value-type="string">
            <text:p>TGCACTACTTTAAAAAATGATACTAAAACCAATAATAATAGTAGTTTGAGAACAATGGAGGGAGGAGAAG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TAAATTGCACTGATTATACAAAAAACGATACTCAGTACAATGATACCTG---------GACAATGGAGAAAGGAGAAATAAAAGAA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TTGAGAGAGGATACTAGAAATACTAATGGCACTAACAGTAGAAACTGGGAAAGGGTAGAGGAAGGAGAAATAAAGAACT</text:p>
          </table:table-cell>
        </table:table-row>
        <table:table-row table:style-name="ro1">
          <table:table-cell office:value-type="string" calcext:value-type="string">
            <text:p>GGCACTAATGAT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AAGAACAGTACTGGCAATAGTAGTGATTTTGCCAATAACAGTGCTGTCAATAGTAAGATGGATACAGAAGTAAAAAACT</text:p>
          </table:table-cell>
        </table:table-row>
        <table:table-row table:style-name="ro1">
          <table:table-cell office:value-type="string" calcext:value-type="string">
            <text:p>TTAAATTGCACTGATGTAAAGGCTAATAC---TACTAATGCCACTGACGAGAAAAGGATA---GAGGAAGGAGGAATGAAAAACT</text:p>
          </table:table-cell>
        </table:table-row>
        <table:table-row table:style-name="ro1">
          <table:table-cell office:value-type="string" calcext:value-type="string">
            <text:p>GTCACTTTAAATTGCACTGAGTTGAATAATAA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ATAGAACTGCCTCTAACAGTACTACCAATGCTACCAGTATCTTTGGTGAACTGATAGAGAAAGGGGAAATAAAAAACT</text:p>
          </table:table-cell>
        </table:table-row>
        <table:table-row table:style-name="ro1">
          <table:table-cell office:value-type="string" calcext:value-type="string">
            <text:p>CTCTGTGTTACTTTAAATTGTACTGAGTTAGAGAATACTATTAATATCACTAATAGTAATAGG------------------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GAAATACTACTAATGATTATGGAAATACTACTAATACCAATAGTAGTACAATAATGGAGAAAGGAGAAATAAAAAATT</text:p>
          </table:table-cell>
        </table:table-row>
        <table:table-row table:style-name="ro1">
          <table:table-cell office:value-type="string" calcext:value-type="string">
            <text:p>ACTGCTACTGGTAATGCCACTATTACTGATGG--CACTGGTAATACCACTGCTACTAATGCCACTGGAGAAATAAAAAACT</text:p>
          </table:table-cell>
        </table:table-row>
        <table:table-row table:style-name="ro1">
          <table:table-cell office:value-type="string" calcext:value-type="string">
            <text:p>GG---------AAAAGGTAATAGTACCACTAATAGTAGTTTGAATATGGATAGTAGTTTGAATATGAAGAATGGAGAAATAAAAAACT</text:p>
          </table:table-cell>
        </table:table-row>
        <table:table-row table:style-name="ro1">
          <table:table-cell office:value-type="string" calcext:value-type="string">
            <text:p>AATACTAGTGCTAGTGGTAATRRTACTAGTGCTAATAGTACTAGTTTCACTTGTGAAAGAACAGATGAAATAAAAAATT</text:p>
          </table:table-cell>
        </table:table-row>
        <table:table-row table:style-name="ro1">
          <table:table-cell office:value-type="string" calcext:value-type="string">
            <text:p>AGTATTGGGAATAACAATACGAATGCCACTATTAAAAATAACTCTGCTACTCATAACGCTAGTAGAGAA-------ATAAAAATCT</text:p>
          </table:table-cell>
        </table:table-row>
        <table:table-row table:style-name="ro1">
          <table:table-cell office:value-type="string" calcext:value-type="string">
            <text:p>ACTTTACTTTGC------TCCCCAAATGTCACTGGTGCTAATGTCACTGGTGCTAGAAGG---ATGGACAAGGGAGAAATACAAAATT</text:p>
          </table:table-cell>
        </table:table-row>
        <table:table-row table:style-name="ro1">
          <table:table-cell office:value-type="string" calcext:value-type="string">
            <text:p>AATAATACAAATAATAGTAGTAATAATACAAATAATAATAGCACAGGATTAGAGATGGAGAAAGAAGAAATAAAAAACT</text:p>
          </table:table-cell>
        </table:table-row>
        <table:table-row table:style-name="ro1">
          <table:table-cell office:value-type="string" calcext:value-type="string">
            <text:p>AATGCTACTAATACGGGGAATGCTACTAATACCACTAGTAGTAGCTGGGAAAAGCTA---GAGAAAGGAGAAATAAAAAACT</text:p>
          </table:table-cell>
        </table:table-row>
        <table:table-row table:style-name="ro1">
          <table:table-cell office:value-type="string" calcext:value-type="string">
            <text:p>TGCACTAATTTGAATGTCACTTCGAATGTCACTAATACCAATGATAGTCTTGGTAGGATGAC---------AGAGGAAATGACAAACT</text:p>
          </table:table-cell>
        </table:table-row>
        <table:table-row table:style-name="ro1">
          <table:table-cell office:value-type="string" calcext:value-type="string">
            <text:p>GTTACTTTAAATTGTACTGATCTCACTAATATCACTAGTGCTAATACCACT--------GATAACATT----AAAGAGG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TTAAATTGCACTGCTGCAGAGAGGAATGATACTGGGAGCTCTAATAGTAGTGG---------AATAGATAAAGGAGAAATACAAAACT</text:p>
          </table:table-cell>
        </table:table-row>
        <table:table-row table:style-name="ro1">
          <table:table-cell office:value-type="string" calcext:value-type="string">
            <text:p>TTAAATTGCAGTGATTGGGGGAATGATACTGCTTGGAATAATACTGATTGGAAGAATGGT-------AGAGGAGAAATAAAAAACT</text:p>
          </table:table-cell>
        </table:table-row>
        <table:table-row table:style-name="ro1">
          <table:table-cell office:value-type="string" calcext:value-type="string">
            <text:p>AGTACTACTCCTAGTGCCCCTAGTACTACTCCCACTAGTAATAGCTGGGAAAAGATGGAGATAGGAGAAATAATAAAT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TATAATGCCACTAATACCAATAGAACTGATACCAATAGTACTAAATGGAAAGAAAT------GGAGGGAGAAATAAAAAACT</text:p>
          </table:table-cell>
        </table:table-row>
        <table:table-row table:style-name="ro1">
          <table:table-cell office:value-type="string" calcext:value-type="string">
            <text:p>GTTACCTTACATTGCAATAATGTGACTAATGTGAACCAGACTAACATTACT------------ATAGTGCCTCTCGAAGAAATGAAAAACT</text:p>
          </table:table-cell>
        </table:table-row>
        <table:table-row table:style-name="ro1">
          <table:table-cell office:value-type="string" calcext:value-type="string">
            <text:p>AATTGCACTGACTTGAGGAATGCTACTAATACCACTAATGGTAGCAAGGGAATG---ATGGAGGAAGGAGAAATGAAAAACT</text:p>
          </table:table-cell>
        </table:table-row>
        <table:table-row table:style-name="ro1">
          <table:table-cell office:value-type="string" calcext:value-type="string">
            <text:p>ACTGATGTTAATATCACTAATGCTAATATCAATATGAGTTATGCTAATAAGACCATGGAGCAAGGAGAAATGAAAAACT</text:p>
          </table:table-cell>
        </table:table-row>
        <table:table-row table:style-name="ro1">
          <table:table-cell office:value-type="string" calcext:value-type="string">
            <text:p>AATTGCACTGATTTGAGAAATGCTACTAATGCCACTAATAGTAGCGAGGGAACG---ATGGAGGGAGGAGAAATGAAAAATT</text:p>
          </table:table-cell>
        </table:table-row>
        <table:table-row table:style-name="ro1">
          <table:table-cell office:value-type="string" calcext:value-type="string">
            <text:p>GTTACTTTAAATTGCACTGATTTGC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GAATT</text:p>
          </table:table-cell>
        </table:table-row>
        <table:table-row table:style-name="ro1">
          <table:table-cell office:value-type="string" calcext:value-type="string">
            <text:p>TGTGTTACTTTAGACTGCACAAATGTAAACAAGAATGAGACT-----------------TTAGGGAATGA-GACTTTGACAGGAGAACTAAAAAACT</text:p>
          </table:table-cell>
        </table:table-row>
        <table:table-row table:style-name="ro1">
          <table:table-cell office:value-type="string" calcext:value-type="string">
            <text:p>GTTACTTTAAATTGCACTGATTTGAGTACTAATACAACTATTAATGAAAATAGT------------ACTATGAGAGGAGAAATAAAAAACT</text:p>
          </table:table-cell>
        </table:table-row>
        <table:table-row table:style-name="ro1">
          <table:table-cell office:value-type="string" calcext:value-type="string">
            <text:p>ACTGATAGCATTAATGGGAACAACAATACTATCACTAACAGTAGTATGGGAGG------GATGGAGAAAGGAGAAATAAAAAACT</text:p>
          </table:table-cell>
        </table:table-row>
        <table:table-row table:style-name="ro1">
          <table:table-cell office:value-type="string" calcext:value-type="string">
            <text:p>TTTAATATCAATGCTACTAACACCACTAACACCAAATTTTATAACTTGACAAGGATGGAGCAAGGAGAAATAAAAAACT</text:p>
          </table:table-cell>
        </table:table-row>
        <table:table-row table:style-name="ro1">
          <table:table-cell office:value-type="string" calcext:value-type="string">
            <text:p>TGCACTGACTTCTCGAAGAATGATACTCAGACCAATAGTAGTAGCGAGAGA---ACAATGGAGAAAGGAGAAGTAAAAAACT</text:p>
          </table:table-cell>
        </table:table-row>
        <table:table-row table:style-name="ro1">
          <table:table-cell office:value-type="string" calcext:value-type="string">
            <text:p>AATTGCACTGACTTGACAAATAAAACTACCCCTACCAATAGTAGTCTTGAGAAAGGGAT------GGGGGGAGAAAGAAAAAACT</text:p>
          </table:table-cell>
        </table:table-row>
        <table:table-row table:style-name="ro1">
          <table:table-cell office:value-type="string" calcext:value-type="string">
            <text:p>GATTTAGAGACTAATAGGACTGATGTAAATAATACAAGTACTAATAGTAGT------------TTGGAAAAGGTAGAAGGAATGAAAAACT</text:p>
          </table:table-cell>
        </table:table-row>
        <table:table-row table:style-name="ro1">
          <table:table-cell office:value-type="string" calcext:value-type="string">
            <text:p>TTACATTGCACTAATGT---GACTATCAGTAGTACTAATGGTAGTACCGCTAATGTTACTAT---GAGGGAAGAAATGAAAAATT</text:p>
          </table:table-cell>
        </table:table-row>
        <table:table-row table:style-name="ro1">
          <table:table-cell office:value-type="string" calcext:value-type="string">
            <text:p>ACCACTAGTACGCCTCCCACTGCTAGTAGTACCACTAGTGGTAGTGAGGGAAGG---ATGGAGAGAGGAGAGATAAAAAACT</text:p>
          </table:table-cell>
        </table:table-row>
        <table:table-row table:style-name="ro1">
          <table:table-cell office:value-type="string" calcext:value-type="string">
            <text:p>TGTGTTATTTTAAATTGCACTGATTATGTAAGGAATGATACTAATACCACCATTAGCAAT------------------CCTGCCGAAATGAAGAACT</text:p>
          </table:table-cell>
        </table:table-row>
        <table:table-row table:style-name="ro1">
          <table:table-cell office:value-type="string" calcext:value-type="string">
            <text:p>GGGAACAGTACTAAAGGGAATCAGACTAATAATAGTAGTAGTATAGGGGAAATGCTGAACAAAGAAGAAATAAAGAATT</text:p>
          </table:table-cell>
        </table:table-row>
        <table:table-row table:style-name="ro1">
          <table:table-cell office:value-type="string" calcext:value-type="string">
            <text:p>ACTAATACCACCAGTAGTGCTACTACTACCGCCAGTAGTGCTAATAAAACAGCAAAGGAGGAAGCAGTAATGAAAAATT</text:p>
          </table:table-cell>
        </table:table-row>
        <table:table-row table:style-name="ro1">
          <table:table-cell office:value-type="string" calcext:value-type="string">
            <text:p>AATTGCACTGACTTGGGGAATGCTACTAACACCAATAGTAGTAGCGGGGGAAAG---ATGGAGAGAGGAGAAA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AGGAATGCCACTGCAAAGGAACAGGAGGAAATCAGAAACT</text:p>
          </table:table-cell>
        </table:table-row>
        <table:table-row table:style-name="ro1">
          <table:table-cell office:value-type="string" calcext:value-type="string">
            <text:p>ACTACTAATGCCACAAGTAAGAATGCTACTACTAATGCCACAAGTAGTAGCGAGAG---------CGAGAGAGGAGAAATGAAAAACT</text:p>
          </table:table-cell>
        </table:table-row>
        <table:table-row table:style-name="ro1">
          <table:table-cell office:value-type="string" calcext:value-type="string">
            <text:p>GTAAAGAATGGTAATGAAACAACAAAGAATGAAACAGGTAATGCTACTAAAACGATAGAGGGAGGAGAAATGAAAAACT</text:p>
          </table:table-cell>
        </table:table-row>
        <table:table-row table:style-name="ro1">
          <table:table-cell office:value-type="string" calcext:value-type="string">
            <text:p>TTAAATTGCACTGACGCGGAGAGGAATAAGACTAATGCCACAGGTGTAAAT---------CTGATAGAGAAAGGAGAAATAAAAAATT</text:p>
          </table:table-cell>
        </table:table-row>
        <table:table-row table:style-name="ro1">
          <table:table-cell office:value-type="string" calcext:value-type="string">
            <text:p>GTCACTTTACATTGCACTGATCTGAGGAATAAAACCAAT---AATGCCACTATTGAGGGAAT---------GGAAAAAGAAATAAAAAACT</text:p>
          </table:table-cell>
        </table:table-row>
        <table:table-row table:style-name="ro1">
          <table:table-cell office:value-type="string" calcext:value-type="string">
            <text:p>GGGACTGCTACTAATAGTAGCACTAATAGTAGCACTGTTAGTAGCGGGAAAACGATGGAGGGGGAAGAAATG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AAATT</text:p>
          </table:table-cell>
        </table:table-row>
        <table:table-row table:style-name="ro1">
          <table:table-cell office:value-type="string" calcext:value-type="string">
            <text:p>AGAACTACTAATGCCACTACTGGTAATACTACTAATACCAATAGTAATAGT---------ATAAATGAGGAGGGAGAAATAAAAAACT</text:p>
          </table:table-cell>
        </table:table-row>
        <table:table-row table:style-name="ro1">
          <table:table-cell office:value-type="string" calcext:value-type="string">
            <text:p>TGGAAAAGTAATAATACTAGTGGTGGTAATAATATTACCACTGGTAGCTTAAAGATAGAGAAAGGAGAAATAAAAAACT</text:p>
          </table:table-cell>
        </table:table-row>
        <table:table-row table:style-name="ro1">
          <table:table-cell office:value-type="string" calcext:value-type="string">
            <text:p>AGTAATGATACTACTCCCACTAATAGGAATGAAACCGGTTATAATAGTAGCATAGTGGAGGGACAAGAAATGAAAAACT</text:p>
          </table:table-cell>
        </table:table-row>
        <table:table-row table:style-name="ro1">
          <table:table-cell office:value-type="string" calcext:value-type="string">
            <text:p>TTAAATTGCACTAATTT---GAATGCTACTAATACCACTGGTAGTAGCGGCGGAACG---ATGGAGGGAGGAGAAATAAAAAACT</text:p>
          </table:table-cell>
        </table:table-row>
        <table:table-row table:style-name="ro1">
          <table:table-cell office:value-type="string" calcext:value-type="string">
            <text:p>CTCTGTGTTACTTTAAGTTGCACTGATTATTGGGGGAATACTACTGCCAATACTAATAAT------------------ACTGAAGCCATGAAAAACT</text:p>
          </table:table-cell>
        </table:table-row>
        <table:table-row table:style-name="ro1">
          <table:table-cell office:value-type="string" calcext:value-type="string">
            <text:p>AGTACCACTCAGCCTAGTACTACTGCCACTACCACTAAGAATACCTGGGAAAGGATA---GAGAAAGGAGAAATAAAAAACT</text:p>
          </table:table-cell>
        </table:table-row>
        <table:table-row table:style-name="ro1">
          <table:table-cell office:value-type="string" calcext:value-type="string">
            <text:p>ACCCCACTCTGTGTCACCTTAAATTGCACTGGGTTGAACAATGCTACCAATATCACTAGTAGTAATGG------------------------GATGACCAACT</text:p>
          </table:table-cell>
        </table:table-row>
        <table:table-row table:style-name="ro1">
          <table:table-cell office:value-type="string" calcext:value-type="string">
            <text:p>ACCCCACTCTGTGTTACTTTAAACTGTACTGATAATAATAGTAGTAATAATATAGACA------------------------TGAAGGAAGAAATGAAAAACT</text:p>
          </table:table-cell>
        </table:table-row>
        <table:table-row table:style-name="ro1">
          <table:table-cell office:value-type="string" calcext:value-type="string">
            <text:p>AATAACACCAATATCAATGTCACTAATAGCACCAATGCCACTAGTTGGGGAAAGATGGAGAAAGGAGAAATAAAAAACT</text:p>
          </table:table-cell>
        </table:table-row>
        <table:table-row table:style-name="ro1">
          <table:table-cell office:value-type="string" calcext:value-type="string">
            <text:p>ATTATTAAGAATACTACTAATACCAATACTACCGGTACCAATAGTAGTAGCAGCATAAAGGCAGAAGACATGAAAAACT</text:p>
          </table:table-cell>
        </table:table-row>
        <table:table-row table:style-name="ro1">
          <table:table-cell office:value-type="string" calcext:value-type="string">
            <text:p>AATACTCGGGCCAGTAATAGTAGTCTTGTAAATAGTACTCATACTATTAATGAGAGTTTGATAATG---------GACATGAAAAACT</text:p>
          </table:table-cell>
        </table:table-row>
        <table:table-row table:style-name="ro1">
          <table:table-cell office:value-type="string" calcext:value-type="string">
            <text:p>AATTGCACTGACGCAAAGAATGGTACTAATACCACCGATAGTAGCGGGAAAGTGATA---GAAAATGGAGAAGTAAAAAACT</text:p>
          </table:table-cell>
        </table:table-row>
        <table:table-row table:style-name="ro1">
          <table:table-cell office:value-type="string" calcext:value-type="string">
            <text:p>AATTGCACTGATCTGAGGAATGATAATAATACCATGAATATTAGTGAGAGA---ATTGTGGAGGAGGGAGAAATAAAAAATT</text:p>
          </table:table-cell>
        </table:table-row>
        <table:table-row table:style-name="ro1">
          <table:table-cell office:value-type="string" calcext:value-type="string">
            <text:p>TTAGATTGCATTAATTT---GAATATTACTAATACCAGCAGTGATACCAATAGTATGATAA---AGGGAGGAGAAATG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GCTCTGATGTTTCGGGGAATGTTACTGATATCAATGGTATTA--AAACCAATAGTAAT-GATAATGATGAAATGAGCACTT</text:p>
          </table:table-cell>
        </table:table-row>
        <table:table-row table:style-name="ro1">
          <table:table-cell office:value-type="string" calcext:value-type="string">
            <text:p>AATTGCACTGAGTGGAAGAAAAGTAATACTACCAATAGTAGTAATTGGGAAATG---GAGGAGAAAGAGGAAGTAAAAAACT</text:p>
          </table:table-cell>
        </table:table-row>
        <table:table-row table:style-name="ro1">
          <table:table-cell office:value-type="string" calcext:value-type="string">
            <text:p>CATGAGGATATAATCAGTTTATGGGATCAAAGCCTAAAACCATGCGTAAAATTAACCCCACTCTGTGTT------------------------------------------------------------------------------GTGAAAAACT</text:p>
          </table:table-cell>
        </table:table-row>
        <table:table-row table:style-name="ro1">
          <table:table-cell office:value-type="string" calcext:value-type="string">
            <text:p>GATTGGAAGAATGATAAGAATGATACTAATACCTATGGTAATGCCACTAATACG---ATGGAAGGAGGAGAAGTAAAAAACT</text:p>
          </table:table-cell>
        </table:table-row>
        <table:table-row table:style-name="ro1">
          <table:table-cell office:value-type="string" calcext:value-type="string">
            <text:p>CCTGGCAGTAACAATATCACTAATAGCAATGTCAGTACC--AACAATGATACTTGGGATGGGAAGGAAGAAATGCGAAACT</text:p>
          </table:table-cell>
        </table:table-row>
        <table:table-row table:style-name="ro1">
          <table:table-cell office:value-type="string" calcext:value-type="string">
            <text:p>AATTGTAGTAATTTGAAGAATGAGACTAATACCAATAGTAGTAGTGGGAGAGTG---ATGGAGGAAGGAGAAATGAAAAACT</text:p>
          </table:table-cell>
        </table:table-row>
        <table:table-row table:style-name="ro1">
          <table:table-cell office:value-type="string" calcext:value-type="string">
            <text:p>TGTAGTAATTTGAGGAATGATACTAATACCACTAGTAGTAGTCAAGAGGAAGTGATGGAGAGAGAAGGAATGAG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TTAAATTGTTCTACTTTGAGTACAAAGTGCAATAATACTGGTACTAATAATAGCCGTTG------------------CGAAGAAATGAAAAACT</text:p>
          </table:table-cell>
        </table:table-row>
        <table:table-row table:style-name="ro1">
          <table:table-cell office:value-type="string" calcext:value-type="string">
            <text:p>GTTACTTTAAATTGCACTGATGCCACTTGGAATAATACAGCCACTGGGAATAAT---------------ATAACAACAGGAGAAATAAAAAACT</text:p>
          </table:table-cell>
        </table:table-row>
        <table:table-row table:style-name="ro1">
          <table:table-cell office:value-type="string" calcext:value-type="string">
            <text:p>TTGAGGAATGATACTAATACCACCAGGAATGGTACTAATAGCACCATTAATAGTGAGGTAAGAGGGGAAATGACAAACT</text:p>
          </table:table-cell>
        </table:table-row>
        <table:table-row table:style-name="ro1">
          <table:table-cell office:value-type="string" calcext:value-type="string">
            <text:p>AATTGTACTGAATTAGAGAATACTACTAGTACCACTAATAGTACTGATAGCAGTGAT----GAGGGACGAGAAATGAAAAACT</text:p>
          </table:table-cell>
        </table:table-row>
        <table:table-row table:style-name="ro1">
          <table:table-cell office:value-type="string" calcext:value-type="string">
            <text:p>CTAAATTGCACTGATTTGAGGAATACTACTAATACCAATAGTAGTAGAGGGAG------GATGGAGGAAGGAGAAATGAGAAATT</text:p>
          </table:table-cell>
        </table:table-row>
        <table:table-row table:style-name="ro1">
          <table:table-cell office:value-type="string" calcext:value-type="string">
            <text:p>ACTAATGCGAATACCACTAATGTGAATACTACTAATACCAATAGTAAT---------TTGAGAATGGAGATGGGAGAAATGAAAAACT</text:p>
          </table:table-cell>
        </table:table-row>
        <table:table-row table:style-name="ro1">
          <table:table-cell office:value-type="string" calcext:value-type="string">
            <text:p>GATAACATTACTCTTATCAATGATAATACTTCCACGAATGCTACTATGAGGGACGGGAT------GCAAGGGGAAATAAAAAACT</text:p>
          </table:table-cell>
        </table:table-row>
        <table:table-row table:style-name="ro1">
          <table:table-cell office:value-type="string" calcext:value-type="string">
            <text:p>GTTACTTTAAATTGCACTGATAATTTGAACAATG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AATTGCACTAATTTGAATAAGACTACTAATACCAGTAGTAGTACCATTAGCCCGACA---GAGGGAGGAGAAATAAAAAACT</text:p>
          </table:table-cell>
        </table:table-row>
        <table:table-row table:style-name="ro1">
          <table:table-cell office:value-type="string" calcext:value-type="string">
            <text:p>TGTAAAGA---GGCTAATGCCACTAAGGCCAATAATAGTAGTGACAGGATTAATAGTAGTATGATAGAAGAAATGAAAAACT</text:p>
          </table:table-cell>
        </table:table-row>
        <table:table-row table:style-name="ro1">
          <table:table-cell office:value-type="string" calcext:value-type="string">
            <text:p>AATTGCACTGATGTGAAAACTAATAGTACCAACAGTAGTACTA--AACCCACTGATAGTAGCGGGA-TAGAAATGAAAAAC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CTAAAACCAACAATAATACTAGCCTTACTACTACTACTAATAGTAGTTGGGAAAGGAT------GGAAGGAGAAATAAAGAACT</text:p>
          </table:table-cell>
        </table:table-row>
        <table:table-row table:style-name="ro1">
          <table:table-cell office:value-type="string" calcext:value-type="string">
            <text:p>TGTGTAAAATTAACACCACTCTGTGTTACTTTAAATTGCACTGATGTGAAGAATACTTACTACTAT-------------------------------------GAAATGAAAAAT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AATAAT---AATATTACTATTCATAATGTTACTGCTAATACGAGTGTTATTGCTAATATGAATGAAACTGATATGAAAAACT</text:p>
          </table:table-cell>
        </table:table-row>
        <table:table-row table:style-name="ro1">
          <table:table-cell office:value-type="string" calcext:value-type="string">
            <text:p>ACTTTAAACTGCACTGATT---ATTATGGAAATAATACTAGTGAAAG--------AAATCATAGTGATATGAAGGGAGAAATGAAAAATT</text:p>
          </table:table-cell>
        </table:table-row>
        <table:table-row table:style-name="ro1">
          <table:table-cell office:value-type="string" calcext:value-type="string">
            <text:p>AATTGCACTGATCCTCGATTGAATAGAACAGAAAACAATAATACTAGTATCGAAAAGAT---------GGATAAAGACATGAAAAACT</text:p>
          </table:table-cell>
        </table:table-row>
        <table:table-row table:style-name="ro1">
          <table:table-cell office:value-type="string" calcext:value-type="string">
            <text:p>CCACTCTGTGTTACTTTAAATTGCACT---------AATGCCACTAGTACTAATTTCACTGCCAAAA------------ACGAGGGAGGAATAAAAAACT</text:p>
          </table:table-cell>
        </table:table-row>
        <table:table-row table:style-name="ro1">
          <table:table-cell office:value-type="string" calcext:value-type="string">
            <text:p>TTAACCCCACTCTGTGTTACTTTAGAATGCAAAAACTTAAATGATACTAGTGATATCA---------------------------GGACAGGAGAAATGAAAAACT</text:p>
          </table:table-cell>
        </table:table-row>
        <table:table-row table:style-name="ro1">
          <table:table-cell office:value-type="string" calcext:value-type="string">
            <text:p>AAGAATAGTACTAATACCAATAGTACTAATACCAATAGTACTGGTGGGAAAGTGATGGAGGAAGGAGAAATGAAAAACT</text:p>
          </table:table-cell>
        </table:table-row>
        <table:table-row table:style-name="ro1">
          <table:table-cell office:value-type="string" calcext:value-type="string">
            <text:p>ACCACTAGTACTACTAGTCCCCCTAATACTAGTACCCCTAGTAATAGTAGTCTGGAAAATAATAGT----------GACATAAAAAACT</text:p>
          </table:table-cell>
        </table:table-row>
        <table:table-row table:style-name="ro1">
          <table:table-cell office:value-type="string" calcext:value-type="string">
            <text:p>AAGTGCATTGATGTGCAAAATGATACTAAAACCAACAATAGTGGCAGGGTAATGATA---GACAAAGGAGAAATGAAAAACT</text:p>
          </table:table-cell>
        </table:table-row>
        <table:table-row table:style-name="ro1">
          <table:table-cell office:value-type="string" calcext:value-type="string">
            <text:p>GATAATACCACCAATCAGAATAATAGTAGTACCAATAATACTAGTCGGAAACAAGAAGAGATAGGAGACATGAAAAACT</text:p>
          </table:table-cell>
        </table:table-row>
        <table:table-row table:style-name="ro1">
          <table:table-cell office:value-type="string" calcext:value-type="string">
            <text:p>AGTAGTAGTGGGGGATTGAATGAGACTAATACCAATAGTAGTAGTGGGGGAGTG---ATGGAGAAAGGAGAAATAAAAAACT</text:p>
          </table:table-cell>
        </table:table-row>
        <table:table-row table:style-name="ro1">
          <table:table-cell office:value-type="string" calcext:value-type="string">
            <text:p>CCTACCACTAGTACTACCACTAGTCCCACTACCAGTACTACCAATAATAGTAGTTGGGAAAAAGAAGAAATAAAAAACT</text:p>
          </table:table-cell>
        </table:table-row>
        <table:table-row table:style-name="ro1">
          <table:table-cell office:value-type="string" calcext:value-type="string">
            <text:p>AATTGCAGTGATGTAAGGAATGCCAATAATGCCAATAATAGTAGCGGGGGAAACATA---GAGGTAGGAGAAATAAAAAACT</text:p>
          </table:table-cell>
        </table:table-row>
        <table:table-row table:style-name="ro1">
          <table:table-cell office:value-type="string" calcext:value-type="string">
            <text:p>ACTGATGACTTGGGGAATAGTACTAATGTGAATAATACTAATGTCACTATGGACAATGAGAAAGGAGAAATAAAAAACT</text:p>
          </table:table-cell>
        </table:table-row>
        <table:table-row table:style-name="ro1">
          <table:table-cell office:value-type="string" calcext:value-type="string">
            <text:p>ACTAGTACCAACAATAGTAGTTTAAATGCTACTACTACCCCTAGTAGTATGGGAAACATGAAGGAAGACATGAAAAACT</text:p>
          </table:table-cell>
        </table:table-row>
        <table:table-row table:style-name="ro1">
          <table:table-cell office:value-type="string" calcext:value-type="string">
            <text:p>AAGATCAATACTACCAGCACCGAAATTAGTACCAAGACCGAATATAATACCATAGAGGAAAAAGGAGAAATA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AATTGCACTGATCTGAGGAATACTACTAATGCCACGAGTAGTAGCGAGAGAACG---ATGGAGGGGGGAGAGATGAAAAATT</text:p>
          </table:table-cell>
        </table:table-row>
        <table:table-row table:style-name="ro1">
          <table:table-cell office:value-type="string" calcext:value-type="string">
            <text:p>AATGATACTAGTACCAATAGTAGCGCTAGTAACCATAATAGTAGCAAGGGAACGCCAGAGGGAGGAGAAGTAAAAAACT</text:p>
          </table:table-cell>
        </table:table-row>
        <table:table-row table:style-name="ro1">
          <table:table-cell office:value-type="string" calcext:value-type="string">
            <text:p>GT---GAATGCTACTAACACCAATAGTAGTACTTCTACTAACATCAGTAGTAGTGAGGGAGGGATAGAGGGAGTAAAAAACT</text:p>
          </table:table-cell>
        </table:table-row>
        <table:table-row table:style-name="ro1">
          <table:table-cell office:value-type="string" calcext:value-type="string">
            <text:p>TGTGCGAAGAATATTAGCGGGGATAATGTGAAGAATAATAGCTGGGAAATGCCGATAGAAAAAGGAGAAATAAAAAACT</text:p>
          </table:table-cell>
        </table:table-row>
        <table:table-row table:style-name="ro1">
          <table:table-cell office:value-type="string" calcext:value-type="string">
            <text:p>AGTAAGAATCGTACTGCTAATGACTCTAAGAATGTTACTGATAATGCCACTATAAATGAGGAAGGAGAAATGAAAAACT</text:p>
          </table:table-cell>
        </table:table-row>
        <table:table-row table:style-name="ro1">
          <table:table-cell office:value-type="string" calcext:value-type="string">
            <text:p>TGCGCTGATGGTGCAAATTGCACTGATCCTAAAACCAATAAAAATTGGGGAAA------AATGGACACAGGAGAAATAAAAAACT</text:p>
          </table:table-cell>
        </table:table-row>
        <table:table-row table:style-name="ro1">
          <table:table-cell office:value-type="string" calcext:value-type="string">
            <text:p>TT---GAATGGCACTAACACCAACATCACCAGTAGGAACACCACCAGTAATAACATAATGGAGGCAGGAGAAATAAAAAACT</text:p>
          </table:table-cell>
        </table:table-row>
        <table:table-row table:style-name="ro1">
          <table:table-cell office:value-type="string" calcext:value-type="string">
            <text:p>ACTTTAAATTGCATTGATTTTGGGAATACTACCAATACCACTATCGGGGGAGAG---------ATGGAAAAAGGAGAAATAAAAAATT</text:p>
          </table:table-cell>
        </table:table-row>
        <table:table-row table:style-name="ro1">
          <table:table-cell office:value-type="string" calcext:value-type="string">
            <text:p>GATAATAGTACCACCAATAATAGTACCATCACTAATAGTACATGGGGAGAGATGGAAGACAAAGGAGAAATAAAAAATT</text:p>
          </table:table-cell>
        </table:table-row>
        <table:table-row table:style-name="ro1">
          <table:table-cell office:value-type="string" calcext:value-type="string">
            <text:p>ACTAAGAATGCTACTAATACCAATTATAGTAATACTAATAGTAGTTGGGGAACAATAA---AGGAAGGAGAAGTAAAAAACT</text:p>
          </table:table-cell>
        </table:table-row>
        <table:table-row table:style-name="ro1">
          <table:table-cell office:value-type="string" calcext:value-type="string">
            <text:p>GGGGTGGGGACTAACAATACCAATAATGATACCAATAGCGGTGACTGGAA---GTTGATGGATCCAGGAGAG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GCCACTAGTGGTAATACTAATGCCACTAGTAGTAATACTACTATAACAGATAATATGGAGGGAGAAATAAAAAACT</text:p>
          </table:table-cell>
        </table:table-row>
        <table:table-row table:style-name="ro1">
          <table:table-cell office:value-type="string" calcext:value-type="string">
            <text:p>CCACTCTGTGTCACCTTAAATTGCACTGATACTGGTACTAATATCACGGATAGTGATAGTAGTGCAGGAATGAT---------------------GAATT</text:p>
          </table:table-cell>
        </table:table-row>
        <table:table-row table:style-name="ro1">
          <table:table-cell office:value-type="string" calcext:value-type="string">
            <text:p>AACAATAGTAGTGGCACTGATACCCATACCAATAGGAGTGGCGGGGGACAGGAGATGGAAAAAGGGGAGATGAAAAACT</text:p>
          </table:table-cell>
        </table:table-row>
        <table:table-row table:style-name="ro1">
          <table:table-cell office:value-type="string" calcext:value-type="string">
            <text:p>TGCACAGATATAAAGAATAATTCTAATACCAATCCTAGTGGTGGGAGAATTATAATGGAGTACCCAGAGATGAAAAACT</text:p>
          </table:table-cell>
        </table:table-row>
        <table:table-row table:style-name="ro1">
          <table:table-cell office:value-type="string" calcext:value-type="string">
            <text:p>ACTAATAGTACTGTGGGAAATGCTACTAACGCCATTAATAGTAGCATGGAAATG---ATGGAGAAAGGAGAAATAAAGAACT</text:p>
          </table:table-cell>
        </table:table-row>
        <table:table-row table:style-name="ro1">
          <table:table-cell office:value-type="string" calcext:value-type="string">
            <text:p>AATTTGACCACCAATTTGACTACTGATAATACTACTACTGGTAGGGGTAATATTAGTGGTAGTATGGAAATGAAAAACT</text:p>
          </table:table-cell>
        </table:table-row>
        <table:table-row table:style-name="ro1">
          <table:table-cell office:value-type="string" calcext:value-type="string">
            <text:p>ACTAATATAACTAATAATATAACTAACAGTACCACTAATATAACTAACAGTACCATAGAGGGAAATGATATG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ATGCAGGAATGAT---------------------GAATT</text:p>
          </table:table-cell>
        </table:table-row>
        <table:table-row table:style-name="ro1">
          <table:table-cell office:value-type="string" calcext:value-type="string">
            <text:p>AAAAATAACATCACTGAGGGAAATAACACCACTGGGGCAAATAGCAACACTGAGTGGCTAACCAAAGAAATGAGAAACT</text:p>
          </table:table-cell>
        </table:table-row>
        <table:table-row table:style-name="ro1">
          <table:table-cell office:value-type="string" calcext:value-type="string">
            <text:p>TTAAATTGCATTGACGTGA------ATACCACTACCAATAGTAGTGGCGGGGAACTGAAGATGGAAAAAGGGGAGATGAAAAACT</text:p>
          </table:table-cell>
        </table:table-row>
        <table:table-row table:style-name="ro1">
          <table:table-cell office:value-type="string" calcext:value-type="string">
            <text:p>TGCACTGATTATAAGAAGAACGCCACTAATACCACCACTACCCCCCTTACTACAGCTAGTACTGGGGAAATAAAAAACT</text:p>
          </table:table-cell>
        </table:table-row>
        <table:table-row table:style-name="ro1">
          <table:table-cell office:value-type="string" calcext:value-type="string">
            <text:p>GTTACTTTAAATTGCAC------------TGATATCCCTGCCAATAAGAATAGTAGTGTGAATACCACTAGTTTAGGAGAGATG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ACAATATTACTAAGACTAGTAATAGTACTAATACCAGTAGTAGTAGTTTGGAAGAAATGAAGGGAGAAATAAAAAACT</text:p>
          </table:table-cell>
        </table:table-row>
        <table:table-row table:style-name="ro1">
          <table:table-cell office:value-type="string" calcext:value-type="string">
            <text:p>AGTTCCAATAAAAATTCGAATGCCAATAACAGTTCGGAGTGCAATGTCACTGATGATAGTTGTATGGAAATGAAAAACT</text:p>
          </table:table-cell>
        </table:table-row>
        <table:table-row table:style-name="ro1">
          <table:table-cell office:value-type="string" calcext:value-type="string">
            <text:p>TGCACTGATGATTTAAAGAATACTAATAATACCAATAGTACTGAGGGGAGAACG---ATGGAGGGAGGAGAAATAAAAAACT</text:p>
          </table:table-cell>
        </table:table-row>
        <table:table-row table:style-name="ro1">
          <table:table-cell office:value-type="string" calcext:value-type="string">
            <text:p>AATGTTACAACTTGGAATGCTACTAATACCAGCAATGGTAGCGGTGGACTGATGATGGAGAAAGGAGAAATAAAAAACT</text:p>
          </table:table-cell>
        </table:table-row>
        <table:table-row table:style-name="ro1">
          <table:table-cell office:value-type="string" calcext:value-type="string">
            <text:p>CTCTGTGTTACTTTAAATTGTACTGATCCTCCTGATTTAAAGAAAGCTAGTAGT---------------------------ATGGAGAAAGGAGAAATAAAAAACT</text:p>
          </table:table-cell>
        </table:table-row>
        <table:table-row table:style-name="ro1">
          <table:table-cell office:value-type="string" calcext:value-type="string">
            <text:p>GGTAATAATACAAATAGTACTCATACCAATAGTAGTAGTAGTGAAGGGGAAAAGCTGGAGAAAGGAGAAATAAAAAACT</text:p>
          </table:table-cell>
        </table:table-row>
        <table:table-row table:style-name="ro1">
          <table:table-cell office:value-type="string" calcext:value-type="string">
            <text:p>GTTACTTTAAATTGCACTAACGTGACTAATACTACTAATACCACTGCT------------TCACCAATGATAACAGGAGAAATAAAAAACT</text:p>
          </table:table-cell>
        </table:table-row>
        <table:table-row table:style-name="ro1">
          <table:table-cell office:value-type="string" calcext:value-type="string">
            <text:p>ACTAACACCACTAGGTCCAATAATACCGCCACTAGTGCCTCCAATATGACCACTAATGACACTAGTGATATGACAAACT</text:p>
          </table:table-cell>
        </table:table-row>
        <table:table-row table:style-name="ro1">
          <table:table-cell office:value-type="string" calcext:value-type="string">
            <text:p>AATAATACCAGTAATAATACCAGTAATCATACCAGTAGTAATACCAGTAGTACGACA---GAGGGAGGAGAAATGAAAAACT</text:p>
          </table:table-cell>
        </table:table-row>
        <table:table-row table:style-name="ro1">
          <table:table-cell office:value-type="string" calcext:value-type="string">
            <text:p>GGGAATACTAGTAATGCCAATAATATTACCAATAGTAGTAGCTGGGGAGAGCCAATGGAGAAAGGAGAAATGAAAAACT</text:p>
          </table:table-cell>
        </table:table-row>
        <table:table-row table:style-name="ro1">
          <table:table-cell office:value-type="string" calcext:value-type="string">
            <text:p>TTGGAAAATGTTACTAATACCAATGTTACTAATACCAATAGAAGTATTGAGGGAAAAAT------GAAGGGAGAAATAAAAAACT</text:p>
          </table:table-cell>
        </table:table-row>
        <table:table-row table:style-name="ro1">
          <table:table-cell office:value-type="string" calcext:value-type="string">
            <text:p>AATACTACCAATAATACTGCTAAACTCAAATCCACTAGTGGTGAGGGAATGATGGAGACAGGAGGAGACATGAAGAACT</text:p>
          </table:table-cell>
        </table:table-row>
        <table:table-row table:style-name="ro1">
          <table:table-cell office:value-type="string" calcext:value-type="string">
            <text:p>AATGCTACTAATACCACCACTTCTAATGATGCCACTTCTAACAGTTGGGAAAAGATGAACCCAGGGGAAATAAAAAACT</text:p>
          </table:table-cell>
        </table:table-row>
        <table:table-row table:style-name="ro1">
          <table:table-cell office:value-type="string" calcext:value-type="string">
            <text:p>TTAAAGTGTACTGATCTGGGGAATGCTACTAATACC---ACGAGTAGCGGGAGAATG---ATGGAAGGGGGAGAAATAAAAAATT</text:p>
          </table:table-cell>
        </table:table-row>
        <table:table-row table:style-name="ro1">
          <table:table-cell office:value-type="string" calcext:value-type="string">
            <text:p>TTAAATTGCACTGATTATTTGGGGAATACTACCAGTAGTAATAACAGCAGT---------ACAGCAGAGGGAGGAGAAATAAAAAACT</text:p>
          </table:table-cell>
        </table:table-row>
        <table:table-row table:style-name="ro1">
          <table:table-cell office:value-type="string" calcext:value-type="string">
            <text:p>GCTACTAAGCCTAATAATAATGCTACTAAAACCACAAGTCAAAGCAAATGGATGATGGATAAGGGAGAAATAAAAAATT</text:p>
          </table:table-cell>
        </table:table-row>
        <table:table-row table:style-name="ro1">
          <table:table-cell office:value-type="string" calcext:value-type="string">
            <text:p>TTGAGGAATAAAACTTGCACTAGTAATGACACTGGTTGTAATACCACTGCTGGCATCGAGGGAGGAGGAATGAAAAATT</text:p>
          </table:table-cell>
        </table:table-row>
        <table:table-row table:style-name="ro1">
          <table:table-cell office:value-type="string" calcext:value-type="string">
            <text:p>AGTGTTGATAGCACCAATAGTAGCACTAGCATCAATAATAGTTTGGTGGAAGGAATGACAATGGA------AGGAATGACAAACT</text:p>
          </table:table-cell>
        </table:table-row>
        <table:table-row table:style-name="ro1">
          <table:table-cell office:value-type="string" calcext:value-type="string">
            <text:p>GAGACTGCTACTAATAGTAGCATTAATAGTAGCACTGTTAGTAGCGGGGAAATGATGAAGGGGGAAGAAATGAAAAATT</text:p>
          </table:table-cell>
        </table:table-row>
        <table:table-row table:style-name="ro1">
          <table:table-cell office:value-type="string" calcext:value-type="string">
            <text:p>ACAAATAGTACTAGTGGCAATAATACTGCCACTAATAGTAGTAATTGGAGCCACATGGAGCCAGGAGAAATAAAAAACT</text:p>
          </table:table-cell>
        </table:table-row>
        <table:table-row table:style-name="ro1">
          <table:table-cell office:value-type="string" calcext:value-type="string">
            <text:p>TTAAATTGCACTAATGTTAATTTGAATAGCACTGTGCAGGACAATAGTACCAG---------AATAGAGGAAGGAGAAATAAAAAATT</text:p>
          </table:table-cell>
        </table:table-row>
        <table:table-row table:style-name="ro1">
          <table:table-cell office:value-type="string" calcext:value-type="string">
            <text:p>GCGACTCTAAATTGCACTGGTGCGGCGAGTAATTGTACCACCAATAATAGTAGT------------ACAATGCAAGGAGAAATAAAAAACT</text:p>
          </table:table-cell>
        </table:table-row>
        <table:table-row table:style-name="ro1">
          <table:table-cell office:value-type="string" calcext:value-type="string">
            <text:p>ACTTTAAATTGCTCCGATT---------ATACTAATAACAGTACTAATAGCACTATTGAAAAAGAAATGAAGGGAGAAATAAAAAACT</text:p>
          </table:table-cell>
        </table:table-row>
        <table:table-row table:style-name="ro1">
          <table:table-cell office:value-type="string" calcext:value-type="string">
            <text:p>GGGAACAGTACTAAAGGGAATCAGACTAATAATAGTAGTAGTATAGGGGAAATGCTGAACAAAGAAGAAATAAAGAATT</text:p>
          </table:table-cell>
        </table:table-row>
        <table:table-row table:style-name="ro1">
          <table:table-cell office:value-type="string" calcext:value-type="string">
            <text:p>TTAAATTGCACTGATGATTTGAACAATAATATCACTAGTAGTAGTGGGGGAAA------AATGGAGAGAGGAGAAATAAAAAACT</text:p>
          </table:table-cell>
        </table:table-row>
        <table:table-row table:style-name="ro1">
          <table:table-cell office:value-type="string" calcext:value-type="string">
            <text:p>AGTGATGTAAGGAATGATACTACTACTAATACCAATAGTAGCTGGGGAAATACAATGGAGAGAGGAGAAATGAAAAATT</text:p>
          </table:table-cell>
        </table:table-row>
        <table:table-row table:style-name="ro1">
          <table:table-cell office:value-type="string" calcext:value-type="string">
            <text:p>ACCCCACTCTGTGTCACCTTAAATTGCAC------------TGATACTAATACTAATAGAA-----CAGATAGTGATGGTGCAGGA-------ATGATGAATT</text:p>
          </table:table-cell>
        </table:table-row>
        <table:table-row table:style-name="ro1">
          <table:table-cell office:value-type="string" calcext:value-type="string">
            <text:p>TTAACCCCACTCTGTGTT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TGGAATAGTACTGCTAATGCCACTGCTAATGCCACTAGTAGTGGAGGGGGACTG---ATGGAGAAAGGAGAAATAAAAAACT</text:p>
          </table:table-cell>
        </table:table-row>
        <table:table-row table:style-name="ro1">
          <table:table-cell office:value-type="string" calcext:value-type="string">
            <text:p>TGCACTGATCTGAGGAATAATACTAATACCACTAGTGCCATTAATAGTAATGAGATGGAAAAAGGAGAAATGAAAAACT</text:p>
          </table:table-cell>
        </table:table-row>
        <table:table-row table:style-name="ro1">
          <table:table-cell office:value-type="string" calcext:value-type="string">
            <text:p>CTCTGTGTTACTTTAAATTGCACTAATACTAACATGACTACTATTAATAATGA------------------GACAAAGGTTGGAGAAATAAAAAATT</text:p>
          </table:table-cell>
        </table:table-row>
        <table:table-row table:style-name="ro1">
          <table:table-cell office:value-type="string" calcext:value-type="string">
            <text:p>GATAATAATACCACTAGTAATAGTACCACTAATACTCCTAATATCACTAGTGATAGC-ATGAGAGAAGAAATAAAAAACT</text:p>
          </table:table-cell>
        </table:table-row>
        <table:table-row table:style-name="ro1">
          <table:table-cell office:value-type="string" calcext:value-type="string">
            <text:p>ATTGATTGGAACACCACTAGTACTGTGAATGCTACTAATATCAA------TAAGGGGGGAATGAT------GGAAGGAGAAATAAAAAATT</text:p>
          </table:table-cell>
        </table:table-row>
        <table:table-row table:style-name="ro1">
          <table:table-cell office:value-type="string" calcext:value-type="string">
            <text:p>AGTAATAATAGTACACATAACACTAGTGATTTGGGAAACAATACTGATTTGGGAAGTATGGCGGGAGAAATGAAAAACT</text:p>
          </table:table-cell>
        </table:table-row>
        <table:table-row table:style-name="ro1">
          <table:table-cell office:value-type="string" calcext:value-type="string">
            <text:p>AATTGCACTGATGTGTCCAATAGTACTAATAATACCAATAGAAGTGTCGAGGGAGAGAT------GAAGGGAGAAATAAAGAATT</text:p>
          </table:table-cell>
        </table:table-row>
        <table:table-row table:style-name="ro1">
          <table:table-cell office:value-type="string" calcext:value-type="string">
            <text:p>GTAAAATTAACTCCACTCTGTGTTACTTTAAATTGCACTG------------------------------TAAGCGGGGGAATG---ATGGGGGGAGGAGAAATGAAAAAT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GGCACTAATGAC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GATTATGTGGGAAATACTACTAATACCACTAGTACAACTGATGCCACTAGTATGGGAATGGATA---GAGAAATAAAAAACT</text:p>
          </table:table-cell>
        </table:table-row>
        <table:table-row table:style-name="ro1">
          <table:table-cell office:value-type="string" calcext:value-type="string">
            <text:p>GTAAAATTAACCCCACTCTGTGTCACTTTAAATTGTAC------------TAATGCTAATGTTACTACTAGTAGCGGG---------------------GAAATGAAAAACT</text:p>
          </table:table-cell>
        </table:table-row>
        <table:table-row table:style-name="ro1">
          <table:table-cell office:value-type="string" calcext:value-type="string">
            <text:p>GGGAATGGTACAATTACCAATGGTACCACAGGCAATAATAGTAAAGAGATACCAATGGAGAAAGGAGAGATGCAAAACT</text:p>
          </table:table-cell>
        </table:table-row>
        <table:table-row table:style-name="ro1">
          <table:table-cell office:value-type="string" calcext:value-type="string">
            <text:p>TTAAATTGCACTGATTTG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TGCACTAATCCTCAGCTTAATTGCACTGATTCTAAGTGTAAGAAC---ATTACGATTACAGTAGAAGGAGATGTAAAAAACT</text:p>
          </table:table-cell>
        </table:table-row>
        <table:table-row table:style-name="ro1">
          <table:table-cell office:value-type="string" calcext:value-type="string">
            <text:p>AATGCTACTGGTACCAATGGTACTCGTGGCACTAGTACAGTGGAGGGAGAAT--TAATGAAGGAAGGAGAAATAAAAAATT</text:p>
          </table:table-cell>
        </table:table-row>
        <table:table-row table:style-name="ro1">
          <table:table-cell office:value-type="string" calcext:value-type="string">
            <text:p>GGGAATGTTACTAATACCAATGCTACTAAAACCACTAATAGTAGTTGGGAAAAGATGGAGAAAGGAGAAATAAAAAGAT</text:p>
          </table:table-cell>
        </table:table-row>
        <table:table-row table:style-name="ro1">
          <table:table-cell office:value-type="string" calcext:value-type="string">
            <text:p>AATTGCACTGGAAACTTAACGAATGTCATGGTTAAAAATAATAAT-----GATAGTGCTACTGATGTCA-CTGGTATGACAAACT</text:p>
          </table:table-cell>
        </table:table-row>
        <table:table-row table:style-name="ro1">
          <table:table-cell office:value-type="string" calcext:value-type="string">
            <text:p>AATTT---GAATATTACTAATACCAGTAATAATACCAGTAGTACTACCAGTAGTATAATACGGGAAGGAGAAATAAAAAACT</text:p>
          </table:table-cell>
        </table:table-row>
        <table:table-row table:style-name="ro1">
          <table:table-cell office:value-type="string" calcext:value-type="string">
            <text:p>TGCACTGATTGGAAGAATAATAATAATACTAATACCACCAGTAGTAGTTTAGGAAGTATGGAGGGAGAAATAAAAAACT</text:p>
          </table:table-cell>
        </table:table-row>
        <table:table-row table:style-name="ro1">
          <table:table-cell office:value-type="string" calcext:value-type="string">
            <text:p>AGCAATGCTAATTTAAACATCACTAATGCCACTAGTAGCAGCGAGACACTGATGGAAAAGCCAGGG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TAAATTGCACTGA---AGCAAGTGTTACTTATGCCAATAGTAGTAAAGAGACAATG---ATGGAGAAAGGAGAAATACAAAATT</text:p>
          </table:table-cell>
        </table:table-row>
        <table:table-row table:style-name="ro1">
          <table:table-cell office:value-type="string" calcext:value-type="string">
            <text:p>AATGCTACTGCTACTGCAAATAATGATACTGAAAATAATGCTACGGTAAATAAAGCCGTGATAGAAGAGATAAAAAACT</text:p>
          </table:table-cell>
        </table:table-row>
        <table:table-row table:style-name="ro1">
          <table:table-cell office:value-type="string" calcext:value-type="string">
            <text:p>ACTTTAAAGTGTACTGATTTGAATGCCACCAGTGGTACTAATGTCACTGGTAGT---------------ATCGAGGAAAGAGACATGACCAACT</text:p>
          </table:table-cell>
        </table:table-row>
        <table:table-row table:style-name="ro1">
          <table:table-cell office:value-type="string" calcext:value-type="string">
            <text:p>AAGAATAATACTAACTGTAATAATGATACTAACAGTAAGAATGATACTCTTAAGGAGGAGATAGGGGAAATAAAAAACT</text:p>
          </table:table-cell>
        </table:table-row>
        <table:table-row table:style-name="ro1">
          <table:table-cell office:value-type="string" calcext:value-type="string">
            <text:p>ATAAATACTAATAGTACTGGAAATAGTAGTAGTGTTACCAATAGTACCAGCGAGGATGGTGGGGAACCAATGAGAAACT</text:p>
          </table:table-cell>
        </table:table-row>
        <table:table-row table:style-name="ro1">
          <table:table-cell office:value-type="string" calcext:value-type="string">
            <text:p>TGCAGTANC---AGTAATTATACTAATACCACTACCAGT--------AATGCCACTGCCGAACCTAGTATGCAAGGAGAAATAAAAAACT</text:p>
          </table:table-cell>
        </table:table-row>
        <table:table-row table:style-name="ro1">
          <table:table-cell office:value-type="string" calcext:value-type="string">
            <text:p>ACTAGGACTAATACCACTATTACTCCCACTACTCCCACTAAGAGTAGCTGGGAAAATATGGC------TGGAGAAATAAAGAACT</text:p>
          </table:table-cell>
        </table:table-row>
        <table:table-row table:style-name="ro1">
          <table:table-cell office:value-type="string" calcext:value-type="string">
            <text:p>CTCTGTGTCACTTTAAATTGCACTGATGATTTAAAGAATGTTACTTTTGAGAATGGTACTAG---------------------AGGAGAAGTAAAAAATT</text:p>
          </table:table-cell>
        </table:table-row>
        <table:table-row table:style-name="ro1">
          <table:table-cell office:value-type="string" calcext:value-type="string">
            <text:p>AGAAATGATACTGATAGTGGTGATAATACCACCAATAGTAGTAGCTGGGGAAAG---ATGGAGAGAGGAGAAATAAAAAACT</text:p>
          </table:table-cell>
        </table:table-row>
        <table:table-row table:style-name="ro1">
          <table:table-cell office:value-type="string" calcext:value-type="string">
            <text:p>ACTTTAAATTGTACTAAT---GCCACTGCTATTAATGCCACTAGTAGTAGTAAAACTAATATCAC------TAGTGAAATAAAGAAAT</text:p>
          </table:table-cell>
        </table:table-row>
        <table:table-row table:style-name="ro1">
          <table:table-cell office:value-type="string" calcext:value-type="string">
            <text:p>TCTGATCTGAATGTTAATAGCACTGATCTGAAGAATGTTACTAACTGGGAAATAAGGGAAAAAGGAGGAATAAAAAACT</text:p>
          </table:table-cell>
        </table:table-row>
        <table:table-row table:style-name="ro1">
          <table:table-cell office:value-type="string" calcext:value-type="string">
            <text:p>GTCACTTTAAATTGCACTGAGTTGAATAATAC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ATGAGACTAATACCAATGAGACTACTGCCAATAATAGTACAGCGGAACAGATAGAGGGAGGAAGAGATATAAAAAACT</text:p>
          </table:table-cell>
        </table:table-row>
        <table:table-row table:style-name="ro1">
          <table:table-cell office:value-type="string" calcext:value-type="string">
            <text:p>ACTTTAAATTGCACAAATGTGAAAAATAATACAAGTACCAATAGTAACTTTAGTAAGAT---------GGAGGGAGACATAAAAAACT</text:p>
          </table:table-cell>
        </table:table-row>
        <table:table-row table:style-name="ro1">
          <table:table-cell office:value-type="string" calcext:value-type="string">
            <text:p>AATTGCACTAATTTGAACCAGACTACCAATACCAATAGTACTACCATTAGTCCGAAA---GGGGGAGGAGAAATAAAAAACT</text:p>
          </table:table-cell>
        </table:table-row>
        <table:table-row table:style-name="ro1">
          <table:table-cell office:value-type="string" calcext:value-type="string">
            <text:p>TCTAATGTAAACAGAACCGAGGCAAATGCTACTATGACCAACAGCAGTAGT---------ATGGAAGAAGGGGGTGAAATAAAAAACT</text:p>
          </table:table-cell>
        </table:table-row>
        <table:table-row table:style-name="ro1">
          <table:table-cell office:value-type="string" calcext:value-type="string">
            <text:p>TGCACTAATTTGACATTGAGTAATGCTACTGAGGGAATAAATAACAATAGTAGT---------------ATTGCTAGTGAGGAAATGAAGAACT</text:p>
          </table:table-cell>
        </table:table-row>
        <table:table-row table:style-name="ro1">
          <table:table-cell office:value-type="string" calcext:value-type="string">
            <text:p>TGCACTGATGTGCAGAAGAATAATACTAATACCACTGTGGGTGGCGGGGGA---CCAATGGAGTCAGGAGAAATAAAAAACT</text:p>
          </table:table-cell>
        </table:table-row>
        <table:table-row table:style-name="ro1">
          <table:table-cell office:value-type="string" calcext:value-type="string">
            <text:p>ACTGATTTGAAAAATGCTACTAGTACCAATGATACTAGTCTCAATAATAGGACTATGGAAGAAGGAGACATGAGAAACT</text:p>
          </table:table-cell>
        </table:table-row>
        <table:table-row table:style-name="ro1">
          <table:table-cell office:value-type="string" calcext:value-type="string">
            <text:p>CCACTCTGTGTTACTCTAAATTGC------------------ACTAATATCAATAATAGTAGCGGGAGA---CCAATAGAGGTAGAAGAAATAAAGAACT</text:p>
          </table:table-cell>
        </table:table-row>
        <table:table-row table:style-name="ro1">
          <table:table-cell office:value-type="string" calcext:value-type="string">
            <text:p>AATTGCACTGATGTTTCTAATACCAATGCTACTAGTAATAATAGTATAGAAGGGAAGATA------AGAGAAGAAATGAGAAACT</text:p>
          </table:table-cell>
        </table:table-row>
        <table:table-row table:style-name="ro1">
          <table:table-cell office:value-type="string" calcext:value-type="string">
            <text:p>CTCTGTGTTACTTTAAATTGCACTGATTATTCAGGGAATAATATTACTAATAATGCTACTG------------------ATAAAGAAATGAAAAATT</text:p>
          </table:table-cell>
        </table:table-row>
        <table:table-row table:style-name="ro1">
          <table:table-cell office:value-type="string" calcext:value-type="string">
            <text:p>GATGTCAATATTACTAGTACCAACACTACTAATAATAGTAGTAGCTGGAAAATAGTGGAAAAAGGAGAAATAAAAAACT</text:p>
          </table:table-cell>
        </table:table-row>
        <table:table-row table:style-name="ro1">
          <table:table-cell office:value-type="string" calcext:value-type="string">
            <text:p>ACCCCACTTTGTGTCACCTTAAATTGCACTGAT------ACTGCTACTAATATCA-----------CGGATAGTGATAATGCAGGA-------ATGATGAATT</text:p>
          </table:table-cell>
        </table:table-row>
        <table:table-row table:style-name="ro1">
          <table:table-cell office:value-type="string" calcext:value-type="string">
            <text:p>ACTTTAAATTGCACTAATGCGA------ATGTTAATACCACGGGTAGTAATGAGACAAGG---ATGGAGAGGGAAGAAATAAAAAATT</text:p>
          </table:table-cell>
        </table:table-row>
        <table:table-row table:style-name="ro1">
          <table:table-cell office:value-type="string" calcext:value-type="string">
            <text:p>AATTGCACTAATTTGAAGAATAATGTTACTACTATTAATAATGGTAGTGAGGCAATGATA------AAAGAGGAAATGAAAAACT</text:p>
          </table:table-cell>
        </table:table-row>
        <table:table-row table:style-name="ro1">
          <table:table-cell office:value-type="string" calcext:value-type="string">
            <text:p>AACTGCACTGATGTGGGGGATGCTACTAATACCAAGAATAGGAGCAAGGG---GGAGATGGAGAAA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TAAACTGCACTGATTATGTGAAAAATGATACTAGTAGCACTAACAGTAGCAGCTG---------GGAGAAAGGAGAAATA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RGTAATAATACAACCAATRGTAATACAACCACTAGTAATAGMTKGKGGGAAACTATGGAAAAGGGAGAAGTAAAAAATT</text:p>
          </table:table-cell>
        </table:table-row>
        <table:table-row table:style-name="ro1">
          <table:table-cell office:value-type="string" calcext:value-type="string">
            <text:p>GATATTACTAATGGGAATAAAACTGAGAAGGCTATTGATGGAAATGCTACTATTAGTGAGAAGGGAGAAATAAAAAACT</text:p>
          </table:table-cell>
        </table:table-row>
        <table:table-row table:style-name="ro1">
          <table:table-cell office:value-type="string" calcext:value-type="string">
            <text:p>GAGAATGATAAGAATACCACTAGTTCCCCTACTACTCCTACTACTACAAAAGGAATAAATACAGAAGGACTGAAAAATT</text:p>
          </table:table-cell>
        </table:table-row>
        <table:table-row table:style-name="ro1">
          <table:table-cell office:value-type="string" calcext:value-type="string">
            <text:p>TTAAATTGCACTAATTT---GAATACTACTAATACCAGTAGTACTACCAGTAGTCCGACA---GAGGGAGGAGAAATGAAAAACT</text:p>
          </table:table-cell>
        </table:table-row>
        <table:table-row table:style-name="ro1">
          <table:table-cell office:value-type="string" calcext:value-type="string">
            <text:p>TTGAAGAATACTACTAATAATACTAATACCAATAATAGTACATGGGGAATGATGGAGCAGGCAGGAGAAATAAAAAACT</text:p>
          </table:table-cell>
        </table:table-row>
        <table:table-row table:style-name="ro1">
          <table:table-cell office:value-type="string" calcext:value-type="string">
            <text:p>AATTGCACTGATTCGACTTTAAATTACACTACCACCAATAGTAGC------GGGATACTGAGGGGGGGAGAAGGAATG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GTGTTACTCTAAATTGCACTGATGTGAA---------TAGTACTCGTAGTAATTAC------ACTACGATAGAGCCAGGAGAAATAAAAAACT</text:p>
          </table:table-cell>
        </table:table-row>
        <table:table-row table:style-name="ro1">
          <table:table-cell office:value-type="string" calcext:value-type="string">
            <text:p>GATTTGAAAAATACTACTAATAATACTAATACCAATAATAGTAGATGGGGAATG---ATGGAGCAAGGAGAAATAAAAAACT</text:p>
          </table:table-cell>
        </table:table-row>
        <table:table-row table:style-name="ro1">
          <table:table-cell office:value-type="string" calcext:value-type="string">
            <text:p>TATTTGGGGAGCAATAGTAGCACTGATACTGCTAATAGCACTAATGATGCGAGGAATAACACTGGAGAGATGAAAAACT</text:p>
          </table:table-cell>
        </table:table-row>
        <table:table-row table:style-name="ro1">
          <table:table-cell office:value-type="string" calcext:value-type="string">
            <text:p>GTTGCTACTACCACTAGTGGTACTACTAATACCAATAGTAGTAGCGAGGAAAAGATAGC---TAGAGAAGAAA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GCTCTAATGTGACAGCCCAGACTAATGAGACAAATGTGAATAATTCGATGAATACTGCTGCAGCAGACATGAGAAACT</text:p>
          </table:table-cell>
        </table:table-row>
        <table:table-row table:style-name="ro1">
          <table:table-cell office:value-type="string" calcext:value-type="string">
            <text:p>AACACTACTACTAGTACCAATAGTAGTAGGACCAATAGTAGTGAAAAACTAAAAATGGAGAAGGGAGAAATGAAAAACT</text:p>
          </table:table-cell>
        </table:table-row>
        <table:table-row table:style-name="ro1">
          <table:table-cell office:value-type="string" calcext:value-type="string">
            <text:p>AATTGCACTAATATGAGGAATAGTACCATTAATAATAATACTAATGAGGAAAACATACC---ACCAGGAGAAATAAAAAACT</text:p>
          </table:table-cell>
        </table:table-row>
        <table:table-row table:style-name="ro1">
          <table:table-cell office:value-type="string" calcext:value-type="string">
            <text:p>ACCCCACTCTGTGTCACCTTAAATTGCACTAAT------ACTGGCACTAATATCA-----------CGGATAGTGATAATGCAGGA-------ATGATGAATT</text:p>
          </table:table-cell>
        </table:table-row>
        <table:table-row table:style-name="ro1">
          <table:table-cell office:value-type="string" calcext:value-type="string">
            <text:p>GAGAGTTTAAATTGCACTGCCACTAATGGAACTAATAATTGTAGTGCTAGCAAGGAACCGAT---------GGAGGAAATGAAAAACT</text:p>
          </table:table-cell>
        </table:table-row>
        <table:table-row table:style-name="ro1">
          <table:table-cell office:value-type="string" calcext:value-type="string">
            <text:p>GATATTAGTACTGCTAGTAGGAATAGCAGTACTAATAGTAGTAGCAATGGA---ACAATGGAGCAAGGAGAAATGAAAAACT</text:p>
          </table:table-cell>
        </table:table-row>
        <table:table-row table:style-name="ro1">
          <table:table-cell office:value-type="string" calcext:value-type="string">
            <text:p>AATTGTAGCAATGTGAAAAATGTAACTAATGGCACTCAGACCAGTGGTAGTGTG---ATGAGGGAAGGAGAAATGAAAAACT</text:p>
          </table:table-cell>
        </table:table-row>
        <table:table-row table:style-name="ro1">
          <table:table-cell office:value-type="string" calcext:value-type="string">
            <text:p>AATTTGACTACCATTAGCAATACCACTTACAATGCTACGAGTAATATTTTTAAGATGGACAAAGGAGAAATAAAAAATT</text:p>
          </table:table-cell>
        </table:table-row>
        <table:table-row table:style-name="ro1">
          <table:table-cell office:value-type="string" calcext:value-type="string">
            <text:p>CAGACTAATACCACTGGTGCTAATACCACTGGTACCACTGGTAATAATACCACTATTAGCAACGGAGAAATGAAAAATT</text:p>
          </table:table-cell>
        </table:table-row>
        <table:table-row table:style-name="ro1">
          <table:table-cell office:value-type="string" calcext:value-type="string">
            <text:p>CCTATTACTAATGGCACTGCTAGTACCAATCGCACTTATAACAGTAGTAGTGTTGAGAAGGAAGTAGGAATGAAAAACT</text:p>
          </table:table-cell>
        </table:table-row>
        <table:table-row table:style-name="ro1">
          <table:table-cell office:value-type="string" calcext:value-type="string">
            <text:p>AATGCCACTAGCAATAGTACTAATACCTGTAAAAATAGTAGTAGTTGGGAAATGGAAAT---GAAAGGCGAAATAAAAAACT</text:p>
          </table:table-cell>
        </table:table-row>
        <table:table-row table:style-name="ro1">
          <table:table-cell office:value-type="string" calcext:value-type="string">
            <text:p>GATARTAAAAATAATTGCACTGGGCGGGAGAATAATACCATTAGTAGTAGCACATTGGAGGGAGGAGAAATAAAAAACT</text:p>
          </table:table-cell>
        </table:table-row>
        <table:table-row table:style-name="ro1">
          <table:table-cell office:value-type="string" calcext:value-type="string">
            <text:p>GTCACTTTAAATTGCACTGATGTGTGTGACAATAATACTCAAACTAATTGTTCT--------ACTATTAATTCAGAA-------ATGAG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GCACTAACGTTAAAAACAATGCTACCAAAATAAATGATACCACCACTACACCTAGTGAGGAAATAGAAATAAAAAACT</text:p>
          </table:table-cell>
        </table:table-row>
        <table:table-row table:style-name="ro1">
          <table:table-cell office:value-type="string" calcext:value-type="string">
            <text:p>CTCTGTGTTACTTTAAATTGCACTGATT---------------ATGTAAAAAATAATAGCAATAAAATG---ATGGAGAAAGGAGGAATAC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CTGATTTGAATAACAGCACTGGTGGGAACCATACTACTAATGCCCCAGAGATAGATGGAAGAAAAGAAATGACAAACT</text:p>
          </table:table-cell>
        </table:table-row>
        <table:table-row table:style-name="ro1">
          <table:table-cell office:value-type="string" calcext:value-type="string">
            <text:p>GATGCTAATAATGCCACTAATAGTACTCATGCCACTAGTAGTGGTTGGGAAAAGATGGAGAAAGGAGAACTAAAAAACT</text:p>
          </table:table-cell>
        </table:table-row>
        <table:table-row table:style-name="ro1">
          <table:table-cell office:value-type="string" calcext:value-type="string">
            <text:p>ACTACTAATAGCACTAGTATTAACACCAACAATACTAGCTCGGGAATAATAGATGGAGAAAAAGGAGAAATAAAAAACT</text:p>
          </table:table-cell>
        </table:table-row>
        <table:table-row table:style-name="ro1">
          <table:table-cell office:value-type="string" calcext:value-type="string">
            <text:p>TGCACTAATTTGGAGAATGCTACCAATATCAATAGTAGTAGTAGTGGGGAACAGCTAAGGGAGGGAGAAATGAAAAACT</text:p>
          </table:table-cell>
        </table:table-row>
        <table:table-row table:style-name="ro1">
          <table:table-cell office:value-type="string" calcext:value-type="string">
            <text:p>TGCACTGATGCTAAGAATAATGCCACTAATACCAATAATAGTACTGTGGAAAAG---ATGGAACAAGGAGAAATAAAAAACT</text:p>
          </table:table-cell>
        </table:table-row>
        <table:table-row table:style-name="ro1">
          <table:table-cell office:value-type="string" calcext:value-type="string">
            <text:p>AATTGCAGTAATGTAAATTGCAGTGGGAATAGCAATAGTGGTAATGCTAGTAATAATAGTTGTTA----TGAAAAGACAAACT</text:p>
          </table:table-cell>
        </table:table-row>
        <table:table-row table:style-name="ro1">
          <table:table-cell office:value-type="string" calcext:value-type="string">
            <text:p>ACTTTAAAATGCTCTGATTTG---------ATTGGTAATTATAGCAATAGTAGTGGGATACACAACGGGAAGGGAGAAATACAAAACT</text:p>
          </table:table-cell>
        </table:table-row>
        <table:table-row table:style-name="ro1">
          <table:table-cell office:value-type="string" calcext:value-type="string">
            <text:p>ACTAATCT---GAATGTTACTAATGCCAATAATAATACTAATGTCACTGATAGTAAGTGGGGGAGAGAAGAAATGAAAAACT</text:p>
          </table:table-cell>
        </table:table-row>
        <table:table-row table:style-name="ro1">
          <table:table-cell office:value-type="string" calcext:value-type="string">
            <text:p>TGTATTACTTTAAATTGCACTGATGTGAAGAATACTACTAATACTACCACTGCTAGCAGCGG---------------GGATGAAATGAAAAAT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GA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GCTAATTTTACTAAGGTTAACAGTACCAATAGTAATAATAGTAGTGTGTTACAGATGGAGGAAGGAGAGATAAAAAACT</text:p>
          </table:table-cell>
        </table:table-row>
        <table:table-row table:style-name="ro1">
          <table:table-cell office:value-type="string" calcext:value-type="string">
            <text:p>TATTTGGGGAGCAATAGTAGCACTGATACTGCTAATAGCACTAATGATGCGAGGAATATCACTGGAGAGATGAAAAACT</text:p>
          </table:table-cell>
        </table:table-row>
        <table:table-row table:style-name="ro1">
          <table:table-cell office:value-type="string" calcext:value-type="string">
            <text:p>AACTGCACTGATTGGGGAAATACTACTAATACCACTAGTAGTAGCGGGGGAACG---ATGGAGGG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GATT---GGAATGCTACTAATACCAATAATAATACAACCTATAATAGTAGCTTGAAGCTAGGGGAGGGAGAAATGAAAAATT</text:p>
          </table:table-cell>
        </table:table-row>
        <table:table-row table:style-name="ro1">
          <table:table-cell office:value-type="string" calcext:value-type="string">
            <text:p>AGGAATGCTACTAATACCACTAATCCCACTGTTAGTAGCAGGGTAATAAAGAAGGAAATGATGGGAGAAATAAAAAAT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GATGCTAGATGTGAATCAAATTGCACTAATGCAACTACTACTCAAGCTACTACTCAGGCTCCTACTACT-------------ATAAAAAACT</text:p>
          </table:table-cell>
        </table:table-row>
        <table:table-row table:style-name="ro1">
          <table:table-cell office:value-type="string" calcext:value-type="string">
            <text:p>ACTTTAAATTGCACTGATTTGAATGTTACTATGAATGTTACTAATATCAGTAAT------------------ATAGCGAGAGAAGAAATAAAAAATT</text:p>
          </table:table-cell>
        </table:table-row>
        <table:table-row table:style-name="ro1">
          <table:table-cell office:value-type="string" calcext:value-type="string">
            <text:p>TGCACTGATAAATTGGAAAATAATACTAATGCCACTAATAGTAGTTGGGGA---AAAATGGAGGTAGGAGAAATAAAAAACT</text:p>
          </table:table-cell>
        </table:table-row>
        <table:table-row table:style-name="ro1">
          <table:table-cell office:value-type="string" calcext:value-type="string">
            <text:p>AATGATACTAGTACTAATACCACTAGTGGTAGTGGTGGCATGGGGGGAAAAATGATGGAGGTAGGAGAAATAAAAAACT</text:p>
          </table:table-cell>
        </table:table-row>
        <table:table-row table:style-name="ro1">
          <table:table-cell office:value-type="string" calcext:value-type="string">
            <text:p>AATGATACCAATTTGGGGAATGATACTAATAGAAATAATAGTAGTTGGGGACAGATA---GAGAACGGACAAATATACAATT</text:p>
          </table:table-cell>
        </table:table-row>
        <table:table-row table:style-name="ro1">
          <table:table-cell office:value-type="string" calcext:value-type="string">
            <text:p>AGTAAGAATCGTACTGCTAATGACTCTAAGAATGTTACTGATAATGCCACTATAAATGAGGAAGGAGAAATGAAAAACT</text:p>
          </table:table-cell>
        </table:table-row>
        <table:table-row table:style-name="ro1">
          <table:table-cell office:value-type="string" calcext:value-type="string">
            <text:p>AATTGCACTGATCTGAGGAATGCTACTAATACCACGAGTAGTAGCGAGAGAACG---ATGGAGGGGGGAGAAATAAAAAATT</text:p>
          </table:table-cell>
        </table:table-row>
        <table:table-row table:style-name="ro1">
          <table:table-cell office:value-type="string" calcext:value-type="string">
            <text:p>AATTGCATTGACGT---GAATGCCACTAATACCAATAGTAGTGGCGGGGAACTGATGATGGAAAAAGGGGAGATGAAAAACT</text:p>
          </table:table-cell>
        </table:table-row>
        <table:table-row table:style-name="ro1">
          <table:table-cell office:value-type="string" calcext:value-type="string">
            <text:p>GATGTAAACGTTACTAGTACCAATAATAGTACCAATAATAGTACCTGGGATGATAAC-ATGAAAGGAGAAATAAAAAACT</text:p>
          </table:table-cell>
        </table:table-row>
        <table:table-row table:style-name="ro1">
          <table:table-cell office:value-type="string" calcext:value-type="string">
            <text:p>GCTAATGGGAAGAATTGTACTAATGTTAGGGAGAGTAACACTACCCCTAGTAGTTTGGAACCGGGAGAAATGAAAAACT</text:p>
          </table:table-cell>
        </table:table-row>
        <table:table-row table:style-name="ro1">
          <table:table-cell office:value-type="string" calcext:value-type="string">
            <text:p>ACTGAAGTGAGGGGGAATACTACTAGTAATGATACTACTAATACCACTAGTAGTAGCATGGAAACAGAAATGAAAAACT</text:p>
          </table:table-cell>
        </table:table-row>
        <table:table-row table:style-name="ro1">
          <table:table-cell office:value-type="string" calcext:value-type="string">
            <text:p>AATGCTACTACTAGCAGTACTACTAGTACTCCTAGTAGTCTAGTCTACCCTACTATGAGTACAGGAGAAATAAAAAACT</text:p>
          </table:table-cell>
        </table:table-row>
        <table:table-row table:style-name="ro1">
          <table:table-cell office:value-type="string" calcext:value-type="string">
            <text:p>AATGCTACTAATGCTGAGAATGCTACTACTCCCACTAGTAGTAGCGGGGGACTG---ATGGAGAGAGGAGAAATAAAAAACT</text:p>
          </table:table-cell>
        </table:table-row>
        <table:table-row table:style-name="ro1">
          <table:table-cell office:value-type="string" calcext:value-type="string">
            <text:p>GTCACTTTAAATTGCACTGAGTTGAATAATAAC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AATTAACCCCACTCTGTGTTACTTTACATTGCACTAATATAACTAACAGTACC------------------------------ATAGAGGGAAATGATATGAAAAACT</text:p>
          </table:table-cell>
        </table:table-row>
        <table:table-row table:style-name="ro1">
          <table:table-cell office:value-type="string" calcext:value-type="string">
            <text:p>ACTTATCAGAATGTCTCTAGTGCGAATGTCACTAATACCAATGATAGTCTTGGTAGGATGGC---------AGAAGAAATGAAAAATT</text:p>
          </table:table-cell>
        </table:table-row>
        <table:table-row table:style-name="ro1">
          <table:table-cell office:value-type="string" calcext:value-type="string">
            <text:p>ACTAGTTGCAATGCCACTGATAGTAAGTGTACTGTTAATGCCACTAATAACATTAATAGAAGTGAGGAATTAAT---------------------GAACT</text:p>
          </table:table-cell>
        </table:table-row>
        <table:table-row table:style-name="ro1">
          <table:table-cell office:value-type="string" calcext:value-type="string">
            <text:p>TGGAAGAAGGAGGCTAATGCTAATAAAACTACTAGTACCACTACTAGTAGCGGG---------ATAGAGGAAGGAGAAATAAAAAACT</text:p>
          </table:table-cell>
        </table:table-row>
        <table:table-row table:style-name="ro1">
          <table:table-cell office:value-type="string" calcext:value-type="string">
            <text:p>TTAAATTGCACTAAT---GCTAATCTTACTCAGACCAACAGTAGTAGCATGTTAGATATAA---AGGACGGAGAAATAAAAAACT</text:p>
          </table:table-cell>
        </table:table-row>
        <table:table-row table:style-name="ro1">
          <table:table-cell office:value-type="string" calcext:value-type="string">
            <text:p>TGTGTTACTTTAAATTGCACTGATTCGAGGAATACTACTACTAACAGTAGT---------------ATAACAGAGGGAGGAGAAATGAAAAACT</text:p>
          </table:table-cell>
        </table:table-row>
        <table:table-row table:style-name="ro1">
          <table:table-cell office:value-type="string" calcext:value-type="string">
            <text:p>AATACCTCTAAATGTTTTGCTAATGCCACTAATAGCACTAATCAGATCGAGGAATCGGAGGTAGGAGAAATAAAAAATT</text:p>
          </table:table-cell>
        </table:table-row>
        <table:table-row table:style-name="ro1">
          <table:table-cell office:value-type="string" calcext:value-type="string">
            <text:p>GCTTTAAATTGCACTGATTGGAAG---TCTACTGGGACCAATAATAGTAGTATGGAAAATAT------GGAGGGAGAAATAAAGAACT</text:p>
          </table:table-cell>
        </table:table-row>
        <table:table-row table:style-name="ro1">
          <table:table-cell office:value-type="string" calcext:value-type="string">
            <text:p>ACTAATGGTACTAGTAGCAATAATAATACTAGTGGCAATAGTAGTAGTAGTATTCTGGAAGATATGAAAATGAAAAACT</text:p>
          </table:table-cell>
        </table:table-row>
        <table:table-row table:style-name="ro1">
          <table:table-cell office:value-type="string" calcext:value-type="string">
            <text:p>AATAATACCAATAATAGTAATGCTAATAATACCAATAATAGTACCTGGGAAGAGATGAAGAAAGGGGAACTAAAAAACT</text:p>
          </table:table-cell>
        </table:table-row>
        <table:table-row table:style-name="ro1">
          <table:table-cell office:value-type="string" calcext:value-type="string">
            <text:p>GAAACTGCTTCCAATAATACTGCTTCCAATACTACTATTATTAATGGGGGA---ACAATAGAGGGAGATGGAATAAAAAACT</text:p>
          </table:table-cell>
        </table:table-row>
        <table:table-row table:style-name="ro1">
          <table:table-cell office:value-type="string" calcext:value-type="string">
            <text:p>ACTTTAAATTGTACTGAGGTTAACAAAACTTCTATCAATAATAATAATACC---------ATGGATGGGAGAGAAGAAATAAGAAATT</text:p>
          </table:table-cell>
        </table:table-row>
        <table:table-row table:style-name="ro1">
          <table:table-cell office:value-type="string" calcext:value-type="string">
            <text:p>TGTATCACTTTAAATTGCAATACTTTAAATTGCACACATAACAATAATTGTAGTAGTTTGAG---------------AGAAGAAATGACAAACT</text:p>
          </table:table-cell>
        </table:table-row>
        <table:table-row table:style-name="ro1">
          <table:table-cell office:value-type="string" calcext:value-type="string">
            <text:p>ACTTGCACTGAT---GCGAATAGTACCAGTAATATTACTACTACCAAGAGTAGTAATATAGAGACGGGAGAAATAAAAAACT</text:p>
          </table:table-cell>
        </table:table-row>
        <table:table-row table:style-name="ro1">
          <table:table-cell office:value-type="string" calcext:value-type="string">
            <text:p>CATTGCACTGATTATAGGAATGCTACTAATAAAACTAATAGTGGCGGGGGAATG---AAGGAGGGAGGGGAAATAAAAAATT</text:p>
          </table:table-cell>
        </table:table-row>
        <table:table-row table:style-name="ro1">
          <table:table-cell office:value-type="string" calcext:value-type="string">
            <text:p>ACTGA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GCACTGACTATGTGGGGAACAGGACCACCACGAATAGTACATGGGGAGGGTTGGAAGACAAAGGAGAAATAAAAAATT</text:p>
          </table:table-cell>
        </table:table-row>
        <table:table-row table:style-name="ro1">
          <table:table-cell office:value-type="string" calcext:value-type="string">
            <text:p>TATAATTCCTCCAGTGCCAATAACACTAGGTATATTAATACCAATAGTAGT------------TTGGATATGAGGGAAGAAATAAAAAACT</text:p>
          </table:table-cell>
        </table:table-row>
        <table:table-row table:style-name="ro1">
          <table:table-cell office:value-type="string" calcext:value-type="string">
            <text:p>AATAATGCCAATACCACTAGTATTACTAATACCAATAGTACTAATAATGCCACTGTGATGGGGA---GCGAAATAAAAAACT</text:p>
          </table:table-cell>
        </table:table-row>
        <table:table-row table:style-name="ro1">
          <table:table-cell office:value-type="string" calcext:value-type="string">
            <text:p>GGCAAAGGTAGTAATACTGCTGGTAAAAATGCCAATAATAGTAGCGGGGAAATACTGGGGGGAG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TGCACGGAT---AAAAATGTTACTAATATCAATAGT---------GGACCACAAATGGAGAAAGGAGAAATA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CCAATTTGAATGCTACTAATAACACTACTAATAATAGTAGTTGGGGGGAACCGATGGAGGCAGGAGAAATA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GTCACTTTAAATTGCACTGAGTTGAATAATAC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CTCTGTGTAACTTTACATTGCACTGATTTGAAGAATAATGCTACTAATATCACTAATAGTGG------------------AGAAGAAATAAAAAAT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AATTGCAGTAATGCTAATTTCAATTGCAATAATACTAATAACGCTAGTTGT------------CTAGAGATGCAGGCAGAAGTAAAAAATT</text:p>
          </table:table-cell>
        </table:table-row>
        <table:table-row table:style-name="ro1">
          <table:table-cell office:value-type="string" calcext:value-type="string">
            <text:p>ACCAATAGTAGTAATTTGAATGGTACTGATGCCGATAATAGTAGTAGTGGA---GTAAGAGAAGAAGGAGAAATGATAAACT</text:p>
          </table:table-cell>
        </table:table-row>
        <table:table-row table:style-name="ro1">
          <table:table-cell office:value-type="string" calcext:value-type="string">
            <text:p>GCTACTCAAACAAATAACAGTAGGGTGGTTACTACTCCCACTACTGATAGTAAGTTGGGAAAGAGAGAAATGACAAACT</text:p>
          </table:table-cell>
        </table:table-row>
        <table:table-row table:style-name="ro1">
          <table:table-cell office:value-type="string" calcext:value-type="string">
            <text:p>TGCACTGATGCTGTGTCCAATAGTACTAGAAGTACCAATACAAGTGTCGAGGGAGAGAT------GAAGGGAGAAATAAAGAATT</text:p>
          </table:table-cell>
        </table:table-row>
        <table:table-row table:style-name="ro1">
          <table:table-cell office:value-type="string" calcext:value-type="string">
            <text:p>TATAAGCATAATAATACTAATGCCACTAACAGTACTACTACCAATAACAGTAGTGTGGGAAAGAT------------GGAACTAAAAGAAT</text:p>
          </table:table-cell>
        </table:table-row>
        <table:table-row table:style-name="ro1">
          <table:table-cell office:value-type="string" calcext:value-type="string">
            <text:p>TGTGTTACTTTAAATTGTACTAATTATTGGAGAAATACTACTAATACCACTAAC------------------ATAGACAAAGAAGAAATAAAAAACT</text:p>
          </table:table-cell>
        </table:table-row>
        <table:table-row table:style-name="ro1">
          <table:table-cell office:value-type="string" calcext:value-type="string">
            <text:p>GTTACTTTAAATTGCACTAAATTGGATAATTCTACTAATATTAATGGT------------ACAATAGGGGAGGAAGTGGAAATGAAAAACT</text:p>
          </table:table-cell>
        </table:table-row>
        <table:table-row table:style-name="ro1">
          <table:table-cell office:value-type="string" calcext:value-type="string">
            <text:p>AATTTGAAGAATGTTACTGATAATAGTAGCAGCACCAATAATAGTATTCCTCAGATGAAGGAAGGAGAAATA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TGCAAGAACATAACTAGCGTGGAGAATATGACTAATGCCCAAAGTAGGATCGGGAACATGAC---------GGAGG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ATTGCACTGGAAACTTAACAAATGTCAATGTTAAAAATAATAATGATAGGGCTACTGATGTCACTGG----------TATGACAAACT</text:p>
          </table:table-cell>
        </table:table-row>
        <table:table-row table:style-name="ro1">
          <table:table-cell office:value-type="string" calcext:value-type="string">
            <text:p>AATACTACTACTAATACCAATACTACTAATAACAATAGTAGGAGCTGGGACGAGATGGATAAAGGAGAAATAAAAAAC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AATGATACCATTAGCAATAGCACTAATGCTACCAATAGTACTAGCGAGGGAATAATAGAGAAAGGAGAAATAAAAAACT</text:p>
          </table:table-cell>
        </table:table-row>
        <table:table-row table:style-name="ro1">
          <table:table-cell office:value-type="string" calcext:value-type="string">
            <text:p>AATAATGTTACTTATGACAATATTACTAATAACCTTATCAATAGTGGTATAGGTACAAATGAAACAGAACTAACAAACT</text:p>
          </table:table-cell>
        </table:table-row>
        <table:table-row table:style-name="ro1">
          <table:table-cell office:value-type="string" calcext:value-type="string">
            <text:p>ACTGATGTGAATAATACCAGTAATAGTACCAATAGTAATAGTAGTAAAACAATAGAGGAGGTGGGAGAAATAAAAAACT</text:p>
          </table:table-cell>
        </table:table-row>
        <table:table-row table:style-name="ro1">
          <table:table-cell office:value-type="string" calcext:value-type="string">
            <text:p>GATAAGCTGAATCTGAATAATGTTACTGGGGAAGGAGATAAGCTGAATCTAAATAATGCTACTGAAGAAATAAAAAACT</text:p>
          </table:table-cell>
        </table:table-row>
        <table:table-row table:style-name="ro1">
          <table:table-cell office:value-type="string" calcext:value-type="string">
            <text:p>AATGGTACTAATACCAGGAATGATTCTAATGCCACTAATAGTAGCATGGGAGTG---GTGGAAGGAAAAGAAATG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GCACTGCTTTGAATGTTACGAATGTTACTCGAGCCAACTATAGCTCCCCCACCAGTAGTAGCGGG---------------------GAAATGAAAAACT</text:p>
          </table:table-cell>
        </table:table-row>
        <table:table-row table:style-name="ro1">
          <table:table-cell office:value-type="string" calcext:value-type="string">
            <text:p>GATTGGAAGAATGATAAGAATGATACTAATACCTATGGTAATGCCACTAATACG---ATGGAAGGAGGAGAAGTAAAAAACT</text:p>
          </table:table-cell>
        </table:table-row>
        <table:table-row table:style-name="ro1">
          <table:table-cell office:value-type="string" calcext:value-type="string">
            <text:p>TCCCCAACTGGTGCTAATGTTACCACAAATGTCACTGGTGCTAGAGGGAAACAG---ATGGACAAGGGAGAAATACAAAATT</text:p>
          </table:table-cell>
        </table:table-row>
        <table:table-row table:style-name="ro1">
          <table:table-cell office:value-type="string" calcext:value-type="string">
            <text:p>ATTGATTATAGAACTAGTAATAGTAGTCAGAATACTACTAACACCAATAGTAGTAGT---------------GAGGAGGTAGAAATAAAAAACT</text:p>
          </table:table-cell>
        </table:table-row>
        <table:table-row table:style-name="ro1">
          <table:table-cell office:value-type="string" calcext:value-type="string">
            <text:p>CTCTGTGTTACTTTAAATTGCACTGATTATGATGGGAATGGGACTAATACCAATAGTAGTAATGGG---------------------GAGATGAAAAACT</text:p>
          </table:table-cell>
        </table:table-row>
        <table:table-row table:style-name="ro1">
          <table:table-cell office:value-type="string" calcext:value-type="string">
            <text:p>TGTGTTACTTTAAATTGCACTGATCGTTTGACTAATGCTTCTCAGTCTAACATTAGTAGTG------------------ATGCAAGAATGAAAAACT</text:p>
          </table:table-cell>
        </table:table-row>
        <table:table-row table:style-name="ro1">
          <table:table-cell office:value-type="string" calcext:value-type="string">
            <text:p>GCCAATGTCACTAATACCAATGCCAATAATACCAATAGTAGTAATTTGGA---GACGATGGAAAAAGGAGAAATAAAAAACT</text:p>
          </table:table-cell>
        </table:table-row>
        <table:table-row table:style-name="ro1">
          <table:table-cell office:value-type="string" calcext:value-type="string">
            <text:p>AATAGTACCAATAGTACTGATGTCAATAATAATAGTAGTAATAGTAGTTGGGCAGGGATGGAGAGAGAAATAAAAAACT</text:p>
          </table:table-cell>
        </table:table-row>
        <table:table-row table:style-name="ro1">
          <table:table-cell office:value-type="string" calcext:value-type="string">
            <text:p>TTACATTGCACTAATTTGA------ATGTTACTACCAGTAATACTACAAGTTGGGGAGAGATGGAGGCAGGAGAAATAAAAAACT</text:p>
          </table:table-cell>
        </table:table-row>
        <table:table-row table:style-name="ro1">
          <table:table-cell office:value-type="string" calcext:value-type="string">
            <text:p>AATGAGACTAGTGCCAATAATAGTAGTAATACCAATAATAGTAGTGGGGAAATG---ATGGACAAAGGAGGAATGAAAAACT</text:p>
          </table:table-cell>
        </table:table-row>
        <table:table-row table:style-name="ro1">
          <table:table-cell office:value-type="string" calcext:value-type="string">
            <text:p>ACTAATACTAATACCAATAGTTCAAAGAATAGTTCTACTCATTCTTATAATAATAGTTTGGAAGGAGAAATGAAAAACT</text:p>
          </table:table-cell>
        </table:table-row>
        <table:table-row table:style-name="ro1">
          <table:table-cell office:value-type="string" calcext:value-type="string">
            <text:p>ACTTTAAATTGCACTGATGTGAAGGGTAATAATACCAATGCTAATTCTACTAGT------------ATGGAACCAGAAGAAATGAAAAACT</text:p>
          </table:table-cell>
        </table:table-row>
        <table:table-row table:style-name="ro1">
          <table:table-cell office:value-type="string" calcext:value-type="string">
            <text:p>ACTTTACATTGCTCTG------AGAATGCTACTAATGTCACTGATAGTGCCCCTGGTGCTATTAATGTCACTGG----------TATGACAAACT</text:p>
          </table:table-cell>
        </table:table-row>
        <table:table-row table:style-name="ro1">
          <table:table-cell office:value-type="string" calcext:value-type="string">
            <text:p>TGTGTTACTTTAAATTGTAC------------TAATGCTACTACCAATAGTAATAACAGTAGTACGACA---GGGGGAGGAGAAATAAAAAACT</text:p>
          </table:table-cell>
        </table:table-row>
        <table:table-row table:style-name="ro1">
          <table:table-cell office:value-type="string" calcext:value-type="string">
            <text:p>ACTGATGTAAATAAAAAGAATGGTACTAGCAACAATACTAAGGATTGGGAAAAG---ATGAAGGAGGGAGAAATAAAAAACT</text:p>
          </table:table-cell>
        </table:table-row>
        <table:table-row table:style-name="ro1">
          <table:table-cell office:value-type="string" calcext:value-type="string">
            <text:p>ACCCCACACAATGTTACTTCAAATTGCACTGGTGTAGATACTAATGTCACTAATAGTA------------------TGAGGGAAGAAATGACAAACT</text:p>
          </table:table-cell>
        </table:table-row>
        <table:table-row table:style-name="ro1">
          <table:table-cell office:value-type="string" calcext:value-type="string">
            <text:p>TATTGGGGATCCAATGTTACTAATACTAATAGTACCTCTAATAATACTAGTAGGGTGGGGGAAGCAGAAATGAAAAACT</text:p>
          </table:table-cell>
        </table:table-row>
        <table:table-row table:style-name="ro1">
          <table:table-cell office:value-type="string" calcext:value-type="string">
            <text:p>TTAAATTGTACTGATTTGGAGAATAGTACTAATACCAATAACAGTAGTGAGGGAATGA------AGAAAGGAGAAATGACAAACT</text:p>
          </table:table-cell>
        </table:table-row>
        <table:table-row table:style-name="ro1">
          <table:table-cell office:value-type="string" calcext:value-type="string">
            <text:p>AATTGCACTGATTTGGAAAATACTACTAATGCCAGTAGTAATATCAGCAGTACGACA---GGGGGAGGAGAGATGAAAAACT</text:p>
          </table:table-cell>
        </table:table-row>
        <table:table-row table:style-name="ro1">
          <table:table-cell office:value-type="string" calcext:value-type="string">
            <text:p>GGGTGTGCTACCAATGCTACCAATAATAATAGTAGTAACAATACTAGGTGTGATATGCCACTGGGAGAAATAAAG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CTAGAGATAATGCCAATACTAATAATACCACTAGTGCCCCTAGTGGTAATAGTAGTATGAT---------AGGAGAAATGAGAAACT</text:p>
          </table:table-cell>
        </table:table-row>
        <table:table-row table:style-name="ro1">
          <table:table-cell office:value-type="string" calcext:value-type="string">
            <text:p>ATCACTCTAAATTGCACTGATTTGAACAATAGTACAACCAATAGTAGTAATAGTTGGA------------AAGAGGTGGAAATGAAAAATT</text:p>
          </table:table-cell>
        </table:table-row>
        <table:table-row table:style-name="ro1">
          <table:table-cell office:value-type="string" calcext:value-type="string">
            <text:p>TTAAATTGTAGTAATTT---GAATGAGACTAATACCAATAGTACTAGTGGGAAAGTG---ATGGAGGAAGGAGAAATGAAAAACT</text:p>
          </table:table-cell>
        </table:table-row>
        <table:table-row table:style-name="ro1">
          <table:table-cell office:value-type="string" calcext:value-type="string">
            <text:p>AATACTGCTAATACTACTAATACTACTAATGCCAATGTTAGTAAAGAAATAATGATGGAGACCGGAGAGATGAAAAATT</text:p>
          </table:table-cell>
        </table:table-row>
        <table:table-row table:style-name="ro1">
          <table:table-cell office:value-type="string" calcext:value-type="string">
            <text:p>AATTGCAC------------GGAGGTTAATTCAAATAGTACGGGGGGGGCTAATTTAACTAGTAGCAGAGAAAGTTCAGAAATAAAAAACT</text:p>
          </table:table-cell>
        </table:table-row>
        <table:table-row table:style-name="ro1">
          <table:table-cell office:value-type="string" calcext:value-type="string">
            <text:p>TGCATTGATGTAAAGGCTAATAGTACTAATACCACTAATAGTGATGGGGGAATG---ATGGAGCAAGGAGAAATAAAAAACT</text:p>
          </table:table-cell>
        </table:table-row>
        <table:table-row table:style-name="ro1">
          <table:table-cell office:value-type="string" calcext:value-type="string">
            <text:p>AATTGCACTGATGCGAAGGGAAATAATACCAATACTACTACCACTAGTAGCGG------GATGGAGCCAGGAGAAATGAAAAACT</text:p>
          </table:table-cell>
        </table:table-row>
        <table:table-row table:style-name="ro1">
          <table:table-cell office:value-type="string" calcext:value-type="string">
            <text:p>GT---GAATACTACTTCTGCCAATGCTACTGACAATACTACTGCTCCTCCTTTGGCAGTACCAAAAGGAGAAATAAAAAATT</text:p>
          </table:table-cell>
        </table:table-row>
        <table:table-row table:style-name="ro1">
          <table:table-cell office:value-type="string" calcext:value-type="string">
            <text:p>ACTTTAGATTGC------------AGTGATACTAATACCACTAACACCACTATTAAAGTGGAACGAGTGGAGAG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TGCACTAAGCCTAATAATAATACTAAAACCAAGAATAGTACAGAAGGAATGATAA---AGGGAGGAGAAATGAAAAATT</text:p>
          </table:table-cell>
        </table:table-row>
        <table:table-row table:style-name="ro1">
          <table:table-cell office:value-type="string" calcext:value-type="string">
            <text:p>AATTGCACTGGAAACTTAACGAATGTCACTGTTAAAAATAATAATAATAGTGCTACTGATGTCACTGG----------TATGACAAACT</text:p>
          </table:table-cell>
        </table:table-row>
        <table:table-row table:style-name="ro1">
          <table:table-cell office:value-type="string" calcext:value-type="string">
            <text:p>AATGAGACTAGCATCAATGGTACTAACACCAATAATAGTAGTAACTGGGAAAAAATGGAGAAAGGAGAAATAAAAAACT</text:p>
          </table:table-cell>
        </table:table-row>
        <table:table-row table:style-name="ro1">
          <table:table-cell office:value-type="string" calcext:value-type="string">
            <text:p>GGCACTGCTCCTAATACCACAAATTGCACTGCCAATACCACTACTAGTGGTGGG---------ATGGAGAAAGGAGAAATGAAAAACT</text:p>
          </table:table-cell>
        </table:table-row>
        <table:table-row table:style-name="ro1">
          <table:table-cell office:value-type="string" calcext:value-type="string">
            <text:p>ATGTTAAATTGCACTGATT---------ATACTAATAACAGCACTAATAGCACTAATTTGGAACAGATGAAGGGAGAAATAAAAAACT</text:p>
          </table:table-cell>
        </table:table-row>
        <table:table-row table:style-name="ro1">
          <table:table-cell office:value-type="string" calcext:value-type="string">
            <text:p>AATAATACTACCAGTAGTACTACCAGTAGTCCCAATAGTACTGCCAGTAGTATAACAGAGGGAGGAGATATAAAAAACT</text:p>
          </table:table-cell>
        </table:table-row>
        <table:table-row table:style-name="ro1">
          <table:table-cell office:value-type="string" calcext:value-type="string">
            <text:p>CCACTCTGTGTTACTTTAAATTGCACTAACT---ACAATAGTACTAGTAATGATACTACCA------------------AGGAAACAGGAATAAAAAAAT</text:p>
          </table:table-cell>
        </table:table-row>
        <table:table-row table:style-name="ro1">
          <table:table-cell office:value-type="string" calcext:value-type="string">
            <text:p>AATACCACTGCTTCGGGGAATACTACAAATACCAATAGTAGTATCGGGGAAACG---ATGGAGAGAGGAGAAATAAAAAAT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ACCACTGTAGAGGAACAGAAGGAAATCAGAAACT</text:p>
          </table:table-cell>
        </table:table-row>
        <table:table-row table:style-name="ro1">
          <table:table-cell office:value-type="string" calcext:value-type="string">
            <text:p>ACTAATAAGAATGCTACTAATACCACTAGTGATGCTACTAGTACTCCTAGTAGTAGCGAGGAAGTACAAATGAAAAACT</text:p>
          </table:table-cell>
        </table:table-row>
        <table:table-row table:style-name="ro1">
          <table:table-cell office:value-type="string" calcext:value-type="string">
            <text:p>AATTGCACTGATTTGGAGAATAATAATACTACCACTAATAGTAGCTGGGA---GAAGATGGAGAAAGGAGAAATGAAAAACT</text:p>
          </table:table-cell>
        </table:table-row>
        <table:table-row table:style-name="ro1">
          <table:table-cell office:value-type="string" calcext:value-type="string">
            <text:p>AATTACAATGCTACAAAAACAAATACCACTAGTAATAATAGCAGTGAGTGGGAAAATAT---GAGGGGAGAAATACAAAACT</text:p>
          </table:table-cell>
        </table:table-row>
        <table:table-row table:style-name="ro1">
          <table:table-cell office:value-type="string" calcext:value-type="string">
            <text:p>GTGAAMGTTAATACTACCAATAATAATACTACCAATAATAGTAGCTGGGGAGAGACAATGGAGAA---AGAAATGAAAAACT</text:p>
          </table:table-cell>
        </table:table-row>
        <table:table-row table:style-name="ro1">
          <table:table-cell office:value-type="string" calcext:value-type="string">
            <text:p>AATTGCACTAATT---ATAATGCTAACAATAGTGCTAGTAATAATACTAATGTRRACAATGCATGRGCAGACATTAARAACT</text:p>
          </table:table-cell>
        </table:table-row>
        <table:table-row table:style-name="ro1">
          <table:table-cell office:value-type="string" calcext:value-type="string">
            <text:p>GATACTTCTAATGTTACTGCTAAGAATAATACTTCTAGTGTTAATTCTAGCATGGAAGGGGTGGAAGAAATGAAAAACT</text:p>
          </table:table-cell>
        </table:table-row>
        <table:table-row table:style-name="ro1">
          <table:table-cell office:value-type="string" calcext:value-type="string">
            <text:p>GCTACCCCTACTAGTCCCACTACCACTAATCCCAATGAGATTAAGGGGAAACCG---ATGGAGGTAGGAGAAGTAAAAAAC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AACAATAGTAGTGACACTGATACCCCTACCAATAGGAGTGGCGGGGGACAGGAGATGGAAAAAGGGGAGATGAAAAACT</text:p>
          </table:table-cell>
        </table:table-row>
        <table:table-row table:style-name="ro1">
          <table:table-cell office:value-type="string" calcext:value-type="string">
            <text:p>TTAAATTGCACTGATTTGGGAAATAATATTAATACTACCACCAATAATTGGGA------AATGGAGAAAGGAGAAATAAAAAATT</text:p>
          </table:table-cell>
        </table:table-row>
        <table:table-row table:style-name="ro1">
          <table:table-cell office:value-type="string" calcext:value-type="string">
            <text:p>GTTACTTTAAATTGCACTGACCTGAATGAAACCAC------------TAGTAGTGAAAGGGAAAAAATGGAGAAAGGAGAAATAAAAAACT</text:p>
          </table:table-cell>
        </table:table-row>
        <table:table-row table:style-name="ro1">
          <table:table-cell office:value-type="string" calcext:value-type="string">
            <text:p>AATACCAATACTACTGGGAATGTTACTGGTGTCAATAATAGTAGTAAGATACTAATAGAGGAAGGAGAAATAAAAAACT</text:p>
          </table:table-cell>
        </table:table-row>
        <table:table-row table:style-name="ro1">
          <table:table-cell office:value-type="string" calcext:value-type="string">
            <text:p>ACTACTAATGTCACTAAGAATAGTAGTAATGCCACTAAKAGTAATTGGGGA---ACAATGGAGAAGGGAGAAATAAAAAACT</text:p>
          </table:table-cell>
        </table:table-row>
        <table:table-row table:style-name="ro1">
          <table:table-cell office:value-type="string" calcext:value-type="string">
            <text:p>TGTAAAGA---GGCTAATGCCACTAAGGCCAATAATAGTAGTGACAGGATTAATAGTAGTATGATAGAAGAAATGAAAAACT</text:p>
          </table:table-cell>
        </table:table-row>
        <table:table-row table:style-name="ro1">
          <table:table-cell office:value-type="string" calcext:value-type="string">
            <text:p>TGTGTCACTTTAAAGTGCACTAATTTGGGAAATGATACTAATACCATTAGT---------------ATGATAAAGGAAGGAGAAATAAAAAACT</text:p>
          </table:table-cell>
        </table:table-row>
        <table:table-row table:style-name="ro1">
          <table:table-cell office:value-type="string" calcext:value-type="string">
            <text:p>TGTGTTACCTTAAATTGCACTAATGCGACTATTACTACTACTGTTGCTAATGATACAATTAGCCCG---------------GAAATGAAAAACT</text:p>
          </table:table-cell>
        </table:table-row>
        <table:table-row table:style-name="ro1">
          <table:table-cell office:value-type="string" calcext:value-type="string">
            <text:p>AATTGCACTGATTGGAACAATGCTACTAATACCAATAGTAGTAGTTGGGAA---AACATGGAGAGGGGAGAAATAAAAAACT</text:p>
          </table:table-cell>
        </table:table-row>
        <table:table-row table:style-name="ro1">
          <table:table-cell office:value-type="string" calcext:value-type="string">
            <text:p>GGTAATACTACCACTGTTAAAAATGCTACCACTGGGGGGACCAATACCACTGATTTAAAGATGGAAGAAATGAAAAACT</text:p>
          </table:table-cell>
        </table:table-row>
        <table:table-row table:style-name="ro1">
          <table:table-cell office:value-type="string" calcext:value-type="string">
            <text:p>AATACGACAGATAATAGTAATAGTACTCAGTCCACTAATAGCAGCTGGGAA---AGAATAGAGAATGGAGAAATACAAAACT</text:p>
          </table:table-cell>
        </table:table-row>
        <table:table-row table:style-name="ro1">
          <table:table-cell office:value-type="string" calcext:value-type="string">
            <text:p>ACTGATTTGAATACCACTAGGAATAGTACCACTAGGAATTACCATTATGAAGAGATGGAGAAAGGAGAAATAAAAAACT</text:p>
          </table:table-cell>
        </table:table-row>
        <table:table-row table:style-name="ro1">
          <table:table-cell office:value-type="string" calcext:value-type="string">
            <text:p>TTGGAGAATGCTACTAAGACTACTAATAGTAGCAGGGACATTACTAATAGTAGCAGGGGGGAAGCAGAAATGAAAACCT</text:p>
          </table:table-cell>
        </table:table-row>
        <table:table-row table:style-name="ro1">
          <table:table-cell office:value-type="string" calcext:value-type="string">
            <text:p>CATAATACTACTAGCACCAATAGTACTAATACCACTAGTAGTATTGGGGGAGGG---ATGGAGGGAGGAGAAATGAAAAACT</text:p>
          </table:table-cell>
        </table:table-row>
        <table:table-row table:style-name="ro1">
          <table:table-cell office:value-type="string" calcext:value-type="string">
            <text:p>GGAAATGCCACTAATACCACTAGTAGTAGTGACGGGGGAAATAATGCTACTAAGATGGAGGAAGCAGAAATGCT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CTCTGTGTTACTTTAAATTGCACTG------------------AGGCGAATATTACTAGTGAGGTGAATATTACTGATAAGATAGAAATGAAAAACT</text:p>
          </table:table-cell>
        </table:table-row>
        <table:table-row table:style-name="ro1">
          <table:table-cell office:value-type="string" calcext:value-type="string">
            <text:p>ACGGATGTGAAGAATGTTACTAATACCACTAATAGTATCAAGGGACCACCACCGATGGAGAAAGGAGAAATAAAAAACT</text:p>
          </table:table-cell>
        </table:table-row>
        <table:table-row table:style-name="ro1">
          <table:table-cell office:value-type="string" calcext:value-type="string">
            <text:p>AATGCTAATAACACCAGGAATGCTACTAACACCAATAGTAGTAGCTGGGAACTGATGGCGG---AAGGAGAAATTAAGAACT</text:p>
          </table:table-cell>
        </table:table-row>
        <table:table-row table:style-name="ro1">
          <table:table-cell office:value-type="string" calcext:value-type="string">
            <text:p>ACTTTGCGCAATGAGACTAATACTACCAAGAATAAGAATAGAACAATAGAGAAAGAAGAAATGGAAAACTTAAAAAACT</text:p>
          </table:table-cell>
        </table:table-row>
        <table:table-row table:style-name="ro1">
          <table:table-cell office:value-type="string" calcext:value-type="string">
            <text:p>GGCACTAAGGAAGTGAATGGCACTAATACCAATAGTAGTAGAGAGGAACCGAAGATGGAAAAAGGGGAGATGAAAAACT</text:p>
          </table:table-cell>
        </table:table-row>
        <table:table-row table:style-name="ro1">
          <table:table-cell office:value-type="string" calcext:value-type="string">
            <text:p>ACTAATACCAATAGTAGTAGAGAGGAACTGAAGAAGGAAAGAGAGGAACTGAAGATGGAAAAAGGGGAGATGAAAAACT</text:p>
          </table:table-cell>
        </table:table-row>
        <table:table-row table:style-name="ro1">
          <table:table-cell office:value-type="string" calcext:value-type="string">
            <text:p>AAGGTGGGGAATGGTACTAATGCCAATAGAAATAATACTACTAATAATAGCACAATGAAGGAAGGAGAAATGAAAAACT</text:p>
          </table:table-cell>
        </table:table-row>
        <table:table-row table:style-name="ro1">
          <table:table-cell office:value-type="string" calcext:value-type="string">
            <text:p>AATTGCACTAATTTGAGGAATACTAATAATACCAGTAGTAATACCAGTAATATGACA---GAGGGG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GATACTGATACTAGGAATGCTAATGTTACTAATGCCACTAATAGTTGGGGAATAATGGAAAAAG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ATTGCGCTAATTTGGGGAATACTACTAATACCAGTAGTAATACCAGTAGCACGACA---GAGGGAGGAGAAATAAAAAACT</text:p>
          </table:table-cell>
        </table:table-row>
        <table:table-row table:style-name="ro1">
          <table:table-cell office:value-type="string" calcext:value-type="string">
            <text:p>ACTACTAATACCAATGATAGTACTGCTAATAACAATAGTAATAGCGAGGGAACAATAA---AAGGAGGAGAAATGAAAAACT</text:p>
          </table:table-cell>
        </table:table-row>
        <table:table-row table:style-name="ro1">
          <table:table-cell office:value-type="string" calcext:value-type="string">
            <text:p>AATAGTACTATCAATAATAGTAGTGAGAATACCAATAGTAGTAGTAGGATAATGATGGAACCAGGG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GCACTGATTTGAAGAATACTACTAATAATACCAGTAGTAATGCCAGTAGTATGACAGAGGGAAGAGAAATGAAAAACT</text:p>
          </table:table-cell>
        </table:table-row>
        <table:table-row table:style-name="ro1">
          <table:table-cell office:value-type="string" calcext:value-type="string">
            <text:p>AATTGCACTGACTTGAGGAATGCTACTAATACCACTAGTAGTAGCGGGGAAAAG---ATGGAGATAGGAGAAATAAAAAAT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GCTAGTAATATCAATGTGACTAGTATTAATACTACTTTTAGCAATGCTACCTTAATGGAGACAGGAGAGATAAAAAATT</text:p>
          </table:table-cell>
        </table:table-row>
        <table:table-row table:style-name="ro1">
          <table:table-cell office:value-type="string" calcext:value-type="string">
            <text:p>ACTTTACATTGCACTGATGCTAAGGCAAATACTACAAATACTACTGAGACCCCTGATAT---------GAAAGGAGAGATAAAAAACT</text:p>
          </table:table-cell>
        </table:table-row>
        <table:table-row table:style-name="ro1">
          <table:table-cell office:value-type="string" calcext:value-type="string">
            <text:p>TGCACTGATTATGAGGGAAATGCTAATAATACCATTGATAATGCCACTAAAAATAGCTGGAAAGGAGAAATAAAAAATT</text:p>
          </table:table-cell>
        </table:table-row>
        <table:table-row table:style-name="ro1">
          <table:table-cell office:value-type="string" calcext:value-type="string">
            <text:p>TTAAACTGCACTGATTATAATGCCACTAATGTAAAGAATAATGCTACTAGAACTAGTAGT---------------------CCAAATGATATGAAAAATT</text:p>
          </table:table-cell>
        </table:table-row>
        <table:table-row table:style-name="ro1">
          <table:table-cell office:value-type="string" calcext:value-type="string">
            <text:p>ACCCCACTCTGTGTCACCTTGAATTGCACTGAT------ACTGCTACTAATACCA-----------CGGATAGTGATAATGCAGGA-------ATGATGAATT</text:p>
          </table:table-cell>
        </table:table-row>
        <table:table-row table:style-name="ro1">
          <table:table-cell office:value-type="string" calcext:value-type="string">
            <text:p>TGTGTTATCTTAAATTGCACTGATTTGAAGAATACTACTAATACCAA---------------AATTACAATAAAGGAAAGAGAAATGACAAACT</text:p>
          </table:table-cell>
        </table:table-row>
        <table:table-row table:style-name="ro1">
          <table:table-cell office:value-type="string" calcext:value-type="string">
            <text:p>CCACTCTGTGTTACTTTACATTGCACTGAT------GCTAATGTCACTACCACTAGTAAT---------------ATGGAGAGAGGAGAAATAAAAAACT</text:p>
          </table:table-cell>
        </table:table-row>
        <table:table-row table:style-name="ro1">
          <table:table-cell office:value-type="string" calcext:value-type="string">
            <text:p>AATTGTACTCACAAAATTAGCGTTAAAAATGTAACTTACAGCACTGATCTGAAAAATATTACT-------GAAGATATGAAAAACT</text:p>
          </table:table-cell>
        </table:table-row>
        <table:table-row table:style-name="ro1">
          <table:table-cell office:value-type="string" calcext:value-type="string">
            <text:p>AAGAATAATAGTTGTACTAATTTGGAGTCTAATAATTGTACCAATAGTAGTATAGTGGATAAAGAAGAAATGACAAACT</text:p>
          </table:table-cell>
        </table:table-row>
        <table:table-row table:style-name="ro1">
          <table:table-cell office:value-type="string" calcext:value-type="string">
            <text:p>TGTGTTACTTTAAATTGCACTGATTATTTGAAGAATACTACTGATTCGAGTAATGCTACT------------------AGTGGAGAAATAAAAAACT</text:p>
          </table:table-cell>
        </table:table-row>
        <table:table-row table:style-name="ro1">
          <table:table-cell office:value-type="string" calcext:value-type="string">
            <text:p>ACTGATCCGTTGA---ATATTACTGCCAATGGTGATAATGCGACTACTATCCCCAGGATAAACGAAACAAAAATAAGAAATT</text:p>
          </table:table-cell>
        </table:table-row>
        <table:table-row table:style-name="ro1">
          <table:table-cell office:value-type="string" calcext:value-type="string">
            <text:p>GACAATACTACTATCAGTACCAATAATACAGAGGACATAAGAAAGGAAATAAAAGAGGAAATGGGAAACTTGAGAAACT</text:p>
          </table:table-cell>
        </table:table-row>
        <table:table-row table:style-name="ro1">
          <table:table-cell office:value-type="string" calcext:value-type="string">
            <text:p>AATAAAACTAATAGCAATAATACCAGTAGTAGTAACAGTAGCATAGAGGAAGGAGGAATAAAAAATGAAATAAAAAATT</text:p>
          </table:table-cell>
        </table:table-row>
        <table:table-row table:style-name="ro1">
          <table:table-cell office:value-type="string" calcext:value-type="string">
            <text:p>GATACTACTGTTACTAATATTGATGGTAATAATGCTACTGATATTCAAAAAAAGGAAGTGCTTAGCGAAATGAAAAACT</text:p>
          </table:table-cell>
        </table:table-row>
        <table:table-row table:style-name="ro1">
          <table:table-cell office:value-type="string" calcext:value-type="string">
            <text:p>AATTGCACCGAC---ATGAGTGATCCTGATGCCATTAATACTAATAGTAGTGACAGGATGGAAAAAGGGGAGATGAAAAACT</text:p>
          </table:table-cell>
        </table:table-row>
        <table:table-row table:style-name="ro1">
          <table:table-cell office:value-type="string" calcext:value-type="string">
            <text:p>ACTGATGTTAATAGTACCAGTAGTAATGCTACTAATATCAATAACACGATGCTAATGGAGAAAGGAGAAATAAAAAACT</text:p>
          </table:table-cell>
        </table:table-row>
        <table:table-row table:style-name="ro1">
          <table:table-cell office:value-type="string" calcext:value-type="string">
            <text:p>ACTAATGCTAATTGGACAGCTAGAAATCAGACTTTCGATAATAGTAGC---------CTAAAAATGGAGGAAGGAGAAGTAAAAAACT</text:p>
          </table:table-cell>
        </table:table-row>
        <table:table-row table:style-name="ro1">
          <table:table-cell office:value-type="string" calcext:value-type="string">
            <text:p>CCACTCTGTGTCACCTTAAATTGCACTGATACTGGTACTAATATCACGGATAGTGATAGTAGTGCAGGAATGAT---------------------GAATT</text:p>
          </table:table-cell>
        </table:table-row>
        <table:table-row table:style-name="ro1">
          <table:table-cell office:value-type="string" calcext:value-type="string">
            <text:p>AATGTCACTGGTGCTAATGTTACCACAAATGTCACTGGTGCTAAAGGGGAACAG---ATGGACAAGGGAGAAATACAAAATT</text:p>
          </table:table-cell>
        </table:table-row>
        <table:table-row table:style-name="ro1">
          <table:table-cell office:value-type="string" calcext:value-type="string">
            <text:p>ACTTTATATAATACTACTAATACCACTGCTGTCACTACCACTGCTCCCCCTGTTGAT-CCGGATGGAGTAATGAAAAATT</text:p>
          </table:table-cell>
        </table:table-row>
        <table:table-row table:style-name="ro1">
          <table:table-cell office:value-type="string" calcext:value-type="string">
            <text:p>TGGAGGAATAATACTAATGCCACTACCGCTAATACCACTGGTAGTGGTAGGGGACAAAT------GGAATCAGACATGA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AACAATACTGCTACCAGTAGTCCTACTACTGCCAGTAGTAATGCCAGCAGTATGACAGAGAGAGAAGAAATAAAAAACT</text:p>
          </table:table-cell>
        </table:table-row>
        <table:table-row table:style-name="ro1">
          <table:table-cell office:value-type="string" calcext:value-type="string">
            <text:p>GTGACAGGTAGCAATACCACTACTAGTGCTACTCCTACTTCTGAAACTAATAAGAATTTAAGGGAAGAAATGAAAAACT</text:p>
          </table:table-cell>
        </table:table-row>
        <table:table-row table:style-name="ro1">
          <table:table-cell office:value-type="string" calcext:value-type="string">
            <text:p>CCTAATTTCAATGATACCAAGGACAATACCACTAGTAGTAGTAATGGGACAATAATGGAGGAAGTAGAAATGAAAAATT</text:p>
          </table:table-cell>
        </table:table-row>
        <table:table-row table:style-name="ro1">
          <table:table-cell office:value-type="string" calcext:value-type="string">
            <text:p>GATTGGAAAAATAGTACTAACACCGGAAATATTACTAACACCACAATCATGATGATGGAGAAAGGAGAAATAAAAAACT</text:p>
          </table:table-cell>
        </table:table-row>
        <table:table-row table:style-name="ro1">
          <table:table-cell office:value-type="string" calcext:value-type="string">
            <text:p>GACTTTTTGGGGAATAGTAATAATACCAATAATGTGGGAAATAGTACTAATAACAATAG-TAGTAGTGAAATGAAAAACT</text:p>
          </table:table-cell>
        </table:table-row>
        <table:table-row table:style-name="ro1">
          <table:table-cell office:value-type="string" calcext:value-type="string">
            <text:p>GGGAATGCTACTAATACCAATGCTACTAATACCAATAGTAGTATCGAGGGAATG---ATGGAGAAAGGAGAAATAAAAAACT</text:p>
          </table:table-cell>
        </table:table-row>
        <table:table-row table:style-name="ro1">
          <table:table-cell office:value-type="string" calcext:value-type="string">
            <text:p>GTGACTAGTACCAATAATGGTAGTGGTCACAACACCAATAGTAGTAGTGAGGAGAGTATGTTG------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GTGCTAATAGTACTAATACTAATAGTGCTAATACCACTAGTAACTGGGGA---AATATGGAGAAAGGAGAAATGAAAAATT</text:p>
          </table:table-cell>
        </table:table-row>
        <table:table-row table:style-name="ro1">
          <table:table-cell office:value-type="string" calcext:value-type="string">
            <text:p>TGCAATAATGTTACTAACACCACCACCAGTACTGCTAATTACACCATACCCCCAGGAATGCGGGGAGAAATAAAAAACT</text:p>
          </table:table-cell>
        </table:table-row>
        <table:table-row table:style-name="ro1">
          <table:table-cell office:value-type="string" calcext:value-type="string">
            <text:p>AATTGCAGTGATGTAACTTGCAATAGTAATAGTACTAGCAATAATGGTAG-TTGTT--TGAGGAAGGGAGAAATGACAAACT</text:p>
          </table:table-cell>
        </table:table-row>
        <table:table-row table:style-name="ro1">
          <table:table-cell office:value-type="string" calcext:value-type="string">
            <text:p>TTGAACCATACTGCTTACAATACTACTAATACCAATAGTAGTACAGGGGAAACAATAA---AGGAAGAAGAAATGAAAAACT</text:p>
          </table:table-cell>
        </table:table-row>
        <table:table-row table:style-name="ro1">
          <table:table-cell office:value-type="string" calcext:value-type="string">
            <text:p>AATTGTACTGATTTGGGAAATGATACTAATGCCAATAATAATAGCGCGGGA---CTAATGGAAAGAGGAGAAGTGAAAAATT</text:p>
          </table:table-cell>
        </table:table-row>
        <table:table-row table:style-name="ro1">
          <table:table-cell office:value-type="string" calcext:value-type="string">
            <text:p>GATGTTGCTGTAAATAGCACTAATACCAATAGGAGTAGCGAGGGAGGGATGAAGATGGACAGAGGAGAAATAAAAAACT</text:p>
          </table:table-cell>
        </table:table-row>
        <table:table-row table:style-name="ro1">
          <table:table-cell office:value-type="string" calcext:value-type="string">
            <text:p>GTTATTTTAAATTGCACTGATTT---GAATACTACTGATGTCAATACTAACAA---------GACAATAGAGATAGGAGAAGTAAAAAACT</text:p>
          </table:table-cell>
        </table:table-row>
        <table:table-row table:style-name="ro1">
          <table:table-cell office:value-type="string" calcext:value-type="string">
            <text:p>AGTGTAAATGCCACTATTAGTGCTAGTGAGAACAGAACTTTTGATTGGGAACAAGGGATGGAAAAAGAAATAC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ATGGAACCAATAATAGGAGTAATGTAACTAATAATAGTAGTAGTGTGGAA---GGAATACAGGAAGGAGAAATAAAAAAC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AATTGCACTAATGTAAGGAATAATACTAATACC---ACTAATAGCGAGGGAGAAATAATGGGGAGAGAAGAAATGAGAAACT</text:p>
          </table:table-cell>
        </table:table-row>
        <table:table-row table:style-name="ro1">
          <table:table-cell office:value-type="string" calcext:value-type="string">
            <text:p>TGCACTGATTATGTGGGGAATGCTACCACAACCAATGCCACTACC---CCTACCCCTACCGACAGGGGAGAAATAAAAAACT</text:p>
          </table:table-cell>
        </table:table-row>
        <table:table-row table:style-name="ro1">
          <table:table-cell office:value-type="string" calcext:value-type="string">
            <text:p>ACTTTAAATTGCACTGGATTGAGGAATAATACTAGTACTACTAATATTACTAGTGG---------GGGAGGAGATGAAATGAGAAACT</text:p>
          </table:table-cell>
        </table:table-row>
        <table:table-row table:style-name="ro1">
          <table:table-cell office:value-type="string" calcext:value-type="string">
            <text:p>TGTGTTACTTTAAACTGCACTGA---AATTACTGTTACCAATACTACTAATAATAATAATTTCACGA------------GTGATATGAAAAACT</text:p>
          </table:table-cell>
        </table:table-row>
        <table:table-row table:style-name="ro1">
          <table:table-cell office:value-type="string" calcext:value-type="string">
            <text:p>CTCTGTGTTACTTTAAATTGCCAGAATGTGAATACTACTAGTAATGCCACTGATGGC------------------GAGAGAGAGATGATGAAAAACT</text:p>
          </table:table-cell>
        </table:table-row>
        <table:table-row table:style-name="ro1">
          <table:table-cell office:value-type="string" calcext:value-type="string">
            <text:p>ACTGATTATTGGAGGAATAATGCTACTAATACCACTAATAGTAACG---GAATAACAGTGGAGAAGGGAGAAATAAAAAACT</text:p>
          </table:table-cell>
        </table:table-row>
        <table:table-row table:style-name="ro1">
          <table:table-cell office:value-type="string" calcext:value-type="string">
            <text:p>CCTCAGCTTAATTCCACTAATCATGATTCTAATTGTACTATGAATAGTACAGTAGCAGGAGATGTAGATGTAAAAAACT</text:p>
          </table:table-cell>
        </table:table-row>
        <table:table-row table:style-name="ro1">
          <table:table-cell office:value-type="string" calcext:value-type="string">
            <text:p>TCCAACACCACCACCACTAGCCCCAACATTACTAGTGGTGGTGGGGAGCTGAGGATAGAAAAAGGAGAAATAAAAAATT</text:p>
          </table:table-cell>
        </table:table-row>
        <table:table-row table:style-name="ro1">
          <table:table-cell office:value-type="string" calcext:value-type="string">
            <text:p>KMTACYNNNNNNNNNNNNNNNNNNNNNNNNNNNNNNNNNNNNNNNNNNNNNNNNNNNATGGAMARRGAAATGARAAACT</text:p>
          </table:table-cell>
        </table:table-row>
        <table:table-row table:style-name="ro1">
          <table:table-cell office:value-type="string" calcext:value-type="string">
            <text:p>ACTTTGAACATTACTACTAATGTCAATGGTACTGATAATAATAGCAGTATATCAGAAGGGAAAGGAGAAATGAAAAACT</text:p>
          </table:table-cell>
        </table:table-row>
        <table:table-row table:style-name="ro1">
          <table:table-cell office:value-type="string" calcext:value-type="string">
            <text:p>AATAATACCAATAGTAGTATGACAACTACTCCTAGCAGTAGAACAGGGGAATTTATGGAAAGAGGAGAAATAAAGAACT</text:p>
          </table:table-cell>
        </table:table-row>
        <table:table-row table:style-name="ro1">
          <table:table-cell office:value-type="string" calcext:value-type="string">
            <text:p>TGCACTGCTTTGAATGTTACGAATGTTTCTCAAGCCAACGATAGCTCCCCCACTAGTAGTAGCGGG---------------------GAAATGAAAAACT</text:p>
          </table:table-cell>
        </table:table-row>
        <table:table-row table:style-name="ro1">
          <table:table-cell office:value-type="string" calcext:value-type="string">
            <text:p>GTTAAGACCACTAATAGTAATAATGCTACTAATACCAATAATAGTAGTTGGGAAAAGAT------GGAAGGAGAAATAAAAAATT</text:p>
          </table:table-cell>
        </table:table-row>
        <table:table-row table:style-name="ro1">
          <table:table-cell office:value-type="string" calcext:value-type="string">
            <text:p>AGTGATGTAAGGAATGATACTACTACTAATACCAATAGTAGCTGGGGAAATACAATGGAGAGAGGAGAAATGAAAAATT</text:p>
          </table:table-cell>
        </table:table-row>
        <table:table-row table:style-name="ro1">
          <table:table-cell office:value-type="string" calcext:value-type="string">
            <text:p>GCTACTATTAATACTACTAACAGTGCTGGTAATACTACTGCCATGTCTCCTCCCATGGAGCCAGGAGAATTGAAAAACT</text:p>
          </table:table-cell>
        </table:table-row>
        <table:table-row table:style-name="ro1">
          <table:table-cell office:value-type="string" calcext:value-type="string">
            <text:p>ACTATCAGTAACAGTAGTTGTAGTAATAATACTAATGACAGTGGTAGGGTAATGGTGAAGGGAGGAGACATGAAAAACT</text:p>
          </table:table-cell>
        </table:table-row>
        <table:table-row table:style-name="ro1">
          <table:table-cell office:value-type="string" calcext:value-type="string">
            <text:p>TGTGTTAATTTAAATTGCACTGATCTG------------AATACCACAGTTAGTAAC---AGAACAACAATAGAGAGGGGAGAAGTAAAAAATT</text:p>
          </table:table-cell>
        </table:table-row>
        <table:table-row table:style-name="ro1">
          <table:table-cell office:value-type="string" calcext:value-type="string">
            <text:p>ACTGATGTTGAGAAAAATAATGCTAGTAGCACTAACAGTAACAGCTGGGATAAAGGAGAGAAAGGAGAAATAAAAAACT</text:p>
          </table:table-cell>
        </table:table-row>
        <table:table-row table:style-name="ro1">
          <table:table-cell office:value-type="string" calcext:value-type="string">
            <text:p>AATTGTACCAGGAATAATAATACTACCAGATGTAATAAGATCAACAATAGTAGCTTGGGAACGAT------------AGACATGAAAAACT</text:p>
          </table:table-cell>
        </table:table-row>
        <table:table-row table:style-name="ro1">
          <table:table-cell office:value-type="string" calcext:value-type="string">
            <text:p>GATTACCAAGGAAATGGTACTAATACAAATAGGACTAATACAAATAGTAGTATAGAAGGAGATGGAGAAATAAAAAACT</text:p>
          </table:table-cell>
        </table:table-row>
        <table:table-row table:style-name="ro1">
          <table:table-cell office:value-type="string" calcext:value-type="string">
            <text:p>AATGGTACTAATACCACCAATAATAGTACCAATAACAATAGTAGCCAGGAACTAGACGGGGCAGGAGAAAGGAAAAACT</text:p>
          </table:table-cell>
        </table:table-row>
        <table:table-row table:style-name="ro1">
          <table:table-cell office:value-type="string" calcext:value-type="string">
            <text:p>TTAAATTGCACTAATTT---GAATAATACTGAGACCAATAATACTGCTGAGATCAAATATATGGAG---GACGAAATGAA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ATACCAATACTACTGCCAATGCCACTGATGCTCCTGACACTACAATTAAACGGATGGAGCAAGGAGAAGTAAAAAACT</text:p>
          </table:table-cell>
        </table:table-row>
        <table:table-row table:style-name="ro1">
          <table:table-cell office:value-type="string" calcext:value-type="string">
            <text:p>TTAACTTGCACTAATTTGACTAATATCACTAACAGTGAGACTAATATC------ACTAGCAGGGGGGACATAGGAATGACAAACT</text:p>
          </table:table-cell>
        </table:table-row>
        <table:table-row table:style-name="ro1">
          <table:table-cell office:value-type="string" calcext:value-type="string">
            <text:p>TCCCCAACTGGTGCTAATGTTACCACAAATGTCACTGGTGCTAGAAGGGAACAG---ATGGACAAGGGAGAAATACAAAATT</text:p>
          </table:table-cell>
        </table:table-row>
        <table:table-row table:style-name="ro1">
          <table:table-cell office:value-type="string" calcext:value-type="string">
            <text:p>AATTGTACTAA---GATTAATAATACCAATAATGCCACAGATAATGTCAATGTCACAGCCAAGGAAGACATAATGAAAAACT</text:p>
          </table:table-cell>
        </table:table-row>
        <table:table-row table:style-name="ro1">
          <table:table-cell office:value-type="string" calcext:value-type="string">
            <text:p>ACACCACTCTGTGTTACTTTAAATTGTACTGATTATGTAAGGAATGCTACTAAT---------------------------CTGGAAAAAGGAGAAATAAAAGAAT</text:p>
          </table:table-cell>
        </table:table-row>
        <table:table-row table:style-name="ro1">
          <table:table-cell office:value-type="string" calcext:value-type="string">
            <text:p>ACTAATACCAATAGTAGTAGAGAGGAACTGAAGATGGAAAAAGGGGAACTGAAGATGGAAAAAGGGGAGATGAAAAACT</text:p>
          </table:table-cell>
        </table:table-row>
        <table:table-row table:style-name="ro1">
          <table:table-cell office:value-type="string" calcext:value-type="string">
            <text:p>ACTAATT---GGAATGGTACAAATACCACTAGTTCTAATACCACCACTATTGAGGATAAAATGAGGGAAGAAATACAAAACT</text:p>
          </table:table-cell>
        </table:table-row>
        <table:table-row table:style-name="ro1">
          <table:table-cell office:value-type="string" calcext:value-type="string">
            <text:p>TTGAACAAGACCAGTAACAATAACACTCATGTCACTAATAGCAGCGGGAGA---ACAGTGGAAAGCTGGGAAATGAC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TAAATTGCACTGATGCTGTAGGGATTAATGCTAGTACCCCTACTAATCGTAG---------CATGGAAGAAGGAGAAATAAAAAACT</text:p>
          </table:table-cell>
        </table:table-row>
        <table:table-row table:style-name="ro1">
          <table:table-cell office:value-type="string" calcext:value-type="string">
            <text:p>GTTACTTTACATTGCACTGATAATTTGACGAATCCTACTTCGAATGTTACT------------TCAGAAATGAGAGGAGAAATAAAAAACT</text:p>
          </table:table-cell>
        </table:table-row>
        <table:table-row table:style-name="ro1">
          <table:table-cell office:value-type="string" calcext:value-type="string">
            <text:p>AATAATACCAATAGTACTGGAAATGCTAATAATACCAATAGTAGTAGCACAATAAAGGAGGAAGGAGAAATGAAAAACT</text:p>
          </table:table-cell>
        </table:table-row>
        <table:table-row table:style-name="ro1">
          <table:table-cell office:value-type="string" calcext:value-type="string">
            <text:p>GGTACCTGTCCTGAGTATTCGAAGACTAAGCCTAATATGACAAGAGAACTAAATGAAACTATAGAAGAAATAAGAAACT</text:p>
          </table:table-cell>
        </table:table-row>
        <table:table-row table:style-name="ro1">
          <table:table-cell office:value-type="string" calcext:value-type="string">
            <text:p>ATCTGTAAATATAATAATATGACTAATAATAGTAGCTCAGGGAATTATACTGGATGGGAAAGGGGAGAAATAAAAAACT</text:p>
          </table:table-cell>
        </table:table-row>
        <table:table-row table:style-name="ro1">
          <table:table-cell office:value-type="string" calcext:value-type="string">
            <text:p>ACTTTAAATTGCACTGATGT---TAATGATACTAGTGTCAATAATACT------GAAACAATAGAAGAAGAAGGAAGAATAAAAAACT</text:p>
          </table:table-cell>
        </table:table-row>
        <table:table-row table:style-name="ro1">
          <table:table-cell office:value-type="string" calcext:value-type="string">
            <text:p>CCACTCTGTGTCACCCTAAATTGCACTGAT------ACTGATGCTAACATCACGGATAGTGATAGTGCAGGAATGATGATG------------------AATT</text:p>
          </table:table-cell>
        </table:table-row>
        <table:table-row table:style-name="ro1">
          <table:table-cell office:value-type="string" calcext:value-type="string">
            <text:p>TGCACTAATGTAAATACCACTAACACCAATCTCAATGAAGATAGCGAG---ATAAAGATGAAGGATGGAGAAATGAAAAATT</text:p>
          </table:table-cell>
        </table:table-row>
        <table:table-row table:style-name="ro1">
          <table:table-cell office:value-type="string" calcext:value-type="string">
            <text:p>TGTGTTACTTTAAACTGCACTGATTTGAAGAATAGTAGTTGGACCAATAGTAGT---------------TTGAAACTGGAAGGAATGAAAAACT</text:p>
          </table:table-cell>
        </table:table-row>
        <table:table-row table:style-name="ro1">
          <table:table-cell office:value-type="string" calcext:value-type="string">
            <text:p>GTGGGGAATGCTACTAATACCACTAATAGTACCACTAATAGTAATATGGGAACGCTGGAGGGAGGAGAAATAAAAAATT</text:p>
          </table:table-cell>
        </table:table-row>
        <table:table-row table:style-name="ro1">
          <table:table-cell office:value-type="string" calcext:value-type="string">
            <text:p>AATATTGCTGACAATGGAACTGATGGCTATAATAATATTAGTAGTGTCAATGGTAATTACAGTACTGAAATAAAAAACT</text:p>
          </table:table-cell>
        </table:table-row>
        <table:table-row table:style-name="ro1">
          <table:table-cell office:value-type="string" calcext:value-type="string">
            <text:p>ACCTTAAATTGCACTAAGTTAAATAATACTACTCCCACCAATAATAGTAGTAATTG---------GGGGGAGGAACAAATGAAAAACT</text:p>
          </table:table-cell>
        </table:table-row>
        <table:table-row table:style-name="ro1">
          <table:table-cell office:value-type="string" calcext:value-type="string">
            <text:p>AAT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TAAATTGCACTGATCTGAGGAATGCTACTAATATTACTAATACT------ACATTAGAAATGGAGAGAGGAGAAATGAAAAACT</text:p>
          </table:table-cell>
        </table:table-row>
        <table:table-row table:style-name="ro1">
          <table:table-cell office:value-type="string" calcext:value-type="string">
            <text:p>ACTAATACCAATAGTAGTGGGGGAACTACTAATACCAATAGTGGTGGGGGAATGATGGATAAAGGAGAAATAAAAAACT</text:p>
          </table:table-cell>
        </table:table-row>
        <table:table-row table:style-name="ro1">
          <table:table-cell office:value-type="string" calcext:value-type="string">
            <text:p>ACTAATTTTAATAGGAATGGGACTGATACGAAAAATACTACAAGCCAGGATAATAGTA----CGATAGGAGAAATAAAAAACT</text:p>
          </table:table-cell>
        </table:table-row>
        <table:table-row table:style-name="ro1">
          <table:table-cell office:value-type="string" calcext:value-type="string">
            <text:p>AAGTGCAATGATACCATCAATAGTAGCAATGCTACTACTAACAATAGTAG---CAAAATAGAGAAAGGAGAAATAAAAAATT</text:p>
          </table:table-cell>
        </table:table-row>
        <table:table-row table:style-name="ro1">
          <table:table-cell office:value-type="string" calcext:value-type="string">
            <text:p>AATAGTACTACCAACAGTAATATTACCAATAGTACTAAAAATGATAGTTGGATAGACATGAATGAAGAAATGAAAAACT</text:p>
          </table:table-cell>
        </table:table-row>
        <table:table-row table:style-name="ro1">
          <table:table-cell office:value-type="string" calcext:value-type="string">
            <text:p>ACCTTAGATTGCGCTAATTTGAA---------TAATAGTAATAGTAATACTAGTAAGTTAGAAATGCCTGGAGGAGAAATAAAAAACT</text:p>
          </table:table-cell>
        </table:table-row>
        <table:table-row table:style-name="ro1">
          <table:table-cell office:value-type="string" calcext:value-type="string">
            <text:p>GGGAATAGTTCTRGTAGCAATAGTTCTAGTAGCACTAACAGTAGTTGGGACCAAGTAGAGAAAGGAGAAATAAAAAACT</text:p>
          </table:table-cell>
        </table:table-row>
        <table:table-row table:style-name="ro1">
          <table:table-cell office:value-type="string" calcext:value-type="string">
            <text:p>TTGGATAATTTGAGAAATAATAATAGTAGCACTAACAGTAGCATCGGGAAAAGGGAAGAGATAGGAGAAATAAAAAACT</text:p>
          </table:table-cell>
        </table:table-row>
        <table:table-row table:style-name="ro1">
          <table:table-cell office:value-type="string" calcext:value-type="string">
            <text:p>TTAAATTGCACTGATCCGAATAATACTACTAGTAACAATGCTACTAGT------ACCCCTAGTAATAGCAGGGAAATG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TAACCCCACTCTGTGTTACTTTAAATTGC------------AAAAATGCTACTATTAATATCAAT---------------ATGACGACAGAAGAAATGAAAAACT</text:p>
          </table:table-cell>
        </table:table-row>
        <table:table-row table:style-name="ro1">
          <table:table-cell office:value-type="string" calcext:value-type="string">
            <text:p>ATTAATAGTACTGCTACTCCTACTACTAGTATCAATAGTAGTAGGGAGTTGGCGTTGGGGAAAGGAGAAATAAAAAACT</text:p>
          </table:table-cell>
        </table:table-row>
        <table:table-row table:style-name="ro1">
          <table:table-cell office:value-type="string" calcext:value-type="string">
            <text:p>ACTAGCAATAGTGGTGCTAGTCCCCCTACTAGTACCCCTAGTACCACTAGTAGAAGGGAGGACGGAGGAATGACAAACT</text:p>
          </table:table-cell>
        </table:table-row>
        <table:table-row table:style-name="ro1">
          <table:table-cell office:value-type="string" calcext:value-type="string">
            <text:p>TTACTTTGC------TCCCCAAATGTCACTGGTGCTAATGTTACCACAAAAGGGGAACAGATGGACAAGGGAGAAATACAAAATT</text:p>
          </table:table-cell>
        </table:table-row>
        <table:table-row table:style-name="ro1">
          <table:table-cell office:value-type="string" calcext:value-type="string">
            <text:p>AATACTACTGATACCACTGATACTACTAACTCTAGTAGTGACTGGAGAGGAGGAAACATGACA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CTGTCACTAATGGGAATAATACTACCAGTAGAAGTAGTAGTCAAGGGAATGATACCGCTG-AAGGAGAAATAAAAAGAT</text:p>
          </table:table-cell>
        </table:table-row>
        <table:table-row table:style-name="ro1">
          <table:table-cell office:value-type="string" calcext:value-type="string">
            <text:p>TGCACTAATTTGAATATTACTAATACCACTGGTATTACTAATAGTAGCCTGGAAGAAATGAGGAGAATAATGACAAACT</text:p>
          </table:table-cell>
        </table:table-row>
        <table:table-row table:style-name="ro1">
          <table:table-cell office:value-type="string" calcext:value-type="string">
            <text:p>AATTGCACTGATT------ATGCTACTAATACCAGTAGTGCTACTAATACCAGTAGTGTGGAGGAGGTAGAAAAAATGAAAAACT</text:p>
          </table:table-cell>
        </table:table-row>
        <table:table-row table:style-name="ro1">
          <table:table-cell office:value-type="string" calcext:value-type="string">
            <text:p>CTTTGCGATAATTCGACGACTAAGGCGAACAGTACTACTAATTGTACAGGTGATAGTATAGGGGAGGGA-ATGAAAAACT</text:p>
          </table:table-cell>
        </table:table-row>
        <table:table-row table:style-name="ro1">
          <table:table-cell office:value-type="string" calcext:value-type="string">
            <text:p>CTTTGCTC---CCCAAATAATGTTACCACAAATGTCACTGGTGCTAAAGGGGAACAGATGGACAAGGGAGAAATACAAAATT</text:p>
          </table:table-cell>
        </table:table-row>
        <table:table-row table:style-name="ro1">
          <table:table-cell office:value-type="string" calcext:value-type="string">
            <text:p>AATGTGACTGATACTACTAATAGTACCAGTGTCCATAATAGTAGTGGGAGAGTG---ATGGGGGGAGGAGAAATGAAAAACT</text:p>
          </table:table-cell>
        </table:table-row>
        <table:table-row table:style-name="ro1">
          <table:table-cell office:value-type="string" calcext:value-type="string">
            <text:p>GAGACTAATCCTGCTAACAGTACTAATCCTGCTAACAGTAGTAAGGTGGAAAATTTGGGGGAAGACGAGGTAAAAAACT</text:p>
          </table:table-cell>
        </table:table-row>
        <table:table-row table:style-name="ro1">
          <table:table-cell office:value-type="string" calcext:value-type="string">
            <text:p>GCTGGCAATGGTACTGATGCTATTGCTAACAATGGTACTAATGCTACAATTAGTCTCAGTGAGAATGAGATGAAAAACT</text:p>
          </table:table-cell>
        </table:table-row>
        <table:table-row table:style-name="ro1">
          <table:table-cell office:value-type="string" calcext:value-type="string">
            <text:p>AAGACTACTAATAAGACCAATGATACAGAGACGAATACTACTAATACCACCAGCTGGGAAAAAGGGGAAATGA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TTACTTTGC------TCCCCAAATGTCACTGGTGCTAATGTTACCACAAAAGGGGAACAGATGGACAAGGGAGAAATACAAAATT</text:p>
          </table:table-cell>
        </table:table-row>
        <table:table-row table:style-name="ro1">
          <table:table-cell office:value-type="string" calcext:value-type="string">
            <text:p>TCTGAT---AAGATCAATATTAATATTAACGGGACCAATAGTACCAACCCTAATGTGACGGAGGAAGGAGACATGAAAAACT</text:p>
          </table:table-cell>
        </table:table-row>
        <table:table-row table:style-name="ro1">
          <table:table-cell office:value-type="string" calcext:value-type="string">
            <text:p>AATTGCACTGATTTGGAAAATGGCACTAGTAGCAATAATAGTAGCTATCAAAGG---GGGGAAGAAGGAGAAATAAAGAACT</text:p>
          </table:table-cell>
        </table:table-row>
        <table:table-row table:style-name="ro1">
          <table:table-cell office:value-type="string" calcext:value-type="string">
            <text:p>TTAAATTGCACTGATTTGAAGAATGCTACTAATACCAATAGTAGTGGTGGGGGAATACT------GGAGGGGGAAATAAAAAAC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GGAATACTACTAATACCAATGGTAGTGATACCAATAATATTGATAAGACAAGAATGGAAAAAGGAGAAATAAAAAACT</text:p>
          </table:table-cell>
        </table:table-row>
        <table:table-row table:style-name="ro1">
          <table:table-cell office:value-type="string" calcext:value-type="string">
            <text:p>GTTAATAGTACTAATGCTACTAGTACCTGTGTTAATAGTGATAGTACCTGTGTTAATAG-TACTGAAGACATGAAAAACT</text:p>
          </table:table-cell>
        </table:table-row>
        <table:table-row table:style-name="ro1">
          <table:table-cell office:value-type="string" calcext:value-type="string">
            <text:p>AATGCTACATTTAAGAATCAGGATAGTACTAATAGTAGTAGTAACTGGGAAAAGATGGAAAAGGGGGAAATAAAAAACT</text:p>
          </table:table-cell>
        </table:table-row>
        <table:table-row table:style-name="ro1">
          <table:table-cell office:value-type="string" calcext:value-type="string">
            <text:p>TTAAATTGCACTGATCC------TACTAATAACACCACTAATACCAACAATTCTTCAAGGTTGGAGGAGGGGGAAATGAAAAACT</text:p>
          </table:table-cell>
        </table:table-row>
        <table:table-row table:style-name="ro1">
          <table:table-cell office:value-type="string" calcext:value-type="string">
            <text:p>TTTGGAAATACTACTAATAATGCTACTAATACCACTAGTAGTAGCGGGGAA---ACAGGGGGGAAAGGAGAAATGAAAAACT</text:p>
          </table:table-cell>
        </table:table-row>
        <table:table-row table:style-name="ro1">
          <table:table-cell office:value-type="string" calcext:value-type="string">
            <text:p>AATTGCACTGGAAACTTAACGAATGTCACTGTTAAAAATAATAATAATAGTGCTACTGATGTCACTGG----------TATGACA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AGGAATGATACTAATACCACTGGTGGTACTAATACCACTAGTGGTATCAAAATAGAGGGAAGAGAAGAAATGACAAACT</text:p>
          </table:table-cell>
        </table:table-row>
        <table:table-row table:style-name="ro1">
          <table:table-cell office:value-type="string" calcext:value-type="string">
            <text:p>CTCTGTGTCACTTTACTTTGCTC---------------CCCAAATGTCACTGGTGCTAAAGGGGAACAG---ATGGACAAGGGAGAAATACAAAATT</text:p>
          </table:table-cell>
        </table:table-row>
        <table:table-row table:style-name="ro1">
          <table:table-cell office:value-type="string" calcext:value-type="string">
            <text:p>ACCAATGGTGCTACTGCCAATAGTACGGTGAATAGTACTAATACCCATAGTACAACGGGGGGAATAGAAATGAAAAACT</text:p>
          </table:table-cell>
        </table:table-row>
        <table:table-row table:style-name="ro1">
          <table:table-cell office:value-type="string" calcext:value-type="string">
            <text:p>GCTGGAAATACTACTGAAGCTGGGAATACTACTAGTACCAACAGTAGTAAAATAGAAGAAAAAGGAGAAATAAAAAACT</text:p>
          </table:table-cell>
        </table:table-row>
        <table:table-row table:style-name="ro1">
          <table:table-cell office:value-type="string" calcext:value-type="string">
            <text:p>AATTGCACTGATCTAAGGAATGCTACTAATACCACGAATAGTAGCGAGGGAATGGTA---GAGAGGGGAGAAATAAAAAAT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TAAATTGCACAAATACCACTGAGGGAAATACAACAAACAGCAATAACAG------TCCTAAGGAACAACCAGAAATAAGAAACT</text:p>
          </table:table-cell>
        </table:table-row>
        <table:table-row table:style-name="ro1">
          <table:table-cell office:value-type="string" calcext:value-type="string">
            <text:p>ACTAATACCACTGGGAATGCCACTAATAAMAATAMGAGGGACGGGGGACTGATGATGGAGAAAGGAGAAATGAAAAATT</text:p>
          </table:table-cell>
        </table:table-row>
        <table:table-row table:style-name="ro1">
          <table:table-cell office:value-type="string" calcext:value-type="string">
            <text:p>ACCCCACTCTGTGTCACCTTAAATTGCACTGAT------ACTGATACTAATAGAACAGATAGTGATGGTGCAGGAATGAT---------------------GAATT</text:p>
          </table:table-cell>
        </table:table-row>
        <table:table-row table:style-name="ro1">
          <table:table-cell office:value-type="string" calcext:value-type="string">
            <text:p>GCCACTTTTAATACCACTGGTAATAGTACCACTGATAGTGATACCGGTCGGCAAATGGTGGAGAAAGAAATGAGAAACT</text:p>
          </table:table-cell>
        </table:table-row>
        <table:table-row table:style-name="ro1">
          <table:table-cell office:value-type="string" calcext:value-type="string">
            <text:p>GGGAACAGTACTAAAGGGAATCAGACTAATAATAGTAGTAGTATAGGGGAAATGCTGAACAAAGAAGAAATAAAGAATT</text:p>
          </table:table-cell>
        </table:table-row>
        <table:table-row table:style-name="ro1">
          <table:table-cell office:value-type="string" calcext:value-type="string">
            <text:p>AATTGCACTGATTCAAGAAATAATACTAATACCACTATTAGTAGTGAAGAAACG---ATGGAGAAGGGGGAAATAAAAAACT</text:p>
          </table:table-cell>
        </table:table-row>
        <table:table-row table:style-name="ro1">
          <table:table-cell office:value-type="string" calcext:value-type="string">
            <text:p>CTAAATTGCACTGATTATTCGGGGAATACTAATAAAACCAATAATAGTAGC---------TTGGAGGAGAAAGGAGAAATAAAAAACT</text:p>
          </table:table-cell>
        </table:table-row>
        <table:table-row table:style-name="ro1">
          <table:table-cell office:value-type="string" calcext:value-type="string">
            <text:p>GTTACTTTAAATTGCACTAATTCAAATATCACTGTGAATGGCACTGTTAAAGAAGAAAGGGC------------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CTATTTTAAATTGCACTAATTTGAAGAATACTAATAATATCACTGAGGG------------AAAGATGGGAGAAGGGGAAATAAAAAACT</text:p>
          </table:table-cell>
        </table:table-row>
        <table:table-row table:style-name="ro1">
          <table:table-cell office:value-type="string" calcext:value-type="string">
            <text:p>TGCACTAATCCAAATGTTACTGCCAGTAATCATACTAATGTCAATAATAGTAAGTG------------GGTGGAAGAAG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GAAAATTGTAAAAATACCACTAATAATAATGCCGCTAATAATAATAATACCTGCGACATGCCAGGAGAAATAAAGAACT</text:p>
          </table:table-cell>
        </table:table-row>
        <table:table-row table:style-name="ro1">
          <table:table-cell office:value-type="string" calcext:value-type="string">
            <text:p>ACCACTGCTCCTAATGCCACTGCTACTAATACCACTGCTAATAGCACGGGAGAG---GTGGGGGGAGGAGAAATGAAGAACT</text:p>
          </table:table-cell>
        </table:table-row>
        <table:table-row table:style-name="ro1">
          <table:table-cell office:value-type="string" calcext:value-type="string">
            <text:p>AATAATACTAATACCAATAATGGGACTAATACCACTAGTAGTAGTGGGGGAGTG---ATGGAGGAAGGAGAAATGAAAAACT</text:p>
          </table:table-cell>
        </table:table-row>
        <table:table-row table:style-name="ro1">
          <table:table-cell office:value-type="string" calcext:value-type="string">
            <text:p>TGCACTAAACTTAATGGTACTAATAACCTGACTAATACTAATAACACTAGTAATATCGGGGG---------------GGAAGAGATGAAAAACT</text:p>
          </table:table-cell>
        </table:table-row>
        <table:table-row table:style-name="ro1">
          <table:table-cell office:value-type="string" calcext:value-type="string">
            <text:p>TTAAATTGTACTGATTTA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AGAATACCACTAATGCCACTAGATCCCCTACTACTACTACTACTACAAAAGGAATAAATACAGAAGGACTGAAAAATT</text:p>
          </table:table-cell>
        </table:table-row>
        <table:table-row table:style-name="ro1">
          <table:table-cell office:value-type="string" calcext:value-type="string">
            <text:p>AATTGCACTGATTTGAAGAATAAAAATAGTACCAGTAGTAATACCAGTAGTATGATA---GAGGGAGGAGAAATGAAAAACT</text:p>
          </table:table-cell>
        </table:table-row>
        <table:table-row table:style-name="ro1">
          <table:table-cell office:value-type="string" calcext:value-type="string">
            <text:p>RATAACAGTGCTAATGCCACAAATAATACCAGTAGTACTGATACTCTTAACCAGATGTACAAAACAGAAGTAAAAAACT</text:p>
          </table:table-cell>
        </table:table-row>
        <table:table-row table:style-name="ro1">
          <table:table-cell office:value-type="string" calcext:value-type="string">
            <text:p>ACTAGGAATACCACCATTCCCACTAGTGGTAACTGGACAGATAAAATAATACGGGAAGACGAGGGAGAAATAAAAAACT</text:p>
          </table:table-cell>
        </table:table-row>
        <table:table-row table:style-name="ro1">
          <table:table-cell office:value-type="string" calcext:value-type="string">
            <text:p>ACTGCTACTGGTAATGCCACTATTACTGATGG--CACTGGTAATACCACTGCTACTAATGCCACTGGAGAAATAAAAAACT</text:p>
          </table:table-cell>
        </table:table-row>
        <table:table-row table:style-name="ro1">
          <table:table-cell office:value-type="string" calcext:value-type="string">
            <text:p>TGCACTAATGTGACTAATAATAATAATACTGCCAGTAATAGTTCTGATTGGGAAAAGATGGAGGGAGAAATAAAAAACT</text:p>
          </table:table-cell>
        </table:table-row>
        <table:table-row table:style-name="ro1">
          <table:table-cell office:value-type="string" calcext:value-type="string">
            <text:p>AATGTGAATGTTACTAAGACCAATAGCAGTAGTACCAGTAGTAATGGGGGACTGATGGAGGAAGGAGAAATGAAA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ACTTTAAATTGCACTGATTTGAGGAATGTTACTAATATCAATAATAGTAGTGAGGGAAT---------GAGAGGAGAAATAAAAAACT</text:p>
          </table:table-cell>
        </table:table-row>
        <table:table-row table:style-name="ro1">
          <table:table-cell office:value-type="string" calcext:value-type="string">
            <text:p>TGCACTCAGTATAATGGTACTGCTCTTCAGAATAGGACTAATAATATCAATGATAGTATGGT---------AGGAGAAGTAAAGAACT</text:p>
          </table:table-cell>
        </table:table-row>
        <table:table-row table:style-name="ro1">
          <table:table-cell office:value-type="string" calcext:value-type="string">
            <text:p>AATTCTACTTTGNNGAATGNTACTAATACTAATAATAATAGTATCGGGGNACCAATAGAGANAGGAGAAGTAAAAAACT</text:p>
          </table:table-cell>
        </table:table-row>
        <table:table-row table:style-name="ro1">
          <table:table-cell office:value-type="string" calcext:value-type="string">
            <text:p>TGTGTTACTCTAAATTGCACTGATGTGAA---------TAGTACTCGTAGTAATTAC------ACTACGATAGAGCCAGGAGAAATAAAAAACT</text:p>
          </table:table-cell>
        </table:table-row>
        <table:table-row table:style-name="ro1">
          <table:table-cell office:value-type="string" calcext:value-type="string">
            <text:p>AATTGCACTGATAAGTTGAGAAATAATATAAGTGACACTAACAGTAGCAGCTGGAAA---------CAGGAAGGAGAAATAAAAAACT</text:p>
          </table:table-cell>
        </table:table-row>
        <table:table-row table:style-name="ro1">
          <table:table-cell office:value-type="string" calcext:value-type="string">
            <text:p>AATTCTACTAATACTACATATCCTGATACTACTATGTTCAGAAATATTAGCGAGGAAAT---------GAAGGGAGAAATAAAAAACT</text:p>
          </table:table-cell>
        </table:table-row>
        <table:table-row table:style-name="ro1">
          <table:table-cell office:value-type="string" calcext:value-type="string">
            <text:p>TGCACTGATGTCACTGGTAATAATACCACTAGTAATAATACCATTGATAGTAATATAGAGAAAGGAGAAATGAAAAACT</text:p>
          </table:table-cell>
        </table:table-row>
        <table:table-row table:style-name="ro1">
          <table:table-cell office:value-type="string" calcext:value-type="string">
            <text:p>AATGGTACTAAAACTAATAGCTCAAATAGTAATAGGACTATTAGTATAGATACACAAATGCAAGGAGAAATAAAAAACT</text:p>
          </table:table-cell>
        </table:table-row>
        <table:table-row table:style-name="ro1">
          <table:table-cell office:value-type="string" calcext:value-type="string">
            <text:p>GTTACTTTAAATTGCACT---------AATGCTACTAGTACCATTAATGGTACT-----AGTTCCAATAGCACATCGGAAGACATGAAAAATT</text:p>
          </table:table-cell>
        </table:table-row>
        <table:table-row table:style-name="ro1">
          <table:table-cell office:value-type="string" calcext:value-type="string">
            <text:p>AATTGCACTGATTTGAGAAATACTACTAATACCAATAGTACCGCCGAGGAAATG---GAGGCGAAAGGAGAAATGAAAAACT</text:p>
          </table:table-cell>
        </table:table-row>
        <table:table-row table:style-name="ro1">
          <table:table-cell office:value-type="string" calcext:value-type="string">
            <text:p>ACTTTAAATTGCACTGATGCTAATAATACCACTGGTGGGAATAATACTAAT---------ATCCTAGAGAAAGGAGATTTAAAAAACT</text:p>
          </table:table-cell>
        </table:table-row>
        <table:table-row table:style-name="ro1">
          <table:table-cell office:value-type="string" calcext:value-type="string">
            <text:p>AATAATAGTACTGCCAATGCTACTGGGGGGACCGCTAATAGTAGTTGGGATAAGATGCCGGAAGGGGAAATAAAAAACT</text:p>
          </table:table-cell>
        </table:table-row>
        <table:table-row table:style-name="ro1">
          <table:table-cell office:value-type="string" calcext:value-type="string">
            <text:p>TTACTTTGC------TCCCCAAATGTCACTGGTGCTAATGTTACCACAAAAGGAAAACAGATGGACAAGGGAGAAATACAAAATT</text:p>
          </table:table-cell>
        </table:table-row>
        <table:table-row table:style-name="ro1">
          <table:table-cell office:value-type="string" calcext:value-type="string">
            <text:p>CTCTGTGTTACTTTAGAGTGCAGTGATTCTAGGATTGATAATGTTAC------------------GCTGAAAAKGGAGAAAGGAGAAATAAAAAACT</text:p>
          </table:table-cell>
        </table:table-row>
        <table:table-row table:style-name="ro1">
          <table:table-cell office:value-type="string" calcext:value-type="string">
            <text:p>TTAACCCCGCTCTGTGTTACTTTAAATTGCACTGATTTGACAAATGCTACT-----------------TTGAGGAATGCTACT----------GAAATGAAAAACT</text:p>
          </table:table-cell>
        </table:table-row>
        <table:table-row table:style-name="ro1">
          <table:table-cell office:value-type="string" calcext:value-type="string">
            <text:p>AAGGA---AGTGAACACTACTAACACCAATAGTAGTATGATCAATAGTAGTAAAATAATGGAAACAGAAAAAATGAAAAATT</text:p>
          </table:table-cell>
        </table:table-row>
        <table:table-row table:style-name="ro1">
          <table:table-cell office:value-type="string" calcext:value-type="string">
            <text:p>GTGAGCAAGAATGACACTCAGAATGTCACTCGTAGTAATGTCACCCATAATAGTGAAGAACCTCCAGAAATGAAAAACT</text:p>
          </table:table-cell>
        </table:table-row>
        <table:table-row table:style-name="ro1">
          <table:table-cell office:value-type="string" calcext:value-type="string">
            <text:p>TGGAATGAGACTAAAACCAGTAATAATACCAATAGTAATACCAGCAGTACGGTAGAGGGAGGAGGAGAAGTAAAAAACT</text:p>
          </table:table-cell>
        </table:table-row>
        <table:table-row table:style-name="ro1">
          <table:table-cell office:value-type="string" calcext:value-type="string">
            <text:p>GTTATGTTAAACTGCACTAATGCTACTGGTACCACTAACAGTAATGTTACCAGTGG-----TCATAGTGGAGAA-------ATT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GCTACAAATTGTAGTAGTGGAGGAACCAACAGTACTACTGGTATTGGGGGATTGATGGACAAAGGGGAAATAAAAAACT</text:p>
          </table:table-cell>
        </table:table-row>
        <table:table-row table:style-name="ro1">
          <table:table-cell office:value-type="string" calcext:value-type="string">
            <text:p>AATTGCACTGATTT------------CAATATCAATA--------AATTGAATAATACCGCTAATTCGACTGTTGCCCCTGATCCCTACATGAAAAACT</text:p>
          </table:table-cell>
        </table:table-row>
        <table:table-row table:style-name="ro1">
          <table:table-cell office:value-type="string" calcext:value-type="string">
            <text:p>TGCACTGATCCTTGGTATGATAATACTGCTAATAGGACTACAGAGAGAATGATAATGGAGAAAGGAGAGATAAAAAAAT</text:p>
          </table:table-cell>
        </table:table-row>
        <table:table-row table:style-name="ro1">
          <table:table-cell office:value-type="string" calcext:value-type="string">
            <text:p>AAGTGCACTAATGTTACTAGAAATGACACTGGTTGTAACAAAACT-----GAGGTTGATAATGGATGCA-GAGAAATAAAG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TGCACTAATGTAGTTAATGGTACCACCAATACCACTAGGGATAGTTGGCAAATG---ATGAAGGAAGGAGAAATAAAAAACT</text:p>
          </table:table-cell>
        </table:table-row>
        <table:table-row table:style-name="ro1">
          <table:table-cell office:value-type="string" calcext:value-type="string">
            <text:p>TGCACTGATGTGGGGAATACTACTAATACCAATAGTAGTAGCGGGGGAATGATGGAGGAGAAAGGAGAAATAAAAAACT</text:p>
          </table:table-cell>
        </table:table-row>
        <table:table-row table:style-name="ro1">
          <table:table-cell office:value-type="string" calcext:value-type="string">
            <text:p>TCTGATTTGAAAAATGATACTAATACCACTAATGATAATACCACTGGTGGTAGTTGGGACCAAGCAGATATGAAAAACT</text:p>
          </table:table-cell>
        </table:table-row>
        <table:table-row table:style-name="ro1">
          <table:table-cell office:value-type="string" calcext:value-type="string">
            <text:p>AATACTACTAATACCAATAATACTACTAATACCACTGCTAGTAGCGGGGAA---GTAATGGAGGAAAGAGACATGAAAAATT</text:p>
          </table:table-cell>
        </table:table-row>
        <table:table-row table:style-name="ro1">
          <table:table-cell office:value-type="string" calcext:value-type="string">
            <text:p>AGTAACACCAGTGCCAGTAATAACACCAGTACCAGTAGTAACACCAGTAGGACGCTAGAGGGAGGAGAAGTAAAAAACT</text:p>
          </table:table-cell>
        </table:table-row>
        <table:table-row table:style-name="ro1">
          <table:table-cell office:value-type="string" calcext:value-type="string">
            <text:p>AATTGTACTGAATTAGAGAATACTACTAGTACCACTAATAGTACTGATAGCAGTGAT----GAGGGACGAGAAATGAAAAACT</text:p>
          </table:table-cell>
        </table:table-row>
        <table:table-row table:style-name="ro1">
          <table:table-cell office:value-type="string" calcext:value-type="string">
            <text:p>ACTTTAAATTGCACTGATTACAAGGGAAATGCTACTAATCTAAATAATAGTAGT------------TTAGAGGAAGGAGAAATAAAAAACT</text:p>
          </table:table-cell>
        </table:table-row>
        <table:table-row table:style-name="ro1">
          <table:table-cell office:value-type="string" calcext:value-type="string">
            <text:p>AGTGATGCTAACATCACTCGCAGTAATACTACTATCAATAATGGTACCTGGAA------TATGGAAAAAGGAGAAGTAAAAAACT</text:p>
          </table:table-cell>
        </table:table-row>
        <table:table-row table:style-name="ro1">
          <table:table-cell office:value-type="string" calcext:value-type="string">
            <text:p>AGAGCGATAGGCCCTAATGAGACTGTGCTTAATGAGACTACGCTTAATGGGACATGGATAAGGGA------AGAAATG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GACTACTGGAAGAATAATACTAATGTCACTGAGGAAATAAAAGGAGAAATAAAGGAAATAAAAGGAGAAATAAAAAATT</text:p>
          </table:table-cell>
        </table:table-row>
        <table:table-row table:style-name="ro1">
          <table:table-cell office:value-type="string" calcext:value-type="string">
            <text:p>TGCACAGATCTGAGAAATGCTACTACTAAGGCCATTAATAGTAGCGAGGGAAAG---ATGGAGGGAGGAGAAATAAAAAATT</text:p>
          </table:table-cell>
        </table:table-row>
        <table:table-row table:style-name="ro1">
          <table:table-cell office:value-type="string" calcext:value-type="string">
            <text:p>ACTAGTTCCACTGGTAATAATACCATTAGTCCCACTACTAGTAGTTGGGATAAAATGGATAAAGGAGAAATAAAAAATT</text:p>
          </table:table-cell>
        </table:table-row>
        <table:table-row table:style-name="ro1">
          <table:table-cell office:value-type="string" calcext:value-type="string">
            <text:p>ATTAAGGTTAATAATACCAATAATAGTAATGATTCCAGTGATAATAGTAGCATAGTGGCGGGAAAAGAAATGAAAAACT</text:p>
          </table:table-cell>
        </table:table-row>
        <table:table-row table:style-name="ro1">
          <table:table-cell office:value-type="string" calcext:value-type="string">
            <text:p>GATGTGAATGTTACTAGGACTAATGAGACCAATGATACAAGTAGCTGGAAAAAGATGGATACAGGAGAAATAAAAAACT</text:p>
          </table:table-cell>
        </table:table-row>
        <table:table-row table:style-name="ro1">
          <table:table-cell office:value-type="string" calcext:value-type="string">
            <text:p>ACTGAGGTGAAGAAGAATAATGCTACCACCGCTACCACCAATAGTAGCGTTGGGGAA---------GAAATGAAAGAAATGAAAAACT</text:p>
          </table:table-cell>
        </table:table-row>
        <table:table-row table:style-name="ro1">
          <table:table-cell office:value-type="string" calcext:value-type="string">
            <text:p>AATGGTACTAATAGTGGTAATAATACTAGCACTAATAGTAGTAACTGGGAAAAG---ATGGAAAAAGGAGAAATGAAAAACT</text:p>
          </table:table-cell>
        </table:table-row>
        <table:table-row table:style-name="ro1">
          <table:table-cell office:value-type="string" calcext:value-type="string">
            <text:p>GATACTAATAAGACCAGTACCAATAGTACCACTAATACTACTAATATCCCTATGATGGAGCAAGGAGAATTAAAAAACT</text:p>
          </table:table-cell>
        </table:table-row>
        <table:table-row table:style-name="ro1">
          <table:table-cell office:value-type="string" calcext:value-type="string">
            <text:p>GGGACTTATAATGAGACTGCTACTAATAGTAGCACTAATAGTAGCGGGGAAATGATGAAGGGGGAAGAAATGAAAAATT</text:p>
          </table:table-cell>
        </table:table-row>
        <table:table-row table:style-name="ro1">
          <table:table-cell office:value-type="string" calcext:value-type="string">
            <text:p>AATTTGACTACCATTAGCAATACCACTTACAATGCCACGAGTAATATTCTTAAGATGGACAAAGGAGAAATAAAAAAT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GAATT</text:p>
          </table:table-cell>
        </table:table-row>
        <table:table-row table:style-name="ro1">
          <table:table-cell office:value-type="string" calcext:value-type="string">
            <text:p>TGTGAGGATGCAAAAGGGAATTATTCCAATAGTAGTAGTATAGAAGAAATAAATGGAGTGAGGGGAGAAATAAAAAATT</text:p>
          </table:table-cell>
        </table:table-row>
        <table:table-row table:style-name="ro1">
          <table:table-cell office:value-type="string" calcext:value-type="string">
            <text:p>ACTAATACCAATAGTAATACCAGTAGTAATACCAGTAGTACTAACAGTAGCACGCCAGAGGGAGGAGAAATGAAAAAT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GGAGCACAACTAATAGTAGCAGGAACGCAACTGATAGTAACAATGCCACTAATATAGATGAAGAAGACATGAAAAACT</text:p>
          </table:table-cell>
        </table:table-row>
        <table:table-row table:style-name="ro1">
          <table:table-cell office:value-type="string" calcext:value-type="string">
            <text:p>ACTAATGCTAATATTACCAGTAGTAATACTACCAGTAGTAATACTAGTAGTACGACAGAGGGAGGACAAATGAAAAACT</text:p>
          </table:table-cell>
        </table:table-row>
        <table:table-row table:style-name="ro1">
          <table:table-cell office:value-type="string" calcext:value-type="string">
            <text:p>AATTGCACTGATTATCTGGGTAGAAATGCTACTAATACCACTCATGCTACT-----AATGCCACTCG----CGGGGAACTGAAAGAAT</text:p>
          </table:table-cell>
        </table:table-row>
        <table:table-row table:style-name="ro1">
          <table:table-cell office:value-type="string" calcext:value-type="string">
            <text:p>AATGAGACTTATACCAATGCTAGTAGT--GTTAATGCTAATGCTAGTATTAGTAGTAATATGAAAGGAGAAATAAAAAACT</text:p>
          </table:table-cell>
        </table:table-row>
        <table:table-row table:style-name="ro1">
          <table:table-cell office:value-type="string" calcext:value-type="string">
            <text:p>AATTGTAGTAATTTGAAGAATGATACTAATACCAATAGTAGTAGTGGGGGAGTG---ATGGAGGGAGGAGAAATGAAAAACT</text:p>
          </table:table-cell>
        </table:table-row>
        <table:table-row table:style-name="ro1">
          <table:table-cell office:value-type="string" calcext:value-type="string">
            <text:p>CTTTGCTCCCCAAATGTCACTGGTGCTAATGTCACTGGGGCTAGAGGAAAACCG---ATGGACAAGGGAGAAATACAAAATT</text:p>
          </table:table-cell>
        </table:table-row>
        <table:table-row table:style-name="ro1">
          <table:table-cell office:value-type="string" calcext:value-type="string">
            <text:p>ACTAATACAAATAGTACTTATACCAATAGTAGTAATAGTGAGGGGGAAAAGATGATGGAAGAAGGAGAAATAAAAAACT</text:p>
          </table:table-cell>
        </table:table-row>
        <table:table-row table:style-name="ro1">
          <table:table-cell office:value-type="string" calcext:value-type="string">
            <text:p>AATCCTACTAATAATACCAATACCACTGATACCAATGCTACTACTGTCAACAGGGAGGAGCTAGGAGAGATAAAAAACT</text:p>
          </table:table-cell>
        </table:table-row>
        <table:table-row table:style-name="ro1">
          <table:table-cell office:value-type="string" calcext:value-type="string">
            <text:p>GATTATAATGGTAATWATACAAATAGTACTCATACCAATAGTAATAGTAGTAA------GATGGAGGAAGGAGAAATGAAAAACT</text:p>
          </table:table-cell>
        </table:table-row>
        <table:table-row table:style-name="ro1">
          <table:table-cell office:value-type="string" calcext:value-type="string">
            <text:p>TGCACTGATTATTTGGGGAATGCTACTAATACCAACAATAGTAGTGGGGGAACG---GTGGAGAAAGAAGAAATAAAAAACT</text:p>
          </table:table-cell>
        </table:table-row>
        <table:table-row table:style-name="ro1">
          <table:table-cell office:value-type="string" calcext:value-type="string">
            <text:p>GCGAATACCACCAGTAGTAGTGTGAGAAATGTGACGGAAGAAATAGATTTGAAAAATATGACGGGGGAAATAAAAAACT</text:p>
          </table:table-cell>
        </table:table-row>
        <table:table-row table:style-name="ro1">
          <table:table-cell office:value-type="string" calcext:value-type="string">
            <text:p>ATTACTAATACCAGTAGTAATACCAGTAGTACTAATACCAGTAGTAGTAGT---------ACGACAGGGGGAGGAGAAATAAAAAACT</text:p>
          </table:table-cell>
        </table:table-row>
        <table:table-row table:style-name="ro1">
          <table:table-cell office:value-type="string" calcext:value-type="string">
            <text:p>TTAAACTGCACTAATTTGAGGACTAA---TGATACCAATAGTAATACCAGTAGTACGACA---GAGGGAGGAGAAATGAAAAACT</text:p>
          </table:table-cell>
        </table:table-row>
        <table:table-row table:style-name="ro1">
          <table:table-cell office:value-type="string" calcext:value-type="string">
            <text:p>AGCAGTAGCACTTCGCAGAATGATACTAATACCAATAGCAGTAGTGGGGAAGCG---ATGGGGGAAGGAGAAATGATGAACT</text:p>
          </table:table-cell>
        </table:table-row>
        <table:table-row table:style-name="ro1">
          <table:table-cell office:value-type="string" calcext:value-type="string">
            <text:p>TTAAATTGCCATGATGT---GAATGTAACTCATCCCAATAGTAGCAATGAGGAAATG---CTGGAGAAAGGAGAAATAAAAAACT</text:p>
          </table:table-cell>
        </table:table-row>
        <table:table-row table:style-name="ro1">
          <table:table-cell office:value-type="string" calcext:value-type="string">
            <text:p>GTTACTTTAAATTGCACTCAATTGAATAGTCCTAATAGCACGGTAACCAATAGTAGTAGTGGG------------------GAAGAAATAAGAAACT</text:p>
          </table:table-cell>
        </table:table-row>
        <table:table-row table:style-name="ro1">
          <table:table-cell office:value-type="string" calcext:value-type="string">
            <text:p>AATGATACTG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TGTGTTATTTTAAATTGCACTGA---GATCAATGGTACCAATGCTGCCAATCTTACCAA------------AGAAGATACAGATATGAAAAATT</text:p>
          </table:table-cell>
        </table:table-row>
        <table:table-row table:style-name="ro1">
          <table:table-cell office:value-type="string" calcext:value-type="string">
            <text:p>AATTGCACTGATGTGCAGAATGCTAATGCTACTAAGATTAATAATAGTAGTAGGGAAGCGAT---------GGGGGAAATGAAAAACT</text:p>
          </table:table-cell>
        </table:table-row>
        <table:table-row table:style-name="ro1">
          <table:table-cell office:value-type="string" calcext:value-type="string">
            <text:p>ACTAGCAATGCTAATAATGTTACTACCAATACCAATGCTACTGTCAGTAATAGTAGTAGTGAGGCGGGA-ATGAAG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CAATTACAATGCTACTAATGCTACTACTACCAGTAGTAGTATTAATAGTACGACA---GATGGAGAAGAAGTAAAAAGCT</text:p>
          </table:table-cell>
        </table:table-row>
        <table:table-row table:style-name="ro1">
          <table:table-cell office:value-type="string" calcext:value-type="string">
            <text:p>TTAAATTGCACTGATATGGAAAATAAAAATATTACCAATAATAGCAGCGAGAA------AATGGATAAAGGAGAAATAAAAAACT</text:p>
          </table:table-cell>
        </table:table-row>
        <table:table-row table:style-name="ro1">
          <table:table-cell office:value-type="string" calcext:value-type="string">
            <text:p>ACCCCACTCTGTGTTACTTTAAATTGCACTGATTTGAGGAATGCTACTAATAGCACTATTGGTAAC------------------------GAGATGAGGAACT</text:p>
          </table:table-cell>
        </table:table-row>
        <table:table-row table:style-name="ro1">
          <table:table-cell office:value-type="string" calcext:value-type="string">
            <text:p>AATTGGAAGAATAATACTAACACTAATAACAATAATAGTACTAAGAACAATACCATAGAGATAGAGGAAATAAAAAACT</text:p>
          </table:table-cell>
        </table:table-row>
        <table:table-row table:style-name="ro1">
          <table:table-cell office:value-type="string" calcext:value-type="string">
            <text:p>TTGAAGAATGCTACTAATACCACTAGTAATGGCACTAGTAATGGCGGGGGAATGCCGGAGGGAGGAGAAATAAAAAATT</text:p>
          </table:table-cell>
        </table:table-row>
        <table:table-row table:style-name="ro1">
          <table:table-cell office:value-type="string" calcext:value-type="string">
            <text:p>TTAAATTGTAATGCGGGAAAGTTTAATTATACGAATAATACTGATAC------------------ACTGAAAGAAGAAGTAGGAGAAATAAAAAACT</text:p>
          </table:table-cell>
        </table:table-row>
        <table:table-row table:style-name="ro1">
          <table:table-cell office:value-type="string" calcext:value-type="string">
            <text:p>ATTACCAATAATAGTAGTAAGAGTAATGACACCAGGGGTAATAATAGTACAGTGACGGAGGATGGAGGAATGACAAACT</text:p>
          </table:table-cell>
        </table:table-row>
        <table:table-row table:style-name="ro1">
          <table:table-cell office:value-type="string" calcext:value-type="string">
            <text:p>CTCTGTGTTACTTTAAATTGCACTAATGCTGGGAATAGCACTAATACT------------------ACCATGGAAGAGAGAGGAGAAATAAAAAATT</text:p>
          </table:table-cell>
        </table:table-row>
        <table:table-row table:style-name="ro1">
          <table:table-cell office:value-type="string" calcext:value-type="string">
            <text:p>ACTAATTTGAATAATAGTGTTGATAAGATCAATACTAGTAGTAGTAGTGAGAACGAGATA------AAGGAAGAAATAAAAAACT</text:p>
          </table:table-cell>
        </table:table-row>
        <table:table-row table:style-name="ro1">
          <table:table-cell office:value-type="string" calcext:value-type="string">
            <text:p>AATTGTAGTAATTTGAGGAATGATACTAATACCAATAGTAGTAGTGGGAGAGTG---ATGGAGGAAGGAGAAATGAAAAACT</text:p>
          </table:table-cell>
        </table:table-row>
        <table:table-row table:style-name="ro1">
          <table:table-cell office:value-type="string" calcext:value-type="string">
            <text:p>ACTAATGGGAATAATACCACTAGTGGGAATAATACCACCAGTAGCTGGGGACTG---ATGGAGAAAGGAGAAATAAAAAACT</text:p>
          </table:table-cell>
        </table:table-row>
        <table:table-row table:style-name="ro1">
          <table:table-cell office:value-type="string" calcext:value-type="string">
            <text:p>ACTAAC---GCTAATTTTACTAATGTCACTAGTAGTGGGGGGAATGCTACTGTGGAACCACTGAAAGGAGAAATAAAAAACT</text:p>
          </table:table-cell>
        </table:table-row>
        <table:table-row table:style-name="ro1">
          <table:table-cell office:value-type="string" calcext:value-type="string">
            <text:p>GTGAAGGATAATAATACCAATAGTACTATTACCAATAGTAGTAATGGGGGAGTG---ATGGAGGAAGGAGAAATGAAAAACT</text:p>
          </table:table-cell>
        </table:table-row>
        <table:table-row table:style-name="ro1">
          <table:table-cell office:value-type="string" calcext:value-type="string">
            <text:p>ACTTTAAATTGCACTGATAATTTGAGAAATGAGACTTATAACAAC------------GAAACAATAAGGGAGAAAGGAGAAATG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T---ACAATACTACTAATACCACTAGTAGTAACACCACTAGTGGTGGAGTAAAACTGATGGATGAAGGAGAAATAAAAAAC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ATAATAATACTACCAATAATAATACTAACAATGCTAGTTTGCCAGAGGTAGGAGAA--------ATGAAAGGAGAAATAAAAAACT</text:p>
          </table:table-cell>
        </table:table-row>
        <table:table-row table:style-name="ro1">
          <table:table-cell office:value-type="string" calcext:value-type="string">
            <text:p>AAGCCATGTGTCAAATTAACCCCACTCTGTGTTACTTTAGATTGCACTGAGTTGCACAATGTTAC------------------------------------------AGAAATGAAAAACT</text:p>
          </table:table-cell>
        </table:table-row>
        <table:table-row table:style-name="ro1">
          <table:table-cell office:value-type="string" calcext:value-type="string">
            <text:p>TGTGTTACATTAAATTGCAATGATGCTGATGCTTCGAGGAATGCTACTATTAACAATACTACTA------------------------CAGACATGAAAAACT</text:p>
          </table:table-cell>
        </table:table-row>
        <table:table-row table:style-name="ro1">
          <table:table-cell office:value-type="string" calcext:value-type="string">
            <text:p>ACTGATGAGTTGAGAAATGATACAGGGGACACTAACAGTAGCAGCTGGGGAAAGGTAGAGAAAGGAGAAATAAAAAACT</text:p>
          </table:table-cell>
        </table:table-row>
        <table:table-row table:style-name="ro1">
          <table:table-cell office:value-type="string" calcext:value-type="string">
            <text:p>GTTACTTTAAATTGCTCTGATTTGACA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AATTGCACTAATGCTACTTATGCCAATAGTACTAACACCAATAATAACAGTTTGATA---GAGACACAGGAAATAAAAAATT</text:p>
          </table:table-cell>
        </table:table-row>
        <table:table-row table:style-name="ro1">
          <table:table-cell office:value-type="string" calcext:value-type="string">
            <text:p>ACTAATACCACTGGTAATAGCACTACTAATAACAATAGTAGTAGCTGGGGAATG---ATGGAACAAGGAGAAATAAAAAACT</text:p>
          </table:table-cell>
        </table:table-row>
        <table:table-row table:style-name="ro1">
          <table:table-cell office:value-type="string" calcext:value-type="string">
            <text:p>AGTACCCCTGTGACAACTGAGACTACAACCCGTAATAGTAGTGAGGGGAGATTAATGGAGATAAAAGAAATGAAAAACT</text:p>
          </table:table-cell>
        </table:table-row>
        <table:table-row table:style-name="ro1">
          <table:table-cell office:value-type="string" calcext:value-type="string">
            <text:p>AATTTGGAGAATACTACTAATACCAATAATACTAACCCCAATAACAGTAGCGGGGATGTGAGGAAGGAAATGAAAAACT</text:p>
          </table:table-cell>
        </table:table-row>
        <table:table-row table:style-name="ro1">
          <table:table-cell office:value-type="string" calcext:value-type="string">
            <text:p>ACTGATTTGAAGAATGGTACTAATTTGAAGAATGGTACTAAAATCATTGGGAAATCAATGAGAGGAGAAATAAAAAACT</text:p>
          </table:table-cell>
        </table:table-row>
        <table:table-row table:style-name="ro1">
          <table:table-cell office:value-type="string" calcext:value-type="string">
            <text:p>ACTTTAAATTGCACTGATACTCTGACGAGTAATAATACTACCAATAGTAGTATCGA------------GGGGAAAGGAGAAATAAAAAATT</text:p>
          </table:table-cell>
        </table:table-row>
        <table:table-row table:style-name="ro1">
          <table:table-cell office:value-type="string" calcext:value-type="string">
            <text:p>GCTACTGCTGATAATGTCACTAATACTGATGGTGGGAAGAATTGGAGTAATGAAGGTATAGTAGAAGGAGTAAAAAACT</text:p>
          </table:table-cell>
        </table:table-row>
        <table:table-row table:style-name="ro1">
          <table:table-cell office:value-type="string" calcext:value-type="string">
            <text:p>AATAGTACTACCACGCCCCCTACCACTACCAGTAGTAGTAATACCAGTAGTACGACAGAGGGAGGAGAAATGAAAAACT</text:p>
          </table:table-cell>
        </table:table-row>
        <table:table-row table:style-name="ro1">
          <table:table-cell office:value-type="string" calcext:value-type="string">
            <text:p>ACTTTAAATTGCACTGACGTTGGTGGAAAGAATGCTACTAATACCACTAG---------------GATTGAAGGAAAAGGAGAAATAAAAAACT</text:p>
          </table:table-cell>
        </table:table-row>
        <table:table-row table:style-name="ro1">
          <table:table-cell office:value-type="string" calcext:value-type="string">
            <text:p>CATTGCAGTAAT---ATCAGTGCCACTAATAAGAGTAGTTGGATTAATCAGACAGATAGTTTGAGGGAAGAAATAAAAAAC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TGCACTAATTGGAATGTTAGTAGTGTGCCTTTGAATGTTAGTAGGGTGCAAAACATAGAGAGAGGAGAAATAAAAAACT</text:p>
          </table:table-cell>
        </table:table-row>
        <table:table-row table:style-name="ro1">
          <table:table-cell office:value-type="string" calcext:value-type="string">
            <text:p>GATTTGAACATTACTAATACTAATACCAGTAGTAGTAGTAATAATACAATAGGAGATATGAGAGAACAGATGAGAAACT</text:p>
          </table:table-cell>
        </table:table-row>
        <table:table-row table:style-name="ro1">
          <table:table-cell office:value-type="string" calcext:value-type="string">
            <text:p>GTGAATAGGACTGATAATGTGAATGCTAATAATACCAGTAGTAGT------GAGCTACCGATGGAGAAAGGAGAACTAAAAAACT</text:p>
          </table:table-cell>
        </table:table-row>
        <table:table-row table:style-name="ro1">
          <table:table-cell office:value-type="string" calcext:value-type="string">
            <text:p>CTCTGTGTTACTTTAAGTTGCACTGATTTGAGGAATGCTACTAATACCAGT------------------ACAATGGAGGGAGGAGAAATAAAAAACT</text:p>
          </table:table-cell>
        </table:table-row>
        <table:table-row table:style-name="ro1">
          <table:table-cell office:value-type="string" calcext:value-type="string">
            <text:p>AACTGCACAAATCAGAATAGTACTTCACACTGCACAGTTCAGAATACTACTGATAGT------------------GGGATAAGAGACATGAAAAACT</text:p>
          </table:table-cell>
        </table:table-row>
        <table:table-row table:style-name="ro1">
          <table:table-cell office:value-type="string" calcext:value-type="string">
            <text:p>AGTACAGCCAGTAATAGCACAACTGGCAACGCCACTGGTACTACTAATAAGTTAGACATGAAAGGAGAAATAAAAAACT</text:p>
          </table:table-cell>
        </table:table-row>
        <table:table-row table:style-name="ro1">
          <table:table-cell office:value-type="string" calcext:value-type="string">
            <text:p>ACTGCGAATACTACTACTACCACTAGTACCACTCCTACCACAACTGGAACTGGGAAAGCGGGAGAGGACATGAGAAACT</text:p>
          </table:table-cell>
        </table:table-row>
        <table:table-row table:style-name="ro1">
          <table:table-cell office:value-type="string" calcext:value-type="string">
            <text:p>GGTACTAATACAAATAGTACTCATACCARTAGTAGTAGTAGTGAGGRGGGAMAGATGGAGAGAGGAGAAATAAAAAACT</text:p>
          </table:table-cell>
        </table:table-row>
        <table:table-row table:style-name="ro1">
          <table:table-cell office:value-type="string" calcext:value-type="string">
            <text:p>GTCAATATTACTAGTTCCAATAATATTACTAGTTCCAATAATAGTAATTTGGAACAGATGAC------AAGAGAAATAAAAAACT</text:p>
          </table:table-cell>
        </table:table-row>
        <table:table-row table:style-name="ro1">
          <table:table-cell office:value-type="string" calcext:value-type="string">
            <text:p>ACTTTGAATTGTAGTGATTTAAAAAATAATACTAATATCAATATTACTAGTGAGGAAGC---------AGGGAAGGAAATGACAAACT</text:p>
          </table:table-cell>
        </table:table-row>
        <table:table-row table:style-name="ro1">
          <table:table-cell office:value-type="string" calcext:value-type="string">
            <text:p>TGTGTTACTTTAAATTGCACTAAT------GCTGCCACTAATACCACTAAC---------AAAACTGTTATCGAGCGAGGAGAAATAAAAAACT</text:p>
          </table:table-cell>
        </table:table-row>
        <table:table-row table:style-name="ro1">
          <table:table-cell office:value-type="string" calcext:value-type="string">
            <text:p>AAACTAACCCCACTTTGTGTCACTTTAAACTGTACTAATGTA---------ACCATAAGTAATAATAGT---------------------ACAGGAGATATGAAAAACT</text:p>
          </table:table-cell>
        </table:table-row>
        <table:table-row table:style-name="ro1">
          <table:table-cell office:value-type="string" calcext:value-type="string">
            <text:p>TGCTCTGATTTTAATGCTACTCAGGCCACTACTACTCAGGCCTATAATAGTAGCTGGAAGGTG------------GAAGGAATGAAAAACT</text:p>
          </table:table-cell>
        </table:table-row>
        <table:table-row table:style-name="ro1">
          <table:table-cell office:value-type="string" calcext:value-type="string">
            <text:p>TTAAATTGCACTGATGCTAAGGTGAATGGTACTAAAATGAATGTTACTAATAA---------TGTAGAAAAAGGAGAAGTAAAAAACT</text:p>
          </table:table-cell>
        </table:table-row>
        <table:table-row table:style-name="ro1">
          <table:table-cell office:value-type="string" calcext:value-type="string">
            <text:p>ACTAATACCACTGCAAATAATGGTACCACTGCTGATAACGGGGGAGGAATGAATGATAACGG----GGGAGGAATGAAAAACT</text:p>
          </table:table-cell>
        </table:table-row>
        <table:table-row table:style-name="ro1">
          <table:table-cell office:value-type="string" calcext:value-type="string">
            <text:p>ACTTTAAATTGCACTAAGCCTGATCCGAGGAATG---------------CCAGTAGCTATGAAGAAGAGAGGGGGAGGGAAGAAATAAGAAATT</text:p>
          </table:table-cell>
        </table:table-row>
        <table:table-row table:style-name="ro1">
          <table:table-cell office:value-type="string" calcext:value-type="string">
            <text:p>TGTGTTACTTTAAATTGCACTGATGCTAAGTTGAATGGTACCAATGTCACTAATAGTA------------------TGGGAAATGAAGTAAAAAACT</text:p>
          </table:table-cell>
        </table:table-row>
        <table:table-row table:style-name="ro1">
          <table:table-cell office:value-type="string" calcext:value-type="string">
            <text:p>GATTGCACTGATTTGAAGAATGCTACTAATACCACTAATAGTAACTGGAATACG---ATGGAGAAAGGGGAAATAAAAAACT</text:p>
          </table:table-cell>
        </table:table-row>
        <table:table-row table:style-name="ro1">
          <table:table-cell office:value-type="string" calcext:value-type="string">
            <text:p>ACCACTAGTAATAGTGCCAGTGATAATAGTACCATTAATAATAGTAGTCGGGAAATGATGGGGGGAGAAATGAAAAACT</text:p>
          </table:table-cell>
        </table:table-row>
        <table:table-row table:style-name="ro1">
          <table:table-cell office:value-type="string" calcext:value-type="string">
            <text:p>GCTACAAATTGCACTGATTCTCATAATACCACTAGTACACTTAATATCACTGAATCACAGAGAGGAGAAATAAAAAATT</text:p>
          </table:table-cell>
        </table:table-row>
        <table:table-row table:style-name="ro1">
          <table:table-cell office:value-type="string" calcext:value-type="string">
            <text:p>AATGCTACTAATAAGACTGGTAGTACCAATAGTAGTGAGAGTGTTGCTCCTCCCATAGAGCCAGGAGAAATAAAAAACT</text:p>
          </table:table-cell>
        </table:table-row>
        <table:table-row table:style-name="ro1">
          <table:table-cell office:value-type="string" calcext:value-type="string">
            <text:p>AATTGCAATAATTTGAATGTTACTAATACCACCAATAGTGATAGTGTGGAAGGG---ATGAAGGAGGGAGAAATAAAAAACT</text:p>
          </table:table-cell>
        </table:table-row>
        <table:table-row table:style-name="ro1">
          <table:table-cell office:value-type="string" calcext:value-type="string">
            <text:p>TTAAATTGCACTGATCCGAATAATACTACTAGTAACAATGCTACTAGT------ACCCCTAGTAATAGCAGGGAAATG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TCTGGTAGTAGTAATATCTCTAGTAATACTAATAATGGAAGTGTGGAACTAACGATGGAGCCAGGAGAAATAAAAAACT</text:p>
          </table:table-cell>
        </table:table-row>
        <table:table-row table:style-name="ro1">
          <table:table-cell office:value-type="string" calcext:value-type="string">
            <text:p>AAGAATACCACTGGTCCCCCTACTACTACTACTACTACTACTACTACAAAAGGAATAAATACAGAAGGATTGAAAAATT</text:p>
          </table:table-cell>
        </table:table-row>
        <table:table-row table:style-name="ro1">
          <table:table-cell office:value-type="string" calcext:value-type="string">
            <text:p>GTTACTTTAAATTGCACTAATTTGAATAATACCCGTAGTAATACCAGTAGT---------------ACAACAGAGGGAGGAGAAATAAAAAACT</text:p>
          </table:table-cell>
        </table:table-row>
        <table:table-row table:style-name="ro1">
          <table:table-cell office:value-type="string" calcext:value-type="string">
            <text:p>TGCAGTGATGTWNNNNNNNNNNNNNNNNNNNNNNNNAAGGGAAAAGAAATACAAATGSAGAAAGGAGAAATACAAAACT</text:p>
          </table:table-cell>
        </table:table-row>
        <table:table-row table:style-name="ro1">
          <table:table-cell office:value-type="string" calcext:value-type="string">
            <text:p>AATTGCACTGATGTGAAGAATAGTACTAATGTCACTAATAGTAGTGGGGG---GATAATAGAGGGAGGGGAAATAAAAAACC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CTAGTAGTAGAGAGAAGAATGATACTGATCCCACTAGTAGTGGAGGGGAAACGGTGGACAAAGGGGAAATAAAAAACT</text:p>
          </table:table-cell>
        </table:table-row>
        <table:table-row table:style-name="ro1">
          <table:table-cell office:value-type="string" calcext:value-type="string">
            <text:p>ACTTTAAACTGCACTGATTTAAGGAATAATAATACTGTGAAAAATGATACTAG---------TATGGAGAAAGGAGAAATAAAAAACT</text:p>
          </table:table-cell>
        </table:table-row>
        <table:table-row table:style-name="ro1">
          <table:table-cell office:value-type="string" calcext:value-type="string">
            <text:p>ACTTTAAACTGCACTAATCTAAGAAATACTACTAATGCCACTAAT---------GAGACAATGAAAGGGGGGGGAGAAATGAAAAACT</text:p>
          </table:table-cell>
        </table:table-row>
        <table:table-row table:style-name="ro1">
          <table:table-cell office:value-type="string" calcext:value-type="string">
            <text:p>TGTACTGATTTGAAGAATGATACTGTCAATAATAATACTA--GAGATATTCAAGATGAAATGAAAGAAGAAATAAAAAACT</text:p>
          </table:table-cell>
        </table:table-row>
        <table:table-row table:style-name="ro1">
          <table:table-cell office:value-type="string" calcext:value-type="string">
            <text:p>AATGCCACTAACACCACTAGTAGTGGGAATGTAACTAGTAGTGGAGGGGAAACAATGGGGGGAGGAGAAATGAAAAACT</text:p>
          </table:table-cell>
        </table:table-row>
        <table:table-row table:style-name="ro1">
          <table:table-cell office:value-type="string" calcext:value-type="string">
            <text:p>GCGAAGGCTAACAATAGTAGTGAGGTGAAGACTAACAATAGTAGTTGGCTAGAGATGGAGAAAGGAGAAATACAAAACT</text:p>
          </table:table-cell>
        </table:table-row>
        <table:table-row table:style-name="ro1">
          <table:table-cell office:value-type="string" calcext:value-type="string">
            <text:p>CTAAAGCCATGTGTAAAATTAACCCCACTCTGTGTTACTTTAAATTGCAGTGAT---GGGAATTATAC------------------------------------------AGAAACAAAAAACT</text:p>
          </table:table-cell>
        </table:table-row>
        <table:table-row table:style-name="ro1">
          <table:table-cell office:value-type="string" calcext:value-type="string">
            <text:p>ATCACTAGTGGCACTAGTACCACTAGTAGTCCTAGTGTCACTAGTAGTGGAGG------GATAGAGACGGGAGAAATAAAAAACT</text:p>
          </table:table-cell>
        </table:table-row>
        <table:table-row table:style-name="ro1">
          <table:table-cell office:value-type="string" calcext:value-type="string">
            <text:p>CATTGCACTAAGGTTACACAGAATAAAACTACTAACAATACCATTCATAGTATCGG------------GGAAAACCAAGAAATGCAAAACT</text:p>
          </table:table-cell>
        </table:table-row>
        <table:table-row table:style-name="ro1">
          <table:table-cell office:value-type="string" calcext:value-type="string">
            <text:p>AATAATACCAGTAGTGCCAATAATAGTAGTTGTAATACCAATAGTAGTTGTGTTAAGACGGGGGGAGAAATGAAAAACT</text:p>
          </table:table-cell>
        </table:table-row>
        <table:table-row table:style-name="ro1">
          <table:table-cell office:value-type="string" calcext:value-type="string">
            <text:p>AATTGCACTGATGTGAGGCAGAGTGATACTAATACCACTACTTAT------GGAAAAACAATGGAGGGAGGAGAAATAAAAAATT</text:p>
          </table:table-cell>
        </table:table-row>
        <table:table-row table:style-name="ro1">
          <table:table-cell office:value-type="string" calcext:value-type="string">
            <text:p>GGTATGAAGAATGGTACTAATAGGACTAATAGTAGCCAGGGTGGTATCTTGATGAATATTACCGGGGAAATGAAS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ATGATACTGATACCAATGTTACTACTTCCAATAGTAGTGGCTGGGAAATGAGGATGAAGACAGGAGAAATGAAAAACT</text:p>
          </table:table-cell>
        </table:table-row>
        <table:table-row table:style-name="ro1">
          <table:table-cell office:value-type="string" calcext:value-type="string">
            <text:p>ACTTTAAATTGCACTGATTATGTGGGGAATGTTACCAGTACCAATAATAGTGG------------GATGGGAAATAGTGATCTAAAAAATT</text:p>
          </table:table-cell>
        </table:table-row>
        <table:table-row table:style-name="ro1">
          <table:table-cell office:value-type="string" calcext:value-type="string">
            <text:p>TTAAATTGCACTGATTTGAGTACTAATACTAATGCCACTATTAATAACAATAGTACTAT------GAGAGGAGAAATAAAAAACT</text:p>
          </table:table-cell>
        </table:table-row>
        <table:table-row table:style-name="ro1">
          <table:table-cell office:value-type="string" calcext:value-type="string">
            <text:p>AGTGCTAATAATACTGGTAATAATGCTGGGGGTAATAATGCCACTATTGATAACTGGGGAGCAGGAGAAATAAAAAACT</text:p>
          </table:table-cell>
        </table:table-row>
        <table:table-row table:style-name="ro1">
          <table:table-cell office:value-type="string" calcext:value-type="string">
            <text:p>AATTGCACTGATTTGAGGAATGCTACTAATACCACTAGTAGTAGCGGGGGAACG---ATGGAGAGAGGAGAAATAAAAAACT</text:p>
          </table:table-cell>
        </table:table-row>
        <table:table-row table:style-name="ro1">
          <table:table-cell office:value-type="string" calcext:value-type="string">
            <text:p>AGAACTAATAGTGGTAATAATAATAACAGTAAAAGTAATATTACCACTGATGGTAGCTGGAAAGGAGAAATGAAAAATT</text:p>
          </table:table-cell>
        </table:table-row>
        <table:table-row table:style-name="ro1">
          <table:table-cell office:value-type="string" calcext:value-type="string">
            <text:p>AATGATACTGATACCAATATTACTACTTCCAATAGTAGTAGCTGGGAAATGAGAATGAAGACAGGAGAAATGAAAAACT</text:p>
          </table:table-cell>
        </table:table-row>
        <table:table-row table:style-name="ro1">
          <table:table-cell office:value-type="string" calcext:value-type="string">
            <text:p>GTTGGAAATACTACTAATACCAATGGTAGTGATCCCAATAGTGATAAGACAAGAATGGAAAAGGGAGAAATAAAAAACT</text:p>
          </table:table-cell>
        </table:table-row>
        <table:table-row table:style-name="ro1">
          <table:table-cell office:value-type="string" calcext:value-type="string">
            <text:p>TGTGTTACTTTAAATTGTACTAATTATTGGAGAAATACTACTAATACCACTAAC------------------ATAGACAAAGAAGAAATAAAAAGCT</text:p>
          </table:table-cell>
        </table:table-row>
        <table:table-row table:style-name="ro1">
          <table:table-cell office:value-type="string" calcext:value-type="string">
            <text:p>ACTAGTAGCAAAAATAATACTAGTARCACTAATAGTAGTTTAAATGAAGAAAGTAGTTTAAATGGAGAAATGAAAAACT</text:p>
          </table:table-cell>
        </table:table-row>
        <table:table-row table:style-name="ro1">
          <table:table-cell office:value-type="string" calcext:value-type="string">
            <text:p>GGGAATGATACTAATACCAACAGTAGTGCGACCAACAATAGTAGCATAGGAAACATAGAAAAAGGAGAAATAAAAAACT</text:p>
          </table:table-cell>
        </table:table-row>
        <table:table-row table:style-name="ro1">
          <table:table-cell office:value-type="string" calcext:value-type="string">
            <text:p>TGCACTGATTATGGTAATGATACCACTAGCAACAATAGTAGTGGCTGGGAAATAATGGAGAAAGGAGAAATAAAAAACT</text:p>
          </table:table-cell>
        </table:table-row>
        <table:table-row table:style-name="ro1">
          <table:table-cell office:value-type="string" calcext:value-type="string">
            <text:p>CCACTCTGTGTTACTTTAAATTGCACTGAGTTGAGCAATGTTACTATCAACAATAGTA---------------------CAGAAGGAGAAATGAAAAACT</text:p>
          </table:table-cell>
        </table:table-row>
        <table:table-row table:style-name="ro1">
          <table:table-cell office:value-type="string" calcext:value-type="string">
            <text:p>TTAAATTGCACTGATTATACTGGGAATACTGCTAATGGCAATAGTAGTAGCGTGGAAAT---------GAAAGGGGAAATAAAAAACT</text:p>
          </table:table-cell>
        </table:table-row>
        <table:table-row table:style-name="ro1">
          <table:table-cell office:value-type="string" calcext:value-type="string">
            <text:p>GTAAAATTAACCCCACTCTGTGTTACTCTAAATTGCACTAATTTGAAGAATGCCACTGATAACGAT---------------------------------GTAATGACAAACT</text:p>
          </table:table-cell>
        </table:table-row>
        <table:table-row table:style-name="ro1">
          <table:table-cell office:value-type="string" calcext:value-type="string">
            <text:p>AATGATACTGATACCAATGTTACTACTTCCAATAGTAGTGGCTGGGAAATGAGGATGAAGACAGGAGAAATGAAAAACT</text:p>
          </table:table-cell>
        </table:table-row>
        <table:table-row table:style-name="ro1">
          <table:table-cell office:value-type="string" calcext:value-type="string">
            <text:p>GTTACTCTAAATTGCACTGACGAATTGACGAATGTTACTTTTACCAATAGTAGCTG---------------GGAGAAAGGAGAAATAAAAAACT</text:p>
          </table:table-cell>
        </table:table-row>
        <table:table-row table:style-name="ro1">
          <table:table-cell office:value-type="string" calcext:value-type="string">
            <text:p>GCTACCAATACCACCAATACCAACAATACCACCGCCGCTACCCCTACTAATAGCTGGGACAAGGGAGAAATAAAAAACT</text:p>
          </table:table-cell>
        </table:table-row>
        <table:table-row table:style-name="ro1">
          <table:table-cell office:value-type="string" calcext:value-type="string">
            <text:p>TATAATGGTAATAACACCAATAACAATAGTACTCATACCAATAGTAGTTGGGAAAACAT---------GGAGGGAGAACTAAAGAACT</text:p>
          </table:table-cell>
        </table:table-row>
        <table:table-row table:style-name="ro1">
          <table:table-cell office:value-type="string" calcext:value-type="string">
            <text:p>ATGGATTATAAAAAGAATAATACTAATACCACTAGTAGCAATAATACTAGTGAGAGTTGGGGAGAAGAAATGAAAAACT</text:p>
          </table:table-cell>
        </table:table-row>
        <table:table-row table:style-name="ro1">
          <table:table-cell office:value-type="string" calcext:value-type="string">
            <text:p>ACCAGTAGTCCTAATATTACCAGTACTACTACTGCCAATATTTATGAGAAAAGAATGGAAGAAGGAGAAATACAAAACT</text:p>
          </table:table-cell>
        </table:table-row>
        <table:table-row table:style-name="ro1">
          <table:table-cell office:value-type="string" calcext:value-type="string">
            <text:p>GTTACTTTAAATTGCACTGATTGGGGGAATGATAC---------TAGTAGTGACAGGGGAAAG---ATGGAGAAAGGAGAAGTAAAAAATT</text:p>
          </table:table-cell>
        </table:table-row>
        <table:table-row table:style-name="ro1">
          <table:table-cell office:value-type="string" calcext:value-type="string">
            <text:p>AATTGCACTGATAAACTAAATACCACTAATAGTACTAGTGCTACTATTAG---TCCAATAGAGAAAGGGGAAATAAAAAACT</text:p>
          </table:table-cell>
        </table:table-row>
        <table:table-row table:style-name="ro1">
          <table:table-cell office:value-type="string" calcext:value-type="string">
            <text:p>AATAGTAATTGTAGTAGCGCTGGTATTGATACTGGTATGAAAAATAGTAGCGCTGGTACTGATACTGGTATGAAAAACT</text:p>
          </table:table-cell>
        </table:table-row>
        <table:table-row table:style-name="ro1">
          <table:table-cell office:value-type="string" calcext:value-type="string">
            <text:p>TTAAATTGCACTGACGCTAAGGTGAATGGTACTAAAATGAATGTTACTAATAA---------TGTAGAAAAAGGAGAAGTAAAAAACT</text:p>
          </table:table-cell>
        </table:table-row>
        <table:table-row table:style-name="ro1">
          <table:table-cell office:value-type="string" calcext:value-type="string">
            <text:p>GGTAAACTCAATTGCACTAAAAGATTGAAGAATGGTACTACTTGGGGACAGATGGAAAATGTAGGAGAAATAAAAAACT</text:p>
          </table:table-cell>
        </table:table-row>
        <table:table-row table:style-name="ro1">
          <table:table-cell office:value-type="string" calcext:value-type="string">
            <text:p>AATTGCACTGATTGGGGGAATGCTACTAATACCAATAGTAGTAGCGGGGGAACG---ATGGAGAAAGGAGAAGTAAAAAACT</text:p>
          </table:table-cell>
        </table:table-row>
        <table:table-row table:style-name="ro1">
          <table:table-cell office:value-type="string" calcext:value-type="string">
            <text:p>AATTGCACTGATTTGAAAAATACTACTAATGCCAATAGCAATAGCATTAACATGACA---GAGGGAGGAGAAATGAAAAACT</text:p>
          </table:table-cell>
        </table:table-row>
        <table:table-row table:style-name="ro1">
          <table:table-cell office:value-type="string" calcext:value-type="string">
            <text:p>TTAAATTGCACTGATGCAGGGAAGAATGATACTTCCAGTAATAGTAGT------ATAAGAGGAGAGATAGGAGAAATAAAAAACT</text:p>
          </table:table-cell>
        </table:table-row>
        <table:table-row table:style-name="ro1">
          <table:table-cell office:value-type="string" calcext:value-type="string">
            <text:p>GTTACTTTAAATTGCACTGATGTTACTTATACTAATAGCACTACTGCTAACTATAGTAGTGGG------------------GGGGAAATGAGGAACT</text:p>
          </table:table-cell>
        </table:table-row>
        <table:table-row table:style-name="ro1">
          <table:table-cell office:value-type="string" calcext:value-type="string">
            <text:p>TGCACTGATGGTGCAAATTGCACTGATCCTAAAACCAATAAAAATTGGGGAAA------AATGGACACAGGAGAAATAAAAAACT</text:p>
          </table:table-cell>
        </table:table-row>
        <table:table-row table:style-name="ro1">
          <table:table-cell office:value-type="string" calcext:value-type="string">
            <text:p>GTTACTTTAAATTGCACTGACTATGCTAATAATAGCACTAAGAATACCAATAGTAGTATC------------------AAGGGAGAAATAAAAAATT</text:p>
          </table:table-cell>
        </table:table-row>
        <table:table-row table:style-name="ro1">
          <table:table-cell office:value-type="string" calcext:value-type="string">
            <text:p>ATCACTAGTAATGCTAATACCACTACTAGTCCTCCTACCACTAGTAGTGTAGAGGAGGAGAAAGGAGAAG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CCTTACATTGCACTAATGCTAATACCACTGGTACTAATAGCACTAGTGGTAGCGGGA------------TGGAGAGTGAAATAAAAAACT</text:p>
          </table:table-cell>
        </table:table-row>
        <table:table-row table:style-name="ro1">
          <table:table-cell office:value-type="string" calcext:value-type="string">
            <text:p>AACGGTACTACCAGTGATGCTAGTAATAGTACCAACAGTACTAAGACTAGGGTTGTGGAACAGGGAGTAATGAAAAATT</text:p>
          </table:table-cell>
        </table:table-row>
        <table:table-row table:style-name="ro1">
          <table:table-cell office:value-type="string" calcext:value-type="string">
            <text:p>TGTGTTACTTTGCATTGCACTAATT---ACAATGGTACTAAACCTAATATTAGTGAAGAAA------------TGAAAGGAGAAATAAAAAACT</text:p>
          </table:table-cell>
        </table:table-row>
        <table:table-row table:style-name="ro1">
          <table:table-cell office:value-type="string" calcext:value-type="string">
            <text:p>CTCTGTGTTACTCTAAATTGCACTGATGAGCTGAGAAATGATACCAAAATCAATACCAAT---------------------AAAGGGGAAATAAAAAATT</text:p>
          </table:table-cell>
        </table:table-row>
        <table:table-row table:style-name="ro1">
          <table:table-cell office:value-type="string" calcext:value-type="string">
            <text:p>GTTACTTTAAGTTGCACTGATAATCTGAATAGTACTAATACCA------------CAGAGAAAACAATGGAACCGGGAGAAATAAAAAATT</text:p>
          </table:table-cell>
        </table:table-row>
        <table:table-row table:style-name="ro1">
          <table:table-cell office:value-type="string" calcext:value-type="string">
            <text:p>TGCACTGATTTGGGGAATGATACTAATACCAACAATAGTAGTGATGTAGGAGACATGGAGAAAGGAGAA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GATACTAATACCACTAGTAGTGGCGGGAAAGAATCTAATGCCACTAGTAGTAGCGAGGGAGGAGACATGAAAAACT</text:p>
          </table:table-cell>
        </table:table-row>
        <table:table-row table:style-name="ro1">
          <table:table-cell office:value-type="string" calcext:value-type="string">
            <text:p>CTAAATTGCACTGATGTAAAAGAGGGTAGTAATAGCACTGAGAACAGC------ACTATGACGGGAGAAGCAGTAATGACAAACT</text:p>
          </table:table-cell>
        </table:table-row>
        <table:table-row table:style-name="ro1">
          <table:table-cell office:value-type="string" calcext:value-type="string">
            <text:p>TGCACTGATGGTGCAAATTGCACTGATCCTAAAACCAATAAAAATTGGGGAAAAATGGACACAGGAGAAATAAAAAACT</text:p>
          </table:table-cell>
        </table:table-row>
        <table:table-row table:style-name="ro1">
          <table:table-cell office:value-type="string" calcext:value-type="string">
            <text:p>AACTGCACTAATTT---GAATAGTACTAGCACCAATAGTACGAATAGTACTAGTCAGAATGATTGGGGAGAAATGAAAAACT</text:p>
          </table:table-cell>
        </table:table-row>
        <table:table-row table:style-name="ro1">
          <table:table-cell office:value-type="string" calcext:value-type="string">
            <text:p>AATTTAAGGAATAATAATACCAGAGAGAATTCTACCGGGGGTAATAGTACTGTGGGAACGATGGGGGAAATGAAAAACT</text:p>
          </table:table-cell>
        </table:table-row>
        <table:table-row table:style-name="ro1">
          <table:table-cell office:value-type="string" calcext:value-type="string">
            <text:p>GATTGGAAAAGTAATGCTACTAATAGTACCAGAATCAACAATAGTAGTTTGGGAACGATGGAGGGACAAATAAAAAACT</text:p>
          </table:table-cell>
        </table:table-row>
        <table:table-row table:style-name="ro1">
          <table:table-cell office:value-type="string" calcext:value-type="string">
            <text:p>GTTACTTTAAATTGCAC------------TGATATCACTGCCAATAATAGTAGTGGTGTGAATACCACTGGTGAGGGAGAAATGAAAAACT</text:p>
          </table:table-cell>
        </table:table-row>
        <table:table-row table:style-name="ro1">
          <table:table-cell office:value-type="string" calcext:value-type="string">
            <text:p>TGGAAGCATGTTAATAATACCAATACTACTCATACCAATAGTAGTAGCAGGAGAATAGAGGAAGTAGAAATAAAAAACT</text:p>
          </table:table-cell>
        </table:table-row>
        <table:table-row table:style-name="ro1">
          <table:table-cell office:value-type="string" calcext:value-type="string">
            <text:p>ACTGATTTAARGAATGYTACTAATAYTAATRCCACTGTTGGTRACAGTAGCACAATAAAGGARGGAGACATGAAAAACT</text:p>
          </table:table-cell>
        </table:table-row>
        <table:table-row table:style-name="ro1">
          <table:table-cell office:value-type="string" calcext:value-type="string">
            <text:p>AATTGCACTGACTTGAAGAATGCTACTAAGACCACTAGTGATAGCGGGAAAATGATA---CAGGGAGGAGAAATGACAAATT</text:p>
          </table:table-cell>
        </table:table-row>
        <table:table-row table:style-name="ro1">
          <table:table-cell office:value-type="string" calcext:value-type="string">
            <text:p>TGGGGGAATAGTACTGCTGCCAATGTTACGAGCAGTGCTAGTTTCACAGGAAAGATAGAGAAGGGAGAAATAAAAAACT</text:p>
          </table:table-cell>
        </table:table-row>
        <table:table-row table:style-name="ro1">
          <table:table-cell office:value-type="string" calcext:value-type="string">
            <text:p>TCTCCATCTAGCACTACCACTCCTACCACTCCTACCAATACCACCCCTCCCACTAGTATTTGCAGGGAGATGAT---------------------GAACT</text:p>
          </table:table-cell>
        </table:table-row>
        <table:table-row table:style-name="ro1">
          <table:table-cell office:value-type="string" calcext:value-type="string">
            <text:p>ACTTTAGATTGC------------AATGATACTAATATAAATGTAACTAGCAAAAATGAGACAATGATGGAGCAAGGAGAAGCAAAAAACT</text:p>
          </table:table-cell>
        </table:table-row>
        <table:table-row table:style-name="ro1">
          <table:table-cell office:value-type="string" calcext:value-type="string">
            <text:p>GCTGTGAATACTACTAGTAGTAATGTGAGTACTACTATTAGTAGTGAATTGAAACTAAAAGAAGGAGAAGTAAAAAATT</text:p>
          </table:table-cell>
        </table:table-row>
        <table:table-row table:style-name="ro1">
          <table:table-cell office:value-type="string" calcext:value-type="string">
            <text:p>ACTAATAATACTACTAATACTACTGAACTATCAATAATAGTAGTTTGGGAACAACG--GGGTAAAGGAGAAATGAGAAACT</text:p>
          </table:table-cell>
        </table:table-row>
        <table:table-row table:style-name="ro1">
          <table:table-cell office:value-type="string" calcext:value-type="string">
            <text:p>TTAAATTGCACTGATGTTGGGAATGCTACTAATGTCAATGATAGTAATGGGGG------AATAGAGAAAGGAGAAATAAAAAACT</text:p>
          </table:table-cell>
        </table:table-row>
        <table:table-row table:style-name="ro1">
          <table:table-cell office:value-type="string" calcext:value-type="string">
            <text:p>TTAAATTGCACTAATTT---GAATGCTACTAATGGCAGTAATAACACCAGTAGTACGACA---GAGGGAGGAGAAATAAAAAACT</text:p>
          </table:table-cell>
        </table:table-row>
        <table:table-row table:style-name="ro1">
          <table:table-cell office:value-type="string" calcext:value-type="string">
            <text:p>ACTTTAAATTGCACTAAT------ATCACTAGGAATGCCACTGGTAATAGCGAGGA---GGCAGTAAAGAATGGAGAAATAAAAAACT</text:p>
          </table:table-cell>
        </table:table-row>
        <table:table-row table:style-name="ro1">
          <table:table-cell office:value-type="string" calcext:value-type="string">
            <text:p>TGCACTAACATCACTAAGAACAGCACTGATAGTAACAACAATAGTAGTGGGTTGGATAT---GACAGGGGAAATGAAAAACT</text:p>
          </table:table-cell>
        </table:table-row>
        <table:table-row table:style-name="ro1">
          <table:table-cell office:value-type="string" calcext:value-type="string">
            <text:p>GCTACTAACACCAACAGTAGTAATACTACAACCACTAATGGTAATTGGGGACAAATGGAGCCAGGAGAAATAAAAAATT</text:p>
          </table:table-cell>
        </table:table-row>
        <table:table-row table:style-name="ro1">
          <table:table-cell office:value-type="string" calcext:value-type="string">
            <text:p>ATTAATTTAAACTGCACTAATTGCACTAATTTGAAAAATAGTAGTGAAGG---TATAAAAGATGAAGTAGGAATGAAAAACT</text:p>
          </table:table-cell>
        </table:table-row>
        <table:table-row table:style-name="ro1">
          <table:table-cell office:value-type="string" calcext:value-type="string">
            <text:p>ACGTCAGGGAATATTACTCAGGTCACTCAGGACACCAATAGTAGTAGGGAAATAATGGGGGACGGGGACATGAAAAAC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AATTGCACTAATTTACAGAATAGTACTAAT--------TTGCAGAATGGCACTATTGACCAAGACATGGAAAGGGAAATAAAAAATT</text:p>
          </table:table-cell>
        </table:table-row>
        <table:table-row table:style-name="ro1">
          <table:table-cell office:value-type="string" calcext:value-type="string">
            <text:p>TTAAACTGCACTGATTTGAAGAATGCTACTAATACCA-----------GGAAGAATAATAGTGCCACTTTTGAGGGGGAAATGAAGAACT</text:p>
          </table:table-cell>
        </table:table-row>
        <table:table-row table:style-name="ro1">
          <table:table-cell office:value-type="string" calcext:value-type="string">
            <text:p>ACTAATACTACTGATAACAACAGCACTAATACTACTGATAACAACAGTACTAAGTACAATGATAGT----------GATATGAAAAATT</text:p>
          </table:table-cell>
        </table:table-row>
        <table:table-row table:style-name="ro1">
          <table:table-cell office:value-type="string" calcext:value-type="string">
            <text:p>GTTACTTTAAATTGCACTAATTTGAA---------TACTACCAATAGTAATACCAGTAGTACGACA---GAGGGAGGAGGAATGAAAAACT</text:p>
          </table:table-cell>
        </table:table-row>
        <table:table-row table:style-name="ro1">
          <table:table-cell office:value-type="string" calcext:value-type="string">
            <text:p>AATTGCATTAATGCAAATAATAGTGTCAGTAATTTGACAAAATTAGATAAAGAAGAA-----ATAAAAAAAGAAATAAAAAACT</text:p>
          </table:table-cell>
        </table:table-row>
        <table:table-row table:style-name="ro1">
          <table:table-cell office:value-type="string" calcext:value-type="string">
            <text:p>TAAATGTCACTGGTAATAATGGTACTAGTAATAATAATAGGAACCAGGAGAACATGGTGGGAGAGGGAATG--AGCAACCT</text:p>
          </table:table-cell>
        </table:table-row>
        <table:table-row table:style-name="ro1">
          <table:table-cell office:value-type="string" calcext:value-type="string">
            <text:p>ACTAGTACCAATAATAGTAATGGTACTAATACCAGTAATAGTAATGGGACAGTAATGGAGGAAGGAGAAATG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GTACTGATTATTTTGGAAATACTACTAACACCAATAATAGTAGTGGCCAAA--ATAATAG-GACAACAGAAATGATAAACT</text:p>
          </table:table-cell>
        </table:table-row>
        <table:table-row table:style-name="ro1">
          <table:table-cell office:value-type="string" calcext:value-type="string">
            <text:p>ACTTTAAATTGCGCTGATGTTAATAGTACCACCAATAATAGTAGTA----CGGGAGA-----GATGCAGGAAGGAGAAATAAAAAACT</text:p>
          </table:table-cell>
        </table:table-row>
        <table:table-row table:style-name="ro1">
          <table:table-cell office:value-type="string" calcext:value-type="string">
            <text:p>GTTACTTTAAATTGCACTGATAATTTGAACAATGGTACTTATGGTAATAG---------------AACAATAGAGAAAGGAGAAGTAAAAAATT</text:p>
          </table:table-cell>
        </table:table-row>
        <table:table-row table:style-name="ro1">
          <table:table-cell office:value-type="string" calcext:value-type="string">
            <text:p>AATACTAATAGTAAATGCAATGAGGATAAGGGGAATACTACTGCCACTATATTGATAGAGAAAGGAGAGATGAAAAACT</text:p>
          </table:table-cell>
        </table:table-row>
        <table:table-row table:style-name="ro1">
          <table:table-cell office:value-type="string" calcext:value-type="string">
            <text:p>ACTTTAAATTGCACTGATACTTTGAGGAATAATACTGCTAATATCACTGACGGG---------ATAGAGAAAGGAGAAATAAAAAACT</text:p>
          </table:table-cell>
        </table:table-row>
        <table:table-row table:style-name="ro1">
          <table:table-cell office:value-type="string" calcext:value-type="string">
            <text:p>ACTTTAAACTGCACTGAT------GCTAACCCCAATAATAGTAGTGTTACCAACAATACTGTAATAG---AACAAGAAATGAAAAACT</text:p>
          </table:table-cell>
        </table:table-row>
        <table:table-row table:style-name="ro1">
          <table:table-cell office:value-type="string" calcext:value-type="string">
            <text:p>AATAATGCTACCAGTAAGACTAATATCACCAGTAATACTACCAGTAGTCCTGATATCGATAAAGATGCCATGAAAAG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CCAATTGTAATGAAACCAGTGCCAATAATAACACTACTAGATGTGTGGGAGAAGAA-----ATGAAAGGAGAAATAAAAAACT</text:p>
          </table:table-cell>
        </table:table-row>
        <table:table-row table:style-name="ro1">
          <table:table-cell office:value-type="string" calcext:value-type="string">
            <text:p>AATTGCACTGATTGGGGGTATACTACTAATACCACTAGTGATAGCAGGACAGGG---ATGGAGAAAGGAGAAATGAAAAACT</text:p>
          </table:table-cell>
        </table:table-row>
        <table:table-row table:style-name="ro1">
          <table:table-cell office:value-type="string" calcext:value-type="string">
            <text:p>AATTGCACTGACATGAATGACCCTGATGCCACTAATACCAGTATTAGTGACAGG---------ATGGAAAAAGGGGAGATGCAAAAC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GCCACTAGTGCCTCTAGTACTCATCCTCCTACCACGAGTAGTAGTAGTAGGAATATAATGGAAGGAGAAATGGCAAACT</text:p>
          </table:table-cell>
        </table:table-row>
        <table:table-row table:style-name="ro1">
          <table:table-cell office:value-type="string" calcext:value-type="string">
            <text:p>AATACCAATGCTACTAATACCAATGCTACTAGCAACACTACTTCCCCTGAAAGCGA----AAAAAAGGAAGAAATGAGAAACT</text:p>
          </table:table-cell>
        </table:table-row>
        <table:table-row table:style-name="ro1">
          <table:table-cell office:value-type="string" calcext:value-type="string">
            <text:p>ACCACTAACAAAAGAAGCAGAGCTAGAAC--TGGCAGAAAACAGGGAGATTCTAAAAGAACCAGTACATGGAGTGTATTAT</text:p>
          </table:table-cell>
        </table:table-row>
        <table:table-row table:style-name="ro1">
          <table:table-cell office:value-type="string" calcext:value-type="string">
            <text:p>TTAAATTGCACTGACTTGAAGA---ATACTAATACCAGTAGTAATACCAGTAGTACGGTAGTGG---GAGGAGAAATGAAAAACT</text:p>
          </table:table-cell>
        </table:table-row>
        <table:table-row table:style-name="ro1">
          <table:table-cell office:value-type="string" calcext:value-type="string">
            <text:p>AGTGATGTAAGGAATGATACTACTACTAATACCAATAGTAGCTGGGGAGATAAAATGGAGAGAGGAGAAATGAAAAATT</text:p>
          </table:table-cell>
        </table:table-row>
        <table:table-row table:style-name="ro1">
          <table:table-cell office:value-type="string" calcext:value-type="string">
            <text:p>ACCAATAATAGTACTCCTGTCAATATTAGTAGTAGTAGTATCAATGGAACATTGAAGGAGGTAGAAGAAATAAAAAACT</text:p>
          </table:table-cell>
        </table:table-row>
        <table:table-row table:style-name="ro1">
          <table:table-cell office:value-type="string" calcext:value-type="string">
            <text:p>AATTGCACTGATT---ATAATACCACTAGCAATAATACCGCTAGTGGGATGGGACAGATGGAGTTAGGAGAAATAAAAAACT</text:p>
          </table:table-cell>
        </table:table-row>
        <table:table-row table:style-name="ro1">
          <table:table-cell office:value-type="string" calcext:value-type="string">
            <text:p>ACCAATAATAAGCCTACCACTACCCCTAAGCCCACTCAGAATGGCGAAGAACTGATGGAAAAAGGAGAACTAAAAAAGT</text:p>
          </table:table-cell>
        </table:table-row>
        <table:table-row table:style-name="ro1">
          <table:table-cell office:value-type="string" calcext:value-type="string">
            <text:p>AATTGCACTGACGCTGTTTTGAATGCTACTAATCCCACTAGTAGTACTATAGGGAATAT------GAGAGGAGAAATAAAAAACT</text:p>
          </table:table-cell>
        </table:table-row>
        <table:table-row table:style-name="ro1">
          <table:table-cell office:value-type="string" calcext:value-type="string">
            <text:p>ACTACTACGCCCAGTACGACTACTTGTAATACCAGTGGTAATATCAGTAG---GACAACAGAGGAAAGAGAAATAAAAAACT</text:p>
          </table:table-cell>
        </table:table-row>
        <table:table-row table:style-name="ro1">
          <table:table-cell office:value-type="string" calcext:value-type="string">
            <text:p>TCCCCAACTGGTGCTAATGTTACCACAAATGTCACTGGTGCTAGAGGGAAACAG---ATGGACAAGGGAGAAATACAAAATT</text:p>
          </table:table-cell>
        </table:table-row>
        <table:table-row table:style-name="ro1">
          <table:table-cell office:value-type="string" calcext:value-type="string">
            <text:p>GGGAATAGTAATAGTAGCAACA-TAGAGGGAGGAGGGAATAGTAATAATAGCAACATAGAGGGAGGAGAATTAAAAAACT</text:p>
          </table:table-cell>
        </table:table-row>
        <table:table-row table:style-name="ro1">
          <table:table-cell office:value-type="string" calcext:value-type="string">
            <text:p>ACTACCACCCCTTCTACTACCACCACTACTGCTACCAGCACTACTACTAATCCAGACATGGAGGGAGAAATGAAAAACT</text:p>
          </table:table-cell>
        </table:table-row>
        <table:table-row table:style-name="ro1">
          <table:table-cell office:value-type="string" calcext:value-type="string">
            <text:p>GAAAATGTTAATGGTACTGAAAATACTAACAGCAGCATTGCCAATGGGACGGTAGACAAGATAGAAGGAG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GTACTGATATGGGAAGGACTGCTACTAATAACAGCAACAGTAGCGGGGGAACGGTA---GAGGGAGGAGAAATAAAAAACT</text:p>
          </table:table-cell>
        </table:table-row>
        <table:table-row table:style-name="ro1">
          <table:table-cell office:value-type="string" calcext:value-type="string">
            <text:p>TGCACTGATTTGGAGACTAAGAATATTACTGATAAAAATAGTAGCTGGGCAAGGATAGAAAAAGGAGAAATAAAAAACT</text:p>
          </table:table-cell>
        </table:table-row>
        <table:table-row table:style-name="ro1">
          <table:table-cell office:value-type="string" calcext:value-type="string">
            <text:p>TGCACTAATGTAAATGTTACCAATAACAGTACCAATAGTAGTAGTGGGGAAAAG---ATGAAGGAAGGAGAAATAAAAAACT</text:p>
          </table:table-cell>
        </table:table-row>
        <table:table-row table:style-name="ro1">
          <table:table-cell office:value-type="string" calcext:value-type="string">
            <text:p>AGTAGTACTAATAATAATAATAGTACTGATAATAGTAGTAG--TACTACTGATAGAGAAATGATGGGAGAAATAAAAAACT</text:p>
          </table:table-cell>
        </table:table-row>
        <table:table-row table:style-name="ro1">
          <table:table-cell office:value-type="string" calcext:value-type="string">
            <text:p>ACTTTAAATTGCACGAATGCTACTAGTAATGCTACTGCTGCTAATAATAGTATTAGTTATGATACT----------GACATGAAAAACT</text:p>
          </table:table-cell>
        </table:table-row>
        <table:table-row table:style-name="ro1">
          <table:table-cell office:value-type="string" calcext:value-type="string">
            <text:p>GAGGTCAATAACAAGACTAACAACGCTGAGTCCAATAACAAGACCGCGAATATAAGTGGGGAACTAGAAATGAAAAATT</text:p>
          </table:table-cell>
        </table:table-row>
        <table:table-row table:style-name="ro1">
          <table:table-cell office:value-type="string" calcext:value-type="string">
            <text:p>TTGAACAATACTAATGATACCAATGATACCAATAGTACTAATGGAGGGAAACTGATGGAAAAAGGAGAAATGAAAAATT</text:p>
          </table:table-cell>
        </table:table-row>
        <table:table-row table:style-name="ro1">
          <table:table-cell office:value-type="string" calcext:value-type="string">
            <text:p>AATTGCACTGATCTGAAGAATAGTACTAATGTCACTAGTAGTAGCTGGGGA---AAAATGGAGAGAGGAGAAATAAAAAATT</text:p>
          </table:table-cell>
        </table:table-row>
        <table:table-row table:style-name="ro1">
          <table:table-cell office:value-type="string" calcext:value-type="string">
            <text:p>GGTGCTAATACCACTAGTAAAAACGAGACACTGATGGAACAAGGGGAAATGAAAATGGAAAAAGGGGAAATGAAAAACT</text:p>
          </table:table-cell>
        </table:table-row>
        <table:table-row table:style-name="ro1">
          <table:table-cell office:value-type="string" calcext:value-type="string">
            <text:p>GCCACTATTACTACGCCCACTAATGAGACTGAGCCCACTAATAGTAGTCTGAAAATTGT------GGAAGGAGAAATAAAAAACT</text:p>
          </table:table-cell>
        </table:table-row>
        <table:table-row table:style-name="ro1">
          <table:table-cell office:value-type="string" calcext:value-type="string">
            <text:p>ACTGATAGCATTAATGGGAACAACAATACTATCACTAACAGTAGTATGGGAGG------GATGGAGAAAGGAGAAATAAAAAACT</text:p>
          </table:table-cell>
        </table:table-row>
        <table:table-row table:style-name="ro1">
          <table:table-cell office:value-type="string" calcext:value-type="string">
            <text:p>GTTACTTTAAATTGCACTAATTTGAA---------TAATACCAAAAGTAATACCAGTAGTACGACA---GAGGGAGGAGAAATAAAAAACT</text:p>
          </table:table-cell>
        </table:table-row>
        <table:table-row table:style-name="ro1">
          <table:table-cell office:value-type="string" calcext:value-type="string">
            <text:p>AATACCAGTGCTGATAATACCACTGCTACTAATAATACCACTCCTAGTACCAAAATAGAGGAAGTAGAAATAAAAAACT</text:p>
          </table:table-cell>
        </table:table-row>
        <table:table-row table:style-name="ro1">
          <table:table-cell office:value-type="string" calcext:value-type="string">
            <text:p>AATACTAATGCTACCCCAACTACTACTAGCACCACAAATGGCAGCGGGGTAAAAATAGAGAGAGGGGAAATAAAAAACT</text:p>
          </table:table-cell>
        </table:table-row>
        <table:table-row table:style-name="ro1">
          <table:table-cell office:value-type="string" calcext:value-type="string">
            <text:p>ACTAATMAWACTAATSWWASYAATGCTAATACTAMT--CAAACTAATGYTAGTATTAGTGGGGAGYCAGAACTAAAAAACT</text:p>
          </table:table-cell>
        </table:table-row>
        <table:table-row table:style-name="ro1">
          <table:table-cell office:value-type="string" calcext:value-type="string">
            <text:p>CTCTGTGTTACTTTAAAGTGCACTAATTT---GAATGCTACTAATACCAGTGGC---------------ACGGTGGAGAGAGCAGAAATGAAAAACT</text:p>
          </table:table-cell>
        </table:table-row>
        <table:table-row table:style-name="ro1">
          <table:table-cell office:value-type="string" calcext:value-type="string">
            <text:p>GATGCGAAAAATAATAATACCACTAGTAATAATAATAGTACTATCAATAGTAGTAGAGAGATGGGAGACATGAAAAACT</text:p>
          </table:table-cell>
        </table:table-row>
        <table:table-row table:style-name="ro1">
          <table:table-cell office:value-type="string" calcext:value-type="string">
            <text:p>GGGACAAATACCACTAATACTAATACCACTAGTAACAACACCACTGGGGTGCCCAACGTGGGGACAGAAATGAAAAACT</text:p>
          </table:table-cell>
        </table:table-row>
        <table:table-row table:style-name="ro1">
          <table:table-cell office:value-type="string" calcext:value-type="string">
            <text:p>ACTAGTACGTCAAATTGCAATGGCACTAATTGGAATAGTAGTAGTGAATGGGAAGAGATGAAGAAAGAAATGACAAACT</text:p>
          </table:table-cell>
        </table:table-row>
        <table:table-row table:style-name="ro1">
          <table:table-cell office:value-type="string" calcext:value-type="string">
            <text:p>CTCTGTGTCACTTTAAATTGCACTGAGTTGAATAATAATAGTACCACTACCACTAATAGTAGCAAG---------------------GAAATGAAGAACT</text:p>
          </table:table-cell>
        </table:table-row>
        <table:table-row table:style-name="ro1">
          <table:table-cell office:value-type="string" calcext:value-type="string">
            <text:p>CCACTCTGTGTCACCCTAAATTGCACTGAT------ACTGATGCTAACATCACGGATAGTGATAGTGCAGGAATGATGATG------------------AATT</text:p>
          </table:table-cell>
        </table:table-row>
        <table:table-row table:style-name="ro1">
          <table:table-cell office:value-type="string" calcext:value-type="string">
            <text:p>TGCACTGATGCTCCTTTAAATGGCAATGATACTTCCCGCACTGATAAT------CTTAAGATGGATGAAGGAGAAATAAAAAACT</text:p>
          </table:table-cell>
        </table:table-row>
        <table:table-row table:style-name="ro1">
          <table:table-cell office:value-type="string" calcext:value-type="string">
            <text:p>GTGGGGAATGCCACTTCTTCGAATGCTACTTCTCCCGCAAATACAAGTTTGAAAGAAGACAAAGGAGAAATAAAAAATT</text:p>
          </table:table-cell>
        </table:table-row>
        <table:table-row table:style-name="ro1">
          <table:table-cell office:value-type="string" calcext:value-type="string">
            <text:p>AATAATACTGAACGGAGGAAAGATAATAATACCTCTGGGAATGCTACCAATTTGATGGATAGAGGAGAAATAAAAAAT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GTGCAGGAATGAT---------------------GAATT</text:p>
          </table:table-cell>
        </table:table-row>
        <table:table-row table:style-name="ro1">
          <table:table-cell office:value-type="string" calcext:value-type="string">
            <text:p>AATACTACTGAAACTAATGTGGGTAATACTACTGGAGCTAATGTCAGTAGCAGCAATGGGGGAGGAGAAATGAAAAACT</text:p>
          </table:table-cell>
        </table:table-row>
        <table:table-row table:style-name="ro1">
          <table:table-cell office:value-type="string" calcext:value-type="string">
            <text:p>TGTGTTACTTTAAATTGCACTGAAGTGAAGAATAACATCAGCCAAGATTCCCTTAAC---------------CAGGACAAAGAAGTAAAAAACT</text:p>
          </table:table-cell>
        </table:table-row>
        <table:table-row table:style-name="ro1">
          <table:table-cell office:value-type="string" calcext:value-type="string">
            <text:p>ATGAATGCTACTAATACTACTTCCACTAGTCCCAATATTAGTAGCTGGGAAAGG---ATGGATAAGGGAGAAATAAAAAACT</text:p>
          </table:table-cell>
        </table:table-row>
        <table:table-row table:style-name="ro1">
          <table:table-cell office:value-type="string" calcext:value-type="string">
            <text:p>CTCTGTGTTACTTTAGAGTGCGAGAATGTGACAAAAAATACT----------------TCGGGAGA--GATACAGGTGAAGGAGGAACTAAAAAACT</text:p>
          </table:table-cell>
        </table:table-row>
        <table:table-row table:style-name="ro1">
          <table:table-cell office:value-type="string" calcext:value-type="string">
            <text:p>TGCACTGATGGTGCAAATTGCACTGATCCTAAAACCAATAAAAATTGGGGAAA------AATGGACACAGGAGAAATAAAAAACT</text:p>
          </table:table-cell>
        </table:table-row>
        <table:table-row table:style-name="ro1">
          <table:table-cell office:value-type="string" calcext:value-type="string">
            <text:p>TTAAATTGCACTGACATGA------ATGACCCTACCAATAGTAGTAGCGGGGGACAGGAGATGGAAAAAGGGGAGATGAAAAACT</text:p>
          </table:table-cell>
        </table:table-row>
        <table:table-row table:style-name="ro1">
          <table:table-cell office:value-type="string" calcext:value-type="string">
            <text:p>GTTACTCTAAACTGCACTGATT---------ATAATAATACCAATAATAGTACTTTGGATAAGAATAT---GAAGGGAGAAATAAAAGAAT</text:p>
          </table:table-cell>
        </table:table-row>
        <table:table-row table:style-name="ro1">
          <table:table-cell office:value-type="string" calcext:value-type="string">
            <text:p>ACTATTACCACTAATCCCACTAGTACTAAAGCCACTAGTAATGACAACACAGTGATGGAGAAAGG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GTAATAATACCACTAGTGGTAATACCACTGCTAATAGTACCACTAGTGAAATCACTGGTGAAATGGAAATGAAAAATT</text:p>
          </table:table-cell>
        </table:table-row>
        <table:table-row table:style-name="ro1">
          <table:table-cell office:value-type="string" calcext:value-type="string">
            <text:p>TGCACTAATTTGAAGAACAATAATACCACCACCACCAATACTGCTGCCTCTCCTAGTAGTGGGGGAGAAATAAAAAACT</text:p>
          </table:table-cell>
        </table:table-row>
        <table:table-row table:style-name="ro1">
          <table:table-cell office:value-type="string" calcext:value-type="string">
            <text:p>AATACAACCAATAGTAATAATGCAACCCATGATAATCATACAACCAATGGTACTATTGATAGCGGGGAAATGAAAAACT</text:p>
          </table:table-cell>
        </table:table-row>
        <table:table-row table:style-name="ro1">
          <table:table-cell office:value-type="string" calcext:value-type="string">
            <text:p>AATTGCACTGATTTGAGGAATGCTACTAATACCACTAGTCGTAGCGGGGGAAAG---ATGGAGGGAGGAGAAATAAAAAACT</text:p>
          </table:table-cell>
        </table:table-row>
        <table:table-row table:style-name="ro1">
          <table:table-cell office:value-type="string" calcext:value-type="string">
            <text:p>ACTTTAAATTGCACTGATGTCACTATTAGTCCTAATACTGCTTGGAGTAATGTGACAAT---------AAGAGAAGAAATGACAAACT</text:p>
          </table:table-cell>
        </table:table-row>
        <table:table-row table:style-name="ro1">
          <table:table-cell office:value-type="string" calcext:value-type="string">
            <text:p>TGTAATGATTTGGGGAATAATACTAATGCCACTAATAACTGGAGCTGGAGAGAGATGGGGAAAGGAGAAATAAAGAACT</text:p>
          </table:table-cell>
        </table:table-row>
        <table:table-row table:style-name="ro1">
          <table:table-cell office:value-type="string" calcext:value-type="string">
            <text:p>GCTACTACTACCAATGGTACTAATAATGAGACCAGGAGTAATACCAGTAGTATAATAGGGGGAGGAGAAATGAAAGACT</text:p>
          </table:table-cell>
        </table:table-row>
        <table:table-row table:style-name="ro1">
          <table:table-cell office:value-type="string" calcext:value-type="string">
            <text:p>ACTGATAAATTGGGGAATGATACTACTACCAACAATAGTAGTTTGGGGAATGAAACTATTTTAGGAGAAATAAAAAACT</text:p>
          </table:table-cell>
        </table:table-row>
        <table:table-row table:style-name="ro1">
          <table:table-cell office:value-type="string" calcext:value-type="string">
            <text:p>AATTGCAGTGATTTTGGGAATAATACTAATACCAATAGTAGTAGAGGGGGA---ATAATGGAGAAAGGAGAAATAAAAAACT</text:p>
          </table:table-cell>
        </table:table-row>
        <table:table-row table:style-name="ro1">
          <table:table-cell office:value-type="string" calcext:value-type="string">
            <text:p>TGCACTGATGGTGCAAATTGCACTGATCCTAAAGCCAATAAAAATTGGGGAAA------AATGGACACAGGAGAAATAAAAAACT</text:p>
          </table:table-cell>
        </table:table-row>
        <table:table-row table:style-name="ro1">
          <table:table-cell office:value-type="string" calcext:value-type="string">
            <text:p>AATTGCACTGATTTAAGGAATGCTACTAATACCACTAGTAGTAGCGGGGGAACG---ATGGAGAAAGGAGAAATAAAAAACT</text:p>
          </table:table-cell>
        </table:table-row>
        <table:table-row table:style-name="ro1">
          <table:table-cell office:value-type="string" calcext:value-type="string">
            <text:p>AACTGCACTGATTTGAGGAATACTACTAATAGCACTAATAGTGACGGGGAAAAG---ATGGAGAGAGGAGAAATAAAAAACT</text:p>
          </table:table-cell>
        </table:table-row>
        <table:table-row table:style-name="ro1">
          <table:table-cell office:value-type="string" calcext:value-type="string">
            <text:p>AATTGCACTAATGTGACCCCTAATGT---GACCAGGACTAGTGAGAAGAATATCACAATAGAGGCAGGAGACATGAAAAACT</text:p>
          </table:table-cell>
        </table:table-row>
        <table:table-row table:style-name="ro1">
          <table:table-cell office:value-type="string" calcext:value-type="string">
            <text:p>GTTACTTTAAATTGCACTGACAATTGGAGGAATG------ATACCAATAGTACTAGCTTGGACAT---------GAAAGGAGAAATAAAAAACT</text:p>
          </table:table-cell>
        </table:table-row>
        <table:table-row table:style-name="ro1">
          <table:table-cell office:value-type="string" calcext:value-type="string">
            <text:p>AGCCTAAAGCCATGTGTGAAATTAACCCCACTCTGTGTTACTTTAAATTGCACTAATTT------------------------------------------------CAATGGAGAAGTAAAAAACT</text:p>
          </table:table-cell>
        </table:table-row>
        <table:table-row table:style-name="ro1">
          <table:table-cell office:value-type="string" calcext:value-type="string">
            <text:p>AATTGCATCGATGTGGGAAATACTACTAATACCAATAGTACTACCAGTGA---TACAATAGAGGGAGGAGAAATGACAAACT</text:p>
          </table:table-cell>
        </table:table-row>
        <table:table-row table:style-name="ro1">
          <table:table-cell office:value-type="string" calcext:value-type="string">
            <text:p>TGTGTCACTTTAAAGTGCACTAATGCCACTGTCCATAATAGTACCACTGTCAATAATACT---------------------ACAGGAGAAATGAAAAACT</text:p>
          </table:table-cell>
        </table:table-row>
        <table:table-row table:style-name="ro1">
          <table:table-cell office:value-type="string" calcext:value-type="string">
            <text:p>AATTGGAAGAATGATACTGATACTAATACCACTAATAGTAGTAGTGGGGAAAAAATGGAGGAAGGAGAAATAAAAAACT</text:p>
          </table:table-cell>
        </table:table-row>
        <table:table-row table:style-name="ro1">
          <table:table-cell office:value-type="string" calcext:value-type="string">
            <text:p>CTGAGGAATGATACTAATACCACTGCTAATACCAATAGTAGTAGCGGGGGAGCG---ATGGAGGAAGGAGACATGAAAAACT</text:p>
          </table:table-cell>
        </table:table-row>
        <table:table-row table:style-name="ro1">
          <table:table-cell office:value-type="string" calcext:value-type="string">
            <text:p>TGCACTGATGTGAATGGGACTGATACCAATACCACTAGTAGTGGGGGAGGAACG---ATGGAGAGAGGAGAAATAAAAAATT</text:p>
          </table:table-cell>
        </table:table-row>
        <table:table-row table:style-name="ro1">
          <table:table-cell office:value-type="string" calcext:value-type="string">
            <text:p>ACTTTAAATTG---TCATACAGTCAATAGTACTACAACCTATAAT------GCAAGCACCAATGAGGCGAGCAGAGAAATGAAGAACT</text:p>
          </table:table-cell>
        </table:table-row>
        <table:table-row table:style-name="ro1">
          <table:table-cell office:value-type="string" calcext:value-type="string">
            <text:p>TGTGTTACCTTAAATTGTACTAATTGGACCACTAATAATGCTACTATTAATAGTAGT---------------ATGGAAGGAGAAGTAAAGAACT</text:p>
          </table:table-cell>
        </table:table-row>
        <table:table-row table:style-name="ro1">
          <table:table-cell office:value-type="string" calcext:value-type="string">
            <text:p>AAGTGCAGTGAC---GCGAATGGCACTAATACCAATAATAGTAGAGAGGAAACGAAGATGGAAAAAGGGGAGATGAAAAACT</text:p>
          </table:table-cell>
        </table:table-row>
        <table:table-row table:style-name="ro1">
          <table:table-cell office:value-type="string" calcext:value-type="string">
            <text:p>AATTGCACTGATGTTAAAAGTGGTAATAATACTACCAATAGAACCTGGGATAGGATA---GAGGAAGGAGAAATAAAAAACT</text:p>
          </table:table-cell>
        </table:table-row>
        <table:table-row table:style-name="ro1">
          <table:table-cell office:value-type="string" calcext:value-type="string">
            <text:p>ACTACCAACAGTAATATTACCAATAGTACTAAAACCAGTAATGATAGTTGGATAGACATGAATGAAGAAATGAAAAACT</text:p>
          </table:table-cell>
        </table:table-row>
        <table:table-row table:style-name="ro1">
          <table:table-cell office:value-type="string" calcext:value-type="string">
            <text:p>AATTGCACTAATTTGAAGAATATCACTAATACCACTAGTAATAGCGGGGAAATG---ATGGAGAAAGGAGAAATAAAAAATT</text:p>
          </table:table-cell>
        </table:table-row>
        <table:table-row table:style-name="ro1">
          <table:table-cell office:value-type="string" calcext:value-type="string">
            <text:p>ATCACTAGTACTAGTACCACTAGTACTACTACCATTAAGTCTACCGTGACACCAACGGAGGGGGGAGACATGAAAAAC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CTCTGTGTTACTCTAAATTGTACTGATT---ATTTTGRAAMTACTACCAATAATAGTAGCAGGGAAGCGAT---------------GATGAAAAAWT</text:p>
          </table:table-cell>
        </table:table-row>
        <table:table-row table:style-name="ro1">
          <table:table-cell office:value-type="string" calcext:value-type="string">
            <text:p>TCGTTGAATGCTAACAATATTACTAATACTGCTTCGTGGAATGCTACTATTAACAATATTACTGAAGAAGTGAAAAACT</text:p>
          </table:table-cell>
        </table:table-row>
        <table:table-row table:style-name="ro1">
          <table:table-cell office:value-type="string" calcext:value-type="string">
            <text:p>AACAATGGTAATACTACT--GAAAATGGTACTGGTAACTGTAATACTACTATTAATAGCACTGATAGTAATATGAAAAACT</text:p>
          </table:table-cell>
        </table:table-row>
        <table:table-row table:style-name="ro1">
          <table:table-cell office:value-type="string" calcext:value-type="string">
            <text:p>TTAAATTGCACTGATGT---AAATGTTAATAGTACCAATAATAGTA-TAGGAGAACA--GATGGAGAAAGGAGAATTAAAAAACT</text:p>
          </table:table-cell>
        </table:table-row>
        <table:table-row table:style-name="ro1">
          <table:table-cell office:value-type="string" calcext:value-type="string">
            <text:p>GTTACTTTAAATTGCACTGATGCTAAGGTGAATGGTACTAAAATGAATGTTAAT---------------GTAGAAAAAGGAGAAGTAAAAAACT</text:p>
          </table:table-cell>
        </table:table-row>
        <table:table-row table:style-name="ro1">
          <table:table-cell office:value-type="string" calcext:value-type="string">
            <text:p>GGCACTAAGGAAGTGAATGGCACTAATACCAATAGTAGTAGAGAGGAACTGAAGATGGAAAAAGGGGAGATG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ATGCAGGAATGAT---------------------GAATT</text:p>
          </table:table-cell>
        </table:table-row>
        <table:table-row table:style-name="ro1">
          <table:table-cell office:value-type="string" calcext:value-type="string">
            <text:p>ATTAATTTGAATAATAGTACTTCTGCCAATTTGACGGATGCTAATATGACGATAGAATCGGTAAAAGAAATGAAAAACT</text:p>
          </table:table-cell>
        </table:table-row>
        <table:table-row table:style-name="ro1">
          <table:table-cell office:value-type="string" calcext:value-type="string">
            <text:p>AATTGCGTTACTCTAAA---------TTGCACTAATAATAGTAGATGCAATTTCACTGATAATGAAAGCAGAGAACAACTGAAAAACT</text:p>
          </table:table-cell>
        </table:table-row>
        <table:table-row table:style-name="ro1">
          <table:table-cell office:value-type="string" calcext:value-type="string">
            <text:p>ACTTTAAATTGCACTAACTT---CAATGCTMCTAATACCACTAGTAGTAGCGGGACAACAATAGTG------GGAGAAATGAAAAACT</text:p>
          </table:table-cell>
        </table:table-row>
        <table:table-row table:style-name="ro1">
          <table:table-cell office:value-type="string" calcext:value-type="string">
            <text:p>TTAGATTGCACGGATGTGGGGAATTATACT------AATAATAGTAGCAAGGAAACATTGGAGATGAAAGGAGAAATAAAAAACT</text:p>
          </table:table-cell>
        </table:table-row>
        <table:table-row table:style-name="ro1">
          <table:table-cell office:value-type="string" calcext:value-type="string">
            <text:p>AATGGTACTATCAACAATAGTACAGGGGGAGAAATGAAAAATACTATCAACAATAGTACAGGGGGAGAAATGAAAAACT</text:p>
          </table:table-cell>
        </table:table-row>
        <table:table-row table:style-name="ro1">
          <table:table-cell office:value-type="string" calcext:value-type="string">
            <text:p>ATTAATACCAATAGTAGCGGTAATGCCACTAGTAGTAACAGAACGGTGGAGGGAGAGGTGCAGGGAGACGTAAAAAACT</text:p>
          </table:table-cell>
        </table:table-row>
        <table:table-row table:style-name="ro1">
          <table:table-cell office:value-type="string" calcext:value-type="string">
            <text:p>AATTGCACTAATTGGAAGAGTGCTAATAGTACCAGTAATACCAATAGTAGTTTG---GAGGAGAAAGGAGAAATAAAAAACT</text:p>
          </table:table-cell>
        </table:table-row>
        <table:table-row table:style-name="ro1">
          <table:table-cell office:value-type="string" calcext:value-type="string">
            <text:p>TATAATACTACTAATAATGTTACTCATACCAATAGTAGTGATAGCGAAATACCGATGGATGAGGG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TGAAGAATGATACTAATACCAACAATAGTACTAATACCAACAATAGTAGTGTGATGGAGACAGGAGAAATGAAAAACT</text:p>
          </table:table-cell>
        </table:table-row>
        <table:table-row table:style-name="ro1">
          <table:table-cell office:value-type="string" calcext:value-type="string">
            <text:p>GGCACTAATGAC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GTTACTTTAAATTGCACTGACTTGAAGAATACTACTAATACCCATAATATTAGTGG------------GGAGGGAGTAGAAATGAAAAACT</text:p>
          </table:table-cell>
        </table:table-row>
        <table:table-row table:style-name="ro1">
          <table:table-cell office:value-type="string" calcext:value-type="string">
            <text:p>TATCATAGAACTAATGGTAATAATACTGATAATAG--------GACTGATCCTAGTAGTAGTCCCGTGGAAAGAGAAATAAAAAATT</text:p>
          </table:table-cell>
        </table:table-row>
        <table:table-row table:style-name="ro1">
          <table:table-cell office:value-type="string" calcext:value-type="string">
            <text:p>TGTGTTACATTAAATTGCAATGATGCTGATGCTTCGAGGAATGCTACTATTAACAATACTACTA------------------------CAGACATGAAAAACT</text:p>
          </table:table-cell>
        </table:table-row>
        <table:table-row table:style-name="ro1">
          <table:table-cell office:value-type="string" calcext:value-type="string">
            <text:p>TGCACTGATGTTGATAGAAATACCACTAAGGAAAATGCTACTACAGCTATACCAGAAATGAAGGGGGAAATAAAAAACT</text:p>
          </table:table-cell>
        </table:table-row>
        <table:table-row table:style-name="ro1">
          <table:table-cell office:value-type="string" calcext:value-type="string">
            <text:p>AATACTACTAATGCCACTAATAGTACTAATACCACTAGTAGTGGAGGGAAAGTGAGGGAGACAGAAGAAATGAAAAACT</text:p>
          </table:table-cell>
        </table:table-row>
        <table:table-row table:style-name="ro1">
          <table:table-cell office:value-type="string" calcext:value-type="string">
            <text:p>TGCACTGATGTCACTGGTAATAATACCACTAGTAATAATACCATTGATAGTAATATAGAGAAAGGAGAAATG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GCACTGATGATTTCGGGAATAATACTAATACCAATATTAGTAGCTGGGAAAGG---ATGGATGAAGGAGAAATAAAAAACT</text:p>
          </table:table-cell>
        </table:table-row>
        <table:table-row table:style-name="ro1">
          <table:table-cell office:value-type="string" calcext:value-type="string">
            <text:p>AATTGCACTGATGT---CACTAGTACTAATACCACTAGTAATAGTAGTAGCGAGATAGAAATGGAAGGAGAAATAAAAAACT</text:p>
          </table:table-cell>
        </table:table-row>
        <table:table-row table:style-name="ro1">
          <table:table-cell office:value-type="string" calcext:value-type="string">
            <text:p>AGAACTAAAGTTAATCCTAATAGCAATAGCTCTACCAGAACCTTTGGTGAACTGATGAAAATAGGGGAAATAAAAAACT</text:p>
          </table:table-cell>
        </table:table-row>
        <table:table-row table:style-name="ro1">
          <table:table-cell office:value-type="string" calcext:value-type="string">
            <text:p>GGGAAGAATGTTACTAATAATACTACTATTAGTGCCACTAGTAAGATCGAGGAAACAAT------GAAAGGAGAAATAAAAAATT</text:p>
          </table:table-cell>
        </table:table-row>
        <table:table-row table:style-name="ro1">
          <table:table-cell office:value-type="string" calcext:value-type="string">
            <text:p>ACTTGGAACTCCACTAGTAATGTTACTAATACTTTTATTAATAGTACTATAGGAAATATACAG---GGAGAAATAAAAAACT</text:p>
          </table:table-cell>
        </table:table-row>
        <table:table-row table:style-name="ro1">
          <table:table-cell office:value-type="string" calcext:value-type="string">
            <text:p>CTCTGTGTCACTTTAAATTGCACTGATGTGACTGAGAATACTGTTGAAAACAATACTATT------------------AATGGAGAAATAAAAAACT</text:p>
          </table:table-cell>
        </table:table-row>
        <table:table-row table:style-name="ro1">
          <table:table-cell office:value-type="string" calcext:value-type="string">
            <text:p>ACTCGTGCCGGAAATACTACTGCTAGTGTCACTAGTACTGCTAATGTCACTAGTAGTAAAGAGGTACAAATGAAAAACT</text:p>
          </table:table-cell>
        </table:table-row>
        <table:table-row table:style-name="ro1">
          <table:table-cell office:value-type="string" calcext:value-type="string">
            <text:p>ACTGGTGTCAATAGTACTAATGCCAACAATCCCACGAATAGCAGCATAGGAACGCTGGACCAAGGAGAAGTAAAAAACT</text:p>
          </table:table-cell>
        </table:table-row>
        <table:table-row table:style-name="ro1">
          <table:table-cell office:value-type="string" calcext:value-type="string">
            <text:p>AATTGCACTAATTTGAAAAATACTACTAATACCAGTAATAATATCAGTAGTACTACA---GAGGGAGGAAAAATAAAAAACT</text:p>
          </table:table-cell>
        </table:table-row>
        <table:table-row table:style-name="ro1">
          <table:table-cell office:value-type="string" calcext:value-type="string">
            <text:p>ACTAATATTGCTAATGCCACTGATACGAATAATAGTGTTACCAATGTTACGGTGAGGGGGGCAGGAGAAATGAAAAACT</text:p>
          </table:table-cell>
        </table:table-row>
        <table:table-row table:style-name="ro1">
          <table:table-cell office:value-type="string" calcext:value-type="string">
            <text:p>AATACTACTAATACCACCAGTAGTACTAATACCACTGTTAATAGTTGGGAAAAG---ATGGATAAAGGAGAAATAAAAAACT</text:p>
          </table:table-cell>
        </table:table-row>
        <table:table-row table:style-name="ro1">
          <table:table-cell office:value-type="string" calcext:value-type="string">
            <text:p>AGGAATAGTACTAAGAATGATACTAAAACTAATACCTACAGACATATTGAGAAAGAGATGGAGGGAAAAATAAAAAACT</text:p>
          </table:table-cell>
        </table:table-row>
        <table:table-row table:style-name="ro1">
          <table:table-cell office:value-type="string" calcext:value-type="string">
            <text:p>AATTGCACTAAGCCTAATAATAATACTGAAACCAATAATAGTACAGAAGGAATGATAA---AGGGAGGAGAAATGAAAAATT</text:p>
          </table:table-cell>
        </table:table-row>
        <table:table-row table:style-name="ro1">
          <table:table-cell office:value-type="string" calcext:value-type="string">
            <text:p>ACCCCACTCTGTGTTACTCTAAACTGCAGTGAGGTGGTAACTTGCAATGGGACTAGTAATAGCAAT------------------------GAAATGAC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TTAAATTGCACTGATTTG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CTTTAAATTGCACTGATCTGATGAATAATACCACTACCAAGAACTTTAGCGATGAAAT---------GAGAGGAGAGATAAAAAACT</text:p>
          </table:table-cell>
        </table:table-row>
        <table:table-row table:style-name="ro1">
          <table:table-cell office:value-type="string" calcext:value-type="string">
            <text:p>CTCTGTGTTACTTTAAATTGCACT---------AATGCTACTGATGCCACTGGTAAT---------GTGACACAGGAAGGAAGAGACATAAAAAATT</text:p>
          </table:table-cell>
        </table:table-row>
        <table:table-row table:style-name="ro1">
          <table:table-cell office:value-type="string" calcext:value-type="string">
            <text:p>ACTTTAAATTGCACTGATTTAAAGAATAATGCTACTAATACCATTACCAATACC------------ACTGTGGAAGGAGAAATGAAAAACT</text:p>
          </table:table-cell>
        </table:table-row>
        <table:table-row table:style-name="ro1">
          <table:table-cell office:value-type="string" calcext:value-type="string">
            <text:p>AATAAYACCACTGCTGCCACTAATGATACTAATAATACCACTGCTGCCACTAATAGTCYAG-ACGGAGAAATGAAAAATT</text:p>
          </table:table-cell>
        </table:table-row>
        <table:table-row table:style-name="ro1">
          <table:table-cell office:value-type="string" calcext:value-type="string">
            <text:p>CTTTGCTCCCCAAATGTCACTGGTGCTAATGTCACTGGGGCTAGAGGAAAACCG---ATGGACAAGGGAGAAATACAAAATT</text:p>
          </table:table-cell>
        </table:table-row>
        <table:table-row table:style-name="ro1">
          <table:table-cell office:value-type="string" calcext:value-type="string">
            <text:p>AATTGCTCTGAGGTGAAGAATGATAATAGGACCAGTAATAATAACACAAAA---ACAATGGAGGGAGGGGAACTAAAAAACT</text:p>
          </table:table-cell>
        </table:table-row>
        <table:table-row table:style-name="ro1">
          <table:table-cell office:value-type="string" calcext:value-type="string">
            <text:p>AATAGTACTAATAATAATACCAATAGTACTAATAATGCCAGTATTACCGATAGTATGGACCAAGGAGAAATAAAAAAAT</text:p>
          </table:table-cell>
        </table:table-row>
        <table:table-row table:style-name="ro1">
          <table:table-cell office:value-type="string" calcext:value-type="string">
            <text:p>GAGAATGATAAGAATACCACTAGTTCCCCTACTACTCCTACTACTACAAAAGGAATAAATACAGAAGGACTGAAAAATT</text:p>
          </table:table-cell>
        </table:table-row>
        <table:table-row table:style-name="ro1">
          <table:table-cell office:value-type="string" calcext:value-type="string">
            <text:p>ACCTTAAATTGCACTGATTGG------GACAATAATGCCAATAGTAGTAGTGTGAATAAGATA---GACAAAGGAGAAATAAAAAACT</text:p>
          </table:table-cell>
        </table:table-row>
        <table:table-row table:style-name="ro1">
          <table:table-cell office:value-type="string" calcext:value-type="string">
            <text:p>AATGCCACTAACACCACTAGTAGTGGGAATGTAACTAGTAGTGGAGGGGAAACAATGGGGGGAGGAGAAATGAAAAACT</text:p>
          </table:table-cell>
        </table:table-row>
        <table:table-row table:style-name="ro1">
          <table:table-cell office:value-type="string" calcext:value-type="string">
            <text:p>TGCACTAATGCTACATTGACGGGAGCCACTGCAGCCCCTAATAGTAAT------TTGAAAATGAATGAAGGAGAAGTAAAAAACT</text:p>
          </table:table-cell>
        </table:table-row>
        <table:table-row table:style-name="ro1">
          <table:table-cell office:value-type="string" calcext:value-type="string">
            <text:p>GCAATGCTACTCATAGTCAGAGTAAGGTAATGAAACAAAGGGAGAAATGAAAATGAAACAGTGGGAGAAATGAAAAACT</text:p>
          </table:table-cell>
        </table:table-row>
        <table:table-row table:style-name="ro1">
          <table:table-cell office:value-type="string" calcext:value-type="string">
            <text:p>AATACTAATAATACTAATGGTAATAGTACTAATGACAGCAATAGCACATTGGACACGAAGGAGGGAGAAATAAAAAACT</text:p>
          </table:table-cell>
        </table:table-row>
        <table:table-row table:style-name="ro1">
          <table:table-cell office:value-type="string" calcext:value-type="string">
            <text:p>TGCACTAAT---GCTACTGACACTAATGCCAATAATGGTAGTGCCAGGATTAATAGTAGTATGATAGAAGAAATGAAAAACT</text:p>
          </table:table-cell>
        </table:table-row>
        <table:table-row table:style-name="ro1">
          <table:table-cell office:value-type="string" calcext:value-type="string">
            <text:p>AAATGTACTAATGTTGGGAATGTGACTAATGGCACTAGCAGCAGCTGGAGA---ACAATAGAGAAAGGAGAAATAAAAAACT</text:p>
          </table:table-cell>
        </table:table-row>
        <table:table-row table:style-name="ro1">
          <table:table-cell office:value-type="string" calcext:value-type="string">
            <text:p>TGTACTGATTTGGAAAATTCTAATAGTACCAATGGGAATAGTAGTGGGAGACTGATGGAGAAAGGAGAA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GATGTGAAAAATGTTACCAATATGACTAGGAGTGACAAGGAAGATATCTTGATGAATATTACCGGGGAAATGAAGGAAT</text:p>
          </table:table-cell>
        </table:table-row>
        <table:table-row table:style-name="ro1">
          <table:table-cell office:value-type="string" calcext:value-type="string">
            <text:p>ACTAACTT---GAATGTTACTAACTTGAATGTTACTCACGG--GAATGATACTTCTGGCAATATTACTAGTGAAATGAAAAACT</text:p>
          </table:table-cell>
        </table:table-row>
        <table:table-row table:style-name="ro1">
          <table:table-cell office:value-type="string" calcext:value-type="string">
            <text:p>ACTCTAGATTGCACTGATGTGAA---------TAAGACTTATAGCATCATTGCTAATATTTCAGAGGAGAAAGGAGGGATAAAAAACT</text:p>
          </table:table-cell>
        </table:table-row>
        <table:table-row table:style-name="ro1">
          <table:table-cell office:value-type="string" calcext:value-type="string">
            <text:p>GATTGGAATAGGAATGATACTGATAATATCAGTAATAGTAGTAGGGGAGTAGTGATGGAAAAAAGGGAAATGAAAAACT</text:p>
          </table:table-cell>
        </table:table-row>
        <table:table-row table:style-name="ro1">
          <table:table-cell office:value-type="string" calcext:value-type="string">
            <text:p>ACCCCACTCTGTGTTACTTTAAATTGCACTAATGT---GAATGTTACTGCTACTGGT---------------------ATGGAAAGCGGAGAAATAAAAAACT</text:p>
          </table:table-cell>
        </table:table-row>
        <table:table-row table:style-name="ro1">
          <table:table-cell office:value-type="string" calcext:value-type="string">
            <text:p>GATGTTATAACCAATAGTAACCGCACAAATACCACTAGCGAATGGGGGGAAAAGATGGAGGAAGGAGAAATAAAAAACT</text:p>
          </table:table-cell>
        </table:table-row>
        <table:table-row table:style-name="ro1">
          <table:table-cell office:value-type="string" calcext:value-type="string">
            <text:p>TTAACTTGCAATAGGACATCAAATAGCAGTAGTACTTCAAATTGCAGTAACTGGGAACCGAT---------AGAAGAAATAAAAAATT</text:p>
          </table:table-cell>
        </table:table-row>
        <table:table-row table:style-name="ro1">
          <table:table-cell office:value-type="string" calcext:value-type="string">
            <text:p>TTAACCCCACTATGTGTTAGTCTAAATTGCACTGATTGGAAGGCAAATACTAATATCACCATTA---------------------------CGGAAGTGAAAAACT</text:p>
          </table:table-cell>
        </table:table-row>
        <table:table-row table:style-name="ro1">
          <table:table-cell office:value-type="string" calcext:value-type="string">
            <text:p>ACTGATGATTTGAAAAATTTTACTATTAATACCAATGGAAGTATCTGGCAA---AATATGGAGAAAGGAGAAATAAAAAACT</text:p>
          </table:table-cell>
        </table:table-row>
        <table:table-row table:style-name="ro1">
          <table:table-cell office:value-type="string" calcext:value-type="string">
            <text:p>TTAAGTTGCACTGAGGTGAGGAAAGATACTAATACCACCAATAGTAGTTTGGGAATGAT------GAAGGAAGAAATGAAAAACT</text:p>
          </table:table-cell>
        </table:table-row>
        <table:table-row table:style-name="ro1">
          <table:table-cell office:value-type="string" calcext:value-type="string">
            <text:p>CCTAAAACCAATAGTAGTGTGAATACTACTCCCAGTACTAGTAACAGTAGTATGATAA---AGGGAGGAGAGATGAAAAACT</text:p>
          </table:table-cell>
        </table:table-row>
        <table:table-row table:style-name="ro1">
          <table:table-cell office:value-type="string" calcext:value-type="string">
            <text:p>GAAGTAAAGAATAGTACTAATAACAACACCA--CGTATAACACTGATAACAACACCAGTATTCTGGAAGAAATGAGAAACT</text:p>
          </table:table-cell>
        </table:table-row>
        <table:table-row table:style-name="ro1">
          <table:table-cell office:value-type="string" calcext:value-type="string">
            <text:p>ACTGAGGCTAATAATACCACAAGTAATAGTACCACAAGTAATAGCACTACCACAAGGGAAGAAGGAGAAATGAAAAACT</text:p>
          </table:table-cell>
        </table:table-row>
        <table:table-row table:style-name="ro1">
          <table:table-cell office:value-type="string" calcext:value-type="string">
            <text:p>TTGAGGAATACTAATAATACCAGTAATACTACCAATAGTAATAGCAGTAGCCCGACAGAGGGAGGAGAAATGAAAAACT</text:p>
          </table:table-cell>
        </table:table-row>
        <table:table-row table:style-name="ro1">
          <table:table-cell office:value-type="string" calcext:value-type="string">
            <text:p>TTAAACTGCAGTAACTTAAATAATAGCACTAGGAATGAGAGTAATACTAA------CTTGGAGGGGAAAGAAGAAATGAAAAACT</text:p>
          </table:table-cell>
        </table:table-row>
        <table:table-row table:style-name="ro1">
          <table:table-cell office:value-type="string" calcext:value-type="string">
            <text:p>AGAAATGTTACTAATACTACTAAAAGTAATAATACTAACGACACGTCTCCTACCATGGAGCCAGG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GAATT</text:p>
          </table:table-cell>
        </table:table-row>
        <table:table-row table:style-name="ro1">
          <table:table-cell office:value-type="string" calcext:value-type="string">
            <text:p>ACTTTAAATTGCACTGATTTGAGGAATGCTACT------AATAATAGTAGCATGAGAATG---ATGGAGAGAGGAGAAATAAAAAACT</text:p>
          </table:table-cell>
        </table:table-row>
        <table:table-row table:style-name="ro1">
          <table:table-cell office:value-type="string" calcext:value-type="string">
            <text:p>ACTGACTTGAATGAAGCCACTAGTAGTAATTCCACTAGTAGTGGAAGGGAAAAGATGGAGGAAGGAGAAATAAAAAACT</text:p>
          </table:table-cell>
        </table:table-row>
        <table:table-row table:style-name="ro1">
          <table:table-cell office:value-type="string" calcext:value-type="string">
            <text:p>AGTAATTGTAGGTATTTGAATGAGACTAATAACAATGGTAGTAGTGGGGGAGTG---ATGGAGAAAGAAGAAATGAAAAACT</text:p>
          </table:table-cell>
        </table:table-row>
        <table:table-row table:style-name="ro1">
          <table:table-cell office:value-type="string" calcext:value-type="string">
            <text:p>AATACCAATAATACGAGGAATAGTACTAATACCAATAGTAGTAGTGGGGGAGTG---ATGGAGAAGGGAGAAATGAAAAACT</text:p>
          </table:table-cell>
        </table:table-row>
        <table:table-row table:style-name="ro1">
          <table:table-cell office:value-type="string" calcext:value-type="string">
            <text:p>TTAAATTGTACTGATTTA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CTAACTTGACTGCTACTGATACCAATGCCAATAAGACCAACAATGCCACTAATAACAATACTAGTGAAATGAGAAACT</text:p>
          </table:table-cell>
        </table:table-row>
        <table:table-row table:style-name="ro1">
          <table:table-cell office:value-type="string" calcext:value-type="string">
            <text:p>ACCCCACTCTGTGTCACCTTGAATTGCACTGAT------ACTGCTACTAATACCA-----------CGGATAGTGATAATGCAGGA-------ATGATGAATT</text:p>
          </table:table-cell>
        </table:table-row>
        <table:table-row table:style-name="ro1">
          <table:table-cell office:value-type="string" calcext:value-type="string">
            <text:p>GCTAATACCACTATGGCTACTACCACTAGTACTAATACCACTAGTAGTGGGGGAGAGAT---------GCAGGTAGGA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ATTACTAATAATGGTTCGAGCAGTGCTAGTAGTAGTTCGAACAATACTGCTAGTACCGAAGGAGAAATGAAAAACT</text:p>
          </table:table-cell>
        </table:table-row>
        <table:table-row table:style-name="ro1">
          <table:table-cell office:value-type="string" calcext:value-type="string">
            <text:p>AGTAATACTACTAATGGGAATACTACTGAGGCCAGAAATAATACCAGTAGTATGACA---GAGGGAGGAGAAATGAAAAACT</text:p>
          </table:table-cell>
        </table:table-row>
        <table:table-row table:style-name="ro1">
          <table:table-cell office:value-type="string" calcext:value-type="string">
            <text:p>GATACTAATACCAATACTCCTACTACCACTGTTACTAGTAACGGGAACAATACAGTGGAGGAAGCAGATATGAGAAATT</text:p>
          </table:table-cell>
        </table:table-row>
        <table:table-row table:style-name="ro1">
          <table:table-cell office:value-type="string" calcext:value-type="string">
            <text:p>ACTAATAATGCCAATCATACCAATAATACTAATGCCACTCAAAGTAGTTGGGAAAATATGAAGGGAGAAATAAAAAACT</text:p>
          </table:table-cell>
        </table:table-row>
        <table:table-row table:style-name="ro1">
          <table:table-cell office:value-type="string" calcext:value-type="string">
            <text:p>GCCAAGGATACTTCTAAAAATAATGTTACTTGTGGCAATGATACTGTTGATAATAGTAGCATAGGAGAAGTAAAAAACT</text:p>
          </table:table-cell>
        </table:table-row>
        <table:table-row table:style-name="ro1">
          <table:table-cell office:value-type="string" calcext:value-type="string">
            <text:p>ACTAGAACTAATACCACTGATGCTGGTAAAAGTACCTATAATTATACCCTTAGTGCTGATAAAAAAGAAATA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CAAATAATTACACTGATAGGAATAATACAAATACAAATACTACTATTGACAATAACATGAAAGGAGAAATAAAAAACT</text:p>
          </table:table-cell>
        </table:table-row>
        <table:table-row table:style-name="ro1">
          <table:table-cell office:value-type="string" calcext:value-type="string">
            <text:p>GGGACTTATAATGGGACTGCTACTAATAGTAGCACTAATAGTAGCACTGATAGCAGCGGGGGGGAAGAAATGAAAAACT</text:p>
          </table:table-cell>
        </table:table-row>
        <table:table-row table:style-name="ro1">
          <table:table-cell office:value-type="string" calcext:value-type="string">
            <text:p>CCACTTTGTGTTACTTTAAATTGTGCT---------AATGTTACTGATACCAATAGTATCAATGAAA------------TGCGAGAAGAAATAAAAAATT</text:p>
          </table:table-cell>
        </table:table-row>
        <table:table-row table:style-name="ro1">
          <table:table-cell office:value-type="string" calcext:value-type="string">
            <text:p>AATTGCATTGACGT---GAATGGCACTAATACCAATAGTAGTAGCGGGGAACTGAAGATGGAAAAAGGGGAGATGAAAAACT</text:p>
          </table:table-cell>
        </table:table-row>
        <table:table-row table:style-name="ro1">
          <table:table-cell office:value-type="string" calcext:value-type="string">
            <text:p>AATACCTCGAAGAATGCTACTGCTAGCAATAGTACTACCTCTAATAGTAGCGGG---------ATAGAGGAAGTAGTAATG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CTGATAAGAATGGGAATGAGACTAAGATTAATGCCACTAATGACTGGGGAAAAATGGAGCCAGGAGAATTAAAGAACT</text:p>
          </table:table-cell>
        </table:table-row>
        <table:table-row table:style-name="ro1">
          <table:table-cell office:value-type="string" calcext:value-type="string">
            <text:p>ACCAATACTACTAATACCCCTGCTTCTAATTCCACTAGTAGTAGCGTGGGAACG---ATGGAGGGAGGAGAAATAAAAAACT</text:p>
          </table:table-cell>
        </table:table-row>
        <table:table-row table:style-name="ro1">
          <table:table-cell office:value-type="string" calcext:value-type="string">
            <text:p>TTAAATTGCACTGATACCAGGAATAATACCAATACCACTAATA------GGATAGAGGAAATAGAGAAAGGAGAGATAAAAAACT</text:p>
          </table:table-cell>
        </table:table-row>
        <table:table-row table:style-name="ro1">
          <table:table-cell office:value-type="string" calcext:value-type="string">
            <text:p>GTTACTTTAAATTGCACTAATTTTAGAAGTAATGCTACAACCAATAGTAGT------------ATAATAGAGAGAGGAGAAATAAAAAAGT</text:p>
          </table:table-cell>
        </table:table-row>
        <table:table-row table:style-name="ro1">
          <table:table-cell office:value-type="string" calcext:value-type="string">
            <text:p>GTCACTTTAAATTGCACTGAGTTGAATAATAAC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CTGATTGGAACGCGACTAACACGAATGTAACTGGAGTTAATAACACAATGAATATAGATAAGGGAGAAATAAAAAACT</text:p>
          </table:table-cell>
        </table:table-row>
        <table:table-row table:style-name="ro1">
          <table:table-cell office:value-type="string" calcext:value-type="string">
            <text:p>GATTTGAAGAATCATACTGCCACAGATGAGGCTAATGACTATAATAGAACAGTGAGGGATGGAGTAGAAATAAAAAACT</text:p>
          </table:table-cell>
        </table:table-row>
        <table:table-row table:style-name="ro1">
          <table:table-cell office:value-type="string" calcext:value-type="string">
            <text:p>AATTGCACTGATTGGAAGAATGCTACTAATACCAATAATAGTAGCGAGGGA---ATAATAGAGATAGGAGAAATAAAAAACT</text:p>
          </table:table-cell>
        </table:table-row>
        <table:table-row table:style-name="ro1">
          <table:table-cell office:value-type="string" calcext:value-type="string">
            <text:p>TTGAGTAATACCACTAATAGTAATGGAACGATTACTAATAGTGGTAATAGAACGATATGGGATAAAGAAATGAAAAACT</text:p>
          </table:table-cell>
        </table:table-row>
        <table:table-row table:style-name="ro1">
          <table:table-cell office:value-type="string" calcext:value-type="string">
            <text:p>AATACCAAGAATAATACCAGTACGAATGRTACCACTAYTAGTACTRRGARACTG---CCGGAGGAAAGAGAAATGACAAACT</text:p>
          </table:table-cell>
        </table:table-row>
        <table:table-row table:style-name="ro1">
          <table:table-cell office:value-type="string" calcext:value-type="string">
            <text:p>AATTGCACTGATTTGGGGAATACTACTAATACCACTAGTAGTAGCGGGGGA---GGAATGGAGAGAGGAGAAATAAAAAACT</text:p>
          </table:table-cell>
        </table:table-row>
        <table:table-row table:style-name="ro1">
          <table:table-cell office:value-type="string" calcext:value-type="string">
            <text:p>TGCACAGATATAAAGAATAATTCTGCCACTCCTAGTCCCAACCCTAGAATGATAATGAATAAAGGATACATGAAAAACT</text:p>
          </table:table-cell>
        </table:table-row>
        <table:table-row table:style-name="ro1">
          <table:table-cell office:value-type="string" calcext:value-type="string">
            <text:p>AATTGCACTGATTGGAAGTCTAATACTACTCATACTACTAATATCAGTAGAACTGATATGGAG---GGAGAAATAAAAAACT</text:p>
          </table:table-cell>
        </table:table-row>
        <table:table-row table:style-name="ro1">
          <table:table-cell office:value-type="string" calcext:value-type="string">
            <text:p>GTTACTTTAAATTGCACTGATAATTTGAACAATGGTACTTATGGTAATAG---------------AACAATAGAGAAAGGAGAAGTAAAAAAT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AATTGCACTGATTTGAGGAATGCTACTAATACCACTAGTAGTAGCGGGGGAAAG---ATGGAGAAAGGAGAAATAAAAAACT</text:p>
          </table:table-cell>
        </table:table-row>
        <table:table-row table:style-name="ro1">
          <table:table-cell office:value-type="string" calcext:value-type="string">
            <text:p>ACCTTAAATTGCATTGATGTGAATATTACTAGTACCACTAATAGTAGT---------TTGAAAATGCCGAGAGGAGAAGTAAAGAACT</text:p>
          </table:table-cell>
        </table:table-row>
        <table:table-row table:style-name="ro1">
          <table:table-cell office:value-type="string" calcext:value-type="string">
            <text:p>ACTTTAAACTGCACTGATTCTAGAAATGATACTAATATTGCTAATATTAGTAGTGAAATGAC---------AGAAGAAATAAAAAACT</text:p>
          </table:table-cell>
        </table:table-row>
        <table:table-row table:style-name="ro1">
          <table:table-cell office:value-type="string" calcext:value-type="string">
            <text:p>TGCACTGATGTAAAGAATGGTACTAATGGTAGCATTAATAGGACAATTGAGGAAGAAATGAAGGGAGAAATAAAAAACT</text:p>
          </table:table-cell>
        </table:table-row>
        <table:table-row table:style-name="ro1">
          <table:table-cell office:value-type="string" calcext:value-type="string">
            <text:p>GAATTGAGGAATAAAACTGATTGGAGGAATCCAAATCAGACGAATGATACAAAGATAGAGAAAGGGGAAATAAAAAACT</text:p>
          </table:table-cell>
        </table:table-row>
        <table:table-row table:style-name="ro1">
          <table:table-cell office:value-type="string" calcext:value-type="string">
            <text:p>GTTACTCTAAATTGCAC------------TAATGCTAATGTTACTAGTGTTAATGGTACGAGCGCTACTAGTAGCGAGGAATTGAGGAATT</text:p>
          </table:table-cell>
        </table:table-row>
        <table:table-row table:style-name="ro1">
          <table:table-cell office:value-type="string" calcext:value-type="string">
            <text:p>TCCCCAACTGGTGCTAATGTTACCACAAATGTCACTGGTGCTAGAGGGAAACAG---ATGGACAAGGGAGAAATACAAAATT</text:p>
          </table:table-cell>
        </table:table-row>
        <table:table-row table:style-name="ro1">
          <table:table-cell office:value-type="string" calcext:value-type="string">
            <text:p>GTCACTTTAAACTGTGCTGATGTTAATGGCACGGATTCAGGGAATACTACTAATGACAGGAGTA---------------------------CAGAAATAAAAAACT</text:p>
          </table:table-cell>
        </table:table-row>
        <table:table-row table:style-name="ro1">
          <table:table-cell office:value-type="string" calcext:value-type="string">
            <text:p>AATCTTACTAATACTAGTAGTAATACTAGTACTAGTAGTAATACCAATAGTACGACA---GAGGGAGGAGAACTAAAAAACT</text:p>
          </table:table-cell>
        </table:table-row>
        <table:table-row table:style-name="ro1">
          <table:table-cell office:value-type="string" calcext:value-type="string">
            <text:p>ACCACTAACACCACCGATACCACTACTAGTACCCCTAGTAGTAAAGGGAAAATGATGGAGGGAGGAGAAATG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GTGCAGGAATGAT---------------------GAATT</text:p>
          </table:table-cell>
        </table:table-row>
        <table:table-row table:style-name="ro1">
          <table:table-cell office:value-type="string" calcext:value-type="string">
            <text:p>ACTTGCATTGGTACCCATCGGACTACTAATACCGATGGTAGGGAGAAATTGGAAATGGAGGTAGGAGAAATAAAAAACT</text:p>
          </table:table-cell>
        </table:table-row>
        <table:table-row table:style-name="ro1">
          <table:table-cell office:value-type="string" calcext:value-type="string">
            <text:p>AATAATAGTAGTAGTACTACCACTTCTGCCCCTAACACCACTGCTCAAGGGGAACTGATGGGAGATGGAATAA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GAGGAAATCAGAAACT</text:p>
          </table:table-cell>
        </table:table-row>
        <table:table-row table:style-name="ro1">
          <table:table-cell office:value-type="string" calcext:value-type="string">
            <text:p>AAGAAAAATGACACTGCCACTAATAACACTATTAATGCCACTAGTAGTTGGGAAAAGAT---------GGAGGGAGAAATAAAAAACT</text:p>
          </table:table-cell>
        </table:table-row>
        <table:table-row table:style-name="ro1">
          <table:table-cell office:value-type="string" calcext:value-type="string">
            <text:p>AATTGCACTGATGTGGAGTCTAATACTACTAATTCCAGTAGTAATACT------ACTGCCATTCCAAGTGGAGAAATAAAAAACT</text:p>
          </table:table-cell>
        </table:table-row>
        <table:table-row table:style-name="ro1">
          <table:table-cell office:value-type="string" calcext:value-type="string">
            <text:p>TCCCCAACTGGTGCTAATGTTACCACAAATGTCACTGGTGCTAGAGGGAAACAG---ATGGACAAGGGAGAAATACAAAATT</text:p>
          </table:table-cell>
        </table:table-row>
        <table:table-row table:style-name="ro1">
          <table:table-cell office:value-type="string" calcext:value-type="string">
            <text:p>CTCTGTGTCACTTTAAATTGCACAGATTTGAAGAATAGTACTAATGCTACTGTCAGT------------------GAGAAAGAAGAACTAAAAAACT</text:p>
          </table:table-cell>
        </table:table-row>
        <table:table-row table:style-name="ro1">
          <table:table-cell office:value-type="string" calcext:value-type="string">
            <text:p>TGCACTGATTTGAAGAATGATACTAATACCAATAGTAGTAGCGGGAGAATGATAATGGAGAAAGGAGAGATAAAAAACT</text:p>
          </table:table-cell>
        </table:table-row>
        <table:table-row table:style-name="ro1">
          <table:table-cell office:value-type="string" calcext:value-type="string">
            <text:p>TATAATAATACTAACTCGAATACTACTAAAAGCAATAGTACTCATGAGAAATTGATGGT---CAAAGGAGAAATACAGAACT</text:p>
          </table:table-cell>
        </table:table-row>
        <table:table-row table:style-name="ro1">
          <table:table-cell office:value-type="string" calcext:value-type="string">
            <text:p>TCCCCAACTGGT---GCTGATGTTACCGTTACTGTCACTGGGGATAAAAGGGAACAGATGGACAAGGGAGAAATACAAAATT</text:p>
          </table:table-cell>
        </table:table-row>
        <table:table-row table:style-name="ro1">
          <table:table-cell office:value-type="string" calcext:value-type="string">
            <text:p>AAT---ATTAATATTACTAGTACTAGTAATGGTACTGTTGCTGATAATAGTACTGTTATGGAAGAAGGAGAAATAAAAAACT</text:p>
          </table:table-cell>
        </table:table-row>
        <table:table-row table:style-name="ro1">
          <table:table-cell office:value-type="string" calcext:value-type="string">
            <text:p>ACTAATACCAGTAGTAATACCAGTATTACCAGTATTAGTAATACCAGTATTATAACAGAGGGAGGAGACATAAAAAACT</text:p>
          </table:table-cell>
        </table:table-row>
        <table:table-row table:style-name="ro1">
          <table:table-cell office:value-type="string" calcext:value-type="string">
            <text:p>AATTGCACTAATGTGAAGAAAGGTACTAATGCCACCAATAGTAGTGAGGGAATGAGA---GAGAGAGGGGAAATAAAAAACT</text:p>
          </table:table-cell>
        </table:table-row>
        <table:table-row table:style-name="ro1">
          <table:table-cell office:value-type="string" calcext:value-type="string">
            <text:p>AATAATAGTACTGCTTCTAATACCAATAATAGTACTAGTACTAGTTGGAAAGAGATGGAGGCG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CTGCCACTGGTAATGCCACTATTACTGATGGCACTGGTAATACCACTGCTACTAATGCCACTGGAGAA-------ATAAAAAACT</text:p>
          </table:table-cell>
        </table:table-row>
        <table:table-row table:style-name="ro1">
          <table:table-cell office:value-type="string" calcext:value-type="string">
            <text:p>GGTACCATTACCACTAATACCACTAGTACTAATGCCACTAATGACAACACAGTGATGGAGAAAGGAGAAA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AAATTGCACTGATGCTAAGGTGAATGGTACTAAAATGAATGTT-----------ATTGATAATGTAGAAAAAGGAGAAGTA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GTTACTTTAACTTGCACTAATGTTACTAATGCTACTACACCTAATATCACTA-----TGAGTGCTGCTGATGAA-------ATAAAAAATT</text:p>
          </table:table-cell>
        </table:table-row>
        <table:table-row table:style-name="ro1">
          <table:table-cell office:value-type="string" calcext:value-type="string">
            <text:p>TTGACAATTAATGCCACTGCTAATGCGAATAATGCCACTGCTCCAACTATTGGTTCAATAGAGGAAGAAATGAAAAACT</text:p>
          </table:table-cell>
        </table:table-row>
        <table:table-row table:style-name="ro1">
          <table:table-cell office:value-type="string" calcext:value-type="string">
            <text:p>ACTAGTAATACCAATGTGACTAGACATAGATCTCAGTTTGACGATGTTACTTTGATAAAGGAAGGAGAAATGAAAAACT</text:p>
          </table:table-cell>
        </table:table-row>
        <table:table-row table:style-name="ro1">
          <table:table-cell office:value-type="string" calcext:value-type="string">
            <text:p>CCACTCTGTGTCACCCTAAATTGCACTGAT------ACTGATGCTAACATCACGGATAGTGATAGTGCAGGAATGATGATG------------------AATT</text:p>
          </table:table-cell>
        </table:table-row>
        <table:table-row table:style-name="ro1">
          <table:table-cell office:value-type="string" calcext:value-type="string">
            <text:p>GTGACTGTGACTACTAATGAGACTGCTAATACCACTATTAGTCCAGAGGAAATG---ATGGCAAGAGAAGAAATAAAAAACT</text:p>
          </table:table-cell>
        </table:table-row>
        <table:table-row table:style-name="ro1">
          <table:table-cell office:value-type="string" calcext:value-type="string">
            <text:p>TGCAGTGATACCTGGAGAAATGATACTAATGCCACTGCCAGTAGTTGGGAAAAGGGA---GAGAAAGGAGAGATAAAAAACT</text:p>
          </table:table-cell>
        </table:table-row>
        <table:table-row table:style-name="ro1">
          <table:table-cell office:value-type="string" calcext:value-type="string">
            <text:p>CTAAATTGCACTGATTATGGGAATACTACAAATACCAATAGTAGT------GAGAGAATAATGGAGAAAGGAGAAATAAAAAACT</text:p>
          </table:table-cell>
        </table:table-row>
        <table:table-row table:style-name="ro1">
          <table:table-cell office:value-type="string" calcext:value-type="string">
            <text:p>TGTACTGATCTGAGGAAAAATGCTACTAATACCACTAATAGTAGGGAGGGAATAAGGGACGAAGGAGGAATGAAAAACT</text:p>
          </table:table-cell>
        </table:table-row>
        <table:table-row table:style-name="ro1">
          <table:table-cell office:value-type="string" calcext:value-type="string">
            <text:p>AATTGCACTGATCTGAGGAATGATACTAATACCACTGCTAATAACTGGGAA---AGAATGGAAGGGGGAGAAATAAAAAAT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GCACTGATGTGAAGAATAATGGTACTAATACTACTAGCAATGACTGGGAAACAATGAAGGAAGGAGGAATAAAGAACT</text:p>
          </table:table-cell>
        </table:table-row>
        <table:table-row table:style-name="ro1">
          <table:table-cell office:value-type="string" calcext:value-type="string">
            <text:p>GATAGGTTGAATAATAGCACTGTTAATGGTACCACTAATAGTAGCTGGGG---GAAAATGGAACCAGGAGAAATAAAAAACT</text:p>
          </table:table-cell>
        </table:table-row>
        <table:table-row table:style-name="ro1">
          <table:table-cell office:value-type="string" calcext:value-type="string">
            <text:p>AATTGCACTGACTATAATAATGCTACTAAGACCAATAGTAGTATCAGGGGAATG---ATGGAGAAAGGAGAAATACAAAACT</text:p>
          </table:table-cell>
        </table:table-row>
        <table:table-row table:style-name="ro1">
          <table:table-cell office:value-type="string" calcext:value-type="string">
            <text:p>AATGTCACTGGTGCTAATGTTACCACAAATGTCACTGGTGCTAGAGGGGAACAG---ATGGACAAGGGAGAAATACAAAATT</text:p>
          </table:table-cell>
        </table:table-row>
        <table:table-row table:style-name="ro1">
          <table:table-cell office:value-type="string" calcext:value-type="string">
            <text:p>AATTGTAGTGATTTGAAAAATGTTACTAATACCCATAATGTTACTCAGGAAATG---GGGGACAAAGGAGAAATGAAAAACT</text:p>
          </table:table-cell>
        </table:table-row>
        <table:table-row table:style-name="ro1">
          <table:table-cell office:value-type="string" calcext:value-type="string">
            <text:p>TTGATGTTGAATACTACTACCAATAGTACTACT-----ACCAATAGTACCAGTAGTCCTCCTACCAGTAGTGGATTGACAAACT</text:p>
          </table:table-cell>
        </table:table-row>
        <table:table-row table:style-name="ro1">
          <table:table-cell office:value-type="string" calcext:value-type="string">
            <text:p>ACTAATACTAATGCCACTCTCAGTAATAGTACTGATACTAATGCCACTCACAGTCCGATGGAAGGAGAAATAAAAAATT</text:p>
          </table:table-cell>
        </table:table-row>
        <table:table-row table:style-name="ro1">
          <table:table-cell office:value-type="string" calcext:value-type="string">
            <text:p>GCCAGTAATGCAACTACCAG--TCATAATAATGCCAGTACTACCAATTATAATGTCAGTACTTCTCCCGACATGAAAAACT</text:p>
          </table:table-cell>
        </table:table-row>
        <table:table-row table:style-name="ro1">
          <table:table-cell office:value-type="string" calcext:value-type="string">
            <text:p>TTAAATTGCACTAATAATTTGACTAATATCACTATTGCCACTAATAGTAGCGGG---------ATGGAGAAAGGAGAAATAAAAAATT</text:p>
          </table:table-cell>
        </table:table-row>
        <table:table-row table:style-name="ro1">
          <table:table-cell office:value-type="string" calcext:value-type="string">
            <text:p>AATACCAATACTACTAATAATAATACCACTAATCCCACTAGCAGCTGGGAAACGGTGGAGAAAGGAGAAATAAAAAATT</text:p>
          </table:table-cell>
        </table:table-row>
        <table:table-row table:style-name="ro1">
          <table:table-cell office:value-type="string" calcext:value-type="string">
            <text:p>GTTAAGACTACTAACACCACTGGTAATGGTCTCACTAATAGTAGCTGGGGAAGG---ATGGAAGAAGGGGAAATAAAGAACT</text:p>
          </table:table-cell>
        </table:table-row>
        <table:table-row table:style-name="ro1">
          <table:table-cell office:value-type="string" calcext:value-type="string">
            <text:p>TATTGTAATAATGCTAGTAACAGTAGTACTAATAATAATAGTAGTGTATTGGAAGATGTGAGGAAAGAACTAATGAACT</text:p>
          </table:table-cell>
        </table:table-row>
        <table:table-row table:style-name="ro1">
          <table:table-cell office:value-type="string" calcext:value-type="string">
            <text:p>AATGAGACTAATACCAATGAGACTACTGCCAATAATAGTACAGCGGAACAGATAGAGGGAGGAAGAGATATAAAAAACT</text:p>
          </table:table-cell>
        </table:table-row>
        <table:table-row table:style-name="ro1">
          <table:table-cell office:value-type="string" calcext:value-type="string">
            <text:p>ACTTTAAATTGCACTGATAACTTTGACTTGAGGGAAGGTACTATT--------------TGGGAGAATGGTACT----AAAGGAGAAATAAAAAACT</text:p>
          </table:table-cell>
        </table:table-row>
        <table:table-row table:style-name="ro1">
          <table:table-cell office:value-type="string" calcext:value-type="string">
            <text:p>CATTGCAATGAT------AATGTTACTGTAAATGCTACTGGTGGGGGGAATCGTACTGAAATGGAGAAAGGAGAAATAAAAAACT</text:p>
          </table:table-cell>
        </table:table-row>
        <table:table-row table:style-name="ro1">
          <table:table-cell office:value-type="string" calcext:value-type="string">
            <text:p>TGCACTGATTATGTGGGGAATGCTACTAATACCACTAGTAATAGCGGGGAAACG---ATGGAGGGAGGAGAAATGAAAAACT</text:p>
          </table:table-cell>
        </table:table-row>
        <table:table-row table:style-name="ro1">
          <table:table-cell office:value-type="string" calcext:value-type="string">
            <text:p>AATGCTACTATTAACTCCACTATTATTGGCGAGAATGCTAATAATACCAATAGTAGTATTACAGGAGAAATGAAATACT</text:p>
          </table:table-cell>
        </table:table-row>
        <table:table-row table:style-name="ro1">
          <table:table-cell office:value-type="string" calcext:value-type="string">
            <text:p>ACTGATGCCAATACTACTAATCCCAATACTACTAATAATAGTAGCTGGGAAAGGGAGGAAACAGGAGCAATAAAAAACT</text:p>
          </table:table-cell>
        </table:table-row>
        <table:table-row table:style-name="ro1">
          <table:table-cell office:value-type="string" calcext:value-type="string">
            <text:p>GTCACTTTAAGTTGCACTGATGATTTGAAGAATAGTACTAACATCACTATTAA---------------GTTGGAGAGAGGAGAAATAAAAAACT</text:p>
          </table:table-cell>
        </table:table-row>
        <table:table-row table:style-name="ro1">
          <table:table-cell office:value-type="string" calcext:value-type="string">
            <text:p>ACCGGTAGTACTACCAGGAGTAGACCTACCAGAAGTAGTACTACCAGCAGTGTGACAGGGGGAGAAGAAATGAAAAACT</text:p>
          </table:table-cell>
        </table:table-row>
        <table:table-row table:style-name="ro1">
          <table:table-cell office:value-type="string" calcext:value-type="string">
            <text:p>AACAGGAACGATACCAATAGCACAGACAGTACCCCTATCCCTGGTGCTGGAAGAATTGATGATGGAGAAATAAAGAACT</text:p>
          </table:table-cell>
        </table:table-row>
        <table:table-row table:style-name="ro1">
          <table:table-cell office:value-type="string" calcext:value-type="string">
            <text:p>AGTTGCACTGATGT---AAATGGTACCAATTCTACTAATATTAAAAAAGAGATGGTAATGAATAGAGGAGATATGAAAAACT</text:p>
          </table:table-cell>
        </table:table-row>
        <table:table-row table:style-name="ro1">
          <table:table-cell office:value-type="string" calcext:value-type="string">
            <text:p>AATGATACTA-----------AATGGAGGAAAGATAATAATACCTCTGGGAATGCTACCAATTTGATGGATAGAGGAGAAATAAAAAATT</text:p>
          </table:table-cell>
        </table:table-row>
        <table:table-row table:style-name="ro1">
          <table:table-cell office:value-type="string" calcext:value-type="string">
            <text:p>GCCTTAAATTGCACAAGTGTGACCAA------TAGTACCAATAATGGTACGGTGGAACAGGAAATGGAG---GGAGAACTAAAGAACT</text:p>
          </table:table-cell>
        </table:table-row>
        <table:table-row table:style-name="ro1">
          <table:table-cell office:value-type="string" calcext:value-type="string">
            <text:p>TGTGTTACTTTAAATTGCATTGATGTGGGGAATACTACTAATACCACTAGTGA---------------GATGGATAGAGGAGAAATAAAAAACT</text:p>
          </table:table-cell>
        </table:table-row>
        <table:table-row table:style-name="ro1">
          <table:table-cell office:value-type="string" calcext:value-type="string">
            <text:p>TATAGCAATGGTGGTACTAATGCTACCCATAGCAATAATAGTACTGAGGAACTG---ATGGAAAATGGAGAGATGAAAAACT</text:p>
          </table:table-cell>
        </table:table-row>
        <table:table-row table:style-name="ro1">
          <table:table-cell office:value-type="string" calcext:value-type="string">
            <text:p>TGCACTGATAATGTGGGAAATGATACTAGTACCAATAATAGTAGATGGGATAA----AATGGAAAAAGGAGAAATAAAGAACT</text:p>
          </table:table-cell>
        </table:table-row>
        <table:table-row table:style-name="ro1">
          <table:table-cell office:value-type="string" calcext:value-type="string">
            <text:p>AATAATACTAATACCAACAGTAGTACTATTACCAATAGTAGTAGTGAGGGAATG---ATGGAGAAAGGAGACATGAGAAACT</text:p>
          </table:table-cell>
        </table:table-row>
        <table:table-row table:style-name="ro1">
          <table:table-cell office:value-type="string" calcext:value-type="string">
            <text:p>TGTTCTAGAAACACTACTACTAGAAATACTTCTACCAGTAGTGGTGAGAACAACATGCAGGAAGGAGAAATG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G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CCCACTCTGTGTTACTTTAATTTGCAATGACACATGGAATAAT------------------------GACACAAAGAAGAAGGATGGAGAAATAAAAAACT</text:p>
          </table:table-cell>
        </table:table-row>
        <table:table-row table:style-name="ro1">
          <table:table-cell office:value-type="string" calcext:value-type="string">
            <text:p>ATTGATTTTACAGGGAATAGTACTAATGTTAATAGTACTAATGCTACTGTTGAAGCCCTTACAGGAGAAATAAAAAACT</text:p>
          </table:table-cell>
        </table:table-row>
        <table:table-row table:style-name="ro1">
          <table:table-cell office:value-type="string" calcext:value-type="string">
            <text:p>AGTAATAAAACTAATGCAACTAATAATAATAGTAGTACTGGTGTAACTATTGGTTGTATTACAGAAGAAATGAAAAACT</text:p>
          </table:table-cell>
        </table:table-row>
        <table:table-row table:style-name="ro1">
          <table:table-cell office:value-type="string" calcext:value-type="string">
            <text:p>ACTGCTACTGGTAATGCCACTATTACTAATGG--CATTGGTAATACCACTGCTACTAATGCCACTGGAGAAATAAAAAACT</text:p>
          </table:table-cell>
        </table:table-row>
        <table:table-row table:style-name="ro1">
          <table:table-cell office:value-type="string" calcext:value-type="string">
            <text:p>GTTACTTTAATTTGCACTGATGTGTCGAGGAATAGTAGTGGTGTTAATATCACTAGTGG---------------GAAAGGAGAAATAAAAAACT</text:p>
          </table:table-cell>
        </table:table-row>
        <table:table-row table:style-name="ro1">
          <table:table-cell office:value-type="string" calcext:value-type="string">
            <text:p>ACCACTAGTAGTAATTCCACTAGTAGTAATATCACTAATAGTGGAAGGGAAAAGATGGAGGAAGGAGAAATAAAAAACT</text:p>
          </table:table-cell>
        </table:table-row>
        <table:table-row table:style-name="ro1">
          <table:table-cell office:value-type="string" calcext:value-type="string">
            <text:p>GGCACTAATGACGTGAATGGCACTAATACCACTAGTAGTAGAGAGGAACTGAAGATGGAAAAAGGGGAGATGAAAAACT</text:p>
          </table:table-cell>
        </table:table-row>
        <table:table-row table:style-name="ro1">
          <table:table-cell office:value-type="string" calcext:value-type="string">
            <text:p>AATAGTAGTAGTGTGAGCAATAGTACTAGTGCCACTAATAGTAGGGGGGTGACCAATACTACTAAAGAAATGAAAAAAT</text:p>
          </table:table-cell>
        </table:table-row>
        <table:table-row table:style-name="ro1">
          <table:table-cell office:value-type="string" calcext:value-type="string">
            <text:p>AATACCAGCACTAATAACAATACTAGTAGCGCTAGTAACAACAGCTGGAGTATAATGGAAAAAGGGGAGATAAAAAACT</text:p>
          </table:table-cell>
        </table:table-row>
        <table:table-row table:style-name="ro1">
          <table:table-cell office:value-type="string" calcext:value-type="string">
            <text:p>ACTACTGATACCAGTAGTAATACTACTGATACCAGTAATATTACCAGTAGTATGACA---GAGGAAGGAGAAATA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CTGATGTGAGGAAGAATGATACCAATACCAATACCAATAGAACTATCGAGGAAGAGATGAAAAAAGAAATAAAAAACT</text:p>
          </table:table-cell>
        </table:table-row>
        <table:table-row table:style-name="ro1">
          <table:table-cell office:value-type="string" calcext:value-type="string">
            <text:p>ACTAATACCAATAATATTAATAATACTAACAATGATAATATCGGGGGAATGATGGAGAAGCCAGGAGAAATAAAAAGGT</text:p>
          </table:table-cell>
        </table:table-row>
        <table:table-row table:style-name="ro1">
          <table:table-cell office:value-type="string" calcext:value-type="string">
            <text:p>GATTGCAAAGATTTGGGGAACGCTACTAATACCAATTATAGTAGCGTGGAACGG---AGGGAGGGAGGAGAAATAAAAAATT</text:p>
          </table:table-cell>
        </table:table-row>
        <table:table-row table:style-name="ro1">
          <table:table-cell office:value-type="string" calcext:value-type="string">
            <text:p>GGGACTGCTACTGATAGTAGCACTAATAGTAGCACTGTTAGTAGCGGGGAAACAATAAAGGGGGAAGAAATGAAAAACT</text:p>
          </table:table-cell>
        </table:table-row>
        <table:table-row table:style-name="ro1">
          <table:table-cell office:value-type="string" calcext:value-type="string">
            <text:p>TCAAATTGCTCTAATTTGAATACTACTAAGACCAATAATAATACCAGTAG---TACAATAGGGGGAGGAGAAATGAAAAACT</text:p>
          </table:table-cell>
        </table:table-row>
        <table:table-row table:style-name="ro1">
          <table:table-cell office:value-type="string" calcext:value-type="string">
            <text:p>TACAAGGGTACTACTACCAATAACAGTACGGATACTAACAATAATAGTAGTAAGGTGGAGGGAGGAGAAATGAAAAACT</text:p>
          </table:table-cell>
        </table:table-row>
        <table:table-row table:style-name="ro1">
          <table:table-cell office:value-type="string" calcext:value-type="string">
            <text:p>GCTTTGAATAGTACTAGTAGCACTAATAGCACTAATGTGGCTAGTGAACAGGAACAAGAAATGAAAGAAATGAGGAACT</text:p>
          </table:table-cell>
        </table:table-row>
        <table:table-row table:style-name="ro1">
          <table:table-cell office:value-type="string" calcext:value-type="string">
            <text:p>AACACCACTACTATCAATGGTACCAATAGTACTAGTACCAACAGTAGTAGTTGTCAAAATATTGAAGAAATGAAAAACT</text:p>
          </table:table-cell>
        </table:table-row>
        <table:table-row table:style-name="ro1">
          <table:table-cell office:value-type="string" calcext:value-type="string">
            <text:p>GCTTGCACTAAT------GCTACTGCCAAGGCCAATAATGGTAGTGACAGGATTAATAGTAGTATGATAGAAGAAATGAAAAACT</text:p>
          </table:table-cell>
        </table:table-row>
        <table:table-row table:style-name="ro1">
          <table:table-cell office:value-type="string" calcext:value-type="string">
            <text:p>TTGAAAAATACTACCAATACCAATAGTAGTGCTGCTAATACCAATACTAGTAGTTGGAGGGAGATAGAAATGAAAAACT</text:p>
          </table:table-cell>
        </table:table-row>
        <table:table-row table:style-name="ro1">
          <table:table-cell office:value-type="string" calcext:value-type="string">
            <text:p>GTTACTTTAAATTGCACTAATTTTAGAAGTAATACTACAACCAATAGTAGT------------ATAATAGAGAGAGGAGAAATAAAAAAGT</text:p>
          </table:table-cell>
        </table:table-row>
        <table:table-row table:style-name="ro1">
          <table:table-cell office:value-type="string" calcext:value-type="string">
            <text:p>TGCACTGATTTGAAGAATGATACTAATACCAATAGTAGTAGCGGGAGAATGATAATGGAGAAAGGAGAGATAAAAAACT</text:p>
          </table:table-cell>
        </table:table-row>
        <table:table-row table:style-name="ro1">
          <table:table-cell office:value-type="string" calcext:value-type="string">
            <text:p>CCACTCTGTGTCACTTTAAATTGCACTGAT------ACTGATGCTGAGATCACGGATAGTGATAGTGCAGGAATGATGATG------------------AATT</text:p>
          </table:table-cell>
        </table:table-row>
        <table:table-row table:style-name="ro1">
          <table:table-cell office:value-type="string" calcext:value-type="string">
            <text:p>GAAACTAAATGGGTAAATGAAACTATATAAAGAAATAGAACTATTAACAATAGTAGTA------------------TGAAAGGAGAAATAAAAAACT</text:p>
          </table:table-cell>
        </table:table-row>
        <table:table-row table:style-name="ro1">
          <table:table-cell office:value-type="string" calcext:value-type="string">
            <text:p>AATGGTACTAATGGTACTAATACCACACCCACTAGTGATACTAATGCCACTATTAGTGAGAAAGGAGAATTAAAAAACT</text:p>
          </table:table-cell>
        </table:table-row>
        <table:table-row table:style-name="ro1">
          <table:table-cell office:value-type="string" calcext:value-type="string">
            <text:p>ACTAGCACTGCTGAAAATGCCACCACCACCACCACAGCCAATAGCACTGTTGGAAAGCCAGATATGGAAATAAAAAACT</text:p>
          </table:table-cell>
        </table:table-row>
        <table:table-row table:style-name="ro1">
          <table:table-cell office:value-type="string" calcext:value-type="string">
            <text:p>AATGATACTAATACCAATA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GTTACTTTAAATTGCACTGATAATATAAATACCACTCAAACTAATAGTAGT------------ATAATGGAAAAAGGAGAAATAAAAAACT</text:p>
          </table:table-cell>
        </table:table-row>
        <table:table-row table:style-name="ro1">
          <table:table-cell office:value-type="string" calcext:value-type="string">
            <text:p>ACTATTACCACTAATCCCACTAGTACTAAAGCCACTAGTAATGACAACACAGTGATGGAGAAAGGAGAAATGAAAAACT</text:p>
          </table:table-cell>
        </table:table-row>
        <table:table-row table:style-name="ro1">
          <table:table-cell office:value-type="string" calcext:value-type="string">
            <text:p>CTATGTGTTACTCTAAATTGCACTAATCTGAAGAATGCTACTAATACC------------------ACAACGATGGAGAAGGGAGAAATGAAAAATT</text:p>
          </table:table-cell>
        </table:table-row>
        <table:table-row table:style-name="ro1">
          <table:table-cell office:value-type="string" calcext:value-type="string">
            <text:p>AATTTAAATACTACTAATACCAATGCTACTACTAATAATAGTAGTTGGGGA---AACATGGAAGAGGGAGAAATAAAAAACT</text:p>
          </table:table-cell>
        </table:table-row>
        <table:table-row table:style-name="ro1">
          <table:table-cell office:value-type="string" calcext:value-type="string">
            <text:p>TTTATAAATAATCCTAGTGTTAATACTACTGGACAAAATAATGCTAGTTTGAGACAGATGGAGGAAGAAATGAAAAACT</text:p>
          </table:table-cell>
        </table:table-row>
        <table:table-row table:style-name="ro1">
          <table:table-cell office:value-type="string" calcext:value-type="string">
            <text:p>ACTAATGTGAGTGCCACTAATAATGGTAATGCCACTAATAAGGGCAATGAA---ACATGGGGGGAAGAAGACATGAAGAACT</text:p>
          </table:table-cell>
        </table:table-row>
        <table:table-row table:style-name="ro1">
          <table:table-cell office:value-type="string" calcext:value-type="string">
            <text:p>AATATCACTAGTAATACTACTAGTGTAAATAGTAGCACTCCTAATATCACCAATGAGTGGCCAGGGGAAATAAAAAACT</text:p>
          </table:table-cell>
        </table:table-row>
        <table:table-row table:style-name="ro1">
          <table:table-cell office:value-type="string" calcext:value-type="string">
            <text:p>AAGAATGATACTTATGCCAATAATGAAACTTATGCCAATAAGAGTAGTTTGGAAGGAATGAAAGGAGAAATAAAAAACT</text:p>
          </table:table-cell>
        </table:table-row>
        <table:table-row table:style-name="ro1">
          <table:table-cell office:value-type="string" calcext:value-type="string">
            <text:p>ACCGATGCCATGAGAAATAATAGTACCAATGTCACTAATGCCACTAATGCCACTAATAGTATAGGAGAAATGAAAAACT</text:p>
          </table:table-cell>
        </table:table-row>
        <table:table-row table:style-name="ro1">
          <table:table-cell office:value-type="string" calcext:value-type="string">
            <text:p>ACTTGCAACAGTATTAGTAACAGCAATAGTACTAGTAATAGCAATAATAGTTGTTCTGGGAAGGGAGAAATGACAAACT</text:p>
          </table:table-cell>
        </table:table-row>
        <table:table-row table:style-name="ro1">
          <table:table-cell office:value-type="string" calcext:value-type="string">
            <text:p>GGGACTTATAATGAGACTGCTACTAATAGTAGCACTAATAGTAGCGGGGAAATGATGAAGGGGGAAGAAATGAAAAATT</text:p>
          </table:table-cell>
        </table:table-row>
        <table:table-row table:style-name="ro1">
          <table:table-cell office:value-type="string" calcext:value-type="string">
            <text:p>AATTGCACTAATATGTGGAATAGTACCATTAATAATAATACTAATGAGGAAAACATACC---ACCAGGAGAAATAAAAAACT</text:p>
          </table:table-cell>
        </table:table-row>
        <table:table-row table:style-name="ro1">
          <table:table-cell office:value-type="string" calcext:value-type="string">
            <text:p>AATTGCATTGACGT---GAATGGCACTAATACCAATAGTAGTAGCGGGGAACTGAAGATGGAAAAAGGGGAGATG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AGGAATGCCACTGTAGAGGAACAGGAGGAAATCAGAAACT</text:p>
          </table:table-cell>
        </table:table-row>
        <table:table-row table:style-name="ro1">
          <table:table-cell office:value-type="string" calcext:value-type="string">
            <text:p>AATAGTAGCACGGGAAGGAATGGTACTAATCCCACCAGTAGTAGCATGGGAAAG---ATGGATAAAGGAGAAATAAAAAACT</text:p>
          </table:table-cell>
        </table:table-row>
        <table:table-row table:style-name="ro1">
          <table:table-cell office:value-type="string" calcext:value-type="string">
            <text:p>AATTCGACTACCACTAGCAATACCACTTACAATGCCACGAGTAATATTCTTAAGATGGACAAAGGAGAAATAAAAAATT</text:p>
          </table:table-cell>
        </table:table-row>
        <table:table-row table:style-name="ro1">
          <table:table-cell office:value-type="string" calcext:value-type="string">
            <text:p>ACTGCTATTAATACCACTGGTGGAACTACTACCACTAGTGGGGGGAAGCTAGCAGAAGAAGCAGGAGAAATAAAAAACT</text:p>
          </table:table-cell>
        </table:table-row>
        <table:table-row table:style-name="ro1">
          <table:table-cell office:value-type="string" calcext:value-type="string">
            <text:p>AATTTGACTACCATTAGCAATACCACTTACAATGCCACGAGTAATATTTTTAAGATGGACAAAGGAGAAATAAAAAATT</text:p>
          </table:table-cell>
        </table:table-row>
        <table:table-row table:style-name="ro1">
          <table:table-cell office:value-type="string" calcext:value-type="string">
            <text:p>CTCTGTGTTACTTTAAATTGCACTGATTATGATGGGAATGGGACTAATACCAATAGTAGTAATGGG---------------------GAGATGAAAAACT</text:p>
          </table:table-cell>
        </table:table-row>
        <table:table-row table:style-name="ro1">
          <table:table-cell office:value-type="string" calcext:value-type="string">
            <text:p>GACTTGAAAAATAATGCTACTAATACCACTAGTAATAATAATATCACTAGTGGTATCGGGGGAGGAGAAATGAAAAATT</text:p>
          </table:table-cell>
        </table:table-row>
        <table:table-row table:style-name="ro1">
          <table:table-cell office:value-type="string" calcext:value-type="string">
            <text:p>TGCACTAATTTGAATGTTAGTAATAATAATAGTAGTAGTAGCTGGGAAATGAGGATGGAAAAAGGGGAAATAAAAAACT</text:p>
          </table:table-cell>
        </table:table-row>
        <table:table-row table:style-name="ro1">
          <table:table-cell office:value-type="string" calcext:value-type="string">
            <text:p>TTACTTTGC------TCCCCAAATGTCACTGGTGCTAATGTTACCACAAAAGGGGAACAGATGGACAAGGGAGAAATACAAAATT</text:p>
          </table:table-cell>
        </table:table-row>
        <table:table-row table:style-name="ro1">
          <table:table-cell office:value-type="string" calcext:value-type="string">
            <text:p>CTCTGTGTAACTTTAAATTGCACTGATGTTAACCCGGAGATTACTAAGACCTATAATAGTAGCCAG---------------------GAAATGAAAAACT</text:p>
          </table:table-cell>
        </table:table-row>
        <table:table-row table:style-name="ro1">
          <table:table-cell office:value-type="string" calcext:value-type="string">
            <text:p>ACTAAGGCCAATAATAGTAATATTACTAGTACCAAGAATAGTAGTGGGGGAATG---GAGGAGGAAGGAGTAATGAAAAACT</text:p>
          </table:table-cell>
        </table:table-row>
        <table:table-row table:style-name="ro1">
          <table:table-cell office:value-type="string" calcext:value-type="string">
            <text:p>GTTACTTTAAATTGCACTGATTTGAGGAATGATACTAATACCGATAATAGT------------ATAATGGAGGGAGGAGAAATGAAAAACT</text:p>
          </table:table-cell>
        </table:table-row>
        <table:table-row table:style-name="ro1">
          <table:table-cell office:value-type="string" calcext:value-type="string">
            <text:p>GTTACTTTACATTGC---------AAGAATGCTACTGAGACCAGTAATAATACCAGTAG---TACAACAGAGGGGGGAGAAATAAAAAACT</text:p>
          </table:table-cell>
        </table:table-row>
        <table:table-row table:style-name="ro1">
          <table:table-cell office:value-type="string" calcext:value-type="string">
            <text:p>AGTGGTAGCAATACTGCTAATGCCACTAATAGTAACATGGGAGAAATAGAAAAAATGGAGAAAGGAGAAATAAAAAACT</text:p>
          </table:table-cell>
        </table:table-row>
        <table:table-row table:style-name="ro1">
          <table:table-cell office:value-type="string" calcext:value-type="string">
            <text:p>GATGTGAGAAATGGTACTGGGAATAGTACTGGGAATAGTAATATTACTGACAGGATAGAGAAAGGAGAAATGAAAAACT</text:p>
          </table:table-cell>
        </table:table-row>
        <table:table-row table:style-name="ro1">
          <table:table-cell office:value-type="string" calcext:value-type="string">
            <text:p>TGTAATAATACTTTGACCAACACCAGTGCTTTGACCAATAATAGTAGTTTAAAAATGGAGAGAGGAGAAATAAAAAATT</text:p>
          </table:table-cell>
        </table:table-row>
        <table:table-row table:style-name="ro1">
          <table:table-cell office:value-type="string" calcext:value-type="string">
            <text:p>GATGTGAAAAATACTACTAATGTCAATAATACTGCTAGTGTCAGTAATAGTACTGTCAATAATAGTGATATGAAAAACT</text:p>
          </table:table-cell>
        </table:table-row>
        <table:table-row table:style-name="ro1">
          <table:table-cell office:value-type="string" calcext:value-type="string">
            <text:p>AATTT---GAATGTTACTAATACCAATAGTAGTAATAATAGTAGTTACGGGCAAAGGATGGAAATAGGGGAAATAAAAAACT</text:p>
          </table:table-cell>
        </table:table-row>
        <table:table-row table:style-name="ro1">
          <table:table-cell office:value-type="string" calcext:value-type="string">
            <text:p>AACTGCACTGACTTGAAGAATGACACTAATATCAGTATTGGTAGCGGGGGA---ACAATGGAGAAAGGAGAAATGACAAACT</text:p>
          </table:table-cell>
        </table:table-row>
        <table:table-row table:style-name="ro1">
          <table:table-cell office:value-type="string" calcext:value-type="string">
            <text:p>AATTGTACTGATTGGGGAAATACTACTAATAGCACCAGTAATAGTGGGGAAATGATA---GAGAAAGGAGAAATAAAAAACT</text:p>
          </table:table-cell>
        </table:table-row>
        <table:table-row table:style-name="ro1">
          <table:table-cell office:value-type="string" calcext:value-type="string">
            <text:p>TGTACCAATAGTACCAACAATAGTGCAGAAAATGGTACTTGTGACAGGACACTGATGGAGAAGGGAGAAATAAAAAACT</text:p>
          </table:table-cell>
        </table:table-row>
        <table:table-row table:style-name="ro1">
          <table:table-cell office:value-type="string" calcext:value-type="string">
            <text:p>ACAAATGT---GAATGGCACCAATGCTAATAATACCAGGGCTATAAATACCACTGATCATAGTTGGAAG-GACATAAAAAAC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ACTGCACTGATGCAAACAATACTAGGACTGCCAATAATAGTAGCCCTGACCTGATA---GAGAAAGGAGAAATGAAAAACT</text:p>
          </table:table-cell>
        </table:table-row>
        <table:table-row table:style-name="ro1">
          <table:table-cell office:value-type="string" calcext:value-type="string">
            <text:p>GCTAATCTGACAACTGCTAGTGGTAATAACACTAGTAATGATAATGAGGCTATGTTGGCGAAAGAACAAATGAAAAACT</text:p>
          </table:table-cell>
        </table:table-row>
        <table:table-row table:style-name="ro1">
          <table:table-cell office:value-type="string" calcext:value-type="string">
            <text:p>AATTGCACTAATTTGAGGAATGCTACTAATACCACTAATAGTAGCGGGGGAACG---ATGGAGGGAGGAGAAATAAAAAACT</text:p>
          </table:table-cell>
        </table:table-row>
        <table:table-row table:style-name="ro1">
          <table:table-cell office:value-type="string" calcext:value-type="string">
            <text:p>ACTAAGAATGCTACTAATACCAATTATAGTAATACTAATAGTAGTTGGGGAACAATAA---AGGAAGGAGAAGTAAAAAACT</text:p>
          </table:table-cell>
        </table:table-row>
        <table:table-row table:style-name="ro1">
          <table:table-cell office:value-type="string" calcext:value-type="string">
            <text:p>AGTGCTACTAATGCCACTGGTGATGCTACTGCTGCTGGTGCCACTAGTGGTACTAATATT----ACAGAAGAC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AATACCACTGTGGTTACTACTACTAGTACCCCTAATAGTACCTGGGAAATG---ATGGAGAAAGGAGAAATAAAAAATT</text:p>
          </table:table-cell>
        </table:table-row>
        <table:table-row table:style-name="ro1">
          <table:table-cell office:value-type="string" calcext:value-type="string">
            <text:p>AATGATACTAAGCCCAGGAATGCTACTAGTACCACTAGTAGTAGCTGGAAAATG---ATGGAGAAAGGAGAAATAAAAAACT</text:p>
          </table:table-cell>
        </table:table-row>
        <table:table-row table:style-name="ro1">
          <table:table-cell office:value-type="string" calcext:value-type="string">
            <text:p>AATGGTACGGTGACCAAKAGTACCACTRATAATGTTACTATAGTAGTTGGGTGGAGGGTGAAGGAAGAAATAACAAACT</text:p>
          </table:table-cell>
        </table:table-row>
        <table:table-row table:style-name="ro1">
          <table:table-cell office:value-type="string" calcext:value-type="string">
            <text:p>GCTACTACCACCCGACCTCCTACTACCACCAGTAGTAATATTACCAATAATAGTAGTGGTTAGGAAGAGATGAAAAACT</text:p>
          </table:table-cell>
        </table:table-row>
        <table:table-row table:style-name="ro1">
          <table:table-cell office:value-type="string" calcext:value-type="string">
            <text:p>GCCACTTCAAATTGTAATAGTACCGGAAGTGCTAGTACCAATTGTAGTTTGGGAGATATGAAAGAAGAAATGAAAAACT</text:p>
          </table:table-cell>
        </table:table-row>
        <table:table-row table:style-name="ro1">
          <table:table-cell office:value-type="string" calcext:value-type="string">
            <text:p>AAGAATGCTACTAATACCACTAGTACTAATACCCCTAGTGGTAGCTGGAAAAAGATGGAAAGAGGAGAAATAAAG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TGCAAGAATGTGACTAAAACCAATGGGACTAATACCACTACTAGTAGCGAGAAAACAAT------GAGAGAAGAAATGAAAAATT</text:p>
          </table:table-cell>
        </table:table-row>
        <table:table-row table:style-name="ro1">
          <table:table-cell office:value-type="string" calcext:value-type="string">
            <text:p>ACCCCACTCTGTGTCACCTTAAACTGCACTGAT------ACTGCTACTAATACCACAGATAGT------------------GATAATGCAGGAATGATGAAT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ATACTACTACCAGTAGGAATAATACTACTACCAGTAATAGTAGTGGGGGAGTG---ATGGAGGAAGGAGAAATGAAAAACT</text:p>
          </table:table-cell>
        </table:table-row>
        <table:table-row table:style-name="ro1">
          <table:table-cell office:value-type="string" calcext:value-type="string">
            <text:p>ACTGATAAGCTTACCTTAAATTGCACTGGGAATGGTACTTGTAATAATGCTACTACC---------------ATGTATGGAGAAATAAAAAAT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AAAGGAGAAATGAAAAACT</text:p>
          </table:table-cell>
        </table:table-row>
        <table:table-row table:style-name="ro1">
          <table:table-cell office:value-type="string" calcext:value-type="string">
            <text:p>ACTTTACATTGCATTAGTGTGAATTTGACTGCAAATTATTCTACTATTGATAACAATACTG------------------ATTCAGGGATAACAAACT</text:p>
          </table:table-cell>
        </table:table-row>
        <table:table-row table:style-name="ro1">
          <table:table-cell office:value-type="string" calcext:value-type="string">
            <text:p>ACTAATCT---GAATGTTACTAATGCCAATAATAATACTAATGTCACTGATAGTAAGTGGGAGAGAGAAGAAATGAAAAACT</text:p>
          </table:table-cell>
        </table:table-row>
        <table:table-row table:style-name="ro1">
          <table:table-cell office:value-type="string" calcext:value-type="string">
            <text:p>AATGCTACTAATACCACTAGTAGTAGTGCTACTAATATCAATAGTATTATAGGGAATATGAGCACAGAAGTAAAAAACT</text:p>
          </table:table-cell>
        </table:table-row>
        <table:table-row table:style-name="ro1">
          <table:table-cell office:value-type="string" calcext:value-type="string">
            <text:p>GGGAAGAATACTACCACCAATAGTACTAATACCTGTAATAGTAGCATGGAA---GAAACGGGGGAAGGTGGAATGAAAAACT</text:p>
          </table:table-cell>
        </table:table-row>
        <table:table-row table:style-name="ro1">
          <table:table-cell office:value-type="string" calcext:value-type="string">
            <text:p>AATACTACTACTAATACCAATACTACTAATAACAATAGTAGGAGCTGGGACGAGATGGATAAAGGAGAAATAAAAAACT</text:p>
          </table:table-cell>
        </table:table-row>
        <table:table-row table:style-name="ro1">
          <table:table-cell office:value-type="string" calcext:value-type="string">
            <text:p>CATGGCACTGAGAATACTACTGCTACTAATACCATTTATGATGACAGTTTGGTAAACGTGACTGAACAAATGAAAAACT</text:p>
          </table:table-cell>
        </table:table-row>
        <table:table-row table:style-name="ro1">
          <table:table-cell office:value-type="string" calcext:value-type="string">
            <text:p>TGCACTGATTATATGAAGAATAATACCAATAGTAATAGTAGTGGC---AGGGTGGAAGAGAATGAAAGGGAAATGAAAAACT</text:p>
          </table:table-cell>
        </table:table-row>
        <table:table-row table:style-name="ro1">
          <table:table-cell office:value-type="string" calcext:value-type="string">
            <text:p>GAGTGCACGGATGTGAATGGCACAGCTGAGAATGATATTATTAATAATACCAG---------------GATGGAGAGAGGGGAAATGATGAACT</text:p>
          </table:table-cell>
        </table:table-row>
        <table:table-row table:style-name="ro1">
          <table:table-cell office:value-type="string" calcext:value-type="string">
            <text:p>ACTGATTTGAGAAATAATACCAGTACCAATAACAGTACC-----AATGCCACTAGTATTGACCAGGAAAAAATGATGAAAAACT</text:p>
          </table:table-cell>
        </table:table-row>
        <table:table-row table:style-name="ro1">
          <table:table-cell office:value-type="string" calcext:value-type="string">
            <text:p>AGAAATGGTACTAGAAATAATATTAGTGGCACTAACAGTAGCAACTGGGAAAGGGTA---GAGGAAGGAGAAATAAAAAACT</text:p>
          </table:table-cell>
        </table:table-row>
        <table:table-row table:style-name="ro1">
          <table:table-cell office:value-type="string" calcext:value-type="string">
            <text:p>ACTATTAATACCAATAATGGAACTACTAATATCAATATTAGTAGCTGGGAAAAG---ATGGAGAAAGGAGAAATAAAAAACT</text:p>
          </table:table-cell>
        </table:table-row>
        <table:table-row table:style-name="ro1">
          <table:table-cell office:value-type="string" calcext:value-type="string">
            <text:p>TTGAATAGTACTAACAATGATACTATTAACAGTAGTAATAGTACTGAAGGAATAAATATGAGGGAAGAAATGAAAAACT</text:p>
          </table:table-cell>
        </table:table-row>
        <table:table-row table:style-name="ro1">
          <table:table-cell office:value-type="string" calcext:value-type="string">
            <text:p>ACTAGCAGTACTCCTTCTACTACTAAGAGTACTACTACCACTACTAGCAGTATTGACGGGAGAGAAGAAATAAAAAACT</text:p>
          </table:table-cell>
        </table:table-row>
        <table:table-row table:style-name="ro1">
          <table:table-cell office:value-type="string" calcext:value-type="string">
            <text:p>ACTGATAATTTGAGAAATGGTACACGTGGCACTAACAGTAGCATCTGGGAAGAAGAACAGAAAGGAGAAATAAAAAACT</text:p>
          </table:table-cell>
        </table:table-row>
        <table:table-row table:style-name="ro1">
          <table:table-cell office:value-type="string" calcext:value-type="string">
            <text:p>ATTGCCACTGCTAATACTACCACTGCTCCTAATATCAATGGTAGCAGTGGGAG------GATGGAGATAGGAGAAATAAAAAATT</text:p>
          </table:table-cell>
        </table:table-row>
        <table:table-row table:style-name="ro1">
          <table:table-cell office:value-type="string" calcext:value-type="string">
            <text:p>ACTTTAAATTGCACTGATTACTATAACAATGCTACTAATGCAAATAGTAGTAGTG------------TAGAGAAAGGAGAAATAC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TGCACTGACATGAGTGACCCTGATGCCAATAAACCCAATATTAGTAACAGG---------ATGGAAAAAGGGGAGATGAAAAACT</text:p>
          </table:table-cell>
        </table:table-row>
        <table:table-row table:style-name="ro1">
          <table:table-cell office:value-type="string" calcext:value-type="string">
            <text:p>GCTACAAATTGCACTGATTCTCATAATACCACTAGTACACCTAATATCACTGAATCACAGAGAGGAGAAATAAAAAATT</text:p>
          </table:table-cell>
        </table:table-row>
        <table:table-row table:style-name="ro1">
          <table:table-cell office:value-type="string" calcext:value-type="string">
            <text:p>ACCAACAATGATACTAATACCAACAATAGTACTAATACCAACAATAGTAGTGGG---------ATGGAGGAAAGAGAAATGAAGAACT</text:p>
          </table:table-cell>
        </table:table-row>
        <table:table-row table:style-name="ro1">
          <table:table-cell office:value-type="string" calcext:value-type="string">
            <text:p>GACTTGAAGAATGCTACTAATACCACTAATACCAATAGTAGTGGATGGAAAATGATGGAGCCAGGAGAAATA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AAATT</text:p>
          </table:table-cell>
        </table:table-row>
        <table:table-row table:style-name="ro1">
          <table:table-cell office:value-type="string" calcext:value-type="string">
            <text:p>ACTAATAATACCAATAATAGTAGTGGGGAGACTAAGAATGCCAATAATAGTAGTGGGGACTACGGGGAAATAAAAAACT</text:p>
          </table:table-cell>
        </table:table-row>
        <table:table-row table:style-name="ro1">
          <table:table-cell office:value-type="string" calcext:value-type="string">
            <text:p>TACAATGGTACTCATACCAATACTACTAATACCACTAGTATTTATGGGGAAAAG---ATGGAAATAGGAGAAGTAAAGAAAT</text:p>
          </table:table-cell>
        </table:table-row>
        <table:table-row table:style-name="ro1">
          <table:table-cell office:value-type="string" calcext:value-type="string">
            <text:p>CCACTCTGTGTCACCTTAAATTGCACTGATACTGGTACTAATATCACGGATAGTGATAGTAGTGCAGGAATGAT---------------------GAATT</text:p>
          </table:table-cell>
        </table:table-row>
        <table:table-row table:style-name="ro1">
          <table:table-cell office:value-type="string" calcext:value-type="string">
            <text:p>ACTTTAAATTGCACTGATTTGAATAG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AATGTTACTAATACCACTAATAGTAGAGATACTAATTACAATAGTAGTATAGAGGAAATGAAAAGAGAAATAAAAAACT</text:p>
          </table:table-cell>
        </table:table-row>
        <table:table-row table:style-name="ro1">
          <table:table-cell office:value-type="string" calcext:value-type="string">
            <text:p>ACCCCACTCTGTGTGACTTTAGAGTGCAGTAATATAACAGGTAATAT---------------TAGTGAGGAAATGAGGAC---------AGAAATAAAAAACT</text:p>
          </table:table-cell>
        </table:table-row>
        <table:table-row table:style-name="ro1">
          <table:table-cell office:value-type="string" calcext:value-type="string">
            <text:p>AGCACTAATAATTGCACTAATGGGAAGATAGCTAATAGTACCATTGACCTTAGAATACAGGAAGGAGAAATAAAAAACT</text:p>
          </table:table-cell>
        </table:table-row>
        <table:table-row table:style-name="ro1">
          <table:table-cell office:value-type="string" calcext:value-type="string">
            <text:p>GGAATGATACTAAATGCCACTGCTACTAATGCCACTAGTGATGGCGTAGGAGGG---ATGGAAAAGGGAGAGATGAAAAATT</text:p>
          </table:table-cell>
        </table:table-row>
        <table:table-row table:style-name="ro1">
          <table:table-cell office:value-type="string" calcext:value-type="string">
            <text:p>TGCACTGATTTGGAGACTAAGAATATTACTGATAAAAATAGTAGCTGGGCAAGGATAGAAAAAGGAGAAATAAAAAACT</text:p>
          </table:table-cell>
        </table:table-row>
        <table:table-row table:style-name="ro1">
          <table:table-cell office:value-type="string" calcext:value-type="string">
            <text:p>ACCAATGATAGTGCTAATAATGCTACCCAGAGCAATAATAGTAGAGTGGAAGGAACAAT---GAAGGAAGAAATGAAAAACT</text:p>
          </table:table-cell>
        </table:table-row>
        <table:table-row table:style-name="ro1">
          <table:table-cell office:value-type="string" calcext:value-type="string">
            <text:p>CGCTTCAAATTGCAGGGTAATTTAAGTACTACTAACGCCACTAATGATAGCTGGGAATT---------GGGAGAAGAAATGGAAAACT</text:p>
          </table:table-cell>
        </table:table-row>
        <table:table-row table:style-name="ro1">
          <table:table-cell office:value-type="string" calcext:value-type="string">
            <text:p>AATTGCACTGATTGGAATAATGCTACCAATACCAATGGTAGTGACTGGGAAAGG---GTGGAGAAAGGAGAAATAAAAAACT</text:p>
          </table:table-cell>
        </table:table-row>
        <table:table-row table:style-name="ro1">
          <table:table-cell office:value-type="string" calcext:value-type="string">
            <text:p>GGGACTGCTACTAATAGTAGCACTAATAGTAGCACTGTTAGTAGCGGGGAAACAATGAAGGGGGAAGAAATGAAAAACT</text:p>
          </table:table-cell>
        </table:table-row>
        <table:table-row table:style-name="ro1">
          <table:table-cell office:value-type="string" calcext:value-type="string">
            <text:p>TGTGTTACTCTAAATTGCACTGATGCTCTGTGGACTAATGTAACTACTAATGATAGTAG------------------GACAGAAGAAATGAAAAACT</text:p>
          </table:table-cell>
        </table:table-row>
        <table:table-row table:style-name="ro1">
          <table:table-cell office:value-type="string" calcext:value-type="string">
            <text:p>CTAAATTGCACTGATGTGAAGAACAGTAGCGATACTACGGTCACTGTCAATAATAGTAGTTCGA------------------TAGAAATGAAAAACT</text:p>
          </table:table-cell>
        </table:table-row>
        <table:table-row table:style-name="ro1">
          <table:table-cell office:value-type="string" calcext:value-type="string">
            <text:p>ACCAATGGTGGCAGCGGTGGGATTAATACCACTAATAGTACCAGGGAACCACCGATGGAGGAAGGAGAAATAAAAAACT</text:p>
          </table:table-cell>
        </table:table-row>
        <table:table-row table:style-name="ro1">
          <table:table-cell office:value-type="string" calcext:value-type="string">
            <text:p>ACTAATACCACTAAGAGCAATGAAACTAGTTCCATTGCCACTACTAATAACACAATAGGAGAGA---GGGAAATGAAAAACT</text:p>
          </table:table-cell>
        </table:table-row>
        <table:table-row table:style-name="ro1">
          <table:table-cell office:value-type="string" calcext:value-type="string">
            <text:p>CCACTCTGTGTTACTTTAAATTGCACTGAGTTGAAAAATGGTACTATCAACAATAG---------------------GACAGAAGGAGAAATGAAAAATT</text:p>
          </table:table-cell>
        </table:table-row>
        <table:table-row table:style-name="ro1">
          <table:table-cell office:value-type="string" calcext:value-type="string">
            <text:p>AATTGTACTAA---GATTAATAATACCAATAATGCCACAGATAATGTCAATGTCACAGCCAAGGAAGACATAATGAAAAACT</text:p>
          </table:table-cell>
        </table:table-row>
        <table:table-row table:style-name="ro1">
          <table:table-cell office:value-type="string" calcext:value-type="string">
            <text:p>TTGACAAGTACTAATATTACTAATACTACAAATACTAATAGCACTAGGTGGGTGGAAGAGCCAGGAGAAATAAAAAACT</text:p>
          </table:table-cell>
        </table:table-row>
        <table:table-row table:style-name="ro1">
          <table:table-cell office:value-type="string" calcext:value-type="string">
            <text:p>TTAAATTGCACTGATGATTTGAGGAATGGTACT------AATAGTAGTAGCTGGGGAATG---ATGGAGAGAGGAGAAATACAAAATT</text:p>
          </table:table-cell>
        </table:table-row>
        <table:table-row table:style-name="ro1">
          <table:table-cell office:value-type="string" calcext:value-type="string">
            <text:p>AAGCTAAATTGCACTGATCTGGTGGGGAATGCTACTAAGGCCTCTAGTAA------------GATGAAGGAAGGAGGAGAGATGAAAAACT</text:p>
          </table:table-cell>
        </table:table-row>
        <table:table-row table:style-name="ro1">
          <table:table-cell office:value-type="string" calcext:value-type="string">
            <text:p>AAGGATTTGAAGAATGATACCAAGAACAATAGTACCAGTACCAATTGTACAGTGGAGGAGAAAGGAGAAATAAAAAATT</text:p>
          </table:table-cell>
        </table:table-row>
        <table:table-row table:style-name="ro1">
          <table:table-cell office:value-type="string" calcext:value-type="string">
            <text:p>TTAAGGAATGCTACTAATACCACTAATATGAATAATAATAGTAGCTGGGGAAAG---ATGGAGGGAGGAGAAATAAAAAATT</text:p>
          </table:table-cell>
        </table:table-row>
        <table:table-row table:style-name="ro1">
          <table:table-cell office:value-type="string" calcext:value-type="string">
            <text:p>AATTGCTCCGATGTGAAAAATACTAATAATACCAGTAGTAATACCAGTAG---TATAACAGAGGGAGGAGAAATAAAAAACT</text:p>
          </table:table-cell>
        </table:table-row>
        <table:table-row table:style-name="ro1">
          <table:table-cell office:value-type="string" calcext:value-type="string">
            <text:p>AATAACACTGATTTGAATAGTACTAACACCAATAATAGTACTAACACCAATAATAGTAGTTGGGA----AGAGATGAAAAACT</text:p>
          </table:table-cell>
        </table:table-row>
        <table:table-row table:style-name="ro1">
          <table:table-cell office:value-type="string" calcext:value-type="string">
            <text:p>TGTACTGACTTCGTAGGCAGGAATGATACTGATAATAGTGGAATCGGGATGAAGATGGATCCAGGAGAAATAAAAAACT</text:p>
          </table:table-cell>
        </table:table-row>
        <table:table-row table:style-name="ro1">
          <table:table-cell office:value-type="string" calcext:value-type="string">
            <text:p>AATGATACTGATACCAATGTTACTACTTCCAATAATAGTAGCAGGGAAGTGAGGATGGAGAAAGGAGAAATGAGAAACT</text:p>
          </table:table-cell>
        </table:table-row>
        <table:table-row table:style-name="ro1">
          <table:table-cell office:value-type="string" calcext:value-type="string">
            <text:p>GTTACTTTAAATTGCACT---------AATGCTAATATTACCAGTAGTAATACCAGTAGTACGACA---GAGGGAGGAGAAATAAAAAACT</text:p>
          </table:table-cell>
        </table:table-row>
        <table:table-row table:style-name="ro1">
          <table:table-cell office:value-type="string" calcext:value-type="string">
            <text:p>TGCACTGATTATGGTAATGATACCACTAGCAACAATAGTAGTGGCTGGGAAATAATGGAGAAAGGAGAAATAAAAAACT</text:p>
          </table:table-cell>
        </table:table-row>
        <table:table-row table:style-name="ro1">
          <table:table-cell office:value-type="string" calcext:value-type="string">
            <text:p>ACACCACTCTGTGTTACTTTAAATTGTACTGATTATGTAAGGAATGCTACTAAT---------------------------CTGGAGAAAGGAGAAATAAAAGAAT</text:p>
          </table:table-cell>
        </table:table-row>
        <table:table-row table:style-name="ro1">
          <table:table-cell office:value-type="string" calcext:value-type="string">
            <text:p>ACCAGAAGTACTAACAGTAGTACTGATAATGCCAGTAGTAATACCAGTAGTACGATAA---AGAGAGGAGAAATAAAAGAAT</text:p>
          </table:table-cell>
        </table:table-row>
        <table:table-row table:style-name="ro1">
          <table:table-cell office:value-type="string" calcext:value-type="string">
            <text:p>TGCACTGACTACCTGGGAAATGTCACTGGGAAGAATACTACTAAC---AGAGAGGAAGCTAAGGAGGTAGGAATGAAAAATT</text:p>
          </table:table-cell>
        </table:table-row>
        <table:table-row table:style-name="ro1">
          <table:table-cell office:value-type="string" calcext:value-type="string">
            <text:p>ACTTTAAATTGCACTAATT---------ATAATAACACCAGTGATAATA-----AGACCATTAATGATGACCCTAAAAGGGAAATAAAAAATT</text:p>
          </table:table-cell>
        </table:table-row>
        <table:table-row table:style-name="ro1">
          <table:table-cell office:value-type="string" calcext:value-type="string">
            <text:p>GGGAATGCTACTGCTGCTAATAAGACTACTGCTACTAATAATAGTGGCGGGAATGCTAC------GGAAACAGAAATAAAAAAGT</text:p>
          </table:table-cell>
        </table:table-row>
        <table:table-row table:style-name="ro1">
          <table:table-cell office:value-type="string" calcext:value-type="string">
            <text:p>TT---GAATAAGACTAGTACCAATAATAGTAGTGGGAATAGTACTAATGGGGATGGAATGGAGGAAGGAGGAATGAAAAACT</text:p>
          </table:table-cell>
        </table:table-row>
        <table:table-row table:style-name="ro1">
          <table:table-cell office:value-type="string" calcext:value-type="string">
            <text:p>GTTACTTTAAATTGCACTAATGT---GAATAGCACTAATTTGAATAATGCC---------ACTATGGATGAGAAAGAAGAAATGAAAAATT</text:p>
          </table:table-cell>
        </table:table-row>
        <table:table-row table:style-name="ro1">
          <table:table-cell office:value-type="string" calcext:value-type="string">
            <text:p>TGCACTAACGCGAACTTGAACTCGACTAATACCGCCAACAGTGGCGGGGAACTGATAA---AGGAAGGAGAAGTAAAAAACT</text:p>
          </table:table-cell>
        </table:table-row>
        <table:table-row table:style-name="ro1">
          <table:table-cell office:value-type="string" calcext:value-type="string">
            <text:p>GGGAATGATACTAATACCAGCAGTAGTGCGACCAACAATAGTAGCATAGGAAACATAGAAAAAGGAGAAGTAAAAAACT</text:p>
          </table:table-cell>
        </table:table-row>
        <table:table-row table:style-name="ro1">
          <table:table-cell office:value-type="string" calcext:value-type="string">
            <text:p>GGGAATCATACCACCACGAATAATACCAACACCAATAATAGTAGCGGGGAA---CCAATGGAAAAAGGAGAGATAAAAAATT</text:p>
          </table:table-cell>
        </table:table-row>
        <table:table-row table:style-name="ro1">
          <table:table-cell office:value-type="string" calcext:value-type="string">
            <text:p>TTAGAATGCTATGACTTGAATAGGACTAATACTAATACCACCAGTAGTAGCGAAGGAAT---------GAGAGGAGAAATAAAAAACT</text:p>
          </table:table-cell>
        </table:table-row>
        <table:table-row table:style-name="ro1">
          <table:table-cell office:value-type="string" calcext:value-type="string">
            <text:p>ACTGATTGGAGGAATGCTACTAATATCAATGCCACGCAGATTACTAATGG------AACGTTGGAGGGAGGAGAAGTAAAAAACT</text:p>
          </table:table-cell>
        </table:table-row>
        <table:table-row table:style-name="ro1">
          <table:table-cell office:value-type="string" calcext:value-type="string">
            <text:p>AATATGAGTAATAAAAGTAATACTACACCTAATGCAACTGCTAACTGGGGATTGATA---GAGGAAGGAGAAATAAAAAATT</text:p>
          </table:table-cell>
        </table:table-row>
        <table:table-row table:style-name="ro1">
          <table:table-cell office:value-type="string" calcext:value-type="string">
            <text:p>ACTAGAGATAATGCCAATACTAATAATACCACTAGTGCCCCTAGTGGTAATAGTAGTATGAT---------AGGAGAAATGAGAAACT</text:p>
          </table:table-cell>
        </table:table-row>
        <table:table-row table:style-name="ro1">
          <table:table-cell office:value-type="string" calcext:value-type="string">
            <text:p>ACCAATGGTGGCAGCGG----------------------------------------------------------------------------------------------------------------------------------------TGATACTAATACCACTAATAGTACCAGGGGACCACCGATGGAGGAAGGAGAAATAAAAAACT</text:p>
          </table:table-cell>
        </table:table-row>
        <table:table-row table:style-name="ro1">
          <table:table-cell office:value-type="string" calcext:value-type="string">
            <text:p>ATCATCAGTACCAGTAATAGTAGCAATACCAGAAATATCAGTGATAGTAGCAAGATAGAGAAAGGAGAAATAAAAAACT</text:p>
          </table:table-cell>
        </table:table-row>
        <table:table-row table:style-name="ro1">
          <table:table-cell office:value-type="string" calcext:value-type="string">
            <text:p>ACTCCACTCTGTGTTACTTTAAATTGTACTGCC------AATGTTACTACTAC-----------ACTAGGAAATATAACTGAAGAA-------ATGAGAAACT</text:p>
          </table:table-cell>
        </table:table-row>
        <table:table-row table:style-name="ro1">
          <table:table-cell office:value-type="string" calcext:value-type="string">
            <text:p>ATCAAAGCCTAAAACCATGTGTCAAGTTAACCCCACTCTGTGTTACTTTGCATTGCAATGAT-----------------------------------------------------AAAAGAACTAACAAACT</text:p>
          </table:table-cell>
        </table:table-row>
        <table:table-row table:style-name="ro1">
          <table:table-cell office:value-type="string" calcext:value-type="string">
            <text:p>TTAAATTGCACTGATTTG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CCCCACTCTGTGTCACCTTGAATTGCACTGAT------ACTGCTACTAATACCA-----------CGGATAGTGATAATGCAGGA-------ATGATGAATT</text:p>
          </table:table-cell>
        </table:table-row>
        <table:table-row table:style-name="ro1">
          <table:table-cell office:value-type="string" calcext:value-type="string">
            <text:p>AGTAGTACCACTAACTGTACTGCTAATACTCCCACTCCTACCGCTAACAGAAGCCAGGAGGAAGGAGAAATGAAAAACT</text:p>
          </table:table-cell>
        </table:table-row>
        <table:table-row table:style-name="ro1">
          <table:table-cell office:value-type="string" calcext:value-type="string">
            <text:p>AATTGTAGCAATGTTACTAGGAGTAATACTAATACTACTAATAGTAGTAG------TTTGGAAGGGAAGGAGGAAATAAGAAACT</text:p>
          </table:table-cell>
        </table:table-row>
        <table:table-row table:style-name="ro1">
          <table:table-cell office:value-type="string" calcext:value-type="string">
            <text:p>AATACTACTACCAATAGGAGTAATACTACTACCAATAGTAGTAATGTGGGGGGAGTGATGGAAACAGAAATGAAAAACT</text:p>
          </table:table-cell>
        </table:table-row>
        <table:table-row table:style-name="ro1">
          <table:table-cell office:value-type="string" calcext:value-type="string">
            <text:p>GATGCTAATAGTGGTACTAATACTACTATGGGCAATAGTACTATTTGGGAAAAGGAAA---ATAAAGGAGAAATAAAAAACT</text:p>
          </table:table-cell>
        </table:table-row>
        <table:table-row table:style-name="ro1">
          <table:table-cell office:value-type="string" calcext:value-type="string">
            <text:p>ATGCAGACTAGCTTACT-------------------CGATACCGATAATGTCGAGAGCTACCTAGTCCCTTCCCCTACTACGGAAGAAATGAAAAACT</text:p>
          </table:table-cell>
        </table:table-row>
        <table:table-row table:style-name="ro1">
          <table:table-cell office:value-type="string" calcext:value-type="string">
            <text:p>ATTACTGACAATACAAATGCAAACATTACTGACAATAGGAATAATAGTTTGAGAATGGAGAAGGAAGAAATGAAAAACT</text:p>
          </table:table-cell>
        </table:table-row>
        <table:table-row table:style-name="ro1">
          <table:table-cell office:value-type="string" calcext:value-type="string">
            <text:p>ACTAGTAATGCCAATAATACTAGTAATAGTACTAATATTGCCAATAGAACGGTGGAAGTACCAGGAGAAATAAAAAATT</text:p>
          </table:table-cell>
        </table:table-row>
        <table:table-row table:style-name="ro1">
          <table:table-cell office:value-type="string" calcext:value-type="string">
            <text:p>ACTAAGAATCAGACTGATGGGGGTGGGAATAATACTAGTATTGAGGGGGGAAAGATGGAGAGAGGAGAACTGAAAAACT</text:p>
          </table:table-cell>
        </table:table-row>
        <table:table-row table:style-name="ro1">
          <table:table-cell office:value-type="string" calcext:value-type="string">
            <text:p>GTTACTTTAAATTGCTCTGATTTGACA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GGGAATGTTACTAATGGTGGGGAAAATGGTACTAATACTAATGACACATTAAGAATGGAGAAAGGAGAAATAAAAAACT</text:p>
          </table:table-cell>
        </table:table-row>
        <table:table-row table:style-name="ro1">
          <table:table-cell office:value-type="string" calcext:value-type="string">
            <text:p>AATTGCACTGACTACTTTGGGAATACTACTAATACCAATAGTACTCCT-----AATACCAATAG-TACAGCAGAAATAAAAAACT</text:p>
          </table:table-cell>
        </table:table-row>
        <table:table-row table:style-name="ro1">
          <table:table-cell office:value-type="string" calcext:value-type="string">
            <text:p>TTAAAATGCACTAATTTGAATGTGAATGTTACAGGGAAAAATAACAGT---------ACGATAGACTCTAACGAAGAAGCAAAAAACT</text:p>
          </table:table-cell>
        </table:table-row>
        <table:table-row table:style-name="ro1">
          <table:table-cell office:value-type="string" calcext:value-type="string">
            <text:p>ATTACTTTAAATTGC------------AATAACATTACTACTAATAGCACTATTACCTGGGGAAAGATGGAGCCAGGAGAAATAAAAAACT</text:p>
          </table:table-cell>
        </table:table-row>
        <table:table-row table:style-name="ro1">
          <table:table-cell office:value-type="string" calcext:value-type="string">
            <text:p>ATAAATGGCACTAATGCTAATGTTACTAGAAATGACACTGGTGGTGACATTACTGATAATGATAGTGGA----------ATGAAAAACT</text:p>
          </table:table-cell>
        </table:table-row>
        <table:table-row table:style-name="ro1">
          <table:table-cell office:value-type="string" calcext:value-type="string">
            <text:p>ATGGTAGAACAGATGCAACAATACAAA-------------------------------------------------------------------------------------ATAGTAATAACAATACAAGTAGTTGGAACATGGCGGCAGA--------AAATAAAAAACT</text:p>
          </table:table-cell>
        </table:table-row>
        <table:table-row table:style-name="ro1">
          <table:table-cell office:value-type="string" calcext:value-type="string">
            <text:p>TGCACTGATTGGGGGAATGCTACTAATGCCACGAATAATAGTGGCGAGGGAATGATGGAGGGGGGAGAAATAAAAAAGT</text:p>
          </table:table-cell>
        </table:table-row>
        <table:table-row table:style-name="ro1">
          <table:table-cell office:value-type="string" calcext:value-type="string">
            <text:p>TGCACTAAT---GCTACTGCCACTAATACCAATAATGGTAGTGCCAGTATGAATAGTAGTATGGTAGGAGAAATGACAAACT</text:p>
          </table:table-cell>
        </table:table-row>
        <table:table-row table:style-name="ro1">
          <table:table-cell office:value-type="string" calcext:value-type="string">
            <text:p>AGCCATAGTGTTACTACTATCAATGGGACCAATAATGTTACTACTACCCTTGCGCAGGAGGAGAGGGAAATAAAAAACT</text:p>
          </table:table-cell>
        </table:table-row>
        <table:table-row table:style-name="ro1">
          <table:table-cell office:value-type="string" calcext:value-type="string">
            <text:p>GTTACTTTAAATTGCACTGATGTGGGGAGTGATGCTAATACTACTAATATCACT-----AGTGGTAGCGGGGAA-------ATAAAAAACT</text:p>
          </table:table-cell>
        </table:table-row>
        <table:table-row table:style-name="ro1">
          <table:table-cell office:value-type="string" calcext:value-type="string">
            <text:p>GTGAAGACTAATAATACCAATAATGCTACTAATACCAATAATAGCACCTGGAAGATGA------AGGAAGGAGAACTAAAAAACT</text:p>
          </table:table-cell>
        </table:table-row>
        <table:table-row table:style-name="ro1">
          <table:table-cell office:value-type="string" calcext:value-type="string">
            <text:p>AATAACACTACTAGTGCTCCTAGTAACAATAGTAGTGCTCTCAATAGCACTGTTAGTGATGACGGAGAACTGAAAAACT</text:p>
          </table:table-cell>
        </table:table-row>
        <table:table-row table:style-name="ro1">
          <table:table-cell office:value-type="string" calcext:value-type="string">
            <text:p>ACTCTAAATTGCACTGATT------GTAATGCTACTACCACTAATAGTAGCTGGGAAAAG---ATGGAGAAAGGAGAAATAAAAAAAT</text:p>
          </table:table-cell>
        </table:table-row>
        <table:table-row table:style-name="ro1">
          <table:table-cell office:value-type="string" calcext:value-type="string">
            <text:p>AAATTAACCCCACTCTGTGTCACTTTAAATTGTACT---------AATGCCACTAATATTAATACCACCTCT---------------------GCAGAGATAAAAAACT</text:p>
          </table:table-cell>
        </table:table-row>
        <table:table-row table:style-name="ro1">
          <table:table-cell office:value-type="string" calcext:value-type="string">
            <text:p>AATTGCACTAATTTGAAGAATACTACTAATACCAGTGGTAATATCAGTAG---TATAATAGAGGGAGGAGAAATAAAAAACT</text:p>
          </table:table-cell>
        </table:table-row>
        <table:table-row table:style-name="ro1">
          <table:table-cell office:value-type="string" calcext:value-type="string">
            <text:p>AATTGCATTAATTTGGAGAGGAATACTAATACCAGTATTAATATCAGTAGTACGACA---GAGNAAGAAGAGATGAAAAACT</text:p>
          </table:table-cell>
        </table:table-row>
        <table:table-row table:style-name="ro1">
          <table:table-cell office:value-type="string" calcext:value-type="string">
            <text:p>GAGAGTTTAAATTGCACTGCCACTAATGGAACTAATAATTGTAGTGCTAGCACGAAACCGAT---------GGAGGAAATGAAAAACT</text:p>
          </table:table-cell>
        </table:table-row>
        <table:table-row table:style-name="ro1">
          <table:table-cell office:value-type="string" calcext:value-type="string">
            <text:p>GTTGATGGGAATAATACCAAGGTTAATGAGAATGCCACTTATTATACTGGGAAAATAGAACCAGGAGAAATAAAAAACT</text:p>
          </table:table-cell>
        </table:table-row>
        <table:table-row table:style-name="ro1">
          <table:table-cell office:value-type="string" calcext:value-type="string">
            <text:p>ACTGGGACTGCTAACAATGATACTAATACCAATAGTACTAGGTGGGTGTATCAAGCGATGGCAGGAGAAATAAAAAACT</text:p>
          </table:table-cell>
        </table:table-row>
        <table:table-row table:style-name="ro1">
          <table:table-cell office:value-type="string" calcext:value-type="string">
            <text:p>ATGACCAATAGTAGTAATAGTAGTACTGAGGGAAACTGCTCTTCCTATAATTATACTGG-GAGGGAAGAACTGAGAAACT</text:p>
          </table:table-cell>
        </table:table-row>
        <table:table-row table:style-name="ro1">
          <table:table-cell office:value-type="string" calcext:value-type="string">
            <text:p>GCTTTAAATTGCACTAATTTGGAAA---ATACTGATGCCAGTAATACCAGTAG------TACAACAGAGGGAGGAGAAATAAAAAACT</text:p>
          </table:table-cell>
        </table:table-row>
        <table:table-row table:style-name="ro1">
          <table:table-cell office:value-type="string" calcext:value-type="string">
            <text:p>ACTGATTTGAGGAATGCGAATGCTACTAATAACAATAGTAGTAGCGGGGGAACG---ATGGAGAA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TTAAATTGCACTG---------ATGATGTGAAGGTGAATGGTACCGCTGATGTCACTACTGAGGAAAAAGGAGAGATAAAAAACT</text:p>
          </table:table-cell>
        </table:table-row>
        <table:table-row table:style-name="ro1">
          <table:table-cell office:value-type="string" calcext:value-type="string">
            <text:p>AGTAATTGTAATATTACTGCTGACAATACTACCAATACCAATGCCAATAGCAGTTGTGAGGAGATG---------------GGAATGAAAAACT</text:p>
          </table:table-cell>
        </table:table-row>
        <table:table-row table:style-name="ro1">
          <table:table-cell office:value-type="string" calcext:value-type="string">
            <text:p>AAGAAGAATGCTAATAATACCACTGGTAATACCACTGATGGTAACGTGGAAAGG---TTGGAGAAAGAAGAAATAAAAAACT</text:p>
          </table:table-cell>
        </table:table-row>
        <table:table-row table:style-name="ro1">
          <table:table-cell office:value-type="string" calcext:value-type="string">
            <text:p>ACTCCTAGTACCTCTACTCCTACTAGTGCCTCTACTACCTATAGTGGGGAAAAG---ATGGAGGATGGAGAAATGAAAAATT</text:p>
          </table:table-cell>
        </table:table-row>
        <table:table-row table:style-name="ro1">
          <table:table-cell office:value-type="string" calcext:value-type="string">
            <text:p>TGCACTAATTTAAGGAATGCTACTAATACCACTGCTACTAAT--ACCACTAGTAGTGGATGGGGAGAAGAAATGACAAACT</text:p>
          </table:table-cell>
        </table:table-row>
        <table:table-row table:style-name="ro1">
          <table:table-cell office:value-type="string" calcext:value-type="string">
            <text:p>GATTTTTTGGGGAATACTACTGATGTTTTTGGGAATAGTACTAACACCACTAGTAGTAGTGG------------------AGGAGAAATAAAAAAAT</text:p>
          </table:table-cell>
        </table:table-row>
        <table:table-row table:style-name="ro1">
          <table:table-cell office:value-type="string" calcext:value-type="string">
            <text:p>ACCACTAGTAGTAGTGGGAATACTACTAATACCACTAGTAGTAGTGGGGGAACGATGGATAGAGGAGAAATAAAAAACT</text:p>
          </table:table-cell>
        </table:table-row>
        <table:table-row table:style-name="ro1">
          <table:table-cell office:value-type="string" calcext:value-type="string">
            <text:p>ACTTTAAATTGCACTAAT------ATCACTAGGAATGCCACTGGTAATAGCGAGGAAGCAGTAA---AGAATGGAGAAATAAAAAACT</text:p>
          </table:table-cell>
        </table:table-row>
        <table:table-row table:style-name="ro1">
          <table:table-cell office:value-type="string" calcext:value-type="string">
            <text:p>CCACTCTGTGTTACTTTGAATTGCAC------------TGATACTACTGACAATAGAACTAAAGAAGACAT---------GAGGGGAGAAATAAAAAACT</text:p>
          </table:table-cell>
        </table:table-row>
        <table:table-row table:style-name="ro1">
          <table:table-cell office:value-type="string" calcext:value-type="string">
            <text:p>AATTGTACTGATATAGGGAATGCTACTAATTCCAA---TAGTAGCGGAGAGATGCCAATAGAGAAAGGAGAAATGAAAAACT</text:p>
          </table:table-cell>
        </table:table-row>
        <table:table-row table:style-name="ro1">
          <table:table-cell office:value-type="string" calcext:value-type="string">
            <text:p>GGGACTAATAACAATAATACTAATACCACTAGTAGTAGCGAGGGAACAATGATGGGGGAGGAAAAAGACATGAGAAACT</text:p>
          </table:table-cell>
        </table:table-row>
        <table:table-row table:style-name="ro1">
          <table:table-cell office:value-type="string" calcext:value-type="string">
            <text:p>ACTTTAAATTGTACTGATTTGAATAAAAATGGTACT--------------CAGGGGAATGCCACTGCAGAGGAACAGGAGGAAATCAGAAACT</text:p>
          </table:table-cell>
        </table:table-row>
        <table:table-row table:style-name="ro1">
          <table:table-cell office:value-type="string" calcext:value-type="string">
            <text:p>TCTGAGCAATGGAGGAACAATACTGATGTCAATAATACTATGAATTGGGAAAAAATGGAAAAAGGAGAAATAAAAAACT</text:p>
          </table:table-cell>
        </table:table-row>
        <table:table-row table:style-name="ro1">
          <table:table-cell office:value-type="string" calcext:value-type="string">
            <text:p>AATGCCAATATTAGTAGTAATGCTACTATGACCAATACTAGTATTAGTGGGGAAATAGATAAAGGAGAAATAAAAAACT</text:p>
          </table:table-cell>
        </table:table-row>
        <table:table-row table:style-name="ro1">
          <table:table-cell office:value-type="string" calcext:value-type="string">
            <text:p>AATACTAATACCACTGAGAATGCTACTAATACCACTGTTGGTAGCGAGGGAATACAAA---AGGGAGAAGCAATGAAAAACT</text:p>
          </table:table-cell>
        </table:table-row>
        <table:table-row table:style-name="ro1">
          <table:table-cell office:value-type="string" calcext:value-type="string">
            <text:p>AACAATAGTAGTGGCACTGATACCCCTACCAATAGGAGTGGCGGGGGACAGGAGATGGAAAAAGGGGAGATGAAAAACT</text:p>
          </table:table-cell>
        </table:table-row>
        <table:table-row table:style-name="ro1">
          <table:table-cell office:value-type="string" calcext:value-type="string">
            <text:p>AGTAGTAATACCACCAATACTACTACTACCAGTAGTAATACCAGTAGTACAACAGGGATAGGGTT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GTGGCACTGATACCAATAATACTACTGATTCCAGTAATACTACTAATTTAATGATGGAAAAAGGAGAAA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GAGAATGTCACTGTAAAGGAACAGGAGGAAATCAGAAACT</text:p>
          </table:table-cell>
        </table:table-row>
        <table:table-row table:style-name="ro1">
          <table:table-cell office:value-type="string" calcext:value-type="string">
            <text:p>ACTAGGGGTAATACTAGTACCATCCCCACTACTAGTAGTCTTACTACTACCCCTGGTATTAGAGA----GGACATGAAAAACT</text:p>
          </table:table-cell>
        </table:table-row>
        <table:table-row table:style-name="ro1">
          <table:table-cell office:value-type="string" calcext:value-type="string">
            <text:p>ACTACTCCTAATAATACTCAAACTACCACTACCACTGTTACTCCTACTAGTAGCAGCATGACAGGAGAAATAAAAAACT</text:p>
          </table:table-cell>
        </table:table-row>
        <table:table-row table:style-name="ro1">
          <table:table-cell office:value-type="string" calcext:value-type="string">
            <text:p>ACTAATTTGAAGAATAATACCAATACCAATAGTACCAGTACCAATAGCAGTAGTTGGATGGAGGGAGAAATGAAAAATT</text:p>
          </table:table-cell>
        </table:table-row>
        <table:table-row table:style-name="ro1">
          <table:table-cell office:value-type="string" calcext:value-type="string">
            <text:p>AGTACTACTAATACTACCAATAGTGCTACTAATACCAGTAGTTATAGTTGGGGAAACATGAC------AGGAGAAATAAAAAACT</text:p>
          </table:table-cell>
        </table:table-row>
        <table:table-row table:style-name="ro1">
          <table:table-cell office:value-type="string" calcext:value-type="string">
            <text:p>TTAAATTGTACTGATTTA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ACTAATGCAACGCTTAATAGTACCAATAGTAGTAATAGTACTGGTTGGGGACTGATGAAGGAGGGAGAAATAAAAAACT</text:p>
          </table:table-cell>
        </table:table-row>
        <table:table-row table:style-name="ro1">
          <table:table-cell office:value-type="string" calcext:value-type="string">
            <text:p>GACTACTTAAAGAATGTTACTAATACCACTAATGTTACTAATGCCACTAGTGCTGTTAATGCCACTGG----------TATGACAAACT</text:p>
          </table:table-cell>
        </table:table-row>
        <table:table-row table:style-name="ro1">
          <table:table-cell office:value-type="string" calcext:value-type="string">
            <text:p>AATTGCACTGATCTAAGGAATGCTACTAATACCAATAGTAGTAGCGAGGAAAAGATA---GAGGGAGGAGGAATGACCAACT</text:p>
          </table:table-cell>
        </table:table-row>
        <table:table-row table:style-name="ro1">
          <table:table-cell office:value-type="string" calcext:value-type="string">
            <text:p>AATGCTACTTTGGCCAATAATAATGCTACTTTGGCCAATAATAGTATCG-----ATAATAGTGGCG-CGGAAGAAATAAAAAACT</text:p>
          </table:table-cell>
        </table:table-row>
        <table:table-row table:style-name="ro1">
          <table:table-cell office:value-type="string" calcext:value-type="string">
            <text:p>AGAAGTGCCCGCAGTAGTGTTATTCAAGTAATAGCCATATTACGGGCAATAGGAGTTTGGAATCGGGAGGAATCAATTT</text:p>
          </table:table-cell>
        </table:table-row>
        <table:table-row table:style-name="ro1">
          <table:table-cell office:value-type="string" calcext:value-type="string">
            <text:p>CCTAATAACACTACTAGTGCTCCTAGTAACAGTAGTGCTCTCAATAGCACTGTTAGTGATGACGGAGAAC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CGGTTAATTTCACCAAGAATAGTAATACTACTTTTAACAGTAGTAGTAGTGATGAAATGATAA---------AGGAAGTAAAAAACT</text:p>
          </table:table-cell>
        </table:table-row>
        <table:table-row table:style-name="ro1">
          <table:table-cell office:value-type="string" calcext:value-type="string">
            <text:p>ACTGATTGGAATAATAATGGTACCAATAATAATAGTACCAATACCACAACCCTTAAGGAGGGAGAAGAAATAAGAAACT</text:p>
          </table:table-cell>
        </table:table-row>
        <table:table-row table:style-name="ro1">
          <table:table-cell office:value-type="string" calcext:value-type="string">
            <text:p>AATGATACTGATACCAATGTTACTACTTCCAATAGTAGTGGCTGGGAAATGAGGATGAAGACAGGAGAAATGAAAAACT</text:p>
          </table:table-cell>
        </table:table-row>
        <table:table-row table:style-name="ro1">
          <table:table-cell office:value-type="string" calcext:value-type="string">
            <text:p>TTAAATTGTACTGATTT---AAATGCTACTAGTACCACTAATAGTAGCGAGAGAACG---ATGGAGGGAGGTGAAATAAAAAACT</text:p>
          </table:table-cell>
        </table:table-row>
        <table:table-row table:style-name="ro1">
          <table:table-cell office:value-type="string" calcext:value-type="string">
            <text:p>CTTTGCTCCCCAAATGTCACTGGTGCTAATGTCACTGGTACTAGAGGAAAACAG---ATGGACAAGGGAGAAATACAAAATT</text:p>
          </table:table-cell>
        </table:table-row>
        <table:table-row table:style-name="ro1">
          <table:table-cell office:value-type="string" calcext:value-type="string">
            <text:p>GACGTGAGTGACACTAATGCCACTAATACCAATAGTAGTAGCGGGGAACTGAAGATGGAAAAAGGGGAGATGAAAAACT</text:p>
          </table:table-cell>
        </table:table-row>
        <table:table-row table:style-name="ro1">
          <table:table-cell office:value-type="string" calcext:value-type="string">
            <text:p>TGCACTGATAATTTGAGAAATGATGATAAAAGCACTAACAGTAACAGCTG---GGAAGTAGAGGTAGGAGAAATAAAAAACT</text:p>
          </table:table-cell>
        </table:table-row>
        <table:table-row table:style-name="ro1">
          <table:table-cell office:value-type="string" calcext:value-type="string">
            <text:p>AAGAATGGTACTAATACTACTAATGGTACTAATACTACTAGTACCAGTGGTATTATGGGGGAAGGAGAAATAAAAAACT</text:p>
          </table:table-cell>
        </table:table-row>
        <table:table-row table:style-name="ro1">
          <table:table-cell office:value-type="string" calcext:value-type="string">
            <text:p>GTTACTACTAATAGTACTAAGAATAATAGTAGTATGGGAAATAGTAGTATGGTAGAGGGAGGAGTAGAAATGAAAAATT</text:p>
          </table:table-cell>
        </table:table-row>
        <table:table-row table:style-name="ro1">
          <table:table-cell office:value-type="string" calcext:value-type="string">
            <text:p>GGGACTGCTACTGATAGTAGCACTACTAGTAGCACTGTTAGTAGCGGGGAAACAATAAAGGGGGAAGAAATGAAAAACT</text:p>
          </table:table-cell>
        </table:table-row>
        <table:table-row table:style-name="ro1">
          <table:table-cell office:value-type="string" calcext:value-type="string">
            <text:p>ACTGATTGGAAGAGTAATGCTACTGGTACCAATAATAGTGCTAGTGAGAAAATGATGGAGGGAGGAGAAATAAAGAACT</text:p>
          </table:table-cell>
        </table:table-row>
        <table:table-row table:style-name="ro1">
          <table:table-cell office:value-type="string" calcext:value-type="string">
            <text:p>GTTACCTTAAATTGCACTGATTTGACGAATGCTACTTATGCCAATGGTAGTAGTGA------------GGAGAGAGGAGAAATAAGAAATT</text:p>
          </table:table-cell>
        </table:table-row>
        <table:table-row table:style-name="ro1">
          <table:table-cell office:value-type="string" calcext:value-type="string">
            <text:p>GTTACTTTAAATTGCACTGATTTGC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GTTGTGGGGAAGATGAATAC---TACTAATGTGGGGAATACGACTACTTTTAATGCCACTGCAATAGGAGACATGAAAAACT</text:p>
          </table:table-cell>
        </table:table-row>
        <table:table-row table:style-name="ro1">
          <table:table-cell office:value-type="string" calcext:value-type="string">
            <text:p>GAATGCACTAATTATGAGAAGAATAGTAGTTCAGTGAATAGTAGTAGTTGGGAAAATAT------GAAGGAAGAGATAAAAAACT</text:p>
          </table:table-cell>
        </table:table-row>
        <table:table-row table:style-name="ro1">
          <table:table-cell office:value-type="string" calcext:value-type="string">
            <text:p>AATTGTACTAATTTAAGGAATACTACTAATACCACTAGTAGTAGTTGGGGAACG---ATGGAGAGCGGAGAAATAAAAAACT</text:p>
          </table:table-cell>
        </table:table-row>
        <table:table-row table:style-name="ro1">
          <table:table-cell office:value-type="string" calcext:value-type="string">
            <text:p>AGCACTGGTGTGGAAAAAACTACTAGCACTAATGGGGGGAATGTTACTATTTGTAATACTACTGAGGAGATAAAAAACT</text:p>
          </table:table-cell>
        </table:table-row>
        <table:table-row table:style-name="ro1">
          <table:table-cell office:value-type="string" calcext:value-type="string">
            <text:p>AATTGCACTAATTTGGGGAGTACTACTAATACCAGTAGTAATACCAGTAGTACGACAA---AGGGAGGAGAAATAAAAAACT</text:p>
          </table:table-cell>
        </table:table-row>
        <table:table-row table:style-name="ro1">
          <table:table-cell office:value-type="string" calcext:value-type="string">
            <text:p>TGCACCACCATGGGGGCAAATAATACCACCTCTAGCCCCCTTACTAATAGTACAATAGATGAAGGGATAATGAC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ACCACTGCAGAGGAACAGAAGGAAATCAGAAACT</text:p>
          </table:table-cell>
        </table:table-row>
        <table:table-row table:style-name="ro1">
          <table:table-cell office:value-type="string" calcext:value-type="string">
            <text:p>AATTGCACTGATATGGGGAATGATACTAGTACCAATACTAGTAGCTGGGA---TAAAATGGAAAAAGGAGAAATAAAGAACT</text:p>
          </table:table-cell>
        </table:table-row>
        <table:table-row table:style-name="ro1">
          <table:table-cell office:value-type="string" calcext:value-type="string">
            <text:p>TGTGAGAATTCAAATTGCACTGATGCTAATAACAATACCAGTAGCGAGGGA---AAAATGGAGAAAGGAGAAATGAAAAACT</text:p>
          </table:table-cell>
        </table:table-row>
        <table:table-row table:style-name="ro1">
          <table:table-cell office:value-type="string" calcext:value-type="string">
            <text:p>GGCACTAATGACGTGAATGGCACTAATACCAACAGTAGTAGCGAGGAACTGAAGATGGAAAAAGGGGAGATGAAAAACT</text:p>
          </table:table-cell>
        </table:table-row>
        <table:table-row table:style-name="ro1">
          <table:table-cell office:value-type="string" calcext:value-type="string">
            <text:p>AATACTACTGGGAATAAAACTAATACCAATGATATTAGGTTGGATGGGAAGCCAATGCCACTAGGAGAAATAAAAACCT</text:p>
          </table:table-cell>
        </table:table-row>
        <table:table-row table:style-name="ro1">
          <table:table-cell office:value-type="string" calcext:value-type="string">
            <text:p>ACTAATACCAATAGTACCAGTGAGCAGAATATTACTAGTGCCRCTAATAATAGTTGGATAGGGACAGAAATGAAAAATT</text:p>
          </table:table-cell>
        </table:table-row>
        <table:table-row table:style-name="ro1">
          <table:table-cell office:value-type="string" calcext:value-type="string">
            <text:p>TTAAATTGGAGTAATGCAAAGA---GTACTAATACCAATAGTAGTACGGAGAAA---GTAATGGAGGAAGGAGAAATGAAAAACT</text:p>
          </table:table-cell>
        </table:table-row>
        <table:table-row table:style-name="ro1">
          <table:table-cell office:value-type="string" calcext:value-type="string">
            <text:p>TTAAATTGTACTAATGCGAATGTGACTAGTGTGAATGGTACTGATACTACTGTCAATACC------------------ACGGAAGAGATAAAGAACT</text:p>
          </table:table-cell>
        </table:table-row>
        <table:table-row table:style-name="ro1">
          <table:table-cell office:value-type="string" calcext:value-type="string">
            <text:p>AACAATGCTACTAATACCACTAATAACAATACCAATAGTAATAGTTGGGAAACG---ATGGAGAGAGGAGAAATAAAAAACT</text:p>
          </table:table-cell>
        </table:table-row>
        <table:table-row table:style-name="ro1">
          <table:table-cell office:value-type="string" calcext:value-type="string">
            <text:p>TGCACTGATGTAGTAAATGGTACTGGTACTGATAATAATGTCAGGGGGGAAAGGATGAAGGAAGGAGAAATCAAAAACT</text:p>
          </table:table-cell>
        </table:table-row>
        <table:table-row table:style-name="ro1">
          <table:table-cell office:value-type="string" calcext:value-type="string">
            <text:p>GTAAACAATAGCACTAATGGTAACGGCACTACTGGTAACGTTACTGTTAGTCAGGAGATGACAGGAGAAATAAAAAATT</text:p>
          </table:table-cell>
        </table:table-row>
        <table:table-row table:style-name="ro1">
          <table:table-cell office:value-type="string" calcext:value-type="string">
            <text:p>TTGAATTGCTCCTATATCAATAGTACTTGTGGCAATAGTACTGATGGTTGGCAAGATAT------GAGGGAAGAAATAAAAAACT</text:p>
          </table:table-cell>
        </table:table-row>
        <table:table-row table:style-name="ro1">
          <table:table-cell office:value-type="string" calcext:value-type="string">
            <text:p>TTGAAAATTACTAATACCAATAGTACTAATACCACTAGTAGTGGCTGGAGACTG---ATGGAGAAAGGAGAGGTAAAAAACT</text:p>
          </table:table-cell>
        </table:table-row>
        <table:table-row table:style-name="ro1">
          <table:table-cell office:value-type="string" calcext:value-type="string">
            <text:p>TGCACTGATGTGAGGAAAAATGATACTAATACCACTAGTGGTGGGTGGAGAGCG---ATGGAGACAGGAGAAATAAAAAACT</text:p>
          </table:table-cell>
        </table:table-row>
        <table:table-row table:style-name="ro1">
          <table:table-cell office:value-type="string" calcext:value-type="string">
            <text:p>GTGAATGTTACTACTAATAGTACTGAGAGTAGTACTAATAGTCCTGGGGGGAAAATGGAGGAAGGAGAAATCAAAAACT</text:p>
          </table:table-cell>
        </table:table-row>
        <table:table-row table:style-name="ro1">
          <table:table-cell office:value-type="string" calcext:value-type="string">
            <text:p>GATT---ATAATGGTACCAATACCAATGGTACCAATACCAAGAATAGTAGTAACGTGGAAATGAT---------AGGAGAAATAAAGAATT</text:p>
          </table:table-cell>
        </table:table-row>
        <table:table-row table:style-name="ro1">
          <table:table-cell office:value-type="string" calcext:value-type="string">
            <text:p>TGCACTGATTTGAAAAATAGTACTACGGACAATACTACTAATAATAGTACAATAATGGGGAAAGAAGAAATAAAAAACT</text:p>
          </table:table-cell>
        </table:table-row>
        <table:table-row table:style-name="ro1">
          <table:table-cell office:value-type="string" calcext:value-type="string">
            <text:p>AATAGTAGTAGTGTGAGCAATAGTACTAGTGCCACTAATAGTAGGGGGGTGACCAATACTACTAAAGAAATGAAAAAAT</text:p>
          </table:table-cell>
        </table:table-row>
        <table:table-row table:style-name="ro1">
          <table:table-cell office:value-type="string" calcext:value-type="string">
            <text:p>TGCACTGATTATTTGAGGAATGATACTAACACCACTAGTGATAGCGGGGGAAGG---ATGGAGGGAGGAGAGATAAAAAATT</text:p>
          </table:table-cell>
        </table:table-row>
        <table:table-row table:style-name="ro1">
          <table:table-cell office:value-type="string" calcext:value-type="string">
            <text:p>TGCAGTAAAGTGAATACTACCAATAACTTGAATGCTACCAATATCAATATCACTGATGATGGGGGAGAAATGAAAAACT</text:p>
          </table:table-cell>
        </table:table-row>
        <table:table-row table:style-name="ro1">
          <table:table-cell office:value-type="string" calcext:value-type="string">
            <text:p>GTCACTTTAACTTGCACTAATATAACTGAAACGAATACTACTAATGCCACTGCTAGCAACCGGA------------------ATGAAATGAGAAATT</text:p>
          </table:table-cell>
        </table:table-row>
        <table:table-row table:style-name="ro1">
          <table:table-cell office:value-type="string" calcext:value-type="string">
            <text:p>AATACCAATAGTAGTAATACTACTGCCAATAACAGTAGTAATACCAGTAATACAACATGGGGAGGAGAAATAAAACTCT</text:p>
          </table:table-cell>
        </table:table-row>
        <table:table-row table:style-name="ro1">
          <table:table-cell office:value-type="string" calcext:value-type="string">
            <text:p>GACTGTGGTATCCCAGGTTCTAATTGCAATACTAATGATAGTATCACTAATAGTAGCTTGAG---------------AGGAGAAATAAAAAACT</text:p>
          </table:table-cell>
        </table:table-row>
        <table:table-row table:style-name="ro1">
          <table:table-cell office:value-type="string" calcext:value-type="string">
            <text:p>TGCACTGATTTGAAGTCTAATACTACTACTAACATCAATAATAGTACTGGGGAAGAGATGAAGGGAGAAATAAAAAACT</text:p>
          </table:table-cell>
        </table:table-row>
        <table:table-row table:style-name="ro1">
          <table:table-cell office:value-type="string" calcext:value-type="string">
            <text:p>ACTGATTATTGTAGGAATGCTACCTGTACCAATGGTACCAGTGGTATTTTGAAAGAAGAACAAGGAGCAATAAAAAACT</text:p>
          </table:table-cell>
        </table:table-row>
        <table:table-row table:style-name="ro1">
          <table:table-cell office:value-type="string" calcext:value-type="string">
            <text:p>TGTACTAATTTGAAGAATGATACTAATACCAATAGTAGTAGCGGGAGAATGATAATGGAGAAAGGAGAAATAAAAAACT</text:p>
          </table:table-cell>
        </table:table-row>
        <table:table-row table:style-name="ro1">
          <table:table-cell office:value-type="string" calcext:value-type="string">
            <text:p>AATTGCACTAATATAAATAAGAATTTTACTAAAACTAATAATAGTAAT------ATGAGGATGGATCAAGGAGAAATGAAAAACT</text:p>
          </table:table-cell>
        </table:table-row>
        <table:table-row table:style-name="ro1">
          <table:table-cell office:value-type="string" calcext:value-type="string">
            <text:p>AATATTACTATCACTACTAGTACCAATCGCACTACTTGTAACAGTAGTAGGGTTGAGAAGGAAGTAGGAATGAAAAACT</text:p>
          </table:table-cell>
        </table:table-row>
        <table:table-row table:style-name="ro1">
          <table:table-cell office:value-type="string" calcext:value-type="string">
            <text:p>ACTAATAGCACTAATAGCATTAGTAGCAATAATGGGACTAAAAATTGTACTAATGAAATGAAGGGAGAAATAAAAAACT</text:p>
          </table:table-cell>
        </table:table-row>
        <table:table-row table:style-name="ro1">
          <table:table-cell office:value-type="string" calcext:value-type="string">
            <text:p>AATTGCACTAATTTAGGGAATGATACTAATGTCACTAATAGTAGCGGGGGAATG---ATGGAGGGAGGAGAAATGAAAAATT</text:p>
          </table:table-cell>
        </table:table-row>
        <table:table-row table:style-name="ro1">
          <table:table-cell office:value-type="string" calcext:value-type="string">
            <text:p>TTAAATTGCACTGATTATGAGGCTAATAATACTACTAATGCCAAT-----GATACCGCTGATAG-TAAACAGGAAATAAAGAACT</text:p>
          </table:table-cell>
        </table:table-row>
        <table:table-row table:style-name="ro1">
          <table:table-cell office:value-type="string" calcext:value-type="string">
            <text:p>AAAATTAAATTGAATAGTACCAATAATATTACCAGTAGTAATACCAGTAGTATAACAGAGGGAGGAGAAATAAAAAACT</text:p>
          </table:table-cell>
        </table:table-row>
        <table:table-row table:style-name="ro1">
          <table:table-cell office:value-type="string" calcext:value-type="string">
            <text:p>ACCCCACTCTGTGTCACCTTGAATTGCACTGAT------ACTGCTACTAATACCACAAATAGT------------------GATAATGCAGGAATGATGAATT</text:p>
          </table:table-cell>
        </table:table-row>
        <table:table-row table:style-name="ro1">
          <table:table-cell office:value-type="string" calcext:value-type="string">
            <text:p>GGCACTAAGGAAGTGAATGGCACTAATACCAATAGTAGTAGAGAGGAACTGAAGATGGAAAAAGGGGAGATGAAAAACT</text:p>
          </table:table-cell>
        </table:table-row>
        <table:table-row table:style-name="ro1">
          <table:table-cell office:value-type="string" calcext:value-type="string">
            <text:p>AATGATACCAATACCAATGATACCAATACCAATAGTAGTAGCAGAGAAATGATGATGGAGAAAGGAGAAATAAAAAACT</text:p>
          </table:table-cell>
        </table:table-row>
        <table:table-row table:style-name="ro1">
          <table:table-cell office:value-type="string" calcext:value-type="string">
            <text:p>GTTACTTTAAATTGCACTGATGAATTGAGAAA------------CAATATAAGTAGTGGGGAAAAG---ATGGAGAT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GACTACTTAAAGAATGTTACTAATACCACTAATGTTACTAATGCCACTAGTGCTGTTAATGCCACTGG----------TATGACAAACT</text:p>
          </table:table-cell>
        </table:table-row>
        <table:table-row table:style-name="ro1">
          <table:table-cell office:value-type="string" calcext:value-type="string">
            <text:p>TTAAATTGCACTGATCTGAAGAATAATAAAACCAATATCAATGATACTAGT---------ATGATGGAGGAAGGAGGAGTAAAAAATT</text:p>
          </table:table-cell>
        </table:table-row>
        <table:table-row table:style-name="ro1">
          <table:table-cell office:value-type="string" calcext:value-type="string">
            <text:p>AATTGCACTGATTTGAGGAATGCTACTAATGCCACTAGTAGTAACGGGGGAACG---ATGGAGAAAGGAGAAATGAAAAACT</text:p>
          </table:table-cell>
        </table:table-row>
        <table:table-row table:style-name="ro1">
          <table:table-cell office:value-type="string" calcext:value-type="string">
            <text:p>AAGAATGCTACTAATACCCCTGATACTAATACCACTGATAGTGTCGGGGGAATG---ATGGAGAAAGGAGAAATGAAAAATT</text:p>
          </table:table-cell>
        </table:table-row>
        <table:table-row table:style-name="ro1">
          <table:table-cell office:value-type="string" calcext:value-type="string">
            <text:p>AGTAATGTGAATNNNAGGAGTAATGTAACTAATAATAGTAGTAGTRTGGAAGGAATACAGGA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CTTTGCTCCCCAAATGTCACTGGTGCTAATGTCACTGGTGCTAAAAGGGAACAG---ATGGACAAGGGAGAAATACAAAATT</text:p>
          </table:table-cell>
        </table:table-row>
        <table:table-row table:style-name="ro1">
          <table:table-cell office:value-type="string" calcext:value-type="string">
            <text:p>GCGAAGAATATCACTACCAATAGCACTACCGATAATAGTAGTGGGGTGAATACCACTGGTTGGGGAGAGATGAAAAACT</text:p>
          </table:table-cell>
        </table:table-row>
        <table:table-row table:style-name="ro1">
          <table:table-cell office:value-type="string" calcext:value-type="string">
            <text:p>AATTGCACTGATGTGAGGAATGCTACTAATACCACTAGTGATAGCGGGGAAACG---ATGGAGAGAGGAGAAATAAAAAACT</text:p>
          </table:table-cell>
        </table:table-row>
        <table:table-row table:style-name="ro1">
          <table:table-cell office:value-type="string" calcext:value-type="string">
            <text:p>ACTGATAGATTAAAGAATGATAGTAGGAATAAGAGTACTGCTGCTTCATCGCTTATAGAGGTAGGAGAAATAAAAAACT</text:p>
          </table:table-cell>
        </table:table-row>
        <table:table-row table:style-name="ro1">
          <table:table-cell office:value-type="string" calcext:value-type="string">
            <text:p>TGCACTGATCAACTAACTAATAATACTAATACCACTAGTAGTCCTAGTAG---TTCAATAGAGAAAGGGGAAATAAAAAACT</text:p>
          </table:table-cell>
        </table:table-row>
        <table:table-row table:style-name="ro1">
          <table:table-cell office:value-type="string" calcext:value-type="string">
            <text:p>GTCACTTTAAATTGCACTGAGTTGAATAATAA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GGTACCAATGGGAATAGTACCACTAGTAATGGTACCAATAGTACTAACATCAAAAATATGARAGAACAAATGAAAAACT</text:p>
          </table:table-cell>
        </table:table-row>
        <table:table-row table:style-name="ro1">
          <table:table-cell office:value-type="string" calcext:value-type="string">
            <text:p>AATTGTAGTAATTTGAGGAATGATACTAATACCACTAGTAGTAATGAGGAAGTG---ATGGAGAGAGAAGGAATGAGAAACT</text:p>
          </table:table-cell>
        </table:table-row>
        <table:table-row table:style-name="ro1">
          <table:table-cell office:value-type="string" calcext:value-type="string">
            <text:p>GTAAAATTAACCCCACTCTGTGTTACTTTAAATTGCATTGATCCGAACAAT---------------------------------ACTATGGAGAAAGGAGAAATGAAAAACT</text:p>
          </table:table-cell>
        </table:table-row>
        <table:table-row table:style-name="ro1">
          <table:table-cell office:value-type="string" calcext:value-type="string">
            <text:p>GGTACTGGTGTTGAGGGTACTAAGGCTACTACTGCTGCTAATAGCAATAGTAGT---------------ATAGAGGAAATACAGATGAAAAACT</text:p>
          </table:table-cell>
        </table:table-row>
        <table:table-row table:style-name="ro1">
          <table:table-cell office:value-type="string" calcext:value-type="string">
            <text:p>AATTCTACAGCCAATACTAATGCTACTCAGACCAATAGTAGTAATGGGATAAATATAGTGG---AAGGAGAAATAAAAAACT</text:p>
          </table:table-cell>
        </table:table-row>
        <table:table-row table:style-name="ro1">
          <table:table-cell office:value-type="string" calcext:value-type="string">
            <text:p>ACAAATTGCACTGATTTAAATGCTACTAATACCACTGGTAGTAGCGGAGAAATG---ATGGAGGGAGGAGAAATAAAAAACT</text:p>
          </table:table-cell>
        </table:table-row>
        <table:table-row table:style-name="ro1">
          <table:table-cell office:value-type="string" calcext:value-type="string">
            <text:p>AATACCACCAGTAGTAGTCCCACTGGGGGTAACTGGACAGATAAAATAATACAGGAAGACGAGGGAGAAATAAAAAACT</text:p>
          </table:table-cell>
        </table:table-row>
        <table:table-row table:style-name="ro1">
          <table:table-cell office:value-type="string" calcext:value-type="string">
            <text:p>AGTACCAGCACTGCAGCATATAAAAGTGATAATGGAACAGAGAGTGTGGAAATGATACAAAAAGGAGAAGTAAAAAACT</text:p>
          </table:table-cell>
        </table:table-row>
        <table:table-row table:style-name="ro1">
          <table:table-cell office:value-type="string" calcext:value-type="string">
            <text:p>GTTACTTTAAATTGCACTGATTTGC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CTAAAGAATGATACTAATAATGCTACTAATACCACGAGTAGTAGCGGGAGA---ATAATAGAGGTGGAAGAAATAAAAAATT</text:p>
          </table:table-cell>
        </table:table-row>
        <table:table-row table:style-name="ro1">
          <table:table-cell office:value-type="string" calcext:value-type="string">
            <text:p>TGGAAGCATGATACTAATACCACTAGAAATGCTACTAATACCACTAGTAGTAGCGGGAACACGAT------------GGAGATGAAAAACT</text:p>
          </table:table-cell>
        </table:table-row>
        <table:table-row table:style-name="ro1">
          <table:table-cell office:value-type="string" calcext:value-type="string">
            <text:p>TTAAACTGCACTAATTT---GAATGCTACTAATACCAATAGTAGTATCGGGGAAACG---ATGGGGGGAGGAGAAATAAAAAACT</text:p>
          </table:table-cell>
        </table:table-row>
        <table:table-row table:style-name="ro1">
          <table:table-cell office:value-type="string" calcext:value-type="string">
            <text:p>TGCACTGATGCCAATCCTAAGCAGAATAGTACTGTTAATAATGACACTATTACTTTCTTCAAGGAAGAAATAAC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GTGGAACTAGGAATACTACTACTAACGGTAATAGTACTATGAAAAACTGCTCTAACAATAGTGATAG----TATGAAAAACT</text:p>
          </table:table-cell>
        </table:table-row>
        <table:table-row table:style-name="ro1">
          <table:table-cell office:value-type="string" calcext:value-type="string">
            <text:p>AATTGTACAAAGAGTGAAAATAATACCACAGAGGATGGAATTAATGCCACTAGCTGTGAGATAGAAGAAATGAAAAATT</text:p>
          </table:table-cell>
        </table:table-row>
        <table:table-row table:style-name="ro1">
          <table:table-cell office:value-type="string" calcext:value-type="string">
            <text:p>TTAAATTGCATTAATTTGAAGAATGTTACTAATATCAATAATAGTTGGGGAAA------GATGGAGGAAGGAGAAATAAAAAACT</text:p>
          </table:table-cell>
        </table:table-row>
        <table:table-row table:style-name="ro1">
          <table:table-cell office:value-type="string" calcext:value-type="string">
            <text:p>GACGTGAGTGACACTAATGCCACTAATACCAATAGTAGTAGCGGGGAACTGAAGATGGAAGAAGGGGAGATGAAAAACT</text:p>
          </table:table-cell>
        </table:table-row>
        <table:table-row table:style-name="ro1">
          <table:table-cell office:value-type="string" calcext:value-type="string">
            <text:p>AATGCTACTAATACCACTAATAATACTAATACCACTAATAATAACTGGGAAACG---ATGGAGAAAGGAGAAATAAAAAACT</text:p>
          </table:table-cell>
        </table:table-row>
        <table:table-row table:style-name="ro1">
          <table:table-cell office:value-type="string" calcext:value-type="string">
            <text:p>AATGCTACTAATACGAATGCTACTACGACCACGAATAGTAGCGCGGGAATGATGATGGACAGGGGAGAAATAAAAAATT</text:p>
          </table:table-cell>
        </table:table-row>
        <table:table-row table:style-name="ro1">
          <table:table-cell office:value-type="string" calcext:value-type="string">
            <text:p>AGTAGTAGTGGTACCAGTACTGATGCCCCTGCTACCAGTAGTAGTAGTTGGGGAAAAGAAATAGATAACTGGAAAAACT</text:p>
          </table:table-cell>
        </table:table-row>
        <table:table-row table:style-name="ro1">
          <table:table-cell office:value-type="string" calcext:value-type="string">
            <text:p>AATAGTAGTAGTGTGAGCAATAGTACTAGTGCCACTAATAGTAGAGGGGTGACCAATACTACTAAAGAAATGAAAAAAT</text:p>
          </table:table-cell>
        </table:table-row>
        <table:table-row table:style-name="ro1">
          <table:table-cell office:value-type="string" calcext:value-type="string">
            <text:p>GGTACTAGTACTGGTAATAATACTACCACGGAGACTCCTAAAATCAACAATAGTAGCGAGATAGAAGGAATGAAAAACT</text:p>
          </table:table-cell>
        </table:table-row>
        <table:table-row table:style-name="ro1">
          <table:table-cell office:value-type="string" calcext:value-type="string">
            <text:p>ACCAATAGTAGTAATTTTAATAGTACTAATGCCAATAGTAGTAGTGGGGGAGTGAGA---GAGGAAGGAGAAATGAAAAACT</text:p>
          </table:table-cell>
        </table:table-row>
        <table:table-row table:style-name="ro1">
          <table:table-cell office:value-type="string" calcext:value-type="string">
            <text:p>GTTACTTTAAATTGCACTGATTTGAGGAATGCTACTAATACACATAATAAT------------GTTACTAATGGAGGGGAAATGAAAAACT</text:p>
          </table:table-cell>
        </table:table-row>
        <table:table-row table:style-name="ro1">
          <table:table-cell office:value-type="string" calcext:value-type="string">
            <text:p>ACTTTAAATTGCACTGATGAGTTGAGTAATGCCAGTAATAACGCCACTAG---------GGCGATGGAGAAAGGAGAACTAAAAAACT</text:p>
          </table:table-cell>
        </table:table-row>
        <table:table-row table:style-name="ro1">
          <table:table-cell office:value-type="string" calcext:value-type="string">
            <text:p>GATACTAATACCAATACTCCTACTACCACTGTTACTAGTAACGGGAACAATACAGTGGAGGAAGCAGATATGAGAAATT</text:p>
          </table:table-cell>
        </table:table-row>
        <table:table-row table:style-name="ro1">
          <table:table-cell office:value-type="string" calcext:value-type="string">
            <text:p>TCTACCAATAATACTAATAGCAGTAGTAATACTAATAGCAGTAGTTGGAAA---AATATGGAACTGGGAGAAATGAAAAATT</text:p>
          </table:table-cell>
        </table:table-row>
        <table:table-row table:style-name="ro1">
          <table:table-cell office:value-type="string" calcext:value-type="string">
            <text:p>GTGAATACTACTGATGTGAATGCTAATAATACCAATAATAGTAGCACGAGA---TTAATGGAGATAGGGGAAATAAAAAACT</text:p>
          </table:table-cell>
        </table:table-row>
        <table:table-row table:style-name="ro1">
          <table:table-cell office:value-type="string" calcext:value-type="string">
            <text:p>AATTGCACTGATTGGAACAATGCTACTAATACCAATAGTAGTAGTTGGGAA---AACATGGAGAGGGGAGAAATAAAAAACT</text:p>
          </table:table-cell>
        </table:table-row>
        <table:table-row table:style-name="ro1">
          <table:table-cell office:value-type="string" calcext:value-type="string">
            <text:p>ACCAAGAATTGCACTGGTTTGAATACCACTAATACTCAAAACAATATTAGTAGTGA------------GGAAAAAGGAGATATGAAAAACT</text:p>
          </table:table-cell>
        </table:table-row>
        <table:table-row table:style-name="ro1">
          <table:table-cell office:value-type="string" calcext:value-type="string">
            <text:p>CCACTCTGTGTTGTTTTAAATTGCACTAATCC---------TACTAATACCAGTAGTAGGACCAATAGTACGAC------------AGACATGAAAAACT</text:p>
          </table:table-cell>
        </table:table-row>
        <table:table-row table:style-name="ro1">
          <table:table-cell office:value-type="string" calcext:value-type="string">
            <text:p>GATTGGGAGAGAAATAATAACAATAATACCAATAATACCACAGAGAATCTGAAAATGGAGACAGGAGAGATAAAAAACT</text:p>
          </table:table-cell>
        </table:table-row>
        <table:table-row table:style-name="ro1">
          <table:table-cell office:value-type="string" calcext:value-type="string">
            <text:p>GCTACTGGTCCGGGGAATGCTACTAATGCCACTAGTTATAGCTGGGGAAAGATAATGGAGAAAGGAGAAATA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TTTGCACTAATGCTACTAGTTTGAGGAATGATACTGACACCAATAGTACTATCATTAGTACGAC------------AGAAA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TGCACTGATTTGAGGAATGCTACTAATACCACTAGTAGTAGCGGGGAAATG---ATGGAGAGAGGAGAAATAAAAAACT</text:p>
          </table:table-cell>
        </table:table-row>
        <table:table-row table:style-name="ro1">
          <table:table-cell office:value-type="string" calcext:value-type="string">
            <text:p>AATACTACTACCAATAGTACTAATACCAATAGTAGTAATACCAATAGTAATATAGAGGATAAAGAAGACATAAAAAACT</text:p>
          </table:table-cell>
        </table:table-row>
        <table:table-row table:style-name="ro1">
          <table:table-cell office:value-type="string" calcext:value-type="string">
            <text:p>ACTAATGCCAGTAATAGTAATTTGACTAATACCAATAGTACTAGTGAGAAAGTG---ATGGAGGAAGGAGAAATGAAAAACT</text:p>
          </table:table-cell>
        </table:table-row>
        <table:table-row table:style-name="ro1">
          <table:table-cell office:value-type="string" calcext:value-type="string">
            <text:p>ACTAATACCAAGGGGAAAAATTGCACTAGTACTAATAATACCCAGGGGGAAGAAGAAAT---GAAAAAAGAAATGAAAAACT</text:p>
          </table:table-cell>
        </table:table-row>
        <table:table-row table:style-name="ro1">
          <table:table-cell office:value-type="string" calcext:value-type="string">
            <text:p>ACCACTAGGAATGATACTAATACTACTAATAATACCACCGGTATTAGTTTGGATGCAGAAAGAGGGGAAATACAAAACT</text:p>
          </table:table-cell>
        </table:table-row>
        <table:table-row table:style-name="ro1">
          <table:table-cell office:value-type="string" calcext:value-type="string">
            <text:p>CCACTCTGTGTTACTCTAAATTGCACTGATTTGCAGAATAGGTCTAGCATAGATAATAGTACTATAGGAATG---------------------AAAAACT</text:p>
          </table:table-cell>
        </table:table-row>
        <table:table-row table:style-name="ro1">
          <table:table-cell office:value-type="string" calcext:value-type="string">
            <text:p>TTAAATTGCACTGATGATTTACAGAATACCACTAACAGTATCATTAGTAAT-----AATGATA----CAAAAGGAGAAATGAAAAACT</text:p>
          </table:table-cell>
        </table:table-row>
        <table:table-row table:style-name="ro1">
          <table:table-cell office:value-type="string" calcext:value-type="string">
            <text:p>ACTRATTGGRAGAAGAATAATAATACCAGTAATAATAGCACAAAGGAAGRAGAAATGGAAAAARRWGAAATGAAAAAT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TTAAATTGCACTGGAAACTTAACG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AATGGCACTAGTAATAATAATACCAATCATAGTGCTAGTAAGGAGACACTGAAGGAAGAACAGGGAGCAATAAAAAACT</text:p>
          </table:table-cell>
        </table:table-row>
        <table:table-row table:style-name="ro1">
          <table:table-cell office:value-type="string" calcext:value-type="string">
            <text:p>TGCACTGATGGTGCAAATTGCACTGATCCTAAAGCCAATAAAAATTGGGGAAA------AATGGACACAGGAGAAATAAAAAACT</text:p>
          </table:table-cell>
        </table:table-row>
        <table:table-row table:style-name="ro1">
          <table:table-cell office:value-type="string" calcext:value-type="string">
            <text:p>TTAAATTGCACTGATGTCCCACAGAATAGGACCGAGACAGGAGAAAACAACAG---------AACCGAGGAAGGAGAAATGAAAAACT</text:p>
          </table:table-cell>
        </table:table-row>
        <table:table-row table:style-name="ro1">
          <table:table-cell office:value-type="string" calcext:value-type="string">
            <text:p>AATTGCACTGATGCGAAGGGAAATAATACCAATACTACTACCACTAGTAGCGG------GATGGAGCCAGGAGAAATGAAAAACT</text:p>
          </table:table-cell>
        </table:table-row>
        <table:table-row table:style-name="ro1">
          <table:table-cell office:value-type="string" calcext:value-type="string">
            <text:p>ACCGATTTACGGGAAAATGATGGGAATAGTACAACTAATGAGAATTGGAGAAAGGAGGAGAAAGGAGAAATGAAAAATT</text:p>
          </table:table-cell>
        </table:table-row>
        <table:table-row table:style-name="ro1">
          <table:table-cell office:value-type="string" calcext:value-type="string">
            <text:p>GATTTGAATATTAATATTACTAGAAGCAATGGTACTGAGGATAATATTACTAGAATGGACCCAGGAGAAA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AGGAATGCCACTGTAGAGGAACAGGAGGAAATCAGAAACT</text:p>
          </table:table-cell>
        </table:table-row>
        <table:table-row table:style-name="ro1">
          <table:table-cell office:value-type="string" calcext:value-type="string">
            <text:p>ACTTTAAACTGCACTGATGTTAAGACCAATAGTAGTAGCACTGATGCTA--GGACCAATAGTAGTACAGAA-------ATGAAAAACT</text:p>
          </table:table-cell>
        </table:table-row>
        <table:table-row table:style-name="ro1">
          <table:table-cell office:value-type="string" calcext:value-type="string">
            <text:p>AATGTCACCAGAAGTGGTAATAATACCAATAATGCCACTATTAAGATAGATGAAGAAATGAAGGGAGAAATAAAA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GCTACTAATACCACTAGTAGTAGCGCTAATGCCACTAGTATTAGCGGGGGAACGATGGAGAGAGGAGAAATA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GTACTTTAAAAAATGAAACTAATAGTAATAATGCGACTATTAGTGGGGAAAAGATGGAGAGAGGAGAAATAAAAAACT</text:p>
          </table:table-cell>
        </table:table-row>
        <table:table-row table:style-name="ro1">
          <table:table-cell office:value-type="string" calcext:value-type="string">
            <text:p>ATGAATTGCACAGATATAGGGACTAATGCTAACAACAGTAATAGTAGTGA------TTTGGAGGACAAAGGAGTAATGAAAAACT</text:p>
          </table:table-cell>
        </table:table-row>
        <table:table-row table:style-name="ro1">
          <table:table-cell office:value-type="string" calcext:value-type="string">
            <text:p>GTAACCAAAACCAATAGTACTATAAATATAAAAAATACTAAATTGACTGGGGACATAGAGCACGGAGAAGTAAAAAACT</text:p>
          </table:table-cell>
        </table:table-row>
        <table:table-row table:style-name="ro1">
          <table:table-cell office:value-type="string" calcext:value-type="string">
            <text:p>ACTAAACCGAGAAGTAGTAATACTACTAAC--------TTGGGGAATGATACTGACAGAGAACTTGAGAAAGGAGAAATAAAGAACT</text:p>
          </table:table-cell>
        </table:table-row>
        <table:table-row table:style-name="ro1">
          <table:table-cell office:value-type="string" calcext:value-type="string">
            <text:p>TGCACTGATGTGAAGAATATTACTAATGCTACTAATACCAATAGTAATATGGGGAAGGTGAAAGAAGAAATGAAAAACT</text:p>
          </table:table-cell>
        </table:table-row>
        <table:table-row table:style-name="ro1">
          <table:table-cell office:value-type="string" calcext:value-type="string">
            <text:p>ACTACCAAAAGTAGCAATAATACTAATCATACTAGTGCCCCTAAAGTACTGATGGAGGAACAAGGAGAAATAAAAAACT</text:p>
          </table:table-cell>
        </table:table-row>
        <table:table-row table:style-name="ro1">
          <table:table-cell office:value-type="string" calcext:value-type="string">
            <text:p>ACTTTAAAGTGCAATGATACTACCATGTCAAAGAATGATAGCAATACC------------------CTTACAATGGAGAA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GGCACTAATGCTGTGAATGGCACTAATGCCAATAATAATAGAGAGGAACTGAAGATGGAAAAAGGGGAGATGAAAAACT</text:p>
          </table:table-cell>
        </table:table-row>
        <table:table-row table:style-name="ro1">
          <table:table-cell office:value-type="string" calcext:value-type="string">
            <text:p>ACTTTAAGTTGCACTGATTGGAACGCTACCACTCCCAATGCTACTTTTGACGATAGTAT---------GAAAGGAGAAATAAAAAACT</text:p>
          </table:table-cell>
        </table:table-row>
        <table:table-row table:style-name="ro1">
          <table:table-cell office:value-type="string" calcext:value-type="string">
            <text:p>AATAGTACCATTAACAATAGTAGTAATAATACCAATAGTAGTGATTGGGAACGG---ATGGAGCCAGGAGAAATAAAAAACT</text:p>
          </table:table-cell>
        </table:table-row>
        <table:table-row table:style-name="ro1">
          <table:table-cell office:value-type="string" calcext:value-type="string">
            <text:p>GTTACTTTAAATTGCACTG---------ATGCTACTAAGACCAATAGTAGTAGAGGGGAAATG---AAGGATGGACAAGAAATGAAAAATT</text:p>
          </table:table-cell>
        </table:table-row>
        <table:table-row table:style-name="ro1">
          <table:table-cell office:value-type="string" calcext:value-type="string">
            <text:p>GAGTGTAATGATACATTGGGGAACCAGACCATCAATGACGTTCTCAG-----GAATAATAA-GATGAACGGAGAAATAAAAAACT</text:p>
          </table:table-cell>
        </table:table-row>
        <table:table-row table:style-name="ro1">
          <table:table-cell office:value-type="string" calcext:value-type="string">
            <text:p>GTTACTTTAAATTGCCCTGATAATTGGAGGAATGCTACTAATACCACTAGTATTGA---------------AGCCATTAGAGAAATAACAAACT</text:p>
          </table:table-cell>
        </table:table-row>
        <table:table-row table:style-name="ro1">
          <table:table-cell office:value-type="string" calcext:value-type="string">
            <text:p>GGGACAGTCAGTAAGAATAATAATAGCACTAATGTTAACAAAACAGAATTAGAGATGGAGCCAGGAGAAATAAAAAACT</text:p>
          </table:table-cell>
        </table:table-row>
        <table:table-row table:style-name="ro1">
          <table:table-cell office:value-type="string" calcext:value-type="string">
            <text:p>GATT---ATGAAGGTACAAATACCACTAATCATACCACTAATCATAATACTAATGTCACGGAGAAAGAAGAAATGAAAAATT</text:p>
          </table:table-cell>
        </table:table-row>
        <table:table-row table:style-name="ro1">
          <table:table-cell office:value-type="string" calcext:value-type="string">
            <text:p>ACTAATACTACTTGCATTAATATGACTAATGCTTGCACTAGGAATATTTCGAAAGAAATGGAGGGAAAAATAAAAGC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GATTGGAAGAATGACACTACCAACACTGCTAAACACAATAGTAGTGAGGGAACG---TTGGAGGGAGGAGAAGTAAAAAATT</text:p>
          </table:table-cell>
        </table:table-row>
        <table:table-row table:style-name="ro1">
          <table:table-cell office:value-type="string" calcext:value-type="string">
            <text:p>AATTGCACTGATGTGAAGTATAATGAGACCACTACTTCTACTAATACCACTAGTAGT------------------CAAGAAGGAGACATGAAAAACT</text:p>
          </table:table-cell>
        </table:table-row>
        <table:table-row table:style-name="ro1">
          <table:table-cell office:value-type="string" calcext:value-type="string">
            <text:p>CTCTGTGTTACTTTAAATTGCACTGATTTAGGG---------------AATAGTAGTAGCGGGGAAAAG---ATGGAGGGAGGAGAAATAAAAAATT</text:p>
          </table:table-cell>
        </table:table-row>
        <table:table-row table:style-name="ro1">
          <table:table-cell office:value-type="string" calcext:value-type="string">
            <text:p>AATAATACCAAGCCAACGAAGAGTACTAATACAAATAATTCTACAATAAAAACAATGGAGGAAGGAGAAGTAAAGAACT</text:p>
          </table:table-cell>
        </table:table-row>
        <table:table-row table:style-name="ro1">
          <table:table-cell office:value-type="string" calcext:value-type="string">
            <text:p>GAGAATACTACTATGAAGAATGCTACTAATATCAATAATAGTAGCTGGGGAAAG---ATGGAGCAAGGAGAAATAAAAAACT</text:p>
          </table:table-cell>
        </table:table-row>
        <table:table-row table:style-name="ro1">
          <table:table-cell office:value-type="string" calcext:value-type="string">
            <text:p>GTTACTTTAAATTGCTCTGATTTGCAG------------GCCAATATTACTAATAATGGGACTGCAATGGAGCCGGGAGAAATAAAAAACT</text:p>
          </table:table-cell>
        </table:table-row>
        <table:table-row table:style-name="ro1">
          <table:table-cell office:value-type="string" calcext:value-type="string">
            <text:p>TTAAATTGCACTAATGCGGGAAATGTTACCAATACTACTAGTAACTGGGAAAA------GATGGAGCCAGGAGAAATAAAAAACT</text:p>
          </table:table-cell>
        </table:table-row>
        <table:table-row table:style-name="ro1">
          <table:table-cell office:value-type="string" calcext:value-type="string">
            <text:p>ACTGAGTTGAACAATACCACTAGTAATAGTAACAGTAGTACTAATGGGAAAGTACTGGAAAAGGGAGACATGAAAAACT</text:p>
          </table:table-cell>
        </table:table-row>
        <table:table-row table:style-name="ro1">
          <table:table-cell office:value-type="string" calcext:value-type="string">
            <text:p>TTAAATTGCACTAATTT---GAATACTACTAATACCAGTAGTAATACCAGTAGTACGACA---GAGGGAGGAGAAATAAAAAACT</text:p>
          </table:table-cell>
        </table:table-row>
        <table:table-row table:style-name="ro1">
          <table:table-cell office:value-type="string" calcext:value-type="string">
            <text:p>AGTGGTCTTCAATACTACAGTAAATGGAGTGGAGGAGAGAATATGCACTTTTTTATGATGGAAGGAGAAATAAAAAACT</text:p>
          </table:table-cell>
        </table:table-row>
        <table:table-row table:style-name="ro1">
          <table:table-cell office:value-type="string" calcext:value-type="string">
            <text:p>AATAATACCACTAATGGTACTACTACTACTGTCAGCAATGGTAATGGTACAGCGGAGGAGAAGGGGGAAATGAAAAACT</text:p>
          </table:table-cell>
        </table:table-row>
        <table:table-row table:style-name="ro1">
          <table:table-cell office:value-type="string" calcext:value-type="string">
            <text:p>AATTGCACTGATTTGAAGAATAATGCTACTAATACCACTAGTAGTAACGGGGAAACGAT------GAAAGGAGAAATGAAAAACT</text:p>
          </table:table-cell>
        </table:table-row>
        <table:table-row table:style-name="ro1">
          <table:table-cell office:value-type="string" calcext:value-type="string">
            <text:p>GTTACTTTAGAATGCACTGATGTGTTGAGTAATGATACTAGTGTTAATATCACTAGTGG---------------GAAAGGAGAAATAAAAAACT</text:p>
          </table:table-cell>
        </table:table-row>
        <table:table-row table:style-name="ro1">
          <table:table-cell office:value-type="string" calcext:value-type="string">
            <text:p>AATGATACTGATACCAATGTTACTACTGCCAATAATAGTAGCAGGGAAGTGAGGATGGAGAAAGGAGAAATGAGAAACT</text:p>
          </table:table-cell>
        </table:table-row>
        <table:table-row table:style-name="ro1">
          <table:table-cell office:value-type="string" calcext:value-type="string">
            <text:p>AGTAGTACTAGCAATAATAGTATTAGTAGTACCACAAATAGCAGTATTTTAGGACCAATGAAAGATGAAATAAGAAACT</text:p>
          </table:table-cell>
        </table:table-row>
        <table:table-row table:style-name="ro1">
          <table:table-cell office:value-type="string" calcext:value-type="string">
            <text:p>AGTAATAATACAAATAGGACTCCTACCAATAATAGTAGTATGGGGGAAGAGGTGATGGAAAAAGGAGAAATAAAAAACT</text:p>
          </table:table-cell>
        </table:table-row>
        <table:table-row table:style-name="ro1">
          <table:table-cell office:value-type="string" calcext:value-type="string">
            <text:p>AATTGCACTAAGTTGAAGAATGTCACTAATAATGCTAATATTAGC---AAGATGGAGATGGAGGAGGGAGAAATGAAAAACT</text:p>
          </table:table-cell>
        </table:table-row>
        <table:table-row table:style-name="ro1">
          <table:table-cell office:value-type="string" calcext:value-type="string">
            <text:p>GGTACTGCTTCAGACAATAAAACTCATACCACTAATGGCAGCAGAGTGGAAGGAATGAAGGAAGGAGAAATAAAAAATT</text:p>
          </table:table-cell>
        </table:table-row>
        <table:table-row table:style-name="ro1">
          <table:table-cell office:value-type="string" calcext:value-type="string">
            <text:p>AACAAAAATAGTAGTAGTAATACTACTAACAACACTAGTGGTATCAATATAACGATGGGGGGAGAAGACATGAGAAACT</text:p>
          </table:table-cell>
        </table:table-row>
        <table:table-row table:style-name="ro1">
          <table:table-cell office:value-type="string" calcext:value-type="string">
            <text:p>TTAAATTGCAATGATTT---GAATATCACTGATAACAATAATAGCACTGTTGAA---ATACTGGAGAAAGGAGAAATAAAAAACT</text:p>
          </table:table-cell>
        </table:table-row>
        <table:table-row table:style-name="ro1">
          <table:table-cell office:value-type="string" calcext:value-type="string">
            <text:p>GCTACTGCTAGTAGTAGTGCCACTAATGCTACTGCCAGTACCAATAGTAGTAACTCGGAAGAAACAGAAATGAAG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TATTGGGGATCCAATGTTACTAATACTAATAGTACCTCTAATAATACTAGTAGGGTGGGGGAAGCAGAAATGAAAAACT</text:p>
          </table:table-cell>
        </table:table-row>
        <table:table-row table:style-name="ro1">
          <table:table-cell office:value-type="string" calcext:value-type="string">
            <text:p>AATTGCACTGATCTGAGGAATGCTACTAATACCACTAGTGGTAGTGGGGGAGTG---ATGGAGAAAGGAGAAATAAAAAACT</text:p>
          </table:table-cell>
        </table:table-row>
        <table:table-row table:style-name="ro1">
          <table:table-cell office:value-type="string" calcext:value-type="string">
            <text:p>CTTTGCTCCCCAAATGTCACTGGTGCTAATGTCACTGGGGCTAGAGGAAAACCG---ATGGACAAGGGAGAAATACAAAATT</text:p>
          </table:table-cell>
        </table:table-row>
        <table:table-row table:style-name="ro1">
          <table:table-cell office:value-type="string" calcext:value-type="string">
            <text:p>AATAGTACTACTCCCACTACTAGAACTACTCCCACTACTAGTAGCAGGGGAATGAGGGAGGAAGCAGAAATGAA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TGGAGATGGAAAAAGGGGAGATGAAAAACT</text:p>
          </table:table-cell>
        </table:table-row>
        <table:table-row table:style-name="ro1">
          <table:table-cell office:value-type="string" calcext:value-type="string">
            <text:p>AATTGTGTTGATTATTGGGGATCCAATAATAGTACCTCTAATAATACTAGTAGG---------GTGGGGGAAGCAGAAATGAAAAAC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GAGGAGAAGTAAAAAATT</text:p>
          </table:table-cell>
        </table:table-row>
        <table:table-row table:style-name="ro1">
          <table:table-cell office:value-type="string" calcext:value-type="string">
            <text:p>AATGTCACTAATGCCACTAGTAATGCCACTGCCACAAGTAATGCCACTAGTGATAACGG-GAGAGAAGAAATGAAAAATT</text:p>
          </table:table-cell>
        </table:table-row>
        <table:table-row table:style-name="ro1">
          <table:table-cell office:value-type="string" calcext:value-type="string">
            <text:p>ACTAATACCACTGCTAATAAGACCAATACCACTAATAATAACTGGGGAAATATGGACAGTGGTGAAGAAATAAAAAACT</text:p>
          </table:table-cell>
        </table:table-row>
        <table:table-row table:style-name="ro1">
          <table:table-cell office:value-type="string" calcext:value-type="string">
            <text:p>GGCACTAATGACGTGAATGGCACTAATACCAATAGTAGTAGCGGGGAACTGAAGATGGAAAAAGGGGAGATGAAAAACT</text:p>
          </table:table-cell>
        </table:table-row>
        <table:table-row table:style-name="ro1">
          <table:table-cell office:value-type="string" calcext:value-type="string">
            <text:p>AATGCTACTAGTACCAATGCTACCATTACTAGTAATAGTACCATTACCCAGGGAATAGAGACAGGGGAAATAAAAAACT</text:p>
          </table:table-cell>
        </table:table-row>
        <table:table-row table:style-name="ro1">
          <table:table-cell office:value-type="string" calcext:value-type="string">
            <text:p>TGCACTGATGGTGCAAATTGCACTGATCCTAAAACCAATAAAAATTGGGGAAA------AATGGACACAGGAGAAATAAAAAACT</text:p>
          </table:table-cell>
        </table:table-row>
        <table:table-row table:style-name="ro1">
          <table:table-cell office:value-type="string" calcext:value-type="string">
            <text:p>TGCAATAATACTGTTAATAATGTTGCTATTAATAATGCCAACGTTACAGGGGTAAATAGGGGGGAAGAAATGAAAAACT</text:p>
          </table:table-cell>
        </table:table-row>
        <table:table-row table:style-name="ro1">
          <table:table-cell office:value-type="string" calcext:value-type="string">
            <text:p>CTCGATTGCAATAATACTGCCAATGTCACTAATTTCAATAAAACTCTTTGCAAGGAGATGGGGACGGAAATAAGAAACT</text:p>
          </table:table-cell>
        </table:table-row>
        <table:table-row table:style-name="ro1">
          <table:table-cell office:value-type="string" calcext:value-type="string">
            <text:p>GTAAAATTGACTCCACTCTGTGTTACTTTAAACTGCACTAATACTTCTGGCAATGATACTGATGCTA------------------------------------TAATGAAAAACT</text:p>
          </table:table-cell>
        </table:table-row>
        <table:table-row table:style-name="ro1">
          <table:table-cell office:value-type="string" calcext:value-type="string">
            <text:p>ACCAATAATAGTACCAATAATATTACTGCTTTGAATATCACTAGTAGTGAGGAAGAAGCGAGAAAAGAAATGAAAAACT</text:p>
          </table:table-cell>
        </table:table-row>
        <table:table-row table:style-name="ro1">
          <table:table-cell office:value-type="string" calcext:value-type="string">
            <text:p>TGTAAAGA---GGCTAATGCCACTAAGGTCAATAATGGTAGTGACAGGATTAATAGTAGTATGATAGAAGAAATGAAAAACT</text:p>
          </table:table-cell>
        </table:table-row>
        <table:table-row table:style-name="ro1">
          <table:table-cell office:value-type="string" calcext:value-type="string">
            <text:p>TTAAATTGCAATGATACTACGGAGAGAAATTGCACTGGTCCCGATGGTAG------------AAAAATAAATTGCACTGAAGTGAAAAATT</text:p>
          </table:table-cell>
        </table:table-row>
        <table:table-row table:style-name="ro1">
          <table:table-cell office:value-type="string" calcext:value-type="string">
            <text:p>GATACTAATAGGACGAGTTCTACTAATAAAGCTCCTAATAGTAGCATGGCAATGATGAAACCAGAAGAAATGAAAAACT</text:p>
          </table:table-cell>
        </table:table-row>
        <table:table-row table:style-name="ro1">
          <table:table-cell office:value-type="string" calcext:value-type="string">
            <text:p>AATTGCACTGATCCTTCGACTTTAAATGGCACTGAT-----TTTTTAAAGAATGCTACTATGAAAGAAGAAGAAATAAAAAACT</text:p>
          </table:table-cell>
        </table:table-row>
        <table:table-row table:style-name="ro1">
          <table:table-cell office:value-type="string" calcext:value-type="string">
            <text:p>ACTTTAAATTGCACTGATGAGTTGAATAATAGTAATGGTACTAGGGTTAAT---------ATCACTGACAAAGGAGAAATAAAAAACT</text:p>
          </table:table-cell>
        </table:table-row>
        <table:table-row table:style-name="ro1">
          <table:table-cell office:value-type="string" calcext:value-type="string">
            <text:p>TGTACTGATGCCACTATTAGAAATGAAACTATTGATAATGCTAGAGAGAACGGGACGAAGGTAGAAGAAATAAAAAATT</text:p>
          </table:table-cell>
        </table:table-row>
        <table:table-row table:style-name="ro1">
          <table:table-cell office:value-type="string" calcext:value-type="string">
            <text:p>TGCACTGATAATGTGGGGAATAATACTAGTACCAATAATAGTAGATGGGATAA----AATGGAAAAAGGAGAAATAAAGAACT</text:p>
          </table:table-cell>
        </table:table-row>
        <table:table-row table:style-name="ro1">
          <table:table-cell office:value-type="string" calcext:value-type="string">
            <text:p>ACTTTAAATTGC---------AAGAACACTACTAATAACACCAGTAATAGTAGTGGGGGAACGATGGAGGGAGGAGAAATGAAAAACT</text:p>
          </table:table-cell>
        </table:table-row>
        <table:table-row table:style-name="ro1">
          <table:table-cell office:value-type="string" calcext:value-type="string">
            <text:p>GGCACTAAGGAAGTGAAGGGTACTAATACCAATAATAGTAGAGAGGAACTGAAGATGGAAAAAGGGGAGATGAAAAACT</text:p>
          </table:table-cell>
        </table:table-row>
        <table:table-row table:style-name="ro1">
          <table:table-cell office:value-type="string" calcext:value-type="string">
            <text:p>AATGCCACTGTAACAGCAGAAATAAAAGAGGGGAGTATGAATACTACTAATGCCACTGAAAGAGGGGAAATAAAAAAAT</text:p>
          </table:table-cell>
        </table:table-row>
        <table:table-row table:style-name="ro1">
          <table:table-cell office:value-type="string" calcext:value-type="string">
            <text:p>CAGAATGCTACCAATAATAGTCAGAATGCTACCAATAATAGTAGTGGGGGA---AATATGGGGATAGGAGAAATAAAAAACT</text:p>
          </table:table-cell>
        </table:table-row>
        <table:table-row table:style-name="ro1">
          <table:table-cell office:value-type="string" calcext:value-type="string">
            <text:p>TGCACTGATTATGATTATGAGAAGAATTGGACCAGTTACACTAATGCTA-CGTGGGAAC--------AGAAGGAAGAAATAAAAAACT</text:p>
          </table:table-cell>
        </table:table-row>
        <table:table-row table:style-name="ro1">
          <table:table-cell office:value-type="string" calcext:value-type="string">
            <text:p>GTTACTTTAAATTGCACTGATTTGC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GATTTGACAAACACGACTTTTAGAAACAGCACGACTTTTGAAAACAGCTCTCTCATTGAAAAAGGAGAAATAAAAAACT</text:p>
          </table:table-cell>
        </table:table-row>
        <table:table-row table:style-name="ro1">
          <table:table-cell office:value-type="string" calcext:value-type="string">
            <text:p>TCTAACTTAAGAAATAATACTAATACCAATAGTACTAGTACCAATCATACTATTGGAGGAGAGGGTGATATGAAAAACT</text:p>
          </table:table-cell>
        </table:table-row>
        <table:table-row table:style-name="ro1">
          <table:table-cell office:value-type="string" calcext:value-type="string">
            <text:p>ACTACTATTACAAATAATAMTGRGAGTACTCCTATGAATAGTACTCAGGAAAAGATGGAGGTAGGAGAAATAAAAAACT</text:p>
          </table:table-cell>
        </table:table-row>
        <table:table-row table:style-name="ro1">
          <table:table-cell office:value-type="string" calcext:value-type="string">
            <text:p>TGCTCTGATGAGTGGAAGAATGTTACTAATACCAATAGTAGTAGCTGGGAAAAG---ATGGAAAAGGGAGAAGTGAAAAATT</text:p>
          </table:table-cell>
        </table:table-row>
        <table:table-row table:style-name="ro1">
          <table:table-cell office:value-type="string" calcext:value-type="string">
            <text:p>GGCACTAAGGAAGTGAAGGGTACTAATACCAATAATAGTAGAGAGGAACTGAAGATGGAAAAAGGGGAGATGAAAAACT</text:p>
          </table:table-cell>
        </table:table-row>
        <table:table-row table:style-name="ro1">
          <table:table-cell office:value-type="string" calcext:value-type="string">
            <text:p>CTCTGTGTCACTCTAAATTGCACCAGTTTGAACAACAATACTACTTACCCCATTAATAGT------------------ACAGAAGAAATGAAAAACT</text:p>
          </table:table-cell>
        </table:table-row>
        <table:table-row table:style-name="ro1">
          <table:table-cell office:value-type="string" calcext:value-type="string">
            <text:p>AATTGCACTAATTT---GAGTGTCACTAAGACCAATGGTAGTGGTATTGGGGAAAAGATGGAGGAAGGAGAAGTGAAAAATT</text:p>
          </table:table-cell>
        </table:table-row>
        <table:table-row table:style-name="ro1">
          <table:table-cell office:value-type="string" calcext:value-type="string">
            <text:p>GTTACTAAGGTCAATAACAGTAGCACTGATACCCATAACAATAGAACGAAAATAATGGAGAGAGAAAAAATCAAAAATT</text:p>
          </table:table-cell>
        </table:table-row>
        <table:table-row table:style-name="ro1">
          <table:table-cell office:value-type="string" calcext:value-type="string">
            <text:p>AATGCCACTAGTAATGCTAATAGTAGTAATGCTAATAGTAGTAGTGAGGGAATGATA---GAAACAGGGGAAATAAAAAACT</text:p>
          </table:table-cell>
        </table:table-row>
        <table:table-row table:style-name="ro1">
          <table:table-cell office:value-type="string" calcext:value-type="string">
            <text:p>ACTAATTTGAATGTCACTAATTTGAATGTCACTAATACCACTGGTAGTATTGGTGGGATAGC---------AGAAGAAATGACAAACT</text:p>
          </table:table-cell>
        </table:table-row>
        <table:table-row table:style-name="ro1">
          <table:table-cell office:value-type="string" calcext:value-type="string">
            <text:p>AATACTACTATTGGGACTACTACTAATACCAATACTACTGATACCCCTAGTAGTGATTGGAGAGGAGAAATG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GAATT</text:p>
          </table:table-cell>
        </table:table-row>
        <table:table-row table:style-name="ro1">
          <table:table-cell office:value-type="string" calcext:value-type="string">
            <text:p>TTAAATTGCACTGATTATGTGAAGAATGC---TACCAATAGTAGTAGCGAGGGAATG---AGGGAGAAAGGAGAAATAAAAAACT</text:p>
          </table:table-cell>
        </table:table-row>
        <table:table-row table:style-name="ro1">
          <table:table-cell office:value-type="string" calcext:value-type="string">
            <text:p>GATACTCAGTCCACTAGTAATAATACTCAGCCCACTAGTAGCGGGGTCAAAGAAGAAATAAAAGGAGAAATAAAAAACT</text:p>
          </table:table-cell>
        </table:table-row>
        <table:table-row table:style-name="ro1">
          <table:table-cell office:value-type="string" calcext:value-type="string">
            <text:p>GCTACTAGTACCAGTAAGAATACTACTATTACCAATAGTAGTAATGAGAGA---CCAATGGAGAAAGGAGAAATGAAAAACT</text:p>
          </table:table-cell>
        </table:table-row>
        <table:table-row table:style-name="ro1">
          <table:table-cell office:value-type="string" calcext:value-type="string">
            <text:p>ACTTTAAATTGCACTACT---AAACCTACTACTGATGACAATGCTACTGTGGAGGAAAAGAT------GGAAGGAGGAGTAAAAAACT</text:p>
          </table:table-cell>
        </table:table-row>
        <table:table-row table:style-name="ro1">
          <table:table-cell office:value-type="string" calcext:value-type="string">
            <text:p>ACTAATTTGGTAAATTATACTAGTACAGCTACTAATACAACTACTAGTACACCTCCGGGGGGAGAAGACATGAAAAACT</text:p>
          </table:table-cell>
        </table:table-row>
        <table:table-row table:style-name="ro1">
          <table:table-cell office:value-type="string" calcext:value-type="string">
            <text:p>GATGCCACTAACAATAGTACTAACAGTACTAACAATAGTACTAACAGTACTATGGACGAAGAGGGAGGAATGAAAAACT</text:p>
          </table:table-cell>
        </table:table-row>
        <table:table-row table:style-name="ro1">
          <table:table-cell office:value-type="string" calcext:value-type="string">
            <text:p>GCTAATATTACTAATACCAATGATAATGAGCCCAATAGTAGTGTGGTGAAACTGATAGAGAAAGGAGAAATAAAAAACT</text:p>
          </table:table-cell>
        </table:table-row>
        <table:table-row table:style-name="ro1">
          <table:table-cell office:value-type="string" calcext:value-type="string">
            <text:p>ACTGCTACTGGTAATGCCACTATTACTAATGGCTTTGGTAATACCACTGCTACTAATGCCACTGGAGAAATAAAAAACT</text:p>
          </table:table-cell>
        </table:table-row>
        <table:table-row table:style-name="ro1">
          <table:table-cell office:value-type="string" calcext:value-type="string">
            <text:p>GAGAATGATAAGAATACCACTAGTTCCCCTACTACTCCTACTACTACAAAAGGAATAAATACAGAAGGACTGAAAAAT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TGTGTTACTTTAAATTGCACTAATTATGAAGGGAATGCTACTAATACCACTAAAGGT------------------GAGAAAGGAGAAATAAAAAAT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GTAAAAGTTAATAATACTGGTGCTAGTAATGTCACTAATAATAATGCCACCAGTAATAATTGGGA----AGAAATGAAAAACT</text:p>
          </table:table-cell>
        </table:table-row>
        <table:table-row table:style-name="ro1">
          <table:table-cell office:value-type="string" calcext:value-type="string">
            <text:p>TTATGTGTTACTTTAGAGTGTGCTAATATAA------CTTGCAACAAAAATAGTACTTGCGA------------GGATGGAGGAGGAATGAAAAACT</text:p>
          </table:table-cell>
        </table:table-row>
        <table:table-row table:style-name="ro1">
          <table:table-cell office:value-type="string" calcext:value-type="string">
            <text:p>TTAAAATGCACTAATGCCACTACTAGCACTAATGTCACTGCTAGTAACTGGACAACAATAGGGGA------AGAAATGAAAAATT</text:p>
          </table:table-cell>
        </table:table-row>
        <table:table-row table:style-name="ro1">
          <table:table-cell office:value-type="string" calcext:value-type="string">
            <text:p>GGGAATACTACTAATGCTGGGAATACTACTAATACTACTAGTACTGTAAGCCCTACTGCTAGTACAGGAATG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---GGAATGCTACTAGTACCAATGATACTGCAACTTATAAGAATAGTAGTTTGAAACTAGGGGAGGGAGAAATG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GGAAATGATACTAGAGCCAATAATACTAATACCACTACTACTACTACTCCCACTATGGATAGAGGAGAAATAAAAAATT</text:p>
          </table:table-cell>
        </table:table-row>
        <table:table-row table:style-name="ro1">
          <table:table-cell office:value-type="string" calcext:value-type="string">
            <text:p>TGTGTTACTTTAAATTGCACTGATCTGAGGAATGCTACTAATACCACGAGC---------------ACGATGGAGGGGGGAGAAATA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CTCTGTGTTACTTTAAATTGCTCTAATTT---GAATACTACTAATACCAGTAGT---------------ACAATAGAGGGAGGAGAAATAAAAAACT</text:p>
          </table:table-cell>
        </table:table-row>
        <table:table-row table:style-name="ro1">
          <table:table-cell office:value-type="string" calcext:value-type="string">
            <text:p>ACCCCACTCTGTGTCACCTTAAATTGCACTGATACTGGCAATAATAT---CACGGATAGTGATAGTGCAGGAATGAT---------------------GAATT</text:p>
          </table:table-cell>
        </table:table-row>
        <table:table-row table:style-name="ro1">
          <table:table-cell office:value-type="string" calcext:value-type="string">
            <text:p>TTAAATTGTACTAATGCGAATGTGACTAGTGTGAATGGTACTGATACTACTGTCAATACC------------------ACGGAAGAGATAAAGAACT</text:p>
          </table:table-cell>
        </table:table-row>
        <table:table-row table:style-name="ro1">
          <table:table-cell office:value-type="string" calcext:value-type="string">
            <text:p>TTCAATACTTCTAATACCTCAAATTGTACTGATAATTCTAAGAATGTAACTTGTAGTGAGGAAACAGATATG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ACTGATTGGAATACCACTAATAGTAATAATACCACTATTAGTAAAGAGGAAACGATA---GAGGGAGGAGAAATGAAAAACT</text:p>
          </table:table-cell>
        </table:table-row>
        <table:table-row table:style-name="ro1">
          <table:table-cell office:value-type="string" calcext:value-type="string">
            <text:p>GATTGGAAGAATGATAAGAATGGTACTAGTACCAATGGTAATGCCACTAATACG---ATGGAAGGAGGAGAAGTAAAAAATT</text:p>
          </table:table-cell>
        </table:table-row>
        <table:table-row table:style-name="ro1">
          <table:table-cell office:value-type="string" calcext:value-type="string">
            <text:p>AATGATACTAAGGCTAATAATGGTAGTAATACCAATAATAGTAGTGGGAGAGTG---GTGGAAAAAGGAGTAATGAAAAACT</text:p>
          </table:table-cell>
        </table:table-row>
        <table:table-row table:style-name="ro1">
          <table:table-cell office:value-type="string" calcext:value-type="string">
            <text:p>ACTTTAAATTGTAATAATACCAATGGCACTAGTACTACTAATGCCACTAAGGGTAGCTGGGAAACG---------------GAAATGAAAAAC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AAAAGCAATAGTACTGCCAACAATACTAACGTGAATACTACTAGCTGGCAAAGAATGCAAGCAGGAGAAATAAAAAATT</text:p>
          </table:table-cell>
        </table:table-row>
        <table:table-row table:style-name="ro1">
          <table:table-cell office:value-type="string" calcext:value-type="string">
            <text:p>TGCACTGATTATACTAATAATTGCACTAGTAATTGCACCAATACCACTATTGAAACGATAAGGAGAGAAATGAAAAACT</text:p>
          </table:table-cell>
        </table:table-row>
        <table:table-row table:style-name="ro1">
          <table:table-cell office:value-type="string" calcext:value-type="string">
            <text:p>TGTGTTACTTTAAATTGCAC------------TAATGCTAATAACAATAGTACCAATG---CTACTGTTACTGATAAGGAAGAAATAAAAAACT</text:p>
          </table:table-cell>
        </table:table-row>
        <table:table-row table:style-name="ro1">
          <table:table-cell office:value-type="string" calcext:value-type="string">
            <text:p>GNNTGCTCTGATTATGGGAATTATACTAATATCACTGATATTAGTGAGGGAAAG---ATGGAGAAAGGGGAA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ACCACTGATTCAAAGAATACTACTAATACCACTAATAGTGGCGGGGAAAAG---ATGGAAAAAGGAGAAATGAAAAACT</text:p>
          </table:table-cell>
        </table:table-row>
        <table:table-row table:style-name="ro1">
          <table:table-cell office:value-type="string" calcext:value-type="string">
            <text:p>CCACTCTGTGTTACTTTAAATTGCACTAACGTTTTGAGGAACAGTACTAATACCAATAATAGTA------------------------CAGAACTAAAAAACT</text:p>
          </table:table-cell>
        </table:table-row>
        <table:table-row table:style-name="ro1">
          <table:table-cell office:value-type="string" calcext:value-type="string">
            <text:p>TTGACTATTAATGGTAATACAACCAATGTTACAAATGGTACTAACAATGTTACAATAAATGAAGAGGAAATGAAAAATT</text:p>
          </table:table-cell>
        </table:table-row>
        <table:table-row table:style-name="ro1">
          <table:table-cell office:value-type="string" calcext:value-type="string">
            <text:p>AACAGTAACACTACTAAGGGTACTAATACCAATAGTACGGAACGGGAAGAACTGGAGAAGCAGGGAGAAGTAAAAAACT</text:p>
          </table:table-cell>
        </table:table-row>
        <table:table-row table:style-name="ro1">
          <table:table-cell office:value-type="string" calcext:value-type="string">
            <text:p>AATTGCACTAATGTTACTGAGAGTGCTACAAATGCTTCTACTCCGACGCCTACTCCTGAAGATGATAGT-------------ATAACAAACT</text:p>
          </table:table-cell>
        </table:table-row>
        <table:table-row table:style-name="ro1">
          <table:table-cell office:value-type="string" calcext:value-type="string">
            <text:p>TGCACTAAGGTGAACAAAACTAATCCTAATACCACCAATAATGGTGGG---GTAGGAATGATGAATGAAGAAATAAAAAACT</text:p>
          </table:table-cell>
        </table:table-row>
        <table:table-row table:style-name="ro1">
          <table:table-cell office:value-type="string" calcext:value-type="string">
            <text:p>AATTGCACTAATTT---GAATACTAATAATACCAATAGTAATAGTAGTTGGGAAAAGATGGAGGAAG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AAAGTAGAACAATAATACAGTACAGAAAACTACTGAG------------------------------------------------------------------------------------------------------------------------------------------GAAATAAAAAATT</text:p>
          </table:table-cell>
        </table:table-row>
        <table:table-row table:style-name="ro1">
          <table:table-cell office:value-type="string" calcext:value-type="string">
            <text:p>AAGTGCACTAAGTATAATAATAGTAGCACTAATACTACCAGTAAGAGTAGCGTGGAAATGATGGGAGAAATAAAGAATT</text:p>
          </table:table-cell>
        </table:table-row>
        <table:table-row table:style-name="ro1">
          <table:table-cell office:value-type="string" calcext:value-type="string">
            <text:p>AATAGTACTACGTTGGAGAATGGTACTTATTGCATTAAGGTGGAGAATAAAACTAATATAAGGGAAGAAATGACAAATT</text:p>
          </table:table-cell>
        </table:table-row>
        <table:table-row table:style-name="ro1">
          <table:table-cell office:value-type="string" calcext:value-type="string">
            <text:p>TCTGATTTAGGAAATATTACTAATACCAATACCACTAGTAGTAGTGGGATAGAGATGGAGAGAGGAGAAATAAAAAACT</text:p>
          </table:table-cell>
        </table:table-row>
        <table:table-row table:style-name="ro1">
          <table:table-cell office:value-type="string" calcext:value-type="string">
            <text:p>TGTGTTAGGTTAGAGTGCGATGATTTGAAAAATTTAACAGACTC------TAGTTGGGGAAATATGAC---------AGGAGAAATAAAAAACT</text:p>
          </table:table-cell>
        </table:table-row>
        <table:table-row table:style-name="ro1">
          <table:table-cell office:value-type="string" calcext:value-type="string">
            <text:p>TTAAATTGCACAGAAATTAGGAAGAATGGAACTAATAATAGTTCTCATACCCCTACCCCTATGGC---------AGAAATAAAAAACT</text:p>
          </table:table-cell>
        </table:table-row>
        <table:table-row table:style-name="ro1">
          <table:table-cell office:value-type="string" calcext:value-type="string">
            <text:p>TATAAGAGAAATATTACTAACACCAATGCTACTCAGACCAATAATAGTAGCGAGGAAACAAT---------AGGGGAAATAAAAAACT</text:p>
          </table:table-cell>
        </table:table-row>
        <table:table-row table:style-name="ro1">
          <table:table-cell office:value-type="string" calcext:value-type="string">
            <text:p>GGTAATACTACTAATACCACTACTACTAATACCACTAGTAGTAGCTGGGAAAAG---ATGGAGAAAGGAGAGATAAAAAATT</text:p>
          </table:table-cell>
        </table:table-row>
        <table:table-row table:style-name="ro1">
          <table:table-cell office:value-type="string" calcext:value-type="string">
            <text:p>AATTGCACTCATGAGAATGGTACCACTACCGAGTGCGGTAATAATGGGATACAGATGGAGAAAGGAGAAATGAAAAACT</text:p>
          </table:table-cell>
        </table:table-row>
        <table:table-row table:style-name="ro1">
          <table:table-cell office:value-type="string" calcext:value-type="string">
            <text:p>AATAGTAGTAGTGTGAGCAATAGTACTAGTGCCACTAATAGTAGGGGGGTGACCAATACTACTAAAGAAATGAAAAAAT</text:p>
          </table:table-cell>
        </table:table-row>
        <table:table-row table:style-name="ro1">
          <table:table-cell office:value-type="string" calcext:value-type="string">
            <text:p>AATGCTACTAATACCACTGGTGCCACTAACACCACTGATAGTAGCATGGGA---ATAATAGAGAAGGGAGAAATGAAAAACT</text:p>
          </table:table-cell>
        </table:table-row>
        <table:table-row table:style-name="ro1">
          <table:table-cell office:value-type="string" calcext:value-type="string">
            <text:p>GCTACTAAAACCAATAGTAGTACTAATATCACTAGTAGTACTAATATCACTAGTAGTAGTGAGGGAGAAATAAAAAACT</text:p>
          </table:table-cell>
        </table:table-row>
        <table:table-row table:style-name="ro1">
          <table:table-cell office:value-type="string" calcext:value-type="string">
            <text:p>ACTGATTGGGGACATGATATTAATACCAATACCACTAGTAATGGCGGGGAAAAGATGGAGAGAGGAGAAGTAAAAAATT</text:p>
          </table:table-cell>
        </table:table-row>
        <table:table-row table:style-name="ro1">
          <table:table-cell office:value-type="string" calcext:value-type="string">
            <text:p>GT---GAATGTCACTAATAAAGCCAACATGACTGGCCCTAATAATACTAGTTGGGAAAAGAT------GGAAGGAGAGATAAAAAACT</text:p>
          </table:table-cell>
        </table:table-row>
        <table:table-row table:style-name="ro1">
          <table:table-cell office:value-type="string" calcext:value-type="string">
            <text:p>ACTGCTTATAAGAATAATAGTACTAATAGCACTACTACTAATAATGCCACTGTGGAATATGAAAGAGAAATAAAAAACT</text:p>
          </table:table-cell>
        </table:table-row>
        <table:table-row table:style-name="ro1">
          <table:table-cell office:value-type="string" calcext:value-type="string">
            <text:p>AATTGCACTGATGTAGGGAATGMTACTAATAYCAACAATAGTAGTGAGRAMATG---ATGGGGAAAGGAGAAATGAAAAATT</text:p>
          </table:table-cell>
        </table:table-row>
        <table:table-row table:style-name="ro1">
          <table:table-cell office:value-type="string" calcext:value-type="string">
            <text:p>ACTAATTTGAACCATACCAGCAATGGTACTAGAGCTAATAATGATAGTTTGGGAAATAT------GGAAGGAGAAATGAAAAACT</text:p>
          </table:table-cell>
        </table:table-row>
        <table:table-row table:style-name="ro1">
          <table:table-cell office:value-type="string" calcext:value-type="string">
            <text:p>GTTACTAGCACTAAAAATAGCACTAATAGTACCGATAGTGATAGCGAGAAACCAATGGAGAGAGGAGAAATGAAAAACT</text:p>
          </table:table-cell>
        </table:table-row>
        <table:table-row table:style-name="ro1">
          <table:table-cell office:value-type="string" calcext:value-type="string">
            <text:p>ACTTTAAATTGCAGTGATTATTTCGGAAATGATACTAATTCCAATAGGAGTCA------------GGTGGAGGGAGGAGAAATAAAAAACT</text:p>
          </table:table-cell>
        </table:table-row>
        <table:table-row table:style-name="ro1">
          <table:table-cell office:value-type="string" calcext:value-type="string">
            <text:p>AATGAGACTGATACCAATGTTACTGCTTACAATAATAGTAGCTGGGAAATGAAGATGAAAGAAGGAGAAATGAAAAACT</text:p>
          </table:table-cell>
        </table:table-row>
        <table:table-row table:style-name="ro1">
          <table:table-cell office:value-type="string" calcext:value-type="string">
            <text:p>GTTACTTTAAATTGCACTGATAATTTGAACAATGGTACTTATGGTAATAG---------------AACAATAGAGAAAGGAGAAGTAAAAAATT</text:p>
          </table:table-cell>
        </table:table-row>
        <table:table-row table:style-name="ro1">
          <table:table-cell office:value-type="string" calcext:value-type="string">
            <text:p>ACTAGTGCTAATAATACCAATAATAGTAGTAGTAATACCAATAATAGTAGGAGTTGGGAGGGAATAGAAATGAAAAACT</text:p>
          </table:table-cell>
        </table:table-row>
        <table:table-row table:style-name="ro1">
          <table:table-cell office:value-type="string" calcext:value-type="string">
            <text:p>ATTAAGGTTAATAATACCAATAATAGTAATGATTCCAGTGATAATAGTAGCATAGTGGCGGGAAAAGAAATGAAAAACT</text:p>
          </table:table-cell>
        </table:table-row>
        <table:table-row table:style-name="ro1">
          <table:table-cell office:value-type="string" calcext:value-type="string">
            <text:p>ACTACTGCGAATACTACTGCCAATACTACAGACAATATTATTCGGGTGGAAAAAATGGAGGAGGGAGAAATAAAAAACT</text:p>
          </table:table-cell>
        </table:table-row>
        <table:table-row table:style-name="ro1">
          <table:table-cell office:value-type="string" calcext:value-type="string">
            <text:p>AATTGCACTAATTTGGGAAGTACTACTAATACCAATAGTAATACCAGTAGTACG---ACGGAGGGAGGAGAAATAAAAAACT</text:p>
          </table:table-cell>
        </table:table-row>
        <table:table-row table:style-name="ro1">
          <table:table-cell office:value-type="string" calcext:value-type="string">
            <text:p>CCTACCACCAGTAGTATCGGTGGTAATACCAATAGTACTACCAGTAGTCCGATAGAGGGAGGAGGAGAAATAAAAAAA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TGAATGCCACTTGCGCTTCGAATATCACTTACACTGATTCGAATACCACCAGTAACATAACG------AGAGAAATGAAAAACT</text:p>
          </table:table-cell>
        </table:table-row>
        <table:table-row table:style-name="ro1">
          <table:table-cell office:value-type="string" calcext:value-type="string">
            <text:p>TGTGTTACTTTAAATTGCACTGACTACTCGAAGAATGGTACTAATAACACTGCTAATAATG------------------AAGGAGAAATGAAAAACT</text:p>
          </table:table-cell>
        </table:table-row>
        <table:table-row table:style-name="ro1">
          <table:table-cell office:value-type="string" calcext:value-type="string">
            <text:p>TATAATATTACTAGTAAAACTAATAGAACTAATGAAAATGATATTAGTTTGGAAATGGGAGAGGGAGAACTAAAAAACT</text:p>
          </table:table-cell>
        </table:table-row>
        <table:table-row table:style-name="ro1">
          <table:table-cell office:value-type="string" calcext:value-type="string">
            <text:p>CTTTGC------TCCCCAAATGTCACTGGTGCTAATGTTACTGGTGCTAAAAGGGAACAGATGGACAAGGGAGAAATACAAAATT</text:p>
          </table:table-cell>
        </table:table-row>
        <table:table-row table:style-name="ro1">
          <table:table-cell office:value-type="string" calcext:value-type="string">
            <text:p>TTAAATTGCACTGATTCTAATGGTGATAGTAGCATTGCTAATAGTAGCAGCAGTGAGGCGGTGAA------AGAAATGAAAAACT</text:p>
          </table:table-cell>
        </table:table-row>
        <table:table-row table:style-name="ro1">
          <table:table-cell office:value-type="string" calcext:value-type="string">
            <text:p>ACTTTAAATTGCACTAATT------ATAATACCACGAGTAATAATTCCAGTTGGGGAAAG---ATGGAGGAAGGAGAAATAAAAAACT</text:p>
          </table:table-cell>
        </table:table-row>
        <table:table-row table:style-name="ro1">
          <table:table-cell office:value-type="string" calcext:value-type="string">
            <text:p>AATTGCACTGACTTGAGTAATACTACTAATACCAATAGTAATATCAATAG---GACAACAGAGGGAGGAGAAATGAAAAACT</text:p>
          </table:table-cell>
        </table:table-row>
        <table:table-row table:style-name="ro1">
          <table:table-cell office:value-type="string" calcext:value-type="string">
            <text:p>TGCACT---------AATGCCACTAGCACTAATGCTACTAGTGGGGTTAATAATACCATCGCTAACATGACCGCTGAAATAAAAAACT</text:p>
          </table:table-cell>
        </table:table-row>
        <table:table-row table:style-name="ro1">
          <table:table-cell office:value-type="string" calcext:value-type="string">
            <text:p>GATGAGTTGACCAATAAGACTTTTACTAATAGTACTCCTACCGCTATTGGTAAGATAGAGAA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TAAATTGCACTGATTTG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CTGACCCTTTGAGGAATAATACTGCCACTAATACCACTAGTAATAATTTGGGAAAGATGGAAGGAGAAATAAAAAACT</text:p>
          </table:table-cell>
        </table:table-row>
        <table:table-row table:style-name="ro1">
          <table:table-cell office:value-type="string" calcext:value-type="string">
            <text:p>ACTACTATTAATAGGAACAATACTACTAATAACACTAGTAGTAGTGTGGAA---ACAATGCAGAATGAAGAAATAAAAAACT</text:p>
          </table:table-cell>
        </table:table-row>
        <table:table-row table:style-name="ro1">
          <table:table-cell office:value-type="string" calcext:value-type="string">
            <text:p>GGTACGAGTACCACCAATACTACTACTAGTACCACTAATATTACTGGTGAGTTTACAAAGAAAGGAGAAATG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GTTACTTTAAAGTGCACTAAT---GCTACTGCTATTAATGCCACTAGTAGTAAT---------CTCACTAGTACAGAAGAAATGAAAAACT</text:p>
          </table:table-cell>
        </table:table-row>
        <table:table-row table:style-name="ro1">
          <table:table-cell office:value-type="string" calcext:value-type="string">
            <text:p>ACCACTGCTAACAGTACCAATGCTGAGAGTACCAAGAATAGTAGCACGGGA---ATAATAGATAAAGGAGAAATAAAAAACT</text:p>
          </table:table-cell>
        </table:table-row>
        <table:table-row table:style-name="ro1">
          <table:table-cell office:value-type="string" calcext:value-type="string">
            <text:p>ACTTTAAATTGCACTAATTT---GAATCATACCAATACTGATAATAGTAG--------TAATAATGAAGGGATACAGGAAATGAGAAACT</text:p>
          </table:table-cell>
        </table:table-row>
        <table:table-row table:style-name="ro1">
          <table:table-cell office:value-type="string" calcext:value-type="string">
            <text:p>ACTAATGCCACGAATAGGAATGCTACTAATGCCACGAATAGTAGCGAGGGAATG---ATGGAGGGGGGAGAAATGAAAAATT</text:p>
          </table:table-cell>
        </table:table-row>
        <table:table-row table:style-name="ro1">
          <table:table-cell office:value-type="string" calcext:value-type="string">
            <text:p>CTCTGTGTTACTTTAAATTGCTC------------TGACATAAGCGTCAACAACAGTATGGGAGG------GACGGAGAAAGGAGGAATGAAAAACT</text:p>
          </table:table-cell>
        </table:table-row>
        <table:table-row table:style-name="ro1">
          <table:table-cell office:value-type="string" calcext:value-type="string">
            <text:p>AGTGATGTTNNNNNNNNNNNNNNNNNNNNNNNNNNNNNNGGAAAAGAAATACAAATGSAGAAAGGAGAAATACAAAACT</text:p>
          </table:table-cell>
        </table:table-row>
        <table:table-row table:style-name="ro1">
          <table:table-cell office:value-type="string" calcext:value-type="string">
            <text:p>AATGTGAATGTTACTGCTAAAGCCAATGTCACTATAATCACTAATAGTAGCAAGGAAATGAT---------GGAGGAAATGAGAAATT</text:p>
          </table:table-cell>
        </table:table-row>
        <table:table-row table:style-name="ro1">
          <table:table-cell office:value-type="string" calcext:value-type="string">
            <text:p>CTCTGTGTTACTTTAAATTGCATT---------AATGCTACTAGTTACAATAGTAGT---------ATATTTAATACCACGGAGGAGATGAAAAACT</text:p>
          </table:table-cell>
        </table:table-row>
        <table:table-row table:style-name="ro1">
          <table:table-cell office:value-type="string" calcext:value-type="string">
            <text:p>AATAAAAGTATTGCAAATTGCACTAATTTGAAGAATGAAAGTATTGCCACTAGTCAAGAACAAGGAGAAATAAAAAACT</text:p>
          </table:table-cell>
        </table:table-row>
        <table:table-row table:style-name="ro1">
          <table:table-cell office:value-type="string" calcext:value-type="string">
            <text:p>TGCAATAATACAAACAGCAATAATACARATAGCACTAAYMATAATAMTACTTGTRAAATRAAGRAAGAAATRAAAAACT</text:p>
          </table:table-cell>
        </table:table-row>
        <table:table-row table:style-name="ro1">
          <table:table-cell office:value-type="string" calcext:value-type="string">
            <text:p>AATGAGACTAATTTGAAGAATGATACTAGTCCCAATAACAGTAGTGGGAGAGTG---GTGGAGGTAGAAGAAATAAAAAACT</text:p>
          </table:table-cell>
        </table:table-row>
        <table:table-row table:style-name="ro1">
          <table:table-cell office:value-type="string" calcext:value-type="string">
            <text:p>GCTACTAATACTAATAGTACTGCTACTAATACCACTAGTACAACCAATAGTACAATAGAGGGAGGAGAAATGAAAAACT</text:p>
          </table:table-cell>
        </table:table-row>
        <table:table-row table:style-name="ro1">
          <table:table-cell office:value-type="string" calcext:value-type="string">
            <text:p>TGTACTGATGATTCAAAGAATGCTACTAAAACCAATAGTAGTATTGTGGAAAAG---ATGAAGTGTGGAGAAATAAAAAACT</text:p>
          </table:table-cell>
        </table:table-row>
        <table:table-row table:style-name="ro1">
          <table:table-cell office:value-type="string" calcext:value-type="string">
            <text:p>ACTTTAGATTGCATTGATTATAATACCACTAGTAATAACAGTAACATTGATGACAACAT---------GAGAGGAGTAATAAAAAACT</text:p>
          </table:table-cell>
        </table:table-row>
        <table:table-row table:style-name="ro1">
          <table:table-cell office:value-type="string" calcext:value-type="string">
            <text:p>AATAAGAATGGTACTGTGAACAATAGTACTGAGGGCAATAGTACTGTAGGCAATGGTACTTTGGGGGAGATAAAAAACT</text:p>
          </table:table-cell>
        </table:table-row>
        <table:table-row table:style-name="ro1">
          <table:table-cell office:value-type="string" calcext:value-type="string">
            <text:p>TTAAATTGCACTGATGTTGATGTGAATGGTACTAATGTGAATGTTACTGATAGG---------GTAGAAAA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ATTACCAGTAGTGCTAATACCACTGGTGCCAGTAGTCCTAGTCCTAGTCCTAGTACTAGT-------AGGGAGATGAGAAACT</text:p>
          </table:table-cell>
        </table:table-row>
        <table:table-row table:style-name="ro1">
          <table:table-cell office:value-type="string" calcext:value-type="string">
            <text:p>CTTTGTGTTACTTTGAATTGCTCTGATATG------------------AATACCACTAATGTAAAAAATATAACAGAGACAGGAGAAATGAAAAACT</text:p>
          </table:table-cell>
        </table:table-row>
        <table:table-row table:style-name="ro1">
          <table:table-cell office:value-type="string" calcext:value-type="string">
            <text:p>AATTGCACTGATACTTCTGTCAGTAATACTGATGATACTCCTGCTATTAGTAACGA------------GGAAAAGAGAATAATGAAAAACT</text:p>
          </table:table-cell>
        </table:table-row>
        <table:table-row table:style-name="ro1">
          <table:table-cell office:value-type="string" calcext:value-type="string">
            <text:p>CTCTGTGTTACTTTACATTGCACTGACTTGAA---------CAATACTAGCAATAGTAGTG---------TAATGGAAAAGGGAGAAATGAAAAACT</text:p>
          </table:table-cell>
        </table:table-row>
        <table:table-row table:style-name="ro1">
          <table:table-cell office:value-type="string" calcext:value-type="string">
            <text:p>AATGCCACTGTCTCTACTAATGCCACTGTCTCTACTAATGCCACTGTTGAGAAAGAACAAT--------TAAGGGAAATGAAAAACT</text:p>
          </table:table-cell>
        </table:table-row>
        <table:table-row table:style-name="ro1">
          <table:table-cell office:value-type="string" calcext:value-type="string">
            <text:p>ACCCCACTCTGTGTCACTCTAAATTGCTCTGATTGGAAGGGTGATACTAATGCCACTAGTAGTAAT------------------------GAAGTAAAAAATT</text:p>
          </table:table-cell>
        </table:table-row>
        <table:table-row table:style-name="ro1">
          <table:table-cell office:value-type="string" calcext:value-type="string">
            <text:p>TTAACCCCACTCTGTGTCACCTTAAATTGCACTGAT------ACTAATACTAAGATCACGGATAATAGTGCAGGAATGAT---------------------GAATT</text:p>
          </table:table-cell>
        </table:table-row>
        <table:table-row table:style-name="ro1">
          <table:table-cell office:value-type="string" calcext:value-type="string">
            <text:p>ACTTTAAGTTGCACTGATGCCAACAGGACTGAGAATACTAATATCACTAG---------ACAAATGGATAAAGAAGAAATAAAAAACT</text:p>
          </table:table-cell>
        </table:table-row>
        <table:table-row table:style-name="ro1">
          <table:table-cell office:value-type="string" calcext:value-type="string">
            <text:p>ACCAATAGTAGTGGCAC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GTCACTTTAAATTGCACTGAGTTGAATAATAA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CTCTGTGTTACTTTATATTGCACTGATGCTAGGAATAGCACTAATATT------------------ACCATGGAAGAGAGAAAAGAAATAAAAAATT</text:p>
          </table:table-cell>
        </table:table-row>
        <table:table-row table:style-name="ro1">
          <table:table-cell office:value-type="string" calcext:value-type="string">
            <text:p>TTAAACTGCAGTAACTTAAATAATAGCACTAGGAATGAGAGTAATACTAA------CTTGGAGGGGAAAGAAGAAATGAAAAACT</text:p>
          </table:table-cell>
        </table:table-row>
        <table:table-row table:style-name="ro1">
          <table:table-cell office:value-type="string" calcext:value-type="string">
            <text:p>TTAAATTGCATTGACGCGA------ATATTAATAATATTACTGTGGGCCCAGAATATAGAATGGACCAAGGAGAAGTAAAAAACT</text:p>
          </table:table-cell>
        </table:table-row>
        <table:table-row table:style-name="ro1">
          <table:table-cell office:value-type="string" calcext:value-type="string">
            <text:p>AATGCCAATATCACATATACTAATGAGACCATTTCTAGGGATAACATCACTATTATGAAAGAGGGAGAAATAAAAAACT</text:p>
          </table:table-cell>
        </table:table-row>
        <table:table-row table:style-name="ro1">
          <table:table-cell office:value-type="string" calcext:value-type="string">
            <text:p>CGCACTGATGATTTGAAGAATGCTACTAATACCACTAATAGTAGTGGGGAAATGGAAAT---GAGAGGAGAAATAAAAAACT</text:p>
          </table:table-cell>
        </table:table-row>
        <table:table-row table:style-name="ro1">
          <table:table-cell office:value-type="string" calcext:value-type="string">
            <text:p>TGCATTAATTATAATAATACCAATAATGGGAGCAATGCTAATAATACCAGTATTGAGGGCAGGGAAGAAATAAAAAATT</text:p>
          </table:table-cell>
        </table:table-row>
        <table:table-row table:style-name="ro1">
          <table:table-cell office:value-type="string" calcext:value-type="string">
            <text:p>GGAAATACTACTAATACCAATGGTAGTAATACCACTAATATTGATAAGACAAGAATGGAAAAAGGAGAAATAAAAAACT</text:p>
          </table:table-cell>
        </table:table-row>
        <table:table-row table:style-name="ro1">
          <table:table-cell office:value-type="string" calcext:value-type="string">
            <text:p>GGAAATACTACTAATGATTATGGAAATACTACTAATACCAATAGTAGTACAATAATGGAGAAAGGAGAAATAAAAAATT</text:p>
          </table:table-cell>
        </table:table-row>
        <table:table-row table:style-name="ro1">
          <table:table-cell office:value-type="string" calcext:value-type="string">
            <text:p>GGGAATACTACTAATACCAMTGGTAGTGATACCAATAAKATTGATAAGACAAGAATGGAAAAAGGAGAAATAAAAAACT</text:p>
          </table:table-cell>
        </table:table-row>
        <table:table-row table:style-name="ro1">
          <table:table-cell office:value-type="string" calcext:value-type="string">
            <text:p>TGTAATGAAACAGAGAACCATAATAGTAATGGTACTAGTAATTGTAGTAGAACAATAGAGACAGGAGACATGAAAAACT</text:p>
          </table:table-cell>
        </table:table-row>
        <table:table-row table:style-name="ro1">
          <table:table-cell office:value-type="string" calcext:value-type="string">
            <text:p>CAAAGTAAGAGTTGTAATAAGGGGAATAAGGACACCGTAAAGGTGGAGAAACAGATGGAGGAGGGCGAAATAAAAAATT</text:p>
          </table:table-cell>
        </table:table-row>
        <table:table-row table:style-name="ro1">
          <table:table-cell office:value-type="string" calcext:value-type="string">
            <text:p>ACTGATGACTTGGGGAATAGTACTAATGTGAATAATACTAATGTCACTATGGACAATGAGAAAGGAGAAATAAAAAACT</text:p>
          </table:table-cell>
        </table:table-row>
        <table:table-row table:style-name="ro1">
          <table:table-cell office:value-type="string" calcext:value-type="string">
            <text:p>TTAAATTGCACTGATTTGGGGAATGCTACTACTACCAATGTTAGTAGC------ACGGTGATGGAAAAAGGAGAAATAAAAAACT</text:p>
          </table:table-cell>
        </table:table-row>
        <table:table-row table:style-name="ro1">
          <table:table-cell office:value-type="string" calcext:value-type="string">
            <text:p>ACTTGCAACAGTACTAGTAACAGCAATAGTACTAGTAATAGCAATAATAGTTGTCCTGAGAAAGGAGAAATGACAAACT</text:p>
          </table:table-cell>
        </table:table-row>
        <table:table-row table:style-name="ro1">
          <table:table-cell office:value-type="string" calcext:value-type="string">
            <text:p>TTGAATACTACTAGAGCCAACAGTACTAGCTCCAATAGTAGTAGTTTTGGA---TACATGGAGAAAGGAGAAATAAAAAACT</text:p>
          </table:table-cell>
        </table:table-row>
        <table:table-row table:style-name="ro1">
          <table:table-cell office:value-type="string" calcext:value-type="string">
            <text:p>GCAAACAATAGTACAGGGGGAAACACCACTGCAAACAATAGTACATGGGAAAGGATGGAGCCAGGAGAAATAAAAAACT</text:p>
          </table:table-cell>
        </table:table-row>
        <table:table-row table:style-name="ro1">
          <table:table-cell office:value-type="string" calcext:value-type="string">
            <text:p>TGTGTTATTTTAAACTGCATTAATT------ATACTACCAGTAGTAATATCAGTAGC---------ACAACAGAGGGAGGAGAAATAAAAAACT</text:p>
          </table:table-cell>
        </table:table-row>
        <table:table-row table:style-name="ro1">
          <table:table-cell office:value-type="string" calcext:value-type="string">
            <text:p>AATACCAATAGTACTAGTAGCAGGAATAGTGGTACTACCACTCCTAGTAGTTTGGAGGAGAAAGAAGAAATAAAAAACT</text:p>
          </table:table-cell>
        </table:table-row>
        <table:table-row table:style-name="ro1">
          <table:table-cell office:value-type="string" calcext:value-type="string">
            <text:p>CTCTGTGTTACTTTAAATTGCATT---------AATGCTACTAGTTACAATAGTAGT---------ATATTTAATACCACGGAGGAGATGAAAAACT</text:p>
          </table:table-cell>
        </table:table-row>
        <table:table-row table:style-name="ro1">
          <table:table-cell office:value-type="string" calcext:value-type="string">
            <text:p>ATTGATGCAAATGTAACTGGTATAAATGTAACTAATACCAATGGTAGTAGTTGGAAAACAGT---------GGAAGAAATGAAAAACT</text:p>
          </table:table-cell>
        </table:table-row>
        <table:table-row table:style-name="ro1">
          <table:table-cell office:value-type="string" calcext:value-type="string">
            <text:p>TGCACTAGTCTTACTTCAAATAGCACTGATTATCAGTATGATAATACTAGTATTAGTAATGTC---------------------ACAGACATAAAAAACT</text:p>
          </table:table-cell>
        </table:table-row>
        <table:table-row table:style-name="ro1">
          <table:table-cell office:value-type="string" calcext:value-type="string">
            <text:p>GTCACTTTAAATTGCACTGAGTTGAATAATAAC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GCATGGAATGCTACTGCTAATAATACTATGCTCACTAATAGTAGCGTGGAAAGG---ATGAAGGAAGGAGAAATACAAAACT</text:p>
          </table:table-cell>
        </table:table-row>
        <table:table-row table:style-name="ro1">
          <table:table-cell office:value-type="string" calcext:value-type="string">
            <text:p>GATTTGAATAATACTAATTTGAATAATACTAATAGCAACAATAGTAG-----ACATGAT-ATGGAACAAGGAGAAATGAAAAACT</text:p>
          </table:table-cell>
        </table:table-row>
        <table:table-row table:style-name="ro1">
          <table:table-cell office:value-type="string" calcext:value-type="string">
            <text:p>AATTGCAATGACTTAGGGAATGCTAATAATGCCACTAGTAGTAGCGGGGGAAGG---ATGGAGAGAGGAGAAATAAAAAACT</text:p>
          </table:table-cell>
        </table:table-row>
        <table:table-row table:style-name="ro1">
          <table:table-cell office:value-type="string" calcext:value-type="string">
            <text:p>TTGAATGTTACTAATACCAATAGTAGTAATACCAATAGTAGTTACGGGCAAAGG---ATGGAAATAGGAGAAATAAAAAACT</text:p>
          </table:table-cell>
        </table:table-row>
        <table:table-row table:style-name="ro1">
          <table:table-cell office:value-type="string" calcext:value-type="string">
            <text:p>GCTTTAAATTGCACTGACCCTTTAAGGAATATTAATAGTACTTATATCA--AAAGGAGTAATGATACT----------GAGATGAAAAACT</text:p>
          </table:table-cell>
        </table:table-row>
        <table:table-row table:style-name="ro1">
          <table:table-cell office:value-type="string" calcext:value-type="string">
            <text:p>AATTGTACTAATTTTAATAAGACTACTAATAGTACCACCACTAATG---CCACTGTGGTGCCCCCAGGAGAAATAAAAAACT</text:p>
          </table:table-cell>
        </table:table-row>
        <table:table-row table:style-name="ro1">
          <table:table-cell office:value-type="string" calcext:value-type="string">
            <text:p>CCAAATTGCACTGCTGTGGAGCCTACTAGTACCAGTAGTAATAACAGTAGTACGACA---GGGGGAGGAGAAATGAAAAACT</text:p>
          </table:table-cell>
        </table:table-row>
        <table:table-row table:style-name="ro1">
          <table:table-cell office:value-type="string" calcext:value-type="string">
            <text:p>ACTGACGTGAGGAATAGCACTTTTAATAGCACTCAGAATGGGAGAATGATGGAGATGGAGAGGGGAGAAATAAAAAATT</text:p>
          </table:table-cell>
        </table:table-row>
        <table:table-row table:style-name="ro1">
          <table:table-cell office:value-type="string" calcext:value-type="string">
            <text:p>GGGAATCATACTGATTGGAAGAAGCAGAATCAGAATGATAGTAGTTGGAAAAAG---ATGGAAAAAGGGGAAATAAAAAACT</text:p>
          </table:table-cell>
        </table:table-row>
        <table:table-row table:style-name="ro1">
          <table:table-cell office:value-type="string" calcext:value-type="string">
            <text:p>GATAATTGTAGTGGGAATACTAATAATACCCATAGTAATAGTAGTTTGGGAAGAATAGATGCAGGAGAAGTAAAAAACT</text:p>
          </table:table-cell>
        </table:table-row>
        <table:table-row table:style-name="ro1">
          <table:table-cell office:value-type="string" calcext:value-type="string">
            <text:p>AGCACACAGCCTACTACCACTAGTAGTACCAGTAATAGTAACATTAGTTTGGAAATGGAAGTAGGAGAAATAAAAAACT</text:p>
          </table:table-cell>
        </table:table-row>
        <table:table-row table:style-name="ro1">
          <table:table-cell office:value-type="string" calcext:value-type="string">
            <text:p>ACTGATAAGTTGAGAAATGATACAAGTGGCACTAACAGTAGCAGCTGGGAAAAGGTACAGAAAGGAGAAATAAAAAACT</text:p>
          </table:table-cell>
        </table:table-row>
        <table:table-row table:style-name="ro1">
          <table:table-cell office:value-type="string" calcext:value-type="string">
            <text:p>GCTACTAAATCGAAGGTCCCTAGTTCGAATGTCACTAACAATGATAGTCTTGGTAGGATGGC---------AGAAGAAATGAAAAACT</text:p>
          </table:table-cell>
        </table:table-row>
        <table:table-row table:style-name="ro1">
          <table:table-cell office:value-type="string" calcext:value-type="string">
            <text:p>CTCTGTGTTACCTTAAATTGCACT---------AATACTACTAATATTAATGTCACTGATAGTGGTATGAT---------AGGAGAAATAAAAAACT</text:p>
          </table:table-cell>
        </table:table-row>
        <table:table-row table:style-name="ro1">
          <table:table-cell office:value-type="string" calcext:value-type="string">
            <text:p>GGCACTACTGACATGAATGGAACTAATACCAATAGTAGTAGCGAGGAACTGAAGATGGAAAAGGGGGAGATGAAAAACT</text:p>
          </table:table-cell>
        </table:table-row>
        <table:table-row table:style-name="ro1">
          <table:table-cell office:value-type="string" calcext:value-type="string">
            <text:p>GATGTTACTAATAACAGCACTGGTACTAACAGCACTGTTAGGGAAGAGGAAAAGATGGAGAAAGGAGAACTGAAAAACT</text:p>
          </table:table-cell>
        </table:table-row>
        <table:table-row table:style-name="ro1">
          <table:table-cell office:value-type="string" calcext:value-type="string">
            <text:p>T---ATAATGGCACTGCTTCTAATAGTAATGTTACCACTGCTAGTGCCAATTATAATAATAGCATGGAAAACATGAAAAACT</text:p>
          </table:table-cell>
        </table:table-row>
        <table:table-row table:style-name="ro1">
          <table:table-cell office:value-type="string" calcext:value-type="string">
            <text:p>TGTGTTTCTCTAAATTGCTCTGATGT---TAATGTTACTAA-------AACGGTGGAGGGAGG-----AGTAGAAAAAGGAGAAATAAAAAACT</text:p>
          </table:table-cell>
        </table:table-row>
        <table:table-row table:style-name="ro1">
          <table:table-cell office:value-type="string" calcext:value-type="string">
            <text:p>ACTTTAAATTGCAC---------GAATGCTAATACCACTAGTAGTGGGAGAGTGATGCCCACAATGAAGCCAGAAGAAATAAAAAACT</text:p>
          </table:table-cell>
        </table:table-row>
        <table:table-row table:style-name="ro1">
          <table:table-cell office:value-type="string" calcext:value-type="string">
            <text:p>AATGCCACTAGTAATGCTAATAGTAGTAATGCTAATAGTAGTAGTGAGAGAATGATA---GAAACAGGGGAAATAAAAAACT</text:p>
          </table:table-cell>
        </table:table-row>
        <table:table-row table:style-name="ro1">
          <table:table-cell office:value-type="string" calcext:value-type="string">
            <text:p>GTAAAATTAACCCCACTCTGTGTCACTTTAAATTGTAC------------TAATGCTAATGTTACTACTAGTAGCGGG---------------------GAAATGAAAAACT</text:p>
          </table:table-cell>
        </table:table-row>
        <table:table-row table:style-name="ro1">
          <table:table-cell office:value-type="string" calcext:value-type="string">
            <text:p>GATATATCAAATACTAATCAGTTGAATAATACCATTAATGGTGTTAATTTGACTGAAGCGAAAGGAGAAATAAAAAACT</text:p>
          </table:table-cell>
        </table:table-row>
        <table:table-row table:style-name="ro1">
          <table:table-cell office:value-type="string" calcext:value-type="string">
            <text:p>GCTAATGGTACTGTTAACAATAGCAGTAATAGAACTACTAACGCAAGTTTGGAAAAGATGGAGGGAGAAATAAAAAACT</text:p>
          </table:table-cell>
        </table:table-row>
        <table:table-row table:style-name="ro1">
          <table:table-cell office:value-type="string" calcext:value-type="string">
            <text:p>ACTTTAAATTGCACTGATATTAATACCAATAATACTAATACCAATAGTAGTACCGA------------GGAAAAAGGAGAGATAAAAAACT</text:p>
          </table:table-cell>
        </table:table-row>
        <table:table-row table:style-name="ro1">
          <table:table-cell office:value-type="string" calcext:value-type="string">
            <text:p>TTGAATGACACCAATTCAAATGGCACCACTAGCAATAATAGTAGTGGGGGA---ATAATGGAGGAAGGAGAAATGAAAAACT</text:p>
          </table:table-cell>
        </table:table-row>
        <table:table-row table:style-name="ro1">
          <table:table-cell office:value-type="string" calcext:value-type="string">
            <text:p>ACAAGCCCTAATGTGACTGCTGCCCCTACCACTAATGTGAATGCTACCCCTACCATGGAGCCAGGGGAAATAAAAAACT</text:p>
          </table:table-cell>
        </table:table-row>
        <table:table-row table:style-name="ro1">
          <table:table-cell office:value-type="string" calcext:value-type="string">
            <text:p>TTACATTGCTCCAATTACACTGGTAACAGTACTAATACTAATAGAGACTTTAAGAGAA---------ATGGAGGGGAAATACAAAACT</text:p>
          </table:table-cell>
        </table:table-row>
        <table:table-row table:style-name="ro1">
          <table:table-cell office:value-type="string" calcext:value-type="string">
            <text:p>AATACTACTACTAGTGGGGATAATAATACTACTAGTCAGTCGACTGCTACTGATAGTTTGACAGGAGAGGTAAAAAACT</text:p>
          </table:table-cell>
        </table:table-row>
        <table:table-row table:style-name="ro1">
          <table:table-cell office:value-type="string" calcext:value-type="string">
            <text:p>ACTTTACTTTGC------TCCCCAAATGTCACTGGTGCTAATGTTACCAGAGGAAAACAG---ATGGACAAGGGAGAAATACAAAAT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CCCCACTCTGTGTTACTTTAAATTGTGCTAAT------ATTACTACGAGTATGAATGTTACT------------------GAAAATGGAGAAATGAAGAACT</text:p>
          </table:table-cell>
        </table:table-row>
        <table:table-row table:style-name="ro1">
          <table:table-cell office:value-type="string" calcext:value-type="string">
            <text:p>AAGCTGAATGTTACTGAGCAGAAAACTAATGCCACGAATGTTACTACCACGAGTAGTGAGGGGGGAGAAATGAAAAAT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TGCACTAAT---GCTACTGCCACTAATACCAATAATGGTAGTGCCAGTATGAATAGTAGTATGGTAGGAGAAATGACAAACT</text:p>
          </table:table-cell>
        </table:table-row>
        <table:table-row table:style-name="ro1">
          <table:table-cell office:value-type="string" calcext:value-type="string">
            <text:p>CTCTGTGTTACTTTAAATTGCACTGAATT---GAATAGTACTAAAACCAAT---------------GTTACACTAGATAGAGAGGAAATG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CCACTCTGTGTTACTTTAAATTGTACTGATTATCAGGGAAATCAGACTAATGCCACTGTTACTACT------------------------AATATGAAAAACT</text:p>
          </table:table-cell>
        </table:table-row>
        <table:table-row table:style-name="ro1">
          <table:table-cell office:value-type="string" calcext:value-type="string">
            <text:p>AATGTGACTGTCATTAATGAGACTCAGGTCAATAATAATAATAGTGTAATAGGAAACATAAAAGAAGAAGTAAT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CTAAATTGTACTGATAAACCAGTCAATAGTACTAATGCTACTGGAAGTTGGGAAAACAT---------GCAAGGAGAAATAAAAAACT</text:p>
          </table:table-cell>
        </table:table-row>
        <table:table-row table:style-name="ro1">
          <table:table-cell office:value-type="string" calcext:value-type="string">
            <text:p>ACCACTAATACCACTAATACCACTAATACCACCAGTGGTGGCGAGGGAATGATGATGGAGAAAGGAGAAATAAAAAACT</text:p>
          </table:table-cell>
        </table:table-row>
        <table:table-row table:style-name="ro1">
          <table:table-cell office:value-type="string" calcext:value-type="string">
            <text:p>GGTACTACAACTAATAGCTTAATTAGTAATAGTACTAGTAGCCCAATAGATTCACCAATGCAAGGAGAAATA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GATTACAATGGTACCAAAACCAATGCTACCAGTACCGATAATAGTAGTAAAGTGGAAATGAT------AGGAGAAGTAAAAAATT</text:p>
          </table:table-cell>
        </table:table-row>
        <table:table-row table:style-name="ro1">
          <table:table-cell office:value-type="string" calcext:value-type="string">
            <text:p>AATTGCACAGATTGGAACAATGGTACTAGTACCAATAATAGTAGCATGGGA---ACAATGGAGGGAGGAGAAGTAAAAAACT</text:p>
          </table:table-cell>
        </table:table-row>
        <table:table-row table:style-name="ro1">
          <table:table-cell office:value-type="string" calcext:value-type="string">
            <text:p>TGTGTTACTTTAAATTGCACTAATTTAAGGAATAATAATAGTACCAAT---------------ATCACGACAGGGGGAGGAGAAATAAAAAACT</text:p>
          </table:table-cell>
        </table:table-row>
        <table:table-row table:style-name="ro1">
          <table:table-cell office:value-type="string" calcext:value-type="string">
            <text:p>GAGACTGCTTGTAATGGTACTA-----AGAATAATAATGTTAGTATGAAAAACTGCTCTTTCATAAGTGAAGAAATGAAAAACT</text:p>
          </table:table-cell>
        </table:table-row>
        <table:table-row table:style-name="ro1">
          <table:table-cell office:value-type="string" calcext:value-type="string">
            <text:p>AATAGTAATAGCACGAGGAATAATAGTAGTACAGTAATAGTAAAGGGACTAACAGAAGACTGGGGAAAGGTAAAAAACT</text:p>
          </table:table-cell>
        </table:table-row>
        <table:table-row table:style-name="ro1">
          <table:table-cell office:value-type="string" calcext:value-type="string">
            <text:p>AAGAATACCGCTACTAGGCCTACTGGCAGTACTACTACTAGTAGCAGGGATATCATAA---ATAAAGAAGACTTAAAAAATT</text:p>
          </table:table-cell>
        </table:table-row>
        <table:table-row table:style-name="ro1">
          <table:table-cell office:value-type="string" calcext:value-type="string">
            <text:p>AGTAGCACTGATAATAGCAATGCTAATAATAGCACTAATAATACTAGCACTATTAAGCAAACAGAAGAAATGAAAAACT</text:p>
          </table:table-cell>
        </table:table-row>
        <table:table-row table:style-name="ro1">
          <table:table-cell office:value-type="string" calcext:value-type="string">
            <text:p>ACTAATACCAATAGTAGTAGAGAGGAACTGAAGAAGGAAAGAGAGGAACTGAAGATGGAAAAAGGGGAGATGAAAAACT</text:p>
          </table:table-cell>
        </table:table-row>
        <table:table-row table:style-name="ro1">
          <table:table-cell office:value-type="string" calcext:value-type="string">
            <text:p>TGTGTTACTTTAAATTGTACTAATGT---------------TACTATTAGTGATAAAAATAGTACAATAGAGGGAGGAGGAGAAGTAAGAAACT</text:p>
          </table:table-cell>
        </table:table-row>
        <table:table-row table:style-name="ro1">
          <table:table-cell office:value-type="string" calcext:value-type="string">
            <text:p>TATGAGGCTAATAGCACCAAGAATTCTACTAATAGCACCAAGAATTCTACTGACGAAATGATAGGGGAAATGAAAAACT</text:p>
          </table:table-cell>
        </table:table-row>
        <table:table-row table:style-name="ro1">
          <table:table-cell office:value-type="string" calcext:value-type="string">
            <text:p>AATAGAACTGACTCTAACAGTACTACCAATGCTACCAGTATCTTTGGTGAACTGATAGAGAAAGGGGAAGTAAAAAACT</text:p>
          </table:table-cell>
        </table:table-row>
        <table:table-row table:style-name="ro1">
          <table:table-cell office:value-type="string" calcext:value-type="string">
            <text:p>AGGAATAATACTACTGGTACCAGTAATAATACCAGTAGCAATACCAGTAG---TATAATAGAGGGAAGAGAAATAAAAAACT</text:p>
          </table:table-cell>
        </table:table-row>
        <table:table-row table:style-name="ro1">
          <table:table-cell office:value-type="string" calcext:value-type="string">
            <text:p>TGCAATAATAGTAATACTACTTGTAATGCTACTGACAGCATAAGTGGAGAAATAAATATGAGGGAAGAATTAAAAAACT</text:p>
          </table:table-cell>
        </table:table-row>
        <table:table-row table:style-name="ro1">
          <table:table-cell office:value-type="string" calcext:value-type="string">
            <text:p>TACTGCCACTAGTCCTAATGATAATAGCACTAATAGTAGTATAGAGGAAACAA-GATGGAGAAAGGAGAAATGAAAAACT</text:p>
          </table:table-cell>
        </table:table-row>
        <table:table-row table:style-name="ro1">
          <table:table-cell office:value-type="string" calcext:value-type="string">
            <text:p>CTCTGTGTCACTTTAAATTGCACTGATGTTAAGGGTAAGACATTTGATGATAAAAAT------------------GAGATAAAAGAAATAAAAAAT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ACTGATTGGAAGAATGATACTACCAACAACACCACTAGTAGCAGCAAAGGAACGTTGGAGGGAGGAGAAGTAAAGAATT</text:p>
          </table:table-cell>
        </table:table-row>
        <table:table-row table:style-name="ro1">
          <table:table-cell office:value-type="string" calcext:value-type="string">
            <text:p>AATGCTAATAACACCAGTAGTACTGATAATACCAGTAGTAATACCAGTACTACGACAGAGGGAGGGGAAATAAAAAACT</text:p>
          </table:table-cell>
        </table:table-row>
        <table:table-row table:style-name="ro1">
          <table:table-cell office:value-type="string" calcext:value-type="string">
            <text:p>GCTAATGGCCAGAATGCTACTAATGTCACTAGTAATAGTCCTATCGGGGAGAGGATAGC---AAGAGGAGAAGTAAAAAACT</text:p>
          </table:table-cell>
        </table:table-row>
        <table:table-row table:style-name="ro1">
          <table:table-cell office:value-type="string" calcext:value-type="string">
            <text:p>TGCACTGAATATACAGGTAACTATACAGGTAATAGTACCAATACTACTACTCCCACTAATAGTAGTGAAATAAAAAACT</text:p>
          </table:table-cell>
        </table:table-row>
        <table:table-row table:style-name="ro1">
          <table:table-cell office:value-type="string" calcext:value-type="string">
            <text:p>GGTACCAAGACCACTAGTATCAATACCACTAGTACCCCTACTAGTAGTAGCACAGCRGCGCCAACAGAAATGAAAAACT</text:p>
          </table:table-cell>
        </table:table-row>
        <table:table-row table:style-name="ro1">
          <table:table-cell office:value-type="string" calcext:value-type="string">
            <text:p>GATAATAATGCCACTAGTAATAGTACCACTAATACTCCTAATATCACTAGTGATAGC-ATGAGAGGAGAAATAAAAAACT</text:p>
          </table:table-cell>
        </table:table-row>
        <table:table-row table:style-name="ro1">
          <table:table-cell office:value-type="string" calcext:value-type="string">
            <text:p>ACCTGGAAAGGAAATGCTACTAAGACTAATAACACTTCCCATAATGGCACTATAGACAATGAAGAAGTAATAAAAAACT</text:p>
          </table:table-cell>
        </table:table-row>
        <table:table-row table:style-name="ro1">
          <table:table-cell office:value-type="string" calcext:value-type="string">
            <text:p>AATTGTGTTGATTATTGGGGATCCAATAGTAGTACCTCTAATAGTACTAGTAGG---------GTGGGGGAAGCAGAAATGAAAAACT</text:p>
          </table:table-cell>
        </table:table-row>
        <table:table-row table:style-name="ro1">
          <table:table-cell office:value-type="string" calcext:value-type="string">
            <text:p>AATAGTAGTAGTAATGGTACTACTCCTACTACTAGTACTAGTAGTGGTAAAGTGAAGGAGGAAGGAGAAATGAAAAACT</text:p>
          </table:table-cell>
        </table:table-row>
        <table:table-row table:style-name="ro1">
          <table:table-cell office:value-type="string" calcext:value-type="string">
            <text:p>ACTGACTACGTGGGGAATGGCACTAGTGGCACTAATGCCACTAGTAATACCACTGACAATGATTGGGGAATGAAAAATT</text:p>
          </table:table-cell>
        </table:table-row>
        <table:table-row table:style-name="ro1">
          <table:table-cell office:value-type="string" calcext:value-type="string">
            <text:p>TCGCTTAAATTGAATACAACCCAGACCAATAGTAGTACAACCCAGATCAATAATACT-GATAGTGGGGAAATGAAAAATT</text:p>
          </table:table-cell>
        </table:table-row>
        <table:table-row table:style-name="ro1">
          <table:table-cell office:value-type="string" calcext:value-type="string">
            <text:p>TCGAAGAATGTTACTAACACCACCACCAATACTACTAAATACCCCATAAACAGAGACATGCAGGGAGAAATAAAAAACT</text:p>
          </table:table-cell>
        </table:table-row>
        <table:table-row table:style-name="ro1">
          <table:table-cell office:value-type="string" calcext:value-type="string">
            <text:p>TGTGAGAATAATACTAATTGTGAGAATACTACTAATAAGACCGGAAATATAATAATGGAGACAGGAGAAATCAAAAATT</text:p>
          </table:table-cell>
        </table:table-row>
        <table:table-row table:style-name="ro1">
          <table:table-cell office:value-type="string" calcext:value-type="string">
            <text:p>CATYCCAATAATAGTTGTAGAARTRATACTAATATCASTAGTGGTAGTTTGAAGATAAATCAAGGAGAAATAAAAAACT</text:p>
          </table:table-cell>
        </table:table-row>
        <table:table-row table:style-name="ro1">
          <table:table-cell office:value-type="string" calcext:value-type="string">
            <text:p>GTTACTTTAAATTGCAAAGAGGTGAAGAATGATACTGATGCCACTAACGG------------GACGGTGGGGGGAAAAGGAATGACAAACT</text:p>
          </table:table-cell>
        </table:table-row>
        <table:table-row table:style-name="ro1">
          <table:table-cell office:value-type="string" calcext:value-type="string">
            <text:p>GATTTGAAGAATACTACTAATACCAATAGTAATGCTACTAATACCACTAGTAGTCCTATTAATGGGGAAATGAAAAACT</text:p>
          </table:table-cell>
        </table:table-row>
        <table:table-row table:style-name="ro1">
          <table:table-cell office:value-type="string" calcext:value-type="string">
            <text:p>GTTACTTTAGATTGCACTGATCCAACGAATAATGTTACTAATATCACGGGT------------GTTATAGAGAGGGGGGAAATAAAAAAT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TAAATTGCACTGATGCTGTCCGTAGTAATAATGCCACCAATACTACTGGTAG--TGCTAATG----AAGGAGAAATGAAAAACT</text:p>
          </table:table-cell>
        </table:table-row>
        <table:table-row table:style-name="ro1">
          <table:table-cell office:value-type="string" calcext:value-type="string">
            <text:p>AATTGCACTGGAAACTTAACAAATGTCACTGTTAAAAATAATAAT-----GATAGTGCTACTGATGTCA-CTGGTATGACAAACT</text:p>
          </table:table-cell>
        </table:table-row>
        <table:table-row table:style-name="ro1">
          <table:table-cell office:value-type="string" calcext:value-type="string">
            <text:p>GGGAATGATACTAATATCAACAGTAGTGCGACCAACAATAGTAGCATAGGAAACATAGAAAAAGGAGAAATAAAAAACT</text:p>
          </table:table-cell>
        </table:table-row>
        <table:table-row table:style-name="ro1">
          <table:table-cell office:value-type="string" calcext:value-type="string">
            <text:p>GTTACTTTAAATTGCACTGATAATTTGAACAATAGTACTTATGGTAATAG---------------AACAATAGAGAAAGGAGAAGTAAAAAATT</text:p>
          </table:table-cell>
        </table:table-row>
        <table:table-row table:style-name="ro1">
          <table:table-cell office:value-type="string" calcext:value-type="string">
            <text:p>TTAAATTGCACTGATTTG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ATAGGTGGTAATAAGACCCAAGGTAATAATACCAATGATAGTGATGGGAAATTGATA---GATCCAGGAGAAGTAAAAAACT</text:p>
          </table:table-cell>
        </table:table-row>
        <table:table-row table:style-name="ro1">
          <table:table-cell office:value-type="string" calcext:value-type="string">
            <text:p>AAAAATGTTACTAATGCCAACGAGACTATAGCCAATATTAGCAGCTGGAGAACGATGGAGAAAGGAGAAATAAAGAACT</text:p>
          </table:table-cell>
        </table:table-row>
        <table:table-row table:style-name="ro1">
          <table:table-cell office:value-type="string" calcext:value-type="string">
            <text:p>GACACTCTTCCGACTGTCCCTAGTTCGAATGTCGCTAACAATGATAGTCTTGGTAGGATGGC---------AGAAGAAATGAAAAACT</text:p>
          </table:table-cell>
        </table:table-row>
        <table:table-row table:style-name="ro1">
          <table:table-cell office:value-type="string" calcext:value-type="string">
            <text:p>TGGACAAATGGTACCAATAGTAATAACACCACTAATAACACCACTAGAAGCCCGTTGGAGGAAGGAGAAGTAAAAAACT</text:p>
          </table:table-cell>
        </table:table-row>
        <table:table-row table:style-name="ro1">
          <table:table-cell office:value-type="string" calcext:value-type="string">
            <text:p>AATTGCACTAAGCCTAATAATAATACTGAAACCAAGAATAGTACAGAAGGAATGATAA---AGGGAGGAGAAATGAAAAATT</text:p>
          </table:table-cell>
        </table:table-row>
        <table:table-row table:style-name="ro1">
          <table:table-cell office:value-type="string" calcext:value-type="string">
            <text:p>AGTAATGCTAATTTCACTAATTCTAATAGTACTAATAATAATAGTAGTATTAAGATGGGGGAGGGAGAAGTAAAAAACT</text:p>
          </table:table-cell>
        </table:table-row>
        <table:table-row table:style-name="ro1">
          <table:table-cell office:value-type="string" calcext:value-type="string">
            <text:p>GCCACTAGTAATCATACTGGTACTAAGGCCCCTAGTAATAGTAGCTGGATGATGGAGAAGGAGGGAGAAGTAAAAAACT</text:p>
          </table:table-cell>
        </table:table-row>
        <table:table-row table:style-name="ro1">
          <table:table-cell office:value-type="string" calcext:value-type="string">
            <text:p>CCACTCTGTGTTAAGTTAAATTGCACTAATGTGAGGAATGATACTAATACTAATATGACTGATACTAGTATGAC---------------------AAATT</text:p>
          </table:table-cell>
        </table:table-row>
        <table:table-row table:style-name="ro1">
          <table:table-cell office:value-type="string" calcext:value-type="string">
            <text:p>AACTGCAGTAACAATAATTTGAATGTTACTAATTCGAATAATAGTGAGTGGGAAAACAT------GAGGACAGAAATACAAAACT</text:p>
          </table:table-cell>
        </table:table-row>
        <table:table-row table:style-name="ro1">
          <table:table-cell office:value-type="string" calcext:value-type="string">
            <text:p>AAGAATGGTACTTATACCACTAGTACTAATACCACTAGTAGTAGCGGGAGACCG---ATGGAGGAAGGAGAAATAAAAAATT</text:p>
          </table:table-cell>
        </table:table-row>
        <table:table-row table:style-name="ro1">
          <table:table-cell office:value-type="string" calcext:value-type="string">
            <text:p>TATACTAATACCACTAATACCACTAATACCAGTAGTACCGTTAGTGGGGAAAAGATGGACAGGGGGGAAATAAAAAACT</text:p>
          </table:table-cell>
        </table:table-row>
        <table:table-row table:style-name="ro1">
          <table:table-cell office:value-type="string" calcext:value-type="string">
            <text:p>TGTGTTACTCTAGATTGCACTGATTTGAATAATACTACTAATAATACT---------------ATGATGGAGCAGGCAGGAGAAATAAAAAACT</text:p>
          </table:table-cell>
        </table:table-row>
        <table:table-row table:style-name="ro1">
          <table:table-cell office:value-type="string" calcext:value-type="string">
            <text:p>AGAGATGCTACTAGTAGCACTAACAGTAGTACTAGTAGCACTAACAGTAGCAGCTGGGAAAAGGGAGAAATAAAAAACT</text:p>
          </table:table-cell>
        </table:table-row>
        <table:table-row table:style-name="ro1">
          <table:table-cell office:value-type="string" calcext:value-type="string">
            <text:p>ACTTTAAATTGCACTGACGCTAAGGAAAATGGTACCAATACCAATACTAGT------------GTGATAGATAAAGGAGAAGTAAAAAACT</text:p>
          </table:table-cell>
        </table:table-row>
        <table:table-row table:style-name="ro1">
          <table:table-cell office:value-type="string" calcext:value-type="string">
            <text:p>TTAGATTGCTCTCAT------AATGTCACTAATAAAAATGCTACTACCAATAGTAGTAGGGTGGAGGGAGGAGACATGAAAAACT</text:p>
          </table:table-cell>
        </table:table-row>
        <table:table-row table:style-name="ro1">
          <table:table-cell office:value-type="string" calcext:value-type="string">
            <text:p>TGCACTGACT---------------ATATTAATAACAGTACTGAAAGTAAGAAAACCAATGAAGGCTTGAACAGTACTATAGAAATGAAAAACT</text:p>
          </table:table-cell>
        </table:table-row>
        <table:table-row table:style-name="ro1">
          <table:table-cell office:value-type="string" calcext:value-type="string">
            <text:p>GTTACTGTCGGGAATGAGACTAATATCAGTAATAAGACTAGTACCAATACTACTCAGCAGCCAGCAGATATGAGAAACT</text:p>
          </table:table-cell>
        </table:table-row>
        <table:table-row table:style-name="ro1">
          <table:table-cell office:value-type="string" calcext:value-type="string">
            <text:p>CTAAATTGTACTGATATGGGGAATGCTACTAATACCAATAGTAGT-CTGGCAGA-----AACAGAGGTAGGGGAAATAAAGAACT</text:p>
          </table:table-cell>
        </table:table-row>
        <table:table-row table:style-name="ro1">
          <table:table-cell office:value-type="string" calcext:value-type="string">
            <text:p>CTCTGTGTTACCTTACATTGCACT---------AATACTACTAATATTAATGGCACTGATAGGGGTATGAT---------AGGAGAAATAAAAAACT</text:p>
          </table:table-cell>
        </table:table-row>
        <table:table-row table:style-name="ro1">
          <table:table-cell office:value-type="string" calcext:value-type="string">
            <text:p>GTTACTTTAAATTGTTCCAATGTTACAAATACCAATGCTACAAATGCCACTGATAGTAGTTGGA------------------ATGACATAAAAAACT</text:p>
          </table:table-cell>
        </table:table-row>
        <table:table-row table:style-name="ro1">
          <table:table-cell office:value-type="string" calcext:value-type="string">
            <text:p>AATTGCACTGGTTCAGGTAACAACATTAGTACTAGTAATAATAGTAGCTGGGAAGACAT------GAAAGGAGAAATAAAAAACT</text:p>
          </table:table-cell>
        </table:table-row>
        <table:table-row table:style-name="ro1">
          <table:table-cell office:value-type="string" calcext:value-type="string">
            <text:p>ACTGATTTGAATAACAGCACTGGTGGGAACCATACTACTAATGCCCCAGAGATAGATGGAAGAAAAGAAATGACAAACT</text:p>
          </table:table-cell>
        </table:table-row>
        <table:table-row table:style-name="ro1">
          <table:table-cell office:value-type="string" calcext:value-type="string">
            <text:p>TGCACTGAGTTGAGGAATACTACTAATACCACTAATCATACCAATATCAATGAGGAAATGAAAGGGGAAATAAAAAACT</text:p>
          </table:table-cell>
        </table:table-row>
        <table:table-row table:style-name="ro1">
          <table:table-cell office:value-type="string" calcext:value-type="string">
            <text:p>TGTAAGGGAAATGGTACGGATACTAACAATTGTACTAGCAGCAGCAATGTGACAGTGGAGGACGGAGAAATGAAAAAGT</text:p>
          </table:table-cell>
        </table:table-row>
        <table:table-row table:style-name="ro1">
          <table:table-cell office:value-type="string" calcext:value-type="string">
            <text:p>TGCACTAATTCTACAAATAACAATGCTACTACCAATAGCACTGTCACTCCTAATAGTAGGAAGGAAGAAATGAAAAACT</text:p>
          </table:table-cell>
        </table:table-row>
        <table:table-row table:style-name="ro1">
          <table:table-cell office:value-type="string" calcext:value-type="string">
            <text:p>TTAACTTGCACTGATTT---GAATTCTACTAATACCAATAGTAGTAATGGGAAAACG---ATGGACAGAGGAGAAATGAAAAACT</text:p>
          </table:table-cell>
        </table:table-row>
        <table:table-row table:style-name="ro1">
          <table:table-cell office:value-type="string" calcext:value-type="string">
            <text:p>GGCACTAAGGAAGTGAATGGTAATAATACCAATAATAGGAGAGAGGAACTGAAGATGGAAAAAGGGGAGATGAAAAACT</text:p>
          </table:table-cell>
        </table:table-row>
        <table:table-row table:style-name="ro1">
          <table:table-cell office:value-type="string" calcext:value-type="string">
            <text:p>GCTACTAATAGCACTAACTTGAAGACTACTAATAATAGTAGTTGGGGGGAACCGATGGAGACAGGAGAAATAAAAAACT</text:p>
          </table:table-cell>
        </table:table-row>
        <table:table-row table:style-name="ro1">
          <table:table-cell office:value-type="string" calcext:value-type="string">
            <text:p>TGCACTGATGAGCTGAATAAGGTCAATACTACCACGAATAGTAGCGAGGGAATAATGGAGAGGGGAGAAATAAAAAATT</text:p>
          </table:table-cell>
        </table:table-row>
        <table:table-row table:style-name="ro1">
          <table:table-cell office:value-type="string" calcext:value-type="string">
            <text:p>AATGATACTGATACCAATGTTACTACTTCCAATAATAGTAGCGGGGAAGTGAGGATGGAGAAAGGAGAAATGAG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TGCACTGATTATAGTAGAAAAAATACCACTAGTAATAACAGTACCATTGGTAACAACAT------GGAAGGAGAAATAAAAAACT</text:p>
          </table:table-cell>
        </table:table-row>
        <table:table-row table:style-name="ro1">
          <table:table-cell office:value-type="string" calcext:value-type="string">
            <text:p>ACTAAGTCGAGCGATAATACTGCTACTTCTACTCCTGCTAAGGCCACTAATAGTAGCATGGG---------------GGAAGAAATGAAAAACT</text:p>
          </table:table-cell>
        </table:table-row>
        <table:table-row table:style-name="ro1">
          <table:table-cell office:value-type="string" calcext:value-type="string">
            <text:p>AATACTACTAGTGGTAATAGTACCATTAGTACTGAGAATGTTACAGTGGGGGAAGAGGGAAAAACAGAAATGAAAAATT</text:p>
          </table:table-cell>
        </table:table-row>
        <table:table-row table:style-name="ro1">
          <table:table-cell office:value-type="string" calcext:value-type="string">
            <text:p>CTCTGTGTTACTTTAGATTGC---------AAAAATGAGACTAATGGGACTATTAATGGTAGC------------ATAGGGGCAAGAGAAATGAAAAACT</text:p>
          </table:table-cell>
        </table:table-row>
        <table:table-row table:style-name="ro1">
          <table:table-cell office:value-type="string" calcext:value-type="string">
            <text:p>GTTACTAAGTCGGGGAATAATACCAATACCACTAGTAATACAGGGGAAAAATTGATGGAGGTAGGAGAAATGAAAAACT</text:p>
          </table:table-cell>
        </table:table-row>
        <table:table-row table:style-name="ro1">
          <table:table-cell office:value-type="string" calcext:value-type="string">
            <text:p>GTTACTTTAAATTGCACTGATAATTTGAACAATGGTACTTATGGTAATAG---------------AACAATAGAGAAAGGAGAAGTAAAAAATT</text:p>
          </table:table-cell>
        </table:table-row>
        <table:table-row table:style-name="ro1">
          <table:table-cell office:value-type="string" calcext:value-type="string">
            <text:p>TTAAATTGCATTGAT---ACCAATACTACTAAAACCAATAGTAGTATGGGGGAAATG---ATGGAGAAAGGAGAAA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ACACTGTAGAGGAACAGAAGGAAATCAGAAACT</text:p>
          </table:table-cell>
        </table:table-row>
        <table:table-row table:style-name="ro1">
          <table:table-cell office:value-type="string" calcext:value-type="string">
            <text:p>CT---AAATGTTACTAATACCAATAGTAGTAGTGCTAAGAATACCAATAATAGTATGATAGATGGAGGAGAAATGAAAAACT</text:p>
          </table:table-cell>
        </table:table-row>
        <table:table-row table:style-name="ro1">
          <table:table-cell office:value-type="string" calcext:value-type="string">
            <text:p>AAGAATACCACTAATGCCAGTAGTTCCCCTACTACTACTACTACTACAAAAGGAATAAATACAGAAGGACTGAAAAATT</text:p>
          </table:table-cell>
        </table:table-row>
        <table:table-row table:style-name="ro1">
          <table:table-cell office:value-type="string" calcext:value-type="string">
            <text:p>TGCACTAAAGTAAATAGAACTGTTATTAACGATAATAGTAATGGTAACGGAACAATGGGGGGAGGGGAAATGAAAAATT</text:p>
          </table:table-cell>
        </table:table-row>
        <table:table-row table:style-name="ro1">
          <table:table-cell office:value-type="string" calcext:value-type="string">
            <text:p>AGCGATACTAATGTGGGGAATGGTACTAGTGGCACTAATAGTAGTTGGGGAAAG---ATGGAGAGAGGAGAAATAAAAAACT</text:p>
          </table:table-cell>
        </table:table-row>
        <table:table-row table:style-name="ro1">
          <table:table-cell office:value-type="string" calcext:value-type="string">
            <text:p>ACTACTAATAACAGCACTGGTGGGAAGAACCCTATTGCTAATGCCACAGAGATAGATGGAAGAAGAGAGATGACAAACT</text:p>
          </table:table-cell>
        </table:table-row>
        <table:table-row table:style-name="ro1">
          <table:table-cell office:value-type="string" calcext:value-type="string">
            <text:p>GGTAATGTCACTGAAAGGAGTAATGTCACTAATAATAACAGTACAGTGACACAGATGGGGGAAGAGGAAGTAAAAAACT</text:p>
          </table:table-cell>
        </table:table-row>
        <table:table-row table:style-name="ro1">
          <table:table-cell office:value-type="string" calcext:value-type="string">
            <text:p>AATTGTAGTGATTTGAAGAATGATACTAGTACCAATAATAGTAGTGGGGGAGTG---ACGGAAGGAGGAGAAATGAAAAACT</text:p>
          </table:table-cell>
        </table:table-row>
        <table:table-row table:style-name="ro1">
          <table:table-cell office:value-type="string" calcext:value-type="string">
            <text:p>TGTGTAAAATTAACCCCACTCTGTGTCACTTTAAATTGCACTTGTGTAAAGAATGATAC------------------------------------GAACGGAGAATTCAGAAACT</text:p>
          </table:table-cell>
        </table:table-row>
        <table:table-row table:style-name="ro1">
          <table:table-cell office:value-type="string" calcext:value-type="string">
            <text:p>AAATGCACTAATGCTACTATTCCAGTGAATGGTACTTCCCCGAATAGTAGCAGGGAAATAGTG------------GAGGAATTGAAAAACT</text:p>
          </table:table-cell>
        </table:table-row>
        <table:table-row table:style-name="ro1">
          <table:table-cell office:value-type="string" calcext:value-type="string">
            <text:p>ACTACTTGGGAGAGTTATAGTAATGCTACTGCCAAGAATAGTAGTTGGGAA---AAATTAGAGAAG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GCTAACACCAATGCTACTAATAGCACTAGTTCTAATTCCACTAATAGTATCAGGACAGAGAAAGGAGAAATGAAAAACT</text:p>
          </table:table-cell>
        </table:table-row>
        <table:table-row table:style-name="ro1">
          <table:table-cell office:value-type="string" calcext:value-type="string">
            <text:p>CCACTCTGTGTTACTTTAAATTGCACTGAGTTGAGCAATGTTACTATCAACAATAGTA---------------------CAGAAGGAGAAATGAAAAACT</text:p>
          </table:table-cell>
        </table:table-row>
        <table:table-row table:style-name="ro1">
          <table:table-cell office:value-type="string" calcext:value-type="string">
            <text:p>ACCAATTTAAATACCACTAATACCAATGCTACTAGTACCTATGATACTAGTACCTATGATAAGGAAGAAATGAAAAACT</text:p>
          </table:table-cell>
        </table:table-row>
        <table:table-row table:style-name="ro1">
          <table:table-cell office:value-type="string" calcext:value-type="string">
            <text:p>TGTGTTACTTTAGATTGCAC------------TAATATCAGTACGAATGGTACTAATAGCACTTTGGAAGCAGTAAA---AGAAATGACAAACT</text:p>
          </table:table-cell>
        </table:table-row>
        <table:table-row table:style-name="ro1">
          <table:table-cell office:value-type="string" calcext:value-type="string">
            <text:p>TGCACTGATTATTTGAGGAATGATACTAATACCACTAGTAATAACGGAGGAGGG---ATGGAGGGAGGAGAAATAAAAAACT</text:p>
          </table:table-cell>
        </table:table-row>
        <table:table-row table:style-name="ro1">
          <table:table-cell office:value-type="string" calcext:value-type="string">
            <text:p>TGCACTGATTTGAAGAATGATACTAATACCAATAGTAGTAGCGGGAGAATGATAATGGAGAAAGGAGAGATA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ATGGTGAATGATACTACTACTAATAATAGTACCGAGAAGCAGAATGATACTATGAGGAAAGTAGAAGGAATGAAAAACT</text:p>
          </table:table-cell>
        </table:table-row>
        <table:table-row table:style-name="ro1">
          <table:table-cell office:value-type="string" calcext:value-type="string">
            <text:p>CTCTGTGTTACTTTAAATTGC------------AATGATACTGATACCCAGAATATCACTAGGGG------GATAGAGAAATTAGAAATAAAAAACT</text:p>
          </table:table-cell>
        </table:table-row>
        <table:table-row table:style-name="ro1">
          <table:table-cell office:value-type="string" calcext:value-type="string">
            <text:p>ACTGATTTGAATAGTGCTAATACCAATAATGCTACCACTAGTAGTGGCCCCACAATGGAACCAGGAGAAATAAAAAACT</text:p>
          </table:table-cell>
        </table:table-row>
        <table:table-row table:style-name="ro1">
          <table:table-cell office:value-type="string" calcext:value-type="string">
            <text:p>AGTTGTAGTAATTTGAACAATAATACTAATACCAATAGTACTAGTGGGGGAGTG---ATGGAGGAAGGAGAAATGAAAAACT</text:p>
          </table:table-cell>
        </table:table-row>
        <table:table-row table:style-name="ro1">
          <table:table-cell office:value-type="string" calcext:value-type="string">
            <text:p>TGCACTAACGCGAACTTGAACTCGACTAATACCGCCAACAGTGGCGGGGAACTGATAA---AGGAAGGAGAAGTAAAAAACT</text:p>
          </table:table-cell>
        </table:table-row>
        <table:table-row table:style-name="ro1">
          <table:table-cell office:value-type="string" calcext:value-type="string">
            <text:p>ACTAATTATACCAGGAATCATAATAATAGCACTAGTGCTAATAGCACTAGGGTAGAAAATAAAGGA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GCACTGAGTTGCAGAATGTTACTTATTCCAATGTTACTTATACCAATAATAGTATGGAGAAAGAACAAATG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TGCTCTACTGGGGGGAATAATACTACTAATATCACTAAAAAGAGTTGGGGAGAG---ATGGAGAAAGGAGAAATGAAAAACT</text:p>
          </table:table-cell>
        </table:table-row>
        <table:table-row table:style-name="ro1">
          <table:table-cell office:value-type="string" calcext:value-type="string">
            <text:p>TTACTTTGC------TCCCCAAATGTCACTGGTGCTAATGTTACCACAAAAGGGGAACAGATGGACAAGGGAGAAATACAAAATT</text:p>
          </table:table-cell>
        </table:table-row>
        <table:table-row table:style-name="ro1">
          <table:table-cell office:value-type="string" calcext:value-type="string">
            <text:p>AGTAATGCAAATATTAATACTAACACTAGTAGTAATCTCACTAGTGGTAGCGGGACATT---------GAGGGAAGAACTAAAAAACT</text:p>
          </table:table-cell>
        </table:table-row>
        <table:table-row table:style-name="ro1">
          <table:table-cell office:value-type="string" calcext:value-type="string">
            <text:p>AATTGCACTGAGTATAAAACCAATAGTAGTAGTACTAATAGTAGTGAGAAA---ACAATAGAAGAGGTAGGAATGAAAAATT</text:p>
          </table:table-cell>
        </table:table-row>
        <table:table-row table:style-name="ro1">
          <table:table-cell office:value-type="string" calcext:value-type="string">
            <text:p>AATACTACTACGAAGAATACTACTAATACCAATGATACCAGTAATATGATGGAGATGGAGAAAGGAGAAATGAAAAACT</text:p>
          </table:table-cell>
        </table:table-row>
        <table:table-row table:style-name="ro1">
          <table:table-cell office:value-type="string" calcext:value-type="string">
            <text:p>ACTAAGAATGCTACTAATACCAATTATAGTAATACTAATAGTAGTTGGGGAACAATAA---AGGAAGGAGAAGTAAAAAACT</text:p>
          </table:table-cell>
        </table:table-row>
        <table:table-row table:style-name="ro1">
          <table:table-cell office:value-type="string" calcext:value-type="string">
            <text:p>ACTTTACATTGCAATGAAAACTTAAAGAATGTTACTGGTAATAATATTAGTGCTACTAATGTCAC------------TGGTATGACAAACT</text:p>
          </table:table-cell>
        </table:table-row>
        <table:table-row table:style-name="ro1">
          <table:table-cell office:value-type="string" calcext:value-type="string">
            <text:p>GCTACCCAGTGTAGTAGTGTTAATACCAATATGAGTTATAGCTATAATAGGAGTGGTCTGGAGACAGATATGAGAAACT</text:p>
          </table:table-cell>
        </table:table-row>
        <table:table-row table:style-name="ro1">
          <table:table-cell office:value-type="string" calcext:value-type="string">
            <text:p>TTAAATTGCTCTGATTATGAGAAGAACAACAATGCTACACCTACTGCCAGTACTAACATGGTG------GGAGAAATA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ACTAGTACTAATACCACTAGTACTAATACCACTAGTACTAATGCCACTGTGAACAAAGAAGAAATAGAAATGAAAAACT</text:p>
          </table:table-cell>
        </table:table-row>
        <table:table-row table:style-name="ro1">
          <table:table-cell office:value-type="string" calcext:value-type="string">
            <text:p>ACTTTTAATAATACCGAAGCTACTACCAATAGTAGCGGTAATAGTAGTAACTTTGAGGGAGCGAAAGACATGAGAAACT</text:p>
          </table:table-cell>
        </table:table-row>
        <table:table-row table:style-name="ro1">
          <table:table-cell office:value-type="string" calcext:value-type="string">
            <text:p>TGCACTGATTTGACTGCTTTGAATAGAACTAGCTATACCAATAGTAGTAGTGAGGAAGC---------GAGAAAAGAAATGACAAACT</text:p>
          </table:table-cell>
        </table:table-row>
        <table:table-row table:style-name="ro1">
          <table:table-cell office:value-type="string" calcext:value-type="string">
            <text:p>TGTAAGGAAGCAGGGAATGCTACTAATACCACAAGTAGTACTAATATCACTAATGATAGT----TTGGGAGAAATGAAAAACT</text:p>
          </table:table-cell>
        </table:table-row>
        <table:table-row table:style-name="ro1">
          <table:table-cell office:value-type="string" calcext:value-type="string">
            <text:p>ACTGCACTGATTGGAAGAGGAA---CAMTACCMATAGTAMTAGCTATAATAGTACGGTGGAAGGGATGGAGAAGGGAAATTT</text:p>
          </table:table-cell>
        </table:table-row>
        <table:table-row table:style-name="ro1">
          <table:table-cell office:value-type="string" calcext:value-type="string">
            <text:p>TTAGATTGCACTG---------ATGCTACTAATACCAATGATACTAGTGCCAGTTTTAATGCCAATAG-TACGACAGAAATGAAAAACT</text:p>
          </table:table-cell>
        </table:table-row>
        <table:table-row table:style-name="ro1">
          <table:table-cell office:value-type="string" calcext:value-type="string">
            <text:p>ACTATTACCACTAATCCCACTAGTACTAAAGCCACTAGTAATGACAACACAGTGATGGAGAAAGGAGAAATGAAAAACT</text:p>
          </table:table-cell>
        </table:table-row>
        <table:table-row table:style-name="ro1">
          <table:table-cell office:value-type="string" calcext:value-type="string">
            <text:p>AAATTAACCCCACTCTGTGTTACTCTACATTGCACTGATTTGAAAGAGACTATCAA------------------------------AGAGGAAAAGGAAATGAAAAACT</text:p>
          </table:table-cell>
        </table:table-row>
        <table:table-row table:style-name="ro1">
          <table:table-cell office:value-type="string" calcext:value-type="string">
            <text:p>TTAAATTGCACTAATTT---GAATACTACTACTACCAGTAGTAATACCAGTAGTACGACA---GAGGG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CAGTACTAATACCACTAATACCACTCCTAGTATCCCTCCTAGCAGTCTGAAAATAGAAAA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GTGTTGCTTTAAATTGCAC------------TGACACGAATACTACTAATAGTGGCTTGGAAGGGATA---GAAAAAGGAGAAATAAAAAACT</text:p>
          </table:table-cell>
        </table:table-row>
        <table:table-row table:style-name="ro1">
          <table:table-cell office:value-type="string" calcext:value-type="string">
            <text:p>AATTGCACTGATTATTTGGGGAATACTACTAATAATGCT--------TTGGGGAATAATACTAATAATGCTACTGAAATAAAAAATT</text:p>
          </table:table-cell>
        </table:table-row>
        <table:table-row table:style-name="ro1">
          <table:table-cell office:value-type="string" calcext:value-type="string">
            <text:p>GGCACTAAGGAAGTGAATGGCACTAATACCAATAGTAGTAGAGAGGAACTGAAGATGGAAAAAGGGGAGATGAAAAACT</text:p>
          </table:table-cell>
        </table:table-row>
        <table:table-row table:style-name="ro1">
          <table:table-cell office:value-type="string" calcext:value-type="string">
            <text:p>ACTACTAATGGTAATACTACTAATAGTAATACTAATAATACCAAGTGTAGGGTTAAGGAAACTGAAGAAATAAAAAACT</text:p>
          </table:table-cell>
        </table:table-row>
        <table:table-row table:style-name="ro1">
          <table:table-cell office:value-type="string" calcext:value-type="string">
            <text:p>GGCACTAATGATGTGAATGGCACTAATACCAATAGTAGTAGCGAGGAACTGAAGATGGAAAAAGGGGAG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GATACTGATACCAATGTTACTACTTCCAATAATAGTAGCGGGGAAATGAGGATGGAAAAGGGAGAAATGAGAAACT</text:p>
          </table:table-cell>
        </table:table-row>
        <table:table-row table:style-name="ro1">
          <table:table-cell office:value-type="string" calcext:value-type="string">
            <text:p>TGCACTGATGCCAATATTACTAATACCAATACTACTAATAATAGTAGCTGGGAAAGGGAAACAGGAGCAATAAAGAACT</text:p>
          </table:table-cell>
        </table:table-row>
        <table:table-row table:style-name="ro1">
          <table:table-cell office:value-type="string" calcext:value-type="string">
            <text:p>GCTTCTAATGGTACCACTGCATCTACTCCTACCACTAATGGTATCAATGCAACATTGGAGGGAGGAGAAGTAAAAAACT</text:p>
          </table:table-cell>
        </table:table-row>
        <table:table-row table:style-name="ro1">
          <table:table-cell office:value-type="string" calcext:value-type="string">
            <text:p>AAGAATGATAAGAATACCACTGGTCCCCCTACTACTCCTACTACTACAAAAGGAATAAATACAGAAGGACTGAAAAATT</text:p>
          </table:table-cell>
        </table:table-row>
        <table:table-row table:style-name="ro1">
          <table:table-cell office:value-type="string" calcext:value-type="string">
            <text:p>ACTTTAAATTGCACTGATTTGAAAAATAAAACTAA-----------------GGAGAATGATACTCTAGCCATGGAAAAGGGAGAAATAAAAAACT</text:p>
          </table:table-cell>
        </table:table-row>
        <table:table-row table:style-name="ro1">
          <table:table-cell office:value-type="string" calcext:value-type="string">
            <text:p>GGGAATCATACCACCACGAATAATACCAACACCAATAATAGTAGCGGGGAA---CCAATGGAAAAAGGAGAGATAAAAAATT</text:p>
          </table:table-cell>
        </table:table-row>
        <table:table-row table:style-name="ro1">
          <table:table-cell office:value-type="string" calcext:value-type="string">
            <text:p>AATGGTACTGCTAATAATACCACTCAGAATGCCACTGAAAGTAGCAAGATAAAAATGGAGCAAGGAGAAATACAAAACT</text:p>
          </table:table-cell>
        </table:table-row>
        <table:table-row table:style-name="ro1">
          <table:table-cell office:value-type="string" calcext:value-type="string">
            <text:p>AATTGCACTGACTTGAACAATGCTACTAATACCCCTAATAGTAGCGAGGGAAAG---ATGGAAACAGGAGAAATAAAGAACT</text:p>
          </table:table-cell>
        </table:table-row>
        <table:table-row table:style-name="ro1">
          <table:table-cell office:value-type="string" calcext:value-type="string">
            <text:p>ATCAAAAATGTTGCTAATACCACCATCACTCCTAGTACTAATACCACTGTTACTGATAGGGAAGGAGAAATAAAAAACT</text:p>
          </table:table-cell>
        </table:table-row>
        <table:table-row table:style-name="ro1">
          <table:table-cell office:value-type="string" calcext:value-type="string">
            <text:p>GTAAAATTAACCCCACTCTGTGTTACTTTAAATTGCACTGATAAGTTGAAAAATGAAACTGAT------------------------------------GGAGAAATAAAAAACT</text:p>
          </table:table-cell>
        </table:table-row>
        <table:table-row table:style-name="ro1">
          <table:table-cell office:value-type="string" calcext:value-type="string">
            <text:p>TTAAATTGCACCGATT---ATAAGGGTACTAATACCAGTACTAATGCTACCAGTAACGGGGGGACG------------GGAGAAATAAAAAACT</text:p>
          </table:table-cell>
        </table:table-row>
        <table:table-row table:style-name="ro1">
          <table:table-cell office:value-type="string" calcext:value-type="string">
            <text:p>AGTAATATCAATAATAGCAGTAATAGCACTAATAACACTACCAATGGGACCAAAATAGAAGAAGGAGGAATGAAAAACT</text:p>
          </table:table-cell>
        </table:table-row>
        <table:table-row table:style-name="ro1">
          <table:table-cell office:value-type="string" calcext:value-type="string">
            <text:p>AACAATAGTAGTGGCACTGATACCCCTACCAATAGGAGTGGCGGGGGACAGGAGATGGAAAAAGGGGAGATGAAAAACT</text:p>
          </table:table-cell>
        </table:table-row>
        <table:table-row table:style-name="ro1">
          <table:table-cell office:value-type="string" calcext:value-type="string">
            <text:p>AATTGCACTGATTTGAGGAATGCTACTAATACCACTAGTAGTAGCGGGGGAACG---ATGGAGAGAGGAGAAATAAAAAACT</text:p>
          </table:table-cell>
        </table:table-row>
        <table:table-row table:style-name="ro1">
          <table:table-cell office:value-type="string" calcext:value-type="string">
            <text:p>CTCTGTGTTACTTTAGAGTGC---------AAAAATGTTACTAAAGTCAATTATACTGGAGA---------TATGGATTTAACAGAAATAAAAAACT</text:p>
          </table:table-cell>
        </table:table-row>
        <table:table-row table:style-name="ro1">
          <table:table-cell office:value-type="string" calcext:value-type="string">
            <text:p>GTTACTTTAAATTGCACTGATAATTTGAACAATAATACTTATGGTAATAG---------------AACAATAGAGAGAGGAGAAGTAAAAAATT</text:p>
          </table:table-cell>
        </table:table-row>
        <table:table-row table:style-name="ro1">
          <table:table-cell office:value-type="string" calcext:value-type="string">
            <text:p>TGCACTGATTATGTGAGGAATGATAATAATACCAATAATAGTAGTGTG---TTAAGGATGGAGCCAGGAGAAATAAAAAACT</text:p>
          </table:table-cell>
        </table:table-row>
        <table:table-row table:style-name="ro1">
          <table:table-cell office:value-type="string" calcext:value-type="string">
            <text:p>TTAAATTGCACTGACTTGAAGAATGCTACTAATACCACTAGTAGCAGCGG------AATAATAGAGGGAGGAGAAATAAAAAACT</text:p>
          </table:table-cell>
        </table:table-row>
        <table:table-row table:style-name="ro1">
          <table:table-cell office:value-type="string" calcext:value-type="string">
            <text:p>AATACTACTAGCCAGAATAATAGTAGTCCAACCAATAGTAGTAGTGGGGGATGG---ATGGAGGCATTAGAA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CTCTGTGTTACTTTAAATTGTAGTAATAATATAATTACTGTTAATGCCACTAATGAT------------------GGGAAAGAAGACTTAAGAAACT</text:p>
          </table:table-cell>
        </table:table-row>
        <table:table-row table:style-name="ro1">
          <table:table-cell office:value-type="string" calcext:value-type="string">
            <text:p>ACTTTAAATTGCACTGATGAGTTGAGGAATGGTACTTATGCTAATGTCACT------------GTCACTGAGAAAGGAGAGATAGGAGACT</text:p>
          </table:table-cell>
        </table:table-row>
        <table:table-row table:style-name="ro1">
          <table:table-cell office:value-type="string" calcext:value-type="string">
            <text:p>AGTAGTAGTAATTCGCAGAATAAGACTAGTACCAATAGTAGTAGTGGGGAAGTG---ATGGAGGAAGGAGAAATGAAAAACT</text:p>
          </table:table-cell>
        </table:table-row>
        <table:table-row table:style-name="ro1">
          <table:table-cell office:value-type="string" calcext:value-type="string">
            <text:p>ACTAATAGTACTGGGACTAATGCTACTAGTGCTAATAATATTACTATTAGTAAGGAGATGGAGGGGGAAATAAAAAACT</text:p>
          </table:table-cell>
        </table:table-row>
        <table:table-row table:style-name="ro1">
          <table:table-cell office:value-type="string" calcext:value-type="string">
            <text:p>AAGCCATGTGTAAAATTAACCCCACTCTGTGTCACTTTACATTGCACTGATTTGAGAAATGATACT------------------------------------------CAAAGTAAAAACT</text:p>
          </table:table-cell>
        </table:table-row>
        <table:table-row table:style-name="ro1">
          <table:table-cell office:value-type="string" calcext:value-type="string">
            <text:p>ACTGGT---AATATTACCNTTAGTGCCAATAGCACTATTCATAACAATTATAGTGCTGGGGAGGAAGTAGCAATGAAAAACT</text:p>
          </table:table-cell>
        </table:table-row>
        <table:table-row table:style-name="ro1">
          <table:table-cell office:value-type="string" calcext:value-type="string">
            <text:p>CTCTGTGTTACTTTAAATTGCACTGATTATAAAAATAATAGTACCACTAATATTACT------------------GAAAATATAGAAATGAAAAACT</text:p>
          </table:table-cell>
        </table:table-row>
        <table:table-row table:style-name="ro1">
          <table:table-cell office:value-type="string" calcext:value-type="string">
            <text:p>TGCACTGATGTGTGGAGAAATACTACTAATACTACTAGTGGTGGGGAGGAAGTGATGGAGAGCGGAGAAATAAAAAACT</text:p>
          </table:table-cell>
        </table:table-row>
        <table:table-row table:style-name="ro1">
          <table:table-cell office:value-type="string" calcext:value-type="string">
            <text:p>AAGCCTAATAATAGTACTACTAATAATAATAATACCAATAATAGTGTTGCCAATCTGGAGATAGGAGAGGTAAAAAACT</text:p>
          </table:table-cell>
        </table:table-row>
        <table:table-row table:style-name="ro1">
          <table:table-cell office:value-type="string" calcext:value-type="string">
            <text:p>TTAAATTGCATTGATTTGGGGAATACTACTACCAGCAATAGTAGCDTGGCRGG------GATAGAAAAAGGAGAGGTAAAAAACT</text:p>
          </table:table-cell>
        </table:table-row>
        <table:table-row table:style-name="ro1">
          <table:table-cell office:value-type="string" calcext:value-type="string">
            <text:p>AAGAATACTACTAGTACCAATGCTACTAGGCCCAATGCTAGTCCCAATAATACTATGGAAGAAGGAGACATGAAAAACT</text:p>
          </table:table-cell>
        </table:table-row>
        <table:table-row table:style-name="ro1">
          <table:table-cell office:value-type="string" calcext:value-type="string">
            <text:p>GTTAGGAATACTACTGGGAATAGTACTGAAAACAAGAATAGTAGCATGGGAGAGTTA---GAGAAAGGAGAAATAAAAAACT</text:p>
          </table:table-cell>
        </table:table-row>
        <table:table-row table:style-name="ro1">
          <table:table-cell office:value-type="string" calcext:value-type="string">
            <text:p>ACTAATGGCACTATGAATACTACTGGCACTAGAAATACTACTAGTAGTAGGTGGGAGATGGAG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GTGTTACTTTAAAATGCACCTCCCTCAATGTTAATATCAATGCCGCCGCTGATGAT---------------CCGAACAGAGAAATGAAAAATT</text:p>
          </table:table-cell>
        </table:table-row>
        <table:table-row table:style-name="ro1">
          <table:table-cell office:value-type="string" calcext:value-type="string">
            <text:p>AATGTGAATACTAGTATCACTGCTAATGGTACGGTAGTACTGGAGGTAGAA--AAAATGGAGAAGGGAGAAATAAAAAACT</text:p>
          </table:table-cell>
        </table:table-row>
        <table:table-row table:style-name="ro1">
          <table:table-cell office:value-type="string" calcext:value-type="string">
            <text:p>CTAAATTGCAAGAACTT---GACTAATACTAATACCAGTAGTCCTACCAGTAG---TCCAGCAGAGGGAGGAGAAATAAAAAACT</text:p>
          </table:table-cell>
        </table:table-row>
        <table:table-row table:style-name="ro1">
          <table:table-cell office:value-type="string" calcext:value-type="string">
            <text:p>TTAGATTGCACTGATCAGTTGAACATTACTACTAATAATAGTAGTGGTTTGAACAGCAC------GGAAGTAGAAATGAAAAATT</text:p>
          </table:table-cell>
        </table:table-row>
        <table:table-row table:style-name="ro1">
          <table:table-cell office:value-type="string" calcext:value-type="string">
            <text:p>TGTGTTACCTTAAATTGTACTG---------------CTAATATTAGTAGCAGTACTAATGCTTCCACAACATCTCCTGGAGAAATGAGAAATT</text:p>
          </table:table-cell>
        </table:table-row>
        <table:table-row table:style-name="ro1">
          <table:table-cell office:value-type="string" calcext:value-type="string">
            <text:p>AATAACACGGCTTCTGATAATAAGACTGTTAACAATAACGTCACTGATTCTGTTTACAATGATGGAGGAATACAAAACT</text:p>
          </table:table-cell>
        </table:table-row>
        <table:table-row table:style-name="ro1">
          <table:table-cell office:value-type="string" calcext:value-type="string">
            <text:p>AACAATAGTAGTAGCACTGATACCCCTACCAATAGGGGTGGCGGGGGACAGGAGATGGAAAAAGGGGAGATGAAAAACT</text:p>
          </table:table-cell>
        </table:table-row>
        <table:table-row table:style-name="ro1">
          <table:table-cell office:value-type="string" calcext:value-type="string">
            <text:p>ACTTTAACCTGCAATAATACTAATAGTAATAGTACCTTCAATGCTACT-----GAGAACAAT----TGGAAAGAAGAAATAAAAAACT</text:p>
          </table:table-cell>
        </table:table-row>
        <table:table-row table:style-name="ro1">
          <table:table-cell office:value-type="string" calcext:value-type="string">
            <text:p>TTGAAGAATAAGACTGAGTGGAAGAATGTTACTAATAGTAGTAACTGGAAAAAG---ATGGAGAAAGGAGAAATAAAAAACT</text:p>
          </table:table-cell>
        </table:table-row>
        <table:table-row table:style-name="ro1">
          <table:table-cell office:value-type="string" calcext:value-type="string">
            <text:p>CCACTCTGTGTTACTTTAAAGTG---------------TGATAATACTACTAATAGTACCACTAGTACCCCTTT------CAAAGGAGGAATGACAAACT</text:p>
          </table:table-cell>
        </table:table-row>
        <table:table-row table:style-name="ro1">
          <table:table-cell office:value-type="string" calcext:value-type="string">
            <text:p>GATGCTAAGAATGCTACTAATACCACTGCTACTAATACCACTATTACTGGCGGGGGAATGACAA---------GAGAAATGAAAAACT</text:p>
          </table:table-cell>
        </table:table-row>
        <table:table-row table:style-name="ro1">
          <table:table-cell office:value-type="string" calcext:value-type="string">
            <text:p>AATACTACTAATTCGAATGATACTACTACCGAAGGTATTAGTAGTGATATGAGAATGGGGGAAGGAGAAATG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GTACTGATACTTGGAGGAATGATACCTCTCTCTATGACAATATCACTAATAGTAAT---------------TTGACAGGAGAAATAAAAAACT</text:p>
          </table:table-cell>
        </table:table-row>
        <table:table-row table:style-name="ro1">
          <table:table-cell office:value-type="string" calcext:value-type="string">
            <text:p>AATTGCACTAATT---ATAATTATAATAAGACTAATTATAATACAACTAAACTGGAGGAAGGAGGCACAGACATAAAAAATT</text:p>
          </table:table-cell>
        </table:table-row>
        <table:table-row table:style-name="ro1">
          <table:table-cell office:value-type="string" calcext:value-type="string">
            <text:p>TTAAATTGCACTGATGTGAGTAGGAATGATACTAATACCACTAGTA----TGGGAAA-----GATAGAGAGAGGAGAAATAAAAAATT</text:p>
          </table:table-cell>
        </table:table-row>
        <table:table-row table:style-name="ro1">
          <table:table-cell office:value-type="string" calcext:value-type="string">
            <text:p>AATAGAACCTGCGATAATGTCACTAATACTAGTAGTACTACT-----ATTGACTGTAAGGACATGCGAAGAGAAATAAAAAACT</text:p>
          </table:table-cell>
        </table:table-row>
        <table:table-row table:style-name="ro1">
          <table:table-cell office:value-type="string" calcext:value-type="string">
            <text:p>GGTACTAATACAAATAGTACTCATAGCAATAGTAGTAGGAAGGGGGAAAAGATGATGGAGGAAGGAGAAATAAAAAACT</text:p>
          </table:table-cell>
        </table:table-row>
        <table:table-row table:style-name="ro1">
          <table:table-cell office:value-type="string" calcext:value-type="string">
            <text:p>AATRCTACTGATAGCAACAATAGTACTAAKAGYAMTAAAAGAACAATAGAAAAAGAKATGARGGGAGAAATAACAAACT</text:p>
          </table:table-cell>
        </table:table-row>
        <table:table-row table:style-name="ro1">
          <table:table-cell office:value-type="string" calcext:value-type="string">
            <text:p>GTCACTTTAAATTGCAC------------TGATACCCCTACCAATAGTAGTGGCGGGGGACAGGAGATGGAAAAAGGGGAGATGAAAAACT</text:p>
          </table:table-cell>
        </table:table-row>
        <table:table-row table:style-name="ro1">
          <table:table-cell office:value-type="string" calcext:value-type="string">
            <text:p>TTAAATTGCTCTAATTTGAAAAATACTACTAATGC------TACTAGTGAAGAAGAAAGACTAGGGAGAGGAGAAATAAGAAACT</text:p>
          </table:table-cell>
        </table:table-row>
        <table:table-row table:style-name="ro1">
          <table:table-cell office:value-type="string" calcext:value-type="string">
            <text:p>ACTAATACCACTAAGAGCAATGACACTAGTCCCATTGCCACTACTAATAACACAATAGGAGAGA---GGGAAATGAAAAACT</text:p>
          </table:table-cell>
        </table:table-row>
        <table:table-row table:style-name="ro1">
          <table:table-cell office:value-type="string" calcext:value-type="string">
            <text:p>TGTGTTACTTTAAATTGCACTGACTATAAGAAGAATGGTACTAACACCACCACT------------------ATGGAGCTGGGAGAAGTAAAAAATT</text:p>
          </table:table-cell>
        </table:table-row>
        <table:table-row table:style-name="ro1">
          <table:table-cell office:value-type="string" calcext:value-type="string">
            <text:p>TGCAGTRATATTACTAATAATATTACTAATAATAACAGCAKAAGTGATGAAATAAATATGAAGGAAGAATTAAAAAATT</text:p>
          </table:table-cell>
        </table:table-row>
        <table:table-row table:style-name="ro1">
          <table:table-cell office:value-type="string" calcext:value-type="string">
            <text:p>TCCCCAACTGGTGCTAATGTTACCACAAATGTCACTGGTGCTAGAAGGGAACAG---ATGGACAAGGGAGAAATACAAAATT</text:p>
          </table:table-cell>
        </table:table-row>
        <table:table-row table:style-name="ro1">
          <table:table-cell office:value-type="string" calcext:value-type="string">
            <text:p>ACCTTAAACTGCACTGAT------AATATTAACAATACCACTAATAATAAC---AGGACCATTATAGAGAAAGGAGAAATAAAAAATT</text:p>
          </table:table-cell>
        </table:table-row>
        <table:table-row table:style-name="ro1">
          <table:table-cell office:value-type="string" calcext:value-type="string">
            <text:p>GTGAGGAATGCTACTAATAGCGATAATGTAGGGAATAGGACTAGTGGGGAAGGG---ATGGAGGGAGGAGATATGAAAAACT</text:p>
          </table:table-cell>
        </table:table-row>
        <table:table-row table:style-name="ro1">
          <table:table-cell office:value-type="string" calcext:value-type="string">
            <text:p>TGTGTAAAATTAACCCCACTCTGTGTTACTTTAAATTGCACTGATGTGAACAATGGTACT------------------------------------AAGGATGTAATGAAAAAC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ACTAGAACCACTAATAGTACTACTAACACCACTAATAATACTACCTGGGAAGAGGTGGGGGGAGGAGAAATAAAAAACT</text:p>
          </table:table-cell>
        </table:table-row>
        <table:table-row table:style-name="ro1">
          <table:table-cell office:value-type="string" calcext:value-type="string">
            <text:p>ACTACTAATACCAATAATAGTACTGATAATAACAATAGTAATAGCGAGGGAACAATAA---AGGGAGGAGAAATGAAAAACT</text:p>
          </table:table-cell>
        </table:table-row>
        <table:table-row table:style-name="ro1">
          <table:table-cell office:value-type="string" calcext:value-type="string">
            <text:p>AATTTGRATGRTACTAATATCAATGGTACGRRCARKGCTAATCTCACAGGAAGGATAGASAAGGGAGAAATAAAAAACT</text:p>
          </table:table-cell>
        </table:table-row>
        <table:table-row table:style-name="ro1">
          <table:table-cell office:value-type="string" calcext:value-type="string">
            <text:p>GACGTGAGGAATGCTACTCATGCCCCTAGTAATACTACAGATAATGCTACAGTGGAGGAAAAAATAGACATGAAAAAT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TGAATGATACTGCTAAGAACAGCAGTGTTCATTACAATAGTAGTCATTGGAAAGAAATA------AATGAAGTAATGACAAACT</text:p>
          </table:table-cell>
        </table:table-row>
        <table:table-row table:style-name="ro1">
          <table:table-cell office:value-type="string" calcext:value-type="string">
            <text:p>GATACTGGTGCCCAGAATACTAGTAATAGTGCCACTAATAGTAGTTGGGGACATATAGAGAAAGGAGAAATAAAAAACT</text:p>
          </table:table-cell>
        </table:table-row>
        <table:table-row table:style-name="ro1">
          <table:table-cell office:value-type="string" calcext:value-type="string">
            <text:p>ATCAAT---ATTAATGGTACTGAGACCAATAGTAGTACTAGGACCAATAATAGCAAAATAATGGAG---GGAGAAATGAAAAACT</text:p>
          </table:table-cell>
        </table:table-row>
        <table:table-row table:style-name="ro1">
          <table:table-cell office:value-type="string" calcext:value-type="string">
            <text:p>TCCCCAACTGGTGCTAATGTTACCACAAATGTCACTGGTGCTAAAGGGAAACAG---ATGGACAAGGGAGAAATACAAAAT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CGAATAGTACTGAATCTAGTTTGAATTGTCCTAATATTACTAATACCACTGATATGAAAAAAGGAGAAATTAAAGAAT</text:p>
          </table:table-cell>
        </table:table-row>
        <table:table-row table:style-name="ro1">
          <table:table-cell office:value-type="string" calcext:value-type="string">
            <text:p>AATGATGCCACTAATAATAACACTGATACTAATACCACTAGTACTATCACTAGTAATAGCAGGGAAGAAATAAAAAACT</text:p>
          </table:table-cell>
        </table:table-row>
        <table:table-row table:style-name="ro1">
          <table:table-cell office:value-type="string" calcext:value-type="string">
            <text:p>AATAGTACCAGTGGTGGTCCCACTACGCCTACGCCCACTAGTAGCGGGGGAGCG---AGGGAAGAAAGAGAAATAAAAAACT</text:p>
          </table:table-cell>
        </table:table-row>
        <table:table-row table:style-name="ro1">
          <table:table-cell office:value-type="string" calcext:value-type="string">
            <text:p>AATACAGAGAGAAATGT---TACAGGTATCAAGGCAGAGAAAAATATTACAGATAATAGTATAAAGGAAGAAATAAAAAACT</text:p>
          </table:table-cell>
        </table:table-row>
        <table:table-row table:style-name="ro1">
          <table:table-cell office:value-type="string" calcext:value-type="string">
            <text:p>GTGAGGAATGGTACCAAGGATGCTACTAATATCACTAGTAGTGGCGGGGAAATG---ATGGAGGAAGGAGAAATGAAAAACT</text:p>
          </table:table-cell>
        </table:table-row>
        <table:table-row table:style-name="ro1">
          <table:table-cell office:value-type="string" calcext:value-type="string">
            <text:p>TGCACTGATTTGGGGAATGATACTAATACCAATAATAGTAGTAGTTGGGGAAAGATGGAGAAAGGAGAAATAAAAAACT</text:p>
          </table:table-cell>
        </table:table-row>
        <table:table-row table:style-name="ro1">
          <table:table-cell office:value-type="string" calcext:value-type="string">
            <text:p>AAAATGAACAATACTGCTGATACCAATGCTACTAATACTGTTAATATCAGCAAGGAA---------GAAATGGAAGAAATAAAAAACT</text:p>
          </table:table-cell>
        </table:table-row>
        <table:table-row table:style-name="ro1">
          <table:table-cell office:value-type="string" calcext:value-type="string">
            <text:p>ACTGATACTAATGTTAATAATACTAGTCATACTAATAGTAGTATTGGGAAA---ATAACGGAAGAGGGAGAAATAAAAAACT</text:p>
          </table:table-cell>
        </table:table-row>
        <table:table-row table:style-name="ro1">
          <table:table-cell office:value-type="string" calcext:value-type="string">
            <text:p>ACTTGCAACAGTACTAGTAACAGCAATAGTACTAGTAATAGCAATAATAGTTGTTCTGGGAAGGGAGAAATGAC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CTACCAATACTACCACTAGTAACACTAGTACCACTCCTACCACTAATAGTCGCGAGGGAATGA------------GGGAAATG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GCACTGATGTAAGTAGGAATGTTACTAATAATAATAATAGTAGCGAGAAACTGATA---GAGAAAGGAGAAATAAAAAACT</text:p>
          </table:table-cell>
        </table:table-row>
        <table:table-row table:style-name="ro1">
          <table:table-cell office:value-type="string" calcext:value-type="string">
            <text:p>ACCAATAGTACGGTTAATAATACCAATAGTACGGTTACTAATACCAATATTACAGTGGAGGAAGGAGTAATGAAAAACT</text:p>
          </table:table-cell>
        </table:table-row>
        <table:table-row table:style-name="ro1">
          <table:table-cell office:value-type="string" calcext:value-type="string">
            <text:p>TGCACTGATCCTANTAAATTAAATATCACTGATTCTAATAGCACTAATATTAGTAGCGAGAAAGGAGAAATAAAAAACT</text:p>
          </table:table-cell>
        </table:table-row>
        <table:table-row table:style-name="ro1">
          <table:table-cell office:value-type="string" calcext:value-type="string">
            <text:p>TGTGTCACTTTAAATTGTAATAATTGGAATGGGACCAAGAATGACACCAATAA------------------GACATGGGAG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GAATACTACTACTGCAGGGAGTACTACTAATAACAGTAGTAGCTTGGGAAGATTGGATAACGGAGAAGTA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CATATGCTACTGTGACATATGATAATGTGACATATACTAATAGTATGCTTCAAAACATAAC---------GGAAGAAATGAAAAACT</text:p>
          </table:table-cell>
        </table:table-row>
        <table:table-row table:style-name="ro1">
          <table:table-cell office:value-type="string" calcext:value-type="string">
            <text:p>ACCGGTGGTACCATTAATAGTACCATTAGTACCACCAATAGTAGTATAGGGAGAAGGGAGGAAGGAGAACTA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AAATT</text:p>
          </table:table-cell>
        </table:table-row>
        <table:table-row table:style-name="ro1">
          <table:table-cell office:value-type="string" calcext:value-type="string">
            <text:p>GTTACCTTACATTGCAATAATGTGACTAATGTGAACCAGACTAACATTACT------------ATANGTGCCTCTCAAGAAATGAAAAACT</text:p>
          </table:table-cell>
        </table:table-row>
        <table:table-row table:style-name="ro1">
          <table:table-cell office:value-type="string" calcext:value-type="string">
            <text:p>ATTACCAGTAGTGCTACTAGTACCAATGAGAGTAGCACTGTTAATAATGGTATTAGGTGGAAAGAAGAAGTAAAAAACT</text:p>
          </table:table-cell>
        </table:table-row>
        <table:table-row table:style-name="ro1">
          <table:table-cell office:value-type="string" calcext:value-type="string">
            <text:p>ACTGATGTGCCTGGGAAGGGAAATGAGACTAATAGCACTAGCAGCTGGGAAAGGGTAGAGGACGGAGAAATA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ATATCACTAGTGGTAATACCACTGATGATAGTGGGAACGCTACTATTAGTGGGAAAATAACAGAGGAAATGAAAAACT</text:p>
          </table:table-cell>
        </table:table-row>
        <table:table-row table:style-name="ro1">
          <table:table-cell office:value-type="string" calcext:value-type="string">
            <text:p>ATCACTAGGGATAATACCACTAGTAGCACTCCCGCTCCCACCACTAGTAGTAGTGGGGGGAC------------AGGAGAAATGAAAAACT</text:p>
          </table:table-cell>
        </table:table-row>
        <table:table-row table:style-name="ro1">
          <table:table-cell office:value-type="string" calcext:value-type="string">
            <text:p>TGCAATGATATCTCGAGAAATTGCACTGATAGTACTTGCAAAAATGAAAGCTTGGAA---GACATGAAAGAAATGAAAAACT</text:p>
          </table:table-cell>
        </table:table-row>
        <table:table-row table:style-name="ro1">
          <table:table-cell office:value-type="string" calcext:value-type="string">
            <text:p>AATTGCACTGATTTGGGAAATGCTACTAAAACCAATACTAGTAATTGGGAAACG---GTGGAAAAAGGAGAAATAAAAAATT</text:p>
          </table:table-cell>
        </table:table-row>
        <table:table-row table:style-name="ro1">
          <table:table-cell office:value-type="string" calcext:value-type="string">
            <text:p>GGTAATAGTACTAATAGTGATAATGGTAATACCACTACGAGTGGCGGGGAAAAGATGGTGAAAGAAAACATGAAAAAC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AATTGCACTGATTTGAGGAATGCTACTAATACCACTAGTAGTAGCGGGAAA---ATAATGGAGGGAGGAGAAATAAAAAACT</text:p>
          </table:table-cell>
        </table:table-row>
        <table:table-row table:style-name="ro1">
          <table:table-cell office:value-type="string" calcext:value-type="string">
            <text:p>AATATCAATACTACTGCCAATGCCACTGATGCTCCTGACACTACAATTAAACGGATGGAGCAAGGAGAAGTAAAAAACT</text:p>
          </table:table-cell>
        </table:table-row>
        <table:table-row table:style-name="ro1">
          <table:table-cell office:value-type="string" calcext:value-type="string">
            <text:p>GATATTAATGCCACTAATATTAATACCACTAATATTAATACCACTAGTAGTGGCGAGATA------------GGAGGAGAAATGAAAAACT</text:p>
          </table:table-cell>
        </table:table-row>
        <table:table-row table:style-name="ro1">
          <table:table-cell office:value-type="string" calcext:value-type="string">
            <text:p>AATTGCACTGGATCAAGGAATAATACTACAACCAATAGTTGTAGCGAGGAAAAG---AGGGCGAGAGAAGGAATGAAGAACT</text:p>
          </table:table-cell>
        </table:table-row>
        <table:table-row table:style-name="ro1">
          <table:table-cell office:value-type="string" calcext:value-type="string">
            <text:p>GACTTGATTAATAGTAATGCAACTAATAATAGTAATACCACTATTTATATTAATGACAAGAAGGGAGAAATAAAAAACT</text:p>
          </table:table-cell>
        </table:table-row>
        <table:table-row table:style-name="ro1">
          <table:table-cell office:value-type="string" calcext:value-type="string">
            <text:p>GGGACTGCTACTGATAGTAGCACTAATAGTAGCACTGTTAGTAGCGGGGAAACAATAAAGGGGGAAGAAATGAAAAACT</text:p>
          </table:table-cell>
        </table:table-row>
        <table:table-row table:style-name="ro1">
          <table:table-cell office:value-type="string" calcext:value-type="string">
            <text:p>TGCATTGATATGAAGACTAATGGTAATAATACCACTAATAATACCTGGGAAAAG---ATGGAACAAGGAGAAATAAAAAACT</text:p>
          </table:table-cell>
        </table:table-row>
        <table:table-row table:style-name="ro1">
          <table:table-cell office:value-type="string" calcext:value-type="string">
            <text:p>GGTATTAGTAGTAATAATAATACTAATGATAATAGTGGTAATAGTAATATCACTGAGGAACAAGGAGAACTAAAAAACT</text:p>
          </table:table-cell>
        </table:table-row>
        <table:table-row table:style-name="ro1">
          <table:table-cell office:value-type="string" calcext:value-type="string">
            <text:p>TTAAATTGCACTAACTT---GAATACTACTAATACCAGTAGTAATACCAGTAGCACGACA---GAGGGAGGAGAAATGAAAAACT</text:p>
          </table:table-cell>
        </table:table-row>
        <table:table-row table:style-name="ro1">
          <table:table-cell office:value-type="string" calcext:value-type="string">
            <text:p>AATTGCATTGACGT---GAATGGCACTAATACCAATAGTAGTAGCGGGGAACTGAAGATGGAAAAAGGGGAGATGAAAAACT</text:p>
          </table:table-cell>
        </table:table-row>
        <table:table-row table:style-name="ro1">
          <table:table-cell office:value-type="string" calcext:value-type="string">
            <text:p>TTAAATTGCACTAATTTACAGAATACTACTAGTAACAATGGTAGTGTTGGGGAAGAGAT------GAAGGGAGAAATG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TAAATTGCACTGATGTGAAAAATAAAAATACTGCTAATATCACTAGTGAAAA------CATAGAGAAAGGAGAAGTAAAAAATT</text:p>
          </table:table-cell>
        </table:table-row>
        <table:table-row table:style-name="ro1">
          <table:table-cell office:value-type="string" calcext:value-type="string">
            <text:p>AAGGCAGGGAATGCTACTAATAATGGTACTACTACCCCGAGTAGTATCGAGAA------AATGGATAAAGGAGAAATACAAAACT</text:p>
          </table:table-cell>
        </table:table-row>
        <table:table-row table:style-name="ro1">
          <table:table-cell office:value-type="string" calcext:value-type="string">
            <text:p>TGTAGGAACGTTACTATTACCAATACTACTACCAATAGTAGTGGCTGGAAACTAATGGAGGAAGGAGAAATAAAAAACT</text:p>
          </table:table-cell>
        </table:table-row>
        <table:table-row table:style-name="ro1">
          <table:table-cell office:value-type="string" calcext:value-type="string">
            <text:p>ACTGATTGGAAGAATGATACTACCAAAAACACCACTAGTAGCAGCGAAGGAACG---TTGGAGGGAGGAGAAGTAAAAAATT</text:p>
          </table:table-cell>
        </table:table-row>
        <table:table-row table:style-name="ro1">
          <table:table-cell office:value-type="string" calcext:value-type="string">
            <text:p>TGCACTGATTATGTGAATACCAATAGCACTAATGCCACTACCAGTGGCAGGGAAGTGATA------GAGGGAGGAATGAAAAACT</text:p>
          </table:table-cell>
        </table:table-row>
        <table:table-row table:style-name="ro1">
          <table:table-cell office:value-type="string" calcext:value-type="string">
            <text:p>GCAAATTTGACTACCACTAGCAATACCACTTACAATGCCACGAGTATTCCTAAGATGGACAAAGGAGAAATAAAAAATT</text:p>
          </table:table-cell>
        </table:table-row>
        <table:table-row table:style-name="ro1">
          <table:table-cell office:value-type="string" calcext:value-type="string">
            <text:p>AATGCTACT--CAGACTAATAATGCTGGTAATAGTACCATTGGTAATAATACCACTAATATTGGGGAAATAATGACAAACT</text:p>
          </table:table-cell>
        </table:table-row>
        <table:table-row table:style-name="ro1">
          <table:table-cell office:value-type="string" calcext:value-type="string">
            <text:p>TCTAACGTGACACTCAATACCACTGAAACCAATAATACCGGTAGTGAGGAAAAGAAGTACCTAGAGGAAATGAAAAACT</text:p>
          </table:table-cell>
        </table:table-row>
        <table:table-row table:style-name="ro1">
          <table:table-cell office:value-type="string" calcext:value-type="string">
            <text:p>CTCTGTGTTACTTTAAATTGCACTGATTATTATTCGACCAATGCTACTTTTAATAATAACACCA------------------------AAGAAATAAAAAACT</text:p>
          </table:table-cell>
        </table:table-row>
        <table:table-row table:style-name="ro1">
          <table:table-cell office:value-type="string" calcext:value-type="string">
            <text:p>AATAATACCAGTAATAATACCAGTAGAAATATCAGTAGTACTATCAGTAGCCCGACAGAGGGA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ACTAGGACCAATAAGACCAATATTGAGACTATGAGCAATAATAGTAGCTTGAAAATGGAGGAAGGAGAAATAAAAAAAT</text:p>
          </table:table-cell>
        </table:table-row>
        <table:table-row table:style-name="ro1">
          <table:table-cell office:value-type="string" calcext:value-type="string">
            <text:p>TTGAATACTACTAATACCAACAGTACTAATACCAATAGTAGTAGTTGGGGAACG---ATGAGAGAAGGAGAAATAAAAAACT</text:p>
          </table:table-cell>
        </table:table-row>
        <table:table-row table:style-name="ro1">
          <table:table-cell office:value-type="string" calcext:value-type="string">
            <text:p>TTAAACTGCACTAATTT---GAACAAWACTACTACCAATAATAGTAGTTGGGRA---AATATGGAKRWGGGAGAAATAAARAACT</text:p>
          </table:table-cell>
        </table:table-row>
        <table:table-row table:style-name="ro1">
          <table:table-cell office:value-type="string" calcext:value-type="string">
            <text:p>TGCACTAAGGCTAATATTACCAATAATAGTACCACTAATAGTAGCGGGGGA---ATAGAGGAGGGAAGAGACATAGAAAATT</text:p>
          </table:table-cell>
        </table:table-row>
        <table:table-row table:style-name="ro1">
          <table:table-cell office:value-type="string" calcext:value-type="string">
            <text:p>ACTTTAAATTGCACTAATT---------ATAATAACACCAGTGATAATA-----AGACCATTAATGATGACCCTAAAAGGGAAATAAAAAATT</text:p>
          </table:table-cell>
        </table:table-row>
        <table:table-row table:style-name="ro1">
          <table:table-cell office:value-type="string" calcext:value-type="string">
            <text:p>ACTTTAAATTGCACTGATCTTAATAGAAATRCTACTGAAACTAATACTAGTAGTGAGGAAATAAT------------GGAAATGAAAAATT</text:p>
          </table:table-cell>
        </table:table-row>
        <table:table-row table:style-name="ro1">
          <table:table-cell office:value-type="string" calcext:value-type="string">
            <text:p>ACTAATAATGATAATGGTATTAGTAGTAGTAATAATAGTAATAGCTGGGGAAAGATGGAGAGAGGAGAAATAAAAAACT</text:p>
          </table:table-cell>
        </table:table-row>
        <table:table-row table:style-name="ro1">
          <table:table-cell office:value-type="string" calcext:value-type="string">
            <text:p>TGCACTGATTATACTAATAATTGCACTAGTAATTGCACCAATACCGCTATTGAAACGATAAGGAGAGAAATGAAAAACT</text:p>
          </table:table-cell>
        </table:table-row>
        <table:table-row table:style-name="ro1">
          <table:table-cell office:value-type="string" calcext:value-type="string">
            <text:p>ACTGATTTGAATTGTAGTAATAGTACTATTAATAAGACTTCTTGTATAGATCAACAGATGAAGGGGGAAATAAAAAACT</text:p>
          </table:table-cell>
        </table:table-row>
        <table:table-row table:style-name="ro1">
          <table:table-cell office:value-type="string" calcext:value-type="string">
            <text:p>AGCACTGATGGGAAAGCTATGAATGTTACCAAGGCCGATAATAGTAGCATAGGAACAAT------GGAGGGAGAAGTAAAAAACT</text:p>
          </table:table-cell>
        </table:table-row>
        <table:table-row table:style-name="ro1">
          <table:table-cell office:value-type="string" calcext:value-type="string">
            <text:p>TGGAAGAATAATACCAATACCAATAGCACTACCACTAGTAGTCCCGAGAGTCCACTGGAGAAAGGAGAAATAAAAAACT</text:p>
          </table:table-cell>
        </table:table-row>
        <table:table-row table:style-name="ro1">
          <table:table-cell office:value-type="string" calcext:value-type="string">
            <text:p>TCGTTGAATGCTAACAATATTACTAATACTGCTTCGTGGAATGCTACTATTAACAATATTACTGAAGAAGTGAAAAACT</text:p>
          </table:table-cell>
        </table:table-row>
        <table:table-row table:style-name="ro1">
          <table:table-cell office:value-type="string" calcext:value-type="string">
            <text:p>GGGACTGCGAATGCTGATGGGACTGCGAATACTACTATTAGCATCGGGGAGAGAATGAAGGCAGGGGAAATAAAAAACT</text:p>
          </table:table-cell>
        </table:table-row>
        <table:table-row table:style-name="ro1">
          <table:table-cell office:value-type="string" calcext:value-type="string">
            <text:p>AATAATACTGATACTAGTACCAATAATACTGATACTAATACCAATAGTACAGAAGAGGGAATGAGAGAAATAAAGAACT</text:p>
          </table:table-cell>
        </table:table-row>
        <table:table-row table:style-name="ro1">
          <table:table-cell office:value-type="string" calcext:value-type="string">
            <text:p>TGCACTGATAATTTGGGGAATGATACTAAAACCAGTAATAAGAGCTGGGAAAAG---ATGGAGCCAGGAGAAATAAAAAACT</text:p>
          </table:table-cell>
        </table:table-row>
        <table:table-row table:style-name="ro1">
          <table:table-cell office:value-type="string" calcext:value-type="string">
            <text:p>TTGGAAAATACTACTAATGTCACTAATGGTAGTTCGGGGAATACTACTATTAGCACAGGAATAAAGGAAATGAAAAACT</text:p>
          </table:table-cell>
        </table:table-row>
        <table:table-row table:style-name="ro1">
          <table:table-cell office:value-type="string" calcext:value-type="string">
            <text:p>ACTACTAAGACTACCAATAATACTGAGGCTACCAATACTAGTAGCGGGGAAAAG---ATGGAGCAAGGGGAAATAAAAAACT</text:p>
          </table:table-cell>
        </table:table-row>
        <table:table-row table:style-name="ro1">
          <table:table-cell office:value-type="string" calcext:value-type="string">
            <text:p>GACTACTTAAAGAATGTTACTAATACCACTAATGTTACTAATGCCACTAGTGCTGTTAATGCCACTGG----------TATGACAAACT</text:p>
          </table:table-cell>
        </table:table-row>
        <table:table-row table:style-name="ro1">
          <table:table-cell office:value-type="string" calcext:value-type="string">
            <text:p>ACTAAGATCAATAATAGTAGTAGCGATAATATTACTGAGACCAATAATAGTAGCATGGAGGAAACAGGAATGAAAAACT</text:p>
          </table:table-cell>
        </table:table-row>
        <table:table-row table:style-name="ro1">
          <table:table-cell office:value-type="string" calcext:value-type="string">
            <text:p>ATTCTCAATAGCACTGAGACTAATAATAGAACTAATACCAGTACCACTAGTG---------TACCAGATAGAGAACCAATGAAAAAC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GAGGTAAGGAATAATAACAGTACTAATAATACCAATAGTAATGGGTGGGGAATGATGGAGAGAGGAGAAATAAAAAACT</text:p>
          </table:table-cell>
        </table:table-row>
        <table:table-row table:style-name="ro1">
          <table:table-cell office:value-type="string" calcext:value-type="string">
            <text:p>AGTAGTAATTGTACTAGGGGGAATGATACTAGTACTAATAGTACCGAGTGGAGTGAGATGGTG------GGAGAAATAAAAAACT</text:p>
          </table:table-cell>
        </table:table-row>
        <table:table-row table:style-name="ro1">
          <table:table-cell office:value-type="string" calcext:value-type="string">
            <text:p>GTTACTTTAAATTGCACTGATTTGCCG------------ACCAATAGTACTAATAATGGGACTACAATGGAGACGGGAGAAATAAAAAACT</text:p>
          </table:table-cell>
        </table:table-row>
        <table:table-row table:style-name="ro1">
          <table:table-cell office:value-type="string" calcext:value-type="string">
            <text:p>TGTGTTACTTTAAATTGTACTGATAACTTAAATACTTGTAATACCTCAAATTGTACTAAT------------------AATTTAGATATGAAAAACT</text:p>
          </table:table-cell>
        </table:table-row>
        <table:table-row table:style-name="ro1">
          <table:table-cell office:value-type="string" calcext:value-type="string">
            <text:p>ACTAGTGCCAATGGTACTATTAGTGCCAATACTAGTGCTAGTGCCAATATTAGTAGTGAGATGGAAATGATGAAAAACT</text:p>
          </table:table-cell>
        </table:table-row>
        <table:table-row table:style-name="ro1">
          <table:table-cell office:value-type="string" calcext:value-type="string">
            <text:p>GACTGTAGTACTGTAAATTGCACTGCCTGGAATTCTACTAATGATACTACCAATAATACTAGT------------------------GCAGAAATAAAAAAAT</text:p>
          </table:table-cell>
        </table:table-row>
        <table:table-row table:style-name="ro1">
          <table:table-cell office:value-type="string" calcext:value-type="string">
            <text:p>TCCCCAACTGGTGCTAATGTTACCACAAATGTCACTGGTGCTAGAGGAAAACAG---ATGGACAAGGGAGAAATACAAAATT</text:p>
          </table:table-cell>
        </table:table-row>
        <table:table-row table:style-name="ro1">
          <table:table-cell office:value-type="string" calcext:value-type="string">
            <text:p>ACCACTAGTAGTACCGCTAGTCCTACTTCTACCACTAGTAGGTGGGAAATAAAAGAAGACTCAGGAGAAATAAAAAACT</text:p>
          </table:table-cell>
        </table:table-row>
        <table:table-row table:style-name="ro1">
          <table:table-cell office:value-type="string" calcext:value-type="string">
            <text:p>TTAAATTGCACTGATGCTAAGGTGAATGGTACTAAAATGAATGTT-----------ACTGATAATGTAGAAAAAGGAGAAGTAAAAAACT</text:p>
          </table:table-cell>
        </table:table-row>
        <table:table-row table:style-name="ro1">
          <table:table-cell office:value-type="string" calcext:value-type="string">
            <text:p>AAGCTAACCCCACTCTGTGTTACTTTAAATTGCACTGA------------------------------TAGTGGTGGGGCAAAAATGGAGACAGGAGAAATGAAAAACT</text:p>
          </table:table-cell>
        </table:table-row>
        <table:table-row table:style-name="ro1">
          <table:table-cell office:value-type="string" calcext:value-type="string">
            <text:p>ACTAATGCAAATGTTAGTGAGACTACTTATGCCTCCTCTAACAATAGTAATAATAATGGGTG---------------GGAAGAAATGAAAAATT</text:p>
          </table:table-cell>
        </table:table-row>
        <table:table-row table:style-name="ro1">
          <table:table-cell office:value-type="string" calcext:value-type="string">
            <text:p>TTAAATTGCACTAATTT---GAATACTACTAATACCACTGGTAGTAGCGGAGAAATG---ATGGAGGGAGGAGAAATAAAAAACT</text:p>
          </table:table-cell>
        </table:table-row>
        <table:table-row table:style-name="ro1">
          <table:table-cell office:value-type="string" calcext:value-type="string">
            <text:p>ACTAATGCTACTATCAATAATACTGCCACTACTGCCACTAATGTTAGTAGCGAAGAAA---------AGACAGAAGAAATAAAAAACT</text:p>
          </table:table-cell>
        </table:table-row>
        <table:table-row table:style-name="ro1">
          <table:table-cell office:value-type="string" calcext:value-type="string">
            <text:p>TTAACCCCACTCTGTGTTACTTTAAAATGCACTAATGTTACTAATGTTAC---------------------------AGCAGATGGGGAGAAAGAAATGAAAAACT</text:p>
          </table:table-cell>
        </table:table-row>
        <table:table-row table:style-name="ro1">
          <table:table-cell office:value-type="string" calcext:value-type="string">
            <text:p>TGGAATGGTACTAAGACCAAAGATATTAGTTCCAATGTTAGTAGTTGGGAA---AAAATGGAGGAAGGAGAAATAAAAAACT</text:p>
          </table:table-cell>
        </table:table-row>
        <table:table-row table:style-name="ro1">
          <table:table-cell office:value-type="string" calcext:value-type="string">
            <text:p>AATTGCACTGAATTGAGGAATGATACTAGATTTAGTAATAAAAGTTGGGAAAAG---ATGGAGAAAGAAGAAATAAAAAACT</text:p>
          </table:table-cell>
        </table:table-row>
        <table:table-row table:style-name="ro1">
          <table:table-cell office:value-type="string" calcext:value-type="string">
            <text:p>ACTAATTGCACTGATGTAAATGCTACTGATACCACTGGTAGTAGCGAAAAAATG---ATGGAGGGAGGAGAAATAAAAAACT</text:p>
          </table:table-cell>
        </table:table-row>
        <table:table-row table:style-name="ro1">
          <table:table-cell office:value-type="string" calcext:value-type="string">
            <text:p>TGCACTGATGGTGCAAATTGCACTGATCCTAAAACCAATAAAAATTGGGGAAA------AATGGACACAGGAGAAATAAAAAACT</text:p>
          </table:table-cell>
        </table:table-row>
        <table:table-row table:style-name="ro1">
          <table:table-cell office:value-type="string" calcext:value-type="string">
            <text:p>ACGAATACTACTACTATTAATGGTACTGCCACTACTAATATCACTATCGAGGAAAAAAT------GAAGGGAGAAGTAAAAAACT</text:p>
          </table:table-cell>
        </table:table-row>
        <table:table-row table:style-name="ro1">
          <table:table-cell office:value-type="string" calcext:value-type="string">
            <text:p>AGAAACAATACTAGTAGTACCAATATTAGTACCAATAATAGTGAGGCGATAGGAGAAATGATAGGAGAAATGAAAAACT</text:p>
          </table:table-cell>
        </table:table-row>
        <table:table-row table:style-name="ro1">
          <table:table-cell office:value-type="string" calcext:value-type="string">
            <text:p>TGTGTCACTTTAAATTGCACTGATTTTAGGAATACTACAAATACCACTGA---------------GGTTACCAATAGAGAAGAAATAAAAAATT</text:p>
          </table:table-cell>
        </table:table-row>
        <table:table-row table:style-name="ro1">
          <table:table-cell office:value-type="string" calcext:value-type="string">
            <text:p>ACTAATAAGACCACTAATAGTAGTAATAATACTACTAATCCTACAGAGGAAAGCATAGCAAAAGAAGAAATGAGAAACT</text:p>
          </table:table-cell>
        </table:table-row>
        <table:table-row table:style-name="ro1">
          <table:table-cell office:value-type="string" calcext:value-type="string">
            <text:p>AATAGTAGTACTTCGGAAAATAATACTAATCCCACTATTAGTGGTGGGGAAGGGATGGGGGAAGGAGAGATGAAAAACT</text:p>
          </table:table-cell>
        </table:table-row>
        <table:table-row table:style-name="ro1">
          <table:table-cell office:value-type="string" calcext:value-type="string">
            <text:p>GGCACTAAGGAAGTGAATGGCACTAATACCAATAGTAGTAGCGAGGAACCGAAGATGGAAAAAGGGGAGATGAAAAACT</text:p>
          </table:table-cell>
        </table:table-row>
        <table:table-row table:style-name="ro1">
          <table:table-cell office:value-type="string" calcext:value-type="string">
            <text:p>AATTTGAATAATGGTACTCATAATAGTACTAATGGGAGTAGTAGTAATAATACAATGGAGGAAGAAGAAATGAAAAACT</text:p>
          </table:table-cell>
        </table:table-row>
        <table:table-row table:style-name="ro1">
          <table:table-cell office:value-type="string" calcext:value-type="string">
            <text:p>AATTGTACTGACTGGAATGCTACTACTAATGCCACTGATAATAATAGGTTAAAGATA---GAGAGAGGAGAAATAAAAAATT</text:p>
          </table:table-cell>
        </table:table-row>
        <table:table-row table:style-name="ro1">
          <table:table-cell office:value-type="string" calcext:value-type="string">
            <text:p>AATGCTACTAATACCAATAGTAGTAATACCAATAGTAGTAGCGGGGAAATGATGATGGAGAAAGGAGAGATAAAAAACT</text:p>
          </table:table-cell>
        </table:table-row>
        <table:table-row table:style-name="ro1">
          <table:table-cell office:value-type="string" calcext:value-type="string">
            <text:p>CTTTGTGTCACTTTAACCTGCAGTGATGCGGGAAATAATGCTACGCTTGATAATAGTA------------------CAATAGGAGAAATAAAAAACT</text:p>
          </table:table-cell>
        </table:table-row>
        <table:table-row table:style-name="ro1">
          <table:table-cell office:value-type="string" calcext:value-type="string">
            <text:p>ACCAGCAGTACTAATACTACTGCAACCAGCAGTAATAATACTACTGCGAGTCCCACCAGTACGGGAGAAATAAAAAACT</text:p>
          </table:table-cell>
        </table:table-row>
        <table:table-row table:style-name="ro1">
          <table:table-cell office:value-type="string" calcext:value-type="string">
            <text:p>GGAAATATCACTAATTCAAATCATACGGAGGCCAATATTAGTAGCTGGAACACG---ATGGAAAAAGGAGAAATAAAAAATT</text:p>
          </table:table-cell>
        </table:table-row>
        <table:table-row table:style-name="ro1">
          <table:table-cell office:value-type="string" calcext:value-type="string">
            <text:p>GAAACTAATAGCAATAATAGTAGTAAAACTAATAGCAATAATAGTAGCCAGGAAGAGCTGGGTAGTGGAATGAAAAACT</text:p>
          </table:table-cell>
        </table:table-row>
        <table:table-row table:style-name="ro1">
          <table:table-cell office:value-type="string" calcext:value-type="string">
            <text:p>AATGTTAATGCCACTGATAAGGTCAATACCACTAGTGCCCCTAGTAGTAATAGTAGTATACT---------AGGAGAAATGAAAAATT</text:p>
          </table:table-cell>
        </table:table-row>
        <table:table-row table:style-name="ro1">
          <table:table-cell office:value-type="string" calcext:value-type="string">
            <text:p>AATAATACCGAGGGGAAAAATGATACCAATCATCGCAATCTAAATAGTAGTTGGGAAAT---------GAATGGAGAAATAAAAAACT</text:p>
          </table:table-cell>
        </table:table-row>
        <table:table-row table:style-name="ro1">
          <table:table-cell office:value-type="string" calcext:value-type="string">
            <text:p>ACCACTAGTAGTAGTACTACTAGTAGTAATACCCCTAGTTATGGTATGGGACAGATGGATAAAGGAGAAATAAAAAACT</text:p>
          </table:table-cell>
        </table:table-row>
        <table:table-row table:style-name="ro1">
          <table:table-cell office:value-type="string" calcext:value-type="string">
            <text:p>TTACATTGCACTACGTTAAAGAATAATACTACTAAGACCAATAATAATAATTGGGA---------TGAGATGGATGAAATGAA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GTTACTTTAAATTGCACTGACTTGACGGTTAATACTACCACTGTTAATGACTACCACTGTTC------------TGGAGAAATGACAAACT</text:p>
          </table:table-cell>
        </table:table-row>
        <table:table-row table:style-name="ro1">
          <table:table-cell office:value-type="string" calcext:value-type="string">
            <text:p>TTGAGGAATGATACTAATACCACTAGTAGTCCTAATACCACTAGTGGTAACTGGATGGATAAAAGGGAAATGAAAAACT</text:p>
          </table:table-cell>
        </table:table-row>
        <table:table-row table:style-name="ro1">
          <table:table-cell office:value-type="string" calcext:value-type="string">
            <text:p>GATGGTAGGAATGGTACTACAAATGCTACTAATACCAATAGTAGTAGTTGGGAAAACAT------GGATGGAGAAATAAAAAACT</text:p>
          </table:table-cell>
        </table:table-row>
        <table:table-row table:style-name="ro1">
          <table:table-cell office:value-type="string" calcext:value-type="string">
            <text:p>TGCACTGATAACATTAAGTTGAAGAATGCTACTGAAAATGCTACTGCTACTAAG---------GCCAATAAAGAAGAAATAATAAACT</text:p>
          </table:table-cell>
        </table:table-row>
        <table:table-row table:style-name="ro1">
          <table:table-cell office:value-type="string" calcext:value-type="string">
            <text:p>ACCCCACTCTGTGTCACCTTAAATTGCACTGAT------ACTAATACTAATATCACGGATAGTGATAGTGCAGGAATGAT---------------------GAATT</text:p>
          </table:table-cell>
        </table:table-row>
        <table:table-row table:style-name="ro1">
          <table:table-cell office:value-type="string" calcext:value-type="string">
            <text:p>AATGATACTGATCCCAATGTTACTATTTCCAATAATAGTAGCTGGGAAATGAGGATGGGGAAAGGAGAAATGAAAAACT</text:p>
          </table:table-cell>
        </table:table-row>
        <table:table-row table:style-name="ro1">
          <table:table-cell office:value-type="string" calcext:value-type="string">
            <text:p>ACTTTAAATTGCACTGATTTGAATAAAAATAGTATT--------------CAGAGGAATGCCACTGTAGAGGAACAGAAGGAAATCAG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ATACCAATAGCTCTAATTGTTGGAGGAATGGTAATGACACTGGCTGGGAAAAGATGGAGAAAGGAGACATAAAAAACT</text:p>
          </table:table-cell>
        </table:table-row>
        <table:table-row table:style-name="ro1">
          <table:table-cell office:value-type="string" calcext:value-type="string">
            <text:p>AGTGATGTAAGGAATGATACTACTACTAATACCAATAGTAGCTGGGGAAATACAATGGAGAGAGGAGAAATGAAAAATT</text:p>
          </table:table-cell>
        </table:table-row>
        <table:table-row table:style-name="ro1">
          <table:table-cell office:value-type="string" calcext:value-type="string">
            <text:p>TATAATGGTACTTCTTCCAATAGTACTCATACCAATAATAATTATATTAATGAGACA---GAGAAAGGAGAAATAAAAAACT</text:p>
          </table:table-cell>
        </table:table-row>
        <table:table-row table:style-name="ro1">
          <table:table-cell office:value-type="string" calcext:value-type="string">
            <text:p>ATAAATGGCACTACTAATAAGACCGCTAGTACTATCAGTCCAAAGAGCACTAATATACCAGAAGGGGAAATAAAAAACT</text:p>
          </table:table-cell>
        </table:table-row>
        <table:table-row table:style-name="ro1">
          <table:table-cell office:value-type="string" calcext:value-type="string">
            <text:p>AATGTCACTGGTGCTAATGTTACCACAAATGTCACTGGTGCTAAAGGGGAACAG---ATGGACAAGGAAGAAATACAAAATT</text:p>
          </table:table-cell>
        </table:table-row>
        <table:table-row table:style-name="ro1">
          <table:table-cell office:value-type="string" calcext:value-type="string">
            <text:p>TTAAATTGCATTGATTTGGGGAATACTACTACCAGCAATAGTAGCKTGGCRGG--------GATAGAAAAAGGAGAGGTAAAAAACT</text:p>
          </table:table-cell>
        </table:table-row>
        <table:table-row table:style-name="ro1">
          <table:table-cell office:value-type="string" calcext:value-type="string">
            <text:p>TGTGTTATTTTAAATTGCACTGATTATCGGGGTAATGTTACTATTACCAATAGTAGTAGTAGTA------------------GTGAAGTAAAAAACT</text:p>
          </table:table-cell>
        </table:table-row>
        <table:table-row table:style-name="ro1">
          <table:table-cell office:value-type="string" calcext:value-type="string">
            <text:p>TTGAGGAATGCTACTAATACCACTACTAATACCAATAGTAATTGGGAGAAACCAATGGAGAAAG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TGCACTGATGTTTCGAACAATGCTACCAATATCACTAGTGGTAGCAAGGAAACG---ATGGAGAAAGGAGAAATAAAAAATT</text:p>
          </table:table-cell>
        </table:table-row>
        <table:table-row table:style-name="ro1">
          <table:table-cell office:value-type="string" calcext:value-type="string">
            <text:p>AATTGCACTAATTTGAACAATACTGCTAATATCAGTAGTAATACCAGTAG---TATAACAGAGGGAGGAGAAATGAAAAACT</text:p>
          </table:table-cell>
        </table:table-row>
        <table:table-row table:style-name="ro1">
          <table:table-cell office:value-type="string" calcext:value-type="string">
            <text:p>TTGAGGAATGAGACTAATATAAAGAATGCTACCAATAGTAGTAGTGGGAA---GGTGATGGAGAAAGGAGAAATGAAAAACT</text:p>
          </table:table-cell>
        </table:table-row>
        <table:table-row table:style-name="ro1">
          <table:table-cell office:value-type="string" calcext:value-type="string">
            <text:p>AATTGCACTGACGTTTTGGGGAATAGTACTAATACCAATAGTAGTACTAATACCAATAGTAGTAGTGAA-------ATGAAAAACT</text:p>
          </table:table-cell>
        </table:table-row>
        <table:table-row table:style-name="ro1">
          <table:table-cell office:value-type="string" calcext:value-type="string">
            <text:p>GTTACTTTAAATTGCAGTAATTT---GAATGTTACTTGTAGCAATGGTAGCAATTG---------TATAGAGGAAGGAGAAATGAAAAACT</text:p>
          </table:table-cell>
        </table:table-row>
        <table:table-row table:style-name="ro1">
          <table:table-cell office:value-type="string" calcext:value-type="string">
            <text:p>AATGATACTAATACCAATGTTACTACTTCCAATAATAGTAGCAGGGAAATGAGGATGGAGGAAGGAGAAATGAAAAACT</text:p>
          </table:table-cell>
        </table:table-row>
        <table:table-row table:style-name="ro1">
          <table:table-cell office:value-type="string" calcext:value-type="string">
            <text:p>AATTGCACTGATTTGGGAAATACTACTAATACCAGTAGTAATACCAGTAG---TATAACAGAGGGGGGAGAACTA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GGTACTAATACAAATAGTACTCATACCAATAGTAGTATTARTGGAGGGGAAMRGATGGAGAAAGGAGAAATAAAAAACT</text:p>
          </table:table-cell>
        </table:table-row>
        <table:table-row table:style-name="ro1">
          <table:table-cell office:value-type="string" calcext:value-type="string">
            <text:p>GCATTGAAGACCAATAGTACTACTAGTGATAGTACCAG--TAATGGTACCGTTAGCCCAGCAAGAGAAGAAATGACAAACT</text:p>
          </table:table-cell>
        </table:table-row>
        <table:table-row table:style-name="ro1">
          <table:table-cell office:value-type="string" calcext:value-type="string">
            <text:p>ACTGGCAATGCTACCCTTAACAATACTAGTGCCAATAATACTAGCTGGGGAGCG---ATGGGAACAGGAGAAATAAAAGAGT</text:p>
          </table:table-cell>
        </table:table-row>
        <table:table-row table:style-name="ro1">
          <table:table-cell office:value-type="string" calcext:value-type="string">
            <text:p>AATGTTACTAATGTCACTGATGGGAATAGTACTCAGGTCAGGAATATTAGCTCGGAAATGCAAGGAGAAATAAAAAACT</text:p>
          </table:table-cell>
        </table:table-row>
        <table:table-row table:style-name="ro1">
          <table:table-cell office:value-type="string" calcext:value-type="string">
            <text:p>AATGATACTGATACCAATGTTACTACTTCCAATAATAGTAGCAGGGAAGTGAGGATGGAGAAAGGAGAAATGAGAAACT</text:p>
          </table:table-cell>
        </table:table-row>
        <table:table-row table:style-name="ro1">
          <table:table-cell office:value-type="string" calcext:value-type="string">
            <text:p>TTAAATTGCACTGGAAACTTAACAAATGTCACTGTTAAAAATAATAATAGTG---------CTACTGATGTCACTGGTATGACAAACT</text:p>
          </table:table-cell>
        </table:table-row>
        <table:table-row table:style-name="ro1">
          <table:table-cell office:value-type="string" calcext:value-type="string">
            <text:p>TGCACTGATGAGTTGAGAAATAATACTAGTGGCACTAGCAATAGC---AGCTTGGAATTAGGGAGAGGAGAAATAAAAAATT</text:p>
          </table:table-cell>
        </table:table-row>
        <table:table-row table:style-name="ro1">
          <table:table-cell office:value-type="string" calcext:value-type="string">
            <text:p>ACTCTAAATTGCACAAATATTACTATTAGTACTAATACCACTAAGAATAGTAGTGGGGAAGAAATGACAATG---------------ACAAACT</text:p>
          </table:table-cell>
        </table:table-row>
        <table:table-row table:style-name="ro1">
          <table:table-cell office:value-type="string" calcext:value-type="string">
            <text:p>TTAAATTGCACCGATT---ATAAGGGTACTAATACCAGTACTAATGCTACCAGTAACGGGGGGACG------------GGAGAAATAAAAAACT</text:p>
          </table:table-cell>
        </table:table-row>
        <table:table-row table:style-name="ro1">
          <table:table-cell office:value-type="string" calcext:value-type="string">
            <text:p>AATGCTACTAGTAGTAATAGTAATGCTACTAAGAGTAATAGTAGTGAAGGAATGATAGAGGCAGGAGAAC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TAAATTGCACTGATCTGAAGAATAATGATACCAGGAATAATGGTACTAG------TATGATGGAGAAAGGAGAAGTAAAAAATT</text:p>
          </table:table-cell>
        </table:table-row>
        <table:table-row table:style-name="ro1">
          <table:table-cell office:value-type="string" calcext:value-type="string">
            <text:p>AGTGATGTAAGGAATGATACTACTACTAGTACCAATAGTAGCTGGGAAAATAAAATGGAGAGAGGAGAAATGAAAAATT</text:p>
          </table:table-cell>
        </table:table-row>
        <table:table-row table:style-name="ro1">
          <table:table-cell office:value-type="string" calcext:value-type="string">
            <text:p>TGCACTGACTTGAAGAATGCTACTAATATCACTAATAGTATTGGTATCAATAATAGTAG-CTGGGGAGAAATGACAAACT</text:p>
          </table:table-cell>
        </table:table-row>
        <table:table-row table:style-name="ro1">
          <table:table-cell office:value-type="string" calcext:value-type="string">
            <text:p>AGCAGTCCAATTTTTAATAATAGCAATAATGCTAGTATCAATGGTAATTGGGTAAATATGACTAC---------AGAAATGAAAAACT</text:p>
          </table:table-cell>
        </table:table-row>
        <table:table-row table:style-name="ro1">
          <table:table-cell office:value-type="string" calcext:value-type="string">
            <text:p>ACTGCTACTAATTTGAATACTACTGCTAATGCCACTGGTAATAGC-----ACTGCTACTAATGCCACTGGAGAAATAAAAAACT</text:p>
          </table:table-cell>
        </table:table-row>
        <table:table-row table:style-name="ro1">
          <table:table-cell office:value-type="string" calcext:value-type="string">
            <text:p>GACTACTTAAAGAATGTTACTAATACCACTAATGTTACTAATGCCACTAGTGCTGTTAATGCCACTGG----------TATGACAAACT</text:p>
          </table:table-cell>
        </table:table-row>
        <table:table-row table:style-name="ro1">
          <table:table-cell office:value-type="string" calcext:value-type="string">
            <text:p>TGCACTGATAAATTGGAAAATAATACTAATGCCACTAATAGTAGTTGGGGA---AAAATGGAGGTAGGAGAAATAAAAAACT</text:p>
          </table:table-cell>
        </table:table-row>
        <table:table-row table:style-name="ro1">
          <table:table-cell office:value-type="string" calcext:value-type="string">
            <text:p>ACTTTAAATTGCACTAATT------ATAATACCACGAGTAATAATTCCAGTTGGGGAAAG---ATGGAGGAAGGAGAAATAAAAAACT</text:p>
          </table:table-cell>
        </table:table-row>
        <table:table-row table:style-name="ro1">
          <table:table-cell office:value-type="string" calcext:value-type="string">
            <text:p>AATTGTAGTAATGTGAGGAATGGTACTAATACCAATAGTAGTAGTGGGGGAGTG---ATGGAGGAAGGAGAAATGAAAAACT</text:p>
          </table:table-cell>
        </table:table-row>
        <table:table-row table:style-name="ro1">
          <table:table-cell office:value-type="string" calcext:value-type="string">
            <text:p>ACTAATGTGACATATATTAATACTACTAACACCACTAGTAGTACAGGGGACCCAATAA---AGGGAGAAGGAATGAAAAACT</text:p>
          </table:table-cell>
        </table:table-row>
        <table:table-row table:style-name="ro1">
          <table:table-cell office:value-type="string" calcext:value-type="string">
            <text:p>ACTCATCAGAATGTCTCTAGTTCGAATGTCACGAATACCAATGATAGTCTTGGTAGGATGGC---------AGAAGAAATGAAAAACT</text:p>
          </table:table-cell>
        </table:table-row>
        <table:table-row table:style-name="ro1">
          <table:table-cell office:value-type="string" calcext:value-type="string">
            <text:p>ATCACTAGTGCTGCCACTAATGCCACTGCCAACTCTAATGCCACTAGTTGGACGGATGGAAGAGAAGAAATGAGAAACT</text:p>
          </table:table-cell>
        </table:table-row>
        <table:table-row table:style-name="ro1">
          <table:table-cell office:value-type="string" calcext:value-type="string">
            <text:p>ACCAGTAATAATACCAGTGATACTACTAATACCAGTAGTACTACCAGTAGTATGATAA---GGGAAGGAGAAATAAAAAACT</text:p>
          </table:table-cell>
        </table:table-row>
        <table:table-row table:style-name="ro1">
          <table:table-cell office:value-type="string" calcext:value-type="string">
            <text:p>TTGAGGAATGATACTAATACCACTAGGAATACCACTAGGAATAACGAGACAGTAATAGAGAAAGGAGACATGAAAAACT</text:p>
          </table:table-cell>
        </table:table-row>
        <table:table-row table:style-name="ro1">
          <table:table-cell office:value-type="string" calcext:value-type="string">
            <text:p>ACCCCACTCTGTGTTACCCTAAACTGCACTGAATATAAGGGAAATAATACCAATGTTAATGATACT---------------------------GGAATACAAAACT</text:p>
          </table:table-cell>
        </table:table-row>
        <table:table-row table:style-name="ro1">
          <table:table-cell office:value-type="string" calcext:value-type="string">
            <text:p>GGTGCCAACGTTACTAGGAGTAACGGGGGGAATGCTACTAACACCACTGGCTGGATGGACGGAGGAGAAATAAAAAATT</text:p>
          </table:table-cell>
        </table:table-row>
        <table:table-row table:style-name="ro1">
          <table:table-cell office:value-type="string" calcext:value-type="string">
            <text:p>ACCAATAATACTGATCCCACTAATAGTCCCAACAATAATAGTAGTTGGGAAAGGATGGAGGTAGGAGAAGTAAAAAACT</text:p>
          </table:table-cell>
        </table:table-row>
        <table:table-row table:style-name="ro1">
          <table:table-cell office:value-type="string" calcext:value-type="string">
            <text:p>CTCTGTGTAACTTTACATTGCACTGATTTGAAGAATAATGCTACTAATATCACTAATAGTGG------------------AGAAGAAATAAAAAATT</text:p>
          </table:table-cell>
        </table:table-row>
        <table:table-row table:style-name="ro1">
          <table:table-cell office:value-type="string" calcext:value-type="string">
            <text:p>ACTGATT---ATAATGTTACTAATACTAATAGTACTACTACTAATAGTAGTAACTTGAAAGAGAAGGGAGAAATAAAAAACT</text:p>
          </table:table-cell>
        </table:table-row>
        <table:table-row table:style-name="ro1">
          <table:table-cell office:value-type="string" calcext:value-type="string">
            <text:p>ACTGATGTGTGGGGAAATAGTAATAGTAGCACTAACAGTAGCAGCTGGGATAAGGTA---GAGAAAGGAGAAATAAAAAACT</text:p>
          </table:table-cell>
        </table:table-row>
        <table:table-row table:style-name="ro1">
          <table:table-cell office:value-type="string" calcext:value-type="string">
            <text:p>AATTGCACTGATCTGAGGAATGCTACTAATACCACGAGTAGTAGCGAGAGAACG---ATGGAGGGGGGAGAAATAAAAAAT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GCCACTGCAGAGGAACAGAAGGAAATCAGAAACT</text:p>
          </table:table-cell>
        </table:table-row>
        <table:table-row table:style-name="ro1">
          <table:table-cell office:value-type="string" calcext:value-type="string">
            <text:p>TGTACTGATTATCCAACGAATGATACTAATAGTACTAGTAATAGTAGTAA---CATACTGGAGAAAGAAGAAATAAAGAACT</text:p>
          </table:table-cell>
        </table:table-row>
        <table:table-row table:style-name="ro1">
          <table:table-cell office:value-type="string" calcext:value-type="string">
            <text:p>RATAGTNNNNNNNNNNNNNNNNNNNNNNNNNNNNNNNNNNNNNNNNNNNNNNNNNNNNNNNNNGGAGAAATAAAAAACT</text:p>
          </table:table-cell>
        </table:table-row>
        <table:table-row table:style-name="ro1">
          <table:table-cell office:value-type="string" calcext:value-type="string">
            <text:p>AATGATACCAATACCACTATGAGTACCAATAGGAGTGATGACAATATCACTGTGGAGGAGAGAGGAGAAATAAAAAACT</text:p>
          </table:table-cell>
        </table:table-row>
        <table:table-row table:style-name="ro1">
          <table:table-cell office:value-type="string" calcext:value-type="string">
            <text:p>CCACTCTGTGTTACTTTAAATTGCACTRAGTTGAAGAATAGTACTGATACYAAT---------------------TTGGGAACACAAGAA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TTGCACTGATTTGATGAATACCACTAATACCAATAGTAGTAACGGAGAAATG---ATGGAAAAAGGAGAGATAAAAAACT</text:p>
          </table:table-cell>
        </table:table-row>
        <table:table-row table:style-name="ro1">
          <table:table-cell office:value-type="string" calcext:value-type="string">
            <text:p>GTTACTAATGCCAATAAGACGACTGTCAATACCACCATGAGTAGCGGGGGAAGG---ATGGAGCAAGGAGAAATAAAAAATT</text:p>
          </table:table-cell>
        </table:table-row>
        <table:table-row table:style-name="ro1">
          <table:table-cell office:value-type="string" calcext:value-type="string">
            <text:p>CCACTCTGTGTCACCTTAAATTGCACTGATACTGGTACTAATATCACGGATAGTGATAGTAGTGCAGGAATGAT---------------------GAATT</text:p>
          </table:table-cell>
        </table:table-row>
        <table:table-row table:style-name="ro1">
          <table:table-cell office:value-type="string" calcext:value-type="string">
            <text:p>GATGATTTAAGGAATACCAATACTACTAAGACCAATAGTAGTAGC---ACGGTAGTGATTGAAAAAGGAGAAATAAAAAACT</text:p>
          </table:table-cell>
        </table:table-row>
        <table:table-row table:style-name="ro1">
          <table:table-cell office:value-type="string" calcext:value-type="string">
            <text:p>GATGTAACAGAGAATATTACTAGCACTGAGAACAGCACTAGGAACAGCAACAATACGGGAGAAGTAGTAATGAAAAACT</text:p>
          </table:table-cell>
        </table:table-row>
        <table:table-row table:style-name="ro1">
          <table:table-cell office:value-type="string" calcext:value-type="string">
            <text:p>TCTACTGTTGGGAATAATACTCAGGCCACTAATAATAGTAGTTGGGGACCGATAATGGGGAATGGAGAACTAAAAAATT</text:p>
          </table:table-cell>
        </table:table-row>
        <table:table-row table:style-name="ro1">
          <table:table-cell office:value-type="string" calcext:value-type="string">
            <text:p>ACTAATGTTACCAGTAGTAATGGCAATACGCCCACTGCTAATCCCACTAATATTAGTGTGGAAGCAGACATGAGAAACT</text:p>
          </table:table-cell>
        </table:table-row>
        <table:table-row table:style-name="ro1">
          <table:table-cell office:value-type="string" calcext:value-type="string">
            <text:p>ACCCCACTCTGTGTCACCTTAAACTGCACTGAT------ACTGCTACTAATACCACAGATAGT------------------GATAATGCAGGAATGATGAATT</text:p>
          </table:table-cell>
        </table:table-row>
        <table:table-row table:style-name="ro1">
          <table:table-cell office:value-type="string" calcext:value-type="string">
            <text:p>TACAATGCGACTAGTACCAATGGGACTACTACTAGTAGTCCTACTACTAGTAATGTAGAGGAAGGAGAAATGAAAAACT</text:p>
          </table:table-cell>
        </table:table-row>
        <table:table-row table:style-name="ro1">
          <table:table-cell office:value-type="string" calcext:value-type="string">
            <text:p>ACTAATACCACTAGTAGCAATACTACTAATACCAATAGTAGCAGCTGGGGAACG---ATGGAGGGAGGAGAAGTAAAAAACT</text:p>
          </table:table-cell>
        </table:table-row>
        <table:table-row table:style-name="ro1">
          <table:table-cell office:value-type="string" calcext:value-type="string">
            <text:p>ATCAATGCCACTAGTAACAATAATAATAGTACTGCTACCCCTAGTATTAGCAATGGCACAATAGGAGAAATAAAAAATT</text:p>
          </table:table-cell>
        </table:table-row>
        <table:table-row table:style-name="ro1">
          <table:table-cell office:value-type="string" calcext:value-type="string">
            <text:p>GGGAGTAATACTACTGCCAATTGTAATACCACTAGTAGTAATGCCAATAGGACGATAGAGGGAGGAGAAATGAAAAAC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CTAATGTTAATGGTACTAATTGTAAGAATGGTACTGATTGTAAGAATGGTACTGGAATGGAGGGAGTAATGAAAAACT</text:p>
          </table:table-cell>
        </table:table-row>
        <table:table-row table:style-name="ro1">
          <table:table-cell office:value-type="string" calcext:value-type="string">
            <text:p>GATGTGAATAAGAATGTGACCTCTAATAATATGACCGAGCCTAATAGTGGTTGGGACGTCAAAGAGGACATGAAAAATT</text:p>
          </table:table-cell>
        </table:table-row>
        <table:table-row table:style-name="ro1">
          <table:table-cell office:value-type="string" calcext:value-type="string">
            <text:p>GGGAATACTACTAATATCACTAGTACTAATATCACTAGTATGAGTGAGGGAATG---ATGGAAAAAGGAGAAATAAAAAACT</text:p>
          </table:table-cell>
        </table:table-row>
        <table:table-row table:style-name="ro1">
          <table:table-cell office:value-type="string" calcext:value-type="string">
            <text:p>GTTATTCTAAATTGCACT---------AATGCTAACAATACCAATAATAGTAACAGTAG---CACAGCAGAGGGAGGAGAAATAAAAAACT</text:p>
          </table:table-cell>
        </table:table-row>
        <table:table-row table:style-name="ro1">
          <table:table-cell office:value-type="string" calcext:value-type="string">
            <text:p>AAGGATGGGAATACTACTTTGAATACTACTAAAAGTAGTAGTAGCTGGGAAAGGGTGGAGGTAGGAGAAATAAAAAACT</text:p>
          </table:table-cell>
        </table:table-row>
        <table:table-row table:style-name="ro1">
          <table:table-cell office:value-type="string" calcext:value-type="string">
            <text:p>AATACCAGTAAATTGAAGAGTAATACTACTAACACTAATAGTAGCGGGGGAACGGTA---GAGGAAGAAGAAATGAAAAATT</text:p>
          </table:table-cell>
        </table:table-row>
        <table:table-row table:style-name="ro1">
          <table:table-cell office:value-type="string" calcext:value-type="string">
            <text:p>GGGACTTATAATGGGACTGCTACTAATAGTAGCACTAATAGTAGCACTGATAGCAGTGGGGGGGAAGAAATGAAAAACT</text:p>
          </table:table-cell>
        </table:table-row>
        <table:table-row table:style-name="ro1">
          <table:table-cell office:value-type="string" calcext:value-type="string">
            <text:p>AATACCAGTTGTAATACCAATAGTACTGATGCCAGTAGTAATACCAATAGTACAACAGAGGGAGGAGAAATAAAAAACT</text:p>
          </table:table-cell>
        </table:table-row>
        <table:table-row table:style-name="ro1">
          <table:table-cell office:value-type="string" calcext:value-type="string">
            <text:p>GTTACTTTAAATTGCACTGATAATTTGAACAATAATACTTATGGTAATAG---------------AACAATAGAGAGAGGAGAAGTAAAAAATT</text:p>
          </table:table-cell>
        </table:table-row>
        <table:table-row table:style-name="ro1">
          <table:table-cell office:value-type="string" calcext:value-type="string">
            <text:p>TTAAATTGCACTGATTATAAAAAGAATTCAACGAGCAATAATGCCACTAGTAGTCCAACA------GACTCAGACATGAAAAACT</text:p>
          </table:table-cell>
        </table:table-row>
        <table:table-row table:style-name="ro1">
          <table:table-cell office:value-type="string" calcext:value-type="string">
            <text:p>AATGTAACTGGTATTAATAAGACTAGTCAGATTACCAATAACAGTAGTCAGGGATCAGAACTAGGAGAGATAAAAAACT</text:p>
          </table:table-cell>
        </table:table-row>
        <table:table-row table:style-name="ro1">
          <table:table-cell office:value-type="string" calcext:value-type="string">
            <text:p>TGGAATGCCAATAGTACTGTGAATGCTACTAATACTAATAATAGTACAGGGAA------AATAGAAACAGGAGAAATAAAAAACT</text:p>
          </table:table-cell>
        </table:table-row>
        <table:table-row table:style-name="ro1">
          <table:table-cell office:value-type="string" calcext:value-type="string">
            <text:p>AATTGCATTGAT---ATTAATACTAATGGCACTAATAGCACTAACAGCTGGGATAAAGTAGAGAGAGGAGAAATAAAAAACT</text:p>
          </table:table-cell>
        </table:table-row>
        <table:table-row table:style-name="ro1">
          <table:table-cell office:value-type="string" calcext:value-type="string">
            <text:p>AGTAATGATACTACTCCCACTAATAGGAATGAAACCGGTTATAATAGTAGCATAGTGGAGGGACAAGAAATGAAAAACT</text:p>
          </table:table-cell>
        </table:table-row>
        <table:table-row table:style-name="ro1">
          <table:table-cell office:value-type="string" calcext:value-type="string">
            <text:p>AATTGCACTGATTATTCGAAGAATACCACTTCGAAGAATACCACTGTGAATAATACCAAT----AAAGGAGAAATGAAAAACT</text:p>
          </table:table-cell>
        </table:table-row>
        <table:table-row table:style-name="ro1">
          <table:table-cell office:value-type="string" calcext:value-type="string">
            <text:p>GCTACCACCAGTGGTATCAATACTACTGTCAGTACTGCTAATACTACTACCCATGGTATTAACAAGGACATGAAAAACT</text:p>
          </table:table-cell>
        </table:table-row>
        <table:table-row table:style-name="ro1">
          <table:table-cell office:value-type="string" calcext:value-type="string">
            <text:p>AATAGTAGTAGTGTGAGCAATAGTACTAGTGCCACTAATAGTAGTGGGGTGACCAATACTACTAAAGAAATGAAAAAAT</text:p>
          </table:table-cell>
        </table:table-row>
        <table:table-row table:style-name="ro1">
          <table:table-cell office:value-type="string" calcext:value-type="string">
            <text:p>TGTGTTACTTTAAATTGCACTCATAATGTGACGGCTACTAATGGCACTATTAGTAGCGG---------------GGAAGGAGAATTGAAAAACT</text:p>
          </table:table-cell>
        </table:table-row>
        <table:table-row table:style-name="ro1">
          <table:table-cell office:value-type="string" calcext:value-type="string">
            <text:p>ACCCCACTCTGTGTCACCTTAAATTGCACTGAT------ACTGATACTAATAGAACAGATAGTGATGGTGCAGGAATGAT---------------------GAATT</text:p>
          </table:table-cell>
        </table:table-row>
        <table:table-row table:style-name="ro1">
          <table:table-cell office:value-type="string" calcext:value-type="string">
            <text:p>AACAGTACTTCGAATAATACTGATAACAGTACTACGAATGTTACTGTAAGTAAAGAGATGCAAGGAGAAATAAAAAGAT</text:p>
          </table:table-cell>
        </table:table-row>
        <table:table-row table:style-name="ro1">
          <table:table-cell office:value-type="string" calcext:value-type="string">
            <text:p>ACGAACTGGAAGGCTAATTCCACTTCCAACATCACTAGTAGTAGCTGGGACAGGATA---GAGAATGGAGAAATAAAAAACT</text:p>
          </table:table-cell>
        </table:table-row>
        <table:table-row table:style-name="ro1">
          <table:table-cell office:value-type="string" calcext:value-type="string">
            <text:p>TGCACTGATGTGACGAATGGAACTTCTGCTAATAAGGGGAGTGATGGACTAATAGAGGAGCCAGGAGAAATAAAAAACT</text:p>
          </table:table-cell>
        </table:table-row>
        <table:table-row table:style-name="ro1">
          <table:table-cell office:value-type="string" calcext:value-type="string">
            <text:p>TGTGTTACTTTAAATTGCACTAATGAATTGAAGAATAGTACTAATGCCACTATTAACAATG------------------AGGGAGAAATAAAGAACT</text:p>
          </table:table-cell>
        </table:table-row>
        <table:table-row table:style-name="ro1">
          <table:table-cell office:value-type="string" calcext:value-type="string">
            <text:p>AGTAGAAATGCCACTGCTGWAAGTAAAAATACCACTAGTGTAAATAATACTATTAAGGAGGATGGAGACATGAAAAACT</text:p>
          </table:table-cell>
        </table:table-row>
        <table:table-row table:style-name="ro1">
          <table:table-cell office:value-type="string" calcext:value-type="string">
            <text:p>CT---CAATGGTACTAAGACCAATAATAGTAGTGTTAGTAACAGTAGCATAGGGGAAGAAATGAAAACAGAGATAAAAAACT</text:p>
          </table:table-cell>
        </table:table-row>
        <table:table-row table:style-name="ro1">
          <table:table-cell office:value-type="string" calcext:value-type="string">
            <text:p>ACTAATGTGACATATATTAATACTACTAACACCACTAGTAGTACAGGGGACCCAATAA---AGGGAGAAGGAATGAAAAACT</text:p>
          </table:table-cell>
        </table:table-row>
        <table:table-row table:style-name="ro1">
          <table:table-cell office:value-type="string" calcext:value-type="string">
            <text:p>AATAGTACTAGTCCTAAGAATACTACTGATTATAACAATAGTACTGAGTTACCAATGGATAAAGGAGAAATACAAAACT</text:p>
          </table:table-cell>
        </table:table-row>
        <table:table-row table:style-name="ro1">
          <table:table-cell office:value-type="string" calcext:value-type="string">
            <text:p>AAAAATACCACTTGTGCAGAATTCAAAAATACCACTTGTCCTCCTATCAATGATAGTATCAGG------------------GAAGAAGTAAAAAATT</text:p>
          </table:table-cell>
        </table:table-row>
        <table:table-row table:style-name="ro1">
          <table:table-cell office:value-type="string" calcext:value-type="string">
            <text:p>CCATGTGTGAAACTAACCCCACTCTGTGTTACTTTAAATTGTACTACTCC---------TACTAGT------------------------------GGGAGGCAAGAAGTGAAAAACT</text:p>
          </table:table-cell>
        </table:table-row>
        <table:table-row table:style-name="ro1">
          <table:table-cell office:value-type="string" calcext:value-type="string">
            <text:p>TTAAATTGCCATGATGT---GAATGTAACTCATCCCAATAGTAGCAATGAGGAAATG---CTGGAGAAAGGAGAAATAAAAAACT</text:p>
          </table:table-cell>
        </table:table-row>
        <table:table-row table:style-name="ro1">
          <table:table-cell office:value-type="string" calcext:value-type="string">
            <text:p>AATTGCACTGATTTGGCTATAACCAAGAAGAATGGGACTAATACCACTAAC---------------CTAGAGATGGAAGGTGAAATAAAAAACT</text:p>
          </table:table-cell>
        </table:table-row>
        <table:table-row table:style-name="ro1">
          <table:table-cell office:value-type="string" calcext:value-type="string">
            <text:p>TGTGTTGCCTTAAATTGCACGGATGATTTGATTACTGCCAATGGTACAAAGAATGGTA------------------CGTTGGGAGACATGAAAAACT</text:p>
          </table:table-cell>
        </table:table-row>
        <table:table-row table:style-name="ro1">
          <table:table-cell office:value-type="string" calcext:value-type="string">
            <text:p>GTTACTCTAAATTGTAC------------TAATGTTACTACTAATAGTAGTCATGTAGAAGGACCAACGGAGAAAGGAGAGATGAAAAATT</text:p>
          </table:table-cell>
        </table:table-row>
        <table:table-row table:style-name="ro1">
          <table:table-cell office:value-type="string" calcext:value-type="string">
            <text:p>TTAACCCCACTCTGTGTCACCTTAAATTGCACTGAT------ACTAATACTAATATCACGGATAATAGTGCAGGAATGAT---------------------GAATT</text:p>
          </table:table-cell>
        </table:table-row>
        <table:table-row table:style-name="ro1">
          <table:table-cell office:value-type="string" calcext:value-type="string">
            <text:p>GATTTTGGTGGGAAGAATGGTACTACTAATACCACTGATAGTGGCGGGAAAATAGTGGATACAGGAGAAATAAAAAATT</text:p>
          </table:table-cell>
        </table:table-row>
        <table:table-row table:style-name="ro1">
          <table:table-cell office:value-type="string" calcext:value-type="string">
            <text:p>TTAAATTGTACTGATTTAAGTACTAATGCTAATACCACTATTAGTGAAAATAGTACTAT------GAGAGGAGAAATAAAAAACT</text:p>
          </table:table-cell>
        </table:table-row>
        <table:table-row table:style-name="ro1">
          <table:table-cell office:value-type="string" calcext:value-type="string">
            <text:p>CCTATCAATAGTAGTAGTGTTGACAATAATAGTGTTGCCAGCAATATTAGTGAGGAAAT---------GAAAACAGAAATAAAAAACT</text:p>
          </table:table-cell>
        </table:table-row>
        <table:table-row table:style-name="ro1">
          <table:table-cell office:value-type="string" calcext:value-type="string">
            <text:p>AATTGCACTGATTTGGAAAATAGAACTAATAGTGGTAATAATACC-----ACTGATGGTAGCTGGGAAGGAGAAATGAAAAATT</text:p>
          </table:table-cell>
        </table:table-row>
        <table:table-row table:style-name="ro1">
          <table:table-cell office:value-type="string" calcext:value-type="string">
            <text:p>AATACTAGTGCTAATACCTTTAGTAGTCCTCTTACCAATGATAGCAGGTGGGAAGATATGAAGGAAGAAATAAAAAACT</text:p>
          </table:table-cell>
        </table:table-row>
        <table:table-row table:style-name="ro1">
          <table:table-cell office:value-type="string" calcext:value-type="string">
            <text:p>AATCCTAAGCCCACTAATACTAATGCCAATAATACTGGTGCCACTATTAATAGCACAGGACAGGGAAAAATAAAAAACT</text:p>
          </table:table-cell>
        </table:table-row>
        <table:table-row table:style-name="ro1">
          <table:table-cell office:value-type="string" calcext:value-type="string">
            <text:p>ACTGATTGGAAGAATGATACTACCAAAAACACCACTAGTAGCAGCAAAGGAACG---TTGGAGGGAGGAGAAGTAAAAAATT</text:p>
          </table:table-cell>
        </table:table-row>
        <table:table-row table:style-name="ro1">
          <table:table-cell office:value-type="string" calcext:value-type="string">
            <text:p>TATAATACCACTAACAATGCCACAATGGCTACTAATACCACTAGTAGTAGTGAGGAAAT---------GAGAGGAGAAATAAAGAACT</text:p>
          </table:table-cell>
        </table:table-row>
        <table:table-row table:style-name="ro1">
          <table:table-cell office:value-type="string" calcext:value-type="string">
            <text:p>AATTTGAATGCTACTAATAATACTACTGATACCAGTAATAATACCATTAGTATGATA---GAGGAAGGAGAAATAAAAAACT</text:p>
          </table:table-cell>
        </table:table-row>
        <table:table-row table:style-name="ro1">
          <table:table-cell office:value-type="string" calcext:value-type="string">
            <text:p>AAT---GCCACTGATACTAGTGCCAATAAGGCCACTAAAAATACTACAAGTGGGGGAGGGATA------AAAGAAGAAATGAAAAATT</text:p>
          </table:table-cell>
        </table:table-row>
        <table:table-row table:style-name="ro1">
          <table:table-cell office:value-type="string" calcext:value-type="string">
            <text:p>GATCAAAGCCTAAAGCCATGTGTAAAATTAACCCCACTCTGTGTTGCTTTAAATTGCACTGATTT------------------------------------------------------AGAAATGAAAAACT</text:p>
          </table:table-cell>
        </table:table-row>
        <table:table-row table:style-name="ro1">
          <table:table-cell office:value-type="string" calcext:value-type="string">
            <text:p>TTAACTTGCACTGATAAGTTGGATAATGATACCGATACTAATACTACT---------TTGAAAAATTTAGAAGGGGAAGTAAAAAACT</text:p>
          </table:table-cell>
        </table:table-row>
        <table:table-row table:style-name="ro1">
          <table:table-cell office:value-type="string" calcext:value-type="string">
            <text:p>GTCACTACACCCGCTCCTTCCAGTACCAGTACTCCCAATAATAGTAGCTTGAGAATGGAGAGAGGAGAAATAAAAAACT</text:p>
          </table:table-cell>
        </table:table-row>
        <table:table-row table:style-name="ro1">
          <table:table-cell office:value-type="string" calcext:value-type="string">
            <text:p>TATGCCAATACCACTTATGCCACTAAAGCCAATAATAGTAGCGAGAAAAGGATGATAGAGGTAGAAGAAATAAAAAACT</text:p>
          </table:table-cell>
        </table:table-row>
        <table:table-row table:style-name="ro1">
          <table:table-cell office:value-type="string" calcext:value-type="string">
            <text:p>GTCACTTTAAATTGCACTGAGTTGAATAATAC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AGAATGCGAGTAGCTGGGAAACGATGCAGCAGAATATGAGTAGCTGGGAAAGG---ATGGAGAGAGGCGAAATAAAAAACT</text:p>
          </table:table-cell>
        </table:table-row>
        <table:table-row table:style-name="ro1">
          <table:table-cell office:value-type="string" calcext:value-type="string">
            <text:p>AGAAATACCACTTGCGATGCCACGACTTGCAATGCCACGAGTAATATTCCTAATATGGACAAAGGAGAAATAAAAAATT</text:p>
          </table:table-cell>
        </table:table-row>
        <table:table-row table:style-name="ro1">
          <table:table-cell office:value-type="string" calcext:value-type="string">
            <text:p>ACTAGTAGTATTAATGGGAATGATACTAGTAGTACTAATAGTAGCTTGAAA---ATAAAAGAGAAAGAAGAAATAAAAAACT</text:p>
          </table:table-cell>
        </table:table-row>
        <table:table-row table:style-name="ro1">
          <table:table-cell office:value-type="string" calcext:value-type="string">
            <text:p>GTTAATATTACCAATATTATCAATAACACTATTGCTAAAAATAATAGTTTAAGAATGGAAACAGGAGACATAAAAAACT</text:p>
          </table:table-cell>
        </table:table-row>
        <table:table-row table:style-name="ro1">
          <table:table-cell office:value-type="string" calcext:value-type="string">
            <text:p>AATTGCACTAATTTGGAGAATACTAATAATACCAGTAGTAATACCAGTAGTGTGACA---GAGGGAGGAGAAATAAAAAACT</text:p>
          </table:table-cell>
        </table:table-row>
        <table:table-row table:style-name="ro1">
          <table:table-cell office:value-type="string" calcext:value-type="string">
            <text:p>ACTAACTTAAATAATACCAAGACCAATGATACCAATGCCGATAATACTAATAAG---------GTGGAGACAGGAGACATGAAAAATT</text:p>
          </table:table-cell>
        </table:table-row>
        <table:table-row table:style-name="ro1">
          <table:table-cell office:value-type="string" calcext:value-type="string">
            <text:p>AATAATACAGCTAATAGTACCAGTAATACCAGTAATACCAGTAGTATCCTGGAAATGAAGGAAAGAGAAATAAAAAACT</text:p>
          </table:table-cell>
        </table:table-row>
        <table:table-row table:style-name="ro1">
          <table:table-cell office:value-type="string" calcext:value-type="string">
            <text:p>GTTACTTTAAATTGCACTGATTATTACAAGAGTAATAGCACCACTAATGGTAGCAG------------GGAGATAGGAGAAGTGAAAAATT</text:p>
          </table:table-cell>
        </table:table-row>
        <table:table-row table:style-name="ro1">
          <table:table-cell office:value-type="string" calcext:value-type="string">
            <text:p>GGGACTGCTACTGATAGTAGCACTAATAGTGGCACTGTTAGTAGCGGGGAAACAATAA---AGGGGGAAGAAATGAAAAACT</text:p>
          </table:table-cell>
        </table:table-row>
        <table:table-row table:style-name="ro1">
          <table:table-cell office:value-type="string" calcext:value-type="string">
            <text:p>GTCACTTTAAATTGCACTGAGTTGAATAATAATAGTACCACTACCACTAATAGTAGCGAGGGAA---------------AGGAAATGAAGAACT</text:p>
          </table:table-cell>
        </table:table-row>
        <table:table-row table:style-name="ro1">
          <table:table-cell office:value-type="string" calcext:value-type="string">
            <text:p>AGTACTACTAATAGCACTAGTACTACTAATAGCACTAGTGGTGGTGAGGAAAGG---ATGGAGAAAGAAGAAATAAAAAACT</text:p>
          </table:table-cell>
        </table:table-row>
        <table:table-row table:style-name="ro1">
          <table:table-cell office:value-type="string" calcext:value-type="string">
            <text:p>AATTGCACTAATTTAAAGAATACTACTAGTACCATGAGTAATACCAATGG---TACAACAGAGGGAGGAGAAATGAAAAACT</text:p>
          </table:table-cell>
        </table:table-row>
        <table:table-row table:style-name="ro1">
          <table:table-cell office:value-type="string" calcext:value-type="string">
            <text:p>AATGCCAAAGGTACCAATGTCACTGACAACGGCACTAGTACTCCTTCTCCTACCATGGAGACAGGAGAACTAAAAAACT</text:p>
          </table:table-cell>
        </table:table-row>
        <table:table-row table:style-name="ro1">
          <table:table-cell office:value-type="string" calcext:value-type="string">
            <text:p>AAGAATGACACTACCAACACTGCTAACAACACCACTAGTAGCAGCGAGGGAACG---TTGGAGGGAGGAGAAGTAAAAAATT</text:p>
          </table:table-cell>
        </table:table-row>
        <table:table-row table:style-name="ro1">
          <table:table-cell office:value-type="string" calcext:value-type="string">
            <text:p>ACTTTAAATTGCACTGATTTGAATAAAAATAGTACT--------------CAGGGGAATACCACTGTAGAGGAACAGAAGGAAATCAGAAACT</text:p>
          </table:table-cell>
        </table:table-row>
        <table:table-row table:style-name="ro1">
          <table:table-cell office:value-type="string" calcext:value-type="string">
            <text:p>AAACTAATAGTACTTTAAAAAATGAAACTAATAGTAATAATGCGACTATGGAAGATGGAGAGAGGAGAAATAAAAAACT</text:p>
          </table:table-cell>
        </table:table-row>
        <table:table-row table:style-name="ro1">
          <table:table-cell office:value-type="string" calcext:value-type="string">
            <text:p>GTTACTATGCATTGCAAGAATTTGGAAACCAA---TAATACCAATAATAGTACTGCAGAACCGATAACG---------GAAATAAAAAACT</text:p>
          </table:table-cell>
        </table:table-row>
        <table:table-row table:style-name="ro1">
          <table:table-cell office:value-type="string" calcext:value-type="string">
            <text:p>AATGAGACTGATACCAATGTTACTGCTTCCAATAATAGTAGCTGGGAAATGAAGATGAAAGAAGGAGAAATGAAAAACT</text:p>
          </table:table-cell>
        </table:table-row>
        <table:table-row table:style-name="ro1">
          <table:table-cell office:value-type="string" calcext:value-type="string">
            <text:p>AACTTCAATTATACTAAGAATTATACTAAGACCCATCAGAATGAT---AGTCTAAAGATGGAGATAGGAGAAATAAAAAACT</text:p>
          </table:table-cell>
        </table:table-row>
        <table:table-row table:style-name="ro1">
          <table:table-cell office:value-type="string" calcext:value-type="string">
            <text:p>AATTGTAGTGATTGGAAGAGTAATACTACTACCAATAGTAGTAGTGTGGAAATGATAA---AGGAGGGAGAAATAAAAAACT</text:p>
          </table:table-cell>
        </table:table-row>
        <table:table-row table:style-name="ro1">
          <table:table-cell office:value-type="string" calcext:value-type="string">
            <text:p>AAATTAACTCCACTCTGTGTTACTTTAAATTGCACTGATTATCAGAATAATAC------------------------------AATAGAGAAGGGAGAAATAAAAAACT</text:p>
          </table:table-cell>
        </table:table-row>
        <table:table-row table:style-name="ro1">
          <table:table-cell office:value-type="string" calcext:value-type="string">
            <text:p>AATTGCACTGATGAAGTGAAGAATCTTAATGACACCAATAATAGTAGT------ACTAGTTGGGATAAAGGAGAAGTAAAAAACT</text:p>
          </table:table-cell>
        </table:table-row>
        <table:table-row table:style-name="ro1">
          <table:table-cell office:value-type="string" calcext:value-type="string">
            <text:p>AATTGTACTGATTTGGGGAATGATACCAATACTAACAATAGTAGTTGGGAACGG---ATGGAGAAAGGAGAAATAAAAAACT</text:p>
          </table:table-cell>
        </table:table-row>
        <table:table-row table:style-name="ro1">
          <table:table-cell office:value-type="string" calcext:value-type="string">
            <text:p>GAGACTGCTACTAATAGTAGCATTAATAGTAGCACTGTTAGTAGCGGGGAAATGATGAAGGGGGAAGAAATGAAAAATT</text:p>
          </table:table-cell>
        </table:table-row>
        <table:table-row table:style-name="ro1">
          <table:table-cell office:value-type="string" calcext:value-type="string">
            <text:p>TTGAATACTACCATTATTACCAATACTAGTACCAATAATAGTACTTGGGAAGGG---TTGGGGAAAGGAGAAATAAAAAACT</text:p>
          </table:table-cell>
        </table:table-row>
        <table:table-row table:style-name="ro1">
          <table:table-cell office:value-type="string" calcext:value-type="string">
            <text:p>AACAATAGTACTGCTACTAACAATACTACTAATAATAGTACAGAGAAAATGGAGATGGACAAAGGAGAAATGAAAAACT</text:p>
          </table:table-cell>
        </table:table-row>
        <table:table-row table:style-name="ro1">
          <table:table-cell office:value-type="string" calcext:value-type="string">
            <text:p>TGTGTTACTTTAAACTGCACTGACTTGGGAAATGGTACTAGTA---------------GTGGAGAAAATATAGAGAAAGGGGAAATGAAAAACT</text:p>
          </table:table-cell>
        </table:table-row>
        <table:table-row table:style-name="ro1">
          <table:table-cell office:value-type="string" calcext:value-type="string">
            <text:p>ACTAGTGATAAAGCCAATACTAGTAGTGCCACTAGTGGCCCTAGTGGTAATAGTAGTATGAT---------AGGAGAAATGAGAAACT</text:p>
          </table:table-cell>
        </table:table-row>
        <table:table-row table:style-name="ro1">
          <table:table-cell office:value-type="string" calcext:value-type="string">
            <text:p>GTTACTTTAAATTGCACTGATAAATTGAGTAAGAATAATACTG-----------TGGGAAATGATAAT-AATAAGGGAGAAATAAAAAACT</text:p>
          </table:table-cell>
        </table:table-row>
        <table:table-row table:style-name="ro1">
          <table:table-cell office:value-type="string" calcext:value-type="string">
            <text:p>AACACTGGTAATAACACTGGTAATAACACTGGTAATAATAATACTAGTATCAAGGATGATAGTAAAGACTTCACAAACT</text:p>
          </table:table-cell>
        </table:table-row>
        <table:table-row table:style-name="ro1">
          <table:table-cell office:value-type="string" calcext:value-type="string">
            <text:p>TGCACTAATGATTTGAAGAATACTACTAATACCACTAATAATAGTTGGGAAAAG---ATGGAGACAGGAGAAATAAAAAACT</text:p>
          </table:table-cell>
        </table:table-row>
        <table:table-row table:style-name="ro1">
          <table:table-cell office:value-type="string" calcext:value-type="string">
            <text:p>GTGACTAATTTGAAGAATGAGACTAATACCAATAGTAGTAGTGGAGGGGAAAAGATGGAGGAGGGAGAAATGAAAAACT</text:p>
          </table:table-cell>
        </table:table-row>
        <table:table-row table:style-name="ro1">
          <table:table-cell office:value-type="string" calcext:value-type="string">
            <text:p>GACGTGAGTGACCCTAATGCCACTAATACCAATAGTGGTAGCGGGGAACTGAAGGGGGAAAAAGGGGAGATGAAAAACT</text:p>
          </table:table-cell>
        </table:table-row>
        <table:table-row table:style-name="ro1">
          <table:table-cell office:value-type="string" calcext:value-type="string">
            <text:p>TGCACTGACTTCAGTAGGAATGATACTAATACCAATAATAGTAGTGGGGAAAAG---ATGGAGAAAGGAGAAATAAAAAATT</text:p>
          </table:table-cell>
        </table:table-row>
        <table:table-row table:style-name="ro1">
          <table:table-cell office:value-type="string" calcext:value-type="string">
            <text:p>TTAACCCCACTCTGTGTCACTTTAAATTGCTCTGATTTGA------AKTTGAATACCACTGGTCTTAG---------------------GGRAAAGATGACAAACT</text:p>
          </table:table-cell>
        </table:table-row>
        <table:table-row table:style-name="ro1">
          <table:table-cell office:value-type="string" calcext:value-type="string">
            <text:p>AATTGCACTAATTTGGGGAATACTACTAATACCAGTAGTAATGCCAGTAGTATGATA---GAGGGAGGAGAAATAAAAAACT</text:p>
          </table:table-cell>
        </table:table-row>
        <table:table-row table:style-name="ro1">
          <table:table-cell office:value-type="string" calcext:value-type="string">
            <text:p>GTTACTTTAAATTGCACTGATTGGACGAATGCTAATAGTACCAATGCCACTGTTAGTAAAAT------------AGAGGAAGTAAAAAACT</text:p>
          </table:table-cell>
        </table:table-row>
        <table:table-row table:style-name="ro1">
          <table:table-cell office:value-type="string" calcext:value-type="string">
            <text:p>TTGAATAAAAATGCCACTAACAATAGTACCACTGCTTCTACTAACAATAATAGGAAATGGAAAGCGAAAAAGAAAATCA</text:p>
          </table:table-cell>
        </table:table-row>
        <table:table-row table:style-name="ro1">
          <table:table-cell office:value-type="string" calcext:value-type="string">
            <text:p>ACCCCACTCTGTGTTACTTTAAATTGTATTGATGCCAATAAGACTGTTGACAATGCCACTAG------------------------AGGAGAAATAAAAAACT</text:p>
          </table:table-cell>
        </table:table-row>
        <table:table-row table:style-name="ro1">
          <table:table-cell office:value-type="string" calcext:value-type="string">
            <text:p>ACCACAGCCAATAATAGTAGTTCAGTAAAAACCACAGCCAATAATATTAGTTTAGGAGAAGAAGGAGACATGAAAAACT</text:p>
          </table:table-cell>
        </table:table-row>
        <table:table-row table:style-name="ro1">
          <table:table-cell office:value-type="string" calcext:value-type="string">
            <text:p>ACTAATT---ATAATGGTACTACAGACAAGAAGGGGAATACTACTACTGTGAGCAGCAATTTGAT---------AGGAGAAATGAAAAACT</text:p>
          </table:table-cell>
        </table:table-row>
        <table:table-row table:style-name="ro1">
          <table:table-cell office:value-type="string" calcext:value-type="string">
            <text:p>AATGGTACTAATGGTACTAATACCACACCCACTAGTGATACTAATGCCACTATTAGTGAGAAAGGAGAATTAAAAAACT</text:p>
          </table:table-cell>
        </table:table-row>
        <table:table-row table:style-name="ro1">
          <table:table-cell office:value-type="string" calcext:value-type="string">
            <text:p>CCATTATGTGTTACTTTAAATTGCACCAATATTACTAGTGCTAACAGTACCACT-----------GAAAATTCTAGT----------GAAATGAAAAACT</text:p>
          </table:table-cell>
        </table:table-row>
        <table:table-row table:style-name="ro1">
          <table:table-cell office:value-type="string" calcext:value-type="string">
            <text:p>ATTAAGAATACAACTAGTGCTGATAATAATTCTACTAATAGTAATAAGACAGTGGAGGAGGATGGAGAAATGAAAAACT</text:p>
          </table:table-cell>
        </table:table-row>
        <table:table-row table:style-name="ro1">
          <table:table-cell office:value-type="string" calcext:value-type="string">
            <text:p>ACTTTAAATTGCTCTGATGTTAAGAATAGCACTAATAATAATGCCACTGG---------GGTGATGGACAACGGGGAAATGAAGAACT</text:p>
          </table:table-cell>
        </table:table-row>
        <table:table-row table:style-name="ro1">
          <table:table-cell office:value-type="string" calcext:value-type="string">
            <text:p>TGCACTGACTGGGGAAATGATACTAAGATCAGTAATAGTAACGAGAAATTGAGGATGGAAAAAGGAGAAATAAAAAACT</text:p>
          </table:table-cell>
        </table:table-row>
        <table:table-row table:style-name="ro1">
          <table:table-cell office:value-type="string" calcext:value-type="string">
            <text:p>GGCACTAATGCTGTGAATGGCGCTAATGCCAATAATAATAGAGAGGAACTGAAGATGGAAAAAGGGGAAATGAAAAACT</text:p>
          </table:table-cell>
        </table:table-row>
        <table:table-row table:style-name="ro1">
          <table:table-cell office:value-type="string" calcext:value-type="string">
            <text:p>TGCACTGACTGGGA---------TAAAACGAATTGCACTAATGGGGGAGATATTACTGCTAATGAGGAAAAAGGAGAACTAAAAAATT</text:p>
          </table:table-cell>
        </table:table-row>
        <table:table-row table:style-name="ro1">
          <table:table-cell office:value-type="string" calcext:value-type="string">
            <text:p>AATGTCACTGATGCTAATGTTACCACAAATGTCACTGGTGCTAAAGGGGAACAG---ATGGACAAGGGAGAAATACAAAATT</text:p>
          </table:table-cell>
        </table:table-row>
        <table:table-row table:style-name="ro1">
          <table:table-cell office:value-type="string" calcext:value-type="string">
            <text:p>TCCCCAAATGTCACTGGTGCTAATGTTACCACAAATGTCACTGGTGCTAGAAGG---------ATGGACAAGGGAGAAATACAAAATT</text:p>
          </table:table-cell>
        </table:table-row>
        <table:table-row table:style-name="ro1">
          <table:table-cell office:value-type="string" calcext:value-type="string">
            <text:p>ACCCCACTCTGTGTCACCTTAAACTGCACTGAT------ACTGCTACTAATACCACAGATAGT------------------GATAATGCAGGAATGATGAATT</text:p>
          </table:table-cell>
        </table:table-row>
        <table:table-row table:style-name="ro1">
          <table:table-cell office:value-type="string" calcext:value-type="string">
            <text:p>AATTGTAGTAATGTAAATACCACTGGTACTAATCTCACTAGTAGTAATGAGAG------GATGGAGGAAGGAGAAATGAAAAACT</text:p>
          </table:table-cell>
        </table:table-row>
        <table:table-row table:style-name="ro1">
          <table:table-cell office:value-type="string" calcext:value-type="string">
            <text:p>GTTACTATAAATAGCACTGAATTGCAGAATACTACTAATACCAATAGTAGTAGCAA------------GGAGGGAGGAGAAATGAAAAACT</text:p>
          </table:table-cell>
        </table:table-row>
        <table:table-row table:style-name="ro1">
          <table:table-cell office:value-type="string" calcext:value-type="string">
            <text:p>CTAAATTGCACTGATTTGAAGAATGTTACTAATACCAATAGTAGTCAGGAAGG------GATGGATGGAGGAGAAATGAAAAACT</text:p>
          </table:table-cell>
        </table:table-row>
        <table:table-row table:style-name="ro1">
          <table:table-cell office:value-type="string" calcext:value-type="string">
            <text:p>AATGGTACCAACAATAGTAGTATTGTTAATATTACCACTAGTAATAATAGGGAAGAGATGAAGGGAGAAATGAAAAACT</text:p>
          </table:table-cell>
        </table:table-row>
        <table:table-row table:style-name="ro1">
          <table:table-cell office:value-type="string" calcext:value-type="string">
            <text:p>TGCACTGATTATAAGACGAATGATACTAATAACTATCATAGTAGTGAG---ATAAAGATGAAGGAAGGAGAACTAAAAAATT</text:p>
          </table:table-cell>
        </table:table-row>
        <table:table-row table:style-name="ro1">
          <table:table-cell office:value-type="string" calcext:value-type="string">
            <text:p>GATGTGAGAAATGGTACTGGGAATAGTACTGGGAATAGTAATATTACTGACAGGATAGAGAAAGGAGAAATGAAAAACT</text:p>
          </table:table-cell>
        </table:table-row>
        <table:table-row table:style-name="ro1">
          <table:table-cell office:value-type="string" calcext:value-type="string">
            <text:p>GTCACTTTAAACTGCACTGACGTGAGTGACCCTAATGCCACTAATACCAATAGTAGT------------------GAAAAAGGGGAGATGAAAAACT</text:p>
          </table:table-cell>
        </table:table-row>
        <table:table-row table:style-name="ro1">
          <table:table-cell office:value-type="string" calcext:value-type="string">
            <text:p>GCAAATTTGACTACCACTAGCAATACCACTTACAATGCCACGAGTATTCCTAAGATGGACCAAGGAGAAATAAAAAATT</text:p>
          </table:table-cell>
        </table:table-row>
        <table:table-row table:style-name="ro1">
          <table:table-cell office:value-type="string" calcext:value-type="string">
            <text:p>GTTACTTTAAATTGCACTAATTTGAA---------TAATACCAGTAGTAATATCAGTAGTACGACA---GAGGGAGGAGAAATAAAAAACT</text:p>
          </table:table-cell>
        </table:table-row>
        <table:table-row table:style-name="ro1">
          <table:table-cell office:value-type="string" calcext:value-type="string">
            <text:p>TGCATTAATTGGAATAGTACCAATAGTACCAGTAATGCCACTAGTAGGGTGGGAAACATAGTGGGAGAAATAAAAAACT</text:p>
          </table:table-cell>
        </table:table-row>
        <table:table-row table:style-name="ro1">
          <table:table-cell office:value-type="string" calcext:value-type="string">
            <text:p>GAGACTGCTACTAATAGTAGCATTAATAGTAGCACTGTTAGTAGCGGGGAAATGATGAAGGGGGAAGAAATGAAAAATT</text:p>
          </table:table-cell>
        </table:table-row>
        <table:table-row table:style-name="ro1">
          <table:table-cell office:value-type="string" calcext:value-type="string">
            <text:p>AATGCTACTATTTCACAGCAGAATACTACAGCACAGAATAATAAT---------ACAGTACAGAAAACTACTGAGGAAATAAAAAATT</text:p>
          </table:table-cell>
        </table:table-row>
        <table:table-row table:style-name="ro1">
          <table:table-cell office:value-type="string" calcext:value-type="string">
            <text:p>TTGAGAAATGCTACTAATACCACTACTAATACTACTAATAGTGACTGGAAAATGATGGAGAAAGGAGAAATAAAAAACT</text:p>
          </table:table-cell>
        </table:table-row>
        <table:table-row table:style-name="ro1">
          <table:table-cell office:value-type="string" calcext:value-type="string">
            <text:p>TTAAATTGCACTAATTTAACAAATTCTACTACAACCAATAGTAGTTGGGGAGA------TATGGAGCAAGGAGAAATAAAAAACT</text:p>
          </table:table-cell>
        </table:table-row>
        <table:table-row table:style-name="ro1">
          <table:table-cell office:value-type="string" calcext:value-type="string">
            <text:p>AATACCAATAGTAGTAATGTGAATAGTAGTACTAATACCACTAGTAGTAGTGGGGGAGTGAT---------GGAGGAAATGAAAAACT</text:p>
          </table:table-cell>
        </table:table-row>
        <table:table-row table:style-name="ro1">
          <table:table-cell office:value-type="string" calcext:value-type="string">
            <text:p>GTGGGGAATGCCACCAATACCAACAAGACCACTACCCCTGCCCCTACTAATAGCTG------------GGACAAGGGAGAAATAAAAAACT</text:p>
          </table:table-cell>
        </table:table-row>
        <table:table-row table:style-name="ro1">
          <table:table-cell office:value-type="string" calcext:value-type="string">
            <text:p>GTCACTTTAAATTGCACTGATTGGGGGAATAGTACTAATACCAATAGTAGTAATGGGAATAC------------AGGAGAAATGAAAAACT</text:p>
          </table:table-cell>
        </table:table-row>
        <table:table-row table:style-name="ro1">
          <table:table-cell office:value-type="string" calcext:value-type="string">
            <text:p>TGCACTGATTTGGAGACTAAGAATACTACTATTACCAATAGTAGCCGGGAAAAGATAGAAAAAGGAGAAATAAAAAACT</text:p>
          </table:table-cell>
        </table:table-row>
        <table:table-row table:style-name="ro1">
          <table:table-cell office:value-type="string" calcext:value-type="string">
            <text:p>AATTGTACTGAATTGAGCAACACGAACAGTACTGCTAATCGCACTTGGGAGAATGGTACT----TATGGAGAAATAAAAAACT</text:p>
          </table:table-cell>
        </table:table-row>
        <table:table-row table:style-name="ro1">
          <table:table-cell office:value-type="string" calcext:value-type="string">
            <text:p>GATGTTGATGTTGGACATACTACTAATGTCACTAATAAGRCTCAGGGGATGGTGGTGGAGAAAGGAGAAATAAAAAACT</text:p>
          </table:table-cell>
        </table:table-row>
        <table:table-row table:style-name="ro1">
          <table:table-cell office:value-type="string" calcext:value-type="string">
            <text:p>TTAAATTGCACTGATGAAATCAATAGTACTACTAATACCACTAATAGTAGCCAG---------ATAGAGAAAGGAGAGATAAAAAACT</text:p>
          </table:table-cell>
        </table:table-row>
        <table:table-row table:style-name="ro1">
          <table:table-cell office:value-type="string" calcext:value-type="string">
            <text:p>AGTATCACTACTAACAGCAGTGGTACTAATACCACTAGTAATGCAGAGGAAAGGATGGTGAGAGAACAAATGAAAAACT</text:p>
          </table:table-cell>
        </table:table-row>
        <table:table-row table:style-name="ro1">
          <table:table-cell office:value-type="string" calcext:value-type="string">
            <text:p>GTTACTTTAAATTGCAGTAATTT---GAATGTTACTTGTAGCAATGGTAGCAATTG---------TATAGAGGAAGGAGAAATGAAAAACT</text:p>
          </table:table-cell>
        </table:table-row>
        <table:table-row table:style-name="ro1">
          <table:table-cell office:value-type="string" calcext:value-type="string">
            <text:p>AATTGCACTGATTATGTTTGGAATACTACTAGTACCAATAATAGTACTACTGGAA--ATAGT----ACAAGAGAAA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CTCTGTGTTACTTTAAATTGCACTGATAAGACTAATAATGTGACTGTTAATGCCACT------------------GAGACGGGAGAGATAAAAAACT</text:p>
          </table:table-cell>
        </table:table-row>
        <table:table-row table:style-name="ro1">
          <table:table-cell office:value-type="string" calcext:value-type="string">
            <text:p>ACTGACGCCAATATCACTCAAAGCAGTAATCATAGCAGTACTCCGGGGAACAGGATAGAGAACATAGAAGTAAAAAACT</text:p>
          </table:table-cell>
        </table:table-row>
        <table:table-row table:style-name="ro1">
          <table:table-cell office:value-type="string" calcext:value-type="string">
            <text:p>AAGAATGACACTACCAACACTGCTAACAAAACCACTAGTAGCAGCGAGGGAACG---TTGGAGGGAGGAGAAGTAAAAAATT</text:p>
          </table:table-cell>
        </table:table-row>
        <table:table-row table:style-name="ro1">
          <table:table-cell office:value-type="string" calcext:value-type="string">
            <text:p>GCTACTGGTACCCCGACTGCTACTACTAGTACCAGTAGTAGTAAAGAAAAAATAAAGGAGGGAGTAGAAATGACAAACT</text:p>
          </table:table-cell>
        </table:table-row>
        <table:table-row table:style-name="ro1">
          <table:table-cell office:value-type="string" calcext:value-type="string">
            <text:p>TGCACTGATGTGAAGAATGTTACTAATGCTACTAATACCAATAGTACTATGAGGAAGGTGAAAGAAGAAATGAAAAACT</text:p>
          </table:table-cell>
        </table:table-row>
        <table:table-row table:style-name="ro1">
          <table:table-cell office:value-type="string" calcext:value-type="string">
            <text:p>ACTTTAAATTGCACTGATTTGAATAAAAATAGTACT--------------CAGAGGAATGCCACTGTACAGGAACAGGAGGAAATCAGAAACT</text:p>
          </table:table-cell>
        </table:table-row>
        <table:table-row table:style-name="ro1">
          <table:table-cell office:value-type="string" calcext:value-type="string">
            <text:p>CATTGCGCTGAATACTTAAAGAATGTTACTAATACCATTGGTGTTACTAGTGTTACTAATGCCACTGG----------TATGACAAACT</text:p>
          </table:table-cell>
        </table:table-row>
        <table:table-row table:style-name="ro1">
          <table:table-cell office:value-type="string" calcext:value-type="string">
            <text:p>AATTGCACTAATTGGACTAATACCACTAATACTACTTATACCACTAGTAATGAAACCATA------AAGGGACAAATAAAAAATT</text:p>
          </table:table-cell>
        </table:table-row>
        <table:table-row table:style-name="ro1">
          <table:table-cell office:value-type="string" calcext:value-type="string">
            <text:p>ACTTTAAATTGCACCAAT------AATGTTACTACTACCAATAGTAATAGTACTAGAATGGAA---GGAAAAGAAGAGATAAAAAACT</text:p>
          </table:table-cell>
        </table:table-row>
        <table:table-row table:style-name="ro1">
          <table:table-cell office:value-type="string" calcext:value-type="string">
            <text:p>ATAAGCAATAGCACTGCTACAAACAATACCAATGACAGGAATAGTACTATAATGGGAAATGATGAGACTAGAATGAACT</text:p>
          </table:table-cell>
        </table:table-row>
        <table:table-row table:style-name="ro1">
          <table:table-cell office:value-type="string" calcext:value-type="string">
            <text:p>ATAAGCAATAGCACTGCTACAAACAATACCAATGACAGGAATAGTACTATGATGGGAAATGATGAGACTAGAATGAACT</text:p>
          </table:table-cell>
        </table:table-row>
        <table:table-row table:style-name="ro1">
          <table:table-cell office:value-type="string" calcext:value-type="string">
            <text:p>TGTACTGCTATAAGCAATAGCACTGCTACAAACAATACCAATAGYACCATGATGGGAAATGCTGAGACTAGAATGAACT</text:p>
          </table:table-cell>
        </table:table-row>
        <table:table-row table:style-name="ro1">
          <table:table-cell office:value-type="string" calcext:value-type="string">
            <text:p>AACAATAATAGTAGCAGTAATAGCAATAATAGTAGTAGTAATAGTAGTAGTACCTATGGGATGCAGGAAATGAAAAATT</text:p>
          </table:table-cell>
        </table:table-row>
        <table:table-row table:style-name="ro1">
          <table:table-cell office:value-type="string" calcext:value-type="string">
            <text:p>AATACTAGTAGCAGTAATAGCAGTAATAGTAGTAGTAATAGTAATAGTACCCTTGAGAACATGCAGGAAATGAGCAATT</text:p>
          </table:table-cell>
        </table:table-row>
        <table:table-row table:style-name="ro1">
          <table:table-cell office:value-type="string" calcext:value-type="string">
            <text:p>AATAATGGTAGCAGTAATAGCAGTAATAGTAGTAGTAGTAGTAATAGTACCCTTGATAACAGGCAGGAAATGAAAAATT</text:p>
          </table:table-cell>
        </table:table-row>
        <table:table-row table:style-name="ro1">
          <table:table-cell office:value-type="string" calcext:value-type="string">
            <text:p>AATGTTACTCAGACCAACAGCAACTCAAGTAAAATAAACAGCAGCAGCCTAAAATACATGAAAGAAGACATGAAAAACT</text:p>
          </table:table-cell>
        </table:table-row>
        <table:table-row table:style-name="ro1">
          <table:table-cell office:value-type="string" calcext:value-type="string">
            <text:p>AAGCCATGTGTAAAGTTAACCCCTCTCTGTGTTACTTTAAATTG---------------TGGTGTCATCCCCAACACCAGT---------------------------GAAATAACAAACT</text:p>
          </table:table-cell>
        </table:table-row>
        <table:table-row table:style-name="ro1">
          <table:table-cell office:value-type="string" calcext:value-type="string">
            <text:p>CTCTGCGTTACTTTACAATG------------------TAGCAATATCACTTATGCCAACAATAAAACAGTCGAGGACTGGGAAGGAATAAAAAACT</text:p>
          </table:table-cell>
        </table:table-row>
        <table:table-row table:style-name="ro1">
          <table:table-cell office:value-type="string" calcext:value-type="string">
            <text:p>TTAGAGTGCCATGACATCACCAAGCCCGAAGTCAACGCAAGCCTTGAAAGGAATAAAACACT---------AGAACAAATGACAAACT</text:p>
          </table:table-cell>
        </table:table-row>
        <table:table-row table:style-name="ro1">
          <table:table-cell office:value-type="string" calcext:value-type="string">
            <text:p>TGTAACCACGACATCAACGTCACTGCCACGGGGAATGTCACGGGGAACTTGGAAAAAATGACAACTGGAATGAAAAACT</text:p>
          </table:table-cell>
        </table:table-row>
        <table:table-row table:style-name="ro1">
          <table:table-cell office:value-type="string" calcext:value-type="string">
            <text:p>TGCGTCACGTTAAATTGTACCAACACCACGAGTGACAACAACCCCAACGTCACGAGTGG---------------CGAGAGTGAAATGAAAAACT</text:p>
          </table:table-cell>
        </table:table-row>
        <table:table-row table:style-name="ro1">
          <table:table-cell office:value-type="string" calcext:value-type="string">
            <text:p>GTCACGTTAGATTGCCATAGAGTCAACAACAGCAAACCCAACACCACGAGTGACGGGAG------------TGAAGTAAGAATGCAAAACT</text:p>
          </table:table-cell>
        </table:table-row>
        <table:table-row table:style-name="ro1">
          <table:table-cell office:value-type="string" calcext:value-type="string">
            <text:p>GACGTCAGCAGAAACAACACCAATAACAGCAGCATATTTAGCAACATTACGGAGGACGGGCGAGGAGAAATGGCAAACT</text:p>
          </table:table-cell>
        </table:table-row>
        <table:table-row table:style-name="ro1">
          <table:table-cell office:value-type="string" calcext:value-type="string">
            <text:p>CTCAAACACATAACCAATAAGGGCAACGATTCCAACAGCAACAGCACCAGGAAGGAAATGCT---------AGAACAAATGAAAAACT</text:p>
          </table:table-cell>
        </table:table-row>
        <table:table-row table:style-name="ro1">
          <table:table-cell office:value-type="string" calcext:value-type="string">
            <text:p>TTAAAGTGCTCTAACATCAGCAGAAAAACTAA---------CAACAGCGGGACAATAGAAACAGAAATACAAAATGAAATAAAAAACT</text:p>
          </table:table-cell>
        </table:table-row>
        <table:table-row table:style-name="ro1">
          <table:table-cell office:value-type="string" calcext:value-type="string">
            <text:p>AGCAATAGCAACACCTCTAGCAGCAGAAACACATCTATGAAAAACATATCTATGGACATGCAAGAGGAAATAAAAAACT</text:p>
          </table:table-cell>
        </table:table-row>
        <table:table-row table:style-name="ro1">
          <table:table-cell office:value-type="string" calcext:value-type="string">
            <text:p>ACCAAT------GCCACTGCCACTACCAACAGTAGCGCGCACAACAACAGCAGCCTGGAGGAAGAGCCAGGGGCAATACAAAACT</text:p>
          </table:table-cell>
        </table:table-row>
        <table:table-row table:style-name="ro1">
          <table:table-cell office:value-type="string" calcext:value-type="string">
            <text:p>GATTGCACTAGTGT---CAATGTCACCAATACCACTAGCATT-----TCAAATGACAACCTGGAAGCGTCAAGGGCATTACTAAACT</text:p>
          </table:table-cell>
        </table:table-row>
        <table:table-row table:style-name="ro1">
          <table:table-cell office:value-type="string" calcext:value-type="string">
            <text:p>ATTCCTACCAATAGCAGTAGTACTACCAATAGCACTAGTAGCAACATAGAGAACATAGAAAATGGAGAAATAAAAAACT</text:p>
          </table:table-cell>
        </table:table-row>
        <table:table-row table:style-name="ro1">
          <table:table-cell office:value-type="string" calcext:value-type="string">
            <text:p>AGAACCACTAGCAGTAACACCACTAACAGTAGCACCAATAGTAGTATTGAGAAAATGAT------GGAGGGAGAAATAAAAAATT</text:p>
          </table:table-cell>
        </table:table-row>
        <table:table-row table:style-name="ro1">
          <table:table-cell office:value-type="string" calcext:value-type="string">
            <text:p>ACTTTAAACTGTAC---------AAATATAACCACCACTAATAATACTAGTAGAGAAGCCAACGTCACTAAAGAAGAAATGACAAACT</text:p>
          </table:table-cell>
        </table:table-row>
        <table:table-row table:style-name="ro1">
          <table:table-cell office:value-type="string" calcext:value-type="string">
            <text:p>AACTGTAYTWCGCCAAACAATAGCTGCACAAAAAATTCAGAAAATTCCACTTTGATCAACTGT---------------------------GAAGACATAAGAAACT</text:p>
          </table:table-cell>
        </table:table-row>
        <table:table-row table:style-name="ro1">
          <table:table-cell office:value-type="string" calcext:value-type="string">
            <text:p>ACTAATTTAAATTGCACTGCCAGAAATTGCACTGAAGGAGTCAATAGCACTGTGCACAACTGGGAAGACATAAAAAACT</text:p>
          </table:table-cell>
        </table:table-row>
        <table:table-row table:style-name="ro1">
          <table:table-cell office:value-type="string" calcext:value-type="string">
            <text:p>ACCCCTCTCTGTGTTACTTTAAACTGTACTAATTTATCAGTAAATAGCACTGTCACGTCTAGT------------------------GAAGACATAAACATCT</text:p>
          </table:table-cell>
        </table:table-row>
        <table:table-row table:style-name="ro1">
          <table:table-cell office:value-type="string" calcext:value-type="string">
            <text:p>TTAAACTGTACTAGTGTAACAAATAATTGCACTAAAGAAGGCAATAAC---------ACTGTGGACAACTGTGCAGACATAAAAAACT</text:p>
          </table:table-cell>
        </table:table-row>
        <table:table-row table:style-name="ro1">
          <table:table-cell office:value-type="string" calcext:value-type="string">
            <text:p>CCACTCTGTGTCACTTTAAACTGCACTGATAAAGGGAGGAACAACGACACT---------------------ATAGAGGAGGGAGAAAAGATAAAAAACT</text:p>
          </table:table-cell>
        </table:table-row>
        <table:table-row table:style-name="ro1">
          <table:table-cell office:value-type="string" calcext:value-type="string">
            <text:p>GCTGATGTTAGTGTTAATGACACCAATAGTAATGCTACTAGTCAACCCCTGATGGAAGAGACAGGGGCAATAAAAAACT</text:p>
          </table:table-cell>
        </table:table-row>
        <table:table-row table:style-name="ro1">
          <table:table-cell office:value-type="string" calcext:value-type="string">
            <text:p>AATGATACCAACAGTAATAGTACCAGCTATAGGACCTACAATGGTACCGATAAGGAGGCCTACAAGGAGATAAAAAATT</text:p>
          </table:table-cell>
        </table:table-row>
        <table:table-row table:style-name="ro1">
          <table:table-cell office:value-type="string" calcext:value-type="string">
            <text:p>ACCCCACTCTGTGTCACTTTAAACTGTACAAATGYTACCTACAATARTAGTACCAACTYCACCAGT------------------------GAGATGAAAAACT</text:p>
          </table:table-cell>
        </table:table-row>
        <table:table-row table:style-name="ro1">
          <table:table-cell office:value-type="string" calcext:value-type="string">
            <text:p>GTCACTTTAGAATGTACAAAGGTTAGAAATGGGACTAACAGTAAGGGTACCAACAAGA------------CCTACGATGAGATGAAAAATT</text:p>
          </table:table-cell>
        </table:table-row>
        <table:table-row table:style-name="ro1">
          <table:table-cell office:value-type="string" calcext:value-type="string">
            <text:p>AATACTGCTAGCATCAATAACAATAGCAGCAGTAATAGTAGTGGGAAGGGAACAATAGAAGGAGGAGAGATGAAAAATT</text:p>
          </table:table-cell>
        </table:table-row>
        <table:table-row table:style-name="ro1">
          <table:table-cell office:value-type="string" calcext:value-type="string">
            <text:p>AACACCAATACTAGTAGTGCTAACACCAATACTAGTAGTGAAGGGAAAGCAATAGAGGGAGGAGAAGAAATGAAAAATT</text:p>
          </table:table-cell>
        </table:table-row>
        <table:table-row table:style-name="ro1">
          <table:table-cell office:value-type="string" calcext:value-type="string">
            <text:p>CCACTTTGTGTTACCTTAAATTGC------------AATAATACTGTCACCACTAATGCTAGC--ATGAATAATAGTGGAGAA-------ATGAAAAATT</text:p>
          </table:table-cell>
        </table:table-row>
        <table:table-row table:style-name="ro1">
          <table:table-cell office:value-type="string" calcext:value-type="string">
            <text:p>AAGTACAATGAGAGTGTAAATGTCAGTAATGAGAGTGTAGCCAAGGTCAGTAATGAGAGTGTAGAACATATGAAAAATT</text:p>
          </table:table-cell>
        </table:table-row>
        <table:table-row table:style-name="ro1">
          <table:table-cell office:value-type="string" calcext:value-type="string">
            <text:p>GCCACTGTCAGTAATGCCACTGCCAGTAATGCCAATAATTCCTGTAATGAGAGTTTAGAATTAGAATCTATGAAAAATT</text:p>
          </table:table-cell>
        </table:table-row>
        <table:table-row table:style-name="ro1">
          <table:table-cell office:value-type="string" calcext:value-type="string">
            <text:p>GTCACTTTARAATGTAAAAATGTCAGTATCAGTAAAAATGGCAGTAGTATCAATGAGAGTGTAGTACC------------TATGAAAAATT</text:p>
          </table:table-cell>
        </table:table-row>
        <table:table-row table:style-name="ro1">
          <table:table-cell office:value-type="string" calcext:value-type="string">
            <text:p>GTCACTTTAGAATGT---------AAAAATGCCACTGGCAGTAATGCCAGTAATTCCTACAATGAGAATGTAGA----ATCTATGAAAAATT</text:p>
          </table:table-cell>
        </table:table-row>
        <table:table-row table:style-name="ro1">
          <table:table-cell office:value-type="string" calcext:value-type="string">
            <text:p>TGTCACAACTACAACTACACCTCCAACTACACCTCTCAAACCTATATCAACAGCAGCCTATCTGATGAAT--------------------TAAAAAACT</text:p>
          </table:table-cell>
        </table:table-row>
        <table:table-row table:style-name="ro1">
          <table:table-cell office:value-type="string" calcext:value-type="string">
            <text:p>TGTACTAAGGTAGACTGTGAGACCAGAAATTGCACTACTACTAATGGCACTGTAAACAACTCTGCAGATATAAAAAACT</text:p>
          </table:table-cell>
        </table:table-row>
        <table:table-row table:style-name="ro1">
          <table:table-cell office:value-type="string" calcext:value-type="string">
            <text:p>TTAACCTGTACTAATGCAACCAACAATTGCACTA-----------AAGGAGTCAATAGCACTGTGGACAACTGTGAAGACATAAAAAACT</text:p>
          </table:table-cell>
        </table:table-row>
        <table:table-row table:style-name="ro1">
          <table:table-cell office:value-type="string" calcext:value-type="string">
            <text:p>TGTAGCGATGCTAATTTGAAATCTAATATAACAAAGGGAGATAACATAACAGGAAATCTAAGAGAGGAAGTAAAAAACT</text:p>
          </table:table-cell>
        </table:table-row>
        <table:table-row table:style-name="ro1">
          <table:table-cell office:value-type="string" calcext:value-type="string">
            <text:p>ACCAATGTCTCTAGCATAACAGGAAATATCACAGATGAAGTAGGAAACTTAGGAAATATATCAGAGGAAGTAAGAAACT</text:p>
          </table:table-cell>
        </table:table-row>
        <table:table-row table:style-name="ro1">
          <table:table-cell office:value-type="string" calcext:value-type="string">
            <text:p>AATGCTATTTKGAARCGTGCCCATGAGACAGKCGATYGCACTGGCAGAGTGGGAAACATAACAGATGAAGTAAGAAACT</text:p>
          </table:table-cell>
        </table:table-row>
        <table:table-row table:style-name="ro1">
          <table:table-cell office:value-type="string" calcext:value-type="string">
            <text:p>TGTATCAATGCTCAGTTGAACACAACCACTGTCAACAATACCCATAACATAGAAAATATATCAGATGAAG------TAAGAAACT</text:p>
          </table:table-cell>
        </table:table-row>
        <table:table-row table:style-name="ro1">
          <table:table-cell office:value-type="string" calcext:value-type="string">
            <text:p>AATGCTAAGGTGACCTCTAATAATCAGACCTATGCCAATGTTCACTTAACAGGAAATATTACAGATGAAG------TAAGAAACT</text:p>
          </table:table-cell>
        </table:table-row>
        <table:table-row table:style-name="ro1">
          <table:table-cell office:value-type="string" calcext:value-type="string">
            <text:p>AATGAGACTAAGACCAATAGTACAATGAAGGAAGAAGGAGATACTAAGACAATGGAGGGAAGAGAAGAAATGAAAAACT</text:p>
          </table:table-cell>
        </table:table-row>
        <table:table-row table:style-name="ro1">
          <table:table-cell office:value-type="string" calcext:value-type="string">
            <text:p>AGTGATAAATACCACTATAGTAACAGTACCAATAGTAGTAACAGTACCATGATAACAACGAAAGGAGAAATAAAAAACT</text:p>
          </table:table-cell>
        </table:table-row>
        <table:table-row table:style-name="ro1">
          <table:table-cell office:value-type="string" calcext:value-type="string">
            <text:p>ACTTTAGATTGTACC---------AATGCTACTTTGACCAATGGCACTGACAACATAGGGAATTACACAACAGATGAAGTAAAAAACT</text:p>
          </table:table-cell>
        </table:table-row>
        <table:table-row table:style-name="ro1">
          <table:table-cell office:value-type="string" calcext:value-type="string">
            <text:p>GCTAATTTAATCAATAACAGTACCAATAACAGTACCGAGGGCCCTAACATAGGAAATATAACAGAGGAAGTAAGCAACT</text:p>
          </table:table-cell>
        </table:table-row>
        <table:table-row table:style-name="ro1">
          <table:table-cell office:value-type="string" calcext:value-type="string">
            <text:p>AATGCTAATTTGACCAAGTTCAATAACACAACCGATGTCCCTGACAAAATAGGAAATATAACAGATGAAATAAGTAACT</text:p>
          </table:table-cell>
        </table:table-row>
        <table:table-row table:style-name="ro1">
          <table:table-cell office:value-type="string" calcext:value-type="string">
            <text:p>CTAAAGCCATGTGTAAAATTAACCCCACTCTGTGTTATTTTAAATTGTACTGACGAGGCCAATAGTAC---------------------------------------------AATGAAAAATT</text:p>
          </table:table-cell>
        </table:table-row>
        <table:table-row table:style-name="ro1">
          <table:table-cell office:value-type="string" calcext:value-type="string">
            <text:p>ACTTTGACCAATTCGACCAATGTCAATGACACCAGTGTCCCTACCAGTGTCCCTAAAATAGGAGATGAAGTAAAAAACT</text:p>
          </table:table-cell>
        </table:table-row>
        <table:table-row table:style-name="ro1">
          <table:table-cell office:value-type="string" calcext:value-type="string">
            <text:p>CTCTGTGTTACTTTAAATTGTACTGATGCGAAGAATACTACTAATACCACT------------------GTTATAGACAAAGGAGAAATAAAAAACT</text:p>
          </table:table-cell>
        </table:table-row>
        <table:table-row table:style-name="ro1">
          <table:table-cell office:value-type="string" calcext:value-type="string">
            <text:p>TCGACTGGTACTAATGTGACTACTGCAAAGCCCCCTACGACTGCTACTCCTAATACGATAGAGGGAGAAATAAAAAACT</text:p>
          </table:table-cell>
        </table:table-row>
        <table:table-row table:style-name="ro1">
          <table:table-cell office:value-type="string" calcext:value-type="string">
            <text:p>GTCAATAACTCAAGCAATATCGATAAACCAAGCATTACCCCTAACATGACAGGAAATATAACAGATGAAGTGAAAAACT</text:p>
          </table:table-cell>
        </table:table-row>
        <table:table-row table:style-name="ro1">
          <table:table-cell office:value-type="string" calcext:value-type="string">
            <text:p>AATGTGACCGTAACCAATGTTTCTAACACAACTGATGGCCCTAAAGACATAGGAAATATAACAGATGAAGTAAAAAATT</text:p>
          </table:table-cell>
        </table:table-row>
        <table:table-row table:style-name="ro1">
          <table:table-cell office:value-type="string" calcext:value-type="string">
            <text:p>AATGCTAACTTGACCAACGTCACTCTCCCAGCCAATGTCTCTAACATAATGGGAAATATAACAGAGGAAGTAAGAAACT</text:p>
          </table:table-cell>
        </table:table-row>
        <table:table-row table:style-name="ro1">
          <table:table-cell office:value-type="string" calcext:value-type="string">
            <text:p>ATTTTGAGGACTAATTTGACCACAAACAGAACCGATGACGGTATAAACATAGGAAATATGACAGATGAAGTAAGAAACT</text:p>
          </table:table-cell>
        </table:table-row>
        <table:table-row table:style-name="ro1">
          <table:table-cell office:value-type="string" calcext:value-type="string">
            <text:p>GT------------GAACGCCAATATCTCTAACACAGTAGGAAATATGTCAGATAACACAGTAGGAAATATGTCAAATGAGGTAAGAAACT</text:p>
          </table:table-cell>
        </table:table-row>
        <table:table-row table:style-name="ro1">
          <table:table-cell office:value-type="string" calcext:value-type="string">
            <text:p>TG---------------TAACACGTGGACCTATAACGAAACAGAGAATATGACAGATGTAGATATAGGAAATTTAACAGGTGAAGTAAGAAACT</text:p>
          </table:table-cell>
        </table:table-row>
        <table:table-row table:style-name="ro1">
          <table:table-cell office:value-type="string" calcext:value-type="string">
            <text:p>AAGGCTAACTTGACCCAGATCACCCCTAACATAACCAGTAGCCCTGATATAGGAAATATAACAGAGGAAGTAAGAAACT</text:p>
          </table:table-cell>
        </table:table-row>
        <table:table-row table:style-name="ro1">
          <table:table-cell office:value-type="string" calcext:value-type="string">
            <text:p>TGTGTTACTTTAAATTGTACCAATGTCGAGAGCGATAACATAACCACT---------------GTAAAAAATACAACAGATGAAGTAAGAAACT</text:p>
          </table:table-cell>
        </table:table-row>
        <table:table-row table:style-name="ro1">
          <table:table-cell office:value-type="string" calcext:value-type="string">
            <text:p>ACTGATTGGAAGTCTAATACTACTAATACCACTGCCACGCAAAATAGTTTGGGAAGAATGGAGGAAGAAATAAAAAACT</text:p>
          </table:table-cell>
        </table:table-row>
        <table:table-row table:style-name="ro1">
          <table:table-cell office:value-type="string" calcext:value-type="string">
            <text:p>TTAAATTGTACC---------AATGCTACGTCGACCCAGGGAATTAACTCAACTGGAGGAGTAAATGAAACAGATGAAGTAAAAAACT</text:p>
          </table:table-cell>
        </table:table-row>
        <table:table-row table:style-name="ro1">
          <table:table-cell office:value-type="string" calcext:value-type="string">
            <text:p>TTCACCAGAGCTAATGAGACCA-----------GGGACAATAACAATATACCAGAGACCATAGGCAATCTAACAGATGAAGTAAGCAACT</text:p>
          </table:table-cell>
        </table:table-row>
        <table:table-row table:style-name="ro1">
          <table:table-cell office:value-type="string" calcext:value-type="string">
            <text:p>TGTGTTACTTTAAATTGCACTGATTTGAGGAATGCTACTAATACCAGTAGT---------------ACGATGGAGGGAGGAGAAATAAAAAACT</text:p>
          </table:table-cell>
        </table:table-row>
        <table:table-row table:style-name="ro1">
          <table:table-cell office:value-type="string" calcext:value-type="string">
            <text:p>ACTGCTAACTTGACCAATGGCACTACCACAGCCGATGTCTCTGACGGAATAGGAAATATAACAGATGAAGTAAGAAACT</text:p>
          </table:table-cell>
        </table:table-row>
        <table:table-row table:style-name="ro1">
          <table:table-cell office:value-type="string" calcext:value-type="string">
            <text:p>TGTACTGATGCTAAAATCACTAATGCTTCTTATAGTAGCTCTATAGAAATAGGAAATATAACAGATGAAATAAGAAACT</text:p>
          </table:table-cell>
        </table:table-row>
        <table:table-row table:style-name="ro1">
          <table:table-cell office:value-type="string" calcext:value-type="string">
            <text:p>GTCTCTTTAAATAGTACCAATGCAAATTATACCAGTGACTCTAAAGGAATCGGAAATATAACAGATGAAGCAAGAAACT</text:p>
          </table:table-cell>
        </table:table-row>
        <table:table-row table:style-name="ro1">
          <table:table-cell office:value-type="string" calcext:value-type="string">
            <text:p>AAAGTCAATAAAACAACCAATGACACTACACCAACTCCAAGCAGTAACATAGGAGAGGTAACAGAGGAAGTAAGAAACT</text:p>
          </table:table-cell>
        </table:table-row>
        <table:table-row table:style-name="ro1">
          <table:table-cell office:value-type="string" calcext:value-type="string">
            <text:p>AATGCTACTTTTACCGAAAACGATAACTACACTAAAATCGAGGGACTAGAGGGAAATATAAC------AGATGAAATAAGGAACT</text:p>
          </table:table-cell>
        </table:table-row>
        <table:table-row table:style-name="ro1">
          <table:table-cell office:value-type="string" calcext:value-type="string">
            <text:p>TTGACCAATGTCAGTAACATGACCAGTAACATAACCGATGTCCCTAACATAGGAAATATAAGTGATGAAG------TAAGAAACT</text:p>
          </table:table-cell>
        </table:table-row>
        <table:table-row table:style-name="ro1">
          <table:table-cell office:value-type="string" calcext:value-type="string">
            <text:p>AATGCTAGTTCGACCAATGTCAATGACACAGTCAATGTCTCTAGCATAATAGGAAATATAACAGATGAAGTGAAGAACT</text:p>
          </table:table-cell>
        </table:table-row>
        <table:table-row table:style-name="ro1">
          <table:table-cell office:value-type="string" calcext:value-type="string">
            <text:p>AATAACRGTACTAATTCGACCAATGGCAATAACAGTGTCTCTAGCACATTAGGAACTATAACAGAG------GAAATAAGCAACT</text:p>
          </table:table-cell>
        </table:table-row>
        <table:table-row table:style-name="ro1">
          <table:table-cell office:value-type="string" calcext:value-type="string">
            <text:p>GTCAATATCACTGATGTCACTAAATCGGCCCATGGCAATGACTCTCACATAGGAAATCTAACAGAGGAAGTAAAAAACT</text:p>
          </table:table-cell>
        </table:table-row>
        <table:table-row table:style-name="ro1">
          <table:table-cell office:value-type="string" calcext:value-type="string">
            <text:p>GATGCTAACTTGACCAACGTCGCTCTCCCAGCCAATGTCTCTAACATAATGGGAAATATAACAGAGGAAGTAAGAAACT</text:p>
          </table:table-cell>
        </table:table-row>
        <table:table-row table:style-name="ro1">
          <table:table-cell office:value-type="string" calcext:value-type="string">
            <text:p>TTAAATTGTACTGATGCTAACATAACCACTTCCTATAATGGATCTGACATAAGAAATATGCCAGCGGAAG------TAAGGAACT</text:p>
          </table:table-cell>
        </table:table-row>
        <table:table-row table:style-name="ro1">
          <table:table-cell office:value-type="string" calcext:value-type="string">
            <text:p>CAAGGAAATATAACAGATAGCGTAGAAGTAGGAGGTAGAAAAGTAAACATAGGAAATTTAACAGATGAAGTAAAAAACT</text:p>
          </table:table-cell>
        </table:table-row>
        <table:table-row table:style-name="ro1">
          <table:table-cell office:value-type="string" calcext:value-type="string">
            <text:p>TGTGCCGATGCTGGAGCCCATGACATAATCAGAGCCACCTCTGACACAATAGGAAATATAACAGATGAATTAAAAAACT</text:p>
          </table:table-cell>
        </table:table-row>
        <table:table-row table:style-name="ro1">
          <table:table-cell office:value-type="string" calcext:value-type="string">
            <text:p>AATGCTAATTTGACCAAGGGCAATGACACAGCTGGTGTCCCTGGCACGATAGGAAATATAACAGATGAAGTAAGTAACT</text:p>
          </table:table-cell>
        </table:table-row>
        <table:table-row table:style-name="ro1">
          <table:table-cell office:value-type="string" calcext:value-type="string">
            <text:p>CATGTTAATTGGACCAATATCAATAACATAACCAATGACCCTAACGGAATAGAAAATGTAACAGAGGAAGTAAGAAATT</text:p>
          </table:table-cell>
        </table:table-row>
        <table:table-row table:style-name="ro1">
          <table:table-cell office:value-type="string" calcext:value-type="string">
            <text:p>AGTAGTAATAATACCAGTAGTGCTAATACCACTAGTACTAATACCAGTAGTATAATAGAGGGAGGAGAAATGACAAACT</text:p>
          </table:table-cell>
        </table:table-row>
        <table:table-row table:style-name="ro1">
          <table:table-cell office:value-type="string" calcext:value-type="string">
            <text:p>ATTTTAAACTGCAGTGAGGTGAATACCAATACTACTAAAAATATTAGTAGCTGGGAA---------GGGAATGGAGAAATAAAAAACT</text:p>
          </table:table-cell>
        </table:table-row>
        <table:table-row table:style-name="ro1">
          <table:table-cell office:value-type="string" calcext:value-type="string">
            <text:p>TGTGCCAATGCTAATTTGACCAATGTCACTATAACCAATGACCCTAAAATAGGAAATATAACAGATGAAG------TAAGAAACT</text:p>
          </table:table-cell>
        </table:table-row>
        <table:table-row table:style-name="ro1">
          <table:table-cell office:value-type="string" calcext:value-type="string">
            <text:p>ATTAATGCTACTCCTACTGATGTGAACATACCCGATGGTCCTAGCACAATAGGAAATATAACAGATGAAGTAAGAAACT</text:p>
          </table:table-cell>
        </table:table-row>
        <table:table-row table:style-name="ro1">
          <table:table-cell office:value-type="string" calcext:value-type="string">
            <text:p>AATGTTAATTTGACCAAAGTCAATAACACAACCAATGTCTCTAACATAANAGGAAATATAACAGATGAAGTAAGAAACT</text:p>
          </table:table-cell>
        </table:table-row>
        <table:table-row table:style-name="ro1">
          <table:table-cell office:value-type="string" calcext:value-type="string">
            <text:p>TTAAATTGCAGTAATTATTTGAATAATACTAGTAATGCTA--CGGAGGAGGAGAAGGA----GGAGAAGGAGGAAATAAAAAAAT</text:p>
          </table:table-cell>
        </table:table-row>
        <table:table-row table:style-name="ro1">
          <table:table-cell office:value-type="string" calcext:value-type="string">
            <text:p>ACTGATTGGAAGTCTAATACTACTAATACCACTGCCACGCAAAGTAGGTTGGGAAATATGGAGGAAGAAATAAAAAACT</text:p>
          </table:table-cell>
        </table:table-row>
        <table:table-row table:style-name="ro1">
          <table:table-cell office:value-type="string" calcext:value-type="string">
            <text:p>GCTACTTTGACCAAGACCAATGGCACTAGCCCAACCGATGTCCCTAACATAGGAAATATAACAGATGAAG------TAAAAAACT</text:p>
          </table:table-cell>
        </table:table-row>
        <table:table-row table:style-name="ro1">
          <table:table-cell office:value-type="string" calcext:value-type="string">
            <text:p>ACCAATGCTCATCTGACCAATGTCGCTAACATAACCAATGTCACTAACATAGGAAATATAACAGATGAAG------TAAGAAACT</text:p>
          </table:table-cell>
        </table:table-row>
        <table:table-row table:style-name="ro1">
          <table:table-cell office:value-type="string" calcext:value-type="string">
            <text:p>ACCAGTGTCAATGAAACAATCAATGTCAATGACAATGACACAATCAATCTCAATAACATAACAGATGAAATAAGAAACT</text:p>
          </table:table-cell>
        </table:table-row>
        <table:table-row table:style-name="ro1">
          <table:table-cell office:value-type="string" calcext:value-type="string">
            <text:p>GCTACTTTGACTACTAATATCACTAACACAGCCAAGGCCTTTGACCTAATGGGAAATGTAACAGATGAAGTAAGAAACT</text:p>
          </table:table-cell>
        </table:table-row>
        <table:table-row table:style-name="ro1">
          <table:table-cell office:value-type="string" calcext:value-type="string">
            <text:p>TCTAATACTACTAATACCAGTAGTACTACTAATGCCACTCAAAGTAGTTGGGAAAATAT------GAATGGAGAAATAAAAAACT</text:p>
          </table:table-cell>
        </table:table-row>
        <table:table-row table:style-name="ro1">
          <table:table-cell office:value-type="string" calcext:value-type="string">
            <text:p>TGTACTAATGCTAATTTTGCTAACTCTACTACTTTCAATAACTCTAGAATAGGAAATATATCAGATGAAGTAAGCAACT</text:p>
          </table:table-cell>
        </table:table-row>
        <table:table-row table:style-name="ro1">
          <table:table-cell office:value-type="string" calcext:value-type="string">
            <text:p>GTGAGTAAGGATAATAATACCAGCAGTAATGTTACGGAGGGAGGAGGACTAAAGATGGGGGGAGAAGAACTAAAAAACT</text:p>
          </table:table-cell>
        </table:table-row>
        <table:table-row table:style-name="ro1">
          <table:table-cell office:value-type="string" calcext:value-type="string">
            <text:p>AATGCTAATGTGACCAATGCCACTTACCCAGCCAATGTCTCTAGTATAATAGGAAATATAACAGATGAAGTAAAGAACT</text:p>
          </table:table-cell>
        </table:table-row>
        <table:table-row table:style-name="ro1">
          <table:table-cell office:value-type="string" calcext:value-type="string">
            <text:p>ACTCCTAATGCTACTAAGACTAATAATACCAGTAGAGAGAGTAACAGTACGGTGGAGGACAAAGGAGAAATAAAAAACT</text:p>
          </table:table-cell>
        </table:table-row>
        <table:table-row table:style-name="ro1">
          <table:table-cell office:value-type="string" calcext:value-type="string">
            <text:p>AATGTTACTTGGACCAATAACAATAGCATAACCAATAGTCCTAACAGAATAGAAAATGTAACACAGGAAGTAAGAAATT</text:p>
          </table:table-cell>
        </table:table-row>
        <table:table-row table:style-name="ro1">
          <table:table-cell office:value-type="string" calcext:value-type="string">
            <text:p>GTAGCCTTAAACTGCACTAATGTTGCTTTAAATAGCACTGAGATGGTCAATAAT------------ACAATGGAG---GGGGAAATGAAAAACT</text:p>
          </table:table-cell>
        </table:table-row>
        <table:table-row table:style-name="ro1">
          <table:table-cell office:value-type="string" calcext:value-type="string">
            <text:p>AATGCTAATTTTATCAATGCTGTCAAAGTCAATGGCACAGGCAATGTCCTGAGAAATATGACAGATGAAGTAAGGAACT</text:p>
          </table:table-cell>
        </table:table-row>
        <table:table-row table:style-name="ro1">
          <table:table-cell office:value-type="string" calcext:value-type="string">
            <text:p>ATGAATTGCACTGATTT---GAATGTTACTAAAACCAATAACAGTAGTATA--------GATGGAGGACGGATACATGAAATGAAAAACT</text:p>
          </table:table-cell>
        </table:table-row>
        <table:table-row table:style-name="ro1">
          <table:table-cell office:value-type="string" calcext:value-type="string">
            <text:p>TGCGTTACTTTAAATTGTACCGAGGCTAAGTTGAACAAGACCGAGGGCGACAACAACA------------------TAGCAGATGAAGTAAGAAACT</text:p>
          </table:table-cell>
        </table:table-row>
        <table:table-row table:style-name="ro1">
          <table:table-cell office:value-type="string" calcext:value-type="string">
            <text:p>ATTTTAAACTGCAGTGAGGTGAATACCAATGCTACTAAAAATATTAGTAGTTGGGAA---------GGGAATGGAGAAATAAAAAACT</text:p>
          </table:table-cell>
        </table:table-row>
        <table:table-row table:style-name="ro1">
          <table:table-cell office:value-type="string" calcext:value-type="string">
            <text:p>AATTGCACTGATATCATTAACAGTACTAGCAC---TAACGGGAGCGAGGAAATAGGGGAGATGAGAGAAGAAATGAGAAACT</text:p>
          </table:table-cell>
        </table:table-row>
        <table:table-row table:style-name="ro1">
          <table:table-cell office:value-type="string" calcext:value-type="string">
            <text:p>ACTCTAAATTGTACCAGT------GCTAATTTTAATACAACAGGAACAAATGGTACAGTAGAAGCAG---AAGAGGAAATAAGAAACT</text:p>
          </table:table-cell>
        </table:table-row>
        <table:table-row table:style-name="ro1">
          <table:table-cell office:value-type="string" calcext:value-type="string">
            <text:p>AACGATGCCAAAAACATGAGTACAAACACGGGTACAACCAGTAGCCCCATCCTGGAACAAAAGGGGGAAATAAAAAACT</text:p>
          </table:table-cell>
        </table:table-row>
        <table:table-row table:style-name="ro1">
          <table:table-cell office:value-type="string" calcext:value-type="string">
            <text:p>AC------------TAATGCCAATAGCACTCGAAGCAGCACCCCGACGGAAATGCTAGGCCCCACAGAAGAGCCAGGGGCGATAAAAAACT</text:p>
          </table:table-cell>
        </table:table-row>
        <table:table-row table:style-name="ro1">
          <table:table-cell office:value-type="string" calcext:value-type="string">
            <text:p>AGTAATTTCACCCCCAATAACACTGGAGGGGACACTGGAAATGGCACCCTGAAAGAAGAGCCAGGGGCAATACAAAACT</text:p>
          </table:table-cell>
        </table:table-row>
        <table:table-row table:style-name="ro1">
          <table:table-cell office:value-type="string" calcext:value-type="string">
            <text:p>TGTAATGATGT---CAATGTCACTGCCACCAATAGTACTCAAAACAGCACCCTGAAGGAAGAGGCAGGGGCAATACAAAACT</text:p>
          </table:table-cell>
        </table:table-row>
        <table:table-row table:style-name="ro1">
          <table:table-cell office:value-type="string" calcext:value-type="string">
            <text:p>CCCAATCCCACTACCACTGCCACCACCAATAGCCCTCAAAACAACGTCCTGAAGGAAGAGCCAGATGCAATAAAAAACT</text:p>
          </table:table-cell>
        </table:table-row>
        <table:table-row table:style-name="ro1">
          <table:table-cell office:value-type="string" calcext:value-type="string">
            <text:p>ACTTTAAATTGTACT---------AATGCCACTAACCCCAACAACAAAACTGACACCCTGAAGGAAGACTCAGGGGTAATACTAAACT</text:p>
          </table:table-cell>
        </table:table-row>
        <table:table-row table:style-name="ro1">
          <table:table-cell office:value-type="string" calcext:value-type="string">
            <text:p>GTTAACAGCAATACCACGACCGCCGCCACGACCACCGCTAGCAGCAGCCTGAAGGAAGAGCCAGGGGCAATACAAAACT</text:p>
          </table:table-cell>
        </table:table-row>
        <table:table-row table:style-name="ro1">
          <table:table-cell office:value-type="string" calcext:value-type="string">
            <text:p>CCAGTGCCAAGAATGTCAGTACCACTGCCAGCWCTGCCAATGACAGTCACCCTGGAGGAGCCAGGGGCAATACTGAACT</text:p>
          </table:table-cell>
        </table:table-row>
        <table:table-row table:style-name="ro1">
          <table:table-cell office:value-type="string" calcext:value-type="string">
            <text:p>GTCACCACTACCAACAGCAGCAACAACAACGCTAGCGACAACAACGCTAGCGAGCTAAGGGAAAAAGACATGAGAAACT</text:p>
          </table:table-cell>
        </table:table-row>
        <table:table-row table:style-name="ro1">
          <table:table-cell office:value-type="string" calcext:value-type="string">
            <text:p>AACAACAACACAAGCAACAACAGCA--CGGAAGGGAAAGATAACAGCACAAGCGACAACGGCAGTGAGGAAATGAGAAATT</text:p>
          </table:table-cell>
        </table:table-row>
        <table:table-row table:style-name="ro1">
          <table:table-cell office:value-type="string" calcext:value-type="string">
            <text:p>ACTGCTGTGAATGGGACTAATGCTGGGAGTAATAGGACTAATGCAGAATTGAAAATGGAAATTGGAGAAGTGAAAAACT</text:p>
          </table:table-cell>
        </table:table-row>
        <table:table-row table:style-name="ro1">
          <table:table-cell office:value-type="string" calcext:value-type="string">
            <text:p>GTTACT-------------------------------AATGGTACTGTTACTAATGGTACTACAGTGAGTAACAACAGCTTAGAATACTTAAGAGATGACATGAAAAACT</text:p>
          </table:table-cell>
        </table:table-row>
        <table:table-row table:style-name="ro1">
          <table:table-cell office:value-type="string" calcext:value-type="string">
            <text:p>GCCAACATCAAGAGCAACAATAACAGTAGCAACAGCAGTGAAACAACAGCAGAGGACATGGGAAGAGAAATAAAAAACT</text:p>
          </table:table-cell>
        </table:table-row>
        <table:table-row table:style-name="ro1">
          <table:table-cell office:value-type="string" calcext:value-type="string">
            <text:p>AACAGCAGCAATAGCAGTAGCAACAACACCAGTACCAATAGCAGCAGC---------ATACCTGATACAGGGCAGGAGATAAAAAACT</text:p>
          </table:table-cell>
        </table:table-row>
        <table:table-row table:style-name="ro1">
          <table:table-cell office:value-type="string" calcext:value-type="string">
            <text:p>AACTGTGTTAATTT---AACTTTTACAAATCATACTACGTGTAATAATTGCACAGTACAGGACAGAGAAGAAGTAAAAAACT</text:p>
          </table:table-cell>
        </table:table-row>
        <table:table-row table:style-name="ro1">
          <table:table-cell office:value-type="string" calcext:value-type="string">
            <text:p>AGTAATATAGGGAATAGCACT-----GGGAATAATAATACTGTAAGGAATAGCACTGTGAATAATAACCAAGAAATGAAAAACT</text:p>
          </table:table-cell>
        </table:table-row>
        <table:table-row table:style-name="ro1">
          <table:table-cell office:value-type="string" calcext:value-type="string">
            <text:p>GGGAGTGATGCTGAGAACGACAATAGTACTGTGAACAACATTACGTGTGTCTCAAAAGACGCACAAGGCTTAAAAAACT</text:p>
          </table:table-cell>
        </table:table-row>
        <table:table-row table:style-name="ro1">
          <table:table-cell office:value-type="string" calcext:value-type="string">
            <text:p>GACCTCAACAGCAGCAACAGCAACAGCAGCAGCAGCAACAGCAGCATAGTTAGTGAAATGAAAGGGGAAATAAAAAACT</text:p>
          </table:table-cell>
        </table:table-row>
        <table:table-row table:style-name="ro1">
          <table:table-cell office:value-type="string" calcext:value-type="string">
            <text:p>GGGAGTAATCCTGGGAACAACAATAGTACTGGGAACAACATTAAGTGTGTCCCAGAAGACGCACAAGGCTTAAAAAACT</text:p>
          </table:table-cell>
        </table:table-row>
        <table:table-row table:style-name="ro1">
          <table:table-cell office:value-type="string" calcext:value-type="string">
            <text:p>GAGGTCACCTGTAGTAACAGTACTAAGAATAGCACTGCTGGGAACGATACATGTGAAGGAAAAGATAACTTTAGAAATT</text:p>
          </table:table-cell>
        </table:table-row>
        <table:table-row table:style-name="ro1">
          <table:table-cell office:value-type="string" calcext:value-type="string">
            <text:p>AAGTTAACCCCTCTCTGTGTTACTTTAAATTGTACCAACTACAACAGCACTATAGACCC------------------------------ACAAGGAGAAGTAAAGAACT</text:p>
          </table:table-cell>
        </table:table-row>
        <table:table-row table:style-name="ro1">
          <table:table-cell office:value-type="string" calcext:value-type="string">
            <text:p>ATCACTAGCACTGACAACAGCACAGACCCTGCCTACAATAACACATCTCTTAAGAAGATGAAAGAGGAAATGAGAAACT</text:p>
          </table:table-cell>
        </table:table-row>
        <table:table-row table:style-name="ro1">
          <table:table-cell office:value-type="string" calcext:value-type="string">
            <text:p>YTAGATTGTCACACGATCTCCAACAACATTTCTAGYATAGAAGTAAACATC-----AATGATA----CAAAAGAAGAAATAAAAAACT</text:p>
          </table:table-cell>
        </table:table-row>
        <table:table-row table:style-name="ro1">
          <table:table-cell office:value-type="string" calcext:value-type="string">
            <text:p>ACTTTAGATTGTCATAACT---------ACTCTAACAACAGCAGCAAATCTAGCAACAGCAGCATACCTAGTGAGGAAATAAAAAACT</text:p>
          </table:table-cell>
        </table:table-row>
        <table:table-row table:style-name="ro1">
          <table:table-cell office:value-type="string" calcext:value-type="string">
            <text:p>TGTACTAGTGTA------GACTGTAATACCAGAAATTGCACTGAAGGAATCAACAGGACTACAAACTATGAAGACATAAAAAACT</text:p>
          </table:table-cell>
        </table:table-row>
        <table:table-row table:style-name="ro1">
          <table:table-cell office:value-type="string" calcext:value-type="string">
            <text:p>TTCAACTGTACCGGAAAGTGCAATAAAGGCACTGAAGGAAACAACAGCGCTGTGACAGACATTAGAGAAATAAAAAACT</text:p>
          </table:table-cell>
        </table:table-row>
        <table:table-row table:style-name="ro1">
          <table:table-cell office:value-type="string" calcext:value-type="string">
            <text:p>ACTTTAAACAGTAATCAAACCAAAAATTGCACTGAAGAAAGCAACAGCACTGTGATAAACTGTAAAGAAATAAAAAACT</text:p>
          </table:table-cell>
        </table:table-row>
        <table:table-row table:style-name="ro1">
          <table:table-cell office:value-type="string" calcext:value-type="string">
            <text:p>ACCAGAAATAATCATGTAAACAGTGCCGGAGATGGMACTGTAAGAATTGACAGCAATGTGACAGATGATATGACWWACT</text:p>
          </table:table-cell>
        </table:table-row>
        <table:table-row table:style-name="ro1">
          <table:table-cell office:value-type="string" calcext:value-type="string">
            <text:p>ACTCTAGAGTGTGCTGATATAACCAGAAATACTACTGGCACTAATGACACTGTCGAAGC---------ACAAAGGGAACTAACAAATT</text:p>
          </table:table-cell>
        </table:table-row>
        <table:table-row table:style-name="ro1">
          <table:table-cell office:value-type="string" calcext:value-type="string">
            <text:p>GTTACTCTAAACTGT---------AGAAATGTAAATGTAACCAATAGTAGTAGTATTGATGCCACAAT---GAAAGAGGAACTAAAAAACT</text:p>
          </table:table-cell>
        </table:table-row>
        <table:table-row table:style-name="ro1">
          <table:table-cell office:value-type="string" calcext:value-type="string">
            <text:p>AGTGTAAATGCAACAAATGTAACAAAAAGTAATAACAGTACAGATATCAATATAGGAGAGATACAGGAACAAAGAAACT</text:p>
          </table:table-cell>
        </table:table-row>
        <table:table-row table:style-name="ro1">
          <table:table-cell office:value-type="string" calcext:value-type="string">
            <text:p>AGTGATGTCATAAGAAATAATACTAGTGAGATTAACAGTAATGCTACATACACAGACGGGGAACAAGAACTAAAAAACT</text:p>
          </table:table-cell>
        </table:table-row>
        <table:table-row table:style-name="ro1">
          <table:table-cell office:value-type="string" calcext:value-type="string">
            <text:p>AATTGTACTAAGGTAAGTAACAATACCCATGCCAATGTAAGTAGC---AGTATCATTTCTGATGTCAATGACCGTTTGAACT</text:p>
          </table:table-cell>
        </table:table-row>
        <table:table-row table:style-name="ro1">
          <table:table-cell office:value-type="string" calcext:value-type="string">
            <text:p>ACTCTAAACTGTACTAATGTCAGAAACAATACCTCTAACAGCACTAGCAGT---------ATGGAGGCAGGAGGGGAACTAACAAATT</text:p>
          </table:table-cell>
        </table:table-row>
        <table:table-row table:style-name="ro1">
          <table:table-cell office:value-type="string" calcext:value-type="string">
            <text:p>GAATGTGGTGAAGTAGGAAATAAGACTAGCAATAGTAATAGTAGTGCCAG---CCTAGAAGGGGAACAGAAATTAACAAACT</text:p>
          </table:table-cell>
        </table:table-row>
        <table:table-row table:style-name="ro1">
          <table:table-cell office:value-type="string" calcext:value-type="string">
            <text:p>AATATAACTAGAAATGATACTAACAGTAGCAGCACTGTC-----AATGCCACTAGCAGTCCTTCAGCAAATGAATTAACAAATT</text:p>
          </table:table-cell>
        </table:table-row>
        <table:table-row table:style-name="ro1">
          <table:table-cell office:value-type="string" calcext:value-type="string">
            <text:p>ACTCTAAACTGTAGTGAGAGTAAGAGTAATACCACGATGAGTAATACC---------ACAATGGATGACAATAACCGTACCATGAACT</text:p>
          </table:table-cell>
        </table:table-row>
        <table:table-row table:style-name="ro1">
          <table:table-cell office:value-type="string" calcext:value-type="string">
            <text:p>TGTGTTACTTTAAACTGTACTAATGTAACTGTAGAAGCTCATAAAAACAATAGTGA---------------GAGGCTAAAAGAGATGAAAAACT</text:p>
          </table:table-cell>
        </table:table-row>
        <table:table-row table:style-name="ro1">
          <table:table-cell office:value-type="string" calcext:value-type="string">
            <text:p>CTCTGTGTTACTCTAAATTG------------------TACTAATGCCACTGCCGCCAATGACACCCTGAAAGAAGAGCCAGAGACAATACAAAACT</text:p>
          </table:table-cell>
        </table:table-row>
        <table:table-row table:style-name="ro1">
          <table:table-cell office:value-type="string" calcext:value-type="string">
            <text:p>ACTAATGCCACTGCCACCAATCACTCTGATGCCACTGCCGCCAGCACCCTGAAAGAAGAGCCAGGGGCCATACAAAACT</text:p>
          </table:table-cell>
        </table:table-row>
        <table:table-row table:style-name="ro1">
          <table:table-cell office:value-type="string" calcext:value-type="string">
            <text:p>TGTGTAAAGTTGACCCCACTCTGTGTCACTTTAGAATGT---------AGAAACCACAATGAGACCTACAAT---------------------------GAGGAAATGAAAAATT</text:p>
          </table:table-cell>
        </table:table-row>
        <table:table-row table:style-name="ro1">
          <table:table-cell office:value-type="string" calcext:value-type="string">
            <text:p>AATGTTAGCAGTAATAGAAATGATAGCAGTAATAAT-----AATGATACCGGCTACCCTGAGGGCAGAGAGGAAATGAAAAATT</text:p>
          </table:table-cell>
        </table:table-row>
        <table:table-row table:style-name="ro1">
          <table:table-cell office:value-type="string" calcext:value-type="string">
            <text:p>ACTTTAGAATGT---------AAAAATGTTACTATAAATGGTACCAGTAACAGTAATGGTACCCACGATGATAGCATGATGAAAAATT</text:p>
          </table:table-cell>
        </table:table-row>
        <table:table-row table:style-name="ro1">
          <table:table-cell office:value-type="string" calcext:value-type="string">
            <text:p>AATGTTACTAGTAACAGTACCCACAATGGGACTGACAGTACCCACAACAATGTGACCGCCAATGGGGAAATGAAAAATT</text:p>
          </table:table-cell>
        </table:table-row>
        <table:table-row table:style-name="ro1">
          <table:table-cell office:value-type="string" calcext:value-type="string">
            <text:p>TGTGTCACTTTAGAATG------------------TAAAAATGTTAACAGTAGCAGT-----AGTGATACCAAAAATGGGACTGACCCTGAGATGAAAAATT</text:p>
          </table:table-cell>
        </table:table-row>
        <table:table-row table:style-name="ro1">
          <table:table-cell office:value-type="string" calcext:value-type="string">
            <text:p>CCACTCTGTGTCACTTTAGAATGT---------AGAAATGTTAGCAGTACCGGTTCCCACAATGAGAGCGTGA------------ATGGAATGAAAAATT</text:p>
          </table:table-cell>
        </table:table-row>
        <table:table-row table:style-name="ro1">
          <table:table-cell office:value-type="string" calcext:value-type="string">
            <text:p>AGTAATGGTAGTACCAGCCATAATAATAGTAGTATCGACAATGAGACCCTCAATGAGGGCATGAAGGAAATGAAAAATT</text:p>
          </table:table-cell>
        </table:table-row>
        <table:table-row table:style-name="ro1">
          <table:table-cell office:value-type="string" calcext:value-type="string">
            <text:p>AAAGTTGACCCCACTCTGTGTCACTTTAAACTG------------------TACAAATGTTAGCAGTAATAGC-----AGTGATAGTAGGGA--------ATGAGAAATT</text:p>
          </table:table-cell>
        </table:table-row>
        <table:table-row table:style-name="ro1">
          <table:table-cell office:value-type="string" calcext:value-type="string">
            <text:p>AATGTAAATGTTAGCAGTAATAGTACTGGTACCCACAATAATGAGACCCATCAGGAGAGC----------ATGGAGGAAATGAAAAATT</text:p>
          </table:table-cell>
        </table:table-row>
        <table:table-row table:style-name="ro1">
          <table:table-cell office:value-type="string" calcext:value-type="string">
            <text:p>TGTGTCACTTTAAAATGT---------AAAAATGCTACTGCTACCTCCAATAAGACCAACCAGGAGAGTATGGAG------GAAATAAAAAATT</text:p>
          </table:table-cell>
        </table:table-row>
        <table:table-row table:style-name="ro1">
          <table:table-cell office:value-type="string" calcext:value-type="string">
            <text:p>TGTGTTACTTTAGAATGTAGAAATGTTAGCAGTAATAGTACTGGTAACTACAATGG---------------GATCCACCAGGAAATGAAAAGTT</text:p>
          </table:table-cell>
        </table:table-row>
        <table:table-row table:style-name="ro1">
          <table:table-cell office:value-type="string" calcext:value-type="string">
            <text:p>CTCTGTGTCACCTTAGAATGTAGCAAT------AATGTTACCCACAGTAATACCTCCCATGAGAGCACG------------GAGGGAATGAAAAATT</text:p>
          </table:table-cell>
        </table:table-row>
        <table:table-row table:style-name="ro1">
          <table:table-cell office:value-type="string" calcext:value-type="string">
            <text:p>AAAGTTGACCCCACTCTGTGTCACCTTAGACTGT---------AGAAATGTTAACAGTACCTACAATGAGAACGG----------------------GAAATGAAAAATT</text:p>
          </table:table-cell>
        </table:table-row>
        <table:table-row table:style-name="ro1">
          <table:table-cell office:value-type="string" calcext:value-type="string">
            <text:p>GTAAAGTTAACCCCACTCTGTGTCACTTTAGAATGTAGAAATGTTAGCTACAATGAGACCTACA------------------------------------AGGAGATGAAAAATT</text:p>
          </table:table-cell>
        </table:table-row>
        <table:table-row table:style-name="ro1">
          <table:table-cell office:value-type="string" calcext:value-type="string">
            <text:p>GTTAACAATAATAGTAGCAGTAATAGCAGTAATAGTAGTAGTAATAGTACCCTTGAGAACATACAGGAAATGAAAAATT</text:p>
          </table:table-cell>
        </table:table-row>
        <table:table-row table:style-name="ro1">
          <table:table-cell office:value-type="string" calcext:value-type="string">
            <text:p>GAATGT---------AGAGATGCTAACAGTACTGGTAACGGTACCCTCAATGGGACCTACAATGAGAACATGAAGGAAATGAAAAATT</text:p>
          </table:table-cell>
        </table:table-row>
        <table:table-row table:style-name="ro1">
          <table:table-cell office:value-type="string" calcext:value-type="string">
            <text:p>AAGTTGACCCCACTCTGTGTCACTTTAGAATG------------------TGGAAATATTACTACTAGGAAGGAGAGCATGAC------------GGAAATGAAAAATT</text:p>
          </table:table-cell>
        </table:table-row>
        <table:table-row table:style-name="ro1">
          <table:table-cell office:value-type="string" calcext:value-type="string">
            <text:p>AATGTAAGTGTTAGCAGTAATAGTACTGGTACCCACAATAATGAGACCCATCAGGAGAGC----------AGGGAGGAAATGAAAAATT</text:p>
          </table:table-cell>
        </table:table-row>
        <table:table-row table:style-name="ro1">
          <table:table-cell office:value-type="string" calcext:value-type="string">
            <text:p>ACTTTAAACTGCACAAAT---GGTAACAGTAATGGTACCAACAATGGGACCGACCATGAGAGCATGAAG------GAAATGAAAAATT</text:p>
          </table:table-cell>
        </table:table-row>
        <table:table-row table:style-name="ro1">
          <table:table-cell office:value-type="string" calcext:value-type="string">
            <text:p>GAATGTAGAAATGTTAGCAGTAATAGTAATGATACC-----TACCATGAGACCTACCATGAGAGCATGAAGGAAATGAAAAACT</text:p>
          </table:table-cell>
        </table:table-row>
        <table:table-row table:style-name="ro1">
          <table:table-cell office:value-type="string" calcext:value-type="string">
            <text:p>TGTGTAAAGTTGACCCCACTCTGTGTCACTTTAGAATGT---------AAAAGTATTAATGGTACACACTAT---------------------------GAGAACATAAAAAATT</text:p>
          </table:table-cell>
        </table:table-row>
        <table:table-row table:style-name="ro1">
          <table:table-cell office:value-type="string" calcext:value-type="string">
            <text:p>AAGAATAGTAGTACAAATGCTACGAATGGTGCCCACAATAATACCTACCTTGAGGGCATGGATAA---GGAAATAAAAAATT</text:p>
          </table:table-cell>
        </table:table-row>
        <table:table-row table:style-name="ro1">
          <table:table-cell office:value-type="string" calcext:value-type="string">
            <text:p>GTTAACAGTACTGGTAAAAATGTTACCAGTACTAGTAATGGTACC--------TACAATAGTACCTACCGTGAGGAAATGAAAAATT</text:p>
          </table:table-cell>
        </table:table-row>
        <table:table-row table:style-name="ro1">
          <table:table-cell office:value-type="string" calcext:value-type="string">
            <text:p>ACCCCACTCTGTGTCACTTTAACATGT---------GGAAATGCTACCAATACTAGCAACAA---------------GACGTCCTCCCAGGAAATGAAAAATT</text:p>
          </table:table-cell>
        </table:table-row>
        <table:table-row table:style-name="ro1">
          <table:table-cell office:value-type="string" calcext:value-type="string">
            <text:p>AGTACTAGTAGTAGTAATAGCAGTAAGAGTAGTGATAATAGTAATGGTACCCTTGAAGACAAGCAGGAAATGAAGAATT</text:p>
          </table:table-cell>
        </table:table-row>
        <table:table-row table:style-name="ro1">
          <table:table-cell office:value-type="string" calcext:value-type="string">
            <text:p>TTAAAATGTAAAAATGTTAGCAGTAATAGTACTGGTACCCACAATGGTACCGACCA---------GAAAATCCAGGAAATGAAAAATT</text:p>
          </table:table-cell>
        </table:table-row>
        <table:table-row table:style-name="ro1">
          <table:table-cell office:value-type="string" calcext:value-type="string">
            <text:p>GTCACTTTAGACTGTAACAATGTTACTGTAGGTACCAATTATACTGCCTTCAATGACAGTCACAAG---------------------GAAATAAAAAATT</text:p>
          </table:table-cell>
        </table:table-row>
        <table:table-row table:style-name="ro1">
          <table:table-cell office:value-type="string" calcext:value-type="string">
            <text:p>AATAGTACCAGCAATGAGACCTGCATTGATAGCGGGAATAATAGTACCTGCAATGAGACCTACAAGGAAATGAGAAATT</text:p>
          </table:table-cell>
        </table:table-row>
        <table:table-row table:style-name="ro1">
          <table:table-cell office:value-type="string" calcext:value-type="string">
            <text:p>AAAGTTGACCCCACTCTGTGTTACTTTAGAATGT---------AGAAATGTTAGTAGTACCTACAGTAGAACCAG----------------------GAAATGAAAAATT</text:p>
          </table:table-cell>
        </table:table-row>
        <table:table-row table:style-name="ro1">
          <table:table-cell office:value-type="string" calcext:value-type="string">
            <text:p>TGTGGAAATGTTAACACCACAAATGTTAACACCACCTCTGGTAGCACCCACAATGAGACCTACAAT----------GAGATGAAAAATT</text:p>
          </table:table-cell>
        </table:table-row>
        <table:table-row table:style-name="ro1">
          <table:table-cell office:value-type="string" calcext:value-type="string">
            <text:p>AAAGTTGACCCCAATCTGTGTCACTTTAGACTGTAC---------AAATGTTAGTGGTAATAGTAATAGTACCAG----------------------GAAATGAAAAATT</text:p>
          </table:table-cell>
        </table:table-row>
        <table:table-row table:style-name="ro1">
          <table:table-cell office:value-type="string" calcext:value-type="string">
            <text:p>AATGTTACCTACAATGGAAATGATACCTACAACAGAAATGCTACCTACAACGAG---GCGTACAAGGACGAAATGAAAAATT</text:p>
          </table:table-cell>
        </table:table-row>
        <table:table-row table:style-name="ro1">
          <table:table-cell office:value-type="string" calcext:value-type="string">
            <text:p>TTAGACTGTAAAAATGTAAGTGTTAGCAATAATAGTACTGGTACCCACAATAAT-----GAGACCCATCA----------GGAAATGAAAAATT</text:p>
          </table:table-cell>
        </table:table-row>
        <table:table-row table:style-name="ro1">
          <table:table-cell office:value-type="string" calcext:value-type="string">
            <text:p>TGTGTAAAGCTGACCCCACTCTGTGTCACTCTAAATTG------------------TACAAATGTTAGTGGCATCAACAATAAGACTATGATG------------------AACT</text:p>
          </table:table-cell>
        </table:table-row>
        <table:table-row table:style-name="ro1">
          <table:table-cell office:value-type="string" calcext:value-type="string">
            <text:p>GAATGTAGAAATGTTAACAGTACTAGTAATGGTACCAACAATGGGACCTCCCATGAGAGCATGA------------AGGAAATGAAAAATT</text:p>
          </table:table-cell>
        </table:table-row>
        <table:table-row table:style-name="ro1">
          <table:table-cell office:value-type="string" calcext:value-type="string">
            <text:p>GTCACTTTAGAATGTAGAGATGTTAATGATACCAGAAATGTTAATACCTACAATGAGACCATGA------------AGGAAATGAAAAATT</text:p>
          </table:table-cell>
        </table:table-row>
        <table:table-row table:style-name="ro1">
          <table:table-cell office:value-type="string" calcext:value-type="string">
            <text:p>GTCACTTTAGAATGTAGAAATGTAAATGTTAGTTGTAATAGTAATGATACTTGCAA------------GGAGAATGAGAGGATGACAAATT</text:p>
          </table:table-cell>
        </table:table-row>
        <table:table-row table:style-name="ro1">
          <table:table-cell office:value-type="string" calcext:value-type="string">
            <text:p>GGAAATGTAAGTGTTAGCAGTAATAGTACTGGTACCCACAATGGGACCCATCAGGAGAGCATGGGGGAAATGAAAAATT</text:p>
          </table:table-cell>
        </table:table-row>
        <table:table-row table:style-name="ro1">
          <table:table-cell office:value-type="string" calcext:value-type="string">
            <text:p>AAGTTGACCCCACTCTGTGTCACTTTAGAATG------------------TGGAAATATTACTACTAGGAAGGAGAGCATGAC------------GGAAATGAAAAATT</text:p>
          </table:table-cell>
        </table:table-row>
        <table:table-row table:style-name="ro1">
          <table:table-cell office:value-type="string" calcext:value-type="string">
            <text:p>TTAAACTGCACAAATGTTAACAGTAATGGTACCAACAATGGGACGACCAACCATGAGAGCATGAAG------GAAATGAAAAATT</text:p>
          </table:table-cell>
        </table:table-row>
        <table:table-row table:style-name="ro1">
          <table:table-cell office:value-type="string" calcext:value-type="string">
            <text:p>GTCACTTTAGAATGTAGAAATGTTACCAATAGTACCCGCAATGAGACCAACCAAGAGGACATGA------------AGGAAATGAAAAATT</text:p>
          </table:table-cell>
        </table:table-row>
        <table:table-row table:style-name="ro1">
          <table:table-cell office:value-type="string" calcext:value-type="string">
            <text:p>ACAAATGTTAACAGTAATAGTAGCAGTAGTAGCAGTAATAGTAATAGTACCCTTGAGAACATGCAGGAAATGAAAAATT</text:p>
          </table:table-cell>
        </table:table-row>
        <table:table-row table:style-name="ro1">
          <table:table-cell office:value-type="string" calcext:value-type="string">
            <text:p>TTAAAATGTAAAAATGTTAGCAGTAATAGTACTGGTACCCACAATGGTACCGACCA---------GAAAATCCAGGAAATGAAAAATT</text:p>
          </table:table-cell>
        </table:table-row>
        <table:table-row table:style-name="ro1">
          <table:table-cell office:value-type="string" calcext:value-type="string">
            <text:p>GTCACTTTAAACTGTACAGATGTTAGCAATAGTAGTAGTAGTCCTAATACTCATGATAGCATGA------------AGGAAATAAAAAATT</text:p>
          </table:table-cell>
        </table:table-row>
        <table:table-row table:style-name="ro1">
          <table:table-cell office:value-type="string" calcext:value-type="string">
            <text:p>AGCCAAAATGCTAGCCGAAATGTTAGCAGTAATAGTACTGGTTCCTACAATGGGACCTACTACCAGAACATGAAAAATT</text:p>
          </table:table-cell>
        </table:table-row>
        <table:table-row table:style-name="ro1">
          <table:table-cell office:value-type="string" calcext:value-type="string">
            <text:p>CCACTCTGTGTCACTCTAGAATGTACAGATGTTAGGAATGGTACCCACAATGGGACCTACAATGAGA---------------------ACATGAAAAATT</text:p>
          </table:table-cell>
        </table:table-row>
        <table:table-row table:style-name="ro1">
          <table:table-cell office:value-type="string" calcext:value-type="string">
            <text:p>AGTAATAGTAGCAGTAATAGCAGTAATAGTAG--TGGTAATAGTAATAGTACCTTTGAGAACATGCAGGAAATGAAAAATT</text:p>
          </table:table-cell>
        </table:table-row>
        <table:table-row table:style-name="ro1">
          <table:table-cell office:value-type="string" calcext:value-type="string">
            <text:p>ACTTTAGAATGTACAAATGCAAATGTTACCTACAAAGAAAATGCTACCTACAAT--------GAGAACGGGAATAGAG----------TAAAAAATT</text:p>
          </table:table-cell>
        </table:table-row>
        <table:table-row table:style-name="ro1">
          <table:table-cell office:value-type="string" calcext:value-type="string">
            <text:p>AGTAATAGTAGCAGTAATAGCAGTAATAGTAG--TGGTAATAGTAATAGTACCCTTGAGAACATGCAGGAAATGAAGAATT</text:p>
          </table:table-cell>
        </table:table-row>
        <table:table-row table:style-name="ro1">
          <table:table-cell office:value-type="string" calcext:value-type="string">
            <text:p>AGTAATAGTAGCAGTAATAGCAGTAATAGTAGTGGTAATAGTAATAATACCCTTGAGAACATGCAGGAAATGAAAAATT</text:p>
          </table:table-cell>
        </table:table-row>
        <table:table-row table:style-name="ro1">
          <table:table-cell office:value-type="string" calcext:value-type="string">
            <text:p>GTCACGTTAGAATGTAGAAATGTTAGCAGTAATAATACTGGTACCCACAATGA---------------GACCTACCAGGAGGAAATGAAAAATT</text:p>
          </table:table-cell>
        </table:table-row>
        <table:table-row table:style-name="ro1">
          <table:table-cell office:value-type="string" calcext:value-type="string">
            <text:p>AGTAATAAAAATGTTAGCAGAAATGGTACCAGTAATAGTAATGGTGCCTACAATGAGACCTACAAAGAAATGAAAAATT</text:p>
          </table:table-cell>
        </table:table-row>
        <table:table-row table:style-name="ro1">
          <table:table-cell office:value-type="string" calcext:value-type="string">
            <text:p>AAGTTGACCCCACTCTGTGTCACTTTAGAATG------------------TGGAAATATTACTACTAGGAAGGAGAGCATGAC------------GGAAATGAAAAATT</text:p>
          </table:table-cell>
        </table:table-row>
        <table:table-row table:style-name="ro1">
          <table:table-cell office:value-type="string" calcext:value-type="string">
            <text:p>ACTTTAAAATGTAGAAATGTTAGTGATAGTAGAAATGGTAATAGTACCTAC-----AATGAGAGCG----AGCAGGAAATGAAAAATT</text:p>
          </table:table-cell>
        </table:table-row>
        <table:table-row table:style-name="ro1">
          <table:table-cell office:value-type="string" calcext:value-type="string">
            <text:p>ACTGAT---AATAATGTTAGCAGTACTGATAATAATACCAACACTGAGACCTACAATGAGAGCGTGCCGGGGATGAAAAATT</text:p>
          </table:table-cell>
        </table:table-row>
        <table:table-row table:style-name="ro1">
          <table:table-cell office:value-type="string" calcext:value-type="string">
            <text:p>ACTAAAATTGATACCAGTAAGGGTAAAATTGTTAATAGTGATAATAAAATTGTTAATAGTACTGAGGAAATAAAAAATT</text:p>
          </table:table-cell>
        </table:table-row>
        <table:table-row table:style-name="ro1">
          <table:table-cell office:value-type="string" calcext:value-type="string">
            <text:p>ACTGATAGTGGTAGAAATGTTACTAATAGTAGTACCTACAATGAGACCTACCATAAGAGCAGGAATGAAATGAAAAATT</text:p>
          </table:table-cell>
        </table:table-row>
        <table:table-row table:style-name="ro1">
          <table:table-cell office:value-type="string" calcext:value-type="string">
            <text:p>TGTGTCACTTTAAAATGT---------AAAAATGCTACTGCTACCTCCAATAAGACCAACCAGGAGAGTATGGAG------GAAATAAAAAATT</text:p>
          </table:table-cell>
        </table:table-row>
        <table:table-row table:style-name="ro1">
          <table:table-cell office:value-type="string" calcext:value-type="string">
            <text:p>ACTTTAGAATGTAGTAGCGT---CACTGTTAATGAAACCAACAATAGGTCCGACCATGAGAGCATGAA------TGAAATGAAAAATT</text:p>
          </table:table-cell>
        </table:table-row>
        <table:table-row table:style-name="ro1">
          <table:table-cell office:value-type="string" calcext:value-type="string">
            <text:p>GTCACTTTAGAATGTAGAAATGTTAGCAGTAATAGTACTAGTAATAGTACTAGT-----AATGGTGCCGAGGAA-------ATGAAAAATT</text:p>
          </table:table-cell>
        </table:table-row>
        <table:table-row table:style-name="ro1">
          <table:table-cell office:value-type="string" calcext:value-type="string">
            <text:p>GTAAAGTTGACCCCACTCTGTGTCACTTTAGAATG---------------TAGAAATGCTACCTATAATGAGAGCGTGA------------------GTGAAATGAAAAATT</text:p>
          </table:table-cell>
        </table:table-row>
        <table:table-row table:style-name="ro1">
          <table:table-cell office:value-type="string" calcext:value-type="string">
            <text:p>GTCACGTTAGAATGTAGAAGTGTTAGCAGTAATAATACTGGTACCCACAATAA---------------GACCTACCAGGAGGAAATGAAAAATT</text:p>
          </table:table-cell>
        </table:table-row>
        <table:table-row table:style-name="ro1">
          <table:table-cell office:value-type="string" calcext:value-type="string">
            <text:p>AAAGTTGACCCCACTCTGTGTCACTTTAGACTGT---------AGAAATGTTAATGGTACCGACAATGGTACCAG----------------------GAAATGAAAAATT</text:p>
          </table:table-cell>
        </table:table-row>
        <table:table-row table:style-name="ro1">
          <table:table-cell office:value-type="string" calcext:value-type="string">
            <text:p>GTCAGCAGTAATAGTAGCAGTAATAATAGCAGTGATATTAGCAGTAATAGTAGCAGTATTAGTAATGAGATGAAAAATT</text:p>
          </table:table-cell>
        </table:table-row>
        <table:table-row table:style-name="ro1">
          <table:table-cell office:value-type="string" calcext:value-type="string">
            <text:p>GTCACGTTAGAATGTAGAAATGTAAGCAGTAATAATACTGGTACCCACAATGA---------------GACCTACCAGGAGGAAATGAAAAATT</text:p>
          </table:table-cell>
        </table:table-row>
        <table:table-row table:style-name="ro1">
          <table:table-cell office:value-type="string" calcext:value-type="string">
            <text:p>GAATGTAGAAATACTAGCAGTGATAGTAATAGTACCTACAATGGGACCTCCCATGAGAGCATGA------------AGGAAATGAAAAATT</text:p>
          </table:table-cell>
        </table:table-row>
        <table:table-row table:style-name="ro1">
          <table:table-cell office:value-type="string" calcext:value-type="string">
            <text:p>TTAGAATGTAGCAATGT---------------TACCCGCAATGAGAGTGTGAGAAATGTTACCCACAATGAGAGCGGGAATGGAATGAAAAATT</text:p>
          </table:table-cell>
        </table:table-row>
        <table:table-row table:style-name="ro1">
          <table:table-cell office:value-type="string" calcext:value-type="string">
            <text:p>AGAAATGTAACTGTTAGCAGTAATAGTACTGGTACCCACAATAATGAGACCCATCAGGAGAGCATGGAAATGAAAAATT</text:p>
          </table:table-cell>
        </table:table-row>
        <table:table-row table:style-name="ro1">
          <table:table-cell office:value-type="string" calcext:value-type="string">
            <text:p>AAAGTTGACCCCACTCTGTGTCACTTTAGAATGT---------AAAAATGTAACTGGTACCCACAAGAGTAACAG----------------------GAAATGAAAAATT</text:p>
          </table:table-cell>
        </table:table-row>
        <table:table-row table:style-name="ro1">
          <table:table-cell office:value-type="string" calcext:value-type="string">
            <text:p>AGCAGAAATAATAGTAGCAGTAATGGTACTGGTACCAACAATGAGGCCTACCGTGAGGGCATGAAGGAAATAAAAAATT</text:p>
          </table:table-cell>
        </table:table-row>
        <table:table-row table:style-name="ro1">
          <table:table-cell office:value-type="string" calcext:value-type="string">
            <text:p>ACTYTARAWTGTAS---------ASATAATGTTAGCWAAAGTGCTAAYAAWGTAAGWMYTASWGAKRATAASARKGARATRAAAAATT</text:p>
          </table:table-cell>
        </table:table-row>
        <table:table-row table:style-name="ro1">
          <table:table-cell office:value-type="string" calcext:value-type="string">
            <text:p>CTAAAGCCATGTGTAAAGTTGACCCCACTCTGTGTCACTTTGGAATGTGTTAA---------------CAGTACTAGTAATAGT------------------------------ATGAAAAATT</text:p>
          </table:table-cell>
        </table:table-row>
        <table:table-row table:style-name="ro1">
          <table:table-cell office:value-type="string" calcext:value-type="string">
            <text:p>TGTGTAAAGTTGACCCCACTCTGTGTCACTTTAGAATGTGAAGATGCTAGAAATGATAGCAGTA------------------------------------AAAGTATGAAAAATT</text:p>
          </table:table-cell>
        </table:table-row>
        <table:table-row table:style-name="ro1">
          <table:table-cell office:value-type="string" calcext:value-type="string">
            <text:p>AGTAATAGTAGCAGTAATAGCAGTAATAGTAG--TGGTAATAGTAATAGTACCTTTGAGAACATGCAGGAAATGAAAAATT</text:p>
          </table:table-cell>
        </table:table-row>
        <table:table-row table:style-name="ro1">
          <table:table-cell office:value-type="string" calcext:value-type="string">
            <text:p>AGTAATAGTAGCAGTAATAGCAGTAATAGTAG--TGATAGTAGTAATAGTACCCCTGAGAACATGCAGGAAATGAAAAATT</text:p>
          </table:table-cell>
        </table:table-row>
        <table:table-row table:style-name="ro1">
          <table:table-cell office:value-type="string" calcext:value-type="string">
            <text:p>AAGTTAACCCCACTCTGTGTCACTTTAGAGTGCAGGAATGCTAGCATTCGCAATGAGACCCACAAT------------------------------GAAATAAAAAATT</text:p>
          </table:table-cell>
        </table:table-row>
        <table:table-row table:style-name="ro1">
          <table:table-cell office:value-type="string" calcext:value-type="string">
            <text:p>GATACCAGAAATGTTAATGGTACCAGTGTTAATAGTACCCATGGTACCTACAATGAGACCATGAAG------GAAATGAAAAATT</text:p>
          </table:table-cell>
        </table:table-row>
        <table:table-row table:style-name="ro1">
          <table:table-cell office:value-type="string" calcext:value-type="string">
            <text:p>GTAAAGTTGACCCCACTCTGTGTCACTTTAGAATGTACAAATGTTAGCAGTAATAGTAAT-----------------GAGACTGAC----------------ATGAAAAATT</text:p>
          </table:table-cell>
        </table:table-row>
        <table:table-row table:style-name="ro1">
          <table:table-cell office:value-type="string" calcext:value-type="string">
            <text:p>AGTAATAGTAGCAGTAATAGCAGTAATAGTAGTGGTAATAGTAATAGTACCCTTGAGAACATGAAGGAAATGAAAAATT</text:p>
          </table:table-cell>
        </table:table-row>
        <table:table-row table:style-name="ro1">
          <table:table-cell office:value-type="string" calcext:value-type="string">
            <text:p>AAGTTGACCCCACTCTGTGTCACTTTAGAATGT------------AAAGATGCTAAGGTTAGCAACAATAGT------------------ATACGGGAAATAAAAAATT</text:p>
          </table:table-cell>
        </table:table-row>
        <table:table-row table:style-name="ro1">
          <table:table-cell office:value-type="string" calcext:value-type="string">
            <text:p>TGTGTCACTTTAGACTGT---------AAAGATGTTAGCAGTAAAAATGTTAGCAGCAGGAATGAGAC------CTACCAGGAAATGAAAAATT</text:p>
          </table:table-cell>
        </table:table-row>
        <table:table-row table:style-name="ro1">
          <table:table-cell office:value-type="string" calcext:value-type="string">
            <text:p>GTCACTTTAGAATGTAGAGATGTTAATAATACTGTTAATAATAATACTGTTAATAG--TACTGATAA----------GGAAATGAAAAATT</text:p>
          </table:table-cell>
        </table:table-row>
        <table:table-row table:style-name="ro1">
          <table:table-cell office:value-type="string" calcext:value-type="string">
            <text:p>TGTGGAAATGTAACTGTTACCCGCAACGAGACCTGCAACAATAAGACCTGCAATGAGGGAGTGA------------AGGAAATGAAAAATT</text:p>
          </table:table-cell>
        </table:table-row>
        <table:table-row table:style-name="ro1">
          <table:table-cell office:value-type="string" calcext:value-type="string">
            <text:p>CTCTGTGTCACTTTAGAATGTAGTAAGGTTAGCAATAATG-----------------AGACGGATAAATACAATGG-GACCGAGGAAATGAAAAACT</text:p>
          </table:table-cell>
        </table:table-row>
        <table:table-row table:style-name="ro1">
          <table:table-cell office:value-type="string" calcext:value-type="string">
            <text:p>AAGTTAACCCCACTCTGTGTCACTTTAGAATG---------------TGGAACTGCTACCTACAATGG---------------GACCTACAAGGACGAAATGAAAAATT</text:p>
          </table:table-cell>
        </table:table-row>
        <table:table-row table:style-name="ro1">
          <table:table-cell office:value-type="string" calcext:value-type="string">
            <text:p>TGTGTAAAGTTAACCCCACTCTGTGTCACTTTAAAATGT------------AGAAATGTTAGCACCCA------------------------GAAAGACAAGGAAATGAAAAATT</text:p>
          </table:table-cell>
        </table:table-row>
        <table:table-row table:style-name="ro1">
          <table:table-cell office:value-type="string" calcext:value-type="string">
            <text:p>ACTTTAGAATGTAAAAATGTTAGTAATGTTAATAGTACTAGTAACTACAATGGG---------ACCTATAAAGAGGAAATGAAAAATT</text:p>
          </table:table-cell>
        </table:table-row>
        <table:table-row table:style-name="ro1">
          <table:table-cell office:value-type="string" calcext:value-type="string">
            <text:p>GAGTGTAAAAATGTTAGCAGTAATAGTAATGGTACCTGCAATGAGACCTGCCGTGAGAGCATGA------------AGGAAATGAAAAATT</text:p>
          </table:table-cell>
        </table:table-row>
        <table:table-row table:style-name="ro1">
          <table:table-cell office:value-type="string" calcext:value-type="string">
            <text:p>GTCACTTTAGAATGTAGAGATGTTAATAATACTGTTAATAATAATACTGTTAATAG--TACTGATAA----------GGAAATGAAAAATT</text:p>
          </table:table-cell>
        </table:table-row>
        <table:table-row table:style-name="ro1">
          <table:table-cell office:value-type="string" calcext:value-type="string">
            <text:p>GAATGTAGAGATGTTAACAGTACTAGTAATGGTACTAGTAATGGTACCTACAATGAGAGCATGA------------AGGGAATGAAAAATT</text:p>
          </table:table-cell>
        </table:table-row>
        <table:table-row table:style-name="ro1">
          <table:table-cell office:value-type="string" calcext:value-type="string">
            <text:p>ACTTTAAACTGTAC---------AAATGCTACCCGTAGCAGTGATGATACCAGAAATAGCACTGAGAACATAGAGGGAATGAAAAATT</text:p>
          </table:table-cell>
        </table:table-row>
        <table:table-row table:style-name="ro1">
          <table:table-cell office:value-type="string" calcext:value-type="string">
            <text:p>GAATGTAAAAATGTTAGCAGTAATAGTAATGGTACCAACAATA-----AGACCTACCATGACAGTAAGGAGGAAATGAAAAATT</text:p>
          </table:table-cell>
        </table:table-row>
        <table:table-row table:style-name="ro1">
          <table:table-cell office:value-type="string" calcext:value-type="string">
            <text:p>TGTGTCACTTTAGAATGT---------AGAAATGTTAACAGTACTAGTAATGGTACC--------TACAATGGAACCTATCATGAAATGAAAAATT</text:p>
          </table:table-cell>
        </table:table-row>
        <table:table-row table:style-name="ro1">
          <table:table-cell office:value-type="string" calcext:value-type="string">
            <text:p>TTAGAACG-TAGTAATGTTAGCAGTAGT--------AATGATACCCAAAATAGGACCCACCATGAGAGCATAAAGGAAATGAAAAATT</text:p>
          </table:table-cell>
        </table:table-row>
        <table:table-row table:style-name="ro1">
          <table:table-cell office:value-type="string" calcext:value-type="string">
            <text:p>TGTAGAAATGTTAGTAGAAATGTTAGCAGTAATAATACTGGTACCCACAATGAGACCTACCAGGAGGAAATGAAAAATT</text:p>
          </table:table-cell>
        </table:table-row>
        <table:table-row table:style-name="ro1">
          <table:table-cell office:value-type="string" calcext:value-type="string">
            <text:p>AAGTTGACCCCACTCTGTGTCACTTTAAAATGT------------GGAAATGTTAGCGGTAATGGTACTAGTGCGGAAAT------------------AATGAAAAATT</text:p>
          </table:table-cell>
        </table:table-row>
        <table:table-row table:style-name="ro1">
          <table:table-cell office:value-type="string" calcext:value-type="string">
            <text:p>TTAGATTGCACTAATTTGAATGAGACTGAGAGTGGTAATAGTACTACTAATAGTAGTAGCTGG------------------GGAGAAATGAAAAACT</text:p>
          </table:table-cell>
        </table:table-row>
        <table:table-row table:style-name="ro1">
          <table:table-cell office:value-type="string" calcext:value-type="string">
            <text:p>GTTACTTTAATTTGTACTAATATTAGTACTACTAATACTACTACTACTAATAGTAGTAGCG------------------AGCAAGAAATGAAAAACT</text:p>
          </table:table-cell>
        </table:table-row>
        <table:table-row table:style-name="ro1">
          <table:table-cell office:value-type="string" calcext:value-type="string">
            <text:p>GTTACTCTAAATTGTAGTGAT------AGTGTCACCACTGCTAATAACTCTATCCAAAATGAAAT------GAAAGGAGAAATAAAAAACT</text:p>
          </table:table-cell>
        </table:table-row>
        <table:table-row table:style-name="ro1">
          <table:table-cell office:value-type="string" calcext:value-type="string">
            <text:p>AATTGTACAAATGTCACCAATAATTC---CACCAATAATTCCACTAACAATGTCACCATAGAAGACATAGGACTAACAAACT</text:p>
          </table:table-cell>
        </table:table-row>
        <table:table-row table:style-name="ro1">
          <table:table-cell office:value-type="string" calcext:value-type="string">
            <text:p>AGAAATGCCACCAATGCCACCAATCCCATACAAGGAAATGCCACCAATCAGGATGGCATGCAAGGAGAAATAAAAAACT</text:p>
          </table:table-cell>
        </table:table-row>
        <table:table-row table:style-name="ro1">
          <table:table-cell office:value-type="string" calcext:value-type="string">
            <text:p>TGCGTTACTTTAGAATGTAATGATAATGTCAATGGCACCGGGATTATCAACACTGAC---------------ATGGAAGGAGAAATAAAAAACT</text:p>
          </table:table-cell>
        </table:table-row>
        <table:table-row table:style-name="ro1">
          <table:table-cell office:value-type="string" calcext:value-type="string">
            <text:p>GTTACTAATGTTACAGATGTTAGTGGTACGAGGGGCAACATCACCATCATGAAAGAGATGGAGGGAGAAATAAAAAACT</text:p>
          </table:table-cell>
        </table:table-row>
        <table:table-row table:style-name="ro1">
          <table:table-cell office:value-type="string" calcext:value-type="string">
            <text:p>AAGTTAACCCCTCTCTGCGTTACTTTAGAGTGTAAAGCCCCCAACATCACTGCAGACAT------------------------------GCGAGAAGAAATAAAAAACT</text:p>
          </table:table-cell>
        </table:table-row>
        <table:table-row table:style-name="ro1">
          <table:table-cell office:value-type="string" calcext:value-type="string">
            <text:p>ACTTTAAATTGTAATCAGGTCAATGTCACCGGTGACGAGAATCATACCCTCAGTAATATC------------------AAAGAGGACCTAAGAAACT</text:p>
          </table:table-cell>
        </table:table-row>
        <table:table-row table:style-name="ro1">
          <table:table-cell office:value-type="string" calcext:value-type="string">
            <text:p>GTCACTTTAAATTGTGCTGAGGTCACAAACAGAACGAATTCCTCCGTCGTCCAGGACA------------TGAAAGGAGAAATAAAAAATT</text:p>
          </table:table-cell>
        </table:table-row>
        <table:table-row table:style-name="ro1">
          <table:table-cell office:value-type="string" calcext:value-type="string">
            <text:p>ACTGTCCCCAGTACCAATGCCACTGTCGCTCCCAATGACACTGCCACTGTCAATGAAACTGACAGTGACAGGAAAAACT</text:p>
          </table:table-cell>
        </table:table-row>
        <table:table-row table:style-name="ro1">
          <table:table-cell office:value-type="string" calcext:value-type="string">
            <text:p>TGTACCAATGTCAATGTCACTAGCAATGTCACTAGCAGCAATGCCACTACCGAAGGAAATGGGGAAGAAATGAAAAACT</text:p>
          </table:table-cell>
        </table:table-row>
        <table:table-row table:style-name="ro1">
          <table:table-cell office:value-type="string" calcext:value-type="string">
            <text:p>ATTACTAATAATGTTACTAATAATGTT-----ACTTATAATGTTGTTGACAACAGCACCGATATGAAAGAAGAAATAAAAAACT</text:p>
          </table:table-cell>
        </table:table-row>
        <table:table-row table:style-name="ro1">
          <table:table-cell office:value-type="string" calcext:value-type="string">
            <text:p>AGCAATTCCATAACCCCTCTCGGCGGTACCTCAAATAATAGCAGTTCCAATAATAGTTTC------------------AAGGAAGAAATGAAAAACT</text:p>
          </table:table-cell>
        </table:table-row>
        <table:table-row table:style-name="ro1">
          <table:table-cell office:value-type="string" calcext:value-type="string">
            <text:p>GCCTCGAGTATAGAGACCAATGCCTCGAGAAGCAATGTCAGCAGTATCAATGGCTSGAGTTT---------AGAAGAAATAAGAAACT</text:p>
          </table:table-cell>
        </table:table-row>
        <table:table-row table:style-name="ro1">
          <table:table-cell office:value-type="string" calcext:value-type="string">
            <text:p>GCCAACATCACAAGTAGCAATAATACCACTTCAAGTAACAACACTGCCGGGGTGGAGAACAAGGAAGAAGTAAAAAACT</text:p>
          </table:table-cell>
        </table:table-row>
        <table:table-row table:style-name="ro1">
          <table:table-cell office:value-type="string" calcext:value-type="string">
            <text:p>GACGCCAACAGCAGCCACATCWATAAYGCCACSAAGTACARMAACATCAGYRRCACGGTGGWCAA---ACAAATGAAAAACW</text:p>
          </table:table-cell>
        </table:table-row>
        <table:table-row table:style-name="ro1">
          <table:table-cell office:value-type="string" calcext:value-type="string">
            <text:p>ACTTTAGATTGCCATAAGT---------ATAACAGCACCTATAACGGCACCAACAGTACGGTTGACATGCGAGAAGAAATAAAAAACT</text:p>
          </table:table-cell>
        </table:table-row>
        <table:table-row table:style-name="ro1">
          <table:table-cell office:value-type="string" calcext:value-type="string">
            <text:p>GTTACTTTAAACTGT------------AGTGATGTCACAACAAACAATGTCACAACAAATGTCACAGAGGGCGGGGAGGACATGAGAAACT</text:p>
          </table:table-cell>
        </table:table-row>
        <table:table-row table:style-name="ro1">
          <table:table-cell office:value-type="string" calcext:value-type="string">
            <text:p>CCTCTCTGTGTCACTTTAAATTG------------------------TAGCAATGTCGGTAGCACGAACATCACGGGGCGAGATGGGGAAGAAATAAAAAACT</text:p>
          </table:table-cell>
        </table:table-row>
        <table:table-row table:style-name="ro1">
          <table:table-cell office:value-type="string" calcext:value-type="string">
            <text:p>CCTCTCTGTGTTACCTTAAAATGCACC---------AATGCTAAAATTATCAATAATGA------------GACCAAGTTTAACGAAGAACTAAAAAACT</text:p>
          </table:table-cell>
        </table:table-row>
        <table:table-row table:style-name="ro1">
          <table:table-cell office:value-type="string" calcext:value-type="string">
            <text:p>ACTTTAGATTGT---------GGATATAATGTCAGTATTAATAACACCTATAGCATAAATGATACCATGGAAACAGATTTAAGAAACT</text:p>
          </table:table-cell>
        </table:table-row>
        <table:table-row table:style-name="ro1">
          <table:table-cell office:value-type="string" calcext:value-type="string">
            <text:p>GTTACTTTAAATTGTAGCTCTGTCACCAATAGCTCTGTCACTAATATCACCAGTGACATGGC------------AGGAGAAATAAAAAACT</text:p>
          </table:table-cell>
        </table:table-row>
        <table:table-row table:style-name="ro1">
          <table:table-cell office:value-type="string" calcext:value-type="string">
            <text:p>GTTACTCTAAACTGTAGTGGTGTAAACAAACCCAACCAGACTGA---------------AATGGTAAGGGAAATGGTAAGGGAAATGAAAAACT</text:p>
          </table:table-cell>
        </table:table-row>
        <table:table-row table:style-name="ro1">
          <table:table-cell office:value-type="string" calcext:value-type="string">
            <text:p>ACCAATAACACCAAGGTCAATACCACCAGTGCCCCTACCACCGCTGCCACTGTCAACAATGACAGT----------GACATGAAAAACT</text:p>
          </table:table-cell>
        </table:table-row>
        <table:table-row table:style-name="ro1">
          <table:table-cell office:value-type="string" calcext:value-type="string">
            <text:p>GATTGTAGCCACAATATCACTTCTAATAATACTGATAATAATCCTAATAATACCAAAGTGG---AAGTGGAAATGAGAAACT</text:p>
          </table:table-cell>
        </table:table-row>
        <table:table-row table:style-name="ro1">
          <table:table-cell office:value-type="string" calcext:value-type="string">
            <text:p>TGCTCTAATGTCAACACCACCGAGTCCAAAAGCTCTCCTACCATCAAGCCCACTGTCTTCTCGTCTT----------------------------AAACAAAAAACT</text:p>
          </table:table-cell>
        </table:table-row>
        <table:table-row table:style-name="ro1">
          <table:table-cell office:value-type="string" calcext:value-type="string">
            <text:p>TGTGCCAATATCAATAGCAGCGTCAMACACTGTGCCAATATCAATAGCAGCGTCAATGCCACAAAAGAAATGAAAAACT</text:p>
          </table:table-cell>
        </table:table-row>
        <table:table-row table:style-name="ro1">
          <table:table-cell office:value-type="string" calcext:value-type="string">
            <text:p>AGCCATAATATAAACCATAATGAGACCACTTTCTCTAATGACACCAATCTCCCCAATATCACC---------------------GAAGAGATGAGAAACT</text:p>
          </table:table-cell>
        </table:table-row>
        <table:table-row table:style-name="ro1">
          <table:table-cell office:value-type="string" calcext:value-type="string">
            <text:p>TTGGATTGTGTCACTT---ACAATGGCACAAATGCCACAGGGAGAGTGGACAACAGCACAATGAGGGAAGAAG---TAAAAAACT</text:p>
          </table:table-cell>
        </table:table-row>
        <table:table-row table:style-name="ro1">
          <table:table-cell office:value-type="string" calcext:value-type="string">
            <text:p>TTAGATTGC---------CAGTATAACATCACCACGAACAACACCAATAGGAACAATAGCTTTGACATAGGAGA----AGAAATGAAAAACT</text:p>
          </table:table-cell>
        </table:table-row>
        <table:table-row table:style-name="ro1">
          <table:table-cell office:value-type="string" calcext:value-type="string">
            <text:p>CTCTGCGTTACTTTAAATTGTAGCGATATCACTGCCAATATCACTGCCTCATTTGCCAACGTCA------------------CGGACATAAAAAACT</text:p>
          </table:table-cell>
        </table:table-row>
        <table:table-row table:style-name="ro1">
          <table:table-cell office:value-type="string" calcext:value-type="string">
            <text:p>AGTAGTAAACATAATGCCACCAGTAATGGGACACACTCCTACAATATCTCCGCAGAAATGCTAGGAGAAATAAAAAACT</text:p>
          </table:table-cell>
        </table:table-row>
        <table:table-row table:style-name="ro1">
          <table:table-cell office:value-type="string" calcext:value-type="string">
            <text:p>GCTAACAGCAGCAGTGGCAATGGCACAGCTAACAGTACAAGTAGCTACGACAAGGAGGCAGTCGAAGAAATGAGAAACT</text:p>
          </table:table-cell>
        </table:table-row>
        <table:table-row table:style-name="ro1">
          <table:table-cell office:value-type="string" calcext:value-type="string">
            <text:p>TGCGTTACTTTGGATTGTAGCCAT------AATGTCACCAATAATATCACCGATAAAGATGGAAT---------GAGAGGAGAAATAAAAAATT</text:p>
          </table:table-cell>
        </table:table-row>
        <table:table-row table:style-name="ro1">
          <table:table-cell office:value-type="string" calcext:value-type="string">
            <text:p>GTCATGACAAATGTCACGAGCAATAACACGAATGGCCACAGTAGAATCATGGAAGACGGCAGGGAAGAAATAACAAGCT</text:p>
          </table:table-cell>
        </table:table-row>
        <table:table-row table:style-name="ro1">
          <table:table-cell office:value-type="string" calcext:value-type="string">
            <text:p>TTAAATTGTAGTAACTT---------TGCCATCACTGATAATAAAATTGTTAATATCACTAAGGACATGAAAGAGGAAATAAAAAACT</text:p>
          </table:table-cell>
        </table:table-row>
        <table:table-row table:style-name="ro1">
          <table:table-cell office:value-type="string" calcext:value-type="string">
            <text:p>ACCAATAGCACTGGCAGTGGCACCAATGGCACTTTCGATAGAAATTACACCAATGAAATGGGGGAAGAAATAAAAAACT</text:p>
          </table:table-cell>
        </table:table-row>
        <table:table-row table:style-name="ro1">
          <table:table-cell office:value-type="string" calcext:value-type="string">
            <text:p>ACTTTAGAGTGTGTTAACT---------ATGGTGTCACCAATAACTATACCAATATCACCAAGGAGRTGCAAGGAGAGATAAAAAACT</text:p>
          </table:table-cell>
        </table:table-row>
        <table:table-row table:style-name="ro1">
          <table:table-cell office:value-type="string" calcext:value-type="string">
            <text:p>AACAATGTCACTAGGAGCGATAATACCACTAATAGCAATGCCACTGCTAGCCCAACAGTAAGGGAAGACATGAAAAACT</text:p>
          </table:table-cell>
        </table:table-row>
        <table:table-row table:style-name="ro1">
          <table:table-cell office:value-type="string" calcext:value-type="string">
            <text:p>GTCAAGAATGGCAGTAGCAGTGATGGTAATAACCAGAATATTAGTGTCTCCACGGAAATGCAAGGAGAAATAAAAAACT</text:p>
          </table:table-cell>
        </table:table-row>
        <table:table-row table:style-name="ro1">
          <table:table-cell office:value-type="string" calcext:value-type="string">
            <text:p>CACAATATCAGTACCACTAATAGCACCAGTACGGGCAATATCAGTACCATTAATAGCACCAGTGCGGACATGAGAAACT</text:p>
          </table:table-cell>
        </table:table-row>
        <table:table-row table:style-name="ro1">
          <table:table-cell office:value-type="string" calcext:value-type="string">
            <text:p>CTCTGTGTTACTTTARATTGTAGCAATGTCAATRATAGGACTAACATCACRGGGTG------------------GGACAGGGAAGAAATAAAAWACT</text:p>
          </table:table-cell>
        </table:table-row>
        <table:table-row table:style-name="ro1">
          <table:table-cell office:value-type="string" calcext:value-type="string">
            <text:p>GTCACTTTAAATTGTGTCAATGTCACGACGAATGCCACGAAAAACAACAGCACGGG------------GGACGAGGGAGAAATGAAAAACT</text:p>
          </table:table-cell>
        </table:table-row>
        <table:table-row table:style-name="ro1">
          <table:table-cell office:value-type="string" calcext:value-type="string">
            <text:p>TGTAGCAATGTCAATGGCACGAACAGTGCCAATGGCACGGACAATGTCAATGTCACAGGCAGTGAAGAAATGAAAAATT</text:p>
          </table:table-cell>
        </table:table-row>
        <table:table-row table:style-name="ro1">
          <table:table-cell office:value-type="string" calcext:value-type="string">
            <text:p>ATTTTCAATACCACGGGTGCCAATGTCACGAATAAAGGGACACCAACAAACATAGGGACAAGGGGAGAAATGAGAAACT</text:p>
          </table:table-cell>
        </table:table-row>
        <table:table-row table:style-name="ro1">
          <table:table-cell office:value-type="string" calcext:value-type="string">
            <text:p>AGTAATGTCAGTGTCACTAATGTCACTGTCAATAACACAGAGGTCAACTTACGGGAGGAAGGAGGAGAAATAAAAAACT</text:p>
          </table:table-cell>
        </table:table-row>
        <table:table-row table:style-name="ro1">
          <table:table-cell office:value-type="string" calcext:value-type="string">
            <text:p>TGTTATGAT------AATGTCACCAGCAATAATGGCAGTAATGCCATCAATATCACCAATAACATGCTAGGAGAAGTAACAAACT</text:p>
          </table:table-cell>
        </table:table-row>
        <table:table-row table:style-name="ro1">
          <table:table-cell office:value-type="string" calcext:value-type="string">
            <text:p>ACTTTAGAGTGCAATGACT---------ATAATAGCACCAAATCCAACAATACGGCTCCCACTGAAACGCCAGAAGAAGTAAAAAACT</text:p>
          </table:table-cell>
        </table:table-row>
        <table:table-row table:style-name="ro1">
          <table:table-cell office:value-type="string" calcext:value-type="string">
            <text:p>TGTGTAAAGTTAACCCCTCTCTGTGTTACTTTAAATTGTGGCAAGGTCAAAAATGACAC------------------------------------AAGAGACGAACTAAGAAACT</text:p>
          </table:table-cell>
        </table:table-row>
        <table:table-row table:style-name="ro1">
          <table:table-cell office:value-type="string" calcext:value-type="string">
            <text:p>GTTACTTTAAATTGTAGCAAAGTCAATGGTAACAAGACAGAGGCCAACACCGAGGGGAGTGG---------------------GGAGGAAATGAAAAACT</text:p>
          </table:table-cell>
        </table:table-row>
        <table:table-row table:style-name="ro1">
          <table:table-cell office:value-type="string" calcext:value-type="string">
            <text:p>CAT------AATGTCACTAAAGTCACCAATAATGGCACTGCCACTGCTAACATAACAGGAGAAATGAAAGGAGAAATAAAAAACT</text:p>
          </table:table-cell>
        </table:table-row>
        <table:table-row table:style-name="ro1">
          <table:table-cell office:value-type="string" calcext:value-type="string">
            <text:p>TGCGTTACTTTAAATTGTACTAATGT------TAACATCACGGGAAACAGTAACATCACGGGAAT---------TAAGGAAGAAATGAAAAACT</text:p>
          </table:table-cell>
        </table:table-row>
        <table:table-row table:style-name="ro1">
          <table:table-cell office:value-type="string" calcext:value-type="string">
            <text:p>ACCTTAAATTGTAGTGATGTCACTGTCAACAGAACTGGTGACAGCAACAGCACGGGGAT---------ACAGGGAGAAATAAAAAACT</text:p>
          </table:table-cell>
        </table:table-row>
        <table:table-row table:style-name="ro1">
          <table:table-cell office:value-type="string" calcext:value-type="string">
            <text:p>AGCGAGCCTAAATTTAACAACACAAACTTTAACAGTACAGGAAGTAACAGCACAGGAATCCAGGAAGAAATGAGAAATT</text:p>
          </table:table-cell>
        </table:table-row>
        <table:table-row table:style-name="ro1">
          <table:table-cell office:value-type="string" calcext:value-type="string">
            <text:p>GTTACTCTAAGCTGTACCAAGGTCAAAAACAGCTCCGAGGCCAACTTCACTGAGGGCA------------TGGAAAAGGAAATAAAAAACT</text:p>
          </table:table-cell>
        </table:table-row>
        <table:table-row table:style-name="ro1">
          <table:table-cell office:value-type="string" calcext:value-type="string">
            <text:p>CTCTGCGTTACTTTAGATTGTGGCTATAATGTAACCAACTTGAATTTCACCAGTAACA------------------TGAAAGGAGACATAACAAACT</text:p>
          </table:table-cell>
        </table:table-row>
        <table:table-row table:style-name="ro1">
          <table:table-cell office:value-type="string" calcext:value-type="string">
            <text:p>TGCCATAACTACAAAGGCAATGGCACCAATAATACATATATCAACGGAACGGATGCCATGCAAGGAGAAATAAAAAACT</text:p>
          </table:table-cell>
        </table:table-row>
        <table:table-row table:style-name="ro1">
          <table:table-cell office:value-type="string" calcext:value-type="string">
            <text:p>AGTCCCAACATCACAGGAAACGACACAAACAGTAGTCCCAACATCACAGAAAACGACACAGAAAACGAAAGGAAAAACT</text:p>
          </table:table-cell>
        </table:table-row>
        <table:table-row table:style-name="ro1">
          <table:table-cell office:value-type="string" calcext:value-type="string">
            <text:p>CTCCCCAACACCAACCGCACGAGCAGCAACAGCACGACACCCGCACCCACTGCGAGCATGAAAGATGAGATGAAAAATT</text:p>
          </table:table-cell>
        </table:table-row>
        <table:table-row table:style-name="ro1">
          <table:table-cell office:value-type="string" calcext:value-type="string">
            <text:p>ATTACTAACATTAGCAACAACAACAATACTGACAGCAGAAACATCACCCATAGTGAGGACCCGGCAGAAATGAGAAACT</text:p>
          </table:table-cell>
        </table:table-row>
        <table:table-row table:style-name="ro1">
          <table:table-cell office:value-type="string" calcext:value-type="string">
            <text:p>ACTGCTAAGAATAGCACCAACAGTACTGGCACTACTGAAAATAGAACCATCAGTGACATGCTAGGAGGAATAANAGACT</text:p>
          </table:table-cell>
        </table:table-row>
        <table:table-row table:style-name="ro1">
          <table:table-cell office:value-type="string" calcext:value-type="string">
            <text:p>GTTACCTTAAATTGT------------AGCAATGTCAATGTCACTGCCACGAGTGGCACAACACACGGGGGACGGGGGAGAATGAAAAACT</text:p>
          </table:table-cell>
        </table:table-row>
        <table:table-row table:style-name="ro1">
          <table:table-cell office:value-type="string" calcext:value-type="string">
            <text:p>ACTTTAAATTGT---------AACCATAATGTCACCACCAATAACAATACCAATATCACCAGTGAAATGAGAGAAGAAATAAGAAACT</text:p>
          </table:table-cell>
        </table:table-row>
        <table:table-row table:style-name="ro1">
          <table:table-cell office:value-type="string" calcext:value-type="string">
            <text:p>TTAAATTGTAACGATGTCACCAATAATGGCACCAATGTTGCTAACATCAGCATTGACAT---------GAAAGGAGAAATAAAAAACT</text:p>
          </table:table-cell>
        </table:table-row>
        <table:table-row table:style-name="ro1">
          <table:table-cell office:value-type="string" calcext:value-type="string">
            <text:p>GTTACTTTAAGTTGT------------AGCTATAATGTTACCTTCAACAGTACCAATATCACTGCTGAAGAAAGAGAAGAGATAAAAAACT</text:p>
          </table:table-cell>
        </table:table-row>
        <table:table-row table:style-name="ro1">
          <table:table-cell office:value-type="string" calcext:value-type="string">
            <text:p>TTAGAGTGTAGCAAC------AATGTCACGAGTACCAATGTCACTACCAATATCACCTCTGACATAAGAGAAGAAATAAAAAACT</text:p>
          </table:table-cell>
        </table:table-row>
        <table:table-row table:style-name="ro1">
          <table:table-cell office:value-type="string" calcext:value-type="string">
            <text:p>AATGCCACTATTACCAATACCAATGTTACCAATGCCAATGGCACGGTGGACAGGATACCAGTGGA------AGAAATAAAAAACT</text:p>
          </table:table-cell>
        </table:table-row>
        <table:table-row table:style-name="ro1">
          <table:table-cell office:value-type="string" calcext:value-type="string">
            <text:p>GTCACTAACACCAGTAATACTGTCAATAGCACAGGTGGTAGGAAAGTGGACCAGGAAGAAATGAAAAACTTAAAAAACT</text:p>
          </table:table-cell>
        </table:table-row>
        <table:table-row table:style-name="ro1">
          <table:table-cell office:value-type="string" calcext:value-type="string">
            <text:p>TTAAATTGTAGTACCATCACCCTCAATAACACTGACACCCACAGCACCAATAA---------CACAGACATAGACGCAATGAGAAACT</text:p>
          </table:table-cell>
        </table:table-row>
        <table:table-row table:style-name="ro1">
          <table:table-cell office:value-type="string" calcext:value-type="string">
            <text:p>TGTGTTACTTTAAACTGTACCACCCCCAACATTACCATCCCCACCAACAGTACCCTCG-----ATGCTA----------GAGAAATGAGAAATT</text:p>
          </table:table-cell>
        </table:table-row>
        <table:table-row table:style-name="ro1">
          <table:table-cell office:value-type="string" calcext:value-type="string">
            <text:p>GACTATAAGGGTAACTATACAAATTATGATGGCACTGGCCACAATATCACCAGTGATATGGAAGGAGAAATAAAAGACT</text:p>
          </table:table-cell>
        </table:table-row>
        <table:table-row table:style-name="ro1">
          <table:table-cell office:value-type="string" calcext:value-type="string">
            <text:p>TGTGTAAAGTTAACCCCTCTCTGCGTTACTTTACATTG---------------TGGAACTGTCACCAACGACA---------------------CGGAGGGAGAAAGAAAAAACT</text:p>
          </table:table-cell>
        </table:table-row>
        <table:table-row table:style-name="ro1">
          <table:table-cell office:value-type="string" calcext:value-type="string">
            <text:p>ACTAGGAATAGCAACCTCACTGATGATACTGATAACAACCCCAATAAT------ACTATTAATATGGAAAATGAAATAAAAAATT</text:p>
          </table:table-cell>
        </table:table-row>
        <table:table-row table:style-name="ro1">
          <table:table-cell office:value-type="string" calcext:value-type="string">
            <text:p>ACTATACATAATAATGTCACTAATAATAATAATATCACCAGTGGCATAAATGATACCATTGCCA-CAGAAGTAAAAAACT</text:p>
          </table:table-cell>
        </table:table-row>
        <table:table-row table:style-name="ro1">
          <table:table-cell office:value-type="string" calcext:value-type="string">
            <text:p>ACTTTAAATTGTAGCAACT---ATAATGGCACTAATGGCAATCAGAATATCACCAATGAAATGGT------AGGAGAAATAAAAAACT</text:p>
          </table:table-cell>
        </table:table-row>
        <table:table-row table:style-name="ro1">
          <table:table-cell office:value-type="string" calcext:value-type="string">
            <text:p>AGTCTATGGGACCAAAGCCTAAAGCCATGTGTAAAGTTAACCCCTCTCTGCGTTACTCTAAATTGTAC---------------------------------------------------------------AATGAAAAACT</text:p>
          </table:table-cell>
        </table:table-row>
        <table:table-row table:style-name="ro1">
          <table:table-cell office:value-type="string" calcext:value-type="string">
            <text:p>TGTGTTACTCTAAATTGTACCAATGCCAATGCCAAGAATGGCACCAACGAT---------------TTGAAGGACCAGGAAGAAATAAAAAACT</text:p>
          </table:table-cell>
        </table:table-row>
        <table:table-row table:style-name="ro1">
          <table:table-cell office:value-type="string" calcext:value-type="string">
            <text:p>GTTACTCTAAATTGTAGTGAT------AGTGTCACCACTGCTAATAACTCTATCCAAAATGAAAT------GAAAGGAGAAATAAAAAACT</text:p>
          </table:table-cell>
        </table:table-row>
        <table:table-row table:style-name="ro1">
          <table:table-cell office:value-type="string" calcext:value-type="string">
            <text:p>CTCTGCGTTACTTTAAATTGTACAACTGCCAACATCAATGCCACTGCTAACAGC------------------ACGATCAAGGAAGAAATAAAAAACT</text:p>
          </table:table-cell>
        </table:table-row>
        <table:table-row table:style-name="ro1">
          <table:table-cell office:value-type="string" calcext:value-type="string">
            <text:p>TTAACCCCTCTCTGTGTCACCTTACACTGTACC---------AGTGTCACTGTCAATAACACTGTTACTG------------------AACAAGAAATGAAAAACT</text:p>
          </table:table-cell>
        </table:table-row>
        <table:table-row table:style-name="ro1">
          <table:table-cell office:value-type="string" calcext:value-type="string">
            <text:p>AACACCCTCAGGAATGCCACTGTGAATGCCAATGCCAATGCC-----ACTGTCACTGGGGACATGGAAGGAGAAATGAAAAACT</text:p>
          </table:table-cell>
        </table:table-row>
        <table:table-row table:style-name="ro1">
          <table:table-cell office:value-type="string" calcext:value-type="string">
            <text:p>GTCACCCTAAACTGTACCAATGTTAACAATGTCACCAATGTCAATGCCAGTGCC------------ACTGCAAAACAAGAAATGAAAAACT</text:p>
          </table:table-cell>
        </table:table-row>
        <table:table-row table:style-name="ro1">
          <table:table-cell office:value-type="string" calcext:value-type="string">
            <text:p>CCTCTCTGCGTTACCTTAAACTGTAGCCAT---AAGATTCTCATCAATTTCACCG--------AGAAAAATGTCACT----------GACATGAGAAACT</text:p>
          </table:table-cell>
        </table:table-row>
        <table:table-row table:style-name="ro1">
          <table:table-cell office:value-type="string" calcext:value-type="string">
            <text:p>ACCACCAATGACACGGGTACGGGTAATGTCACGGGTACGGGTAATGTCA-----CGGATAACAAC----ATAGGGGAAATGACAAACT</text:p>
          </table:table-cell>
        </table:table-row>
        <table:table-row table:style-name="ro1">
          <table:table-cell office:value-type="string" calcext:value-type="string">
            <text:p>GATGTCACCAAAACCGATGCCACTATCAATACTACTATCACCAATATCACTCAGGAGATGAAAGGAGAAATAAAAAACT</text:p>
          </table:table-cell>
        </table:table-row>
        <table:table-row table:style-name="ro1">
          <table:table-cell office:value-type="string" calcext:value-type="string">
            <text:p>TATAACGTCACCCATAACATCAAAGATGACATCCTCAGTATCTCAAATCAGACTGACATGAAAGAAGAAATAAAAAATT</text:p>
          </table:table-cell>
        </table:table-row>
        <table:table-row table:style-name="ro1">
          <table:table-cell office:value-type="string" calcext:value-type="string">
            <text:p>AATTGTTCTAATGCCACGGTCACCAATGCTACTAACACTTACAATTATACC---------CTGGTGACAACAGACGAAGTAAAAAACT</text:p>
          </table:table-cell>
        </table:table-row>
        <table:table-row table:style-name="ro1">
          <table:table-cell office:value-type="string" calcext:value-type="string">
            <text:p>ACTTTAGAGTGTAGCAACCCATCAACAGGTATCAA---------TAAAACCACAGACATGAGAAATAACATCACAGACATGAAAAACT</text:p>
          </table:table-cell>
        </table:table-row>
        <table:table-row table:style-name="ro1">
          <table:table-cell office:value-type="string" calcext:value-type="string">
            <text:p>AACAACCAAACAGCTAATAGGACTAATAGAACTAACAATAGGACTATATATCATGAAATGAAAGAGGAAATAAAAAACT</text:p>
          </table:table-cell>
        </table:table-row>
        <table:table-row table:style-name="ro1">
          <table:table-cell office:value-type="string" calcext:value-type="string">
            <text:p>AGCACCCTTAATAATAGCACCCATAGTAATAAAACCCTTAATAATAACACCATTGAAATGAAAGAAGAAGTGAGGAACT</text:p>
          </table:table-cell>
        </table:table-row>
        <table:table-row table:style-name="ro1">
          <table:table-cell office:value-type="string" calcext:value-type="string">
            <text:p>AACAATAGCAATGCCACCGTCAGCAATAGCAATGCCACCGTCAATGCCACCGCCACCAATGTAGGAGAAATGACAAATT</text:p>
          </table:table-cell>
        </table:table-row>
        <table:table-row table:style-name="ro1">
          <table:table-cell office:value-type="string" calcext:value-type="string">
            <text:p>ACCCCTCTCTGTGTTACTTTAGATTG---------------TAACAATGTCACCAATAATGGCACCAGTGACAT---------GAGAGAAGAAATAAAAAACT</text:p>
          </table:table-cell>
        </table:table-row>
        <table:table-row table:style-name="ro1">
          <table:table-cell office:value-type="string" calcext:value-type="string">
            <text:p>AACAATATCAATGCCACGAGCAGCAATGCCACAGTCCCGGGCAATGACACAGCTAATAACAAGGAAGAAATAACAAACT</text:p>
          </table:table-cell>
        </table:table-row>
        <table:table-row table:style-name="ro1">
          <table:table-cell office:value-type="string" calcext:value-type="string">
            <text:p>TGTAGTTAT------AATGTTACTGTTAGACCCAATAACACCGCCGTGAATTATACCACTTTCATGAAAGAAGAAATGAAAAACT</text:p>
          </table:table-cell>
        </table:table-row>
        <table:table-row table:style-name="ro1">
          <table:table-cell office:value-type="string" calcext:value-type="string">
            <text:p>AGCCATGTCAATAACCATAATAACAGTAGCCATAATGTCAGTAGCCATAGTGGCAATATCACCAGTGACATGAAAATCT</text:p>
          </table:table-cell>
        </table:table-row>
        <table:table-row table:style-name="ro1">
          <table:table-cell office:value-type="string" calcext:value-type="string">
            <text:p>ACTTTAAATTGTAGCAATGCCAATGTAGGTTATAGCAATGCCACTGTTAACAAC------------ACCATCAAGGATGAAATAAAAAACT</text:p>
          </table:table-cell>
        </table:table-row>
        <table:table-row table:style-name="ro1">
          <table:table-cell office:value-type="string" calcext:value-type="string">
            <text:p>ACCATTCGCAATAACACCAATAGCACTAACAACCATATCACCAATATCACCTCTGAAATGAAAGAAGAAATAAAAAACT</text:p>
          </table:table-cell>
        </table:table-row>
        <table:table-row table:style-name="ro1">
          <table:table-cell office:value-type="string" calcext:value-type="string">
            <text:p>AATAGTACCAATACTACTACCAATGCCACCATTGAAAGGAGAGGAGAAATAGCTGAAGAGCCAGGAGAAATAAAAAACT</text:p>
          </table:table-cell>
        </table:table-row>
        <table:table-row table:style-name="ro1">
          <table:table-cell office:value-type="string" calcext:value-type="string">
            <text:p>GTAAAGTTGACCCCACTCTGTGTTACTTTAATCTGT---------AATAATGTTACTTACAATAATACCAATGATGAAAG------------------------GAAAAACT</text:p>
          </table:table-cell>
        </table:table-row>
        <table:table-row table:style-name="ro1">
          <table:table-cell office:value-type="string" calcext:value-type="string">
            <text:p>AGCAATGTCAACAACAGTACCAGTAACACCACTATCTCCCCTGCTACCTCCCCTGACATGAG---------------GGGCGAAATAAAAAACT</text:p>
          </table:table-cell>
        </table:table-row>
        <table:table-row table:style-name="ro1">
          <table:table-cell office:value-type="string" calcext:value-type="string">
            <text:p>TGCGTTACTTTAGAGTGTAGTAGCT---ATGATGGCTCTAATGGCATCAATATCACCAATGACATG------------GAAGAAATAAAAAATT</text:p>
          </table:table-cell>
        </table:table-row>
        <table:table-row table:style-name="ro1">
          <table:table-cell office:value-type="string" calcext:value-type="string">
            <text:p>TTGAATTGTAC------AAATAATGTAACAAGTATTAACAGTACTG--CAACAGTTAATAACAGTGCCATAGAAGAAATAAAAAACT</text:p>
          </table:table-cell>
        </table:table-row>
        <table:table-row table:style-name="ro1">
          <table:table-cell office:value-type="string" calcext:value-type="string">
            <text:p>ACCACCAATAGCACTAACACCATTAGCAAGACCAGCGCCAGCACTACTAGTAGCCCCATGGAAGGAGAAATGAAAAACT</text:p>
          </table:table-cell>
        </table:table-row>
        <table:table-row table:style-name="ro1">
          <table:table-cell office:value-type="string" calcext:value-type="string">
            <text:p>ACTCCTCTCTGCGTTACTTTAAATTGCA------AGGAGGTTAATGTCACAGCCGCAAACAGCA------------------CGGAAGAAATGATGAAAAACT</text:p>
          </table:table-cell>
        </table:table-row>
        <table:table-row table:style-name="ro1">
          <table:table-cell office:value-type="string" calcext:value-type="string">
            <text:p>TGTACTAATATCATGGGAAACAGTAACAGCACGGGAAACAGTAGCAACACGAAAATTGAAGAAATAGAAATGAAAAACT</text:p>
          </table:table-cell>
        </table:table-row>
        <table:table-row table:style-name="ro1">
          <table:table-cell office:value-type="string" calcext:value-type="string">
            <text:p>TTAAACTGTGGCCAT------AATGACACCCTCACTAATRACACTGCCCCCGTCAATAACACCATGAGAGAAGAAGTAAGAAACT</text:p>
          </table:table-cell>
        </table:table-row>
        <table:table-row table:style-name="ro1">
          <table:table-cell office:value-type="string" calcext:value-type="string">
            <text:p>ACAGGAAATAGCACGGGTAGCAGCTTCACGGGGGGGCCTGAAGAACTAAAAACGGGGGGGCCTGAAGAACTAAAAAACT</text:p>
          </table:table-cell>
        </table:table-row>
        <table:table-row table:style-name="ro1">
          <table:table-cell office:value-type="string" calcext:value-type="string">
            <text:p>AAGTGCTCTGATGCCAATTTCACCTCTAATAATAATGCCACCAATATCACCGCTGAGAT---------GAAGGAAGAAATAAAAAACT</text:p>
          </table:table-cell>
        </table:table-row>
        <table:table-row table:style-name="ro1">
          <table:table-cell office:value-type="string" calcext:value-type="string">
            <text:p>CCTCTCTGTGTTACCTTAAATTGTAGCAACATCAACAAAAATGT---CACCAATGGGACTGACATAGATAT------------------GATGAAAAACT</text:p>
          </table:table-cell>
        </table:table-row>
        <table:table-row table:style-name="ro1">
          <table:table-cell office:value-type="string" calcext:value-type="string">
            <text:p>TGCGTTACTTTACAGTGTAGCGATGTCACTAGCAATGGCACTAACAGCAATGTCACTAACAGG------------------GAAGAAATGAAAAACT</text:p>
          </table:table-cell>
        </table:table-row>
        <table:table-row table:style-name="ro1">
          <table:table-cell office:value-type="string" calcext:value-type="string">
            <text:p>AGCTATGTCAATGGCAGCAGCACCGAGGGGAGCTATGGTAATGGCAACAGCACCGAAGGGAGCGGGGAAATAAAAAACT</text:p>
          </table:table-cell>
        </table:table-row>
        <table:table-row table:style-name="ro1">
          <table:table-cell office:value-type="string" calcext:value-type="string">
            <text:p>TGTAGCTATAACATCACCAATAATATCACCAATAGCATCACCAATAGCTCAGTTAACATGAGAGAAGAAATAAAAAACT</text:p>
          </table:table-cell>
        </table:table-row>
        <table:table-row table:style-name="ro1">
          <table:table-cell office:value-type="string" calcext:value-type="string">
            <text:p>ACCCCTCTCTGTGTCACTTTAAATTG---------------TAACAACATCACCAAGAACATCTCGGAGAGCAT---------AAAAAGAGAAATAACAAACT</text:p>
          </table:table-cell>
        </table:table-row>
        <table:table-row table:style-name="ro1">
          <table:table-cell office:value-type="string" calcext:value-type="string">
            <text:p>TGTACCAATTATTATGGTAATAGCACCGAGGTCAATAATAGCACTGTCAAAAGCACCATGG---AAGGGGAAATGAAAAACT</text:p>
          </table:table-cell>
        </table:table-row>
        <table:table-row table:style-name="ro1">
          <table:table-cell office:value-type="string" calcext:value-type="string">
            <text:p>GTCACTTTAAGTTGTGGCGAGAGTAATTTCAACAACACCATGAACGTCAGTAGGGGGGAAATGGT------------AGAAACAAAAAACT</text:p>
          </table:table-cell>
        </table:table-row>
        <table:table-row table:style-name="ro1">
          <table:table-cell office:value-type="string" calcext:value-type="string">
            <text:p>AACTGTACTAATGCCAAGGCCAA---CAACACGAATGACACTGTCAGCAGCATGGGGGACATGGAAGGAGAAATAAAAAACT</text:p>
          </table:table-cell>
        </table:table-row>
        <table:table-row table:style-name="ro1">
          <table:table-cell office:value-type="string" calcext:value-type="string">
            <text:p>ACAGACCTAGACCTTAATGGCACTCAGAGTCTTAATGGCACTCAGAGGCTAAATGGCACTGAGGTAGGTATGACAAACT</text:p>
          </table:table-cell>
        </table:table-row>
        <table:table-row table:style-name="ro1">
          <table:table-cell office:value-type="string" calcext:value-type="string">
            <text:p>TGCGTCACCCTAAACTGTACCGATGTCAACAACAATGTCACTGTCAACAACAATAGC---------------AATGTACAAGAAATGAAAAACT</text:p>
          </table:table-cell>
        </table:table-row>
        <table:table-row table:style-name="ro1">
          <table:table-cell office:value-type="string" calcext:value-type="string">
            <text:p>TTAAATTGTAGCACTGTCAATAATAGCACCAGTATCAATAGCACTCTCTATGAAGACAT------GAAAGGAGAACTAAAAAACT</text:p>
          </table:table-cell>
        </table:table-row>
        <table:table-row table:style-name="ro1">
          <table:table-cell office:value-type="string" calcext:value-type="string">
            <text:p>TTAAGCTGTACCAATGCTAAAAGCGGCAGCACTGGGAACAGCAGCAGC------ACGGTGGAAGGGGAGGGAGAAATAAAAAATT</text:p>
          </table:table-cell>
        </table:table-row>
        <table:table-row table:style-name="ro1">
          <table:table-cell office:value-type="string" calcext:value-type="string">
            <text:p>GATTGCCATAACATCACCATTAA---CAACACCAATAACAACACCAATATCACAGATGGAGTGAGGGAAGAAATGAAAAATT</text:p>
          </table:table-cell>
        </table:table-row>
        <table:table-row table:style-name="ro1">
          <table:table-cell office:value-type="string" calcext:value-type="string">
            <text:p>CTCTGTGTAACTTTAGAGTG------------------TAATGATGCCAACAGAACAAACATCAATATAACTGAAGAAGAATTTAAAGTAAAAAACT</text:p>
          </table:table-cell>
        </table:table-row>
        <table:table-row table:style-name="ro1">
          <table:table-cell office:value-type="string" calcext:value-type="string">
            <text:p>TGTACTAACATCACCAGTACCTCAAATAATACCACAAATGCCACGGTAGACACAGAAGCAATACAAAACATGAAAAACT</text:p>
          </table:table-cell>
        </table:table-row>
        <table:table-row table:style-name="ro1">
          <table:table-cell office:value-type="string" calcext:value-type="string">
            <text:p>TTAACCCCTCTCTGCGTTACTTTAAATTGTAGCGATGCCATTGGCAACTTTACAAATATC------------------------------AAGGAAGAAATAACAAACT</text:p>
          </table:table-cell>
        </table:table-row>
        <table:table-row table:style-name="ro1">
          <table:table-cell office:value-type="string" calcext:value-type="string">
            <text:p>ACTTTAGAGTGTAATGACATCCAAATCTCCAATAACATCACTAACATCACTGAAAACAT---------GAAAGAAGAAATAAAAAACT</text:p>
          </table:table-cell>
        </table:table-row>
        <table:table-row table:style-name="ro1">
          <table:table-cell office:value-type="string" calcext:value-type="string">
            <text:p>TTAGAGTGTAATCAT------ACCACCAATAACATCACCAATGATATCAATAGTACAGTTAACATGAAAGAAGAAATAAAAAACT</text:p>
          </table:table-cell>
        </table:table-row>
        <table:table-row table:style-name="ro1">
          <table:table-cell office:value-type="string" calcext:value-type="string">
            <text:p>TTGGAGTGTAGCAATATCAACAGCACCAATAACACCGCCACCAATTTCACCAATTTCAT------GGGAGAAGACATAAAAAACT</text:p>
          </table:table-cell>
        </table:table-row>
        <table:table-row table:style-name="ro1">
          <table:table-cell office:value-type="string" calcext:value-type="string">
            <text:p>CCTCTCTGCGTTACTTTAAATTG------------------TACCAATGCCAA---CGGAACCCAGAATGTCAACATCACGAATGTAGGAATGAGAAACT</text:p>
          </table:table-cell>
        </table:table-row>
        <table:table-row table:style-name="ro1">
          <table:table-cell office:value-type="string" calcext:value-type="string">
            <text:p>TGTGTTACTTTAAACTGTAC------AAATGCCAACACCACCACCACGAATGGCACC---------ATCACAAACGGGGAAGAAATAAAAAACT</text:p>
          </table:table-cell>
        </table:table-row>
        <table:table-row table:style-name="ro1">
          <table:table-cell office:value-type="string" calcext:value-type="string">
            <text:p>ACTTTAAACTGTACCGATGCCAATGTCACTATCAATGCCAATGACACCCTGAGGGGCACACC---------AGGAGAAATAAAAAACT</text:p>
          </table:table-cell>
        </table:table-row>
        <table:table-row table:style-name="ro1">
          <table:table-cell office:value-type="string" calcext:value-type="string">
            <text:p>ACCCCTCTCTGCGTTACTCTAGATTGTAGCAAT------AATGTCACCAATACCACTAATGACA------------------TGAAAGAAGAAATAAAAAACT</text:p>
          </table:table-cell>
        </table:table-row>
        <table:table-row table:style-name="ro1">
          <table:table-cell office:value-type="string" calcext:value-type="string">
            <text:p>ACTTTAAATTGTCACAACATATCCCTCACGAATACCACTGGTAATATCACCAATGACATGGG---------------AGAAGAAATAAAAAACT</text:p>
          </table:table-cell>
        </table:table-row>
        <table:table-row table:style-name="ro1">
          <table:table-cell office:value-type="string" calcext:value-type="string">
            <text:p>GTCACTTTAAATTGCGTCAATGTCACGACGAATGTCACGAAACACAACAGC---------------ACGGGGGGCGAGGGAGAAATGAAAAACT</text:p>
          </table:table-cell>
        </table:table-row>
        <table:table-row table:style-name="ro1">
          <table:table-cell office:value-type="string" calcext:value-type="string">
            <text:p>ATCAATGT------CAGTGCCAGTAACAGCAGCAGTGACATCAGCATAAATGCCACCAGCATGAATGTGGATGAAATAAAAAACT</text:p>
          </table:table-cell>
        </table:table-row>
        <table:table-row table:style-name="ro1">
          <table:table-cell office:value-type="string" calcext:value-type="string">
            <text:p>TGTACCAATGCCCGCAACAACACGAAAATCGATATCGATCCCCTCACTAACACGAGCATGGAAGGAGAAGTAAAAAACT</text:p>
          </table:table-cell>
        </table:table-row>
        <table:table-row table:style-name="ro1">
          <table:table-cell office:value-type="string" calcext:value-type="string">
            <text:p>GTTACTCTGAATTGT------------AGTAATGTCAATGTCAATAACACGCAGAACTTCACGGGGTGGGACAGGGAACAAATAAAAAACT</text:p>
          </table:table-cell>
        </table:table-row>
        <table:table-row table:style-name="ro1">
          <table:table-cell office:value-type="string" calcext:value-type="string">
            <text:p>AATAATACTGACAGTGACAACAGTGACAATGCCACCAATTCCACCATCACCAGGGAAATGAT---------TGGAGAAATAAAAAACT</text:p>
          </table:table-cell>
        </table:table-row>
        <table:table-row table:style-name="ro1">
          <table:table-cell office:value-type="string" calcext:value-type="string">
            <text:p>ACCAAGGATAATAATGACACCCATAATAATAGCACCAAGGATAATAGTACCTTGGAGGCAGAAAAAGACATAAGAAACT</text:p>
          </table:table-cell>
        </table:table-row>
        <table:table-row table:style-name="ro1">
          <table:table-cell office:value-type="string" calcext:value-type="string">
            <text:p>ACCCCTCTCTGCGTCACTTTAGATTGTAACTAC------AATGTCACCAATATCACCAATGA------------------AATGAATGGAGAAATGAGAAACT</text:p>
          </table:table-cell>
        </table:table-row>
        <table:table-row table:style-name="ro1">
          <table:table-cell office:value-type="string" calcext:value-type="string">
            <text:p>GTCACGTTAAACTGTAC------------CAACATCAGCACGGTGGGCAACCGCACGGTGGAAGGAAACATGATAGGAAAAATAAAAAACT</text:p>
          </table:table-cell>
        </table:table-row>
        <table:table-row table:style-name="ro1">
          <table:table-cell office:value-type="string" calcext:value-type="string">
            <text:p>TTAAACTGTACCAATGCCAAAAGCAAGAATGTCACGAATGGCAACAACACGGGGGACAT------GGGAGGAGAACTAAAAAACT</text:p>
          </table:table-cell>
        </table:table-row>
        <table:table-row table:style-name="ro1">
          <table:table-cell office:value-type="string" calcext:value-type="string">
            <text:p>GTAAAGTTAACCCCTCTCTGCGTTACTTTAAACTGTAGCCA---------------CAACATCACCAGCAGCA------------------CGGGAGGAGAAATAAAAAACT</text:p>
          </table:table-cell>
        </table:table-row>
        <table:table-row table:style-name="ro1">
          <table:table-cell office:value-type="string" calcext:value-type="string">
            <text:p>TGCTTTAATATCAATGCCACCAACAATGGCACCAACAATAATAGCAGTAGCTTTAACATGAT---------AGGAGAAATAAAAAACT</text:p>
          </table:table-cell>
        </table:table-row>
        <table:table-row table:style-name="ro1">
          <table:table-cell office:value-type="string" calcext:value-type="string">
            <text:p>TTAACCCCTCTCTGTGTTACTTTAGATTGT---------GAAACTGTCAGCTGCTCTAATTGTAGTGTCAGG------------------GATGAAATAAAAAACT</text:p>
          </table:table-cell>
        </table:table-row>
        <table:table-row table:style-name="ro1">
          <table:table-cell office:value-type="string" calcext:value-type="string">
            <text:p>TGTACTGACTGGACCAATAATGCCACTAGTACGAACCAAACCACTCCTGCCACTAGTGAGGAGACAGGAGTGAAAAACT</text:p>
          </table:table-cell>
        </table:table-row>
        <table:table-row table:style-name="ro1">
          <table:table-cell office:value-type="string" calcext:value-type="string">
            <text:p>AACAGTAGCMAYGAGASCAATGKCACTGKCACTARTAGCACTGTCRSTAGCCCTGTCACTGAACAAGAAATGAAAAACT</text:p>
          </table:table-cell>
        </table:table-row>
        <table:table-row table:style-name="ro1">
          <table:table-cell office:value-type="string" calcext:value-type="string">
            <text:p>CCTCTCTGTGTTACTTTAGATTG---------------TCATAACGTCACCAATAATTTCACGGAGGGGGTCCC------GGAAGAAGAAATAAAAAACT</text:p>
          </table:table-cell>
        </table:table-row>
        <table:table-row table:style-name="ro1">
          <table:table-cell office:value-type="string" calcext:value-type="string">
            <text:p>GCCAATATCACCTATGTCAGTACCAACAGCACGAAGGCCTATGTCACTGTCAACGGCACAACGGAAGAAATAAAAAACT</text:p>
          </table:table-cell>
        </table:table-row>
        <table:table-row table:style-name="ro1">
          <table:table-cell office:value-type="string" calcext:value-type="string">
            <text:p>CCTCTCTGCGTTACTTTAGATTGTAGTCAC------AACATCACATCCTCCAATAGT---------------TCATCCAATGCAATAGAAATGGCAAACT</text:p>
          </table:table-cell>
        </table:table-row>
        <table:table-row table:style-name="ro1">
          <table:table-cell office:value-type="string" calcext:value-type="string">
            <text:p>ACTTTAAATTGTGCTGAGGTCACAGACAGAACGAATGTCTCCGTCGTCCAGGAGAACAT---------GAAAGGAGAAATAAAAAATT</text:p>
          </table:table-cell>
        </table:table-row>
        <table:table-row table:style-name="ro1">
          <table:table-cell office:value-type="string" calcext:value-type="string">
            <text:p>TTAACCCCTCTCTGCATTACTTTAAATTGT------------AGCAATGTCAATGTCACTAGAGAC---------------ATGGAAAAAGGGGAAATAAAAAACT</text:p>
          </table:table-cell>
        </table:table-row>
        <table:table-row table:style-name="ro1">
          <table:table-cell office:value-type="string" calcext:value-type="string">
            <text:p>GTTACTTTAAATTGTAGCAAGGTCAATGGCAAGGTCAATGTCACGAACCATGAC-----AATGCCACTGAAGAA-------ATGAGAAACT</text:p>
          </table:table-cell>
        </table:table-row>
        <table:table-row table:style-name="ro1">
          <table:table-cell office:value-type="string" calcext:value-type="string">
            <text:p>ATCACCCTACACTGTACCAATGTCAATGTCACAAACAATAGCAATGTCAGCAACAATACTGTCAC------------TGACATGAAAAACT</text:p>
          </table:table-cell>
        </table:table-row>
        <table:table-row table:style-name="ro1">
          <table:table-cell office:value-type="string" calcext:value-type="string">
            <text:p>AACCATGTCATGAGTACCAATGCCAGTACCAATGCCACTGCCAATATCAACTCTGACATGAGAGAAGAAATAAAAAACT</text:p>
          </table:table-cell>
        </table:table-row>
        <table:table-row table:style-name="ro1">
          <table:table-cell office:value-type="string" calcext:value-type="string">
            <text:p>AATATCAGCAATATCAACAGCACGAGGGGCAGCACAGAGGGCAACAGCACGTTAGAAAACAGGGAAGAAATAAAAAACT</text:p>
          </table:table-cell>
        </table:table-row>
        <table:table-row table:style-name="ro1">
          <table:table-cell office:value-type="string" calcext:value-type="string">
            <text:p>AGCAATATCACCTCTAATAGCACCTCTAATAGCACCAAGGACAGTGCCACCCTTGATATGAAAAGCGAAATACAAAACT</text:p>
          </table:table-cell>
        </table:table-row>
        <table:table-row table:style-name="ro1">
          <table:table-cell office:value-type="string" calcext:value-type="string">
            <text:p>TTAAATTGTCGTAACT---------ATAATGACACCAAGGCTGCCAACCAGACTATCGCAGATGGAATGGGAGGAGAAATAAAAAATT</text:p>
          </table:table-cell>
        </table:table-row>
        <table:table-row table:style-name="ro1">
          <table:table-cell office:value-type="string" calcext:value-type="string">
            <text:p>CACTGTAGCAACAATGTCACTGTCAAAAATGCCAATGCCACTAATAGTAGTCA------------AATTGCAGCAGAAGAAATGAGAAACT</text:p>
          </table:table-cell>
        </table:table-row>
        <table:table-row table:style-name="ro1">
          <table:table-cell office:value-type="string" calcext:value-type="string">
            <text:p>ACTCCTCTCTGTGTTACTCTAAAATGCAGCAATGT---------------CACCAATAATAGCACCCCAGACAT---------GCAAGAAGAAATAAAAAACT</text:p>
          </table:table-cell>
        </table:table-row>
        <table:table-row table:style-name="ro1">
          <table:table-cell office:value-type="string" calcext:value-type="string">
            <text:p>ACTTTAAATTGT---------AACAATGTTTCTGTTTCTACCAATAATACCAATGATACAGTGGAAGCAAACAAAGAATTGAGAAACT</text:p>
          </table:table-cell>
        </table:table-row>
        <table:table-row table:style-name="ro1">
          <table:table-cell office:value-type="string" calcext:value-type="string">
            <text:p>AACTATGAAGGCACCAATTTAACTAATAGTAACACCACTGTCAACATCACCGAGGACAT---------GAAAGGAGAAATAAAAAACT</text:p>
          </table:table-cell>
        </table:table-row>
        <table:table-row table:style-name="ro1">
          <table:table-cell office:value-type="string" calcext:value-type="string">
            <text:p>GTTACATTAGAGGGTAGAAACATCACTAACAACAGCATCATCAATAACACCTATAACATAAATGAAGAAGTAACAAACT</text:p>
          </table:table-cell>
        </table:table-row>
        <table:table-row table:style-name="ro1">
          <table:table-cell office:value-type="string" calcext:value-type="string">
            <text:p>CCTCTCTGTGTCACTTTACATTGT---------AGCAATGTCACGGGTGCCAACAGCACTGGC------------ACGGGTGGGGAAGAAATAAAAAACT</text:p>
          </table:table-cell>
        </table:table-row>
        <table:table-row table:style-name="ro1">
          <table:table-cell office:value-type="string" calcext:value-type="string">
            <text:p>ACTTTAAATTGTAATAACATCACCATCAATAACATCACCACCAACATCACTGAGGACAT---------GAGAGGAGAAATAAAAAACT</text:p>
          </table:table-cell>
        </table:table-row>
        <table:table-row table:style-name="ro1">
          <table:table-cell office:value-type="string" calcext:value-type="string">
            <text:p>AACAGCACGGGGGAAAGTGGAAGCAACATCACGGGGGAAAGTGGAAGCAACATCACGGGGGACAATGGAATGACAAACT</text:p>
          </table:table-cell>
        </table:table-row>
        <table:table-row table:style-name="ro1">
          <table:table-cell office:value-type="string" calcext:value-type="string">
            <text:p>AATGGTACTGCCAGCAGCTCTAATGTTAGTAACCAAAATAGTAACCAAAATGACAGTATCACCGGGGACATGAAAAACT</text:p>
          </table:table-cell>
        </table:table-row>
        <table:table-row table:style-name="ro1">
          <table:table-cell office:value-type="string" calcext:value-type="string">
            <text:p>TGTACTGCCATAACAAATGACACGAGAGGAAATGAAACAGGAATAAACAGGACAGTAGAAACAACTGAAATGACAAACT</text:p>
          </table:table-cell>
        </table:table-row>
        <table:table-row table:style-name="ro1">
          <table:table-cell office:value-type="string" calcext:value-type="string">
            <text:p>TGTAGCCATAATGTCACCCTCAAGGGCACTAACAGCACCAATACTAGCACCCCTAATAT---------GAAAGAAGAAGTAAGAAACT</text:p>
          </table:table-cell>
        </table:table-row>
        <table:table-row table:style-name="ro1">
          <table:table-cell office:value-type="string" calcext:value-type="string">
            <text:p>TTAACCCCTCTCTGCGTTACTTTACATTGTAACGATGTTAAGGTTAACAGC---------------------------ACGGGGGAGGACAAGGAAATGACAATCT</text:p>
          </table:table-cell>
        </table:table-row>
        <table:table-row table:style-name="ro1">
          <table:table-cell office:value-type="string" calcext:value-type="string">
            <text:p>TGTAACAATGTCAACAATACCAGTAATACCAATAATACCACCAATGTCACCGCTGAAATGCGAGAAGAGATAAAAAACT</text:p>
          </table:table-cell>
        </table:table-row>
        <table:table-row table:style-name="ro1">
          <table:table-cell office:value-type="string" calcext:value-type="string">
            <text:p>AAGCCATGTGTAAAGTTAACCCCTCTCTGTGTCACTCTACATTGTAGAAACATCCCCAATGTGACTAGT------------------------------------------ATGACAAACT</text:p>
          </table:table-cell>
        </table:table-row>
        <table:table-row table:style-name="ro1">
          <table:table-cell office:value-type="string" calcext:value-type="string">
            <text:p>CAT------AATGTCACTGTCATAAATGGCACAAGTGGTGCCAATACCACAAGTGCCCCAATTGTCAAAGAAGAAATGAAAAACT</text:p>
          </table:table-cell>
        </table:table-row>
        <table:table-row table:style-name="ro1">
          <table:table-cell office:value-type="string" calcext:value-type="string">
            <text:p>GTTACTTTAGAATGTAGAGATGCCTCTAATACCACTAATGCC---ACTTTCACCGAGGGAAT---------GGATAGAGAAATAAAAAACT</text:p>
          </table:table-cell>
        </table:table-row>
        <table:table-row table:style-name="ro1">
          <table:table-cell office:value-type="string" calcext:value-type="string">
            <text:p>TGTAACGATGTTAACACGACCAATAACACAACCAATCACACCACTGTCGCCCCGGACATGGTAGAAGAAAGAAAAAATT</text:p>
          </table:table-cell>
        </table:table-row>
        <table:table-row table:style-name="ro1">
          <table:table-cell office:value-type="string" calcext:value-type="string">
            <text:p>AATATCACTGTCAAGAATATCACTGTCAGCAGCAACAATAATATTAGTATCAGCAACAGCACGGAGGACATGAGAAACT</text:p>
          </table:table-cell>
        </table:table-row>
        <table:table-row table:style-name="ro1">
          <table:table-cell office:value-type="string" calcext:value-type="string">
            <text:p>GTCACCCTAAACTGTACCAATATCAATAGTACTGCCAATACCAATAGTACTGTCAA------------TGTCGAACAAGAAATGAAAAACT</text:p>
          </table:table-cell>
        </table:table-row>
        <table:table-row table:style-name="ro1">
          <table:table-cell office:value-type="string" calcext:value-type="string">
            <text:p>CTCTGTGTTACTTTAAATTGTAGCAATGCCACGTTCACAAATGCCAATGTCACAAATGCCACC------------------------GAAGAAATAAAAAACT</text:p>
          </table:table-cell>
        </table:table-row>
        <table:table-row table:style-name="ro1">
          <table:table-cell office:value-type="string" calcext:value-type="string">
            <text:p>TGCAGTGTCCCCTTCAACGCCACTGTCAATGGCACTGCCAATGTCCAACTACCCAATGTCACTACTGAACTAAGAAACT</text:p>
          </table:table-cell>
        </table:table-row>
        <table:table-row table:style-name="ro1">
          <table:table-cell office:value-type="string" calcext:value-type="string">
            <text:p>GTTACTTTAGATTGTACTGATGCCACAAATGCCACTAATACCACTATCATTAGTGACA------------TGAAAGGAGAAATAAAAAACT</text:p>
          </table:table-cell>
        </table:table-row>
        <table:table-row table:style-name="ro1">
          <table:table-cell office:value-type="string" calcext:value-type="string">
            <text:p>AGTGACAATATCACCAATAATGGCAACACCACCAATAGTCCCAACATCACAAATGAGATGGGAGGAGAAATAAAAAACT</text:p>
          </table:table-cell>
        </table:table-row>
        <table:table-row table:style-name="ro1">
          <table:table-cell office:value-type="string" calcext:value-type="string">
            <text:p>ACCCCTCTCTGTGTTACTTTAGATTGCCATAATGTCACCTATAATATCACCAGTGACA------------------------TGAATAAAGAAATAACAAATT</text:p>
          </table:table-cell>
        </table:table-row>
        <table:table-row table:style-name="ro1">
          <table:table-cell office:value-type="string" calcext:value-type="string">
            <text:p>CCTCTCTGTGTTACTTTAAATTGTAGCAATGT---TAATAATACAAACATCACGGGGTGGGGCAGG------------------GAAGAAATAAAAAACT</text:p>
          </table:table-cell>
        </table:table-row>
        <table:table-row table:style-name="ro1">
          <table:table-cell office:value-type="string" calcext:value-type="string">
            <text:p>TTAAATTGTAGCAATATAGACAATAGCACGAATGTCAACA----TCACAAGAGAAGAGGAA--GAAATAAAAAACTTAAAAAATT</text:p>
          </table:table-cell>
        </table:table-row>
        <table:table-row table:style-name="ro1">
          <table:table-cell office:value-type="string" calcext:value-type="string">
            <text:p>TTACATTGTGTCAATATCACCATTACCAACACCACAAACAGCACCATAGACAGCGTAAT------GAAAGATGAAATAAAAAACT</text:p>
          </table:table-cell>
        </table:table-row>
        <table:table-row table:style-name="ro1">
          <table:table-cell office:value-type="string" calcext:value-type="string">
            <text:p>GTTACGTTAAACTGTACCACTGTCGACAACACCACGAATGTCAACATCTCGAAGGACATGAT------------AGGAGAAATAAAAAACT</text:p>
          </table:table-cell>
        </table:table-row>
        <table:table-row table:style-name="ro1">
          <table:table-cell office:value-type="string" calcext:value-type="string">
            <text:p>ACTTTAAATTGTAGCACTGCT------AATGTTAATGTCACCGATTACAACATC------ACGACGGGGGACAAGGAAGAAATAAAAAACT</text:p>
          </table:table-cell>
        </table:table-row>
        <table:table-row table:style-name="ro1">
          <table:table-cell office:value-type="string" calcext:value-type="string">
            <text:p>TTAACCCCTCTCTGTGTTATTTTAAACTGTAGTGACTACAAAAATGATAGCACTGGTGCCAGCAGT---------------------------GGAATAAAGAACT</text:p>
          </table:table-cell>
        </table:table-row>
        <table:table-row table:style-name="ro1">
          <table:table-cell office:value-type="string" calcext:value-type="string">
            <text:p>TTAACCCCTCTCTGCGTTACTTTAAACTGT------------AGCGATGTCAATGTCACTAACAACAGC---------------ATGAAAGGAGAAATGAAAAACT</text:p>
          </table:table-cell>
        </table:table-row>
        <table:table-row table:style-name="ro1">
          <table:table-cell office:value-type="string" calcext:value-type="string">
            <text:p>CCTCTCTGTGTTACTTTAGATTGTAGTGACT---ATAATGGCACCAATATCACCGGTGACA------------------TGACAAGGGAAATAAAAAACT</text:p>
          </table:table-cell>
        </table:table-row>
        <table:table-row table:style-name="ro1">
          <table:table-cell office:value-type="string" calcext:value-type="string">
            <text:p>ACCAATGTCACCAACACCAATGGCACCAGCACCAGCAGCTCCAAGGTCACCATCAACGACAGGGAAGAAATAAAAAACT</text:p>
          </table:table-cell>
        </table:table-row>
        <table:table-row table:style-name="ro1">
          <table:table-cell office:value-type="string" calcext:value-type="string">
            <text:p>CTAGATTGTAGCTATAATGTCACCAGTAATTCCACCGAAAATAATATCACCGAGAGCAT---------GAGAGGAGAAATAAAAAACT</text:p>
          </table:table-cell>
        </table:table-row>
        <table:table-row table:style-name="ro1">
          <table:table-cell office:value-type="string" calcext:value-type="string">
            <text:p>AATTGTAGTGATGTCAAAAGAAATGCCACAAATGTCACCATTACGGGG-----GACAAGGAAGAAATAAAAAATTTAAAAAACT</text:p>
          </table:table-cell>
        </table:table-row>
        <table:table-row table:style-name="ro1">
          <table:table-cell office:value-type="string" calcext:value-type="string">
            <text:p>CTTTGTGTTACTTTACATTGTAC---------AAATGTAACTGTCACTAATGAT---------AAAACGGTAAAGAACCAGCAAGAATTAAAAAACT</text:p>
          </table:table-cell>
        </table:table-row>
        <table:table-row table:style-name="ro1">
          <table:table-cell office:value-type="string" calcext:value-type="string">
            <text:p>TGTGTAAAATTAACCCCTCTCTGCGTTACTTTAGATTGT------------AATGCCACCGCCTCCAATGTCACCAAT------------------------GAAATGAGAAACT</text:p>
          </table:table-cell>
        </table:table-row>
        <table:table-row table:style-name="ro1">
          <table:table-cell office:value-type="string" calcext:value-type="string">
            <text:p>GACATCAATGTCGCCAATAGCACAGACACCACTAACGAAGTCAAAAACGGATCTGCCAATATCACAGATGAAAAAAACT</text:p>
          </table:table-cell>
        </table:table-row>
        <table:table-row table:style-name="ro1">
          <table:table-cell office:value-type="string" calcext:value-type="string">
            <text:p>GTTACTCTAAACTGCACCAATGTCAACAACAGCACCACGGCCAACTTCACT---GAGAGCAT---------GAGAGAGGAAATAAAAAACT</text:p>
          </table:table-cell>
        </table:table-row>
        <table:table-row table:style-name="ro1">
          <table:table-cell office:value-type="string" calcext:value-type="string">
            <text:p>AACCATGTCATGAGTACCAATGCCAGTACCAATGCCACTGCCAATATCAACTCTGACATGAGAGAAGAAATAAAAAACT</text:p>
          </table:table-cell>
        </table:table-row>
        <table:table-row table:style-name="ro1">
          <table:table-cell office:value-type="string" calcext:value-type="string">
            <text:p>TGTACYKATAMCAWYACCAATAMCAWYACCAATRYCAATRCCAMWRCMASWATTRACATGAMAGRAGAAATAAAAAACT</text:p>
          </table:table-cell>
        </table:table-row>
        <table:table-row table:style-name="ro1">
          <table:table-cell office:value-type="string" calcext:value-type="string">
            <text:p>TGTGTTACTCTAAATTGTAGAGATGTCAATTCTTCCAATGCTACCTCCCTTGTCCA---------------GGACATAGCAGAAATCAAGAACT</text:p>
          </table:table-cell>
        </table:table-row>
        <table:table-row table:style-name="ro1">
          <table:table-cell office:value-type="string" calcext:value-type="string">
            <text:p>AGTCCCAACATCACAGGAAACGACACAAACAGTAGTCCCAACATCACAGAAAACGACACAGAAAACGAAAGGAAAAACT</text:p>
          </table:table-cell>
        </table:table-row>
        <table:table-row table:style-name="ro1">
          <table:table-cell office:value-type="string" calcext:value-type="string">
            <text:p>GTTACATTAGAGGGTAGAAACATCACTAACAACAGCATCATCAATAACACCTATAACATAAATGAAGAAGTAACAAACT</text:p>
          </table:table-cell>
        </table:table-row>
        <table:table-row table:style-name="ro1">
          <table:table-cell office:value-type="string" calcext:value-type="string">
            <text:p>ACTCTAAATTGTACCAATGTCAATGTCACAACTAATGCCACTGATACCACTATCAATGGTG------------------ATGGTGGCATGAGGAACT</text:p>
          </table:table-cell>
        </table:table-row>
        <table:table-row table:style-name="ro1">
          <table:table-cell office:value-type="string" calcext:value-type="string">
            <text:p>CCTCTCTGTGTTACTTTAGATTGCCATAATGTCACCTATAATAATATCACCAGTGACA---------------------TGAAGGAAGAAATAACAAACT</text:p>
          </table:table-cell>
        </table:table-row>
        <table:table-row table:style-name="ro1">
          <table:table-cell office:value-type="string" calcext:value-type="string">
            <text:p>AATTGTAACAGAGTCTCCAATAACATCTCTGACACTGACATTAATAGC------ACCATTAAAATGAGTGAAGAAATAAAAAACT</text:p>
          </table:table-cell>
        </table:table-row>
        <table:table-row table:style-name="ro1">
          <table:table-cell office:value-type="string" calcext:value-type="string">
            <text:p>AATTGTAGTAATATTAACAATATCCCCAATGTTAATGCTAGCAGT------ATCCCCAAGGACGTGAAAGAAGAAATAAAAAACT</text:p>
          </table:table-cell>
        </table:table-row>
        <table:table-row table:style-name="ro1">
          <table:table-cell office:value-type="string" calcext:value-type="string">
            <text:p>AGCTGTAACAAT------AATGTCACGGTCACTCCCAATAATAGCACTGTTAATGCCAGTGCCAATGACACTGAAATGAAAAACT</text:p>
          </table:table-cell>
        </table:table-row>
        <table:table-row table:style-name="ro1">
          <table:table-cell office:value-type="string" calcext:value-type="string">
            <text:p>GTCACTTTATATTGTACTAAC---ACAAACATCACTAACAACAGTACCAGTAAC---------ATCACGGACAGTGGAGAAATGAAAAATT</text:p>
          </table:table-cell>
        </table:table-row>
        <table:table-row table:style-name="ro1">
          <table:table-cell office:value-type="string" calcext:value-type="string">
            <text:p>AACACCCATAATGGCACCAGAATCAATGATACCACCATGGATAACGATACCAGAAAAATACTAGAAGAAATGAAAAACT</text:p>
          </table:table-cell>
        </table:table-row>
        <table:table-row table:style-name="ro1">
          <table:table-cell office:value-type="string" calcext:value-type="string">
            <text:p>CATAATATCACCAATAACATTACCAAGATGGACAACAATACGGACAATACAATAGACATGAAAGAAGAAATAAAAAACT</text:p>
          </table:table-cell>
        </table:table-row>
        <table:table-row table:style-name="ro1">
          <table:table-cell office:value-type="string" calcext:value-type="string">
            <text:p>ACCCCTCTCTGTGTTACTTTAGAATGTGGTGA---------------------------TAATGTCGGGAAAATCCCCACTGACATGGTAGGAGAAATAAAAAACT</text:p>
          </table:table-cell>
        </table:table-row>
        <table:table-row table:style-name="ro1">
          <table:table-cell office:value-type="string" calcext:value-type="string">
            <text:p>AGTGTCACTAATAATAGCACCAATAATAGCACCAATACTACCATCATTGACAGTAACATGGAAGGAGAAATAAAAAACT</text:p>
          </table:table-cell>
        </table:table-row>
        <table:table-row table:style-name="ro1">
          <table:table-cell office:value-type="string" calcext:value-type="string">
            <text:p>TGTGTTACTTTAAATTGTAGTAATGCCAGGGTCAATGCCACTTTTAACAGT---------------ACGGAGGACAGGGAAGGAATGAAAAACT</text:p>
          </table:table-cell>
        </table:table-row>
        <table:table-row table:style-name="ro1">
          <table:table-cell office:value-type="string" calcext:value-type="string">
            <text:p>CTCTGCGTCACCCTAAATTGTACCGATGT---CAATACCAATAGTACCAATAGTGCCAAT---------------GTCACACAAGAAATGAAAAACT</text:p>
          </table:table-cell>
        </table:table-row>
        <table:table-row table:style-name="ro1">
          <table:table-cell office:value-type="string" calcext:value-type="string">
            <text:p>TGT------------AGCAATGTCAATGTCACTGGGAACTTGGGAAAAGGGGAAGTCACTGGAGGCTTGGAAAAAGGGGAAATAAAAAACT</text:p>
          </table:table-cell>
        </table:table-row>
        <table:table-row table:style-name="ro1">
          <table:table-cell office:value-type="string" calcext:value-type="string">
            <text:p>ACCCCTCTCTGCGTTACTTTACATTGTAC---------AAATGTCACAAGTGTCAACACCACTGG---------------AGACAGGGAAGGCTTAAAAAACT</text:p>
          </table:table-cell>
        </table:table-row>
        <table:table-row table:style-name="ro1">
          <table:table-cell office:value-type="string" calcext:value-type="string">
            <text:p>ACCCCTCTCTGTGTTACTTTAAATTGTGACGATCCG------TCTGCCAACATCACGGGGGATGGC------------------AAGGAAGAAATAAAAAACT</text:p>
          </table:table-cell>
        </table:table-row>
        <table:table-row table:style-name="ro1">
          <table:table-cell office:value-type="string" calcext:value-type="string">
            <text:p>GTCAGTCTCAGCAGTAACCATAGTGGCAATAGCAGCAATAATGACAGTATCAGTAACATAAAAGAAGAAATAAAAAACT</text:p>
          </table:table-cell>
        </table:table-row>
        <table:table-row table:style-name="ro1">
          <table:table-cell office:value-type="string" calcext:value-type="string">
            <text:p>AATTGT------------AGCCATACCAATGTCAATGTCGGTAGCATGTATCTCAACATCAAGGAAAGCCTGAAAGAAGAAATAAAAAACT</text:p>
          </table:table-cell>
        </table:table-row>
        <table:table-row table:style-name="ro1">
          <table:table-cell office:value-type="string" calcext:value-type="string">
            <text:p>ACCCTAAACTGTAGCAATGTCAATGTCACTGGCCCCAATGGCACCAATTTCAATAACACT---------------------GCAGAAGAAATGAAAAACT</text:p>
          </table:table-cell>
        </table:table-row>
        <table:table-row table:style-name="ro1">
          <table:table-cell office:value-type="string" calcext:value-type="string">
            <text:p>CCTCTCTGTGTTACTTTAAATTGTAGCGACTTCAAGACCAATAACACCATAGGCAATGTTACC---------------------ACAGAAATAAAAAATT</text:p>
          </table:table-cell>
        </table:table-row>
        <table:table-row table:style-name="ro1">
          <table:table-cell office:value-type="string" calcext:value-type="string">
            <text:p>AATATCACTAGTAAGGTCAATAAGACTTTCATCGATGACATTAATAGTACCATTGACAT---GAAAACAGAAATAAAAAACT</text:p>
          </table:table-cell>
        </table:table-row>
        <table:table-row table:style-name="ro1">
          <table:table-cell office:value-type="string" calcext:value-type="string">
            <text:p>TGCACTAACATTAACATCAACAACAGCACTGACAATGGCACTTCTATCACTAATGAGATAGGAGACGAGATAAAAAACT</text:p>
          </table:table-cell>
        </table:table-row>
        <table:table-row table:style-name="ro1">
          <table:table-cell office:value-type="string" calcext:value-type="string">
            <text:p>TTAACCCCTCTCTGCGTTACCTTAAATTGTACCG------AGGCCAGTGTCAGTTTCGATGG---------------------GGACAAGGAAGAAATAAAAAACT</text:p>
          </table:table-cell>
        </table:table-row>
        <table:table-row table:style-name="ro1">
          <table:table-cell office:value-type="string" calcext:value-type="string">
            <text:p>ACTTTAACCTGTACC---------AATGCCACCGCCACGAATAATGCCACCGCCAAGAGCGTGAATACGACAGAAGAAATGAAAAACT</text:p>
          </table:table-cell>
        </table:table-row>
        <table:table-row table:style-name="ro1">
          <table:table-cell office:value-type="string" calcext:value-type="string">
            <text:p>TATATAAAGAACATTACTAACCAGAATGAAACCAGTAATAACCAGAGTGAAATCAGTGGAGAAGGAGAACTAAAAAATT</text:p>
          </table:table-cell>
        </table:table-row>
        <table:table-row table:style-name="ro1">
          <table:table-cell office:value-type="string" calcext:value-type="string">
            <text:p>AGCT---ATAATGGTAGCAAGACCAATGTCACCAATAACAGGACCAATGTCACCAGTGACATGGGAGGAGAAATAAAAAACT</text:p>
          </table:table-cell>
        </table:table-row>
        <table:table-row table:style-name="ro1">
          <table:table-cell office:value-type="string" calcext:value-type="string">
            <text:p>TGTAGTGATATCAGGGGTGAAAACATCACGGAKATCAGGGGTGAAAACATCACGGAGCTTAAGGAAGAAATGAAAAACT</text:p>
          </table:table-cell>
        </table:table-row>
        <table:table-row table:style-name="ro1">
          <table:table-cell office:value-type="string" calcext:value-type="string">
            <text:p>GACTGTAGCGATGTTAGCAATGGTACCATCAAAGCCAATACCACTATAGACAGTGAAAT------GCAAGGAGAAATAAAAAACT</text:p>
          </table:table-cell>
        </table:table-row>
        <table:table-row table:style-name="ro1">
          <table:table-cell office:value-type="string" calcext:value-type="string">
            <text:p>CTCTGCGTTACGTTACATTGTGGAAATGT---CAATGACACAAAGTTCAAC---------------ATCACGGGGGACAGGGAAGAAATAAAAAACT</text:p>
          </table:table-cell>
        </table:table-row>
        <table:table-row table:style-name="ro1">
          <table:table-cell office:value-type="string" calcext:value-type="string">
            <text:p>CTCTGTGTTACTTTAAATTGTAATAACATCAA---------TGACAGCAAAATTATTGATAAGGAAAT---------GAAAGGGCAAATAAAAAACT</text:p>
          </table:table-cell>
        </table:table-row>
        <table:table-row table:style-name="ro1">
          <table:table-cell office:value-type="string" calcext:value-type="string">
            <text:p>TTAACTCCTCTCTGCGTTACTTTAGATTGCTATGATGTCACTAATTTCACCAATGACA---------------------------TGCAAGAAGGAATAAAAAACT</text:p>
          </table:table-cell>
        </table:table-row>
        <table:table-row table:style-name="ro1">
          <table:table-cell office:value-type="string" calcext:value-type="string">
            <text:p>TTAAACTGTAGCCACAATGTCACCAGCAGCAATGCCACTGTCACTCTCAATGACAGTTCTACCAT------------AGATATGAAAAATT</text:p>
          </table:table-cell>
        </table:table-row>
        <table:table-row table:style-name="ro1">
          <table:table-cell office:value-type="string" calcext:value-type="string">
            <text:p>ACTGAAGAAGAAATGAAAAACTGCTCTTTCAATATAACCAATGTCACTGTCAATACAACTGAAGAAGAAATGAAAAACT</text:p>
          </table:table-cell>
        </table:table-row>
        <table:table-row table:style-name="ro1">
          <table:table-cell office:value-type="string" calcext:value-type="string">
            <text:p>ACCCCTCTCTGTGTTACTTTAAATTGCACCAATATCAAGAATATCACTGACGATGA------------------------AATGAGAAGAGAAATAAAAAACT</text:p>
          </table:table-cell>
        </table:table-row>
        <table:table-row table:style-name="ro1">
          <table:table-cell office:value-type="string" calcext:value-type="string">
            <text:p>AATGCCACCAGTAATAGCACCACTGATATTAGCAATATCACCACTGATATTAGCAATATCACCACTGATATGAAAAACT</text:p>
          </table:table-cell>
        </table:table-row>
        <table:table-row table:style-name="ro1">
          <table:table-cell office:value-type="string" calcext:value-type="string">
            <text:p>AGCAATGTCAATAAAACAAACAGCATGGAGTGGGATGCAGGGTTGGAGAAGGAAGAAGAGAAGGAAGAAATAAAAAACT</text:p>
          </table:table-cell>
        </table:table-row>
        <table:table-row table:style-name="ro1">
          <table:table-cell office:value-type="string" calcext:value-type="string">
            <text:p>ATCACTAATGCCAGCAGCAGCAGCAGCAACAACAGCAGTAACAGTACTGTAGATGAAAGAAACAAAGTAATGACAAACT</text:p>
          </table:table-cell>
        </table:table-row>
        <table:table-row table:style-name="ro1">
          <table:table-cell office:value-type="string" calcext:value-type="string">
            <text:p>GGTAATGTCACCCTTGATGGCACCAAGACTAATATCACTAATGCCACTACTAAATATCTGAAGGAAGAAATAACAAACT</text:p>
          </table:table-cell>
        </table:table-row>
        <table:table-row table:style-name="ro1">
          <table:table-cell office:value-type="string" calcext:value-type="string">
            <text:p>CTAGAATGTACCAATGCCAATATCACCAATAATATCACCAATGCCAATG------TCACCAATGACATGCAAGAAGTAAAAAACT</text:p>
          </table:table-cell>
        </table:table-row>
        <table:table-row table:style-name="ro1">
          <table:table-cell office:value-type="string" calcext:value-type="string">
            <text:p>ACAGACTATAAGGGTAACTATACAAATTATGGCACTGGCCACAATATCACCAGTGATATGGAAGGAGAAATAAAAGACT</text:p>
          </table:table-cell>
        </table:table-row>
        <table:table-row table:style-name="ro1">
          <table:table-cell office:value-type="string" calcext:value-type="string">
            <text:p>TTAGAGTGTAGCAAC------AATGTCACGAGTACCAATGTCACTACCAATATCACCTCTGACATAAGAGAAGAAATAAAAAACT</text:p>
          </table:table-cell>
        </table:table-row>
        <table:table-row table:style-name="ro1">
          <table:table-cell office:value-type="string" calcext:value-type="string">
            <text:p>TGTACCAATRAKRTCRRCAGCATCKACCCCACYATCGACSYCATCACCAACRTGAGCATGGAARRAGAAATAAAAAACT</text:p>
          </table:table-cell>
        </table:table-row>
        <table:table-row table:style-name="ro1">
          <table:table-cell office:value-type="string" calcext:value-type="string">
            <text:p>AATGTCACTGCTGACATCACTAGTAATGTCACTGCTGACATGAATGATGCCATTAACATGACAGCAGAAATAAGAAACT</text:p>
          </table:table-cell>
        </table:table-row>
        <table:table-row table:style-name="ro1">
          <table:table-cell office:value-type="string" calcext:value-type="string">
            <text:p>TTACATTGTGTCAATGT------CAATGCCACAAATAGTACCACAGCCAAAAACATAACAGGGGACAGTGATGAACTAAGAAACT</text:p>
          </table:table-cell>
        </table:table-row>
        <table:table-row table:style-name="ro1">
          <table:table-cell office:value-type="string" calcext:value-type="string">
            <text:p>ATCAATATCACTAATACCACTGGCAATAATGTCACTGCCAATAATGACACTATCCTTGCCAGAGAAGAAATGAGAAACT</text:p>
          </table:table-cell>
        </table:table-row>
        <table:table-row table:style-name="ro1">
          <table:table-cell office:value-type="string" calcext:value-type="string">
            <text:p>GTTACTTTAGAGTGTAACGATAATGTCTCCAGAAATGGCTCCAATGTCACCAAT---------GGAATGGT---------AGGAGAGATAAAAAACT</text:p>
          </table:table-cell>
        </table:table-row>
        <table:table-row table:style-name="ro1">
          <table:table-cell office:value-type="string" calcext:value-type="string">
            <text:p>ACCAACATCAACATCACCAATAACAACGCCAACAATAGTAATACCAAGTTGGATGACACAGGAGAAGAAATAAAAAACT</text:p>
          </table:table-cell>
        </table:table-row>
        <table:table-row table:style-name="ro1">
          <table:table-cell office:value-type="string" calcext:value-type="string">
            <text:p>TGTGTTACTTTAACTTGCTCTAAT---GCCAACTTTACTAATGTCAACGTTAGCACC------------ACTGACATGCAAGAAGTAAAAAACT</text:p>
          </table:table-cell>
        </table:table-row>
        <table:table-row table:style-name="ro1">
          <table:table-cell office:value-type="string" calcext:value-type="string">
            <text:p>ACTTTACACTGT---------GAGAATGCCAACCGCACGAGTGAGAATAATGTCAACAACATAAGCATGGTAGAAGAAATAAAAAGCT</text:p>
          </table:table-cell>
        </table:table-row>
        <table:table-row table:style-name="ro1">
          <table:table-cell office:value-type="string" calcext:value-type="string">
            <text:p>AATTGTAGCAATGCCAAAGTCCCAAATCCATCCCGCGCGCACGCAGCCCACAGTGAGAACAGGGA----AGAAATAAAAAATT</text:p>
          </table:table-cell>
        </table:table-row>
        <table:table-row table:style-name="ro1">
          <table:table-cell office:value-type="string" calcext:value-type="string">
            <text:p>AAATTAACCCCTCTCTGTGTCACCTTACACTGTAC------------CAATGTCACTGTCAAAAACAGTACTG------------------AACAAGAAATGAAAAACT</text:p>
          </table:table-cell>
        </table:table-row>
        <table:table-row table:style-name="ro1">
          <table:table-cell office:value-type="string" calcext:value-type="string">
            <text:p>TTAAATTGTACAAATGCAGGAAATGATACTAATACCAATACTACCA-----TAAATGATGAC-ATGCGTGGAGAACTAAAAAACT</text:p>
          </table:table-cell>
        </table:table-row>
        <table:table-row table:style-name="ro1">
          <table:table-cell office:value-type="string" calcext:value-type="string">
            <text:p>CATAAGACTACAAATGATACTACACAGGATAATACTACAAATGCCACTCCAACACTCGAGCCAGGCGAAATAAAAAACT</text:p>
          </table:table-cell>
        </table:table-row>
        <table:table-row table:style-name="ro1">
          <table:table-cell office:value-type="string" calcext:value-type="string">
            <text:p>CAGAACATCAACAGGAGCCACACCACTAACAATACAGATAACACCACTACCAATAACATGCAAGGAGAAATAAAAAACT</text:p>
          </table:table-cell>
        </table:table-row>
        <table:table-row table:style-name="ro1">
          <table:table-cell office:value-type="string" calcext:value-type="string">
            <text:p>TGT---------AGCAACAATGTCACTGCCAACACCAACAGCACGAGTGCCAACCTCACGGATAGCGTGAAAGGAGAAATGAGAAACT</text:p>
          </table:table-cell>
        </table:table-row>
        <table:table-row table:style-name="ro1">
          <table:table-cell office:value-type="string" calcext:value-type="string">
            <text:p>AATGTCACAATCCATAATAACACAGCCACTAATAGCACGAGTGCCACATCCCCCTCGATCAGGGAAGAAGTAAGAAACT</text:p>
          </table:table-cell>
        </table:table-row>
        <table:table-row table:style-name="ro1">
          <table:table-cell office:value-type="string" calcext:value-type="string">
            <text:p>GAGTGTAATGATT---ATAATTATAATGTCACCAATAGTAGTCATAGTTATAATGTCACCAACATGCAAGAAATGAAAAACT</text:p>
          </table:table-cell>
        </table:table-row>
        <table:table-row table:style-name="ro1">
          <table:table-cell office:value-type="string" calcext:value-type="string">
            <text:p>GGCAACGCCAATGCCAGTGCCACTGCCAATGTCACTGCCAAATCAACCACTGTCAATACCACTACCGAACTAAGAAACT</text:p>
          </table:table-cell>
        </table:table-row>
        <table:table-row table:style-name="ro1">
          <table:table-cell office:value-type="string" calcext:value-type="string">
            <text:p>ACCCCTCTCTGTGTAACTTTAGAATGTAGCAATGT---------------CACCACCAATATCACCGGAGAAAT---------GAAAGAGGAAATAAACAGCT</text:p>
          </table:table-cell>
        </table:table-row>
        <table:table-row table:style-name="ro1">
          <table:table-cell office:value-type="string" calcext:value-type="string">
            <text:p>AGCTGTACCAATGCCAAGGGTACTACTTTAAAAGACACCAATAATGTTACCATCAACACGAC---------AGAAGAAATAAAAAACT</text:p>
          </table:table-cell>
        </table:table-row>
        <table:table-row table:style-name="ro1">
          <table:table-cell office:value-type="string" calcext:value-type="string">
            <text:p>AAGCCATGTGTAAAGTTAACCCCTCTCTGCGTTACTTTAACTTGTACCAATRCCACAARTG------------------------------------------TAGCAGAAATGAAAAACT</text:p>
          </table:table-cell>
        </table:table-row>
        <table:table-row table:style-name="ro1">
          <table:table-cell office:value-type="string" calcext:value-type="string">
            <text:p>TGTAGTTAT------AATGTTACTGTTAGACCCAATAACACCGCCGTGAATTATACCACTTTCATGAAAGAAGAAATGAAAAACT</text:p>
          </table:table-cell>
        </table:table-row>
        <table:table-row table:style-name="ro1">
          <table:table-cell office:value-type="string" calcext:value-type="string">
            <text:p>GTTACTTTAGATTGT------------AATAATGCCACTGCCACCAATATTACCAGGATTGACAAGGACATGGAAGGAGAAATAAAGAACT</text:p>
          </table:table-cell>
        </table:table-row>
        <table:table-row table:style-name="ro1">
          <table:table-cell office:value-type="string" calcext:value-type="string">
            <text:p>AAGTTAACCCCTCTCTGTGTTACTCTAGATTG---------------TCATAACCACACCATAAATACT---------------ACGAATGATGAAGAAAGAAAAAACT</text:p>
          </table:table-cell>
        </table:table-row>
        <table:table-row table:style-name="ro1">
          <table:table-cell office:value-type="string" calcext:value-type="string">
            <text:p>GCCAATGCCAACTCTATCAATGCCAATGCCACCTCTACCAATGCCACTGCCGAGAA---------CGAGAAGGGAGAAATAAAAAACT</text:p>
          </table:table-cell>
        </table:table-row>
        <table:table-row table:style-name="ro1">
          <table:table-cell office:value-type="string" calcext:value-type="string">
            <text:p>CCTCTCTGCGTTACTTTAGATTGT---------AGCTATAATGTCACTACCAATGTCTCCAATGACA------------TGCAAGGAGAAATAAAAAACT</text:p>
          </table:table-cell>
        </table:table-row>
        <table:table-row table:style-name="ro1">
          <table:table-cell office:value-type="string" calcext:value-type="string">
            <text:p>ACTTTGAATTGTAGCCATAATGTCACTGCGAATGACACCGTTAGCATAAAAGAAGGAAT---------GGAAGGAGAAATAAAAAACT</text:p>
          </table:table-cell>
        </table:table-row>
        <table:table-row table:style-name="ro1">
          <table:table-cell office:value-type="string" calcext:value-type="string">
            <text:p>TGTAGCCATAATGTCAGTTATAGTAGTCTCAATAACAGTAGCTCCAATGACACAGGGATACTAGAAGAAATAAGAAACT</text:p>
          </table:table-cell>
        </table:table-row>
        <table:table-row table:style-name="ro1">
          <table:table-cell office:value-type="string" calcext:value-type="string">
            <text:p>ACTTTACGTTGTAACAATACCAATGTCAATGTCAATAACACGATTGACAACAG---------CACGGACAGGGGGGAAATGAAAAACT</text:p>
          </table:table-cell>
        </table:table-row>
        <table:table-row table:style-name="ro1">
          <table:table-cell office:value-type="string" calcext:value-type="string">
            <text:p>ACCGATAATGTCACCATTACCAATGTCACCAATACCAATACCAATATC-----ACTGATGACATA-AGGGAAGAAATGAAAAACT</text:p>
          </table:table-cell>
        </table:table-row>
        <table:table-row table:style-name="ro1">
          <table:table-cell office:value-type="string" calcext:value-type="string">
            <text:p>AATTG---TAGCTACAATATCACTAGTAATGTCACTGTTGACATGAATGATACCATTAACATGAGAGAAGAAATAAAAAACT</text:p>
          </table:table-cell>
        </table:table-row>
        <table:table-row table:style-name="ro1">
          <table:table-cell office:value-type="string" calcext:value-type="string">
            <text:p>GACAAGGTCAGCTCTAATAATAATGTCACCTATATTGACACTGTCACCCATGTCAATATGACAGGGGAAATAAAAAACT</text:p>
          </table:table-cell>
        </table:table-row>
        <table:table-row table:style-name="ro1">
          <table:table-cell office:value-type="string" calcext:value-type="string">
            <text:p>TGTGTTACATTAAATTGTAGCACT---GCAACCCCTCTCAATGCAACTAGCAATGCC------------ACGGGAGGGAACGAAATGAAAAACT</text:p>
          </table:table-cell>
        </table:table-row>
        <table:table-row table:style-name="ro1">
          <table:table-cell office:value-type="string" calcext:value-type="string">
            <text:p>ACTTTAAACTGTATCAAT---GCCAACGTTACCAACAGCAGCATGACCAACAGCAGCATGAT------GGAAGGAGAAATAAAAAACT</text:p>
          </table:table-cell>
        </table:table-row>
        <table:table-row table:style-name="ro1">
          <table:table-cell office:value-type="string" calcext:value-type="string">
            <text:p>GTCACTTTACATTGT------------AGCAATGTCACTGTCAATGGCACGGGTGGCAACATCACGGAGGGCAGGGAAGAAATAAAAAACT</text:p>
          </table:table-cell>
        </table:table-row>
        <table:table-row table:style-name="ro1">
          <table:table-cell office:value-type="string" calcext:value-type="string">
            <text:p>GTTACATTACATTGTACAAATGCCACTGTCATGAAGGCCAATGCCATGAATGGCACCAGCTGG------------------GAGGAAATGAAAAACT</text:p>
          </table:table-cell>
        </table:table-row>
        <table:table-row table:style-name="ro1">
          <table:table-cell office:value-type="string" calcext:value-type="string">
            <text:p>CTCTGCGTTACTTTAGATTGTAGCTATGATGTCACCATTGCCACTATCACCAATGAT---------------------GTGAGAGAAGAAATAAAAAACT</text:p>
          </table:table-cell>
        </table:table-row>
        <table:table-row table:style-name="ro1">
          <table:table-cell office:value-type="string" calcext:value-type="string">
            <text:p>AGCCAT---AATATCAGCAGTAGCAGCCATAATRGCAGTAGGGCCAATATCACGRAGGACATGCYAGRAGAAATAAAAAACT</text:p>
          </table:table-cell>
        </table:table-row>
        <table:table-row table:style-name="ro1">
          <table:table-cell office:value-type="string" calcext:value-type="string">
            <text:p>ATCAATATCACTAGAACCAACAGTACCAATAGTAACAGTAGTTCCATAAATAACCAAGGAGAAA-GAGAAATGACAAACT</text:p>
          </table:table-cell>
        </table:table-row>
        <table:table-row table:style-name="ro1">
          <table:table-cell office:value-type="string" calcext:value-type="string">
            <text:p>ACCAGAGATAATAGTACCAAAAATAGCACCGAAAACGAGAACACCACTCATATCATCAATGACAGGTCAATAACAAACT</text:p>
          </table:table-cell>
        </table:table-row>
        <table:table-row table:style-name="ro1">
          <table:table-cell office:value-type="string" calcext:value-type="string">
            <text:p>AATTGTAGCAAT---ATCAATAACCCCAGTAGCTCTACTGGTGCCAAAATCCCCAGTGACATGAGAGAAGAAATAAAAAACT</text:p>
          </table:table-cell>
        </table:table-row>
        <table:table-row table:style-name="ro1">
          <table:table-cell office:value-type="string" calcext:value-type="string">
            <text:p>TGTACCAATGTCAACAGAAATGATAGTAAGACAAATGACAGCGGTACGGTGGAAAGCACACAAAGAGAAATAACAAACT</text:p>
          </table:table-cell>
        </table:table-row>
        <table:table-row table:style-name="ro1">
          <table:table-cell office:value-type="string" calcext:value-type="string">
            <text:p>GTAAAGTTGACCCCACTCTGTGTTACTTTAACCTGT---------AATAATGTTACTTACAATAATACCAATGATGAAAG------------------------GAAAAACT</text:p>
          </table:table-cell>
        </table:table-row>
        <table:table-row table:style-name="ro1">
          <table:table-cell office:value-type="string" calcext:value-type="string">
            <text:p>AATGAAAAACTGCTCTGCTGTACCGATGTCCAGAAGACGACTATCAATATCAGTAACATTGCAGAAGAAATGAAAAACT</text:p>
          </table:table-cell>
        </table:table-row>
        <table:table-row table:style-name="ro1">
          <table:table-cell office:value-type="string" calcext:value-type="string">
            <text:p>ATATTAAACTGTAGTCACAATGTCACTGTTAAAAACACCACCAAGGTCAATAATACCACTGAGA------------------CAGGCATGAAAAACT</text:p>
          </table:table-cell>
        </table:table-row>
        <table:table-row table:style-name="ro1">
          <table:table-cell office:value-type="string" calcext:value-type="string">
            <text:p>GTTACTTTAGAATGTAGAAATGT---CTATACTACCAATATCACCAATATCACCAAGGAAAT---------GCAAGGAGAAATAAAAAACT</text:p>
          </table:table-cell>
        </table:table-row>
        <table:table-row table:style-name="ro1">
          <table:table-cell office:value-type="string" calcext:value-type="string">
            <text:p>TTAAATTGTACTGAGGCCTACAATGACACCGATGTCAACAGGACCATAGCCCAGGGCAT------GGAAAAAGAAATACAAAACT</text:p>
          </table:table-cell>
        </table:table-row>
        <table:table-row table:style-name="ro1">
          <table:table-cell office:value-type="string" calcext:value-type="string">
            <text:p>ACCCCTCTCTGTGTTACTTTAAATTGTGGCGATCCG------TCTGCCAACATCACGGGGGATGGC------------------AAGGAAGAAATAAAAAACT</text:p>
          </table:table-cell>
        </table:table-row>
        <table:table-row table:style-name="ro1">
          <table:table-cell office:value-type="string" calcext:value-type="string">
            <text:p>ACCAATGCCAATAAAAATGCCAAGGTCAACAGCGCCACGAATGGCACCATCCAGAGCATGGAAAGAGAAATAAAAAACT</text:p>
          </table:table-cell>
        </table:table-row>
        <table:table-row table:style-name="ro1">
          <table:table-cell office:value-type="string" calcext:value-type="string">
            <text:p>CCTCTCTGTGTTACTTTACATTGTGAAAATGTTAATAAGAGTGTCAACATCACGGGGAGTGG---------------------GGAAGAAATAAAAAACT</text:p>
          </table:table-cell>
        </table:table-row>
        <table:table-row table:style-name="ro1">
          <table:table-cell office:value-type="string" calcext:value-type="string">
            <text:p>TGTGTCACTTTACATTGTACTAATGT---------------CACTGACAAGAGTGGCAATGTCACTGTCAATGGCACGGATGAAATGAAAAACT</text:p>
          </table:table-cell>
        </table:table-row>
        <table:table-row table:style-name="ro1">
          <table:table-cell office:value-type="string" calcext:value-type="string">
            <text:p>CAAAGCCTAAAGCCATGTGTGGAGTTAACCCCTCTCTGTGTTACTTTAAATTGTACTCAT---------------------------------------------------GGAAAAGAAATACAAAACT</text:p>
          </table:table-cell>
        </table:table-row>
        <table:table-row table:style-name="ro1">
          <table:table-cell office:value-type="string" calcext:value-type="string">
            <text:p>AACAACTGTACCAATGCCAACAACTGTACCCATGCCAACAGCAGCATCACGAATGACATGGCAGGAGAAATAAAAAACT</text:p>
          </table:table-cell>
        </table:table-row>
        <table:table-row table:style-name="ro1">
          <table:table-cell office:value-type="string" calcext:value-type="string">
            <text:p>AAGTTAACCCCTCTCTGCGTTACTTTAAACTGTTCCAATGTCAAAAATGTCACGGGCAT------------------------------GGAAGGAGAAATAAAAAACT</text:p>
          </table:table-cell>
        </table:table-row>
        <table:table-row table:style-name="ro1">
          <table:table-cell office:value-type="string" calcext:value-type="string">
            <text:p>TTAACCCCTCTCTGTGTTACTTTAAATTGC---------AATAATAATATCACCACTAACACCACCACTG------------------AATGGGGAATGACAAACT</text:p>
          </table:table-cell>
        </table:table-row>
        <table:table-row table:style-name="ro1">
          <table:table-cell office:value-type="string" calcext:value-type="string">
            <text:p>AACAAAACAGATATAAGTAACATAACA--TATGACCTAAAAAGAACAGATATAGGTAACATAACAGATGACCTAAGAAACT</text:p>
          </table:table-cell>
        </table:table-row>
        <table:table-row table:style-name="ro1">
          <table:table-cell office:value-type="string" calcext:value-type="string">
            <text:p>TGTAGCAATATCAATAGCACGAGTAACAATAGCACGAGTGGAAACAGCACGGTCAGCAACAAGGAAGAACTAAAAAACT</text:p>
          </table:table-cell>
        </table:table-row>
        <table:table-row table:style-name="ro1">
          <table:table-cell office:value-type="string" calcext:value-type="string">
            <text:p>CTCTGCGTTACTTTAAACTG------------------TACCAATGCCAACATCACGAGTGTCAACAACACGAGCATGGAAGGAGAAATAAAAAACT</text:p>
          </table:table-cell>
        </table:table-row>
        <table:table-row table:style-name="ro1">
          <table:table-cell office:value-type="string" calcext:value-type="string">
            <text:p>AGTAACCCCAAGAACCCCGATAACAGTACAGATAACAGTACAGGCATAGGCAGAGAAGACATGAAAGACATGAAAAACT</text:p>
          </table:table-cell>
        </table:table-row>
        <table:table-row table:style-name="ro1">
          <table:table-cell office:value-type="string" calcext:value-type="string">
            <text:p>GTTACTTTAATTTGTATCGATATTGCCAATGACACAAGCCGCAATGTCACTGTTGAAA------------TGAAAAGAGAAATACAAAACT</text:p>
          </table:table-cell>
        </table:table-row>
        <table:table-row table:style-name="ro1">
          <table:table-cell office:value-type="string" calcext:value-type="string">
            <text:p>AATTGTAGAAATATCAATATCAACAACAGCACCAACAGCA-CGCAGGGAAAAT--TAGAGGATAGGGAAGAAATAAAAAACT</text:p>
          </table:table-cell>
        </table:table-row>
        <table:table-row table:style-name="ro1">
          <table:table-cell office:value-type="string" calcext:value-type="string">
            <text:p>TGCGTTACTTTACAGTGTAGCGATGTCACTAGCAATGGCACTAACAGCAATGTCACTAACAGG------------------GAAGAAATGAAAAACT</text:p>
          </table:table-cell>
        </table:table-row>
        <table:table-row table:style-name="ro1">
          <table:table-cell office:value-type="string" calcext:value-type="string">
            <text:p>AATAGTACCAATACTACTACCAATGCCACCATTGAAAGGAGAGGAGAAATAGCTGAAGAGCCAGGAGAAATAAAAAACT</text:p>
          </table:table-cell>
        </table:table-row>
        <table:table-row table:style-name="ro1">
          <table:table-cell office:value-type="string" calcext:value-type="string">
            <text:p>TGCGTTACTTTAAATTGTACTAA---------------TAACATCACCGTGAACGGTAACACAAAAGGGACAGAGATAGAAGGAATGACAAACT</text:p>
          </table:table-cell>
        </table:table-row>
        <table:table-row table:style-name="ro1">
          <table:table-cell office:value-type="string" calcext:value-type="string">
            <text:p>GTAAAGTTAACCCCTCTCTGTGTTACTTTAAACTGTTTC---------AATGCCACTGTTACAAATTCC------------------------ACGGATGAAATGAAAAACT</text:p>
          </table:table-cell>
        </table:table-row>
        <table:table-row table:style-name="ro1">
          <table:table-cell office:value-type="string" calcext:value-type="string">
            <text:p>GTTACTTTAAATTGTACAGTATATAGCAATAATAGTAGCTCTAATGTCACCAGGGACATGAT------------AGGAGAAATAAAAAACT</text:p>
          </table:table-cell>
        </table:table-row>
        <table:table-row table:style-name="ro1">
          <table:table-cell office:value-type="string" calcext:value-type="string">
            <text:p>ACATTGTAACAAT---GCCAATTTCACAAGTGCCAACAACATGAGTACCGACATTACGAGGGATAGGGGAGAAAT-AAAAACT</text:p>
          </table:table-cell>
        </table:table-row>
        <table:table-row table:style-name="ro1">
          <table:table-cell office:value-type="string" calcext:value-type="string">
            <text:p>GTCACCTTAAATTGTACAAATGCAAATGCCACCGGTAATGCCACTGTCGACAA------------AAATATGGAAGGAGAAATAAAAAACT</text:p>
          </table:table-cell>
        </table:table-row>
        <table:table-row table:style-name="ro1">
          <table:table-cell office:value-type="string" calcext:value-type="string">
            <text:p>ACTACCAGCAATGACACGTACAACAACACGCAACAAATGCAACAAATCAGCAATAAAATGAAAGGAGAAATAAAAAACT</text:p>
          </table:table-cell>
        </table:table-row>
        <table:table-row table:style-name="ro1">
          <table:table-cell office:value-type="string" calcext:value-type="string">
            <text:p>AATACCACTAATAGTACTAATATCCCTAATAACAATACCCAAGTCAACAATGTCAAT-GTCACACAAGAAATGAAAAACT</text:p>
          </table:table-cell>
        </table:table-row>
        <table:table-row table:style-name="ro1">
          <table:table-cell office:value-type="string" calcext:value-type="string">
            <text:p>ACTGTAAACACCCCCGCTGTAAACACCACCACTGTAAACACCACAGTGGACCCGGAAGAACTAAAAAACCTAAAAAACT</text:p>
          </table:table-cell>
        </table:table-row>
        <table:table-row table:style-name="ro1">
          <table:table-cell office:value-type="string" calcext:value-type="string">
            <text:p>CCTCTCTGCGTTACCTTAAATTGTAGCAGCATCATCACCAATAGCACTGTCAATGAGACTAG---------------------ACAAGGAATGAGAAACT</text:p>
          </table:table-cell>
        </table:table-row>
        <table:table-row table:style-name="ro1">
          <table:table-cell office:value-type="string" calcext:value-type="string">
            <text:p>AGCAATGTCAATGGCACCAATAGCACCAATAKCACCAGTGATAGTAAACTGGAAGAAGAAATAGGAGAAATAAAAAACT</text:p>
          </table:table-cell>
        </table:table-row>
        <table:table-row table:style-name="ro1">
          <table:table-cell office:value-type="string" calcext:value-type="string">
            <text:p>TGTAGCCAGGTCACCAATGCTAGCATCACCACCAATGGTAGTAGGTTCCATGAGAACATGAAAGGAGAAATACAAAACT</text:p>
          </table:table-cell>
        </table:table-row>
        <table:table-row table:style-name="ro1">
          <table:table-cell office:value-type="string" calcext:value-type="string">
            <text:p>TTAAATTGTAACGATGTCACCAATAATGGCACCAATGTTGCTAACATCAGCATTGACAT---------GAAAGGAGAAATAAAAAACT</text:p>
          </table:table-cell>
        </table:table-row>
        <table:table-row table:style-name="ro1">
          <table:table-cell office:value-type="string" calcext:value-type="string">
            <text:p>CCTCTCTGCGTTACTTTAGATTGTAGTCAT------AACATCACATCAACCAAT---------------GCAACCCTTAAAGAAATAGAAATGGCAAACT</text:p>
          </table:table-cell>
        </table:table-row>
        <table:table-row table:style-name="ro1">
          <table:table-cell office:value-type="string" calcext:value-type="string">
            <text:p>TGTGTAAAGTTAACCCCTCTCTGTGTTACTTTAAATTGTGGCAAGGTCAAAAATGACAC------------------------------------AAGAGACGAACTAAGAAACT</text:p>
          </table:table-cell>
        </table:table-row>
        <table:table-row table:style-name="ro1">
          <table:table-cell office:value-type="string" calcext:value-type="string">
            <text:p>ACCCCTCTCTGTGTTACTTTAAATTGCACCAATATCAAGAATATCACTGACGATGA------------------------AATGAGAAGAGAAATAAAAAACT</text:p>
          </table:table-cell>
        </table:table-row>
        <table:table-row table:style-name="ro1">
          <table:table-cell office:value-type="string" calcext:value-type="string">
            <text:p>GTTACTCTAAACTGTACTGAGGTAAAGATCAATGATACTGAGGGAATTCTCAATAGCAGT---------------------AAAGAAGAAATGCAAAATT</text:p>
          </table:table-cell>
        </table:table-row>
        <table:table-row table:style-name="ro1">
          <table:table-cell office:value-type="string" calcext:value-type="string">
            <text:p>CTCTGTGTCACTCTAAATTGCACTG---------ACACTGGTAATGCCACTAGTGAGGGCATAGACAT---------GAAAAGTGAAATGAAAAATT</text:p>
          </table:table-cell>
        </table:table-row>
        <table:table-row table:style-name="ro1">
          <table:table-cell office:value-type="string" calcext:value-type="string">
            <text:p>CGTTACTTTAAATTGTAGCAATATCACGGTCAATACCACGAGCACTAATATCACGGAGGGCACGA-------------AAGAAATGAAAACT</text:p>
          </table:table-cell>
        </table:table-row>
        <table:table-row table:style-name="ro1">
          <table:table-cell office:value-type="string" calcext:value-type="string">
            <text:p>GAGGTCAATACCACTCATAAGGCTACCACAAATTATACCACAAGTTCTAGTGTCACTAAGGACACAGGAATGACAAACT</text:p>
          </table:table-cell>
        </table:table-row>
        <table:table-row table:style-name="ro1">
          <table:table-cell office:value-type="string" calcext:value-type="string">
            <text:p>TGTAGCAATACTATTAATAATGTCACCACCACCAACGACACCAATATCATCAAGGAACTAAGAGAGGAGATAAAAAACT</text:p>
          </table:table-cell>
        </table:table-row>
        <table:table-row table:style-name="ro1">
          <table:table-cell office:value-type="string" calcext:value-type="string">
            <text:p>CTCTGCGTTACTTTAGATTGT------------AGCTATAATGTCACCAAGAATATCACCGATAAGGACAT------GAGAGGAGAAATAAAAAACT</text:p>
          </table:table-cell>
        </table:table-row>
        <table:table-row table:style-name="ro1">
          <table:table-cell office:value-type="string" calcext:value-type="string">
            <text:p>CAAAGTCTAAAGCCATGTGTACAGTTAACCCCTCTCTGTGTTACTTTAAACTGTAGAAAT---------------------------------------------------GAAGGAGAAATAAAAAACT</text:p>
          </table:table-cell>
        </table:table-row>
        <table:table-row table:style-name="ro1">
          <table:table-cell office:value-type="string" calcext:value-type="string">
            <text:p>AGAAAAAATAACACACTGGGGAATACCACTAATAACACACTGGAGAATGCCACTAATGGGGACACAGGAATGAAAAACT</text:p>
          </table:table-cell>
        </table:table-row>
        <table:table-row table:style-name="ro1">
          <table:table-cell office:value-type="string" calcext:value-type="string">
            <text:p>CCTCTCTGTGTTACTTTAAATTG---------------TAACAATGTCACTAATAAGATCAACGAGACAAGCAT------GAACGGAGAAATAAAAAACT</text:p>
          </table:table-cell>
        </table:table-row>
        <table:table-row table:style-name="ro1">
          <table:table-cell office:value-type="string" calcext:value-type="string">
            <text:p>ACGTTAAACTGCACCGACT---------ATAGCAACAACAGTACAAGTAATAGTACTAAAATAAAGGAAGAAGAAAAAATGAAAAACT</text:p>
          </table:table-cell>
        </table:table-row>
        <table:table-row table:style-name="ro1">
          <table:table-cell office:value-type="string" calcext:value-type="string">
            <text:p>AAGTTAACCCCTCTCTGCGTTACTTTAAATTG------------------------------TAGCAGTGTTAACAGCACGGTGGAGGACAGGGAAGAAATAAAAAACT</text:p>
          </table:table-cell>
        </table:table-row>
        <table:table-row table:style-name="ro1">
          <table:table-cell office:value-type="string" calcext:value-type="string">
            <text:p>ACTAATAGCACCAATGCCAATAATACCAAT-----AATACCAACAGAACTTTCTCTGATGACATGAAGGGAGAAATAAAAAACT</text:p>
          </table:table-cell>
        </table:table-row>
        <table:table-row table:style-name="ro1">
          <table:table-cell office:value-type="string" calcext:value-type="string">
            <text:p>ACTCTAAACTGCACTGAATGGAAGAATAACAATGTCACTAATAATGCC---------ACTACTGAGGACCCACCAATAATGAAAAACT</text:p>
          </table:table-cell>
        </table:table-row>
        <table:table-row table:style-name="ro1">
          <table:table-cell office:value-type="string" calcext:value-type="string">
            <text:p>TTAAATTGTACCGATGTCAAA---------AATACCACCGGTAGCATGAGGAACATAACAGAAGACATGAGAGGAGAAATAAAAAACT</text:p>
          </table:table-cell>
        </table:table-row>
        <table:table-row table:style-name="ro1">
          <table:table-cell office:value-type="string" calcext:value-type="string">
            <text:p>AATGGCACCAACAATAACGGTACCAATAATACCAATAATACCACTATAGCCGATGACATGGTAGGAGAAATAAAAAACT</text:p>
          </table:table-cell>
        </table:table-row>
        <table:table-row table:style-name="ro1">
          <table:table-cell office:value-type="string" calcext:value-type="string">
            <text:p>TGTGTACAGTTAACCCCTCTCTGTGTTACTTTAAATTGTAGTGATGTGAGGGTCAACA------------------------------------ACACAGAGGATACAAAAAACT</text:p>
          </table:table-cell>
        </table:table-row>
        <table:table-row table:style-name="ro1">
          <table:table-cell office:value-type="string" calcext:value-type="string">
            <text:p>CTAAAACCATGTGTAAAATTAACCCCACTCTGTGTCACTTTAAACTGCAGTGACTGGAGGAATGCAACT---------------------------------------------ATGAAACAAT</text:p>
          </table:table-cell>
        </table:table-row>
        <table:table-row table:style-name="ro1">
          <table:table-cell office:value-type="string" calcext:value-type="string">
            <text:p>TTAACCCCGCTCTGTGTCACTCTAAACTGCACTG---------AAGGCACCAATACAACCACTAGT------------------GAGGACATAGAAATGAAAAACT</text:p>
          </table:table-cell>
        </table:table-row>
        <table:table-row table:style-name="ro1">
          <table:table-cell office:value-type="string" calcext:value-type="string">
            <text:p>AATGGCAATGACAGTAGCCACAATGAAACTGTCAACATGGGTGGCAACATCACGGACATAACACGTGACATGAAAAACT</text:p>
          </table:table-cell>
        </table:table-row>
        <table:table-row table:style-name="ro1">
          <table:table-cell office:value-type="string" calcext:value-type="string">
            <text:p>TGCACAGAGGTAAAGGCTAACAGTACTAACAATAACAATAGTACTACCAATGCCCCTAGTCAGGGAGAAATGACAAACT</text:p>
          </table:table-cell>
        </table:table-row>
        <table:table-row table:style-name="ro1">
          <table:table-cell office:value-type="string" calcext:value-type="string">
            <text:p>CTAGATTGTAGCGATGTTCCCATTAACTCCACCAAAGATAACTCCACCAATGTTGATA------------------TGCAAGGAGAAATAAAAAACT</text:p>
          </table:table-cell>
        </table:table-row>
        <table:table-row table:style-name="ro1">
          <table:table-cell office:value-type="string" calcext:value-type="string">
            <text:p>TGTGCTAACATCAACAGCACCAACAGCACCAACACCAATCGCACCATCGACAAGGAAATGAT------AGGAGAAATAAAAAACT</text:p>
          </table:table-cell>
        </table:table-row>
        <table:table-row table:style-name="ro1">
          <table:table-cell office:value-type="string" calcext:value-type="string">
            <text:p>TGTAGTAATGTGAG---------TAATGCCAACACCAGTAATGCCAACATCACCATCGAAGATAGCATGAAAGAAGAACTAAAAAACT</text:p>
          </table:table-cell>
        </table:table-row>
        <table:table-row table:style-name="ro1">
          <table:table-cell office:value-type="string" calcext:value-type="string">
            <text:p>TTAACCCCTCTCTGCGTCACTCTAAATTGCACCAAGCC---CAACAATACTAACATCGAGAGT------------------------GAACTAGAAATGAAAAACT</text:p>
          </table:table-cell>
        </table:table-row>
        <table:table-row table:style-name="ro1">
          <table:table-cell office:value-type="string" calcext:value-type="string">
            <text:p>GTTACTTTAAATTGTAGCGAT------ATCAATGTCACTGTCAATGGCACTGTCGACAATAGCACAAGGGAG------GAAATAAAAAACT</text:p>
          </table:table-cell>
        </table:table-row>
        <table:table-row table:style-name="ro1">
          <table:table-cell office:value-type="string" calcext:value-type="string">
            <text:p>TGTGTCACTTTAAACTGCACTGAATTGAAGAATTCTACTGCTGAGAATAG---------------GACTATTGAGGACACAGGAATGACAAACT</text:p>
          </table:table-cell>
        </table:table-row>
        <table:table-row table:style-name="ro1">
          <table:table-cell office:value-type="string" calcext:value-type="string">
            <text:p>ATGAATAATAATACCACAAATGCCAATATTACTACTAATGCCACTATGAATAATAAT-ACTACAAATGACATGAAAAACT</text:p>
          </table:table-cell>
        </table:table-row>
        <table:table-row table:style-name="ro1">
          <table:table-cell office:value-type="string" calcext:value-type="string">
            <text:p>AAACCATGTGTAAAATTAACCCCACTCTGTGTCACTTTAAACTGCACTAATTATAAAAATGACACT------------------------------------------GAGTTGAAAGACT</text:p>
          </table:table-cell>
        </table:table-row>
        <table:table-row table:style-name="ro1">
          <table:table-cell office:value-type="string" calcext:value-type="string">
            <text:p>GATATCTCTAATAGCACCAAT---AATAATAGCACCAATAATATCACAATCGATAATAGCATGATAGGAGAAATAAAAAACT</text:p>
          </table:table-cell>
        </table:table-row>
        <table:table-row table:style-name="ro1">
          <table:table-cell office:value-type="string" calcext:value-type="string">
            <text:p>TGTGTAAAGTTAACCCCTCTCTGCGTTACTTTAGAGTGT------------AACAACACCATGGTCAATGGC------------------------ACGGAGGACAGGAAAAACT</text:p>
          </table:table-cell>
        </table:table-row>
        <table:table-row table:style-name="ro1">
          <table:table-cell office:value-type="string" calcext:value-type="string">
            <text:p>TTAACCCCTCTCTGCGTTACTTTAGATTGTAGCTAT------AACATCACTAAGGTCAACAATA---------------------CGTATAATGAAATGAAAAACT</text:p>
          </table:table-cell>
        </table:table-row>
        <table:table-row table:style-name="ro1">
          <table:table-cell office:value-type="string" calcext:value-type="string">
            <text:p>GTTACTTTAACTTG------------------TGGAAACATCAATAAGAACGTCAGCAATATAACAAAAGAAGAAATAAGAGAAGAAATAAAAAATT</text:p>
          </table:table-cell>
        </table:table-row>
        <table:table-row table:style-name="ro1">
          <table:table-cell office:value-type="string" calcext:value-type="string">
            <text:p>CTCTGTGTCACTTTAAACTGCACTGAATGGAAGAATG---CCACCACTAATGCCACTAATGAGGGCAT---------------AGGAATGAAAAACT</text:p>
          </table:table-cell>
        </table:table-row>
        <table:table-row table:style-name="ro1">
          <table:table-cell office:value-type="string" calcext:value-type="string">
            <text:p>GTCACTAATCATGGCACCAACAATAATAGTACCAATAATACCACCATGGAACCGGACATGGTAGGAGAAATAAAAAACT</text:p>
          </table:table-cell>
        </table:table-row>
        <table:table-row table:style-name="ro1">
          <table:table-cell office:value-type="string" calcext:value-type="string">
            <text:p>AATGTCACTAATAGTACTAGTACTAAGGTCACTAATGCCACTGATGAAGTCACTAATGACAACACAGGAATGAAAAACT</text:p>
          </table:table-cell>
        </table:table-row>
        <table:table-row table:style-name="ro1">
          <table:table-cell office:value-type="string" calcext:value-type="string">
            <text:p>CTCTGTGTTACTTTAAACTGCACTAATGT---CACTGTCACTAATGCTACTACCACTGATAGGGACAC---------------AGGGATGACAAACT</text:p>
          </table:table-cell>
        </table:table-row>
        <table:table-row table:style-name="ro1">
          <table:table-cell office:value-type="string" calcext:value-type="string">
            <text:p>AGTGGTAATACCACTATTAATACTCCTAGTACCCTTATTAATGTCACTATGAATGCTACTGACACAGATATGAAAAACT</text:p>
          </table:table-cell>
        </table:table-row>
        <table:table-row table:style-name="ro1">
          <table:table-cell office:value-type="string" calcext:value-type="string">
            <text:p>AAGTTGACCCCTCTCTGTGTTACTTTAGAGTGCCAGAACATCAATAAAAGCATTGACAT------------------------------GAGAGAAGAAATAAAAAACT</text:p>
          </table:table-cell>
        </table:table-row>
        <table:table-row table:style-name="ro1">
          <table:table-cell office:value-type="string" calcext:value-type="string">
            <text:p>ACCTTAAACTGCAGTGA---AGGGAGGGTTACAGATACAAATGGCACTATTGGAAATGGCACTAT------TAGGGACATGAGAAACT</text:p>
          </table:table-cell>
        </table:table-row>
        <table:table-row table:style-name="ro1">
          <table:table-cell office:value-type="string" calcext:value-type="string">
            <text:p>GAGTGTAGTGATAATGTCACCGCCATCAACGGCACCAATACCGCCACCACTCATAATATCACCA------------GTGAGATAAAAAACT</text:p>
          </table:table-cell>
        </table:table-row>
        <table:table-row table:style-name="ro1">
          <table:table-cell office:value-type="string" calcext:value-type="string">
            <text:p>AGCGATATTGACAACAATAGAAACAATAGCACTGTCACCAATAGCACTGTCACCAATAGCACTGCTGACATGAAAAACT</text:p>
          </table:table-cell>
        </table:table-row>
        <table:table-row table:style-name="ro1">
          <table:table-cell office:value-type="string" calcext:value-type="string">
            <text:p>ATGACAAATCAAAGTACCACTACTAATAATAGTAGTGTGACAAATCAAAGTGTCCCTACTGAGAGTGACATGAGAAACT</text:p>
          </table:table-cell>
        </table:table-row>
        <table:table-row table:style-name="ro1">
          <table:table-cell office:value-type="string" calcext:value-type="string">
            <text:p>ACCAATAGCAGCAATGGCACTGAAACCAATAGCACCAATAGCCCCTGGGTGAACGAAACGCCAGGAGAAATAAAAAACT</text:p>
          </table:table-cell>
        </table:table-row>
        <table:table-row table:style-name="ro1">
          <table:table-cell office:value-type="string" calcext:value-type="string">
            <text:p>ACTTTAAATTGTCATGAAATCAGCAATGGGACTAATAATAGCAGTATGGACAAAGACATGAT---------AGGAGAAATAAAAAACT</text:p>
          </table:table-cell>
        </table:table-row>
        <table:table-row table:style-name="ro1">
          <table:table-cell office:value-type="string" calcext:value-type="string">
            <text:p>AGTCCTCCTACTAGTACTGCTATTGGTACTACTGCTACTGGTAGTACTGCTACTACTGAGGACCCGGGAATGAAAAACT</text:p>
          </table:table-cell>
        </table:table-row>
        <table:table-row table:style-name="ro1">
          <table:table-cell office:value-type="string" calcext:value-type="string">
            <text:p>TTGAATTGTACCAAT------GCCCGTGTCAATGTCACGAGCAACTTCACGGGGGAATTGGAAAAGGGAGAAAACATAAAAAACT</text:p>
          </table:table-cell>
        </table:table-row>
        <table:table-row table:style-name="ro1">
          <table:table-cell office:value-type="string" calcext:value-type="string">
            <text:p>TTAACCCCTCTCTGCGTCACTTTAAATTG------------------TACCAATGCCAACCTAAACAGTACGGACAT---------GAGGGAAGAAATGAAAAACT</text:p>
          </table:table-cell>
        </table:table-row>
        <table:table-row table:style-name="ro1">
          <table:table-cell office:value-type="string" calcext:value-type="string">
            <text:p>ACTAAAGCTGAAAGGAGGGGGAATAATACTGATACTAAGGCCACTAAGGCCACTATTGAGAACATAGGAATGAGAAACT</text:p>
          </table:table-cell>
        </table:table-row>
        <table:table-row table:style-name="ro1">
          <table:table-cell office:value-type="string" calcext:value-type="string">
            <text:p>AATTTTAATGACACCAAGGGTACCAATAGTACCAATAATACCACCATGGACCCGGACATGGTAGGAGAAATAAAAAACT</text:p>
          </table:table-cell>
        </table:table-row>
        <table:table-row table:style-name="ro1">
          <table:table-cell office:value-type="string" calcext:value-type="string">
            <text:p>TTAAATTGT------------AGCAATGTCAATGTCAGCAACACGGCCAATACCACCATAACAGAGGACATGATAGGAGAAATAAAAAACT</text:p>
          </table:table-cell>
        </table:table-row>
        <table:table-row table:style-name="ro1">
          <table:table-cell office:value-type="string" calcext:value-type="string">
            <text:p>TGTGTAAAGTTAACCCCTCTCTGCGTTACTTTAGAGTGT------------AACAACACCATGGTCAATGGC------------------------ACGGAGGACAGGAAAAACT</text:p>
          </table:table-cell>
        </table:table-row>
        <table:table-row table:style-name="ro1">
          <table:table-cell office:value-type="string" calcext:value-type="string">
            <text:p>CTCTGTGTTACTTTAGATTGT------------AACCATAATGTCACCTATAATGGCTCCAG--GGTCTATAATGG----CACAGACATGAAAAACT</text:p>
          </table:table-cell>
        </table:table-row>
        <table:table-row table:style-name="ro1">
          <table:table-cell office:value-type="string" calcext:value-type="string">
            <text:p>AAGTTAACCCCTCTCTGCGTTACATTAAACTGTAGCAATGCCACCAGCACCAATATCACCAATAAT------------------------------GAAATGACAAACT</text:p>
          </table:table-cell>
        </table:table-row>
        <table:table-row table:style-name="ro1">
          <table:table-cell office:value-type="string" calcext:value-type="string">
            <text:p>GACCCTGTTAATGCTACCAATATTACTAGTATCAATAATGAAACTATTGTTGGTGGTACCGATAGTGACATAAAAAACT</text:p>
          </table:table-cell>
        </table:table-row>
        <table:table-row table:style-name="ro1">
          <table:table-cell office:value-type="string" calcext:value-type="string">
            <text:p>ACTGAGGTGGGGATGAATGGAACTACCTCGAATGCCACTGCCTTGAATGACACTGTAAATCCCACGGATATGAGAAACT</text:p>
          </table:table-cell>
        </table:table-row>
        <table:table-row table:style-name="ro1">
          <table:table-cell office:value-type="string" calcext:value-type="string">
            <text:p>ATCCCACACAACAACAACAACACATCCAACACCACTGAAGACACAAAAATACAAAACATGGAAAGCGAAATACAAAACT</text:p>
          </table:table-cell>
        </table:table-row>
        <table:table-row table:style-name="ro1">
          <table:table-cell office:value-type="string" calcext:value-type="string">
            <text:p>TGTAGCGATGT------CAATGTCACCACCAACGGCACTGCCAACAACACTGTCACTGACAACAGCAGGGAAGAAATAAAAAACT</text:p>
          </table:table-cell>
        </table:table-row>
        <table:table-row table:style-name="ro1">
          <table:table-cell office:value-type="string" calcext:value-type="string">
            <text:p>ACCCCTCTCTGCGTTACCTTAAATTGT---------CAGAACGTAACAACCAACTACACCAATGA---------------ACTGGGAGAAGAAATAAAAAACT</text:p>
          </table:table-cell>
        </table:table-row>
        <table:table-row table:style-name="ro1">
          <table:table-cell office:value-type="string" calcext:value-type="string">
            <text:p>ACCCCTCTCTGCGTTACTTTACAATG------------------TAGCAATATCACTAATAACAAC------ACAGTCGAGTACAATGAAGAAATAACAAACT</text:p>
          </table:table-cell>
        </table:table-row>
        <table:table-row table:style-name="ro1">
          <table:table-cell office:value-type="string" calcext:value-type="string">
            <text:p>TGTAGTAATGTTACCAATAATGCCACCAGTAGAGGTGCCAATAATGGCACCATTAATATGAAAGAAGAAATAAAAAACT</text:p>
          </table:table-cell>
        </table:table-row>
        <table:table-row table:style-name="ro1">
          <table:table-cell office:value-type="string" calcext:value-type="string">
            <text:p>ACTGAAGCTAAATTGGGGAATTATGCTGATAATCATAACATAAGTAATACTACCATAGATGACATGGGAG---TGAAAAACT</text:p>
          </table:table-cell>
        </table:table-row>
        <table:table-row table:style-name="ro1">
          <table:table-cell office:value-type="string" calcext:value-type="string">
            <text:p>ACTTTAAATTGT---------AGCAACAAGGTCAATGTCAATGGCACTGTCATTGATACGAATGGCACAGAGAGCAACATGAGAAACT</text:p>
          </table:table-cell>
        </table:table-row>
        <table:table-row table:style-name="ro1">
          <table:table-cell office:value-type="string" calcext:value-type="string">
            <text:p>CTCTGTGTTACTTTAAGTTGTGACAAGATCACCAGTACTACCAATGTCACCAATGA------------------ACTGCAAGAAGAAATGACAAACT</text:p>
          </table:table-cell>
        </table:table-row>
        <table:table-row table:style-name="ro1">
          <table:table-cell office:value-type="string" calcext:value-type="string">
            <text:p>TTAGAATGTTCTAATGTCAGAAATRACACCGTCAAAAATGGCACCGTTGACAGGGACAT------GCAAGGAGAAATAAAAAACT</text:p>
          </table:table-cell>
        </table:table-row>
        <table:table-row table:style-name="ro1">
          <table:table-cell office:value-type="string" calcext:value-type="string">
            <text:p>TGCGTAAAACTAACCCCACTCTGTGTCACTTTAAACTGCACT------AAAAATGCCACT------------------------------CTTGAACAAGAGGGAATGATAAATT</text:p>
          </table:table-cell>
        </table:table-row>
        <table:table-row table:style-name="ro1">
          <table:table-cell office:value-type="string" calcext:value-type="string">
            <text:p>GTTACTTTACAATGTAAAAATATCACTGATGACACAAA------------CAGCAGCAAAGTCATAGAGGACAGGGAAGGAATAAAAAACT</text:p>
          </table:table-cell>
        </table:table-row>
        <table:table-row table:style-name="ro1">
          <table:table-cell office:value-type="string" calcext:value-type="string">
            <text:p>ACCCCACTCTGTGTTACTTTAAATTG------------------TAGCAATATCACTGGCACTGCCAACAGCACAA------ACCAGGAGGAAATGAGAAACT</text:p>
          </table:table-cell>
        </table:table-row>
        <table:table-row table:style-name="ro1">
          <table:table-cell office:value-type="string" calcext:value-type="string">
            <text:p>TGTAGTGACGTCATTAACAAAACCAGAGGTACCATCAACCAAACCATAGAACAAAGAATGG---AAGGAGAAATAAAAAACT</text:p>
          </table:table-cell>
        </table:table-row>
        <table:table-row table:style-name="ro1">
          <table:table-cell office:value-type="string" calcext:value-type="string">
            <text:p>ACCAACAACAATACCAACAGCGG-----CGACAATAAGGCCAACTTCACGATCTCAGATGACATGAAAGGAGAAATAAAAAACT</text:p>
          </table:table-cell>
        </table:table-row>
        <table:table-row table:style-name="ro1">
          <table:table-cell office:value-type="string" calcext:value-type="string">
            <text:p>TGTGTCACTTTAGAATGTAATGAAACGGGATGGAATGGAACGGAAAAGCTCAATCTCACTAACTTGGGAATGAC---------------------AAATT</text:p>
          </table:table-cell>
        </table:table-row>
        <table:table-row table:style-name="ro1">
          <table:table-cell office:value-type="string" calcext:value-type="string">
            <text:p>AGCTATAATGTCACCAATAATATCACCGGGGACATGAATATCACCGGGGACATGGACATGAGAGAGGAAATAAAAAACT</text:p>
          </table:table-cell>
        </table:table-row>
        <table:table-row table:style-name="ro1">
          <table:table-cell office:value-type="string" calcext:value-type="string">
            <text:p>TATCAAGTCACCAGCACCAATACCAATAATACCCATAATACCACTATCACCAGTGACATGAGAGGAGAAATAAAAAACT</text:p>
          </table:table-cell>
        </table:table-row>
        <table:table-row table:style-name="ro1">
          <table:table-cell office:value-type="string" calcext:value-type="string">
            <text:p>TGTGTTACTTTAAATTGT---------AACAACAGCATCACCACTAACAGCACCAGCAGCGATAGTATAATGGA------AGAAGTAAAAAATT</text:p>
          </table:table-cell>
        </table:table-row>
        <table:table-row table:style-name="ro1">
          <table:table-cell office:value-type="string" calcext:value-type="string">
            <text:p>TGGAAGAATAACAGTACAAATGTCACTGATGATGGGAATAACAGCACAAATGCCCCTGATGACATAGGAGTGAAAAACT</text:p>
          </table:table-cell>
        </table:table-row>
        <table:table-row table:style-name="ro1">
          <table:table-cell office:value-type="string" calcext:value-type="string">
            <text:p>TGTGTAAAGTTAACCCCTCTTTGTGTTACTTTAAATTGTACTAACCCCAAGGTCAATGTCAGTGACA------------------------------------TAATGACAAACT</text:p>
          </table:table-cell>
        </table:table-row>
        <table:table-row table:style-name="ro1">
          <table:table-cell office:value-type="string" calcext:value-type="string">
            <text:p>ACTTTAAACTGCACTGACATTGACTCGAAGAGTAAAAATGCCACAAATGCCACTATTGAGGACAT---------------AGGAATGAAAAACT</text:p>
          </table:table-cell>
        </table:table-row>
        <table:table-row table:style-name="ro1">
          <table:table-cell office:value-type="string" calcext:value-type="string">
            <text:p>ATCACAGTTAACAACACTCATAACATCACAGTTAGCTCTAACAACACAGATAACCCGGAGGAAGGGGAGAGGAAAAACT</text:p>
          </table:table-cell>
        </table:table-row>
        <table:table-row table:style-name="ro1">
          <table:table-cell office:value-type="string" calcext:value-type="string">
            <text:p>TTACATTGTAACGATACCAATGTCACAAATGCCACCAATATCACAAATGCCAACACCATCACG------GGAGAAATGAAAAACT</text:p>
          </table:table-cell>
        </table:table-row>
        <table:table-row table:style-name="ro1">
          <table:table-cell office:value-type="string" calcext:value-type="string">
            <text:p>ACTGAATTGAAGAATTGTACTACTGGGACGGATTGTCCTAATGGGAATAGGTCTATTGAGGACACAGGAATGAAAAACT</text:p>
          </table:table-cell>
        </table:table-row>
        <table:table-row table:style-name="ro1">
          <table:table-cell office:value-type="string" calcext:value-type="string">
            <text:p>TGCAGGGAAACTATGCGGGGGAATGAAACTGTGTGGATTGGTGAAACTGTGCAGGGGAATGAAACTGACATGAGAAACT</text:p>
          </table:table-cell>
        </table:table-row>
        <table:table-row table:style-name="ro1">
          <table:table-cell office:value-type="string" calcext:value-type="string">
            <text:p>CCACTCTGTGTCACTTTAAACTGCTCTAAT------AATGGCACTACTGCCAATATAACTGATAGTGGCAT---------------AGAAATAAAAAACT</text:p>
          </table:table-cell>
        </table:table-row>
        <table:table-row table:style-name="ro1">
          <table:table-cell office:value-type="string" calcext:value-type="string">
            <text:p>TGCATTGACTGGGAGAAGAATGCCACTGTAAGTAACACCACTGGAAATACCACTAAGGAAGACATAGGAATGAAAAATT</text:p>
          </table:table-cell>
        </table:table-row>
        <table:table-row table:style-name="ro1">
          <table:table-cell office:value-type="string" calcext:value-type="string">
            <text:p>ATGGACTGGACCCCTAATAGTACTAATAGCAATACTAATGCCACTAGCAATACTACTGAAGATACAGGAATGAAAAACT</text:p>
          </table:table-cell>
        </table:table-row>
        <table:table-row table:style-name="ro1">
          <table:table-cell office:value-type="string" calcext:value-type="string">
            <text:p>CCTCTCTGTGTTACCTTAAGTTGTAGCAATGTTAACAGCAAGAATAACA-------------CAGGAGA--------GGAGGGGGGAGAAATAAAAAATT</text:p>
          </table:table-cell>
        </table:table-row>
        <table:table-row table:style-name="ro1">
          <table:table-cell office:value-type="string" calcext:value-type="string">
            <text:p>AGTAGCTATAATGGCACCAATAATGACACCAACACCGATAATATCACCAAAGAGGAATT------GAGAGAGGAAATAAAAAACT</text:p>
          </table:table-cell>
        </table:table-row>
        <table:table-row table:style-name="ro1">
          <table:table-cell office:value-type="string" calcext:value-type="string">
            <text:p>TTAGATTGTAGCGATGTTACCATTAACTCCACCAAAGATAACTTCACCAATGGTGATA------------------TGCAAGGAGAAATAAAAAACT</text:p>
          </table:table-cell>
        </table:table-row>
        <table:table-row table:style-name="ro1">
          <table:table-cell office:value-type="string" calcext:value-type="string">
            <text:p>AATGCCAAACTCAACAGAACGGAGAATAAAGCGAATGACACCAACATC------------------CTGCAGATCCCAGAAGGAGAAATAAAAAACT</text:p>
          </table:table-cell>
        </table:table-row>
        <table:table-row table:style-name="ro1">
          <table:table-cell office:value-type="string" calcext:value-type="string">
            <text:p>GATTGTAGCTATAATGTCACCAATAATATCACCACCACCAACAGTACCACCAATGACTTA------AGAGGGGAGATAAAAAACT</text:p>
          </table:table-cell>
        </table:table-row>
        <table:table-row table:style-name="ro1">
          <table:table-cell office:value-type="string" calcext:value-type="string">
            <text:p>TTAAATTGTAGTAATGT---CACTCAGGTCAATATCACTAGTAAC--CAGGTCAATGTCACTGGTGACA-GTGACATGAAAAATT</text:p>
          </table:table-cell>
        </table:table-row>
        <table:table-row table:style-name="ro1">
          <table:table-cell office:value-type="string" calcext:value-type="string">
            <text:p>TGGAAGAATAACAGTACAAATGTCACTAATGATGGGAATAACAGCACAAATGCCCCTGATGACATAGGAATGAAAAACT</text:p>
          </table:table-cell>
        </table:table-row>
        <table:table-row table:style-name="ro1">
          <table:table-cell office:value-type="string" calcext:value-type="string">
            <text:p>TGCGTTACTTTAAATTGTAGAAATGTCGAATTCAATACCAGCACTATC---------------ATAGTCAATACCACGGAAGAAATAAGAAACT</text:p>
          </table:table-cell>
        </table:table-row>
        <table:table-row table:style-name="ro1">
          <table:table-cell office:value-type="string" calcext:value-type="string">
            <text:p>TTGAACTGCCCTAATTGGAACAATACAAATGATGCAAATAGTAATTATAG------TGCAACTGAAGCGATAGGAATGAAAAACT</text:p>
          </table:table-cell>
        </table:table-row>
        <table:table-row table:style-name="ro1">
          <table:table-cell office:value-type="string" calcext:value-type="string">
            <text:p>GATGTCAATGTCAGTAGCCATAATGGCAATAACAGTAGCACGGGTGGCAACATCACGAACACAGTTGACATGAAAAACT</text:p>
          </table:table-cell>
        </table:table-row>
        <table:table-row table:style-name="ro1">
          <table:table-cell office:value-type="string" calcext:value-type="string">
            <text:p>AATGACAGCAATACTACCAATAGCAGCAATGACAGCAATATTAACAATACCAATAACATAAAAGAAGAAGTAAAAAACT</text:p>
          </table:table-cell>
        </table:table-row>
        <table:table-row table:style-name="ro1">
          <table:table-cell office:value-type="string" calcext:value-type="string">
            <text:p>CTCTGTGTAACTTTAGAGTGTAGTGAT------AATGTCACCAACATCACTAGAACCAGTGAGA------------TGCAAGGAGAAATAAAAAACT</text:p>
          </table:table-cell>
        </table:table-row>
        <table:table-row table:style-name="ro1">
          <table:table-cell office:value-type="string" calcext:value-type="string">
            <text:p>GTCAATAGCACCGATGACACTGTCAGTAGCAACGACATGGGTGGCAGCCTCATGAACATAACAAGTGAAATGACAAACT</text:p>
          </table:table-cell>
        </table:table-row>
        <table:table-row table:style-name="ro1">
          <table:table-cell office:value-type="string" calcext:value-type="string">
            <text:p>TGTGTCACTCTAAACTGCACTGATTGGACCAATAATACCACTAATGGCACTGCTAA---------------AGAGGACATAGGAATGAAAAACT</text:p>
          </table:table-cell>
        </table:table-row>
        <table:table-row table:style-name="ro1">
          <table:table-cell office:value-type="string" calcext:value-type="string">
            <text:p>ACTTTAAATTGTACCAATGTGAACAACAACACTACCAATGTGAACAACAACACGGG---------GTGGGACGAAGAAAGAAAAAACT</text:p>
          </table:table-cell>
        </table:table-row>
        <table:table-row table:style-name="ro1">
          <table:table-cell office:value-type="string" calcext:value-type="string">
            <text:p>AATGTCCCTGGCAGGAAGAAGGG---CAATACAACTATTATAGATGCAGAAATAAGAGACTACCAGGAAGAAACAACAAACT</text:p>
          </table:table-cell>
        </table:table-row>
        <table:table-row table:style-name="ro1">
          <table:table-cell office:value-type="string" calcext:value-type="string">
            <text:p>AATGTCAGTAGCAATGTCAATGTCAGTAGCAACAACACGGGTGGCAACAGCCTGAACATAACAAGTGAAATGAAAAACT</text:p>
          </table:table-cell>
        </table:table-row>
        <table:table-row table:style-name="ro1">
          <table:table-cell office:value-type="string" calcext:value-type="string">
            <text:p>TTAACCCCTCTCTGCGTTACTTTACAATG------------------TAGCAATATCACTAAC---------AAAACAGTCGAGGACGGGGAAGAAATAAAAAACT</text:p>
          </table:table-cell>
        </table:table-row>
        <table:table-row table:style-name="ro1">
          <table:table-cell office:value-type="string" calcext:value-type="string">
            <text:p>ACTGAATGGAAAAATGCCATAAATGCCACAAATGCAAATGCCACAAATGTCACTAATGAGGACACAGGAATGAAAAACT</text:p>
          </table:table-cell>
        </table:table-row>
        <table:table-row table:style-name="ro1">
          <table:table-cell office:value-type="string" calcext:value-type="string">
            <text:p>AAGAACATCACATACATTAACTCCACCGGTCCCGGTAACAGTAGCTTCTACCCTGAAAT---GAAAGGAGAAATAAAAAACT</text:p>
          </table:table-cell>
        </table:table-row>
        <table:table-row table:style-name="ro1">
          <table:table-cell office:value-type="string" calcext:value-type="string">
            <text:p>ACTTTAAACTGCACTTTTAAKGTCACTTTTAATGGCACTATTAATGCCAATGCCACT------------------GAGGGCATAGGAGTGAAAAACT</text:p>
          </table:table-cell>
        </table:table-row>
        <table:table-row table:style-name="ro1">
          <table:table-cell office:value-type="string" calcext:value-type="string">
            <text:p>CCACTCTGTGTCACATTAGACTGCACTGATGTTGTACCTGGAAATGGTACTG--ACCAACTGCAG-------------------------GGAGAAATGAAAAATT</text:p>
          </table:table-cell>
        </table:table-row>
        <table:table-row table:style-name="ro1">
          <table:table-cell office:value-type="string" calcext:value-type="string">
            <text:p>AAGTTAACCCCTCTCTGTGTCACTTTAGAGTGTAGT---------AATGCCACTATAGACAACAGTAGCACC---------------------AGTGAAGCAAAAAACT</text:p>
          </table:table-cell>
        </table:table-row>
        <table:table-row table:style-name="ro1">
          <table:table-cell office:value-type="string" calcext:value-type="string">
            <text:p>TGTAGCGATGT------CAATGTCACCACCAATGGCACTGCCAACAACACTGTCACTGACAACAGCAGGGAAGAAATAAAAAACT</text:p>
          </table:table-cell>
        </table:table-row>
        <table:table-row table:style-name="ro1">
          <table:table-cell office:value-type="string" calcext:value-type="string">
            <text:p>TGTGTTACTCTAAATTGTAGCCAT------AATGTCGCCGTTAAAGGAGACTTCACCTATAACATAAC---------AGAAGAAATGAGAAACT</text:p>
          </table:table-cell>
        </table:table-row>
        <table:table-row table:style-name="ro1">
          <table:table-cell office:value-type="string" calcext:value-type="string">
            <text:p>CAGGAGGTTACTTTACAGAATAGCAATGGTGCCAATAATACTAATCAAACAAAGGAAATGG---AAGAAGAATTAAAAAACT</text:p>
          </table:table-cell>
        </table:table-row>
        <table:table-row table:style-name="ro1">
          <table:table-cell office:value-type="string" calcext:value-type="string">
            <text:p>AGGAATTGCACTGAAGGGAGGAATTGCACTGGACAGAATTACACTATACAGGGGAATGATGACTTAGGAATGAAAAACT</text:p>
          </table:table-cell>
        </table:table-row>
        <table:table-row table:style-name="ro1">
          <table:table-cell office:value-type="string" calcext:value-type="string">
            <text:p>GTCACTGTGTATAATAATACTGCCAATGCCACTAGGAGCAATGTCACTGTCACTAATAGGAACACAGGAATGAAAAACT</text:p>
          </table:table-cell>
        </table:table-row>
        <table:table-row table:style-name="ro1">
          <table:table-cell office:value-type="string" calcext:value-type="string">
            <text:p>ACCAGTCCTACCCCTCCCACCACTGCCCCACCGTCCACCAATGCCACTGATACCAATATGCAAGGAGAAATAAAAAATT</text:p>
          </table:table-cell>
        </table:table-row>
        <table:table-row table:style-name="ro1">
          <table:table-cell office:value-type="string" calcext:value-type="string">
            <text:p>AATTGTACCAATATCATGAATGGGACCACTATCAAT---------GGGACCACAATCACCAAGAGCATGACAGGAGAAATAAAAAATT</text:p>
          </table:table-cell>
        </table:table-row>
        <table:table-row table:style-name="ro1">
          <table:table-cell office:value-type="string" calcext:value-type="string">
            <text:p>ACTGACTTAAATGCTACTAATACCAATGCTACTAATACCAATAGTAGCCTAGAGATGGAGAAAGGAGAAATAAAAAACT</text:p>
          </table:table-cell>
        </table:table-row>
        <table:table-row table:style-name="ro1">
          <table:table-cell office:value-type="string" calcext:value-type="string">
            <text:p>TGCACTGATTTTAATAMTAATGCTACTAATRCCAMTAATRGTCKCCTAGARATGRTGGAGARAGGAGAAATAAAAAGCT</text:p>
          </table:table-cell>
        </table:table-row>
        <table:table-row table:style-name="ro1">
          <table:table-cell office:value-type="string" calcext:value-type="string">
            <text:p>TTAAATTGCACTGATTTTACTAATGCTACTAATACCAATAGTAGCCTACAAGG------GATGGAGAAAGGAGAAATAAAAAACT</text:p>
          </table:table-cell>
        </table:table-row>
        <table:table-row table:style-name="ro1">
          <table:table-cell office:value-type="string" calcext:value-type="string">
            <text:p>AATTGCACTGATTTTAATAMYRCTACTAATACCACTAATAGTAGCCTAGAAATG---ATGGAGAAAGGAGAAATAAAAAACT</text:p>
          </table:table-cell>
        </table:table-row>
        <table:table-row table:style-name="ro1">
          <table:table-cell office:value-type="string" calcext:value-type="string">
            <text:p>ACTAATAATACTGATGTTAATAAGACTAATACTAATAATGATATAATAGGAGGGATGGAGAGAGGAGAAATAAAAAACT</text:p>
          </table:table-cell>
        </table:table-row>
        <table:table-row table:style-name="ro1">
          <table:table-cell office:value-type="string" calcext:value-type="string">
            <text:p>AATTGCACTGATGTTAATACTAATAC---CACTGATACTAATACCACTAGTATTCTAGAAATGAAAGGAGAAATAAAAAACT</text:p>
          </table:table-cell>
        </table:table-row>
        <table:table-row table:style-name="ro1">
          <table:table-cell office:value-type="string" calcext:value-type="string">
            <text:p>TATAATACCACTAGTAATAATGCTACTAATACCAATACTAGTAAACTACAAATG---ATGGAGAAAGGAGAAATAAAAAACT</text:p>
          </table:table-cell>
        </table:table-row>
        <table:table-row table:style-name="ro1">
          <table:table-cell office:value-type="string" calcext:value-type="string">
            <text:p>AATTGCACTGATTTTAATAMTGCTACTAATACCAATACTAGTAGACTAGAAAGG---ATGGAGAAAGGAGAAATAAAAAACT</text:p>
          </table:table-cell>
        </table:table-row>
        <table:table-row table:style-name="ro1">
          <table:table-cell office:value-type="string" calcext:value-type="string">
            <text:p>TTTAATACCACTAGTAATAATGCTACTAATACCATKAATAGTAGCCTAGAAATG---ATGGAGAAAGGAGAAATAAAAAACT</text:p>
          </table:table-cell>
        </table:table-row>
        <table:table-row table:style-name="ro1">
          <table:table-cell office:value-type="string" calcext:value-type="string">
            <text:p>TTTAAAATCATTCATAATGATGTTACTTATACCAGTAATAGTAGCCCAGAAATG---ATGGAGAAAGGAGAAATGAAAAACT</text:p>
          </table:table-cell>
        </table:table-row>
        <table:table-row table:style-name="ro1">
          <table:table-cell office:value-type="string" calcext:value-type="string">
            <text:p>TTTAATACCACTAGTAATAATGCTACTAATACCATTAATAGTAGCCTAGAAATG---ATGGAGAAAGGAGAAATGAAAAACT</text:p>
          </table:table-cell>
        </table:table-row>
        <table:table-row table:style-name="ro1">
          <table:table-cell office:value-type="string" calcext:value-type="string">
            <text:p>AATGCTACTAATACTAATAATGCTACTAATACCACTAGTAGTAGCCTAGAAATAATGGAGAAAGGAGAAATAAAAAACT</text:p>
          </table:table-cell>
        </table:table-row>
        <table:table-row table:style-name="ro1">
          <table:table-cell office:value-type="string" calcext:value-type="string">
            <text:p>AACACCACTAGTAACAATACTGCTAATGCCAATAGTAGTAGCCTAGAAATGATGATAGAGAAAGGAGAAATAAAAAACT</text:p>
          </table:table-cell>
        </table:table-row>
        <table:table-row table:style-name="ro1">
          <table:table-cell office:value-type="string" calcext:value-type="string">
            <text:p>AATT---ATAATTATACTAAGGCAAACAAGAGCAATGGAAGTGCCAATGCAACTGCAGAAAACAGACAGGAAGTAAAAAATT</text:p>
          </table:table-cell>
        </table:table-row>
        <table:table-row table:style-name="ro1">
          <table:table-cell office:value-type="string" calcext:value-type="string">
            <text:p>AATACAAAATGCAATAGTAATAGTAGTGAAGCTTCTAATGGCACTAACCTGAGGGAAGATAAGGGGGTAATACAAAACT</text:p>
          </table:table-cell>
        </table:table-row>
        <table:table-row table:style-name="ro1">
          <table:table-cell office:value-type="string" calcext:value-type="string">
            <text:p>GAATGTAGAAATGTTAACAGTACTGGTAATGGTACCCACAGTAAGACCTACAATGAGAGCATGAAG------GAAATAAAAAATT</text:p>
          </table:table-cell>
        </table:table-row>
        <table:table-row table:style-name="ro1">
          <table:table-cell office:value-type="string" calcext:value-type="string">
            <text:p>ACTAATGTAGAGAAAAATATTACAAACACAACCAATGATGCAAACACAACCAAGGTGGACCAACCAAATATGAAAAACT</text:p>
          </table:table-cell>
        </table:table-row>
        <table:table-row table:style-name="ro1">
          <table:table-cell office:value-type="string" calcext:value-type="string">
            <text:p>TTGAACTGTATTGACGCCAGCAGTACTGCAGTCAACAAGACTAACTCCACCCTCTCCCCTGGAGA-----------------TGAAATAAAAAACT</text:p>
          </table:table-cell>
        </table:table-row>
        <table:table-row table:style-name="ro1">
          <table:table-cell office:value-type="string" calcext:value-type="string">
            <text:p>TGTGTAAAGCTAACCCCTCTCTGTGTCACTTTAAACTGTGCTGAAGTAACCTCCTACAACACTAC------------------------------------AGAAATGAAAAACT</text:p>
          </table:table-cell>
        </table:table-row>
        <table:table-row table:style-name="ro1">
          <table:table-cell office:value-type="string" calcext:value-type="string">
            <text:p>CTAACCCCTCTCTGTGTTACTTTAACCTGTACTGAAGTGGTAAAT---------------------------ACAACCATAAGCGACCAAGCAGAAGTGAAAAACT</text:p>
          </table:table-cell>
        </table:table-row>
        <table:table-row table:style-name="ro1">
          <table:table-cell office:value-type="string" calcext:value-type="string">
            <text:p>CCTCTCTGTGTTACTTTAAACTGTACTGATC---------------------ATAATAGCACTGGAAGAAATGTGGGAGACCAAGCAGAAATGAAAAACT</text:p>
          </table:table-cell>
        </table:table-row>
        <table:table-row table:style-name="ro1">
          <table:table-cell office:value-type="string" calcext:value-type="string">
            <text:p>CTAACCCCTCTCTGTGTTACTTTAAACTGTACTGATGTAATAAATAGCACT-----------------TGGGAAGGC----------AAAGCAGAAATAAAAAACT</text:p>
          </table:table-cell>
        </table:table-row>
        <table:table-row table:style-name="ro1">
          <table:table-cell office:value-type="string" calcext:value-type="string">
            <text:p>GTTACTTTAAACTGTATTAATGTAACTGTGAATGTGACAGACACTGTGAAT---------------GTGACAGAAGCAGCAGACATGAAAAACT</text:p>
          </table:table-cell>
        </table:table-row>
        <table:table-row table:style-name="ro1">
          <table:table-cell office:value-type="string" calcext:value-type="string">
            <text:p>ACTTTAAACTGTACTGAAGTAAAGATCAGCTCCAGTAACAGCAGCTCCCTCTGTCAAA---------AGCACGGGGAAATGAAAAACT</text:p>
          </table:table-cell>
        </table:table-row>
        <table:table-row table:style-name="ro1">
          <table:table-cell office:value-type="string" calcext:value-type="string">
            <text:p>TGTGTTACTTTAAAATGTACTAATGTCAACAAGGAATGCACTAGGAATAACACT---------------GCGATGAATGAGGAATTGAAAAACT</text:p>
          </table:table-cell>
        </table:table-row>
        <table:table-row table:style-name="ro1">
          <table:table-cell office:value-type="string" calcext:value-type="string">
            <text:p>CTCTGTGTCACTTTAAACTGT------------AAAAATGTCAGTTCAAACAGTACCACTTCAAAAGGTGTA------AGTCAAGATATGAAAAACT</text:p>
          </table:table-cell>
        </table:table-row>
        <table:table-row table:style-name="ro1">
          <table:table-cell office:value-type="string" calcext:value-type="string">
            <text:p>CCTCTCTGTGTTACTTTAAACTGTACTGATGTAAGGAATACAACT--------------------GTGAATGTCAATRGCG-AAGCAGAAATAAAAAACT</text:p>
          </table:table-cell>
        </table:table-row>
        <table:table-row table:style-name="ro1">
          <table:table-cell office:value-type="string" calcext:value-type="string">
            <text:p>AGTACTGGAGGCAACAGTACTAACGGTACCTCCTCTACTAACCATAGCATAGTGAATGAAATAGGAGAAGTAAAAAATT</text:p>
          </table:table-cell>
        </table:table-row>
        <table:table-row table:style-name="ro1">
          <table:table-cell office:value-type="string" calcext:value-type="string">
            <text:p>NNNNNNNNNNNNNNNNNNNNNNNNNNNNNNNNNNNNNNNNNNNNNNNNNNNNNNNNNNNNNNNNNNGAAATGAAAAACT</text:p>
          </table:table-cell>
        </table:table-row>
        <table:table-row table:style-name="ro1">
          <table:table-cell office:value-type="string" calcext:value-type="string">
            <text:p>AACTGTACTGATGCAAAGAATGGAACTGATGCAAAGAATGGAACT---AACACTGTGGGGAGCAAAGCAGACATGAAAAACT</text:p>
          </table:table-cell>
        </table:table-row>
        <table:table-row table:style-name="ro1">
          <table:table-cell office:value-type="string" calcext:value-type="string">
            <text:p>GTTACTTTAAACTGTACTGATGTAAAGAATAGCACTATGGGAAATAGCACT------------ATGAACAGCCAGGCAGAAATGAAAAATT</text:p>
          </table:table-cell>
        </table:table-row>
        <table:table-row table:style-name="ro1">
          <table:table-cell office:value-type="string" calcext:value-type="string">
            <text:p>GAGAAGAATAATACTACTTTAGGGAATAGCAACTGCACTAGCAATAGCACTGTGGAGGGCCAAGCAGAAATGAAAAATT</text:p>
          </table:table-cell>
        </table:table-row>
        <table:table-row table:style-name="ro1">
          <table:table-cell office:value-type="string" calcext:value-type="string">
            <text:p>AAACTAACCCCTCTCTGTGTCACTTTAAACTGTAGCACTGTAAACTGTAATACTTCTAACTGT------------------------------CAAGAAATGAAAAACT</text:p>
          </table:table-cell>
        </table:table-row>
        <table:table-row table:style-name="ro1">
          <table:table-cell office:value-type="string" calcext:value-type="string">
            <text:p>AAAATTAATACCACTGCAAATGAAAAAATTAATATCACTGCAAATGGCACTGTGGAGAACCCAGCAGGTTTAAAAAACT</text:p>
          </table:table-cell>
        </table:table-row>
        <table:table-row table:style-name="ro1">
          <table:table-cell office:value-type="string" calcext:value-type="string">
            <text:p>ACTTTAAACTGTACTGATATAAAGAATAACAGTAACAC---------TGCGCCGAATGTGACGAGTAGCCCTGTAGAAATAACAAACT</text:p>
          </table:table-cell>
        </table:table-row>
        <table:table-row table:style-name="ro1">
          <table:table-cell office:value-type="string" calcext:value-type="string">
            <text:p>GTCACTTTAAACTGTAGCAATGTAAACTGTAATACTAGTACTTCTAACTGTAGTAGTGGAAT------------CCAAGAAATGAAAAACT</text:p>
          </table:table-cell>
        </table:table-row>
        <table:table-row table:style-name="ro1">
          <table:table-cell office:value-type="string" calcext:value-type="string">
            <text:p>TGTGTTACTTTAAACTGTATGGATGTAAATAATGGCACTAATAGTAGCTCT---------------ATGGAAGGCCAAGCAGAAATGAAAAACT</text:p>
          </table:table-cell>
        </table:table-row>
        <table:table-row table:style-name="ro1">
          <table:table-cell office:value-type="string" calcext:value-type="string">
            <text:p>CT---AAATGTAACCAACAGCACGGCTGTAGGAGCAGATGTAACCAACAGCATGATTGAAGAAAAGGGAGAAATAGAAAACT</text:p>
          </table:table-cell>
        </table:table-row>
        <table:table-row table:style-name="ro1">
          <table:table-cell office:value-type="string" calcext:value-type="string">
            <text:p>CCTCTCTGTGTTACTTTAAAATGTGCTAATGT---------------TACTTCTAATAGTACTGCGGATACAAC------CGAAGTTGATAGGCAAGACG</text:p>
          </table:table-cell>
        </table:table-row>
        <table:table-row table:style-name="ro1">
          <table:table-cell office:value-type="string" calcext:value-type="string">
            <text:p>TGCGTCACGTTAAATTGTAGCAGT------ACCCATAACACTACCCATAACAGCTCAGAGAGTATACC---------AGAAGAAATGAGAAATT</text:p>
          </table:table-cell>
        </table:table-row>
        <table:table-row table:style-name="ro1">
          <table:table-cell office:value-type="string" calcext:value-type="string">
            <text:p>CTCTGTGTTACTTTAAAATGTAC---------AAACGCTACTAGTACCAACAGTAGCAACG---------TGGAGAACATAGGAGAAATAAAAAACT</text:p>
          </table:table-cell>
        </table:table-row>
        <table:table-row table:style-name="ro1">
          <table:table-cell office:value-type="string" calcext:value-type="string">
            <text:p>CCACTCTGTGTTACTCTAAAATGTAC---------AAACGCTACTAGTACCAACAGTAGCAACG------------TGGAGAACAGGGAACTAAAAAATT</text:p>
          </table:table-cell>
        </table:table-row>
        <table:table-row table:style-name="ro1">
          <table:table-cell office:value-type="string" calcext:value-type="string">
            <text:p>ACTGAGACCCAGAATAAT-----CAGACCTGTAATGAAACCCACTATAATGACACAGTGGATGGAAGGGGAGAAATGAAAAACT</text:p>
          </table:table-cell>
        </table:table-row>
        <table:table-row table:style-name="ro1">
          <table:table-cell office:value-type="string" calcext:value-type="string">
            <text:p>ACTTTAAATTGTAGCAATGCCCGCACCAATACCAATGGCAGCACCACTTTC-----AATGATACC----ATTGGAGAAATAAAAAACT</text:p>
          </table:table-cell>
        </table:table-row>
        <table:table-row table:style-name="ro1">
          <table:table-cell office:value-type="string" calcext:value-type="string">
            <text:p>TTAACCCCTCTCTGCGTCACTTTAAATTGCAATGGTACTGTAGATAGCAATAAAACTA---------------------------AAGAAGAAATATTAAAAACCT</text:p>
          </table:table-cell>
        </table:table-row>
        <table:table-row table:style-name="ro1">
          <table:table-cell office:value-type="string" calcext:value-type="string">
            <text:p>ACCCCTCTCTGCGTCACTTTAAATTGTAGCAATCCCAGCAACAATAGCAGTAAGAAT------------------------GGAGAAGGAGAAATAAAAAACT</text:p>
          </table:table-cell>
        </table:table-row>
        <table:table-row table:style-name="ro1">
          <table:table-cell office:value-type="string" calcext:value-type="string">
            <text:p>TGTGTCACTTTAAATTGTAGCAGGGTCAAAAATACCATCAGTAGCACCCAGAGCCCCGATAGCAATAAC---------------------------ACCATGAACT</text:p>
          </table:table-cell>
        </table:table-row>
        <table:table-row table:style-name="ro1">
          <table:table-cell office:value-type="string" calcext:value-type="string">
            <text:p>GAACCCAACAGCACTAGCTCTAGCAACAGTAGTGTT--AATAACAACAGCAGCGATAGCTTGTTTGAAGAAATGAAAAACT</text:p>
          </table:table-cell>
        </table:table-row>
        <table:table-row table:style-name="ro1">
          <table:table-cell office:value-type="string" calcext:value-type="string">
            <text:p>AATTGTGCTGGACCCAGCTCTAACAACAGTAACGTTAACAGCAACAG--CAACGATAACTG-GTCTGAAGAAATGAAAAACT</text:p>
          </table:table-cell>
        </table:table-row>
        <table:table-row table:style-name="ro1">
          <table:table-cell office:value-type="string" calcext:value-type="string">
            <text:p>TGTGCTGAACCCAACAGCACTAGCTCTAACAACAGTAGCGTTAACAGCAGTAATAGCTTGTTTGAAGAAATGAAAAACT</text:p>
          </table:table-cell>
        </table:table-row>
        <table:table-row table:style-name="ro1">
          <table:table-cell office:value-type="string" calcext:value-type="string">
            <text:p>ACTTTAAATTGTGCTGAACCCAACAGCACTAGCTCTAACAACAGTAGCAGTAATAGCTTGTT---------TGAAGAAATGAAAAACT</text:p>
          </table:table-cell>
        </table:table-row>
        <table:table-row table:style-name="ro1">
          <table:table-cell office:value-type="string" calcext:value-type="string">
            <text:p>TGTGCTGAACCCAACAGCACTAGCTCTAACAACAGTAGCGTTAACAGCAGTAATAGCTTGTTTGAAGAAATGAAAAACT</text:p>
          </table:table-cell>
        </table:table-row>
        <table:table-row table:style-name="ro1">
          <table:table-cell office:value-type="string" calcext:value-type="string">
            <text:p>GTTACTTTAAATTGTACTGAACC---CCACAGCACTGGCTCTAACAAAAGTAACAGCAGAGTGTT---------TGAAGAAATGAAAAACT</text:p>
          </table:table-cell>
        </table:table-row>
        <table:table-row table:style-name="ro1">
          <table:table-cell office:value-type="string" calcext:value-type="string">
            <text:p>TGTGCTGAACCCAACAGCACTAGCTCTAACAACAGTAGCGTTAACAGCAGTAATAGCTTGTTTGAAGAAATGAAAAACT</text:p>
          </table:table-cell>
        </table:table-row>
        <table:table-row table:style-name="ro1">
          <table:table-cell office:value-type="string" calcext:value-type="string">
            <text:p>CCCAAACCCAACAGCACTATATCTAACAGCAGTAGTAACAGCTACAGCAATGATAGCTGGGTTA-AAGACATGAAAAACT</text:p>
          </table:table-cell>
        </table:table-row>
        <table:table-row table:style-name="ro1">
          <table:table-cell office:value-type="string" calcext:value-type="string">
            <text:p>GAACC---CAACAGCACTAGATCTAACAACAGTAGCGTTAACAGCAACAGCAGCGATAGCTTGTTTRAARAAATGAAGAACT</text:p>
          </table:table-cell>
        </table:table-row>
        <table:table-row table:style-name="ro1">
          <table:table-cell office:value-type="string" calcext:value-type="string">
            <text:p>ACTGAACCCAGATCCAACAGCAATAGTTCTAGCAACAATAACAACAGCACTGATAGATTGTATGAGGATATGAGAAACT</text:p>
          </table:table-cell>
        </table:table-row>
        <table:table-row table:style-name="ro1">
          <table:table-cell office:value-type="string" calcext:value-type="string">
            <text:p>GACCCCAACATCACTAGCTCTAACAACAGTAACGTTTACAGCAACAGCAGCGACATTGTGTATAAAGAAATGAAAAATT</text:p>
          </table:table-cell>
        </table:table-row>
        <table:table-row table:style-name="ro1">
          <table:table-cell office:value-type="string" calcext:value-type="string">
            <text:p>AGCACTAGCTCTAACAGCAGTGCATCCAACAGCACTAGCTCTAACAACAGTAGTG------------TTAACAGCGAAATAATGAAAAACT</text:p>
          </table:table-cell>
        </table:table-row>
        <table:table-row table:style-name="ro1">
          <table:table-cell office:value-type="string" calcext:value-type="string">
            <text:p>TGTGCTGAACC---CAACAGCACTAGCTCTAACCACAGTCGCGTTAACAGCAATAATAGCTTGTTTGAAGAAATGAAAAACT</text:p>
          </table:table-cell>
        </table:table-row>
        <table:table-row table:style-name="ro1">
          <table:table-cell office:value-type="string" calcext:value-type="string">
            <text:p>GTTACTTTAAATTGTACTGACCCCATCAGCAATAACAACAATACACTTAACAACAGTAACG------------------ATGGAGAAATGACAAACT</text:p>
          </table:table-cell>
        </table:table-row>
        <table:table-row table:style-name="ro1">
          <table:table-cell office:value-type="string" calcext:value-type="string">
            <text:p>ACTAATCCCAACAGCACTAGCTCTAACAGCACTAGTAGAGTTAACAGCAGTAATAGCTTGTTTGAAGAAATGAAAAACT</text:p>
          </table:table-cell>
        </table:table-row>
        <table:table-row table:style-name="ro1">
          <table:table-cell office:value-type="string" calcext:value-type="string">
            <text:p>TGTGCTGAACCCAACAGCACTAGCTCTAACAACAGTAACGTTAACAG--GAATGATAGT-TTGTTTGAAGAAATGAAAAACT</text:p>
          </table:table-cell>
        </table:table-row>
        <table:table-row table:style-name="ro1">
          <table:table-cell office:value-type="string" calcext:value-type="string">
            <text:p>AGCGTTAACAACAACAGTAGCGTTACCAGCAACAGCAGTGATAACAGCAGCGATAGCTTGTTTGAAGAAATGAAAAACT</text:p>
          </table:table-cell>
        </table:table-row>
        <table:table-row table:style-name="ro1">
          <table:table-cell office:value-type="string" calcext:value-type="string">
            <text:p>GAACC---CAACAGCACTAGCTCTAACAACAGTAGCGTTAACAGCAACAGCAGCGATAGTTTGTTTGAAGAAATGAAAAACT</text:p>
          </table:table-cell>
        </table:table-row>
        <table:table-row table:style-name="ro1">
          <table:table-cell office:value-type="string" calcext:value-type="string">
            <text:p>TGTACTAAACCTAGCAGCACTAGCAATAACAACAGTAGCGTTAACAGCAATAATAGCTTGTTTGAAGAAATGAAAAACT</text:p>
          </table:table-cell>
        </table:table-row>
        <table:table-row table:style-name="ro1">
          <table:table-cell office:value-type="string" calcext:value-type="string">
            <text:p>GAACC---CAACAGCACTAGCTCTAACAACAGTAGCGTTAACAGCAACAGCAGCGATAGTTTGTTTGAAGAAATGAAAAACT</text:p>
          </table:table-cell>
        </table:table-row>
        <table:table-row table:style-name="ro1">
          <table:table-cell office:value-type="string" calcext:value-type="string">
            <text:p>GTCTCCAACAACACTGTCACTGTCTCTAACAACAGTAGCTTTAACAACAATAGTAGATTGGTTGAAGAAATGAGAAACT</text:p>
          </table:table-cell>
        </table:table-row>
        <table:table-row table:style-name="ro1">
          <table:table-cell office:value-type="string" calcext:value-type="string">
            <text:p>TGTGCTGAACCCAACAGCACTAGCTCTAACAATAGTAGTGTTTACAAAAACGATAGTTTGTATGAAGAAATGAAAAACT</text:p>
          </table:table-cell>
        </table:table-row>
        <table:table-row table:style-name="ro1">
          <table:table-cell office:value-type="string" calcext:value-type="string">
            <text:p>GAACCCAACAGCACTAGCTCTAACAACAGTAGCTTTAACAGCAACAGCAGCGATAGCTTGTT---------TGAAGAAATGAAAAACT</text:p>
          </table:table-cell>
        </table:table-row>
        <table:table-row table:style-name="ro1">
          <table:table-cell office:value-type="string" calcext:value-type="string">
            <text:p>GACCCCACTGAATTCAACAGCACTAGCTATAGCAACATTAGCAGTAGCAGAATCAGAA---ATGATACTGATATGAAAAACT</text:p>
          </table:table-cell>
        </table:table-row>
        <table:table-row table:style-name="ro1">
          <table:table-cell office:value-type="string" calcext:value-type="string">
            <text:p>TTAGAGTGTACTGAACCCAACAGAACTAGCTCTAACAACAGTAGCTTTAACAGCAGCATGCT---------TGAAGAAATGAAAAACT</text:p>
          </table:table-cell>
        </table:table-row>
        <table:table-row table:style-name="ro1">
          <table:table-cell office:value-type="string" calcext:value-type="string">
            <text:p>AATTGTCAAGAGATCAGCAATGTCACTAA---CTATAACAGTAGCATGTCTAACAGCAGCAGGTATGGAGAAATGAAAAACT</text:p>
          </table:table-cell>
        </table:table-row>
        <table:table-row table:style-name="ro1">
          <table:table-cell office:value-type="string" calcext:value-type="string">
            <text:p>CCCAAAACCAACGGAACTAACTCTAACGACAGTAGTGGTAACAACAGCAGCGGTAGGTTGGT---------TGAAGAAATGAGAAACT</text:p>
          </table:table-cell>
        </table:table-row>
        <table:table-row table:style-name="ro1">
          <table:table-cell office:value-type="string" calcext:value-type="string">
            <text:p>AGTAGCGCTAACAGCAGCGACAGTAGCGCTAACAGCAGCAGCAACAGTAGCGATAGTTTGGGTAAAGTTATGAGAAACT</text:p>
          </table:table-cell>
        </table:table-row>
        <table:table-row table:style-name="ro1">
          <table:table-cell office:value-type="string" calcext:value-type="string">
            <text:p>GAACCCAACAGCACTAGCTCTAACAACAGTAGTGTT--AACAGCAACAGCAGTGATAGCTTGTTTGGAGAAATGAGAAACT</text:p>
          </table:table-cell>
        </table:table-row>
        <table:table-row table:style-name="ro1">
          <table:table-cell office:value-type="string" calcext:value-type="string">
            <text:p>AACAGCAATGACACTAGTTATAACAACAGCAATGTCACTCAGTATAACAACAGCAATGG-CAAGGAAGAAATGAAAAACT</text:p>
          </table:table-cell>
        </table:table-row>
        <table:table-row table:style-name="ro1">
          <table:table-cell office:value-type="string" calcext:value-type="string">
            <text:p>GAACC---CAACAGCACTAGCTCTAACAACAGTAGCGTTAACAGCAACAGCAGCGATAGTTTGTTTGAAGAAATGAAAAACT</text:p>
          </table:table-cell>
        </table:table-row>
        <table:table-row table:style-name="ro1">
          <table:table-cell office:value-type="string" calcext:value-type="string">
            <text:p>ACACCCAACATCACTAGCTCTAACAACAGTAGCGTTAACAATAACAGCAGCGATAGCCTGTATCAAGAAATGAAAAACT</text:p>
          </table:table-cell>
        </table:table-row>
        <table:table-row table:style-name="ro1">
          <table:table-cell office:value-type="string" calcext:value-type="string">
            <text:p>TGTACTGAACCCAACAGCACTCGCTCTAACAACAGTAGCGTTAACAGCAGTAATAGCTTGTTTGGAGAAATGAAAAACT</text:p>
          </table:table-cell>
        </table:table-row>
        <table:table-row table:style-name="ro1">
          <table:table-cell office:value-type="string" calcext:value-type="string">
            <text:p>TGTACTGCACCCAGGTTAGATTGTATTAACAGCACCAGC--CACTACACCCACGATAGCTTGTATGAAGAAGTGAGAAACT</text:p>
          </table:table-cell>
        </table:table-row>
        <table:table-row table:style-name="ro1">
          <table:table-cell office:value-type="string" calcext:value-type="string">
            <text:p>GAACCCAACAGCAACAGCACTAGCTCTAACAACAGTAGCGTTAACAACAATAATAGCTTGTCTGAAGAAATGAAAAACT</text:p>
          </table:table-cell>
        </table:table-row>
        <table:table-row table:style-name="ro1">
          <table:table-cell office:value-type="string" calcext:value-type="string">
            <text:p>TGTACTGAACCCACTATCGACAGTAACAATAACAGCACTAACACCAGCTAYAATAGAAAGATTGAAGAAATGAGAAACT</text:p>
          </table:table-cell>
        </table:table-row>
        <table:table-row table:style-name="ro1">
          <table:table-cell office:value-type="string" calcext:value-type="string">
            <text:p>ACTAGCTCTAACAGCAGTAGCACTAGCTCTAACAACAGTAGCGTTGACAGAGATAAATTGCTTGAAGAAATGAAAAACT</text:p>
          </table:table-cell>
        </table:table-row>
        <table:table-row table:style-name="ro1">
          <table:table-cell office:value-type="string" calcext:value-type="string">
            <text:p>TGTACTAACCCCAACATCACTAGCTCTAACAACAGTAGCGTTAACAGAAACGATAGCATGGTTGAAGAAATGAGAAACT</text:p>
          </table:table-cell>
        </table:table-row>
        <table:table-row table:style-name="ro1">
          <table:table-cell office:value-type="string" calcext:value-type="string">
            <text:p>TTAAATTGCACTGAACCCAGAACTAGCAACGGTAACGTTAGCAGCAACAGCAACGATACGATTGA------AGTAATGAAAAACT</text:p>
          </table:table-cell>
        </table:table-row>
        <table:table-row table:style-name="ro1">
          <table:table-cell office:value-type="string" calcext:value-type="string">
            <text:p>CCCAACAGCACTACATCTAACAACAGCAGTAGTGTTAACCGCAACAGCAGCGATAGTTTGTTG------GGAGAAATGAAAAACT</text:p>
          </table:table-cell>
        </table:table-row>
        <table:table-row table:style-name="ro1">
          <table:table-cell office:value-type="string" calcext:value-type="string">
            <text:p>GTTACTTTAAATTGCTCTGAACCCCGTCCTGAACCCACCAGCGCTAGCAAAAACTCCAGCAGCACAGT------------GATAAGAGACT</text:p>
          </table:table-cell>
        </table:table-row>
        <table:table-row table:style-name="ro1">
          <table:table-cell office:value-type="string" calcext:value-type="string">
            <text:p>ATCAGCAACAGCACTAGCTCTAACAGCAGTAGCGTTAACAGCACCAGCAGCGATAGCTTGGATGAAGAAATGAAAAACT</text:p>
          </table:table-cell>
        </table:table-row>
        <table:table-row table:style-name="ro1">
          <table:table-cell office:value-type="string" calcext:value-type="string">
            <text:p>AGCTCTAACAGCACTAGCTCTAACAACAGTAGTGTTAGCAGCAACAGCAGTGATAGCTTGTATGAAGAAATGAGAAACT</text:p>
          </table:table-cell>
        </table:table-row>
        <table:table-row table:style-name="ro1">
          <table:table-cell office:value-type="string" calcext:value-type="string">
            <text:p>GAACC---CAACAGCACTAGCTCTAACAACAGTAGCGTTAACAGCAACAGCAGCGATAGTTTGTTTAAAGAAATGAAAAACT</text:p>
          </table:table-cell>
        </table:table-row>
        <table:table-row table:style-name="ro1">
          <table:table-cell office:value-type="string" calcext:value-type="string">
            <text:p>TGTGCTGAACCCAACAGCACTAGCTCTAACAACAGTAGCGTTAACAGCAGTAATAGCTTGTTTGAAGAAATGAAAAACT</text:p>
          </table:table-cell>
        </table:table-row>
        <table:table-row table:style-name="ro1">
          <table:table-cell office:value-type="string" calcext:value-type="string">
            <text:p>CTCTGCGTTACTTTAAATTGTACTGCACCCAACAGCACTAGACCTGACAACAGCAGCAG------------------GTATGAAGAAATGAAAAACT</text:p>
          </table:table-cell>
        </table:table-row>
        <table:table-row table:style-name="ro1">
          <table:table-cell office:value-type="string" calcext:value-type="string">
            <text:p>AGCTTTAACATCACTAGCTCTAACAACAGTAGCGGTAACAGCAACAGCAGTAATAGTTTGTATGAAGAAATGAGCAACT</text:p>
          </table:table-cell>
        </table:table-row>
        <table:table-row table:style-name="ro1">
          <table:table-cell office:value-type="string" calcext:value-type="string">
            <text:p>GAACCCAACAGCACTAGCTCTAACAACAGTAGCTTTACAAGCAACAGCAGCGATAACTTGTTTA---------AAGAAATGAAAAACT</text:p>
          </table:table-cell>
        </table:table-row>
        <table:table-row table:style-name="ro1">
          <table:table-cell office:value-type="string" calcext:value-type="string">
            <text:p>TGTACCGAACCCAAAAGTGATAGCTCTAATAACAGTAGTGTTAACAACAACAGCAGGAAGTTTGAAGAAATGAAAAACT</text:p>
          </table:table-cell>
        </table:table-row>
        <table:table-row table:style-name="ro1">
          <table:table-cell office:value-type="string" calcext:value-type="string">
            <text:p>AGTGTTAACATCACTAGCATGAACAACACTAGAGTTAGCATCAACAGCAACGATAGT-TTGTATGAAGAAATGAAAAACT</text:p>
          </table:table-cell>
        </table:table-row>
        <table:table-row table:style-name="ro1">
          <table:table-cell office:value-type="string" calcext:value-type="string">
            <text:p>GAACC---CAACAGCACTAGCTCTAACAACAGTAGCGTTAACAGCAACAGCAGCGATAGTTTGTTTGAAGAAATGAAAAACT</text:p>
          </table:table-cell>
        </table:table-row>
        <table:table-row table:style-name="ro1">
          <table:table-cell office:value-type="string" calcext:value-type="string">
            <text:p>GAACCCAATAGCACTAGCTCTAACAACAGTAGTGTTAACAGCAGCCGCAGCGATAGT-TTGTTTGAAGAAATGAAAAACT</text:p>
          </table:table-cell>
        </table:table-row>
        <table:table-row table:style-name="ro1">
          <table:table-cell office:value-type="string" calcext:value-type="string">
            <text:p>TTAACCCCTCTCTGCGTTACTTTAAATTGTACTGAACC---CAACAGCACTAGTYCTAACAGCGGT------------------------GGAGAAATGAAAAACT</text:p>
          </table:table-cell>
        </table:table-row>
        <table:table-row table:style-name="ro1">
          <table:table-cell office:value-type="string" calcext:value-type="string">
            <text:p>TGCGTTACTTTAAATTGTGATTACCT---CAACAGCACTAGCTCTAACAACAGTAGCGATTTGTT------------TGAAGAAATGAAAAACT</text:p>
          </table:table-cell>
        </table:table-row>
        <table:table-row table:style-name="ro1">
          <table:table-cell office:value-type="string" calcext:value-type="string">
            <text:p>GAATTCAACAGCACTAGCTCTAACAACAGTAGCGTTAACAGCAGCAGCAGCGATAGTTTGGTTAC---------AGAAATGAAAAACT</text:p>
          </table:table-cell>
        </table:table-row>
        <table:table-row table:style-name="ro1">
          <table:table-cell office:value-type="string" calcext:value-type="string">
            <text:p>GAGCCCAACAGCACTAGCTCTAGCAACAGTAGCGTTAACAGAA--ACAGCAGCGATAGTTTGTTTAAAGAAATGAAAAACT</text:p>
          </table:table-cell>
        </table:table-row>
        <table:table-row table:style-name="ro1">
          <table:table-cell office:value-type="string" calcext:value-type="string">
            <text:p>TTAAATTGTGCTGAGCCCTCTAACAACAGGAGCGCTAACAACAACAGC-----AGTGATAAT-TTGTTTGAAGAAATGAAAAACT</text:p>
          </table:table-cell>
        </table:table-row>
        <table:table-row table:style-name="ro1">
          <table:table-cell office:value-type="string" calcext:value-type="string">
            <text:p>TTAAATTGTACTGCACCCAACAGCAATAGCTCTAGCAACAGTAACAGCAGCGATAACATA------TATGAAGAAATGAAAAACT</text:p>
          </table:table-cell>
        </table:table-row>
        <table:table-row table:style-name="ro1">
          <table:table-cell office:value-type="string" calcext:value-type="string">
            <text:p>GTAAAGTTAACCCCCCTCTGCGTTACTTTAAATTGTGCTGCCC------------------CCAGCAGCAATAGC---------------TCTAAGGAAGTAATGAGAAACT</text:p>
          </table:table-cell>
        </table:table-row>
        <table:table-row table:style-name="ro1">
          <table:table-cell office:value-type="string" calcext:value-type="string">
            <text:p>ACTTTAAATTGTACTGAACCCAAAAGTGTTAACTCTACTAACAGTAATAACAGTAGAGTGAT---------TGAAGAAATGAGAAACT</text:p>
          </table:table-cell>
        </table:table-row>
        <table:table-row table:style-name="ro1">
          <table:table-cell office:value-type="string" calcext:value-type="string">
            <text:p>TGTACTGAACCCAACAGAACTAGCTTTAACAACAGTGACGTTAGCAGCAATAATAGCTTGTATGAAGAAATGAAAAACT</text:p>
          </table:table-cell>
        </table:table-row>
        <table:table-row table:style-name="ro1">
          <table:table-cell office:value-type="string" calcext:value-type="string">
            <text:p>TGTACTGACCTCAACAGCACTAGCTCTAACAACATTACCCGCAACAGCAGCGATAGTTTGTT---------AGGAGAAATGAAAAACT</text:p>
          </table:table-cell>
        </table:table-row>
        <table:table-row table:style-name="ro1">
          <table:table-cell office:value-type="string" calcext:value-type="string">
            <text:p>TGTGCTGAACCCAACAGCACTAGCTCTAACAACAGTAGCGTTAACAGCAACAGCAGCGTGTTTGAAGAAATGAAAAACT</text:p>
          </table:table-cell>
        </table:table-row>
        <table:table-row table:style-name="ro1">
          <table:table-cell office:value-type="string" calcext:value-type="string">
            <text:p>TGTGCTGAACCCAACAGCACTAGACCTAACAACAGTAGCGCTAACAGCAATAATAGCGTGTTTGAAGAAATGAGAAACT</text:p>
          </table:table-cell>
        </table:table-row>
        <table:table-row table:style-name="ro1">
          <table:table-cell office:value-type="string" calcext:value-type="string">
            <text:p>TGTGCTGAACCCAACAGCACTAGCTTTAAAAACATTAGCATTAGCAGAAACAGCAGCATGTTTGAAGAAATGAGAAACT</text:p>
          </table:table-cell>
        </table:table-row>
        <table:table-row table:style-name="ro1">
          <table:table-cell office:value-type="string" calcext:value-type="string">
            <text:p>CCTCTCTGCGTTACTTTAAATTGTGCTGAGCC---------------------CAGCAACAGCAGCAATAGTTCGCTTGCGCTTGAAGAAATGAAAAACT</text:p>
          </table:table-cell>
        </table:table-row>
        <table:table-row table:style-name="ro1">
          <table:table-cell office:value-type="string" calcext:value-type="string">
            <text:p>TTAAATTGTGCTGAACC---CAACAGCACTAGCTCTAACAGCAGCAAC--AAAAACGATAGT-TTGTTTGAAGAAATGAAAAACT</text:p>
          </table:table-cell>
        </table:table-row>
        <table:table-row table:style-name="ro1">
          <table:table-cell office:value-type="string" calcext:value-type="string">
            <text:p>AAGTTAACCCCTCTCTGTGTTACTTTAAATTGTGCTGAACTCAACAGCAATACCTCTAACAGT------------------------------GAAGAAATGAAAAACT</text:p>
          </table:table-cell>
        </table:table-row>
        <table:table-row table:style-name="ro1">
          <table:table-cell office:value-type="string" calcext:value-type="string">
            <text:p>GAACCCAACAGCG---CTAGCTCTAACAACAGTAGCGTTAACAGCAACAGCAGCGATAGTTTGTTTGAACAAATGAAAAACT</text:p>
          </table:table-cell>
        </table:table-row>
        <table:table-row table:style-name="ro1">
          <table:table-cell office:value-type="string" calcext:value-type="string">
            <text:p>AATTGTTCTGAACC---CAACAGCACTAGCTCTAACAACAGTAGCGTTAGTAACAGCAGCATGTTTGAAGAAATGAAAAACT</text:p>
          </table:table-cell>
        </table:table-row>
        <table:table-row table:style-name="ro1">
          <table:table-cell office:value-type="string" calcext:value-type="string">
            <text:p>TGTACTGAACCCAGCAGCACTAGCTCTAACAACATTAGCGTTAACAGCAATAGTAGCGTGTTTGAAGAAATGAAAAACT</text:p>
          </table:table-cell>
        </table:table-row>
        <table:table-row table:style-name="ro1">
          <table:table-cell office:value-type="string" calcext:value-type="string">
            <text:p>GCACCCAACAGCACTAGCTCTAACAACAGTAGCATTAACAGCAACAGCAGCGATAGTAT---------GTATGAAGAAATGAGTAACT</text:p>
          </table:table-cell>
        </table:table-row>
        <table:table-row table:style-name="ro1">
          <table:table-cell office:value-type="string" calcext:value-type="string">
            <text:p>ACTTTAAATTGTGCTGAACCCAACAGCACTAGAGTTAACAGCAGCAGGAGCGATAGTTTGTTTA---------AAGAAATGAAAAACT</text:p>
          </table:table-cell>
        </table:table-row>
        <table:table-row table:style-name="ro1">
          <table:table-cell office:value-type="string" calcext:value-type="string">
            <text:p>TTACTTTAAAGTGTACTGAACCCACAAATGA---TAACTCTAATAACAGTAGC--------GATAGTTCCGTTTAAAGAAATGAGAAACT</text:p>
          </table:table-cell>
        </table:table-row>
        <table:table-row table:style-name="ro1">
          <table:table-cell office:value-type="string" calcext:value-type="string">
            <text:p>AACCCCAACAGCACTGGAATTAACAACAGTAGTGAT--AACAACAACAACAGAAGTAGCTTATTAGAAGAAATGAAAAACT</text:p>
          </table:table-cell>
        </table:table-row>
        <table:table-row table:style-name="ro1">
          <table:table-cell office:value-type="string" calcext:value-type="string">
            <text:p>TGTGCTGAACCCAACAGCACTAGCTCTAACAACAGTAGCGTTAACAGCAGTAATAGCTTGTTTGAAGAAATGAAAAACT</text:p>
          </table:table-cell>
        </table:table-row>
        <table:table-row table:style-name="ro1">
          <table:table-cell office:value-type="string" calcext:value-type="string">
            <text:p>AGCTATAACAACAGTAGCGCTATCAACAGTAGTGCTAACAACAGTGACGACAATAGAGTGTTTGAAGAAATGAAAAACT</text:p>
          </table:table-cell>
        </table:table-row>
        <table:table-row table:style-name="ro1">
          <table:table-cell office:value-type="string" calcext:value-type="string">
            <text:p>ACCCCTCTCTGCGTTACTTTAAATTGTACTGCACCCAAAAACAACAGCAATGATAACTTCATT------------------------GGAGAAATGAAAAACT</text:p>
          </table:table-cell>
        </table:table-row>
        <table:table-row table:style-name="ro1">
          <table:table-cell office:value-type="string" calcext:value-type="string">
            <text:p>ACTAGCTCTAACAACAGTACTAGCTATAACAACAGTAGTAGCAACAGCAGCGATAGCTGGGTTGAAGTAATGAGAAACT</text:p>
          </table:table-cell>
        </table:table-row>
        <table:table-row table:style-name="ro1">
          <table:table-cell office:value-type="string" calcext:value-type="string">
            <text:p>ACTAGCTCTAACAACAGCACTAGCTTTAACAACAGTAGCGTTAACAGCAGCAGCAGCGTGTTGGAAGAAATGAGAAACT</text:p>
          </table:table-cell>
        </table:table-row>
        <table:table-row table:style-name="ro1">
          <table:table-cell office:value-type="string" calcext:value-type="string">
            <text:p>TGTACTGAACC---CAGCAGCACTAGCTCTAACAACAGTAGCG-----TTAACAACAATGATACCTTGTTTGAAGAAATGAAAAACT</text:p>
          </table:table-cell>
        </table:table-row>
        <table:table-row table:style-name="ro1">
          <table:table-cell office:value-type="string" calcext:value-type="string">
            <text:p>AGATCTAACAGCACTAGCTCTAACAACAGTAGCGTTAACAGCAACAGCAGTGATAGTTTATTTGAAGAAGTGAAAAACT</text:p>
          </table:table-cell>
        </table:table-row>
        <table:table-row table:style-name="ro1">
          <table:table-cell office:value-type="string" calcext:value-type="string">
            <text:p>GAACCCAACAGCACTAGCTCTAACAACAGTAACGCTAACAGCAACAGCAGTGATAGCTTGTTTGAG------GAAATGAGAAACT</text:p>
          </table:table-cell>
        </table:table-row>
        <table:table-row table:style-name="ro1">
          <table:table-cell office:value-type="string" calcext:value-type="string">
            <text:p>ACTTTAAATTGTACTGAACC---CAACAGCACTAGCTCTAACAACAGTAGC--------GTTAACAGCAACAGCAGCGATATGAAAAACT</text:p>
          </table:table-cell>
        </table:table-row>
        <table:table-row table:style-name="ro1">
          <table:table-cell office:value-type="string" calcext:value-type="string">
            <text:p>GACAGTAGCATTAACAGGAACAGCAGTGATAGCTTTAACAGGAACAGCAACGATAGCTTGTATGAAGAAATGAAAAACT</text:p>
          </table:table-cell>
        </table:table-row>
        <table:table-row table:style-name="ro1">
          <table:table-cell office:value-type="string" calcext:value-type="string">
            <text:p>GAGCCCAACAGCGCTAGCTCTAACAACAATAGCACTAAC-----AGCAACAGCAGCGATAGCTTGTTTGAAGAAATGAGAAATT</text:p>
          </table:table-cell>
        </table:table-row>
        <table:table-row table:style-name="ro1">
          <table:table-cell office:value-type="string" calcext:value-type="string">
            <text:p>TGTACTGAACCCAGCAGCACTAGCTCTAGCAACAGTAGCGTTAACAGCAATAACAGCTTGTATGGAGAAATGAAAAACT</text:p>
          </table:table-cell>
        </table:table-row>
        <table:table-row table:style-name="ro1">
          <table:table-cell office:value-type="string" calcext:value-type="string">
            <text:p>ACTTTAAATTGTGCTGAACCCAACAGCACTAGCGTTAACAGCAACAGCAGCGATAGTTTGTTTA---------AAGAAATGAAAAACT</text:p>
          </table:table-cell>
        </table:table-row>
        <table:table-row table:style-name="ro1">
          <table:table-cell office:value-type="string" calcext:value-type="string">
            <text:p>ACTTTAAATTGTGCTGAGCC---CAATAACACTAGCTCTAACAGCAGTAGCAGTAATAGCTT------GGGTGAAGTAATGAAAAACT</text:p>
          </table:table-cell>
        </table:table-row>
        <table:table-row table:style-name="ro1">
          <table:table-cell office:value-type="string" calcext:value-type="string">
            <text:p>AGCACTAGCTCCAACAGCACTA--TAGTTAACAATAGTACAGTTAACAGCAATAATAGCTTGCTTGAAGAAATGAAAAACT</text:p>
          </table:table-cell>
        </table:table-row>
        <table:table-row table:style-name="ro1">
          <table:table-cell office:value-type="string" calcext:value-type="string">
            <text:p>GAACC---CAACAGYAYTAGYTCTAACAACAGTAGCGTTAACAGCAACAGCAGCGATAGTTTGTTTGAAGAAATGAAARACT</text:p>
          </table:table-cell>
        </table:table-row>
        <table:table-row table:style-name="ro1">
          <table:table-cell office:value-type="string" calcext:value-type="string">
            <text:p>AAACTCAACAGCACTAGCTCTAACAACAGTAGCGTTAACAGCAACAGCAGCGATAGTGG-GGTTGAAGAAATGAGAAACT</text:p>
          </table:table-cell>
        </table:table-row>
        <table:table-row table:style-name="ro1">
          <table:table-cell office:value-type="string" calcext:value-type="string">
            <text:p>GCACCCAACAGCACTAGCTCTAACAACAGTAGCATTAACAGCAACAGAAACGATAGTATGTT---------TGAAGAAATGAGAAACT</text:p>
          </table:table-cell>
        </table:table-row>
        <table:table-row table:style-name="ro1">
          <table:table-cell office:value-type="string" calcext:value-type="string">
            <text:p>GAACCCAACAGCACTAGCTCTAACAACAATAGCGTTAACAGCAACAGCAGCGATAGTGTGTT---------TGAAGAAATGAAAAACT</text:p>
          </table:table-cell>
        </table:table-row>
        <table:table-row table:style-name="ro1">
          <table:table-cell office:value-type="string" calcext:value-type="string">
            <text:p>CCCAGCAGCAATAGCTCTAACAACAACAGCATCGTTAGCAGCAACAGCAATTATAACTTGTCTGAAGAAATGAGAAACT</text:p>
          </table:table-cell>
        </table:table-row>
        <table:table-row table:style-name="ro1">
          <table:table-cell office:value-type="string" calcext:value-type="string">
            <text:p>AAACCCAATAACACTAGCTTTAACAACAGTAGTGTTAGCTACAACAGCAGCGATAGCTGGGTTGAAGAAATGAAAAACT</text:p>
          </table:table-cell>
        </table:table-row>
        <table:table-row table:style-name="ro1">
          <table:table-cell office:value-type="string" calcext:value-type="string">
            <text:p>AACAGCACTAGCACTAGCTCTAACAACAGTACAGGTAACAGCAGCACCAGCGATAGCTT---------GTATGAAGAAATGAGAAACT</text:p>
          </table:table-cell>
        </table:table-row>
        <table:table-row table:style-name="ro1">
          <table:table-cell office:value-type="string" calcext:value-type="string">
            <text:p>AACCTCAACAGCACCAACACTACTATCCCTAACAATAGTGGTGGTAACAGCAGCGAGGTTAAAGAACTAATGAGAAACT</text:p>
          </table:table-cell>
        </table:table-row>
        <table:table-row table:style-name="ro1">
          <table:table-cell office:value-type="string" calcext:value-type="string">
            <text:p>AACACAAGTAGCGTTACTGAATCCACCACTAGCTCTAACGAAAGTAGCGTTATCAGCGGGAATGAAGAAGTGAAAAACT</text:p>
          </table:table-cell>
        </table:table-row>
        <table:table-row table:style-name="ro1">
          <table:table-cell office:value-type="string" calcext:value-type="string">
            <text:p>TGTGCTGAACCCAACAGCACTAGCTCTAACAACAGTAGCGTTAACAGCAGTAATAGCTTGTTTGAAGAAATGAAAAACT</text:p>
          </table:table-cell>
        </table:table-row>
        <table:table-row table:style-name="ro1">
          <table:table-cell office:value-type="string" calcext:value-type="string">
            <text:p>TATTGTGCTGACCCCAACACTAGCTCTAA---CAACAGTAGCACCGGTAGCACCAATAGCTTGTTTGAGGAAATGAAAAACT</text:p>
          </table:table-cell>
        </table:table-row>
        <table:table-row table:style-name="ro1">
          <table:table-cell office:value-type="string" calcext:value-type="string">
            <text:p>GAACC---CAACAGCACTAGCTCTAACAACAGTAGCGTTAACAGCAACAGCAGCGATAGTTTGTTTGAAGAAATGAAAAACT</text:p>
          </table:table-cell>
        </table:table-row>
        <table:table-row table:style-name="ro1">
          <table:table-cell office:value-type="string" calcext:value-type="string">
            <text:p>CCCACGCCCCCAACTTTAAATTGTACTGCATCCAACTGCACTATCTCTAACAGCAGC------------------TTGTATGAAGAAATGAGAAACT</text:p>
          </table:table-cell>
        </table:table-row>
        <table:table-row table:style-name="ro1">
          <table:table-cell office:value-type="string" calcext:value-type="string">
            <text:p>GAACCCAAAA---GCACTAGCTCTAACAACAGTAGCGTTAACAGCAACAGCAGCGATAGCTTGTTTGAAGAAATGAAAAACT</text:p>
          </table:table-cell>
        </table:table-row>
        <table:table-row table:style-name="ro1">
          <table:table-cell office:value-type="string" calcext:value-type="string">
            <text:p>TGTACTGCACCCAACAGCACTAGATGTAACAACAGTCGTGTT-----AACAACAGTGATTGTGTGTTTGAAGAGATGAGAAACT</text:p>
          </table:table-cell>
        </table:table-row>
        <table:table-row table:style-name="ro1">
          <table:table-cell office:value-type="string" calcext:value-type="string">
            <text:p>TTAAATTGTGCTGAACC---CAACAGCACTAGCTCTAACAGCAGCAAC--AAAAACGATAGT-TTGTTTGAAGAAATGAAAAACT</text:p>
          </table:table-cell>
        </table:table-row>
        <table:table-row table:style-name="ro1">
          <table:table-cell office:value-type="string" calcext:value-type="string">
            <text:p>ATCTTTAACTCCAACAACAGTATCTTTAACAACAGTAGCGTTAACAGCAATAATAGCATGGTAGGAGAAATAAAAAATT</text:p>
          </table:table-cell>
        </table:table-row>
        <table:table-row table:style-name="ro1">
          <table:table-cell office:value-type="string" calcext:value-type="string">
            <text:p>AGCGGTAACAGCACTAGCCTTAACAGCACTAGCGGTTACAGCAACAGCAACGATAGTTTGCTTAAAGAAATGAAAAACT</text:p>
          </table:table-cell>
        </table:table-row>
        <table:table-row table:style-name="ro1">
          <table:table-cell office:value-type="string" calcext:value-type="string">
            <text:p>TGTGTACAGTTAACCCCTCTCTGCGTTACTCTAAAGTGTACTGACCC---------CACTAACAACAACTCT---------------------------GAAGTAATGAAAAACT</text:p>
          </table:table-cell>
        </table:table-row>
        <table:table-row table:style-name="ro1">
          <table:table-cell office:value-type="string" calcext:value-type="string">
            <text:p>AATTGTGCTGAACCCAACAGCACTAGCTCTAACGTTAACAGCAACAGCAGCGATAGTTTGTTTGA------AGAAATGAAAAACT</text:p>
          </table:table-cell>
        </table:table-row>
        <table:table-row table:style-name="ro1">
          <table:table-cell office:value-type="string" calcext:value-type="string">
            <text:p>CTCTGTGTCACTTTACATTGCACCGATGCTCAAAACATTACTGA-----------------GAATACTGATGATGCA-TATGGAGACATGAAAAACT</text:p>
          </table:table-cell>
        </table:table-row>
        <table:table-row table:style-name="ro1">
          <table:table-cell office:value-type="string" calcext:value-type="string">
            <text:p>AATTGCAAAAACGTCACCAAAAACGTCACCACTATCGATAACAACAGCCCACTTGACAT---GACTAGAGAAATACAAAACT</text:p>
          </table:table-cell>
        </table:table-row>
        <table:table-row table:style-name="ro1">
          <table:table-cell office:value-type="string" calcext:value-type="string">
            <text:p>ACCAATGCTACTTTGACCAATGTAAATAACACAAGCAATGTCCCTGGCATAGGAAATATAAC------AGATGAAATAAGAAACT</text:p>
          </table:table-cell>
        </table:table-row>
        <table:table-row table:style-name="ro1">
          <table:table-cell office:value-type="string" calcext:value-type="string">
            <text:p>TTGACCAAAGGCAATAACACAGTCAATGTCTCTAGCGAAATAGCAAATATAGGAAATATAACAGAGGAAGTAAGAAACT</text:p>
          </table:table-cell>
        </table:table-row>
        <table:table-row table:style-name="ro1">
          <table:table-cell office:value-type="string" calcext:value-type="string">
            <text:p>ACCAACGCTAATTTGACCAATGTAAGTAACAAAGGCAATGTCCCTGGCATAGGAAATATAACAGATGACATAAAAAACT</text:p>
          </table:table-cell>
        </table:table-row>
        <table:table-row table:style-name="ro1">
          <table:table-cell office:value-type="string" calcext:value-type="string">
            <text:p>AATGCTAATTTGACCAATGTCACTAGACAAACCAATGCCCCTAGCATACTAGAAAATGTAACAGAGGAAATAAGCAACT</text:p>
          </table:table-cell>
        </table:table-row>
        <table:table-row table:style-name="ro1">
          <table:table-cell office:value-type="string" calcext:value-type="string">
            <text:p>TTGACCAAAAGCAATAACACAGTCAATGTCTCTAGTGAAATAGCAAATTTAGGAAATATAACAGAGGAAGTAAGAAACT</text:p>
          </table:table-cell>
        </table:table-row>
        <table:table-row table:style-name="ro1">
          <table:table-cell office:value-type="string" calcext:value-type="string">
            <text:p>GCTAATTTCACCAATGTCAATATCACGAATG-----AATTGACCAATGTCACTATAGGAAATCTAACAGATGAAGTAAAAAACT</text:p>
          </table:table-cell>
        </table:table-row>
        <table:table-row table:style-name="ro1">
          <table:table-cell office:value-type="string" calcext:value-type="string">
            <text:p>ACAACCAATAACTCTAGCAAAATAGGAAATATCACAGATGAAGTAAACATAGGAGATATGAAAGATGAAGTAAAAAACT</text:p>
          </table:table-cell>
        </table:table-row>
        <table:table-row table:style-name="ro1">
          <table:table-cell office:value-type="string" calcext:value-type="string">
            <text:p>TTAAATTGCACTGATGATGTGAGGTTTAATAAGACTGATAATGTTACTGGGGAACAGAT------GAAGGGAGAAATGAAAAACT</text:p>
          </table:table-cell>
        </table:table-row>
        <table:table-row table:style-name="ro1">
          <table:table-cell office:value-type="string" calcext:value-type="string">
            <text:p>GCTAGTGCTAATAATAGTAGTGAGTCAAATGGTAATAATAATAGTAGTTATGAAGACATAGGGCAAGAAATGAAAAACT</text:p>
          </table:table-cell>
        </table:table-row>
        <table:table-row table:style-name="ro1">
          <table:table-cell office:value-type="string" calcext:value-type="string">
            <text:p>GTTACTTTAAATTGTACGAATCCAACTAATAAGATTACTG--------------AGACAAATGATACTAGAATTAAGGAAGAAATAAAAAACT</text:p>
          </table:table-cell>
        </table:table-row>
        <table:table-row table:style-name="ro1">
          <table:table-cell office:value-type="string" calcext:value-type="string">
            <text:p>AATCTGACTAGTGCTACTCAGACTACAGCTAGTCAGACTAATAGTACTAAGGAAGATAT---------GAATGGAGACATGAAAAACT</text:p>
          </table:table-cell>
        </table:table-row>
        <table:table-row table:style-name="ro1">
          <table:table-cell office:value-type="string" calcext:value-type="string">
            <text:p>TTAAATTGCACTAATTGGAACATTACTAATAAGACTGATAACAAGACTGAGGAAGAGAT------GAAGGGAGAGATGAAAAACT</text:p>
          </table:table-cell>
        </table:table-row>
        <table:table-row table:style-name="ro1">
          <table:table-cell office:value-type="string" calcext:value-type="string">
            <text:p>AGTGATGTGATGCCTAATAATACTGATATTAATGGTAATACTAGTAAGGGGGAAGAAATGAAAGGAGAAATGAAAAACT</text:p>
          </table:table-cell>
        </table:table-row>
        <table:table-row table:style-name="ro1">
          <table:table-cell office:value-type="string" calcext:value-type="string">
            <text:p>AATATTATTAATAATAATACTAATAATAGTAGTCAAGGGGGAGAGATGGAGGGAAAAATGAAGGGAGAAATGAAAAACT</text:p>
          </table:table-cell>
        </table:table-row>
        <table:table-row table:style-name="ro1">
          <table:table-cell office:value-type="string" calcext:value-type="string">
            <text:p>GTTACTTTAGATTGTCATAACT---------ACAACAGCACCAATAAGTCTAACATGAGTGAGGAAATGG---GAGGGGAGATAAAAAACT</text:p>
          </table:table-cell>
        </table:table-row>
        <table:table-row table:style-name="ro1">
          <table:table-cell office:value-type="string" calcext:value-type="string">
            <text:p>TGTGTTACTTTTACATGTATTAATGTAACTACTACTAATAGTACCAATGCCACT---------------GTGATTAGAGAAGGAATAAGAAACT</text:p>
          </table:table-cell>
        </table:table-row>
        <table:table-row table:style-name="ro1">
          <table:table-cell office:value-type="string" calcext:value-type="string">
            <text:p>AATAATAGTAGTGCAAGTAATAGTAAGGGTGTAAGTAATAATACTGTAAGCACTAGTGTAAGAGATGACATGAAAAACT</text:p>
          </table:table-cell>
        </table:table-row>
        <table:table-row table:style-name="ro1">
          <table:table-cell office:value-type="string" calcext:value-type="string">
            <text:p>GCTTTAAACTGTGGTGATGCAACCATTAAAAGTACTAATAGTACCCCCAATGTAACAACCACAA---------ACGAAATGAAAAACT</text:p>
          </table:table-cell>
        </table:table-row>
        <table:table-row table:style-name="ro1">
          <table:table-cell office:value-type="string" calcext:value-type="string">
            <text:p>ACTTTAAACTGTACTACAAGTATGAACGATACAGA------------GAGGAGAAATATCACATTGGATATGAACCAAGAAATACAAAACT</text:p>
          </table:table-cell>
        </table:table-row>
        <table:table-row table:style-name="ro1">
          <table:table-cell office:value-type="string" calcext:value-type="string">
            <text:p>GTAAAGATACCCACTAATACCACTAAAGGTAACACCTCTACCACCACCAAGAACCCTGCAGAGAATGAGCTAAGAAACT</text:p>
          </table:table-cell>
        </table:table-row>
        <table:table-row table:style-name="ro1">
          <table:table-cell office:value-type="string" calcext:value-type="string">
            <text:p>AATGTAAGTAATAGTAGTAGTGTTAATGTAAACAGTAATTTTAATGTAAGCAGCAGTGATGAAAGTGACATGAGAAACT</text:p>
          </table:table-cell>
        </table:table-row>
        <table:table-row table:style-name="ro1">
          <table:table-cell office:value-type="string" calcext:value-type="string">
            <text:p>TGTGTTACTTTTACATGTATT---------AATGCAACTACTACTAATAGTACCAATGGCACTGTGAT------TAAAGAAGGAATAAAAAACT</text:p>
          </table:table-cell>
        </table:table-row>
        <table:table-row table:style-name="ro1">
          <table:table-cell office:value-type="string" calcext:value-type="string">
            <text:p>TGTGTTACTTTAAATTGTACTGAGGCTACTTTTAGGAATGATACC-----------------------AAGGATAATGAACTGAAGGATGCAGTAAGAAACT</text:p>
          </table:table-cell>
        </table:table-row>
        <table:table-row table:style-name="ro1">
          <table:table-cell office:value-type="string" calcext:value-type="string">
            <text:p>ACAATCAACAATAGTACTGATAACAGTAATACCACTAGTCCTAGTCCTACTATCACTAATCCTCTTGGGATGAAAAACT</text:p>
          </table:table-cell>
        </table:table-row>
        <table:table-row table:style-name="ro1">
          <table:table-cell office:value-type="string" calcext:value-type="string">
            <text:p>ACTGATATAAGAGTCAATAGCACTGCTACTAGAAACTCCAG--CAATGGCATTGCTGAGCCTCCTCTTGAGATGAAAAACT</text:p>
          </table:table-cell>
        </table:table-row>
        <table:table-row table:style-name="ro1">
          <table:table-cell office:value-type="string" calcext:value-type="string">
            <text:p>TGTAGCGACGTCAATAGTAACAATAGTACAGATAGTAATAGTAGTGCAAGCAACAATAGTCCTGAAATCATGAAAAACT</text:p>
          </table:table-cell>
        </table:table-row>
        <table:table-row table:style-name="ro1">
          <table:table-cell office:value-type="string" calcext:value-type="string">
            <text:p>ACATTAAAGTGTACTGATGTAAATAGCACTACCCACAATAGTAGTAGCACTGCTACTCCTGCCGC---------TGAAATGAAAAACT</text:p>
          </table:table-cell>
        </table:table-row>
        <table:table-row table:style-name="ro1">
          <table:table-cell office:value-type="string" calcext:value-type="string">
            <text:p>ATTAAAGGAACTAGTAACGATGCTAGTAACACTGAAACTAGTATCAATGGTAATAACAGTAGTCT---------------TGGGATGAGAAACT</text:p>
          </table:table-cell>
        </table:table-row>
        <table:table-row table:style-name="ro1">
          <table:table-cell office:value-type="string" calcext:value-type="string">
            <text:p>AGTACAAACAGCAGGACCACCCCCGCTAGTCCAACCAGTGATGCCGGTAGGGTAAACATCAGTGAAATTATGAAAAACT</text:p>
          </table:table-cell>
        </table:table-row>
        <table:table-row table:style-name="ro1">
          <table:table-cell office:value-type="string" calcext:value-type="string">
            <text:p>TTAAATTGTAGTAACATCACTAGTAACAGTAATACAACTAGTAACAGTAGTGTAAGTAGTCCTGATATC-------------ATGACAAACT</text:p>
          </table:table-cell>
        </table:table-row>
        <table:table-row table:style-name="ro1">
          <table:table-cell office:value-type="string" calcext:value-type="string">
            <text:p>TGTGTTACCTTAAATTGTACTGATGCAAAACTCCAGACTAATAATAGTACCACTA-------------------------ATTCTCCTCCTGAGATGAAAAACT</text:p>
          </table:table-cell>
        </table:table-row>
        <table:table-row table:style-name="ro1">
          <table:table-cell office:value-type="string" calcext:value-type="string">
            <text:p>GA---GATTAGTAGTACCAGGGCCAATTGTACCGAGACGAATAACGCTACCTGTGTAGAGGCGGTAAAAGAAGAAAGAAACT</text:p>
          </table:table-cell>
        </table:table-row>
        <table:table-row table:style-name="ro1">
          <table:table-cell office:value-type="string" calcext:value-type="string">
            <text:p>AACAGTACTAAGGCTAATTCTACCAATGGCCAGTCCACATCTGGTAATGTTACAGACATGGGAAATGAAGTAAGAAACT</text:p>
          </table:table-cell>
        </table:table-row>
        <table:table-row table:style-name="ro1">
          <table:table-cell office:value-type="string" calcext:value-type="string">
            <text:p>AAGTGTAGCAATGTTAGTAAGACTGCTAAT---GATACTGCTAATGCTACTGTTTCCCCAGAAATAAATGAAATAAAAAATT</text:p>
          </table:table-cell>
        </table:table-row>
        <table:table-row table:style-name="ro1">
          <table:table-cell office:value-type="string" calcext:value-type="string">
            <text:p>ACCAAGGYTAATAATAATTCTACCAATAATTCTACCCAAAATAATTCAACAGTATTAGGGGAAACTGATGTAAGAAACT</text:p>
          </table:table-cell>
        </table:table-row>
        <table:table-row table:style-name="ro1">
          <table:table-cell office:value-type="string" calcext:value-type="string">
            <text:p>AATTGTATCG------AGGCTAATTTTACTACCAATAATACCACTGTCAATGTTACCCAGGAAATGAAAGATGAAGTAAGAAACT</text:p>
          </table:table-cell>
        </table:table-row>
        <table:table-row table:style-name="ro1">
          <table:table-cell office:value-type="string" calcext:value-type="string">
            <text:p>CTCTGTGTTACTTTAAATTGTACC---------AAGGCTAGTTCTACCCGGGGTAATAGC---------ACAGTAGAAATGGAAGATGCAAGAAATT</text:p>
          </table:table-cell>
        </table:table-row>
        <table:table-row table:style-name="ro1">
          <table:table-cell office:value-type="string" calcext:value-type="string">
            <text:p>AATGTCACTCTTATCGGGAATAATGCTACCCAGAGTAATAGCACTGAAAAAATAAAAATGGAAGATTCAG---TAAGAAACT</text:p>
          </table:table-cell>
        </table:table-row>
        <table:table-row table:style-name="ro1">
          <table:table-cell office:value-type="string" calcext:value-type="string">
            <text:p>AATGTTACTCTTATCGGGAATAATGCTACCCAGAGTAATGACACTGCCAAAGCAAAAATGGAAGATTCAG---TAAGAAACT</text:p>
          </table:table-cell>
        </table:table-row>
        <table:table-row table:style-name="ro1">
          <table:table-cell office:value-type="string" calcext:value-type="string">
            <text:p>AAGTGTAGCAATGTTAGTAAGACTGCTAAT---GATACTGCTAATGCTACTGTTTCCCCAGAAATAAATGAAATAAAAAATT</text:p>
          </table:table-cell>
        </table:table-row>
        <table:table-row table:style-name="ro1">
          <table:table-cell office:value-type="string" calcext:value-type="string">
            <text:p>GTTACTTTAAAGTGTGAAGATGCTAGGTTCAATAT---TACCAATAGTTCTGTTGAAGAATTAAAAACG---------GAAGTGACAAACT</text:p>
          </table:table-cell>
        </table:table-row>
        <table:table-row table:style-name="ro1">
          <table:table-cell office:value-type="string" calcext:value-type="string">
            <text:p>TGGAACAGTACTAAGGCTAATTCTACCAATGGCAACACCTCTAGTAATGTTACAGACATAGGAAGTGAAGTAAGAAACT</text:p>
          </table:table-cell>
        </table:table-row>
        <table:table-row table:style-name="ro1">
          <table:table-cell office:value-type="string" calcext:value-type="string">
            <text:p>GTTACTTTAAATTGTACC------AGGGCTAATTTTAATGCCACCGGGAACAAT---ACATCAGAAATGGAAAAGGTAGA---AAGAAACT</text:p>
          </table:table-cell>
        </table:table-row>
        <table:table-row table:style-name="ro1">
          <table:table-cell office:value-type="string" calcext:value-type="string">
            <text:p>CT---------TAGATTGTCACACSATCTCAACAACATTTYTAGTATAGRAGTAAACRTCRATGATACARAAGA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TGTAAACAGTAGTAGCCCTAATATAAGCAGCAGTAACACTACTGTAAACAACAGTATCACAGAAA----AACTAAGAAACT</text:p>
          </table:table-cell>
        </table:table-row>
        <table:table-row table:style-name="ro1">
          <table:table-cell office:value-type="string" calcext:value-type="string">
            <text:p>AACCAGACAACCCAGACAAATAGCACAATCAATAGCCATGACTCTGGCATAGGAAATATAACAGATGAAATAAGAAACT</text:p>
          </table:table-cell>
        </table:table-row>
        <table:table-row table:style-name="ro1">
          <table:table-cell office:value-type="string" calcext:value-type="string">
            <text:p>GCTAAATTCGAGGATACAAATAGCACAACCTATAGCAATGTCTCTGGCATAGGAAATATAACAGATGAAG------TAAGAAACT</text:p>
          </table:table-cell>
        </table:table-row>
        <table:table-row table:style-name="ro1">
          <table:table-cell office:value-type="string" calcext:value-type="string">
            <text:p>AATGTCTCTAACAGTGTCTCTAACAGTACCAAAGGTAATGTCTCTAACAGTGTCTCTAACAGTACCGAGCTACTAAACT</text:p>
          </table:table-cell>
        </table:table-row>
        <table:table-row table:style-name="ro1">
          <table:table-cell office:value-type="string" calcext:value-type="string">
            <text:p>TCTAACTACAATGCCTCTAGCAGTAAT-----AACAATAATGTTTCTAACAGTACTGTCTCTAACAGTAACGAGCTACTAAACT</text:p>
          </table:table-cell>
        </table:table-row>
        <table:table-row table:style-name="ro1">
          <table:table-cell office:value-type="string" calcext:value-type="string">
            <text:p>GTAAAGTTAACCCCTCTCTGTGTTACTTTAAATTGTKCTGCATATGACAATGTCTCTAACAGTAAC---------------------------------GAGCTACTAAACT</text:p>
          </table:table-cell>
        </table:table-row>
        <table:table-row table:style-name="ro1">
          <table:table-cell office:value-type="string" calcext:value-type="string">
            <text:p>TCTAACAGTAACAGTACACATAATGCCTCTAACAGTACTAACAGTACACATTTAGAGCACAAYAACGAGCTACTAAACT</text:p>
          </table:table-cell>
        </table:table-row>
        <table:table-row table:style-name="ro1">
          <table:table-cell office:value-type="string" calcext:value-type="string">
            <text:p>GTTACTTTAAATTGTTCTAACTACAATGTCTCTAACAGTACTAACTACAATGTCTCTAACAGTA------------------ACGAGCTACTAAACT</text:p>
          </table:table-cell>
        </table:table-row>
        <table:table-row table:style-name="ro1">
          <table:table-cell office:value-type="string" calcext:value-type="string">
            <text:p>TATAACT---------ACAATGTCACTAACAGTAATAACTACAATGTCTCTAACTACAATGTCTCTAACAGTAATGAGCTACTAAACT</text:p>
          </table:table-cell>
        </table:table-row>
        <table:table-row table:style-name="ro1">
          <table:table-cell office:value-type="string" calcext:value-type="string">
            <text:p>TGTTCTGACTACAAACATAATGTCTCTAACAGTAGTGTCTCTAACAGTAATGTCTCTAACAGTAACGAGATATTAAATT</text:p>
          </table:table-cell>
        </table:table-row>
        <table:table-row table:style-name="ro1">
          <table:table-cell office:value-type="string" calcext:value-type="string">
            <text:p>AAGTTAACCCCTCTCTGTGTTACTTTAGATTGTTATGAATGCAGAAGTAATGTCTCTAACAGTACY------------------------------GAGCTACTAAACT</text:p>
          </table:table-cell>
        </table:table-row>
        <table:table-row table:style-name="ro1">
          <table:table-cell office:value-type="string" calcext:value-type="string">
            <text:p>TACAAACATAATGTCTCTAACAGTACTGTCTCTAACAGTAGCGGGCTACTAATCTCTAACAGTAGTGAGCTACTAAACT</text:p>
          </table:table-cell>
        </table:table-row>
        <table:table-row table:style-name="ro1">
          <table:table-cell office:value-type="string" calcext:value-type="string">
            <text:p>GTTACTTTAAATTGTAGTGAATACAAACCATCTAATGTCTCTAATGTCTCTGTCTCTAACAGTA------------------CCGAGGTACTAAACT</text:p>
          </table:table-cell>
        </table:table-row>
        <table:table-row table:style-name="ro1">
          <table:table-cell office:value-type="string" calcext:value-type="string">
            <text:p>TACAATGCCTCTAACAGTACTGTCGCTAACAGTACTGTCTCTAACAGTACTGTCTCTAACAGTAACGAGCTACTAAACT</text:p>
          </table:table-cell>
        </table:table-row>
        <table:table-row table:style-name="ro1">
          <table:table-cell office:value-type="string" calcext:value-type="string">
            <text:p>CTCTGTGTCACTCTAAATTG------------------TACTGATATCAATACCAGTAACGGTTCCCTGAAGGAAGAGCCAGGGGAAATAAAAAACT</text:p>
          </table:table-cell>
        </table:table-row>
        <table:table-row table:style-name="ro1">
          <table:table-cell office:value-type="string" calcext:value-type="string">
            <text:p>AGCAGGGCCAATGTTACTAATGGTGTTACTAATGATACTTCTGCAAGTAACATCACTGAATGGGAAGAAGTAAGAAACT</text:p>
          </table:table-cell>
        </table:table-row>
        <table:table-row table:style-name="ro1">
          <table:table-cell office:value-type="string" calcext:value-type="string">
            <text:p>ACCTTAAACTGTACTGAT------AGAGCCTTCAGCAACAATAGTACTA--GGGGAGACAACAGTAGTATTATG-GAAATGAAAGAAT</text:p>
          </table:table-cell>
        </table:table-row>
        <table:table-row table:style-name="ro1">
          <table:table-cell office:value-type="string" calcext:value-type="string">
            <text:p>AA---------CTGTACTAATAATAGTACCAGGGAAATCAGAGGGAAAAACTGCTCTTTAGACACAGAAGTAGGAGAACTGAAAAACT</text:p>
          </table:table-cell>
        </table:table-row>
        <table:table-row table:style-name="ro1">
          <table:table-cell office:value-type="string" calcext:value-type="string">
            <text:p>AGCAGTAATAATGTAACCAAAACCAACAGTAGCCAATCCTCTAAGTATAACATTGAT----GGAAAAGAAGAAATAAAAAACT</text:p>
          </table:table-cell>
        </table:table-row>
        <table:table-row table:style-name="ro1">
          <table:table-cell office:value-type="string" calcext:value-type="string">
            <text:p>ACCCCTCTCTGTGTTACTTTAAATTGTACTGATGTAAAGAAGAAT------------------------AGCACTCTGGAAGGCCAAGTAGAAATGAAAAACT</text:p>
          </table:table-cell>
        </table:table-row>
        <table:table-row table:style-name="ro1">
          <table:table-cell office:value-type="string" calcext:value-type="string">
            <text:p>GTAACCAAGAATGGTACTACGGTAAATAATAATGATACTAATGTAAGTAATAGTAGTCAAGACTGG-CCTATGAAAAACT</text:p>
          </table:table-cell>
        </table:table-row>
        <table:table-row table:style-name="ro1">
          <table:table-cell office:value-type="string" calcext:value-type="string">
            <text:p>RATATAACTAGTAGTGGAGGAAATACTASTAGTGGAGGAAATACTACTGTAAGCCCTGAAGRAGAACAACTAAAAAACT</text:p>
          </table:table-cell>
        </table:table-row>
        <table:table-row table:style-name="ro1">
          <table:table-cell office:value-type="string" calcext:value-type="string">
            <text:p>TTATCCTGTGCTA---CAGTAAATAGCACTAAAACCAACAATACCAGTGGGAA---TATAACAGGATCAGAACAAATGAGAAACT</text:p>
          </table:table-cell>
        </table:table-row>
        <table:table-row table:style-name="ro1">
          <table:table-cell office:value-type="string" calcext:value-type="string">
            <text:p>ATCAAAAACAGCACAAACAGCACTGAAGGTATCAATAATATCACTATCACTGCTGAGATGGAAAAGGAAATAAAAAACT</text:p>
          </table:table-cell>
        </table:table-row>
        <table:table-row table:style-name="ro1">
          <table:table-cell office:value-type="string" calcext:value-type="string">
            <text:p>GTTACTTTAAACTGTACTAATGTAAATAACAGTACTGCAGACAAT------------AGGACTGTGGATGGCAAAGTAGGACTAAAAAACT</text:p>
          </table:table-cell>
        </table:table-row>
        <table:table-row table:style-name="ro1">
          <table:table-cell office:value-type="string" calcext:value-type="string">
            <text:p>TTGAATTGTCACCAC------AACATCACTGTGATTAACGGGACCAACGAGACCACAGTTGACAAGTCAGGGGAGATAAAAAACT</text:p>
          </table:table-cell>
        </table:table-row>
        <table:table-row table:style-name="ro1">
          <table:table-cell office:value-type="string" calcext:value-type="string">
            <text:p>GTTACTTTAGAATGT---------CATAACAGCACCACCCCAGATAACAATACCACCCAGTCCACTAT---CATAGATGAAACAACAAACT</text:p>
          </table:table-cell>
        </table:table-row>
        <table:table-row table:style-name="ro1">
          <table:table-cell office:value-type="string" calcext:value-type="string">
            <text:p>AATAACAGTGCTGGAGGACAGACCTGTACTGGAGTACAGAATAGCACTGCTGAGGTTGGCCAAGTAGAAATGAAAAACT</text:p>
          </table:table-cell>
        </table:table-row>
        <table:table-row table:style-name="ro1">
          <table:table-cell office:value-type="string" calcext:value-type="string">
            <text:p>ACGTTAAATTGTAACCATAGCATCATCAACACAGACAACAGCACCATCAATAGCACCAT---------AAAAGAAGAAATGAGAAACT</text:p>
          </table:table-cell>
        </table:table-row>
        <table:table-row table:style-name="ro1">
          <table:table-cell office:value-type="string" calcext:value-type="string">
            <text:p>GAGTGC------------------AATAATATCAACCAYAACAGCASGCTAAWTAACATCACGGTAGACAACATCACGTTGTCTGAAATGACAAACT</text:p>
          </table:table-cell>
        </table:table-row>
        <table:table-row table:style-name="ro1">
          <table:table-cell office:value-type="string" calcext:value-type="string">
            <text:p>ATAACCAATTCCAAGAACAGTTCCAATACCATTAAMTTGGCCATGAACAATTCCATGGATCCAGGGGAAATAAAAAACT</text:p>
          </table:table-cell>
        </table:table-row>
        <table:table-row table:style-name="ro1">
          <table:table-cell office:value-type="string" calcext:value-type="string">
            <text:p>TTAAATTGTACCTCTGTCAATAATGCCACTGGCCAAAATGCCTCCA--TAGATAATGACA----TGAAGGGAGAAATACAAAACT</text:p>
          </table:table-cell>
        </table:table-row>
        <table:table-row table:style-name="ro1">
          <table:table-cell office:value-type="string" calcext:value-type="string">
            <text:p>GCTACTCTTAATTGTACCCAGTGTACGAATAATAACACCAAGTTAGAAAAAGAAGAAATGGAAGGAGAAGTAAAAAACT</text:p>
          </table:table-cell>
        </table:table-row>
        <table:table-row table:style-name="ro1">
          <table:table-cell office:value-type="string" calcext:value-type="string">
            <text:p>GTTACTTTAAATTGTAC------------CGAGGCTAATTTTAACAAGACTAATGCCACTGTATCAGAAATGGAAAATCCAGTAACAAACT</text:p>
          </table:table-cell>
        </table:table-row>
        <table:table-row table:style-name="ro1">
          <table:table-cell office:value-type="string" calcext:value-type="string">
            <text:p>ACCCCTCTCTGTGTTACTTTACACTGTAAGAATGCAACCATTAATGCCACTGTGAGTAGC------------------------AAAGAAGAAATAACAAACT</text:p>
          </table:table-cell>
        </table:table-row>
        <table:table-row table:style-name="ro1">
          <table:table-cell office:value-type="string" calcext:value-type="string">
            <text:p>ACTCCTCTCTGTGTTACATTACACTGTACGAATGCAACCTTGAATATCACTGTGAGTAAC------------------------AAGGAAGAAATAACAAACT</text:p>
          </table:table-cell>
        </table:table-row>
        <table:table-row table:style-name="ro1">
          <table:table-cell office:value-type="string" calcext:value-type="string">
            <text:p>TTTAAGAATGCAACCATTAATGGTACTAGTGAGGGAACCAAGAATATCACTGTGAATAACAAAGAAGAAATGACAAACT</text:p>
          </table:table-cell>
        </table:table-row>
        <table:table-row table:style-name="ro1">
          <table:table-cell office:value-type="string" calcext:value-type="string">
            <text:p>TGTACGAATGTAACCATTAATGGTACTACAGGGGGGGGAACTAATATTACTGGGAGTA---------ACAGAGAAGAAATGACAAACT</text:p>
          </table:table-cell>
        </table:table-row>
        <table:table-row table:style-name="ro1">
          <table:table-cell office:value-type="string" calcext:value-type="string">
            <text:p>TTTAATGTCAGCTATAGTAATACCTCTCGCGAAGTCAACACAACTATATCTGAAGAAATGAAAGGGGAAATAAAAAACT</text:p>
          </table:table-cell>
        </table:table-row>
        <table:table-row table:style-name="ro1">
          <table:table-cell office:value-type="string" calcext:value-type="string">
            <text:p>ACTTTAAATTGTAGTGACGTCAGCAACAGCTCTAACCACTTCAACCTAACTGATGACAT---------GAAGGGGGAAATAAAAAACT</text:p>
          </table:table-cell>
        </table:table-row>
        <table:table-row table:style-name="ro1">
          <table:table-cell office:value-type="string" calcext:value-type="string">
            <text:p>ACCCCTCTCTGTGTTACTTTAAATTG------------------TTCTAACGCCAACGTCAACGTCAGCGAAACCAT------CAAAGGGGAAGTAAAAAACT</text:p>
          </table:table-cell>
        </table:table-row>
        <table:table-row table:style-name="ro1">
          <table:table-cell office:value-type="string" calcext:value-type="string">
            <text:p>TTAACCCCTCTCTGCGTTACTTTAAATTGTTC------------TGAAGCCAATATCAACAACAA---------------AACTGACGCGCCAGGGATGCAAAACT</text:p>
          </table:table-cell>
        </table:table-row>
        <table:table-row table:style-name="ro1">
          <table:table-cell office:value-type="string" calcext:value-type="string">
            <text:p>CTAGATTG---TCATTATAACATCACCACCCACAACATGACTAACAACATGTCTAAGATCATAGAG---GGGGAAATGAAAAACT</text:p>
          </table:table-cell>
        </table:table-row>
        <table:table-row table:style-name="ro1">
          <table:table-cell office:value-type="string" calcext:value-type="string">
            <text:p>TGTGTTACTTTACATTGCACTAACTTCAACAGATCTAACTACAACATATCTGATGACATGAG---------------AGAAGAAATAAAAAACT</text:p>
          </table:table-cell>
        </table:table-row>
        <table:table-row table:style-name="ro1">
          <table:table-cell office:value-type="string" calcext:value-type="string">
            <text:p>AATACCACTTACCAATATAACAGCACATTTCCTAAAAACAGGAGCATATCTGATGAAATGAAAGAGGAAATAAAAAACT</text:p>
          </table:table-cell>
        </table:table-row>
        <table:table-row table:style-name="ro1">
          <table:table-cell office:value-type="string" calcext:value-type="string">
            <text:p>CCTAGTAAGAGCTCTAATGACAGCAGCTCTAATTACACCAGCCTTGGTAATTYCTCTAATCCAGAGAAAATACAAAATT</text:p>
          </table:table-cell>
        </table:table-row>
        <table:table-row table:style-name="ro1">
          <table:table-cell office:value-type="string" calcext:value-type="string">
            <text:p>TTAACCCCTCTCTGCGTTACTTTGGATTGTCATAACATCAACTCTACACTTAATGACA---------------------------CGCAAGAGGAAATAAGAAACT</text:p>
          </table:table-cell>
        </table:table-row>
        <table:table-row table:style-name="ro1">
          <table:table-cell office:value-type="string" calcext:value-type="string">
            <text:p>CTCTGTGTTACTTTAAATTGCACCAACATCACCACCAATAGTACCACCATTGTCAACAGCAGCAGCAC------------------AATGCAAAACT</text:p>
          </table:table-cell>
        </table:table-row>
        <table:table-row table:style-name="ro1">
          <table:table-cell office:value-type="string" calcext:value-type="string">
            <text:p>AACAGCAGCAGCARTAATAGCAGCAGTAGCACCTTTAACAGAAGCATGTCTGAGGACATGAAAGGGGAAATAAAAAACT</text:p>
          </table:table-cell>
        </table:table-row>
        <table:table-row table:style-name="ro1">
          <table:table-cell office:value-type="string" calcext:value-type="string">
            <text:p>ACCCCTCTCTGCGTTACCTTAATCTGCAGCGACATCAA---------CAGCACCAACATCACTAACGGGGG---------------AGGAGAAATAAAAAACT</text:p>
          </table:table-cell>
        </table:table-row>
        <table:table-row table:style-name="ro1">
          <table:table-cell office:value-type="string" calcext:value-type="string">
            <text:p>CCTCTCTGCGTTACTCTAGATTGT---------CAGAACTACACTAACTCCAACA----TGGCTGAGGA--------CATGAAAGGGGAAATACAAAACT</text:p>
          </table:table-cell>
        </table:table-row>
        <table:table-row table:style-name="ro1">
          <table:table-cell office:value-type="string" calcext:value-type="string">
            <text:p>GTTACTCTAAATTGTACCTCTGTCGACAACAGTTCCTCTGTCAACA--TATCTCAGGACA----------TGCAAGGAGAGATAAAAAACT</text:p>
          </table:table-cell>
        </table:table-row>
        <table:table-row table:style-name="ro1">
          <table:table-cell office:value-type="string" calcext:value-type="string">
            <text:p>TGTAGCAACATCAAAAAAGATGTTAACAGCAACATTAGTTGCGGCAAAAGGTTAACGGAGCACGGAGAAATAAAAAACT</text:p>
          </table:table-cell>
        </table:table-row>
        <table:table-row table:style-name="ro1">
          <table:table-cell office:value-type="string" calcext:value-type="string">
            <text:p>AACAGTACCAGCAATACCTCTGTCGCCCACAACAGTACCTTGTACAAAAACAACAATATAACTAGCA-TGATGAGCAACT</text:p>
          </table:table-cell>
        </table:table-row>
        <table:table-row table:style-name="ro1">
          <table:table-cell office:value-type="string" calcext:value-type="string">
            <text:p>GCCACCAATGACACCGACGCCTCCAATGTCACCCTCAATGCCAATGTCGCAGATAACATA------AGAGGAGAAATGATGAACT</text:p>
          </table:table-cell>
        </table:table-row>
        <table:table-row table:style-name="ro1">
          <table:table-cell office:value-type="string" calcext:value-type="string">
            <text:p>TGTCATGAATACAACAGCAGCAATGGCAACACCTCTAGTTTTAACAACAGCAGC-----ACTAATGACATGCAAAGG-------ATGAACT</text:p>
          </table:table-cell>
        </table:table-row>
        <table:table-row table:style-name="ro1">
          <table:table-cell office:value-type="string" calcext:value-type="string">
            <text:p>AAGTTAACCCCTCTCTGTGTTACTTTAAATTGT------------TATGACACCTACACCAACAACCACACC------------------AGTGATGAAATGAAAAACT</text:p>
          </table:table-cell>
        </table:table-row>
        <table:table-row table:style-name="ro1">
          <table:table-cell office:value-type="string" calcext:value-type="string">
            <text:p>AATTGTACCTCTATCAGCAACAGTACCAGTAACAGCAGCATCAGCATTAGGAGTGAAAT---GAAAGAGGAAATAAAAAACT</text:p>
          </table:table-cell>
        </table:table-row>
        <table:table-row table:style-name="ro1">
          <table:table-cell office:value-type="string" calcext:value-type="string">
            <text:p>ACCCCTCTCTGCGTTACTTTAGATTGTCACCCCCTTAGCAAAAACATAACTACTGA------------------------AATGCAGGGGGAAATAAACAACT</text:p>
          </table:table-cell>
        </table:table-row>
        <table:table-row table:style-name="ro1">
          <table:table-cell office:value-type="string" calcext:value-type="string">
            <text:p>TTAGATTGTCATAACTT------CAATGTCAGCAATAGCAGCAAGAACAACACATCTATTGAAATAGAAGGAGAAATAAAAAAAT</text:p>
          </table:table-cell>
        </table:table-row>
        <table:table-row table:style-name="ro1">
          <table:table-cell office:value-type="string" calcext:value-type="string">
            <text:p>TTAGAGTGTCATAACTT------------CAACACCACTAGCAACAACACTAGCACTGTACCTTATGACATAAAAGAGGAAATAAAAAACT</text:p>
          </table:table-cell>
        </table:table-row>
        <table:table-row table:style-name="ro1">
          <table:table-cell office:value-type="string" calcext:value-type="string">
            <text:p>GATTGTCATTATAACATTACTGTCTCTAACACCACCAATTCCAACAGCTACAAGGCAA---AGGAAGTGGAAATGAGAAACT</text:p>
          </table:table-cell>
        </table:table-row>
        <table:table-row table:style-name="ro1">
          <table:table-cell office:value-type="string" calcext:value-type="string">
            <text:p>CATAACTTCAACAGCAGCAATAGTAGCACCTTTATCAATGGCAGCATATCTAGTGACATGCGGGAGGAAATAAAAAACT</text:p>
          </table:table-cell>
        </table:table-row>
        <table:table-row table:style-name="ro1">
          <table:table-cell office:value-type="string" calcext:value-type="string">
            <text:p>ACTTTAGAGTGTCAGGACTT------------------CAATAAAACTAGCCAAAATACAACAATAGATAGTGACATGAAAGGAGAAATAAAAAACT</text:p>
          </table:table-cell>
        </table:table-row>
        <table:table-row table:style-name="ro1">
          <table:table-cell office:value-type="string" calcext:value-type="string">
            <text:p>AACAGCACCAGTCATAACTACAGCAGCATCAGTAATAACATGACTGAGGAAATGGAAATGAAAGGGGAAATAAAAAACT</text:p>
          </table:table-cell>
        </table:table-row>
        <table:table-row table:style-name="ro1">
          <table:table-cell office:value-type="string" calcext:value-type="string">
            <text:p>TTAAGCTGTAGCAATATCACCAGGGCCACTACCAATGTCACTAACAATGTCACTAACAATAATATAGAA-------ATGAAAAACT</text:p>
          </table:table-cell>
        </table:table-row>
        <table:table-row table:style-name="ro1">
          <table:table-cell office:value-type="string" calcext:value-type="string">
            <text:p>CTCTGTGTCACTTTAGATTGTCAGACCTT------------------CAACGGGAGCAGCAACATAACTAACGAAATGCTAGGGGAAATAAAAAACT</text:p>
          </table:table-cell>
        </table:table-row>
        <table:table-row table:style-name="ro1">
          <table:table-cell office:value-type="string" calcext:value-type="string">
            <text:p>GTCAGCAATAGTAACATCTCCAATAGTAGCATCTCTAACACAGGCCTGCAAGAGGACATGCGAAGGGAAATAAAAAACT</text:p>
          </table:table-cell>
        </table:table-row>
        <table:table-row table:style-name="ro1">
          <table:table-cell office:value-type="string" calcext:value-type="string">
            <text:p>TGTAC---------------CTCTAACATCACCTATAGCAGCGCGTCTAATACCACAAACGTGTCTAGTAACATATATGAGGAAATGACAAACT</text:p>
          </table:table-cell>
        </table:table-row>
        <table:table-row table:style-name="ro1">
          <table:table-cell office:value-type="string" calcext:value-type="string">
            <text:p>GTGACTTTARAKTGTCATAACT---------------ACACCTATAGCAACAACAGCAACATATCTAGTGAAATGMAAGGGGAAGTAAAAAACT</text:p>
          </table:table-cell>
        </table:table-row>
        <table:table-row table:style-name="ro1">
          <table:table-cell office:value-type="string" calcext:value-type="string">
            <text:p>CATAATGTCAATAGTACATCCAACAACTCTAGCCGCAGCAACATAACTTATAATGAAATGCAAGGGGAAATAAAAAACT</text:p>
          </table:table-cell>
        </table:table-row>
        <table:table-row table:style-name="ro1">
          <table:table-cell office:value-type="string" calcext:value-type="string">
            <text:p>TTAACTTGTAC------------TGAAGCCAAATTCAACAGCAGCAACAGCAGTACATCTATACTTGATGATAGGCCAGAAGTAAAGAACT</text:p>
          </table:table-cell>
        </table:table-row>
        <table:table-row table:style-name="ro1">
          <table:table-cell office:value-type="string" calcext:value-type="string">
            <text:p>AATTGTTCTGAAGTCAGCAACAGTACCAATAGCAATATTAGCATCATA-----GATAATGAAATGAAAGGAGAAATACAAAAAT</text:p>
          </table:table-cell>
        </table:table-row>
        <table:table-row table:style-name="ro1">
          <table:table-cell office:value-type="string" calcext:value-type="string">
            <text:p>CATAGTTACAACAGCAACAACAGCAGCAACAGCAGCGCCTTTGCCAACAGTAGCATGAT------TGGACAGGAAATGAAAAACT</text:p>
          </table:table-cell>
        </table:table-row>
        <table:table-row table:style-name="ro1">
          <table:table-cell office:value-type="string" calcext:value-type="string">
            <text:p>TGTAAGGACTACAATGGCACCGCCAACACAACTAACATCACCACCAACATAAATAATGACATGAGGGGAAATAAAAACT</text:p>
          </table:table-cell>
        </table:table-row>
        <table:table-row table:style-name="ro1">
          <table:table-cell office:value-type="string" calcext:value-type="string">
            <text:p>AGCAACATCAAAAAAGATGTTAACAGCAACATTACTGTTGACGGCAAAAGGTTAACGGAGCACGGAGAAATAAAAAACT</text:p>
          </table:table-cell>
        </table:table-row>
        <table:table-row table:style-name="ro1">
          <table:table-cell office:value-type="string" calcext:value-type="string">
            <text:p>AATAACTTCAATAGCAGCAATAACAGCACCCCTATCAACAACACCATATATAATGGCATGCAAGGGGAAATAAAAAATT</text:p>
          </table:table-cell>
        </table:table-row>
        <table:table-row table:style-name="ro1">
          <table:table-cell office:value-type="string" calcext:value-type="string">
            <text:p>ACCTTAGAGTGTAATAACGTCGAATCTAATAATAAAACTTTTAACATGACTAAGGAAAT---------GAAAGGGGAAATAAAAAACT</text:p>
          </table:table-cell>
        </table:table-row>
        <table:table-row table:style-name="ro1">
          <table:table-cell office:value-type="string" calcext:value-type="string">
            <text:p>CCTCTCTGCGTTACCTTAGAATGTTCTGATGCCAGGGTCAACAAGACCTCTAAC-----------GTGACCACTAACGAAG----------TAAAAAACT</text:p>
          </table:table-cell>
        </table:table-row>
        <table:table-row table:style-name="ro1">
          <table:table-cell office:value-type="string" calcext:value-type="string">
            <text:p>CTCTGCGTTACTCTAGAGTGTCGCAATAGCACCACCCTTGGCAATGGAACTAATGACA---------------------------TGCCAGGGGAAATAAAAAACT</text:p>
          </table:table-cell>
        </table:table-row>
        <table:table-row table:style-name="ro1">
          <table:table-cell office:value-type="string" calcext:value-type="string">
            <text:p>CCTCTCTGTGTTACTCTAAATTG------------------TAATAATGTCAGCAACAGCAACGTGTCTCTGGACATGG---TAGAGGAAATAAAAAACT</text:p>
          </table:table-cell>
        </table:table-row>
        <table:table-row table:style-name="ro1">
          <table:table-cell office:value-type="string" calcext:value-type="string">
            <text:p>ACCCCTCTCTGCGTTACTTTAGATTGTCATGATT---ACAACAACACTCACAACAACAGCA---------------------TGCCAGGGGAAATAAAAAACT</text:p>
          </table:table-cell>
        </table:table-row>
        <table:table-row table:style-name="ro1">
          <table:table-cell office:value-type="string" calcext:value-type="string">
            <text:p>AGCAATAATAGCAACAGCAACAATAACAGTATCTATAACAGCAGCATGTCTCCTGACATGGAAGGAGAAATAAAAAACT</text:p>
          </table:table-cell>
        </table:table-row>
        <table:table-row table:style-name="ro1">
          <table:table-cell office:value-type="string" calcext:value-type="string">
            <text:p>ACCCCTCTCTGTGTTACTCTACATTGTAACAACAACGTCAGTTTTACTAACAACAGCACAGATAGTGG------------------------AATGAAAAACT</text:p>
          </table:table-cell>
        </table:table-row>
        <table:table-row table:style-name="ro1">
          <table:table-cell office:value-type="string" calcext:value-type="string">
            <text:p>TATTGTTATGACT---ATAACTACACCAGCAGCAATAACACAGACACAGCCTCTATCAAAGACAGGCCGGAAAC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GTAATGGTACCTCAACTGGTGATGGTAACTCAACTAATAATGGAAACATAACTCAGGATATGCAAGAAG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CCACAAGTTACAAAAACCTGTCTAGTGAAACAAGTAACAGAACCCTGTCTAAGGAAATGGAAGGGGAAATAAAAAACT</text:p>
          </table:table-cell>
        </table:table-row>
        <table:table-row table:style-name="ro1">
          <table:table-cell office:value-type="string" calcext:value-type="string">
            <text:p>AGTAATTACACCTCTGGCAACAGCAGCATATCTAATCACACCTATGACAACAGCAGCATATCTAGTGAAATGAGAAACT</text:p>
          </table:table-cell>
        </table:table-row>
        <table:table-row table:style-name="ro1">
          <table:table-cell office:value-type="string" calcext:value-type="string">
            <text:p>GTTACTTTAAATTG---TAGCTCTTACAACGGTACACATAAC-ATAACTATAGAGGGTGA--------CATGAAAGGGGAAATAAAAAACT</text:p>
          </table:table-cell>
        </table:table-row>
        <table:table-row table:style-name="ro1">
          <table:table-cell office:value-type="string" calcext:value-type="string">
            <text:p>ATGACCAACATATCCATAAAGCTTGCATCCATAGCCAACACATCCATAGCCGAAGA--------GATGCAAGGAGAAATAAAAAACT</text:p>
          </table:table-cell>
        </table:table-row>
        <table:table-row table:style-name="ro1">
          <table:table-cell office:value-type="string" calcext:value-type="string">
            <text:p>GTTACTCTAAATTGTCAGGACTTCACCACCGG---CAACACCAGTACCATGTCTGAGGAAAT---------GAATGGGGAAATAAAAAATT</text:p>
          </table:table-cell>
        </table:table-row>
        <table:table-row table:style-name="ro1">
          <table:table-cell office:value-type="string" calcext:value-type="string">
            <text:p>GTCAGCAACGAAACTAACAGCAACAACACTGGTGTCAACCGCACCATTTATGAGGAAATGAAAGGGGAAATAAAAAACT</text:p>
          </table:table-cell>
        </table:table-row>
        <table:table-row table:style-name="ro1">
          <table:table-cell office:value-type="string" calcext:value-type="string">
            <text:p>GACTTCAACAGCAGCTTCAACAGCAGCTTCAACAGCAGCAATAGCACCACCCCTACCATGCAAGGGGAATTAAAAAACT</text:p>
          </table:table-cell>
        </table:table-row>
        <table:table-row table:style-name="ro1">
          <table:table-cell office:value-type="string" calcext:value-type="string">
            <text:p>ACCTTAGCGTGTCATGAGGTCAACAGCAGTAATAGTAACGCCTCTATCAGCACCAACATGACTA---------GTGAAATGAAAAACT</text:p>
          </table:table-cell>
        </table:table-row>
        <table:table-row table:style-name="ro1">
          <table:table-cell office:value-type="string" calcext:value-type="string">
            <text:p>GTTACCAACGGTACTAAGAGTACCTCTGGTGAGAGTACCTATACCATATCTGATGAAATGAAAGGAGAAATAAAAAACT</text:p>
          </table:table-cell>
        </table:table-row>
        <table:table-row table:style-name="ro1">
          <table:table-cell office:value-type="string" calcext:value-type="string">
            <text:p>CAAGATGTCCAAAACAGCACTAACAGCACTAGCAGTGACAGAATCATGTCTAAGGAAATGCAAGGGGAAGTAAAAAACT</text:p>
          </table:table-cell>
        </table:table-row>
        <table:table-row table:style-name="ro1">
          <table:table-cell office:value-type="string" calcext:value-type="string">
            <text:p>TTAAATTGTGCCTCTGTCAGCAACGACTCCTCTAACAACATATCTATCAGTGAGGACAT---------GAAAGGAGAAATAAAAAACT</text:p>
          </table:table-cell>
        </table:table-row>
        <table:table-row table:style-name="ro1">
          <table:table-cell office:value-type="string" calcext:value-type="string">
            <text:p>CTACAACCATGTGTAAAGTTAACCCCTCTCTGCGTTACGTTAAATTGTAGTGACTTCA---------------------------------------------ACAGAGAGGAAATGAAAAACT</text:p>
          </table:table-cell>
        </table:table-row>
        <table:table-row table:style-name="ro1">
          <table:table-cell office:value-type="string" calcext:value-type="string">
            <text:p>TGCGTTACTTTAAATTGTACAGACCGCCTCAACAACAATAGTACCTTCAACAACAGTA------------------TGGTAGGGGAAATAAAAAACT</text:p>
          </table:table-cell>
        </table:table-row>
        <table:table-row table:style-name="ro1">
          <table:table-cell office:value-type="string" calcext:value-type="string">
            <text:p>CAGGATATTAGTAACAACAGTAGCAACAATAGTACTCATAGGAACATATCTATTGAAATGAGAGAGGAAATAAAAAACT</text:p>
          </table:table-cell>
        </table:table-row>
        <table:table-row table:style-name="ro1">
          <table:table-cell office:value-type="string" calcext:value-type="string">
            <text:p>GAACCCACATTCAACTCCACCTTTAACAACAGCAACAACAAAAACGAAACAAGGGAAATGGAAAA---GGAAATAAAAAACT</text:p>
          </table:table-cell>
        </table:table-row>
        <table:table-row table:style-name="ro1">
          <table:table-cell office:value-type="string" calcext:value-type="string">
            <text:p>TGGGACCAAAGTCTAAAGCCATGTGTAAAGTTAACCCCTCTCTGTGTTACTTTAAATTGTCATGA---------------------------------------------------------GGAAATAAAAAACT</text:p>
          </table:table-cell>
        </table:table-row>
        <table:table-row table:style-name="ro1">
          <table:table-cell office:value-type="string" calcext:value-type="string">
            <text:p>TCTAACAACAATACCATCAACAGTACCGTATCTCCTAACAGCAGTACCATATCTAGTGACATGCAAGAGGTGAAAAACT</text:p>
          </table:table-cell>
        </table:table-row>
        <table:table-row table:style-name="ro1">
          <table:table-cell office:value-type="string" calcext:value-type="string">
            <text:p>ACCCCTCTCTGCGTTACTCTAAATTGTAGTGATTACAAATACAACAACACCACCAATAGC------------------------ACAGAAGAGATAAAAGCTT</text:p>
          </table:table-cell>
        </table:table-row>
        <table:table-row table:style-name="ro1">
          <table:table-cell office:value-type="string" calcext:value-type="string">
            <text:p>TTAGAGTGCTTTACCTTTAATGGCAGTACCCCCTCCAACGGAAGCAGC-----TTTGATGAC-ATGCAGGGGGAAATAAAAAACT</text:p>
          </table:table-cell>
        </table:table-row>
        <table:table-row table:style-name="ro1">
          <table:table-cell office:value-type="string" calcext:value-type="string">
            <text:p>GTTACTTTAGAGTGTCATAAT---ATCAATGACACCTCTACCAATGCCTCTGCCCCCAACAT---------GAAAGAGATGATGCAAAACT</text:p>
          </table:table-cell>
        </table:table-row>
        <table:table-row table:style-name="ro1">
          <table:table-cell office:value-type="string" calcext:value-type="string">
            <text:p>TCTAGTAACAATGACTCTTCTAGTAACAATGTCTCCTCTAGTAACTCCTCTAGAGACATGCAAGGGGAAATAAAAAACT</text:p>
          </table:table-cell>
        </table:table-row>
        <table:table-row table:style-name="ro1">
          <table:table-cell office:value-type="string" calcext:value-type="string">
            <text:p>AGCAACAGCAGCATATCTAACAGCACCGACAGCATATTTAGTCAAGTTAATATTAGTGACTGGCAAGAGGTTAAAAACT</text:p>
          </table:table-cell>
        </table:table-row>
        <table:table-row table:style-name="ro1">
          <table:table-cell office:value-type="string" calcext:value-type="string">
            <text:p>AATTTCAACAGTAGTAACAGTAGTCTCCACAGTAGTCTCAGCAGTAGTTCCCACATAGGTGAGATGCAAATGAAAAACT</text:p>
          </table:table-cell>
        </table:table-row>
        <table:table-row table:style-name="ro1">
          <table:table-cell office:value-type="string" calcext:value-type="string">
            <text:p>GACGTTAACAACTCTAGTGCAGTGAACATATCTGTATCTAGATCTGTATCTAGTGAA--------ATGAGAGAGGAAATAAAAAACT</text:p>
          </table:table-cell>
        </table:table-row>
        <table:table-row table:style-name="ro1">
          <table:table-cell office:value-type="string" calcext:value-type="string">
            <text:p>TTAGAGTGTCATACCTTCAACAGCAGCAGCAATAACACCACCCATAACAA------CATAAGTGATATACGAGAAATAAAAAACT</text:p>
          </table:table-cell>
        </table:table-row>
        <table:table-row table:style-name="ro1">
          <table:table-cell office:value-type="string" calcext:value-type="string">
            <text:p>TGTGTTACTTTAGAGTGTCATAACT---------------ATAACTATACCAGAAACAACAGTAAGATTAATGAAGTGCAAGAAATGAAAAACT</text:p>
          </table:table-cell>
        </table:table-row>
        <table:table-row table:style-name="ro1">
          <table:table-cell office:value-type="string" calcext:value-type="string">
            <text:p>GTCAACAGCAGCTATAGCAACAGCAGTAGCCACAACAACAGAAGCATCTCTAGTGAAATGCAAAGGGAAATAAAAAACT</text:p>
          </table:table-cell>
        </table:table-row>
        <table:table-row table:style-name="ro1">
          <table:table-cell office:value-type="string" calcext:value-type="string">
            <text:p>TTAAATTGTTATGACT------ATAACCCCAATAACACCTCTACCAACAGCAACATATCTAGTGACATGCCGGAAATAAAAAACT</text:p>
          </table:table-cell>
        </table:table-row>
        <table:table-row table:style-name="ro1">
          <table:table-cell office:value-type="string" calcext:value-type="string">
            <text:p>TGTACAAACATCTCTAGAAATGAAAACATCTCTAGAAATGAAAACACCTCTAGAAATGAACCTAGTGACATGAAAAACT</text:p>
          </table:table-cell>
        </table:table-row>
        <table:table-row table:style-name="ro1">
          <table:table-cell office:value-type="string" calcext:value-type="string">
            <text:p>TGCACCTGCAACAGCAGTAGCCCCAACAACAATAGCCTCAACTGCAGCGAGTGCAGTGGGAGAGAGGAAATGAAAAACT</text:p>
          </table:table-cell>
        </table:table-row>
        <table:table-row table:style-name="ro1">
          <table:table-cell office:value-type="string" calcext:value-type="string">
            <text:p>TGTGTTACTTTAAATTGT---------CGGGATGCCCCAATTAACCAAACTGGTAATAGAAGTATAACTAC------AGATGAAATGAAAAACT</text:p>
          </table:table-cell>
        </table:table-row>
        <table:table-row table:style-name="ro1">
          <table:table-cell office:value-type="string" calcext:value-type="string">
            <text:p>CATAATTTCAACAGCAGCAACAGTGGCAACTATAGCAACAGTAGCCTGTATAATAACATGGTAGGAGAAATAAAAAACT</text:p>
          </table:table-cell>
        </table:table-row>
        <table:table-row table:style-name="ro1">
          <table:table-cell office:value-type="string" calcext:value-type="string">
            <text:p>AACGGTAGCAATGTCATTTTCAACAGTAGCACTGCCTCTTTGAATGGCTATTTCAACGAAAGTAATGAAATAAAAATCT</text:p>
          </table:table-cell>
        </table:table-row>
        <table:table-row table:style-name="ro1">
          <table:table-cell office:value-type="string" calcext:value-type="string">
            <text:p>GTTACTTTAAATTGTTCTGGGGTCTA---------------CAATAGCAGCCTCAAGAACGTATCTGAGGAAATGAATGGGGAAATAAAAAACT</text:p>
          </table:table-cell>
        </table:table-row>
        <table:table-row table:style-name="ro1">
          <table:table-cell office:value-type="string" calcext:value-type="string">
            <text:p>AGCACCCCTAATACCACTAGCACCACTAGCAACACTAGCACTGTCACTAGCACCCCTAGACCTGGGGAAATGAAAAATT</text:p>
          </table:table-cell>
        </table:table-row>
        <table:table-row table:style-name="ro1">
          <table:table-cell office:value-type="string" calcext:value-type="string">
            <text:p>TGCGTTACTTTAAATTGTCATGACTTCAA---------------CAGCACTAGCATTAACAAATCTATGAACATGCAAGAGGAAGTGAAGAACT</text:p>
          </table:table-cell>
        </table:table-row>
        <table:table-row table:style-name="ro1">
          <table:table-cell office:value-type="string" calcext:value-type="string">
            <text:p>GATTGT------------TATAACGTCAGCAGCAATAGCAGCATCTCTGTCAAGAGCATATCTAGGGACATGCAAGGGGAAATAAAAAATT</text:p>
          </table:table-cell>
        </table:table-row>
        <table:table-row table:style-name="ro1">
          <table:table-cell office:value-type="string" calcext:value-type="string">
            <text:p>CTAGAGTGTTCTAACGT---CAACAGAACTAACGTCAACGGCACCATACAGGAAAATAGCACCCTACA----TGAAATAAAAAACT</text:p>
          </table:table-cell>
        </table:table-row>
        <table:table-row table:style-name="ro1">
          <table:table-cell office:value-type="string" calcext:value-type="string">
            <text:p>TTAACCCCTCTCTGCGTTACTTTAAATTG---------------TAGCACCCCTAGCAACATATCTGGTGAAAGGATG------------GGGGAAATGAAAAACT</text:p>
          </table:table-cell>
        </table:table-row>
        <table:table-row table:style-name="ro1">
          <table:table-cell office:value-type="string" calcext:value-type="string">
            <text:p>GAGTGTCATAGTGTCACCAACAGCAGTGAGAACAAAATTGGCAACATATCTATTGAAAT---GCAAGGGGAAATAAAAAACT</text:p>
          </table:table-cell>
        </table:table-row>
        <table:table-row table:style-name="ro1">
          <table:table-cell office:value-type="string" calcext:value-type="string">
            <text:p>TGCGTTACCTTAACCTGTGTCAATGCCAACGTCACGCTCAATGGCACCTTGCACAATGTCACTGAT---------------------------------------GAAGTAAAAAACT</text:p>
          </table:table-cell>
        </table:table-row>
        <table:table-row table:style-name="ro1">
          <table:table-cell office:value-type="string" calcext:value-type="string">
            <text:p>AACAGCAACAACACAGGAAACAACACAGGAAACGTATCTACTAAAATATCTAATGGAATAACAGAGGAAGTAAAAAACT</text:p>
          </table:table-cell>
        </table:table-row>
        <table:table-row table:style-name="ro1">
          <table:table-cell office:value-type="string" calcext:value-type="string">
            <text:p>CTCTGTGTTACTTTAGAGTGTCATAATGTTACCAACAATTCTAGTAATTCTAGTATACCTGAGGGGATGATGAC------------------AAACT</text:p>
          </table:table-cell>
        </table:table-row>
        <table:table-row table:style-name="ro1">
          <table:table-cell office:value-type="string" calcext:value-type="string">
            <text:p>CTAAAGCCATGTGTAAAGTTAACTCCTCTCTGCGTTACTTTAAATTGTCAGAACTTAA---------------------------------------------ATAAAGGG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CCTTTTGTGTA--------------------------------------------------------------------------------------------------------------------------------------------------------------------------------------AAACCCTTCTGTA------------------------------------------------------------------------------------------------------------C</text:p>
          </table:table-cell>
        </table:table-row>
        <table:table-row table:style-name="ro1">
          <table:table-cell office:value-type="string" calcext:value-type="string">
            <text:p>CTCTGCGTTACTTTAGAATGTGGT---------AACGTCACCAAAAACAATTTCACTGACAAAAACAT---------GAAAGAGGAAATAAAAAACT</text:p>
          </table:table-cell>
        </table:table-row>
        <table:table-row table:style-name="ro1">
          <table:table-cell office:value-type="string" calcext:value-type="string">
            <text:p>TTAAATTGTAGTAACTACAAATATAACAGCAGCACACCTAACAAC------ACAAATATAACAGACACACAAGAGATAAAAGATT</text:p>
          </table:table-cell>
        </table:table-row>
        <table:table-row table:style-name="ro1">
          <table:table-cell office:value-type="string" calcext:value-type="string">
            <text:p>ACTTTAAATTATACTTACAACAACAGCACCAGCAACATATCCTTGGTATCTAGTGACATGGAAGGAGAAATAAAAAACT</text:p>
          </table:table-cell>
        </table:table-row>
        <table:table-row table:style-name="ro1">
          <table:table-cell office:value-type="string" calcext:value-type="string">
            <text:p>TGTAATAATTTCAATAGTAGTAATAACAGCACCTCTGCCAACAACAGCATATCTGATGGCATGCAAGAAATAAAAAACT</text:p>
          </table:table-cell>
        </table:table-row>
        <table:table-row table:style-name="ro1">
          <table:table-cell office:value-type="string" calcext:value-type="string">
            <text:p>ACTTTAAATTGTACCTCTGTCAA---------TGGAACTAGTAACACCACCAACATATCTACAGACATGCAAGGAGAAATAAAAAACT</text:p>
          </table:table-cell>
        </table:table-row>
        <table:table-row table:style-name="ro1">
          <table:table-cell office:value-type="string" calcext:value-type="string">
            <text:p>TGCGTTACTTTAATTTGT---------CAGAACTACACCGGCACCAATGGCAACAGC------TCTGTATCTGATGTCGGGGAAATGAAAAATT</text:p>
          </table:table-cell>
        </table:table-row>
        <table:table-row table:style-name="ro1">
          <table:table-cell office:value-type="string" calcext:value-type="string">
            <text:p>AGTAACTTCACCAGCCCCAATAGCACCATCTCTAATGACAACGGCACGCTTTTTAACATGACAGAGGAAATAAGAAACT</text:p>
          </table:table-cell>
        </table:table-row>
        <table:table-row table:style-name="ro1">
          <table:table-cell office:value-type="string" calcext:value-type="string">
            <text:p>ACTTTAAATTGTACGGACGCTAACCAATGGAACATGACTAGAACC------------------GTGTTTCCAGACATGAAAGGGGAAATAAAAAACT</text:p>
          </table:table-cell>
        </table:table-row>
        <table:table-row table:style-name="ro1">
          <table:table-cell office:value-type="string" calcext:value-type="string">
            <text:p>AACACCTCCCCCGACACCAATAACACCACCCCTACGATCAGAAACATATCTAGTGAAATGCAAGGGGAAATAAAAAACT</text:p>
          </table:table-cell>
        </table:table-row>
        <table:table-row table:style-name="ro1">
          <table:table-cell office:value-type="string" calcext:value-type="string">
            <text:p>GTAAAGTTAACCCCTCTCTGCGTCACTTTAAATTGTACTAACCTCAACAGCAA---CAGCACAGATAGTGGC------------------------------ATGAAAAACT</text:p>
          </table:table-cell>
        </table:table-row>
        <table:table-row table:style-name="ro1">
          <table:table-cell office:value-type="string" calcext:value-type="string">
            <text:p>TGCGTTACTTTAGATTGTCATAACTT------------CACTGTCAGCAATAACAGCAAGAACAACACAATAG---AAGGAGAAATGAAACAAT</text:p>
          </table:table-cell>
        </table:table-row>
        <table:table-row table:style-name="ro1">
          <table:table-cell office:value-type="string" calcext:value-type="string">
            <text:p>TGCGTCACTTTAAATTGTAGTAATGTCAAAAACGGTACCA--------------------GGAACGTAACTGAGGAAATGAATAATGAAATAAAAAATT</text:p>
          </table:table-cell>
        </table:table-row>
        <table:table-row table:style-name="ro1">
          <table:table-cell office:value-type="string" calcext:value-type="string">
            <text:p>CCTCTCTGTGTTACTTTAGAGTG---------------------TCACAACATATCTAGATCTAGCACAAACATATCTAGATCTGAGGAAATGAAAAACT</text:p>
          </table:table-cell>
        </table:table-row>
        <table:table-row table:style-name="ro1">
          <table:table-cell office:value-type="string" calcext:value-type="string">
            <text:p>AACACTAACATCTCCAGCAATAACAACAGTGCTAGCAATGCCACCACCTATGAGAAC-------CTGAAGGGGGAAATAAAAAACT</text:p>
          </table:table-cell>
        </table:table-row>
        <table:table-row table:style-name="ro1">
          <table:table-cell office:value-type="string" calcext:value-type="string">
            <text:p>TCTAGCCAGAGAAACTGTAGTGATGCTAGCAGCCCATCTAACAGCAGTCTTTGTCTCCAGCCAGGGGACATGAAAAACT</text:p>
          </table:table-cell>
        </table:table-row>
        <table:table-row table:style-name="ro1">
          <table:table-cell office:value-type="string" calcext:value-type="string">
            <text:p>AAACCATGTGTAGAGTTAACCCCTCTCTGTGTTACTTTAATTTGTTTGGACCACCCAAAC------------------------------------------ATAACGGAAGTAAAAAACT</text:p>
          </table:table-cell>
        </table:table-row>
        <table:table-row table:style-name="ro1">
          <table:table-cell office:value-type="string" calcext:value-type="string">
            <text:p>AAATTAACCCCTCTCTGTGTTACTTTACATTGTATCCCTTATAATATATCTGATGATAT------------------------------GAGAGGAGAAGTAAAAAACT</text:p>
          </table:table-cell>
        </table:table-row>
        <table:table-row table:style-name="ro1">
          <table:table-cell office:value-type="string" calcext:value-type="string">
            <text:p>TGCGTGACTCTACATTGTTCTGAC------AACGTCACTAACATCACTAACGTGTCTGAGAACAT---------GAAAGGGGAAATAAAAAACT</text:p>
          </table:table-cell>
        </table:table-row>
        <table:table-row table:style-name="ro1">
          <table:table-cell office:value-type="string" calcext:value-type="string">
            <text:p>ACCCCTCTCTGTGTTACTTTAAATTG---------------TGGTAATGTCTCTATCAACAGCAGCAGGGAAAT---------GCAAGAAGAAATAAAAAACT</text:p>
          </table:table-cell>
        </table:table-row>
        <table:table-row table:style-name="ro1">
          <table:table-cell office:value-type="string" calcext:value-type="string">
            <text:p>ATCACCAACAACGCCACCAATAGCAACAGCACTGGGTTCAATGACACAAGTGCAGACATAAAAGGAGAACTAAAAAACT</text:p>
          </table:table-cell>
        </table:table-row>
        <table:table-row table:style-name="ro1">
          <table:table-cell office:value-type="string" calcext:value-type="string">
            <text:p>TTAAACTGTAGCGATGCCAACGTCAACAGCACCTATATAAATGGCACTAGCACCAAAGGTAATA------------------------TAGAAATGAAAAACT</text:p>
          </table:table-cell>
        </table:table-row>
        <table:table-row table:style-name="ro1">
          <table:table-cell office:value-type="string" calcext:value-type="string">
            <text:p>CTCTGCGTTACTTTAGAGTGT------------TATAGCTACAACACCAGCAGTATCAGC------ATCTTTGACATACGAAGGGAAACAACAAACT</text:p>
          </table:table-cell>
        </table:table-row>
        <table:table-row table:style-name="ro1">
          <table:table-cell office:value-type="string" calcext:value-type="string">
            <text:p>ACTCTAGATTGTACTGAAGTACAAAACACCACTAACAGCAGAAACATATCTTATGAAAT---------GAGAGAGGAAATAAAAAACT</text:p>
          </table:table-cell>
        </table:table-row>
        <table:table-row table:style-name="ro1">
          <table:table-cell office:value-type="string" calcext:value-type="string">
            <text:p>GTTACTTTAGATTGT------------CATGATGCTAAATTCAACATCTCTGCTAACTTAACCAATAACATGCAAGGGGAAATAAAAAACT</text:p>
          </table:table-cell>
        </table:table-row>
        <table:table-row table:style-name="ro1">
          <table:table-cell office:value-type="string" calcext:value-type="string">
            <text:p>GTTACTTTACAGTGTCAGGATATCAACATGTCTAGTGCTGTCAATGAGTCTAGGAAAATAAT------------TGGGGAAATGAAAAACT</text:p>
          </table:table-cell>
        </table:table-row>
        <table:table-row table:style-name="ro1">
          <table:table-cell office:value-type="string" calcext:value-type="string">
            <text:p>ACCTCTACCAACTCCTCCTCTGACAGCCCCTCTAACAGTACCATATCCCTTACCACTAACAGTACTGATATGAAAAACT</text:p>
          </table:table-cell>
        </table:table-row>
        <table:table-row table:style-name="ro1">
          <table:table-cell office:value-type="string" calcext:value-type="string">
            <text:p>TGCGTTACTTTAGAGTGTTCTAATATCAACAATACCACTGGAACCATAGATAATAAT---------------ATGGCAGGAGAAATACAAAACT</text:p>
          </table:table-cell>
        </table:table-row>
        <table:table-row table:style-name="ro1">
          <table:table-cell office:value-type="string" calcext:value-type="string">
            <text:p>GATTGTCATAATATCACCACCAATAC---CACCAATAACATAACTAACGAAACTAGAGAAGCGATAGGAGAAATGAAAAACT</text:p>
          </table:table-cell>
        </table:table-row>
        <table:table-row table:style-name="ro1">
          <table:table-cell office:value-type="string" calcext:value-type="string">
            <text:p>CCTCTCTGTGTTACTTTACATTGTGATGATCTCAACAATGCCACCAATGCCACTATTGACAACAATGTAATGAC---------------------AAACT</text:p>
          </table:table-cell>
        </table:table-row>
        <table:table-row table:style-name="ro1">
          <table:table-cell office:value-type="string" calcext:value-type="string">
            <text:p>AACAGTACCAACAGTGCTAATAGCAGTTCTGAGGGCAAAAATATATCTGCAGCAGAAACGGAAGGGGAACTGACAAACT</text:p>
          </table:table-cell>
        </table:table-row>
        <table:table-row table:style-name="ro1">
          <table:table-cell office:value-type="string" calcext:value-type="string">
            <text:p>TGTGTTACTTTACATTG---------------TCAGGATAACCTCACTAGCAGCGGCAACATATCGGAAAACATGCAAGGAGAAATAAAAAACT</text:p>
          </table:table-cell>
        </table:table-row>
        <table:table-row table:style-name="ro1">
          <table:table-cell office:value-type="string" calcext:value-type="string">
            <text:p>ACYCCTCTCTGTGTTACGTTAAATTG------------------------TNNNNNNNNNNNNNNNNNNNNNNNNNNNNNNNNNNNNNNNGAAATAAAAAACT</text:p>
          </table:table-cell>
        </table:table-row>
        <table:table-row table:style-name="ro1">
          <table:table-cell office:value-type="string" calcext:value-type="string">
            <text:p>ACCCCTTTCAATAAAACCTCTGGCAACGACACCTCTAGTTACAATAGCTCTGAGGGATT---------GCAGGGGGAAGTAAAAGACT</text:p>
          </table:table-cell>
        </table:table-row>
        <table:table-row table:style-name="ro1">
          <table:table-cell office:value-type="string" calcext:value-type="string">
            <text:p>GGACTCAACAGCAGCAACAGCAGCAACAACAGCACCTCTGCCAATAGTAGCATTAGTAATGAGGAGA----TAATGAAAAACT</text:p>
          </table:table-cell>
        </table:table-row>
        <table:table-row table:style-name="ro1">
          <table:table-cell office:value-type="string" calcext:value-type="string">
            <text:p>GTTACTCTAGATTGTCAGGAAATCAACAACAGCAGATCTACAAATATATCTAGTGACA------------TGCGAGGGGAAATAAAAAACT</text:p>
          </table:table-cell>
        </table:table-row>
        <table:table-row table:style-name="ro1">
          <table:table-cell office:value-type="string" calcext:value-type="string">
            <text:p>CTCTGCGTTACATTAAATTGTTCTGACGTCACCTTCAACAGAACCTTTGATAGTGA------------------AATGAAAAAGGAAATAAAAAACT</text:p>
          </table:table-cell>
        </table:table-row>
        <table:table-row table:style-name="ro1">
          <table:table-cell office:value-type="string" calcext:value-type="string">
            <text:p>TTCAACAGCAGCAATAACGAAACCGTTATCAGCAGCAGCAGCAACACATCTATTGACATGCGCGAGGAAATAAAAAACT</text:p>
          </table:table-cell>
        </table:table-row>
        <table:table-row table:style-name="ro1">
          <table:table-cell office:value-type="string" calcext:value-type="string">
            <text:p>TGTGTTACTTTAAGATGTCATGATTTAAACAATACTAACATAACTATTGAAGGTGACATGGGGA---------------AGGAAATAAAAAACT</text:p>
          </table:table-cell>
        </table:table-row>
        <table:table-row table:style-name="ro1">
          <table:table-cell office:value-type="string" calcext:value-type="string">
            <text:p>CCTCTCTGCGTTACTCTAGAGTGTCAGAACGCCAACATCAGCACCCCTAACATCAGCATTCCTGGG---------------------GAAATAAAAAACT</text:p>
          </table:table-cell>
        </table:table-row>
        <table:table-row table:style-name="ro1">
          <table:table-cell office:value-type="string" calcext:value-type="string">
            <text:p>GGCAGCAACGGAACCAACGAAACTATGCCAGAGATAAGCAGAAATATATCAGAGGAGATGAGAGA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AAGCCTTGTGTTAAA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CCCTCTCTGTGTTACTTTAGAGTGTACTAATGTTACCTACAATTCTAATGAGAA------------------------GGTGCAAGGGGAGATAACAAATT</text:p>
          </table:table-cell>
        </table:table-row>
        <table:table-row table:style-name="ro1">
          <table:table-cell office:value-type="string" calcext:value-type="string">
            <text:p>TTAAATTGTTCCGAGTTTAAACCCACCCATAACTCCACCCATAACATAACTGGGGAAAT---------GAGAGGGGAAATAAAAAATT</text:p>
          </table:table-cell>
        </table:table-row>
        <table:table-row table:style-name="ro1">
          <table:table-cell office:value-type="string" calcext:value-type="string">
            <text:p>GTTAACTC---TAATTTCACCAACAACAGTAGTAATTCCAGCAACAACAGTAATATAGATATGCAAGAGGAAATAAAAAACT</text:p>
          </table:table-cell>
        </table:table-row>
        <table:table-row table:style-name="ro1">
          <table:table-cell office:value-type="string" calcext:value-type="string">
            <text:p>TTAGAGTGTGCTGACGCTCAAAACGTCACCGACACCAACACCACCATATCTAATGAAAT------GCAAGGG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GCAATAATAGTAGTCCTAGCAATAGTAGTTATAGCAATAGAAACATATCTATAGAAATGCAAGGGGAAATAAAAAACT</text:p>
          </table:table-cell>
        </table:table-row>
        <table:table-row table:style-name="ro1">
          <table:table-cell office:value-type="string" calcext:value-type="string">
            <text:p>CCTCTCTGCGTTACTTTAAATTGTAGTGACGCCGGAAACTCCTCTA-------------TCGCAGAGGAA--------ATAAGAAAGGAAATAAAAAACT</text:p>
          </table:table-cell>
        </table:table-row>
        <table:table-row table:style-name="ro1">
          <table:table-cell office:value-type="string" calcext:value-type="string">
            <text:p>AGCACCTCCAATGTCAGCACCTCCAATGTCACGAGTAACATAAATGTCACGAGTAACA------------------TAAAAGGAGAAATGACAAACT</text:p>
          </table:table-cell>
        </table:table-row>
        <table:table-row table:style-name="ro1">
          <table:table-cell office:value-type="string" calcext:value-type="string">
            <text:p>ACTCTAGATTGTCAGGATTACAACAGCAGCTCTAGCACCATTAGC-CTGTCTAAAGAA--------GGGGAAGGGGAAATAAAAAAGT</text:p>
          </table:table-cell>
        </table:table-row>
        <table:table-row table:style-name="ro1">
          <table:table-cell office:value-type="string" calcext:value-type="string">
            <text:p>AGCAACTCCACCAATACCAGCAATAACAATAACATTACCAACAGCAACATATCTAGTGACATGCAGGAAATGAAAAACT</text:p>
          </table:table-cell>
        </table:table-row>
        <table:table-row table:style-name="ro1">
          <table:table-cell office:value-type="string" calcext:value-type="string">
            <text:p>AAGTTAACCCCTCTCTGTGTTACCTTAGATTGC------------TATAACACCTCCATCAGGAGTAGCA------------------TATCTAGTGAAATGAAAAACT</text:p>
          </table:table-cell>
        </table:table-row>
        <table:table-row table:style-name="ro1">
          <table:table-cell office:value-type="string" calcext:value-type="string">
            <text:p>AATTCCACCAACAGCACTCAGCCCACCCCCACTACCTCTACTAACAAGACCTCTATCAACAATAGTGACATGAAAAACT</text:p>
          </table:table-cell>
        </table:table-row>
        <table:table-row table:style-name="ro1">
          <table:table-cell office:value-type="string" calcext:value-type="string">
            <text:p>TGCGTTACTTTAGATTGTCAGGCCTTTAACAGCAGCAGCCATACCAACAGCAGC---------------ATAGCTATGCAAGAAATGAAAAACT</text:p>
          </table:table-cell>
        </table:table-row>
        <table:table-row table:style-name="ro1">
          <table:table-cell office:value-type="string" calcext:value-type="string">
            <text:p>TACAACAACAGCATTAGCAATAGCAGCACCACTAGTGAATACAATATATCTAGTGACATGAAAGAGGAAATAAAAAACT</text:p>
          </table:table-cell>
        </table:table-row>
        <table:table-row table:style-name="ro1">
          <table:table-cell office:value-type="string" calcext:value-type="string">
            <text:p>TTAAATTGTAGTAACTTTAGTGGAGATAACTCTACCAACACAAGC-----GTATCCGATGAC-ATGCAAGGAGAAATAAAAAACT</text:p>
          </table:table-cell>
        </table:table-row>
        <table:table-row table:style-name="ro1">
          <table:table-cell office:value-type="string" calcext:value-type="string">
            <text:p>AGCAGGAATTCCAGTGAGAACATCACCACTAACCACGTCTATAATGTCAGTGAGGAAAT---------GAGGGAAGAAATAAAAAACT</text:p>
          </table:table-cell>
        </table:table-row>
        <table:table-row table:style-name="ro1">
          <table:table-cell office:value-type="string" calcext:value-type="string">
            <text:p>ACTTTACTTTGTAAAGATGTCAACAACTCTACAAACAAAACCACCATATATAAAGAAAT---------GAACGGGGAAATAAAAAACT</text:p>
          </table:table-cell>
        </table:table-row>
        <table:table-row table:style-name="ro1">
          <table:table-cell office:value-type="string" calcext:value-type="string">
            <text:p>GGCACCTATAACAGCACCAATAATAACAGCACCTATAACATCAGCATCAGTGCTGAC-ATGAAAGGGGAAATAAAAAACT</text:p>
          </table:table-cell>
        </table:table-row>
        <table:table-row table:style-name="ro1">
          <table:table-cell office:value-type="string" calcext:value-type="string">
            <text:p>TGTGTCACTTTACATTGT------------CGTAACACCAACGCCAGCAGCAATACCTCTGG---GGACATGCAAGGAGAAGAAATGAAAAACT</text:p>
          </table:table-cell>
        </table:table-row>
        <table:table-row table:style-name="ro1">
          <table:table-cell office:value-type="string" calcext:value-type="string">
            <text:p>AGCAGTACCCCTAACGTCAGCAGCAGCACCCCTAACAACAACATGTCTACTCAAGACATGCAAGGGGAAATAAAAAAAT</text:p>
          </table:table-cell>
        </table:table-row>
        <table:table-row table:style-name="ro1">
          <table:table-cell office:value-type="string" calcext:value-type="string">
            <text:p>AGTACCAATATAAACGGTACCATTATAAACAGTACCAATATAAATGGTACAAACAGCATGCGAGAGGAAATGAGAAACT</text:p>
          </table:table-cell>
        </table:table-row>
        <table:table-row table:style-name="ro1">
          <table:table-cell office:value-type="string" calcext:value-type="string">
            <text:p>TCTAACATCACCTATAACAGCAGCAACACGTCTAATAGCACAAACGTGTCTAGTAAAATATATGAGGAAATGACAAACT</text:p>
          </table:table-cell>
        </table:table-row>
        <table:table-row table:style-name="ro1">
          <table:table-cell office:value-type="string" calcext:value-type="string">
            <text:p>AGAAACAGTACTACCGAAAGCAGTAACAATACCACTCTCAGAAACATACCTAGTGATATGGCAGGGGAAGTAAAAAACT</text:p>
          </table:table-cell>
        </table:table-row>
        <table:table-row table:style-name="ro1">
          <table:table-cell office:value-type="string" calcext:value-type="string">
            <text:p>ACTTTAAAGTGTAGGGACTTTAACACCTCCCAAAACACCATC-----------CAACACGATAATATACCTCAGGGGGACATACAAAACT</text:p>
          </table:table-cell>
        </table:table-row>
        <table:table-row table:style-name="ro1">
          <table:table-cell office:value-type="string" calcext:value-type="string">
            <text:p>AACTTTAGTAACACCAGCAGCAGCAATAGTCTCCACAGTAGCACTGTCTCTCCCCAGATGCGAGGAGAAATACAAAACT</text:p>
          </table:table-cell>
        </table:table-row>
        <table:table-row table:style-name="ro1">
          <table:table-cell office:value-type="string" calcext:value-type="string">
            <text:p>GTTACTTTAAACTGT------------GGTAACGTCAGCATCAACAATAGCACCAACATAACTACTGACATGCGAGAGGAAATAAAAAACT</text:p>
          </table:table-cell>
        </table:table-row>
        <table:table-row table:style-name="ro1">
          <table:table-cell office:value-type="string" calcext:value-type="string">
            <text:p>AGCTGTAACAACAGCAGCAGCCAAGGCAACAACAGCCATGGATGCATAGAGGAAGAAATGAAAGGGGAAATAAAAAACT</text:p>
          </table:table-cell>
        </table:table-row>
        <table:table-row table:style-name="ro1">
          <table:table-cell office:value-type="string" calcext:value-type="string">
            <text:p>TGTGTTACTTTAAATTGCGATGACAGGATTAACAACACCGGGATCATAGATAAAGAC---------------ATGAAAGGGGAAATAAAAAACT</text:p>
          </table:table-cell>
        </table:table-row>
        <table:table-row table:style-name="ro1">
          <table:table-cell office:value-type="string" calcext:value-type="string">
            <text:p>ACTCCACTCTGTGTCACTTTAAACTG------------------------TGTAAACATAACTGATGGGAGAATGACAAAGGGGAAAGGAGACAGAAAAAATT</text:p>
          </table:table-cell>
        </table:table-row>
        <table:table-row table:style-name="ro1">
          <table:table-cell office:value-type="string" calcext:value-type="string">
            <text:p>GTTACTTTAGAATGTTCTGACTACAACAATAGTGTCTCTAACAATAGC------------ACAATAGAAGATCTAGGAGCAATACAAAACT</text:p>
          </table:table-cell>
        </table:table-row>
        <table:table-row table:style-name="ro1">
          <table:table-cell office:value-type="string" calcext:value-type="string">
            <text:p>CTAGATTGCTATAATTACACCCGTAACAGCAGCATATATGGTAATTTC--------ACTGATGAACTGCGAGGGGAGATAAAAAATT</text:p>
          </table:table-cell>
        </table:table-row>
        <table:table-row table:style-name="ro1">
          <table:table-cell office:value-type="string" calcext:value-type="string">
            <text:p>GATCTTAGCAATAACAGTACTATTAGCAATACAACTATTAGCAATGAAACTGTTAGTATGAAAGGAGAGATGAAAAACT</text:p>
          </table:table-cell>
        </table:table-row>
        <table:table-row table:style-name="ro1">
          <table:table-cell office:value-type="string" calcext:value-type="string">
            <text:p>TCTAATGT---CAATAACACCAGCAGCAATGGCACCAGCTATAGAAACATATCTGAGAACATGATGGGGGAAATAAAAAACT</text:p>
          </table:table-cell>
        </table:table-row>
        <table:table-row table:style-name="ro1">
          <table:table-cell office:value-type="string" calcext:value-type="string">
            <text:p>CCTCTCTGCGTTACTTTAAATTG---------------TCATAACATCACCAACACCTCTAGCGGCAACAATATA------AAAGAAGAAACAAAAAACT</text:p>
          </table:table-cell>
        </table:table-row>
        <table:table-row table:style-name="ro1">
          <table:table-cell office:value-type="string" calcext:value-type="string">
            <text:p>GATCTCGGAAACACCACCTCTAATAGCACCAACACCCCTAGAACCATATTTAAGGAAATGGAAGGGGAAATAAAAAACT</text:p>
          </table:table-cell>
        </table:table-row>
        <table:table-row table:style-name="ro1">
          <table:table-cell office:value-type="string" calcext:value-type="string">
            <text:p>GAGTGTCATAATGT---CAGCAATAGCAATACCTCTAGCTACAGGAACATATCTAGTGAAATGCGAGAGGAAATAAAAAACT</text:p>
          </table:table-cell>
        </table:table-row>
        <table:table-row table:style-name="ro1">
          <table:table-cell office:value-type="string" calcext:value-type="string">
            <text:p>AACGTCAACATCCGCAATTACACCACCCCTAATGACAACATCACCTCTCTCAGCAACATTACTAGCGACATAAAAAACT</text:p>
          </table:table-cell>
        </table:table-row>
        <table:table-row table:style-name="ro1">
          <table:table-cell office:value-type="string" calcext:value-type="string">
            <text:p>ACCCCTCTCTGTGTTACTCTAAACTGCACC---------AATGGCAATGCCACCTATAAAAATATCACTGATAT---------------AGGAATGAAAAACT</text:p>
          </table:table-cell>
        </table:table-row>
        <table:table-row table:style-name="ro1">
          <table:table-cell office:value-type="string" calcext:value-type="string">
            <text:p>CTCTGCGTTACTTTAGAATGTCAAGACTT---CAACAAAACTAACCTCAACAAAACTAAC---------------ATGTATGGGGAAATAAAAAACT</text:p>
          </table:table-cell>
        </table:table-row>
        <table:table-row table:style-name="ro1">
          <table:table-cell office:value-type="string" calcext:value-type="string">
            <text:p>TTAAATTGTCATGACTACACAAGTAACAAAACAATCAAAAGTAAC------------ATATCCGGAAACAACTTTACAGATATGAAAAACT</text:p>
          </table:table-cell>
        </table:table-row>
        <table:table-row table:style-name="ro1">
          <table:table-cell office:value-type="string" calcext:value-type="string">
            <text:p>AATTGCACTAGCGTCTCTAACTCCTCTATCTCCAATGGCTCTTATGTATCTGGTGA--------CATGAAAGGGGAAATAAAAAACT</text:p>
          </table:table-cell>
        </table:table-row>
        <table:table-row table:style-name="ro1">
          <table:table-cell office:value-type="string" calcext:value-type="string">
            <text:p>TGTGTTACTTTAAATTGTACCTCTGTCAACAACAGCACCAACAACATAACTAGTGGC---------------ATGCAAGAAGAAATAAAAAACT</text:p>
          </table:table-cell>
        </table:table-row>
        <table:table-row table:style-name="ro1">
          <table:table-cell office:value-type="string" calcext:value-type="string">
            <text:p>GACAATACAAACAGCACCAACAGTAGCAGCACCAACATCAGAAATGTGTCTAATGACATGGTAGGGGAAATAAAAAACT</text:p>
          </table:table-cell>
        </table:table-row>
        <table:table-row table:style-name="ro1">
          <table:table-cell office:value-type="string" calcext:value-type="string">
            <text:p>AGTGTCAGCAACAGTAGCAGCAGCAACAGTACCTATAACATCACCGTTAGCCAGTCTATGGAAGGGGAAATAAAAAATT</text:p>
          </table:table-cell>
        </table:table-row>
        <table:table-row table:style-name="ro1">
          <table:table-cell office:value-type="string" calcext:value-type="string">
            <text:p>AATACTGTCTCTAACAGTACCTCTAACAATAGCACCGGATCTAGTGAGCTACTAGAAGATCCAGGAGCAGTACAAAACT</text:p>
          </table:table-cell>
        </table:table-row>
        <table:table-row table:style-name="ro1">
          <table:table-cell office:value-type="string" calcext:value-type="string">
            <text:p>TGTACCAAAGCTAATTTCACCAAGGCTAATCTCACCAACGCTAATGAAACAATAGAAATGGAAAAAGCAG---TAAGAAACT</text:p>
          </table:table-cell>
        </table:table-row>
        <table:table-row table:style-name="ro1">
          <table:table-cell office:value-type="string" calcext:value-type="string">
            <text:p>CTCACCAACTGGGCAAATAAAACCAACAACTGGGCAAATGAAACCACCCTACTTAATATTACCACAGGGATGAGAAATT</text:p>
          </table:table-cell>
        </table:table-row>
        <table:table-row table:style-name="ro1">
          <table:table-cell office:value-type="string" calcext:value-type="string">
            <text:p>ACCCCCAATGTTACTGTCTCTGATCTCAATAAGACAAAAGATGCCTCTCGCGGAAATGTAACGGATGAAG------TAAGAAACT</text:p>
          </table:table-cell>
        </table:table-row>
        <table:table-row table:style-name="ro1">
          <table:table-cell office:value-type="string" calcext:value-type="string">
            <text:p>GCGAATCTAACCAATATAAACACAACCATGAATAACACAACTGCTAGCATAGGAAATATAACAGATGAAGTAAAAAACT</text:p>
          </table:table-cell>
        </table:table-row>
        <table:table-row table:style-name="ro1">
          <table:table-cell office:value-type="string" calcext:value-type="string">
            <text:p>AGCACAACCAATGGCTCTAACAGAATAGGAAATATAACAGATGAAATAATAGGAAATATAACAGATGAAATAAGAAACT</text:p>
          </table:table-cell>
        </table:table-row>
        <table:table-row table:style-name="ro1">
          <table:table-cell office:value-type="string" calcext:value-type="string">
            <text:p>GTCACCTTAAATTGTAC------------CAATGCGACTGTSACYAACAATAATGKCACAACAGYAAATACAACAGATGAAGTAAAAAACT</text:p>
          </table:table-cell>
        </table:table-row>
        <table:table-row table:style-name="ro1">
          <table:table-cell office:value-type="string" calcext:value-type="string">
            <text:p>AACTGTACTGATGTAGACACCAATCGTACCAATGCCAATGCCAATACCAG------TATCCTCACGGAAGTGGAACAAAAAAATT</text:p>
          </table:table-cell>
        </table:table-row>
        <table:table-row table:style-name="ro1">
          <table:table-cell office:value-type="string" calcext:value-type="string">
            <text:p>AACTGTACTGATGTAGACACTAATCGTACCAATGCCAATACCAATATCAG------TGTCCCCACGGAAGTGGAACAAAAAAATT</text:p>
          </table:table-cell>
        </table:table-row>
        <table:table-row table:style-name="ro1">
          <table:table-cell office:value-type="string" calcext:value-type="string">
            <text:p>ACCCCTCTCTGCGTGACCTTACATTG------------------TACCAATGTCACCATGAATGGCAGCTTCGTGAATGCCACCGACCA----------GAAAAATT</text:p>
          </table:table-cell>
        </table:table-row>
        <table:table-row table:style-name="ro1">
          <table:table-cell office:value-type="string" calcext:value-type="string">
            <text:p>TGTGTTACTTTAAATTGTACAAATGTCGCGAGAAATGACACGAGTGACAA------------------GGTGGAGGACAAGGGAGAAATAAAAAACT</text:p>
          </table:table-cell>
        </table:table-row>
        <table:table-row table:style-name="ro1">
          <table:table-cell office:value-type="string" calcext:value-type="string">
            <text:p>TGCAAAAATGCCAATGTCACCCGTGATAAAAACACCAATGCCACCATTGCCCCAAACAT------GAAAGAAGAAATAAAAAACT</text:p>
          </table:table-cell>
        </table:table-row>
        <table:table-row table:style-name="ro1">
          <table:table-cell office:value-type="string" calcext:value-type="string">
            <text:p>AATGCTAACAGTACAAGCTACAGGGCAAGTGAGACTCTCCCCACTACTCTCCCCAATAATACAGCGGATATGAAAAACT</text:p>
          </table:table-cell>
        </table:table-row>
        <table:table-row table:style-name="ro1">
          <table:table-cell office:value-type="string" calcext:value-type="string">
            <text:p>TTAAATTGTACAAATATTACGACTACCAGTAGTGGTAATGATACCTGCAGTAACAGCACA-AGGGAAGAAGTAAGAAACT</text:p>
          </table:table-cell>
        </table:table-row>
        <table:table-row table:style-name="ro1">
          <table:table-cell office:value-type="string" calcext:value-type="string">
            <text:p>AACTGTAGTAAT---GCTACTCTTAATTATACCGACAGTAAACCCGGGGAGTCCCTGTCCCTAAGGGGAGAAATAAAACATT</text:p>
          </table:table-cell>
        </table:table-row>
        <table:table-row table:style-name="ro1">
          <table:table-cell office:value-type="string" calcext:value-type="string">
            <text:p>CATAATTATACTGATTATACT-----GATAATGTTAATACTACTGTTATTTGCAATAATACCATGGGGGCAGAAATGAAAAATT</text:p>
          </table:table-cell>
        </table:table-row>
        <table:table-row table:style-name="ro1">
          <table:table-cell office:value-type="string" calcext:value-type="string">
            <text:p>AATTGTTCTGATGTTCAGATTAATAGTACCAGTTCTGATGTT--CAGATTAATAATAATAGTACCAGTCCA-ATGAAAAATT</text:p>
          </table:table-cell>
        </table:table-row>
        <table:table-row table:style-name="ro1">
          <table:table-cell office:value-type="string" calcext:value-type="string">
            <text:p>AACTGTAAAAATGT---AAATGGCACAAGTAACAGTACTAGTAATGATACCATGAACAACATAAAAGGAGAAATGAAAAATT</text:p>
          </table:table-cell>
        </table:table-row>
        <table:table-row table:style-name="ro1">
          <table:table-cell office:value-type="string" calcext:value-type="string">
            <text:p>GTTACTTTAACCTGTAGCAATGT---TAATACTACCAAAGGAAATGCTACCCCCGATAACAT---------GAAGGGAGAAATAAAAAATT</text:p>
          </table:table-cell>
        </table:table-row>
        <table:table-row table:style-name="ro1">
          <table:table-cell office:value-type="string" calcext:value-type="string">
            <text:p>CTCTGTGTCACTTTAGAATGTGGAGAGGTTAAGGTTAACGGAAGTGTTAGCAATAATAGTAGTA------------------TGGAAATGAAAAATT</text:p>
          </table:table-cell>
        </table:table-row>
        <table:table-row table:style-name="ro1">
          <table:table-cell office:value-type="string" calcext:value-type="string">
            <text:p>GTTAAGAATAATGTTACTACTAATGGTACCTCTGATAGTAGTAATATTACCTCTAATATAAAGGATGAAATGAAAAATT</text:p>
          </table:table-cell>
        </table:table-row>
        <table:table-row table:style-name="ro1">
          <table:table-cell office:value-type="string" calcext:value-type="string">
            <text:p>TTAAATTG---------------TGGTAATGTTACTGGTAATAGCACCAGTAGGAATGTTACCCTCCATAACAGA-AATGAAGAAATGAAAAATT</text:p>
          </table:table-cell>
        </table:table-row>
        <table:table-row table:style-name="ro1">
          <table:table-cell office:value-type="string" calcext:value-type="string">
            <text:p>ACAAACGTGAATTGCACTAATACCACTTGCAATAGTAACACCACTTACAGTACTAGCCAGGTTGAAGGAGTAAAAAATT</text:p>
          </table:table-cell>
        </table:table-row>
        <table:table-row table:style-name="ro1">
          <table:table-cell office:value-type="string" calcext:value-type="string">
            <text:p>ACTTTAAATTGTAGTCAT------AATGTTACCCGTGGGGGTAATGCTACTTACAATAACAGAA------------TGAAGGACGAAATGAAAAATT</text:p>
          </table:table-cell>
        </table:table-row>
        <table:table-row table:style-name="ro1">
          <table:table-cell office:value-type="string" calcext:value-type="string">
            <text:p>GTTACCAGCAATAGTACTAATAGTGTTAATAGTACCATGGATGGAAAATTAGATGACATGGATAAAGACATGAAAAATT</text:p>
          </table:table-cell>
        </table:table-row>
        <table:table-row table:style-name="ro1">
          <table:table-cell office:value-type="string" calcext:value-type="string">
            <text:p>GCCCCACTCTGTGTCACTTTAAACTGTACT---------AATAGTAATGCTACCTACAATAATAGC---------------ATGCATGGAGAAATAAAAAATT</text:p>
          </table:table-cell>
        </table:table-row>
        <table:table-row table:style-name="ro1">
          <table:table-cell office:value-type="string" calcext:value-type="string">
            <text:p>GAATGTAGAAATGACACAAATATTAAGTCGGGTGTTAACAGTAAGACCTACAATGAGAGCATGA------------AGGAAATCAATGATA</text:p>
          </table:table-cell>
        </table:table-row>
        <table:table-row table:style-name="ro1">
          <table:table-cell office:value-type="string" calcext:value-type="string">
            <text:p>CTCTGTGTCACTTTAAACTGTACAGATGCTAATGTTACCAGTACTGTTAATAATACTA------------------TGGATAGAGAAATAAAAAATT</text:p>
          </table:table-cell>
        </table:table-row>
        <table:table-row table:style-name="ro1">
          <table:table-cell office:value-type="string" calcext:value-type="string">
            <text:p>TGTGTCACTTTAAAATGTACT---------AATGCTACTGCTACTAGCAGTAATAGT-----ACTGATGGTGG-CAATGGAGAAATAAAAAATT</text:p>
          </table:table-cell>
        </table:table-row>
        <table:table-row table:style-name="ro1">
          <table:table-cell office:value-type="string" calcext:value-type="string">
            <text:p>CTCTGTGTCACTTTAGAATGTGCTAATGTTAAGGATAATGTTACTGTTAGTGTTAAT------------------GATACCATGGAAATGAAAAATT</text:p>
          </table:table-cell>
        </table:table-row>
        <table:table-row table:style-name="ro1">
          <table:table-cell office:value-type="string" calcext:value-type="string">
            <text:p>GCTAAAAATGTTACTGATAATGATACTAATGTTAATACAAGTATTACTGCCTATGCTAATGCTACCGATATGCGAAACT</text:p>
          </table:table-cell>
        </table:table-row>
        <table:table-row table:style-name="ro1">
          <table:table-cell office:value-type="string" calcext:value-type="string">
            <text:p>GATGCTAAGGGTACCAATAATAGTGTTACCAGTAAGAATAATGATACCATGAGGCCCATGGAGGGAGAA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GTGTGGAAATATAAGTGCAACTAACGGGACCATTGAAGCTAATACTGCCTATGACA------------------TGAATGAAGAAATAAAAAATT</text:p>
          </table:table-cell>
        </table:table-row>
        <table:table-row table:style-name="ro1">
          <table:table-cell office:value-type="string" calcext:value-type="string">
            <text:p>AATTTTACCAGTAGAAATGTTACCAGAAGTAATAGTAATAGTAGTGTTATCCATAACATGGATAACGAAGTAAAAAATT</text:p>
          </table:table-cell>
        </table:table-row>
        <table:table-row table:style-name="ro1">
          <table:table-cell office:value-type="string" calcext:value-type="string">
            <text:p>ACAGATGCAATAAATGCTAGTACAAATGCAAACGATAACACAACAACAGCACCTCAGACGACCCCAGAAATAAAAAATT</text:p>
          </table:table-cell>
        </table:table-row>
        <table:table-row table:style-name="ro1">
          <table:table-cell office:value-type="string" calcext:value-type="string">
            <text:p>TGTGTAAAGTTGACCCCGCTCTGTGTTACTTTAAACTG------------------TAGTAATACCAGGATTAGTAATGAGA------------------CAGAAATGAAAAATT</text:p>
          </table:table-cell>
        </table:table-row>
        <table:table-row table:style-name="ro1">
          <table:table-cell office:value-type="string" calcext:value-type="string">
            <text:p>AACGGTACCAATGATAACAGGACTAATAGTGAGGCCAACAAGGCTGTTAGTGATATAGACAGAGAGGAAATAAAAAATT</text:p>
          </table:table-cell>
        </table:table-row>
        <table:table-row table:style-name="ro1">
          <table:table-cell office:value-type="string" calcext:value-type="string">
            <text:p>GATGCAAAATTTAATAGTACCCAGAGTGATAATGGTACCAGTACTGTAAATGTTAGT-ACCAGTAATGAAATGAAAAACT</text:p>
          </table:table-cell>
        </table:table-row>
        <table:table-row table:style-name="ro1">
          <table:table-cell office:value-type="string" calcext:value-type="string">
            <text:p>AACTGT------------AGTGATAATGTTAGCAACAATAGTACTGGTAATGTAACCATGGATGAAAAAATGAAGGGAGAGATAAAAAACT</text:p>
          </table:table-cell>
        </table:table-row>
        <table:table-row table:style-name="ro1">
          <table:table-cell office:value-type="string" calcext:value-type="string">
            <text:p>TGTAGCACTTTAAATTGTAGTACTACCCAAAGTGGTAATGATACCTGCAATAATAAC-ATGTGTGCAGAAATGAAAAATT</text:p>
          </table:table-cell>
        </table:table-row>
        <table:table-row table:style-name="ro1">
          <table:table-cell office:value-type="string" calcext:value-type="string">
            <text:p>TTGACCCCACTCTGTGTTACGTTAAATTGCAGT---------AATAATATCCCAACTAGTAACTACAGTG------------------ATGGAGAAATAAAAAATT</text:p>
          </table:table-cell>
        </table:table-row>
        <table:table-row table:style-name="ro1">
          <table:table-cell office:value-type="string" calcext:value-type="string">
            <text:p>AATAGTACAGATGTTAATAACACCACTAATACAGGTGTTAATGGTACTGCTACCCCCGAAGATAATGTAGTAAAAAATT</text:p>
          </table:table-cell>
        </table:table-row>
        <table:table-row table:style-name="ro1">
          <table:table-cell office:value-type="string" calcext:value-type="string">
            <text:p>GCCACAAATGCAGCAAATGCCACAAATGCAACAAATGCCACAAATGCAACTGTTGATAGTGGGAATGAAATAAAAAATT</text:p>
          </table:table-cell>
        </table:table-row>
        <table:table-row table:style-name="ro1">
          <table:table-cell office:value-type="string" calcext:value-type="string">
            <text:p>AATGCAACTATTAATGTTACCAGTAGTGTTCCCAATAATGATACC--AATAATGCTAACATAG-CTGAAGAAATGACAAATT</text:p>
          </table:table-cell>
        </table:table-row>
        <table:table-row table:style-name="ro1">
          <table:table-cell office:value-type="string" calcext:value-type="string">
            <text:p>ACTTTAACCTGTAGCAATGTAACTGCTAACAATGTAACTGCTGCCTACAATGAGAGC---------------GAAAATGAAGAAATGAAAAATT</text:p>
          </table:table-cell>
        </table:table-row>
        <table:table-row table:style-name="ro1">
          <table:table-cell office:value-type="string" calcext:value-type="string">
            <text:p>TGTACAAACTGTACAAATTCTAGTGATATCAATAATGATACTGTCTGCAGGAGCCCCATGAAGAATGAARTGAAMARCT</text:p>
          </table:table-cell>
        </table:table-row>
        <table:table-row table:style-name="ro1">
          <table:table-cell office:value-type="string" calcext:value-type="string">
            <text:p>GCCTATAATAGTACTAGTACTCTCAATAATACCATGGGGGCAGAAATGAATAATACCATGAAGGCAGAAATGAAAAATT</text:p>
          </table:table-cell>
        </table:table-row>
        <table:table-row table:style-name="ro1">
          <table:table-cell office:value-type="string" calcext:value-type="string">
            <text:p>TGATGATAGCATGAAAAATTGCTCTTTTAATGTAACACTACCAATACCAGTAACATCTCTGATGATAG----------CATGAAAAATT</text:p>
          </table:table-cell>
        </table:table-row>
        <table:table-row table:style-name="ro1">
          <table:table-cell office:value-type="string" calcext:value-type="string">
            <text:p>CCATGTGTAAAGTTGACCCCACTCTGCGTCACTTTAGACTGT------------AAGGATAATGCTACCAATGATACT---------------------------GAAAGGAGAAATT</text:p>
          </table:table-cell>
        </table:table-row>
        <table:table-row table:style-name="ro1">
          <table:table-cell office:value-type="string" calcext:value-type="string">
            <text:p>AATGTGAATGTAACAAAAAATGATACAGAGGCAAAAAATAGTACTGGAATA--GAAAATAAAGAAATGATA-ATGAAAAATT</text:p>
          </table:table-cell>
        </table:table-row>
        <table:table-row table:style-name="ro1">
          <table:table-cell office:value-type="string" calcext:value-type="string">
            <text:p>ACCAGTAGTGGTAATGATACCAGTAGTGGTCAGGATACCCTCAATAATACCCTCAATGATAATGAAGGA-------ATGAAAAATT</text:p>
          </table:table-cell>
        </table:table-row>
        <table:table-row table:style-name="ro1">
          <table:table-cell office:value-type="string" calcext:value-type="string">
            <text:p>ACTTTAAACTG------------------TAGCAAGGCTAAGAATATCACCGAGGAGGTAATAAAAAATAATACCTACAAGGAGGACATAAGAAATT</text:p>
          </table:table-cell>
        </table:table-row>
        <table:table-row table:style-name="ro1">
          <table:table-cell office:value-type="string" calcext:value-type="string">
            <text:p>AAGTTGACCCCACTCTGTGTCACTTTAAGCTGCAC------AGCAGCTAGCACCAATGGCAATGTTAGC------------------------CAAGAAATGAAAAATT</text:p>
          </table:table-cell>
        </table:table-row>
        <table:table-row table:style-name="ro1">
          <table:table-cell office:value-type="string" calcext:value-type="string">
            <text:p>ACAGATGTAAAGGTAAATGTAACAAACCCCAACAATAGTATCATGGGTAATGATACCATGAGTGAACAAATGCAAAATT</text:p>
          </table:table-cell>
        </table:table-row>
        <table:table-row table:style-name="ro1">
          <table:table-cell office:value-type="string" calcext:value-type="string">
            <text:p>ACAAATGTAAATGTTACTACAAATGCAACCGTTACTGGAAATGAAACAGCAGATAACATGAAGGGAGAAATAAAAAATT</text:p>
          </table:table-cell>
        </table:table-row>
        <table:table-row table:style-name="ro1">
          <table:table-cell office:value-type="string" calcext:value-type="string">
            <text:p>TGTAAAAATGTAAATATAAGTGCAAATGCAAATGCTACTGCTACCCTCAATAGTAGC---------------ATGAATGGAGAAATAAAAAATT</text:p>
          </table:table-cell>
        </table:table-row>
        <table:table-row table:style-name="ro1">
          <table:table-cell office:value-type="string" calcext:value-type="string">
            <text:p>ACCTGTACAAATGTCACTATAAATGACACAACTAGCAGTAATAATAACACTGTCAAAAATGGTATT----------GATATGAAAAATT</text:p>
          </table:table-cell>
        </table:table-row>
        <table:table-row table:style-name="ro1">
          <table:table-cell office:value-type="string" calcext:value-type="string">
            <text:p>TTACACTGTGCTAATATTAATAATAATAATACTACCAACAATACTAAC------ATGACTCAAGGAATAGAAGAAATGAAAAATT</text:p>
          </table:table-cell>
        </table:table-row>
        <table:table-row table:style-name="ro1">
          <table:table-cell office:value-type="string" calcext:value-type="string">
            <text:p>AACTGTAGTGATATTAAGA---TTACAAATAGTAGTTATATCAGTACAAGCGGTACTAACGTTAATGATAACATGAAAAATT</text:p>
          </table:table-cell>
        </table:table-row>
        <table:table-row table:style-name="ro1">
          <table:table-cell office:value-type="string" calcext:value-type="string">
            <text:p>AATGGTACTCTTATTGCATATGAAAATGGTACTATTAGTACAAATGGCACTCATAATGG-TACCAGTGACATAAGAAATT</text:p>
          </table:table-cell>
        </table:table-row>
        <table:table-row table:style-name="ro1">
          <table:table-cell office:value-type="string" calcext:value-type="string">
            <text:p>ACTTTAGATTGTAGTAATGCTACGCTTAATACTACCAGTAATAATGCTACCCTCAATAT---------GAGAGAAGAAATAAAAAATT</text:p>
          </table:table-cell>
        </table:table-row>
        <table:table-row table:style-name="ro1">
          <table:table-cell office:value-type="string" calcext:value-type="string">
            <text:p>CCACTCTGTGTCACTTTAGACTGT---------AGGAATGCTACTAATAGTAGTAGCCTCAATGAGACCAT------------AAGAGAAATGAAAAATT</text:p>
          </table:table-cell>
        </table:table-row>
        <table:table-row table:style-name="ro1">
          <table:table-cell office:value-type="string" calcext:value-type="string">
            <text:p>GATAAAAATAGTACTGAAATGTATAGGAAAACC--ACAAATGATAATGGTAATGATACCATAGATAGAGAAATGAAAAATT</text:p>
          </table:table-cell>
        </table:table-row>
        <table:table-row table:style-name="ro1">
          <table:table-cell office:value-type="string" calcext:value-type="string">
            <text:p>TATAATAATACCAATACCAATAGTAGCAATAATAGTTCCATTGCCTATAATGTTACCATAG-ATGAAGAAAGGAGAAACT</text:p>
          </table:table-cell>
        </table:table-row>
        <table:table-row table:style-name="ro1">
          <table:table-cell office:value-type="string" calcext:value-type="string">
            <text:p>AACTGTACAAAT---GCAACTAATACTAATTACAATAATAGCACAAATGTTACCAGTAGCACGAAAGGAGAAATGAAAAATT</text:p>
          </table:table-cell>
        </table:table-row>
        <table:table-row table:style-name="ro1">
          <table:table-cell office:value-type="string" calcext:value-type="string">
            <text:p>AATTATAATGCTACCCATAAGGAAAGTAATGTTACCTCCAGTAATGTTACC--------TACAATGGA-ACAGATGAAGTAAAAAATT</text:p>
          </table:table-cell>
        </table:table-row>
        <table:table-row table:style-name="ro1">
          <table:table-cell office:value-type="string" calcext:value-type="string">
            <text:p>AATTGTAGCAATGTTAAGGMTAA---TCATACCCACAATGAGAYCATGGGGGRAAAAATAAATAGGGAAGAAATAAAAAACT</text:p>
          </table:table-cell>
        </table:table-row>
        <table:table-row table:style-name="ro1">
          <table:table-cell office:value-type="string" calcext:value-type="string">
            <text:p>GGTACCCACAATAATACAACCAGCAATAGTACTACTGCCCCCACTACTACTGTCAGCAATACGGTAGAAATAAAAAATT</text:p>
          </table:table-cell>
        </table:table-row>
        <table:table-row table:style-name="ro1">
          <table:table-cell office:value-type="string" calcext:value-type="string">
            <text:p>AAGCCATGTGTAAAGTTGACCCCACTCTGTGTCACTTTAAACTG------------------TACCATTACTAATAGCAGTAGC------------------------ATAATGACAAATT</text:p>
          </table:table-cell>
        </table:table-row>
        <table:table-row table:style-name="ro1">
          <table:table-cell office:value-type="string" calcext:value-type="string">
            <text:p>CTAAAGCCATGTGTAAAGTTGACCCCACTCTGTGTCACTTTAAATTGTAGT---------AAAGTTAATAATAC------------------------------------AGAAGTAAGGAATT</text:p>
          </table:table-cell>
        </table:table-row>
        <table:table-row table:style-name="ro1">
          <table:table-cell office:value-type="string" calcext:value-type="string">
            <text:p>AGAATAAAAAATGCTACAGATAGCA--GAAAAAATAATACTATCTCCTACAATGAGACCATATATAAGGATATGAAAAATT</text:p>
          </table:table-cell>
        </table:table-row>
        <table:table-row table:style-name="ro1">
          <table:table-cell office:value-type="string" calcext:value-type="string">
            <text:p>TGAAGATATAATCAGTTTATGGGATCAAAGCCTAAAGCCATGTGTAAAGTTGACCCCACTCTGTGTCACTTTAA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T------------AGTGATGCTAAAACTAACAGTACTGGTGGGACTAGTAATTTTACCCTTAGTAATAAC----AGTACTGATATGAAAAATT</text:p>
          </table:table-cell>
        </table:table-row>
        <table:table-row table:style-name="ro1">
          <table:table-cell office:value-type="string" calcext:value-type="string">
            <text:p>TGTGTCACTTTAAACTGTAACAAAGTTAATAATAACAGAAGCATAGATAATAATAGC---------------ACAGAGGAAGAAATGAAAAATT</text:p>
          </table:table-cell>
        </table:table-row>
        <table:table-row table:style-name="ro1">
          <table:table-cell office:value-type="string" calcext:value-type="string">
            <text:p>ACTAAGAGTAACTCAAATAATACCTCAAATAGTACTAATGGTACCCGAAATAATAAT-ATGTATGGAGAAATAAAAAATT</text:p>
          </table:table-cell>
        </table:table-row>
        <table:table-row table:style-name="ro1">
          <table:table-cell office:value-type="string" calcext:value-type="string">
            <text:p>TTAAATTGTACAGCT---ACTAATGGTACTGCTACCATAAATACTGCC--------AATAATGCCACCGATAATAGTACCATAAAAAATT</text:p>
          </table:table-cell>
        </table:table-row>
        <table:table-row table:style-name="ro1">
          <table:table-cell office:value-type="string" calcext:value-type="string">
            <text:p>GCAGATAATGGTACAACAGTTGATTGTACAACTAAGGCAACTATCGGGAATAGTACTATACAG---GATGAAATGAGAAATT</text:p>
          </table:table-cell>
        </table:table-row>
        <table:table-row table:style-name="ro1">
          <table:table-cell office:value-type="string" calcext:value-type="string">
            <text:p>AGTAATAGCAGTGTTACCACTAGTACCAGTAATACTACTGCTACCAGCATTAATAAC---------------ATGAATGGAGAAATAAAAAATT</text:p>
          </table:table-cell>
        </table:table-row>
        <table:table-row table:style-name="ro1">
          <table:table-cell office:value-type="string" calcext:value-type="string">
            <text:p>TTAAAATGTGTTAGTATTAATGCTACCAGTAATGGTACTGTTACCTATAATGATACC---------------ATAAATGGAGAAATAAAAAATT</text:p>
          </table:table-cell>
        </table:table-row>
        <table:table-row table:style-name="ro1">
          <table:table-cell office:value-type="string" calcext:value-type="string">
            <text:p>TTAAGATGTAGAAATGTTAATGTTACCAGTAATGGTACTGCTACTTATAATAGTACC---------------ATGAATGGAGAAATAAAAAATT</text:p>
          </table:table-cell>
        </table:table-row>
        <table:table-row table:style-name="ro1">
          <table:table-cell office:value-type="string" calcext:value-type="string">
            <text:p>CTCTGTGTCACTTTAAATTGTAC---------AAATACAACAGATACAAGAAATGGTACTGCAGAAAT---------GAAAAATGAAATGAAAAATT</text:p>
          </table:table-cell>
        </table:table-row>
        <table:table-row table:style-name="ro1">
          <table:table-cell office:value-type="string" calcext:value-type="string">
            <text:p>AATAATGTCACTGCTAGCAGTAGTGTTACTGTCCCATACAATTGGACCATAGGAAACATGACAGATGACATGAAAAATT</text:p>
          </table:table-cell>
        </table:table-row>
        <table:table-row table:style-name="ro1">
          <table:table-cell office:value-type="string" calcext:value-type="string">
            <text:p>TGTAC---------AAATGTTACCAGTAAAAATGTTACCAGTAGAAATGATACCCTCAATGGTAAC-GTGGGGGAAGAAATAAAAAATT</text:p>
          </table:table-cell>
        </table:table-row>
        <table:table-row table:style-name="ro1">
          <table:table-cell office:value-type="string" calcext:value-type="string">
            <text:p>ACTCTAAATTGTAGTGATGTTATCAAAATCAAAAATGATACTATSGGTAACAGTACCA------------------CAGTTGAAGGACTAAAAAATT</text:p>
          </table:table-cell>
        </table:table-row>
        <table:table-row table:style-name="ro1">
          <table:table-cell office:value-type="string" calcext:value-type="string">
            <text:p>GATGCTACTATCTACAACGGTACCATCAAGGATAGCAGTACTAACTATACCCTCAATAGTACTGAAGAACTAAAAAATT</text:p>
          </table:table-cell>
        </table:table-row>
        <table:table-row table:style-name="ro1">
          <table:table-cell office:value-type="string" calcext:value-type="string">
            <text:p>GTCACTTTAGAATGTAGGAATGTTAGTAATGCAACTGTTATCTGCAAGGATAAT------------ACCACGTGTGCAGAAATGAGAAATT</text:p>
          </table:table-cell>
        </table:table-row>
        <table:table-row table:style-name="ro1">
          <table:table-cell office:value-type="string" calcext:value-type="string">
            <text:p>TTAAACTGCAGTGATGCTACGAGTGATAATGATAACAGTAGTAACATCAGTAATAACCT------GAATGGAGAAATAAAGAATT</text:p>
          </table:table-cell>
        </table:table-row>
        <table:table-row table:style-name="ro1">
          <table:table-cell office:value-type="string" calcext:value-type="string">
            <text:p>GCTAATGCTACTACTGTTAATAATACTGCTACTAATGTTAGTGTTATTAAAGATACTGCTGTTAATGAAATGACAAATT</text:p>
          </table:table-cell>
        </table:table-row>
        <table:table-row table:style-name="ro1">
          <table:table-cell office:value-type="string" calcext:value-type="string">
            <text:p>ACTTTAAACTGT------------AAGGATGCTAGCGTTAACTACACAAACGCAACTGGATGGCCAACCGAAGATGAAAAATTGCAAAATT</text:p>
          </table:table-cell>
        </table:table-row>
        <table:table-row table:style-name="ro1">
          <table:table-cell office:value-type="string" calcext:value-type="string">
            <text:p>GTTACTTTAAACTGTACACATGCTAAGGCTAACCATAACTTCACTATTGACGATAGCAGCAAGAC------------AGAAGTAAAAAATT</text:p>
          </table:table-cell>
        </table:table-row>
        <table:table-row table:style-name="ro1">
          <table:table-cell office:value-type="string" calcext:value-type="string">
            <text:p>GTTACCAGTAATGGTAGTAATGATGCCAGTGATGGTAATGCTACCCACAAGAACAGTATTGGTAA----TGACATGCAAAATT</text:p>
          </table:table-cell>
        </table:table-row>
        <table:table-row table:style-name="ro1">
          <table:table-cell office:value-type="string" calcext:value-type="string">
            <text:p>CTCTGTGTCACTTTAGAATGTACAGATT---------ATAATAASACCAGTGGGAGCAATCAGGAGGCCATTGATRTAAR----------RRARRATT</text:p>
          </table:table-cell>
        </table:table-row>
        <table:table-row table:style-name="ro1">
          <table:table-cell office:value-type="string" calcext:value-type="string">
            <text:p>ACTTTAACCTGTAGCAATGTAACTGCTGACAATGCAACTGATACATACAATGAGAGCGG---------------AAATGGAGAAATGAAAAATT</text:p>
          </table:table-cell>
        </table:table-row>
        <table:table-row table:style-name="ro1">
          <table:table-cell office:value-type="string" calcext:value-type="string">
            <text:p>TGTGTTACCTTAACCTGCACTGATGCTAATGTAACTGGTAGTACTAATASWRCTRYYAK---------------KAAGGGAGAAATAAAAAATT</text:p>
          </table:table-cell>
        </table:table-row>
        <table:table-row table:style-name="ro1">
          <table:table-cell office:value-type="string" calcext:value-type="string">
            <text:p>TGTACAGGGGTTAAGGCTACCAATAATAGTAGTGCCACCAATAGTAGTAATGTTACCAACAATGATGAAATAAAAAATT</text:p>
          </table:table-cell>
        </table:table-row>
        <table:table-row table:style-name="ro1">
          <table:table-cell office:value-type="string" calcext:value-type="string">
            <text:p>TTAAATTGTACAGATGCACAGTGTGTTAATAGTGGTAATGTTACCTGCAATAGTAGCATGTC------TCCAGAAGTAAAAAATT</text:p>
          </table:table-cell>
        </table:table-row>
        <table:table-row table:style-name="ro1">
          <table:table-cell office:value-type="string" calcext:value-type="string">
            <text:p>GGTAAAAATGCTACCTCCAATGGTAATGGTACAAGTACCTTCAATAGTACCATCTACCAGTCTGGCGAAATAAAGAATT</text:p>
          </table:table-cell>
        </table:table-row>
        <table:table-row table:style-name="ro1">
          <table:table-cell office:value-type="string" calcext:value-type="string">
            <text:p>TGTAGTAATAATGTTTCCAGTCAGAGTAATAATGGTACCAGTAATAGTAGTGCTACAGCAATTAC---------AGAAATGAGAAATT</text:p>
          </table:table-cell>
        </table:table-row>
        <table:table-row table:style-name="ro1">
          <table:table-cell office:value-type="string" calcext:value-type="string">
            <text:p>TGTAGTAAGTT---TAATGGTACCAGTAATAATAATGGTATCCGTAAGGCTAACTATAAT-GATACCATGGACATGAAAAATT</text:p>
          </table:table-cell>
        </table:table-row>
        <table:table-row table:style-name="ro1">
          <table:table-cell office:value-type="string" calcext:value-type="string">
            <text:p>TGTGCAAATTT---TAATGCTAGTAGTACCAGTACTGGTACTGCTACCTACAATAATAGCATGAATGGACAAATAAAAAATT</text:p>
          </table:table-cell>
        </table:table-row>
        <table:table-row table:style-name="ro1">
          <table:table-cell office:value-type="string" calcext:value-type="string">
            <text:p>AATATGACCAGGAATGAGACTAAGATCTTTAATGAGACCATGGAGGGAAGAGTACAAATGAAAGAAGAAATAAAAAATT</text:p>
          </table:table-cell>
        </table:table-row>
        <table:table-row table:style-name="ro1">
          <table:table-cell office:value-type="string" calcext:value-type="string">
            <text:p>AATTGTACTAATGTTAATAATAGTACCAGTAATGGTACTGCTACC--TACAATGGTACCAG-GTGGGAAGAAATGAAAAATT</text:p>
          </table:table-cell>
        </table:table-row>
        <table:table-row table:style-name="ro1">
          <table:table-cell office:value-type="string" calcext:value-type="string">
            <text:p>GTCACTCTAAATTGTACAGATGTCACTTCAAATAATACAAATAAAGCTAAT---------------GTCTCCGAAGGACAAGAAATGAAAAATT</text:p>
          </table:table-cell>
        </table:table-row>
        <table:table-row table:style-name="ro1">
          <table:table-cell office:value-type="string" calcext:value-type="string">
            <text:p>AATTGTACGACCGTGACAAATATAACAAACAATAATACTAGCCGTATCAAGGAAGGAATGGAAAA---TGAAATAAAAAATT</text:p>
          </table:table-cell>
        </table:table-row>
        <table:table-row table:style-name="ro1">
          <table:table-cell office:value-type="string" calcext:value-type="string">
            <text:p>ACCAGTATCATTAATGATACTAGTAAGGTGAGCACAGACGAAGGAGTACAAAATTGCACCTTCAATGTAACCACAGAAT</text:p>
          </table:table-cell>
        </table:table-row>
        <table:table-row table:style-name="ro1">
          <table:table-cell office:value-type="string" calcext:value-type="string">
            <text:p>GATGCAGATGTCAATAGTACAAATGCAACTGTCCATAGTACCATATCTACAGAAATAAATGCAACTGTCATGAAAAATT</text:p>
          </table:table-cell>
        </table:table-row>
        <table:table-row table:style-name="ro1">
          <table:table-cell office:value-type="string" calcext:value-type="string">
            <text:p>ACCCCACTCTGTGTTACGTTAACCTGTACAAATGTTAGTAGTACAAATGTTAGTGCTAATAGTAAT---------------------------GAGATGACCAATT</text:p>
          </table:table-cell>
        </table:table-row>
        <table:table-row table:style-name="ro1">
          <table:table-cell office:value-type="string" calcext:value-type="string">
            <text:p>AATGCTAATGGTACCACCAATAATGGTAGTGTTATTG-----TTGTTAATGAAAATAGTACCATGTATGGAGAAATACAAAATT</text:p>
          </table:table-cell>
        </table:table-row>
        <table:table-row table:style-name="ro1">
          <table:table-cell office:value-type="string" calcext:value-type="string">
            <text:p>ATTAATGCTACCAGCAATACTACCAGTAATGTTAATGGTACTGAGGTTAATGTTACCAGTGCTGAAGAAATAAAAAATT</text:p>
          </table:table-cell>
        </table:table-row>
        <table:table-row table:style-name="ro1">
          <table:table-cell office:value-type="string" calcext:value-type="string">
            <text:p>TCTAATAATGTTACAGCTAAATCACACGATGGAAATGTTGTTACCCACAATGTAAGCAGTG------------------AGGTAGGAATGACAAATT</text:p>
          </table:table-cell>
        </table:table-row>
        <table:table-row table:style-name="ro1">
          <table:table-cell office:value-type="string" calcext:value-type="string">
            <text:p>ACCAACATAAAAAATGTTACCAACACAACTGCAACTGCTACCAACATAACTGAGTATCTGAGAGAAGAAGTAAAAAATT</text:p>
          </table:table-cell>
        </table:table-row>
        <table:table-row table:style-name="ro1">
          <table:table-cell office:value-type="string" calcext:value-type="string">
            <text:p>TTAAACTGTACTAATGTTGATCTTACTAATGTTACTTTTACTCACCAGGGTAATAACATAACTGA------AGAGGTAAAAAATT</text:p>
          </table:table-cell>
        </table:table-row>
        <table:table-row table:style-name="ro1">
          <table:table-cell office:value-type="string" calcext:value-type="string">
            <text:p>AAAACTGCTGATATTAGTAATAAGAGTAACTGTGCCAATGATACCTGTGAGAAAGCCAT------CAAGGAAGAAATAAAAAATT</text:p>
          </table:table-cell>
        </table:table-row>
        <table:table-row table:style-name="ro1">
          <table:table-cell office:value-type="string" calcext:value-type="string">
            <text:p>CCAGTCTGTGTCACTTTAAATTGTACAGATGTTAAGACTAATGCTACCAGTAATGCTACT---------------------GAAGTAATAATGAAAAGTT</text:p>
          </table:table-cell>
        </table:table-row>
        <table:table-row table:style-name="ro1">
          <table:table-cell office:value-type="string" calcext:value-type="string">
            <text:p>GTTAGTACTGATGCTACCAATAGTAATAATGTTACCAATAGTAATAATACCTTCAATAATGCTACGGATATGAAAAATT</text:p>
          </table:table-cell>
        </table:table-row>
        <table:table-row table:style-name="ro1">
          <table:table-cell office:value-type="string" calcext:value-type="string">
            <text:p>TTAAATTGTACAACATT---------TAATGGTACCTACAATAATGAAACGGGTTACTATAATGGAACGGGTGAAAAAATAAAAAAGT</text:p>
          </table:table-cell>
        </table:table-row>
        <table:table-row table:style-name="ro1">
          <table:table-cell office:value-type="string" calcext:value-type="string">
            <text:p>ACGGATGCTAACAGAACTATTAGCRGAACTATTAGCAATGATACCATTCTTGATGACATGAAGGGAGAAATAAAAAATT</text:p>
          </table:table-cell>
        </table:table-row>
        <table:table-row table:style-name="ro1">
          <table:table-cell office:value-type="string" calcext:value-type="string">
            <text:p>GTCACTTTAAACTGTAGGAATGTTACCACCAGCAATAATGCCACCAGTAAT-----GATAACCCTAATGGAGAA-------ATAAAAAATT</text:p>
          </table:table-cell>
        </table:table-row>
        <table:table-row table:style-name="ro1">
          <table:table-cell office:value-type="string" calcext:value-type="string">
            <text:p>ACTTTAAACTGTAGCAATGCAAATAGCAATACAAATGTCACAGATATTGATAATAGCACAAT---------TGGAGAAATAAAGAACT</text:p>
          </table:table-cell>
        </table:table-row>
        <table:table-row table:style-name="ro1">
          <table:table-cell office:value-type="string" calcext:value-type="string">
            <text:p>GTCACTTTAGATTGT---------AAAAATAGTACTGAAAATATTACTGATAGCGGGAATGTTAAAGATAATGGAGAAAGG-------AAAAATT</text:p>
          </table:table-cell>
        </table:table-row>
        <table:table-row table:style-name="ro1">
          <table:table-cell office:value-type="string" calcext:value-type="string">
            <text:p>TGCAAGGATATTAGCACCGATAATACTACTACCCAACCACCGATCTTCAATAGTAGT------------------CTACAAGGAGAAGTAAAGAATT</text:p>
          </table:table-cell>
        </table:table-row>
        <table:table-row table:style-name="ro1">
          <table:table-cell office:value-type="string" calcext:value-type="string">
            <text:p>TGTAGTGATACCATTAGTACTGAAACAAAAGAAAACATGAATACCAGTAGTACTGA---------------AACAAAAGAAAACATGAAAAACT</text:p>
          </table:table-cell>
        </table:table-row>
        <table:table-row table:style-name="ro1">
          <table:table-cell office:value-type="string" calcext:value-type="string">
            <text:p>TGTACAGACGCAAACGTTACTGTTAATGCTACCAATAATGCTATTAATATTACTAGCAGGTATGAAGAAATGAAAAATT</text:p>
          </table:table-cell>
        </table:table-row>
        <table:table-row table:style-name="ro1">
          <table:table-cell office:value-type="string" calcext:value-type="string">
            <text:p>AATTGTACAGATGTAAAGAATGTTACTGAAAATAATGCTACGTCATGCAATACTAGCATGTGTA---------------AAGAAATGAAAAATT</text:p>
          </table:table-cell>
        </table:table-row>
        <table:table-row table:style-name="ro1">
          <table:table-cell office:value-type="string" calcext:value-type="string">
            <text:p>AATTGTACCAATGCAAATGTTAATACTAATGTTACCAAGAATAATAGC-----ACTAATGATATA-AGTAGAGAAATGAGAAATT</text:p>
          </table:table-cell>
        </table:table-row>
        <table:table-row table:style-name="ro1">
          <table:table-cell office:value-type="string" calcext:value-type="string">
            <text:p>ATTAATGCTACCATTAGAGAGTATGTTGCCCTTGAACATAATGCTAGCCTTGGAAATTATAGTGATGAA-------ATAAAAAATT</text:p>
          </table:table-cell>
        </table:table-row>
        <table:table-row table:style-name="ro1">
          <table:table-cell office:value-type="string" calcext:value-type="string">
            <text:p>GTCACGTTAACATGTGGAGAGGTTAGAAATAATACCTATAATAATACCATAACT--GATAATAATAAT----------AAAATGAGAAATT</text:p>
          </table:table-cell>
        </table:table-row>
        <table:table-row table:style-name="ro1">
          <table:table-cell office:value-type="string" calcext:value-type="string">
            <text:p>CTCTGTGTCACTTTAAATTG------------------TGCAAATATCACTACGAATAGCACGATTAAGGGAAACATGGCTGAAGAAATAAAAAACT</text:p>
          </table:table-cell>
        </table:table-row>
        <table:table-row table:style-name="ro1">
          <table:table-cell office:value-type="string" calcext:value-type="string">
            <text:p>ACCTTTAGAAATGATACCAGTCCTAATAATAACAGTAAGGGTAATGTTACCCATATTCCCACTGAGGAAATGAAAAATT</text:p>
          </table:table-cell>
        </table:table-row>
        <table:table-row table:style-name="ro1">
          <table:table-cell office:value-type="string" calcext:value-type="string">
            <text:p>AATATAACTAAGAGCAGTAATGATGCCAGTCAGATTAATACTACTGTCAGTGAGGAT-------GAGAAGGAAAGAATGAAAAATT</text:p>
          </table:table-cell>
        </table:table-row>
        <table:table-row table:style-name="ro1">
          <table:table-cell office:value-type="string" calcext:value-type="string">
            <text:p>CCATGTGTAAAGTTGACCCCACTCTGTGTTACTCTAAACTGTAGTGATGTTATCAATAGTACTGGTACT---------------------------------------ATGAAAAATT</text:p>
          </table:table-cell>
        </table:table-row>
        <table:table-row table:style-name="ro1">
          <table:table-cell office:value-type="string" calcext:value-type="string">
            <text:p>GTTACCTTAAACTGTACGGATGCTAATGTTAATATTACTGCTATCCACAATAAC------------ACCATGAAGGGAGAAGTAAAAAATT</text:p>
          </table:table-cell>
        </table:table-row>
        <table:table-row table:style-name="ro1">
          <table:table-cell office:value-type="string" calcext:value-type="string">
            <text:p>AAGTTGACCCCACTCTGTGTCACTTTAAATTGTACAGATGTAAAAACTAATGATACTAACGAAACT------------------------------GTAATGAAAAATT</text:p>
          </table:table-cell>
        </table:table-row>
        <table:table-row table:style-name="ro1">
          <table:table-cell office:value-type="string" calcext:value-type="string">
            <text:p>AATGTAACTGCAAATGGAACTAGAACAGATGGAAGTAATGGTACTGTTGAGGATGA-AATGAGGAAAGAAG---TAAAAAATT</text:p>
          </table:table-cell>
        </table:table-row>
        <table:table-row table:style-name="ro1">
          <table:table-cell office:value-type="string" calcext:value-type="string">
            <text:p>GTTACTGTTACCAGTGATAATAATGTTACCAGTAATGCTAATAATGTTACCAGTGATGCTAGGGATGATCTCAGAAATT</text:p>
          </table:table-cell>
        </table:table-row>
        <table:table-row table:style-name="ro1">
          <table:table-cell office:value-type="string" calcext:value-type="string">
            <text:p>TTGACCCCACTCTGTGTCACCTTAAACTG------------------TAGTGCTGCCAATAATACTGTTGCTGAAAT---------GAAGGGAGAA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A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TGTTACTTTAAACTGTAGTGA---GGTTAATGTTACCAGTGCCATAATTAATGA------------AACCATGAAGGAAAAAATGAACAATT</text:p>
          </table:table-cell>
        </table:table-row>
        <table:table-row table:style-name="ro1">
          <table:table-cell office:value-type="string" calcext:value-type="string">
            <text:p>AGTAATGATACAAATGCTGGAAATGGTACAGATGCTAGAGATGTTAGTAGAAGTGATAACAATGGAGAAATAAAAAATT</text:p>
          </table:table-cell>
        </table:table-row>
        <table:table-row table:style-name="ro1">
          <table:table-cell office:value-type="string" calcext:value-type="string">
            <text:p>TGTGTCACTTTAAATTGTACAGATGCTAGAAATAGTACTAGTAATGTGACTGCTACCGG---------------GGAGGGAAGCATGCAAAATT</text:p>
          </table:table-cell>
        </table:table-row>
        <table:table-row table:style-name="ro1">
          <table:table-cell office:value-type="string" calcext:value-type="string">
            <text:p>ACCTGCAATAGTACTACTAGCAGTAATAATTGTACCAGCTATGAGATCAACAAGGAGGACATGGGGGAAATAAAAAATT</text:p>
          </table:table-cell>
        </table:table-row>
        <table:table-row table:style-name="ro1">
          <table:table-cell office:value-type="string" calcext:value-type="string">
            <text:p>AACTACAATGGTAGTAGCAAGGCAAATGAGAATAATGTAAATATTACCTCCGATAATGGAGAATATGGAG-TAAAAAATT</text:p>
          </table:table-cell>
        </table:table-row>
        <table:table-row table:style-name="ro1">
          <table:table-cell office:value-type="string" calcext:value-type="string">
            <text:p>TTAACCCCACTCTGTGTCACTTTAGAGTGTGGT---------AATGGTACCAATATTAATGTTACCACTG------------------TTGCTGAGATGAAAAATT</text:p>
          </table:table-cell>
        </table:table-row>
        <table:table-row table:style-name="ro1">
          <table:table-cell office:value-type="string" calcext:value-type="string">
            <text:p>GTAAAGTTAACCCCACTCTGTGTCACTTTAAATTGTACAAATGCTATTAATGTTACCCAC---------------------------------AATGAAGAAATAAAAAATT</text:p>
          </table:table-cell>
        </table:table-row>
        <table:table-row table:style-name="ro1">
          <table:table-cell office:value-type="string" calcext:value-type="string">
            <text:p>AATGCTAATAGGACTGTTCATATATACAATGGCACGGGGGAAGAACTAAAGGAAGAACTAAAGAAAGAACTACAAAATT</text:p>
          </table:table-cell>
        </table:table-row>
        <table:table-row table:style-name="ro1">
          <table:table-cell office:value-type="string" calcext:value-type="string">
            <text:p>TGTACAACTAGTAATAATTGTA-----CAAATGGTACTAATTATATAAATATCACTCATAGCATGGGGGAAGAAATAAAAAATT</text:p>
          </table:table-cell>
        </table:table-row>
        <table:table-row table:style-name="ro1">
          <table:table-cell office:value-type="string" calcext:value-type="string">
            <text:p>AACTGTAGTAATATTAGCAGAAGTAGTAATATTAGCAGAAGTA-----AGAGATATAATGACAACATGAAGGAAAAAAAAAATT</text:p>
          </table:table-cell>
        </table:table-row>
        <table:table-row table:style-name="ro1">
          <table:table-cell office:value-type="string" calcext:value-type="string">
            <text:p>CTCTGTGTCACTTTAAAATGTAGCGATGCAAAGGGTAATGCTACCTATGAAGGTAACAG------------------GACTGGAGAAATAAAAAATT</text:p>
          </table:table-cell>
        </table:table-row>
        <table:table-row table:style-name="ro1">
          <table:table-cell office:value-type="string" calcext:value-type="string">
            <text:p>TGTGTCACTTTAAATTGCACGGGATGGAATAATGCCACTAATAATGCCACT---------------ATAGAAAAAGGAATAGGAATGAAAAACT</text:p>
          </table:table-cell>
        </table:table-row>
        <table:table-row table:style-name="ro1">
          <table:table-cell office:value-type="string" calcext:value-type="string">
            <text:p>AATTCTAATGTTACCAGTAATCCTAATGTTACCAGTAGTTCTACTGATGCCAGTAAAGTTATTGGACAAATGAAAAATT</text:p>
          </table:table-cell>
        </table:table-row>
        <table:table-row table:style-name="ro1">
          <table:table-cell office:value-type="string" calcext:value-type="string">
            <text:p>AATCAAACTTGTTCAAATAGTACAGTTAATAGTACTGTTACCCCTATCAACAGT------------ACCGGGAATGAACAAATGACAAATT</text:p>
          </table:table-cell>
        </table:table-row>
        <table:table-row table:style-name="ro1">
          <table:table-cell office:value-type="string" calcext:value-type="string">
            <text:p>GATGTTAAAAATAGTAGTATTGCTACCGGGAGTAATAGTGCTGCCGTCAATTCTAGCAG-GGAGGGAGAAATAAAAAATT</text:p>
          </table:table-cell>
        </table:table-row>
        <table:table-row table:style-name="ro1">
          <table:table-cell office:value-type="string" calcext:value-type="string">
            <text:p>TGTAGCAATGCTAACAGAACTTTTAGCTATATTAATGGATCTATCGATAACAATGTCAGGGATAA---AGAAATAAAAAATT</text:p>
          </table:table-cell>
        </table:table-row>
        <table:table-row table:style-name="ro1">
          <table:table-cell office:value-type="string" calcext:value-type="string">
            <text:p>TGTGTCACTCTACATTGTGCAGATGTAGAAAATAGCACGAATAGCATGAATGATAGCATGAGTA---------------GAGAAATGAGAAACT</text:p>
          </table:table-cell>
        </table:table-row>
        <table:table-row table:style-name="ro1">
          <table:table-cell office:value-type="string" calcext:value-type="string">
            <text:p>GCTAATACTACTGTTAATAATACTACCAAAATTGAGAATGCTACCGTCGATGAGAACATAAAGGGAGAAATAAAAAATT</text:p>
          </table:table-cell>
        </table:table-row>
        <table:table-row table:style-name="ro1">
          <table:table-cell office:value-type="string" calcext:value-type="string">
            <text:p>GCTACCTGCAATAATAGTAGCAGTGTGATTAATGCTACCTACAATAATAATAGCAGGGTGTTTGAAGAAATAAGAAATT</text:p>
          </table:table-cell>
        </table:table-row>
        <table:table-row table:style-name="ro1">
          <table:table-cell office:value-type="string" calcext:value-type="string">
            <text:p>GTAAAGTTGACCCCACTCTGCGTCACTCTAAACTGTAGTG---------ATAATATTAATAATCAAAACAGTAGT------------------------GAAATAAAAAATT</text:p>
          </table:table-cell>
        </table:table-row>
        <table:table-row table:style-name="ro1">
          <table:table-cell office:value-type="string" calcext:value-type="string">
            <text:p>GATATACATAATGATAATACTACCCACAATAAAAATACCACGCACAATAATAGTACCATGCAGGGAGAAATGAAAAATT</text:p>
          </table:table-cell>
        </table:table-row>
        <table:table-row table:style-name="ro1">
          <table:table-cell office:value-type="string" calcext:value-type="string">
            <text:p>TTAAAATGT---------GAAAATACTACGGGTAACTCTAATAGCTCTAGTGGGCTCAGGCCGGAAGAAATTGAAGAAAGAAAAAATT</text:p>
          </table:table-cell>
        </table:table-row>
        <table:table-row table:style-name="ro1">
          <table:table-cell office:value-type="string" calcext:value-type="string">
            <text:p>GATATTGCCAAGAATAATAGCAGTAATGGTACTAATAATAATAATATTACTAGTGATATGAAGGAAGAAATGAAAAATT</text:p>
          </table:table-cell>
        </table:table-row>
        <table:table-row table:style-name="ro1">
          <table:table-cell office:value-type="string" calcext:value-type="string">
            <text:p>AGTAAGGCTAATGCTACCAATAATGTTAATGCTACCAGTAATGGTAATGCTACTAGTAATGGGGA----AGAAATACAACAGT</text:p>
          </table:table-cell>
        </table:table-row>
        <table:table-row table:style-name="ro1">
          <table:table-cell office:value-type="string" calcext:value-type="string">
            <text:p>AATGGTACCAGTGATAGTAGTGTTCCTGCTAATGGTACCAGTAATAGTAGTGTTTCCATGAAAGAAGAAATGAGAAATT</text:p>
          </table:table-cell>
        </table:table-row>
        <table:table-row table:style-name="ro1">
          <table:table-cell office:value-type="string" calcext:value-type="string">
            <text:p>AAGCCATGTGTAAAATTAACCCCACTCTGTGTCACTTTAGAATGT---------AACAATAGTGTCACTAC---------------------------------AGATGAAATGAGAAATT</text:p>
          </table:table-cell>
        </table:table-row>
        <table:table-row table:style-name="ro1">
          <table:table-cell office:value-type="string" calcext:value-type="string">
            <text:p>AATGCTAACAGTACTGCTAACAATGGGACGAATGCTGGCAGTACTGTTAACAAGACTATCACAGATGACATGAAAAATT</text:p>
          </table:table-cell>
        </table:table-row>
        <table:table-row table:style-name="ro1">
          <table:table-cell office:value-type="string" calcext:value-type="string">
            <text:p>AATTGTACAAAT---GCAAATGTTACTCGTAGTAATTGTAAT-----GGAACTGTTGATGAATCCATGTGTGGAGAAATGCAAAATT</text:p>
          </table:table-cell>
        </table:table-row>
        <table:table-row table:style-name="ro1">
          <table:table-cell office:value-type="string" calcext:value-type="string">
            <text:p>GTCACTTTAAATTGTACAAATACTACTGTTAGTAATGGTAGCAGTAATAGTAGTGCTAACTT------------TGAAGAAATGAAAAATT</text:p>
          </table:table-cell>
        </table:table-row>
        <table:table-row table:style-name="ro1">
          <table:table-cell office:value-type="string" calcext:value-type="string">
            <text:p>AATAGTAGTAATAATGTTACCAATAGTAGTAATGATACTAACGGACAATGGGTTAACATGAAGGAAGAAGTAAAAAATT</text:p>
          </table:table-cell>
        </table:table-row>
        <table:table-row table:style-name="ro1">
          <table:table-cell office:value-type="string" calcext:value-type="string">
            <text:p>TTAAATTGTAGCCAT------AATGTTATCAACAGCAATGGTACTGTTATCTCCAATAGTACCACAGATGGAGAAATAAAAAATT</text:p>
          </table:table-cell>
        </table:table-row>
        <table:table-row table:style-name="ro1">
          <table:table-cell office:value-type="string" calcext:value-type="string">
            <text:p>AAT---ATTAATAATACTAGTAGTGATAGTAATGGACAGGATACCTACAATGATAGCCTGGGGAGGGAAGAAATGAAAAAAT</text:p>
          </table:table-cell>
        </table:table-row>
        <table:table-row table:style-name="ro1">
          <table:table-cell office:value-type="string" calcext:value-type="string">
            <text:p>CCATGTGTAAAGTTGACCCCACTCTGTGTCACTTTAGATTGTAGAGACT---------ATAATGGTACCATTAAT------------------------------GAAATAAAAAACT</text:p>
          </table:table-cell>
        </table:table-row>
        <table:table-row table:style-name="ro1">
          <table:table-cell office:value-type="string" calcext:value-type="string">
            <text:p>AATTGTACAAATATTACTAATGATACCAGCAGTGGTAATGTTACC-----TATGACAACACATCTAGGGAAGAAATGAAAAATT</text:p>
          </table:table-cell>
        </table:table-row>
        <table:table-row table:style-name="ro1">
          <table:table-cell office:value-type="string" calcext:value-type="string">
            <text:p>ACAAATGTTAGTCAGAGTAGTAATAGCAGTCAGGATAATACCACCATTGATGAGAGCATGCGTGAAGAAATAAAAAATT</text:p>
          </table:table-cell>
        </table:table-row>
        <table:table-row table:style-name="ro1">
          <table:table-cell office:value-type="string" calcext:value-type="string">
            <text:p>ACAAATGTAACAAAAACTAATGATACAAATGCTAATACTACAAACTTTAATGTTAGC-ATGACTGAAGACATGAAAAATT</text:p>
          </table:table-cell>
        </table:table-row>
        <table:table-row table:style-name="ro1">
          <table:table-cell office:value-type="string" calcext:value-type="string">
            <text:p>ATCAATGTTACTGTTAATGCTAACAATAGTAATGCTAGTAATGATAGTCTAACCAGTAGTGGAGATGAAATGAAAAATT</text:p>
          </table:table-cell>
        </table:table-row>
        <table:table-row table:style-name="ro1">
          <table:table-cell office:value-type="string" calcext:value-type="string">
            <text:p>TGTAGGAATGCTAACTTAAATTCCACGAGGAAAAGTAATGCTACCCTCAGTCCCAGTA------------------TGCAGGGAGACATAAAGAATT</text:p>
          </table:table-cell>
        </table:table-row>
        <table:table-row table:style-name="ro1">
          <table:table-cell office:value-type="string" calcext:value-type="string">
            <text:p>ACAAGTGGAAATGTTACAAGTGGAAATGCTACTGTAAATCCTACTACCGATCCTGACATGATTGGAGAA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A---------------------------------------------------------------------------------------------------------------------------------------------------CATGGAGATAT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GCCATGTGTAAAGTTGACCCCACTCTGTGTCACTCTAAATTGTACTAA------------------------------------------AGCAATCAACAGCACGGAGATAAGCAATT</text:p>
          </table:table-cell>
        </table:table-row>
        <table:table-row table:style-name="ro1">
          <table:table-cell office:value-type="string" calcext:value-type="string">
            <text:p>GTTACCTTCAATAGTACCAGAAATAGTACTGTTGCCACCCTCAATAGTACCATGGAAGGGGAAGGGGAAATGAAAAATT</text:p>
          </table:table-cell>
        </table:table-row>
        <table:table-row table:style-name="ro1">
          <table:table-cell office:value-type="string" calcext:value-type="string">
            <text:p>CTCTGTGTCACTTTAAATTGTACAAATGTCACTTTAAATTATACAAATGTCAATGCTACCAGTAGTCAAATG---------------------CAAAATT</text:p>
          </table:table-cell>
        </table:table-row>
        <table:table-row table:style-name="ro1">
          <table:table-cell office:value-type="string" calcext:value-type="string">
            <text:p>TGTACAGATGTAAATGTTAATGCTACCAGTAAGAATACTGCTACTACTAAGAATCCCATGGAGGGAGAAATAAAAAATT</text:p>
          </table:table-cell>
        </table:table-row>
        <table:table-row table:style-name="ro1">
          <table:table-cell office:value-type="string" calcext:value-type="string">
            <text:p>GTCACTTTAACTTGTAC---------AAATGTTAATGCTACTGATAATGTTACCTACAAGGAGAAAATGGAG---GGAGAAATAAAAAATT</text:p>
          </table:table-cell>
        </table:table-row>
        <table:table-row table:style-name="ro1">
          <table:table-cell office:value-type="string" calcext:value-type="string">
            <text:p>ACTTTAAACTGTACTAATGCTACCTGCCATAATAATAATGCCACCTGCAATAATAGCATGAG---------------AGAAGAAATAAAAAATT</text:p>
          </table:table-cell>
        </table:table-row>
        <table:table-row table:style-name="ro1">
          <table:table-cell office:value-type="string" calcext:value-type="string">
            <text:p>AGTAATGCTAACAATACTACCATAGATAAGGCTACCAGTAATGCTAACAATACTACCATAGATGAAGAAATGAAAAATT</text:p>
          </table:table-cell>
        </table:table-row>
        <table:table-row table:style-name="ro1">
          <table:table-cell office:value-type="string" calcext:value-type="string">
            <text:p>AATTGTAC------------AAATATTACTGCTACCGGTAATAAAGGGAATGCTACGGTTGATCCTACCACTAAGGAAGAAATAAAAAATT</text:p>
          </table:table-cell>
        </table:table-row>
        <table:table-row table:style-name="ro1">
          <table:table-cell office:value-type="string" calcext:value-type="string">
            <text:p>TGTACAGATGCTAATAGTACTTATATCCACTTTAATGGTACTGTTATCCACAATAATAG------------------GGATGGAAAAATAAAGAATT</text:p>
          </table:table-cell>
        </table:table-row>
        <table:table-row table:style-name="ro1">
          <table:table-cell office:value-type="string" calcext:value-type="string">
            <text:p>TTAAACTGTGGTGA---GGTTAATGTTACTGTTACTAGTAATGTTACCATCAATAATGATACC----ATCAATGAACTAAAAAATT</text:p>
          </table:table-cell>
        </table:table-row>
        <table:table-row table:style-name="ro1">
          <table:table-cell office:value-type="string" calcext:value-type="string">
            <text:p>TGTAGAGATGTTAATGTTACCAGGAATAATGATACTACCAGTGGTAGTAATTCTACAGATGATGTAGGAATGAAAAATT</text:p>
          </table:table-cell>
        </table:table-row>
        <table:table-row table:style-name="ro1">
          <table:table-cell office:value-type="string" calcext:value-type="string">
            <text:p>ACAAATGCAAAAGTTAATAATGCCAGCACTGGTACTAATAATAGTATGGATAAGAGCATGGATGGAGAAATAAAAAATT</text:p>
          </table:table-cell>
        </table:table-row>
        <table:table-row table:style-name="ro1">
          <table:table-cell office:value-type="string" calcext:value-type="string">
            <text:p>CCACTCTGTGTCACTCTAAATTGTACAGATGTTACCAGTAATGGTACTGTTACCAATAATAGTA------------------------CAGACATGAGAAATT</text:p>
          </table:table-cell>
        </table:table-row>
        <table:table-row table:style-name="ro1">
          <table:table-cell office:value-type="string" calcext:value-type="string">
            <text:p>AGCAATGTTAATATTAATGAGACCTCCATTGATTTTAATGTTACCTCCAATATTTCCATGAAGGAAGAGATGAAAAACT</text:p>
          </table:table-cell>
        </table:table-row>
        <table:table-row table:style-name="ro1">
          <table:table-cell office:value-type="string" calcext:value-type="string">
            <text:p>AACTGTAGCGATGTTCCCTACAACCAGAGTACTAAATACAACGATAATAGT---------ACTCTATACAATAGAGAAATGAAAAATT</text:p>
          </table:table-cell>
        </table:table-row>
        <table:table-row table:style-name="ro1">
          <table:table-cell office:value-type="string" calcext:value-type="string">
            <text:p>TGTGTCACCTTAAATTGTAC------GACAATTGTCACCAACACTTCTAGCCCGAATGCCACCCCCAGTCCTA-------------AAATGACAAATT</text:p>
          </table:table-cell>
        </table:table-row>
        <table:table-row table:style-name="ro1">
          <table:table-cell office:value-type="string" calcext:value-type="string">
            <text:p>TGAGGATATAATCAGTTTATGGGATCAAAGCCTAAAGCCATGTGTAAAGTTGACCCCACTCTGTGTCACTTTAAAC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ATGTTACTGCTCATAATGGTAATACTGTTTATGATAACAATGCTACTGTTGTTAATAGTACTAACGAAATAAAAAATT</text:p>
          </table:table-cell>
        </table:table-row>
        <table:table-row table:style-name="ro1">
          <table:table-cell office:value-type="string" calcext:value-type="string">
            <text:p>GAATGTAAAAGTGT---CAATCATACAAATAATAATGTTACAGATAGGAGTAATATGACCCATGGAGATGATATGAAAAACT</text:p>
          </table:table-cell>
        </table:table-row>
        <table:table-row table:style-name="ro1">
          <table:table-cell office:value-type="string" calcext:value-type="string">
            <text:p>TTAAATTGTAGTGATATTAACAAAAATAAGACTACCTACAATGATAGC------ACCCCAGATGGGACCTCACAACAAAAAAGTT</text:p>
          </table:table-cell>
        </table:table-row>
        <table:table-row table:style-name="ro1">
          <table:table-cell office:value-type="string" calcext:value-type="string">
            <text:p>TGTGTCACTTTAAATTGTACTACTGTTACCAATGGTACCGGTAGTGTTAATGTTACCAGTAG---------------TGAAGAACAAAAAAATT</text:p>
          </table:table-cell>
        </table:table-row>
        <table:table-row table:style-name="ro1">
          <table:table-cell office:value-type="string" calcext:value-type="string">
            <text:p>CTCTGTGTCACTTTAAAATGT---------AGCAATAATGTTACTATAAATAGTACCCGC---------ATTAAAAACAGTGAGGAAATAAAAAATT</text:p>
          </table:table-cell>
        </table:table-row>
        <table:table-row table:style-name="ro1">
          <table:table-cell office:value-type="string" calcext:value-type="string">
            <text:p>TTTACTTATTCAAATGTTACTTACAATAATTATACTAACATTGGTAACCTTGGTAACCG-GACTGAAGGAATGAAAAATT</text:p>
          </table:table-cell>
        </table:table-row>
        <table:table-row table:style-name="ro1">
          <table:table-cell office:value-type="string" calcext:value-type="string">
            <text:p>GATTTGAAAAATAGTACTTTCACTAGCACCAGCAGTAATGATACCTCAATGGTAACGGAGAGTGAGGAAATGAAAAATT</text:p>
          </table:table-cell>
        </table:table-row>
        <table:table-row table:style-name="ro1">
          <table:table-cell office:value-type="string" calcext:value-type="string">
            <text:p>AC---------AGATGCTATTGTTACCAGGAATGGTACTAATGGTACCATAAATGGTAATGATACCTACAATAATGAAATGAAAAATT</text:p>
          </table:table-cell>
        </table:table-row>
        <table:table-row table:style-name="ro1">
          <table:table-cell office:value-type="string" calcext:value-type="string">
            <text:p>TGTACCCA---GGTTAATGCTACCCAGGGTAATACTACC--CAGGTTAATGTTACCCAGGTTAATGGGGATGAAATGAAAAATT</text:p>
          </table:table-cell>
        </table:table-row>
        <table:table-row table:style-name="ro1">
          <table:table-cell office:value-type="string" calcext:value-type="string">
            <text:p>AAGAATAGTACTACCGCTAATATTA--CAAAGAATAGTACTACCACCTTCAATAATACCATGAGTGGAGAAGTAAAAAATT</text:p>
          </table:table-cell>
        </table:table-row>
        <table:table-row table:style-name="ro1">
          <table:table-cell office:value-type="string" calcext:value-type="string">
            <text:p>GATGCTAATCGTACAAATGTTAATAGTACAAATGCTACAAATGCTACTATCAGTACCAAAATTGAAGGAGTAAAAAATT</text:p>
          </table:table-cell>
        </table:table-row>
        <table:table-row table:style-name="ro1">
          <table:table-cell office:value-type="string" calcext:value-type="string">
            <text:p>GATGTACCAGTTAATGATACTTGCAATAAT--------GTAAATGTTGATGTTACCTGCAATAACATGACTGGAGAAGTAAAAAATT</text:p>
          </table:table-cell>
        </table:table-row>
        <table:table-row table:style-name="ro1">
          <table:table-cell office:value-type="string" calcext:value-type="string">
            <text:p>AATGTTACTGTTACCCACAATAATATTGTTACCAACAATAATACTGTTATCCACAATAGTACAGAAGACATGAAAAATT</text:p>
          </table:table-cell>
        </table:table-row>
        <table:table-row table:style-name="ro1">
          <table:table-cell office:value-type="string" calcext:value-type="string">
            <text:p>GTCACCTTAAACTGTAGTAATGCTAATGTTAATGTTACTGATATCCACAATAATACC---------------ATGGAAGGAGAAGTAAAAAATT</text:p>
          </table:table-cell>
        </table:table-row>
        <table:table-row table:style-name="ro1">
          <table:table-cell office:value-type="string" calcext:value-type="string">
            <text:p>TGTACAAATGCTACTGTTAGTGGTGCCAGAAATAGTAGTGTTGCCTACAATAATAGC---------ATAGT------AGGAGAAATAAAAAATT</text:p>
          </table:table-cell>
        </table:table-row>
        <table:table-row table:style-name="ro1">
          <table:table-cell office:value-type="string" calcext:value-type="string">
            <text:p>AACTGTACAAATGTTAGAGAGAATAATAGTACTAGTAATAATAGT-----ACTAACAATGAGACCTACGATGGCATGAAAAATT</text:p>
          </table:table-cell>
        </table:table-row>
        <table:table-row table:style-name="ro1">
          <table:table-cell office:value-type="string" calcext:value-type="string">
            <text:p>AATGCTAATTTTACAAAGGGTAATGTTACAAATCTTAATGTTACTGGTAGAATTGACATGAATGAAGAAATAAAAAACT</text:p>
          </table:table-cell>
        </table:table-row>
        <table:table-row table:style-name="ro1">
          <table:table-cell office:value-type="string" calcext:value-type="string">
            <text:p>TGTAGTAATGTTAATGTTACCACTAATAGTACCAGCAATAGTAATGCTACCACCAATATTGGAGGAGAAATGAAAAATT</text:p>
          </table:table-cell>
        </table:table-row>
        <table:table-row table:style-name="ro1">
          <table:table-cell office:value-type="string" calcext:value-type="string">
            <text:p>ACCAGTAATGCTACAAGAAGTGATACCAGTAATGTTACTGGTACCCCCAATGAGGGCAGGGATGGACAAATGAAAAATT</text:p>
          </table:table-cell>
        </table:table-row>
        <table:table-row table:style-name="ro1">
          <table:table-cell office:value-type="string" calcext:value-type="string">
            <text:p>GTTACCACTAATAGTACTACTACACCTGCTACTGCTATTAATAATACTGCTGATGACATAAGTAAAGAAATGAGAAATT</text:p>
          </table:table-cell>
        </table:table-row>
        <table:table-row table:style-name="ro1">
          <table:table-cell office:value-type="string" calcext:value-type="string">
            <text:p>TGTACAGAT---AAAAAATTTAATGATACCAGTAGTGTTAATGTTACCCACAATAATAAC-ATGACTAGAGAAATGAAGAATT</text:p>
          </table:table-cell>
        </table:table-row>
        <table:table-row table:style-name="ro1">
          <table:table-cell office:value-type="string" calcext:value-type="string">
            <text:p>GATGTTAATATTACCAGCACAAATGATAATACCAATAATAATACCTACAATGTTAGCATGG---TTGGAGAACTAAAAAATT</text:p>
          </table:table-cell>
        </table:table-row>
        <table:table-row table:style-name="ro1">
          <table:table-cell office:value-type="string" calcext:value-type="string">
            <text:p>AAATGTACAAATACAAATGGTACTGCTGCAAATGTTACTGCTACCACTAATGGTAGT---------ATAGCTGA------AGAAATGAGAAATT</text:p>
          </table:table-cell>
        </table:table-row>
        <table:table-row table:style-name="ro1">
          <table:table-cell office:value-type="string" calcext:value-type="string">
            <text:p>AGTAATGT------TAATGCTACCTCCAGGAATATCAATGGAAATGCTACCTTCAATTATAGC-ATGGAGGAAGAAATGAGAAATT</text:p>
          </table:table-cell>
        </table:table-row>
        <table:table-row table:style-name="ro1">
          <table:table-cell office:value-type="string" calcext:value-type="string">
            <text:p>TGTACGGATAAAATTACCTACTACAACAACAGCAACAACAACATTACCTACACCAGCAATAGTACT------------------------GAAATGAGAAATT</text:p>
          </table:table-cell>
        </table:table-row>
        <table:table-row table:style-name="ro1">
          <table:table-cell office:value-type="string" calcext:value-type="string">
            <text:p>TGTGTCACTTTAGACTGT---------AGAAATGTTAATATTACCTACAAT--------GGGAATTACAATGGGACCACCAATGAAATAAAAAATT</text:p>
          </table:table-cell>
        </table:table-row>
        <table:table-row table:style-name="ro1">
          <table:table-cell office:value-type="string" calcext:value-type="string">
            <text:p>GTTAATGCTACCAATATTACCAATAATG-----GGGAAAATAATCCTACCAATATTACCAATAATAGGGAAGAAATAAAAAATT</text:p>
          </table:table-cell>
        </table:table-row>
        <table:table-row table:style-name="ro1">
          <table:table-cell office:value-type="string" calcext:value-type="string">
            <text:p>GTCACTTTAAACTGTAGTCAT---AAGGTTAATATCAATAATAGTACTAGTAATAATAGTAT---------AGGAGAAGAAATGAAAAACT</text:p>
          </table:table-cell>
        </table:table-row>
        <table:table-row table:style-name="ro1">
          <table:table-cell office:value-type="string" calcext:value-type="string">
            <text:p>TTAGATTGTACAGCAGTTAATGATAATACTAGCACAGTTAAGAATGTC------ATGCCTGAAATGAAGGATGAAATGAAAAATT</text:p>
          </table:table-cell>
        </table:table-row>
        <table:table-row table:style-name="ro1">
          <table:table-cell office:value-type="string" calcext:value-type="string">
            <text:p>ACTTTAAATTGTAGCAAT------AATGTTACCAGAAATAGTAATGCTACC--TACAATAATAA-AAATAATGGAGAAATAAAAAATT</text:p>
          </table:table-cell>
        </table:table-row>
        <table:table-row table:style-name="ro1">
          <table:table-cell office:value-type="string" calcext:value-type="string">
            <text:p>TGTGTCACTTTACATTGTACAAATGCTACCTATAGTAATAGTACCTACAATAGTACC---------------TACAATGAAGAAATAAAAAATT</text:p>
          </table:table-cell>
        </table:table-row>
        <table:table-row table:style-name="ro1">
          <table:table-cell office:value-type="string" calcext:value-type="string">
            <text:p>AGTGTTAATAGTACCAGAAATAATACCAGTACTAGTAATGATACC--TACAATAATAAC-ATGAGAGGAGAAATAAAAAATT</text:p>
          </table:table-cell>
        </table:table-row>
        <table:table-row table:style-name="ro1">
          <table:table-cell office:value-type="string" calcext:value-type="string">
            <text:p>TGTAAACCTGCTAATATTAGTAATAAGAATAACTGTAATAGTACCTGTGCGGATGCCATCAGGAA------AGAAATAAAAAATT</text:p>
          </table:table-cell>
        </table:table-row>
        <table:table-row table:style-name="ro1">
          <table:table-cell office:value-type="string" calcext:value-type="string">
            <text:p>TTAGAATGTACTA---CAGTTAACGTTACCAATAATGGTAACAATAATGATAGTAAGATTAT---CAATGATGAGATGAAAAATT</text:p>
          </table:table-cell>
        </table:table-row>
        <table:table-row table:style-name="ro1">
          <table:table-cell office:value-type="string" calcext:value-type="string">
            <text:p>TTAAAATGT---------AGAAATGTTAATGCTACCAACAATATTAATAGCATGATTGATAACAGTAATAAGGGAGAAATGAAAAATT</text:p>
          </table:table-cell>
        </table:table-row>
        <table:table-row table:style-name="ro1">
          <table:table-cell office:value-type="string" calcext:value-type="string">
            <text:p>CATGTAAATGAGTCCAAATATGAAAAAAATGAAACCTTTAGCTACAACAGAACTAAAATATATGAAGAAG---TAAAAAATT</text:p>
          </table:table-cell>
        </table:table-row>
        <table:table-row table:style-name="ro1">
          <table:table-cell office:value-type="string" calcext:value-type="string">
            <text:p>CCATGTGTAAAGTTGACCCCACTCTGTGTCACTTTAAATTGTACAGATGTTAATAACATGACT---------------------------------------GGAGAAGTAAAAAATT</text:p>
          </table:table-cell>
        </table:table-row>
        <table:table-row table:style-name="ro1">
          <table:table-cell office:value-type="string" calcext:value-type="string">
            <text:p>AATTGTAGTAATATTATCAGCAAGGTTAACAATAGCACTAGTGTCTCCAATGTTAGCATGG---ATGGACCAATGAAAAATT</text:p>
          </table:table-cell>
        </table:table-row>
        <table:table-row table:style-name="ro1">
          <table:table-cell office:value-type="string" calcext:value-type="string">
            <text:p>CTCTGTGTCACTTTAAATTGTACAAATGCTAGAAGTAATAGTACTGGTCCCTACAAT---------------------GAGACCAACGAAATAAAAAATT</text:p>
          </table:table-cell>
        </table:table-row>
        <table:table-row table:style-name="ro1">
          <table:table-cell office:value-type="string" calcext:value-type="string">
            <text:p>AAGTTGACCCCACTCTGTGTCACTTTAAACTGCACGAGTGTAACTAACAATGATACCAC------------------------------AGGGGGAGAAGTAAAAAATT</text:p>
          </table:table-cell>
        </table:table-row>
        <table:table-row table:style-name="ro1">
          <table:table-cell office:value-type="string" calcext:value-type="string">
            <text:p>ACTGCTATCAGTAATAGTAATGGTAATGCTACCAGAAATGTTACCTATGAGGAGACCATGAGAGGAGAAATACAAAATT</text:p>
          </table:table-cell>
        </table:table-row>
        <table:table-row table:style-name="ro1">
          <table:table-cell office:value-type="string" calcext:value-type="string">
            <text:p>GCTACTGATAACAACAATAATACTGCAGTTAGGCCTACTGTTAGCAACAATAGTAGTATGTATGAAGAAGTAAGAAATT</text:p>
          </table:table-cell>
        </table:table-row>
        <table:table-row table:style-name="ro1">
          <table:table-cell office:value-type="string" calcext:value-type="string">
            <text:p>ACCAGTAAGAATGTGAATACTACCAGTAATACTACCAGTAATAGTACTGTTGATAACATGAAGGGAGAAATAAAAAATT</text:p>
          </table:table-cell>
        </table:table-row>
        <table:table-row table:style-name="ro1">
          <table:table-cell office:value-type="string" calcext:value-type="string">
            <text:p>CTCTGTGTCACTTTAAACTGTACAGAGGTTAATAACAATGTTACCACCAATGA------------------AACCTGGGCTAAAGACCTAAAAAATT</text:p>
          </table:table-cell>
        </table:table-row>
        <table:table-row table:style-name="ro1">
          <table:table-cell office:value-type="string" calcext:value-type="string">
            <text:p>TGTAGTAATGTTACCAATAATAATGTTACCAATAATAATGTT-----ACCTACAATGAGACAAGTCTTACAGAAATGAAAAATT</text:p>
          </table:table-cell>
        </table:table-row>
        <table:table-row table:style-name="ro1">
          <table:table-cell office:value-type="string" calcext:value-type="string">
            <text:p>ACCCCACTCTGTGTCACTCTACTATG---------------TGGAAATATTACTGGTAACCGGAGTGAAGAAAT---------AAAAGGAGAAATAAAAAATT</text:p>
          </table:table-cell>
        </table:table-row>
        <table:table-row table:style-name="ro1">
          <table:table-cell office:value-type="string" calcext:value-type="string">
            <text:p>ACTTTAAATTGTACAGATGCCAATGTTACCTACAATGCTACCTACAATCAGAATAACATGAC---------TGGAGAAATAAAAAATT</text:p>
          </table:table-cell>
        </table:table-row>
        <table:table-row table:style-name="ro1">
          <table:table-cell office:value-type="string" calcext:value-type="string">
            <text:p>ACTACAACTGATAACAGTAATAACACCCACAATCAGAGTGTAAAGGAAAAGATAGAAGATTGGGAAGAAACAAAAAATT</text:p>
          </table:table-cell>
        </table:table-row>
        <table:table-row table:style-name="ro1">
          <table:table-cell office:value-type="string" calcext:value-type="string">
            <text:p>ACAAATGTTACTAAAAATGGTAGTAGTGCAAATACCACTAGTAGTAATGGTGCAAATACCGAGGGAGACATGAAAAATT</text:p>
          </table:table-cell>
        </table:table-row>
        <table:table-row table:style-name="ro1">
          <table:table-cell office:value-type="string" calcext:value-type="string">
            <text:p>ACAGATGTAACTAAAAATGCCACTTCAAATGGTAATGCCATTTTAAATAGTACAGACATAACTAAAGAAATAAGAAATT</text:p>
          </table:table-cell>
        </table:table-row>
        <table:table-row table:style-name="ro1">
          <table:table-cell office:value-type="string" calcext:value-type="string">
            <text:p>ACTCTGTGTTACTTTAAATTGTACTGCTATTAATAATAATAATACTGCCCATAGTAACATAAGTGGAGAAAT-------------------AAAAATT</text:p>
          </table:table-cell>
        </table:table-row>
        <table:table-row table:style-name="ro1">
          <table:table-cell office:value-type="string" calcext:value-type="string">
            <text:p>ACTTTAGAATGTAAAGATGTTAATAAGACCGATAGCAAAACTAATAGCAGTATTGAGGCCCT------------CCAAGAATTAAGAAATT</text:p>
          </table:table-cell>
        </table:table-row>
        <table:table-row table:style-name="ro1">
          <table:table-cell office:value-type="string" calcext:value-type="string">
            <text:p>AATTGTACAAATGT---TAGTGTTACAAATGCTAGCAGTACTGGT--AATTACAATAATAGCATGTATGGAGAAATAAAAAATT</text:p>
          </table:table-cell>
        </table:table-row>
        <table:table-row table:style-name="ro1">
          <table:table-cell office:value-type="string" calcext:value-type="string">
            <text:p>TGTAGTAATGTGGCAGTAAGTAATACTGGGACTACTAGCAGTAAAAGTAATGTGACAAATAGTCCCATGATGAAAAATT</text:p>
          </table:table-cell>
        </table:table-row>
        <table:table-row table:style-name="ro1">
          <table:table-cell office:value-type="string" calcext:value-type="string">
            <text:p>GTCACTTTAAGCTGTGGT---------AATATCAGTACTATCAATAATGGTACCATCGATCCCAACATGG---AAGAAGAAATAAGAAATT</text:p>
          </table:table-cell>
        </table:table-row>
        <table:table-row table:style-name="ro1">
          <table:table-cell office:value-type="string" calcext:value-type="string">
            <text:p>GATGCTAATGCTACCAAGAGTAATGAGACCCAGGGTACGAATGCCACCACTAACAACAAGATTGAAGGAATGAAAAACT</text:p>
          </table:table-cell>
        </table:table-row>
        <table:table-row table:style-name="ro1">
          <table:table-cell office:value-type="string" calcext:value-type="string">
            <text:p>AAAAACAGTAGTACTGGTAACAGTAATAGTACTGAGATCTATAATAGTACCTTGGGAGGAGAAGAGGAAATGAGAAACT</text:p>
          </table:table-cell>
        </table:table-row>
        <table:table-row table:style-name="ro1">
          <table:table-cell office:value-type="string" calcext:value-type="string">
            <text:p>TGTACAAATCTTACTCTTAATAGTACCAAGAATGTTACCATTACCAATACAAGT---------------GTGAAGCTAGTAGAGAAAACAAATT</text:p>
          </table:table-cell>
        </table:table-row>
        <table:table-row table:style-name="ro1">
          <table:table-cell office:value-type="string" calcext:value-type="string">
            <text:p>TGTGTCACCTTAAATTGTTCAGATGCTACTAATGGTTCTGTTCCCTACAATAATAGCATGAG---------------AGAAGAAGTAAAAAATT</text:p>
          </table:table-cell>
        </table:table-row>
        <table:table-row table:style-name="ro1">
          <table:table-cell office:value-type="string" calcext:value-type="string">
            <text:p>AATACTACCACTAATGGTAGTGTTATCAATAATATTACTGCTACAGACCATAATACCATGAAGGAAGAAATGACAAATT</text:p>
          </table:table-cell>
        </table:table-row>
        <table:table-row table:style-name="ro1">
          <table:table-cell office:value-type="string" calcext:value-type="string">
            <text:p>TGTACAGATGCAACACTTAATGGTACTAGTAATGGTAATGCC-----ACCTACAATGGTGACATGGCTGGAGAAATAAAAAATT</text:p>
          </table:table-cell>
        </table:table-row>
        <table:table-row table:style-name="ro1">
          <table:table-cell office:value-type="string" calcext:value-type="string">
            <text:p>ACTGCTACCAGGAAGAATACTACTGTCGACAATAATAATACTGTCGACGACAGTACCATGGATGAACAAATGAAAAATT</text:p>
          </table:table-cell>
        </table:table-row>
        <table:table-row table:style-name="ro1">
          <table:table-cell office:value-type="string" calcext:value-type="string">
            <text:p>GCAAATGATACCATCAGGCAGTATAATACAACTGCTAACAGCAGTATGAGTGATGAT-ATGCAGGGAGAAATAAAAAATT</text:p>
          </table:table-cell>
        </table:table-row>
        <table:table-row table:style-name="ro1">
          <table:table-cell office:value-type="string" calcext:value-type="string">
            <text:p>TTAAATTGCACCAATGCTAAAATTAATAGTACCAATGCTAAAATTAATAGT---------ACCTCCGTAGGGGAAGAAATGAGAAATT</text:p>
          </table:table-cell>
        </table:table-row>
        <table:table-row table:style-name="ro1">
          <table:table-cell office:value-type="string" calcext:value-type="string">
            <text:p>ACCACTAGGGGTAGTGATACCACTAGTGGTAATGATACCTATTCAGGAATGAATGGTACTGATTCAGACATGAAAAATT</text:p>
          </table:table-cell>
        </table:table-row>
        <table:table-row table:style-name="ro1">
          <table:table-cell office:value-type="string" calcext:value-type="string">
            <text:p>CACAATATTAGCATGAGTAGTGTTGCCAACAATGCTACCAGTGCCTACAATATTAGCATGAGTGAAGAAATAAAAAATT</text:p>
          </table:table-cell>
        </table:table-row>
        <table:table-row table:style-name="ro1">
          <table:table-cell office:value-type="string" calcext:value-type="string">
            <text:p>TGTGTCACTTTAGACTGC---------AAAAATGTTACTAGTACTAGTACTAGTACTAA------CTCCACAGGGACTGACGAAATGAAAAATT</text:p>
          </table:table-cell>
        </table:table-row>
        <table:table-row table:style-name="ro1">
          <table:table-cell office:value-type="string" calcext:value-type="string">
            <text:p>ACCCCACTCTGTGTCACCTTAGAATGTGGAAAGGTTAATGCTACCAATATTACCAATAATGG------------------------GGAAGAAATAAAAAATT</text:p>
          </table:table-cell>
        </table:table-row>
        <table:table-row table:style-name="ro1">
          <table:table-cell office:value-type="string" calcext:value-type="string">
            <text:p>AATTGTACAAACGCTACTGTTACCCGTCATGATAATACCACCTATACCCATAATACTAGCATGA------------------TGGGACTAAAAAATC</text:p>
          </table:table-cell>
        </table:table-row>
        <table:table-row table:style-name="ro1">
          <table:table-cell office:value-type="string" calcext:value-type="string">
            <text:p>CCACTCTGTGTCACTTTAGAATGTAGCAA---GGTTAATGTTAGCCAGGCTAATATTACCAGTGGG------------------GAAGAAATAAAAAATT</text:p>
          </table:table-cell>
        </table:table-row>
        <table:table-row table:style-name="ro1">
          <table:table-cell office:value-type="string" calcext:value-type="string">
            <text:p>ACCTTAAACTGTACTACTTACAAAAATAGTACAGAAAATGCTACCCTCGAGGATAGCAT---------GAAGGAAGAAATACAAAATT</text:p>
          </table:table-cell>
        </table:table-row>
        <table:table-row table:style-name="ro1">
          <table:table-cell office:value-type="string" calcext:value-type="string">
            <text:p>CTCTGTGTCACTTTAAATTGTGAAAATGCAAGGGTTAAGCCTGACTACAATGATAGCA------------------CGAATGGAGAAGTACAAAATT</text:p>
          </table:table-cell>
        </table:table-row>
        <table:table-row table:style-name="ro1">
          <table:table-cell office:value-type="string" calcext:value-type="string">
            <text:p>AAGTTGACCCCACTCTGTGTCACTTTAAATTGTGATAATGGTAATAATAATGTTACCTACAAT------------------------------GAAGAAATGCAAAATT</text:p>
          </table:table-cell>
        </table:table-row>
        <table:table-row table:style-name="ro1">
          <table:table-cell office:value-type="string" calcext:value-type="string">
            <text:p>CCACTCTGTGTTACCTTAAACTGCAC------------AAATGCTAATGTCAATTACAATGATACCAGCAT---------GAAGGGGGATATAAAAAATT</text:p>
          </table:table-cell>
        </table:table-row>
        <table:table-row table:style-name="ro1">
          <table:table-cell office:value-type="string" calcext:value-type="string">
            <text:p>GAAGCCAAAAATGGTACTGTCAAAGGGACTGATGTCAATAGCGAGACTAATGTCAATATTACTACAGATATGAAAAATT</text:p>
          </table:table-cell>
        </table:table-row>
        <table:table-row table:style-name="ro1">
          <table:table-cell office:value-type="string" calcext:value-type="string">
            <text:p>CCACTCTGTGTCACTTTAAAGTGTACAAATGTAAGTGCTAA-----------------------GAAGGTTGATAGCGGCATGGAGGAAGAAATGAAAAATT</text:p>
          </table:table-cell>
        </table:table-row>
        <table:table-row table:style-name="ro1">
          <table:table-cell office:value-type="string" calcext:value-type="string">
            <text:p>AAATCTACCATGACGACCCTTACTACCATAAAGCCTACCACTGGTGTCAATGGAACTATTAT---------TGAAGAAATGAAAAATT</text:p>
          </table:table-cell>
        </table:table-row>
        <table:table-row table:style-name="ro1">
          <table:table-cell office:value-type="string" calcext:value-type="string">
            <text:p>CCATGTGTAAAGTTGACCCCACTCTGTGTCACTTTAAAATGTAGTGAAACGGTCAACAACGTAACT---------------------------------------GACATGAGAAATT</text:p>
          </table:table-cell>
        </table:table-row>
        <table:table-row table:style-name="ro1">
          <table:table-cell office:value-type="string" calcext:value-type="string">
            <text:p>AATGCTAATATTAATAATGATACTGTTGCTAATAGTGGTACTTTTAAGATAGATAATAGTAGTAATGCAG-TAAAAAATT</text:p>
          </table:table-cell>
        </table:table-row>
        <table:table-row table:style-name="ro1">
          <table:table-cell office:value-type="string" calcext:value-type="string">
            <text:p>AATGCTTCCCTTGCTAACCTTAAGGTCCTTAATGCCTCCTATAACGATACTATCTATCAGGATGGAGGAGTAAAAAGTT</text:p>
          </table:table-cell>
        </table:table-row>
        <table:table-row table:style-name="ro1">
          <table:table-cell office:value-type="string" calcext:value-type="string">
            <text:p>TTAAACTGTACTAAT------GATATTAGTAATGATATTAGTAATGGTACGTCAATAATAAGGTACCACGGAGACATGAAAAATT</text:p>
          </table:table-cell>
        </table:table-row>
        <table:table-row table:style-name="ro1">
          <table:table-cell office:value-type="string" calcext:value-type="string">
            <text:p>ACTTTAAAATGT---------AAAAATGTTAATGCTACCAATAATGGTAATGCCACCTATAATAATACC----ATGGGAGAACTAAAAAATT</text:p>
          </table:table-cell>
        </table:table-row>
        <table:table-row table:style-name="ro1">
          <table:table-cell office:value-type="string" calcext:value-type="string">
            <text:p>ACCCCACTCTGTGTCACCCTAGACTGT---------AAAAATGTTACCGGTAACAGTAGT---------------ACCATTGATAATGGAGAAATGAAAAATT</text:p>
          </table:table-cell>
        </table:table-row>
        <table:table-row table:style-name="ro1">
          <table:table-cell office:value-type="string" calcext:value-type="string">
            <text:p>ATACCCAGTAATGATACCAGTGAAAGTAAGACTACCATGGCGCCCTTAATTGGTAGTATGAAGAAAGAAATGAAAAATT</text:p>
          </table:table-cell>
        </table:table-row>
        <table:table-row table:style-name="ro1">
          <table:table-cell office:value-type="string" calcext:value-type="string">
            <text:p>AATTGTGCAAATGCTAATATTAGTAGTACAACGTTTAATGTTAGTGGTGAGATTAACATGAAGGAAGAAG---TAAAAAATT</text:p>
          </table:table-cell>
        </table:table-row>
        <table:table-row table:style-name="ro1">
          <table:table-cell office:value-type="string" calcext:value-type="string">
            <text:p>GTTAATACTACAAAGGATAGTAATAATAATACCAGTTCTGCTGGCAATAGTAGTGCTAACTATGATGAAATAAGAAATT</text:p>
          </table:table-cell>
        </table:table-row>
        <table:table-row table:style-name="ro1">
          <table:table-cell office:value-type="string" calcext:value-type="string">
            <text:p>AACTGTACTAATGTTAACCATACTAATGTTAGCCATAATGTTACTGTATCCAATGATACC----ATGGGAGAAATGAAAAATT</text:p>
          </table:table-cell>
        </table:table-row>
        <table:table-row table:style-name="ro1">
          <table:table-cell office:value-type="string" calcext:value-type="string">
            <text:p>ACTTTAAACTGT---------AAGAATGTTACCAGTAAGGATATCAATGTTACCAGCAATGCAGAAATGAAAGCAGAAATGAAAAATT</text:p>
          </table:table-cell>
        </table:table-row>
        <table:table-row table:style-name="ro1">
          <table:table-cell office:value-type="string" calcext:value-type="string">
            <text:p>AAGTTGACCCCACTCTGTGTCACTTTAAACTGTAACAATGTCACCTTCAAGGATACCACAAAT------------------------------------GGAGAAATGAAAAATT</text:p>
          </table:table-cell>
        </table:table-row>
        <table:table-row table:style-name="ro1">
          <table:table-cell office:value-type="string" calcext:value-type="string">
            <text:p>GAATGTAGAAATGTTAACAGTACTGGTAATGGTACCCACAGTAAGACCTACAATGAGAGCATGAAG------GAAATAAAAAATT</text:p>
          </table:table-cell>
        </table:table-row>
        <table:table-row table:style-name="ro1">
          <table:table-cell office:value-type="string" calcext:value-type="string">
            <text:p>ACCCCACTCTGTGTCACTTTACACTG------------------TAATGATACCAACAATA--AGAAACTAAATGACAGCCTAAA----TGAAGTAAAAGGGT</text:p>
          </table:table-cell>
        </table:table-row>
        <table:table-row table:style-name="ro1">
          <table:table-cell office:value-type="string" calcext:value-type="string">
            <text:p>TGTGTTACCTTAAATTGCACGGATGTTAAGAGCCTCAATAGGACCATGAATGA---------------GACCATGAAGGGAGACATGAAAAATT</text:p>
          </table:table-cell>
        </table:table-row>
        <table:table-row table:style-name="ro1">
          <table:table-cell office:value-type="string" calcext:value-type="string">
            <text:p>TGTAGTGATACCAGTAGTACTGAAACAAAAGAAAACATGAATATCAATAGTACTGA---------------AACGAAAGAAAACATGAAAAACT</text:p>
          </table:table-cell>
        </table:table-row>
        <table:table-row table:style-name="ro1">
          <table:table-cell office:value-type="string" calcext:value-type="string">
            <text:p>GTCACTTTAAACTGTACAGAGGCTAATGTTACGGTTACTAATATCACCGATGACAGCAGGGG---------------TGAAGAAATAAAAAATT</text:p>
          </table:table-cell>
        </table:table-row>
        <table:table-row table:style-name="ro1">
          <table:table-cell office:value-type="string" calcext:value-type="string">
            <text:p>GTCACTTTAAACTGTACAAATACAACATTTAATGTGACTAAAATT-----------GAGGACGTCAACATA-AAGGAAAAAATAAGAAATT</text:p>
          </table:table-cell>
        </table:table-row>
        <table:table-row table:style-name="ro1">
          <table:table-cell office:value-type="string" calcext:value-type="string">
            <text:p>TTAAAATGTGGAAATGTTACTAAGAATGCTACCAAGGATGGGGGTAGTG------TTACCACTAATAAAGAAGAAATAAAGAATT</text:p>
          </table:table-cell>
        </table:table-row>
        <table:table-row table:style-name="ro1">
          <table:table-cell office:value-type="string" calcext:value-type="string">
            <text:p>AAAATTACCATTAGGAATATTACCATTATTGAGGAAAGTAATGTTACCATGAGTAATATCACCAATGACATGAAAAATT</text:p>
          </table:table-cell>
        </table:table-row>
        <table:table-row table:style-name="ro1">
          <table:table-cell office:value-type="string" calcext:value-type="string">
            <text:p>TGCAGTGATGCTACTGTTACCGGCGGTAATAATAACCAAATTAGCACCTTAGGTAACATAACGGA------AGAAATAAAAAATT</text:p>
          </table:table-cell>
        </table:table-row>
        <table:table-row table:style-name="ro1">
          <table:table-cell office:value-type="string" calcext:value-type="string">
            <text:p>AGTGCAACTATTACAAATGCAACTGGTACAAATGCAAGTGTTACCTTCAATAGTAGCATGAT---------TGGAGAAGTAAAAAATT</text:p>
          </table:table-cell>
        </table:table-row>
        <table:table-row table:style-name="ro1">
          <table:table-cell office:value-type="string" calcext:value-type="string">
            <text:p>TGTGTCACTTTAAATTGTACAAATGTTACCAATAATGGTACTACTATTAATGATACC---------------ATGAATGGAGAAATAAAAAATT</text:p>
          </table:table-cell>
        </table:table-row>
        <table:table-row table:style-name="ro1">
          <table:table-cell office:value-type="string" calcext:value-type="string">
            <text:p>AACTGTACAGATGCTAACCTTACCCGCAATATGACCCACCACGGCAAGAGGAATTTGCCAGCGGAG------GAAATAAAAAATT</text:p>
          </table:table-cell>
        </table:table-row>
        <table:table-row table:style-name="ro1">
          <table:table-cell office:value-type="string" calcext:value-type="string">
            <text:p>CTCTGTGTCACTTTAAGCTGTAGT---------AATGTTACTACTACCAATAATACCAGTGAAATCTCTGGTGATAGC-------------ATGAAAAATT</text:p>
          </table:table-cell>
        </table:table-row>
        <table:table-row table:style-name="ro1">
          <table:table-cell office:value-type="string" calcext:value-type="string">
            <text:p>AATGTTAATGTTACTGCTTATGCTAATGCTAATGCTAATGCTACTGTGGATAATAGCGCAG-TTGGACAAATAAAAAATT</text:p>
          </table:table-cell>
        </table:table-row>
        <table:table-row table:style-name="ro1">
          <table:table-cell office:value-type="string" calcext:value-type="string">
            <text:p>AACGCAAATAATGTTACCTGCAATGATAGCATTAGCACAAATAATGTTAACTGCAGCATAGTTGAAGGAGTAAAAAATT</text:p>
          </table:table-cell>
        </table:table-row>
        <table:table-row table:style-name="ro1">
          <table:table-cell office:value-type="string" calcext:value-type="string">
            <text:p>RTTAGCAAAAATGAGACCAGTCWGAGAAATGGGACCARTCAGAATGGGACCTACGAGGGGRAAAATGAAATGAAAAATT</text:p>
          </table:table-cell>
        </table:table-row>
        <table:table-row table:style-name="ro1">
          <table:table-cell office:value-type="string" calcext:value-type="string">
            <text:p>TTAGAATGTGGAAATGTGAGTGTTAGCAGTAATGGTACTGTTGCCTCCAATAAGACCTATGTGGAG------GAAATGAGAAATT</text:p>
          </table:table-cell>
        </table:table-row>
        <table:table-row table:style-name="ro1">
          <table:table-cell office:value-type="string" calcext:value-type="string">
            <text:p>GTAAAGTTGACCCCACTCTGTGTCACTTTACACTG---------------------TAGTGCCTACAATAGTAGCAGAA------------TGGATGGAGAAATGAGAAATT</text:p>
          </table:table-cell>
        </table:table-row>
        <table:table-row table:style-name="ro1">
          <table:table-cell office:value-type="string" calcext:value-type="string">
            <text:p>TTAGAGTGTACAAATGTTACCGAAAATGTTACCAGTAATGATAATAGTTCCAGCAATGTTAT---------TGAAGAAATGAGAAATT</text:p>
          </table:table-cell>
        </table:table-row>
        <table:table-row table:style-name="ro1">
          <table:table-cell office:value-type="string" calcext:value-type="string">
            <text:p>ACTAATGGTACTAATACTGTTAATAGTACTGATGCCACGAAAACTAAGATTGGTAATAGTACTGATGACATGAAAAAGT</text:p>
          </table:table-cell>
        </table:table-row>
        <table:table-row table:style-name="ro1">
          <table:table-cell office:value-type="string" calcext:value-type="string">
            <text:p>TTAACTTGTGGTAAT---ATTACTGTTAATAGTACCAGTAATAAAAATGAGACCTACGAAATCAATAAT----------GACATGAGAAATT</text:p>
          </table:table-cell>
        </table:table-row>
        <table:table-row table:style-name="ro1">
          <table:table-cell office:value-type="string" calcext:value-type="string">
            <text:p>ACCCATGATGATAATGGTAATAATAACACCTGCATCAATACTACCTATGCTGATAAC-ATGAAGGAAGAAATAAAAAATT</text:p>
          </table:table-cell>
        </table:table-row>
        <table:table-row table:style-name="ro1">
          <table:table-cell office:value-type="string" calcext:value-type="string">
            <text:p>GTTAGCAATAATGTTACCTGCAATAATAGTAATACTTGCAATAATACATACAATGAAATAAAAAATGAAATAACAAATT</text:p>
          </table:table-cell>
        </table:table-row>
        <table:table-row table:style-name="ro1">
          <table:table-cell office:value-type="string" calcext:value-type="string">
            <text:p>GTTAGTAGTACCAGTACAACTGTTGCTGCTAATGCTACTGTTAATACCAATGATACCATA------AAGGAAGAAATGAGAAATT</text:p>
          </table:table-cell>
        </table:table-row>
        <table:table-row table:style-name="ro1">
          <table:table-cell office:value-type="string" calcext:value-type="string">
            <text:p>AAGTTGACCCCACTCTGTGTCACTTTGGATTGTAGTACCT---------ACAATAATACCCACAATATTAGTAAG---------------------GAGATGAAAATTT</text:p>
          </table:table-cell>
        </table:table-row>
        <table:table-row table:style-name="ro1">
          <table:table-cell office:value-type="string" calcext:value-type="string">
            <text:p>GTTACTTTAAACTGTAGCAAGGCTATCAATAGTAGTGCGGATGTTGATACCTACAATGAAACCATGA---------------AAGTGAAAAATT</text:p>
          </table:table-cell>
        </table:table-row>
        <table:table-row table:style-name="ro1">
          <table:table-cell office:value-type="string" calcext:value-type="string">
            <text:p>TGTGTAAAGTTGACCCCACTCTGTGTCACTTTAAACTGTACAGAGGTTGTTAATGATACCTCCA------------------------------------AAGAAATGACAAATT</text:p>
          </table:table-cell>
        </table:table-row>
        <table:table-row table:style-name="ro1">
          <table:table-cell office:value-type="string" calcext:value-type="string">
            <text:p>TTAAACTGTATAAATATTAATGTTACCCGTAATAATACTGTTATCCACAATGATACC---------------ATGGTGGGAGAAATAAAAAATT</text:p>
          </table:table-cell>
        </table:table-row>
        <table:table-row table:style-name="ro1">
          <table:table-cell office:value-type="string" calcext:value-type="string">
            <text:p>TTAAATTGTACAGATGCACAACTCAATGGTAACGAAACGAAAAAACTCAATGAGAGTAT---------AAAGGGAGAAGTAAAAAATT</text:p>
          </table:table-cell>
        </table:table-row>
        <table:table-row table:style-name="ro1">
          <table:table-cell office:value-type="string" calcext:value-type="string">
            <text:p>AATACTACTGATAATACTACTGTTATGGATAGTACTACTGATCTAGGCAATGATACCATAG-CTGAGGAAATAAAAAATT</text:p>
          </table:table-cell>
        </table:table-row>
        <table:table-row table:style-name="ro1">
          <table:table-cell office:value-type="string" calcext:value-type="string">
            <text:p>AATTGTACAGATT---ATGATAATAATAGCATAAAAACTGATAACATAACTAACATTAACATGACTGAAGAAATAAAAAATT</text:p>
          </table:table-cell>
        </table:table-row>
        <table:table-row table:style-name="ro1">
          <table:table-cell office:value-type="string" calcext:value-type="string">
            <text:p>AATATAACAAATAGTACTACCAGTAATGGTGATGGTACTGTCACCCACATTAATAGCATA-AAGGAAGAAATAAAAAATT</text:p>
          </table:table-cell>
        </table:table-row>
        <table:table-row table:style-name="ro1">
          <table:table-cell office:value-type="string" calcext:value-type="string">
            <text:p>AGACAGGTTAATGTTACCAGTAACGGTACACAGGTTAACGCTACCAGTAATGGAGAAGAAATAAAAAATATAAAAAATT</text:p>
          </table:table-cell>
        </table:table-row>
        <table:table-row table:style-name="ro1">
          <table:table-cell office:value-type="string" calcext:value-type="string">
            <text:p>GTCACTTTAACCTGTGGTAAAGTTACCATAAATGATACCTACAATAACAACAAT---------------ACTGACATGGAGCAAATGAGAAACT</text:p>
          </table:table-cell>
        </table:table-row>
        <table:table-row table:style-name="ro1">
          <table:table-cell office:value-type="string" calcext:value-type="string">
            <text:p>GTTAATGTTAGTGCTAATCAGACTATTATCAGATTTAATCAGAATGTCAATGATAGTGAGTATGAAGAAATGAAAAATT</text:p>
          </table:table-cell>
        </table:table-row>
        <table:table-row table:style-name="ro1">
          <table:table-cell office:value-type="string" calcext:value-type="string">
            <text:p>TGTAATGATGTTGATGGAAAAAATGGTACTGATGCCTATGGTAACTTCAGCGAGGAAAC---------ACAAAAGGAAATAAGAAATT</text:p>
          </table:table-cell>
        </table:table-row>
        <table:table-row table:style-name="ro1">
          <table:table-cell office:value-type="string" calcext:value-type="string">
            <text:p>AATGCTGTTGGTACAAATGGCACTGGTACAAATTTTACTGGTAAGGCTACCAATGGCACAAATGAAGAAATAAAATATT</text:p>
          </table:table-cell>
        </table:table-row>
        <table:table-row table:style-name="ro1">
          <table:table-cell office:value-type="string" calcext:value-type="string">
            <text:p>AATGAAACAAATGTTAATAATAAAACAAAGGTTAATAATAGAACAGTAGAAGAGAGCATGAAGGGAGAAATAAAAAACT</text:p>
          </table:table-cell>
        </table:table-row>
        <table:table-row table:style-name="ro1">
          <table:table-cell office:value-type="string" calcext:value-type="string">
            <text:p>GTAAATAAT-----AATGATACTGCAACTGTAAATACAACTACTCCTCAGGTTAACAATAGTATGTATAGAGAAATACAAAATT</text:p>
          </table:table-cell>
        </table:table-row>
        <table:table-row table:style-name="ro1">
          <table:table-cell office:value-type="string" calcext:value-type="string">
            <text:p>TTAAACTGTACAGATATAAAAAACAATAGTACCA--------------GGGGGAATAATGGTAGTGATAGCATCAAGGAAAGCATGACAAATT</text:p>
          </table:table-cell>
        </table:table-row>
        <table:table-row table:style-name="ro1">
          <table:table-cell office:value-type="string" calcext:value-type="string">
            <text:p>ACTGCCTACAACAGTACCAATAATGTAGGAATAAGTAATAGCAGTAATGTAGAACTAACAGAGAGAGACATAAAAAATT</text:p>
          </table:table-cell>
        </table:table-row>
        <table:table-row table:style-name="ro1">
          <table:table-cell office:value-type="string" calcext:value-type="string">
            <text:p>ACTCCACTCTGTGTCACTTTAAATTGT------------AGCGATGCTAATGTTAGCTACACTAATAAAA------------TGGAGGGAGAAATAAAAAACT</text:p>
          </table:table-cell>
        </table:table-row>
        <table:table-row table:style-name="ro1">
          <table:table-cell office:value-type="string" calcext:value-type="string">
            <text:p>ACTTTAGAATGT---------AGACAGGTTAATACTACCAATGCTACCAGTAGCGTTAATGTTACCAATGGGGAAGAAATAAAAAATT</text:p>
          </table:table-cell>
        </table:table-row>
        <table:table-row table:style-name="ro1">
          <table:table-cell office:value-type="string" calcext:value-type="string">
            <text:p>TTAAACTGTAGCAATGTTAATGTTACCCAAAATAATGATACTCAAATCAATGGTACCATAGCTGAAGAA--------------------ATGAAAAATT</text:p>
          </table:table-cell>
        </table:table-row>
        <table:table-row table:style-name="ro1">
          <table:table-cell office:value-type="string" calcext:value-type="string">
            <text:p>AAGCCATGTGTAAGGTTGACCCCACTCTGTGTCACTTTAAACTGTAGTGATGCTAGGGATGATAC------------------------------------------AGAAAGAAAAAATT</text:p>
          </table:table-cell>
        </table:table-row>
        <table:table-row table:style-name="ro1">
          <table:table-cell office:value-type="string" calcext:value-type="string">
            <text:p>ACTTTAAACTG------------------TAGCAAGGCTAAGAATATCACCGAGGAGGTAATAAAAAATAATACATACAAGGAGGACATAAGAAATT</text:p>
          </table:table-cell>
        </table:table-row>
        <table:table-row table:style-name="ro1">
          <table:table-cell office:value-type="string" calcext:value-type="string">
            <text:p>GTAAGAGCTAATAATGATACTAAAACAGCTGAGAATGCTACTGTAGTTAAAAATAACATGACTGGAGAAATAAAAAATT</text:p>
          </table:table-cell>
        </table:table-row>
        <table:table-row table:style-name="ro1">
          <table:table-cell office:value-type="string" calcext:value-type="string">
            <text:p>GGTAATGTTACTGCTAATAATACTAGTAATAGTAGTAGTAATAGTAGTGCCGACAAGATTACAAGTGACATGAAAAATT</text:p>
          </table:table-cell>
        </table:table-row>
        <table:table-row table:style-name="ro1">
          <table:table-cell office:value-type="string" calcext:value-type="string">
            <text:p>GTTAATACCAATACCAGTTATGCTAATAATACCAGTAATGCTACCAGCGAAAATAGCAT---AAAGGAAGAAACAAAAAATT</text:p>
          </table:table-cell>
        </table:table-row>
        <table:table-row table:style-name="ro1">
          <table:table-cell office:value-type="string" calcext:value-type="string">
            <text:p>TGTGTCACCTTAAATTGTACTACCT------ACAATACTACCTACAATAAAAGCATAGATGGA---------GAGTATAGAGAAATAAAAAATT</text:p>
          </table:table-cell>
        </table:table-row>
        <table:table-row table:style-name="ro1">
          <table:table-cell office:value-type="string" calcext:value-type="string">
            <text:p>ACTAGTAACGTTACAAATGATGCTAATAATGCTAGTAATGCTAATGGTAGGAATGTTATTAATGAAGACATGCAAAATT</text:p>
          </table:table-cell>
        </table:table-row>
        <table:table-row table:style-name="ro1">
          <table:table-cell office:value-type="string" calcext:value-type="string">
            <text:p>TTAAACTGTAGCAATGTTACTGTTACTTGTAATAATACTGGTATCGACTGCAGTAAT---------------ACCACAGATGAAATAAAAAACT</text:p>
          </table:table-cell>
        </table:table-row>
        <table:table-row table:style-name="ro1">
          <table:table-cell office:value-type="string" calcext:value-type="string">
            <text:p>AATTGTACAAAT---GCAAATGCTACAAGCATTAATGCTACTGGTGCAGTGATTGGAAATAGTACTGATGAAATGAAAAATT</text:p>
          </table:table-cell>
        </table:table-row>
        <table:table-row table:style-name="ro1">
          <table:table-cell office:value-type="string" calcext:value-type="string">
            <text:p>AATGCTAACAGAACTAGTAACTACAATGTTAGCAGAACTATTAGCTACAATAATAGC-ATGGAGGGAGAAATAAAAAATT</text:p>
          </table:table-cell>
        </table:table-row>
        <table:table-row table:style-name="ro1">
          <table:table-cell office:value-type="string" calcext:value-type="string">
            <text:p>TTAAATTGTAGTGATGTAAAAAATAATACTGCCAACAATGCTAGCAGAGAGGGAAAGAT------GAAGGAAGAAATGAAAAATT</text:p>
          </table:table-cell>
        </table:table-row>
        <table:table-row table:style-name="ro1">
          <table:table-cell office:value-type="string" calcext:value-type="string">
            <text:p>TGTAAAAATGT------TACTGTTAGTGCTACCAATACTATCAAGGGTGTCTCAAATGATACCATAGATA-GAGAAATGAAAAATT</text:p>
          </table:table-cell>
        </table:table-row>
        <table:table-row table:style-name="ro1">
          <table:table-cell office:value-type="string" calcext:value-type="string">
            <text:p>CTCTGTGTTACTCTAAACTGTAGTG---------ATGCTGATAAAACCTATGTTAATAA---------AACCTCCATGAGGGGAGAAATAAAAAATT</text:p>
          </table:table-cell>
        </table:table-row>
        <table:table-row table:style-name="ro1">
          <table:table-cell office:value-type="string" calcext:value-type="string">
            <text:p>ACCAGTAGTGTTAATGGTGCCAGTAATAGTACTGGTATCAGTAATGGTGCTATTAATGAGAAGGAAGACATGAGAAATT</text:p>
          </table:table-cell>
        </table:table-row>
        <table:table-row table:style-name="ro1">
          <table:table-cell office:value-type="string" calcext:value-type="string">
            <text:p>TAT------AATGTCACTGCTAACAGTAATGTTACTGTCTATGACAATGCGACTATAGGAGACATGAAAAAAGACATGAAAAATT</text:p>
          </table:table-cell>
        </table:table-row>
        <table:table-row table:style-name="ro1">
          <table:table-cell office:value-type="string" calcext:value-type="string">
            <text:p>GTCACTTTAAATTGTACAAATGTTACCAGAAATAGTAATGTTACCGTCAATAAT------------ACCATGAAGGAAGAAATAAGAAATT</text:p>
          </table:table-cell>
        </table:table-row>
        <table:table-row table:style-name="ro1">
          <table:table-cell office:value-type="string" calcext:value-type="string">
            <text:p>TTAAAGTGTAGCAA---GATTAATGTTACTGCTACCGGTAATGCTACC-----CACGATAATAAAACCATAAATGAAATAAGAAATT</text:p>
          </table:table-cell>
        </table:table-row>
        <table:table-row table:style-name="ro1">
          <table:table-cell office:value-type="string" calcext:value-type="string">
            <text:p>AGTAGTGTTACCAATGCTAGTACTAATGTTACCAATACTACCAATACTACTGGTACCATTAATGAAGAAATGAAAAATT</text:p>
          </table:table-cell>
        </table:table-row>
        <table:table-row table:style-name="ro1">
          <table:table-cell office:value-type="string" calcext:value-type="string">
            <text:p>CACAGTAATCCCTGCATAATTGGAAATAAAACTTACAGTAATAGCACAGATGGAGAAAT---------GAAGGAAGAAATACACAAGT</text:p>
          </table:table-cell>
        </table:table-row>
        <table:table-row table:style-name="ro1">
          <table:table-cell office:value-type="string" calcext:value-type="string">
            <text:p>CTCTGTGTCACTTTAAATTGTAGCGAGCTTACCAATGCCAATGGTACTGTTACCAACAATAATA------------------------CAGAAATGAAAAATT</text:p>
          </table:table-cell>
        </table:table-row>
        <table:table-row table:style-name="ro1">
          <table:table-cell office:value-type="string" calcext:value-type="string">
            <text:p>CCACTCTGTGTTACTTTAAACTGCAGTCATGTTAAGGTTAACGGTACTGTTAATGCTAATGTT---------------------ACAGAAATAAAAAATT</text:p>
          </table:table-cell>
        </table:table-row>
        <table:table-row table:style-name="ro1">
          <table:table-cell office:value-type="string" calcext:value-type="string">
            <text:p>ACCAGTAATACTAATATTACCAATAATGGTACTACTACCAGTAATACTAGTATTACCAATAATGGGGAAATGAAAAATT</text:p>
          </table:table-cell>
        </table:table-row>
        <table:table-row table:style-name="ro1">
          <table:table-cell office:value-type="string" calcext:value-type="string">
            <text:p>TTAAATTGTAGCAATGCTAACAACACTGCTACCAATAATGTAACTGCTACCAATAAT---------------------GTAACCAGTGACATGAAAAATT</text:p>
          </table:table-cell>
        </table:table-row>
        <table:table-row table:style-name="ro1">
          <table:table-cell office:value-type="string" calcext:value-type="string">
            <text:p>ACCACTAATGATAATGCTACCAGCAATACTAACATTACTAGCATAAATAATAGCAGCATGAATGGAGAAATAAAAAATT</text:p>
          </table:table-cell>
        </table:table-row>
        <table:table-row table:style-name="ro1">
          <table:table-cell office:value-type="string" calcext:value-type="string">
            <text:p>GTCACTTTAAATTGT---------AGAGATGTTACTAGTAATGGTACTATGACCAACAAGACTATCACGGGTCA---AGAAATGAAAAATT</text:p>
          </table:table-cell>
        </table:table-row>
        <table:table-row table:style-name="ro1">
          <table:table-cell office:value-type="string" calcext:value-type="string">
            <text:p>GTTACTGTCAGAAATGAGACTATCATAAATGAGGCTAGTAAATATCTTAATAACACT-GTGAAGGAAGAAATGAGAAATT</text:p>
          </table:table-cell>
        </table:table-row>
        <table:table-row table:style-name="ro1">
          <table:table-cell office:value-type="string" calcext:value-type="string">
            <text:p>GATGCTAGAATAAATTGTACAGATGCTAAAAATGGTACCTGTAATAGTACTGTTATCAGGGAGAGAAACATGCAAAATT</text:p>
          </table:table-cell>
        </table:table-row>
        <table:table-row table:style-name="ro1">
          <table:table-cell office:value-type="string" calcext:value-type="string">
            <text:p>TGTGTTACT------TGCAATGATT---------------ATACGAATAGCAGCAATGGAATAATACCCATAATGATACCGAGGGGAGAAATAAAAAATT</text:p>
          </table:table-cell>
        </table:table-row>
        <table:table-row table:style-name="ro1">
          <table:table-cell office:value-type="string" calcext:value-type="string">
            <text:p>TGTGTCACTCTAGAATGTGCTAATGTTACCAGGAATGCCAGTACTGTTAATAATACC---------------CAAGATTATGAGATGAAAAATT</text:p>
          </table:table-cell>
        </table:table-row>
        <table:table-row table:style-name="ro1">
          <table:table-cell office:value-type="string" calcext:value-type="string">
            <text:p>AACTGTACTAAT---GCTAATGGTACTAATAATAATGGTACTGTT-----AATGTCAATGATACCATGTATGGAGAAATAAAAAATT</text:p>
          </table:table-cell>
        </table:table-row>
        <table:table-row table:style-name="ro1">
          <table:table-cell office:value-type="string" calcext:value-type="string">
            <text:p>TTAAACTGTAGTAATGTTAATAATACCAGAAATAGTACTAATACCGTCAATAATACC---------------ATGAATGGAGAAATGAAAAATT</text:p>
          </table:table-cell>
        </table:table-row>
        <table:table-row table:style-name="ro1">
          <table:table-cell office:value-type="string" calcext:value-type="string">
            <text:p>AGTAGTGTTCCCTACAATGATACTAACAAGAGTACTAACAATAGTATCTACATTAATAATACCACAGATATCTACAATT</text:p>
          </table:table-cell>
        </table:table-row>
        <table:table-row table:style-name="ro1">
          <table:table-cell office:value-type="string" calcext:value-type="string">
            <text:p>ACCGGCAGTACTACCCCGCCTCCCACCAATACTACCATGACTACCGTCAGTGATACCATGAT---------TGGAGAAGTAAAAAATT</text:p>
          </table:table-cell>
        </table:table-row>
        <table:table-row table:style-name="ro1">
          <table:table-cell office:value-type="string" calcext:value-type="string">
            <text:p>AAT------AATATTACTAATAATGTTACTACTAACAGTAATGTTATTATCCCCTACAATGAGACAATAGGAGACATGAAAAATT</text:p>
          </table:table-cell>
        </table:table-row>
        <table:table-row table:style-name="ro1">
          <table:table-cell office:value-type="string" calcext:value-type="string">
            <text:p>CCACTCTGTGTCACTCTAAATTGTAC------AAAAGTTACTGCTAGTGTTACTAATGAT--------AATGTTACTGAAGAA-------ATAAGAAATT</text:p>
          </table:table-cell>
        </table:table-row>
        <table:table-row table:style-name="ro1">
          <table:table-cell office:value-type="string" calcext:value-type="string">
            <text:p>TTAGATTGTAGTAATGAGGTTAGATGTAAGAATGCTACTCGCCATGAAATTAATTGTACTGCTAC---------------AGAAATAAAAAATT</text:p>
          </table:table-cell>
        </table:table-row>
        <table:table-row table:style-name="ro1">
          <table:table-cell office:value-type="string" calcext:value-type="string">
            <text:p>AAGTTGACCCCACTTTGTGTCACTTTAAGATGTAC---------AAATGCTACCTACAATAATGATAATAACATG---------------------GATGGAAAAAATT</text:p>
          </table:table-cell>
        </table:table-row>
        <table:table-row table:style-name="ro1">
          <table:table-cell office:value-type="string" calcext:value-type="string">
            <text:p>TGTACTAATGCTAATTTTACCACTAATGTTACTATTACTGATACCTATAATAAAACCATGGGTGATGAAATGAAAAATT</text:p>
          </table:table-cell>
        </table:table-row>
        <table:table-row table:style-name="ro1">
          <table:table-cell office:value-type="string" calcext:value-type="string">
            <text:p>TTAAACTGT------------GGCAATGTTAGTGCTAATAGTACTAATATTGGAAACATAAGTGATACCATGAAGGGAGAACTAAAAAATT</text:p>
          </table:table-cell>
        </table:table-row>
        <table:table-row table:style-name="ro1">
          <table:table-cell office:value-type="string" calcext:value-type="string">
            <text:p>GATGTTACTAATAGTACTAATAGTACTAATGGTACTGTTACTGCTAATAGTGTTGTTAACGGTACTGATATGAAAAATT</text:p>
          </table:table-cell>
        </table:table-row>
        <table:table-row table:style-name="ro1">
          <table:table-cell office:value-type="string" calcext:value-type="string">
            <text:p>GTTGGAAATGGTACTGCTAGTAATGTTGGAAATAATACTTCTACCATCAATAACACCATGAATGGAGAAATAAAAAATT</text:p>
          </table:table-cell>
        </table:table-row>
        <table:table-row table:style-name="ro1">
          <table:table-cell office:value-type="string" calcext:value-type="string">
            <text:p>TGTGTCGTTTTAAACTGTACTAATGTTACCAGAAATATTACTAATATTACCAGTAGTGATTGG------------------GAAGAGAGAAAAAATT</text:p>
          </table:table-cell>
        </table:table-row>
        <table:table-row table:style-name="ro1">
          <table:table-cell office:value-type="string" calcext:value-type="string">
            <text:p>CCACTCTGTGTCACTCTAAACTGTAGCACTTTGCATAAGACTACCTATAATAATACCA---------------------TGCCTGACGACATAAAAAATT</text:p>
          </table:table-cell>
        </table:table-row>
        <table:table-row table:style-name="ro1">
          <table:table-cell office:value-type="string" calcext:value-type="string">
            <text:p>AATAATACAAATGTTAATGATACCGGTAAAATTAATGAGACCTACAAGGATGATAGT-ATGAATGGAGAAATAAAAGAAT</text:p>
          </table:table-cell>
        </table:table-row>
        <table:table-row table:style-name="ro1">
          <table:table-cell office:value-type="string" calcext:value-type="string">
            <text:p>TGTACAGATGTAAATGTTACCACAAATGCAAATGTTACCACTAATGGCACTGCTATTGGCGAGGGAGAGATAAAAAATT</text:p>
          </table:table-cell>
        </table:table-row>
        <table:table-row table:style-name="ro1">
          <table:table-cell office:value-type="string" calcext:value-type="string">
            <text:p>TGTGTCACTTTAAAATGTAGTAATGT---TAACAAAACTAATACTAACTTT------------ACGGATACAACAAATGGAGAAATAAAGAATT</text:p>
          </table:table-cell>
        </table:table-row>
        <table:table-row table:style-name="ro1">
          <table:table-cell office:value-type="string" calcext:value-type="string">
            <text:p>CATTGTGGGAATATAACTAATAAAAATCCTGCCAATAATGAAACTGTTAAGGGTGATGAC----ATAAATGAAATAAAAAACT</text:p>
          </table:table-cell>
        </table:table-row>
        <table:table-row table:style-name="ro1">
          <table:table-cell office:value-type="string" calcext:value-type="string">
            <text:p>AAGAATAATACCAGTAGGGGTAAAGATAACAACAACAACTATAATAGCACAACTAGCACAACTGAAGAAATAAAAAATT</text:p>
          </table:table-cell>
        </table:table-row>
        <table:table-row table:style-name="ro1">
          <table:table-cell office:value-type="string" calcext:value-type="string">
            <text:p>ACCCCACTCTGTGTCACCTTAAATTGTACTAATGTA---------ACTAGTACTAAAAATGAT---------------ATAAATGATACAGGAATGAAAAATT</text:p>
          </table:table-cell>
        </table:table-row>
        <table:table-row table:style-name="ro1">
          <table:table-cell office:value-type="string" calcext:value-type="string">
            <text:p>TGAAGATATAATCAGTTTATGGGATGAAGGCCTAAAGCCATGTGTAAAGTTGACCCCACTCTGTGTCACGTTAAAC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GTAGTAGTACTACTACTCCTACTACTACTCATACTACTACTCCTCCTAGTGATGATGG-TAAGGATGAAATGAAAAATT</text:p>
          </table:table-cell>
        </table:table-row>
        <table:table-row table:style-name="ro1">
          <table:table-cell office:value-type="string" calcext:value-type="string">
            <text:p>AGCAATGTCAATGTCACCTTAGGGCATAACAATATTACCAATGCTACC---------ATGGAACCCAGGGAGGCGGAAATGAAAAATT</text:p>
          </table:table-cell>
        </table:table-row>
        <table:table-row table:style-name="ro1">
          <table:table-cell office:value-type="string" calcext:value-type="string">
            <text:p>AAGTTGACCCCACTCTGTGTCACTTTAAATTGTACAAATGTTAATACTACAGTTAATGCTACT------------------------------GGAGAAATAAAAAATT</text:p>
          </table:table-cell>
        </table:table-row>
        <table:table-row table:style-name="ro1">
          <table:table-cell office:value-type="string" calcext:value-type="string">
            <text:p>ACTTTAAGCTG------------------TGATAATGCTAATACTACCAACAATAAGACTACATTCCATAAAGATATGAGTGAAGAAATAAAAAATT</text:p>
          </table:table-cell>
        </table:table-row>
        <table:table-row table:style-name="ro1">
          <table:table-cell office:value-type="string" calcext:value-type="string">
            <text:p>GTCACTTTAAACTGTACTTCCATTACTAATACTTCCATTACTAGTACT------------TCCCTGAAGGAAGATGAGGAAATGAAAAATT</text:p>
          </table:table-cell>
        </table:table-row>
        <table:table-row table:style-name="ro1">
          <table:table-cell office:value-type="string" calcext:value-type="string">
            <text:p>GATGTACAAAGGAATAGTAGCAGTACCCTCAATAGTAGCAGTACCCTCAATGGGAGCATGAT---------TGGAGAAATAAAAAATT</text:p>
          </table:table-cell>
        </table:table-row>
        <table:table-row table:style-name="ro1">
          <table:table-cell office:value-type="string" calcext:value-type="string">
            <text:p>AATAGTACCAGTAGTAATGTTAATAGTACCAGTAATGGTAATGATACCACCCAGGAGGGCATAGAAGAGATAAAAAATT</text:p>
          </table:table-cell>
        </table:table-row>
        <table:table-row table:style-name="ro1">
          <table:table-cell office:value-type="string" calcext:value-type="string">
            <text:p>CCACTCTGTGTCACTTTGAACTGT------------AGTAATGTTAATATTACTAATACTAGTGAAACCAT---------GAAAGAAGAAATAAAAAACT</text:p>
          </table:table-cell>
        </table:table-row>
        <table:table-row table:style-name="ro1">
          <table:table-cell office:value-type="string" calcext:value-type="string">
            <text:p>AAAGGTCCTGCGAACAGTTCTACTATTACTACTAGTACAACTAGTCCTACTAGTACTGTTGAACCGATAATGAAAAATT</text:p>
          </table:table-cell>
        </table:table-row>
        <table:table-row table:style-name="ro1">
          <table:table-cell office:value-type="string" calcext:value-type="string">
            <text:p>TTAAAATGTGCAAATGCAAGCAATACTAGTACAACAGATAATGCTACCTGCGATGAAAT---------GAAGGAAGAAATAAAAAATT</text:p>
          </table:table-cell>
        </table:table-row>
        <table:table-row table:style-name="ro1">
          <table:table-cell office:value-type="string" calcext:value-type="string">
            <text:p>AACTGTACCAGGGCTAACAATAATTTTACTATTTTCCTCAAGGGGACCCCCCATGAGAGCATGA------------AAAAAAAAAAAATTT</text:p>
          </table:table-cell>
        </table:table-row>
        <table:table-row table:style-name="ro1">
          <table:table-cell office:value-type="string" calcext:value-type="string">
            <text:p>ACTTTAAACTGTACAGAGGTTAATAAGACAAGGGATGCCAATAATACTAGC---------ATTGCAGGCACTGAAGAAATGAAAAATT</text:p>
          </table:table-cell>
        </table:table-row>
        <table:table-row table:style-name="ro1">
          <table:table-cell office:value-type="string" calcext:value-type="string">
            <text:p>GAGAATACTACCACCATCACCACTTCCACTGTTTCCACCACAATGAGTAATGATACTTATGAAA-TTGACATGAAAAATT</text:p>
          </table:table-cell>
        </table:table-row>
        <table:table-row table:style-name="ro1">
          <table:table-cell office:value-type="string" calcext:value-type="string">
            <text:p>GTCACCTTAACTTGCAGCAATGCATCCTACAATGGGACCAATACAACCTACAATGGTACC------------------ATGCAAGACATAAAAAATT</text:p>
          </table:table-cell>
        </table:table-row>
        <table:table-row table:style-name="ro1">
          <table:table-cell office:value-type="string" calcext:value-type="string">
            <text:p>TGTGTCACCTTACACTGTAGCAATGCTAACAATGCTACATCTACAGTTAATAATAGCATTAG---------------TGAAGACATGAGAAATT</text:p>
          </table:table-cell>
        </table:table-row>
        <table:table-row table:style-name="ro1">
          <table:table-cell office:value-type="string" calcext:value-type="string">
            <text:p>TTGACCCCACTCTGTGTCACTTTAAATTGTACAAATAAGATTACAGGTGTTAATGCTACCCACGAT---------------------------GAGAGAATGAATT</text:p>
          </table:table-cell>
        </table:table-row>
        <table:table-row table:style-name="ro1">
          <table:table-cell office:value-type="string" calcext:value-type="string">
            <text:p>AAGTGT------------GGGGATGTCAATGTCACCAATAGTACCCAAGTTGAAAATAATACCATCAAGATGAAGGAGGAAATAAAAAATT</text:p>
          </table:table-cell>
        </table:table-row>
        <table:table-row table:style-name="ro1">
          <table:table-cell office:value-type="string" calcext:value-type="string">
            <text:p>ATAAATGGTGGTGCTACCAATAATGCCATAGCTGGTAATGCTACCATAAATAGTAATATA-ACTGAAGAAATGAAAAATT</text:p>
          </table:table-cell>
        </table:table-row>
        <table:table-row table:style-name="ro1">
          <table:table-cell office:value-type="string" calcext:value-type="string">
            <text:p>GTTACTTTAAACTGTACAAATGCTACAACTGCTATGAATGCTACAATTGATAATAACA------------TGCAGGGAGAAATAAAAAATT</text:p>
          </table:table-cell>
        </table:table-row>
        <table:table-row table:style-name="ro1">
          <table:table-cell office:value-type="string" calcext:value-type="string">
            <text:p>ACTTTAGAATGTAGAAATGTTAGCAGAAATGTTAGCAGTTATAATACCTACAATGGGAGCGTG------------GAGGAAATAAAAAATT</text:p>
          </table:table-cell>
        </table:table-row>
        <table:table-row table:style-name="ro1">
          <table:table-cell office:value-type="string" calcext:value-type="string">
            <text:p>TGTTCAAATGCAAATTTTACAAATACAACTAGGAATTTTGCAGGAGTAAAGGCTGAGGATAAGGAAGAAGTAAAAAATT</text:p>
          </table:table-cell>
        </table:table-row>
        <table:table-row table:style-name="ro1">
          <table:table-cell office:value-type="string" calcext:value-type="string">
            <text:p>ACTTTAAACTGT---------AAGAATGTTACCAGTAAGGATATCAATATTACCAGCAATGCAGAAATGAAAGCAGAAATGAAAAATT</text:p>
          </table:table-cell>
        </table:table-row>
        <table:table-row table:style-name="ro1">
          <table:table-cell office:value-type="string" calcext:value-type="string">
            <text:p>TGCAATAATACTTGTAGAGATAATGTTACTGATAAGTACAGTTTTAACATAACTGAAGACACTGGAGAAGTAAAAAATT</text:p>
          </table:table-cell>
        </table:table-row>
        <table:table-row table:style-name="ro1">
          <table:table-cell office:value-type="string" calcext:value-type="string">
            <text:p>AAATGTACAAATGCAACTCTAAACAGTACAAATACAACAGCTAGTGTC--------AATAATAGCCTGGAGGGAGAAGTAAAAAATT</text:p>
          </table:table-cell>
        </table:table-row>
        <table:table-row table:style-name="ro1">
          <table:table-cell office:value-type="string" calcext:value-type="string">
            <text:p>TTATATTGTACAAATTTTAATGCTACCAGTAATAGCAATGCTACGGTTAGTAGTAACAG---------------TACGGGAGAAATAAAAAATT</text:p>
          </table:table-cell>
        </table:table-row>
        <table:table-row table:style-name="ro1">
          <table:table-cell office:value-type="string" calcext:value-type="string">
            <text:p>GTCACTTTAAATTGTTTAAATTGTACAAATTGTACAGAGGCACTTGTTAACAAT------------ACTTGGAAGGAAGAAATAAAAAATT</text:p>
          </table:table-cell>
        </table:table-row>
        <table:table-row table:style-name="ro1">
          <table:table-cell office:value-type="string" calcext:value-type="string">
            <text:p>ACCTACAATAGTACCCACAAGGAGAACGAGAAGGCCTACAATGGTAGCATAGGGAACATGAT---------TGGAGAAGTAAAAAATT</text:p>
          </table:table-cell>
        </table:table-row>
        <table:table-row table:style-name="ro1">
          <table:table-cell office:value-type="string" calcext:value-type="string">
            <text:p>TTGACCCCACTCTGTGTCACTTTAAACTGCACC---------AATGCTACTCTTTCTGCTAATAAAACC------------------ATGGAGGAAATACAAAATT</text:p>
          </table:table-cell>
        </table:table-row>
        <table:table-row table:style-name="ro1">
          <table:table-cell office:value-type="string" calcext:value-type="string">
            <text:p>TTAAATTGTACAAATGTAGATGTGAATGTTACCAGTGTTAATGATAGCCTCAGGGAAATACC---------GGGAGAAATAAAAAATT</text:p>
          </table:table-cell>
        </table:table-row>
        <table:table-row table:style-name="ro1">
          <table:table-cell office:value-type="string" calcext:value-type="string">
            <text:p>GTCACAATGTATTGTACTAATGTTACTAATGATACTAATGCTAATATTGTCAA------------GAGGGAAGGAATAGAAATGAAAAATT</text:p>
          </table:table-cell>
        </table:table-row>
        <table:table-row table:style-name="ro1">
          <table:table-cell office:value-type="string" calcext:value-type="string">
            <text:p>AAGTTGACCCCACTCTGTGTCACTTTAAATTGTAAGGA---GAAGAAAAATAATGATACT---------------------------GAAGTTGAAAAAATGCAAGAGT</text:p>
          </table:table-cell>
        </table:table-row>
        <table:table-row table:style-name="ro1">
          <table:table-cell office:value-type="string" calcext:value-type="string">
            <text:p>ATTAGGAATGCTACTACTAGTGGAAATGATAATGTTAGCAGTACGGTTAATGGAAACCAAGTTAGTGAAATAAAAAATT</text:p>
          </table:table-cell>
        </table:table-row>
        <table:table-row table:style-name="ro1">
          <table:table-cell office:value-type="string" calcext:value-type="string">
            <text:p>GATCAGAGCCTAAAGCCATGTGTAAAGTTGACCCCACTCTGTGTTACTTTAACTTGCAC------------------------------------------------------AACAGAAGAAATGAAAAACT</text:p>
          </table:table-cell>
        </table:table-row>
        <table:table-row table:style-name="ro1">
          <table:table-cell office:value-type="string" calcext:value-type="string">
            <text:p>TTAAACTGTAGTAATGCTAATGTTACCAGTAATGCTACCAGTA-----TGGTTAATAATAGT-ATGAATGGAGAAATAAAGAATT</text:p>
          </table:table-cell>
        </table:table-row>
        <table:table-row table:style-name="ro1">
          <table:table-cell office:value-type="string" calcext:value-type="string">
            <text:p>TGTGTTACTTTGAATTGTAGCAATGTTAATCGTAATGTTACCAATAATGATACT---------------ACTGTCAAGGAAGAAATGAAAAATT</text:p>
          </table:table-cell>
        </table:table-row>
        <table:table-row table:style-name="ro1">
          <table:table-cell office:value-type="string" calcext:value-type="string">
            <text:p>ACATTAAACTGC------------AGTAATGTTAATGTTAATGGTACTGGAGGGAACGCCACTGTTGAAGAGAAGGGAGAAATGCTAAATT</text:p>
          </table:table-cell>
        </table:table-row>
        <table:table-row table:style-name="ro1">
          <table:table-cell office:value-type="string" calcext:value-type="string">
            <text:p>ACCTGCATGAATGTTAACAGCAGTCGTGGTAATGACACTCATAACGGCACTGCTAACATGGTG---GAAGAAATGAAAAATT</text:p>
          </table:table-cell>
        </table:table-row>
        <table:table-row table:style-name="ro1">
          <table:table-cell office:value-type="string" calcext:value-type="string">
            <text:p>TGTACAAATTGTACAAGTGGTAATGAGACCAGTAATAATGCTAATGCCACCCGTATTGTAAATGAAGAAATGAGAAATT</text:p>
          </table:table-cell>
        </table:table-row>
        <table:table-row table:style-name="ro1">
          <table:table-cell office:value-type="string" calcext:value-type="string">
            <text:p>CTGACCCCACTCTGTGTCACTTTAAAGTGTAC---------AAATACTACCTATTATAATGTTAGCAGC------------------AAGGAAGAAATAAAAAATT</text:p>
          </table:table-cell>
        </table:table-row>
        <table:table-row table:style-name="ro1">
          <table:table-cell office:value-type="string" calcext:value-type="string">
            <text:p>TTAGAGTGTACAAATGCTAACATTACTAATGATAACAGTACTACTATC--GATAATAGTACCAGAGA----AGAAATAAAAAATT</text:p>
          </table:table-cell>
        </table:table-row>
        <table:table-row table:style-name="ro1">
          <table:table-cell office:value-type="string" calcext:value-type="string">
            <text:p>TTGACCCCACTCTGTGTCACTTTAAATTGTAC---------AAATGCTACTACCAGCAATAGTAGCAG------------------AACTGGTGAGATAAAAAATT</text:p>
          </table:table-cell>
        </table:table-row>
        <table:table-row table:style-name="ro1">
          <table:table-cell office:value-type="string" calcext:value-type="string">
            <text:p>ACTTTAAATTGTACT---------AATACTACGAGTACTTACCATAGGGGCTGGGATAATCAAAGCATAAGTGATGAATTAAAAAATT</text:p>
          </table:table-cell>
        </table:table-row>
        <table:table-row table:style-name="ro1">
          <table:table-cell office:value-type="string" calcext:value-type="string">
            <text:p>AATGCTAATGTTAATGTTACCAACAGTACTGACAGCATGGAGGGAGAAATAAAAAATATGAAGGAAGAAATAAAAAATT</text:p>
          </table:table-cell>
        </table:table-row>
        <table:table-row table:style-name="ro1">
          <table:table-cell office:value-type="string" calcext:value-type="string">
            <text:p>AGCAATAGTAATGTTACCAGCAATAGTACTAGCGATAGTACTCTCAGAATGCTAATGGAGAATGGATACATAGTAAATT</text:p>
          </table:table-cell>
        </table:table-row>
        <table:table-row table:style-name="ro1">
          <table:table-cell office:value-type="string" calcext:value-type="string">
            <text:p>ACCAGTACAGAGGCTAATGCTAACAGTACTGTT-----AATGATAATGCTACCAGTAATGTTAATGAGACCAATATGAGAAATT</text:p>
          </table:table-cell>
        </table:table-row>
        <table:table-row table:style-name="ro1">
          <table:table-cell office:value-type="string" calcext:value-type="string">
            <text:p>AATTGTACTGATTACCAGGGTAATTTTACTAACAATGGTACTATTAACAATAATACCACAGGG---GGAGAAATGAAAAATT</text:p>
          </table:table-cell>
        </table:table-row>
        <table:table-row table:style-name="ro1">
          <table:table-cell office:value-type="string" calcext:value-type="string">
            <text:p>TGTGTCACTTTAAAATGTGGAACTGTTAAGGTTAACTCTACTAACTCCACAGATACC---------------ATGGATAGGGAAATGAAAAATT</text:p>
          </table:table-cell>
        </table:table-row>
        <table:table-row table:style-name="ro1">
          <table:table-cell office:value-type="string" calcext:value-type="string">
            <text:p>AGTAGTAATAATACCAGTAGTAGTAATAATACTGATACCAGTAATGGTACTGTTAACATAAATGAGGAAATGAAAAATT</text:p>
          </table:table-cell>
        </table:table-row>
        <table:table-row table:style-name="ro1">
          <table:table-cell office:value-type="string" calcext:value-type="string">
            <text:p>GCTACAAGTGCTAAGGCTACAAGTGATAATGCTACAAGTGCTACTGTTACCAGCAATATT---------------------AAGGAGGAAATGACAAATT</text:p>
          </table:table-cell>
        </table:table-row>
        <table:table-row table:style-name="ro1">
          <table:table-cell office:value-type="string" calcext:value-type="string">
            <text:p>ACCCCACTCTGTGTCACGTTAAACTGTAGCAATGTTGCCAATGCTACATACAATGACA------------------------TGAAGGAAGAAATGAAAAATT</text:p>
          </table:table-cell>
        </table:table-row>
        <table:table-row table:style-name="ro1">
          <table:table-cell office:value-type="string" calcext:value-type="string">
            <text:p>CACTGCAGTGATGCTAAGGATAATGCTACTGTCAATAATAATGCT-----ACTGTCAATAACAGCACTGATGAAATAAAAAATT</text:p>
          </table:table-cell>
        </table:table-row>
        <table:table-row table:style-name="ro1">
          <table:table-cell office:value-type="string" calcext:value-type="string">
            <text:p>AGTGTTAATACTACTAATAGTAGTACTACTAGTACTACTGCAAGTACTACTGATAATATCTCTGGAGAAATGAACAATT</text:p>
          </table:table-cell>
        </table:table-row>
        <table:table-row table:style-name="ro1">
          <table:table-cell office:value-type="string" calcext:value-type="string">
            <text:p>TTAATATGT---------AGAAATGTTAACCTTACTAATAATAATAGCATAAGTGGTAATGATAGC-ATGAGTGGAGAAATGAGAAATT</text:p>
          </table:table-cell>
        </table:table-row>
        <table:table-row table:style-name="ro1">
          <table:table-cell office:value-type="string" calcext:value-type="string">
            <text:p>GTTACCTTAAACTGTAGGGATGCTGATTT---------TACTAGTATCCACAATAATACCATGGATAT---------GAATGGAGAAATAAAAAATT</text:p>
          </table:table-cell>
        </table:table-row>
        <table:table-row table:style-name="ro1">
          <table:table-cell office:value-type="string" calcext:value-type="string">
            <text:p>GTTACTGCTAATGCTACCAAAAGTGATAATAATACAAATGTTAATGTTACTGCTAATAATGATAAT----------GATATAAGAAATT</text:p>
          </table:table-cell>
        </table:table-row>
        <table:table-row table:style-name="ro1">
          <table:table-cell office:value-type="string" calcext:value-type="string">
            <text:p>TTA------ACTTGTGGAAATGTTAGTGTTAGTAACAGCAGTGTTAATGTTAG--TGACAACAGTGTTAAGGAGGAAATGAAAAATT</text:p>
          </table:table-cell>
        </table:table-row>
        <table:table-row table:style-name="ro1">
          <table:table-cell office:value-type="string" calcext:value-type="string">
            <text:p>TGTGTAAAGTTGACCCCACTCTGTGTCACTTTAAATTGT------------AGCAATGCTAAGGTTAATAGTACT------------------------GGAGAAATAAAAAATT</text:p>
          </table:table-cell>
        </table:table-row>
        <table:table-row table:style-name="ro1">
          <table:table-cell office:value-type="string" calcext:value-type="string">
            <text:p>TGTTCAGATGTAAATGTTACCACAAATTTTACCAAAATGGATAATGAGACCATGAGCATGCAG---GGAGAAATAAAAAATT</text:p>
          </table:table-cell>
        </table:table-row>
        <table:table-row table:style-name="ro1">
          <table:table-cell office:value-type="string" calcext:value-type="string">
            <text:p>TTGACCCCCCTCTGTGTCACTTTAAGATGTACAAAGCC---AAATGTTACGAGTACTAAT------------------------GTGACTGAAGGCATGAAAAATT</text:p>
          </table:table-cell>
        </table:table-row>
        <table:table-row table:style-name="ro1">
          <table:table-cell office:value-type="string" calcext:value-type="string">
            <text:p>AAGCCATGTGTAAAGTTGACCCCACTCTGTGTCACTTTAAACTGTACAGATGTAAACAATAATAGTAGT------------------------------------------ATGAAGAATT</text:p>
          </table:table-cell>
        </table:table-row>
        <table:table-row table:style-name="ro1">
          <table:table-cell office:value-type="string" calcext:value-type="string">
            <text:p>GTTAGTAGCTCTAATGTTCGCGGCTTTAATGTTAGCAGCTATAAGGGTAATGATACCATAGATA-GAGAAATGAGAAATT</text:p>
          </table:table-cell>
        </table:table-row>
        <table:table-row table:style-name="ro1">
          <table:table-cell office:value-type="string" calcext:value-type="string">
            <text:p>AGGTTGACCCCACTCTGTGTCACTTTAAATTGTACCAATGTTATTAATGATACGTATGATATGAATGAT------------------------------ATGAAAAATT</text:p>
          </table:table-cell>
        </table:table-row>
        <table:table-row table:style-name="ro1">
          <table:table-cell office:value-type="string" calcext:value-type="string">
            <text:p>AACTGT------------AGTAATGCTAATATCAGTAGTAATGCTAATGGCACAATTTTCAATGGAAACACAAGTGAGGAAATGAAAAATT</text:p>
          </table:table-cell>
        </table:table-row>
        <table:table-row table:style-name="ro1">
          <table:table-cell office:value-type="string" calcext:value-type="string">
            <text:p>AGTGATGTAAAGGTTAATAGCAGTAGTAGTGTAAATAAT-----AACCATACTAGTGTTAATGCCTCCAGTGACATGAAAAATT</text:p>
          </table:table-cell>
        </table:table-row>
        <table:table-row table:style-name="ro1">
          <table:table-cell office:value-type="string" calcext:value-type="string">
            <text:p>TGTACAACTGCAAATAGGACTGTTAGTGATAAGGTTACCACTGAAGAACAGACAGAAATAAAAAATGAA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AAAAGTGTGAGGAT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AGAATGTACAGAT------GACATTAAAAATGTAACAGGTAGTGGGAACGGGACAACAGGGAATAACAGTGACATGAAAAAGT</text:p>
          </table:table-cell>
        </table:table-row>
        <table:table-row table:style-name="ro1">
          <table:table-cell office:value-type="string" calcext:value-type="string">
            <text:p>TTAAACTGTAATAAGGTTACTGTTAATACTACTGTTACTGTTACCAATAATAATACCATGGATACTGTAATG---------------AAAAATT</text:p>
          </table:table-cell>
        </table:table-row>
        <table:table-row table:style-name="ro1">
          <table:table-cell office:value-type="string" calcext:value-type="string">
            <text:p>TTAAACTGTAGTAATGCTAATGTTACCAGTAATGCTACCAGTA-----TGGTTAATAATAGT-ATGAATGGAGAAATAAAGAATT</text:p>
          </table:table-cell>
        </table:table-row>
        <table:table-row table:style-name="ro1">
          <table:table-cell office:value-type="string" calcext:value-type="string">
            <text:p>TGTACAAATGCTAACTTTACCAATGCTAACTTTACCAGTGCAAATGTT--GAGAATAATAAT----ACCGGAGAAATGAAAAATT</text:p>
          </table:table-cell>
        </table:table-row>
        <table:table-row table:style-name="ro1">
          <table:table-cell office:value-type="string" calcext:value-type="string">
            <text:p>TTACACTGCACAAATGCTAATATTACCAAGAATGGTAATGCTACCTATAATGATACC---------------ATGAAGGGAGAAATACAAAATT</text:p>
          </table:table-cell>
        </table:table-row>
        <table:table-row table:style-name="ro1">
          <table:table-cell office:value-type="string" calcext:value-type="string">
            <text:p>TTAAACTGTAGTGATGCTGAGAGAAATGTTACCCTCAATGATAATAATAATGCCACCAT------GAAGGGAGAAATAAAAAATT</text:p>
          </table:table-cell>
        </table:table-row>
        <table:table-row table:style-name="ro1">
          <table:table-cell office:value-type="string" calcext:value-type="string">
            <text:p>TTGACCCCACTCTGTGTCACTCTAACTTGTACAAATGT---------------TACCAATAGTAGTTCC------------ATTGATAAGGAAGAAAAGAAAAATT</text:p>
          </table:table-cell>
        </table:table-row>
        <table:table-row table:style-name="ro1">
          <table:table-cell office:value-type="string" calcext:value-type="string">
            <text:p>CAAGTAGAAGCTAATGCTACCAGTAATAGTAATGCTACCCTCAATAATAATGATACCATAGATA-GAGAAATGAGAAATT</text:p>
          </table:table-cell>
        </table:table-row>
        <table:table-row table:style-name="ro1">
          <table:table-cell office:value-type="string" calcext:value-type="string">
            <text:p>CGCACAAATGATACCCTCAGTGTAAATGTTACCTATAACGTAAATGATACCTACAAGATGAAGGAAGAAATGAAAAATT</text:p>
          </table:table-cell>
        </table:table-row>
        <table:table-row table:style-name="ro1">
          <table:table-cell office:value-type="string" calcext:value-type="string">
            <text:p>GTCACTTTACATTGTAGCACTGTTAATGCTACCGCTAATAGCAATGCTACCATT-----AATGGTACTGAAGAA-------ATGAAAAACT</text:p>
          </table:table-cell>
        </table:table-row>
        <table:table-row table:style-name="ro1">
          <table:table-cell office:value-type="string" calcext:value-type="string">
            <text:p>CCATGTGTGAAGTTGACCCCACTCTGTGTCACTTTAAATTGTACCACTTATAATAATACTGTT---------------------------------------GAGGAAATAAAAAATT</text:p>
          </table:table-cell>
        </table:table-row>
        <table:table-row table:style-name="ro1">
          <table:table-cell office:value-type="string" calcext:value-type="string">
            <text:p>GATACAAATGGTAATAGTACAAGTGGTAATGATACAAATGTTGATAATGAAAAGGCTATAAATGAAGACATGAGAAATT</text:p>
          </table:table-cell>
        </table:table-row>
        <table:table-row table:style-name="ro1">
          <table:table-cell office:value-type="string" calcext:value-type="string">
            <text:p>TGTAGTAATCTTAACACAACCACCACAAACACCACTGGTATAAACATCAATGATACCATGAATAA---CGAACTAAAAAATT</text:p>
          </table:table-cell>
        </table:table-row>
        <table:table-row table:style-name="ro1">
          <table:table-cell office:value-type="string" calcext:value-type="string">
            <text:p>TTAAATTGTTCAGACAACGTCAGGAATATTAACTCCACTAATAACTCCACTAATAGCATGGC------TGGAGAAATAAAAAATT</text:p>
          </table:table-cell>
        </table:table-row>
        <table:table-row table:style-name="ro1">
          <table:table-cell office:value-type="string" calcext:value-type="string">
            <text:p>GAAGCAAAGCTAAATGGAACTACTAACAATAATACCATGGGTGGAGTATTGAAAAATATGACCAATGAAATGAAAAATT</text:p>
          </table:table-cell>
        </table:table-row>
        <table:table-row table:style-name="ro1">
          <table:table-cell office:value-type="string" calcext:value-type="string">
            <text:p>TTACAGTGTAGT---------AATGTTGCTAATACCAGTACAAGTAATATCACCTACAGTAATGGCACAAAAGAAGAAATGAGAAATT</text:p>
          </table:table-cell>
        </table:table-row>
        <table:table-row table:style-name="ro1">
          <table:table-cell office:value-type="string" calcext:value-type="string">
            <text:p>TTAAAATGTAGAGAGGTTAATGCTACCAAAAATGGTAATATCACCTATAATAATACC---------------ATGAAGGGAGAAATAAAAAATT</text:p>
          </table:table-cell>
        </table:table-row>
        <table:table-row table:style-name="ro1">
          <table:table-cell office:value-type="string" calcext:value-type="string">
            <text:p>TGTAGTGATGTTACTAATGCTACTGTCAATGTTACTACTGCTACTGTCAATAATACCATA------AAGGAAGAAATGAGAAATT</text:p>
          </table:table-cell>
        </table:table-row>
        <table:table-row table:style-name="ro1">
          <table:table-cell office:value-type="string" calcext:value-type="string">
            <text:p>AATACCAATCTTACCAGTAATGGTACCCTCAATAACAACATGACCCTCTATAACAACATGAGTAGTGAAATGAGAAATT</text:p>
          </table:table-cell>
        </table:table-row>
        <table:table-row table:style-name="ro1">
          <table:table-cell office:value-type="string" calcext:value-type="string">
            <text:p>ACCCCACTCTGTGTCACTCTAAATTGTACCAATGTTAAGAATAATAACGTTGGTAACA------------------------TGACTGGAGAAGTAAAGAATT</text:p>
          </table:table-cell>
        </table:table-row>
        <table:table-row table:style-name="ro1">
          <table:table-cell office:value-type="string" calcext:value-type="string">
            <text:p>ACTTTAAACTGTACTAATTT---AAATGCTACTGCTGCCAATACTACTTTTGATAATAGTACTATTGAGGACAG------GAAAAATT</text:p>
          </table:table-cell>
        </table:table-row>
        <table:table-row table:style-name="ro1">
          <table:table-cell office:value-type="string" calcext:value-type="string">
            <text:p>TGTGTAAAGTTGACCCCACTCTGTGTCACTTTAAAGTGTACAGACGCAGGAGGTAGCAT------------------------------------GGCAGGAGAAATAAAAAACT</text:p>
          </table:table-cell>
        </table:table-row>
        <table:table-row table:style-name="ro1">
          <table:table-cell office:value-type="string" calcext:value-type="string">
            <text:p>CTCAGTATTACTATCAATAGCAGT---------AATGATAATCTTACCAGTAGAGGTAATGTGACCAT---------GAATTGGGAAATAGTAAACT</text:p>
          </table:table-cell>
        </table:table-row>
        <table:table-row table:style-name="ro1">
          <table:table-cell office:value-type="string" calcext:value-type="string">
            <text:p>TGTGTCACTTTAAACTGTAGCGATAATATTACTATTAATAGTACCTACAACAATAAC---------------ATGACTGGAGAAATAAAAAATT</text:p>
          </table:table-cell>
        </table:table-row>
        <table:table-row table:style-name="ro1">
          <table:table-cell office:value-type="string" calcext:value-type="string">
            <text:p>GCCACTACCACTAAGGCCGGAAATGAGAGTGGTCACACCAATACCACTCAGGCCGAAAATATTGAAGACATGAAAAATT</text:p>
          </table:table-cell>
        </table:table-row>
        <table:table-row table:style-name="ro1">
          <table:table-cell office:value-type="string" calcext:value-type="string">
            <text:p>AATACTACCAATAATGGTAGTGTTACCAATAATATTACTGCTACAGACCATAATACCATGAAGGAAGAAATGACAAATT</text:p>
          </table:table-cell>
        </table:table-row>
        <table:table-row table:style-name="ro1">
          <table:table-cell office:value-type="string" calcext:value-type="string">
            <text:p>TGCAATAAAAATGCTAGTACTGTTGCCAGCAAGACAAATAATACTGCTAACATGACAGACCATGCTAGCATGAAAAATT</text:p>
          </table:table-cell>
        </table:table-row>
        <table:table-row table:style-name="ro1">
          <table:table-cell office:value-type="string" calcext:value-type="string">
            <text:p>AATGTAAATGTTACCTACAATAATAGCTTAACTGCAACTGATACCTACAATAATAGC---------------ATGGTTGGAGAAGTAAAAAATT</text:p>
          </table:table-cell>
        </table:table-row>
        <table:table-row table:style-name="ro1">
          <table:table-cell office:value-type="string" calcext:value-type="string">
            <text:p>CTCTGTGTCACTTTAAACTG------------------TAGTAACGTCAATAGTAATA--GGACAGTTGATAATGCCACACAGGGAGAAATGAAAAATT</text:p>
          </table:table-cell>
        </table:table-row>
        <table:table-row table:style-name="ro1">
          <table:table-cell office:value-type="string" calcext:value-type="string">
            <text:p>AAGTTGACCCCGCTCTGTGTCACTTTAGACTGTGT------------TAATGCTACTGTCAATAGTACCA------------------TAATTGGAGAAATAAAAAATT</text:p>
          </table:table-cell>
        </table:table-row>
        <table:table-row table:style-name="ro1">
          <table:table-cell office:value-type="string" calcext:value-type="string">
            <text:p>GTAAGCACTAATACTACCGACAGTGCTAATAATACCAGTACCTTTAATGTTACCAGTAATGATAAT----------GAAATGAAAAACT</text:p>
          </table:table-cell>
        </table:table-row>
        <table:table-row table:style-name="ro1">
          <table:table-cell office:value-type="string" calcext:value-type="string">
            <text:p>GAATGT---------AAAAATTACAATGGGACCCTCAATAATGCCCACGAAATTCCCATCAGAGGGAACGAAGCAGAAATAAGAAAAT</text:p>
          </table:table-cell>
        </table:table-row>
        <table:table-row table:style-name="ro1">
          <table:table-cell office:value-type="string" calcext:value-type="string">
            <text:p>ACTTTAAATTGTAC---------AAATGCTACCATCACTAATACAATCAATGCTACCATCAATAATGCAATGGAAGAAATGAAAAATT</text:p>
          </table:table-cell>
        </table:table-row>
        <table:table-row table:style-name="ro1">
          <table:table-cell office:value-type="string" calcext:value-type="string">
            <text:p>TGTGTAAAGTTAACCCCACTCTGTGTCACTTTAAACTGTACAAACKTTAGGSCTGATAATGGGAC------------------------------------AGAAATAAAAAATT</text:p>
          </table:table-cell>
        </table:table-row>
        <table:table-row table:style-name="ro1">
          <table:table-cell office:value-type="string" calcext:value-type="string">
            <text:p>CTCTGTGTCACTCTAAATTGTACAAATGCTACTTCTATTAATGCTACCATTAACAATACTACCGAT------------------------GAAATAAAAAATT</text:p>
          </table:table-cell>
        </table:table-row>
        <table:table-row table:style-name="ro1">
          <table:table-cell office:value-type="string" calcext:value-type="string">
            <text:p>AYCTTAAMCTG------------------TAGTAATGCTAATGTTACCAKTGGGAATGCTACTGCAGAGGATAACAAAGATA-AAGAAATAAAGAAAT</text:p>
          </table:table-cell>
        </table:table-row>
        <table:table-row table:style-name="ro1">
          <table:table-cell office:value-type="string" calcext:value-type="string">
            <text:p>AATGTCAGTGCTCCCAAAGATGATACCAGTGTCACTGTTTCCTACAATAGTACCAG------------GGAACGGGACCAAATGAGAAATT</text:p>
          </table:table-cell>
        </table:table-row>
        <table:table-row table:style-name="ro1">
          <table:table-cell office:value-type="string" calcext:value-type="string">
            <text:p>ATTAGGAATAGTACCTCCAGTGAGAATAATAGTACCTCCAGTACCAACAGTACAATCTTGAGTGAAATAATGAGAAATT</text:p>
          </table:table-cell>
        </table:table-row>
        <table:table-row table:style-name="ro1">
          <table:table-cell office:value-type="string" calcext:value-type="string">
            <text:p>TGTGTAAAATTGACCCCACTCTGTGTCACTTTASAGTGTAAAAATATTACAAATGATAATACTAC------------------------------------AGAAATGAGAAATT</text:p>
          </table:table-cell>
        </table:table-row>
        <table:table-row table:style-name="ro1">
          <table:table-cell office:value-type="string" calcext:value-type="string">
            <text:p>ACCAATACTAATACCACCAGTACAGATAACAGAAATGCTACCAGTAATGATACTGAAATGAAGGGAGAAATAAAAGATT</text:p>
          </table:table-cell>
        </table:table-row>
        <table:table-row table:style-name="ro1">
          <table:table-cell office:value-type="string" calcext:value-type="string">
            <text:p>AATAGTACTACAAGTAGTAATAATACAACTGCTAATAATGCAACTGCTAATAATAGCATAAAGGGAGAAGAAAAAAATT</text:p>
          </table:table-cell>
        </table:table-row>
        <table:table-row table:style-name="ro1">
          <table:table-cell office:value-type="string" calcext:value-type="string">
            <text:p>AGTAATGTTGCTACCAATAACAGTAGTAATGTTACTATCAATAATGCCACTAGAATCTCTGATAATAG----------CATGAAAAATT</text:p>
          </table:table-cell>
        </table:table-row>
        <table:table-row table:style-name="ro1">
          <table:table-cell office:value-type="string" calcext:value-type="string">
            <text:p>GTAAAGTTGACCCCACTCTGTGTAACTTTAAGATGTAATGCTACCTATAATAATACCA---------------------------------TGAAGGGAGAAATACAAAATT</text:p>
          </table:table-cell>
        </table:table-row>
        <table:table-row table:style-name="ro1">
          <table:table-cell office:value-type="string" calcext:value-type="string">
            <text:p>ACAGAAGTTGAAGTTAAAAATACCACCAAAAATAATAATACTATCGACAACAGTGACA----TGAAGGGAGAAATAAAAAATT</text:p>
          </table:table-cell>
        </table:table-row>
        <table:table-row table:style-name="ro1">
          <table:table-cell office:value-type="string" calcext:value-type="string">
            <text:p>ACCCCACTCTGTGTCACTTTAAACTG---------------TAGCACTGCAACCTACAATAAAAGC---------ATAATAAGAGAAGGAGAAATAAAGAATT</text:p>
          </table:table-cell>
        </table:table-row>
        <table:table-row table:style-name="ro1">
          <table:table-cell office:value-type="string" calcext:value-type="string">
            <text:p>CCACTCTGTGTCACTTTAAACTGTAGCAATACAACCAGTGGCACAACTGATGATAA---------------------GATGAAGGGAGAAATAAAAAATT</text:p>
          </table:table-cell>
        </table:table-row>
        <table:table-row table:style-name="ro1">
          <table:table-cell office:value-type="string" calcext:value-type="string">
            <text:p>AATGTTAATACTACCACTAATAGAACTGTCACTCGTATGGATGGAGAACTAAAAAGAATGGAGGGAGAAATAAAAAATT</text:p>
          </table:table-cell>
        </table:table-row>
        <table:table-row table:style-name="ro1">
          <table:table-cell office:value-type="string" calcext:value-type="string">
            <text:p>GTCACTTTAAATTGTAGTGATGTTAAGAATGTTACTAGTAACATGAATGGTACCAGTA------------ACAGGGATGAAATGAAAAATT</text:p>
          </table:table-cell>
        </table:table-row>
        <table:table-row table:style-name="ro1">
          <table:table-cell office:value-type="string" calcext:value-type="string">
            <text:p>TTAAATTGTAGCAATGTTACTCGCAACAGTACTTCTGACCATAAT-----GATACCTACAATGG-GAGTCAAGAACTAAAAAATT</text:p>
          </table:table-cell>
        </table:table-row>
        <table:table-row table:style-name="ro1">
          <table:table-cell office:value-type="string" calcext:value-type="string">
            <text:p>TTAAACTGTACAATGCTTAATAATGGTACTAATAATAATG-----AAACACATGCTTATAATAG-GAGGGGAGAAATGAGAAATT</text:p>
          </table:table-cell>
        </table:table-row>
        <table:table-row table:style-name="ro1">
          <table:table-cell office:value-type="string" calcext:value-type="string">
            <text:p>TGTGTCACTTTAAACTGTAGCGATGCTAGGAATAATACTGGCAAT----GTTGCAATGG----ATGGTACTAAAGAA-------TTAACAAATT</text:p>
          </table:table-cell>
        </table:table-row>
        <table:table-row table:style-name="ro1">
          <table:table-cell office:value-type="string" calcext:value-type="string">
            <text:p>AAGACAGATGTAAGGAATGATACAGAGGCAACATTTAATGGTACTGTTGACTATAGCATGAGGGGAGAAATACAAAATT</text:p>
          </table:table-cell>
        </table:table-row>
        <table:table-row table:style-name="ro1">
          <table:table-cell office:value-type="string" calcext:value-type="string">
            <text:p>GTCACTTTAAATTGTACAGATGCACAAGTTAATGTTACCAGTATTAATAATGCTACC-----TATGATAAT----------GAGATAAAAAATT</text:p>
          </table:table-cell>
        </table:table-row>
        <table:table-row table:style-name="ro1">
          <table:table-cell office:value-type="string" calcext:value-type="string">
            <text:p>AATTGTACAAATACCACTTTAAATTGTACAAATGACTACAAT---------CTAACCACAAATGAGGAGTGCTCACAAATAAAAAATT</text:p>
          </table:table-cell>
        </table:table-row>
        <table:table-row table:style-name="ro1">
          <table:table-cell office:value-type="string" calcext:value-type="string">
            <text:p>TGTGTCACTTTAAATTGTAT---------AAATGCTACTGGTATCAGTAAT------------ACAACCATGGATGACAGATTTGGAGAAATGAAAAATT</text:p>
          </table:table-cell>
        </table:table-row>
        <table:table-row table:style-name="ro1">
          <table:table-cell office:value-type="string" calcext:value-type="string">
            <text:p>AATTGTAGTACTTTTGAGGCTAACAAAACTGTTACCTATAATAATAAT-----AATGATAGCATGGATA-GAGAGATGAAGAAGT</text:p>
          </table:table-cell>
        </table:table-row>
        <table:table-row table:style-name="ro1">
          <table:table-cell office:value-type="string" calcext:value-type="string">
            <text:p>CTCTGTGTAACTTTAAACTGTACTAATGTTAATAGTACTGCTACTTACAATAATGTTAGCAGG------------------CAGGAAATGAGAAATT</text:p>
          </table:table-cell>
        </table:table-row>
        <table:table-row table:style-name="ro1">
          <table:table-cell office:value-type="string" calcext:value-type="string">
            <text:p>AACTGTAGCAATGTTAAGAATAATGT---TACCAGTTATGGTAATGATAGCTCCATTAACCTAAAGGAAGAAATAAAAAATT</text:p>
          </table:table-cell>
        </table:table-row>
        <table:table-row table:style-name="ro1">
          <table:table-cell office:value-type="string" calcext:value-type="string">
            <text:p>TGTACAGATGCAAAAGTTAATGCTACCATGAATGGTACTACTACTGATAGTAATAGAATGAT---------TGGAGAAATGAAAAACT</text:p>
          </table:table-cell>
        </table:table-row>
        <table:table-row table:style-name="ro1">
          <table:table-cell office:value-type="string" calcext:value-type="string">
            <text:p>ACTTTAAATTGTACAAAT---AAGATTAACATGGATAACAAGAGTAATAAGAGCTACAACAATAATACT----------GAGCTAAGAAATT</text:p>
          </table:table-cell>
        </table:table-row>
        <table:table-row table:style-name="ro1">
          <table:table-cell office:value-type="string" calcext:value-type="string">
            <text:p>CCATGTGTAAAGTTGACCCCACTCTGTGTTACTCTAAACTGTAGTGATGTTATCAATAGTACTGGTACT---------------------------------------ATGAAAAATT</text:p>
          </table:table-cell>
        </table:table-row>
        <table:table-row table:style-name="ro1">
          <table:table-cell office:value-type="string" calcext:value-type="string">
            <text:p>TGTGTCACTTTAAATTGTACTAATGTTACCTGCACTAATGCTACCTGCAATAATACCACAGATAC---------------AGGAATGAAAAATT</text:p>
          </table:table-cell>
        </table:table-row>
        <table:table-row table:style-name="ro1">
          <table:table-cell office:value-type="string" calcext:value-type="string">
            <text:p>ACAAAT---GCAAATGTTAGTTATGCCAAGAGTAGTAAGGATAGCATGGAGGAAGAACTAAAAAAGGAAGAACTAAAAAATT</text:p>
          </table:table-cell>
        </table:table-row>
        <table:table-row table:style-name="ro1">
          <table:table-cell office:value-type="string" calcext:value-type="string">
            <text:p>TGTGTCACTTTAAAATGTACTGATGCTACTGTCAATGATGCTACTGTCAATCATAGCA------------------TGAAGGAAGAAACAAAAAATT</text:p>
          </table:table-cell>
        </table:table-row>
        <table:table-row table:style-name="ro1">
          <table:table-cell office:value-type="string" calcext:value-type="string">
            <text:p>ACAAATGCAACTGTAGATCCTGAAAAGGTAACTGTAAATGCTACCGGCAATAATGGC------------ATAGATAAAGAAG---TAAAAAATT</text:p>
          </table:table-cell>
        </table:table-row>
        <table:table-row table:style-name="ro1">
          <table:table-cell office:value-type="string" calcext:value-type="string">
            <text:p>GTTGCTAATACTGTCAGTGGTACTACTACTACTGTCAGTAGTAATGATACCAATAGTATCAAGGAAGAAATGCAAAATT</text:p>
          </table:table-cell>
        </table:table-row>
        <table:table-row table:style-name="ro1">
          <table:table-cell office:value-type="string" calcext:value-type="string">
            <text:p>AGTAATGGTACCAGGAATGGGAATAATGCTACCAGTATTGGGGGTAATGTTACCAGTATTAAAGAAGAGATGAGAAATT</text:p>
          </table:table-cell>
        </table:table-row>
        <table:table-row table:style-name="ro1">
          <table:table-cell office:value-type="string" calcext:value-type="string">
            <text:p>CACTGC---------AATAATGATACCATTACTAACCACACT-----GGAAATGCTACCTTTAGTCCTAAAGACACTGAAGGAATGAGAAATT</text:p>
          </table:table-cell>
        </table:table-row>
        <table:table-row table:style-name="ro1">
          <table:table-cell office:value-type="string" calcext:value-type="string">
            <text:p>CTCTGTGTCACTCTAAATTGTGTTAGGGCTACCAATGTTACCAAGCTTAATGATACCAAC------------------TATGGGGAAATAAAAAATT</text:p>
          </table:table-cell>
        </table:table-row>
        <table:table-row table:style-name="ro1">
          <table:table-cell office:value-type="string" calcext:value-type="string">
            <text:p>GCTACTAATGCTACCTCCATTAATACCTCCATTAATACCACGAATGGAGGCATTAACAT---GAAGGAAGAAATAAAAAATT</text:p>
          </table:table-cell>
        </table:table-row>
        <table:table-row table:style-name="ro1">
          <table:table-cell office:value-type="string" calcext:value-type="string">
            <text:p>TTAACATGTAACAAT------AATGTTACTATCAATGGTACCATTATTAATGGTACCATCATACCCAATGATGAAATAAAAAATT</text:p>
          </table:table-cell>
        </table:table-row>
        <table:table-row table:style-name="ro1">
          <table:table-cell office:value-type="string" calcext:value-type="string">
            <text:p>AACTGTAGTAACTATAATCATACCTATAATAATACCTACAATAATACCG------TGAGAAAAGAAATAAAAGAAATAAAAAATT</text:p>
          </table:table-cell>
        </table:table-row>
        <table:table-row table:style-name="ro1">
          <table:table-cell office:value-type="string" calcext:value-type="string">
            <text:p>ACTTTAACCTGTACAAATGCCACTAAAAATGTTACCAACAATAATGATACTACCTACAATAT------------TGAAGAAATGAGGAATT</text:p>
          </table:table-cell>
        </table:table-row>
        <table:table-row table:style-name="ro1">
          <table:table-cell office:value-type="string" calcext:value-type="string">
            <text:p>CTCTGTGTCACGTTACGTTGT---------CACAATGCTAATTTTACCAATAGC-----------ACTGATAATAACCCGAATGGAGAAATAAAAAATT</text:p>
          </table:table-cell>
        </table:table-row>
        <table:table-row table:style-name="ro1">
          <table:table-cell office:value-type="string" calcext:value-type="string">
            <text:p>GTCACTTTAAACTGT---------AATAATGTTAATGTTACCCACAACAGTACCTACAACAATACA---GAGGGTGAACAAATAAAAAATT</text:p>
          </table:table-cell>
        </table:table-row>
        <table:table-row table:style-name="ro1">
          <table:table-cell office:value-type="string" calcext:value-type="string">
            <text:p>ACTTTAAATTGTACCGAGCCTAAGTTTAATCAGATCAAT--------------CAGACCATAGATAATCAGACCAAAGAAGAACTGAGAAATT</text:p>
          </table:table-cell>
        </table:table-row>
        <table:table-row table:style-name="ro1">
          <table:table-cell office:value-type="string" calcext:value-type="string">
            <text:p>AACTGTACAAAC---ATCACCAGTACCAGTACAAACATCACCAGTACCAGTAATATTAGCATGAACGTAGACATGAAAAATT</text:p>
          </table:table-cell>
        </table:table-row>
        <table:table-row table:style-name="ro1">
          <table:table-cell office:value-type="string" calcext:value-type="string">
            <text:p>AGTGCAAATTCCACCGTCAATAATAGCATGGATGGAAATTCCACCGTCAATACTAGCATGGATGGAGAAAGAAAAAATT</text:p>
          </table:table-cell>
        </table:table-row>
        <table:table-row table:style-name="ro1">
          <table:table-cell office:value-type="string" calcext:value-type="string">
            <text:p>TTGACCCCACTCTGTGTCACTTTAAACTGTAACAATGTTACCACCTACAATGGTACCTACAGTGAT---------------------------GGAATGAAAAGTT</text:p>
          </table:table-cell>
        </table:table-row>
        <table:table-row table:style-name="ro1">
          <table:table-cell office:value-type="string" calcext:value-type="string">
            <text:p>ACCAATACTAACAATACTGTTACCAATACTACTAATACTCCCCGCCTCAATGACACCACA-AGTGGAGAAATAAAAAATT</text:p>
          </table:table-cell>
        </table:table-row>
        <table:table-row table:style-name="ro1">
          <table:table-cell office:value-type="string" calcext:value-type="string">
            <text:p>GCCAATATTACCAGTGGTAATACCACTACTACCATATACATTCCTGCCAATGAAAGCATGGCTACAGAAATGAAAAATT</text:p>
          </table:table-cell>
        </table:table-row>
        <table:table-row table:style-name="ro1">
          <table:table-cell office:value-type="string" calcext:value-type="string">
            <text:p>CCACTCTGTGTCACTTTAAATTGTACAGAAATTAATGAAGTAAACCTTACTGAAAGCA---------------------TGAAGGAGGAAATAAAAAATT</text:p>
          </table:table-cell>
        </table:table-row>
        <table:table-row table:style-name="ro1">
          <table:table-cell office:value-type="string" calcext:value-type="string">
            <text:p>GCAGATGCAGCAGGTAATAGTAATAGGACCCTTAACAATAGCATGGAAGAAGATAACATA-AAGAAAGAAGTAAAAAATT</text:p>
          </table:table-cell>
        </table:table-row>
        <table:table-row table:style-name="ro1">
          <table:table-cell office:value-type="string" calcext:value-type="string">
            <text:p>TCAGGAAATGACACTTTAGAATGTGAAAAGGGTACCAACAAT--------GAGACCTATGATGAGAGTGTGAAGGAATTAAGAAATT</text:p>
          </table:table-cell>
        </table:table-row>
        <table:table-row table:style-name="ro1">
          <table:table-cell office:value-type="string" calcext:value-type="string">
            <text:p>ACTGCTACCAGGAAGAATACTACTGTCGACAATAATAATACTGTCGACGACAGTACCATGGATGAACAAATGAAAAATT</text:p>
          </table:table-cell>
        </table:table-row>
        <table:table-row table:style-name="ro1">
          <table:table-cell office:value-type="string" calcext:value-type="string">
            <text:p>AAAACTAATACTACCTGTAATAATAGCAG--TAATGGTAATGCTACCCACAATAGTTGCATGTCTGAACAAATGACAAATT</text:p>
          </table:table-cell>
        </table:table-row>
        <table:table-row table:style-name="ro1">
          <table:table-cell office:value-type="string" calcext:value-type="string">
            <text:p>AACAGTACTGGTAGAAATGTTAGCAGTAGTAGTGGTAGTAATGGTACCTACATTGGGAACTACACTGAGATAAAAAATT</text:p>
          </table:table-cell>
        </table:table-row>
        <table:table-row table:style-name="ro1">
          <table:table-cell office:value-type="string" calcext:value-type="string">
            <text:p>ACCCCACTCTGTGTCACTTTAAACTGTACAGATGCAAAG---GTTACCAGTACCTACAATAATACC---------------------AGTGACCTAAAAAATT</text:p>
          </table:table-cell>
        </table:table-row>
        <table:table-row table:style-name="ro1">
          <table:table-cell office:value-type="string" calcext:value-type="string">
            <text:p>GTTAATGAGACTGCTAGTACTATCAGTAATAGTAGTACTGGCAGTAATGATAGTAATATCAGGGAGGAAATGAAAAATT</text:p>
          </table:table-cell>
        </table:table-row>
        <table:table-row table:style-name="ro1">
          <table:table-cell office:value-type="string" calcext:value-type="string">
            <text:p>CTATGTGTCACTTTAAACTGTATAGA---GGCAAAAGCTAATAGTACCAGTACTGGTGGT---------------GTGGCTGGAGAAATAACAAATT</text:p>
          </table:table-cell>
        </table:table-row>
        <table:table-row table:style-name="ro1">
          <table:table-cell office:value-type="string" calcext:value-type="string">
            <text:p>GCTACTGGTACAAATTTTACTACTACTGTGAACAGTACTGCTACTGTGAACAGTACTGCTAGGGAAGAAATAAAGAATT</text:p>
          </table:table-cell>
        </table:table-row>
        <table:table-row table:style-name="ro1">
          <table:table-cell office:value-type="string" calcext:value-type="string">
            <text:p>TTGACCCCACTCTGTGTCACTTTAAAATGTACAAATGTTGCTAATGCTACCAATTCTGTC---------------------------AAGGAGGAAATGAGAAATT</text:p>
          </table:table-cell>
        </table:table-row>
        <table:table-row table:style-name="ro1">
          <table:table-cell office:value-type="string" calcext:value-type="string">
            <text:p>ACCCACAATAAGGTTAATGCTACCTACAATAATATTAGTACTCCCTACAATGAGAGTAT---------GGGTGAAGAAATGAGAAATT</text:p>
          </table:table-cell>
        </table:table-row>
        <table:table-row table:style-name="ro1">
          <table:table-cell office:value-type="string" calcext:value-type="string">
            <text:p>ACTAGTAGTAATGCTACCAGCAGTAATGCTACCAGCAGTAATGCTACCAGCAGTGATAAC----ATAAATGAGATAAGAAATT</text:p>
          </table:table-cell>
        </table:table-row>
        <table:table-row table:style-name="ro1">
          <table:table-cell office:value-type="string" calcext:value-type="string">
            <text:p>AATTGTACAAATGCAAGGAATAATACCATTAATAGCAATATTACTGTCAATAATAGCAT---GAATGAAGAAGTAAAAAATT</text:p>
          </table:table-cell>
        </table:table-row>
        <table:table-row table:style-name="ro1">
          <table:table-cell office:value-type="string" calcext:value-type="string">
            <text:p>GATACTATCTCCATTGAGAGTCCTACCCTCAGTGGGAATGGTACCATCATTGGCAACATAAGTA---------------AAGAAATGAGAAATT</text:p>
          </table:table-cell>
        </table:table-row>
        <table:table-row table:style-name="ro1">
          <table:table-cell office:value-type="string" calcext:value-type="string">
            <text:p>AATTGTTCAAAGGCTAATGTTACCAATGTTGCCATGGATGGTACTGTCCTTAATGATACCAAT---------------------GGAGAAATAAAAAATT</text:p>
          </table:table-cell>
        </table:table-row>
        <table:table-row table:style-name="ro1">
          <table:table-cell office:value-type="string" calcext:value-type="string">
            <text:p>AATGCTACCAGGAATGATAATGCTACCGGTAGTGGTAATACTACCCACATTGATAACATA-AAGGAACAAGTAGTAAATT</text:p>
          </table:table-cell>
        </table:table-row>
        <table:table-row table:style-name="ro1">
          <table:table-cell office:value-type="string" calcext:value-type="string">
            <text:p>AATAGTACAAAGGTTAATAATACTGAAAGTGCAAACGTTACTGCCAGTGATGCTAGGGCCAGGGAAGAAATGAAAAATT</text:p>
          </table:table-cell>
        </table:table-row>
        <table:table-row table:style-name="ro1">
          <table:table-cell office:value-type="string" calcext:value-type="string">
            <text:p>ACCCCACTCTGTGTCACTTTAGAATGTTATAATGCTACCATTAAGAATGGTACTAATAAT------------------------GTAGAAGAAATGAAAAATT</text:p>
          </table:table-cell>
        </table:table-row>
        <table:table-row table:style-name="ro1">
          <table:table-cell office:value-type="string" calcext:value-type="string">
            <text:p>ACTTTAAGCTGTAGTAACATTAGTAGGGTTAGTAATATTAGTAGGGTTAGT-----AATGATAGTG----ATAGCACAATGAAAAATT</text:p>
          </table:table-cell>
        </table:table-row>
        <table:table-row table:style-name="ro1">
          <table:table-cell office:value-type="string" calcext:value-type="string">
            <text:p>AATGCTAACTTTACAAATGCTAACGATACAAATGTTGAC-----GAGACCCACGAAGGTAGCATGTCTGGAGAAATAAAAAATT</text:p>
          </table:table-cell>
        </table:table-row>
        <table:table-row table:style-name="ro1">
          <table:table-cell office:value-type="string" calcext:value-type="string">
            <text:p>ACTTTAAATTGTAC---------AAATAATATTACAAGAAGTAATACTACAAAGACTAATACCATCAGTGAGGGAGACATGAAAAATT</text:p>
          </table:table-cell>
        </table:table-row>
        <table:table-row table:style-name="ro1">
          <table:table-cell office:value-type="string" calcext:value-type="string">
            <text:p>GATGCTAAGCCCGGGAATATTACTGTTAACTCAACGGTATCTAGTAGTAATG---------TTACCCCAGAGGTAGAAATGAAAAATT</text:p>
          </table:table-cell>
        </table:table-row>
        <table:table-row table:style-name="ro1">
          <table:table-cell office:value-type="string" calcext:value-type="string">
            <text:p>ACCAATAATGTTAATGGTACCTCTAATGCTACCAATAATGTTACTGTTGATGCTGAAATGTGGGAAGAA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A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CCCACTCTGTGTCACTTTAAACTGTACTAATGTACAAAATGA------------------------GACAGTACAAACTGATAAAGGTCAAGCAAAAAATT</text:p>
          </table:table-cell>
        </table:table-row>
        <table:table-row table:style-name="ro1">
          <table:table-cell office:value-type="string" calcext:value-type="string">
            <text:p>ACCCCACTCTGTGTCACTTTAAATTGTACAAATACTACTCAAAATGCTAATGTTACCA------------------------TGAATGGAGAAATGAAAAATT</text:p>
          </table:table-cell>
        </table:table-row>
        <table:table-row table:style-name="ro1">
          <table:table-cell office:value-type="string" calcext:value-type="string">
            <text:p>AATTGTACAGAAGCTAATATTAATATTACCAGTGTTGGCAATGTTACCAGTAATGACAAT----AAGGAAGAAATAAAAAATT</text:p>
          </table:table-cell>
        </table:table-row>
        <table:table-row table:style-name="ro1">
          <table:table-cell office:value-type="string" calcext:value-type="string">
            <text:p>ACAAATGTTAATATTACTGCTACCCTCAATAGTGCTGCCGCCAATAGTACTGTTGCCCCCGATGATAGC-------------ATGAAAAATT</text:p>
          </table:table-cell>
        </table:table-row>
        <table:table-row table:style-name="ro1">
          <table:table-cell office:value-type="string" calcext:value-type="string">
            <text:p>TTACACTGCAGTAATGCTAACAGCACTAAAAGTAATGCTACTGCCAGCCCTCCTAGT---------------ATGCAGGGAAAAATAAAAAATT</text:p>
          </table:table-cell>
        </table:table-row>
        <table:table-row table:style-name="ro1">
          <table:table-cell office:value-type="string" calcext:value-type="string">
            <text:p>AGAAATGTTAGCAATAATGTTACCAGAAATGTTAGCAATATCGGCAATGGGTCCTATGACATGGAGGTAATGAAAAATT</text:p>
          </table:table-cell>
        </table:table-row>
        <table:table-row table:style-name="ro1">
          <table:table-cell office:value-type="string" calcext:value-type="string">
            <text:p>GGCAATGATGGTAATGTTACCTTCGATGGTACGATTGATGGTACCATAAATGGTACCTTGAAGGAGGAAGTAAAAAATT</text:p>
          </table:table-cell>
        </table:table-row>
        <table:table-row table:style-name="ro1">
          <table:table-cell office:value-type="string" calcext:value-type="string">
            <text:p>AAGTTGACCCCACTCTGTGTCACTTTAACCTGTAGT---------AAAGTTACCATAAACAATACT---------------------GACATGGAGCAAATGAGAAACT</text:p>
          </table:table-cell>
        </table:table-row>
        <table:table-row table:style-name="ro1">
          <table:table-cell office:value-type="string" calcext:value-type="string">
            <text:p>GTTAATAGTACAAAGGCTAATGTTACCAATGAGACTAATGGTATCAGCAATGCTAATGTTACCATTGACATGAAAAATT</text:p>
          </table:table-cell>
        </table:table-row>
        <table:table-row table:style-name="ro1">
          <table:table-cell office:value-type="string" calcext:value-type="string">
            <text:p>TGAGGATATAATTAGTTTATGGGATCAAAGCCTAAAGCCATGTGTAAAGTTAACCCCACTCTGTGTCACTTTAA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TAATGCTACTAATAATAGTACTTATAATAGTAATACTAATAATGCTACTAATAACATAAAAGAAGAAATGAAAAATT</text:p>
          </table:table-cell>
        </table:table-row>
        <table:table-row table:style-name="ro1">
          <table:table-cell office:value-type="string" calcext:value-type="string">
            <text:p>ACGTTAATATGTAAAGATGTTAGAAATGATACCTCCAATAGTACCCTGAATGAAACAAT---------GAATAGAGAAATGAAAAATT</text:p>
          </table:table-cell>
        </table:table-row>
        <table:table-row table:style-name="ro1">
          <table:table-cell office:value-type="string" calcext:value-type="string">
            <text:p>CCACTCTGTGTCACTTTAAATTGTAC---------AAATGTTAATACTACAAGGATTAATGGT------------ACAAATGTTGGTGAAATGAGAAATT</text:p>
          </table:table-cell>
        </table:table-row>
        <table:table-row table:style-name="ro1">
          <table:table-cell office:value-type="string" calcext:value-type="string">
            <text:p>TTAAACTGCAC------AAATGCTAACAGAACTGTCTTCAATGATACCGTGGTGGAAAACATAAAAAAGGAAGAAATAAAAAATT</text:p>
          </table:table-cell>
        </table:table-row>
        <table:table-row table:style-name="ro1">
          <table:table-cell office:value-type="string" calcext:value-type="string">
            <text:p>TGTGTTACTTTAAACTGTACAGAGGT---------------TACCAGGAGTAGTAATGGAACCATTAATAATAATTCTACTGAAATGAAAAATT</text:p>
          </table:table-cell>
        </table:table-row>
        <table:table-row table:style-name="ro1">
          <table:table-cell office:value-type="string" calcext:value-type="string">
            <text:p>TGTGTTACTTTAAAATGTGGAAATGTTAGCAATCATGGGAAT---GGTACCTATAATGAGAGCATGAC------------GGACATAAAAAATT</text:p>
          </table:table-cell>
        </table:table-row>
        <table:table-row table:style-name="ro1">
          <table:table-cell office:value-type="string" calcext:value-type="string">
            <text:p>TTAAACTGTAGTCAT------AATGTTACCATCAATGGCACCGCCAACGTCAATATCAGCATGGGTGGTGAAGGAATAAAAAATT</text:p>
          </table:table-cell>
        </table:table-row>
        <table:table-row table:style-name="ro1">
          <table:table-cell office:value-type="string" calcext:value-type="string">
            <text:p>TGTACAGCTGTAGAAAATAAGAATAAGACCAATAAGAATGAGACCTTAGATGATGGCA----TGAAGGGAGAAATACAAAATT</text:p>
          </table:table-cell>
        </table:table-row>
        <table:table-row table:style-name="ro1">
          <table:table-cell office:value-type="string" calcext:value-type="string">
            <text:p>TGTGTCACTTTAAGCTGTAGTGATACCTTGTCCAATAATGGTTTGAACGATACTACC---------------ATGCAGGGAGAAATAAAAAACT</text:p>
          </table:table-cell>
        </table:table-row>
        <table:table-row table:style-name="ro1">
          <table:table-cell office:value-type="string" calcext:value-type="string">
            <text:p>AAGTTGACCCCACTTTGTGTCACTTTAAGCTGCAC------------AAATGTTACTGTCAATGG------------------GACCATGAATGGGGAAATGAAAAATT</text:p>
          </table:table-cell>
        </table:table-row>
        <table:table-row table:style-name="ro1">
          <table:table-cell office:value-type="string" calcext:value-type="string">
            <text:p>AAGTTGACCCCACTCTGTGTCACTTTAAACTGTACCAA---------------TGCTACCTACAATGGTAGC---------ACAATCGA------AGATGTAAGAAATT</text:p>
          </table:table-cell>
        </table:table-row>
        <table:table-row table:style-name="ro1">
          <table:table-cell office:value-type="string" calcext:value-type="string">
            <text:p>ATAACTAGCATAAGCAATAGCACGAATCTTAACAGAACTAGCATAAGCAATAATAAT-GATACCCTGGAAATGAAAAATT</text:p>
          </table:table-cell>
        </table:table-row>
        <table:table-row table:style-name="ro1">
          <table:table-cell office:value-type="string" calcext:value-type="string">
            <text:p>GCAAGTACAACTACAAGTACAACTACAAGGGCTACTGTTACTAATGCTACTGTTAGCCCGACGGGAGAGATGACAAATT</text:p>
          </table:table-cell>
        </table:table-row>
        <table:table-row table:style-name="ro1">
          <table:table-cell office:value-type="string" calcext:value-type="string">
            <text:p>AATGAAACAAATGTTAATAATAAAACAAATGTTAATAATAGAACAGTAGAAGAGAGCATGAAGGGAGAAATAAAAAACT</text:p>
          </table:table-cell>
        </table:table-row>
        <table:table-row table:style-name="ro1">
          <table:table-cell office:value-type="string" calcext:value-type="string">
            <text:p>GTTACCACAAATACCACTATTGCCCCAAATGTAAGTAAAGCTGATAAGAAAGAAATTGCTAAGGAAGAAATAAGAAATT</text:p>
          </table:table-cell>
        </table:table-row>
        <table:table-row table:style-name="ro1">
          <table:table-cell office:value-type="string" calcext:value-type="string">
            <text:p>TTGACCCCACTCTGTGTCACTTTAAATTGTACAGATACAAATAGAACAGTTAATGAAACAGCTATT---------------------------GAGATGAAAAATT</text:p>
          </table:table-cell>
        </table:table-row>
        <table:table-row table:style-name="ro1">
          <table:table-cell office:value-type="string" calcext:value-type="string">
            <text:p>TTTAATGCTACCTACAAGGGTATTAGGGTTAATGATAGTGCTACCTACAATGATAGCATAATTGGAGAAATGAAAAATT</text:p>
          </table:table-cell>
        </table:table-row>
        <table:table-row table:style-name="ro1">
          <table:table-cell office:value-type="string" calcext:value-type="string">
            <text:p>AATATTACCAATAATGCTAATGCTACCAATAGCCCCTACGAAAATGGGAAA---CTCATGGAACAGGGAGAAATAAAAAATT</text:p>
          </table:table-cell>
        </table:table-row>
        <table:table-row table:style-name="ro1">
          <table:table-cell office:value-type="string" calcext:value-type="string">
            <text:p>CCACTCTGTGTCACTTTAAATTGTACTGATAGTAGGACTAATAATGGGACGGGTAGTCCTACT---------------------GATGAAATAAAAAATT</text:p>
          </table:table-cell>
        </table:table-row>
        <table:table-row table:style-name="ro1">
          <table:table-cell office:value-type="string" calcext:value-type="string">
            <text:p>CCACTCTGTGTCACTTTAAACTGTAGTGAGGTTAAGAATAATGGTACTAAGAAAAAT---------------------GAGACTAATGAAATGCAAAATT</text:p>
          </table:table-cell>
        </table:table-row>
        <table:table-row table:style-name="ro1">
          <table:table-cell office:value-type="string" calcext:value-type="string">
            <text:p>GATGCTAAAAATA----CAACAGCAAATACAACAGC-----AACAACAATACCTAACCCCACTAGCATATATAAAGAAATGAAAAATT</text:p>
          </table:table-cell>
        </table:table-row>
        <table:table-row table:style-name="ro1">
          <table:table-cell office:value-type="string" calcext:value-type="string">
            <text:p>TTAAACTGTAATGAT------ACTTATAATACTACTAATAATGATAACGCAAGAATACTAACGCAACTAAGAGAAATGACACAGT</text:p>
          </table:table-cell>
        </table:table-row>
        <table:table-row table:style-name="ro1">
          <table:table-cell office:value-type="string" calcext:value-type="string">
            <text:p>CTCTGTGTCACTTTAAATTGTTCCACTGCT------ACTAATACTACTACCCGCAATAATACCGTGGG---------------TGAAGAAATAAAAAATT</text:p>
          </table:table-cell>
        </table:table-row>
        <table:table-row table:style-name="ro1">
          <table:table-cell office:value-type="string" calcext:value-type="string">
            <text:p>TGTACAAATGCAAAGGTTAAGGCTACCAATAATGGTACTGCTACTGTCAATAATAGC---------------ATGCCTGGAGAAATAAAAAATT</text:p>
          </table:table-cell>
        </table:table-row>
        <table:table-row table:style-name="ro1">
          <table:table-cell office:value-type="string" calcext:value-type="string">
            <text:p>CTCTGTGTCACTTTAAATTGTACAAATATAACTGGTACAGTTGATACAAATAG------------------AACTGATATTGCAGAAATGAAAAATT</text:p>
          </table:table-cell>
        </table:table-row>
        <table:table-row table:style-name="ro1">
          <table:table-cell office:value-type="string" calcext:value-type="string">
            <text:p>ACCCCACTCTGTGTCACTTTAAACTGTACAAATGCAACTCTTAAGAATGAAACAGATGCAATTA------------------------------CAGGAATGAAAAATT</text:p>
          </table:table-cell>
        </table:table-row>
        <table:table-row table:style-name="ro1">
          <table:table-cell office:value-type="string" calcext:value-type="string">
            <text:p>ACATTAAACTGTACAGATGTAAATGCTACTACAGATGCAAATGCT-----------ACCTACAATGGGAACAGTACGGAGATAAAAAATT</text:p>
          </table:table-cell>
        </table:table-row>
        <table:table-row table:style-name="ro1">
          <table:table-cell office:value-type="string" calcext:value-type="string">
            <text:p>ACTGAAGTTAATAAGAATAATATTGAGCCTACTGTTGCCAGTATTAGTAGTCCCTACAATAAGACAGACATGAAAAATT</text:p>
          </table:table-cell>
        </table:table-row>
        <table:table-row table:style-name="ro1">
          <table:table-cell office:value-type="string" calcext:value-type="string">
            <text:p>GCTATCAATCAGACTGATACCACTCAGACCATAGCTAACCGTACCATAGCAAAAGACATGGAGGGACAAATAAAAAATT</text:p>
          </table:table-cell>
        </table:table-row>
        <table:table-row table:style-name="ro1">
          <table:table-cell office:value-type="string" calcext:value-type="string">
            <text:p>AATGTTAGGGGTAATGGTACTGAGGGTAATGGTACCAGTGTTAATAATACTACCCTCAATCAGGAAGAAATGAAAAATT</text:p>
          </table:table-cell>
        </table:table-row>
        <table:table-row table:style-name="ro1">
          <table:table-cell office:value-type="string" calcext:value-type="string">
            <text:p>TTAAACTGTAC---------AAATGTTACAAACACAGATGTAACTACAAACGCAAATATAACTGATATCAAAGCAGAAATGAAAAATT</text:p>
          </table:table-cell>
        </table:table-row>
        <table:table-row table:style-name="ro1">
          <table:table-cell office:value-type="string" calcext:value-type="string">
            <text:p>AACAGAACTTATATTAACAGTGATGGTACAACAATGAGTCCTAATAATATTAGCAGTAATGTTAAAGAAATGAAAAACT</text:p>
          </table:table-cell>
        </table:table-row>
        <table:table-row table:style-name="ro1">
          <table:table-cell office:value-type="string" calcext:value-type="string">
            <text:p>ACTTTAAACTGTACTACTGTTAATATTACCCAGGAAAATAATCCCCTTAATGATAGTG-----ATAGTAAT----------TACATGAAAAACT</text:p>
          </table:table-cell>
        </table:table-row>
        <table:table-row table:style-name="ro1">
          <table:table-cell office:value-type="string" calcext:value-type="string">
            <text:p>AAGAACAATGATACCAAAAACAATGATACCAG-----GAGTGATACTATCTACAATGATACCATGTATGGAGAAATAAAAAATT</text:p>
          </table:table-cell>
        </table:table-row>
        <table:table-row table:style-name="ro1">
          <table:table-cell office:value-type="string" calcext:value-type="string">
            <text:p>GTCACTTTAAACTGTACTGATGCTAAGGGTACTGGTAACTCTACCTACAGTAATGAAA------------CCCGAGGGGAAATAAAAAATT</text:p>
          </table:table-cell>
        </table:table-row>
        <table:table-row table:style-name="ro1">
          <table:table-cell office:value-type="string" calcext:value-type="string">
            <text:p>GTCACTTTAGAATGCAGTAATGTCACAGGATACCATAATGTT-----------CCCGACAATGATGAT-GCCAGGGGGGAATTAAAAAATT</text:p>
          </table:table-cell>
        </table:table-row>
        <table:table-row table:style-name="ro1">
          <table:table-cell office:value-type="string" calcext:value-type="string">
            <text:p>GCTAATGCTACCAATAATAATACTAACAATACCAATGCTAATGCTACCCACAATGAGAACTATGGGGAAATAAAAAATT</text:p>
          </table:table-cell>
        </table:table-row>
        <table:table-row table:style-name="ro1">
          <table:table-cell office:value-type="string" calcext:value-type="string">
            <text:p>ACAAATACCAGGAATGATACTAAGATCTTTAATGAGACCATGGATGGAGGAATAAACATGAAAGAAGAAATACAAAATT</text:p>
          </table:table-cell>
        </table:table-row>
        <table:table-row table:style-name="ro1">
          <table:table-cell office:value-type="string" calcext:value-type="string">
            <text:p>TGTATTAAGAATTGTACAAATAATAATTACACAAGTAGTAATAATGCCAGTATAGGAGGAGGAGGAGAAGTAAAAAATT</text:p>
          </table:table-cell>
        </table:table-row>
        <table:table-row table:style-name="ro1">
          <table:table-cell office:value-type="string" calcext:value-type="string">
            <text:p>TTGACCCCACTCTGTGTCACTTTAACATGTAAAAATGCAACTAATGATGATACCGCTGTT---------------------------AAGGAAGAAATGAAAAATT</text:p>
          </table:table-cell>
        </table:table-row>
        <table:table-row table:style-name="ro1">
          <table:table-cell office:value-type="string" calcext:value-type="string">
            <text:p>AATATCACTGCTAGCAACATTACTAGCAATACTACTACCAATAGTACCATTGAGTATAT---------GAAAAAAGAAATGAAAAATT</text:p>
          </table:table-cell>
        </table:table-row>
        <table:table-row table:style-name="ro1">
          <table:table-cell office:value-type="string" calcext:value-type="string">
            <text:p>ATTAATATTATCAACAGCACTAGTAACAGT-----AATGTTAATAATACTACTATCAATAACACCACGGGAGAAATAAAAAATT</text:p>
          </table:table-cell>
        </table:table-row>
        <table:table-row table:style-name="ro1">
          <table:table-cell office:value-type="string" calcext:value-type="string">
            <text:p>ACTTTAAATTGTACAAATGTAACTGTTACCCATAATGACACGGCTACCAACAGTAGCA------------------TGAATGGAGAAATAAAAAATT</text:p>
          </table:table-cell>
        </table:table-row>
        <table:table-row table:style-name="ro1">
          <table:table-cell office:value-type="string" calcext:value-type="string">
            <text:p>GACTGTAGGAATATTACTAACAATATTACAAAGACCAATGGTTCAGTTGATAGAAATGCTAC------CAGTGAAATAAAAAATT</text:p>
          </table:table-cell>
        </table:table-row>
        <table:table-row table:style-name="ro1">
          <table:table-cell office:value-type="string" calcext:value-type="string">
            <text:p>GATGCTAAGATTACTAATGGTACTAACAGCTATAATATTACTGAACTCAATGAAGCCACACAGGGAAAAATAAAAAATT</text:p>
          </table:table-cell>
        </table:table-row>
        <table:table-row table:style-name="ro1">
          <table:table-cell office:value-type="string" calcext:value-type="string">
            <text:p>TGTACTAACATTATCCATAACATTACCCATAATATAACTGTTTCCCGCAATGAGAGCAT---------AAAGGAAGAAATAAAAAATT</text:p>
          </table:table-cell>
        </table:table-row>
        <table:table-row table:style-name="ro1">
          <table:table-cell office:value-type="string" calcext:value-type="string">
            <text:p>AAATGTGAAAAT---ATTAGCAGAAGTAATAGCAACGCTAATACCGCCGCCAACATTGAGAGTGAAGAGGAAATGAAAAATT</text:p>
          </table:table-cell>
        </table:table-row>
        <table:table-row table:style-name="ro1">
          <table:table-cell office:value-type="string" calcext:value-type="string">
            <text:p>ACTTTAAACTGTACAGATGTAACATTTAATGGTACCATTAATGGTACTGCTACTGGCAT---------GGAGGGAGAAATAAAAAATT</text:p>
          </table:table-cell>
        </table:table-row>
        <table:table-row table:style-name="ro1">
          <table:table-cell office:value-type="string" calcext:value-type="string">
            <text:p>AATGCTACCAAGAGTAGTAATAGGACCAGTGAAAGTACTGGTAACTACAGTAATAGCATGTATGAAGAAATAAAAAATT</text:p>
          </table:table-cell>
        </table:table-row>
        <table:table-row table:style-name="ro1">
          <table:table-cell office:value-type="string" calcext:value-type="string">
            <text:p>TGTGTCACTTTAAACTGTACAGATGCTACTGTAAATGCTACAGATGCTACT-----------GTAAATGATACCATAGAA-------ATGAAAAATT</text:p>
          </table:table-cell>
        </table:table-row>
        <table:table-row table:style-name="ro1">
          <table:table-cell office:value-type="string" calcext:value-type="string">
            <text:p>ATCTCTAATCCAAATGCAACTGATACCTCTAATTCAAGTGCTACCGTTAGTCCTCAAGATGATGGGGAA-------ATACAAAATT</text:p>
          </table:table-cell>
        </table:table-row>
        <table:table-row table:style-name="ro1">
          <table:table-cell office:value-type="string" calcext:value-type="string">
            <text:p>ACTTTAAATTGTACAGATGTTAAAAAGG---CTAATGTTAATGTTACCTACAAGAATAGCAC------GGATGGAGAAAGGAAAAATT</text:p>
          </table:table-cell>
        </table:table-row>
        <table:table-row table:style-name="ro1">
          <table:table-cell office:value-type="string" calcext:value-type="string">
            <text:p>AATGTTAATGTTCGTAATGCTACTGCTGTTAATGGTAGTGTT-----ACTGTTGATAATAAGACCTACGAAGAAATGAAAAACT</text:p>
          </table:table-cell>
        </table:table-row>
        <table:table-row table:style-name="ro1">
          <table:table-cell office:value-type="string" calcext:value-type="string">
            <text:p>TTAAACTGTACAGAGCCTACATTTGTGAATGATACCATTGTGAATGAT------------ACCATGAAGGAACCAAAGGAACTAAAGAATT</text:p>
          </table:table-cell>
        </table:table-row>
        <table:table-row table:style-name="ro1">
          <table:table-cell office:value-type="string" calcext:value-type="string">
            <text:p>AATTGTGTCGATGCTACCAGTATCAATGCTACCAGTAATGGTAGTGCTACCTACAATGTTAATGGAGAA-------ATAAAAAAGT</text:p>
          </table:table-cell>
        </table:table-row>
        <table:table-row table:style-name="ro1">
          <table:table-cell office:value-type="string" calcext:value-type="string">
            <text:p>GTCACTTTAACTTGTAC---------AAATGTTAATGCCACTGATAATGTTACCTACAAGGAGAAAATGGAG---GGAGAAATAAAAAATT</text:p>
          </table:table-cell>
        </table:table-row>
        <table:table-row table:style-name="ro1">
          <table:table-cell office:value-type="string" calcext:value-type="string">
            <text:p>TGCGTCACTTTAAACTGTACTAATGTCACCTGTACTGATAACAGCACCTGTAAGGGTAAC------------------ACAAGTGAAATAAAAAATT</text:p>
          </table:table-cell>
        </table:table-row>
        <table:table-row table:style-name="ro1">
          <table:table-cell office:value-type="string" calcext:value-type="string">
            <text:p>TTGACCCCACTTTGTGTCACTCTAAYTTGTAC---------AAATGCTACTAGTAATGGGACCAGTATTGRG------------------GAAGACATGAAAAATT</text:p>
          </table:table-cell>
        </table:table-row>
        <table:table-row table:style-name="ro1">
          <table:table-cell office:value-type="string" calcext:value-type="string">
            <text:p>TGTGTCACTTTAAATTGTACAGATGTTACAGTTAATAGTACTAATAATGATAAT---------------GCTACGAAGGAAGAAATAAAAAATT</text:p>
          </table:table-cell>
        </table:table-row>
        <table:table-row table:style-name="ro1">
          <table:table-cell office:value-type="string" calcext:value-type="string">
            <text:p>GAATGT---------AGAAATGTTAACAGTACTGGTAATGGTACCCACAGTAAGACCAATCCGGCCCTCTATAAAGAAATAAAAAATT</text:p>
          </table:table-cell>
        </table:table-row>
        <table:table-row table:style-name="ro1">
          <table:table-cell office:value-type="string" calcext:value-type="string">
            <text:p>ACTTTAAACTGTAATAATGTTACGGTTAATAATAGTAATATTAGTGTTATC--GATAATAGTACTCTTGAA-------ATGAAAAATT</text:p>
          </table:table-cell>
        </table:table-row>
        <table:table-row table:style-name="ro1">
          <table:table-cell office:value-type="string" calcext:value-type="string">
            <text:p>TGTATTAAGAATTGTACAAATAATAATTATACAAATATTAATAATGCCAGTATAGGAGAAGGAGGAGAAATAAAAAATT</text:p>
          </table:table-cell>
        </table:table-row>
        <table:table-row table:style-name="ro1">
          <table:table-cell office:value-type="string" calcext:value-type="string">
            <text:p>AATGTTAATGCTACCAATAATGGTACTRCTCCCAGTAATGGTAATGTTACTTGCAAAACTGAGGAAGAAATAAAAAAYT</text:p>
          </table:table-cell>
        </table:table-row>
        <table:table-row table:style-name="ro1">
          <table:table-cell office:value-type="string" calcext:value-type="string">
            <text:p>GTCACTCTAAATTGTACAAATGT---AAATGGCACTKCCAGTAATGCTACTASCGACAACA---------AGGATGGAGAAATAAAAAATT</text:p>
          </table:table-cell>
        </table:table-row>
        <table:table-row table:style-name="ro1">
          <table:table-cell office:value-type="string" calcext:value-type="string">
            <text:p>TTAAACTGTACAAAGGCAAATTTTACAAATGTAAATTATACCAATATAAAT-----GAGACAAATATTGAAGAA-------ATAAGAAATT</text:p>
          </table:table-cell>
        </table:table-row>
        <table:table-row table:style-name="ro1">
          <table:table-cell office:value-type="string" calcext:value-type="string">
            <text:p>AATATTACCACAACTAATATTACTACCCCGGGTGGTATAAATGATACCTTTGAGGGCTTTAAGGAAGAAATAAAAAATT</text:p>
          </table:table-cell>
        </table:table-row>
        <table:table-row table:style-name="ro1">
          <table:table-cell office:value-type="string" calcext:value-type="string">
            <text:p>TGTGTAAAGTTGACCCCACTCTGTGTCACTCTAAATTGTACAACTGTCAGCAATAATACTACCGATGAT------------------------------------ATGAAAAATT</text:p>
          </table:table-cell>
        </table:table-row>
        <table:table-row table:style-name="ro1">
          <table:table-cell office:value-type="string" calcext:value-type="string">
            <text:p>AATGCTACCTGTGGTGGTAATATTACCAGTACAAATGGTACCTGTACGGGCCCTACCATAAAGGAAGACATGAGAAATT</text:p>
          </table:table-cell>
        </table:table-row>
        <table:table-row table:style-name="ro1">
          <table:table-cell office:value-type="string" calcext:value-type="string">
            <text:p>AATTGTACAGATGCCAATTTAACTTATACAGATGTGACTCCTACTATCCGCCCTGAGA----------AGAAGGAAAAAGTACAAAATT</text:p>
          </table:table-cell>
        </table:table-row>
        <table:table-row table:style-name="ro1">
          <table:table-cell office:value-type="string" calcext:value-type="string">
            <text:p>TGTACAAAGGAGAATAACACAACTGTTAATGCTACTTGCACTAATAGCACAAATGGAGAATATGCACAAATGAAAAATT</text:p>
          </table:table-cell>
        </table:table-row>
        <table:table-row table:style-name="ro1">
          <table:table-cell office:value-type="string" calcext:value-type="string">
            <text:p>CTCTGCGTCACTTTACACTGTACAAATGCTACCTTTAAGAATAATGTTACCAATGACA------------------------TGAATAAAGAAATAAGAAATT</text:p>
          </table:table-cell>
        </table:table-row>
        <table:table-row table:style-name="ro1">
          <table:table-cell office:value-type="string" calcext:value-type="string">
            <text:p>ACCAGTAATACTACCCAAGGTAATAATACCCAAGTTAATGCTACCTATGATAGTGCCAAAGAGAAAGAAATGAAAAATT</text:p>
          </table:table-cell>
        </table:table-row>
        <table:table-row table:style-name="ro1">
          <table:table-cell office:value-type="string" calcext:value-type="string">
            <text:p>TTAAAGCCATGTGTAAAGTTGACCCCACTCTGTGTCACTTTAGACTGT------------AGGAATGTTAACTTCACT---------------------------------GAGATGAAAAATT</text:p>
          </table:table-cell>
        </table:table-row>
        <table:table-row table:style-name="ro1">
          <table:table-cell office:value-type="string" calcext:value-type="string">
            <text:p>AAGTTGACCCCACTCTGTATCACTTTAACATGCACAAATGCTATATACAAGAATACTAGCAC---------------------------------GGAGGAAATGAAAAATT</text:p>
          </table:table-cell>
        </table:table-row>
        <table:table-row table:style-name="ro1">
          <table:table-cell office:value-type="string" calcext:value-type="string">
            <text:p>GTTAAGATTAAGGGTACCAATGCTACCTACAATAATGCTACCTACAATAATAATAATACCATAAGTGACATGAAAAATT</text:p>
          </table:table-cell>
        </table:table-row>
        <table:table-row table:style-name="ro1">
          <table:table-cell office:value-type="string" calcext:value-type="string">
            <text:p>TGTAGTAATGTTAATGTTACCAGGAATAATACTACTAATGCTACCAATCCTAAT------------CTCATGAATGGAGAAATGAAAAATT</text:p>
          </table:table-cell>
        </table:table-row>
        <table:table-row table:style-name="ro1">
          <table:table-cell office:value-type="string" calcext:value-type="string">
            <text:p>AATTGTACTAATGTTAGGGCTGCCAATGCTACCAATGTTGGTACT---ACCATTACCAATGTTACAGAAATAATGACAAATT</text:p>
          </table:table-cell>
        </table:table-row>
        <table:table-row table:style-name="ro1">
          <table:table-cell office:value-type="string" calcext:value-type="string">
            <text:p>AATAGAACTATAAATGGTACTGCTACCACTGCTATCAATATTACCGTCGATAGTAGCAT------GGAGGGAGAAGTAAAAAATT</text:p>
          </table:table-cell>
        </table:table-row>
        <table:table-row table:style-name="ro1">
          <table:table-cell office:value-type="string" calcext:value-type="string">
            <text:p>TTAAACTGCACAAATGCTAACAGCACTACTGCTAACAGTACTATGGCTAACAGCACTATCATG------GGAGAAATAAAAAATT</text:p>
          </table:table-cell>
        </table:table-row>
        <table:table-row table:style-name="ro1">
          <table:table-cell office:value-type="string" calcext:value-type="string">
            <text:p>ACGCTAAGCTGTAGCAATGCAACTGCCACTGGTAAAAATACAACTGTCGATGAGAGCAT---------GAAAGGAGAAATACAGAATT</text:p>
          </table:table-cell>
        </table:table-row>
        <table:table-row table:style-name="ro1">
          <table:table-cell office:value-type="string" calcext:value-type="string">
            <text:p>GTCACTTTAAATTGTAGTAATGTTAACAGAAAAGTTACTAATATCTTAAATGA---------------AACCATGGAAGGAGAAATAAAAAATT</text:p>
          </table:table-cell>
        </table:table-row>
        <table:table-row table:style-name="ro1">
          <table:table-cell office:value-type="string" calcext:value-type="string">
            <text:p>ACAAATGTTACCAGTACCACCACCAGTACCAGTAATACTCCTACCAGTACAGACTCAAACGGGGAGGAAAGAAAAAATT</text:p>
          </table:table-cell>
        </table:table-row>
        <table:table-row table:style-name="ro1">
          <table:table-cell office:value-type="string" calcext:value-type="string">
            <text:p>ACTCAGACAGGAAATGGTACCAGTGTTAATACCAATCAGACAGGAATAAAAGATGAAATAAAAGATGAAATGAGAAATT</text:p>
          </table:table-cell>
        </table:table-row>
        <table:table-row table:style-name="ro1">
          <table:table-cell office:value-type="string" calcext:value-type="string">
            <text:p>AATAAAAATATCACTAA-GGTAGAAAAGGAAAATATCACTAATATAATTAATGATAGC-ATGACTGCAGAAATAAGAAATT</text:p>
          </table:table-cell>
        </table:table-row>
        <table:table-row table:style-name="ro1">
          <table:table-cell office:value-type="string" calcext:value-type="string">
            <text:p>AATTGTTCAAAAGTTAATGCTACCAGTAGTAGTACTGCTACCTACAATAATAGCATGATGGAGGGAGAAATAAAAAATT</text:p>
          </table:table-cell>
        </table:table-row>
        <table:table-row table:style-name="ro1">
          <table:table-cell office:value-type="string" calcext:value-type="string">
            <text:p>AGTATTAGCAACAGTAGTAATAGCACCAATGGTACTAACACCATTAATAATAGCACCATAAATAAAGAGATGAAAAATT</text:p>
          </table:table-cell>
        </table:table-row>
        <table:table-row table:style-name="ro1">
          <table:table-cell office:value-type="string" calcext:value-type="string">
            <text:p>AACAGTAGTAGTCACCAAAATGTTACCAACAATGCTATCTTTAACATAACAGAAGAAATAAAGAGAGAAATGAGTAATT</text:p>
          </table:table-cell>
        </table:table-row>
        <table:table-row table:style-name="ro1">
          <table:table-cell office:value-type="string" calcext:value-type="string">
            <text:p>CCACTCTGTGTCACTTTAAATTGTACAAA---------------TACTACTGGGAATAACATCGAAAATAACAT------GAAGGAAGAAATAAAAAATT</text:p>
          </table:table-cell>
        </table:table-row>
        <table:table-row table:style-name="ro1">
          <table:table-cell office:value-type="string" calcext:value-type="string">
            <text:p>TTAGAAT---------------------------------------GCGGCGGAAATATAACTAGAAATTGCTCTTCCTCTTCCTCTCTCAATTGCTCTACGGAAGAAATAAAAAATT</text:p>
          </table:table-cell>
        </table:table-row>
        <table:table-row table:style-name="ro1">
          <table:table-cell office:value-type="string" calcext:value-type="string">
            <text:p>ACCCCACTCTGTGTCACACTAGAGTGCAAAAATACACAGGTTAAT------------------------GAAACCAAAGGAGAAATGGGAGAAATGAAAAATT</text:p>
          </table:table-cell>
        </table:table-row>
        <table:table-row table:style-name="ro1">
          <table:table-cell office:value-type="string" calcext:value-type="string">
            <text:p>GTTGATAATACTACCCGCCCTAATAAAACCTACAATAGTGCTCCCGACGCCAATAACATAGTG------GGAGAAATGAAAAATT</text:p>
          </table:table-cell>
        </table:table-row>
        <table:table-row table:style-name="ro1">
          <table:table-cell office:value-type="string" calcext:value-type="string">
            <text:p>ACCTTAAACTGTACAGAGATAAAGATAAATGACA----------CAGTGGCAAATGTCTCGAATCCCATAAAGGGAGAAATTCAAAATT</text:p>
          </table:table-cell>
        </table:table-row>
        <table:table-row table:style-name="ro1">
          <table:table-cell office:value-type="string" calcext:value-type="string">
            <text:p>GTGACTGTTCCCAAGGATAATAGTACCTACAATGGTGATATCAATAGTAATACTACCATGAAAGAAGAAATGAGAAATT</text:p>
          </table:table-cell>
        </table:table-row>
        <table:table-row table:style-name="ro1">
          <table:table-cell office:value-type="string" calcext:value-type="string">
            <text:p>ATTAATGTTAATTTAACATGTAAAAACGACACTGTAGGATGTGGTGTAAATGATACAATGGGGACAGTA---ATGAAAAATT</text:p>
          </table:table-cell>
        </table:table-row>
        <table:table-row table:style-name="ro1">
          <table:table-cell office:value-type="string" calcext:value-type="string">
            <text:p>GCTGCTACTAGTACTACCACTAGTAGCAGCACCACCAGCAGCAGTACTACTACTGCTACCTACAATGAAATGACAAATT</text:p>
          </table:table-cell>
        </table:table-row>
        <table:table-row table:style-name="ro1">
          <table:table-cell office:value-type="string" calcext:value-type="string">
            <text:p>GTAAAGCTAACCCCACTCTGTGTCACTTTAAACTGTAC------------TAGTAATGGTACCCGTAAT---------------------GAAACTGAAATAATGAAAAACT</text:p>
          </table:table-cell>
        </table:table-row>
        <table:table-row table:style-name="ro1">
          <table:table-cell office:value-type="string" calcext:value-type="string">
            <text:p>AATGTTACCAATACACAGGRTAATGRTACCAGKGATACCAGTGCATGGGTTAATGTTACCAGGGAAGAAGTAAGAAATT</text:p>
          </table:table-cell>
        </table:table-row>
        <table:table-row table:style-name="ro1">
          <table:table-cell office:value-type="string" calcext:value-type="string">
            <text:p>TTTAGTGGTACCAGGAATAGTACTAATCATAGTACCCCAAGTAATGGTACTGTTGGCCATGGGGAAGAAATAAAAAATT</text:p>
          </table:table-cell>
        </table:table-row>
        <table:table-row table:style-name="ro1">
          <table:table-cell office:value-type="string" calcext:value-type="string">
            <text:p>AAGTTGACCCCACTCTGCGTCACTCTAAATTGTACAGATGTTGAGAGGAATGTTACCTACAAAAATGAT------------------------------ATGAAGAATT</text:p>
          </table:table-cell>
        </table:table-row>
        <table:table-row table:style-name="ro1">
          <table:table-cell office:value-type="string" calcext:value-type="string">
            <text:p>CATAATGTTATTGCTAATGCTACAACCAATGTTACATATACTATATACGACAGGAACATAAC---------TGAAGAAATGAAAAATT</text:p>
          </table:table-cell>
        </table:table-row>
        <table:table-row table:style-name="ro1">
          <table:table-cell office:value-type="string" calcext:value-type="string">
            <text:p>AGTAATGTTACAACTATAAAAAATGAAACTGCTATAAACAAT------GAAACTGCTATTACAGAGAAGGAGGAAGTAAAAAATT</text:p>
          </table:table-cell>
        </table:table-row>
        <table:table-row table:style-name="ro1">
          <table:table-cell office:value-type="string" calcext:value-type="string">
            <text:p>CTCTGTGTCACTTTAAATTGTACAAAAGTTACCTACAACACAAGTGTTACCCACAATACTAGTGAC------------------------GAAGTAAGAAATT</text:p>
          </table:table-cell>
        </table:table-row>
        <table:table-row table:style-name="ro1">
          <table:table-cell office:value-type="string" calcext:value-type="string">
            <text:p>GTCACCCTAGACTGTAGACAACCTCAGATTAACGATACTGGTTTTAGTAATAGTAGC---------------ATGACAGAAGAAATAAGAAATT</text:p>
          </table:table-cell>
        </table:table-row>
        <table:table-row table:style-name="ro1">
          <table:table-cell office:value-type="string" calcext:value-type="string">
            <text:p>ACTTTAAATTGT---------AAAAATGCAAATAGTAGCAACTATGATAATCTAACCAAAACAGAAATGAAAGGAGAAGTAAAAAATT</text:p>
          </table:table-cell>
        </table:table-row>
        <table:table-row table:style-name="ro1">
          <table:table-cell office:value-type="string" calcext:value-type="string">
            <text:p>ATAAATGTTACTGCTTTAAATGTTACTACAAATGTTAATACTCTAAATGATACTACTCTCAAAGATGAAATGAAAAACT</text:p>
          </table:table-cell>
        </table:table-row>
        <table:table-row table:style-name="ro1">
          <table:table-cell office:value-type="string" calcext:value-type="string">
            <text:p>AATTGTACAGATGTTAATAAAAATGTTAGCAGTAGTGATACTGATAATTACAAAGAGACCATGAAGGAAAG------GAAAAATT</text:p>
          </table:table-cell>
        </table:table-row>
        <table:table-row table:style-name="ro1">
          <table:table-cell office:value-type="string" calcext:value-type="string">
            <text:p>ACTTTAAATTGTACTAATATCAGTACTAATGGTACTAMTRAGATTAYYARKAMKAWTRRTRATACT----------GAGATGAGGAATT</text:p>
          </table:table-cell>
        </table:table-row>
        <table:table-row table:style-name="ro1">
          <table:table-cell office:value-type="string" calcext:value-type="string">
            <text:p>AACTGTTCTAATGTTACATGTTCTAATGTTACTA-----AATGTCAAAGTAATACTAGTGATGCCATAAATACAATACAAAATT</text:p>
          </table:table-cell>
        </table:table-row>
        <table:table-row table:style-name="ro1">
          <table:table-cell office:value-type="string" calcext:value-type="string">
            <text:p>AGTAATGCTAGGGTTATTAATAATACTGTTAATATTACTGATGCCTACAATGCTAGT-GATACTGAAGAAATGAAAAATT</text:p>
          </table:table-cell>
        </table:table-row>
        <table:table-row table:style-name="ro1">
          <table:table-cell office:value-type="string" calcext:value-type="string">
            <text:p>AATGCTAGCCAAACTGGTTACAATAGTTATAATGATACTCTGGGGGGTAGGGACAAAATTAAAGAAGAAATAAGAAATT</text:p>
          </table:table-cell>
        </table:table-row>
        <table:table-row table:style-name="ro1">
          <table:table-cell office:value-type="string" calcext:value-type="string">
            <text:p>GTCACTTTAGAATGTACAAATGTTACTGTTAGCAATCAGACCTATTATGATA-----AGAAGACCTACGAGGAAAGG-------AAAAATT</text:p>
          </table:table-cell>
        </table:table-row>
        <table:table-row table:style-name="ro1">
          <table:table-cell office:value-type="string" calcext:value-type="string">
            <text:p>TGTGTCACTTTGAATTGTAGCAATGTTAAGAATAATGCTACCAATAATGATACT---------------ACTGTCAAGGAAGAAATGAAAAATT</text:p>
          </table:table-cell>
        </table:table-row>
        <table:table-row table:style-name="ro1">
          <table:table-cell office:value-type="string" calcext:value-type="string">
            <text:p>AGTACTGCTAACCCCTCTCCTAGTACCAGTAATAGTACTGCTATCCCCTCTCCTAGTGTAGTTGATGAAGTAAAAAATT</text:p>
          </table:table-cell>
        </table:table-row>
        <table:table-row table:style-name="ro1">
          <table:table-cell office:value-type="string" calcext:value-type="string">
            <text:p>AATGTTAATGTTACCACCAGTAATATCACCAATAGTGCCAACAATAGTAACATAAGGGGAGGACAAGAAATGAAAAACT</text:p>
          </table:table-cell>
        </table:table-row>
        <table:table-row table:style-name="ro1">
          <table:table-cell office:value-type="string" calcext:value-type="string">
            <text:p>GTCACTTTAAACTGTACTAATGTTAACAGAACTGTTGATACTGTTGACAATGAT------------ACCATGAGTGGAGGAATGAAAAATT</text:p>
          </table:table-cell>
        </table:table-row>
        <table:table-row table:style-name="ro1">
          <table:table-cell office:value-type="string" calcext:value-type="string">
            <text:p>GTCACTTTGAATTGTAGTAATGTAACTGTTGCCCACAATGCTACTATCGATAATAGTACCAGGA------------------ATGAAATAAAAAATT</text:p>
          </table:table-cell>
        </table:table-row>
        <table:table-row table:style-name="ro1">
          <table:table-cell office:value-type="string" calcext:value-type="string">
            <text:p>ACCAGTACAAAGACTAATACTGAGACTGTGACTGTTAATAATGTAACTACTACTGATGCCAGTAAGGAATTAAAAAATT</text:p>
          </table:table-cell>
        </table:table-row>
        <table:table-row table:style-name="ro1">
          <table:table-cell office:value-type="string" calcext:value-type="string">
            <text:p>TGTGTCACTTTAACATGTAAAGATT---ATAATAAAAATATTACCTATGATAATAATAGTACAAT------------TGGAGAAATAAAAAATT</text:p>
          </table:table-cell>
        </table:table-row>
        <table:table-row table:style-name="ro1">
          <table:table-cell office:value-type="string" calcext:value-type="string">
            <text:p>CCACTCTGTGTCACTTTAGCCTGTACTAATGT---CAGCAACACTAATACCAGTACCACCA------------------CGAAGGAAGAAATGAAAAATT</text:p>
          </table:table-cell>
        </table:table-row>
        <table:table-row table:style-name="ro1">
          <table:table-cell office:value-type="string" calcext:value-type="string">
            <text:p>GTTACTCTAAACTGCAC------------GAATGCCAGCACCATTAATGCTACTAGATACAATAGTACCGTGGGGGGAGAAATAAAAAATT</text:p>
          </table:table-cell>
        </table:table-row>
        <table:table-row table:style-name="ro1">
          <table:table-cell office:value-type="string" calcext:value-type="string">
            <text:p>CCACTCTGTGTCACTTTAAATTGTACACATGACGTTAATGTTACTAAAGTCAAAAATAGC---------------------ATAAGGGAAATAAAAAATT</text:p>
          </table:table-cell>
        </table:table-row>
        <table:table-row table:style-name="ro1">
          <table:table-cell office:value-type="string" calcext:value-type="string">
            <text:p>AAGCCATGTGTAAAGTTGACCCCACTTTGTGTCACCTTAAATTGTAGCAA---GATAAATGATACAAATA---------------------------------------GTATGAGAAATT</text:p>
          </table:table-cell>
        </table:table-row>
        <table:table-row table:style-name="ro1">
          <table:table-cell office:value-type="string" calcext:value-type="string">
            <text:p>TTAAATTGTGCAAATGCAAATATTACCAAGAATAGTACTGGTAACTACAATGATAGC---------------ATGATAGGAGAAATAAAAAATT</text:p>
          </table:table-cell>
        </table:table-row>
        <table:table-row table:style-name="ro1">
          <table:table-cell office:value-type="string" calcext:value-type="string">
            <text:p>TGTGTAAAATTGACCCCACTCTGTGTCACTTTAAATTGTAGCAATTATAATAATAGCAGTGAT------------------------------------GGAGTAATAAAAAATT</text:p>
          </table:table-cell>
        </table:table-row>
        <table:table-row table:style-name="ro1">
          <table:table-cell office:value-type="string" calcext:value-type="string">
            <text:p>ACGTTAAACTGCAGTGATGCTAACAGTACTAGAACTAAAAACAACCACACTGATAACAT---------GAAGGGAGAGATAAAGAATT</text:p>
          </table:table-cell>
        </table:table-row>
        <table:table-row table:style-name="ro1">
          <table:table-cell office:value-type="string" calcext:value-type="string">
            <text:p>GTCACTTTAAACTGTACAAATATTCCTGCTAATGCTACTGTTACTGCTAATGCTAGTATTAC------------TGAAGAAATGAAAAACT</text:p>
          </table:table-cell>
        </table:table-row>
        <table:table-row table:style-name="ro1">
          <table:table-cell office:value-type="string" calcext:value-type="string">
            <text:p>ATAAAGCCATGTGTAAAGTTGACCCCACTCTGTGTCACTTTAAATTGTTCTATTGT---GAATGGTACTGAT------------------------------------------ATGACAAATT</text:p>
          </table:table-cell>
        </table:table-row>
        <table:table-row table:style-name="ro1">
          <table:table-cell office:value-type="string" calcext:value-type="string">
            <text:p>GTAAAATTGACCCCACTCTGTGTCACTTTAGAATGT------------AGACAGGTTAATGCTACCAGTAATGG---------------------GGAAGAAATAAGAAATT</text:p>
          </table:table-cell>
        </table:table-row>
        <table:table-row table:style-name="ro1">
          <table:table-cell office:value-type="string" calcext:value-type="string">
            <text:p>ACAACTACTACAACCCACAATACAACTGAGACAACCCCCTATGCAAAGATTAGTAATATA-ACGGATGACATGAAAAATT</text:p>
          </table:table-cell>
        </table:table-row>
        <table:table-row table:style-name="ro1">
          <table:table-cell office:value-type="string" calcext:value-type="string">
            <text:p>CTCTGTGTCACTTTAAAGTGTAC---------AGATGCTAATGTTACCAGGATTGGTAATGAAAGCAT---------GCAGGGAGAAATAAAAAATT</text:p>
          </table:table-cell>
        </table:table-row>
        <table:table-row table:style-name="ro1">
          <table:table-cell office:value-type="string" calcext:value-type="string">
            <text:p>ACTTTAAACTGT------------AGTGATCCTAACATCACTGATAGTA--CAGGAAACAACAATGTTACTGTTAAGGAAGAACTAAAAAATT</text:p>
          </table:table-cell>
        </table:table-row>
        <table:table-row table:style-name="ro1">
          <table:table-cell office:value-type="string" calcext:value-type="string">
            <text:p>TGTACC---------AAAGAAAATGTTACCCGCAATGGAACCGTGGAGGTAAATGATACCAATACCATGGGGGTAATGATGAAAAATT</text:p>
          </table:table-cell>
        </table:table-row>
        <table:table-row table:style-name="ro1">
          <table:table-cell office:value-type="string" calcext:value-type="string">
            <text:p>ACAAAGGTAAATGGAACTAGAAATAGTACCAATGGAACTGGAAATAGTACTGTAGATGTCAGAGACGAAATGAAAAATT</text:p>
          </table:table-cell>
        </table:table-row>
        <table:table-row table:style-name="ro1">
          <table:table-cell office:value-type="string" calcext:value-type="string">
            <text:p>ACAAATATGCCTAAGAATATGACAACTGGTAATAATAATGATACCTACAATGATAA-GATGGCTGAAGAAATAAAAAATT</text:p>
          </table:table-cell>
        </table:table-row>
        <table:table-row table:style-name="ro1">
          <table:table-cell office:value-type="string" calcext:value-type="string">
            <text:p>CCACTCTGTGTCACTTTAGAATGTAAAAATGTTAGCAACAA---TGAGACCTACAATGAGAGCGAGA------------------AGGAAATAAAAAATT</text:p>
          </table:table-cell>
        </table:table-row>
        <table:table-row table:style-name="ro1">
          <table:table-cell office:value-type="string" calcext:value-type="string">
            <text:p>AGTGTTAGTGTTAATGTTACCAATAATGTTACTTTTACCTATAATAAT--------AATAATACCATAGATA-AAGAAATGAAAAATT</text:p>
          </table:table-cell>
        </table:table-row>
        <table:table-row table:style-name="ro1">
          <table:table-cell office:value-type="string" calcext:value-type="string">
            <text:p>TGTGTAAAGTTGACCCCACTCTGTGTCACTTTAAATTGTAGCAACT---------------------ACAATAATAGC---------------GAGGATGGAGAAATAAAAAGGT</text:p>
          </table:table-cell>
        </table:table-row>
        <table:table-row table:style-name="ro1">
          <table:table-cell office:value-type="string" calcext:value-type="string">
            <text:p>GTCACTTTAAAATGTACAAATATTACTCCTACTAATGGGACCACTTTTAGTAATAGTACC------------------AAGGAAGAAATGAGAAACT</text:p>
          </table:table-cell>
        </table:table-row>
        <table:table-row table:style-name="ro1">
          <table:table-cell office:value-type="string" calcext:value-type="string">
            <text:p>CTCTGTGTCACTTTAGAATGTGAGGATGCAAATAATGGTAGTGTAACCTATAATAATA------------------CACAGGGAGAAATAAAAAATT</text:p>
          </table:table-cell>
        </table:table-row>
        <table:table-row table:style-name="ro1">
          <table:table-cell office:value-type="string" calcext:value-type="string">
            <text:p>AATGTTACTGTTAATAATAGTAATATCAATAATAGTAATAGTTCCTACAATAGTAGC-ATGTATGAATTACTAAAAAATT</text:p>
          </table:table-cell>
        </table:table-row>
        <table:table-row table:style-name="ro1">
          <table:table-cell office:value-type="string" calcext:value-type="string">
            <text:p>AATAATACTGTGACAAATTGTAGTGGTAGTGCTAGTACTAACAATACTTGTATGGAAAACATAGAGGGAATGAAAAATT</text:p>
          </table:table-cell>
        </table:table-row>
        <table:table-row table:style-name="ro1">
          <table:table-cell office:value-type="string" calcext:value-type="string">
            <text:p>AGTACTGAGGAAGTAAAAAATTGCTCTTCCAATGCAACCACAGGAATAAAAGATAATGCTAGGGAAGAAATAAGAAATT</text:p>
          </table:table-cell>
        </table:table-row>
        <table:table-row table:style-name="ro1">
          <table:table-cell office:value-type="string" calcext:value-type="string">
            <text:p>TGTGTCACTTTAGAATGTAATAATGTTACTGCGAATACTAATCTCTCCAATAGTGACATGAAGTC---------------AGAAGTAAAAAATT</text:p>
          </table:table-cell>
        </table:table-row>
        <table:table-row table:style-name="ro1">
          <table:table-cell office:value-type="string" calcext:value-type="string">
            <text:p>TTGACCCCACTCTGTGTCACTTTAAACTGCACT---------AATGTCACTATCACTAATGATACCAG------------------AGATGCAGGAATGAGAAATT</text:p>
          </table:table-cell>
        </table:table-row>
        <table:table-row table:style-name="ro1">
          <table:table-cell office:value-type="string" calcext:value-type="string">
            <text:p>GTCACTTTAAACTGTATAGATGCAAATGTTAATGTTACAGTTACAGTCAATGACAGCATGGC------------TGAAGAAATAAAAAATT</text:p>
          </table:table-cell>
        </table:table-row>
        <table:table-row table:style-name="ro1">
          <table:table-cell office:value-type="string" calcext:value-type="string">
            <text:p>GATGCAAGAAACTATACTGGTAACTACACAATGGGTAGTAGTACCTTCAATGATACAATGCTGGGGGGAG---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GTTGACCCCACTCTGTGTCACTTTAAACTGT------------AGTGATGCTACTATCAATGGT------------ACCATAGTGGAGAAA------ATGAAAAATT</text:p>
          </table:table-cell>
        </table:table-row>
        <table:table-row table:style-name="ro1">
          <table:table-cell office:value-type="string" calcext:value-type="string">
            <text:p>GTTAATGTTACCAGTAATGGTACTGCTAGCCAAGGTAATGCTACCTACACTAATAGAATGGAGGAAGAAATAAAAAACT</text:p>
          </table:table-cell>
        </table:table-row>
        <table:table-row table:style-name="ro1">
          <table:table-cell office:value-type="string" calcext:value-type="string">
            <text:p>GCTAATGTTACCATAGATAATACTACAATTACAAGTAAGAATATTGCCTTAAACAACATAACTGAAGAAATGAAAAATT</text:p>
          </table:table-cell>
        </table:table-row>
        <table:table-row table:style-name="ro1">
          <table:table-cell office:value-type="string" calcext:value-type="string">
            <text:p>TGTGTCACTTTAAACTGTAC------------AAATGCTAATGTTAGCAGTACTA--GGCTTAATGATACTATAG-GAGGAGAAATAAAAAATT</text:p>
          </table:table-cell>
        </table:table-row>
        <table:table-row table:style-name="ro1">
          <table:table-cell office:value-type="string" calcext:value-type="string">
            <text:p>ACTTTAAACTGTAGTGAGGTTAGGAATGACACAAGTAAGAATAGCACCCTC-----AATGACAACG----ACAGAGAACTAAGAAATT</text:p>
          </table:table-cell>
        </table:table-row>
        <table:table-row table:style-name="ro1">
          <table:table-cell office:value-type="string" calcext:value-type="string">
            <text:p>TGTGTCACTTTAAATTGTAGTGATGTTAAAAATGGTACTAGAAATGCTACTGTTGA------------AATGGAG---GGAGAACTGAAAAATT</text:p>
          </table:table-cell>
        </table:table-row>
        <table:table-row table:style-name="ro1">
          <table:table-cell office:value-type="string" calcext:value-type="string">
            <text:p>AAGTTGACCCCACTCTGTGTCACTTTAAATTGTGTTAA---------------CAGTACCTACAAAGGTAAC---------------ATGACTGAAGAAATAAGAAACT</text:p>
          </table:table-cell>
        </table:table-row>
        <table:table-row table:style-name="ro1">
          <table:table-cell office:value-type="string" calcext:value-type="string">
            <text:p>GTAAAGTTGACCCCACTCTGTGTTACTCTAAATTGTACT---------AGTGTTAATGGTACCAGTAATGGTAAT------------------------GAAATGAAAAATT</text:p>
          </table:table-cell>
        </table:table-row>
        <table:table-row table:style-name="ro1">
          <table:table-cell office:value-type="string" calcext:value-type="string">
            <text:p>ACTTTAATTTGTACAAATATCACTGCTAATGCTACCAAGGGGAATAGT---------ACAACCTTAGGAGAAGTAGAAATGAAAAATT</text:p>
          </table:table-cell>
        </table:table-row>
        <table:table-row table:style-name="ro1">
          <table:table-cell office:value-type="string" calcext:value-type="string">
            <text:p>GTCACTTTAAAGTGTACAAATGTAACAGTTAATAATGGTACTACCTGTGATAATAACACA------------TGTGAAGAGATAAGAAATT</text:p>
          </table:table-cell>
        </table:table-row>
        <table:table-row table:style-name="ro1">
          <table:table-cell office:value-type="string" calcext:value-type="string">
            <text:p>TTGACCCCACTCTGTGTCACTTTAAGCTGTAGT---------AATAATGTTACTATTAATGGTACCA------------------TGAAGGAAGAAATGAGAAATT</text:p>
          </table:table-cell>
        </table:table-row>
        <table:table-row table:style-name="ro1">
          <table:table-cell office:value-type="string" calcext:value-type="string">
            <text:p>ACTTTAAATTGTACAAATGCAACCTTTAGTACTACCACTACCCCTACCCCTAATAGAAT---------GAATGGAGAAGTAAATTATT</text:p>
          </table:table-cell>
        </table:table-row>
        <table:table-row table:style-name="ro1">
          <table:table-cell office:value-type="string" calcext:value-type="string">
            <text:p>GAATGTAGAGAAGTTAACGATAAATATTCCAGATTCCACAATAAGACGAGGGAAACAATAAGGGAG------GAAATAAAAAATT</text:p>
          </table:table-cell>
        </table:table-row>
        <table:table-row table:style-name="ro1">
          <table:table-cell office:value-type="string" calcext:value-type="string">
            <text:p>ACCAGTAATAATACTACCATGACAGTTAATGGTACCAGTAATAATACTACCATGAAAAATGAGGAAGAAATAAAAAATT</text:p>
          </table:table-cell>
        </table:table-row>
        <table:table-row table:style-name="ro1">
          <table:table-cell office:value-type="string" calcext:value-type="string">
            <text:p>AACCAGACTACTAGCAGTACTAATGCTACTAATAACCAGACTACCGACCCTGTTACCACGGAGGGAGAAATGAAAAATT</text:p>
          </table:table-cell>
        </table:table-row>
        <table:table-row table:style-name="ro1">
          <table:table-cell office:value-type="string" calcext:value-type="string">
            <text:p>TTGAAAAATAATACTAATGGAAATGAGACTAGCTGTGGTAGAATGATACCGGTTGAAACTAAAGGGGAAGTAAAAAATT</text:p>
          </table:table-cell>
        </table:table-row>
        <table:table-row table:style-name="ro1">
          <table:table-cell office:value-type="string" calcext:value-type="string">
            <text:p>AGTAGTAAAGTTTATGATGCTAGGAGTAATGTTAATGTTACCAGTATCAATAATACCATAAT---------GGGAGAAATGAAAAATT</text:p>
          </table:table-cell>
        </table:table-row>
        <table:table-row table:style-name="ro1">
          <table:table-cell office:value-type="string" calcext:value-type="string">
            <text:p>ACCCCACTCTGTGTCACTTTACATTGTACAAATGTAACCTACAATACTAGCATGGATA------------------------TGGATGGAGAAATAAAGAATT</text:p>
          </table:table-cell>
        </table:table-row>
        <table:table-row table:style-name="ro1">
          <table:table-cell office:value-type="string" calcext:value-type="string">
            <text:p>ATAAAAATTAGTAATGTTAGTGACACAAATAGTAGTAGTGTTAGTGCCACAAATGTCACCTATGAAGAAATGAGAAATT</text:p>
          </table:table-cell>
        </table:table-row>
        <table:table-row table:style-name="ro1">
          <table:table-cell office:value-type="string" calcext:value-type="string">
            <text:p>TTAAACTGTAGTAATATTAGCCGCAATGATACTGCTACCTTCAATGATACCAATACCAT---------GAATGGAGAAATAAAGAATT</text:p>
          </table:table-cell>
        </table:table-row>
        <table:table-row table:style-name="ro1">
          <table:table-cell office:value-type="string" calcext:value-type="string">
            <text:p>GTAAAGTTGACCCCACTCTGTGTCACTCTAAAATGTAATAATACTCTCTACAAAAATGACAC---------------------------------------GCAGGAAATGACAGATT</text:p>
          </table:table-cell>
        </table:table-row>
        <table:table-row table:style-name="ro1">
          <table:table-cell office:value-type="string" calcext:value-type="string">
            <text:p>CAGTTAACACCACTCTGTGTCACTTTGCACTGTACAAATGTAACCTACAATGAGACCA---------------------------------TGAATGAAGAAATGAAGAATT</text:p>
          </table:table-cell>
        </table:table-row>
        <table:table-row table:style-name="ro1">
          <table:table-cell office:value-type="string" calcext:value-type="string">
            <text:p>ACTTTAAACTGTAGTGAGGTTAGGAATGACACAAGTAAGAATAGCACCCTC-----AATGACAACG----ACAGAGAACTAAGAAATT</text:p>
          </table:table-cell>
        </table:table-row>
        <table:table-row table:style-name="ro1">
          <table:table-cell office:value-type="string" calcext:value-type="string">
            <text:p>GTCACTTTAAATTGTAGTAATGCTAAGGCTAATAGCAATGCTACCTCCAATGCTAGCA------------TGGAAGGAGAAATAGAAAATT</text:p>
          </table:table-cell>
        </table:table-row>
        <table:table-row table:style-name="ro1">
          <table:table-cell office:value-type="string" calcext:value-type="string">
            <text:p>AATGCCGGTAGTGGTAATGCTACTGCTAACAGGATTGGTAAGGCTACCCACAATCCCATGGAGGGAGAAATAAAAAATT</text:p>
          </table:table-cell>
        </table:table-row>
        <table:table-row table:style-name="ro1">
          <table:table-cell office:value-type="string" calcext:value-type="string">
            <text:p>GTAAATGGAACAGCTAATGCTACCAGTGAAGGAACAGCTAATGCTACCAGTAAAGATGAAGAAATGACA-ATGTATAATT</text:p>
          </table:table-cell>
        </table:table-row>
        <table:table-row table:style-name="ro1">
          <table:table-cell office:value-type="string" calcext:value-type="string">
            <text:p>AGGAATGTTACCTGCATTAATAGTACTACCTGCGATACAAAAATGAAAAATTGCTCCTGCAATACAGAAATGAAAAATT</text:p>
          </table:table-cell>
        </table:table-row>
        <table:table-row table:style-name="ro1">
          <table:table-cell office:value-type="string" calcext:value-type="string">
            <text:p>CTCTGTGTCACTTTAAACTGCACTGATGT---CAATGGTACTAGTAGCAATAATAGTATCGAAGATGCAGTAATG---------------AAAAATT</text:p>
          </table:table-cell>
        </table:table-row>
        <table:table-row table:style-name="ro1">
          <table:table-cell office:value-type="string" calcext:value-type="string">
            <text:p>ACCCCACTCTGTGTCACTTTAGACTGTGAAAATGT---TGATGGTAATGATACCTACAAT---------------------GGGACCAATGAAATGAAAAATT</text:p>
          </table:table-cell>
        </table:table-row>
        <table:table-row table:style-name="ro1">
          <table:table-cell office:value-type="string" calcext:value-type="string">
            <text:p>GAAGCAAAGCTAAATGAAACTACTAACAATAATACCATGGGTGGAGTATTGAAGAATATGACCAATGAAATGAAAAATT</text:p>
          </table:table-cell>
        </table:table-row>
        <table:table-row table:style-name="ro1">
          <table:table-cell office:value-type="string" calcext:value-type="string">
            <text:p>GT---TAGTCTTAATAATACCAATGTTAGTCTTAATAATACCAATGTTAAGCTTCATAATATCAGTGAAGAAATGAAAAATT</text:p>
          </table:table-cell>
        </table:table-row>
        <table:table-row table:style-name="ro1">
          <table:table-cell office:value-type="string" calcext:value-type="string">
            <text:p>AATGTAAAGTTAAATGTAACTGATAGGAATAATGCTACTAATGCTACCCTCAATAATGG---------------GGTTGAAGAAATAAAAAATT</text:p>
          </table:table-cell>
        </table:table-row>
        <table:table-row table:style-name="ro1">
          <table:table-cell office:value-type="string" calcext:value-type="string">
            <text:p>AAGTTGACCCCACTCTGTGTTACTTTACATTGTAC---------------AACTGCTACTGTTAATGGTAAC---------------AAGACTGATGACATGAAAAATT</text:p>
          </table:table-cell>
        </table:table-row>
        <table:table-row table:style-name="ro1">
          <table:table-cell office:value-type="string" calcext:value-type="string">
            <text:p>CTCTGTGTCACTTTAAATTGT------------AGCGAGGCTAATGCTAACGAGGGTTAC-----ACTAATAAT-ATGACTGGACAAATAAAAAACT</text:p>
          </table:table-cell>
        </table:table-row>
        <table:table-row table:style-name="ro1">
          <table:table-cell office:value-type="string" calcext:value-type="string">
            <text:p>TGTGTAAAGTTAACCCCACTCTGTGTCACTTTAAAATGTAGTACCT---ATAATGGTAGTGATACCAACGAT---------------------------------ATGAGAAATT</text:p>
          </table:table-cell>
        </table:table-row>
        <table:table-row table:style-name="ro1">
          <table:table-cell office:value-type="string" calcext:value-type="string">
            <text:p>GTCACTTTAAATTGTAGCAATGCTAATGTTACCTGGAGCGCTATCTACAATAATAGCA---------------------TGAAGGGAGAAATAAAAAATT</text:p>
          </table:table-cell>
        </table:table-row>
        <table:table-row table:style-name="ro1">
          <table:table-cell office:value-type="string" calcext:value-type="string">
            <text:p>AATTGTAGTAATGTCAATAATAGTACTGGTACTGCCAATAGGACTATAGAGGAAGAAATGAAAAAAGAAG---TAAAAAATT</text:p>
          </table:table-cell>
        </table:table-row>
        <table:table-row table:style-name="ro1">
          <table:table-cell office:value-type="string" calcext:value-type="string">
            <text:p>TGTGTCACTTTAAATTGTACCACCTT------TAATGGTATCAGTAATAGTACCATTGAGAAAA---------AGGGAGAAGAAATAAAAAATT</text:p>
          </table:table-cell>
        </table:table-row>
        <table:table-row table:style-name="ro1">
          <table:table-cell office:value-type="string" calcext:value-type="string">
            <text:p>AAAAATGTTACTAATAGTACTAACATTGCTACTAATAATAGCACTATAAATATAACAAATATTGAAGAAATGAGAAATT</text:p>
          </table:table-cell>
        </table:table-row>
        <table:table-row table:style-name="ro1">
          <table:table-cell office:value-type="string" calcext:value-type="string">
            <text:p>TGTAGTAATGTTAATATTACTGCTAATGTTACTACTACTGCT-----ACTGTCAATGGTACCATAAAAGAAGAGATGAAAAATT</text:p>
          </table:table-cell>
        </table:table-row>
        <table:table-row table:style-name="ro1">
          <table:table-cell office:value-type="string" calcext:value-type="string">
            <text:p>ACCCCACTCTGTGTCACTTTAAACTGTACAGATACAAAG---GTTACTGGTACCTACAATAATACC---------------------AGTGACCTAAAAAATT</text:p>
          </table:table-cell>
        </table:table-row>
        <table:table-row table:style-name="ro1">
          <table:table-cell office:value-type="string" calcext:value-type="string">
            <text:p>ACTTTACATTGTAC---------AAATATTACAGGTACCAATAGTACAGGTGTCAATATTACAGATGCCCATGAAGAGATAAAAAATT</text:p>
          </table:table-cell>
        </table:table-row>
        <table:table-row table:style-name="ro1">
          <table:table-cell office:value-type="string" calcext:value-type="string">
            <text:p>ACCCCACTCTGTGTCACTTTAAACTGTATC---------AATGCTACCCACCTCAACGAT---------------GTCACAGATGAGGACCGAATACAAAATT</text:p>
          </table:table-cell>
        </table:table-row>
        <table:table-row table:style-name="ro1">
          <table:table-cell office:value-type="string" calcext:value-type="string">
            <text:p>CATAATGTCACAGTAACCTATACCAATCAAACCTATTATAGTAAAGATACCAATAATATAACTGAGGGAATGAAAAATT</text:p>
          </table:table-cell>
        </table:table-row>
        <table:table-row table:style-name="ro1">
          <table:table-cell office:value-type="string" calcext:value-type="string">
            <text:p>GCTACTGTTACAAATGCTAATGCTATCAGTAATGGTAATGCCACTTACAATAATACAGGGAATGGGGAAATGAAAAATT</text:p>
          </table:table-cell>
        </table:table-row>
        <table:table-row table:style-name="ro1">
          <table:table-cell office:value-type="string" calcext:value-type="string">
            <text:p>AAGTTGACCCCACTCTGTGTCACTTTAAATTGTATAAATGTCACAAATGTCAATGCTACCAGTAGT------------------------------CAAATGCAAAATT</text:p>
          </table:table-cell>
        </table:table-row>
        <table:table-row table:style-name="ro1">
          <table:table-cell office:value-type="string" calcext:value-type="string">
            <text:p>AATGTTACCAGGAATAAGACTGTTACTACTCCCAGTCCTAATACTACTACTGTTGCCCCTGAAGAAATAATGAAAAATT</text:p>
          </table:table-cell>
        </table:table-row>
        <table:table-row table:style-name="ro1">
          <table:table-cell office:value-type="string" calcext:value-type="string">
            <text:p>ACTACTGTGAACAATACTACTGTGAACAATACTACTGG--GAATGGTACTGGTCCCTTTGATAAGGAAGAAATAAAAAATT</text:p>
          </table:table-cell>
        </table:table-row>
        <table:table-row table:style-name="ro1">
          <table:table-cell office:value-type="string" calcext:value-type="string">
            <text:p>AAAT---ACAATGGTACAGGTACAAATGCTACAGAAATAAGGACAAATGTTACAGCCGATAAT----AAGGAAGAAATAAGTAATT</text:p>
          </table:table-cell>
        </table:table-row>
        <table:table-row table:style-name="ro1">
          <table:table-cell office:value-type="string" calcext:value-type="string">
            <text:p>ACTAGTAATGCTACCACTAGTACTACTACCCCTAGTACTGCTACTGTAAGTAATACCCTGAATAGAGAAATAAAAAATT</text:p>
          </table:table-cell>
        </table:table-row>
        <table:table-row table:style-name="ro1">
          <table:table-cell office:value-type="string" calcext:value-type="string">
            <text:p>AACTGTACTGAAGTTAACTTTAATTGTACCAATAATGCTAATAATGCTTCCGGCACAAT---------GAAGGAAGAGATGAGAAATT</text:p>
          </table:table-cell>
        </table:table-row>
        <table:table-row table:style-name="ro1">
          <table:table-cell office:value-type="string" calcext:value-type="string">
            <text:p>GTCACTTTAAAATGT------------GACAATGTTACCAGTAATAGTAGTAACAGATACAATGAAACAGGAGATGGAGGAATGAAAAATT</text:p>
          </table:table-cell>
        </table:table-row>
        <table:table-row table:style-name="ro1">
          <table:table-cell office:value-type="string" calcext:value-type="string">
            <text:p>TGTAGTAAGATTACAAATAGCTCTGGGAATGTGATAAACAGCACTGAAGCTAAAAATTTTAAAGCTGAAGCTAGAAATT</text:p>
          </table:table-cell>
        </table:table-row>
        <table:table-row table:style-name="ro1">
          <table:table-cell office:value-type="string" calcext:value-type="string">
            <text:p>GCTACTAGTACTGTTAACAATGTTACTGATGGGAGTAATAGTACTGCTAGCCCGAGCATAAAGGAAGAAATGTTCAATT</text:p>
          </table:table-cell>
        </table:table-row>
        <table:table-row table:style-name="ro1">
          <table:table-cell office:value-type="string" calcext:value-type="string">
            <text:p>ACCCCACTTTGTGTCACTTTAGAGTGTAAAAATGTTAATAAGACTGCTAATACCACCA------------------------TGAAAGGAGAAGTAAAAAATT</text:p>
          </table:table-cell>
        </table:table-row>
        <table:table-row table:style-name="ro1">
          <table:table-cell office:value-type="string" calcext:value-type="string">
            <text:p>AATAATACCAGTAATGGTACTACTACCCCTAGTACTACTACCCCTACCCCCAATATGGACACGGGGGGAATGAAAAATT</text:p>
          </table:table-cell>
        </table:table-row>
        <table:table-row table:style-name="ro1">
          <table:table-cell office:value-type="string" calcext:value-type="string">
            <text:p>CTGACCCCACTCTGTGTCACTTTAGAGTGTGATAAGCTCAATGATATCAGTAAAATCAATGCCA---------------------------CGGAAATGAAAAATT</text:p>
          </table:table-cell>
        </table:table-row>
        <table:table-row table:style-name="ro1">
          <table:table-cell office:value-type="string" calcext:value-type="string">
            <text:p>TTAATATGT---------AGAAATGTTAACCTTACTAATAATAATAGCATAAGTGGTAATGATAGC-ATGAGTGGAGAAATGAGAAATT</text:p>
          </table:table-cell>
        </table:table-row>
        <table:table-row table:style-name="ro1">
          <table:table-cell office:value-type="string" calcext:value-type="string">
            <text:p>AC------AAATGCCACTGCTAATGCTAACATAAAGGGAGAAATAAACCTTATGAATGCTAGCATAAAGGGAGAAATGAAAAACT</text:p>
          </table:table-cell>
        </table:table-row>
        <table:table-row table:style-name="ro1">
          <table:table-cell office:value-type="string" calcext:value-type="string">
            <text:p>AACAATACTGTCAACAATGGCAGTAGTGTCCCTGGCAATAATAACATTACTGTCAATACTACCAGTGAAATGAAAAATT</text:p>
          </table:table-cell>
        </table:table-row>
        <table:table-row table:style-name="ro1">
          <table:table-cell office:value-type="string" calcext:value-type="string">
            <text:p>CTCTGTGTCACTCTACATTGTACAAATGTTACTAGTAATAGTATCAGTGTTAATAGTACC------------------AATTCAGAAATGAGAAATT</text:p>
          </table:table-cell>
        </table:table-row>
        <table:table-row table:style-name="ro1">
          <table:table-cell office:value-type="string" calcext:value-type="string">
            <text:p>CCACTCTGTGTCACTTTAAAATGTGTAAATGCAACTGGTACTGGAAATGCCACTA-----AGGAAGGGAATGACAG----------------AAAAAATT</text:p>
          </table:table-cell>
        </table:table-row>
        <table:table-row table:style-name="ro1">
          <table:table-cell office:value-type="string" calcext:value-type="string">
            <text:p>ACCCCACTCTGTGTCACTTTAAACTGTACAGATGCAAAA------GTTAATATGAGTGGTAGCA------------------TGGATGGAGAAATAAAAAATT</text:p>
          </table:table-cell>
        </table:table-row>
        <table:table-row table:style-name="ro1">
          <table:table-cell office:value-type="string" calcext:value-type="string">
            <text:p>ATTACCGGTGACGGTAATAATACTGACGGTACTAATGGTACCGCCAGACTGCTAATTTATCACGGAGACATAGCAAATT</text:p>
          </table:table-cell>
        </table:table-row>
        <table:table-row table:style-name="ro1">
          <table:table-cell office:value-type="string" calcext:value-type="string">
            <text:p>ACTTTAAACTGTAGAGAT---GCTAATGTAACCAAGGCCAATGCTACTATTGAAAGTGCCAT------GAAGGGAGAAGTACAAAATT</text:p>
          </table:table-cell>
        </table:table-row>
        <table:table-row table:style-name="ro1">
          <table:table-cell office:value-type="string" calcext:value-type="string">
            <text:p>TTGAACTGTGTAAATGTTAGCAATAATAGCAATGTTGGAAATGATAAC------ATTGTTAATGCTACCAATGAAATGAAAAATT</text:p>
          </table:table-cell>
        </table:table-row>
        <table:table-row table:style-name="ro1">
          <table:table-cell office:value-type="string" calcext:value-type="string">
            <text:p>GTCACTTTAAATTGCACGAAT---GCTAACGGAACTTTTACTGATATCGATAATAAGAACATGAC---------AGGAGACATAAAAAATT</text:p>
          </table:table-cell>
        </table:table-row>
        <table:table-row table:style-name="ro1">
          <table:table-cell office:value-type="string" calcext:value-type="string">
            <text:p>GTCACTTTAGATTGTAC---------GAATGCTACCATAACTGATAATAA------------AACAATAGACGAAGGAATGGGAAATGAAATAAAAAATT</text:p>
          </table:table-cell>
        </table:table-row>
        <table:table-row table:style-name="ro1">
          <table:table-cell office:value-type="string" calcext:value-type="string">
            <text:p>ATCTTAAATATTACCATAGACAATCCTAGAGTTTTTGAGAATACTACCTTAATTAACAGAACTGACGAAATGAAAAATT</text:p>
          </table:table-cell>
        </table:table-row>
        <table:table-row table:style-name="ro1">
          <table:table-cell office:value-type="string" calcext:value-type="string">
            <text:p>ACCACAAATGGTACCGCTAGTCAAAATGTTAGTGTTACCGATAATGATAGT--GTTAATGTTACTGAACAA-------ATGAGAAATT</text:p>
          </table:table-cell>
        </table:table-row>
        <table:table-row table:style-name="ro1">
          <table:table-cell office:value-type="string" calcext:value-type="string">
            <text:p>ACTCCACTCTGTGTCACTTTAACCTGTATAAATGCAA------ATGTAACTGTAAATAATAGC------------------GTGAAAGAAGAAATAAAAAACT</text:p>
          </table:table-cell>
        </table:table-row>
        <table:table-row table:style-name="ro1">
          <table:table-cell office:value-type="string" calcext:value-type="string">
            <text:p>ACTTTAAACTGTGTAGATGTAAACAAAACTGCAATTGTAAATAAC---------ACAACTGTAAACAATACCGATGTGATGAAAAATT</text:p>
          </table:table-cell>
        </table:table-row>
        <table:table-row table:style-name="ro1">
          <table:table-cell office:value-type="string" calcext:value-type="string">
            <text:p>ACTTTAAAATGTAGAAATGTTATCAATAGTACCCACCATAGTACCCACTAC-----AATGAGAGTGGGCA----GGAAATAAAAAATT</text:p>
          </table:table-cell>
        </table:table-row>
        <table:table-row table:style-name="ro1">
          <table:table-cell office:value-type="string" calcext:value-type="string">
            <text:p>GTTACTGTTACCTACAATGATACCATTGTTACCTACAATGTTACCTACAATGATAGCATA-AAAGCAGAAGTAAAAAATT</text:p>
          </table:table-cell>
        </table:table-row>
        <table:table-row table:style-name="ro1">
          <table:table-cell office:value-type="string" calcext:value-type="string">
            <text:p>GCTACCAATGGTACTGATAATAATATCAGTAATAATGCTACTACCTATAATAGTACCATAGAGGAAGAAATGAAAAATT</text:p>
          </table:table-cell>
        </table:table-row>
        <table:table-row table:style-name="ro1">
          <table:table-cell office:value-type="string" calcext:value-type="string">
            <text:p>AGTAATTGTAGTACTTCCAGTAATAGTTGTACTTTCAGTAATAGTAGTAAGGCCTATGAGAATGCAGGAATGATGAATT</text:p>
          </table:table-cell>
        </table:table-row>
        <table:table-row table:style-name="ro1">
          <table:table-cell office:value-type="string" calcext:value-type="string">
            <text:p>TGTACAGATTACAAAATTAAAAATAATACAACTAACCACAATAGCAGCATGAATAATATAACTAATGAAATAAAGGAGT</text:p>
          </table:table-cell>
        </table:table-row>
        <table:table-row table:style-name="ro1">
          <table:table-cell office:value-type="string" calcext:value-type="string">
            <text:p>AATGTTACCAATGCCAATAATGCTACCAGAAATGCTACCAATAATGCTAGCATAGACAATGGGGAAGAAATAAGAAATT</text:p>
          </table:table-cell>
        </table:table-row>
        <table:table-row table:style-name="ro1">
          <table:table-cell office:value-type="string" calcext:value-type="string">
            <text:p>ACTTTAAATTGTAC---------AAATGCAACTAGTACTATTAGTACTAACATAACTGGGGTAAACATGACTGAAGAAATGAAAAATT</text:p>
          </table:table-cell>
        </table:table-row>
        <table:table-row table:style-name="ro1">
          <table:table-cell office:value-type="string" calcext:value-type="string">
            <text:p>GATGTTAATAGTAGTAATAGTACCAAGAATGGTACC--AATAGTGCTAATATTACTCATAATCAGGTAGATATGAGAAATT</text:p>
          </table:table-cell>
        </table:table-row>
        <table:table-row table:style-name="ro1">
          <table:table-cell office:value-type="string" calcext:value-type="string">
            <text:p>GATGCAGAATTGGAACTTAATACTACCACAAATGCTACCCTAAACTTTAATGAGACCAT---------AAAGGGGGAAGTGAAAAATT</text:p>
          </table:table-cell>
        </table:table-row>
        <table:table-row table:style-name="ro1">
          <table:table-cell office:value-type="string" calcext:value-type="string">
            <text:p>AATTGTACAGATGTAGAATATAATAGTACTACTACTTCAACTACTATTGAAGGAAACATGAC------TGGGGAAATAAAAAACT</text:p>
          </table:table-cell>
        </table:table-row>
        <table:table-row table:style-name="ro1">
          <table:table-cell office:value-type="string" calcext:value-type="string">
            <text:p>AATATGACCAATAATAGTACTAGTACCAGTATTGACACTAGTATCCTTAATGATACCAG-TAATGCAGACTTGAAGAATT</text:p>
          </table:table-cell>
        </table:table-row>
        <table:table-row table:style-name="ro1">
          <table:table-cell office:value-type="string" calcext:value-type="string">
            <text:p>TTAACATGT---------AAAAATGTTAATACTACCAACAAT--------GAGACTGCTACCTTAAATAAGACTATGAAGGGAGAAATGAAAAATT</text:p>
          </table:table-cell>
        </table:table-row>
        <table:table-row table:style-name="ro1">
          <table:table-cell office:value-type="string" calcext:value-type="string">
            <text:p>ACCCCACTCTGTGTCACTTTAAACTGTACAGATTATAATGGTAATAATACTGCCAGCAAT------------------------AAGGAAGAAATAAAAAACT</text:p>
          </table:table-cell>
        </table:table-row>
        <table:table-row table:style-name="ro1">
          <table:table-cell office:value-type="string" calcext:value-type="string">
            <text:p>ACAAATGCTAACAGCACAAACGCTACCAGTAATGGTGGTGCTACTCACAATAGTAGCGAAATTGAAGGAATGAAAAATT</text:p>
          </table:table-cell>
        </table:table-row>
        <table:table-row table:style-name="ro1">
          <table:table-cell office:value-type="string" calcext:value-type="string">
            <text:p>TGTGTTACGTTACACTGCAGTAACAGAACTATTGACTACAATAACAGAACTGATAACATGGG---------------GGGAGAAATAAAAAATT</text:p>
          </table:table-cell>
        </table:table-row>
        <table:table-row table:style-name="ro1">
          <table:table-cell office:value-type="string" calcext:value-type="string">
            <text:p>TGTGTCACTTTAGAATGTAGACCGGTTAATAATACCAGTAATGGTACTGCTACCAATGATGG------------------------GGGAGAAATAAAAAATT</text:p>
          </table:table-cell>
        </table:table-row>
        <table:table-row table:style-name="ro1">
          <table:table-cell office:value-type="string" calcext:value-type="string">
            <text:p>GTTAAAATTAATAGTACAGATAGTACTAATAGTAGTATAAGTGTTAATAATAGTAGTATAAGGGAAGAAATGAGAAATT</text:p>
          </table:table-cell>
        </table:table-row>
        <table:table-row table:style-name="ro1">
          <table:table-cell office:value-type="string" calcext:value-type="string">
            <text:p>GCAAATTTTACAAATGCAACATATCATAATATTACTAACAGTAATAGTACTGTTAACAT---------GAAGGAAGAAATAAAAAATT</text:p>
          </table:table-cell>
        </table:table-row>
        <table:table-row table:style-name="ro1">
          <table:table-cell office:value-type="string" calcext:value-type="string">
            <text:p>AATACCAAGGATAATAGTACCACCAGTAATATCAGTAATAGTAGTATTATCCACAATAATGCTGAAGAAATAAAAAATT</text:p>
          </table:table-cell>
        </table:table-row>
        <table:table-row table:style-name="ro1">
          <table:table-cell office:value-type="string" calcext:value-type="string">
            <text:p>TACAAGAAAAATGCAACAAATGATACCAGCAATACCACAACTGCACCTGTTACTCCCAAGGATGGGGAAATAAAAAATT</text:p>
          </table:table-cell>
        </table:table-row>
        <table:table-row table:style-name="ro1">
          <table:table-cell office:value-type="string" calcext:value-type="string">
            <text:p>AAGTTGACCCCACTTTGTGTCACTCTAAGCTGCAC------------AAATGTTACTGTCAATGG------------------GACCATGAATGGGGAAATGAAAAATT</text:p>
          </table:table-cell>
        </table:table-row>
        <table:table-row table:style-name="ro1">
          <table:table-cell office:value-type="string" calcext:value-type="string">
            <text:p>GTAACATATGCAAAGGTAAACGGGACAGAGACAAAAGATAAT---GCAACAGTCGAGGAGGAAAAAAGGGAAATAAAAAATT</text:p>
          </table:table-cell>
        </table:table-row>
        <table:table-row table:style-name="ro1">
          <table:table-cell office:value-type="string" calcext:value-type="string">
            <text:p>GCCATGTGTAAAGTTGATCCCACTCTGTGTCACTTTAAATTGTACTACTGCCAAAAATAAGTCT----------------------------------------GAAGAAATGAAAATT</text:p>
          </table:table-cell>
        </table:table-row>
        <table:table-row table:style-name="ro1">
          <table:table-cell office:value-type="string" calcext:value-type="string">
            <text:p>TGAGGATATAATCAGTTTATGGGATCAAAGCCTAAAGCCATGTGTGAAGTTGACCCCACTCTGTGTCACTTTAA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CATTGTGCAAATGTAAACAAAAGTAGTACCAATACTACTACTCCCACTACTATTAGTAGCATGAC------------AGAAATACAAAACT</text:p>
          </table:table-cell>
        </table:table-row>
        <table:table-row table:style-name="ro1">
          <table:table-cell office:value-type="string" calcext:value-type="string">
            <text:p>TGTACATCATATGTAAATGTAAATGTAAATGTTACCACTAATGAAACACAAGCAAGAAATGATACCAATATGAAAAGTT</text:p>
          </table:table-cell>
        </table:table-row>
        <table:table-row table:style-name="ro1">
          <table:table-cell office:value-type="string" calcext:value-type="string">
            <text:p>ACCATTCAGGGTAATAATAGTACCATTCAGGGTAATAATAGTACTAACAACACTGATTTAAGAGAAGATTTAAAAAATT</text:p>
          </table:table-cell>
        </table:table-row>
        <table:table-row table:style-name="ro1">
          <table:table-cell office:value-type="string" calcext:value-type="string">
            <text:p>TTAAATTGTACTGATATCACAAGGAATAATACTATCAAGAGTAGTAGTAA------TATGACCGAAGAGGCAACTATGAAAAATT</text:p>
          </table:table-cell>
        </table:table-row>
        <table:table-row table:style-name="ro1">
          <table:table-cell office:value-type="string" calcext:value-type="string">
            <text:p>ACCCCACTCTGTGTCACTTTAAACTGTACAGATGCACGTGCAACTGCAAAT------------------------ATAACAGACACTGGAGAGATAAAAAATT</text:p>
          </table:table-cell>
        </table:table-row>
        <table:table-row table:style-name="ro1">
          <table:table-cell office:value-type="string" calcext:value-type="string">
            <text:p>ACCCCACTCTGTGTTACTTTAAATTGTAGCGATGCTACATATAATAATGGTACGAATAGT-----------ACTGATACT-------------ATGAAAATTT</text:p>
          </table:table-cell>
        </table:table-row>
        <table:table-row table:style-name="ro1">
          <table:table-cell office:value-type="string" calcext:value-type="string">
            <text:p>GTCACTTTAAAATGTAGTAATGTTACCCACAATGAAAGCATAAATGTTGCCAACAATGAAACCAC------------AGATATGAGAAATT</text:p>
          </table:table-cell>
        </table:table-row>
        <table:table-row table:style-name="ro1">
          <table:table-cell office:value-type="string" calcext:value-type="string">
            <text:p>CTCTGTGTCACTTTAGAATGTAGCAATGTTAACAGAACCACTGTTGGCAATGATAGTAGTCTG------------------CAGGAAATAAAAAATT</text:p>
          </table:table-cell>
        </table:table-row>
        <table:table-row table:style-name="ro1">
          <table:table-cell office:value-type="string" calcext:value-type="string">
            <text:p>TCAAATAGTACTACTTCAAATAGTACTACTTTAAATAAGACTATTTCAAATGATCCCATGGGGGGAGAAATAAAAAATT</text:p>
          </table:table-cell>
        </table:table-row>
        <table:table-row table:style-name="ro1">
          <table:table-cell office:value-type="string" calcext:value-type="string">
            <text:p>ACCCCACTCTGTGTCACCTTACAGTGT------------AACGATACTCGCAGTAATGGTACT--------GCTGATAACCAGGAAAG----AATGAAAAATT</text:p>
          </table:table-cell>
        </table:table-row>
        <table:table-row table:style-name="ro1">
          <table:table-cell office:value-type="string" calcext:value-type="string">
            <text:p>GTCACTTTAGAATGT---------AAAAATGCTACTAGCACCAATGATACTACCACCACTAGTACCACCATTAA---GGAAATGAAAAATT</text:p>
          </table:table-cell>
        </table:table-row>
        <table:table-row table:style-name="ro1">
          <table:table-cell office:value-type="string" calcext:value-type="string">
            <text:p>ACTTTAAACTGT---------GAAAATGTTAATGCTATCAGTAATGTTACCTATAATAATAATACCATGAGTGGAGAAATAAAAAATT</text:p>
          </table:table-cell>
        </table:table-row>
        <table:table-row table:style-name="ro1">
          <table:table-cell office:value-type="string" calcext:value-type="string">
            <text:p>ACTTTAAACTGTAGCAGTGTTCAGAACAGTAGTGATATAGACTACA-----AGGAGATCCAC----CAGGAGAAAGAAATACAAAATT</text:p>
          </table:table-cell>
        </table:table-row>
        <table:table-row table:style-name="ro1">
          <table:table-cell office:value-type="string" calcext:value-type="string">
            <text:p>ACCCCACTCTGTGTCACTTTAAACTGTACTAATAATGTTACAGGTAAAGTTATTAACAGTACCAAT------------------------GAAATAAAAAATT</text:p>
          </table:table-cell>
        </table:table-row>
        <table:table-row table:style-name="ro1">
          <table:table-cell office:value-type="string" calcext:value-type="string">
            <text:p>ACTCCACTCTGTGTCACTTTAAGTTGTCAAAATGCTAAGGTTACCTCTAATGATGGTA------------------------TGAATGAAACAATAAAAAATT</text:p>
          </table:table-cell>
        </table:table-row>
        <table:table-row table:style-name="ro1">
          <table:table-cell office:value-type="string" calcext:value-type="string">
            <text:p>AATGTTAATGTTGCCAAATGTAATTATACTACTGAAGGTAATGATACCATCAATACAATGGACAAAGAAATGAAAAATT</text:p>
          </table:table-cell>
        </table:table-row>
        <table:table-row table:style-name="ro1">
          <table:table-cell office:value-type="string" calcext:value-type="string">
            <text:p>TTAACTTGTAGCAATGTTAATGTTACCAGCCAAGATAATGCTACCTATACTAATAGC---------------ATGAAGGRAGAAATAAAAAACT</text:p>
          </table:table-cell>
        </table:table-row>
        <table:table-row table:style-name="ro1">
          <table:table-cell office:value-type="string" calcext:value-type="string">
            <text:p>TTAGACTGTAGAAATGTTAGTAGTGTTAATAGTACTGAAGATGTTAATAGTACTAGCATA------AGTAATGACATGAAAAATT</text:p>
          </table:table-cell>
        </table:table-row>
        <table:table-row table:style-name="ro1">
          <table:table-cell office:value-type="string" calcext:value-type="string">
            <text:p>TTAAATTGCACAAATGCAAACCTAAACATAACTGTAAATGCTACTGCTGAGCCAAACAT------GAAGGAAGAAATACAAAATT</text:p>
          </table:table-cell>
        </table:table-row>
        <table:table-row table:style-name="ro1">
          <table:table-cell office:value-type="string" calcext:value-type="string">
            <text:p>CCACTCTGTGTCACTTTAAATTGTACAAATACACAAGTTAAT-----------------------GACACTCACAAGGAAGAAATGGAAGAAATGAAAAATT</text:p>
          </table:table-cell>
        </table:table-row>
        <table:table-row table:style-name="ro1">
          <table:table-cell office:value-type="string" calcext:value-type="string">
            <text:p>TTGACCCCACTCTGTGTCACTTTAAACTGTAC---------AAAGGTTACCAATAATAATACTGAC---------------ATGGAGAA---AGAAATGAGAAATT</text:p>
          </table:table-cell>
        </table:table-row>
        <table:table-row table:style-name="ro1">
          <table:table-cell office:value-type="string" calcext:value-type="string">
            <text:p>CTCTGTGTCACTTTAGAATGTAGAAATTATGAGACCCACAATGAGACCCACAGGGAGAGTGGG------------------CGGGAAATAAAAAATT</text:p>
          </table:table-cell>
        </table:table-row>
        <table:table-row table:style-name="ro1">
          <table:table-cell office:value-type="string" calcext:value-type="string">
            <text:p>ACCCCACTCTGTGTCACTTTAAATTGTACAGATGCCTACAATAATAATAATACC------------------------ATGGATGATGGAGGAATGAAAAATT</text:p>
          </table:table-cell>
        </table:table-row>
        <table:table-row table:style-name="ro1">
          <table:table-cell office:value-type="string" calcext:value-type="string">
            <text:p>TGTTCTAATGCTACAATTTATAATGTTACTGCTAATGCTAGCAATGTTACTGTTAACAAGACAGATATAATGAAAAATT</text:p>
          </table:table-cell>
        </table:table-row>
        <table:table-row table:style-name="ro1">
          <table:table-cell office:value-type="string" calcext:value-type="string">
            <text:p>CTCTGTGTCACTTTAAACTGTACAAATGCAAATGTTAATGCTACTGTTAGAAATGATA------------------CAAATGGAGAAATGAAAAATT</text:p>
          </table:table-cell>
        </table:table-row>
        <table:table-row table:style-name="ro1">
          <table:table-cell office:value-type="string" calcext:value-type="string">
            <text:p>GTCACTTTAAATTGTACAAATGTTAGA---GATACTACAACCAATAATGTTACTG---------CAACCAATGAGGCAGAAATGAAAAACT</text:p>
          </table:table-cell>
        </table:table-row>
        <table:table-row table:style-name="ro1">
          <table:table-cell office:value-type="string" calcext:value-type="string">
            <text:p>AGCAACAATAGTGATACTAGCAACAGTAGTAGCACTAGCCACAATAATAGCAGAAATGAAGATATAGATATGAGAAATT</text:p>
          </table:table-cell>
        </table:table-row>
        <table:table-row table:style-name="ro1">
          <table:table-cell office:value-type="string" calcext:value-type="string">
            <text:p>GTGAAAAATGATACTAGTGGGACTAATGTTACTAGTAGCATAGATGTTACTAGTGGCATAGCGAAAGAAATGAAAAATT</text:p>
          </table:table-cell>
        </table:table-row>
        <table:table-row table:style-name="ro1">
          <table:table-cell office:value-type="string" calcext:value-type="string">
            <text:p>CTAAGTTGTACAAATGTTACCAGTAGTAGTAATGTTACCAGTAATAGTAATGATACCAGTATTCAG------GACATGAGAAATT</text:p>
          </table:table-cell>
        </table:table-row>
        <table:table-row table:style-name="ro1">
          <table:table-cell office:value-type="string" calcext:value-type="string">
            <text:p>GATGCTACAGATGACAGTAATTGTACAAATAACAGTAAGTGTACGACTGGAGCGACCACCATAGCAGAAATGAAAAATT</text:p>
          </table:table-cell>
        </table:table-row>
        <table:table-row table:style-name="ro1">
          <table:table-cell office:value-type="string" calcext:value-type="string">
            <text:p>TGTGTCACTTTAAACTGTAGCAGTGTTAAAAATGAAAGTAAGACTGGAAATGTTAAT-----ATTACCAAT----------GACATGAAAAATT</text:p>
          </table:table-cell>
        </table:table-row>
        <table:table-row table:style-name="ro1">
          <table:table-cell office:value-type="string" calcext:value-type="string">
            <text:p>TGTGTCATTTTAAATTG------------------TACAAATGCTAATGG--GACACAGGGAAATGTTAGTATGGAGATGAGTGGAGAAATAAAAAATT</text:p>
          </table:table-cell>
        </table:table-row>
        <table:table-row table:style-name="ro1">
          <table:table-cell office:value-type="string" calcext:value-type="string">
            <text:p>ACCCCACTCTGTGTCACTTTAAACTGTAGTAAGGTTACCAATAATGCTACTTACAATAATACTGAT------------------------GATATAAAAAATT</text:p>
          </table:table-cell>
        </table:table-row>
        <table:table-row table:style-name="ro1">
          <table:table-cell office:value-type="string" calcext:value-type="string">
            <text:p>AATGGCACTTTGAATGGTACAGATGCAAATGTTACCAGTACTGCAAATGTTACCAATACTATTGAGACAATAAAAAATT</text:p>
          </table:table-cell>
        </table:table-row>
        <table:table-row table:style-name="ro1">
          <table:table-cell office:value-type="string" calcext:value-type="string">
            <text:p>TGTAGTAATGTTACCAACAGTACTATAGGTAATAACAGTACTGTGGGTAATAATACCATAAAGGAAGAAATGAAAAATT</text:p>
          </table:table-cell>
        </table:table-row>
        <table:table-row table:style-name="ro1">
          <table:table-cell office:value-type="string" calcext:value-type="string">
            <text:p>CATAATATTACTGCTAAAAATGATACTGGTGCCTCCTATTCTAATACTACAGATACCATAGCTGAG------GAAATGAAAAATT</text:p>
          </table:table-cell>
        </table:table-row>
        <table:table-row table:style-name="ro1">
          <table:table-cell office:value-type="string" calcext:value-type="string">
            <text:p>AGCAATATTCTCTACATTAAAAATAGTAACGGTACTATCAACAAAACTCTCTACAATAAT----ACTAGTGAGATGATAAATT</text:p>
          </table:table-cell>
        </table:table-row>
        <table:table-row table:style-name="ro1">
          <table:table-cell office:value-type="string" calcext:value-type="string">
            <text:p>CACTGTAGGAATATTATTATTACTGTTAACAAAAATGTAACCTACACCTACGATGAGAGCAGG------------------GGGGAAATAAAGAATT</text:p>
          </table:table-cell>
        </table:table-row>
        <table:table-row table:style-name="ro1">
          <table:table-cell office:value-type="string" calcext:value-type="string">
            <text:p>TGTGTCACTTTAAACTGTAC---------AAATGCAACTGCAACAAATGCAAACATTAACAATACAGTAGTCGA------TGGAATGCAAAATT</text:p>
          </table:table-cell>
        </table:table-row>
        <table:table-row table:style-name="ro1">
          <table:table-cell office:value-type="string" calcext:value-type="string">
            <text:p>ACTTTAGAATGTGGAAATGTTACCACCAATGTTACCGCCAATGGGACCTACAGTAA---------GGGCGCAGAGGAAATGAAAAATT</text:p>
          </table:table-cell>
        </table:table-row>
        <table:table-row table:style-name="ro1">
          <table:table-cell office:value-type="string" calcext:value-type="string">
            <text:p>AAGCCATGTGTAAAGTTGACCCCACTCTGTGTCACTTTAAACTG------------------TACCATTACTAATAGCAGTAGC------------------------ATAATGACAAATT</text:p>
          </table:table-cell>
        </table:table-row>
        <table:table-row table:style-name="ro1">
          <table:table-cell office:value-type="string" calcext:value-type="string">
            <text:p>AAATGTACAAATGCTATTAGCAGTAATAATACTACCCACAATAGTACCAACAACGAGATCAAGGAG------GAAATGCAAAATT</text:p>
          </table:table-cell>
        </table:table-row>
        <table:table-row table:style-name="ro1">
          <table:table-cell office:value-type="string" calcext:value-type="string">
            <text:p>TTAACTTGTACTACGGTTAACAGTACTAAAGGTACCAATAGCAGTGCTAA------TGTTACCACTAATGAAGAAATAAGAAATT</text:p>
          </table:table-cell>
        </table:table-row>
        <table:table-row table:style-name="ro1">
          <table:table-cell office:value-type="string" calcext:value-type="string">
            <text:p>ATTTTAAATTGTACAAATGT---TAATGCTACCAAAAATGATAATATTACCGAG---ATTGACATGGGGAA---AGAAATAAAGAATT</text:p>
          </table:table-cell>
        </table:table-row>
        <table:table-row table:style-name="ro1">
          <table:table-cell office:value-type="string" calcext:value-type="string">
            <text:p>CCATGTGTAAAGTTGACCCCACTATGTGTCACTTTAAATTGCTCAGGGGCCTCCATTAATGGCAC------------------------------------------AGAAATGAGAAATT</text:p>
          </table:table-cell>
        </table:table-row>
        <table:table-row table:style-name="ro1">
          <table:table-cell office:value-type="string" calcext:value-type="string">
            <text:p>AAGTTGACCCCACTTTGTGTCACTTTAAACTGCAC------------AAATGTTACTGTCAATGA------------------GACCATGAATGGGGAAATGAAAAATT</text:p>
          </table:table-cell>
        </table:table-row>
        <table:table-row table:style-name="ro1">
          <table:table-cell office:value-type="string" calcext:value-type="string">
            <text:p>AGTTGTAC------AAAGGTTAACACTAGTAAGGTTAGTGATGCTAGTGGTAAGAATATCAGTGCCTATGATGACATGAAAAATT</text:p>
          </table:table-cell>
        </table:table-row>
        <table:table-row table:style-name="ro1">
          <table:table-cell office:value-type="string" calcext:value-type="string">
            <text:p>AACTGTAC---------AAATGCTACTGTTAGCAGTACTAATACCAGTGTTACTGTTAACAATAGTAAT----ATCAGTGACATGAGAAATT</text:p>
          </table:table-cell>
        </table:table-row>
        <table:table-row table:style-name="ro1">
          <table:table-cell office:value-type="string" calcext:value-type="string">
            <text:p>CACATAGCCAAAAATTGCAGGGCCCCCAGGAGAAAAGGCTGTTGGAAATGTGGAAAGGAAGGACACCAAATGAAAGACT</text:p>
          </table:table-cell>
        </table:table-row>
        <table:table-row table:style-name="ro1">
          <table:table-cell office:value-type="string" calcext:value-type="string">
            <text:p>TTAAAATGTGT---------AAATGTTAATGCTACCAGTAAAAGTAATGCTAGTGCTACCAATGATGGT----AGTGGAGAAATGAAAAATT</text:p>
          </table:table-cell>
        </table:table-row>
        <table:table-row table:style-name="ro1">
          <table:table-cell office:value-type="string" calcext:value-type="string">
            <text:p>TTAAACTGTAGCAATGTAAACAACCCTGGTAATAGTACCATCAATAGTAATGATACCAT---------GTATGGAGAATTAAAAAATT</text:p>
          </table:table-cell>
        </table:table-row>
        <table:table-row table:style-name="ro1">
          <table:table-cell office:value-type="string" calcext:value-type="string">
            <text:p>GTCACTTTAAACTGCAGTAATGTTACTAGTAGTGATAATACTAATAATACTATT--AAAAATAGTGAT----------GCCATGAAAAATT</text:p>
          </table:table-cell>
        </table:table-row>
        <table:table-row table:style-name="ro1">
          <table:table-cell office:value-type="string" calcext:value-type="string">
            <text:p>AAAAATGCTACCATTGATAGTACTACCAGTAATAATAAT-----AATGATACTGCTGACACCCTCCAGGACGAAATAAGAAACT</text:p>
          </table:table-cell>
        </table:table-row>
        <table:table-row table:style-name="ro1">
          <table:table-cell office:value-type="string" calcext:value-type="string">
            <text:p>ACTTTAAACTGTACAAATGTTATAAATGTTACCAATAGTGGTACCTATAATAATAGCAT---------GAGTGAAGACATAAAAAATT</text:p>
          </table:table-cell>
        </table:table-row>
        <table:table-row table:style-name="ro1">
          <table:table-cell office:value-type="string" calcext:value-type="string">
            <text:p>GTTACTACTAGCCCGACTAGTACTTCTGCTAGTACTCCTGTTAGAACTACTACTACCCCCAATGATGACATGAAAAATT</text:p>
          </table:table-cell>
        </table:table-row>
        <table:table-row table:style-name="ro1">
          <table:table-cell office:value-type="string" calcext:value-type="string">
            <text:p>CTGACCCCACTCTGTGTCACTTTAAAATGCAGAAAGGTTAATGCTACCAATATTACCAATAATA---------------------------GGGAAATAAGAAACT</text:p>
          </table:table-cell>
        </table:table-row>
        <table:table-row table:style-name="ro1">
          <table:table-cell office:value-type="string" calcext:value-type="string">
            <text:p>TGTGTCACTCTAAACTGTACAAATGCTAATGTTACCTACCATAATGTTACCTACAATAATACT---------------------GATGAAGTAAAAAATT</text:p>
          </table:table-cell>
        </table:table-row>
        <table:table-row table:style-name="ro1">
          <table:table-cell office:value-type="string" calcext:value-type="string">
            <text:p>AAATTGACCCCACTCTGTGTTACCTTAAAATGT---------AAAAATGTTACTAGTAATAGTACTAAT---------------------AAGGAAGAAATGAAAAATT</text:p>
          </table:table-cell>
        </table:table-row>
        <table:table-row table:style-name="ro1">
          <table:table-cell office:value-type="string" calcext:value-type="string">
            <text:p>GGAAACGTTAGTAGAAACGTTACTAACACAAATAGTAGTAGTGCAAATATTAATGATGATATGGAGGTAATGAAAAATT</text:p>
          </table:table-cell>
        </table:table-row>
        <table:table-row table:style-name="ro1">
          <table:table-cell office:value-type="string" calcext:value-type="string">
            <text:p>TGTAGTGATGCTAAGGTTAATGGTACTGTCAATGATACCATGACCGTCAATAATATCATGAATGGAGAAATAAAAAATT</text:p>
          </table:table-cell>
        </table:table-row>
        <table:table-row table:style-name="ro1">
          <table:table-cell office:value-type="string" calcext:value-type="string">
            <text:p>CCACTCTGTGTCACTTTAAACTGTAGTAATGTTACTACCACGGTTACTACCAATAACACC---------------------ATACAAGAAATGAAAAATT</text:p>
          </table:table-cell>
        </table:table-row>
        <table:table-row table:style-name="ro1">
          <table:table-cell office:value-type="string" calcext:value-type="string">
            <text:p>GTTAGCAATAATGTTACCTGCAATAATAGTAATACTTGCAATAATACATACAATGAAATAAAAAATGAAATAACAAATT</text:p>
          </table:table-cell>
        </table:table-row>
        <table:table-row table:style-name="ro1">
          <table:table-cell office:value-type="string" calcext:value-type="string">
            <text:p>ACTTTACATTGTACAAATACAAATATTACGAATGAAAATAGGACCATTGGTGATAA---------------GTTAAATGAAGAAATGAAAAATT</text:p>
          </table:table-cell>
        </table:table-row>
        <table:table-row table:style-name="ro1">
          <table:table-cell office:value-type="string" calcext:value-type="string">
            <text:p>GGCACTAA---GAGTGCTAATGTTAGTGCTAACGTTGATGCT-----AACGATGCTGGTGACTTATCACAGGAAGAAATAAAAGATG</text:p>
          </table:table-cell>
        </table:table-row>
        <table:table-row table:style-name="ro1">
          <table:table-cell office:value-type="string" calcext:value-type="string">
            <text:p>ATCACTTTAACATGTGT------------AAATGCTAATTCCAGTAGGGGTAATGTTACCTACGAGACCCTGGGTAATGAAATACAAAATT</text:p>
          </table:table-cell>
        </table:table-row>
        <table:table-row table:style-name="ro1">
          <table:table-cell office:value-type="string" calcext:value-type="string">
            <text:p>GTCACTTTAAACTGTACAAATGTCAAGACCAAGAATGATACTGCTACCAACAAT------------------ATGGCCAAAAATGAAATAAAAAATT</text:p>
          </table:table-cell>
        </table:table-row>
        <table:table-row table:style-name="ro1">
          <table:table-cell office:value-type="string" calcext:value-type="string">
            <text:p>CTCTGTGTCACTTTAGAGTGTCGTAATGCTACCAGTAAGATGGTTAATGATACCAGGAATGTG------------------GAAGAAATGAAAAATT</text:p>
          </table:table-cell>
        </table:table-row>
        <table:table-row table:style-name="ro1">
          <table:table-cell office:value-type="string" calcext:value-type="string">
            <text:p>ACTTTAAACTGTATGAATGTTAATACTAACAGTACTAATAATGTTACCACCAGTGACAC---------AAATGGAGAAATAAAAAACT</text:p>
          </table:table-cell>
        </table:table-row>
        <table:table-row table:style-name="ro1">
          <table:table-cell office:value-type="string" calcext:value-type="string">
            <text:p>TATAATACCTCCAATGGTAACAAGACGGCTATGAATACCAACAATGTTACCAGTTATAT---------CAAAAATGAACTAAG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TTGCAACAGGAGCT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GTAAAATTAATGTTACTGCTCTTAATGCTACTGCTTACAGTAAT-----GAAAATGAT-ACCATGGTGGGCGAAATGAAAAATT</text:p>
          </table:table-cell>
        </table:table-row>
        <table:table-row table:style-name="ro1">
          <table:table-cell office:value-type="string" calcext:value-type="string">
            <text:p>GTACAGTTGACCCCGCTCTGTGTCACTTTACATTGTGC---------AAATGTTACCTATAATAATACTGAT------------------------GGAGAAAGAAAAAATT</text:p>
          </table:table-cell>
        </table:table-row>
        <table:table-row table:style-name="ro1">
          <table:table-cell office:value-type="string" calcext:value-type="string">
            <text:p>ACTTTAAATTGTACTGACGTAAAAAGTAATAATACCTCCTACAATGACACCGG---------AATAAAAGACACCGGAATAAAAAATT</text:p>
          </table:table-cell>
        </table:table-row>
        <table:table-row table:style-name="ro1">
          <table:table-cell office:value-type="string" calcext:value-type="string">
            <text:p>TGTGGAAATGTTAACCGCACTAGCAATACTACCCACAGCAATGATACCTACAATGACAGTGGGAA----GGAAATAAAAAATT</text:p>
          </table:table-cell>
        </table:table-row>
        <table:table-row table:style-name="ro1">
          <table:table-cell office:value-type="string" calcext:value-type="string">
            <text:p>GATGTTATTAGGAATGCAAGTGCTGTTAGAAAT-----GCAAGTAATGCTGCAAATGCAAGTGCTGCTGGAGAGATGAAAAATT</text:p>
          </table:table-cell>
        </table:table-row>
        <table:table-row table:style-name="ro1">
          <table:table-cell office:value-type="string" calcext:value-type="string">
            <text:p>CACAAAACTACCGACTCCACTAGCAACACTAGTAACAACAGTAGCTAC--AAGGATGACA----TGAAGGGAGAAATAAAAAACT</text:p>
          </table:table-cell>
        </table:table-row>
        <table:table-row table:style-name="ro1">
          <table:table-cell office:value-type="string" calcext:value-type="string">
            <text:p>AAAAATGTTACCACAAATGTTACCATAAATAATGCCACAAGTGTTACCGCGAATAATAAT----ACTAGTGACATGAAAAATT</text:p>
          </table:table-cell>
        </table:table-row>
        <table:table-row table:style-name="ro1">
          <table:table-cell office:value-type="string" calcext:value-type="string">
            <text:p>GAGGTTAATGTTAATGCTACCAGTACTGTTAATACTACCGG--TACTGATAACAGTACGAATGAGACCACTATGAAAAATT</text:p>
          </table:table-cell>
        </table:table-row>
        <table:table-row table:style-name="ro1">
          <table:table-cell office:value-type="string" calcext:value-type="string">
            <text:p>TGTAGAAAGGTTAATGCTACCAATACTGGGAATAACAATGTTCCTGGTGCCATAGATGGGAAGGAAGAAATAAGAAATT</text:p>
          </table:table-cell>
        </table:table-row>
        <table:table-row table:style-name="ro1">
          <table:table-cell office:value-type="string" calcext:value-type="string">
            <text:p>TGTACCAATATTGCCACTAATATTACCACTAATGTTACCAATGATGTTAATAATACCATGACGGGAGAAATAAAAAATT</text:p>
          </table:table-cell>
        </table:table-row>
        <table:table-row table:style-name="ro1">
          <table:table-cell office:value-type="string" calcext:value-type="string">
            <text:p>ACCCCACTCTGTGTCACTTTAACCTGTACTAATAGTACTAGTAATGCTACTGCTAACAGTGATAAT------------------------AACATGAGAAATT</text:p>
          </table:table-cell>
        </table:table-row>
        <table:table-row table:style-name="ro1">
          <table:table-cell office:value-type="string" calcext:value-type="string">
            <text:p>ACCCCACTCTGTGTCACATTAAACTGTATTAGCCTCAATAGGACCACGAATACCACCA------------------------TGCAGGAAGAAGTTAAAAATT</text:p>
          </table:table-cell>
        </table:table-row>
        <table:table-row table:style-name="ro1">
          <table:table-cell office:value-type="string" calcext:value-type="string">
            <text:p>TTGACCCCACTCTGTGTCACTCTAAACTGTAGTAATTTTATCAGTAATACAGGTAATGTT---------------------------ACGGAAGAAATAAAAAATT</text:p>
          </table:table-cell>
        </table:table-row>
        <table:table-row table:style-name="ro1">
          <table:table-cell office:value-type="string" calcext:value-type="string">
            <text:p>CTCTGTGTCACTTTAAACTGTAGTGAT------AATGTTAATGCTACCCATAAGAATAATGACACA------------AGGGGAGAAATAAAAGGTT</text:p>
          </table:table-cell>
        </table:table-row>
        <table:table-row table:style-name="ro1">
          <table:table-cell office:value-type="string" calcext:value-type="string">
            <text:p>TTAAATTGTAC------GAAGACCAACTTTACTGAATTCAGAGGTAAGGATGCTACCGTAAACATGACAGAAGAAATAAGAAATT</text:p>
          </table:table-cell>
        </table:table-row>
        <table:table-row table:style-name="ro1">
          <table:table-cell office:value-type="string" calcext:value-type="string">
            <text:p>CCACTCTGTGTCACTCTAAACTGCAGTAAT------AATGTTACCAATAGTGATGCTAGT---------------ATTAATAATACAGAGATAAAAAGGT</text:p>
          </table:table-cell>
        </table:table-row>
        <table:table-row table:style-name="ro1">
          <table:table-cell office:value-type="string" calcext:value-type="string">
            <text:p>AGTACTAATGCTACTGGTGGTACTAATACTACCAGCAGTAGTAATGGCACTAATGACATGGATGGAGAAATAAAAAATT</text:p>
          </table:table-cell>
        </table:table-row>
        <table:table-row table:style-name="ro1">
          <table:table-cell office:value-type="string" calcext:value-type="string">
            <text:p>ACATTAAACTGCACAGATGTAGAAGGTAATGCTACCAATGCTACCAGTAATGATGAAAT---------GCGGGGAGAAATAAAAAATT</text:p>
          </table:table-cell>
        </table:table-row>
        <table:table-row table:style-name="ro1">
          <table:table-cell office:value-type="string" calcext:value-type="string">
            <text:p>AAACCCTACTGTTAAAACTTGTACAACTGCAAGTGGTACAAATGCAAGTCTTGATGAC----------------ATGCAGAGCGAATAAAAAATT</text:p>
          </table:table-cell>
        </table:table-row>
        <table:table-row table:style-name="ro1">
          <table:table-cell office:value-type="string" calcext:value-type="string">
            <text:p>TTAGAATGTACAAATGCTACCAGTAAGGCTACCAATAGTAATGCTACTGTTACCAATAGTACTGAT------------------------GAAATGAAAAATT</text:p>
          </table:table-cell>
        </table:table-row>
        <table:table-row table:style-name="ro1">
          <table:table-cell office:value-type="string" calcext:value-type="string">
            <text:p>CCACTCTGTGTCACTTTAAAGTGTACAGATGTAACAAAAACTACAAATGGAAAAAATGCCAGTACTGATATGAT---------------------GAAAT</text:p>
          </table:table-cell>
        </table:table-row>
        <table:table-row table:style-name="ro1">
          <table:table-cell office:value-type="string" calcext:value-type="string">
            <text:p>TGTGTCACTTTAAATTGTATAGATGTTAATGTTACTGGTATAGATGTTAATGTTACTAGT------------------ACAGAAGAAATGACAAATT</text:p>
          </table:table-cell>
        </table:table-row>
        <table:table-row table:style-name="ro1">
          <table:table-cell office:value-type="string" calcext:value-type="string">
            <text:p>TGTGTCACTTTAAATTGTGTTAATGTTACCAGTAATGGTACTGCCTACAATGATACCACGGG---------------TGGGGAAATAAGAAATT</text:p>
          </table:table-cell>
        </table:table-row>
        <table:table-row table:style-name="ro1">
          <table:table-cell office:value-type="string" calcext:value-type="string">
            <text:p>ACTAACAGAACTAGTAACAGCACTACTACTAACAGCACTAGTAGTAAAAATGATACCATGAGGGGAGAAATAAAAAAGT</text:p>
          </table:table-cell>
        </table:table-row>
        <table:table-row table:style-name="ro1">
          <table:table-cell office:value-type="string" calcext:value-type="string">
            <text:p>GTCACTCTAAATTGTACAGATGTCACTTCAAATAATACAAATAAAGCTAAT---------------GTCTCTGAAGGACAAGAAATGAAAAATT</text:p>
          </table:table-cell>
        </table:table-row>
        <table:table-row table:style-name="ro1">
          <table:table-cell office:value-type="string" calcext:value-type="string">
            <text:p>ACCAATAG--TACCAATAGTGGCAATATTACCAATGCCAATACTACCAATGTCAATATTACCGATAGTGATATGAAGAATT</text:p>
          </table:table-cell>
        </table:table-row>
        <table:table-row table:style-name="ro1">
          <table:table-cell office:value-type="string" calcext:value-type="string">
            <text:p>GTCACTTTAAATTGTACAGATGTTAGTACAAAAAATACTACTGTTAGTA--------CAACTGATAATCCAAA----TGAACTAAAAAATT</text:p>
          </table:table-cell>
        </table:table-row>
        <table:table-row table:style-name="ro1">
          <table:table-cell office:value-type="string" calcext:value-type="string">
            <text:p>TGTACAAAGGCAAAAGCTAATGATAGTAGTGCACACAATACTAGCATAGGGGGAGGAAT---GAATGGAGAAATACAAAATT</text:p>
          </table:table-cell>
        </table:table-row>
        <table:table-row table:style-name="ro1">
          <table:table-cell office:value-type="string" calcext:value-type="string">
            <text:p>GTCACCTTAAACTGTACAGATGCAAAGGTTAACTATTCAAGTACCTATAATGAGAGC---------------CTGGAGGGAAAATTACAAAATT</text:p>
          </table:table-cell>
        </table:table-row>
        <table:table-row table:style-name="ro1">
          <table:table-cell office:value-type="string" calcext:value-type="string">
            <text:p>GGTAATGCTACCTGCTATAATAGTGCCAGTAAGGGTAATGCTACCTACAATAATAGCATAATTGGAGAAGTAAAAAATT</text:p>
          </table:table-cell>
        </table:table-row>
        <table:table-row table:style-name="ro1">
          <table:table-cell office:value-type="string" calcext:value-type="string">
            <text:p>CTACACTGTAGTAATGTTACCCACAATGCTAGCGTGGAGGGTGACTAC-----AATGATAGC-ATGAAGAAAGAAATGAAAAATT</text:p>
          </table:table-cell>
        </table:table-row>
        <table:table-row table:style-name="ro1">
          <table:table-cell office:value-type="string" calcext:value-type="string">
            <text:p>AATAATACTGCTACTAACAGTACTAATAGTACTAATAATAGTGCCATCAGTAAAGACAACATAAATGAACTAAAAAACT</text:p>
          </table:table-cell>
        </table:table-row>
        <table:table-row table:style-name="ro1">
          <table:table-cell office:value-type="string" calcext:value-type="string">
            <text:p>GTCACTTTAAACTGTAC------------AAATATTAATAAAAATGATACTGGTGATGGAAATTCTACTACAAGGGGAGAAATGAAAAATT</text:p>
          </table:table-cell>
        </table:table-row>
        <table:table-row table:style-name="ro1">
          <table:table-cell office:value-type="string" calcext:value-type="string">
            <text:p>ACCCCACTCTGTGTCACTTTAGAATGT---------GGAAATGTTAATGTTACCCATGAGAATAGC---------------ACGAAGGGGGAAATGAAAAATT</text:p>
          </table:table-cell>
        </table:table-row>
        <table:table-row table:style-name="ro1">
          <table:table-cell office:value-type="string" calcext:value-type="string">
            <text:p>TTGAACCCACTCTGTGTCACTTTAAATTGTACAAATGTTAAAGGGAATGAGAGTGACACCAGT------------------------------GAAGTAATGAAAAATT</text:p>
          </table:table-cell>
        </table:table-row>
        <table:table-row table:style-name="ro1">
          <table:table-cell office:value-type="string" calcext:value-type="string">
            <text:p>TGTACAAATGTTACCAGAAATGATACCAAAAATGCTACCATTACCATTGAGGAGAACAT---------GAAGGAAGAAGTAAAAAATT</text:p>
          </table:table-cell>
        </table:table-row>
        <table:table-row table:style-name="ro1">
          <table:table-cell office:value-type="string" calcext:value-type="string">
            <text:p>TTAAATTGTACAAATGCAAAAGTTAATGTTACCACCGTTAACAATAGT------ACTCTTACCTCCACTGATGAAGTAAAAAATT</text:p>
          </table:table-cell>
        </table:table-row>
        <table:table-row table:style-name="ro1">
          <table:table-cell office:value-type="string" calcext:value-type="string">
            <text:p>AATAATGCCACTCTAATTTGTGATGTTAATGGTACCAATGTTACCTATGATAAGGCCATGGGTGAAGGAATAAAATATT</text:p>
          </table:table-cell>
        </table:table-row>
        <table:table-row table:style-name="ro1">
          <table:table-cell office:value-type="string" calcext:value-type="string">
            <text:p>AGTTGTACAAATGTTAATAATACCAGTATTAGTCTGACTGCTACCTATAATAATAGCAG---------------GGTTGAAGAAATAAAAAATT</text:p>
          </table:table-cell>
        </table:table-row>
        <table:table-row table:style-name="ro1">
          <table:table-cell office:value-type="string" calcext:value-type="string">
            <text:p>AACCAGACTACCAATAACCAGAATATTAGCACAAATGGCCCGACTATTAGCCCAAATGAAAGAGATGAAATAAAAAATT</text:p>
          </table:table-cell>
        </table:table-row>
        <table:table-row table:style-name="ro1">
          <table:table-cell office:value-type="string" calcext:value-type="string">
            <text:p>ACCCCACTCTGTGTCACTTTAAGATGTACAAAT---GCAAATGCAACCGTTAACAACAGCA---------------------TGGATGGAGAAGTAAAAAATT</text:p>
          </table:table-cell>
        </table:table-row>
        <table:table-row table:style-name="ro1">
          <table:table-cell office:value-type="string" calcext:value-type="string">
            <text:p>AAGTTGACCCCACTTTGTGTCACTTTGAGCTGCAC------------AAATGTTACTGTCAATGG------------------GACCATGAATGGGGAAATGAAAAATT</text:p>
          </table:table-cell>
        </table:table-row>
        <table:table-row table:style-name="ro1">
          <table:table-cell office:value-type="string" calcext:value-type="string">
            <text:p>ATCAGTAACCCTAGTGTTCACTATAATAGTGCTGGCACCGGTATATCTAATCAGACCATAAGTGAAGGAATGAAAAATT</text:p>
          </table:table-cell>
        </table:table-row>
        <table:table-row table:style-name="ro1">
          <table:table-cell office:value-type="string" calcext:value-type="string">
            <text:p>GTTACTTTAAACTGTAC---------GAATGCTAATGCTACCCACAATGGTACCATAAAG--GACGGTGCCCAGGGGAGA-ATAAAAAACT</text:p>
          </table:table-cell>
        </table:table-row>
        <table:table-row table:style-name="ro1">
          <table:table-cell office:value-type="string" calcext:value-type="string">
            <text:p>TTGACCCCACTCTGTGTCACTTTAGATTGTAC---------AAATGCTACCAATACGGDTAATRA------------------AWYGATTGAGGAAATGAAAAATT</text:p>
          </table:table-cell>
        </table:table-row>
        <table:table-row table:style-name="ro1">
          <table:table-cell office:value-type="string" calcext:value-type="string">
            <text:p>TTAAATTGTAC---------AAATGCTACTATTACCAGTAATGGTACTATTGCCCATAATGAT-ACCATGAAAGGAGAAATACAAAATT</text:p>
          </table:table-cell>
        </table:table-row>
        <table:table-row table:style-name="ro1">
          <table:table-cell office:value-type="string" calcext:value-type="string">
            <text:p>ACTTTAAGCTGTGGTAAT------AATATTACTATGACTGCTAATGCTACCATAAATGAGACCAT---GAAGGGAGAAATAAAAAACT</text:p>
          </table:table-cell>
        </table:table-row>
        <table:table-row table:style-name="ro1">
          <table:table-cell office:value-type="string" calcext:value-type="string">
            <text:p>AACTGTACTAATGCTAATGTTACCTACCTTAATAACACGGATAGTGTTATTGAGAACAT---------GAAGGGAGAAATGCAAAATT</text:p>
          </table:table-cell>
        </table:table-row>
        <table:table-row table:style-name="ro1">
          <table:table-cell office:value-type="string" calcext:value-type="string">
            <text:p>CCATGTGTAAAGTTGACCCCACTCTGTGTCACTTTAAACTG---------------------TAGTATCTACAATAATAGTGAGTCTGGAGCAATG------------------AATT</text:p>
          </table:table-cell>
        </table:table-row>
        <table:table-row table:style-name="ro1">
          <table:table-cell office:value-type="string" calcext:value-type="string">
            <text:p>TGTGTAAAGTTGACCCCACTCTGTGTCACTTTGAACTGTACCCACATTGATAATAAAACAAAT------------------------------------GGAGAAATAAGAAATT</text:p>
          </table:table-cell>
        </table:table-row>
        <table:table-row table:style-name="ro1">
          <table:table-cell office:value-type="string" calcext:value-type="string">
            <text:p>AACTGTACAGATGTTAAAAGTACTGTTAATGGTACACTTGGTAATAGAACGTTGATAATAAGCAA---GGAAATAAGTAATT</text:p>
          </table:table-cell>
        </table:table-row>
        <table:table-row table:style-name="ro1">
          <table:table-cell office:value-type="string" calcext:value-type="string">
            <text:p>CTCTGGGTCACTTTAAACTGCAGTGATGTTACTGCCAATGCTACTGTCAATAATGACAG------------------GGCAAAGGAAATGAAAAACT</text:p>
          </table:table-cell>
        </table:table-row>
        <table:table-row table:style-name="ro1">
          <table:table-cell office:value-type="string" calcext:value-type="string">
            <text:p>ACTACTAACTGTACTGCTAACCAAAGTGATAACAGTCCCAAATGTATTGAGCCAGACATGAAGGGACAA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AACAGGAGCT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GCAATGTTAATAATACCAAGAATGTTAATATTACCA-----AGGATGGTAATAATACCTATGATGGGGGAGAAATGAAAAATT</text:p>
          </table:table-cell>
        </table:table-row>
        <table:table-row table:style-name="ro1">
          <table:table-cell office:value-type="string" calcext:value-type="string">
            <text:p>TTAAACTGTAACGATGTTAATGTTACTAAGAATTCTAATGCTACTGCTGATGAGCACAT------GAAGGGGGAAATAAAAAATT</text:p>
          </table:table-cell>
        </table:table-row>
        <table:table-row table:style-name="ro1">
          <table:table-cell office:value-type="string" calcext:value-type="string">
            <text:p>ACTTTAAATTGCACT------AAGGTTAATGTTAAT--------CAGACGCATCAGATTGTCAATGGTAGCGATGATGAAGAAATAAAAAATT</text:p>
          </table:table-cell>
        </table:table-row>
        <table:table-row table:style-name="ro1">
          <table:table-cell office:value-type="string" calcext:value-type="string">
            <text:p>AGTAATAGTAGTACCACTAGTACCATCAGTAATACTACTGCTACCAGCATTAATAAC-ATGAATGGAGAAATAAAAAATT</text:p>
          </table:table-cell>
        </table:table-row>
        <table:table-row table:style-name="ro1">
          <table:table-cell office:value-type="string" calcext:value-type="string">
            <text:p>ACAAATGTTAACAGTAATAGTACCAACAACAGTAGTGGTACCAACATCAGTAATAGTACCGACAGTGGA-ATGAAAAATT</text:p>
          </table:table-cell>
        </table:table-row>
        <table:table-row table:style-name="ro1">
          <table:table-cell office:value-type="string" calcext:value-type="string">
            <text:p>AAGCCATGTGTAAAGTTAACCCCACTCTGTGTCACTTTAAATTGTAGCAATAGTGTGAATGATACTGTT------------------------------------------ATGAGAAATT</text:p>
          </table:table-cell>
        </table:table-row>
        <table:table-row table:style-name="ro1">
          <table:table-cell office:value-type="string" calcext:value-type="string">
            <text:p>AATACCACGGTTAAGAATGCCACGGCTAATAATGCCAATAATGATGCCAATAATACTAT------CAATAGGGACATGAAAAATT</text:p>
          </table:table-cell>
        </table:table-row>
        <table:table-row table:style-name="ro1">
          <table:table-cell office:value-type="string" calcext:value-type="string">
            <text:p>CTCTGTGTCACTTTGAAGTGCACAAAT---GCTAATGGTACTGATACCGACAATAATAGT---------------AAGTATGGAGAAATAAAAAATT</text:p>
          </table:table-cell>
        </table:table-row>
        <table:table-row table:style-name="ro1">
          <table:table-cell office:value-type="string" calcext:value-type="string">
            <text:p>TGTGTCACTTTAAATTGTACAAATGCTACTGTTACAAATGCTACTGTTAACAATACTGGTTG---------------------GGATGAAATGAAAAATT</text:p>
          </table:table-cell>
        </table:table-row>
        <table:table-row table:style-name="ro1">
          <table:table-cell office:value-type="string" calcext:value-type="string">
            <text:p>TGTGTCACTTTAAACTGTAACAAAGTTAATAATAACAGAAGCATAGATAATAATAGC---------------ACAGAGGAAGAAATG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AAGGATAGCACCAGGACC-------------------------------------------------</text:p>
          </table:table-cell>
        </table:table-row>
        <table:table-row table:style-name="ro1">
          <table:table-cell office:value-type="string" calcext:value-type="string">
            <text:p>GACTGTAGAAGGGTTAATACCAGCAAGGCTAATGATACCAAGAGTAATGTT-----ACCAGTAATGGGGA----AGAAATGAAAAATT</text:p>
          </table:table-cell>
        </table:table-row>
        <table:table-row table:style-name="ro1">
          <table:table-cell office:value-type="string" calcext:value-type="string">
            <text:p>GTCACTTTAGAATGTGGCAATGTTACCTATAGCAATAAGACCGACAACCCTGGGAACAG------------GAAGGAGGAAATGAAAAATT</text:p>
          </table:table-cell>
        </table:table-row>
        <table:table-row table:style-name="ro1">
          <table:table-cell office:value-type="string" calcext:value-type="string">
            <text:p>AATGTTAATGTTACTAAGGGAAATAGAACTGATGATGTAGGTATGGGAAATAGAACTGATGATGTAGGTATGAAAAATT</text:p>
          </table:table-cell>
        </table:table-row>
        <table:table-row table:style-name="ro1">
          <table:table-cell office:value-type="string" calcext:value-type="string">
            <text:p>AATGTTACCCTCAATGAAAGCAAGGCCTCTAATGAAAACATGACCCTCAATGAAAGCAGAG-CAGAGGAAATGAGAAATT</text:p>
          </table:table-cell>
        </table:table-row>
        <table:table-row table:style-name="ro1">
          <table:table-cell office:value-type="string" calcext:value-type="string">
            <text:p>AGCAATGCAACGCTAAATAATAATAGCACTGCAAGCAATGCAACGCCAACTATTACCTCCATAAAGGAAATACAGAATT</text:p>
          </table:table-cell>
        </table:table-row>
        <table:table-row table:style-name="ro1">
          <table:table-cell office:value-type="string" calcext:value-type="string">
            <text:p>GTCACTTTAAAATGT---------GGAAATGTTAATACAACCAGGAATGGTAATGATACCGAGAACAT---GAAGGAAGAAATGAGAAATT</text:p>
          </table:table-cell>
        </table:table-row>
        <table:table-row table:style-name="ro1">
          <table:table-cell office:value-type="string" calcext:value-type="string">
            <text:p>TTGACCCCACTCTGTGTCACTTTAAACTGTATGAACATTACCAAGGAAAATGTTACCGACGATGGTAGC---------------------------ATGAAAAATT</text:p>
          </table:table-cell>
        </table:table-row>
        <table:table-row table:style-name="ro1">
          <table:table-cell office:value-type="string" calcext:value-type="string">
            <text:p>AATTGTAC---CTTCAAAAACAGCGCTAACTGCAGTGATAGTAAGGTCTGCAATAATACCATATGGACAGAAGCAAGAAATT</text:p>
          </table:table-cell>
        </table:table-row>
        <table:table-row table:style-name="ro1">
          <table:table-cell office:value-type="string" calcext:value-type="string">
            <text:p>GTCACTTTAAATTGTAGTAAT---AATATTAATGGGACTGGCAAAGTTATCAATGGAAGCAT---------GGGGGAAGAAATAAAAAATT</text:p>
          </table:table-cell>
        </table:table-row>
        <table:table-row table:style-name="ro1">
          <table:table-cell office:value-type="string" calcext:value-type="string">
            <text:p>ACCAATGCTACCAGTAATGGTAATGCTACCAGTGATGGTAATGCTACCTACAATGATCCC----AGTTCTGAAATAAAAAATT</text:p>
          </table:table-cell>
        </table:table-row>
        <table:table-row table:style-name="ro1">
          <table:table-cell office:value-type="string" calcext:value-type="string">
            <text:p>ACTAGTGGCAATAATAGTACTAGTAGCAATGGTACTGCAAGTACTGTTGCCCCCAAGGAAGATATAGATATGAAAAGTT</text:p>
          </table:table-cell>
        </table:table-row>
        <table:table-row table:style-name="ro1">
          <table:table-cell office:value-type="string" calcext:value-type="string">
            <text:p>GTTACCAGAAATGTTAATAATAGCGTGGTTAATAATACCACAAATGTTAATAATAGCATGAATGGAGACATGAAAAATT</text:p>
          </table:table-cell>
        </table:table-row>
        <table:table-row table:style-name="ro1">
          <table:table-cell office:value-type="string" calcext:value-type="string">
            <text:p>AACTGTACAAAT---GCAACTAATACTAATTACAATAATAGCACAAATGTGACCAGTAGCATGATTGGAGGAATGAAAAATT</text:p>
          </table:table-cell>
        </table:table-row>
        <table:table-row table:style-name="ro1">
          <table:table-cell office:value-type="string" calcext:value-type="string">
            <text:p>GAGATTAATGTTAACAGTAGTAACAATTTTGACTTTGATAGTATGCTACCTACCGTGATATTACAGATACATGGAAATT</text:p>
          </table:table-cell>
        </table:table-row>
        <table:table-row table:style-name="ro1">
          <table:table-cell office:value-type="string" calcext:value-type="string">
            <text:p>TTAAAGTGTGCAACAGTTAATGATACCAGTAATAGTACTGCTAATTACCCTGATAGC---------------ATGAAAGAAGAAATGAAAAATT</text:p>
          </table:table-cell>
        </table:table-row>
        <table:table-row table:style-name="ro1">
          <table:table-cell office:value-type="string" calcext:value-type="string">
            <text:p>TGTGTCACTTTACATTGTACAAATGTAAATGCTAGTGATAATGCCAACAGTACTACC---------------TATGGAGGAGACATGAAAAATT</text:p>
          </table:table-cell>
        </table:table-row>
        <table:table-row table:style-name="ro1">
          <table:table-cell office:value-type="string" calcext:value-type="string">
            <text:p>TGTCACTCTAAACTGTACAAATACAAATATTACCACTAGTACAAATATTAATATT-----ACTAGTAATGAAGAAATG--------AAAATT</text:p>
          </table:table-cell>
        </table:table-row>
        <table:table-row table:style-name="ro1">
          <table:table-cell office:value-type="string" calcext:value-type="string">
            <text:p>CTCTGTGTTACTTTAAACTGTAC---------AAATGCTACTACTATCCACAATAAT---------ATTACCTACAGGGGGGAAGACATGAAAAATT</text:p>
          </table:table-cell>
        </table:table-row>
        <table:table-row table:style-name="ro1">
          <table:table-cell office:value-type="string" calcext:value-type="string">
            <text:p>AAATTGACCCCACTCTGTGTCACTTTAAATTGC------------AATACTACTAGCCACAATAATAGCAGCCCCAGCCCCATGAC------------------AAATT</text:p>
          </table:table-cell>
        </table:table-row>
        <table:table-row table:style-name="ro1">
          <table:table-cell office:value-type="string" calcext:value-type="string">
            <text:p>TTAAATTGTACAAATGT------TAATGCTACCAATAATAGTACTGTTGACCGCAATAAAATCACGAAGGAAGAAATAAAAAATT</text:p>
          </table:table-cell>
        </table:table-row>
        <table:table-row table:style-name="ro1">
          <table:table-cell office:value-type="string" calcext:value-type="string">
            <text:p>TGTACAAATGCTACCTTTGATAATAGCACGGGTACAAATGTTACCCATAATAATAGCAGGTG---------------GGAAGAAATGAAAAATT</text:p>
          </table:table-cell>
        </table:table-row>
        <table:table-row table:style-name="ro1">
          <table:table-cell office:value-type="string" calcext:value-type="string">
            <text:p>GCCAATAATACTGCTGAAAGTGATAATACTACTGGGGCCACACAGGAAGGGGTAGAGCTAAAAAATGAGCTAAAAAATT</text:p>
          </table:table-cell>
        </table:table-row>
        <table:table-row table:style-name="ro1">
          <table:table-cell office:value-type="string" calcext:value-type="string">
            <text:p>ACTTTAAATTGTACTGATGCTAACAATACTAATGCTACCAATACTACTGCTACCAGTAATGCTAATGAAAG----------AAAAAATT</text:p>
          </table:table-cell>
        </table:table-row>
        <table:table-row table:style-name="ro1">
          <table:table-cell office:value-type="string" calcext:value-type="string">
            <text:p>ACCAATGCAAAAGTTACAATTACAAATGCAAATGTCACAAATGCAACTGCTACCAACAGCACGGAAGAAATAAAAAATT</text:p>
          </table:table-cell>
        </table:table-row>
        <table:table-row table:style-name="ro1">
          <table:table-cell office:value-type="string" calcext:value-type="string">
            <text:p>ATTATTAATGGTAAGAGTATTACTACTACTGCTAATTACAATAATAGCATGGATGAAGAAATAAATGAAATAAAAAATT</text:p>
          </table:table-cell>
        </table:table-row>
        <table:table-row table:style-name="ro1">
          <table:table-cell office:value-type="string" calcext:value-type="string">
            <text:p>AAGCCATGTGTACAATTGACCCCACTCTGTGTCACTCTAAACTGTACACTTGCCACAAATAACACT------------------------------------------GAAATGAGAAATT</text:p>
          </table:table-cell>
        </table:table-row>
        <table:table-row table:style-name="ro1">
          <table:table-cell office:value-type="string" calcext:value-type="string">
            <text:p>TGTGTCACTTTAAACTGTACAAATGTAACCTACACCAATAGCACCAATAGC---------------ACCCTAGATGATCCAGAAAGAAAAAATT</text:p>
          </table:table-cell>
        </table:table-row>
        <table:table-row table:style-name="ro1">
          <table:table-cell office:value-type="string" calcext:value-type="string">
            <text:p>GTAAAGTTGACCCCACTCTGTGTCACTTTGAATTGTACAGAC---AAAGATGGGAATATCACCAAT------------------------------GCAGGAATGACAAATT</text:p>
          </table:table-cell>
        </table:table-row>
        <table:table-row table:style-name="ro1">
          <table:table-cell office:value-type="string" calcext:value-type="string">
            <text:p>CTCTGTGTCACTTTAAAATGTGCAAATGTTACCACGGATAATGTTACCAGGAATATTA------------------TGGGTGAAGAAATAAAAAATT</text:p>
          </table:table-cell>
        </table:table-row>
        <table:table-row table:style-name="ro1">
          <table:table-cell office:value-type="string" calcext:value-type="string">
            <text:p>GC---TACCAATAATGGTACCGAGCCCACCGATTCCTATCCCACCGATCTCTCTCTTAACATGAC---------TGGAGAA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AACAGGAGCT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TTAATGAAACCATCAGCACTAAAAACATACCTGAAGAAAATAAAACCATCCATGACATGGATGAAGAAATGAAAAATT</text:p>
          </table:table-cell>
        </table:table-row>
        <table:table-row table:style-name="ro1">
          <table:table-cell office:value-type="string" calcext:value-type="string">
            <text:p>AAGTTGACCCCACTCTGTGTCACTTTAAACTGT------------AGTAATGCTACTGCCAACAATGATA------------------CAGATAGAGAAATGAAAAATT</text:p>
          </table:table-cell>
        </table:table-row>
        <table:table-row table:style-name="ro1">
          <table:table-cell office:value-type="string" calcext:value-type="string">
            <text:p>ACTTTAAACTGTACTACTGTTAATATTACCCAGGAAAATAATCCCCTTAATGATAGTG-----ATAGTAAT----------TACATGAAAAACT</text:p>
          </table:table-cell>
        </table:table-row>
        <table:table-row table:style-name="ro1">
          <table:table-cell office:value-type="string" calcext:value-type="string">
            <text:p>AGTGATGCTAGAACTAATGCTAGTGATGCTAATACTAATGCTACCATAGACAATGAT----GGAAAGGGGGAAATAAAAAATT</text:p>
          </table:table-cell>
        </table:table-row>
        <table:table-row table:style-name="ro1">
          <table:table-cell office:value-type="string" calcext:value-type="string">
            <text:p>AAATTTAATAAGGACAATGCTACCAATAATGGTAGTGCTACCTACAAGGAGGATGACA----TGAAGGGAGAAATAAAAAATT</text:p>
          </table:table-cell>
        </table:table-row>
        <table:table-row table:style-name="ro1">
          <table:table-cell office:value-type="string" calcext:value-type="string">
            <text:p>CTCTGTGTCACTTTAAACTGTAGCAATGATGTTACCAAAAATGTTACTGCTACCAGTAATAGTACT------------------------GATATGAAAAATT</text:p>
          </table:table-cell>
        </table:table-row>
        <table:table-row table:style-name="ro1">
          <table:table-cell office:value-type="string" calcext:value-type="string">
            <text:p>AATTGTAGTGATGCTAGTAATAATAGTACAAAGCCTGGTATTAGT-----AATAATACTAGTGCTAATGGAGGAATGAAAAATT</text:p>
          </table:table-cell>
        </table:table-row>
        <table:table-row table:style-name="ro1">
          <table:table-cell office:value-type="string" calcext:value-type="string">
            <text:p>ACTTTAGAATGTAAAAATGTTAAAAATGATAGTACCCACAATGAGACCTACACTGAGAGCGTGA------------AGGAAATAAAAAATT</text:p>
          </table:table-cell>
        </table:table-row>
        <table:table-row table:style-name="ro1">
          <table:table-cell office:value-type="string" calcext:value-type="string">
            <text:p>CCACTCTGTGTCACTTTAAAATGTGAAAATGCCACCAGGGGTAATAATACTATCAATA---------------------AGGGGGAAGGAATAAAAAATT</text:p>
          </table:table-cell>
        </table:table-row>
        <table:table-row table:style-name="ro1">
          <table:table-cell office:value-type="string" calcext:value-type="string">
            <text:p>GCTAATCTTAAAAGTAATAATACTATCATAAACGGAAGTGCTACCCTCAGTAATAAC-ATGAGTGGAGAAGTAAGAAATT</text:p>
          </table:table-cell>
        </table:table-row>
        <table:table-row table:style-name="ro1">
          <table:table-cell office:value-type="string" calcext:value-type="string">
            <text:p>AATTGTACAGAGGCAAGCCTTACAGGTAATAATACTGATAGCCTTAATGGT---------ACTCTCATGGAGAA---AGAAATGAAAAATT</text:p>
          </table:table-cell>
        </table:table-row>
        <table:table-row table:style-name="ro1">
          <table:table-cell office:value-type="string" calcext:value-type="string">
            <text:p>ATTTTAAATTGTACTAAT---GCTAATGTTACTAATACTAATGGTACTGCTGCTGACAAGAGCATGCA------AGAAATGAAAAATT</text:p>
          </table:table-cell>
        </table:table-row>
        <table:table-row table:style-name="ro1">
          <table:table-cell office:value-type="string" calcext:value-type="string">
            <text:p>GTTACTTTAAGCTGTACTAATGCTACCAGGAATGGTAATATTACCTACAATAATACC---------------ATGGAGGGAGAGATAAAAAATT</text:p>
          </table:table-cell>
        </table:table-row>
        <table:table-row table:style-name="ro1">
          <table:table-cell office:value-type="string" calcext:value-type="string">
            <text:p>GTTACTTTAGAATGT---------AATAATGTTACCTGCAGAAATGATAGTGACCAAAATTGCACCACGAAGGAAACA---ATGAGAAATT</text:p>
          </table:table-cell>
        </table:table-row>
        <table:table-row table:style-name="ro1">
          <table:table-cell office:value-type="string" calcext:value-type="string">
            <text:p>AGTAATGTTAATGCTAATGCTACCTACAATAATGCTAGTGCTACCTACAATGATAGCTCGGAGA-CAGGACTAAAAAATT</text:p>
          </table:table-cell>
        </table:table-row>
        <table:table-row table:style-name="ro1">
          <table:table-cell office:value-type="string" calcext:value-type="string">
            <text:p>ACTTTAAACTGTACCACAACTTTAAACTGTACCACAAATAGTACGGTCGAGAATATCACGGC------AGGAGAAATAAAAAATT</text:p>
          </table:table-cell>
        </table:table-row>
        <table:table-row table:style-name="ro1">
          <table:table-cell office:value-type="string" calcext:value-type="string">
            <text:p>ACAAATGTAAATGTAACAAATGTAAGCAAAGATGATGCAGGTGGAAACAATGTAAGCATAACAGAAGACATAAAAAATT</text:p>
          </table:table-cell>
        </table:table-row>
        <table:table-row table:style-name="ro1">
          <table:table-cell office:value-type="string" calcext:value-type="string">
            <text:p>TGTACCCA---GGTTAATGCTACCCAGGGTAATACTACC--CAGGTTAATGTTACCCAGGTTAATGGGGATGAAATGAAAAATT</text:p>
          </table:table-cell>
        </table:table-row>
        <table:table-row table:style-name="ro1">
          <table:table-cell office:value-type="string" calcext:value-type="string">
            <text:p>ACTTTAAGCTGTGGTAAT------AATATTACTATGACTGCTAATGCTACCATAAATGAGACCAT---GAAGGGAGAAATAAAAAACT</text:p>
          </table:table-cell>
        </table:table-row>
        <table:table-row table:style-name="ro1">
          <table:table-cell office:value-type="string" calcext:value-type="string">
            <text:p>TGTAGTAATAATACCTCTACTACTAATACCCCTAATATTGGT-----ACTTATAATAATAAAACCTGTGAAGAAATAAAAAATT</text:p>
          </table:table-cell>
        </table:table-row>
        <table:table-row table:style-name="ro1">
          <table:table-cell office:value-type="string" calcext:value-type="string">
            <text:p>TTGACCCCACTTTGTGTCACTTTAAATTGTACAAATGTTAATAGTACTGTTAGCACTAATGAT---------------------------GTAGAAGTAAAAAATT</text:p>
          </table:table-cell>
        </table:table-row>
        <table:table-row table:style-name="ro1">
          <table:table-cell office:value-type="string" calcext:value-type="string">
            <text:p>GAGGCAAAGTTAAATTATACAAATGCAAATGGTACCCACAATAATGGCACAGATGGGATGGGG---GGAGGAATAAAGAATT</text:p>
          </table:table-cell>
        </table:table-row>
        <table:table-row table:style-name="ro1">
          <table:table-cell office:value-type="string" calcext:value-type="string">
            <text:p>CTCTGTGTCACTTTAAACTGTACAGAGGTTAAGGTTAATGATACCTACAATAGTAATAAC------------------ATAACTGAAATGAAAAATT</text:p>
          </table:table-cell>
        </table:table-row>
        <table:table-row table:style-name="ro1">
          <table:table-cell office:value-type="string" calcext:value-type="string">
            <text:p>TGTACAGATGCAAGTTTTAATGTTACCAGTGTTAGTAATGTTACC--TACATTGGTAACCTA-ACTGGAGAAGTAAAAAATT</text:p>
          </table:table-cell>
        </table:table-row>
        <table:table-row table:style-name="ro1">
          <table:table-cell office:value-type="string" calcext:value-type="string">
            <text:p>AAGTTGACCCCACTCTGTGTCACTTTAAATTGT---------GGGAGGGTTAATGGTAATAATAGCATAAGT---------------------GAAGAAATGAAAAATT</text:p>
          </table:table-cell>
        </table:table-row>
        <table:table-row table:style-name="ro1">
          <table:table-cell office:value-type="string" calcext:value-type="string">
            <text:p>TGTGTCACTTTAACATG---------------TGGAAATGTTACTATTAATGGTAATGAGACCGACAAAGAGTCTTATAAAGAGATAAAAAATT</text:p>
          </table:table-cell>
        </table:table-row>
        <table:table-row table:style-name="ro1">
          <table:table-cell office:value-type="string" calcext:value-type="string">
            <text:p>GTTAACGTTAATGATACCATGAAGGAAGAAATAAAAACTGTTAATGTTACTGATACCAT---------GAAGGAAGAAATAAAAAATT</text:p>
          </table:table-cell>
        </table:table-row>
        <table:table-row table:style-name="ro1">
          <table:table-cell office:value-type="string" calcext:value-type="string">
            <text:p>GTCACAAATACTACAGGTAGTAATAATACCAGCAATAATATCACTGTGGCTAAATCAATGGAAGGTGAAATAAAAAATT</text:p>
          </table:table-cell>
        </table:table-row>
        <table:table-row table:style-name="ro1">
          <table:table-cell office:value-type="string" calcext:value-type="string">
            <text:p>CTCTGTGTCACTTTAAAATGTGATAATGTGAA---------TGTGACCAGTAATGGTAATGATAGCATGGC---------TGAACAAATGAGAAATT</text:p>
          </table:table-cell>
        </table:table-row>
        <table:table-row table:style-name="ro1">
          <table:table-cell office:value-type="string" calcext:value-type="string">
            <text:p>AGTTCTGAGGGTAACAATAATAGTACCAGTAATGGCACTGATATCTGTAATAGCCCCCTGAAGGATGAAATGAAAAAGT</text:p>
          </table:table-cell>
        </table:table-row>
        <table:table-row table:style-name="ro1">
          <table:table-cell office:value-type="string" calcext:value-type="string">
            <text:p>AATATTACCCACAATGTAAATACAAATAATGCCTCCAATGTGACCTATGAGGAGAAC-------ATGAAGGGAGAAATAAAAAATT</text:p>
          </table:table-cell>
        </table:table-row>
        <table:table-row table:style-name="ro1">
          <table:table-cell office:value-type="string" calcext:value-type="string">
            <text:p>GTCACTTTAGATTGT---------AAAAATAGTACTGAAAATATTACTGATAGCAGGAATATTACAGATAATGGAGAAAGG-------AAAAATT</text:p>
          </table:table-cell>
        </table:table-row>
        <table:table-row table:style-name="ro1">
          <table:table-cell office:value-type="string" calcext:value-type="string">
            <text:p>GTCACTTTACACTGTCGCGATGCCAATACTACCTCTAACACGACC--------TCAGAGCATAACA----TAAGGGGAGAAATAAAAAATT</text:p>
          </table:table-cell>
        </table:table-row>
        <table:table-row table:style-name="ro1">
          <table:table-cell office:value-type="string" calcext:value-type="string">
            <text:p>ACCACTAATGCTAATATTACCACTAATGCTACTAATAGTCCTCCTGTGAACAATAGT-ATGGTGGGAGAAATAAAAAATT</text:p>
          </table:table-cell>
        </table:table-row>
        <table:table-row table:style-name="ro1">
          <table:table-cell office:value-type="string" calcext:value-type="string">
            <text:p>AAGTTGACCCCACTCTGTGTCACTTTAAGGTGTAC------------AAATGCTACTATTAATGGTAGC------------------CTGACGGAAGAAGTAAAAAATT</text:p>
          </table:table-cell>
        </table:table-row>
        <table:table-row table:style-name="ro1">
          <table:table-cell office:value-type="string" calcext:value-type="string">
            <text:p>CCATGTGTAAAGTTGACCCCACTCTGTGTTACTTTAAATTGTAC---------GGCAGTTTCTGACAC------------------------------GAAGGGAGAAATACAAAATT</text:p>
          </table:table-cell>
        </table:table-row>
        <table:table-row table:style-name="ro1">
          <table:table-cell office:value-type="string" calcext:value-type="string">
            <text:p>AAGTTGACCCCACTTTGTGTCACTTTAGACTGT---------AAGAATGTTACAGTCAATAAT---------------------ACCCTGAGGGAAGAACTAAAAAATT</text:p>
          </table:table-cell>
        </table:table-row>
        <table:table-row table:style-name="ro1">
          <table:table-cell office:value-type="string" calcext:value-type="string">
            <text:p>ACTTTAAATTGTAGTAATGCTAATGTTAATATTACCAGTATCAGTAAT-----GATACTCACAAT----AAGGAAGAAATGAAAAATT</text:p>
          </table:table-cell>
        </table:table-row>
        <table:table-row table:style-name="ro1">
          <table:table-cell office:value-type="string" calcext:value-type="string">
            <text:p>AATAATACCCAACATAAAAACCAAACTAGAGCTACTACAACTTACAATGGCACAGATGAAGAACTGAAAATGAAAAATT</text:p>
          </table:table-cell>
        </table:table-row>
        <table:table-row table:style-name="ro1">
          <table:table-cell office:value-type="string" calcext:value-type="string">
            <text:p>GAATGTAGAAATGTTAACAGTACGGGTAATGGTACCCACAGTAAGACCTACAATGAGAGCATGAAG------GAAATAAAAAATT</text:p>
          </table:table-cell>
        </table:table-row>
        <table:table-row table:style-name="ro1">
          <table:table-cell office:value-type="string" calcext:value-type="string">
            <text:p>GTTACCTTAAACTGTAGTAAT---GCGAATGTTACTATCTTCAATGGTACCATCAGTAATAC---------CGACGAAGAAATGAAAAATT</text:p>
          </table:table-cell>
        </table:table-row>
        <table:table-row table:style-name="ro1">
          <table:table-cell office:value-type="string" calcext:value-type="string">
            <text:p>GATATACATAATAGTAGTACTACCAACAATACTAATACCATGTACAATAATAATACCATGAAGGGAGAAATGAAAAATT</text:p>
          </table:table-cell>
        </table:table-row>
        <table:table-row table:style-name="ro1">
          <table:table-cell office:value-type="string" calcext:value-type="string">
            <text:p>AACTGTAGTGCTGTTAAG---------GTTACCAATAATAGTAGCACTGATAATGACACTTACACAGCCACAGAAGAAATGAGAAATT</text:p>
          </table:table-cell>
        </table:table-row>
        <table:table-row table:style-name="ro1">
          <table:table-cell office:value-type="string" calcext:value-type="string">
            <text:p>TGTGTCACTTTAAATTGTACT---------AATGTTACTGCTATCAATCATACCATAGATGAAGAAAT------GAAGAGGGAAATAAAAAATT</text:p>
          </table:table-cell>
        </table:table-row>
        <table:table-row table:style-name="ro1">
          <table:table-cell office:value-type="string" calcext:value-type="string">
            <text:p>TGTGTCACTTTAACATGTGGCAATGT---TAATGAGACCGGAAGGAACGTTAGTAGTGAAA------------TGAAGGAAGAAATAAAAAACT</text:p>
          </table:table-cell>
        </table:table-row>
        <table:table-row table:style-name="ro1">
          <table:table-cell office:value-type="string" calcext:value-type="string">
            <text:p>AGTAATGTTAATAATAGTAGTAATGCTGGTAATAGTAGTGATGCTACTGTTGGTGATAATGGAGAAATGAAAAAAAGAG----</text:p>
          </table:table-cell>
        </table:table-row>
        <table:table-row table:style-name="ro1">
          <table:table-cell office:value-type="string" calcext:value-type="string">
            <text:p>AGTAATGCTAATATTACTAATACCACCACCACAAGTAATGCTACCACCGCCCCTGATACAAATGGATACATAAAGAATT</text:p>
          </table:table-cell>
        </table:table-row>
        <table:table-row table:style-name="ro1">
          <table:table-cell office:value-type="string" calcext:value-type="string">
            <text:p>GTTAATGCTACCCATAATGCTACCAATAATGGGGATGCTACCCATAATGTTACCAATAATGGGCA----AGAAATACAAAATT</text:p>
          </table:table-cell>
        </table:table-row>
        <table:table-row table:style-name="ro1">
          <table:table-cell office:value-type="string" calcext:value-type="string">
            <text:p>TGTGTTAATGTTACCAAAAATGTTACCAAGAATGATAATGATACCCTCAATAATAAC---------------ATGAAGGAAGAG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T---------AAAAATGTTACTGTTACCAATAATAGTACTGAAAATAATAGTACTGTAAATAATAGTACTGTGGAGATGAAAAATT</text:p>
          </table:table-cell>
        </table:table-row>
        <table:table-row table:style-name="ro1">
          <table:table-cell office:value-type="string" calcext:value-type="string">
            <text:p>TGTACCAATGCTAATGTTACCAATGCTAATGTTACCAGTGCTAATGTTACCAATAGCATAGGAA-AAGACATGAAAAATT</text:p>
          </table:table-cell>
        </table:table-row>
        <table:table-row table:style-name="ro1">
          <table:table-cell office:value-type="string" calcext:value-type="string">
            <text:p>ATAGCTAATAACGCCACCAGTGCTAATGTCACCAGCAATGCTACCATAATTGGGAATATAACTGAGGAAATAAAAAATT</text:p>
          </table:table-cell>
        </table:table-row>
        <table:table-row table:style-name="ro1">
          <table:table-cell office:value-type="string" calcext:value-type="string">
            <text:p>GTAAATGTCACCTGCAATCAGACTACTCCTCAGACTAATGATACCTGCGATAGGGACAT------GAAGGGAGAAATAAAAAATT</text:p>
          </table:table-cell>
        </table:table-row>
        <table:table-row table:style-name="ro1">
          <table:table-cell office:value-type="string" calcext:value-type="string">
            <text:p>ACCTTACATTGTCAAAATGTTACTGTTAATGTTACTGGCACGAATGTTACTAATGACA------------TGAAAGATAGCATGAAAAATT</text:p>
          </table:table-cell>
        </table:table-row>
        <table:table-row table:style-name="ro1">
          <table:table-cell office:value-type="string" calcext:value-type="string">
            <text:p>ACTGAGAGCACAAATGCTACTACTGCCAGTACTACTGCTACTACCTACACGAATAGCATGAAGGGAGAAATACAAAATT</text:p>
          </table:table-cell>
        </table:table-row>
        <table:table-row table:style-name="ro1">
          <table:table-cell office:value-type="string" calcext:value-type="string">
            <text:p>ACAGATGTAAATGCTACCAGAAATGATACCAATAATGTTACTGTT--------GCTTACAATAATAACATGACTGACATAAAAAACT</text:p>
          </table:table-cell>
        </table:table-row>
        <table:table-row table:style-name="ro1">
          <table:table-cell office:value-type="string" calcext:value-type="string">
            <text:p>ACCAATTTTACTACCAACAGTACCATTATTACTATCAACAATGCCAATGTTACTAACAGTACCGATGAAATAAAAAGGT</text:p>
          </table:table-cell>
        </table:table-row>
        <table:table-row table:style-name="ro1">
          <table:table-cell office:value-type="string" calcext:value-type="string">
            <text:p>GAATGTAGAAATGTTAGCAGTAATGGTAATGGTACCTACAAT-----GAGACCTACAATGAGAGCGTGAAGGAAATAAAAAATT</text:p>
          </table:table-cell>
        </table:table-row>
        <table:table-row table:style-name="ro1">
          <table:table-cell office:value-type="string" calcext:value-type="string">
            <text:p>GTCACCTTGAGGTGTACAAAGGCTAATTTCACCGACATTAATAAGGCCAATTACAGTAAT------------------TACGAAGATATGAGAAACT</text:p>
          </table:table-cell>
        </table:table-row>
        <table:table-row table:style-name="ro1">
          <table:table-cell office:value-type="string" calcext:value-type="string">
            <text:p>AGGAATAGTACTAGCACCTCCTCCACTACTACTACCACTACCCCCTTCAATAATACCA------------------AGGAGGGAGAGATAAAAAACT</text:p>
          </table:table-cell>
        </table:table-row>
        <table:table-row table:style-name="ro1">
          <table:table-cell office:value-type="string" calcext:value-type="string">
            <text:p>ACCCCACTCTGCGTCGCTTTTTATTGTAGTATTCCTACGATTAACAATACTACTAATAATAATACT------------------------GATGTGATAAATT</text:p>
          </table:table-cell>
        </table:table-row>
        <table:table-row table:style-name="ro1">
          <table:table-cell office:value-type="string" calcext:value-type="string">
            <text:p>ATAAACAGTAGTAGTGT------TGCCATCAGTATTAGTAGTAGTAGCTGGCTGTCAATAATACCAATGAGAGAAATGAGAAATT</text:p>
          </table:table-cell>
        </table:table-row>
        <table:table-row table:style-name="ro1">
          <table:table-cell office:value-type="string" calcext:value-type="string">
            <text:p>ACCCCACTCTGTGTCACTTTAGAATGTACC---------AATGTTACCAGTACCGAAAATGGTACCAG---------------GGTAGAGGACATGAGAAATT</text:p>
          </table:table-cell>
        </table:table-row>
        <table:table-row table:style-name="ro1">
          <table:table-cell office:value-type="string" calcext:value-type="string">
            <text:p>ACCAGTACAAAGACTAATACTGAGACTGTGACTGTTAGTAATGTAACTACTACTGATGCCAGTAAGGAATTAAAAAATT</text:p>
          </table:table-cell>
        </table:table-row>
        <table:table-row table:style-name="ro1">
          <table:table-cell office:value-type="string" calcext:value-type="string">
            <text:p>GCAAAGATTACCAGTAATAATAATGGTACTAGTAATAATAATGATACTGTTGATAACATGCAGGGAGAAATAAAAAATT</text:p>
          </table:table-cell>
        </table:table-row>
        <table:table-row table:style-name="ro1">
          <table:table-cell office:value-type="string" calcext:value-type="string">
            <text:p>GCAAATGTAAATATTACCAAGAATGTTACCTACAGTTATTCTAACAGTACCCACAATATAACTGA------AGAAATGAAAAATT</text:p>
          </table:table-cell>
        </table:table-row>
        <table:table-row table:style-name="ro1">
          <table:table-cell office:value-type="string" calcext:value-type="string">
            <text:p>TGTACAGATGCAGAGTTTAATGATACTAGTAATGATACTGTTTCCTACAATAATAGC---------------ATGAAGGGAGAAGTAACAAATT</text:p>
          </table:table-cell>
        </table:table-row>
        <table:table-row table:style-name="ro1">
          <table:table-cell office:value-type="string" calcext:value-type="string">
            <text:p>TTAAATTGTACAAATGTTAATGCTACCGGTACTGGTACTGCTACCTATAACAGTACC---------------ATGAAGGAGGAAATGAGAAATT</text:p>
          </table:table-cell>
        </table:table-row>
        <table:table-row table:style-name="ro1">
          <table:table-cell office:value-type="string" calcext:value-type="string">
            <text:p>GTTACCACTACTGGAAATATTACCAATGCTAATAATACTAGAAATATTACCTACGAGGGTAGCACAGAAATAAAAAATT</text:p>
          </table:table-cell>
        </table:table-row>
        <table:table-row table:style-name="ro1">
          <table:table-cell office:value-type="string" calcext:value-type="string">
            <text:p>CTAAATTGTACAGCTGCTAGAACAATTGTTAAGGCTAATAATACTGATAATGTAACTACAAT------AGAAGACATGAAAAATT</text:p>
          </table:table-cell>
        </table:table-row>
        <table:table-row table:style-name="ro1">
          <table:table-cell office:value-type="string" calcext:value-type="string">
            <text:p>ACCCCACTCTGTGTCACTTTAACATGT---------AGCAATGTTAGTGTTACCAATAGTAGT---------------ATTCCCAATGAGACCATGAGAAATT</text:p>
          </table:table-cell>
        </table:table-row>
        <table:table-row table:style-name="ro1">
          <table:table-cell office:value-type="string" calcext:value-type="string">
            <text:p>AACTGTAGTGATGCCAAGAATAGTACTGATGCCAGGAATGGTACCCG--CAATGAT-ACCGCGTGGGGAGAAATGAAAAATT</text:p>
          </table:table-cell>
        </table:table-row>
        <table:table-row table:style-name="ro1">
          <table:table-cell office:value-type="string" calcext:value-type="string">
            <text:p>GTCACGTTAAACTGTAGCAAT---ACAAATGTTACTTATGCAAATGGTACCTCCTATAACACAAC---------TGAAGAAACAAAAAGTT</text:p>
          </table:table-cell>
        </table:table-row>
        <table:table-row table:style-name="ro1">
          <table:table-cell office:value-type="string" calcext:value-type="string">
            <text:p>TGTGTCACTTTAAATTGTACTACTGTTACCAATGGTACCGGTAGTGTTAATGTTACCAGTAG---------------TGAAGAACAAAAAAATT</text:p>
          </table:table-cell>
        </table:table-row>
        <table:table-row table:style-name="ro1">
          <table:table-cell office:value-type="string" calcext:value-type="string">
            <text:p>CAAATTAAGGTCACAAATACAACTATTACCAGTACCAATATTAATATTGGTAACCTGACA------GAAGGAGAGGTAAAAAATT</text:p>
          </table:table-cell>
        </table:table-row>
        <table:table-row table:style-name="ro1">
          <table:table-cell office:value-type="string" calcext:value-type="string">
            <text:p>GTCACTTTAAGCTGTACAAATGTAAATGTTACCTACAATGGTACCTACAATGGTAACAG---------------CTATGAGGAAATAAAAAATT</text:p>
          </table:table-cell>
        </table:table-row>
        <table:table-row table:style-name="ro1">
          <table:table-cell office:value-type="string" calcext:value-type="string">
            <text:p>CTCTGTGTCACTTTAAACTGTGTTGCCATAAATAGCACTAGCAGCACTAGCAATAAT------------------GCAAATGGAGAACTAAAAAATT</text:p>
          </table:table-cell>
        </table:table-row>
        <table:table-row table:style-name="ro1">
          <table:table-cell office:value-type="string" calcext:value-type="string">
            <text:p>AAGTGTAGCAATGTTACTGTTAATGCTACTGCTACGGCTAATGTTAGTACTGTTAATAATAGCACC------------------------GAAATGAGAAATT</text:p>
          </table:table-cell>
        </table:table-row>
        <table:table-row table:style-name="ro1">
          <table:table-cell office:value-type="string" calcext:value-type="string">
            <text:p>GGTAATGTTACTAATGCTACTACTGTTAGTACTGGTAATGATACCAACAGTAATAACATA-AAGGAAGAAATGAAAAATT</text:p>
          </table:table-cell>
        </table:table-row>
        <table:table-row table:style-name="ro1">
          <table:table-cell office:value-type="string" calcext:value-type="string">
            <text:p>ACTTTAAATTGTACACGTGCTACCAGGAATGATGGTAGTTATATTTACAATAATAGC---------------AAGAATGAAGAAATG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TTATAATGCTACCCATAAGGAAAGTAATGTTACCTCCAGTAATGTTACC--------TACAATGGA-ACAGATGAAGTAAAAAATT</text:p>
          </table:table-cell>
        </table:table-row>
        <table:table-row table:style-name="ro1">
          <table:table-cell office:value-type="string" calcext:value-type="string">
            <text:p>TACAATAATTATTACCCTCAAACTAATACTACTAGTACCCTCAGGATAATAATAATACTGTATGGGGAAGTAAAAAATT</text:p>
          </table:table-cell>
        </table:table-row>
        <table:table-row table:style-name="ro1">
          <table:table-cell office:value-type="string" calcext:value-type="string">
            <text:p>TGAGGATATAATCAGTTTATGGGATCAAAGCCTAAAGCCATGTGTAGAATTGACCCCACTCTGTGTCACTTTAAAC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AAATGTTAATGTTAGTAGTAAAAATGTTAGCAGTATTGATACCTCCAATAAGACCGACTAT-------GAGAGCATGAAAAATT</text:p>
          </table:table-cell>
        </table:table-row>
        <table:table-row table:style-name="ro1">
          <table:table-cell office:value-type="string" calcext:value-type="string">
            <text:p>TGCAAAAATTACACTAATGTTAACGGAACTAATTGCAATAGGAGCATAGATGCTAACATGAAGGAAGAAATAAAAAATT</text:p>
          </table:table-cell>
        </table:table-row>
        <table:table-row table:style-name="ro1">
          <table:table-cell office:value-type="string" calcext:value-type="string">
            <text:p>GCTACCCGCAATAATGGTAATAGTACCACTAGTAGTAATACTACCTTCAATGAT-GCCATGGGTGGAGAAATAAAAAATT</text:p>
          </table:table-cell>
        </table:table-row>
        <table:table-row table:style-name="ro1">
          <table:table-cell office:value-type="string" calcext:value-type="string">
            <text:p>TGTAGTGAGGCTAATGCTGACCCTGTTGAGAGGAGTATTGCTAATGTTAGCTGCAAGGGGGAGGAAGAAGTAAGGAATT</text:p>
          </table:table-cell>
        </table:table-row>
        <table:table-row table:style-name="ro1">
          <table:table-cell office:value-type="string" calcext:value-type="string">
            <text:p>TTGACCCCACTCTGTGTCACTTTAAACTGTACCAAC------AATGGTAATAATACCTACAATAATACT---------------------AATGACATGAAAAATT</text:p>
          </table:table-cell>
        </table:table-row>
        <table:table-row table:style-name="ro1">
          <table:table-cell office:value-type="string" calcext:value-type="string">
            <text:p>AATGTAAATGCTACAATTGCAAATACAACTGTTACAAGTGCTAGCTACAATGATAGCATA-AGTGGAGAAATGAAAAATT</text:p>
          </table:table-cell>
        </table:table-row>
        <table:table-row table:style-name="ro1">
          <table:table-cell office:value-type="string" calcext:value-type="string">
            <text:p>TTTACCAATAATGCAAATGCTACCAATAATAATAGCAGGAATAGTAATACTAGCAGTGTTGATAATGATATGAAAAATT</text:p>
          </table:table-cell>
        </table:table-row>
        <table:table-row table:style-name="ro1">
          <table:table-cell office:value-type="string" calcext:value-type="string">
            <text:p>AAAAATTACACAGGGGTTCATAGAACCTACACAGGG--GGTAATGAAACCTACAATAATATCACAGATGAAATGAAAAATT</text:p>
          </table:table-cell>
        </table:table-row>
        <table:table-row table:style-name="ro1">
          <table:table-cell office:value-type="string" calcext:value-type="string">
            <text:p>AATGAAACTAGCAGAAATGAAACTAGCACCCCCAATAATACCACAACCATAGAAGACATCTATGAAGAAATGCAAAATT</text:p>
          </table:table-cell>
        </table:table-row>
        <table:table-row table:style-name="ro1">
          <table:table-cell office:value-type="string" calcext:value-type="string">
            <text:p>GTTACTTTAAACTGTACGAATGTTATCAGTAATGATACTACTAACATCAATAGT------------ACCATAGAGGGAGACATGAAAAATT</text:p>
          </table:table-cell>
        </table:table-row>
        <table:table-row table:style-name="ro1">
          <table:table-cell office:value-type="string" calcext:value-type="string">
            <text:p>TGTACTAATGTTAACAATAATAGTACTAAGGTTAATAATAGTAGTGCTAAGGTTGGCAATAATACAGAAATGAGAAATT</text:p>
          </table:table-cell>
        </table:table-row>
        <table:table-row table:style-name="ro1">
          <table:table-cell office:value-type="string" calcext:value-type="string">
            <text:p>ACAAAGGTTAATAGTACTAATGATACCAGTATC-----CAGGATAGTGCTAATGTTACCAGTATCAAAAATGAAATGCAAAATT</text:p>
          </table:table-cell>
        </table:table-row>
        <table:table-row table:style-name="ro1">
          <table:table-cell office:value-type="string" calcext:value-type="string">
            <text:p>GGTGATGTTAATATTACCAAGAATAATAATGCCACGAATGAGACAATCCCTGAGGCCATGAAGGGAGAACTAAAAAATT</text:p>
          </table:table-cell>
        </table:table-row>
        <table:table-row table:style-name="ro1">
          <table:table-cell office:value-type="string" calcext:value-type="string">
            <text:p>AGGTTAACCCCACTCTGTGTCACTTTAAAATGT------------AATGAGACCTCTGTGAATGG------------------GACCGTGAATAGTGACATGAAAAATT</text:p>
          </table:table-cell>
        </table:table-row>
        <table:table-row table:style-name="ro1">
          <table:table-cell office:value-type="string" calcext:value-type="string">
            <text:p>ACCAGTACCCCCAATGTTACTGATACTAATAATACTAAAACCTACAATCATACCGATGATAGAATGATGTTTAGAAATT</text:p>
          </table:table-cell>
        </table:table-row>
        <table:table-row table:style-name="ro1">
          <table:table-cell office:value-type="string" calcext:value-type="string">
            <text:p>TGTGTCACCTTAAACTGTACAATGTATAATACAACAAATAATGCCAATAAGACAACCTTAAGTAATGATACTTATGAA----------------T</text:p>
          </table:table-cell>
        </table:table-row>
        <table:table-row table:style-name="ro1">
          <table:table-cell office:value-type="string" calcext:value-type="string">
            <text:p>ACTTTAAATTGTAGCAATGTTGATAATAGTACTAGCAGCCATAATGTGAGCAAGGAAATGAC---------GGGAGAAATAAAAAACT</text:p>
          </table:table-cell>
        </table:table-row>
        <table:table-row table:style-name="ro1">
          <table:table-cell office:value-type="string" calcext:value-type="string">
            <text:p>GTAAAAGTTAATGCTACCAGTAATGGTACTACTACCTACAATAATAGC-----ATTGATAGC-ATGAATGGAGAAATAAAAAATT</text:p>
          </table:table-cell>
        </table:table-row>
        <table:table-row table:style-name="ro1">
          <table:table-cell office:value-type="string" calcext:value-type="string">
            <text:p>TGTACAGATGTAAATGTGAACAGTACAAATGTAAATGTGAACGGTACAATTGCGAACAGCACAGATGAAATGAAAAATT</text:p>
          </table:table-cell>
        </table:table-row>
        <table:table-row table:style-name="ro1">
          <table:table-cell office:value-type="string" calcext:value-type="string">
            <text:p>CCACTCTGTGTCACTTTAAACTGTGGCAATGT---TAATAATACCATCCTCAATGAAACCCTCAGG------------------GAAGAAATAAAAAATT</text:p>
          </table:table-cell>
        </table:table-row>
        <table:table-row table:style-name="ro1">
          <table:table-cell office:value-type="string" calcext:value-type="string">
            <text:p>GTCACTTTAAAATGTGGAAATGTTACCAAAAATAATACTGTTACCACCAATGATACC---------------CTGAATGGAGAAATAAAAAATT</text:p>
          </table:table-cell>
        </table:table-row>
        <table:table-row table:style-name="ro1">
          <table:table-cell office:value-type="string" calcext:value-type="string">
            <text:p>AGTGCTTCCAGTAAGAATAATACTTCCTTTAATGATAGTACTGTCTACGATGAGCGAAT---------GAAGGGAGAAGTAAAAAATT</text:p>
          </table:table-cell>
        </table:table-row>
        <table:table-row table:style-name="ro1">
          <table:table-cell office:value-type="string" calcext:value-type="string">
            <text:p>CCGCTCTGTGTCACTTTAAACTGTAGCGATGCGAGGAACTCTACCGCAAATGTTACCGATCCTGGAATTATG---------------------AAAAATT</text:p>
          </table:table-cell>
        </table:table-row>
        <table:table-row table:style-name="ro1">
          <table:table-cell office:value-type="string" calcext:value-type="string">
            <text:p>AACTGTACAAATGCTAATGTTACTGCTAGTAATGGTAGCACTACC-----TACAATAATGGCATAATTGGAGAAATGAAAAATT</text:p>
          </table:table-cell>
        </table:table-row>
        <table:table-row table:style-name="ro1">
          <table:table-cell office:value-type="string" calcext:value-type="string">
            <text:p>GTTACCAAGAATAGTAATGCTACTGTCAATAGTAATGCTACTGTCAACAATAATACCATGGGGGAAGAAATAAAAAATT</text:p>
          </table:table-cell>
        </table:table-row>
        <table:table-row table:style-name="ro1">
          <table:table-cell office:value-type="string" calcext:value-type="string">
            <text:p>TGTGTCACTTTAAACTGTAACAATGTAACCCAAGTAAATGTCACCCAAAATAGTAGC---------ATAACGGA------AGAAATGAAAAATT</text:p>
          </table:table-cell>
        </table:table-row>
        <table:table-row table:style-name="ro1">
          <table:table-cell office:value-type="string" calcext:value-type="string">
            <text:p>AACTGTAATAATGTTACAACTAATGAGACTAATGAGACTAATAATACC-----ATTGCTGACAGAG-CTGAAGAAATGAAAAATT</text:p>
          </table:table-cell>
        </table:table-row>
        <table:table-row table:style-name="ro1">
          <table:table-cell office:value-type="string" calcext:value-type="string">
            <text:p>TTAAATTGTAAAGA---GGTAAATGTTACCAGACCTGGTGAGAGTACC-----TACAATAATAGCATGCCTGGAGAAATAAAAAATT</text:p>
          </table:table-cell>
        </table:table-row>
        <table:table-row table:style-name="ro1">
          <table:table-cell office:value-type="string" calcext:value-type="string">
            <text:p>ATCAATCCCAATAGTACTACCTTCAATAATAGCATGGGTATTACCTACAATGAAAGCATAGCTAACGAAATGAAAAATT</text:p>
          </table:table-cell>
        </table:table-row>
        <table:table-row table:style-name="ro1">
          <table:table-cell office:value-type="string" calcext:value-type="string">
            <text:p>ACTTTAAACTGTACAGATTATAAGGGCAACAACAAAACCCTCAATGGTACTGA---------TTCCAGGAAGGGAGAAATAAAAAATT</text:p>
          </table:table-cell>
        </table:table-row>
        <table:table-row table:style-name="ro1">
          <table:table-cell office:value-type="string" calcext:value-type="string">
            <text:p>GTTACCCTCAGTAAAAGTAATGATACCTATAC---------TACCGCAAAAATGAACCCCCTCAATATAACCAACGAAATGAAAAATT</text:p>
          </table:table-cell>
        </table:table-row>
        <table:table-row table:style-name="ro1">
          <table:table-cell office:value-type="string" calcext:value-type="string">
            <text:p>ACTAATGTTACTACTAATGCTAGTACTAGTGCTCCTAGTACTAGTACTCCTAGTACTGATGGAGGAGACATGAAAAATT</text:p>
          </table:table-cell>
        </table:table-row>
        <table:table-row table:style-name="ro1">
          <table:table-cell office:value-type="string" calcext:value-type="string">
            <text:p>AACTGTACAAATGCTACCCCCAAGAATGAGACTAA---------CAGTGGAGTAAATACTACCAGTGATCCCAGTGTAATAAAAAATT</text:p>
          </table:table-cell>
        </table:table-row>
        <table:table-row table:style-name="ro1">
          <table:table-cell office:value-type="string" calcext:value-type="string">
            <text:p>GGGAACATGACATTTCTCAACATGACAGATCTCAATGATAATAAT---ACCCTAAAAGGCCTCAATGAAACTATGAAAAATT</text:p>
          </table:table-cell>
        </table:table-row>
        <table:table-row table:style-name="ro1">
          <table:table-cell office:value-type="string" calcext:value-type="string">
            <text:p>TTGACCCCACTCTGTGTCACTTTAAATTGT---------GAAAATGCAACTGGTACCAGTAATACTACT------------------ACCGATGAAATGAAAAATT</text:p>
          </table:table-cell>
        </table:table-row>
        <table:table-row table:style-name="ro1">
          <table:table-cell office:value-type="string" calcext:value-type="string">
            <text:p>CTAAATTGTACTAATGCTACTAGTACCTGGAATACCAATAATAGCACTAATAACAGCAT------GAGTGAAGAAATAAAAAATT</text:p>
          </table:table-cell>
        </table:table-row>
        <table:table-row table:style-name="ro1">
          <table:table-cell office:value-type="string" calcext:value-type="string">
            <text:p>AATGTAAATGAAACCAAGAATACTACCAGTGATAATACTGTTAAGAACAGTAATAGCATAATTGAAGAAATGAAGAATT</text:p>
          </table:table-cell>
        </table:table-row>
        <table:table-row table:style-name="ro1">
          <table:table-cell office:value-type="string" calcext:value-type="string">
            <text:p>ACAAATGTCACAGAGGCTACAAATGGTACAAATACCACAAGTACCCCC------CCAACGGCTGGCTATGATGAAATGAAAAACT</text:p>
          </table:table-cell>
        </table:table-row>
        <table:table-row table:style-name="ro1">
          <table:table-cell office:value-type="string" calcext:value-type="string">
            <text:p>ACCAAGGTAACATGTAGTAATAATACCAGTAGCAATACCGCAAACGCCACTTCAAAATGTGATGATATTATGAGAAATT</text:p>
          </table:table-cell>
        </table:table-row>
        <table:table-row table:style-name="ro1">
          <table:table-cell office:value-type="string" calcext:value-type="string">
            <text:p>GTTAATGTTACCAGTAATGGTACTGCTAGCCAAGGTAATGCTACCTACACTAATAGAATGGAGGAAGAAATAAAAAACT</text:p>
          </table:table-cell>
        </table:table-row>
        <table:table-row table:style-name="ro1">
          <table:table-cell office:value-type="string" calcext:value-type="string">
            <text:p>GTCACCCAGGAATCCCTGAATGTCACCGGGGAGTTCATAAATGTCACCGGGCCGTCCATAAAGGAAGACATGAGAAATT</text:p>
          </table:table-cell>
        </table:table-row>
        <table:table-row table:style-name="ro1">
          <table:table-cell office:value-type="string" calcext:value-type="string">
            <text:p>AATGTGAATGTGACTGTTAAAAACCGCACTGAGATCACTAAAAACCTCACTGAGGACATAAGAGGGGAAATGAAAAATT</text:p>
          </table:table-cell>
        </table:table-row>
        <table:table-row table:style-name="ro1">
          <table:table-cell office:value-type="string" calcext:value-type="string">
            <text:p>AATGTCACTACCAATAATACCATTAGTACTAGTACTACCAATGTGACTACCGAGCAAGACACGCAAGAAATGAAAAATT</text:p>
          </table:table-cell>
        </table:table-row>
        <table:table-row table:style-name="ro1">
          <table:table-cell office:value-type="string" calcext:value-type="string">
            <text:p>AATAGTACTGCTAACAATAGTACTGATACCAAAAATGATAGCATGAGTGGAGAGAGCCTGATTGGAGAAATAAAAAATT</text:p>
          </table:table-cell>
        </table:table-row>
        <table:table-row table:style-name="ro1">
          <table:table-cell office:value-type="string" calcext:value-type="string">
            <text:p>TTAAATTGTACAAACT---ATAATAATACTAATAC---TACCCATGGAGAAGGCAATACTACCTATGGAGGAGAAATGAGAAATT</text:p>
          </table:table-cell>
        </table:table-row>
        <table:table-row table:style-name="ro1">
          <table:table-cell office:value-type="string" calcext:value-type="string">
            <text:p>GTCACTTTGCACTGTAGCAA---GGTAAACGATACTAGTGTCAACA-----AGCCCATGAATTCTATTGTCAA----CGATACCATGAGTT</text:p>
          </table:table-cell>
        </table:table-row>
        <table:table-row table:style-name="ro1">
          <table:table-cell office:value-type="string" calcext:value-type="string">
            <text:p>ACAAACTACAGTACAAACTACAGTAATACCATGAATGCTACTAGCTATAACAATAATACC------------------ACTGAAGAAATAAAAAATT</text:p>
          </table:table-cell>
        </table:table-row>
        <table:table-row table:style-name="ro1">
          <table:table-cell office:value-type="string" calcext:value-type="string">
            <text:p>CTCTGTGTCACTTTAGAATG---------------TAAAAATACTACAAACAATGTGAGTGGGCCAATTGAGGCTAGGAA---GGAAATACAAAATT</text:p>
          </table:table-cell>
        </table:table-row>
        <table:table-row table:style-name="ro1">
          <table:table-cell office:value-type="string" calcext:value-type="string">
            <text:p>AATGCTAACAGTACAAGCTACAGGGCAAGTGAGACTCTCCCCACTACTCTCCCCAATAATACAGCGRATATGAAAAACT</text:p>
          </table:table-cell>
        </table:table-row>
        <table:table-row table:style-name="ro1">
          <table:table-cell office:value-type="string" calcext:value-type="string">
            <text:p>ACCCCACTCTGTGTCACTTTAAACTGTACAAATGCCATTATAAATGGTAGTGAAAGCAACAGTACT---------------------------GATACGAAAAATT</text:p>
          </table:table-cell>
        </table:table-row>
        <table:table-row table:style-name="ro1">
          <table:table-cell office:value-type="string" calcext:value-type="string">
            <text:p>TGTAGCAATATTACTGTTAATACTACCGGTGTTAATACTACCAATGAGGGTTATAGCATA-AATAAAGAAATGACAAATT</text:p>
          </table:table-cell>
        </table:table-row>
        <table:table-row table:style-name="ro1">
          <table:table-cell office:value-type="string" calcext:value-type="string">
            <text:p>ACTCCACTCTGTGTCACTTTAAAATG---------------TGGAAATGTTACCAGAAATGGTAGC---------ACGACCTACGATGAGGAAAGAAGAAATT</text:p>
          </table:table-cell>
        </table:table-row>
        <table:table-row table:style-name="ro1">
          <table:table-cell office:value-type="string" calcext:value-type="string">
            <text:p>TGTGTCACTCTAAATTGTTCAAATGCTAATGTTAATGTTACTGCTATCAGTAATGATACTGGTAT---------------AGAAATAAAAAATT</text:p>
          </table:table-cell>
        </table:table-row>
        <table:table-row table:style-name="ro1">
          <table:table-cell office:value-type="string" calcext:value-type="string">
            <text:p>TGTGTCACTTTAAACTGTAGCAATGCAACTGCTAATACAACTGCTAATAGAAATATCGGTAGAAGTGTAGAG---------------CATTATT</text:p>
          </table:table-cell>
        </table:table-row>
        <table:table-row table:style-name="ro1">
          <table:table-cell office:value-type="string" calcext:value-type="string">
            <text:p>ACAGAGGCTAAGGTTAATGCTAATGTTACTGTTGACAATACCATGAAGAAAGATACCATGAAGGAAGAAATAAAAAATT</text:p>
          </table:table-cell>
        </table:table-row>
        <table:table-row table:style-name="ro1">
          <table:table-cell office:value-type="string" calcext:value-type="string">
            <text:p>ACTTTAAACTGTACAAATGCAAATGTAACCTCTGCAAATGCAACATATGCAAATGA---------------------AACGAAGGGAGAAATAAAAAATT</text:p>
          </table:table-cell>
        </table:table-row>
        <table:table-row table:style-name="ro1">
          <table:table-cell office:value-type="string" calcext:value-type="string">
            <text:p>CTCTGTGTCACTTTAAATTGTACAAACATAAA---------TATTACTGATTTTGACAATCAGACCTTGGT---------GGGAGAAGTAAAAAATT</text:p>
          </table:table-cell>
        </table:table-row>
        <table:table-row table:style-name="ro1">
          <table:table-cell office:value-type="string" calcext:value-type="string">
            <text:p>TGTGTCACTTTAAAATGTAGTAATGTCACTTTAAAAAATAATACTGTTAATAGTAAT---------------------GAGACCCAGTACAGAAAAAATT</text:p>
          </table:table-cell>
        </table:table-row>
        <table:table-row table:style-name="ro1">
          <table:table-cell office:value-type="string" calcext:value-type="string">
            <text:p>TTGACCCCACTCTGTGTCACTTTAACCTGTATT---------AATGCTACTATCTTCAATGGTAGC------------------GAAATTGACGAAGCAAAAAATT</text:p>
          </table:table-cell>
        </table:table-row>
        <table:table-row table:style-name="ro1">
          <table:table-cell office:value-type="string" calcext:value-type="string">
            <text:p>TGTGTCACTTTAAACTGCACTAATGTTACTGTTAATACTACCAGCACTACTACCAAC---------------TATACCAAGGAAATGAGAAATT</text:p>
          </table:table-cell>
        </table:table-row>
        <table:table-row table:style-name="ro1">
          <table:table-cell office:value-type="string" calcext:value-type="string">
            <text:p>GCTAATGTTACTGGTAATACTAAAACTGTTACTG-----ATAATAATGCCCACCATAAGAACATGGATGGAGAAATGAAAAATT</text:p>
          </table:table-cell>
        </table:table-row>
        <table:table-row table:style-name="ro1">
          <table:table-cell office:value-type="string" calcext:value-type="string">
            <text:p>AAATTGTACAGATGTTAAGGTTAATGTTACTTTTACTGGTGATCCTACTTTTAACAATATGGTGAT-------------GAAACCAAAACTT</text:p>
          </table:table-cell>
        </table:table-row>
        <table:table-row table:style-name="ro1">
          <table:table-cell office:value-type="string" calcext:value-type="string">
            <text:p>AATATCACTACCAGTAATGTCACTTTAAATTGTACAAATGCTCTAAATTGTACAAGCTTGCCAGAAATGATGAGAAATT</text:p>
          </table:table-cell>
        </table:table-row>
        <table:table-row table:style-name="ro1">
          <table:table-cell office:value-type="string" calcext:value-type="string">
            <text:p>TATGTAGATGAGACCAAATATGAAGAAAATGAAACCTTTAGCTACAACAGAACTAAAATATATGAAGAAG---TAAAAAATT</text:p>
          </table:table-cell>
        </table:table-row>
        <table:table-row table:style-name="ro1">
          <table:table-cell office:value-type="string" calcext:value-type="string">
            <text:p>AACTGTACCAATGTAAGCATAAAGGGAAACATAACCATTTTAGACAAAGAGGTAAATATAACGGA------ACAAATGAGAAATT</text:p>
          </table:table-cell>
        </table:table-row>
        <table:table-row table:style-name="ro1">
          <table:table-cell office:value-type="string" calcext:value-type="string">
            <text:p>ACTCCACTCTGTGTCACTTTAAATTGTAGTGA---------------TGCTACCATGAATAGTACTGTGGATAT---------GAAGGGAGAAATAAAAAACT</text:p>
          </table:table-cell>
        </table:table-row>
        <table:table-row table:style-name="ro1">
          <table:table-cell office:value-type="string" calcext:value-type="string">
            <text:p>GGTAATACTACCAATACTGGTAATACTACCAGTAGTGGTAGTGGTACCTACAATAGCATGGCTGGAGAAATAAAAAATT</text:p>
          </table:table-cell>
        </table:table-row>
        <table:table-row table:style-name="ro1">
          <table:table-cell office:value-type="string" calcext:value-type="string">
            <text:p>AGCAATGTTAATAATACCAGTGGTAATGTTAATGATACCAACGTTAATACTACCAATAATGGAGTAGAAATGAAAAATT</text:p>
          </table:table-cell>
        </table:table-row>
        <table:table-row table:style-name="ro1">
          <table:table-cell office:value-type="string" calcext:value-type="string">
            <text:p>TGTGTCACTTTAAATTGT------------AGTAAGATCACTTCAAACAATAGTAATGCCATTTTAAACAATACTGATGAA-------ATGAGAAATT</text:p>
          </table:table-cell>
        </table:table-row>
        <table:table-row table:style-name="ro1">
          <table:table-cell office:value-type="string" calcext:value-type="string">
            <text:p>AGCAATATTCTCTACATTAAAAATAGTAACGGTACTATCAACAAAACTATCTACAATAATACTAGTGAGATGATAAATT</text:p>
          </table:table-cell>
        </table:table-row>
        <table:table-row table:style-name="ro1">
          <table:table-cell office:value-type="string" calcext:value-type="string">
            <text:p>ACCCCACTCTGTGTCACTTTAAATTGTACTGAGGTA---------GCTAAGGCTACTGGCAATTTCACGGGAGT---------------AGAAATGAAAAATT</text:p>
          </table:table-cell>
        </table:table-row>
        <table:table-row table:style-name="ro1">
          <table:table-cell office:value-type="string" calcext:value-type="string">
            <text:p>CTAACCGGAATAAATAAAACCGGTAACTCTAGCACGCCGGCACCACCGCCGACGATGGAGCCAGGAGAAATGAAAAACT</text:p>
          </table:table-cell>
        </table:table-row>
        <table:table-row table:style-name="ro1">
          <table:table-cell office:value-type="string" calcext:value-type="string">
            <text:p>TTAGCAAATGACACTTCAGAATGTAAAAATGGTACCAACAATGAGACCTACGATGAGAGTGTGAAAGAACTAAGAAATT</text:p>
          </table:table-cell>
        </table:table-row>
        <table:table-row table:style-name="ro1">
          <table:table-cell office:value-type="string" calcext:value-type="string">
            <text:p>AATTGTAGT---------AATAATATTACTATCAATAATGGTAAT-----AATGGTACTGCTAACTATAGTACTACCACAGAAATGAGAAATT</text:p>
          </table:table-cell>
        </table:table-row>
        <table:table-row table:style-name="ro1">
          <table:table-cell office:value-type="string" calcext:value-type="string">
            <text:p>CCACTCTGTGTCACTTTAAATTGTACT---------ACTGCTATTGCTCATAATGCTAGTAATCAAAATATTAC------------TGACATGAAAAGCT</text:p>
          </table:table-cell>
        </table:table-row>
        <table:table-row table:style-name="ro1">
          <table:table-cell office:value-type="string" calcext:value-type="string">
            <text:p>GTCACTTTAAAATGTGTAGAAGTTAACAACACGACAAATACAACAATT-----------GATGATAAT-TACAAGGAAGAAGTAAAAAATT</text:p>
          </table:table-cell>
        </table:table-row>
        <table:table-row table:style-name="ro1">
          <table:table-cell office:value-type="string" calcext:value-type="string">
            <text:p>ATTGATAATAAAAATGGTATTGATAATAAAAATGGTATTGATAATAAAAATGGTAGTATGAGGGAAGAAATGAGAAATT</text:p>
          </table:table-cell>
        </table:table-row>
        <table:table-row table:style-name="ro1">
          <table:table-cell office:value-type="string" calcext:value-type="string">
            <text:p>TTAAATTGTACAGATATTAGCAGAAATAACTCCAGAGGTCAGAATAAT--GAGACCCACAATGGGAA----TGAAATGAAGAATT</text:p>
          </table:table-cell>
        </table:table-row>
        <table:table-row table:style-name="ro1">
          <table:table-cell office:value-type="string" calcext:value-type="string">
            <text:p>AATGTTAATATTACCTATAATGCTAATAATACCAGTAATGCTACTGTCAAGAATGACA----CAATTGGAGAAATGAAAAATT</text:p>
          </table:table-cell>
        </table:table-row>
        <table:table-row table:style-name="ro1">
          <table:table-cell office:value-type="string" calcext:value-type="string">
            <text:p>GAACCTGCCTACAATAAGAGCATAAATTGTTCAGGCGATAATAATCTTCTCTGCAATACTAGCATG---------------------GAGATGAAAAATT</text:p>
          </table:table-cell>
        </table:table-row>
        <table:table-row table:style-name="ro1">
          <table:table-cell office:value-type="string" calcext:value-type="string">
            <text:p>TTAAATTGTAC------AAAGGCTAATAGTATATCGGTTGCAGGGAAAACAAGGGATACAAATGGGACCGCAGACATGAAAAATT</text:p>
          </table:table-cell>
        </table:table-row>
        <table:table-row table:style-name="ro1">
          <table:table-cell office:value-type="string" calcext:value-type="string">
            <text:p>TACAATGGTACCTACAATGGGACCAGGACTGGGGGTAATACAAGTGTTGAGCTGACCCCGAAGGAAGAAGTAAAAAACT</text:p>
          </table:table-cell>
        </table:table-row>
        <table:table-row table:style-name="ro1">
          <table:table-cell office:value-type="string" calcext:value-type="string">
            <text:p>TGTACAAATGTAAAAGTTAATGATACCAGTACTGGTGCTGCTACCCACAATATTAACATGG---ATGGAGAAATAAAAAATT</text:p>
          </table:table-cell>
        </table:table-row>
        <table:table-row table:style-name="ro1">
          <table:table-cell office:value-type="string" calcext:value-type="string">
            <text:p>TTTAAATTGTACCACTGTTAGGGCTAATGTTACCATTAATGGTACCTATG-----ATGGTACCG--GAAATGAAGAAATGAAAATT</text:p>
          </table:table-cell>
        </table:table-row>
        <table:table-row table:style-name="ro1">
          <table:table-cell office:value-type="string" calcext:value-type="string">
            <text:p>TGTGTCACTTTAAGCTGTAGTAATGTTACTGTTAGTGTGACTGCTAGTCCTGATGGTTCTGACAAG---------------------GATATGAAAAATT</text:p>
          </table:table-cell>
        </table:table-row>
        <table:table-row table:style-name="ro1">
          <table:table-cell office:value-type="string" calcext:value-type="string">
            <text:p>ACTTTAGACTGTAGTAAC------AATGTCACTTCAATTAACAATGGTACCAGAAATATTACCACAGAAAGCGGA---ATGAGAAATT</text:p>
          </table:table-cell>
        </table:table-row>
        <table:table-row table:style-name="ro1">
          <table:table-cell office:value-type="string" calcext:value-type="string">
            <text:p>GTCACTTTAAACTGTACAAATTACCATAAAAATGCCAGTGTTACCTACAATAATG------------CCACGGAGGGAGAAATGAAAAATT</text:p>
          </table:table-cell>
        </table:table-row>
        <table:table-row table:style-name="ro1">
          <table:table-cell office:value-type="string" calcext:value-type="string">
            <text:p>TACAATTATAGCATACATGCAAATGCTACCTGGCAAAATAGCACAATTGGAGAAATGAAAATTGGAGAAGTAAAAAATT</text:p>
          </table:table-cell>
        </table:table-row>
        <table:table-row table:style-name="ro1">
          <table:table-cell office:value-type="string" calcext:value-type="string">
            <text:p>GTAAATCTAACCAGGGGAAATGGAACCCATAACAACAGCACTATC---AGTCCGACGATGGGGACAGGAGAAATGCAAAACT</text:p>
          </table:table-cell>
        </table:table-row>
        <table:table-row table:style-name="ro1">
          <table:table-cell office:value-type="string" calcext:value-type="string">
            <text:p>AATGATACTACTTCCAAGAATGCTACCGCTACCATTAATGCTACAGTTATTAAGGGTAACAACACTGATAGAATGAATT</text:p>
          </table:table-cell>
        </table:table-row>
        <table:table-row table:style-name="ro1">
          <table:table-cell office:value-type="string" calcext:value-type="string">
            <text:p>AACTGTACTAATGCCAAGTATAACTATACCACATATAACTATACCACCTACAATGATAGC----AGGGGTGAAATAAAAAATT</text:p>
          </table:table-cell>
        </table:table-row>
        <table:table-row table:style-name="ro1">
          <table:table-cell office:value-type="string" calcext:value-type="string">
            <text:p>ACCCCACTCTGTGTCACTTTAAACTGTAC------------AAATGCTAACAGCAGTGCTGATAATGACATAATGA------------AAGAAATAAAAAATT</text:p>
          </table:table-cell>
        </table:table-row>
        <table:table-row table:style-name="ro1">
          <table:table-cell office:value-type="string" calcext:value-type="string">
            <text:p>AACTGTACAGATGTTAGCAATAAAACAGCTGATACATACAACA-----AGACAGTTGATAATAGTATTAAG-GAAATAAGTAATT</text:p>
          </table:table-cell>
        </table:table-row>
        <table:table-row table:style-name="ro1">
          <table:table-cell office:value-type="string" calcext:value-type="string">
            <text:p>TTAAACTGTACCAATGTTAATGCTACCCAGAATAATACTGATACTAATGA---------------GACCATAAGGGAGGTAATAATGAAAAACT</text:p>
          </table:table-cell>
        </table:table-row>
        <table:table-row table:style-name="ro1">
          <table:table-cell office:value-type="string" calcext:value-type="string">
            <text:p>ACTTTAGAATGTACAAATGT---TAACAGTACTAGCACTGATAACCGTAAT--CAGACCCACAATGTGGA----GGAAACAAAAAATT</text:p>
          </table:table-cell>
        </table:table-row>
        <table:table-row table:style-name="ro1">
          <table:table-cell office:value-type="string" calcext:value-type="string">
            <text:p>GTTACTGTTAGCAGTAATACTACTATTAACCAGACTACTAGCAGTAATACTACTATCACAGATGGAGAAATGAGAAATT</text:p>
          </table:table-cell>
        </table:table-row>
        <table:table-row table:style-name="ro1">
          <table:table-cell office:value-type="string" calcext:value-type="string">
            <text:p>CTAAACTGTAGTAACT------ATGTTGCCAACAATAGAACCAGTAATGCCACAGTTGCCCCCAAAGATATCGAAATGAAAAATT</text:p>
          </table:table-cell>
        </table:table-row>
        <table:table-row table:style-name="ro1">
          <table:table-cell office:value-type="string" calcext:value-type="string">
            <text:p>TTGACCCCACTCTGTGTCACTTTAAACTGTAGT------ACAAATATTACAAAGGCTAATGTTACAAGT---------------------GAAGAAATGAGAAGTT</text:p>
          </table:table-cell>
        </table:table-row>
        <table:table-row table:style-name="ro1">
          <table:table-cell office:value-type="string" calcext:value-type="string">
            <text:p>AATGAGACCACTCCCCCTTACAATACGACCGGGAATGTTACAGTTAACAATAATGCCATAAAGAAAGAAATGAAAAACT</text:p>
          </table:table-cell>
        </table:table-row>
        <table:table-row table:style-name="ro1">
          <table:table-cell office:value-type="string" calcext:value-type="string">
            <text:p>ACTTTACACTGTAC------AAATGCTACTGTTAATGTCTCCAGTGATAGCAGGGATGAAGAAAT---AAAAAATGAAATAAAAAATT</text:p>
          </table:table-cell>
        </table:table-row>
        <table:table-row table:style-name="ro1">
          <table:table-cell office:value-type="string" calcext:value-type="string">
            <text:p>TTAAGATGTAGTAATGTTAATATTACTAATAATGGTACTACTAACGGTACTAGTGACA------------TGAAGGAAGAAATGAAAAATT</text:p>
          </table:table-cell>
        </table:table-row>
        <table:table-row table:style-name="ro1">
          <table:table-cell office:value-type="string" calcext:value-type="string">
            <text:p>GTTAATAATACTGCTAATAATGCTAATAATACTACTGCTGCTAATGTTACTGCTAATGAGGCTAAAGACATGAAAAATT</text:p>
          </table:table-cell>
        </table:table-row>
        <table:table-row table:style-name="ro1">
          <table:table-cell office:value-type="string" calcext:value-type="string">
            <text:p>ACCCCACTCTGTGTCACTTTAAACTGTACT---------AATAGTACCAGAATTAGTAATACTACC---------------CTAAATGGAGAAATGAAAAATT</text:p>
          </table:table-cell>
        </table:table-row>
        <table:table-row table:style-name="ro1">
          <table:table-cell office:value-type="string" calcext:value-type="string">
            <text:p>GAATGTAGAGATGTTAGCAATAAAACAGCTGATAATA---------AAACAAGAACAGTTGATAAAAGTATTAAGGAAATAAGTAATT</text:p>
          </table:table-cell>
        </table:table-row>
        <table:table-row table:style-name="ro1">
          <table:table-cell office:value-type="string" calcext:value-type="string">
            <text:p>TGTGTCACTTTAAATTGTACTGCCTTCAATGGTACCAATAATGCTACTGTC-----CAAGAAGATGGT----------GAAGAAATAAAAAATT</text:p>
          </table:table-cell>
        </table:table-row>
        <table:table-row table:style-name="ro1">
          <table:table-cell office:value-type="string" calcext:value-type="string">
            <text:p>AAGTTAACCCCACTCTGTGTCACTTTAAAGTGTAGTACTGTTAACTACAATGATAGTAT------------------------------GAAGGAAGAAGTAAAAAATT</text:p>
          </table:table-cell>
        </table:table-row>
        <table:table-row table:style-name="ro1">
          <table:table-cell office:value-type="string" calcext:value-type="string">
            <text:p>TTAAAATGTAGTGATGTTAATGTTACTAGTAATAGTAATACTACCTTCAATAATACCAT------GAATGGAGAAATGAAAAATT</text:p>
          </table:table-cell>
        </table:table-row>
        <table:table-row table:style-name="ro1">
          <table:table-cell office:value-type="string" calcext:value-type="string">
            <text:p>AATGTTACCAGTAGTGGTAATGATACCAGTAGTGGTAAGGATACCCTCAATGAT-ACCATCAAGGAAGAAATGAGAAATT</text:p>
          </table:table-cell>
        </table:table-row>
        <table:table-row table:style-name="ro1">
          <table:table-cell office:value-type="string" calcext:value-type="string">
            <text:p>AAGTTGACCCCACTCTGTGTCACTTTAAATTG------------------TACAAAGGCTAATGTTACCAGC------------ATGAAGGGGGAAGAAGTAAAAAATT</text:p>
          </table:table-cell>
        </table:table-row>
        <table:table-row table:style-name="ro1">
          <table:table-cell office:value-type="string" calcext:value-type="string">
            <text:p>TTAAATTGTACTACCTT---AAATTGTACTACCTGCAATACTACCATGGGCAATATTACCATGGGTA---CAGAGATGAAAAATT</text:p>
          </table:table-cell>
        </table:table-row>
        <table:table-row table:style-name="ro1">
          <table:table-cell office:value-type="string" calcext:value-type="string">
            <text:p>GTTACTCTAAATTGTAGCAATGTTGACAATAGTACTACCATCAAT------------GGAACCATACACCCGAACGAGGAAGGGAAAAATT</text:p>
          </table:table-cell>
        </table:table-row>
        <table:table-row table:style-name="ro1">
          <table:table-cell office:value-type="string" calcext:value-type="string">
            <text:p>AAGTGTAGTRATGTTACCACTAATAATGTTACCACTACTAATGTTACCATTAACTCCACGGATACAGG---TATGAAAAATT</text:p>
          </table:table-cell>
        </table:table-row>
        <table:table-row table:style-name="ro1">
          <table:table-cell office:value-type="string" calcext:value-type="string">
            <text:p>ACCCCACTCTGCATCACTTTAAATTGTAGTG---------ATGTTACCCCGACTAATACTACCTACAATGAGACCATAATG---------------AAAAATT</text:p>
          </table:table-cell>
        </table:table-row>
        <table:table-row table:style-name="ro1">
          <table:table-cell office:value-type="string" calcext:value-type="string">
            <text:p>CTCTGTGTCACTTTAAACTGTACAGATGTGACAGTTAATGGTACTATTGTGAAAGTTAATAGTACTGGAATG---------------------AAAAACT</text:p>
          </table:table-cell>
        </table:table-row>
        <table:table-row table:style-name="ro1">
          <table:table-cell office:value-type="string" calcext:value-type="string">
            <text:p>AATGTTACCAAAAATAGTACTAAGGATATCAAAACTACTGCGGGCCCTATTGATAACAG-GTATGGAGAAATGAAAAATT</text:p>
          </table:table-cell>
        </table:table-row>
        <table:table-row table:style-name="ro1">
          <table:table-cell office:value-type="string" calcext:value-type="string">
            <text:p>ACTTTAATTTGT------------AGCAATGTTAATGTTAACAATAGCAGC-----AATGTTAATGTTAACAATAGCACTAATGAAATGAAAAATT</text:p>
          </table:table-cell>
        </table:table-row>
        <table:table-row table:style-name="ro1">
          <table:table-cell office:value-type="string" calcext:value-type="string">
            <text:p>AGTGATGTCAATGATACCAGTAGTACAAATGATACCAGCAGGGTAAATGTTACCAGTGTTAGGAAAGAAGTAAAAAATT</text:p>
          </table:table-cell>
        </table:table-row>
        <table:table-row table:style-name="ro1">
          <table:table-cell office:value-type="string" calcext:value-type="string">
            <text:p>AATTGTACTAATGCTACCCCACTAAATGGTACTAAGGCTAACAGTACT--------ACTGATAAT-AAAACTGATGAAATAAAAAAGT</text:p>
          </table:table-cell>
        </table:table-row>
        <table:table-row table:style-name="ro1">
          <table:table-cell office:value-type="string" calcext:value-type="string">
            <text:p>CCAAACTGCACGAATGATATCCGTACTACTACTAACAGTACTAAGAACAACAGTAGTATTAGTAAAGAAATGATGAGTT</text:p>
          </table:table-cell>
        </table:table-row>
        <table:table-row table:style-name="ro1">
          <table:table-cell office:value-type="string" calcext:value-type="string">
            <text:p>ACCCAGAATAAGACCAATAATGAGACCACGAATAGTACTGAGGCCTATAATACTACTATAAGTGGAGAAATGAAGAATT</text:p>
          </table:table-cell>
        </table:table-row>
        <table:table-row table:style-name="ro1">
          <table:table-cell office:value-type="string" calcext:value-type="string">
            <text:p>GTCACTTTAAATTGTAC------AAATGCTAATGTTAGTACAAATAGTAGTATCGATCCAAAAAT------GAAAGAGGAAATAAAAAACT</text:p>
          </table:table-cell>
        </table:table-row>
        <table:table-row table:style-name="ro1">
          <table:table-cell office:value-type="string" calcext:value-type="string">
            <text:p>CCATGTGTAAAGTTGACCCCACTCTGTGTTACTTTAGAGTGT------------AGCAATGTTACTACTAGTAGCAGT---------------------------GGAATGAAAAATT</text:p>
          </table:table-cell>
        </table:table-row>
        <table:table-row table:style-name="ro1">
          <table:table-cell office:value-type="string" calcext:value-type="string">
            <text:p>TGTGTCACTTTAAACTGTAGTAATGTTACCGGAAATGAGACTATCGGAGATGATACTATCGCCAATAAT---------------------------------ATGAAAAATT</text:p>
          </table:table-cell>
        </table:table-row>
        <table:table-row table:style-name="ro1">
          <table:table-cell office:value-type="string" calcext:value-type="string">
            <text:p>AACTGCAATAATAATATTACCAATAATGTTACCAATGATGTTACCTTCAATGATACCAT---GAGGGGGGAAATAAAAAATT</text:p>
          </table:table-cell>
        </table:table-row>
        <table:table-row table:style-name="ro1">
          <table:table-cell office:value-type="string" calcext:value-type="string">
            <text:p>CTCTGTGTCACTTTAAACTGTAGTAAGGTAAATATTACTGAGATGGCTAATGTTACTGATACTA---------------------------------GAGAACTAAAAAATT</text:p>
          </table:table-cell>
        </table:table-row>
        <table:table-row table:style-name="ro1">
          <table:table-cell office:value-type="string" calcext:value-type="string">
            <text:p>TGTACAAACCCACGCTGTGACAATAGTACAAGCTCACCCTGTGTCAATGGTACAATAGGAAGTGGAGAAATGAAGAATT</text:p>
          </table:table-cell>
        </table:table-row>
        <table:table-row table:style-name="ro1">
          <table:table-cell office:value-type="string" calcext:value-type="string">
            <text:p>GTTACCTGCAATACTAAAAATGTTACCTGCAATAACAATACTGCCATAGATAAAGAAAT---ACAAGGAGAAATACAAAATT</text:p>
          </table:table-cell>
        </table:table-row>
        <table:table-row table:style-name="ro1">
          <table:table-cell office:value-type="string" calcext:value-type="string">
            <text:p>ACTCTACATTGTACCAATATAACAATTAA---TGGTACCTATAATGGTACCTATAAAGAAGAAATG------AGAGAAATGAAAAATT</text:p>
          </table:table-cell>
        </table:table-row>
        <table:table-row table:style-name="ro1">
          <table:table-cell office:value-type="string" calcext:value-type="string">
            <text:p>AACATTAGTAATAACATTAGTATCAGCAGTAGTAGAAATAATATCACAGAGAGAGAACTAAGGGAAGAATTAAAAAATT</text:p>
          </table:table-cell>
        </table:table-row>
        <table:table-row table:style-name="ro1">
          <table:table-cell office:value-type="string" calcext:value-type="string">
            <text:p>TGTACTAATGT---TAATACTACTAATGTTAATACTAATGATACCAGATCCAATAATAGCATGGGTGAAGAAATGAAAAATT</text:p>
          </table:table-cell>
        </table:table-row>
        <table:table-row table:style-name="ro1">
          <table:table-cell office:value-type="string" calcext:value-type="string">
            <text:p>GCGGCTGCTGTACCAGTAAATGCAACTGCTGTAATAACAAATGCAACTGTTACAAATACAACTAAT------------------------GAAATGAAGAATT</text:p>
          </table:table-cell>
        </table:table-row>
        <table:table-row table:style-name="ro1">
          <table:table-cell office:value-type="string" calcext:value-type="string">
            <text:p>GAGATCCGTAATATTACCGGTGGTGGTACTG-----ACAATAATAGGACCATTGATTTTAGCATGAAAGGAGAAGTAAAAAATT</text:p>
          </table:table-cell>
        </table:table-row>
        <table:table-row table:style-name="ro1">
          <table:table-cell office:value-type="string" calcext:value-type="string">
            <text:p>TGC------------AGTAATGTTAAAATCAATAATACACAGGGGGCCAAACCTCACGAAATCAATATTACAMAGGGGGAAATAAAAAATT</text:p>
          </table:table-cell>
        </table:table-row>
        <table:table-row table:style-name="ro1">
          <table:table-cell office:value-type="string" calcext:value-type="string">
            <text:p>TGTGTCACTTTAAACTGTACT---------AATGCTACTGCTACTGTTAACGATACTAGTAAAAAGGTAGT------AGAAGAGATGAGAAATT</text:p>
          </table:table-cell>
        </table:table-row>
        <table:table-row table:style-name="ro1">
          <table:table-cell office:value-type="string" calcext:value-type="string">
            <text:p>CTCTGTGTCACCTTAAACTGTAGCAATGCAAAATTTAATGGTACC-----------CAGGGTGCAAATGCTACTGGAGAA-------ATGAAAAATT</text:p>
          </table:table-cell>
        </table:table-row>
        <table:table-row table:style-name="ro1">
          <table:table-cell office:value-type="string" calcext:value-type="string">
            <text:p>AGCAATGTAAATAATGTTAATGTTACCAGTAATAGCACTGGTACCTACAATGATAGC-ATGGGTGGAGAAATAAAAAATT</text:p>
          </table:table-cell>
        </table:table-row>
        <table:table-row table:style-name="ro1">
          <table:table-cell office:value-type="string" calcext:value-type="string">
            <text:p>ACCCCACTCTGTGTTATTTTAAACTGTAT---------GGATGTTAATATTACCGGCAATAGTACCTGGAG---------------GGAAGAAATAAAAAATT</text:p>
          </table:table-cell>
        </table:table-row>
        <table:table-row table:style-name="ro1">
          <table:table-cell office:value-type="string" calcext:value-type="string">
            <text:p>GCCACCCACAATAATACCAGCCACAATGATACCACCTGCGTTATTGTGAACAATACTATGAGAGAGGAAATAAAAAATT</text:p>
          </table:table-cell>
        </table:table-row>
        <table:table-row table:style-name="ro1">
          <table:table-cell office:value-type="string" calcext:value-type="string">
            <text:p>AATTGTACAAATGT---TAGTGTTACAAATGCTAGCAGTACTGGT--AATTACAATAATAGCATGTATGGAGAAATAAAAAATT</text:p>
          </table:table-cell>
        </table:table-row>
        <table:table-row table:style-name="ro1">
          <table:table-cell office:value-type="string" calcext:value-type="string">
            <text:p>AACAGTTCTATTGCTAACCAAACTAATAATGATAATAATAGTAGTATAGAAAGAGAAATGGAGGGAGAAATAAAAAATT</text:p>
          </table:table-cell>
        </table:table-row>
        <table:table-row table:style-name="ro1">
          <table:table-cell office:value-type="string" calcext:value-type="string">
            <text:p>ACAACTGTTACCAATAATGTTACCGAGACTGATAAGGAAAAAAATGATACCATTAATATGAAGGAAGAAGTAAAAAATT</text:p>
          </table:table-cell>
        </table:table-row>
        <table:table-row table:style-name="ro1">
          <table:table-cell office:value-type="string" calcext:value-type="string">
            <text:p>TTAAACTGTAGTAAT------AAGGTTACTGCTACCGGTAATGGTAGTGTTACCTACAATAGCACAGAAA-AAGACATGAGAAATT</text:p>
          </table:table-cell>
        </table:table-row>
        <table:table-row table:style-name="ro1">
          <table:table-cell office:value-type="string" calcext:value-type="string">
            <text:p>GTCACTTTAGAATGTAGAAATGTTACCCACAATGTTACCCACAATGAGAGT------------GTGAAGGAAATAAAGGAAATAAAAAATT</text:p>
          </table:table-cell>
        </table:table-row>
        <table:table-row table:style-name="ro1">
          <table:table-cell office:value-type="string" calcext:value-type="string">
            <text:p>GACAAAGGAGCCAACGGGACCACCATAAATATTATTGACAACGATACCATGGAGGCTGTTGCCAATAATAACATGAATT</text:p>
          </table:table-cell>
        </table:table-row>
        <table:table-row table:style-name="ro1">
          <table:table-cell office:value-type="string" calcext:value-type="string">
            <text:p>TCTTCCAATAGTACCTCTTCCAATAGTACCTCTTCCAATAGTACCATAGAAGAAAACAT------GAAAGAAGAAATAAAAAACT</text:p>
          </table:table-cell>
        </table:table-row>
        <table:table-row table:style-name="ro1">
          <table:table-cell office:value-type="string" calcext:value-type="string">
            <text:p>TGTAGTAATAATATAAACATCACTGATGCCAGTGGGAATAGTACAGAAAAACTAATAATGAAGGAAGAACTAAAAAATT</text:p>
          </table:table-cell>
        </table:table-row>
        <table:table-row table:style-name="ro1">
          <table:table-cell office:value-type="string" calcext:value-type="string">
            <text:p>GTAAAATTGACCCCACTCTGTGTAACTTTAAATTGTACAGAT------GGTACTACTAATGCTACTGCT---------------------------GAGAAAATGAAAAATT</text:p>
          </table:table-cell>
        </table:table-row>
        <table:table-row table:style-name="ro1">
          <table:table-cell office:value-type="string" calcext:value-type="string">
            <text:p>AGTAAGGTAAATATTACTTTAAATGATACTATAAGTGGAGGTAACTCAAATGATACTATA-AAGGAAGAAATGAAAGATT</text:p>
          </table:table-cell>
        </table:table-row>
        <table:table-row table:style-name="ro1">
          <table:table-cell office:value-type="string" calcext:value-type="string">
            <text:p>AACAGTACTGGTAGTAGTAACAGTACTAGTAATAGTACCTACAATGATAACATGGATGGAGCTGGAGAAATAAAAAATT</text:p>
          </table:table-cell>
        </table:table-row>
        <table:table-row table:style-name="ro1">
          <table:table-cell office:value-type="string" calcext:value-type="string">
            <text:p>AAGTTAACCCCACTCTGTGTCACTTTAAACTGTAATAATATTGACAGAAATGTTTCTAGCAATAATAAC------------------------------ATGAAGAATT</text:p>
          </table:table-cell>
        </table:table-row>
        <table:table-row table:style-name="ro1">
          <table:table-cell office:value-type="string" calcext:value-type="string">
            <text:p>ACCCCACTCTGTGTCACTTTAAATTGCACAAATGTAAATAAGAATAGTACATATAATGATACT------------------------TTAGAAATGAAAAATT</text:p>
          </table:table-cell>
        </table:table-row>
        <table:table-row table:style-name="ro1">
          <table:table-cell office:value-type="string" calcext:value-type="string">
            <text:p>CCACTCTGTGTTACTTTAAAATGT---------GGAAATGTTACCGAGAATAGTACTGTTAGTAACAATACAAT------------GGAAATGAAAAATT</text:p>
          </table:table-cell>
        </table:table-row>
        <table:table-row table:style-name="ro1">
          <table:table-cell office:value-type="string" calcext:value-type="string">
            <text:p>ACTTTAAACTGCAGTAAT---GCTAATGTTACTACCCTCAATGCTACCATCGATGAGACCAT------GAAGGGGGAAATAAAAAATT</text:p>
          </table:table-cell>
        </table:table-row>
        <table:table-row table:style-name="ro1">
          <table:table-cell office:value-type="string" calcext:value-type="string">
            <text:p>TGTAGAAATGTTACTATTAACAAGAATATTACCTCCCACAATATTAATTTTAATAACATAACGGA------AGAAATGAAAAATT</text:p>
          </table:table-cell>
        </table:table-row>
        <table:table-row table:style-name="ro1">
          <table:table-cell office:value-type="string" calcext:value-type="string">
            <text:p>ACCAGCTGTACAAATAATGTTACCAGCAATAGTAATAATACCCTCTGTAATAATACTATCTGTGA----ACAAATGAGAAATT</text:p>
          </table:table-cell>
        </table:table-row>
        <table:table-row table:style-name="ro1">
          <table:table-cell office:value-type="string" calcext:value-type="string">
            <text:p>TGAGGATATAATCAGTTTATGGGATCAGAGCCTAAAGCCATGTGTAAAGTTAACCCCACTCTGTGTCACTTTAAATTGC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GTTGACCCCACTCTGTGTCACTTTAGAGTGT------------AATAATGTTAATGTTACTGCTGGTAATGCTA------------------CAGACATGAAAAATT</text:p>
          </table:table-cell>
        </table:table-row>
        <table:table-row table:style-name="ro1">
          <table:table-cell office:value-type="string" calcext:value-type="string">
            <text:p>ACAAATGCTACTAGTGATGGTAATGATGAGAGTACAAATACTACTGGTAAAGTTACCTATAGTGAAGTAATGAAAAATT</text:p>
          </table:table-cell>
        </table:table-row>
        <table:table-row table:style-name="ro1">
          <table:table-cell office:value-type="string" calcext:value-type="string">
            <text:p>AC------------TAATGTTACTATCAAAAATAATACTGGGGAGATAAAAAGTAATACTATCAACAATGTTACTAGGGAGATGAAAAATT</text:p>
          </table:table-cell>
        </table:table-row>
        <table:table-row table:style-name="ro1">
          <table:table-cell office:value-type="string" calcext:value-type="string">
            <text:p>AATGTTAATAATACCTGCATGATTAAAACCAATGCTACTGCTACTAACAATAGTAGCCCGTATGAAGAAATGAAAAACT</text:p>
          </table:table-cell>
        </table:table-row>
        <table:table-row table:style-name="ro1">
          <table:table-cell office:value-type="string" calcext:value-type="string">
            <text:p>CCACTCTGTGTCACTCTAAATTGTACAAATAAGGTTATTGTTAATGCTACCATTAGTAATAGTACTGGCATG---------------------AGAAATT</text:p>
          </table:table-cell>
        </table:table-row>
        <table:table-row table:style-name="ro1">
          <table:table-cell office:value-type="string" calcext:value-type="string">
            <text:p>AACATAAACATAACTAGAAATGGTACCACGAAT-----GAGAATGCTACTTCTGATGAGGACATGGATGGAGACAGAAAAAATT</text:p>
          </table:table-cell>
        </table:table-row>
        <table:table-row table:style-name="ro1">
          <table:table-cell office:value-type="string" calcext:value-type="string">
            <text:p>TGTGTCACTTTAAACTGTTCTGATGCTAACAAGAACATCAGCAGGATAAATAATGA---------GACCATGGATAAAG------TGAAAGATT</text:p>
          </table:table-cell>
        </table:table-row>
        <table:table-row table:style-name="ro1">
          <table:table-cell office:value-type="string" calcext:value-type="string">
            <text:p>ATCAGGGATAGAAACATCACTAGAAATATCACTAGCACGACGGGAGAACTAAAAAATATCACGGAAGAAGTAAGAAATT</text:p>
          </table:table-cell>
        </table:table-row>
        <table:table-row table:style-name="ro1">
          <table:table-cell office:value-type="string" calcext:value-type="string">
            <text:p>TTGACCCCACTCTGTGTCACTTTAAACTGCACTAATGCTACTTACAGTAACAATACTGCTTACCCT---------------------------GAAATGAAAAACT</text:p>
          </table:table-cell>
        </table:table-row>
        <table:table-row table:style-name="ro1">
          <table:table-cell office:value-type="string" calcext:value-type="string">
            <text:p>TGTGTTACTCTAGATTGTAGTAAT---AATGTTACTACTAGTATCAACAGTACCAAT------------ACCATGAAGGAAGAACTAAAAAATT</text:p>
          </table:table-cell>
        </table:table-row>
        <table:table-row table:style-name="ro1">
          <table:table-cell office:value-type="string" calcext:value-type="string">
            <text:p>TGTAGTCAT------AATGTCACTTTAAAATGTAATAATACCGCCAACGCAACCATGGATGACATGCGTGGAGAAATACGAAATT</text:p>
          </table:table-cell>
        </table:table-row>
        <table:table-row table:style-name="ro1">
          <table:table-cell office:value-type="string" calcext:value-type="string">
            <text:p>TGTACTAATGTTAATACTACTAATGTTAATACTAATGATACCAGGTCCAATAATAGCACGGGTGAAGAAATGAAAAATT</text:p>
          </table:table-cell>
        </table:table-row>
        <table:table-row table:style-name="ro1">
          <table:table-cell office:value-type="string" calcext:value-type="string">
            <text:p>AMCTGTACAAATGTTAACAAAAATAGTACTACTGCCGACAATAATAGT------ACTGTTACCAATGATACWAAAATAAAAAATT</text:p>
          </table:table-cell>
        </table:table-row>
        <table:table-row table:style-name="ro1">
          <table:table-cell office:value-type="string" calcext:value-type="string">
            <text:p>ACCCCACTCTGTGTCACTCTAAATTGTACAAATGCAAA---------TGTTACCAGTAATAATACC---------------ATGACGGAAGAAATAAAAAATT</text:p>
          </table:table-cell>
        </table:table-row>
        <table:table-row table:style-name="ro1">
          <table:table-cell office:value-type="string" calcext:value-type="string">
            <text:p>AATATTACCTATAATGCTACCATCCATAATGCTACTGACCAGGCTAGTTTTAACAAAACAAGGGAACAAATGAGAAACT</text:p>
          </table:table-cell>
        </table:table-row>
        <table:table-row table:style-name="ro1">
          <table:table-cell office:value-type="string" calcext:value-type="string">
            <text:p>TGTACAGATGTAGAAGATAAAAATAACAATGTGGGTAAT-----GATACCTACAATGGCAACATGACTGGAGAAGTAAAAAATT</text:p>
          </table:table-cell>
        </table:table-row>
        <table:table-row table:style-name="ro1">
          <table:table-cell office:value-type="string" calcext:value-type="string">
            <text:p>AGCAATGT---TACTGTTACCCACACAAATGCTAGTAAAGAAAATGTAA-GCTACAGCAAGGTTGTCGATGATATGAAAAATT</text:p>
          </table:table-cell>
        </table:table-row>
        <table:table-row table:style-name="ro1">
          <table:table-cell office:value-type="string" calcext:value-type="string">
            <text:p>TGTACAAAAGTTAATATTAATAGTACAAAAGTTACTGGTAGTAGTGAGAAGGCCAACATAACAGAAGAAATGAAAAATT</text:p>
          </table:table-cell>
        </table:table-row>
        <table:table-row table:style-name="ro1">
          <table:table-cell office:value-type="string" calcext:value-type="string">
            <text:p>GTAGATATATATAAAAATACCACTACTGCTAATGCTACCAGCTCTATGGATGTTACCGTCACGGAAGAACTGAAAAATT</text:p>
          </table:table-cell>
        </table:table-row>
        <table:table-row table:style-name="ro1">
          <table:table-cell office:value-type="string" calcext:value-type="string">
            <text:p>GTCACGTTAAACTGTGCAAATGTTACTAATAATGTTACTGATACTAATGTTACTGATACTACTAC------------AGGAATAAAAAATT</text:p>
          </table:table-cell>
        </table:table-row>
        <table:table-row table:style-name="ro1">
          <table:table-cell office:value-type="string" calcext:value-type="string">
            <text:p>GTGAG---AAAGTCGAGTAACTTGATGTGTGCTACTTATACCAATAGTCGTAGATGGAGGATGATACT---------AGAGATTAATAATA</text:p>
          </table:table-cell>
        </table:table-row>
        <table:table-row table:style-name="ro1">
          <table:table-cell office:value-type="string" calcext:value-type="string">
            <text:p>AATTGTACAGATGTACCAAGGAATGATACCAGTTATGGTGAGGGTACTGTCAGTAATACCATGGA------TGAAATAAAAAACT</text:p>
          </table:table-cell>
        </table:table-row>
        <table:table-row table:style-name="ro1">
          <table:table-cell office:value-type="string" calcext:value-type="string">
            <text:p>AACTGTAAGAATGTTAATGTTAGTAAGGATGTTAATGTTAGTATTACCAATAATACCCT---CAATGGAGAAATGAAAAATT</text:p>
          </table:table-cell>
        </table:table-row>
        <table:table-row table:style-name="ro1">
          <table:table-cell office:value-type="string" calcext:value-type="string">
            <text:p>CTCTGTGTCACTTTAGAATGTAGAAATGTTAGTACCTGCAATGAGACCTACAATGAGAGTGTGA------------------AGGAAATAAAAAATT</text:p>
          </table:table-cell>
        </table:table-row>
        <table:table-row table:style-name="ro1">
          <table:table-cell office:value-type="string" calcext:value-type="string">
            <text:p>ACAAATGTTAATGATACCCGTAAAGATAATGGTACCAGTAACAATATTGAAAACTTAGAATGTGTAAAAGTAAAAAATT</text:p>
          </table:table-cell>
        </table:table-row>
        <table:table-row table:style-name="ro1">
          <table:table-cell office:value-type="string" calcext:value-type="string">
            <text:p>TGCACAAATGCAAA---------TGTTACCGACAATAATAGCACAAATGTTACCTACAATAATAGCATA-AATGAAGAAATAAAGAATT</text:p>
          </table:table-cell>
        </table:table-row>
        <table:table-row table:style-name="ro1">
          <table:table-cell office:value-type="string" calcext:value-type="string">
            <text:p>CCACTCTGTGTCACTTTAAATTG------------------TATAAATGCTAATAAGACTAGACTAAATGGTACAATGGAG---GGAGAAATAAAAAATT</text:p>
          </table:table-cell>
        </table:table-row>
        <table:table-row table:style-name="ro1">
          <table:table-cell office:value-type="string" calcext:value-type="string">
            <text:p>ACCAGGAACCAGACCAAGAACCAGAACTACACTAATGGTG-----GGAACTACACTTATGAAGGGATTGGAGAAATAAAAAATT</text:p>
          </table:table-cell>
        </table:table-row>
        <table:table-row table:style-name="ro1">
          <table:table-cell office:value-type="string" calcext:value-type="string">
            <text:p>AATAGTACAACTGCAACTGGTAGTAATAATGCAACTGGTAATAATAGTGTTTCTGATAATTCTGAAGAAATAAAAAACT</text:p>
          </table:table-cell>
        </table:table-row>
        <table:table-row table:style-name="ro1">
          <table:table-cell office:value-type="string" calcext:value-type="string">
            <text:p>CTCTGTGTCACTCTAAACTGTACCGATGCTACTAATGCTACTGCCAGCAATAGCAGTA------------------TATTAGGGGGAATGAAAAATT</text:p>
          </table:table-cell>
        </table:table-row>
        <table:table-row table:style-name="ro1">
          <table:table-cell office:value-type="string" calcext:value-type="string">
            <text:p>GTCACCTTAAACTGCACGAATGCTACCTATAATCATAATATTACCTATAATCATAAC---------------ATGTCTCAAGAAATAAAAAACT</text:p>
          </table:table-cell>
        </table:table-row>
        <table:table-row table:style-name="ro1">
          <table:table-cell office:value-type="string" calcext:value-type="string">
            <text:p>CTCTGTGTCACTTTAACATGTACAAATGTAACAAGTAACAGTACCAGCAATGTTACTGCTGGG------------------GCAGAAATGAAAAATT</text:p>
          </table:table-cell>
        </table:table-row>
        <table:table-row table:style-name="ro1">
          <table:table-cell office:value-type="string" calcext:value-type="string">
            <text:p>GCTAACAGAACTATTATTGGCTACAATAACCAAACTATTAAATACAATGAGACCATGGAGGTGGGACAAATAAAAAATT</text:p>
          </table:table-cell>
        </table:table-row>
        <table:table-row table:style-name="ro1">
          <table:table-cell office:value-type="string" calcext:value-type="string">
            <text:p>AACTGTACCAACATTCCCAGTACTGGTAATGTTACCAACAATTTTACCGG-----TATTAATGG-CAAGGAGGAAATAAAAATTT</text:p>
          </table:table-cell>
        </table:table-row>
        <table:table-row table:style-name="ro1">
          <table:table-cell office:value-type="string" calcext:value-type="string">
            <text:p>CTCTGTGTCACTTTAAACTGTAC---------AGATGTTTCTATTATTAACACCACCAATGTAAGCATGCC---------GGGAGAAATGAAAAATT</text:p>
          </table:table-cell>
        </table:table-row>
        <table:table-row table:style-name="ro1">
          <table:table-cell office:value-type="string" calcext:value-type="string">
            <text:p>AGTAATGTTACCAATAGTAATAGTAATAATACTTTTATCAG--TAATGGTACTGCTACCATGAGGGAGGAAATGAAAAATT</text:p>
          </table:table-cell>
        </table:table-row>
        <table:table-row table:style-name="ro1">
          <table:table-cell office:value-type="string" calcext:value-type="string">
            <text:p>TGTAGTAATAACATTACCATCACTAATACCACCAGTAAT-----GATACTATTTATAAATATACCACAAGTGACATAAGAAATT</text:p>
          </table:table-cell>
        </table:table-row>
        <table:table-row table:style-name="ro1">
          <table:table-cell office:value-type="string" calcext:value-type="string">
            <text:p>CACTGTACAGATGTTAATGTCACTGCTAATACAACTAATAATTTC--AACAATACTACTAGGGAAA-GTGATATGAGAAATT</text:p>
          </table:table-cell>
        </table:table-row>
        <table:table-row table:style-name="ro1">
          <table:table-cell office:value-type="string" calcext:value-type="string">
            <text:p>CCACTCTGTGTCACTTTAAATTGTAGCGAGGTTGGCAGTAATAATACTGCTGCTAATGGTACTGGG---------------------GAGATGAAGAATT</text:p>
          </table:table-cell>
        </table:table-row>
        <table:table-row table:style-name="ro1">
          <table:table-cell office:value-type="string" calcext:value-type="string">
            <text:p>CTCTGTGTCACTCTAAATTGTAGCAATGTTAACGGTACTAATACTACTGAAAATAATATC------------------AGAAATGAAATGAAAAATT</text:p>
          </table:table-cell>
        </table:table-row>
        <table:table-row table:style-name="ro1">
          <table:table-cell office:value-type="string" calcext:value-type="string">
            <text:p>ATCACTTTAAACTGTACAAGTATCAATGGTACCCACAAAGTTACCAATAATGATACC---------------TTGTATGGAGAGATAAAAAATT</text:p>
          </table:table-cell>
        </table:table-row>
        <table:table-row table:style-name="ro1">
          <table:table-cell office:value-type="string" calcext:value-type="string">
            <text:p>CTTTGTGTCACTTTAAACTGTACAGATGCAAAAAATGGTACTAATAATGATGATATCAGTG-----ATAATAAC-------------ATAAAAAATT</text:p>
          </table:table-cell>
        </table:table-row>
        <table:table-row table:style-name="ro1">
          <table:table-cell office:value-type="string" calcext:value-type="string">
            <text:p>ACTATTAATAKTACCATAACACCAACAAACATGCCAAATATAAATGAGACTGGAAACATGAAGGAAGAAATGAAAAACT</text:p>
          </table:table-cell>
        </table:table-row>
        <table:table-row table:style-name="ro1">
          <table:table-cell office:value-type="string" calcext:value-type="string">
            <text:p>TTAGAATGTAGCAAT---ATTAATGTTACCAATATTAATGTTACCAGGGCTAACAATTCCTATACTGATAGT-------------ATGAAAAATT</text:p>
          </table:table-cell>
        </table:table-row>
        <table:table-row table:style-name="ro1">
          <table:table-cell office:value-type="string" calcext:value-type="string">
            <text:p>ACTGTGGTAAGGGAGGGACAAGGAAATAATGTTGCCAATGTTACCTACAATAATAGCATGAATGGAGAAATAAAAAATT</text:p>
          </table:table-cell>
        </table:table-row>
        <table:table-row table:style-name="ro1">
          <table:table-cell office:value-type="string" calcext:value-type="string">
            <text:p>TGTACAGA---AATTAATAAAACTAATGCCACCTCAAATGAAACTAGCATA--AATGGAGAAATGAACAATGACATAAAAAATT</text:p>
          </table:table-cell>
        </table:table-row>
        <table:table-row table:style-name="ro1">
          <table:table-cell office:value-type="string" calcext:value-type="string">
            <text:p>TGTGTCACGTTAGATTGCTGTAGCACTTTTAATTGCTCAAACAATGCTGGTACC------------------------ATTGAAGAACAAGAATTGAAAAATT</text:p>
          </table:table-cell>
        </table:table-row>
        <table:table-row table:style-name="ro1">
          <table:table-cell office:value-type="string" calcext:value-type="string">
            <text:p>TGTGTCACTCTAAACTGTACT---------AATGCTACCAGTGCCAGTAATGGTACTAG------TTTCAATAATAAGGAAGAAATGAAAAATT</text:p>
          </table:table-cell>
        </table:table-row>
        <table:table-row table:style-name="ro1">
          <table:table-cell office:value-type="string" calcext:value-type="string">
            <text:p>TTAAATTGTACAAATGCAAATATTAGTGTTACCAGTGTGAGTAATGATAGCAGGAATAC---------GAATGAAGAAATAAAAAATT</text:p>
          </table:table-cell>
        </table:table-row>
        <table:table-row table:style-name="ro1">
          <table:table-cell office:value-type="string" calcext:value-type="string">
            <text:p>TGTGTCACTTTAAATTGTACAAATGTTACAAGTAATATAAATGTTACAGGTAAT---------------ATTACCAATGGAGAAATGAAAAATT</text:p>
          </table:table-cell>
        </table:table-row>
        <table:table-row table:style-name="ro1">
          <table:table-cell office:value-type="string" calcext:value-type="string">
            <text:p>ATCAATAGTACTTCTACTTCCTTTGGTATCAATAGTACTTCTGCTCCAATGGGTAACATTACTGATAAT-------------ATGAGAAATT</text:p>
          </table:table-cell>
        </table:table-row>
        <table:table-row table:style-name="ro1">
          <table:table-cell office:value-type="string" calcext:value-type="string">
            <text:p>ACAAAGGTTACTGTTAATGGTACCACTCCTACCACTAGTGGTACCAATACTACCACCAATGATGATGTCATGAGAAATT</text:p>
          </table:table-cell>
        </table:table-row>
        <table:table-row table:style-name="ro1">
          <table:table-cell office:value-type="string" calcext:value-type="string">
            <text:p>TGTGTCACTTTAAATTGTACAAATGTTACCTATACAAATGTTACCTATAATAATAGC---------------ATACATGGAGAGATGAAAAATT</text:p>
          </table:table-cell>
        </table:table-row>
        <table:table-row table:style-name="ro1">
          <table:table-cell office:value-type="string" calcext:value-type="string">
            <text:p>ATAGAGGGAGGGATTAGTAACTACATTAATATTAGTAACCACAACAAAACTGAAGGCAACATTCCAGAAATAAAAAATT</text:p>
          </table:table-cell>
        </table:table-row>
        <table:table-row table:style-name="ro1">
          <table:table-cell office:value-type="string" calcext:value-type="string">
            <text:p>GTCACGTTAGAGTGTAGTAATGTTAATGTTACCAGTAGTGTTAATATTACCA-----AGAATAAT-------ATGGATGAAATAAAAAATT</text:p>
          </table:table-cell>
        </table:table-row>
        <table:table-row table:style-name="ro1">
          <table:table-cell office:value-type="string" calcext:value-type="string">
            <text:p>TTAAACTGTACAAATGTGAACAGTACCCATAATATTAATATTACCATAGAGAAAGAAAT------GGAAAATAAAATAAAAAATT</text:p>
          </table:table-cell>
        </table:table-row>
        <table:table-row table:style-name="ro1">
          <table:table-cell office:value-type="string" calcext:value-type="string">
            <text:p>AACAGTACTAGTAATACTGGCAACAGTACTAGTAATAATGGCACTAGGATAAATGAGATGCGGGGAGAAATAAAAAATT</text:p>
          </table:table-cell>
        </table:table-row>
        <table:table-row table:style-name="ro1">
          <table:table-cell office:value-type="string" calcext:value-type="string">
            <text:p>GAGTGT---------AAAAATGTTACTAATACTGGTAATGGTACCCACAGTAAGACCTACAATGAGAGCATGAAGGAAATAAAAAATT</text:p>
          </table:table-cell>
        </table:table-row>
        <table:table-row table:style-name="ro1">
          <table:table-cell office:value-type="string" calcext:value-type="string">
            <text:p>AATTGTACAGATGCTAAGGTTAATATTACTGCTGATAACAGTA-----AGACCTACAATGAGAGCATGAAGGAAATAAAAAATT</text:p>
          </table:table-cell>
        </table:table-row>
        <table:table-row table:style-name="ro1">
          <table:table-cell office:value-type="string" calcext:value-type="string">
            <text:p>AGTAATGCTAATTTTACCCACCATAATGGTACCCGCAATAATATT-----ACCTCTGATGGAACTGAGAAAGAAATGAAAAATT</text:p>
          </table:table-cell>
        </table:table-row>
        <table:table-row table:style-name="ro1">
          <table:table-cell office:value-type="string" calcext:value-type="string">
            <text:p>GACTGTAAAAATGTTAGCAGTAATGGTACTGGTACCTCCAATGAGACCTCCAATGAGGGCGTGA------------GGGAAATAACAAATT</text:p>
          </table:table-cell>
        </table:table-row>
        <table:table-row table:style-name="ro1">
          <table:table-cell office:value-type="string" calcext:value-type="string">
            <text:p>ACTTTAAATTGTAC---------AAATGCTAATATCAAAAATAATACCATCAAGGGGACCTTGAAGGAAGAAATAGAAATG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TAAAGTTGACCCCACTCTGTGTCACTCTAAACTGTACTCATATAGCTAACCAAAGTAAT---------------------------------AGTGGGGAGATGAAAAATT</text:p>
          </table:table-cell>
        </table:table-row>
        <table:table-row table:style-name="ro1">
          <table:table-cell office:value-type="string" calcext:value-type="string">
            <text:p>TGTGTTACTTTAAACTGTAGCAATGCTAAGAAAGACAATACTACCATTGATAATGA---------------AATGAAGGGAGAAATAAAAAATT</text:p>
          </table:table-cell>
        </table:table-row>
        <table:table-row table:style-name="ro1">
          <table:table-cell office:value-type="string" calcext:value-type="string">
            <text:p>TGTGGAGATGTTAATGTTACCAGAAATGGTACTAATACCAAAAATAGTACTG---------CTATCATAAATGAAAAGATGAGAAATT</text:p>
          </table:table-cell>
        </table:table-row>
        <table:table-row table:style-name="ro1">
          <table:table-cell office:value-type="string" calcext:value-type="string">
            <text:p>TTAAATTGTACAGATGTTAAGAATACTACTATTAAAAATGGTACCCTC--------GATGATGGAATGAAGGGAGAAATAAAAAATT</text:p>
          </table:table-cell>
        </table:table-row>
        <table:table-row table:style-name="ro1">
          <table:table-cell office:value-type="string" calcext:value-type="string">
            <text:p>ACTCCACTCTGTGTCACTTTAAATTGT------------AGCRATGCTAATGTTARCTACACTAATAAAA------------TGGAGGGAGAAATAAAAAACT</text:p>
          </table:table-cell>
        </table:table-row>
        <table:table-row table:style-name="ro1">
          <table:table-cell office:value-type="string" calcext:value-type="string">
            <text:p>GCTACTAGTGTTGGTACTAATACCACAGGTAGT--------ACTAATACCACAGAAAGTGTCAGTACCACCACAGAAATACAAAATT</text:p>
          </table:table-cell>
        </table:table-row>
        <table:table-row table:style-name="ro1">
          <table:table-cell office:value-type="string" calcext:value-type="string">
            <text:p>CTAAATTGTACAAATATTACCCTTAGTGTTAATACTAGCAATAGT-----GATAATGAT-ACCGCTAGAGAGGAAATGAAAAATT</text:p>
          </table:table-cell>
        </table:table-row>
        <table:table-row table:style-name="ro1">
          <table:table-cell office:value-type="string" calcext:value-type="string">
            <text:p>ACTTTAGACTGT---------AAGAATGCTAATGCTACCCATAATGGTACTATTGACAATAGGACCATGGGGGGAGAAATAAAAAATT</text:p>
          </table:table-cell>
        </table:table-row>
        <table:table-row table:style-name="ro1">
          <table:table-cell office:value-type="string" calcext:value-type="string">
            <text:p>AATGCCACATTTAATCATACTTCTACCACATTTAATCATACTTCTACCCACAATGATACAGTG------------------GGAGAAATGAAAAATT</text:p>
          </table:table-cell>
        </table:table-row>
        <table:table-row table:style-name="ro1">
          <table:table-cell office:value-type="string" calcext:value-type="string">
            <text:p>AAGCCATGTGTAAAGTTGACCCCACTCTGTGTCACTTTAAATTGTACTAATTATCGTAATGATAC------------------------------------------AGAAAGGAGAAATT</text:p>
          </table:table-cell>
        </table:table-row>
        <table:table-row table:style-name="ro1">
          <table:table-cell office:value-type="string" calcext:value-type="string">
            <text:p>AATAGAACTCTTATTCAAAGAAATTTTACTACAGGAGGTTCTACCTATACGGATAGCA---------------------CGGTGGGGGAAATAAAAAATT</text:p>
          </table:table-cell>
        </table:table-row>
        <table:table-row table:style-name="ro1">
          <table:table-cell office:value-type="string" calcext:value-type="string">
            <text:p>GTAAAGTTGACCCCACTCTGTGTAACTTTAAATTGTATAAATGCTACTGTTAATACTACTTACAAT---------------------------------GAAATGAAAAATT</text:p>
          </table:table-cell>
        </table:table-row>
        <table:table-row table:style-name="ro1">
          <table:table-cell office:value-type="string" calcext:value-type="string">
            <text:p>ACCCCACTCTGTGTCACTTTAAAATGTACCAATGCTACATTTAATGCTACAGTTAATAGT------------------------ATGGAARAAATAAAAAATT</text:p>
          </table:table-cell>
        </table:table-row>
        <table:table-row table:style-name="ro1">
          <table:table-cell office:value-type="string" calcext:value-type="string">
            <text:p>TGTGATGAGCCGACTAACTATACTAGTTACTATATTAATAGCACTGGTTATCTTATTAATAGCAATGAAATGCAAAATT</text:p>
          </table:table-cell>
        </table:table-row>
        <table:table-row table:style-name="ro1">
          <table:table-cell office:value-type="string" calcext:value-type="string">
            <text:p>GTCACTTTAAGGTGTACGAACGTTACCAGTAATTATAGTACTGCCTACAATGATAGCATAAT------------TGGAGAAATAAAAAATT</text:p>
          </table:table-cell>
        </table:table-row>
        <table:table-row table:style-name="ro1">
          <table:table-cell office:value-type="string" calcext:value-type="string">
            <text:p>GTTGTTGATACTACCAAGAATGATACTACCATAAATAGTACTGTTACCCTCAATGAAACCATGA------------GAGAAATGAAAAATT</text:p>
          </table:table-cell>
        </table:table-row>
        <table:table-row table:style-name="ro1">
          <table:table-cell office:value-type="string" calcext:value-type="string">
            <text:p>GGTAAAGATGATAATAGTACC--CAAGAAAATCCAGAAAATAATAAGGATAAATATGATAATAGCACGATAATGAAAAAGT</text:p>
          </table:table-cell>
        </table:table-row>
        <table:table-row table:style-name="ro1">
          <table:table-cell office:value-type="string" calcext:value-type="string">
            <text:p>AATATTAACAACAATGTTACCTACAATACTGGCTTTAATACTACCTACAATAGTAGCATAG-GTGAAGAAATGAGAAATT</text:p>
          </table:table-cell>
        </table:table-row>
        <table:table-row table:style-name="ro1">
          <table:table-cell office:value-type="string" calcext:value-type="string">
            <text:p>CTCTGTGTCACTTTAAAATG------------------TACAAATACAAATGGTACCAGTAGTAGTAATATTACCAAAGAAGGAGACATGAAAAATT</text:p>
          </table:table-cell>
        </table:table-row>
        <table:table-row table:style-name="ro1">
          <table:table-cell office:value-type="string" calcext:value-type="string">
            <text:p>ACCCCACTCTGTGTCACTTTAAATTGTAGCAATGTTAATAATACCTCTAAT------------------------ATGACCCACAATGAAGAAATGAAAAATT</text:p>
          </table:table-cell>
        </table:table-row>
        <table:table-row table:style-name="ro1">
          <table:table-cell office:value-type="string" calcext:value-type="string">
            <text:p>TTAAATTGTACAGATGCCACTTTTAATGCTACCAACAATAATAGCACAGTTGAARRCAT------GRAGGGAGAMATAAAAAATT</text:p>
          </table:table-cell>
        </table:table-row>
        <table:table-row table:style-name="ro1">
          <table:table-cell office:value-type="string" calcext:value-type="string">
            <text:p>ACCAAAAGTAATGCCTCAAGTAGTGATAATAGCACCAATGGTACTGCAGAAGACAGCATA------AATAAAGTAATGAGAAATT</text:p>
          </table:table-cell>
        </table:table-row>
        <table:table-row table:style-name="ro1">
          <table:table-cell office:value-type="string" calcext:value-type="string">
            <text:p>TTAAATTGTGTCACCTACAATAATAGCATGAATAGTAGTGCCACCTACAATAATAGC---------------ATGAATGGAGAAATAAAAAATT</text:p>
          </table:table-cell>
        </table:table-row>
        <table:table-row table:style-name="ro1">
          <table:table-cell office:value-type="string" calcext:value-type="string">
            <text:p>AATTTTACCAATATAAATAATACCAGTACAGCTAGTGGTAATAATAGCATCGATAGCATGCAGGAAGAAGTAAAAAATT</text:p>
          </table:table-cell>
        </table:table-row>
        <table:table-row table:style-name="ro1">
          <table:table-cell office:value-type="string" calcext:value-type="string">
            <text:p>TATGGTACTAGAAATAGTACAGGGGCTACTAGTGGAAATAGAACCTACGAGGAAAGCATGAAGGAAGAAATAAAAAATT</text:p>
          </table:table-cell>
        </table:table-row>
        <table:table-row table:style-name="ro1">
          <table:table-cell office:value-type="string" calcext:value-type="string">
            <text:p>TTACAGTGTAATACTTC---AATTTGTTCTAAATTTAATGATA-CAGCCAGAAATTGCT--CTGATAATACAGAAATGAGAAATT</text:p>
          </table:table-cell>
        </table:table-row>
        <table:table-row table:style-name="ro1">
          <table:table-cell office:value-type="string" calcext:value-type="string">
            <text:p>TTGACCCCACTCTGTGTCACGTTAAATTGTACC---------AATGCTACCAGTACCAACCACAATATC------------------ACAGATGAAATGAAAAAGT</text:p>
          </table:table-cell>
        </table:table-row>
        <table:table-row table:style-name="ro1">
          <table:table-cell office:value-type="string" calcext:value-type="string">
            <text:p>ACTGGTACCACCAATAGTAATGGTACCACCAATAGTAATGATACCTCTAAGGATACCTACTATGAGAACATGAGAAATT</text:p>
          </table:table-cell>
        </table:table-row>
        <table:table-row table:style-name="ro1">
          <table:table-cell office:value-type="string" calcext:value-type="string">
            <text:p>TTAAATTGTACAAATGCTATTGCTACCGGTAAGGATAATATTACCTATACTAATAA---------------AGTGGGTGAAGAAATACAAAATT</text:p>
          </table:table-cell>
        </table:table-row>
        <table:table-row table:style-name="ro1">
          <table:table-cell office:value-type="string" calcext:value-type="string">
            <text:p>AACTGTACCAATGTAAAAGTTACCAATGGTACCG-----GGGAGGTAAAAAATAATACCATGGAGGAGGTAGTAATGAAGAATT</text:p>
          </table:table-cell>
        </table:table-row>
        <table:table-row table:style-name="ro1">
          <table:table-cell office:value-type="string" calcext:value-type="string">
            <text:p>TGTGTTACTTTAAAATGTAGTACTGTGCATGAGCAAGGAAATAATGTCACCACCGA------------------------GCTGGAAGAAGAAGTGAAAAATT</text:p>
          </table:table-cell>
        </table:table-row>
        <table:table-row table:style-name="ro1">
          <table:table-cell office:value-type="string" calcext:value-type="string">
            <text:p>TTAAAGTGTGGAAATACTACTAAAAGTACTACTAAGCATAGTTTCCTC-----AATGA-GACCTACAAGGGGGAGATAAAAAATT</text:p>
          </table:table-cell>
        </table:table-row>
        <table:table-row table:style-name="ro1">
          <table:table-cell office:value-type="string" calcext:value-type="string">
            <text:p>ACCCCACTCTGTGTCACTTTAGATTGTACAAATGTAACTGGTAATGTTAGTACTGA------------------------GGATAAAGAAGAAATAAAAAATT</text:p>
          </table:table-cell>
        </table:table-row>
        <table:table-row table:style-name="ro1">
          <table:table-cell office:value-type="string" calcext:value-type="string">
            <text:p>AACTGTACTAATGTTACTAATTCTGGTAATAATACCCACAATAATAATG-----TTACCAATCGCGGGAAG-GAAGTAAAAAATT</text:p>
          </table:table-cell>
        </table:table-row>
        <table:table-row table:style-name="ro1">
          <table:table-cell office:value-type="string" calcext:value-type="string">
            <text:p>AAGTTGACCCCACTCTGTGTCACTTTAAGATGTGGAGATATTAGGAATGATATTAA------------------------------GAATACCACAGAAATGAAAAATT</text:p>
          </table:table-cell>
        </table:table-row>
        <table:table-row table:style-name="ro1">
          <table:table-cell office:value-type="string" calcext:value-type="string">
            <text:p>TGAGGATATAATCAGTTTATGGGAAGAAAGCCTAAAACCATGTGTAAAGTTGACCCCACTCTGTGTCACTTTAAGC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CCACTCTGTGTCACCTTAAATTGTACAAATCCAAATGTTAACAAGACTGTTAATAGTACC---------------------ATAGGTGAAATGAAAAATT</text:p>
          </table:table-cell>
        </table:table-row>
        <table:table-row table:style-name="ro1">
          <table:table-cell office:value-type="string" calcext:value-type="string">
            <text:p>ATTAAGATGAATGATACCAAAGTTAATGTTACCAGCGAGGATAATATCAGTGTTAATAATACCAGTGAGATAAGAAATT</text:p>
          </table:table-cell>
        </table:table-row>
        <table:table-row table:style-name="ro1">
          <table:table-cell office:value-type="string" calcext:value-type="string">
            <text:p>TTTAATGCTACAACTAATACTACCAGTAATGGTG-----ATAGTAATGTTACCCACAATAGCATAAAAGAAGAAATAAGAAATT</text:p>
          </table:table-cell>
        </table:table-row>
        <table:table-row table:style-name="ro1">
          <table:table-cell office:value-type="string" calcext:value-type="string">
            <text:p>GTAAAGTTGACCCCACTCTGTGTCACTTTAAATTGTAGTAAT------AATATTACTAATTACAATAATA---------------------------CAGAAATGAGGAATT</text:p>
          </table:table-cell>
        </table:table-row>
        <table:table-row table:style-name="ro1">
          <table:table-cell office:value-type="string" calcext:value-type="string">
            <text:p>AGTAGCACCAGCAGAATACTAGTACCAGAAATGATCATGGTACCGTCAATGATAACACAGATAAGGAAATCGAGAAACT</text:p>
          </table:table-cell>
        </table:table-row>
        <table:table-row table:style-name="ro1">
          <table:table-cell office:value-type="string" calcext:value-type="string">
            <text:p>TTGACCCCACTCTGTGTCACTTTAAATTGTACAGA----------------AATTCGTACGTCAGAGGAGAAA-----------ATGAAGGGAGAAATACAAAATT</text:p>
          </table:table-cell>
        </table:table-row>
        <table:table-row table:style-name="ro1">
          <table:table-cell office:value-type="string" calcext:value-type="string">
            <text:p>TTGACCCCACTCTGTGTCACTTTAAATTGTACAGATGCAATAAATG---------CAAAAAATAATAG------------------GACTGACGAAATG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A---------------------------------------------------------------------------------------------------------------------------------------------------CATGGAGATAT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TAGTACCAGTAGTAATGTTAATAGTACCAGTAATGGTAATGATACCACCCAGGAGGGCATAGAAGAGATAAAAAATT</text:p>
          </table:table-cell>
        </table:table-row>
        <table:table-row table:style-name="ro1">
          <table:table-cell office:value-type="string" calcext:value-type="string">
            <text:p>ACTACTATTAATGCTACTATTACTAATGCCACTCACAATGACGGACTAGGGGAAGACATAAAGGAAGATATGAGAGAGT</text:p>
          </table:table-cell>
        </table:table-row>
        <table:table-row table:style-name="ro1">
          <table:table-cell office:value-type="string" calcext:value-type="string">
            <text:p>TGCAGTGAAGCTAACATAACCAGTAATGCTAACAGCACTAGTAACTAC-----ACTGATAACATA-AAAGGAGAAATGAAAAATT</text:p>
          </table:table-cell>
        </table:table-row>
        <table:table-row table:style-name="ro1">
          <table:table-cell office:value-type="string" calcext:value-type="string">
            <text:p>ACCAGTAAAAATACCACCGATAATAGTACTAGTACAATGCTACTATCTGTTAATGCCACTGATAGTGACATGAAAAATT</text:p>
          </table:table-cell>
        </table:table-row>
        <table:table-row table:style-name="ro1">
          <table:table-cell office:value-type="string" calcext:value-type="string">
            <text:p>GTCACTTTAAACTGTACCAAT---GCAAATTTTACTAGTACCAGTAATAAGACTGTTAACATGAC---------GGAAGAAATAAAAAATT</text:p>
          </table:table-cell>
        </table:table-row>
        <table:table-row table:style-name="ro1">
          <table:table-cell office:value-type="string" calcext:value-type="string">
            <text:p>TGTACAAATGCTACCTTTAATAGTACTACCCATAATAATGCTACCTATAATGATACCATAG-CTGGAGAAATGAAAAATT</text:p>
          </table:table-cell>
        </table:table-row>
        <table:table-row table:style-name="ro1">
          <table:table-cell office:value-type="string" calcext:value-type="string">
            <text:p>CTCTGTGTCACCTTAGACTGTATAAATGTCACCATGAAGGAAGTAAATGTAACTGATACC------------------------------AAGAAGGAAATGAAAAATT</text:p>
          </table:table-cell>
        </table:table-row>
        <table:table-row table:style-name="ro1">
          <table:table-cell office:value-type="string" calcext:value-type="string">
            <text:p>ACTCCACTCTGTGTCACTTTAAACTGT---------AAGAGTGTTAATGTTACCTACAAT---------------ACAACCACAGGTGAAGGAATGAAAAATT</text:p>
          </table:table-cell>
        </table:table-row>
        <table:table-row table:style-name="ro1">
          <table:table-cell office:value-type="string" calcext:value-type="string">
            <text:p>CCACTCTGTGTCACTTTAAATTGTAGCGATGCCAGGAATAGTACTGTTAATAATGAGACCAG---------------------GGGGGAAATAAAAAATT</text:p>
          </table:table-cell>
        </table:table-row>
        <table:table-row table:style-name="ro1">
          <table:table-cell office:value-type="string" calcext:value-type="string">
            <text:p>ACTAGTAATAATACCACCAATAATACTATCCTTAGTAATACTACCCTTAGTGATACT-ATGAATGGAGAAATACAAAATT</text:p>
          </table:table-cell>
        </table:table-row>
        <table:table-row table:style-name="ro1">
          <table:table-cell office:value-type="string" calcext:value-type="string">
            <text:p>GCAAAACCTGTTAAGAATAACATGACTGAGGGGGGTAACAGGACTGTTGAGGATGACATGAAGGGAGAAGTAAAAAATT</text:p>
          </table:table-cell>
        </table:table-row>
        <table:table-row table:style-name="ro1">
          <table:table-cell office:value-type="string" calcext:value-type="string">
            <text:p>GTCACTTTAAGATGCCGCG---------ATGTTAATGTTACCAATAGGGGTGACCACAATAACAGCATGG---AAGGAGAAATAAAAAATT</text:p>
          </table:table-cell>
        </table:table-row>
        <table:table-row table:style-name="ro1">
          <table:table-cell office:value-type="string" calcext:value-type="string">
            <text:p>GTAAAGTTGACCCCACTCTGTGTTACTCTAAGATGTAGCAACGT---------------TACCTACAATGAAACC------------------ATAAGAGAAATGACAAATT</text:p>
          </table:table-cell>
        </table:table-row>
        <table:table-row table:style-name="ro1">
          <table:table-cell office:value-type="string" calcext:value-type="string">
            <text:p>AATTGTACAACTGCAAAGGGTATTAATAGTACTGACAAT--------GCAAATGCTACTAAAAAACCAAATGAAGAAATAAAAAATT</text:p>
          </table:table-cell>
        </table:table-row>
        <table:table-row table:style-name="ro1">
          <table:table-cell office:value-type="string" calcext:value-type="string">
            <text:p>TGTGTCACTTTAGAATGT---------GGAAAGGTTAGTAATACCTATATTAAGATCTTCAATGAGAGTG----------AGGAGGAAATAAAAAACT</text:p>
          </table:table-cell>
        </table:table-row>
        <table:table-row table:style-name="ro1">
          <table:table-cell office:value-type="string" calcext:value-type="string">
            <text:p>ACTAATGATACCAATAATGTTAATGCTAATGCTACCAAAAATGTTACCTACGATAATACCATGCCAGACATAAAAAATT</text:p>
          </table:table-cell>
        </table:table-row>
        <table:table-row table:style-name="ro1">
          <table:table-cell office:value-type="string" calcext:value-type="string">
            <text:p>TTAAAATGTACAAATGTTAACGCTACAAATGTTAACGCTACCTACAGTAATAG------------GACGATGACTGAGGAAATAAAAAATT</text:p>
          </table:table-cell>
        </table:table-row>
        <table:table-row table:style-name="ro1">
          <table:table-cell office:value-type="string" calcext:value-type="string">
            <text:p>GTCACTTTAAGATGTGTAAATGCTACTGTTAATGGGACTGCTCTTGTTAATAATACCATGGGTGC---------------AGAAATACAAAATT</text:p>
          </table:table-cell>
        </table:table-row>
        <table:table-row table:style-name="ro1">
          <table:table-cell office:value-type="string" calcext:value-type="string">
            <text:p>AATAGTAGCCTTGCTAATAACAATGGTAGCATTGCTAATAGAACTATTGATGAGGAGGCCTTCAAAGAGATAAAAAACT</text:p>
          </table:table-cell>
        </table:table-row>
        <table:table-row table:style-name="ro1">
          <table:table-cell office:value-type="string" calcext:value-type="string">
            <text:p>GAATGTAGCAATGTTCCTAAAAATGCTAGCAGTAATGGTAAT-----GAGACCAACTATGAGAGCATGAAGGAAGTAAGAAACT</text:p>
          </table:table-cell>
        </table:table-row>
        <table:table-row table:style-name="ro1">
          <table:table-cell office:value-type="string" calcext:value-type="string">
            <text:p>CCACTTTGTGTCACTCTAAACTGTAGTGATGTTACCAGAAACAATACTGGTACCAGAAATGATACT------------------------GAAATGAAAAGTT</text:p>
          </table:table-cell>
        </table:table-row>
        <table:table-row table:style-name="ro1">
          <table:table-cell office:value-type="string" calcext:value-type="string">
            <text:p>TTAGAGTTAAATATAACTAATAAGAATAATGCTACCAATGCTACCCTCGATAAAGGGGCTGCTGAAGAAATAAAAAATT</text:p>
          </table:table-cell>
        </table:table-row>
        <table:table-row table:style-name="ro1">
          <table:table-cell office:value-type="string" calcext:value-type="string">
            <text:p>TTGACCCCACTCTGTGTCACTTTGGATTGTACAAATGTTACTAGTGGTACGGGTAATAGTACT---------------------------GCAGAAATGAAAAATT</text:p>
          </table:table-cell>
        </table:table-row>
        <table:table-row table:style-name="ro1">
          <table:table-cell office:value-type="string" calcext:value-type="string">
            <text:p>AGTAATGAGGTTATATATACTGATGCTGCCAACAATAGTATTACCTTCAAGATAACCAAGGAGGCAGAAATGAAAAATT</text:p>
          </table:table-cell>
        </table:table-row>
        <table:table-row table:style-name="ro1">
          <table:table-cell office:value-type="string" calcext:value-type="string">
            <text:p>ACTTTAAATTGCAC---------GAATGTTAATATAACGGGGAATATAACGGGGGATGTTAATATAACGAGGGAAGAAATGAAAAATT</text:p>
          </table:table-cell>
        </table:table-row>
        <table:table-row table:style-name="ro1">
          <table:table-cell office:value-type="string" calcext:value-type="string">
            <text:p>AATAAGACCGATACCCAAAATCAAAGTAACAGTACATGTAACAGTACATACACTGAGAATAAAGGAGAAATAAAAAATT</text:p>
          </table:table-cell>
        </table:table-row>
        <table:table-row table:style-name="ro1">
          <table:table-cell office:value-type="string" calcext:value-type="string">
            <text:p>AATGTAAATGAAACCAAGAATACTACCAGTGATAATACTGTTAAGAACAGTAATAGCATAATTGAAGAAATGAAGAATT</text:p>
          </table:table-cell>
        </table:table-row>
        <table:table-row table:style-name="ro1">
          <table:table-cell office:value-type="string" calcext:value-type="string">
            <text:p>ATTAATAATACCTACTGTAGTAATAGTACTAATACCTACGATGGTAATAG--TAATAATACCTGTGAGAG----CATAAAAAATT</text:p>
          </table:table-cell>
        </table:table-row>
        <table:table-row table:style-name="ro1">
          <table:table-cell office:value-type="string" calcext:value-type="string">
            <text:p>AACTGTAGT---------AAGGCTACTGCTGTCAACAGTAGTAATGCTACTGCTGTCAACAGTAGTATAG-AAGGAGACATGAAAAATT</text:p>
          </table:table-cell>
        </table:table-row>
        <table:table-row table:style-name="ro1">
          <table:table-cell office:value-type="string" calcext:value-type="string">
            <text:p>AACAATGGTAATGCTACCAGCAATGGTAGTGATACCTCCATTGAAAGCATAAAGGAAGAGACAGGTAGCATAAAAAATT</text:p>
          </table:table-cell>
        </table:table-row>
        <table:table-row table:style-name="ro1">
          <table:table-cell office:value-type="string" calcext:value-type="string">
            <text:p>ACCCCACTCTGCGTCACTTTACACTGTAGTAAT------GCCAATGCTACCCTCAATGGTACCA------------------TGAGAGGAGAAATGACAAATT</text:p>
          </table:table-cell>
        </table:table-row>
        <table:table-row table:style-name="ro1">
          <table:table-cell office:value-type="string" calcext:value-type="string">
            <text:p>TTAAACTGTAATGCTATCAAAAACAATACTAAGGTTACAAATAATAGTATCAATAGTGCCAATGAT-------------GAAATGAAAAATT</text:p>
          </table:table-cell>
        </table:table-row>
        <table:table-row table:style-name="ro1">
          <table:table-cell office:value-type="string" calcext:value-type="string">
            <text:p>ACTGTTAATACTACCTACAACAATGCTAACGCCAATAGTACTATAGATGGAGAAACCATAGATAA---AGAAATGAAAAATT</text:p>
          </table:table-cell>
        </table:table-row>
        <table:table-row table:style-name="ro1">
          <table:table-cell office:value-type="string" calcext:value-type="string">
            <text:p>GTCACTTTAAATTGT---------AGAAATGCTACTGCTACCAATAATGGTACTGTTGAAGATAACA----TGATAGGAGAAATAAAAAATT</text:p>
          </table:table-cell>
        </table:table-row>
        <table:table-row table:style-name="ro1">
          <table:table-cell office:value-type="string" calcext:value-type="string">
            <text:p>GATAATACTACCTGCAATAATGCTATCAGTAAAAGTAGTGCTATCTGCAATAAAACCATAGAGA---CAGAAATGAGAAATT</text:p>
          </table:table-cell>
        </table:table-row>
        <table:table-row table:style-name="ro1">
          <table:table-cell office:value-type="string" calcext:value-type="string">
            <text:p>CTCTGTGTCACTTTAAAATGTAGCAATGTTGCCTATAATGGGAATATTACCAATAAT------------------GGGAGTATTGATATGAAAAATT</text:p>
          </table:table-cell>
        </table:table-row>
        <table:table-row table:style-name="ro1">
          <table:table-cell office:value-type="string" calcext:value-type="string">
            <text:p>AATGCTACCAGTATTGGTAATAATACCAGTACTGGTAATAATACCTACAAGCAGGACAT---AAAGGAAGAAATAAAAAATT</text:p>
          </table:table-cell>
        </table:table-row>
        <table:table-row table:style-name="ro1">
          <table:table-cell office:value-type="string" calcext:value-type="string">
            <text:p>TGTATAAATGCAAATGGTACCAGTGAAAATACTACTGGTACCAATACTACTGTTGATATGCAGGGAGAAGTAAAAAATT</text:p>
          </table:table-cell>
        </table:table-row>
        <table:table-row table:style-name="ro1">
          <table:table-cell office:value-type="string" calcext:value-type="string">
            <text:p>GTCACTGTAAACTGTAATAGTAGCACTGTAAACTGTCCTAATGATACTAATAATAACGTGGCTGGAGAAATGAAGAATT</text:p>
          </table:table-cell>
        </table:table-row>
        <table:table-row table:style-name="ro1">
          <table:table-cell office:value-type="string" calcext:value-type="string">
            <text:p>AC---------AAATGCTACTGTTACTGCTACCAGAAATGGTAGTGATATTATGAATACTACCAGTAATGATGGAGAAATGAAAAATT</text:p>
          </table:table-cell>
        </table:table-row>
        <table:table-row table:style-name="ro1">
          <table:table-cell office:value-type="string" calcext:value-type="string">
            <text:p>TCCTTTAACTGTGATGATAATGTAACCATCAAGGGTACATCCAATACAACGGTCAATAATACTGGGGAAATGAAAAATT</text:p>
          </table:table-cell>
        </table:table-row>
        <table:table-row table:style-name="ro1">
          <table:table-cell office:value-type="string" calcext:value-type="string">
            <text:p>TGTAGCGATGCAGAGGTTACCTATGTTACCTACGCAAATGTTACTTAC-----AATGAAAGT-GATACACAAAAAATACAAAATT</text:p>
          </table:table-cell>
        </table:table-row>
        <table:table-row table:style-name="ro1">
          <table:table-cell office:value-type="string" calcext:value-type="string">
            <text:p>AAGCCATGTGTAAAGTTGACCCCACTTTGTGTCACCTTAAATTGTAGCAA---GATAAATGATACAAGTA---------------------------------------ATATGAGAAATT</text:p>
          </table:table-cell>
        </table:table-row>
        <table:table-row table:style-name="ro1">
          <table:table-cell office:value-type="string" calcext:value-type="string">
            <text:p>GTTAATGGTACCATGAGAAATGATAGTAAGGTGGGAAATGATAGTACGATTGGGAAAATGG---GAGATGAAATGAAAAATT</text:p>
          </table:table-cell>
        </table:table-row>
        <table:table-row table:style-name="ro1">
          <table:table-cell office:value-type="string" calcext:value-type="string">
            <text:p>TGTGTCACTTTAGAATGTAGTAATGTTACCACTAATGCTACCAGTAATAATACCAGT------------------AATGAGGAGATTCTAAAGAATT</text:p>
          </table:table-cell>
        </table:table-row>
        <table:table-row table:style-name="ro1">
          <table:table-cell office:value-type="string" calcext:value-type="string">
            <text:p>GCTCCCACTACCACAGCTACTTGTAATAATCACACAAAGGATAATGCTAGCATAATTGGAGAAAGAGAAATGAGAAACT</text:p>
          </table:table-cell>
        </table:table-row>
        <table:table-row table:style-name="ro1">
          <table:table-cell office:value-type="string" calcext:value-type="string">
            <text:p>GTAAAGTTGACCCCACTCTGTGTCACTTTAAAATGT---------GGAAATGCTACCTATAATAATA------------------------CAAGGGAAGAAATAAAAAATT</text:p>
          </table:table-cell>
        </table:table-row>
        <table:table-row table:style-name="ro1">
          <table:table-cell office:value-type="string" calcext:value-type="string">
            <text:p>GTTAAGATTGACAATACTACTACTACCTTCAGTAACATAAATGGAAAAGTACAAAACATGACGGAAGACATGAGAAATT</text:p>
          </table:table-cell>
        </table:table-row>
        <table:table-row table:style-name="ro1">
          <table:table-cell office:value-type="string" calcext:value-type="string">
            <text:p>GTTAATAGTACAACAGCTAATAGTACAACAGCTAATAGTACTTTCTACAATAACACAGAGAATGAACAACTAAAAAATT</text:p>
          </table:table-cell>
        </table:table-row>
        <table:table-row table:style-name="ro1">
          <table:table-cell office:value-type="string" calcext:value-type="string">
            <text:p>ATCAGTCAAAGTAGTGTTAACTATAATAGTGCTGGTACCGGTACCTCTAATCAGACCATAAGTGAAGGAATGAAAAATT</text:p>
          </table:table-cell>
        </table:table-row>
        <table:table-row table:style-name="ro1">
          <table:table-cell office:value-type="string" calcext:value-type="string">
            <text:p>TGTGTCACTTTAGAATGTACAAATGTTAATATTATAAATGGTACTATCCACAATGAGACCTACGAGAGCATG---------------------AAAAATT</text:p>
          </table:table-cell>
        </table:table-row>
        <table:table-row table:style-name="ro1">
          <table:table-cell office:value-type="string" calcext:value-type="string">
            <text:p>TGTACAAATGCAAACGTTAATGCTACCAAAAATGGTAATGATACCTCCAATAATAGCATGAAGGAAGAAATAAAAAATT</text:p>
          </table:table-cell>
        </table:table-row>
        <table:table-row table:style-name="ro1">
          <table:table-cell office:value-type="string" calcext:value-type="string">
            <text:p>AAGTGTACAGATACTGTTACAGGTACCAGCTCTCCTAATATCACTGATAGCATGAATAT---GAATGGAGAAATAAAAAATT</text:p>
          </table:table-cell>
        </table:table-row>
        <table:table-row table:style-name="ro1">
          <table:table-cell office:value-type="string" calcext:value-type="string">
            <text:p>TGTGTCACTTTAAATTGTGCTAATGTTAGCAATACTGCTGACAATATCACAGAAGACATGAGAA---------------AAGAAATGAGCAATT</text:p>
          </table:table-cell>
        </table:table-row>
        <table:table-row table:style-name="ro1">
          <table:table-cell office:value-type="string" calcext:value-type="string">
            <text:p>TGTAGAAATGTTAGAAATGTTAGCAGTAATGGTACCTACAATATTATCCACAATGAGACCTACAA----------GGAAATGAAAAATT</text:p>
          </table:table-cell>
        </table:table-row>
        <table:table-row table:style-name="ro1">
          <table:table-cell office:value-type="string" calcext:value-type="string">
            <text:p>ACCCCACTTTGTGTCACTTTAAACTGCAATGAT------GCTAATATTACCCTCAATGATACCA------------------TGAATAAGGAAGTAAAAAATT</text:p>
          </table:table-cell>
        </table:table-row>
        <table:table-row table:style-name="ro1">
          <table:table-cell office:value-type="string" calcext:value-type="string">
            <text:p>ACAAATGTGACCAATAAGACTAGTAATACTAACAAGACTAGGGAGATCGAGGATGCCATGACGGGAGAAATAAAAAATT</text:p>
          </table:table-cell>
        </table:table-row>
        <table:table-row table:style-name="ro1">
          <table:table-cell office:value-type="string" calcext:value-type="string">
            <text:p>CTCTGTGTCACTTTAAATTGTACAAATGCTACTTTTACAAATGCTACTGTTAATATTCCCCATAAT------------------------GAAATAAAAAATT</text:p>
          </table:table-cell>
        </table:table-row>
        <table:table-row table:style-name="ro1">
          <table:table-cell office:value-type="string" calcext:value-type="string">
            <text:p>TGTACAAATGCAACATTTGATGCCGACACTATTAAGAATATTACCTATCTTCGTAATCTAACTGAAGAAGTAAAAAATT</text:p>
          </table:table-cell>
        </table:table-row>
        <table:table-row table:style-name="ro1">
          <table:table-cell office:value-type="string" calcext:value-type="string">
            <text:p>ACTAGTGCAAATGTTAATAGTACTAGAACAAATGATAATAGTACTAGTAATATTACTAAGAATGATGAAATGAGAAATT</text:p>
          </table:table-cell>
        </table:table-row>
        <table:table-row table:style-name="ro1">
          <table:table-cell office:value-type="string" calcext:value-type="string">
            <text:p>GATGCTAGTAATGGGAATGGAGGGATGCCAAATTGCTCTTTCACTGAGAATATTACTGAAATTACTGAAATGAAAAATT</text:p>
          </table:table-cell>
        </table:table-row>
        <table:table-row table:style-name="ro1">
          <table:table-cell office:value-type="string" calcext:value-type="string">
            <text:p>GTCACTCTAAATTGTAGTAATGTTACCATCAATAGCAACATCACCATTAATGACAGCATGTC------------TGGAGAAATGAAAAATT</text:p>
          </table:table-cell>
        </table:table-row>
        <table:table-row table:style-name="ro1">
          <table:table-cell office:value-type="string" calcext:value-type="string">
            <text:p>TTAAATTGTAATAATGTTAATACTACCCGAAGTGGTAATAGTACCTACAATAATACC---------------ATGGATGCAGAAATGAAAAATT</text:p>
          </table:table-cell>
        </table:table-row>
        <table:table-row table:style-name="ro1">
          <table:table-cell office:value-type="string" calcext:value-type="string">
            <text:p>GTAACTGTTGATGCAAATAGTACCTATGTATCCAATAATGATATCCACGTTGGTAACATAACTAC---------AGAAATGAAAAATT</text:p>
          </table:table-cell>
        </table:table-row>
        <table:table-row table:style-name="ro1">
          <table:table-cell office:value-type="string" calcext:value-type="string">
            <text:p>AC---------AAATAATGTTACCATAAAGGGTACAGGTACAAATGCTACCACGCCTACGCCTAATATGAAGAGAGAAGTAAAAAATT</text:p>
          </table:table-cell>
        </table:table-row>
        <table:table-row table:style-name="ro1">
          <table:table-cell office:value-type="string" calcext:value-type="string">
            <text:p>TTGACCCCACTCTGTGTCACTTTAACATGTAAAAATGCAACTAATGATGATACCGCTGTT---------------------------AAGGAAGAAATGAAAAATT</text:p>
          </table:table-cell>
        </table:table-row>
        <table:table-row table:style-name="ro1">
          <table:table-cell office:value-type="string" calcext:value-type="string">
            <text:p>TGTGTTACTTTAAACTGTATAAATGCTACTGCTAGTATGAATGCTACTACATACAATGAAACCATG---------------GAAATAAAAAATT</text:p>
          </table:table-cell>
        </table:table-row>
        <table:table-row table:style-name="ro1">
          <table:table-cell office:value-type="string" calcext:value-type="string">
            <text:p>CCACTCTGTGTCACTTTAAACTGTAGTACTGCTACCACCAGTACTGATACCAATACTACCATCCCAGGAATG---------------------AAGAATT</text:p>
          </table:table-cell>
        </table:table-row>
        <table:table-row table:style-name="ro1">
          <table:table-cell office:value-type="string" calcext:value-type="string">
            <text:p>AACATAACAGAAGCAAACAGAACAGACACAAACATAACAACCACAATGAGTACATACCAGAAGGAAGAAATAAAAAATT</text:p>
          </table:table-cell>
        </table:table-row>
        <table:table-row table:style-name="ro1">
          <table:table-cell office:value-type="string" calcext:value-type="string">
            <text:p>AGCACTGCAAATAATACTAGAAATAGTACTAATAGTACTATAGATGGTAACTTAAATGGTGATGGGGAAATGAAAAATT</text:p>
          </table:table-cell>
        </table:table-row>
        <table:table-row table:style-name="ro1">
          <table:table-cell office:value-type="string" calcext:value-type="string">
            <text:p>AACTGTACTAAT---AGTATCTACAATAATACCATGGGGGATAGTACCAATAATAAAACCATGGGGGAAGAAATAAAAAATT</text:p>
          </table:table-cell>
        </table:table-row>
        <table:table-row table:style-name="ro1">
          <table:table-cell office:value-type="string" calcext:value-type="string">
            <text:p>AATAATGCTACTAATAATAGTACCTATAATAGTAATACTAATAATGCTACTAATAACATAAAAGAAGAAATGAAAAATT</text:p>
          </table:table-cell>
        </table:table-row>
        <table:table-row table:style-name="ro1">
          <table:table-cell office:value-type="string" calcext:value-type="string">
            <text:p>TTACATTGTACCAATAATGTTACCATAAATGGTACTGATATCTCTA-----------AGAATCAT-ACCATGTATGGAGAAATAAAAAACT</text:p>
          </table:table-cell>
        </table:table-row>
        <table:table-row table:style-name="ro1">
          <table:table-cell office:value-type="string" calcext:value-type="string">
            <text:p>ACTTTAACCTGTACAAATGCTAAAAATGATAATGCTACTGTTGAT--------GGAAATTCTACTACAG-GGGGAGAAATAAAAAATT</text:p>
          </table:table-cell>
        </table:table-row>
        <table:table-row table:style-name="ro1">
          <table:table-cell office:value-type="string" calcext:value-type="string">
            <text:p>ACTTTAAACTGTAGCAATGCTAATATTACCAATGGTACTACTACCGTCAATGAGACCATGAT---------TGGAGAAATAAAAAATT</text:p>
          </table:table-cell>
        </table:table-row>
        <table:table-row table:style-name="ro1">
          <table:table-cell office:value-type="string" calcext:value-type="string">
            <text:p>ACTTTAAATTGTAGTG---------ATGTTATCAAGACAAGTAATGATAGTAAGATAAGTAATGATACCAAGGATACAATGAGAAATT</text:p>
          </table:table-cell>
        </table:table-row>
        <table:table-row table:style-name="ro1">
          <table:table-cell office:value-type="string" calcext:value-type="string">
            <text:p>AATGGTACTAGTAGCTCCAATAACACTGTTACCAACAATAGTAGTACTAGTAGCCCCAATAATAAT----------GAAATGACAAATT</text:p>
          </table:table-cell>
        </table:table-row>
        <table:table-row table:style-name="ro1">
          <table:table-cell office:value-type="string" calcext:value-type="string">
            <text:p>GTTACTGTTACCACTATTAATG--GGACGGATCACAATGGGAAGGTTTATAAGTTTTACAGTAATACCACAATGAGAAATT</text:p>
          </table:table-cell>
        </table:table-row>
        <table:table-row table:style-name="ro1">
          <table:table-cell office:value-type="string" calcext:value-type="string">
            <text:p>GTAAAGTTGACCCCACTCTGTGTCCCTTTAAAATGT---------AAAAATGTTACCTACAATGAGAGT------------------------ATGCAGGAAATAAAAAATT</text:p>
          </table:table-cell>
        </table:table-row>
        <table:table-row table:style-name="ro1">
          <table:table-cell office:value-type="string" calcext:value-type="string">
            <text:p>TTAACCCCACTCTGTGTCACTTTAAAWTGTACNNNTGTTACWAAYRCTAATGWTACYAWCAGTAAT---------------------------GARGWAAAAARYT</text:p>
          </table:table-cell>
        </table:table-row>
        <table:table-row table:style-name="ro1">
          <table:table-cell office:value-type="string" calcext:value-type="string">
            <text:p>TTGACCCCACTCTGTGTCACTTTAAATTGTAC------------AAATGCACCTGCCTACAATAATAGC---------------ATGCATGGAGAAATGAAAAATT</text:p>
          </table:table-cell>
        </table:table-row>
        <table:table-row table:style-name="ro1">
          <table:table-cell office:value-type="string" calcext:value-type="string">
            <text:p>TGTAGCGATGTTAATGTTACCCGTGCTGCCAATGGTACC--CTGGTTGCCAATAATACCATGATAGGAGAAATAAAATATT</text:p>
          </table:table-cell>
        </table:table-row>
        <table:table-row table:style-name="ro1">
          <table:table-cell office:value-type="string" calcext:value-type="string">
            <text:p>AACAATACCTGCAATAATAGCAGCAGGAATGATAACAATACCTGCAATAATAGTAGCAGGTATGAGGAAATGAAAAATT</text:p>
          </table:table-cell>
        </table:table-row>
        <table:table-row table:style-name="ro1">
          <table:table-cell office:value-type="string" calcext:value-type="string">
            <text:p>CTAAAGCCATGTGTAAAGTTGACTCCACTCTGTGTCACTCTAGAATGTAATTCTACCCGCAATGACAC---------------------------------------------AGGAAACGATT</text:p>
          </table:table-cell>
        </table:table-row>
        <table:table-row table:style-name="ro1">
          <table:table-cell office:value-type="string" calcext:value-type="string">
            <text:p>AACTGTACAGATGCTAATGTCAATGTTACTGGGAATAATAAGGACACCGAGATTAACAT---GAAGGAAGAAATACAAAATT</text:p>
          </table:table-cell>
        </table:table-row>
        <table:table-row table:style-name="ro1">
          <table:table-cell office:value-type="string" calcext:value-type="string">
            <text:p>TGTACCAATAATATTACCAATACTAATGTTAATGTTACCAATAACAATGATACACTGGAAAAGCCAGACATGAGAAATT</text:p>
          </table:table-cell>
        </table:table-row>
        <table:table-row table:style-name="ro1">
          <table:table-cell office:value-type="string" calcext:value-type="string">
            <text:p>ACTTTAAACTGTACAAATTACAATGGTAGCCACTACAATGATAGCATCAATGCTAGCAT---------AAAGGAAGAAATAAAAAATT</text:p>
          </table:table-cell>
        </table:table-row>
        <table:table-row table:style-name="ro1">
          <table:table-cell office:value-type="string" calcext:value-type="string">
            <text:p>ACTCCACTCTGTGCCACTTTAAATTGTAGTGA---------------TGCTACCATGAATAGTACTGTGGATAT---------GAAGGGAGAAATAAAAAATT</text:p>
          </table:table-cell>
        </table:table-row>
        <table:table-row table:style-name="ro1">
          <table:table-cell office:value-type="string" calcext:value-type="string">
            <text:p>CAATGCAGTAATTTTACCAGGAATGGAAATGGTACCCACAGTAAGACC--TACAATAATATTAGTGA----GGAAATAAAAAATT</text:p>
          </table:table-cell>
        </table:table-row>
        <table:table-row table:style-name="ro1">
          <table:table-cell office:value-type="string" calcext:value-type="string">
            <text:p>CTAAAGCCATGTGTAAAGTTGACCCCACTCTGTGTCACTTTAAAATGTAGCAATGTTGGTAATAATACC---------------------------------------------ATGAGAAACT</text:p>
          </table:table-cell>
        </table:table-row>
        <table:table-row table:style-name="ro1">
          <table:table-cell office:value-type="string" calcext:value-type="string">
            <text:p>AAGTTAACCCCACTCTGTGTCACTTTAAACTGT------------AGCAATGCTACCGTCAATAATAGCA------------------TAAAGGAAGAAATGAAAAATT</text:p>
          </table:table-cell>
        </table:table-row>
        <table:table-row table:style-name="ro1">
          <table:table-cell office:value-type="string" calcext:value-type="string">
            <text:p>ACAAATGTTACCAAAAATGGTACCAATACTGCCACTAATGGTACTGATACCCTGAATGGAGAAGGAGAAATGAAAAATT</text:p>
          </table:table-cell>
        </table:table-row>
        <table:table-row table:style-name="ro1">
          <table:table-cell office:value-type="string" calcext:value-type="string">
            <text:p>ATCTTAAATATTACCATAGACAATCCTAGAGTTTTTGAGAATACTACCTTAATTAACAGAACTAATGAAATGAAAAATT</text:p>
          </table:table-cell>
        </table:table-row>
        <table:table-row table:style-name="ro1">
          <table:table-cell office:value-type="string" calcext:value-type="string">
            <text:p>GTGCCAGCAAATATGACAGCAAATACTACACCTGCTGGAACAAATGCAAGTGTAAAAACAACTGATGAAATGAAGAATT</text:p>
          </table:table-cell>
        </table:table-row>
        <table:table-row table:style-name="ro1">
          <table:table-cell office:value-type="string" calcext:value-type="string">
            <text:p>GCAAATGATACCAACTGTAATGGTACCAACTATAATACTACTACCTGCAAGGATAGCATGGGTGGAGAAATGAAAAATT</text:p>
          </table:table-cell>
        </table:table-row>
        <table:table-row table:style-name="ro1">
          <table:table-cell office:value-type="string" calcext:value-type="string">
            <text:p>CTTTGTGTCACTTTAAGATG------------------TACTAATGCTACCAGAAGTAATGCTAATAAGAGTATTAACATAAGTGAAATGAAAAAGT</text:p>
          </table:table-cell>
        </table:table-row>
        <table:table-row table:style-name="ro1">
          <table:table-cell office:value-type="string" calcext:value-type="string">
            <text:p>AATGGTAATGTTACTGTTAAAGGTACTACTGTTAATGGTACTAATGGTAATGTTACCGATAATGGAGCAATGAAAAATT</text:p>
          </table:table-cell>
        </table:table-row>
        <table:table-row table:style-name="ro1">
          <table:table-cell office:value-type="string" calcext:value-type="string">
            <text:p>TGCAATAATATAACGACTACCTGCAATAATACAAATGGTAACCTGACTAATATTATCAAAGATGGAGAAGTAAAAAATT</text:p>
          </table:table-cell>
        </table:table-row>
        <table:table-row table:style-name="ro1">
          <table:table-cell office:value-type="string" calcext:value-type="string">
            <text:p>AATACCAGTAGTGTTAAAGAGAATACCACCAACAATGCTATCTTTAACATAACAGAAATAAAGAAAGAAATGAGTAATT</text:p>
          </table:table-cell>
        </table:table-row>
        <table:table-row table:style-name="ro1">
          <table:table-cell office:value-type="string" calcext:value-type="string">
            <text:p>TGTGTAAAGTTGACCCCACTCTGTGTCACTTTAAACTG------------------TAGTAGTACCTACAATACTAGTGAGAG--------TGGAGGAATG----------AATT</text:p>
          </table:table-cell>
        </table:table-row>
        <table:table-row table:style-name="ro1">
          <table:table-cell office:value-type="string" calcext:value-type="string">
            <text:p>TTAAAGTGTGCAGATGCACAGAATGTCACCAGCGAAAATAATACTATATGCAAAGACCTA------AAGGAAGAGATAAAAAATT</text:p>
          </table:table-cell>
        </table:table-row>
        <table:table-row table:style-name="ro1">
          <table:table-cell office:value-type="string" calcext:value-type="string">
            <text:p>AGTAATCTTAATATTACCAACAGTACTGCCTTCAATAGTACTCTTTTCAATACTACCAT---AAAGGAAGAAATGAAAAATT</text:p>
          </table:table-cell>
        </table:table-row>
        <table:table-row table:style-name="ro1">
          <table:table-cell office:value-type="string" calcext:value-type="string">
            <text:p>TTGACCCCACTCTGTGTCGCTTTAAACTGTACTGATGTTTCCAGTGAAGATCACAATA---------------------------TGACTGGAGAAATAAAAAATT</text:p>
          </table:table-cell>
        </table:table-row>
        <table:table-row table:style-name="ro1">
          <table:table-cell office:value-type="string" calcext:value-type="string">
            <text:p>ACCAAAAGTAATGCCTCAAGTAGTGATAATAGCAACAATGGTACTGCAGAAAAAATCATA------AATGAAGTAATGAGAAATT</text:p>
          </table:table-cell>
        </table:table-row>
        <table:table-row table:style-name="ro1">
          <table:table-cell office:value-type="string" calcext:value-type="string">
            <text:p>ACCAGTACTGGTAATGATAATGCTAATACCACCAGTAATGGTAATGGTACCATTGACTATAGGGAAGAAATAAAAAATT</text:p>
          </table:table-cell>
        </table:table-row>
        <table:table-row table:style-name="ro1">
          <table:table-cell office:value-type="string" calcext:value-type="string">
            <text:p>GCTACCATTACAAATGCTACTAGTACAGGGGCTAACAGTACTATAGCTACTGTCAATGTCACTGATGAAATAAAAAATT</text:p>
          </table:table-cell>
        </table:table-row>
        <table:table-row table:style-name="ro1">
          <table:table-cell office:value-type="string" calcext:value-type="string">
            <text:p>AACAATACCAACCAAAATGGCACGGGGAATACCGACCTGGAAAAACTCAACCAAAATAATGACACAGGGATAAGAAATT</text:p>
          </table:table-cell>
        </table:table-row>
        <table:table-row table:style-name="ro1">
          <table:table-cell office:value-type="string" calcext:value-type="string">
            <text:p>AATGGTACTGGTGATACTAATGGTACTAATGCTACTAATGTTACTGGTACTGTTACCAT---GAATGAAGAAATGCAAAATT</text:p>
          </table:table-cell>
        </table:table-row>
        <table:table-row table:style-name="ro1">
          <table:table-cell office:value-type="string" calcext:value-type="string">
            <text:p>ACCCCACTCTGTGTCACTTTAAAATGTAGTAATGTTACTAATGCTACCAAC--------------------AGTGATAATGTAAA----TGAAATGAAAAATT</text:p>
          </table:table-cell>
        </table:table-row>
        <table:table-row table:style-name="ro1">
          <table:table-cell office:value-type="string" calcext:value-type="string">
            <text:p>GTTACCACTAATAGTACTACTACACCTGCTACTGCTATTAATAATACTGCTGATGACATAAGTAAAGAAATGAGAAATT</text:p>
          </table:table-cell>
        </table:table-row>
        <table:table-row table:style-name="ro1">
          <table:table-cell office:value-type="string" calcext:value-type="string">
            <text:p>GAATGT---------AAAAATGTTACTGACACAAATGTTA--AGGTTACAAATGTTAATGCTACAGATGTTAAGGGAGAAATGAAAAATT</text:p>
          </table:table-cell>
        </table:table-row>
        <table:table-row table:style-name="ro1">
          <table:table-cell office:value-type="string" calcext:value-type="string">
            <text:p>ACTAGAGATAACAGTAGTACTGGTAATAGTACCCTCAATAATGGGACCTCCGATGAGGGCATGAGGGAAATAAAAAATT</text:p>
          </table:table-cell>
        </table:table-row>
        <table:table-row table:style-name="ro1">
          <table:table-cell office:value-type="string" calcext:value-type="string">
            <text:p>AGCAATGTTAGTGTTAGCAATACTACC--CAGGGGGATGCAAATGTTACCCACAATGAGGGTGCAAATGAAATAAAAAATT</text:p>
          </table:table-cell>
        </table:table-row>
        <table:table-row table:style-name="ro1">
          <table:table-cell office:value-type="string" calcext:value-type="string">
            <text:p>AATGTTACCAGTAAAGGTGGAAATGTTACCAGTAATGGTACTGCTACCTACAAGGAGATGGAGGGAGAAATAAAAAATT</text:p>
          </table:table-cell>
        </table:table-row>
        <table:table-row table:style-name="ro1">
          <table:table-cell office:value-type="string" calcext:value-type="string">
            <text:p>TTGACCCCACTCTGTGTCACTCTGAACTGTAT---------AAATGCTAATGGTACTGATAATAGTACT------------------AAAGAAGAGGTAAAAAGGT</text:p>
          </table:table-cell>
        </table:table-row>
        <table:table-row table:style-name="ro1">
          <table:table-cell office:value-type="string" calcext:value-type="string">
            <text:p>AGTAATGTTAATATTAATGTTACTGCTACCACCAGTACTGGTGCCTACAATGATAGT-GTCAGAGAAGAAATGAAGAATT</text:p>
          </table:table-cell>
        </table:table-row>
        <table:table-row table:style-name="ro1">
          <table:table-cell office:value-type="string" calcext:value-type="string">
            <text:p>GTAAAGTTGACCCCACTCTGTGTCACTTTAGAGTGTACTACTGTTAAGGTTGGGAATAATACTGATAAT---------------------------------GCCAAAAATT</text:p>
          </table:table-cell>
        </table:table-row>
        <table:table-row table:style-name="ro1">
          <table:table-cell office:value-type="string" calcext:value-type="string">
            <text:p>TGTGTCACTTTAAACTGTACTACCT------------------ACAATAATAACAGTGGGAACCTTAGGGAAGACATGGAAGGAAAAATACAAAACT</text:p>
          </table:table-cell>
        </table:table-row>
        <table:table-row table:style-name="ro1">
          <table:table-cell office:value-type="string" calcext:value-type="string">
            <text:p>ACCGATAGTGGTAATGCTACCTGTAATAGTACACAGGATGTTACCTGCAATACTAGCATCATAGGAGAAATGAAAAATT</text:p>
          </table:table-cell>
        </table:table-row>
        <table:table-row table:style-name="ro1">
          <table:table-cell office:value-type="string" calcext:value-type="string">
            <text:p>TTACATTGTACAAATGCTAATATTACTACAAAAAATAATGTTACCCTCGATAGCAGCAT------GAAGGAAGAAGTAAAAAATT</text:p>
          </table:table-cell>
        </table:table-row>
        <table:table-row table:style-name="ro1">
          <table:table-cell office:value-type="string" calcext:value-type="string">
            <text:p>ACTTTAGAGTG---TTACCAGAAAAATGCTACTATTACCAGTACTACTACT------ATGCCAGTCCCTAAAGGAGAAATGAAAAATT</text:p>
          </table:table-cell>
        </table:table-row>
        <table:table-row table:style-name="ro1">
          <table:table-cell office:value-type="string" calcext:value-type="string">
            <text:p>AATGCTACCAGTAATAGTAATACTACCACAACTGGTAATGTTACCCTCAAGGATAACATGAAGGGAGAAATAAAAAATT</text:p>
          </table:table-cell>
        </table:table-row>
        <table:table-row table:style-name="ro1">
          <table:table-cell office:value-type="string" calcext:value-type="string">
            <text:p>TGTACACATAATGTTACCCTTGGAAACAATAGTACTAGCTACAATGATAGCCTTAGAAT---------AAGGGAAGAAATAAAAAATT</text:p>
          </table:table-cell>
        </table:table-row>
        <table:table-row table:style-name="ro1">
          <table:table-cell office:value-type="string" calcext:value-type="string">
            <text:p>GCTGGTAGCAGTAATAATGCCACCAGTAATGGCACAAATAGAAGATTAGAAAATAGCATGAATGGAGAAATAAAAAATT</text:p>
          </table:table-cell>
        </table:table-row>
        <table:table-row table:style-name="ro1">
          <table:table-cell office:value-type="string" calcext:value-type="string">
            <text:p>TGTGTAAAGTTGACCCCACTCTGTGTCACTTTAAACTGTACTAACTACATTAATGACAC------------------------------------AACGGGAGAAACAAAAGATT</text:p>
          </table:table-cell>
        </table:table-row>
        <table:table-row table:style-name="ro1">
          <table:table-cell office:value-type="string" calcext:value-type="string">
            <text:p>GTTACTCTAGACTGTA------AGTATAATATTACTACTACCAGTGATAGTAAT--AAGAACTATAAT----AATACAGATATGAGAAATT</text:p>
          </table:table-cell>
        </table:table-row>
        <table:table-row table:style-name="ro1">
          <table:table-cell office:value-type="string" calcext:value-type="string">
            <text:p>TTAAATTGTATAGATGTAAGAAATACTACTAGTAATAATGCTACCATTG-----ATAATAGTACA-TATGGAGAAATAAAAAATT</text:p>
          </table:table-cell>
        </table:table-row>
        <table:table-row table:style-name="ro1">
          <table:table-cell office:value-type="string" calcext:value-type="string">
            <text:p>AATTCTATCAATGCCAATGCTAGTGCTACCAATGATAGTACGACCCCCAATATTACCAGGAAGGAAGATATGAAAAACT</text:p>
          </table:table-cell>
        </table:table-row>
        <table:table-row table:style-name="ro1">
          <table:table-cell office:value-type="string" calcext:value-type="string">
            <text:p>AACATTAATAATACCATTAATAATACCAGTAACAGTAATAATATCATTAATAATACCATAAAGGAAGAAATGAAAAATT</text:p>
          </table:table-cell>
        </table:table-row>
        <table:table-row table:style-name="ro1">
          <table:table-cell office:value-type="string" calcext:value-type="string">
            <text:p>ACTAGTAATGGTAATACTACTACTAGTAGTATTGGTAATGCTACCAACAAGGATGACA----TAAAGGGAGAAATGAAAAATT</text:p>
          </table:table-cell>
        </table:table-row>
        <table:table-row table:style-name="ro1">
          <table:table-cell office:value-type="string" calcext:value-type="string">
            <text:p>AAGTTGACTCCACTCTGTGTCACTTTAAATTGTAGCAATGTTACCCGTGATGATGGCAT------------------------------GGAGAGAGAAATAAAAAACT</text:p>
          </table:table-cell>
        </table:table-row>
        <table:table-row table:style-name="ro1">
          <table:table-cell office:value-type="string" calcext:value-type="string">
            <text:p>TGAGGATATAATCAGTTTATGGGATCAAAGCCTAAAACCATGTGTAAAATTGACCCCACTCTGTGTCACTTTAA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ATGTTACTGCTCATAATGGTAGTACTGTTTATGATAACAATGCTACTGTTGTTAATAGTACTAACGAAATAAAAAATT</text:p>
          </table:table-cell>
        </table:table-row>
        <table:table-row table:style-name="ro1">
          <table:table-cell office:value-type="string" calcext:value-type="string">
            <text:p>ACAAATATTACTATGACCAATATCACGGATACTAATATGACCAATATCATGGGAAGTATTAATGATACA-------ATGAAAAATT</text:p>
          </table:table-cell>
        </table:table-row>
        <table:table-row table:style-name="ro1">
          <table:table-cell office:value-type="string" calcext:value-type="string">
            <text:p>AAGGCAAATGGTACCTCCAGTGGGAGTGGAAACGTTACCCTCAATGGAAACGTTACCCTCAATGGAGAAATGAAAAATT</text:p>
          </table:table-cell>
        </table:table-row>
        <table:table-row table:style-name="ro1">
          <table:table-cell office:value-type="string" calcext:value-type="string">
            <text:p>AAGTTGACCCCACTCTGTGTCACTTTAAATTG---------------TGGTAATGCTATCTATAATAAAAGC---------------ATAAATGAAGAAATAAAAAATT</text:p>
          </table:table-cell>
        </table:table-row>
        <table:table-row table:style-name="ro1">
          <table:table-cell office:value-type="string" calcext:value-type="string">
            <text:p>AAGTTGACCCCACTCTGTGTCACTTTAGACTGT---------AATAATGTTACCAGTACT---------------------TCAATGGGGAAAAAAAATATGAAAGATT</text:p>
          </table:table-cell>
        </table:table-row>
        <table:table-row table:style-name="ro1">
          <table:table-cell office:value-type="string" calcext:value-type="string">
            <text:p>AAATTGACCCCACTCTGTGTCACTTTAAATTGTACAAGTC------------CTGCTGCCCACAATGAGAGCGAGACAA------------------GAGTAAAACATT</text:p>
          </table:table-cell>
        </table:table-row>
        <table:table-row table:style-name="ro1">
          <table:table-cell office:value-type="string" calcext:value-type="string">
            <text:p>CTCTGTGTCACTCTAAGTTGTACAAATGT---TAATGTTACCGACATTTACAACAATAGC---------------ATAAATGGGGAAATAAAAAATT</text:p>
          </table:table-cell>
        </table:table-row>
        <table:table-row table:style-name="ro1">
          <table:table-cell office:value-type="string" calcext:value-type="string">
            <text:p>GATATTGCCAAGRATAATAGCAGTAATGGTACTAAT-----AATAATAATATTACTAGTGATATGAAGGAAGAAATGAAAAATT</text:p>
          </table:table-cell>
        </table:table-row>
        <table:table-row table:style-name="ro1">
          <table:table-cell office:value-type="string" calcext:value-type="string">
            <text:p>TGAGGATATAATCAGTTTATGGGATCAAAGCCTAAAGCCATGTGTAAAGTTGACCCCACTCTGTGTCACTTTAG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CCACTCTGTGTCACTTTAAACTGT------------AATAATGCTAATGCTACTAATGTCACTGATACCAT---------GAATGGAGAAATAAAAAATT</text:p>
          </table:table-cell>
        </table:table-row>
        <table:table-row table:style-name="ro1">
          <table:table-cell office:value-type="string" calcext:value-type="string">
            <text:p>AGTACAAATGCTACCAGTATTGATAGTACTAATGCTACCAGTATTGATAGTACTAACATA-AATGGAGAAATACAAAATT</text:p>
          </table:table-cell>
        </table:table-row>
        <table:table-row table:style-name="ro1">
          <table:table-cell office:value-type="string" calcext:value-type="string">
            <text:p>ACTTTAAACTGTAGTAGTGTGAAAAATGATACTAGTGGGACTAATGTTACTAGTAGCATAGCGA---------GAGAAATGAAAAATT</text:p>
          </table:table-cell>
        </table:table-row>
        <table:table-row table:style-name="ro1">
          <table:table-cell office:value-type="string" calcext:value-type="string">
            <text:p>GTGAATATTACTAGTAATATGACCAG--GGAGATGGGAAATGCTACTAATCTGAATACCATGAAGGAAGAAATGAAAAATT</text:p>
          </table:table-cell>
        </table:table-row>
        <table:table-row table:style-name="ro1">
          <table:table-cell office:value-type="string" calcext:value-type="string">
            <text:p>CCACTCTGTGTCACTTTAAATTGTACAAATGCAAATAGTACTACAAAAACTACCACAGGTCCT---------------------GTAGAAATGAAAAATT</text:p>
          </table:table-cell>
        </table:table-row>
        <table:table-row table:style-name="ro1">
          <table:table-cell office:value-type="string" calcext:value-type="string">
            <text:p>ACCCCGCTCTGTGTCACTTTAAACTGTTCAAA---GGTAAATGGAACAAATGTAAATACTA---------------------TAAAAGAAGAAATGAAAAATT</text:p>
          </table:table-cell>
        </table:table-row>
        <table:table-row table:style-name="ro1">
          <table:table-cell office:value-type="string" calcext:value-type="string">
            <text:p>ACCCACAGTAATAATGCTACCCACAATAATGCTACCCACAATAATGCTACCCACAATAATAGTGAAGAGATGAAAAATT</text:p>
          </table:table-cell>
        </table:table-row>
        <table:table-row table:style-name="ro1">
          <table:table-cell office:value-type="string" calcext:value-type="string">
            <text:p>TGTACAGATGTACAAGCTAATGCTACCCGCGATAGTAATGACACTTCCAATGATAACATA-AAGGAAGAAATAAAAAATT</text:p>
          </table:table-cell>
        </table:table-row>
        <table:table-row table:style-name="ro1">
          <table:table-cell office:value-type="string" calcext:value-type="string">
            <text:p>GCTACGTTAAATTGTACAAATGCAAACTACACTGGTAGGCCAGCCCGCAATATTAGCA------------TGAATGAAGAAATGACAAATT</text:p>
          </table:table-cell>
        </table:table-row>
        <table:table-row table:style-name="ro1">
          <table:table-cell office:value-type="string" calcext:value-type="string">
            <text:p>ACCCCACTCTGTGTCACTTTAAAATGTACAAATGTTAATAATACTGCCAATATC------------------------ACAACAAGGGATGAACTGAAAAACT</text:p>
          </table:table-cell>
        </table:table-row>
        <table:table-row table:style-name="ro1">
          <table:table-cell office:value-type="string" calcext:value-type="string">
            <text:p>GTCACTTTAACTTGTAC---------AAATACTACTGTTAGTAATGGTAGCAGTAATAGTAATGCTAACTTTGA----AGAAATGAAAAATT</text:p>
          </table:table-cell>
        </table:table-row>
        <table:table-row table:style-name="ro1">
          <table:table-cell office:value-type="string" calcext:value-type="string">
            <text:p>TGTACGGTTGTTAATAAAACTAATAATAATAATACTAAAATC--AATAATGTTAATGAGACCATACAAGAAATGAAAAATT</text:p>
          </table:table-cell>
        </table:table-row>
        <table:table-row table:style-name="ro1">
          <table:table-cell office:value-type="string" calcext:value-type="string">
            <text:p>AAATTGACCCCACTCTGTGTAACTCTAAAGTGTACAGAT------GATAATGTTACTATTAAT------------------------GAAACTGAGAAAATGAAAAATT</text:p>
          </table:table-cell>
        </table:table-row>
        <table:table-row table:style-name="ro1">
          <table:table-cell office:value-type="string" calcext:value-type="string">
            <text:p>CGTTGTACC---------AATATTACCCTCACAAATAGCA----CAGGAAATGATACCTACAATGATGGCATAGGGAATGAAGTGAAAAATT</text:p>
          </table:table-cell>
        </table:table-row>
        <table:table-row table:style-name="ro1">
          <table:table-cell office:value-type="string" calcext:value-type="string">
            <text:p>TGTGTCACTTTAAACTGTACAAATGCAACCTACACCAATAGCACCAATAGC---------------ACCCTAGATGATCCAGAAAGAAAAAATT</text:p>
          </table:table-cell>
        </table:table-row>
        <table:table-row table:style-name="ro1">
          <table:table-cell office:value-type="string" calcext:value-type="string">
            <text:p>AAGTTGACCCCACTCTGTGTCACGTTAGACTGTGCTAATGTTACCAGCAATAT---TACCAATGG---------------------------GGAAGAAATAAAAAATT</text:p>
          </table:table-cell>
        </table:table-row>
        <table:table-row table:style-name="ro1">
          <table:table-cell office:value-type="string" calcext:value-type="string">
            <text:p>TTACATTGTAGTTATGTTACTAATAATATTACTGCTGATAATTTTACC-----AGCGATAAC-CTGAGGGAAGAAATAAAAAATT</text:p>
          </table:table-cell>
        </table:table-row>
        <table:table-row table:style-name="ro1">
          <table:table-cell office:value-type="string" calcext:value-type="string">
            <text:p>ACCCCACTCTGTGTCACTTTAAAATGTAAAGATGTTGCAAATGCTACCGTCAATAATACCTAT------------------------GGAGAAGTAAAGGAAT</text:p>
          </table:table-cell>
        </table:table-row>
        <table:table-row table:style-name="ro1">
          <table:table-cell office:value-type="string" calcext:value-type="string">
            <text:p>GATGCTAATAGTAATGCTAATAAAACTAGTAACCACACTGATATAAATGGAGAAATAAAAAATGGAGAAATAAAAAATT</text:p>
          </table:table-cell>
        </table:table-row>
        <table:table-row table:style-name="ro1">
          <table:table-cell office:value-type="string" calcext:value-type="string">
            <text:p>TTACACTGTAGTAATGCTAAGGTTACTACTAACTGTACTCACAGCTGC-----AATAATGACATA-AAAGGAGAAGTAAAAAACT</text:p>
          </table:table-cell>
        </table:table-row>
        <table:table-row table:style-name="ro1">
          <table:table-cell office:value-type="string" calcext:value-type="string">
            <text:p>GTCACTTTAAACTGTAC---------AAATGCTACTGTTGCTGGAAATGCT--------ACTATTGATGGAAATTCTACGGGGGAAATAAAAAATT</text:p>
          </table:table-cell>
        </table:table-row>
        <table:table-row table:style-name="ro1">
          <table:table-cell office:value-type="string" calcext:value-type="string">
            <text:p>CCACTCTGTGTCACTTTAAACTGTACTGATTT------TGATCCTCTCGACAAT-----------GGGACTGATGCT----ATGGGAGAAATAAAAAATT</text:p>
          </table:table-cell>
        </table:table-row>
        <table:table-row table:style-name="ro1">
          <table:table-cell office:value-type="string" calcext:value-type="string">
            <text:p>ACGTTAGAATGT------------GGAAACGTTACTACTAATGGTGGAAACGTTACTATTAATGGTACTGG-TACAGAAGAAATAAAAAATT</text:p>
          </table:table-cell>
        </table:table-row>
        <table:table-row table:style-name="ro1">
          <table:table-cell office:value-type="string" calcext:value-type="string">
            <text:p>TATAATGGTGCTAATACTACCACTGGTCTCCACAATGATAACGTGACTGGAGAGAACATGACTGGAGAAATAAAAAAGT</text:p>
          </table:table-cell>
        </table:table-row>
        <table:table-row table:style-name="ro1">
          <table:table-cell office:value-type="string" calcext:value-type="string">
            <text:p>TTAAACTGTAC------AAAAGCTAATGCTAATGTTACTAGTATTCCTGCCCTCAATAATAGCAAGCCTGAAGAAGTAAAAAATT</text:p>
          </table:table-cell>
        </table:table-row>
        <table:table-row table:style-name="ro1">
          <table:table-cell office:value-type="string" calcext:value-type="string">
            <text:p>TTAAGTTGTAGCAATATCACCAATGCTACCATTGATGGTAATGCTACCG-----CTGATGAT-ATGAGGAGAGAAATGACAAATT</text:p>
          </table:table-cell>
        </table:table-row>
        <table:table-row table:style-name="ro1">
          <table:table-cell office:value-type="string" calcext:value-type="string">
            <text:p>CTCTGTGCCACTTTAAAGTGTACAAATGTTACCGGGAATGATACTATTGATGATAACA---------------------TGAAGGAAGAAATAAAAAACT</text:p>
          </table:table-cell>
        </table:table-row>
        <table:table-row table:style-name="ro1">
          <table:table-cell office:value-type="string" calcext:value-type="string">
            <text:p>AGTAATGGTACCAGTAATAATATTACTACTATTGATACCAGTAATAATATTACTACTATTGATAAAGACATGAAAAACT</text:p>
          </table:table-cell>
        </table:table-row>
        <table:table-row table:style-name="ro1">
          <table:table-cell office:value-type="string" calcext:value-type="string">
            <text:p>AACTGCAGCGAGGTCAAGGGTAGTAATACCAGTAAGAGTAATAAT-----ACCCATGATGCCAAGGATTCAGGAATGCAAAATT</text:p>
          </table:table-cell>
        </table:table-row>
        <table:table-row table:style-name="ro1">
          <table:table-cell office:value-type="string" calcext:value-type="string">
            <text:p>GATGTGAAGAGTAATAAAAGTGATGTACAGAGGGATAATAATAATAACAGTAATAATATGATGGA------AGAAGTAAAAAATT</text:p>
          </table:table-cell>
        </table:table-row>
        <table:table-row table:style-name="ro1">
          <table:table-cell office:value-type="string" calcext:value-type="string">
            <text:p>AGAAAAATGAATATCAGTAATAGTAATACCAGTAATAATGATGCTACCTATAATGAGACCATAGAAGGAATAAGAAATT</text:p>
          </table:table-cell>
        </table:table-row>
        <table:table-row table:style-name="ro1">
          <table:table-cell office:value-type="string" calcext:value-type="string">
            <text:p>TGTGTCACTTTAAACTGTAGTGAT---GCTAATGCTACCATCATTAATGGTACTGTTGAGA------------ATAAAGGAGAAATAAAAAATT</text:p>
          </table:table-cell>
        </table:table-row>
        <table:table-row table:style-name="ro1">
          <table:table-cell office:value-type="string" calcext:value-type="string">
            <text:p>GTTAATGTTACCAGTAAGGGTAGTAATACCACTATGGGTAATAAGACCTATGATAACAGTG-GGGGAGAAATGAAAAATT</text:p>
          </table:table-cell>
        </table:table-row>
        <table:table-row table:style-name="ro1">
          <table:table-cell office:value-type="string" calcext:value-type="string">
            <text:p>AAGTTAACCCCACTTTGTGTCACTTTACACTGTAATGATAATGTTACTGTTAATGGTACCTTCAAT------------------------------GAAATGAAAAATT</text:p>
          </table:table-cell>
        </table:table-row>
        <table:table-row table:style-name="ro1">
          <table:table-cell office:value-type="string" calcext:value-type="string">
            <text:p>GTCACTTTAAACTGTACAAATGTTGATAAAAATTATACTGCTCTCTTTAATGAGAGC---------------ATGAAGGGAGAAATAAAAAATT</text:p>
          </table:table-cell>
        </table:table-row>
        <table:table-row table:style-name="ro1">
          <table:table-cell office:value-type="string" calcext:value-type="string">
            <text:p>ATCAATATTATCAATACTACTACTGGTAGAGATATTATAATATATCAAAGTATCAATAGTACTAGGGAAATAAAAAATT</text:p>
          </table:table-cell>
        </table:table-row>
        <table:table-row table:style-name="ro1">
          <table:table-cell office:value-type="string" calcext:value-type="string">
            <text:p>GTCACTTTGAAGTGTACAAATGTTACCACGAATGCTACAAATGTTGCCACGAATGCT-----ACCTATAAT----------GAAATGAAAAATT</text:p>
          </table:table-cell>
        </table:table-row>
        <table:table-row table:style-name="ro1">
          <table:table-cell office:value-type="string" calcext:value-type="string">
            <text:p>ACTTTAAATTGTACAGAAGCAAATGTTACCCACAGTGACAATGTTACCCACAGTGGT------------------GCGGGGGAAGGAATGAAAAATT</text:p>
          </table:table-cell>
        </table:table-row>
        <table:table-row table:style-name="ro1">
          <table:table-cell office:value-type="string" calcext:value-type="string">
            <text:p>AATGATACTTATAATATTACCAGTAATGGTACCAATAATAGTACTGGTGTTAAAAATAATGATTCAGAAATGAAAAATT</text:p>
          </table:table-cell>
        </table:table-row>
        <table:table-row table:style-name="ro1">
          <table:table-cell office:value-type="string" calcext:value-type="string">
            <text:p>GTTAATGCTACTACTGCTAAAGTTACCAGTATTAATGGTACCAGAAT--TAATGATTCCATGATTGAAGAAATGAGAAATT</text:p>
          </table:table-cell>
        </table:table-row>
        <table:table-row table:style-name="ro1">
          <table:table-cell office:value-type="string" calcext:value-type="string">
            <text:p>GTCACTTTAAATTGTACTGATGCTAAGACTAGTAC---TACAAATACTACTGCTGCAAATACTACTA---------ATGAGATAAAAAATT</text:p>
          </table:table-cell>
        </table:table-row>
        <table:table-row table:style-name="ro1">
          <table:table-cell office:value-type="string" calcext:value-type="string">
            <text:p>TGTGTCACTTTAAATTGTACTAATGTTGACATTAAGGGTAATGTTACCTTCAATAACACAGATAT---------------AAAAATGAAAAATT</text:p>
          </table:table-cell>
        </table:table-row>
        <table:table-row table:style-name="ro1">
          <table:table-cell office:value-type="string" calcext:value-type="string">
            <text:p>TATACTAGTACCAATAAGAGTA--AGGATAACAATACTGGTAATGCTTACTATAATATTACTGTGAATGAAATACAAAATT</text:p>
          </table:table-cell>
        </table:table-row>
        <table:table-row table:style-name="ro1">
          <table:table-cell office:value-type="string" calcext:value-type="string">
            <text:p>TGAGGATATAATCAGTTTATGGGATCAAAGCCTAAAGCCATGTGTAAAGTTGACCCCACTCTGTGTCACTTTAAAC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AAATTGTACAAAGGTAAAAAATAACACTATGACAAAGGTAGACAATGAAACTATGAATCTTGA------TGAAATGAAAAATT</text:p>
          </table:table-cell>
        </table:table-row>
        <table:table-row table:style-name="ro1">
          <table:table-cell office:value-type="string" calcext:value-type="string">
            <text:p>CCACTCTGTGTCACCCTAGACTGTCAAAATGTTAATGCTACTCAAAATACTAATGATACTATTTCTACCATG---------------------AAAAATT</text:p>
          </table:table-cell>
        </table:table-row>
        <table:table-row table:style-name="ro1">
          <table:table-cell office:value-type="string" calcext:value-type="string">
            <text:p>ACCCCACTCTGTGTCACTTTAAACTG------------------TAGTAATGCTAATAGTAGCATAGAAGAAAGCAT------GAAGGGAGAAATAAAAAATT</text:p>
          </table:table-cell>
        </table:table-row>
        <table:table-row table:style-name="ro1">
          <table:table-cell office:value-type="string" calcext:value-type="string">
            <text:p>ACCCCACTCTGTGTTACTTTAAATTGTAACAATGT------TAATGCCAATACCGACAATAATACCATGA------------------ATGAACTAAAAAATT</text:p>
          </table:table-cell>
        </table:table-row>
        <table:table-row table:style-name="ro1">
          <table:table-cell office:value-type="string" calcext:value-type="string">
            <text:p>GTAAAGTTGACCCCACTCTGTGTCACTTTAAATTGTACAACTGTAAATGGT---------------------------------ACAGAAGGGGGGGAAGAAATAAAAAATT</text:p>
          </table:table-cell>
        </table:table-row>
        <table:table-row table:style-name="ro1">
          <table:table-cell office:value-type="string" calcext:value-type="string">
            <text:p>AGTAGTAAAGTTTATGATACTAGGAGTAATGTTAATGTTACCAGTATCAATAATACCATAATGGGAGAAATGAAAAATT</text:p>
          </table:table-cell>
        </table:table-row>
        <table:table-row table:style-name="ro1">
          <table:table-cell office:value-type="string" calcext:value-type="string">
            <text:p>CTCTGTGTCACTTTAGAATGTACAACTGTTAAAAATACTACTAATGGTACCGATGAAAGC------------------ATAAATGAAATAAAAAACT</text:p>
          </table:table-cell>
        </table:table-row>
        <table:table-row table:style-name="ro1">
          <table:table-cell office:value-type="string" calcext:value-type="string">
            <text:p>ACCCCACTCTGTGTCACTTTAAATTGC---------AGCAATGAGAGTAGACTTAGTAATAGTAGC---------------CTTAATGAAGAAATAAAAAATT</text:p>
          </table:table-cell>
        </table:table-row>
        <table:table-row table:style-name="ro1">
          <table:table-cell office:value-type="string" calcext:value-type="string">
            <text:p>GCTAATATCACAAGAGTCAATAGTACCACAGATGGAGGGAATGCCACAGCCCCCACCATAAAGGAGGAAATAAAAAATT</text:p>
          </table:table-cell>
        </table:table-row>
        <table:table-row table:style-name="ro1">
          <table:table-cell office:value-type="string" calcext:value-type="string">
            <text:p>CTAAACTGTACTGATGTTAATGTTAATGTTACCAGGAATAATACCACTCCTGATCCCAT------GAATGGAGAACAAAAAAATT</text:p>
          </table:table-cell>
        </table:table-row>
        <table:table-row table:style-name="ro1">
          <table:table-cell office:value-type="string" calcext:value-type="string">
            <text:p>TGTGTCACTTTAGAATGTAC------------GAATATTAATACCAGTAG-----GGGGGGTAACAATACTATTAGTAATGGGGAAATAAAAAATT</text:p>
          </table:table-cell>
        </table:table-row>
        <table:table-row table:style-name="ro1">
          <table:table-cell office:value-type="string" calcext:value-type="string">
            <text:p>AGTAATGCTATTGTTAATGTTACTTGTTATGATAATGCCACTTGTAATAATAATAGCAT---------GAGGGAAGAAATAAAAAATT</text:p>
          </table:table-cell>
        </table:table-row>
        <table:table-row table:style-name="ro1">
          <table:table-cell office:value-type="string" calcext:value-type="string">
            <text:p>GTCACTTTAGAATGTAGAAATGCTAGTAGAAATGATAGTGAAACCCACAATATTACC---------------TACACGGAGGAAATAAAAAATT</text:p>
          </table:table-cell>
        </table:table-row>
        <table:table-row table:style-name="ro1">
          <table:table-cell office:value-type="string" calcext:value-type="string">
            <text:p>TGTAGAAATGCTAATGTTACTAGGAATGATACTAGTAATGGTAATAGTACAGTTACTAGTAAGGAGGACATAAAAAATT</text:p>
          </table:table-cell>
        </table:table-row>
        <table:table-row table:style-name="ro1">
          <table:table-cell office:value-type="string" calcext:value-type="string">
            <text:p>TTAGACTGTATTGATTATAAAGGTAATAGTACTATTGGTAATATTACTG------TTGTTAATAACAATACTGACATAAAAAATT</text:p>
          </table:table-cell>
        </table:table-row>
        <table:table-row table:style-name="ro1">
          <table:table-cell office:value-type="string" calcext:value-type="string">
            <text:p>TGTGTCACTTTAAAATGTATAGATTTTAAGGCTAGTAATGCTACCTACAATGATAGC---------------ATGAATGGAGAAATAAAAAATT</text:p>
          </table:table-cell>
        </table:table-row>
        <table:table-row table:style-name="ro1">
          <table:table-cell office:value-type="string" calcext:value-type="string">
            <text:p>AAGGCAAATGTTACTAGTGCCAGTGCAACTGGTACTGGTAGCAATCCTACCAGTATCGATGATAACATGATGAAAAATT</text:p>
          </table:table-cell>
        </table:table-row>
        <table:table-row table:style-name="ro1">
          <table:table-cell office:value-type="string" calcext:value-type="string">
            <text:p>AAAGTTAATACTGTTAATACTACCAGTGGTGGTGTTAGTGCTACCCCCAGTAGTAAT-ATGAGTGAAGAAATGAGAAACT</text:p>
          </table:table-cell>
        </table:table-row>
        <table:table-row table:style-name="ro1">
          <table:table-cell office:value-type="string" calcext:value-type="string">
            <text:p>TGAAGATATAATTAGTTTATGGGATGAAAGCCTAAAGCCATGTGTAAAGCTGACCCCACTCTGTGTCACTTTAGAA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CCACTCTGTGTCACTTTAAAATGTAGCAATGTTAGCAGTAATGGTAATGGTACCTACAATGGTA------------------------CAGAAATAAAAAATT</text:p>
          </table:table-cell>
        </table:table-row>
        <table:table-row table:style-name="ro1">
          <table:table-cell office:value-type="string" calcext:value-type="string">
            <text:p>CTCTGTGTCACTTTAGAATGT---------GGAAATGTCACTTTAAGAGATAAGACTTGCAATGGGACCATGACG---------GAAATGAAAAATT</text:p>
          </table:table-cell>
        </table:table-row>
        <table:table-row table:style-name="ro1">
          <table:table-cell office:value-type="string" calcext:value-type="string">
            <text:p>AATACCAATAGGGGTAATGTTACCTACAGGAGTGATAATGATATTTACATTGAGAACATAACGGAAGAAGTAAGAAATT</text:p>
          </table:table-cell>
        </table:table-row>
        <table:table-row table:style-name="ro1">
          <table:table-cell office:value-type="string" calcext:value-type="string">
            <text:p>ACTTTAGAATGTAGAAATGTTACCTTGGTTAATGTTAGCTCGAATAGTGATAACAATA------------CTAGGGGAGAAATAAGGAATT</text:p>
          </table:table-cell>
        </table:table-row>
        <table:table-row table:style-name="ro1">
          <table:table-cell office:value-type="string" calcext:value-type="string">
            <text:p>AGTAGTAATAATGGTAATAGCAGTAGTAATGGTACTAATAGTAGTAGTGGTAATTTTACCTCTGAAGAACTGAGAAATT</text:p>
          </table:table-cell>
        </table:table-row>
        <table:table-row table:style-name="ro1">
          <table:table-cell office:value-type="string" calcext:value-type="string">
            <text:p>GTCACTTTAAACTGTATTGAT------AATGTTACCCATATTGATAATGGTACC-----CACTATAGT-AACCAAACCGACATGAGAAACT</text:p>
          </table:table-cell>
        </table:table-row>
        <table:table-row table:style-name="ro1">
          <table:table-cell office:value-type="string" calcext:value-type="string">
            <text:p>TTAAAATGT---------AGAAATGTTAACAATACTGGTACCAATAATGTAACTGCTACCTACAATGGA-ACCAGTGAAATAAAAAATT</text:p>
          </table:table-cell>
        </table:table-row>
        <table:table-row table:style-name="ro1">
          <table:table-cell office:value-type="string" calcext:value-type="string">
            <text:p>AGAAATAGTACTGATGGTAATACTACCAGAAATAGTACTGCTACCCCCAGTGATACCATA-AATGGAGAAATAAAAAATT</text:p>
          </table:table-cell>
        </table:table-row>
        <table:table-row table:style-name="ro1">
          <table:table-cell office:value-type="string" calcext:value-type="string">
            <text:p>CCACTCTGTGTCACTTTAAACTGTACAGATGCGGACATAGAGAGGGTTATCAACAATAAT---------------------ACAATGGAACTAAAAAATT</text:p>
          </table:table-cell>
        </table:table-row>
        <table:table-row table:style-name="ro1">
          <table:table-cell office:value-type="string" calcext:value-type="string">
            <text:p>GATGTTAATGTTAATGCTACCAATAATAATAATACAACCAACAATAGTAGCATGAAGGAAGAAATAGAAATGAAAAATT</text:p>
          </table:table-cell>
        </table:table-row>
        <table:table-row table:style-name="ro1">
          <table:table-cell office:value-type="string" calcext:value-type="string">
            <text:p>AATGTTAATGCTACCAATAATGGTACTACTCCCAGTAATGGTAATGTTACTTGCAAAACTGAGGAAGAAATAAAAAATT</text:p>
          </table:table-cell>
        </table:table-row>
        <table:table-row table:style-name="ro1">
          <table:table-cell office:value-type="string" calcext:value-type="string">
            <text:p>ACTTTAAATTGTACTGATGCTCATTTTAATAGTAGTGTTACCGTACATAATGCCAGCAT---------GAATGGAGAAATAAAAAATT</text:p>
          </table:table-cell>
        </table:table-row>
        <table:table-row table:style-name="ro1">
          <table:table-cell office:value-type="string" calcext:value-type="string">
            <text:p>GTCAAGGTCAATGAGACTATCAATGTCACTAATAATAGTGGTGTCAATGTCAAGAATGTCACTGAGGACATGAAAAATT</text:p>
          </table:table-cell>
        </table:table-row>
        <table:table-row table:style-name="ro1">
          <table:table-cell office:value-type="string" calcext:value-type="string">
            <text:p>ATTACCCTCAATAATGCAGATGCTACCACCACTAGTCCCTCCAATAGCACGTTTGAAGCAACTGGAGAAGTAAAAAATT</text:p>
          </table:table-cell>
        </table:table-row>
        <table:table-row table:style-name="ro1">
          <table:table-cell office:value-type="string" calcext:value-type="string">
            <text:p>TGTGTCACTTTAAGATGT---------GAGAATGCTACCTACAATGATACCAACTACAAGAATATCACA------GATGGGGAAGTAATGAATT</text:p>
          </table:table-cell>
        </table:table-row>
        <table:table-row table:style-name="ro1">
          <table:table-cell office:value-type="string" calcext:value-type="string">
            <text:p>ACTCCACTATGTGTTACTTTAAACTGTACAGAGGTTACCAATGGAACCATTAACATTAATGCTACT------------------------GAAATGAGAAATT</text:p>
          </table:table-cell>
        </table:table-row>
        <table:table-row table:style-name="ro1">
          <table:table-cell office:value-type="string" calcext:value-type="string">
            <text:p>TTAAACTGTACTACCTACAATGGTACCTTGAAGGATACTGATTTCTACAATAGTAGC---------------ATGAATGGAGAAATAAAAAATT</text:p>
          </table:table-cell>
        </table:table-row>
        <table:table-row table:style-name="ro1">
          <table:table-cell office:value-type="string" calcext:value-type="string">
            <text:p>ACAAAAGTTGAAGTTAATGCTACCATTAAGGACAACAATGTTACTATGGACAATAACTAT----AAGGAAGAAATGCAGAATT</text:p>
          </table:table-cell>
        </table:table-row>
        <table:table-row table:style-name="ro1">
          <table:table-cell office:value-type="string" calcext:value-type="string">
            <text:p>AACTGTAGAAATGTTTATGTGAATGTTACCAAGAATATTAGTGTTAACTACAATGAGAGCATG------GGGGAAATAAAAAATT</text:p>
          </table:table-cell>
        </table:table-row>
        <table:table-row table:style-name="ro1">
          <table:table-cell office:value-type="string" calcext:value-type="string">
            <text:p>ACTCCACTCTGTGTCACTTTAAGTTGTCAAAATGCTAAGGTTACCTCTAATGATGGTA------------------------TGAATGAAACAATAAAAAATT</text:p>
          </table:table-cell>
        </table:table-row>
        <table:table-row table:style-name="ro1">
          <table:table-cell office:value-type="string" calcext:value-type="string">
            <text:p>AATACAAATAATAGTACAAATATTACAAAAACAAATACTAATATAAATCTTACCTCTGCTAAAGCAGAAATGAAAAATT</text:p>
          </table:table-cell>
        </table:table-row>
        <table:table-row table:style-name="ro1">
          <table:table-cell office:value-type="string" calcext:value-type="string">
            <text:p>GTTACTTTAAACTGTACAAATGCTACAACTGCTATGAATGCTACAATTGATAATAACA------------TGCAGGGAGAAATAAAAAATT</text:p>
          </table:table-cell>
        </table:table-row>
        <table:table-row table:style-name="ro1">
          <table:table-cell office:value-type="string" calcext:value-type="string">
            <text:p>GTTGGTACTACCAGTACATCCAATACTACCCGTACACCCAATAGTAGCATAATAGAAGAAAAAGAAGAGATAAAAAATT</text:p>
          </table:table-cell>
        </table:table-row>
        <table:table-row table:style-name="ro1">
          <table:table-cell office:value-type="string" calcext:value-type="string">
            <text:p>TGTACAAAT---GCAAATATTACCAAGACAAAGGCAAGTAAGGGTAATCTCACGACTATCATGAATGAAGAAGTAAAAAACT</text:p>
          </table:table-cell>
        </table:table-row>
        <table:table-row table:style-name="ro1">
          <table:table-cell office:value-type="string" calcext:value-type="string">
            <text:p>ACTACTGTTACTAATACCACTAGTGCTACTACTATTAATAATACCATGGGGAAAGAAATA------AGGGGAGAAATAAAAAATT</text:p>
          </table:table-cell>
        </table:table-row>
        <table:table-row table:style-name="ro1">
          <table:table-cell office:value-type="string" calcext:value-type="string">
            <text:p>ACTAGTGTTAATGTTACCAATAGTAATGATACCAATATCAGTAATGG-----TACTAATAGTTACCTTGAAGAAATGAGAAATT</text:p>
          </table:table-cell>
        </table:table-row>
        <table:table-row table:style-name="ro1">
          <table:table-cell office:value-type="string" calcext:value-type="string">
            <text:p>ACCCCACTCTGTGTCACTTTAGAGTGTAAAAATGTTAGCCGTGCCCCCAATCTGACCAACAGT------------------------GAGGACCTAAAAAATT</text:p>
          </table:table-cell>
        </table:table-row>
        <table:table-row table:style-name="ro1">
          <table:table-cell office:value-type="string" calcext:value-type="string">
            <text:p>CCTCTCTGTGTCACTTTAGATTGTAGCGAT---GCTAATGTTACCTACAGGGATTCTAGTA------------------TGAATGGAGAAATAAAAAATT</text:p>
          </table:table-cell>
        </table:table-row>
        <table:table-row table:style-name="ro1">
          <table:table-cell office:value-type="string" calcext:value-type="string">
            <text:p>TTAACCTGTAGT---------AATGTTAATGTTACCAATAATAGTACAAACAATGCGACCACCGATGATATTAGAGAAATGAAAAATT</text:p>
          </table:table-cell>
        </table:table-row>
        <table:table-row table:style-name="ro1">
          <table:table-cell office:value-type="string" calcext:value-type="string">
            <text:p>GTTACTGTCAGAAATGAGACTATCATAAATGAGGCTAGTAAATATCTTAATAACACT-GTGAAGGAAGAAATGAGAAATT</text:p>
          </table:table-cell>
        </table:table-row>
        <table:table-row table:style-name="ro1">
          <table:table-cell office:value-type="string" calcext:value-type="string">
            <text:p>TGAGGATATAATCAGTTTATGGGATCAAAGCCTAAAGCCATGTGTGAAGTTGACCCCACTCTGTGTCACGCTAA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CTGTACAGATGCTAATATTACTGCTACTCTCAATGCTACTTAC-----AATAATGATAGCATGAAGGGAGAAATGAAAAATT</text:p>
          </table:table-cell>
        </table:table-row>
        <table:table-row table:style-name="ro1">
          <table:table-cell office:value-type="string" calcext:value-type="string">
            <text:p>TGTAGAAATGCTGATGTTAATATTACCAAAAATGATGGTACTACCCTCAATAATACCATAGAGGGAGAAATAAAAAATT</text:p>
          </table:table-cell>
        </table:table-row>
        <table:table-row table:style-name="ro1">
          <table:table-cell office:value-type="string" calcext:value-type="string">
            <text:p>AACTGTACTAAT---AGTATCTACAATAATACCATGGGGGATAGTACCAATAATAAAACCATGGGGGAAGAAATAAAAAATT</text:p>
          </table:table-cell>
        </table:table-row>
        <table:table-row table:style-name="ro1">
          <table:table-cell office:value-type="string" calcext:value-type="string">
            <text:p>AAGAATGCTACCTTCAATGGGACTGGTACCATCATTGGCAATACCATCATTGGCAACATAAGTAGAGAAATGAGAAATT</text:p>
          </table:table-cell>
        </table:table-row>
        <table:table-row table:style-name="ro1">
          <table:table-cell office:value-type="string" calcext:value-type="string">
            <text:p>TGTGTCACGTTAAACTGTAT---------AAATGCTACCAGTAACAATGTTGCCAACACGACTAATACTATTGA------AGGAATGAAAAATT</text:p>
          </table:table-cell>
        </table:table-row>
        <table:table-row table:style-name="ro1">
          <table:table-cell office:value-type="string" calcext:value-type="string">
            <text:p>TACAATTATAGCATAAATGCAAATGCTACCTGGCAAAATAGCACAATTGGAGAAATGAAAATTGGAGAAATAAAAAATT</text:p>
          </table:table-cell>
        </table:table-row>
        <table:table-row table:style-name="ro1">
          <table:table-cell office:value-type="string" calcext:value-type="string">
            <text:p>ACCCCACTCTGTGTCACTTTAAATTGTACAAATGCAA------ATGTTACTGTCAATAATAGCA------------------CGTCTGGAGAAGTAAAAAACT</text:p>
          </table:table-cell>
        </table:table-row>
        <table:table-row table:style-name="ro1">
          <table:table-cell office:value-type="string" calcext:value-type="string">
            <text:p>GTCACTCTATATTGCACAAATGTTACCAGTAATAGTACCAGTAATATTACTGGTGACA------------TGAGTGGAGAAATGAAGAATT</text:p>
          </table:table-cell>
        </table:table-row>
        <table:table-row table:style-name="ro1">
          <table:table-cell office:value-type="string" calcext:value-type="string">
            <text:p>GTCACTTTACAGTGTGT------------TAATGCTACTACTACTACTACGGGGGAGACAAATGCTACCCGTTGGGGGGAAATGAAAAATT</text:p>
          </table:table-cell>
        </table:table-row>
        <table:table-row table:style-name="ro1">
          <table:table-cell office:value-type="string" calcext:value-type="string">
            <text:p>ACTGCTAACCATGGTAATGGTACTGCTAGCTATGGTAATGATACCTACACTAAGAGCATGGAGGGAGAAATAAAAAATT</text:p>
          </table:table-cell>
        </table:table-row>
        <table:table-row table:style-name="ro1">
          <table:table-cell office:value-type="string" calcext:value-type="string">
            <text:p>AATAATACCAGTACAAATGATACCAGTATAAATGCAAATGCTACCAGTGAGAATAGCATGCGGGGAGAAGTAAAAAATT</text:p>
          </table:table-cell>
        </table:table-row>
        <table:table-row table:style-name="ro1">
          <table:table-cell office:value-type="string" calcext:value-type="string">
            <text:p>TGTACAAATATAAATAATACAGAGGTTAGCAATACTAGTACCATCTACAATAGTTCCATA------------CAAGAAGAAATGAAAAACT</text:p>
          </table:table-cell>
        </table:table-row>
        <table:table-row table:style-name="ro1">
          <table:table-cell office:value-type="string" calcext:value-type="string">
            <text:p>GTAAAGTTGACCCCACTCTGTGTCACTCTAAATTG------------------------TAGCAGTAATAACTTTGGTAACATGAC---------TGGAGAAATAAAGAATT</text:p>
          </table:table-cell>
        </table:table-row>
        <table:table-row table:style-name="ro1">
          <table:table-cell office:value-type="string" calcext:value-type="string">
            <text:p>ACTTTAAATTGTAC---------------TACCCCTACCAACAATAGTAGCGGAAGCAATATTAGCAGTGAGTATGAAGAAAAAATGCAAAATT</text:p>
          </table:table-cell>
        </table:table-row>
        <table:table-row table:style-name="ro1">
          <table:table-cell office:value-type="string" calcext:value-type="string">
            <text:p>AACTGTCATAACATAACTATTAATGGTACCACTAATGCTACCCCC--------ATTATTGGTAATATTACCCACGAAATGAAAAATT</text:p>
          </table:table-cell>
        </table:table-row>
        <table:table-row table:style-name="ro1">
          <table:table-cell office:value-type="string" calcext:value-type="string">
            <text:p>CTCTGTGTCACTTTAGAATGTGAAGATGTTGAAAATACTACTGTGCCCGAAAATGGGAACATGA------------------CGGAGATAAAAAATT</text:p>
          </table:table-cell>
        </table:table-row>
        <table:table-row table:style-name="ro1">
          <table:table-cell office:value-type="string" calcext:value-type="string">
            <text:p>ACTTTAAACTGTAGCAAT---GCAAATGTTACCACCGCAAATGCTACCTACGAAAATAACACAAT------TGGTGAAATAAAAAATT</text:p>
          </table:table-cell>
        </table:table-row>
        <table:table-row table:style-name="ro1">
          <table:table-cell office:value-type="string" calcext:value-type="string">
            <text:p>TTAAATTGTACAAATGTAGATGTTAATACTAGTAATAATATTACCGGTGGTATTGACAT------GAAGGAAGAAATAAAAAATT</text:p>
          </table:table-cell>
        </table:table-row>
        <table:table-row table:style-name="ro1">
          <table:table-cell office:value-type="string" calcext:value-type="string">
            <text:p>TGAGGATATAATCAGTTTATGGGATCAAAGCCTAAAGCCATGTGTAAAGTTGACCCCACTCTGTGTCACTTTAA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GAAGGCAACAAATGTTAATATTACCAGTATGGGTAGGGGTATTAACGACCAGGAAATAAAAACTGAAGTACAAAATT</text:p>
          </table:table-cell>
        </table:table-row>
        <table:table-row table:style-name="ro1">
          <table:table-cell office:value-type="string" calcext:value-type="string">
            <text:p>TTAAACTGTACAAATGCAACAGTTAATGCTAATGCTAGTGCTACCATAGAGAGAGAAAT------GGAGGGAGAAATAAAAAATT</text:p>
          </table:table-cell>
        </table:table-row>
        <table:table-row table:style-name="ro1">
          <table:table-cell office:value-type="string" calcext:value-type="string">
            <text:p>ACCCCACTCTGTGTCACTTTAAACTGTACAAAAGTAAACAGCTCCATTGAGAGTAGAAAT------------------------AAGGAGGAAATGAAGAATT</text:p>
          </table:table-cell>
        </table:table-row>
        <table:table-row table:style-name="ro1">
          <table:table-cell office:value-type="string" calcext:value-type="string">
            <text:p>TGTAGCAATGTTAACGTTACCAGTAATGGTAATGATGCCAGTACCAGTAATGTTACCATAAAGGACGAAATGAAAAATT</text:p>
          </table:table-cell>
        </table:table-row>
        <table:table-row table:style-name="ro1">
          <table:table-cell office:value-type="string" calcext:value-type="string">
            <text:p>AACTGTACAGATGCAGAGGGTAACTACAGTGATAGTATACCTAGCTTCAATGAGAGCAT---------GAGGGGAGAGGTAAAAAATT</text:p>
          </table:table-cell>
        </table:table-row>
        <table:table-row table:style-name="ro1">
          <table:table-cell office:value-type="string" calcext:value-type="string">
            <text:p>TGTGTCACTTTAAACTGCACAGATACCAAGAATGGTACCACTCATGATAATAA---------------AACCATAGGTGCAGAAATGAAAAATT</text:p>
          </table:table-cell>
        </table:table-row>
        <table:table-row table:style-name="ro1">
          <table:table-cell office:value-type="string" calcext:value-type="string">
            <text:p>ACCCCGCTCTGTGTCACTTTAAACTGTAGCACTGCAA------ATGTCACTGCAAATAATAGTA------------------TGAATGGAGAAATAAAAAATT</text:p>
          </table:table-cell>
        </table:table-row>
        <table:table-row table:style-name="ro1">
          <table:table-cell office:value-type="string" calcext:value-type="string">
            <text:p>ACCACCAATGGTACAAATGCTGCCACAAATGGTACCTATACAAATGTTACCTGTTATAAAAAGGAAGAAATGAAAAATT</text:p>
          </table:table-cell>
        </table:table-row>
        <table:table-row table:style-name="ro1">
          <table:table-cell office:value-type="string" calcext:value-type="string">
            <text:p>TGTACAAATGCCAATTTAAACTGTACAAATGACAATTGTAACAG-----GACTGTTGATAAAATGAGGGAAGAAATAAAAAATT</text:p>
          </table:table-cell>
        </table:table-row>
        <table:table-row table:style-name="ro1">
          <table:table-cell office:value-type="string" calcext:value-type="string">
            <text:p>AATGTTACTGTTAATAATAGTAATATCAATAATAGTAATAGTACCTACAATAGTAGCATGTATGAGTTGCTAAAAAATT</text:p>
          </table:table-cell>
        </table:table-row>
        <table:table-row table:style-name="ro1">
          <table:table-cell office:value-type="string" calcext:value-type="string">
            <text:p>ACTACTAATACTACTACTACTCCTATGAGTAGCAATGTTACCTACATGAATGATAGC-ATGGCTGGAGAAATAAAAAATT</text:p>
          </table:table-cell>
        </table:table-row>
        <table:table-row table:style-name="ro1">
          <table:table-cell office:value-type="string" calcext:value-type="string">
            <text:p>GTCACTTTAAATTGTACAAATGCTAGTGATAGTACTGATCATAAT------------AAAACTGTTAACATGAAGGGAGAAATGAAAAATT</text:p>
          </table:table-cell>
        </table:table-row>
        <table:table-row table:style-name="ro1">
          <table:table-cell office:value-type="string" calcext:value-type="string">
            <text:p>GGTACAACTAGTACAAATAATACAAATAGTACAAATAGTACCCCCATAGATAAGGACATGTATGGAGAAATAAAAAATT</text:p>
          </table:table-cell>
        </table:table-row>
        <table:table-row table:style-name="ro1">
          <table:table-cell office:value-type="string" calcext:value-type="string">
            <text:p>CTCTGTGTCACTTTAGTCTGTACAGATGTAA------CTGCCAACAATACAAAATACAATGAGAGCATGA------------GTGGCATGAAAAATT</text:p>
          </table:table-cell>
        </table:table-row>
        <table:table-row table:style-name="ro1">
          <table:table-cell office:value-type="string" calcext:value-type="string">
            <text:p>CCACTATGTGTCACTTTAGAATGTAGAAATGT---------------------TAACAGCAATGGGACCATGTTTAACAGTACTGAGGAAATAAAAAATT</text:p>
          </table:table-cell>
        </table:table-row>
        <table:table-row table:style-name="ro1">
          <table:table-cell office:value-type="string" calcext:value-type="string">
            <text:p>GATGCAAATGTCACCTATGCAAATGTCACCTATACAAATGCCACCTACAGTAGTAATATGAC------TGGAGAAATACAAAATT</text:p>
          </table:table-cell>
        </table:table-row>
        <table:table-row table:style-name="ro1">
          <table:table-cell office:value-type="string" calcext:value-type="string">
            <text:p>ACCCCACTCTGTGTCACATTAAACTGTATTAGCCTCAATAGGACCACGAATACCACCA------------------------TGCAGGAAGAAGTTAAAAATT</text:p>
          </table:table-cell>
        </table:table-row>
        <table:table-row table:style-name="ro1">
          <table:table-cell office:value-type="string" calcext:value-type="string">
            <text:p>TGTAGCAATGCTACGGTCCATAATGGTAATAGCAATGCTA--CGGTCAATAATGATAGTAGTACTAATGAAGTAAAAAATT</text:p>
          </table:table-cell>
        </table:table-row>
        <table:table-row table:style-name="ro1">
          <table:table-cell office:value-type="string" calcext:value-type="string">
            <text:p>ACTATATTAAATGATACACAAACAAATGCAACTATATTAAATGGTACACAAAAGATAGAAATTGAAGAAATGAAAAATT</text:p>
          </table:table-cell>
        </table:table-row>
        <table:table-row table:style-name="ro1">
          <table:table-cell office:value-type="string" calcext:value-type="string">
            <text:p>GGCACTCGTGAGGCTAACAGAACAACAACTACCTCTAGTCCAACTGTCTCTAGTAGC---------------GATAAGGAAGAAATACAAAATT</text:p>
          </table:table-cell>
        </table:table-row>
        <table:table-row table:style-name="ro1">
          <table:table-cell office:value-type="string" calcext:value-type="string">
            <text:p>AATGTTAATGTTACCAGTAATAGTACTAATGTTAACAGTAGTAGT-----ACTGATAATACTACCTTGGGAGAAATAAAAAATT</text:p>
          </table:table-cell>
        </table:table-row>
        <table:table-row table:style-name="ro1">
          <table:table-cell office:value-type="string" calcext:value-type="string">
            <text:p>GTCACTTTACATTGTAGCAATGTTACCCGCAATAATAGCATAACCTACAATATTAAC---------------ATGACCCAGGAAATGAAAAACT</text:p>
          </table:table-cell>
        </table:table-row>
        <table:table-row table:style-name="ro1">
          <table:table-cell office:value-type="string" calcext:value-type="string">
            <text:p>GATGTTAAGGTTAATGAAACTGTTACCAATAAAGGTAATGATACCTATGGTAATTCCATAGATAAAGAAATGAGAAATT</text:p>
          </table:table-cell>
        </table:table-row>
        <table:table-row table:style-name="ro1">
          <table:table-cell office:value-type="string" calcext:value-type="string">
            <text:p>TGTAGCAATGTAACCAACAACAATAGCACGGAAAACAAGAGAAACATCAGTTCTGAAATGCAGGGACAACTACAAAATT</text:p>
          </table:table-cell>
        </table:table-row>
        <table:table-row table:style-name="ro1">
          <table:table-cell office:value-type="string" calcext:value-type="string">
            <text:p>AAAGGTAAC----ATCTGTGTC--CTTAAACTGTAC---------ATATGTTACTGTTACCAACAATTCTGGCTGGTG----------------GGAGAAATGAAGAATT</text:p>
          </table:table-cell>
        </table:table-row>
        <table:table-row table:style-name="ro1">
          <table:table-cell office:value-type="string" calcext:value-type="string">
            <text:p>AATACTACCAATATAGGTAATACTACCAGTAATAGAAATACTACCTACAATGCTACCTACAATGAATACATGAAAAATT</text:p>
          </table:table-cell>
        </table:table-row>
        <table:table-row table:style-name="ro1">
          <table:table-cell office:value-type="string" calcext:value-type="string">
            <text:p>AATTGTACTAGTGTCAATTGTACTAATGGTACTAAAAATGTTACCTGCAATAATACCATAGATA---CAGAAATAAAAAATT</text:p>
          </table:table-cell>
        </table:table-row>
        <table:table-row table:style-name="ro1">
          <table:table-cell office:value-type="string" calcext:value-type="string">
            <text:p>GTCACTCTAAATTGTACAAATGCAAATGTAACAGTTAATGCTACCAGTGATGGTAGCATA------------AAGGAAGAAATAAAAAATT</text:p>
          </table:table-cell>
        </table:table-row>
        <table:table-row table:style-name="ro1">
          <table:table-cell office:value-type="string" calcext:value-type="string">
            <text:p>ACTGCTAATAACAACTCTAATAACAACTCCACTGCTAATAACACCACTATTAGCGATAATAACAAT----------GACATGACAAATT</text:p>
          </table:table-cell>
        </table:table-row>
        <table:table-row table:style-name="ro1">
          <table:table-cell office:value-type="string" calcext:value-type="string">
            <text:p>TATCATAATGCTACCATGTATAATGGTACCCCTACATGGGATAAGAAGAACTGGACTATTACTAAAGAAGTGAAAGAGT</text:p>
          </table:table-cell>
        </table:table-row>
        <table:table-row table:style-name="ro1">
          <table:table-cell office:value-type="string" calcext:value-type="string">
            <text:p>GTTACTTTAAACTGTACAGATGT---AAATGTAACAGCTACTCGCAATATTACTGAGGAAAT---------GAAGGGGGAAATAAAAAATT</text:p>
          </table:table-cell>
        </table:table-row>
        <table:table-row table:style-name="ro1">
          <table:table-cell office:value-type="string" calcext:value-type="string">
            <text:p>AGTGACT---ACAGTGTTACCGATCCTTACAAGGACTTAAACGATAGCATAAGGGGAGAAATA------AAAGGAGAAATAAAAAATT</text:p>
          </table:table-cell>
        </table:table-row>
        <table:table-row table:style-name="ro1">
          <table:table-cell office:value-type="string" calcext:value-type="string">
            <text:p>CTCTGTGTCACTCTAAATTGTAGTAAAGTTGTTGCCATAAATAGTACTAATAATGATACCAGTA------------------------AAGAAATGAAAAATT</text:p>
          </table:table-cell>
        </table:table-row>
        <table:table-row table:style-name="ro1">
          <table:table-cell office:value-type="string" calcext:value-type="string">
            <text:p>GGTAATGATACCTCCATTAGGAACATGACGGGAGAACTAAAAAACTCCATTGGGAACATGACGGAAGAACTAAAAAACT</text:p>
          </table:table-cell>
        </table:table-row>
        <table:table-row table:style-name="ro1">
          <table:table-cell office:value-type="string" calcext:value-type="string">
            <text:p>ACTTTAAATAATACAAATGCTACTGCCGGTAATAGTGCAAATGCTACTGTCAGTGAGGATAAGGAAGAAATGAGAAATT</text:p>
          </table:table-cell>
        </table:table-row>
        <table:table-row table:style-name="ro1">
          <table:table-cell office:value-type="string" calcext:value-type="string">
            <text:p>TGTACCAATGTTACCCTTATTAATGAAACTACCAATGTTACCCTTCCTAATGAAACTAACAGTGAAGAAATGAAAAATT</text:p>
          </table:table-cell>
        </table:table-row>
        <table:table-row table:style-name="ro1">
          <table:table-cell office:value-type="string" calcext:value-type="string">
            <text:p>GCTACCAAGGATACCAGTAGTGATAATAATATGTACACTTGTCATAATGATACTTACAAGAATGAACTAATGACAAATT</text:p>
          </table:table-cell>
        </table:table-row>
        <table:table-row table:style-name="ro1">
          <table:table-cell office:value-type="string" calcext:value-type="string">
            <text:p>AGAACTAGCAGTAATACTAACAGAACTAGTGAATACAATATCACAACTATTGATAAC-ATGAAGGGAGAAATAAAAAATT</text:p>
          </table:table-cell>
        </table:table-row>
        <table:table-row table:style-name="ro1">
          <table:table-cell office:value-type="string" calcext:value-type="string">
            <text:p>AATATTACCAATAATATTACCAATAATAGTACAAATAATAGTACCATCGATGATAACATA-AAAGAAGGAATGAAAAATT</text:p>
          </table:table-cell>
        </table:table-row>
        <table:table-row table:style-name="ro1">
          <table:table-cell office:value-type="string" calcext:value-type="string">
            <text:p>AGCAATAACACACAGGCTAGCAATAGTACCAACAATGTGAATGTGACCAAAGATGAGGGCGCGGGGGAATTAAAAAATT</text:p>
          </table:table-cell>
        </table:table-row>
        <table:table-row table:style-name="ro1">
          <table:table-cell office:value-type="string" calcext:value-type="string">
            <text:p>GCTGCTACTAGTACTACCACTAGTAGCAGCACCACCAGCAGCAGTACTACTACTGCTACCTACAATGAAATGACAAATT</text:p>
          </table:table-cell>
        </table:table-row>
        <table:table-row table:style-name="ro1">
          <table:table-cell office:value-type="string" calcext:value-type="string">
            <text:p>GATGTTAATAGTACTAGCAATGATAATAGTACTGCTAACGCCACTATAGATGAAGAAATGAAGGGAGAAATAAAGAAGT</text:p>
          </table:table-cell>
        </table:table-row>
        <table:table-row table:style-name="ro1">
          <table:table-cell office:value-type="string" calcext:value-type="string">
            <text:p>GATGCTACTATCTACAACGGTACCATCAAGGATAGCAGTACTAACTATACCCTCAATAGTACTGAAGAACTAAAAAATT</text:p>
          </table:table-cell>
        </table:table-row>
        <table:table-row table:style-name="ro1">
          <table:table-cell office:value-type="string" calcext:value-type="string">
            <text:p>AAGCCATGTGTAAAGTTGACCCCACTCTGTGTCACTTTAAATTGTAGTAATTTTAATAAT------------------------------------------ACAGAAGAAGTAAAGAATT</text:p>
          </table:table-cell>
        </table:table-row>
        <table:table-row table:style-name="ro1">
          <table:table-cell office:value-type="string" calcext:value-type="string">
            <text:p>AATTGTAGTAATGTTACTGTAAAAGGTGATGCTACTTTTAGTACCAGTAATAGTAATATTAC---------TGAAGGAATGAAGAATT</text:p>
          </table:table-cell>
        </table:table-row>
        <table:table-row table:style-name="ro1">
          <table:table-cell office:value-type="string" calcext:value-type="string">
            <text:p>GTTACTTTAAGATGTAGAAATGTTACCAGTAATGGTAATACTACCCACAATAAT------------ACCATGTATGAAGAAATGAGGAATT</text:p>
          </table:table-cell>
        </table:table-row>
        <table:table-row table:style-name="ro1">
          <table:table-cell office:value-type="string" calcext:value-type="string">
            <text:p>TGTGTCACTTTACAATGTGTTAATGTCACCAGAAATGCTAGTATCAGTGGTGGAAATGTTACCA---------------GTGACATGAGGAATT</text:p>
          </table:table-cell>
        </table:table-row>
        <table:table-row table:style-name="ro1">
          <table:table-cell office:value-type="string" calcext:value-type="string">
            <text:p>TTAAATTGTAC------AAAGGCTAATAGTATATCGGCTGCAGGGAAAACAAGGGATACAAATGGGACCGCAGACATGAAAAATT</text:p>
          </table:table-cell>
        </table:table-row>
        <table:table-row table:style-name="ro1">
          <table:table-cell office:value-type="string" calcext:value-type="string">
            <text:p>TGTACAAATGCTACTTTTACTGCTAATGATTCTAATGATAACAATGTTACCATGAGTGAATGGACAGAAATGACCACTT</text:p>
          </table:table-cell>
        </table:table-row>
        <table:table-row table:style-name="ro1">
          <table:table-cell office:value-type="string" calcext:value-type="string">
            <text:p>GATCTTATAAATGGTACTGCTAGTGCTAATAATAGTACAAATATAAATAAGACTCTGACTGAGATAGGA---ATGAAAAATT</text:p>
          </table:table-cell>
        </table:table-row>
        <table:table-row table:style-name="ro1">
          <table:table-cell office:value-type="string" calcext:value-type="string">
            <text:p>CAGTTGACCCCGCTCTGTGTCACTTTAAATTGTACAAATGTTACCCATAATACTACTA-----------------------ATGATGAAGAAAG-------AAAAAATT</text:p>
          </table:table-cell>
        </table:table-row>
        <table:table-row table:style-name="ro1">
          <table:table-cell office:value-type="string" calcext:value-type="string">
            <text:p>CCACTCTGTGTCACTTTAAACTGTAGAAGTGCTTTCAATAAGAGTGTGAGCAACAATAGCACCAAT------------------------GATATGAAAAATT</text:p>
          </table:table-cell>
        </table:table-row>
        <table:table-row table:style-name="ro1">
          <table:table-cell office:value-type="string" calcext:value-type="string">
            <text:p>TGTACAAAGGCTGTAGGTACAGAGGCTACCTGTGGCAATGCTACCTGCAAGAACAACATAACTGA------TGAAATGAGAAATT</text:p>
          </table:table-cell>
        </table:table-row>
        <table:table-row table:style-name="ro1">
          <table:table-cell office:value-type="string" calcext:value-type="string">
            <text:p>AGCACTGCTAATTGTACAGAAACCAGTACTACTCCTACTCCTACTGTCAATACTAGCACAAGTGGAGAAATGAAAAATT</text:p>
          </table:table-cell>
        </table:table-row>
        <table:table-row table:style-name="ro1">
          <table:table-cell office:value-type="string" calcext:value-type="string">
            <text:p>AGTTGTGGCAATGTTGCCAGTAACGGTACTGTTGCTACCAGTAACGGTACTGTTGCTACCCAG---GAAGAAATGAGAAATT</text:p>
          </table:table-cell>
        </table:table-row>
        <table:table-row table:style-name="ro1">
          <table:table-cell office:value-type="string" calcext:value-type="string">
            <text:p>GTAAAGTTAACCCCACTCTGTGTCACTTTAGAATGTAGCAATGT---------------TACCTACAATGAGAGCATGA------------------AGGAAGTAAAAAATT</text:p>
          </table:table-cell>
        </table:table-row>
        <table:table-row table:style-name="ro1">
          <table:table-cell office:value-type="string" calcext:value-type="string">
            <text:p>TGTGTCACTTTAAATTGTACAGATATTACTACTACTAATGAGACCTTTAGTAATAGT---------------ACCAAGGAAGAAATGAGAAACT</text:p>
          </table:table-cell>
        </table:table-row>
        <table:table-row table:style-name="ro1">
          <table:table-cell office:value-type="string" calcext:value-type="string">
            <text:p>AAGCCATGTGTAAAATTGACCCCACTCTGTGTCACTTTACGTTGTACC---------AATGTTAGTGATACCAGT---------------------------------GAAATGAAAAATT</text:p>
          </table:table-cell>
        </table:table-row>
        <table:table-row table:style-name="ro1">
          <table:table-cell office:value-type="string" calcext:value-type="string">
            <text:p>ACCCCACTCTGTGTCACATTAAACTGTATTAGCCTCAATAGGACCACGAATACCACCA------------------------TGCAGGAAGAAGTTAAAAATT</text:p>
          </table:table-cell>
        </table:table-row>
        <table:table-row table:style-name="ro1">
          <table:table-cell office:value-type="string" calcext:value-type="string">
            <text:p>GTAAAGTTGACCCCACTCTGTGTCACTTTAAATTGTACTACCAGAAGGACCAACCATACTACCCA---------------------------------AGAAATGAAAAATT</text:p>
          </table:table-cell>
        </table:table-row>
        <table:table-row table:style-name="ro1">
          <table:table-cell office:value-type="string" calcext:value-type="string">
            <text:p>TTAAGATGTACTAATGCTACCAGAAGTAATGCTAATAACAGTGACAGTAGTAATATTACCATAA---------GTGAAATGAAAAAGT</text:p>
          </table:table-cell>
        </table:table-row>
        <table:table-row table:style-name="ro1">
          <table:table-cell office:value-type="string" calcext:value-type="string">
            <text:p>ACCAGTAATGTTACAGCTGCCAGTAATGTTACAGTTGCCAGTCATGGTATCAGTAATATTAC---------GGATGACATAAGAAATT</text:p>
          </table:table-cell>
        </table:table-row>
        <table:table-row table:style-name="ro1">
          <table:table-cell office:value-type="string" calcext:value-type="string">
            <text:p>ACCCCACTCTGTGTCACTTTGAACTGTGAAGATGT------TAATGCAACAGCAGACAATAGCA------------------CGTATGGAGAAGTAAAAAATT</text:p>
          </table:table-cell>
        </table:table-row>
        <table:table-row table:style-name="ro1">
          <table:table-cell office:value-type="string" calcext:value-type="string">
            <text:p>AATTGTACGACCGTGACAAATATAACAAACAATAATACTAGCCGTATCAAGGAAGGAATGGAAAA---TGAAATAAAAAACT</text:p>
          </table:table-cell>
        </table:table-row>
        <table:table-row table:style-name="ro1">
          <table:table-cell office:value-type="string" calcext:value-type="string">
            <text:p>AGTGAGGTCACAAATAGCAGTAGTACCACAAATTGTAGTATTACCGCCAATTGTAGT-ATGAGTGGTGAAATGAGAAATT</text:p>
          </table:table-cell>
        </table:table-row>
        <table:table-row table:style-name="ro1">
          <table:table-cell office:value-type="string" calcext:value-type="string">
            <text:p>CTCTGTGTCACGTTAGAATGTGGAAATGTTACCCAAAATGGTACCTACAATGATGAGAGCAATAAG---------------------GAAATAACAAATT</text:p>
          </table:table-cell>
        </table:table-row>
        <table:table-row table:style-name="ro1">
          <table:table-cell office:value-type="string" calcext:value-type="string">
            <text:p>AATGCTACCAATAATATCAGTAGTGATATCTACAATAATATTACCACCATGGGGGAAATAAAAAATGTAATAAGGAATT</text:p>
          </table:table-cell>
        </table:table-row>
        <table:table-row table:style-name="ro1">
          <table:table-cell office:value-type="string" calcext:value-type="string">
            <text:p>TGTGTCACGTTATACTGTACAAATGTGACTAAAAGGGTGATTACTTACAATAATAAC---------------ATGACTGAAGAAATGAAAAATT</text:p>
          </table:table-cell>
        </table:table-row>
        <table:table-row table:style-name="ro1">
          <table:table-cell office:value-type="string" calcext:value-type="string">
            <text:p>AATGCTAATAGTACCAATAGTACAAGTACAAATGCTAATAAGACCAGTATTAATAATGATATGCAGGAAATAAAAAATT</text:p>
          </table:table-cell>
        </table:table-row>
        <table:table-row table:style-name="ro1">
          <table:table-cell office:value-type="string" calcext:value-type="string">
            <text:p>GAAGCCACTTTAAACTGTACTAATAACTGTACTAATAATACCAAGGGCAAGAATAATACTGATCCTGAATTGAGAAATT</text:p>
          </table:table-cell>
        </table:table-row>
        <table:table-row table:style-name="ro1">
          <table:table-cell office:value-type="string" calcext:value-type="string">
            <text:p>AATGTTACTACTAATGGTACTACTAATGCTACTACTAATGCTACCATGGGTGGAGAAAT---------GAAAAAAGAAATGAAAAATT</text:p>
          </table:table-cell>
        </table:table-row>
        <table:table-row table:style-name="ro1">
          <table:table-cell office:value-type="string" calcext:value-type="string">
            <text:p>TGTAGAAATGTTAGAAATGTTAGCAGTAATGGTACCTACAATATTATCCACAATGAGACCTACAA----------GGAAATGAAAAATT</text:p>
          </table:table-cell>
        </table:table-row>
        <table:table-row table:style-name="ro1">
          <table:table-cell office:value-type="string" calcext:value-type="string">
            <text:p>CCACTCTGTGTCACTTTARACTGT---------AGAAATGTTACTAATAACAGTA-------CGGGA-----ATAGATAACAAGGAGGAGGTAAAAAATT</text:p>
          </table:table-cell>
        </table:table-row>
        <table:table-row table:style-name="ro1">
          <table:table-cell office:value-type="string" calcext:value-type="string">
            <text:p>AATAATAGTACCAATAACTCCAGTAATAGTATCAGGGATAGTAACTTCAATAATAAC-ATTACGGAAGACATGAAGAATT</text:p>
          </table:table-cell>
        </table:table-row>
        <table:table-row table:style-name="ro1">
          <table:table-cell office:value-type="string" calcext:value-type="string">
            <text:p>TGTAGGAAGTGGATTGCTAACACTACAGTTACATGGAGTGCTAGCGCTAATCAGACAATGGAG---GGGGAAATGAAAAATT</text:p>
          </table:table-cell>
        </table:table-row>
        <table:table-row table:style-name="ro1">
          <table:table-cell office:value-type="string" calcext:value-type="string">
            <text:p>ACAGAGGCAGAAGTTAGTGAGGGTACCTACAATAGTACC--TACAATAGTAATAGTAGTATGTATGGAGAAATAAAAAATT</text:p>
          </table:table-cell>
        </table:table-row>
        <table:table-row table:style-name="ro1">
          <table:table-cell office:value-type="string" calcext:value-type="string">
            <text:p>GAATGTGTCAGTGTCAATATTACCGGAAGAAATTATACCAGGGATGAGTTTAATGATACCAGTGA----TGAAATGAAAAACT</text:p>
          </table:table-cell>
        </table:table-row>
        <table:table-row table:style-name="ro1">
          <table:table-cell office:value-type="string" calcext:value-type="string">
            <text:p>GCCACTGTTACCCCTGTTAACGTTACCCACAACGTTAAC--TACGATAGTAATGGTAATATCACAAAAGAAATGAAAAATT</text:p>
          </table:table-cell>
        </table:table-row>
        <table:table-row table:style-name="ro1">
          <table:table-cell office:value-type="string" calcext:value-type="string">
            <text:p>CTCTGTGTCACTTTAAATTGTACAGATGT---TAATGGTACTGATATCCATAATAATAGC---------------ATGAATGGAGAAATG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AC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ATGGAGAGAT--------</text:p>
          </table:table-cell>
        </table:table-row>
        <table:table-row table:style-name="ro1">
          <table:table-cell office:value-type="string" calcext:value-type="string">
            <text:p>ATCAGTAACCCTAGTGTTCACTATAATAGTGCTGGCACCGGTATATATAATCAGACCATAAGTGAAGGAATGAAAAATT</text:p>
          </table:table-cell>
        </table:table-row>
        <table:table-row table:style-name="ro1">
          <table:table-cell office:value-type="string" calcext:value-type="string">
            <text:p>ACCAGTAGTAGTAGTGAAACTAGTGGTAATGGAACTCACGATGAAGGAATGAGAGAAGGAATGAGAGAAATAAAAAATT</text:p>
          </table:table-cell>
        </table:table-row>
        <table:table-row table:style-name="ro1">
          <table:table-cell office:value-type="string" calcext:value-type="string">
            <text:p>TTAAACTGTACAGATGCACAAGTTAATGCTACCAAAAATAATACCCTCCCTAATGACAG---------------------GGAAGGAGGCATGAAAAACT</text:p>
          </table:table-cell>
        </table:table-row>
        <table:table-row table:style-name="ro1">
          <table:table-cell office:value-type="string" calcext:value-type="string">
            <text:p>AATGATACTACTTCCAAGAATGCTACCGCTACCATTAATGCTACAGTTATTAAGGGTAACAACACTGATAGAATGAATT</text:p>
          </table:table-cell>
        </table:table-row>
        <table:table-row table:style-name="ro1">
          <table:table-cell office:value-type="string" calcext:value-type="string">
            <text:p>TGAGGATATAATCAGTTTATGGGATCAAAGCCTAAAGCCATGTGTACAGATGACCCCACTCTGTGTCACTTTAG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CTGTACAGCAAATATAACTCTTGCAAATGTTACCCTCAGTGGCAGTAGTGGGAACATAAC---------TGGAGAAATGAGAAATT</text:p>
          </table:table-cell>
        </table:table-row>
        <table:table-row table:style-name="ro1">
          <table:table-cell office:value-type="string" calcext:value-type="string">
            <text:p>TTAAGCTGTACAAATATTACCAGTAGTAATAGGACCAGTAGTAATGTTACTGCTACTGATGATAATGG----------GATGAAAAATT</text:p>
          </table:table-cell>
        </table:table-row>
        <table:table-row table:style-name="ro1">
          <table:table-cell office:value-type="string" calcext:value-type="string">
            <text:p>TGTGTCACTTTAAATTGTACAGATGATATTAAAAGTAATGTTACCTTCAATAACAGCA------------------TGATTGGAGAAATAAAAAATT</text:p>
          </table:table-cell>
        </table:table-row>
        <table:table-row table:style-name="ro1">
          <table:table-cell office:value-type="string" calcext:value-type="string">
            <text:p>TTGACCCCACTCTGTGTCACTTTAAATTGTACAAATGCAACTTACAATACTCATAACA---------------------------TGACTGGAGAAATAAAAAATT</text:p>
          </table:table-cell>
        </table:table-row>
        <table:table-row table:style-name="ro1">
          <table:table-cell office:value-type="string" calcext:value-type="string">
            <text:p>CTCTGTGTCACTTTAAACTGTAGTGATGATTTTAATGCTACCCATGTGAATAATGACA------------------CAAGGGGAGAAATAAAAAGTT</text:p>
          </table:table-cell>
        </table:table-row>
        <table:table-row table:style-name="ro1">
          <table:table-cell office:value-type="string" calcext:value-type="string">
            <text:p>GTCACTTTAAATTG---------------------TAGCACCTACAATAATAGCATGAATGGAAAAATAAATAATAGCATGAATGAAGATATAAAAAATT</text:p>
          </table:table-cell>
        </table:table-row>
        <table:table-row table:style-name="ro1">
          <table:table-cell office:value-type="string" calcext:value-type="string">
            <text:p>ACCCCACTCTGTGTCACTTTAGACTGTAC---------AAATGCTAACGTAACAGTCAGTAATAAC---------------GAAACTGGAGAAATAAAAAACT</text:p>
          </table:table-cell>
        </table:table-row>
        <table:table-row table:style-name="ro1">
          <table:table-cell office:value-type="string" calcext:value-type="string">
            <text:p>ACCAATGTTACCACAAATGTTACCCATACTGATACCAATGTTACCATAAGTAATGTTACCAAGGAAGAGATGAGAAACT</text:p>
          </table:table-cell>
        </table:table-row>
        <table:table-row table:style-name="ro1">
          <table:table-cell office:value-type="string" calcext:value-type="string">
            <text:p>AAAAATGGTACTGATACCCAAAATAAAACTGCTACCTCCAATACTACTGCTACCCCCAGGAATGAGGAAATGAAAAATT</text:p>
          </table:table-cell>
        </table:table-row>
        <table:table-row table:style-name="ro1">
          <table:table-cell office:value-type="string" calcext:value-type="string">
            <text:p>AATACCATCACCAATAATGGTACCACCACCAATACTACTGGTATTAACAATGATGATATAAGAAAG-GATATGAAAAATT</text:p>
          </table:table-cell>
        </table:table-row>
        <table:table-row table:style-name="ro1">
          <table:table-cell office:value-type="string" calcext:value-type="string">
            <text:p>ACAAATGTTACCAATAAGGGTAATGCTACCTACGGTAATGGTATCTACAATGGTAGC-ATGAATGGAGAAATAAAAAATT</text:p>
          </table:table-cell>
        </table:table-row>
        <table:table-row table:style-name="ro1">
          <table:table-cell office:value-type="string" calcext:value-type="string">
            <text:p>ACAAATGTTTATGTTAATAGTACTGGGAATGATACTGGTGGTACCTACAACAATAGTGTAG-ATGGAGAAATGAGAAATT</text:p>
          </table:table-cell>
        </table:table-row>
        <table:table-row table:style-name="ro1">
          <table:table-cell office:value-type="string" calcext:value-type="string">
            <text:p>GTCACTTTAAACTGTACAGATGCCAACAGTGCTAGCAATAATGGTACTACCAGTACCAG--CAATAAT----------GAAATGAGAAATT</text:p>
          </table:table-cell>
        </table:table-row>
        <table:table-row table:style-name="ro1">
          <table:table-cell office:value-type="string" calcext:value-type="string">
            <text:p>AATGCTAACATTACTGGAAATAATAGTAGTAGCCTCAATGATACCATAATTGGAGAAATAAAGGGAGAAATAAAAAATT</text:p>
          </table:table-cell>
        </table:table-row>
        <table:table-row table:style-name="ro1">
          <table:table-cell office:value-type="string" calcext:value-type="string">
            <text:p>TTGACTCCACTCTGTGTCACTTTAAAATGTGTTAATGCTACCGGCGTTAATGATACCAGTAAT---------------------------GGGGAAATGAAAAATT</text:p>
          </table:table-cell>
        </table:table-row>
        <table:table-row table:style-name="ro1">
          <table:table-cell office:value-type="string" calcext:value-type="string">
            <text:p>AGCGAGGCTACCGTTAAGAATGCTACCAGTAATAGTACTACTACCCCCACTACTAGCAC---GACTGGAGAAATGAAAAATT</text:p>
          </table:table-cell>
        </table:table-row>
        <table:table-row table:style-name="ro1">
          <table:table-cell office:value-type="string" calcext:value-type="string">
            <text:p>GAATGTATAAATGCTACTGTTAATAGTGATAATAGTACTACCAGT-----AATTATTCTGATGCCCAGGGGGAAATGAAAAATT</text:p>
          </table:table-cell>
        </table:table-row>
        <table:table-row table:style-name="ro1">
          <table:table-cell office:value-type="string" calcext:value-type="string">
            <text:p>TTAAAGTGTAGTGATGTAAAAAATAATACTGCCAACAATGCTAGCAGGGAGGGAAAGAT------GAAAGAAGAAATGAAAAATT</text:p>
          </table:table-cell>
        </table:table-row>
        <table:table-row table:style-name="ro1">
          <table:table-cell office:value-type="string" calcext:value-type="string">
            <text:p>GTCACTTTAAATTGTACTGATGCTACCTGCCATGATAATGCAACCTGTGATAATAGTACCAGG------------------GATGAAATAAAAAATT</text:p>
          </table:table-cell>
        </table:table-row>
        <table:table-row table:style-name="ro1">
          <table:table-cell office:value-type="string" calcext:value-type="string">
            <text:p>AGTAATGCTACCAGCAATAGCACTAATGGGACAGGCAATGATACCTACGAGAATGACATGACGAGAGAAATGAAAAATT</text:p>
          </table:table-cell>
        </table:table-row>
        <table:table-row table:style-name="ro1">
          <table:table-cell office:value-type="string" calcext:value-type="string">
            <text:p>CCACTCTGTGTCACTTTAGACTGTAGAAATGTTAGTGAAAATGTTAATAGTACTAGCACAAGT---------------------AATGACATGAAAAATT</text:p>
          </table:table-cell>
        </table:table-row>
        <table:table-row table:style-name="ro1">
          <table:table-cell office:value-type="string" calcext:value-type="string">
            <text:p>AAGTTGACCCCACTCTGTGTCACTCTAAACTGTAC---------AAATGCAACTGTTATTAATGGTACT---------------------TCGACTGAAATGAAAAATT</text:p>
          </table:table-cell>
        </table:table-row>
        <table:table-row table:style-name="ro1">
          <table:table-cell office:value-type="string" calcext:value-type="string">
            <text:p>CCACTCTGTGTCACTTTAAACTGT---------AGGAATGTTCCCCATAATAAGACCGACGATAACA------------------TGAAGGGAGAAATAAAAAATT</text:p>
          </table:table-cell>
        </table:table-row>
        <table:table-row table:style-name="ro1">
          <table:table-cell office:value-type="string" calcext:value-type="string">
            <text:p>TGTAGCAATGCAACTGCTAATACAACTGCTAATACAAATGTTACCGTTGATAAAAATAT------GGAAGGAGAAATACAAAACT</text:p>
          </table:table-cell>
        </table:table-row>
        <table:table-row table:style-name="ro1">
          <table:table-cell office:value-type="string" calcext:value-type="string">
            <text:p>AATGTTACCTGTAATAATACCAAGACTAATACTGAAACCTATAATGATAATATTACCATGTGTGGAGAAATAAAAAATT</text:p>
          </table:table-cell>
        </table:table-row>
        <table:table-row table:style-name="ro1">
          <table:table-cell office:value-type="string" calcext:value-type="string">
            <text:p>ACCATTAATGTTACCAGTACTAGCAATGGTACCAGTACTAGCAATGGCAATGTTACCAATTACTGTTTCATGCATACTT</text:p>
          </table:table-cell>
        </table:table-row>
        <table:table-row table:style-name="ro1">
          <table:table-cell office:value-type="string" calcext:value-type="string">
            <text:p>ATTAGGAATAGTACCTCCAGTGAGAATAATAGTACCTCCAGTACCAACAGTACAATCTTGAGTGAAATAATGAGAAATT</text:p>
          </table:table-cell>
        </table:table-row>
        <table:table-row table:style-name="ro1">
          <table:table-cell office:value-type="string" calcext:value-type="string">
            <text:p>AGTAGTGTCACTTTAGATTGTAGTAATAATACCAGCACTGGTAATAGTAGTG---------CTACCTGCAATACAGACATGAAAAATT</text:p>
          </table:table-cell>
        </table:table-row>
        <table:table-row table:style-name="ro1">
          <table:table-cell office:value-type="string" calcext:value-type="string">
            <text:p>GTCACTCTAAATTGTAC------------AGATGTCACTTCAAATAATACAAGTAAAGCTAATGTCTCTGAAGGACAAGAAATGAAAAATT</text:p>
          </table:table-cell>
        </table:table-row>
        <table:table-row table:style-name="ro1">
          <table:table-cell office:value-type="string" calcext:value-type="string">
            <text:p>TTGACCCCACTCTGTGTCACTTTAAACTGTATTAATGTTACTAATGCTACCAATGTTACTAATGCTGACTA---------------------------TAAAAATT</text:p>
          </table:table-cell>
        </table:table-row>
        <table:table-row table:style-name="ro1">
          <table:table-cell office:value-type="string" calcext:value-type="string">
            <text:p>CCACTCTGTGTCACTTTAAATTGTACAAAT---GCAAATGTTACCTATGATAATGGTAACTAC------------------ACTGAAGAAATAAAAAATT</text:p>
          </table:table-cell>
        </table:table-row>
        <table:table-row table:style-name="ro1">
          <table:table-cell office:value-type="string" calcext:value-type="string">
            <text:p>AATGCAACTTTTACAAATACAAATTTTACTACTACAAACTACAATAGTACTGGTAGCAT---------GAATGAAGAAATGAAAAATT</text:p>
          </table:table-cell>
        </table:table-row>
        <table:table-row table:style-name="ro1">
          <table:table-cell office:value-type="string" calcext:value-type="string">
            <text:p>GTCACTTTAAAATGTATAAATACTACTAGAAATGCTAGTGTTACT-----------GTGAATGGTACTGCTG-CTGAAGAAATGAAAAATT</text:p>
          </table:table-cell>
        </table:table-row>
        <table:table-row table:style-name="ro1">
          <table:table-cell office:value-type="string" calcext:value-type="string">
            <text:p>GTCACTCTAAATTGTATTAATGCTACAAATTCTAATAATAGTACCTACAACAATAGC---------------ATAAAGGAAGAAATGAAAAATT</text:p>
          </table:table-cell>
        </table:table-row>
        <table:table-row table:style-name="ro1">
          <table:table-cell office:value-type="string" calcext:value-type="string">
            <text:p>GATGTCACCCCTGATGCTACCACTAATGATGCCACTAATGGTAGTAATACCCTCCAAGACCACAAGGAAATGAGAAATT</text:p>
          </table:table-cell>
        </table:table-row>
        <table:table-row table:style-name="ro1">
          <table:table-cell office:value-type="string" calcext:value-type="string">
            <text:p>AAGTTGACCCCACTCTGTGTCACTTTGAACTGTGGTAAT-------------------GCTATAGTA--AATGAGAGCACGAT---------TGAAGGAATGAAAAATT</text:p>
          </table:table-cell>
        </table:table-row>
        <table:table-row table:style-name="ro1">
          <table:table-cell office:value-type="string" calcext:value-type="string">
            <text:p>AGCCTAAAGCCATGTGTAAAGTTGACCCCACTCTGTGTCACTTTAAATTG------------------TACAAATACTAAT------------------------------GAAGAAATGAAAAATT</text:p>
          </table:table-cell>
        </table:table-row>
        <table:table-row table:style-name="ro1">
          <table:table-cell office:value-type="string" calcext:value-type="string">
            <text:p>GTTACCTTACGCTGTACTAATGTTACCAGGAATGATAATATTACCCACAATGATACC---------------GCGGATGCAGAAATGAAAGATT</text:p>
          </table:table-cell>
        </table:table-row>
        <table:table-row table:style-name="ro1">
          <table:table-cell office:value-type="string" calcext:value-type="string">
            <text:p>GAAGATAATACTACCAATAATAATGCCACGAAGGGAGAAATAAAATTTAATAATACCATGAAGGGAGAGATAAAAAATT</text:p>
          </table:table-cell>
        </table:table-row>
        <table:table-row table:style-name="ro1">
          <table:table-cell office:value-type="string" calcext:value-type="string">
            <text:p>TGTGTAAAATTGACCCCACTCTGTGTCACTCTAAACTGTAGTAATGTTAAGAATGAGACC------------------------------------ATGAATGAAATGAAAAATT</text:p>
          </table:table-cell>
        </table:table-row>
        <table:table-row table:style-name="ro1">
          <table:table-cell office:value-type="string" calcext:value-type="string">
            <text:p>AATCCTAATGCTACAGCTAATGGTACCAGTGAGAGTTATATTAGTGTCAATGATAGCATGTATGGAGAAATAAAAAATT</text:p>
          </table:table-cell>
        </table:table-row>
        <table:table-row table:style-name="ro1">
          <table:table-cell office:value-type="string" calcext:value-type="string">
            <text:p>AAGTTGACCCCACTCTGTGTCACTTTAAATTG------------------TACTAATGCTATCAGTCATG--GGGGAAATAGTACT----------GAAATAAAAAATT</text:p>
          </table:table-cell>
        </table:table-row>
        <table:table-row table:style-name="ro1">
          <table:table-cell office:value-type="string" calcext:value-type="string">
            <text:p>AACTGTACAAAT---ACAAATAAGACTATAACTAATGAAAAGGGTATCAGAATGAATACAACTGAGAGTGACATAAGAAATT</text:p>
          </table:table-cell>
        </table:table-row>
        <table:table-row table:style-name="ro1">
          <table:table-cell office:value-type="string" calcext:value-type="string">
            <text:p>TTAAATTGTAGCAATGCTAACAACACTGCTACCAATAATGTAACTGCTACCAATAAT---------------------GTAACCAGTGACATGAAAAATT</text:p>
          </table:table-cell>
        </table:table-row>
        <table:table-row table:style-name="ro1">
          <table:table-cell office:value-type="string" calcext:value-type="string">
            <text:p>AAGTTGACCCCACTCTGTGTCACTTTAAGGTGTAC------------AAATGCCACCTTTAATGGTAGCA------------------TGAATGGAGAAGTAAAAAATT</text:p>
          </table:table-cell>
        </table:table-row>
        <table:table-row table:style-name="ro1">
          <table:table-cell office:value-type="string" calcext:value-type="string">
            <text:p>ACAAGTGTTAATAGTACAAGTGTAATAGTACAAGTGTTAATA--AGACCTATGATAATAGTGAGGAAAGAAATAAAAAATT</text:p>
          </table:table-cell>
        </table:table-row>
        <table:table-row table:style-name="ro1">
          <table:table-cell office:value-type="string" calcext:value-type="string">
            <text:p>ACTTTAAACTGTAC------GAATAATATAACCATAACCATCAATAATACCACGAATATAACCAC---CAATGAAGAACTAAAAAATT</text:p>
          </table:table-cell>
        </table:table-row>
        <table:table-row table:style-name="ro1">
          <table:table-cell office:value-type="string" calcext:value-type="string">
            <text:p>AAGCTGACCCCACTCTGTGTCACTTTAACCTGTATT---------AATGTCACTAATAACAGTACCA---------------------TGAAGGAAGAAATGAAAAATT</text:p>
          </table:table-cell>
        </table:table-row>
        <table:table-row table:style-name="ro1">
          <table:table-cell office:value-type="string" calcext:value-type="string">
            <text:p>ACAAAGGCTAATCTTAATAATACTGCTGAAAATGTTAATATTGCTAACAATACTACCATAGGGGAAGAAG---TAAAAAATT</text:p>
          </table:table-cell>
        </table:table-row>
        <table:table-row table:style-name="ro1">
          <table:table-cell office:value-type="string" calcext:value-type="string">
            <text:p>GTCACGTTAAATTGTACCAAT---GCTACCAGTACCAATGCTACCAGTACCAACAGAAATATCAC---------AGATGAAATGAAAAATT</text:p>
          </table:table-cell>
        </table:table-row>
        <table:table-row table:style-name="ro1">
          <table:table-cell office:value-type="string" calcext:value-type="string">
            <text:p>ACTTTAAATTGTACAAATGTTAAGAAAAATTTTACGGATATCGAAAATAG--------GACCTATGTTGAGAACA----TGATGAAAAATT</text:p>
          </table:table-cell>
        </table:table-row>
        <table:table-row table:style-name="ro1">
          <table:table-cell office:value-type="string" calcext:value-type="string">
            <text:p>TGTAAAAATATTACCAATAATGTTACTAATATCTTCTATAATAGTGAAGGAATAAACAT---GAAGGAAGAAATAAAAAATT</text:p>
          </table:table-cell>
        </table:table-row>
        <table:table-row table:style-name="ro1">
          <table:table-cell office:value-type="string" calcext:value-type="string">
            <text:p>GTCATTTTAAAATGTTCTCCCTACCAGGGGACCAACAAGAGTGATACCCACATTGA------------------------GAAAGACCAACAAAGAGAAAGTT</text:p>
          </table:table-cell>
        </table:table-row>
        <table:table-row table:style-name="ro1">
          <table:table-cell office:value-type="string" calcext:value-type="string">
            <text:p>ACCAGTTCTGTTATTACTGATACTGATACCATCAGCAGCAGTCTTATTATTAATGATGATGATAGCAACATGAATTGCT</text:p>
          </table:table-cell>
        </table:table-row>
        <table:table-row table:style-name="ro1">
          <table:table-cell office:value-type="string" calcext:value-type="string">
            <text:p>ACTTTAAACTGTACAAATGCTGGTAATAATACCAGTATTGGTAATAATACC---------ATGGATGAAGAAGGGAACATGAAAAATT</text:p>
          </table:table-cell>
        </table:table-row>
        <table:table-row table:style-name="ro1">
          <table:table-cell office:value-type="string" calcext:value-type="string">
            <text:p>GTCACTTTAGAATGTGTAAATCTTACTGACAGCAGTAATAAGACCTACTATAATGAGAGCATG------------CAGGAAATAAAAAATT</text:p>
          </table:table-cell>
        </table:table-row>
        <table:table-row table:style-name="ro1">
          <table:table-cell office:value-type="string" calcext:value-type="string">
            <text:p>ACTTTAAACTGTAC---------AAATGTTACCAGTACCAGTAATAATACCAGCAATAATACTGACTACAATAATGAAATGAGAAATT</text:p>
          </table:table-cell>
        </table:table-row>
        <table:table-row table:style-name="ro1">
          <table:table-cell office:value-type="string" calcext:value-type="string">
            <text:p>TGCAATAATGCCACTGCCCACAATATTACCAATAATAGTACCATCGATAATACAACCATAGATGAAGGGATGAAAAATT</text:p>
          </table:table-cell>
        </table:table-row>
        <table:table-row table:style-name="ro1">
          <table:table-cell office:value-type="string" calcext:value-type="string">
            <text:p>TGTGTCACTTTAAACTGTAGCCAAATTGTTAACGATAATGGTGCCA-----------TAGAGAATGGTACC----ATGAGGGACATGAGAAACT</text:p>
          </table:table-cell>
        </table:table-row>
        <table:table-row table:style-name="ro1">
          <table:table-cell office:value-type="string" calcext:value-type="string">
            <text:p>GAATGTACAAATGT---AACTGTTACCAGTAATGGTAATAATAGTGCAAACAACGCTGCTTTTAGAGAAGATTTAAAAAATG</text:p>
          </table:table-cell>
        </table:table-row>
        <table:table-row table:style-name="ro1">
          <table:table-cell office:value-type="string" calcext:value-type="string">
            <text:p>GTCACTTTAAACTGTACCAATGCGAATGCTACCTACAGTAATGGTACCTACATTAATAGT------------------------ACGGAAGAAGTAAAAAATT</text:p>
          </table:table-cell>
        </table:table-row>
        <table:table-row table:style-name="ro1">
          <table:table-cell office:value-type="string" calcext:value-type="string">
            <text:p>TGTACAAAAGCAAATTTTACCAGGAATGGTACTGATACAAGCAATAGTACCATCAACAT---------GAAGGAAGAAATAAAAAATT</text:p>
          </table:table-cell>
        </table:table-row>
        <table:table-row table:style-name="ro1">
          <table:table-cell office:value-type="string" calcext:value-type="string">
            <text:p>AATGATACTATGAGCAATAGTACACAAGTAAATGTTACTATGAACAATGGGAGTTGGATTACGGATGGGATGCAAAATT</text:p>
          </table:table-cell>
        </table:table-row>
        <table:table-row table:style-name="ro1">
          <table:table-cell office:value-type="string" calcext:value-type="string">
            <text:p>ACTTTAAATTGT---------AAGAATAATGTCACAATGAGTAATAATGCCACAATGAGTAATGACACAG-TGGGAGAAATAAAAAATT</text:p>
          </table:table-cell>
        </table:table-row>
        <table:table-row table:style-name="ro1">
          <table:table-cell office:value-type="string" calcext:value-type="string">
            <text:p>CCACTCTGTGTTACTTTAAACTGTAGCAATGTTAATAATGCTACCATTGATGGTGCCA---------------------TGAAGGAAGGAATGAAAAATT</text:p>
          </table:table-cell>
        </table:table-row>
        <table:table-row table:style-name="ro1">
          <table:table-cell office:value-type="string" calcext:value-type="string">
            <text:p>CTTGAGAATGCTACCTGGGGTAATACCAACAATACTACCACTGACTACAATGGTACCAGA-AGTGAAGAAGTAAAAAATT</text:p>
          </table:table-cell>
        </table:table-row>
        <table:table-row table:style-name="ro1">
          <table:table-cell office:value-type="string" calcext:value-type="string">
            <text:p>AAAAATAGTAATGCTAGTGGTACCTACAATAATAATAGTGCTAGTGGTGATGTTACCAACATACCGGAAATGAAAAATT</text:p>
          </table:table-cell>
        </table:table-row>
        <table:table-row table:style-name="ro1">
          <table:table-cell office:value-type="string" calcext:value-type="string">
            <text:p>CCATGTGTAAAGTTGACCCCACTCTGTGTCACTTTACACTGTACAACTATTAATAA---------------------------------------AATGAAGGAAGAAATGAAAAACT</text:p>
          </table:table-cell>
        </table:table-row>
        <table:table-row table:style-name="ro1">
          <table:table-cell office:value-type="string" calcext:value-type="string">
            <text:p>TTGACCCCACTCTGTGTCACTTTAAATTGT---------GGGAATGCCAATACCTCCAATGGTAGTGAC------------------ATTGAAGAAATGAAAAATT</text:p>
          </table:table-cell>
        </table:table-row>
        <table:table-row table:style-name="ro1">
          <table:table-cell office:value-type="string" calcext:value-type="string">
            <text:p>TGTGTAAAGTTGACCCCACTCTGTGTCACTTTAAATTGT------------AGTAATGCTACCCTTAATGAT------------------------ACAATAGGAATGAAGAATT</text:p>
          </table:table-cell>
        </table:table-row>
        <table:table-row table:style-name="ro1">
          <table:table-cell office:value-type="string" calcext:value-type="string">
            <text:p>GTCACTTTAAATTGTAGTAATACTATCAATGGTACTGTCCTCTAT-----------GAAAATGAT-ACCATGTATGGAGAAGTAAAAAATT</text:p>
          </table:table-cell>
        </table:table-row>
        <table:table-row table:style-name="ro1">
          <table:table-cell office:value-type="string" calcext:value-type="string">
            <text:p>GTCACTTTAAACTGTAC---------AAATAATATTACCATCAGTAATATTACCATCAG--TAATAAC-AAAAGTGAAGAAATGAAAAATT</text:p>
          </table:table-cell>
        </table:table-row>
        <table:table-row table:style-name="ro1">
          <table:table-cell office:value-type="string" calcext:value-type="string">
            <text:p>GCTAATATAACCAACAATGCTAATATAACCAACAATGCTAATATAACCAACTATAATAATG----AAACTGACATGAGAAATT</text:p>
          </table:table-cell>
        </table:table-row>
        <table:table-row table:style-name="ro1">
          <table:table-cell office:value-type="string" calcext:value-type="string">
            <text:p>AAATGTAAAAGGGTTAAGAAAAATGGTAATGATACCTACAATAAGACCTACAAGGAGAGCATG------AGGGAAATAAAAAATT</text:p>
          </table:table-cell>
        </table:table-row>
        <table:table-row table:style-name="ro1">
          <table:table-cell office:value-type="string" calcext:value-type="string">
            <text:p>TGTGTCACTTTAAATTGTAC---------AATTGCTAATCTTACCTATAGTATTCCTGAAGAAAGAA------ATCAGACAGAAATAAGAAATT</text:p>
          </table:table-cell>
        </table:table-row>
        <table:table-row table:style-name="ro1">
          <table:table-cell office:value-type="string" calcext:value-type="string">
            <text:p>GTCACTTTATGCTGTACAAATGTTACCTACAATGCAAATGTTACCTACAATGATAGCATGAG---------------GGAAGAAATAAAAAATT</text:p>
          </table:table-cell>
        </table:table-row>
        <table:table-row table:style-name="ro1">
          <table:table-cell office:value-type="string" calcext:value-type="string">
            <text:p>GTCACGTTAAACTGCAGTGATGATATCAGTGACATCAGTGATGTTAACAGTACTAGTA------------TGAGGGGAGAAATAAAGAATT</text:p>
          </table:table-cell>
        </table:table-row>
        <table:table-row table:style-name="ro1">
          <table:table-cell office:value-type="string" calcext:value-type="string">
            <text:p>TTAAATTGTAGCAATGTAACTCGCAACAGTACTTCTGACCATAAT-----GATACCTACAATGG-GAGTCAAGAACTAAAAAATT</text:p>
          </table:table-cell>
        </table:table-row>
        <table:table-row table:style-name="ro1">
          <table:table-cell office:value-type="string" calcext:value-type="string">
            <text:p>TGCGGTCCTGTTAGTAATAGTACTGGTGATAATGTTACTATTACCATCAATAATACCACGAAGGAGGACATGAAAAATT</text:p>
          </table:table-cell>
        </table:table-row>
        <table:table-row table:style-name="ro1">
          <table:table-cell office:value-type="string" calcext:value-type="string">
            <text:p>GATGCAAAATTTAATAGTACCCAGAGTGATAATGGTACCAGTACTGTAAATGTTAGT-ACCAGTAATGAAATGAAAAACT</text:p>
          </table:table-cell>
        </table:table-row>
        <table:table-row table:style-name="ro1">
          <table:table-cell office:value-type="string" calcext:value-type="string">
            <text:p>ACTTTAAACTGTAGTGATATTGCTGTTAATGGTACCACTAATGGCACCAGTGATAAGATGGC---------TGGAGAAATGAAAAATT</text:p>
          </table:table-cell>
        </table:table-row>
        <table:table-row table:style-name="ro1">
          <table:table-cell office:value-type="string" calcext:value-type="string">
            <text:p>GTCACTTTACAGTGTAAAAATGCTACCAAAAAGGTTACTACTACCAGCACTCCGGATACGAG---------------TGGAGAAGTAAAAAATT</text:p>
          </table:table-cell>
        </table:table-row>
        <table:table-row table:style-name="ro1">
          <table:table-cell office:value-type="string" calcext:value-type="string">
            <text:p>AATTT---TAATGGTACCAGTAACAGTACTGCTGAAGTCAATAAGACTATGAGCACTGTCATGAATGGAGAAATAAAAAATT</text:p>
          </table:table-cell>
        </table:table-row>
        <table:table-row table:style-name="ro1">
          <table:table-cell office:value-type="string" calcext:value-type="string">
            <text:p>GTCACTTTAAATTGTACAAATGTGAGCAATAGTACTGCTCGCAACATAAGTAGTAATATGTT------------TGGGGAAATAAAAAATT</text:p>
          </table:table-cell>
        </table:table-row>
        <table:table-row table:style-name="ro1">
          <table:table-cell office:value-type="string" calcext:value-type="string">
            <text:p>TTAAAATGTGGAAATGTTAATGCTACTAGTAATGGTAATGTTACCTATAATAATACCATGGG---------------TGGAGAAATAAAAAATT</text:p>
          </table:table-cell>
        </table:table-row>
        <table:table-row table:style-name="ro1">
          <table:table-cell office:value-type="string" calcext:value-type="string">
            <text:p>ACCCCACTCTGTGTCACTTTAAAATGTTCTACCT---ACAATGGTACTTACACTGATAACTAC---------------------CAGGAAAAGATAAAAAATT</text:p>
          </table:table-cell>
        </table:table-row>
        <table:table-row table:style-name="ro1">
          <table:table-cell office:value-type="string" calcext:value-type="string">
            <text:p>ACTTTAAATTGTAGTGATGTTAATGTTACTGCTATCATTGATGCTGAT---------ATATTAACCATGTATGAACCAGTGATAAATC</text:p>
          </table:table-cell>
        </table:table-row>
        <table:table-row table:style-name="ro1">
          <table:table-cell office:value-type="string" calcext:value-type="string">
            <text:p>TGAGGATATAATTAGTTTATGGGATCAAAGCCTAAAGCCATGTGTAAAGTTAACCCCACTCTGTGTCACTTTAAATTGT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TTACCAGGAATGATACAAATGTTACCAG-----------GAATGATAATGATATTCGCAATAATAGCATGAATGGAGAAATAAAAAATT</text:p>
          </table:table-cell>
        </table:table-row>
        <table:table-row table:style-name="ro1">
          <table:table-cell office:value-type="string" calcext:value-type="string">
            <text:p>ACTTTACACTGCAAAAATGTTGATAATAGTACCATGAATAATAATAGTACCAAGAGTAT---------CAAGGATGACATGAGAAACT</text:p>
          </table:table-cell>
        </table:table-row>
        <table:table-row table:style-name="ro1">
          <table:table-cell office:value-type="string" calcext:value-type="string">
            <text:p>AATAGTACTTGCAACAATACCATGCCTGGCAACATTACCATGAATAACAGCAATACCATGTGTGGGGAAATGAAAAACT</text:p>
          </table:table-cell>
        </table:table-row>
        <table:table-row table:style-name="ro1">
          <table:table-cell office:value-type="string" calcext:value-type="string">
            <text:p>CCACTCTGTGTCACTTTAAACTGTACAAATGTGAA---------CAGTACCTATAATAATATTAACATAAC------------TGGAGAAATAAAAAATT</text:p>
          </table:table-cell>
        </table:table-row>
        <table:table-row table:style-name="ro1">
          <table:table-cell office:value-type="string" calcext:value-type="string">
            <text:p>AAGGCTAATTTTAATAATGGTACCTCTAGTAATAATAGTACCTCTAGTAATAACACCATGTATGAAGAAATGAAAAATT</text:p>
          </table:table-cell>
        </table:table-row>
        <table:table-row table:style-name="ro1">
          <table:table-cell office:value-type="string" calcext:value-type="string">
            <text:p>ACCTGTAAAAATGTTACCAAAAAGGAGGATAATGATACCAAAAATAGTACC-----AATGATAACAGGGA----TGAAATGAGAAATT</text:p>
          </table:table-cell>
        </table:table-row>
        <table:table-row table:style-name="ro1">
          <table:table-cell office:value-type="string" calcext:value-type="string">
            <text:p>CTCTGTGTCACTTTAGAGTGTAC---------AAATGTTACTAATACAAATGTTACTGTTGG--AAATAGTACTGGAGAA-------ATGAGAAACT</text:p>
          </table:table-cell>
        </table:table-row>
        <table:table-row table:style-name="ro1">
          <table:table-cell office:value-type="string" calcext:value-type="string">
            <text:p>AATTGTACCAAGGCTACAGTTAATGATACCAATGCTGACAGTAACAGTACAGTTAATGCTGCCGAGGAA-------ATAAGAAATT</text:p>
          </table:table-cell>
        </table:table-row>
        <table:table-row table:style-name="ro1">
          <table:table-cell office:value-type="string" calcext:value-type="string">
            <text:p>AAGTTGACCCCACTCTGTGTTACTTTAAACTGTAGTGACACCAATTCCGCCAATGATACCGATAATGGT------------------------------ATGAAAAATT</text:p>
          </table:table-cell>
        </table:table-row>
        <table:table-row table:style-name="ro1">
          <table:table-cell office:value-type="string" calcext:value-type="string">
            <text:p>AAT---GCAAATGATACAAATGCAAATGTAAATGTTACACCGACTAACAACAATGTTAGCATAGATGAAGGAATGAAAAATT</text:p>
          </table:table-cell>
        </table:table-row>
        <table:table-row table:style-name="ro1">
          <table:table-cell office:value-type="string" calcext:value-type="string">
            <text:p>AATACCAATACCTATAATAATAGCAGCAGAGATAACAATACCTCCAATAATAGCAGCAGGTATGAGGAAATGAAAAATT</text:p>
          </table:table-cell>
        </table:table-row>
        <table:table-row table:style-name="ro1">
          <table:table-cell office:value-type="string" calcext:value-type="string">
            <text:p>AGAAATGTTAATGGTACCCCAGGGGTTGATTCTGCTGATGGTAAACCACGGGTTAATTCTACCGATGAAATAAAAAATT</text:p>
          </table:table-cell>
        </table:table-row>
        <table:table-row table:style-name="ro1">
          <table:table-cell office:value-type="string" calcext:value-type="string">
            <text:p>TGTGAAAATGTTACCATTAATAACACTACTGCTAGCAACAATAGCATGGGAGAAACGAGAAGGGAAGAAATGAGAAATT</text:p>
          </table:table-cell>
        </table:table-row>
        <table:table-row table:style-name="ro1">
          <table:table-cell office:value-type="string" calcext:value-type="string">
            <text:p>CTCTGTGTCACTTTAAATTGTACAAATATAAAGGTTACTAATATGACTATTAATGAAACC------------------TATTCAAACATGAAAAATT</text:p>
          </table:table-cell>
        </table:table-row>
        <table:table-row table:style-name="ro1">
          <table:table-cell office:value-type="string" calcext:value-type="string">
            <text:p>GAGAATAGGACTAATACTAATCCTAGTACT-----AATGGTACTAATATTACTGTTCCTGGGTTATTGGACGACATAAAAAATT</text:p>
          </table:table-cell>
        </table:table-row>
        <table:table-row table:style-name="ro1">
          <table:table-cell office:value-type="string" calcext:value-type="string">
            <text:p>ATTAATAGTACTGCTACCATCAATGATAGTGACGGGGGAATGACCATGTGTGATTTCATTAGAGGGGAAATAAAAAATT</text:p>
          </table:table-cell>
        </table:table-row>
        <table:table-row table:style-name="ro1">
          <table:table-cell office:value-type="string" calcext:value-type="string">
            <text:p>CCACTCTGTGTCACTTTAAATTGTGTAAATGTAACCCAGAATAGTAC------------------------AGGAATAACAAATGTAAGTGATATAACAAATT</text:p>
          </table:table-cell>
        </table:table-row>
        <table:table-row table:style-name="ro1">
          <table:table-cell office:value-type="string" calcext:value-type="string">
            <text:p>GTTACTCTAAATTGTACAGATGAAATTAAGGGGAAAAATGATACTCTCCTCAATAATACC---------------------ATGGGGGAAATAAAAAATT</text:p>
          </table:table-cell>
        </table:table-row>
        <table:table-row table:style-name="ro1">
          <table:table-cell office:value-type="string" calcext:value-type="string">
            <text:p>CTGACCCCACTCTGTGTCACTTTAAATTGTACAAATAATATTACAGGTGTTAATGCTACCCACAGT---------------------------GAGAGAATGAATT</text:p>
          </table:table-cell>
        </table:table-row>
        <table:table-row table:style-name="ro1">
          <table:table-cell office:value-type="string" calcext:value-type="string">
            <text:p>ACTACCCCTAGTACCACTAGTACTAATCCTACCAATAGTAGTTCTACCCAGGAGAGC-------CTGAAGGGAGAAATGAAAAATT</text:p>
          </table:table-cell>
        </table:table-row>
        <table:table-row table:style-name="ro1">
          <table:table-cell office:value-type="string" calcext:value-type="string">
            <text:p>AACTGTAATAATAATGTTACTGTCAGAAATGAGACTAGTGAATATCTTAATAAC------------ACTGTGAAGGAAGAAATGAGAAATT</text:p>
          </table:table-cell>
        </table:table-row>
        <table:table-row table:style-name="ro1">
          <table:table-cell office:value-type="string" calcext:value-type="string">
            <text:p>CCACTCTGTGTCACTCTAAACTGTAC---------AAATGTTACTGTTAATGATACCCTCCACCAAAATTTTAC------------CGACATGAAAAATT</text:p>
          </table:table-cell>
        </table:table-row>
        <table:table-row table:style-name="ro1">
          <table:table-cell office:value-type="string" calcext:value-type="string">
            <text:p>AAGTTGACCCCACTCTGTGTCACGTTAGACTGTGCTAATGTTACCAGCAATAT---TACCAATGG---------------------------GGAAGAAATAAAAAATT</text:p>
          </table:table-cell>
        </table:table-row>
        <table:table-row table:style-name="ro1">
          <table:table-cell office:value-type="string" calcext:value-type="string">
            <text:p>GTCACTTTAAACTGT------------AGTGATGCCACTCCACACTGTAATAACATAACCTGCATTAATACCACAGATGAAATGAAAAACT</text:p>
          </table:table-cell>
        </table:table-row>
        <table:table-row table:style-name="ro1">
          <table:table-cell office:value-type="string" calcext:value-type="string">
            <text:p>AATAATAATGCAAACATTACTATGAGTGATACTGGGAATACTACTGTGACTGGGAATATTACAGTTGAAGGAAAAAATT</text:p>
          </table:table-cell>
        </table:table-row>
        <table:table-row table:style-name="ro1">
          <table:table-cell office:value-type="string" calcext:value-type="string">
            <text:p>TGTGTCACTTTAAATTGTACTAATGTTACTAATGCAACTGGAATTGTTATCAGTAA---------------AGCCAATGAGACCATGAGAAATT</text:p>
          </table:table-cell>
        </table:table-row>
        <table:table-row table:style-name="ro1">
          <table:table-cell office:value-type="string" calcext:value-type="string">
            <text:p>TGTGTCACTTTAAACTGC------------AGCGAGGTTAATATTAATGGTACAGATAATGAGACGACCAT---GAGGGGAGAAATGAAAAATT</text:p>
          </table:table-cell>
        </table:table-row>
        <table:table-row table:style-name="ro1">
          <table:table-cell office:value-type="string" calcext:value-type="string">
            <text:p>AATACCCTTACTGTCAGTAATAATACCCTTCCTGACAATAATAATACCCTTACTGTCAATAATACAGAAATAAGAAATT</text:p>
          </table:table-cell>
        </table:table-row>
        <table:table-row table:style-name="ro1">
          <table:table-cell office:value-type="string" calcext:value-type="string">
            <text:p>CTAAACTGCAGTAATGTTACTGTTACTACTACCATCAATAATAGTACCTTAAGTAACAT------GCAGGAGGAAATGAAAAATT</text:p>
          </table:table-cell>
        </table:table-row>
        <table:table-row table:style-name="ro1">
          <table:table-cell office:value-type="string" calcext:value-type="string">
            <text:p>TTAACCTGTAATAATAGCAAAGTAAGCAATGAATCCAACAGTAATAGC------ACAAGCATAGATAAAGAGATGATGATGAATT</text:p>
          </table:table-cell>
        </table:table-row>
        <table:table-row table:style-name="ro1">
          <table:table-cell office:value-type="string" calcext:value-type="string">
            <text:p>CTCTGTGTCACTTTAAACTGTAC---------AAGTGTTAATAGAACCTACAGTATAACCAATGAGACCGATAAT----------GAAATAAAAAATT</text:p>
          </table:table-cell>
        </table:table-row>
        <table:table-row table:style-name="ro1">
          <table:table-cell office:value-type="string" calcext:value-type="string">
            <text:p>AGTACAAAAGCAGGTGGTACCATTAGTCCAAGTACAACTGTTGCCTACAATGACAGCATA-TATGTAGAAATAAAAAACT</text:p>
          </table:table-cell>
        </table:table-row>
        <table:table-row table:style-name="ro1">
          <table:table-cell office:value-type="string" calcext:value-type="string">
            <text:p>ATTAATGTTACCAAGAAGGACAATGGTACCAGTAGGAATGAGACCTATGAGGATAATGGCAGGAA----GGAGATAAAGAATT</text:p>
          </table:table-cell>
        </table:table-row>
        <table:table-row table:style-name="ro1">
          <table:table-cell office:value-type="string" calcext:value-type="string">
            <text:p>ACTGTTAATACAACAAATACTACTAATAGTGGCAATGCTACC--CATAATGATGACCTAAATAGAGAAGAAATAAAAAATT</text:p>
          </table:table-cell>
        </table:table-row>
        <table:table-row table:style-name="ro1">
          <table:table-cell office:value-type="string" calcext:value-type="string">
            <text:p>CCAGAATTTAATAATACCAGTAATACTACCCATGGTAATAAGACCTACAACAATAATAACATGACTGACA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TTTTATGC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CCACTGGCATTAGAATTGTAAACGGTACCAATGTAACTATTCCCTACAATGAGAGCATAGCTA---------GAGACATGAGAAATT</text:p>
          </table:table-cell>
        </table:table-row>
        <table:table-row table:style-name="ro1">
          <table:table-cell office:value-type="string" calcext:value-type="string">
            <text:p>GTCACTTTAGACTGCAGAAATATTACCTACAATAATGTTACCATTAAGGGTAATGATACCAT------------TGAAGAAATGAAAAGTT</text:p>
          </table:table-cell>
        </table:table-row>
        <table:table-row table:style-name="ro1">
          <table:table-cell office:value-type="string" calcext:value-type="string">
            <text:p>GATGCTAACATCACTAGTAATAACAGTAGTAGCCTCAATGATACCATAATTGGAGAAATAAAGGGAGAAATAAAAAATT</text:p>
          </table:table-cell>
        </table:table-row>
        <table:table-row table:style-name="ro1">
          <table:table-cell office:value-type="string" calcext:value-type="string">
            <text:p>GCTAACTTTACCAGAAATAATGCCAG--AAATGKTACCCCAGCTACTACTACTGCCAGCCCTAATGGAGACATAAAAAATT</text:p>
          </table:table-cell>
        </table:table-row>
        <table:table-row table:style-name="ro1">
          <table:table-cell office:value-type="string" calcext:value-type="string">
            <text:p>GAATGTACCACTAATAGTACAAATGATAATGCTAACAATAGTA-----AGACTGACAATGGGAGCGGGCAGGAAATAAAAAATT</text:p>
          </table:table-cell>
        </table:table-row>
        <table:table-row table:style-name="ro1">
          <table:table-cell office:value-type="string" calcext:value-type="string">
            <text:p>TGTAGAAATGCAAATAATAATGCAAGTAATACCTACCAAAATGTGACCACTCCCACTCCTCCTGACATCATGAAAAATT</text:p>
          </table:table-cell>
        </table:table-row>
        <table:table-row table:style-name="ro1">
          <table:table-cell office:value-type="string" calcext:value-type="string">
            <text:p>AGTGAAGCTAATATTACCAGCAGTACCACTGTCAATAATACCATTGGCAATAATACCAT---AAAAGAAGAAGTAAAAAATT</text:p>
          </table:table-cell>
        </table:table-row>
        <table:table-row table:style-name="ro1">
          <table:table-cell office:value-type="string" calcext:value-type="string">
            <text:p>AAACCATGTGTAAAGTTGACCCCACTCTGTGTCACTTTAGATTGTACAAA-----------------------------------GGTTAATGATAATGATGAAAA-------CATGAATT</text:p>
          </table:table-cell>
        </table:table-row>
        <table:table-row table:style-name="ro1">
          <table:table-cell office:value-type="string" calcext:value-type="string">
            <text:p>ACCACTGGTACCAGTACTAGTTCTGATACCAATGGTAATGCTACCTATAATAATTCCATGAATGGAGAAATAAAAAATT</text:p>
          </table:table-cell>
        </table:table-row>
        <table:table-row table:style-name="ro1">
          <table:table-cell office:value-type="string" calcext:value-type="string">
            <text:p>ACCCCACTTTGTGTCACTTTAAATTGTACCAATGTTACCAGAAATGATAATGAGACCTATAAGAATGAC---------------------------ATGAAAAATT</text:p>
          </table:table-cell>
        </table:table-row>
        <table:table-row table:style-name="ro1">
          <table:table-cell office:value-type="string" calcext:value-type="string">
            <text:p>GAGTGTAAAGATGTAAACAGTACAGTTGGTAATACCACCACCCATGCCTACAATGATACCTACAATAGT------------------------------ATGAAAAATT</text:p>
          </table:table-cell>
        </table:table-row>
        <table:table-row table:style-name="ro1">
          <table:table-cell office:value-type="string" calcext:value-type="string">
            <text:p>AATGTAACCAGTACTAATAATGATACCAGTGATATCAGTAGGAATTTTAACATGAGTATGAGAGAAGAAATAAAAAATT</text:p>
          </table:table-cell>
        </table:table-row>
        <table:table-row table:style-name="ro1">
          <table:table-cell office:value-type="string" calcext:value-type="string">
            <text:p>ACCCCACTCTGTGTCACTTTAAATTGCACGGATGTTACTGCAGTGAATGATACTAGCAT------------------------------GAATGGAGAAATGAAAAATT</text:p>
          </table:table-cell>
        </table:table-row>
        <table:table-row table:style-name="ro1">
          <table:table-cell office:value-type="string" calcext:value-type="string">
            <text:p>TGTACCAATGTTACCCTTATTAATGAAACTACCAATGTTACCCTTCCTAATGAAACTAACAGTGAAGAAATGAAAAATT</text:p>
          </table:table-cell>
        </table:table-row>
        <table:table-row table:style-name="ro1">
          <table:table-cell office:value-type="string" calcext:value-type="string">
            <text:p>TTAACTTGTAGCAGTGTTAATGTTACCAGCCAAGATAATGCTACCTATACTAATAGC---------------ATGAAGGGAGAAATAAAAAACT</text:p>
          </table:table-cell>
        </table:table-row>
        <table:table-row table:style-name="ro1">
          <table:table-cell office:value-type="string" calcext:value-type="string">
            <text:p>GTAAAGTTGACCCCACTCTGTGTCACTTTAAAGTGCAC---------AAATGCTACCTATAATAATAGCAAT------------------------GGAGAAGTAAAAAATT</text:p>
          </table:table-cell>
        </table:table-row>
        <table:table-row table:style-name="ro1">
          <table:table-cell office:value-type="string" calcext:value-type="string">
            <text:p>ACCAACCAAAATGACACGGAGAGTATCTACCCAAGTGACAAGGAAATACCTTACCAAAATGACACAGGGATAAGAAATT</text:p>
          </table:table-cell>
        </table:table-row>
        <table:table-row table:style-name="ro1">
          <table:table-cell office:value-type="string" calcext:value-type="string">
            <text:p>GCTACTAGTGATAGTACTGCTACCCAAACTAATAGAAGGACTACTCAAAATGATAGT-ATGATAGAAGAAATGAAAAATT</text:p>
          </table:table-cell>
        </table:table-row>
        <table:table-row table:style-name="ro1">
          <table:table-cell office:value-type="string" calcext:value-type="string">
            <text:p>TATAGTAATGCTATTAACTGCAGT--------AATGCCAATAGAACTACTACTACTAGCAGTCCTAACATAAATGACATG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GTACGGATAGTGAGACCTCTAATAATACTACCAGTGGGAATAATGTTACCTATAATGATGCCATGGAAATGACAAATT</text:p>
          </table:table-cell>
        </table:table-row>
        <table:table-row table:style-name="ro1">
          <table:table-cell office:value-type="string" calcext:value-type="string">
            <text:p>AAGGTTAAGATGACTAACAATAGTGCTGACACCTTAATAAATACAACCTTAAGCAACAGAACTGAAGAAATGAAAAATT</text:p>
          </table:table-cell>
        </table:table-row>
        <table:table-row table:style-name="ro1">
          <table:table-cell office:value-type="string" calcext:value-type="string">
            <text:p>TGTAGCGATGTACTTAATGTCACAGTTGGCAATGAAACTAAGACCATCAATGAGAGCAT---------GAAGGGAGAAATAAAAAATT</text:p>
          </table:table-cell>
        </table:table-row>
        <table:table-row table:style-name="ro1">
          <table:table-cell office:value-type="string" calcext:value-type="string">
            <text:p>TTAGAATGTAC------AAATGCTAATTCTACTAATAAAAATAATAGCAGTATCAATGTTACCAATAGCGAAGACATAAAAAATT</text:p>
          </table:table-cell>
        </table:table-row>
        <table:table-row table:style-name="ro1">
          <table:table-cell office:value-type="string" calcext:value-type="string">
            <text:p>ACCCCACTCTGTGTCACTTTAAGTTGT------------AGTAATGTTACTGTCAATAATAATAAT------------ACCATAAATGAAGAAATGAAAAACT</text:p>
          </table:table-cell>
        </table:table-row>
        <table:table-row table:style-name="ro1">
          <table:table-cell office:value-type="string" calcext:value-type="string">
            <text:p>AAGTTGACCCCACTCTGTGTCACATTAAAATGTAGTAATGTTACCATGAAGAATAATACTGACAATGGT------------------------------ATGAAAAATT</text:p>
          </table:table-cell>
        </table:table-row>
        <table:table-row table:style-name="ro1">
          <table:table-cell office:value-type="string" calcext:value-type="string">
            <text:p>CTCTGTGCCACTTTAGATTGTAATGATGTTAATAATACCACCAGAGTTGATAATAATACC------------------ATTGGAGAAATAAAAAACT</text:p>
          </table:table-cell>
        </table:table-row>
        <table:table-row table:style-name="ro1">
          <table:table-cell office:value-type="string" calcext:value-type="string">
            <text:p>TTGACCCCACTCTGTGTTACTTTAAGCTGT------------AATAATACTATTGTGGTTAATGCTACTATAAGAATGATACAG---------------AAAGATT</text:p>
          </table:table-cell>
        </table:table-row>
        <table:table-row table:style-name="ro1">
          <table:table-cell office:value-type="string" calcext:value-type="string">
            <text:p>AATGCAAATGTTACCCGCAATGGTACAATTACTAGCGATAGTACCTACTACGGTAACATGACTAC---------AGAAATAAAAAATT</text:p>
          </table:table-cell>
        </table:table-row>
        <table:table-row table:style-name="ro1">
          <table:table-cell office:value-type="string" calcext:value-type="string">
            <text:p>AATAATAGTACTAATGCTACTTATAGTAATGCTACTACTTACCCTCATAGTGTAAATAATAGTAAT----------GAAATAAAAAATT</text:p>
          </table:table-cell>
        </table:table-row>
        <table:table-row table:style-name="ro1">
          <table:table-cell office:value-type="string" calcext:value-type="string">
            <text:p>AGAAATGGTAATGATACAAATACAACCA-----AAACTAATAATGCTACCCTTAATAATACCATGTATGAGGAAATGAGAAATT</text:p>
          </table:table-cell>
        </table:table-row>
        <table:table-row table:style-name="ro1">
          <table:table-cell office:value-type="string" calcext:value-type="string">
            <text:p>TGTAGCGACAAAGTGAATGTAAATACTACCCACAATGCTAACAATGCTAGCATAGGGAAAGAAGTAGACATGAAAAATT</text:p>
          </table:table-cell>
        </table:table-row>
        <table:table-row table:style-name="ro1">
          <table:table-cell office:value-type="string" calcext:value-type="string">
            <text:p>TGTACAAATGCTAATGTTACTAGTACAAATGCTAATGTTACTGATGCTAATTTTACCAAC------------------CAAGAAGAAATAAAAAATT</text:p>
          </table:table-cell>
        </table:table-row>
        <table:table-row table:style-name="ro1">
          <table:table-cell office:value-type="string" calcext:value-type="string">
            <text:p>AATGTTACCAGTAGTGGTAATGCTAACAGTAAGAATACTGCTACTACTAAAAATCCCATGGAGGGAGAAATAAAAAATT</text:p>
          </table:table-cell>
        </table:table-row>
        <table:table-row table:style-name="ro1">
          <table:table-cell office:value-type="string" calcext:value-type="string">
            <text:p>TGTGTCACTTTAGAGTGTAAAAATGCTAATAGAACTGTTAATGCTAATAATGCTAGTGTTATCA---------------ATGAAATACAAAATT</text:p>
          </table:table-cell>
        </table:table-row>
        <table:table-row table:style-name="ro1">
          <table:table-cell office:value-type="string" calcext:value-type="string">
            <text:p>GTTACTTTACATTGTAGTAAT---GCCAACTACACGGGTACTAATGTTACCTACAATGGAACCCAAAT---------TGAAATGAAAAATT</text:p>
          </table:table-cell>
        </table:table-row>
        <table:table-row table:style-name="ro1">
          <table:table-cell office:value-type="string" calcext:value-type="string">
            <text:p>TGTGTCACTTTAAATTGTGTAAATGTGAAGGTCACTTCAAATCACACT--TTAGATCACACAAATAATGAC-------------ATGAAAAATT</text:p>
          </table:table-cell>
        </table:table-row>
        <table:table-row table:style-name="ro1">
          <table:table-cell office:value-type="string" calcext:value-type="string">
            <text:p>AATGTAACAGTAGTTAATGCTACACATACTAATAAGAGCATGAATGGAGAAATTGACATGAAAGAAGAAATGAAAAATT</text:p>
          </table:table-cell>
        </table:table-row>
        <table:table-row table:style-name="ro1">
          <table:table-cell office:value-type="string" calcext:value-type="string">
            <text:p>TTAAATTGTACAAGTGTTAAGGATACCAAGAATAATACTACCAAGCACAATGATAGCATGAT---------TCAAGAAATGAGTAATT</text:p>
          </table:table-cell>
        </table:table-row>
        <table:table-row table:style-name="ro1">
          <table:table-cell office:value-type="string" calcext:value-type="string">
            <text:p>AACTGTACAAAT---GCAACTAATACTAATTACAATAATAGCACAAATGTTACCAGTAGCACGAAAGGAGAAATGAAAAATT</text:p>
          </table:table-cell>
        </table:table-row>
        <table:table-row table:style-name="ro1">
          <table:table-cell office:value-type="string" calcext:value-type="string">
            <text:p>AACTGTACTAATGTTGAAAGTACTGGTAATGGTACCCACAGTAAGACC--TACAATGACAGTAGCGA----GGAAGTGAAAAATA</text:p>
          </table:table-cell>
        </table:table-row>
        <table:table-row table:style-name="ro1">
          <table:table-cell office:value-type="string" calcext:value-type="string">
            <text:p>AAGTTGACCCCACTCTGTGTCACTTTAGAATG------------------TGGAAATGTTAACGGGACTGATGAGGGCGCGAC------------GGAAATGAAAAATT</text:p>
          </table:table-cell>
        </table:table-row>
        <table:table-row table:style-name="ro1">
          <table:table-cell office:value-type="string" calcext:value-type="string">
            <text:p>TTAAACTGCAGTAATGTTAACAGAACTGAAAATAATGCTACTAACTATGCTTCTAGT---------------ATGCAAGGAGAAATAAAAAATT</text:p>
          </table:table-cell>
        </table:table-row>
        <table:table-row table:style-name="ro1">
          <table:table-cell office:value-type="string" calcext:value-type="string">
            <text:p>CTCTGTGTCACTTTAGAATGTACAGAT------AATGTTACCAGTAATGGTACCAGTATTAG------------CCAGGATGGAGAAATAAAAAATT</text:p>
          </table:table-cell>
        </table:table-row>
        <table:table-row table:style-name="ro1">
          <table:table-cell office:value-type="string" calcext:value-type="string">
            <text:p>CGTTACCTTGCAGCA----ACAAATACCTGCCATGGTAGCAACGTTACCCACCTGGGAAACATAAC------AGAAGAAATGACAAATT</text:p>
          </table:table-cell>
        </table:table-row>
        <table:table-row table:style-name="ro1">
          <table:table-cell office:value-type="string" calcext:value-type="string">
            <text:p>GCAACCTCTAATAGCACAGCTACTAGTACAGATATTGGTGGTAACATAACTAGTACCATGGCTGAACAAATGAGTAATT</text:p>
          </table:table-cell>
        </table:table-row>
        <table:table-row table:style-name="ro1">
          <table:table-cell office:value-type="string" calcext:value-type="string">
            <text:p>AATTGTTCAAGGTCAAATGATACTGATCCCCGTAATAATAGAACAATTGAGGACAGCATGAAGGGAGAAATAAAAAATT</text:p>
          </table:table-cell>
        </table:table-row>
        <table:table-row table:style-name="ro1">
          <table:table-cell office:value-type="string" calcext:value-type="string">
            <text:p>AACACCTGTGCTAATGCTACCATTAGGAATAATACTAATGGTATCTGCAATCAGACTA------AGGATGAAGAAGTGCAGACTT</text:p>
          </table:table-cell>
        </table:table-row>
        <table:table-row table:style-name="ro1">
          <table:table-cell office:value-type="string" calcext:value-type="string">
            <text:p>TGTGTCACTTTAAACTGTACT---------AATGCTACTGTTACTCATAGTAGTAGTACCCCCAATAGTACCAT------------GGACATAAAAAATT</text:p>
          </table:table-cell>
        </table:table-row>
        <table:table-row table:style-name="ro1">
          <table:table-cell office:value-type="string" calcext:value-type="string">
            <text:p>AATTGCACAGATATTAACA-------------TAACTGGGGGGGGGGCTGAATGTATGGCCTCCAATGAGAGGATTAGGGAAGTGAGAAATT</text:p>
          </table:table-cell>
        </table:table-row>
        <table:table-row table:style-name="ro1">
          <table:table-cell office:value-type="string" calcext:value-type="string">
            <text:p>ACTTTAAACTGTACTAGTGATATTACAGTAAAGGCCACTGCCAATCCTGATGATAATA------------------TAACGAGTGAAATGAAAAATT</text:p>
          </table:table-cell>
        </table:table-row>
        <table:table-row table:style-name="ro1">
          <table:table-cell office:value-type="string" calcext:value-type="string">
            <text:p>TGTGTAAAGCTGACCCCAATCTGTGTCACTCTAAACTGT------------GGAAATGTTACCACCAACAGTGGT------------------------GGAGATATGAAAAACT</text:p>
          </table:table-cell>
        </table:table-row>
        <table:table-row table:style-name="ro1">
          <table:table-cell office:value-type="string" calcext:value-type="string">
            <text:p>CTCTGTGTCACTCTAGAATG---------------TGATAATGTTACCTATACTGGTAATGAGGATAGTATCACCGAAAA---AGAAATGAAAAATT</text:p>
          </table:table-cell>
        </table:table-row>
        <table:table-row table:style-name="ro1">
          <table:table-cell office:value-type="string" calcext:value-type="string">
            <text:p>GTACAAATGAATTGCAC---------AGATGTTACTCATACTAATAAT------------GTAACCATCTCGCAGGCTGTAACCAGCCCCGTAAAAAAGT</text:p>
          </table:table-cell>
        </table:table-row>
        <table:table-row table:style-name="ro1">
          <table:table-cell office:value-type="string" calcext:value-type="string">
            <text:p>GTACAAATGAATTGTAC---------AAACGAAACCAG-------AGCATCAAATGAAGCAAGTACAAAGGAAACAGAGAATCCTGTAAAACAAT</text:p>
          </table:table-cell>
        </table:table-row>
        <table:table-row table:style-name="ro1">
          <table:table-cell office:value-type="string" calcext:value-type="string">
            <text:p>TTTAAAGGCAATGGCAACAGCAGC--------TTAGGGAATTCTACAGGCAACAGCAGCTCAGAGGATTCGAACCCTATAAAAAAAT</text:p>
          </table:table-cell>
        </table:table-row>
        <table:table-row table:style-name="ro1">
          <table:table-cell office:value-type="string" calcext:value-type="string">
            <text:p>CTTTAAAACAAACGACCCCTCTACCTCCCCACCTACCTCGCTCCCTAGCGGTTCAGAGAACCCTATGAAAAAATGTGAG----------</text:p>
          </table:table-cell>
        </table:table-row>
        <table:table-row table:style-name="ro1">
          <table:table-cell office:value-type="string" calcext:value-type="string">
            <text:p>GTTCAAATGACTTTCCTGTGTGTACAAATGGAGTGTACAAAC----------------------------ATAGCTGGA-----ACAACAAATGAAAACCTTATGAAGAAGT</text:p>
          </table:table-cell>
        </table:table-row>
        <table:table-row table:style-name="ro1">
          <table:table-cell office:value-type="string" calcext:value-type="string">
            <text:p>CTGTGTGTACAAATGAATTGTACAGACCCAACAGAC----------CCAACA----------------GACAATGGTACAACTATAGAAAACCCTGTAAAAAGGT</text:p>
          </table:table-cell>
        </table:table-row>
        <table:table-row table:style-name="ro1">
          <table:table-cell office:value-type="string" calcext:value-type="string">
            <text:p>GTACAAATGGAATGTAATGAC---ATAAATACAACAAACACCAAC---------------ACAACAACACACAACCCATCACCAGACATGAAACAGT</text:p>
          </table:table-cell>
        </table:table-row>
        <table:table-row table:style-name="ro1">
          <table:table-cell office:value-type="string" calcext:value-type="string">
            <text:p>GTTACAGGTCAAAGCAATTCTACAAACAGCACTTGTACATACAACAACTCTAGCAGCTTAGAGAACCCTATGAAACACT</text:p>
          </table:table-cell>
        </table:table-row>
        <table:table-row table:style-name="ro1">
          <table:table-cell office:value-type="string" calcext:value-type="string">
            <text:p>TGTGTACAAATGAACTGTGTAGATCTGCAAACAAATA----------------AAACAGGCCTATTAAATGAGACAATAAATGAGATGAGAAATT</text:p>
          </table:table-cell>
        </table:table-row>
        <table:table-row table:style-name="ro1">
          <table:table-cell office:value-type="string" calcext:value-type="string">
            <text:p>AATTGTACAGATATCAAAAATAGTATTACTACCACAAACAGTCCCTTAAA---CTCAAACAATACAAAGGAGGTGAAACAGT</text:p>
          </table:table-cell>
        </table:table-row>
        <table:table-row table:style-name="ro1">
          <table:table-cell office:value-type="string" calcext:value-type="string">
            <text:p>TGTGTACAAATGAACTGTACAGACACAAACTCAACAGCCAACGC------------------ATCTAAAACAGAAACAGAAGTCCACATGAAACAGT</text:p>
          </table:table-cell>
        </table:table-row>
        <table:table-row table:style-name="ro1">
          <table:table-cell office:value-type="string" calcext:value-type="string">
            <text:p>CTTGTAAATAATCCNNATAGTAGCACAGAGATAAGATTCAGTCACAGCAGCCATGGTAGTG----ATGCAGAGGTAACCCATT</text:p>
          </table:table-cell>
        </table:table-row>
        <table:table-row table:style-name="ro1">
          <table:table-cell office:value-type="string" calcext:value-type="string">
            <text:p>GACTTACCAAGAAATTCTACAGCTAACAGCAAGTCTACAACTCCCAGCTCAGGCAGCTTAGAGAACCCTGTGAAACAAT</text:p>
          </table:table-cell>
        </table:table-row>
        <table:table-row table:style-name="ro1">
          <table:table-cell office:value-type="string" calcext:value-type="string">
            <text:p>TTTCATGTGTGTACAAATGAATTGTACAGACATAGAAAA------------CAAAAACAGTAGCTCAGAAAACCCTATGAAAAAGTGTGAG----------</text:p>
          </table:table-cell>
        </table:table-row>
        <table:table-row table:style-name="ro1">
          <table:table-cell office:value-type="string" calcext:value-type="string">
            <text:p>TGTACCAACCTCAACAGCTCAGAGAAGGCAACCAGCAGCCCATTATCAACCAACAGCCCAGAGAGACTTATGAAACAGT</text:p>
          </table:table-cell>
        </table:table-row>
        <table:table-row table:style-name="ro1">
          <table:table-cell office:value-type="string" calcext:value-type="string">
            <text:p>CTGTGTATACAAATGAATTGTACAGACATAGCAAACAACACAGACA-----------------AAGCAAACAACACAGAAA-ACCCTATGAAACAGT</text:p>
          </table:table-cell>
        </table:table-row>
        <table:table-row table:style-name="ro1">
          <table:table-cell office:value-type="string" calcext:value-type="string">
            <text:p>G-GCACTGGCTGGAAAGA-------AACCCTAAAACAAATAGCTGGAAGATATTTAGAACTTGTTAAGAACCCAAAGAAGAATAATA</text:p>
          </table:table-cell>
        </table:table-row>
        <table:table-row table:style-name="ro1">
          <table:table-cell office:value-type="string" calcext:value-type="string">
            <text:p>GAGATAGAAAGTAATAATACCACAAGTAATGCCGGCACGACAACCAGTAGCCCAGATCTCAAACAAGATCTCAAACAGT</text:p>
          </table:table-cell>
        </table:table-row>
        <table:table-row table:style-name="ro1">
          <table:table-cell office:value-type="string" calcext:value-type="string">
            <text:p>AAAAGGGGCATACAACAACTCAAGGGTAGCTTATTGTGAGTATAATGCCACTAAT-------------------TGGGAAAAAGCATTAAAAGAAACA</text:p>
          </table:table-cell>
        </table:table-row>
        <table:table-row table:style-name="ro1">
          <table:table-cell office:value-type="string" calcext:value-type="string">
            <text:p>TATTTAGAACTTGTAAATCATACAGAAAACAGTACCATAACATTCAAAAACAGCATTAATGGAGGAGATATAGAAGTAT</text:p>
          </table:table-cell>
        </table:table-row>
        <table:table-row table:style-name="ro1">
          <table:table-cell office:value-type="string" calcext:value-type="string">
            <text:p>AGTATTTAAAACTTGTGAACAATACAGAAAGTAATGTTAGCATGATATTCAATCACAGCATTGGTGGAGATCCAGAGGT</text:p>
          </table:table-cell>
        </table:table-row>
        <table:table-row table:style-name="ro1">
          <table:table-cell office:value-type="string" calcext:value-type="string">
            <text:p>AAAGGTATTTAGAACTTGTGAACAATACAAATAGAGTTAACATGACATTCAATCACACCTCTGGTGGAGATCCAGAGAT</text:p>
          </table:table-cell>
        </table:table-row>
        <table:table-row table:style-name="ro1">
          <table:table-cell office:value-type="string" calcext:value-type="string">
            <text:p>GAATTGTACCGATGTAGACAACAGCACAAGCACAAACAACACAGCACCCAGCTCAGAGAACATAGTAAAACAATGTGAA----------</text:p>
          </table:table-cell>
        </table:table-row>
        <table:table-row table:style-name="ro1">
          <table:table-cell office:value-type="string" calcext:value-type="string">
            <text:p>ACTTTCCTGTGTGTGCAAATGAATTGTACAAACCC---AAATGGAACAGCAGCCAACAGCA---------------------CAGAAAACCATCTGAAACAA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CTGCAG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TACCGACGAAACCGAAGGCACAAAGAGTCCTAAGACTACAGAGAGCCCTAGGAACATAGAGAACCCTGTGAAAAAGT</text:p>
          </table:table-cell>
        </table:table-row>
        <table:table-row table:style-name="ro1">
          <table:table-cell office:value-type="string" calcext:value-type="string">
            <text:p>CAAATGAACTGTACAGATGTAAAATCAAATACAACAAATACAACCATC------------CTAAAAGAAGAAGCAACAGCCATAAAAAGCT</text:p>
          </table:table-cell>
        </table:table-row>
        <table:table-row table:style-name="ro1">
          <table:table-cell office:value-type="string" calcext:value-type="string">
            <text:p>ATGAATTGTACAGACCCAACAAACAATGGTACAACTATAACAAAT-----GAAACCAGCAACTCAGAAAACCCTGTTAAAAAA-T</text:p>
          </table:table-cell>
        </table:table-row>
        <table:table-row table:style-name="ro1">
          <table:table-cell office:value-type="string" calcext:value-type="string">
            <text:p>GCTTATTGCCAATATAACG-ACACTGATTGGGAGAA-------AGCCTTAAAACAAACAGCTGAAAGGTATT-----------TAGAACTACAAAACT</text:p>
          </table:table-cell>
        </table:table-row>
        <table:table-row table:style-name="ro1">
          <table:table-cell office:value-type="string" calcext:value-type="string">
            <text:p>ACAGAGCTGAGTAATAGCAGTGCATCAAACACAACCGACCTAAGGATCGCAGGCCTAGAAGAAATACCCATGAAAAATT</text:p>
          </table:table-cell>
        </table:table-row>
        <table:table-row table:style-name="ro1">
          <table:table-cell office:value-type="string" calcext:value-type="string">
            <text:p>ATGC-CACTGATTGGGAAAG-------AGCATTAAAACAAACAGCTGAACAGTATTTAGAACTTGTAAACAATACAAACCCAAATAT</text:p>
          </table:table-cell>
        </table:table-row>
        <table:table-row table:style-name="ro1">
          <table:table-cell office:value-type="string" calcext:value-type="string">
            <text:p>ACAGATCCAGGAAAGCAGAATGCAACCAATAGCAGCTCCACCACCAAACCCCCTGACCAAACCAACCCCCTAAAAGTGT</text:p>
          </table:table-cell>
        </table:table-row>
        <table:table-row table:style-name="ro1">
          <table:table-cell office:value-type="string" calcext:value-type="string">
            <text:p>AACTATGTACAAGGGAATTATACAAACAATAGCTCC--ATAAATAATGATACCAGCAGTCCAGAGAACCTTGTGAAACAGT</text:p>
          </table:table-cell>
        </table:table-row>
        <table:table-row table:style-name="ro1">
          <table:table-cell office:value-type="string" calcext:value-type="string">
            <text:p>GTTCAAATGACTTTCYTGTGT-------------------------------ATACAAATGC-----RTTGTACCGGAGACACCACCAAYGWKACAGMGAACCCTATGAAAARGT</text:p>
          </table:table-cell>
        </table:table-row>
        <table:table-row table:style-name="ro1">
          <table:table-cell office:value-type="string" calcext:value-type="string">
            <text:p>TGTATACAAATGAATTGTACAGACTATTCAGGTAATGCTACAAGCAGTCCTA-----CAGAGAACCAGAACCCTG----------TGAAAAAAT</text:p>
          </table:table-cell>
        </table:table-row>
        <table:table-row table:style-name="ro1">
          <table:table-cell office:value-type="string" calcext:value-type="string">
            <text:p>TGTACAGACTTCAAAGGCAA---TAGTACAAACAACAGCTCAAGGATAACCAACTCAGAGAACCTGAACCCTATGAAACAAT</text:p>
          </table:table-cell>
        </table:table-row>
        <table:table-row table:style-name="ro1">
          <table:table-cell office:value-type="string" calcext:value-type="string">
            <text:p>AACTCTAACTCCAATGACAGCTCAAGGGTAGCCACCTCCAATGTAACCACCGTCAATGTAACCACCGATCTAAAACAGT</text:p>
          </table:table-cell>
        </table:table-row>
        <table:table-row table:style-name="ro1">
          <table:table-cell office:value-type="string" calcext:value-type="string">
            <text:p>TGTGTACAAATGAATTGTACAGATGTCACAAATAACAAAGCTACAAAC---------------TCATCAGAGGAGGAAACACTCGTAAAGAAGT</text:p>
          </table:table-cell>
        </table:table-row>
        <table:table-row table:style-name="ro1">
          <table:table-cell office:value-type="string" calcext:value-type="string">
            <text:p>GAAATGACTTTCCTGTGTGTACAAATGAATTGCACAGAAGAGCAGAATGTAACAGACCTCCTAACCAACGCC------------------------------CTAAAGT</text:p>
          </table:table-cell>
        </table:table-row>
        <table:table-row table:style-name="ro1">
          <table:table-cell office:value-type="string" calcext:value-type="string">
            <text:p>ATGACTTTCCTGTGTGTACAAATGAATTGTACAGACCCAACAGACAATGGT---------------------------ACAACTATAGAAAACCCTGTGAAAAGGT</text:p>
          </table:table-cell>
        </table:table-row>
        <table:table-row table:style-name="ro1">
          <table:table-cell office:value-type="string" calcext:value-type="string">
            <text:p>CAAATGAATTGTAGAGACTATAAAGACAATTCTACAATTAATGCT---------ACAAAGAGCCCTATGGAACAAGATATAAAACAAT</text:p>
          </table:table-cell>
        </table:table-row>
        <table:table-row table:style-name="ro1">
          <table:table-cell office:value-type="string" calcext:value-type="string">
            <text:p>TTCATGTGTGTACAAATGAACTGTACAGAC------AGAAACACAACAGCCAACAAC---------------ACAGCAGCAGAAAATCTCATGAAACAGT</text:p>
          </table:table-cell>
        </table:table-row>
        <table:table-row table:style-name="ro1">
          <table:table-cell office:value-type="string" calcext:value-type="string">
            <text:p>ACCACATCCCCAAAAACAATCACACCCATAAAAACATCCACAGCAGACCCAAAGAGAGAGACCAATCTGCTAAAAAGAT</text:p>
          </table:table-cell>
        </table:table-row>
        <table:table-row table:style-name="ro1">
          <table:table-cell office:value-type="string" calcext:value-type="string">
            <text:p>AATGGTACAAATAGCACAACAGCACCACCTACCACAACAGCA--AAGAGTATAACAGCAGAAGATACACCCTTAAAACAA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CCTGTGTGTACAAATGAATTGCACAAACGTAAACGACACAACAAACGC---------------------AACAGCGGCCAGCAGCGCAGTGAAAAAG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TACAGATGTAAATTCAACAAAAAATGCTAATTTAACAAGT------------ATAACAACAGAGGAGATAAAGACACCCCTAAAAAAG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CTGTTCAGATGTGA------CCATAGAAGATAGCAATGGAAGTGCAACAATCCCACCAGAACAAGCAACTGAAA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TAAAAGAAAATGTAACCACACCAACACCCACACCAATAGCCAAAAATACAACCAAACCCAGCTCAGAGATGAAACAGT</text:p>
          </table:table-cell>
        </table:table-row>
        <table:table-row table:style-name="ro1">
          <table:table-cell office:value-type="string" calcext:value-type="string">
            <text:p>TGACAATAATATTCAATCACAGTCACAGCCTGGGTAGCGATCCAGAGGTATCCCATTTGCATTTTAACTG--------------------------------------------------TTATGGAGA------------------</text:p>
          </table:table-cell>
        </table:table-row>
        <table:table-row table:style-name="ro1">
          <table:table-cell office:value-type="string" calcext:value-type="string">
            <text:p>TTCTTATGTGTACAAATGAACTGTACCGATTTTGGGAACAGTAC---TACAAATGG------------------GACAGAGCAAGTCCCCATGAAAAAGT</text:p>
          </table:table-cell>
        </table:table-row>
        <table:table-row table:style-name="ro1">
          <table:table-cell office:value-type="string" calcext:value-type="string">
            <text:p>AACACAACTGTAAGTAATACAACAAACGCACCAGTAAGTGCTACAGCAACCCCAGAGGAGACCAATCTGCTAAAAACAT</text:p>
          </table:table-cell>
        </table:table-row>
        <table:table-row table:style-name="ro1">
          <table:table-cell office:value-type="string" calcext:value-type="string">
            <text:p>TGCACCACCCCACCCCAGCCAAATTCAACCAGCAGCTCAGAGAATGTAACTAGCATC-----------CCAGAGAACCCT----------------ATGAAACAGT</text:p>
          </table:table-cell>
        </table:table-row>
        <table:table-row table:style-name="ro1">
          <table:table-cell office:value-type="string" calcext:value-type="string">
            <text:p>AATAGTACAGGGAAGAATAGTACAGGGAATAATAGTACAGTAGATAGCACGACAGAACCAGGAACACCTATGAAAAACT</text:p>
          </table:table-cell>
        </table:table-row>
        <table:table-row table:style-name="ro1">
          <table:table-cell office:value-type="string" calcext:value-type="string">
            <text:p>GCAACCACAAGTAATAATACACCAAGAACTAATACTGCAACAAGTACACCAGGGATAGAGGAGATGAAAGTAAAAAAAT</text:p>
          </table:table-cell>
        </table:table-row>
        <table:table-row table:style-name="ro1">
          <table:table-cell office:value-type="string" calcext:value-type="string">
            <text:p>CCTGTGTGTACAAATGAATTGTAC---------AAATAGCAATAGCACYAACAACAGCAGCTTAGGAAACCCTATGAAACAGTGTGAA----------</text:p>
          </table:table-cell>
        </table:table-row>
        <table:table-row table:style-name="ro1">
          <table:table-cell office:value-type="string" calcext:value-type="string">
            <text:p>AACAACTCTACAAACGATAGCTCAATAAACCCTATAAGCACAGAGAACCCTAACAGCATAGAGAACCCTATGAAAAATT</text:p>
          </table:table-cell>
        </table:table-row>
        <table:table-row table:style-name="ro1">
          <table:table-cell office:value-type="string" calcext:value-type="string">
            <text:p>GATGCAAAGGGCAGCACAAATACAACAGATACAAATACAACATATACAAATACAACAGATACAAACCCCATGAAAAAGT</text:p>
          </table:table-cell>
        </table:table-row>
        <table:table-row table:style-name="ro1">
          <table:table-cell office:value-type="string" calcext:value-type="string">
            <text:p>ATGAACCACACAGATGGAACTAACATTATTAGT------------ATGATATTCAATCACAGCTCTGATGGGGATCCARAGACAACCCATT</text:p>
          </table:table-cell>
        </table:table-row>
        <table:table-row table:style-name="ro1">
          <table:table-cell office:value-type="string" calcext:value-type="string">
            <text:p>AGTAATA----CAACAGCAACAGTCCAACCCACTAACTCAACACGAGTAATCAGTGCAGAAGAACAGACACTCATGAAAAAGT</text:p>
          </table:table-cell>
        </table:table-row>
        <table:table-row table:style-name="ro1">
          <table:table-cell office:value-type="string" calcext:value-type="string">
            <text:p>AAGAATAATAACACTGATGCAACAAATGCTACAGCAACAAATGCTACAGCTCTAAATACAACAGCTGAAATGAAGCAGT</text:p>
          </table:table-cell>
        </table:table-row>
        <table:table-row table:style-name="ro1">
          <table:table-cell office:value-type="string" calcext:value-type="string">
            <text:p>ACAAATCTGRGMAATRGTACAACAAGAAATAGTACAACAGGAGACAGCAAGACAAAACAAGGAACAGAGGTGAAAAAGT</text:p>
          </table:table-cell>
        </table:table-row>
        <table:table-row table:style-name="ro1">
          <table:table-cell office:value-type="string" calcext:value-type="string">
            <text:p>GTACAAATGAATTGTACAAACCTAAATGA-------AACATCAA----------AGGGAAACAGCAGCTCAGAAAATGAAACCCCTGTAAAAAAGT</text:p>
          </table:table-cell>
        </table:table-row>
        <table:table-row table:style-name="ro1">
          <table:table-cell office:value-type="string" calcext:value-type="string">
            <text:p>CTTAAACCTTGTGTTCAAATGACTTTCATGTGTGTACAAATGAATTGTACAGACC------ATAATAC---------------------------------------AACAGACATGAAAAACT</text:p>
          </table:table-cell>
        </table:table-row>
        <table:table-row table:style-name="ro1">
          <table:table-cell office:value-type="string" calcext:value-type="string">
            <text:p>TTATGTGTACAAATGAATTGCACAAACTATACAAATAATAC-AACTCCAGGCTTGGTAGGAGAAACACCA-----------------ATGAAAAAGT</text:p>
          </table:table-cell>
        </table:table-row>
        <table:table-row table:style-name="ro1">
          <table:table-cell office:value-type="string" calcext:value-type="string">
            <text:p>ACAACTGCAAATTCTACAAATTCCACAACTACAAATTCCACAACCCAAGAACCAACAGAGACCAACCCACTAAAACTGT</text:p>
          </table:table-cell>
        </table:table-row>
        <table:table-row table:style-name="ro1">
          <table:table-cell office:value-type="string" calcext:value-type="string">
            <text:p>TGTGTACAAATGAATTGTACAGACGTAAAACTCAATA--------------------GAACAGACGAAGACACAGACAAAGACAACCCTATGAAACAGT</text:p>
          </table:table-cell>
        </table:table-row>
        <table:table-row table:style-name="ro1">
          <table:table-cell office:value-type="string" calcext:value-type="string">
            <text:p>ATGAACTGTACAGATGTAACGGACATTACAAAAATGAACAGT---------ACAAAGACAACAGACACAACCAACCCCATGAAAGCGT</text:p>
          </table:table-cell>
        </table:table-row>
        <table:table-row table:style-name="ro1">
          <table:table-cell office:value-type="string" calcext:value-type="string">
            <text:p>ATGAATTGTACAGACCCAAATAATAATACCAGCAAAAGCAATATAA--CAGAGAACGATGGTG----AAACCCCTATGAAAGTGT</text:p>
          </table:table-cell>
        </table:table-row>
        <table:table-row table:style-name="ro1">
          <table:table-cell office:value-type="string" calcext:value-type="string">
            <text:p>TACAAATGTAAATGATGAGACCAACAGCTCCGTAAAGAATGATACCAGCAGCTCAGAGAACCTTATGAAAAAGTGTGAG----------</text:p>
          </table:table-cell>
        </table:table-row>
        <table:table-row table:style-name="ro1">
          <table:table-cell office:value-type="string" calcext:value-type="string">
            <text:p>ATATAATAGCACTGAATGGGAAAATG-------CCTTAAAACTAACAGCTGAAAGATATATACAACTTGTAAACAGGACAGGAAAT</text:p>
          </table:table-cell>
        </table:table-row>
        <table:table-row table:style-name="ro1">
          <table:table-cell office:value-type="string" calcext:value-type="string">
            <text:p>CTGTGTGTACAAATGAATTGTACCAACTTAAATGACACAGTAAATGGAACCAGCAGC------------------TCAGAAAGCGATATGCAAAGG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CTACAAACAGCAGCGGTACAACCTCCGGCTCAGGGAACCTTAGCAGCTCAGAGAGCCCTCTGAAACAGATGAAAAAAT</text:p>
          </table:table-cell>
        </table:table-row>
        <table:table-row table:style-name="ro1">
          <table:table-cell office:value-type="string" calcext:value-type="string">
            <text:p>GATGTAAAAGACAATAC---AACAAACACAACAACCGCAAAGACAACAAACCCAGAGGAAGAGACCAATCCGGTAAAAAAAT</text:p>
          </table:table-cell>
        </table:table-row>
        <table:table-row table:style-name="ro1">
          <table:table-cell office:value-type="string" calcext:value-type="string">
            <text:p>CAAATGAATTGTACAGACATAGAAGCAAACAATACAACAGGAAACGAAACCAGTAGCTC---------AGAAAACCCTATGAAACAGT</text:p>
          </table:table-cell>
        </table:table-row>
        <table:table-row table:style-name="ro1">
          <table:table-cell office:value-type="string" calcext:value-type="string">
            <text:p>TTCCTGTGTGTACAAATGAATTGTACAGATGTCAATCAAACATTGAGTAATGC------------------------------GACACAAGGGATGGAAGTAAAAAAGT</text:p>
          </table:table-cell>
        </table:table-row>
        <table:table-row table:style-name="ro1">
          <table:table-cell office:value-type="string" calcext:value-type="string">
            <text:p>GGTATTTAGAACTTGTGAACAATACAAGAAACATTAGCATAATATTCACTAACAGCAGCCATGGTGGAGATCCAGAGAT</text:p>
          </table:table-cell>
        </table:table-row>
        <table:table-row table:style-name="ro1">
          <table:table-cell office:value-type="string" calcext:value-type="string">
            <text:p>ACTTTCCTATGTGTACAAATGAACTG------------------------TACAAACAGCTCAGGCAACAGCTCAGAAAACTCAGAAAACCCTGTGAAACAAT</text:p>
          </table:table-cell>
        </table:table-row>
        <table:table-row table:style-name="ro1">
          <table:table-cell office:value-type="string" calcext:value-type="string">
            <text:p>GTACAAATGAATTGTACAGACCCAACATACAATGGTACAACAGACAATGGT------------ACAACTATAGAAAACCCTGTGAAAAGGT</text:p>
          </table:table-cell>
        </table:table-row>
        <table:table-row table:style-name="ro1">
          <table:table-cell office:value-type="string" calcext:value-type="string">
            <text:p>GTACAAATGAATTGTACAAATATATCAAATGCAACCAAYAGTTCAGACACCAACAGT-----CCAGAGAACCTT----------------ATGAAAAAGT</text:p>
          </table:table-cell>
        </table:table-row>
        <table:table-row table:style-name="ro1">
          <table:table-cell office:value-type="string" calcext:value-type="string">
            <text:p>TGTACAAACGTGAACGCAACAAATAACCAAACCGCAACAGGTAACCAAACCAGCTTAGAGCGACCACTTGTGAAAAG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AAATGAATTGTACAAGCCTAAATGACACCAAGAGTAACCCAACCAGCAGTCCAGAAAACCTTATGAAAAAATGTGAG----------</text:p>
          </table:table-cell>
        </table:table-row>
        <table:table-row table:style-name="ro1">
          <table:table-cell office:value-type="string" calcext:value-type="string">
            <text:p>GCCACCAGTTCGAACATAAGCAATGCCACCAGCTCAGATATAAGCAAGGACACCAGTTCAGAGAACTCTG-TGAAACAGT</text:p>
          </table:table-cell>
        </table:table-row>
        <table:table-row table:style-name="ro1">
          <table:table-cell office:value-type="string" calcext:value-type="string">
            <text:p>ACGGTTACGGGTAATAGCACGCAGGGTAAGAGCACGAATGACAACAGCACCCTGGAAGAAACAGGGGCAATAAAAAACT</text:p>
          </table:table-cell>
        </table:table-row>
        <table:table-row table:style-name="ro1">
          <table:table-cell office:value-type="string" calcext:value-type="string">
            <text:p>TGTAGCAGTATCAAGATCAATGACACCAGCAGTGCTGACAACAGCACTGTGGGGGAGGCAATGAGAGAAATGACGAACT</text:p>
          </table:table-cell>
        </table:table-row>
        <table:table-row table:style-name="ro1">
          <table:table-cell office:value-type="string" calcext:value-type="string">
            <text:p>AATATGACAAACATAAACAATATGACAAACATAAACAAGACATCAGAAGGTGAAATGAAACAGGATGAAATGAAACAGT</text:p>
          </table:table-cell>
        </table:table-row>
        <table:table-row table:style-name="ro1">
          <table:table-cell office:value-type="string" calcext:value-type="string">
            <text:p>TGTAGCAGTATCAAGATCAATGACACCAACAGTGCTGACAACAGCACTGTGGGGGAGGCAATGAGAGAAATAAAGAACT</text:p>
          </table:table-cell>
        </table:table-row>
        <table:table-row table:style-name="ro1">
          <table:table-cell office:value-type="string" calcext:value-type="string">
            <text:p>CCTCTCTGCGTCACTTTAGAVTGT------------AATRACAATATTACMGGAAACACTACAGGGCAAA---------AMGCAGMGGAAATGAGAAACT</text:p>
          </table:table-cell>
        </table:table-row>
        <table:table-row table:style-name="ro1">
          <table:table-cell office:value-type="string" calcext:value-type="string">
            <text:p>TTAGACTGCAATAATACAAATTATGTCAATGCCTCTTATGTCAATGCC------ACTGTCACTGAGGAAACAGAAATGAAAAACT</text:p>
          </table:table-cell>
        </table:table-row>
        <table:table-row table:style-name="ro1">
          <table:table-cell office:value-type="string" calcext:value-type="string">
            <text:p>TGCACTGAATTGAAAAATGTCACTGGCACTGATGGCGCTAACACCACTACCACTAAGGAGGACATAGGAATGAGAAACT</text:p>
          </table:table-cell>
        </table:table-row>
        <table:table-row table:style-name="ro1">
          <table:table-cell office:value-type="string" calcext:value-type="string">
            <text:p>AACTGCACTGATGCAAGGAGGAATGAGACTAGGAATAATACAGGAATGGAAAACAATGAT----CAAATAGAAATGAAAAACT</text:p>
          </table:table-cell>
        </table:table-row>
        <table:table-row table:style-name="ro1">
          <table:table-cell office:value-type="string" calcext:value-type="string">
            <text:p>AATACCTGTAAGAACCAAACCAATAACCATAGCCAAATCAATAACCACACCTGCCCTATGGAGTCAGAGGTGAGAAACT</text:p>
          </table:table-cell>
        </table:table-row>
        <table:table-row table:style-name="ro1">
          <table:table-cell office:value-type="string" calcext:value-type="string">
            <text:p>CTCTGTGTCACTTTAAACTGC------------------ACAAATGTAACTAGCAGCACTGGGAGGAATATAAGTGGGGACATAGGAATGAAAAACT</text:p>
          </table:table-cell>
        </table:table-row>
        <table:table-row table:style-name="ro1">
          <table:table-cell office:value-type="string" calcext:value-type="string">
            <text:p>CTCTGTGTCACTTTAAACTGCACTGATGCCACTAACAATGCCACTAACAATGACCCTGATGGCA------------------CAGGAATGAAAAACT</text:p>
          </table:table-cell>
        </table:table-row>
        <table:table-row table:style-name="ro1">
          <table:table-cell office:value-type="string" calcext:value-type="string">
            <text:p>ACTCTAAACTGCAGTAATCCCAACATTACTAATAACAGTAGTGCTAACAACATCAGCATTGTAA---------AAAAAATGAAGAACT</text:p>
          </table:table-cell>
        </table:table-row>
        <table:table-row table:style-name="ro1">
          <table:table-cell office:value-type="string" calcext:value-type="string">
            <text:p>GAATGGAAGAATACAACTAATACTAATGCCACATGTGGAACATGGGTAATGCCACTAGTGGACATAGGAATGAAAAACT</text:p>
          </table:table-cell>
        </table:table-row>
        <table:table-row table:style-name="ro1">
          <table:table-cell office:value-type="string" calcext:value-type="string">
            <text:p>AGTAATGGCACTAAACAGAGTAATGGCACTGAACAGAGTAATAGCACGGAATTTAGGGGGGACATAGAAATGAAGAACT</text:p>
          </table:table-cell>
        </table:table-row>
        <table:table-row table:style-name="ro1">
          <table:table-cell office:value-type="string" calcext:value-type="string">
            <text:p>GATGTCGGTAATGCTACTGCTGTTAATGCTACTGTCATTAATAATAATACTGTCACTAATGAGATAGGAGTGAAAAACT</text:p>
          </table:table-cell>
        </table:table-row>
        <table:table-row table:style-name="ro1">
          <table:table-cell office:value-type="string" calcext:value-type="string">
            <text:p>GGCTATACCAATACAACTGTCCCTGACGGTAATGGCACTAGAATGACAAATGTCTCGGAGGAATTAGGAATGAAAAACT</text:p>
          </table:table-cell>
        </table:table-row>
        <table:table-row table:style-name="ro1">
          <table:table-cell office:value-type="string" calcext:value-type="string">
            <text:p>AATGCCGCCTTAAATGGCACTAGTGCCCATAACAGCACTGGCAACGCCACTGTGGAGCTAAAACCAGAGGTGCAAAACT</text:p>
          </table:table-cell>
        </table:table-row>
        <table:table-row table:style-name="ro1">
          <table:table-cell office:value-type="string" calcext:value-type="string">
            <text:p>TGTGTCACTTTAAACTGTACTGAATGGAAGGCAAATGACACTATGACAAATGCCACT------------------GAGGACATAGGAATGAAAAACT</text:p>
          </table:table-cell>
        </table:table-row>
        <table:table-row table:style-name="ro1">
          <table:table-cell office:value-type="string" calcext:value-type="string">
            <text:p>GGAAATGCAACAAATACAACTGTAGCATCTGAAGCGGGAATGAATACAACTGTAGCACCTGAAGCGGGAATGAAAAACT</text:p>
          </table:table-cell>
        </table:table-row>
        <table:table-row table:style-name="ro1">
          <table:table-cell office:value-type="string" calcext:value-type="string">
            <text:p>TTAAACTGCACTGATGCCATCTGCAATAAGACCACTGGGAGCAAAGCCACTGTGGAGCCAAAACTGGAGGTAAAAAACT</text:p>
          </table:table-cell>
        </table:table-row>
        <table:table-row table:style-name="ro1">
          <table:table-cell office:value-type="string" calcext:value-type="string">
            <text:p>ACTTTAAACTGCATTGAAGTGACTAAAAACACCACTAACAATAGCAGTACC---------ACTAAAGAGGACACAGGAGTGAGAAACT</text:p>
          </table:table-cell>
        </table:table-row>
        <table:table-row table:style-name="ro1">
          <table:table-cell office:value-type="string" calcext:value-type="string">
            <text:p>CTCTGTGTCACTTTAAACTGCACTGAATGGAAGGGAAATGCCACTAGTGCCCCTGG---------------------AGGGGACACAGGAATGAAAAACT</text:p>
          </table:table-cell>
        </table:table-row>
        <table:table-row table:style-name="ro1">
          <table:table-cell office:value-type="string" calcext:value-type="string">
            <text:p>ACTGAATGGAATCAAAATAGCACTAATGCCAATAGTACAGGTAGATCTAATGTCACTGATGATACAGGAATGAGAAATT</text:p>
          </table:table-cell>
        </table:table-row>
        <table:table-row table:style-name="ro1">
          <table:table-cell office:value-type="string" calcext:value-type="string">
            <text:p>GTAAAATTAACCCCATTCTGTGTCACTTTAAGCTGCACTCAACCGATTGACAACACTAGT---------------------------------CAGATAGAAATGAAAAACT</text:p>
          </table:table-cell>
        </table:table-row>
        <table:table-row table:style-name="ro1">
          <table:table-cell office:value-type="string" calcext:value-type="string">
            <text:p>AAAAATGAGACCATGAAAAATGAGAACATGAAAAACCTCAATGACACCATAAAAAACCTCAATGAGACCATGACAAACT</text:p>
          </table:table-cell>
        </table:table-row>
        <table:table-row table:style-name="ro1">
          <table:table-cell office:value-type="string" calcext:value-type="string">
            <text:p>GGGAACAACATTACTGCGAACAGCACTAATGTGAAAAACTGCTTCTTGTTATGGAACAACACTCAAGAGATGAGAAACT</text:p>
          </table:table-cell>
        </table:table-row>
        <table:table-row table:style-name="ro1">
          <table:table-cell office:value-type="string" calcext:value-type="string">
            <text:p>ACATCCCCTAATACCACATCCTCTAATATCACAACATCCACTAATGCCACTGCTGA------------------GGGAGAATCAAGAATGAACAACT</text:p>
          </table:table-cell>
        </table:table-row>
        <table:table-row table:style-name="ro1">
          <table:table-cell office:value-type="string" calcext:value-type="string">
            <text:p>GATATTTCTAGTGACGCCACTAGTAACACCATTAGTAACGTCACTGGACCGATGATGGGGAAAGGAGAAATGCAAAACT</text:p>
          </table:table-cell>
        </table:table-row>
        <table:table-row table:style-name="ro1">
          <table:table-cell office:value-type="string" calcext:value-type="string">
            <text:p>ACTTTAAATTGCATGGATGTGACGGGCAACAGCAGCAACAGCAACATCAGCAGCACACT---------AGAGGGAGAAATAAAAAACT</text:p>
          </table:table-cell>
        </table:table-row>
        <table:table-row table:style-name="ro1">
          <table:table-cell office:value-type="string" calcext:value-type="string">
            <text:p>AACACTACAACTGAAGGAA--ACAGTGCAACTAACGGAAACTGTACTGCGGTACACAATGAGACAATAGACATGAAAAACT</text:p>
          </table:table-cell>
        </table:table-row>
        <table:table-row table:style-name="ro1">
          <table:table-cell office:value-type="string" calcext:value-type="string">
            <text:p>CTCTGTGTCACTTTAAACTGC------------------AAAAATGTTAATATGACTAACACAAATGTTACTATGACTGACACAGGAATGAAAAATT</text:p>
          </table:table-cell>
        </table:table-row>
        <table:table-row table:style-name="ro1">
          <table:table-cell office:value-type="string" calcext:value-type="string">
            <text:p>ACTGATCGAGTGAACAGCAGCACTGCAGACAACAGCACTAATAATGACTTAAAGATAGAAAAGGGAGAAATGAAAAATT</text:p>
          </table:table-cell>
        </table:table-row>
        <table:table-row table:style-name="ro1">
          <table:table-cell office:value-type="string" calcext:value-type="string">
            <text:p>ACTTTAAACTGCAGTGATTGGAAGAATAACAATAGCAGTGATATAATTAATAAG---------ACTGAGGATATAGGAATGAAAAACT</text:p>
          </table:table-cell>
        </table:table-row>
        <table:table-row table:style-name="ro1">
          <table:table-cell office:value-type="string" calcext:value-type="string">
            <text:p>TGGAAGAATAACAGTACAAATGTCACTAATGATGGGAATAACAGCACAAATGCCCCTGATGACATAGGAGTGAAAAACT</text:p>
          </table:table-cell>
        </table:table-row>
        <table:table-row table:style-name="ro1">
          <table:table-cell office:value-type="string" calcext:value-type="string">
            <text:p>GTCACTTTAGACTGCATTGATGTTGAGACCAACAATAAGACTACAGTGGACAACAGCAGCAT------------AGGAGACCTGAAAAACT</text:p>
          </table:table-cell>
        </table:table-row>
        <table:table-row table:style-name="ro1">
          <table:table-cell office:value-type="string" calcext:value-type="string">
            <text:p>GTCACTTTAGACTGCATTGAATGGAAGAAT------------AACAATAGCAAAAGCAATGTCACTAATGAGGAGATAGGAATGAAAAACT</text:p>
          </table:table-cell>
        </table:table-row>
        <table:table-row table:style-name="ro1">
          <table:table-cell office:value-type="string" calcext:value-type="string">
            <text:p>TGTGTCACTCTAAACTGCATTGAATGGAAGGTCAATAGTACTAACACTAGTACTAGC-----ACTGATGGTGGA----------ATGAAAAACT</text:p>
          </table:table-cell>
        </table:table-row>
        <table:table-row table:style-name="ro1">
          <table:table-cell office:value-type="string" calcext:value-type="string">
            <text:p>GACACCAATGCCACTAAGGATAAAAGGAAGAATGATGCCCCCTCTGAGGGTGCCACTAATGAGGTAGGAATGAAAAACT</text:p>
          </table:table-cell>
        </table:table-row>
        <table:table-row table:style-name="ro1">
          <table:table-cell office:value-type="string" calcext:value-type="string">
            <text:p>CCACTCTGTGTCACTTTAAACTGCAC------------TGATGCCAGTACTAAGAATATGACGAAAGGAAT---------GGAGGGAGAAATAAAAAACT</text:p>
          </table:table-cell>
        </table:table-row>
        <table:table-row table:style-name="ro1">
          <table:table-cell office:value-type="string" calcext:value-type="string">
            <text:p>GATGAAGGAAGGAACAGCAGCACTAGC--CAGTCAAGGAACAACAGCACTGGCCAGCTAGAGGGGGAAACAATGAAAAACT</text:p>
          </table:table-cell>
        </table:table-row>
        <table:table-row table:style-name="ro1">
          <table:table-cell office:value-type="string" calcext:value-type="string">
            <text:p>ACAGATTGGAGGGGCACAAATGCCACAGGTACAAATGGCACAAATACAAGTGTCACAGAGGACATAGGA---ATGAAAAACT</text:p>
          </table:table-cell>
        </table:table-row>
        <table:table-row table:style-name="ro1">
          <table:table-cell office:value-type="string" calcext:value-type="string">
            <text:p>AATGTCACTAATACAACTACTGCTAATACAACTGCCACTAAAACAAATACCACTGGTTGGAATGTGGGAATGAAAAACT</text:p>
          </table:table-cell>
        </table:table-row>
        <table:table-row table:style-name="ro1">
          <table:table-cell office:value-type="string" calcext:value-type="string">
            <text:p>ATGAAAAATGGCACTAGGGGAGCAAGCAATAGTACTGGGACAAACAATGGCACTATAAGTAGCACTGATAGAATGAACT</text:p>
          </table:table-cell>
        </table:table-row>
        <table:table-row table:style-name="ro1">
          <table:table-cell office:value-type="string" calcext:value-type="string">
            <text:p>GAATGGACTGGATGGAATACCACTAGTGGCAATAATACCACTAATAATATCACTAATGAGGATATAGGAATGAAAAACT</text:p>
          </table:table-cell>
        </table:table-row>
        <table:table-row table:style-name="ro1">
          <table:table-cell office:value-type="string" calcext:value-type="string">
            <text:p>TGTGTCACTTTAAACTGCGCTGAAACTCACCTGAATGACACCCGGGTGGGTAACACCACCG------------------ACACAGACATGAGAAACT</text:p>
          </table:table-cell>
        </table:table-row>
        <table:table-row table:style-name="ro1">
          <table:table-cell office:value-type="string" calcext:value-type="string">
            <text:p>CTCTGTGTCACTTTAAACTGCACTGATGCCACTAACAATGCCACTGACAATGACCCTGATGGCA------------------CAGGAATGAAAAACT</text:p>
          </table:table-cell>
        </table:table-row>
        <table:table-row table:style-name="ro1">
          <table:table-cell office:value-type="string" calcext:value-type="string">
            <text:p>TGTGTAAAACTAACCCCACTCTGTGTCACTTTAGAATGTAGAGAGTTGGAAAATGCCACTACCCT------------------------------------AGGAATGACAAACT</text:p>
          </table:table-cell>
        </table:table-row>
        <table:table-row table:style-name="ro1">
          <table:table-cell office:value-type="string" calcext:value-type="string">
            <text:p>TTAAACTGTAGTGATGAATTGAGGAACAATGGCACTATGGGGAACAAT---------GTCACTACAGAGGAGAAAGGAATGAAAAACT</text:p>
          </table:table-cell>
        </table:table-row>
        <table:table-row table:style-name="ro1">
          <table:table-cell office:value-type="string" calcext:value-type="string">
            <text:p>CCGCTCTGTGTCACTTTAAACTGTACTAATGTTAACAATAATGCCACTGTTAGCTAAGGTACT---------------------ACAGATATGAAAAACT</text:p>
          </table:table-cell>
        </table:table-row>
        <table:table-row table:style-name="ro1">
          <table:table-cell office:value-type="string" calcext:value-type="string">
            <text:p>AACTGCACAGAT-----GAATCAGATGAATGGATGGGGAATGTCACAGGGAAAAATGTCACAGAGGACATAAGAATGAAAAACT</text:p>
          </table:table-cell>
        </table:table-row>
        <table:table-row table:style-name="ro1">
          <table:table-cell office:value-type="string" calcext:value-type="string">
            <text:p>GAATGGAAGAATACCACTGAACAGGAGAAGAATACCGCTGTACCGGGGAGTACAACATCTGACACAGACATGAGAAACT</text:p>
          </table:table-cell>
        </table:table-row>
        <table:table-row table:style-name="ro1">
          <table:table-cell office:value-type="string" calcext:value-type="string">
            <text:p>ACTTTAAACTGCACTGAATGGGAA---------AATACAAATAGAACTAACAACAACGTCACTAATGAGGAAATAGGAATGAAAAACT</text:p>
          </table:table-cell>
        </table:table-row>
        <table:table-row table:style-name="ro1">
          <table:table-cell office:value-type="string" calcext:value-type="string">
            <text:p>TTAAACTGCATTGACTATAAAAATGCCACTAATAACACTGCCACTAAT--AACACTGATAAC----AACATAGAAATGAAAAACT</text:p>
          </table:table-cell>
        </table:table-row>
        <table:table-row table:style-name="ro1">
          <table:table-cell office:value-type="string" calcext:value-type="string">
            <text:p>ACTTTAAACTGCACTGATGCTAAAGTGAGCAGCACTGAGACTGAATTGAACAACAGCAGC------------------ACTGGAGAGATGAAAAATT</text:p>
          </table:table-cell>
        </table:table-row>
        <table:table-row table:style-name="ro1">
          <table:table-cell office:value-type="string" calcext:value-type="string">
            <text:p>ACTGATTGGAAGCCNGAAAATGCAACTGCCACTAAGGGCACTAGTAATGCCACTATTGGGGACCCAGGAGTGAAAAACT</text:p>
          </table:table-cell>
        </table:table-row>
        <table:table-row table:style-name="ro1">
          <table:table-cell office:value-type="string" calcext:value-type="string">
            <text:p>AATAGCAATGCAAATGCCCATACAACTGTAAGTACCACTGTAGCTGCCACTGCAGAAGAGAAAATGGAAGTAAAAAACT</text:p>
          </table:table-cell>
        </table:table-row>
        <table:table-row table:style-name="ro1">
          <table:table-cell office:value-type="string" calcext:value-type="string">
            <text:p>GTCACTTTAAACTGCACTGAATGGAAGAATGCAACTGCAACTGCCCTTAATAG------------AACTGAGGAAATAGGAATGAAAAACT</text:p>
          </table:table-cell>
        </table:table-row>
        <table:table-row table:style-name="ro1">
          <table:table-cell office:value-type="string" calcext:value-type="string">
            <text:p>ACTGACTGGATAGAGGACCCCAAAAACCCTAATGCCACCCTAAACCTTAATATCACTAAGGAAATAGGACTGAAAAACT</text:p>
          </table:table-cell>
        </table:table-row>
        <table:table-row table:style-name="ro1">
          <table:table-cell office:value-type="string" calcext:value-type="string">
            <text:p>ACTTTAAACTGCACTAATGCCATCTTACATAATGTCACCTCAAACAGCATTGTGGAGCCAAAACTG---------GAGGTGAAAAACT</text:p>
          </table:table-cell>
        </table:table-row>
        <table:table-row table:style-name="ro1">
          <table:table-cell office:value-type="string" calcext:value-type="string">
            <text:p>AAATTCAATGTCACTAGAGCCACTAATGGAAAGAACACTGTTAGAAATGCCACTAAGGGGGGCCTAGAAATGAAAGACT</text:p>
          </table:table-cell>
        </table:table-row>
        <table:table-row table:style-name="ro1">
          <table:table-cell office:value-type="string" calcext:value-type="string">
            <text:p>ACTTTAAACTGCACTGAATGGAAAGATGCAAAGGCCACTAATGATACAGGAGTGCAAAATGATACAGGAG----------TGCAAAACT</text:p>
          </table:table-cell>
        </table:table-row>
        <table:table-row table:style-name="ro1">
          <table:table-cell office:value-type="string" calcext:value-type="string">
            <text:p>GTCACTTTAAACTGCACTGATGAATTGAGG---------------AACAGCAAGGGCAATGGGAAGGTAGAAGAGGAGGAAAAAAGGAAAAACT</text:p>
          </table:table-cell>
        </table:table-row>
        <table:table-row table:style-name="ro1">
          <table:table-cell office:value-type="string" calcext:value-type="string">
            <text:p>TTAACACCACTCTGTGTCACTTTAAACTGCACTGAATGGAAGAACGAAACCGCTAGT---------------------------GAGGAAACAGGAATGAAAAACT</text:p>
          </table:table-cell>
        </table:table-row>
        <table:table-row table:style-name="ro1">
          <table:table-cell office:value-type="string" calcext:value-type="string">
            <text:p>TGCACTGATGCAAATACCACTAAAAGTGATGCAAATACCACTACCACTA-----AAAGTGAT----GAGAACATAGGAATGAAAAACT</text:p>
          </table:table-cell>
        </table:table-row>
        <table:table-row table:style-name="ro1">
          <table:table-cell office:value-type="string" calcext:value-type="string">
            <text:p>AATATTATTAATGGCACTAGTGCTAATAATGGCACTAATACTAATGGGAGTGTCACTGAAG-ACCCAGGAATGAAAAACT</text:p>
          </table:table-cell>
        </table:table-row>
        <table:table-row table:style-name="ro1">
          <table:table-cell office:value-type="string" calcext:value-type="string">
            <text:p>ACTTTAAACTGCATTGAATGGCGGAATGCCACGAATAATGCCACGAATAATG---------CCACTCAGGGCCTAGAAATGAAAAACT</text:p>
          </table:table-cell>
        </table:table-row>
        <table:table-row table:style-name="ro1">
          <table:table-cell office:value-type="string" calcext:value-type="string">
            <text:p>CTCTGTGTCACGTTAGACTGCATTGATTGGAATAATGTCACTGTTGTGAACGCGAGCA------------------AGGAAATAGGAATGAAAAACT</text:p>
          </table:table-cell>
        </table:table-row>
        <table:table-row table:style-name="ro1">
          <table:table-cell office:value-type="string" calcext:value-type="string">
            <text:p>AAATTAACCCCACTCTGTGTCACTTTAAACTGCACTGAAGAGAAGAATAA------------------------------GAATCTAACGAAAGTAGCAATGACAAACT</text:p>
          </table:table-cell>
        </table:table-row>
        <table:table-row table:style-name="ro1">
          <table:table-cell office:value-type="string" calcext:value-type="string">
            <text:p>TGTGTCACTTTAAACTGCACGGACTGGGGAAATGACACTGCTGCCAATGCCACTAGTGACTCCAT---------------AGGAATGAAGAACT</text:p>
          </table:table-cell>
        </table:table-row>
        <table:table-row table:style-name="ro1">
          <table:table-cell office:value-type="string" calcext:value-type="string">
            <text:p>TGTGTAAAGTTAACCCCACTCTGTGTCACTTTAAACTGCACTGACTGG------GTCACTAATACCACCAATACT------------------------------ATGACAAACT</text:p>
          </table:table-cell>
        </table:table-row>
        <table:table-row table:style-name="ro1">
          <table:table-cell office:value-type="string" calcext:value-type="string">
            <text:p>CCACTCTGTGTCACTTTAAACTGCACTGAAGTGACTAACAATACCACTAGCAATGCCACTGATGGG---------------------GACATGAGAAACT</text:p>
          </table:table-cell>
        </table:table-row>
        <table:table-row table:style-name="ro1">
          <table:table-cell office:value-type="string" calcext:value-type="string">
            <text:p>CCACTCTGTGTCACTTTAAACTGCACTGAATGGAGGAAGAATAACACTATCAATGCCACC---------------------GAAATAGAAATGAAAAACT</text:p>
          </table:table-cell>
        </table:table-row>
        <table:table-row table:style-name="ro1">
          <table:table-cell office:value-type="string" calcext:value-type="string">
            <text:p>AATTGCACTGATGCATCGAGAAA---CAGCACTGATAATAACAGCACACTGCCAACGGTGAAGCCAGGAGAAATGAAAAACT</text:p>
          </table:table-cell>
        </table:table-row>
        <table:table-row table:style-name="ro1">
          <table:table-cell office:value-type="string" calcext:value-type="string">
            <text:p>ACCCCACTCTGTGTCACTTTAAACTGCACTGAATGGGAGAATGCAACTGCCACTAAT------------------------GAAACCACAGAGATGAAAAACT</text:p>
          </table:table-cell>
        </table:table-row>
        <table:table-row table:style-name="ro1">
          <table:table-cell office:value-type="string" calcext:value-type="string">
            <text:p>AAGGATAATAGCACGAACAGTAATAGCACAAACAGTACAAGTATAAAAGATGAAAGTAAGGAAATAGGAATGAAAAACT</text:p>
          </table:table-cell>
        </table:table-row>
        <table:table-row table:style-name="ro1">
          <table:table-cell office:value-type="string" calcext:value-type="string">
            <text:p>TGTGTAAAATTAACCCCACTCTGTGTTACTTTAAACTGYACTGAANNNACTAATGCAACT------------------------------------ATGGTAGGAATGAGAAACT</text:p>
          </table:table-cell>
        </table:table-row>
        <table:table-row table:style-name="ro1">
          <table:table-cell office:value-type="string" calcext:value-type="string">
            <text:p>TATAAAAATAATAAGACCACTGGAAATAATGCCACTAATGCCACTAATGCCACTGATCCGGACACAGGAATGAGAAACT</text:p>
          </table:table-cell>
        </table:table-row>
        <table:table-row table:style-name="ro1">
          <table:table-cell office:value-type="string" calcext:value-type="string">
            <text:p>GTGAGGAATGACACTGTGAGGAATAGCACTCACCAGTCAGGGAACTACAGCACTAGCCAGCCAGAAGGAATGAAAAACT</text:p>
          </table:table-cell>
        </table:table-row>
        <table:table-row table:style-name="ro1">
          <table:table-cell office:value-type="string" calcext:value-type="string">
            <text:p>TGTGTCACTTTAAAATGCACGGACTGGGGAAATGGCATTGCTGCCAATGCCACTAGTGGCTCCAT---------------AGGAATGAAGAACT</text:p>
          </table:table-cell>
        </table:table-row>
        <table:table-row table:style-name="ro1">
          <table:table-cell office:value-type="string" calcext:value-type="string">
            <text:p>TGCACTGATTTGAAGAATGATACTAATACCAATAGTAGTAGCGGGAGAATGATAATGGAGAAAGAAGAGGTGAGAAACT</text:p>
          </table:table-cell>
        </table:table-row>
        <table:table-row table:style-name="ro1">
          <table:table-cell office:value-type="string" calcext:value-type="string">
            <text:p>TGCACTGAGGTGAAGACTAACAGTACTACTAATACCACTATTACTCCCAATGTCACTAATCAGGAAGTAATGACAAACT</text:p>
          </table:table-cell>
        </table:table-row>
        <table:table-row table:style-name="ro1">
          <table:table-cell office:value-type="string" calcext:value-type="string">
            <text:p>GAATGGAAGGGAAATGCCACTAATGGAAATACCACTAAGATGAATGAGACCACTCAAGAGGACACAGGAGTGAAATACT</text:p>
          </table:table-cell>
        </table:table-row>
        <table:table-row table:style-name="ro1">
          <table:table-cell office:value-type="string" calcext:value-type="string">
            <text:p>ACAAAGACTGTCACTAGTAATGCCACTAATACCACTAGTGCCCCTACTACCACTAAGGAGGACATAGGAATGAAAAACT</text:p>
          </table:table-cell>
        </table:table-row>
        <table:table-row table:style-name="ro1">
          <table:table-cell office:value-type="string" calcext:value-type="string">
            <text:p>CCACTCTGTGTCACTTTAAACTGTACTGACTACCAGAATGTCACAAATATCATTAAT---------------------GGGGAGATCGAAATGAAAAATT</text:p>
          </table:table-cell>
        </table:table-row>
        <table:table-row table:style-name="ro1">
          <table:table-cell office:value-type="string" calcext:value-type="string">
            <text:p>ATGAAAAATGGCACTAGGGGAGCAAGCAATAGTACTGGGACAAACAATGGCACTATAAGTAGCACTGATAGAATGAACT</text:p>
          </table:table-cell>
        </table:table-row>
        <table:table-row table:style-name="ro1">
          <table:table-cell office:value-type="string" calcext:value-type="string">
            <text:p>TGTGTCACTTTACATTGTACTGAAGCGGGGAATGAAACTAGTACTAATGTCACTACTGGGAACAC---------------AGAAATGAAAAACT</text:p>
          </table:table-cell>
        </table:table-row>
        <table:table-row table:style-name="ro1">
          <table:table-cell office:value-type="string" calcext:value-type="string">
            <text:p>AACCCTAATACCACTGAGATCACTAATTCCACCATAAACATAAACCCTAACATCACTAAAGAAATGGGAGTGAAAGAAT</text:p>
          </table:table-cell>
        </table:table-row>
        <table:table-row table:style-name="ro1">
          <table:table-cell office:value-type="string" calcext:value-type="string">
            <text:p>ACTCTAAACTGCACTACATGGGTGCCTAATAATGCCACTAATAATAATACC---------ATTGGGGATGAAATAGGAGTAAAAAACT</text:p>
          </table:table-cell>
        </table:table-row>
        <table:table-row table:style-name="ro1">
          <table:table-cell office:value-type="string" calcext:value-type="string">
            <text:p>ACTGAGTGGGAGCCAAATGCCACTAATGCCAATAATGCCACTATTGCCCATAATGTCACTGAGAAAATAATGAC------------------AAATT</text:p>
          </table:table-cell>
        </table:table-row>
        <table:table-row table:style-name="ro1">
          <table:table-cell office:value-type="string" calcext:value-type="string">
            <text:p>TTAAACTGCACTGAATGGAAGGGTGAAAGTGTCACTAACTCTCCTAATAG------TACTAAGGAGGACATAGGAATGAAAAACT</text:p>
          </table:table-cell>
        </table:table-row>
        <table:table-row table:style-name="ro1">
          <table:table-cell office:value-type="string" calcext:value-type="string">
            <text:p>TTAAACTGTATTAAATGGGAGAATAAAAATGTCACTAATGACACTACTG------TCACTGATGAGGACTGGGGAATGAAAAACT</text:p>
          </table:table-cell>
        </table:table-row>
        <table:table-row table:style-name="ro1">
          <table:table-cell office:value-type="string" calcext:value-type="string">
            <text:p>TGTGTAAAATTAACCCCACTCTGTGTCACGCTAAATTGC------------AGTGTCACTAAT------------------------GAAACTGAGGCAACAGAAATGAGAAACT</text:p>
          </table:table-cell>
        </table:table-row>
        <table:table-row table:style-name="ro1">
          <table:table-cell office:value-type="string" calcext:value-type="string">
            <text:p>TTAAACTGCACTAGTACCAATTTAACTGGCAATGCCACTGCGGATCCAAGACTGGAGGTGCAAAACGAGGTGCAAAACT</text:p>
          </table:table-cell>
        </table:table-row>
        <table:table-row table:style-name="ro1">
          <table:table-cell office:value-type="string" calcext:value-type="string">
            <text:p>AGGAGCAACTCAAGCGGAGAGAGAAACAGCCGCCTGTCACAGGGAAACAGCAGCCTGCCAGAATCAGACATGAAAAACT</text:p>
          </table:table-cell>
        </table:table-row>
        <table:table-row table:style-name="ro1">
          <table:table-cell office:value-type="string" calcext:value-type="string">
            <text:p>TGTGTCACTTTGAACTGCACTAAATGGACGAGTAACACTACTAGTAACAGTACCGA---------------GGAGGGTTTAGGAGTGAAAAACT</text:p>
          </table:table-cell>
        </table:table-row>
        <table:table-row table:style-name="ro1">
          <table:table-cell office:value-type="string" calcext:value-type="string">
            <text:p>GTCACTTTAAACTGCACTGAATGGCAGAATATAAATGCTACAACCACAAATGGCACCGGGGACAT---------------AGGAATGAAAAACT</text:p>
          </table:table-cell>
        </table:table-row>
        <table:table-row table:style-name="ro1">
          <table:table-cell office:value-type="string" calcext:value-type="string">
            <text:p>GTCACTTTAAACTGCACTGAGTATAATAAAAATGCCACTGATAACAATGCCACTAATGTCGACAC---------------AGGAATGAGAAACT</text:p>
          </table:table-cell>
        </table:table-row>
        <table:table-row table:style-name="ro1">
          <table:table-cell office:value-type="string" calcext:value-type="string">
            <text:p>TTAAACTGCACTACATATTGGAATGRAACT--------------TTACAGGGGAATGAAACTAAAGGGAAGAATAGAAGTGACATAATGACAT</text:p>
          </table:table-cell>
        </table:table-row>
        <table:table-row table:style-name="ro1">
          <table:table-cell office:value-type="string" calcext:value-type="string">
            <text:p>GTCACTTTACATTGCACTGAATATAAGGCCCCTAATGCCACTATTAATGCCACTGATAGGGACAT---------------AGGAATGAAAAACT</text:p>
          </table:table-cell>
        </table:table-row>
        <table:table-row table:style-name="ro1">
          <table:table-cell office:value-type="string" calcext:value-type="string">
            <text:p>TGGAAGAATAACAGTACAAATGTCACTAATGATGGGAATAACAGCACAAATGCCCCTGATGACATAGGAATGAAAAACT</text:p>
          </table:table-cell>
        </table:table-row>
        <table:table-row table:style-name="ro1">
          <table:table-cell office:value-type="string" calcext:value-type="string">
            <text:p>GATGCGAATGCCACTAATGTCACTACTACAGATGCTGCTGCTGATGTTACCGATAGTGACATTGGCACGAAGACCAGCT</text:p>
          </table:table-cell>
        </table:table-row>
        <table:table-row table:style-name="ro1">
          <table:table-cell office:value-type="string" calcext:value-type="string">
            <text:p>GACGCGAACACGACTAACAGTGGGAATGGGACTAACACGACTGATCCTCGC---------CTTATTGAAAAAGGAGAGA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AACGCCAC-----------------------------------------------------------------------------------------------------------------------------------------------------------------------------------------------------------------------------------------------TGTGGAGTCAGAACT-------------------------------------------------------------------------------------------------------------AGGAATGAAAAACT</text:p>
          </table:table-cell>
        </table:table-row>
        <table:table-row table:style-name="ro1">
          <table:table-cell office:value-type="string" calcext:value-type="string">
            <text:p>AATGTCACTAGAAATGCCACTGATGGTAATAAAACGAATACCACTAGTGTCAATACTGGTGACA-TAGGAATGACAAACT</text:p>
          </table:table-cell>
        </table:table-row>
        <table:table-row table:style-name="ro1">
          <table:table-cell office:value-type="string" calcext:value-type="string">
            <text:p>TGTGTCACTTTACATTGTACTGAAGTGGGAAATAAAACTGTTACTAATGTCACTACTGAAGAAAT---------------AGAAATGAAAAACT</text:p>
          </table:table-cell>
        </table:table-row>
        <table:table-row table:style-name="ro1">
          <table:table-cell office:value-type="string" calcext:value-type="string">
            <text:p>ATTAAATGGGGGAATACTAATGCCACTAATGCCACTAGTGCCAATAATGCCACTGGTGAGAACATAGAAATGAAAAACT</text:p>
          </table:table-cell>
        </table:table-row>
        <table:table-row table:style-name="ro1">
          <table:table-cell office:value-type="string" calcext:value-type="string">
            <text:p>GTAAAATTAACCCCATTCTGTGTCACTTTAAGCTGCACTCAACCGATTGACAACACTAGT---------------------------------CAGATAGAAATGAAAAACT</text:p>
          </table:table-cell>
        </table:table-row>
        <table:table-row table:style-name="ro1">
          <table:table-cell office:value-type="string" calcext:value-type="string">
            <text:p>ACCTTAAACAGCACTGGGGCCATCTGCAACAAGACTACGGGCAAAGCCACTGTGGAGTCAGAACTGGAGGTAAAAAACT</text:p>
          </table:table-cell>
        </table:table-row>
        <table:table-row table:style-name="ro1">
          <table:table-cell office:value-type="string" calcext:value-type="string">
            <text:p>TATAATGCCAAAAATGCCACTACAAATGCAAATGTCACTAATGCAAATGCCACTAATGAGGGCAT---------------AGGAATGAAAAACT</text:p>
          </table:table-cell>
        </table:table-row>
        <table:table-row table:style-name="ro1">
          <table:table-cell office:value-type="string" calcext:value-type="string">
            <text:p>ACTGATGT---CAATGTGACCAAGAGCACAGGGAACAATAGAACTGTCCCTGAATTACA--GAGGGAGGAAGAAATAAAAAACT</text:p>
          </table:table-cell>
        </table:table-row>
        <table:table-row table:style-name="ro1">
          <table:table-cell office:value-type="string" calcext:value-type="string">
            <text:p>GTAAAATTAACCCCATTCTGTGTCACTTTAAACTGCACTCAACCGATTGGCAACGCTAGT---------------------------------CAGATAGAAATGAAAAACT</text:p>
          </table:table-cell>
        </table:table-row>
        <table:table-row table:style-name="ro1">
          <table:table-cell office:value-type="string" calcext:value-type="string">
            <text:p>GAATGGGTGTTTAACAATACTAATAATACCAATGGTAGTACCCCTACTATCTCTACTAAAGACATAGGAATGACAAACT</text:p>
          </table:table-cell>
        </table:table-row>
        <table:table-row table:style-name="ro1">
          <table:table-cell office:value-type="string" calcext:value-type="string">
            <text:p>AGCCTAAAACCATGTGTAAAATTAACCCCACTCTGTGTCACCTTAAACTGCATTGA------------------------------------------------GAACAAGACTGCATCAATAAACT</text:p>
          </table:table-cell>
        </table:table-row>
        <table:table-row table:style-name="ro1">
          <table:table-cell office:value-type="string" calcext:value-type="string">
            <text:p>CTCTGTGTCACTTTAAACTGCACTGAATGGAAGAATG---CCACCACTAATGCCACTAATGAGGGCAT---------------AGGAATGAAAAACT</text:p>
          </table:table-cell>
        </table:table-row>
        <table:table-row table:style-name="ro1">
          <table:table-cell office:value-type="string" calcext:value-type="string">
            <text:p>TGTGTCACTCTAAACTGCAGTGAATGGAAGGTCAATAGTACTAACAATAGTACTAGC-----ACTGATAGTGGA----------ATGAAAAACT</text:p>
          </table:table-cell>
        </table:table-row>
        <table:table-row table:style-name="ro1">
          <table:table-cell office:value-type="string" calcext:value-type="string">
            <text:p>CTCTGTGTTACTTTGAACTGCACTGATGTCAGCAACAATGTTACAGTGAGTAACAGCAGC------------------TTAGGAGAGATGAAAAACT</text:p>
          </table:table-cell>
        </table:table-row>
        <table:table-row table:style-name="ro1">
          <table:table-cell office:value-type="string" calcext:value-type="string">
            <text:p>TTAAACTGCACTGATAATGTAAATGTCATAAATGCCACTGGAACT------GAAATATCATCCAATAGCACAGGAATGACAAACT</text:p>
          </table:table-cell>
        </table:table-row>
        <table:table-row table:style-name="ro1">
          <table:table-cell office:value-type="string" calcext:value-type="string">
            <text:p>AAGTTAACCCCTCTCTGTGTTACTTTAAACTG------------------------------TAGCGACATCAACAAAACCATAGACAAGGAAGAAGAAATGAAAAACT</text:p>
          </table:table-cell>
        </table:table-row>
        <table:table-row table:style-name="ro1">
          <table:table-cell office:value-type="string" calcext:value-type="string">
            <text:p>AAATTGGACAATAATAGCACTGAATTGGAGAATACTACCAATACAACCATC-----AATGATACTG----ACATAGGAATGACAAACT</text:p>
          </table:table-cell>
        </table:table-row>
        <table:table-row table:style-name="ro1">
          <table:table-cell office:value-type="string" calcext:value-type="string">
            <text:p>GTCACTTTAAACTGTACTGAATGGAAGAATGAGAATGAAACTGCCACTAATGG------------GACGGAGGACATAGGAATGAGAAACT</text:p>
          </table:table-cell>
        </table:table-row>
        <table:table-row table:style-name="ro1">
          <table:table-cell office:value-type="string" calcext:value-type="string">
            <text:p>TGCACTGATGTGAATAGTACTAATATAACTAGTACTAATGTGAATAATACTAGCATAGAGAAAGGAGAAATGAAAAACT</text:p>
          </table:table-cell>
        </table:table-row>
        <table:table-row table:style-name="ro1">
          <table:table-cell office:value-type="string" calcext:value-type="string">
            <text:p>AATGCCACTACTGGAAATGCCACTACTGGAAATGCCACTGCTGAAAATGCCACTATTGGGGACATAGGACTGAAAAACT</text:p>
          </table:table-cell>
        </table:table-row>
        <table:table-row table:style-name="ro1">
          <table:table-cell office:value-type="string" calcext:value-type="string">
            <text:p>TGTGTCACTTTAAACTGCACTGAATTGGGGAATGGGACTAA---------------AGGGAATACAACATGGGAGGACATAGGAATGAAAAACT</text:p>
          </table:table-cell>
        </table:table-row>
        <table:table-row table:style-name="ro1">
          <table:table-cell office:value-type="string" calcext:value-type="string">
            <text:p>GTCACTTTAAACTGTACTGAATGGAGAAATGGCACTACCATTGCCCTAAATGAC------------ACTGATCACGTAGAAATGCAAAACT</text:p>
          </table:table-cell>
        </table:table-row>
        <table:table-row table:style-name="ro1">
          <table:table-cell office:value-type="string" calcext:value-type="string">
            <text:p>TGTAGAGAATGGGAGAATAACAGTACCACGAATGCCACGACTGGCAATAGTACTGGTAATGATTTAGGAATGAGAAACT</text:p>
          </table:table-cell>
        </table:table-row>
        <table:table-row table:style-name="ro1">
          <table:table-cell office:value-type="string" calcext:value-type="string">
            <text:p>ACCCCACTCTGTGTTACTTTAAACTGCACTAATGCCACCATTNNNATTAATGCCACTRRTGAC------------------------RTAGGAATGACAAACT</text:p>
          </table:table-cell>
        </table:table-row>
        <table:table-row table:style-name="ro1">
          <table:table-cell office:value-type="string" calcext:value-type="string">
            <text:p>TGTGTTACTTTAAACTGTGCTGAATTGAACAATACTAGCACTG-----------AATTGGAGAATGCCACTG----ACATAGGAATGACAAACT</text:p>
          </table:table-cell>
        </table:table-row>
        <table:table-row table:style-name="ro1">
          <table:table-cell office:value-type="string" calcext:value-type="string">
            <text:p>TGTGTCACTTTAAACTGCACTGAAACTCACCTGAATAGCACCCAGTCGGTTAACACCACCG------------------ACACAGACATGAGAAACT</text:p>
          </table:table-cell>
        </table:table-row>
        <table:table-row table:style-name="ro1">
          <table:table-cell office:value-type="string" calcext:value-type="string">
            <text:p>AATGCTGCAACGAACAGCAGCAGCAACAGCACTGCTGCTCCAATGACTACAGTGGCTAGCAGCAGTGACATGAAAAACT</text:p>
          </table:table-cell>
        </table:table-row>
        <table:table-row table:style-name="ro1">
          <table:table-cell office:value-type="string" calcext:value-type="string">
            <text:p>GTCACTTTAAACTGCACTGAATATAAAAATAACACAAAAATTAACAATAGCACTAG------------TGAGGACACAGGAATGAGAAACT</text:p>
          </table:table-cell>
        </table:table-row>
        <table:table-row table:style-name="ro1">
          <table:table-cell office:value-type="string" calcext:value-type="string">
            <text:p>TGCATTGAATGGAAGRATGAAAATGAWACTAAGGGGAATAMAACTGTGGACCCTGATA----AGGACATAGGAATGAAAAACT</text:p>
          </table:table-cell>
        </table:table-row>
        <table:table-row table:style-name="ro1">
          <table:table-cell office:value-type="string" calcext:value-type="string">
            <text:p>TGCACTGATGCCACCGCTAATGCCACTACCACTACTGCTAACCCTACTACCACTAGTAAGGACATAGGAATGAAAAACT</text:p>
          </table:table-cell>
        </table:table-row>
        <table:table-row table:style-name="ro1">
          <table:table-cell office:value-type="string" calcext:value-type="string">
            <text:p>CTCTGTGTTACTTTAAACTGTACT------ACAAATAGTACAAATTTTGCAAATAGCACAGGAA------------AGGACATAGAAATGCAAGACT</text:p>
          </table:table-cell>
        </table:table-row>
        <table:table-row table:style-name="ro1">
          <table:table-cell office:value-type="string" calcext:value-type="string">
            <text:p>ACTGAATGGAGGAA------TAATGCCACTAATGCCACTGCAGGGGTTGAAGGGGGGAATAACACTGCCACTGATATGGAATACT</text:p>
          </table:table-cell>
        </table:table-row>
        <table:table-row table:style-name="ro1">
          <table:table-cell office:value-type="string" calcext:value-type="string">
            <text:p>ACTGAGGTGAAGAATAATATCACTAGTACTAATATCACTAGTAATCCCAATGTCACTAATCAGGAAGGAATGACAAACT</text:p>
          </table:table-cell>
        </table:table-row>
        <table:table-row table:style-name="ro1">
          <table:table-cell office:value-type="string" calcext:value-type="string">
            <text:p>TTAAACTGCACTGAATGTAAAAATTGCACTGAAGGGAACAATACTG--TAGGGAACAATACTG----AAATAGGAATGAAAAACT</text:p>
          </table:table-cell>
        </table:table-row>
        <table:table-row table:style-name="ro1">
          <table:table-cell office:value-type="string" calcext:value-type="string">
            <text:p>ACTTTAAACTGCATTGATGCAAAGAATAAAAATGAAACAAATACCACT---------GCAGCAACTGAGGACACAGGAATGAAAAATT</text:p>
          </table:table-cell>
        </table:table-row>
        <table:table-row table:style-name="ro1">
          <table:table-cell office:value-type="string" calcext:value-type="string">
            <text:p>CCACTCTGTGTCACTTTAAACTGTACTGAATGGAAGAATGACACTGCCACTAATGA------------------GACGGACACGGGAG---TAAAAAACT</text:p>
          </table:table-cell>
        </table:table-row>
        <table:table-row table:style-name="ro1">
          <table:table-cell office:value-type="string" calcext:value-type="string">
            <text:p>TTAAACTGCATGGAAT---GGAATGGAACTAATATTAATAGAACTAACGTTGACACCAGTAAAGACTCAGGA---ATGAAAAACT</text:p>
          </table:table-cell>
        </table:table-row>
        <table:table-row table:style-name="ro1">
          <table:table-cell office:value-type="string" calcext:value-type="string">
            <text:p>AC------------TGATGTCAATGTGACCAGGAGCAAAGGGAACACTACCACTGCCCCTGAATTAAAGATGGAGGAAGAAATAAAAAACT</text:p>
          </table:table-cell>
        </table:table-row>
        <table:table-row table:style-name="ro1">
          <table:table-cell office:value-type="string" calcext:value-type="string">
            <text:p>AACTGCACTGATGTAAAA------------CCCAAGAATGAGAGCACGGAGGTGACCATTAGCCCGAGCCTGAAGGAAGAAATAAAGAATT</text:p>
          </table:table-cell>
        </table:table-row>
        <table:table-row table:style-name="ro1">
          <table:table-cell office:value-type="string" calcext:value-type="string">
            <text:p>AACAACTGCACTAATACTACATACAACAGCACTGGTGCTACATTGGGAAACAACTGCAGCATCCCAGAAATGAAAAACT</text:p>
          </table:table-cell>
        </table:table-row>
        <table:table-row table:style-name="ro1">
          <table:table-cell office:value-type="string" calcext:value-type="string">
            <text:p>CTCTGTGTCACTTTAAACTGCACAAATGTTAATATGACTGACACAAATGTTAAT---------------------ATGACTGACACAGAAATGAAAAATT</text:p>
          </table:table-cell>
        </table:table-row>
        <table:table-row table:style-name="ro1">
          <table:table-cell office:value-type="string" calcext:value-type="string">
            <text:p>ATTGAATGGAATGGAACTACTGACAATAACACCAATGGAACTGACATAAAAATCAGTAAGGACTTAGGAG---TGAGAAACT</text:p>
          </table:table-cell>
        </table:table-row>
        <table:table-row table:style-name="ro1">
          <table:table-cell office:value-type="string" calcext:value-type="string">
            <text:p>GTAAAATTAACCCCACTCTGTGTCACGTTAAACTGCACTGATGCTCAAGGGGA---------------------------------ACTGATGAAGGAAGACATGAAAAACT</text:p>
          </table:table-cell>
        </table:table-row>
        <table:table-row table:style-name="ro1">
          <table:table-cell office:value-type="string" calcext:value-type="string">
            <text:p>GTCACTTTAGACTGCATTGATGTTGAGACCAACAATAAGACTACAGTGGACAACAGCAGCAT------------AGGAGACCTGAAAAACT</text:p>
          </table:table-cell>
        </table:table-row>
        <table:table-row table:style-name="ro1">
          <table:table-cell office:value-type="string" calcext:value-type="string">
            <text:p>TGTGTCACTTTAAACTGCACTAAATGGCAGAATATAAATGCTACCACAAATAGCACTGGGGACAT---------------AGGAATGAAAAACT</text:p>
          </table:table-cell>
        </table:table-row>
        <table:table-row table:style-name="ro1">
          <table:table-cell office:value-type="string" calcext:value-type="string">
            <text:p>GTCACTTTAAACTGTACTGATATCCAGGGGAATGATACTATCAATAACAGCAACAG--------TACTGGCGA----GGTCATGAGCTACT</text:p>
          </table:table-cell>
        </table:table-row>
        <table:table-row table:style-name="ro1">
          <table:table-cell office:value-type="string" calcext:value-type="string">
            <text:p>TATAATGCCAAAAATGCCACTACAAATGCAAATGTCACTAATGCAAATGCCACTAATGAGGGCAT---------------AGGAATGAAAAACT</text:p>
          </table:table-cell>
        </table:table-row>
        <table:table-row table:style-name="ro1">
          <table:table-cell office:value-type="string" calcext:value-type="string">
            <text:p>ACCTTAAACTGCAC------------TAATGCCAACATAAACAGCACTGGGAGCAACGCCCTATGGGAGCCAACAAAGGAGGTGAAAAACT</text:p>
          </table:table-cell>
        </table:table-row>
        <table:table-row table:style-name="ro1">
          <table:table-cell office:value-type="string" calcext:value-type="string">
            <text:p>GTAAAATTAACCCCATTCTGTGTCACTTTAAACTGCACTCAACCGATTGGCAACGCTAGT---------------------------------CAGATAGAAATGAAAAACT</text:p>
          </table:table-cell>
        </table:table-row>
        <table:table-row table:style-name="ro1">
          <table:table-cell office:value-type="string" calcext:value-type="string">
            <text:p>TGCACTGATGCAAATACCACTAAAAGTGATGCAAATACCACTACCACTA-----AAAGTGAT----GAGGACATAGGAATGAAAAACT</text:p>
          </table:table-cell>
        </table:table-row>
        <table:table-row table:style-name="ro1">
          <table:table-cell office:value-type="string" calcext:value-type="string">
            <text:p>ACCCCACTCTGTGTCACTTTAAACTGCACTGAATGGGAGAATGCAACTGCCGCTAAT------------------------GAAACCATAGAAATGAAAAACT</text:p>
          </table:table-cell>
        </table:table-row>
        <table:table-row table:style-name="ro1">
          <table:table-cell office:value-type="string" calcext:value-type="string">
            <text:p>ACCTTAAACAGCACTGGGAATGCCACCTTAAACAGCACTAGGAACGCCACTGTGGAGTCAGAACTGGAGATGAAAAACT</text:p>
          </table:table-cell>
        </table:table-row>
        <table:table-row table:style-name="ro1">
          <table:table-cell office:value-type="string" calcext:value-type="string">
            <text:p>ATTGATGCAAAGAATAATAAAAATGGAACAAATACCAATGCAACATCTAGCCCTGAT----GAGGACACAGGAATGAAAAATT</text:p>
          </table:table-cell>
        </table:table-row>
        <table:table-row table:style-name="ro1">
          <table:table-cell office:value-type="string" calcext:value-type="string">
            <text:p>TGCGTCACTTTAAACTGCACCGAATGGAAGAATGGAAATGACACTGTCAATGGCACT-----ACTGTCAAT----------GACATGAAAAACT</text:p>
          </table:table-cell>
        </table:table-row>
        <table:table-row table:style-name="ro1">
          <table:table-cell office:value-type="string" calcext:value-type="string">
            <text:p>GTCACTTTAAACTGCACTGAATGGAGGAATGACAGCAGGAGTGACAATAGCAAT------------ATTGAAGACATAGGAATGAAAAATT</text:p>
          </table:table-cell>
        </table:table-row>
        <table:table-row table:style-name="ro1">
          <table:table-cell office:value-type="string" calcext:value-type="string">
            <text:p>ACTGTTGCTAGAGGGAATAGCAGTGGCACTAATGCCACTTTTGAGGACAAAGAAATGAAAAGCATAGAAGTGAAAAACT</text:p>
          </table:table-cell>
        </table:table-row>
        <table:table-row table:style-name="ro1">
          <table:table-cell office:value-type="string" calcext:value-type="string">
            <text:p>CTCTGTGTCACTTTAAGCTGTACTGATATTAAGAATGTTACAGTAGACAACAACAGCA------------------CAAGAGAAGAGATGAAAAACT</text:p>
          </table:table-cell>
        </table:table-row>
        <table:table-row table:style-name="ro1">
          <table:table-cell office:value-type="string" calcext:value-type="string">
            <text:p>GATGCCATCTTTAACTCCACCTCCTTCAGCAGCTCCGGGAGCACCACCACTGAGAAGCCAACACTAGAGGTGCAAAACT</text:p>
          </table:table-cell>
        </table:table-row>
        <table:table-row table:style-name="ro1">
          <table:table-cell office:value-type="string" calcext:value-type="string">
            <text:p>GTCACCCTAAACTGTCAGGAGATGAACAGTAGCACTAAGACGAACAGCAGC--------ATTAGTAATGAGGATAAAAG----AATGAACT</text:p>
          </table:table-cell>
        </table:table-row>
        <table:table-row table:style-name="ro1">
          <table:table-cell office:value-type="string" calcext:value-type="string">
            <text:p>TGTGTCACTCTAAACTGCAGTGATGTACAGGGGAATACTA----------TGGAGACTGGACA-----GATGGAGAAAGGAGAAATGAAAAGCT</text:p>
          </table:table-cell>
        </table:table-row>
        <table:table-row table:style-name="ro1">
          <table:table-cell office:value-type="string" calcext:value-type="string">
            <text:p>GTCACTTTAAATTGCACTGAATGGAAGAATAATGCCACTAATAATGCCACTA-----------ATAAT-GAGGACATAGCAATGAGAAACT</text:p>
          </table:table-cell>
        </table:table-row>
        <table:table-row table:style-name="ro1">
          <table:table-cell office:value-type="string" calcext:value-type="string">
            <text:p>TGGGAGAATAAGGATGCCACGAATAAGAATGCCACTAATAATACTAGTAATGTCACTAATGAAATAGGA---ATGAAAATTT</text:p>
          </table:table-cell>
        </table:table-row>
        <table:table-row table:style-name="ro1">
          <table:table-cell office:value-type="string" calcext:value-type="string">
            <text:p>TTAACCCCACTCTGTGTCACTTTAAACTGCACTAATGCAAAGATTGAGCAAAATGTCACTGTC---------------------------GCAGGAATGAGAAACT</text:p>
          </table:table-cell>
        </table:table-row>
        <table:table-row table:style-name="ro1">
          <table:table-cell office:value-type="string" calcext:value-type="string">
            <text:p>GAATGGAAGAACGAAACCG----CTAGAGAGGAAACAGGAATGAAAAACGAAACCGCTAGAGAGGAAACAGGAGTGAAAAACT</text:p>
          </table:table-cell>
        </table:table-row>
        <table:table-row table:style-name="ro1">
          <table:table-cell office:value-type="string" calcext:value-type="string">
            <text:p>ACTCCACTCTGTGTCACTTTACATTGCAATAGTGTCAAGTGCACTGGTAGTAATGATACTTGT------------------------GAAGAAGTGAAAAACT</text:p>
          </table:table-cell>
        </table:table-row>
        <table:table-row table:style-name="ro1">
          <table:table-cell office:value-type="string" calcext:value-type="string">
            <text:p>AAGGGTGACAATGTCACTACTACCACTAGTGCCCCTAATGTCACTGGTGCCACTAGTGAGAACATAGAAATGAAAAACT</text:p>
          </table:table-cell>
        </table:table-row>
        <table:table-row table:style-name="ro1">
          <table:table-cell office:value-type="string" calcext:value-type="string">
            <text:p>CCACTCTGTGTCACCTTAAACTGCATTGAATATATAAATGAATTTAATACCACTAAT---------------------GAAGACACAGGAATGAAAAACT</text:p>
          </table:table-cell>
        </table:table-row>
        <table:table-row table:style-name="ro1">
          <table:table-cell office:value-type="string" calcext:value-type="string">
            <text:p>AGTAATGGCACTAAACAGAGTAATGGCACTGAACAGAGTAATAGCACGGAATTTAGGGGGGACATAGAAATGAAGAACT</text:p>
          </table:table-cell>
        </table:table-row>
        <table:table-row table:style-name="ro1">
          <table:table-cell office:value-type="string" calcext:value-type="string">
            <text:p>TGGGGGAATTATACTGATAAGAGGAGGAATAAGGCTAGCGATAGTCAGACACAGATGGAAAAAGGAGAAATGAAAAACT</text:p>
          </table:table-cell>
        </table:table-row>
        <table:table-row table:style-name="ro1">
          <table:table-cell office:value-type="string" calcext:value-type="string">
            <text:p>ACTTTAAACTGCATTGATTACAGTAGCACAGGAAATAAGGTTACTTTGGACAACAGCAGC------------------ATTGGAGAAGTGAAAAACT</text:p>
          </table:table-cell>
        </table:table-row>
        <table:table-row table:style-name="ro1">
          <table:table-cell office:value-type="string" calcext:value-type="string">
            <text:p>AGCTGCACTAACATAAAGAA------------CAATAAGAACAATGGAACTGAAAGGATAGACAATAGCACTCTTGAAGAAATGAAAAACT</text:p>
          </table:table-cell>
        </table:table-row>
        <table:table-row table:style-name="ro1">
          <table:table-cell office:value-type="string" calcext:value-type="string">
            <text:p>AACTGCACTGATGTACAATGCAATAACACAACATGCAATAGTA--CAGGAAATGACAAGGGAG-CGCAAGAAATGAAAAACT</text:p>
          </table:table-cell>
        </table:table-row>
        <table:table-row table:style-name="ro1">
          <table:table-cell office:value-type="string" calcext:value-type="string">
            <text:p>TTAACCCCACTTTGTGTCACTTTAAATTGCACTAATGCAGGGAACG---------------------------GGAGCCTGGCGGAGGCAGGAGAAATGAAAAACT</text:p>
          </table:table-cell>
        </table:table-row>
        <table:table-row table:style-name="ro1">
          <table:table-cell office:value-type="string" calcext:value-type="string">
            <text:p>GCTACTTTGACCAATGTAAATATAACCAATGGCCCTAACCTAGGAAATATAGAAAATATAACAGAAGAAATAAGAAACT</text:p>
          </table:table-cell>
        </table:table-row>
        <table:table-row table:style-name="ro1">
          <table:table-cell office:value-type="string" calcext:value-type="string">
            <text:p>GATGATTTAACTTTGACCAATGCTAACCGGATAAACAATGACCCTAAGCTAGAAAATATAACAGATGAAATGAGAAACT</text:p>
          </table:table-cell>
        </table:table-row>
        <table:table-row table:style-name="ro1">
          <table:table-cell office:value-type="string" calcext:value-type="string">
            <text:p>ACTTTAAATTGTACCAATGCTGCTTTGACCAATGTAACTATAACCAATGGC---------------CCAAATATAACAGAAGAAATAAGAAACT</text:p>
          </table:table-cell>
        </table:table-row>
        <table:table-row table:style-name="ro1">
          <table:table-cell office:value-type="string" calcext:value-type="string">
            <text:p>AAAGTTAATGTGAACAATGCAACTTACCTAACCAATAACCATAGCATAATAGGAAATGTAACAGATGAAGTAAAAAACT</text:p>
          </table:table-cell>
        </table:table-row>
        <table:table-row table:style-name="ro1">
          <table:table-cell office:value-type="string" calcext:value-type="string">
            <text:p>ACCACTGCTAATTTGACCAAGATCAATAGCAACACCAGTGACCCTAGAATAGGAAATATAACAGAGGAAATAAGAAACT</text:p>
          </table:table-cell>
        </table:table-row>
        <table:table-row table:style-name="ro1">
          <table:table-cell office:value-type="string" calcext:value-type="string">
            <text:p>AAATGTAGGGATGCTGCATTCAACAGTACAACTAAAAACAATGAC---ACAATAGGAAATGTAACAGGTGAAATAAAGAAAT</text:p>
          </table:table-cell>
        </table:table-row>
        <table:table-row table:style-name="ro1">
          <table:table-cell office:value-type="string" calcext:value-type="string">
            <text:p>ATCACAACCCAGGCTAATAACATAACCAATGTCACTTACATAGGAAACCTAGAAAATATAACAGAGGAAGTACGAAACT</text:p>
          </table:table-cell>
        </table:table-row>
        <table:table-row table:style-name="ro1">
          <table:table-cell office:value-type="string" calcext:value-type="string">
            <text:p>TGTGTTACTTTAAATTGCACTGATGTGGAGAATGATACTAGTATAAATAG---------------GGTGGTGGAGGAAAGAGAAATAAAAAATT</text:p>
          </table:table-cell>
        </table:table-row>
        <table:table-row table:style-name="ro1">
          <table:table-cell office:value-type="string" calcext:value-type="string">
            <text:p>AATGGTACTACTACAACCACTACCCCTAGCACAACCAATGTCCCTAACATAGGAAATATAACAGATGAAG------TAAGAAACT</text:p>
          </table:table-cell>
        </table:table-row>
        <table:table-row table:style-name="ro1">
          <table:table-cell office:value-type="string" calcext:value-type="string">
            <text:p>GTTACTTTAAATTGT------------AGCAATGCTAGGTTCCAAAAGGCAAACTCAACCGTAGAAAATATAACAGATGAAGTGAAAAACT</text:p>
          </table:table-cell>
        </table:table-row>
        <table:table-row table:style-name="ro1">
          <table:table-cell office:value-type="string" calcext:value-type="string">
            <text:p>GTTGCATTCAACAATGCAACTATGAACCCTGCCAAAGACAATGACACAATAGGAAATATAACAGGTGAAATAAAAAATT</text:p>
          </table:table-cell>
        </table:table-row>
        <table:table-row table:style-name="ro1">
          <table:table-cell office:value-type="string" calcext:value-type="string">
            <text:p>TGTGTCACTTTAAMCTGTACAAATGTTAGCAAGAATGKTRG---CAAKAGTGATAATGAGACMATG------------CAGGAGATAAGAAATT</text:p>
          </table:table-cell>
        </table:table-row>
        <table:table-row table:style-name="ro1">
          <table:table-cell office:value-type="string" calcext:value-type="string">
            <text:p>ACCAATGCTACTTTTAACAATATCAAGAACAACACCAGTGGCCCTAGAATAGGAAATATAAAAGATGAAGTAAGAAACT</text:p>
          </table:table-cell>
        </table:table-row>
        <table:table-row table:style-name="ro1">
          <table:table-cell office:value-type="string" calcext:value-type="string">
            <text:p>AATAATAGTAGCAGTAATAGCAGTAATAGTAGTGGTAATAGTAGTAGTACCTTGGAGAAAATGCAGGAAATGAAAAATT</text:p>
          </table:table-cell>
        </table:table-row>
        <table:table-row table:style-name="ro1">
          <table:table-cell office:value-type="string" calcext:value-type="string">
            <text:p>GCTAATAATGTTACATTTAACAATATAACCMATGACAATAATGRGACAATAGGAAATATAAAAGGTGAAGTAAGCAACT</text:p>
          </table:table-cell>
        </table:table-row>
        <table:table-row table:style-name="ro1">
          <table:table-cell office:value-type="string" calcext:value-type="string">
            <text:p>GACACTGGCAATGCTAAGTTGAATGACACTGGCAACAATACCCATATCATAGGAAATATAACAGATGAAG------TAAGAAACT</text:p>
          </table:table-cell>
        </table:table-row>
        <table:table-row table:style-name="ro1">
          <table:table-cell office:value-type="string" calcext:value-type="string">
            <text:p>GCCAATGCTAATTTGACCAATATCAACAAGACCACTGCCTCTAACG---GAATAGGAAATATAACAGAGGATGTAAAAAACT</text:p>
          </table:table-cell>
        </table:table-row>
        <table:table-row table:style-name="ro1">
          <table:table-cell office:value-type="string" calcext:value-type="string">
            <text:p>TGTGTCACTTTAACCTGTACAAATGTTAACAAGACTGTTAGCA-----------------AGAGTGATAATGAGACCATACAGGAGATAAGAAATT</text:p>
          </table:table-cell>
        </table:table-row>
        <table:table-row table:style-name="ro1">
          <table:table-cell office:value-type="string" calcext:value-type="string">
            <text:p>TTCAACAATACAAAAAGATCTAACGCATCTAGCACAACAAATATAACAGAGGAAAATATAAAAGATGAAGTGAAAAACT</text:p>
          </table:table-cell>
        </table:table-row>
        <table:table-row table:style-name="ro1">
          <table:table-cell office:value-type="string" calcext:value-type="string">
            <text:p>GCTACTAGTGGTAATGCTACATCCCATGCTACTAGTAGTAATGCTACATCCGATGAAAGTGGGAA----TGAAATGAAAAATT</text:p>
          </table:table-cell>
        </table:table-row>
        <table:table-row table:style-name="ro1">
          <table:table-cell office:value-type="string" calcext:value-type="string">
            <text:p>TTAAATTGCACTGATTTGAAAACTAATAATACCAGTAATAATAACAGTG------TTACAACAGAGGGAGGAGAAATGAAAAACT</text:p>
          </table:table-cell>
        </table:table-row>
        <table:table-row table:style-name="ro1">
          <table:table-cell office:value-type="string" calcext:value-type="string">
            <text:p>TGTACTGATAATGTTAGATTTAACAATACAACCAATGACAATACTAYAATAGGAAATATAAC---------AGRTGAAATAAGAAACT</text:p>
          </table:table-cell>
        </table:table-row>
        <table:table-row table:style-name="ro1">
          <table:table-cell office:value-type="string" calcext:value-type="string">
            <text:p>AATTGTACCAATGCTATTTTCAATAATACAACCAATGTCAATAACACAATAGGAAATATAAC---------AGATGAAGTAAGAAACT</text:p>
          </table:table-cell>
        </table:table-row>
        <table:table-row table:style-name="ro1">
          <table:table-cell office:value-type="string" calcext:value-type="string">
            <text:p>ACAGTCAAAACAGTCAAAAACAATACCATTGGCAACAATACCAATGACATAGGAAATATAAT------AGATGAAATAAGAAACT</text:p>
          </table:table-cell>
        </table:table-row>
        <table:table-row table:style-name="ro1">
          <table:table-cell office:value-type="string" calcext:value-type="string">
            <text:p>AATACCAATGACACAACCGCTAATATCAATAGCACAGCCATCCCTGGAATAGGAAATATGACAGATGAAGTAAGAAACT</text:p>
          </table:table-cell>
        </table:table-row>
        <table:table-row table:style-name="ro1">
          <table:table-cell office:value-type="string" calcext:value-type="string">
            <text:p>GTCACTTTAAAATGT---------AAAAATGTTACTGGTACCAACGGAAAGA---AGAACATTACCGACAATAAGGAAAGCATGAAAAATT</text:p>
          </table:table-cell>
        </table:table-row>
        <table:table-row table:style-name="ro1">
          <table:table-cell office:value-type="string" calcext:value-type="string">
            <text:p>AACTGTACAAATGTTACCAGTAATAGTAACAGTGTYAATAATAATAGTAG---CCTTGAGAACACGCAGGAAATGAAAAATT</text:p>
          </table:table-cell>
        </table:table-row>
        <table:table-row table:style-name="ro1">
          <table:table-cell office:value-type="string" calcext:value-type="string">
            <text:p>AATTGTACAAATGTTAGCAAGAATGTTAGCAAGAGTGATAATGGT-----ATCTACAATGAGACCAGGCAGGAGATAAGAAATT</text:p>
          </table:table-cell>
        </table:table-row>
        <table:table-row table:style-name="ro1">
          <table:table-cell office:value-type="string" calcext:value-type="string">
            <text:p>GGTAGTAAATTAAGTAACAAGAATATTACTGTTACTGGTAATAGGAGCTGTGATGAGAGTGTGAT------------GGAAATAAAAAATT</text:p>
          </table:table-cell>
        </table:table-row>
        <table:table-row table:style-name="ro1">
          <table:table-cell office:value-type="string" calcext:value-type="string">
            <text:p>ACCAATGCTAATTTGACCAGTATCAATGCCACAACCAGTGACCCTAGAATAGGAAACATAACAGAAGAAGTAAAAAACT</text:p>
          </table:table-cell>
        </table:table-row>
        <table:table-row table:style-name="ro1">
          <table:table-cell office:value-type="string" calcext:value-type="string">
            <text:p>ACTTTAAATTGCACTGATTTGAAGAAGAATGTTACTAGTACCAATACTAGTAGCATAAAAATGAT------------GGAAATGAAAAACT</text:p>
          </table:table-cell>
        </table:table-row>
        <table:table-row table:style-name="ro1">
          <table:table-cell office:value-type="string" calcext:value-type="string">
            <text:p>TGTGTTACTTTAAATTGCACTGAAGTGAAGACGAATGATACTAGTACCAATGCTAGTGGCATAGAAAT------------------GATGAAAAACT</text:p>
          </table:table-cell>
        </table:table-row>
        <table:table-row table:style-name="ro1">
          <table:table-cell office:value-type="string" calcext:value-type="string">
            <text:p>ACTTTAAATTGCACTGATTTGAAGAAGGAGGTTACTAGTACCAATACTAGTAGCATAAAAATGAT------------GGAAATGAAAAACT</text:p>
          </table:table-cell>
        </table:table-row>
        <table:table-row table:style-name="ro1">
          <table:table-cell office:value-type="string" calcext:value-type="string">
            <text:p>ACTTTAAATTGCACTGACTTGAAGAAGAATGTTACTAATAACAATACTATTAGCCCAGAAATGA------------GGGAAATGAAAAACT</text:p>
          </table:table-cell>
        </table:table-row>
        <table:table-row table:style-name="ro1">
          <table:table-cell office:value-type="string" calcext:value-type="string">
            <text:p>CTCTGCGTTACTTTAGACTGC---------CAGCCAGTTAACAGCACCAACAATACTAAGGTAGAAGTGCC---------GGGAGAAATGACAAACT</text:p>
          </table:table-cell>
        </table:table-row>
        <table:table-row table:style-name="ro1">
          <table:table-cell office:value-type="string" calcext:value-type="string">
            <text:p>GCTAATAGTACRAATGCTAATAGTACGAATGCTACTARTATGAATGTTACTGAATCCATGAAGGGRGAAATAAAAAACT</text:p>
          </table:table-cell>
        </table:table-row>
        <table:table-row table:style-name="ro1">
          <table:table-cell office:value-type="string" calcext:value-type="string">
            <text:p>GTTACTTTAAACTG------------------TACTAATGCCACTAGCGCTAACCAAAACATCACCCTGAAGGAAGAAGCAGGGGCAATACAAAACT</text:p>
          </table:table-cell>
        </table:table-row>
        <table:table-row table:style-name="ro1">
          <table:table-cell office:value-type="string" calcext:value-type="string">
            <text:p>ACTAATGCCAATACCACTAAGGTCAATGTCACTGCCCTGAATGACACCCTGAAGGAAGATCCAGGGGCAATACAAAACT</text:p>
          </table:table-cell>
        </table:table-row>
        <table:table-row table:style-name="ro1">
          <table:table-cell office:value-type="string" calcext:value-type="string">
            <text:p>ACCAAT---GCCAATGGTACTCAAAACAGCACCCTGAAGGAAGGAGACGCCCTGAAGGAAGAGCCAGGGGCAATACAAAACT</text:p>
          </table:table-cell>
        </table:table-row>
        <table:table-row table:style-name="ro1">
          <table:table-cell office:value-type="string" calcext:value-type="string">
            <text:p>AAT---GCCAATACCACTAGTGTCAATACCACTATTGCTCAAAACAGCACCCTGAAGGAAGATGAAGGGGCAATAAAAAACT</text:p>
          </table:table-cell>
        </table:table-row>
        <table:table-row table:style-name="ro1">
          <table:table-cell office:value-type="string" calcext:value-type="string">
            <text:p>TGTATTAATGTTAATACCACTACCAATAGTACTCAAAGAAGCAGCACCCTGAAGGAAGAGACAGGGGCAATACAAAACT</text:p>
          </table:table-cell>
        </table:table-row>
        <table:table-row table:style-name="ro1">
          <table:table-cell office:value-type="string" calcext:value-type="string">
            <text:p>ACTCTAGAGTGT------------AATGCTGCCAAAACCAATGATACTCAAAAAGGCATCCTGAGGGAAGAGCAAGGGGCAATACAAAACT</text:p>
          </table:table-cell>
        </table:table-row>
        <table:table-row table:style-name="ro1">
          <table:table-cell office:value-type="string" calcext:value-type="string">
            <text:p>ACTAACAATGGTACTAATGCCACTCTTAGTGGTCTTCAAGACAGCGCCCTGAAGGAAGAGCCAGGGGCAATACAAAACT</text:p>
          </table:table-cell>
        </table:table-row>
        <table:table-row table:style-name="ro1">
          <table:table-cell office:value-type="string" calcext:value-type="string">
            <text:p>ACCAATAGAACTACCAATAGTACTAACAATGATATTCAAAATGACACCTTGAGGGAAGAGCCAGGGGCAATAAAAAACT</text:p>
          </table:table-cell>
        </table:table-row>
        <table:table-row table:style-name="ro1">
          <table:table-cell office:value-type="string" calcext:value-type="string">
            <text:p>TTAAACTGCAGTAATGTTAACAGAACTGAAAATAATGCTACTGCCTATGCTCCTAGT---------------ATGCAGGGAGAAATAAAAAATT</text:p>
          </table:table-cell>
        </table:table-row>
        <table:table-row table:style-name="ro1">
          <table:table-cell office:value-type="string" calcext:value-type="string">
            <text:p>TTAAACTGCAGTAATGTTAACAGCACTAAAAATAATACTGCTGCTGATGCTCCTAGT---------------ATGCAGGGAGAAATAAAAAATT</text:p>
          </table:table-cell>
        </table:table-row>
        <table:table-row table:style-name="ro1">
          <table:table-cell office:value-type="string" calcext:value-type="string">
            <text:p>TTAAACTGCAGTAATGTTAACAGAACTGAAAATAATGCTACTAACTATGCTTCTAGT---------------ATGCAAGGAGAAATAAAAAATT</text:p>
          </table:table-cell>
        </table:table-row>
        <table:table-row table:style-name="ro1">
          <table:table-cell office:value-type="string" calcext:value-type="string">
            <text:p>CTCTGTGTCACTTTAAACTGCACTGATGT---TAATGTTACCTCAGTGAACAACACCAGCTCAGGAA---------------ACGACATGAAAAACT</text:p>
          </table:table-cell>
        </table:table-row>
        <table:table-row table:style-name="ro1">
          <table:table-cell office:value-type="string" calcext:value-type="string">
            <text:p>TGTACTAACATTAATAAAACTGCAAATCATAATGAAACTACAAATGTTACTGTGAACAATGAAGAAGAAATAAAAAACT</text:p>
          </table:table-cell>
        </table:table-row>
        <table:table-row table:style-name="ro1">
          <table:table-cell office:value-type="string" calcext:value-type="string">
            <text:p>TGTGTCACTTTAAACTGTAGTGATGGCTGGAAGAGTAATACTAATAACAACACTGAT------------------CTATACGGAGACAGGAGAAATT</text:p>
          </table:table-cell>
        </table:table-row>
        <table:table-row table:style-name="ro1">
          <table:table-cell office:value-type="string" calcext:value-type="string">
            <text:p>GTTACTTTAAGTTGTTCTAACTATAACTGTACCTCTTGCACTAACACCTCT------------ATAGACAGGGCTGAGGACATAAAAAACT</text:p>
          </table:table-cell>
        </table:table-row>
        <table:table-row table:style-name="ro1">
          <table:table-cell office:value-type="string" calcext:value-type="string">
            <text:p>TCAAAAAACAATTCTACCCAGGGTAATTCGGGTAATACTACCAATGAACTTTCGGTTAATGCTGACAATGAAAGAAACT</text:p>
          </table:table-cell>
        </table:table-row>
        <table:table-row table:style-name="ro1">
          <table:table-cell office:value-type="string" calcext:value-type="string">
            <text:p>ACAACCAATAGTACAAGTATAAATAACAGTACAAGTATAAATGATACCACCATCCTGGAGCAAGGAGAAATAAAAAACT</text:p>
          </table:table-cell>
        </table:table-row>
        <table:table-row table:style-name="ro1">
          <table:table-cell office:value-type="string" calcext:value-type="string">
            <text:p>ACTTTAAACTGT---------AACAACAACATCACCACTACGAATAATACACAAGCCAATATAACTGACCCACAAGACATGAAAAACT</text:p>
          </table:table-cell>
        </table:table-row>
        <table:table-row table:style-name="ro1">
          <table:table-cell office:value-type="string" calcext:value-type="string">
            <text:p>TGCACTGATRATACAAAAACAAATTGCACTAATGTTAATAAAACCATTAGTGAGGAGGCGAGAGGAGAAATAAAAAACT</text:p>
          </table:table-cell>
        </table:table-row>
        <table:table-row table:style-name="ro1">
          <table:table-cell office:value-type="string" calcext:value-type="string">
            <text:p>GATGCTACGTGGATCAGTGACAACAACACGTCGACCAATGGCAGCATCACAATCAACTCTACAGATGAAATGAAAAGCT</text:p>
          </table:table-cell>
        </table:table-row>
        <table:table-row table:style-name="ro1">
          <table:table-cell office:value-type="string" calcext:value-type="string">
            <text:p>GTTACTCTACATTGCACTAATGTCAGTAGAAATGCTACTAATAACAGTAGT------------ACGATAGAGGGAGGAGAACTAAAAAACT</text:p>
          </table:table-cell>
        </table:table-row>
        <table:table-row table:style-name="ro1">
          <table:table-cell office:value-type="string" calcext:value-type="string">
            <text:p>CCACTCTGTATTCCTTTAACTTGTACTGATTTGAGGAATGCTACCAATATT---------------------ACAATAGAGGGAAGAGAACTAAAAAATT</text:p>
          </table:table-cell>
        </table:table-row>
        <table:table-row table:style-name="ro1">
          <table:table-cell office:value-type="string" calcext:value-type="string">
            <text:p>TGTGTTAGTTTAAATTGCACTGATTTGAGGAATGATACTAATATCAATAG---------------GACAATAGAAGGAGGAGAAATAAAAAACT</text:p>
          </table:table-cell>
        </table:table-row>
        <table:table-row table:style-name="ro1">
          <table:table-cell office:value-type="string" calcext:value-type="string">
            <text:p>GCTAATAATACCAGTAGAAATGATAGTAAGACCAGTAATACTACCAGTAGTCCGCTGGAGGAAAGAGAAATGAAAAACT</text:p>
          </table:table-cell>
        </table:table-row>
        <table:table-row table:style-name="ro1">
          <table:table-cell office:value-type="string" calcext:value-type="string">
            <text:p>ACCAATAGTACGAGTAGTAATGCTACTAATACCAATAGTACTGCTACTAA---TATAATGGAGGTAGGAGAACTAAAAAATT</text:p>
          </table:table-cell>
        </table:table-row>
        <table:table-row table:style-name="ro1">
          <table:table-cell office:value-type="string" calcext:value-type="string">
            <text:p>TTAACCCCTCTCTGTGTYACTTTAAACTGT---------AGCAATGTCACCACCGCCAATAAT------------------ACAATAGGAGAAGAAATGAAGAACT</text:p>
          </table:table-cell>
        </table:table-row>
        <table:table-row table:style-name="ro1">
          <table:table-cell office:value-type="string" calcext:value-type="string">
            <text:p>AGTTTATGGGACCAAAGCTTAAAGCCATGTGTAAAGTTAACCCCTCTCTGCGTTACTTTAAACTGT---------------------------------------------------------------GAAGTGAAAAACT</text:p>
          </table:table-cell>
        </table:table-row>
        <table:table-row table:style-name="ro1">
          <table:table-cell office:value-type="string" calcext:value-type="string">
            <text:p>CTCTGCGTTACCTTAACCTGTAGCAATTTTACCAGCAATTTTACCACAGCCAATGCCA------------------CGGATGCAGACATGAAAAACT</text:p>
          </table:table-cell>
        </table:table-row>
        <table:table-row table:style-name="ro1">
          <table:table-cell office:value-type="string" calcext:value-type="string">
            <text:p>AACTGTAGCCAC------AACATCACCATCACCCTCGCCAACAACACTAGGATCATAGGTAACATGACAGAAGAAATGAGAAACT</text:p>
          </table:table-cell>
        </table:table-row>
        <table:table-row table:style-name="ro1">
          <table:table-cell office:value-type="string" calcext:value-type="string">
            <text:p>ACTTTAAATTGT---------CAGAACTATACTAGCAACACCTCTTCCTCCTCCAACATATCTAGTAACATGCAAGAAGTGAAAAACT</text:p>
          </table:table-cell>
        </table:table-row>
        <table:table-row table:style-name="ro1">
          <table:table-cell office:value-type="string" calcext:value-type="string">
            <text:p>ACAAATGCTCGCAATACTACTAATAAAAATAATGAGACCACCATCATATCTAGTGAAATGAAAGGAGAGATAAAAAACT</text:p>
          </table:table-cell>
        </table:table-row>
        <table:table-row table:style-name="ro1">
          <table:table-cell office:value-type="string" calcext:value-type="string">
            <text:p>GA----AAAAATAACA-----ATTAGTGGAAATGGCAACATAGACACAACAGGCAAAATAGGAAATATGACAGATGAAGTAAGAAACT</text:p>
          </table:table-cell>
        </table:table-row>
        <table:table-row table:style-name="ro1">
          <table:table-cell office:value-type="string" calcext:value-type="string">
            <text:p>TG---------------------TAGCTACAATTTTACTTGGGGCAACATAACAAAGAAGGATCCCAAAATAGGGAATTTTACAGATGACGTAAGAAACT</text:p>
          </table:table-cell>
        </table:table-row>
        <table:table-row table:style-name="ro1">
          <table:table-cell office:value-type="string" calcext:value-type="string">
            <text:p>ACAAATAGAAGCAGAGATTGTAACGCAGTAACCAATTCTATCACAGTAAACAATACAATAGCAGATGAAGTAAGAAACT</text:p>
          </table:table-cell>
        </table:table-row>
        <table:table-row table:style-name="ro1">
          <table:table-cell office:value-type="string" calcext:value-type="string">
            <text:p>CTAACCCCTCTTTGTGTTACTTTAAACTGTACTGATGCACAGAATATCACTACTAGC---------------------------GAGGGGAATGAAATGAAAAACT</text:p>
          </table:table-cell>
        </table:table-row>
        <table:table-row table:style-name="ro1">
          <table:table-cell office:value-type="string" calcext:value-type="string">
            <text:p>TGTGTTACCTTAAATTGTACTGATGCAAGACTCCAGACTAATAATAGTACCACTAGTTCTTCT---------------------CCTGAGATGAAAAACT</text:p>
          </table:table-cell>
        </table:table-row>
        <table:table-row table:style-name="ro1">
          <table:table-cell office:value-type="string" calcext:value-type="string">
            <text:p>ACCCCTCTCTGCGTGACCTTACATTGTAATAACGTCACCAACAACATC------------------------ACCATATCGGAGAAAGATGAAATAAAAAACT</text:p>
          </table:table-cell>
        </table:table-row>
        <table:table-row table:style-name="ro1">
          <table:table-cell office:value-type="string" calcext:value-type="string">
            <text:p>ACCACCCATAACAACTCCA----CGAGGAAATACACCACCTATGACAACTCCACCATGGATGGGAAAGAAGAATTAAAAAACT</text:p>
          </table:table-cell>
        </table:table-row>
        <table:table-row table:style-name="ro1">
          <table:table-cell office:value-type="string" calcext:value-type="string">
            <text:p>GTTACCTTACATTGT------------GAGAACATCACCACCAACAGCACCACTAACATCACTATGTCAGAGAGAGAAGAAATAAAAAACT</text:p>
          </table:table-cell>
        </table:table-row>
        <table:table-row table:style-name="ro1">
          <table:table-cell office:value-type="string" calcext:value-type="string">
            <text:p>TGTACTGACAGTACCAGCAACAGCACTAGCCACAACACCAGCAACAGCGACAGACTAAAGAAAGTAGAAATGACAAACT</text:p>
          </table:table-cell>
        </table:table-row>
        <table:table-row table:style-name="ro1">
          <table:table-cell office:value-type="string" calcext:value-type="string">
            <text:p>ACCTTAAATTGTATGAACATCACTAATAACATCACCATCACTAATAAC---------ATCACCACGTCGGGAGAAGAAATAAAAAACT</text:p>
          </table:table-cell>
        </table:table-row>
        <table:table-row table:style-name="ro1">
          <table:table-cell office:value-type="string" calcext:value-type="string">
            <text:p>ACCTTAAATTGTAATAACATCACTAGTGATAGCAGCATCAATAGCAGCACC---------ATACAGGGGAGAGAAGAAATAAAAAACT</text:p>
          </table:table-cell>
        </table:table-row>
        <table:table-row table:style-name="ro1">
          <table:table-cell office:value-type="string" calcext:value-type="string">
            <text:p>CATTGTAATAACATCAACATCACCAACAATAACTTCACCATCAACAACAACTCCACCAT---GAGAGGAGAAATGAAAAACT</text:p>
          </table:table-cell>
        </table:table-row>
        <table:table-row table:style-name="ro1">
          <table:table-cell office:value-type="string" calcext:value-type="string">
            <text:p>TTA------ACTTGTAAGAACATCACCAATAACATCTCCAGGGACATCATTGGTAACATCACTGAGAAAGAAGGAATAAAAAACT</text:p>
          </table:table-cell>
        </table:table-row>
        <table:table-row table:style-name="ro1">
          <table:table-cell office:value-type="string" calcext:value-type="string">
            <text:p>GTCACTTTAGAATG------------------TAGAAATGTTAGCAGCAACAACAGGACGTTCCAAGACGACAGC-GTGAAGGAGGAGATGAAAAATT</text:p>
          </table:table-cell>
        </table:table-row>
        <table:table-row table:style-name="ro1">
          <table:table-cell office:value-type="string" calcext:value-type="string">
            <text:p>GGCAATGGGACTTTTAATGACACTCTTAATAGTACCCGCAATGGGAACTTCAGTGATAACGGGCA----GGAGGTAAAAAATT</text:p>
          </table:table-cell>
        </table:table-row>
        <table:table-row table:style-name="ro1">
          <table:table-cell office:value-type="string" calcext:value-type="string">
            <text:p>ATCAATACAAATACAACCGCCAACTCCACCACAGAGGGGAGAGAAGAATTAACAGATGGGAGAAGAGAATTAAAAAATT</text:p>
          </table:table-cell>
        </table:table-row>
        <table:table-row table:style-name="ro1">
          <table:table-cell office:value-type="string" calcext:value-type="string">
            <text:p>TGTGATAATGCCACTGCCCATGACACTAAAAATAGTACAAATAATAGCACCCTGGAAGATCAAGGGGCAATACAAAACT</text:p>
          </table:table-cell>
        </table:table-row>
        <table:table-row table:style-name="ro1">
          <table:table-cell office:value-type="string" calcext:value-type="string">
            <text:p>TTAAATTGTACTAGTGTCAATGTCACCAAAAGCACTGAAAATAGCACC------CTGAAGGAAGAGAAAGGGGCAATACAAAACT</text:p>
          </table:table-cell>
        </table:table-row>
        <table:table-row table:style-name="ro1">
          <table:table-cell office:value-type="string" calcext:value-type="string">
            <text:p>GCCACTGAACACAATGGCACACGCACCAATTTCACTCAAAATAGCACCCTGAAGGAAGAGCAAGGGGCAATACAAAACT</text:p>
          </table:table-cell>
        </table:table-row>
        <table:table-row table:style-name="ro1">
          <table:table-cell office:value-type="string" calcext:value-type="string">
            <text:p>AATGCCACTGCCAATAATGCCACTGCCAATGGCACTCAAAACAACACCCTGGAGGAAGAGCCAGGGGCAATACAAAACT</text:p>
          </table:table-cell>
        </table:table-row>
        <table:table-row table:style-name="ro1">
          <table:table-cell office:value-type="string" calcext:value-type="string">
            <text:p>AATGCCACTAACAATGCCACTGGCACCAATAGCACTCAAAGTASCCCCCTGAAGGAAGAGCTAGGGGAAATAAAAAACT</text:p>
          </table:table-cell>
        </table:table-row>
        <table:table-row table:style-name="ro1">
          <table:table-cell office:value-type="string" calcext:value-type="string">
            <text:p>TTAAATTGTAGTAATGCCAAAAGTAATGGCACAAACAGCAATAGCACC------CTGAGGGAAGAGCCAGGGGCAATACAAAACT</text:p>
          </table:table-cell>
        </table:table-row>
        <table:table-row table:style-name="ro1">
          <table:table-cell office:value-type="string" calcext:value-type="string">
            <text:p>AATGCCAATGTCAGTGCCACCAATGGCACTCAAAATACCAATGATAGCCTGCAGGAAGAGTTAGGGGAAATACAAAATT</text:p>
          </table:table-cell>
        </table:table-row>
        <table:table-row table:style-name="ro1">
          <table:table-cell office:value-type="string" calcext:value-type="string">
            <text:p>ACTTTAAATTGTACTGCCATAAA---------TAGTACTGGTACTCAAGATGGCACCCTGAAAGAAGAAACAGGGGCAATACAAAACT</text:p>
          </table:table-cell>
        </table:table-row>
        <table:table-row table:style-name="ro1">
          <table:table-cell office:value-type="string" calcext:value-type="string">
            <text:p>CTTTGTACTAAT---GCCAATGCCACCAATGTCACTACCAGCAATGATACCCTGAAGGAAGAGTCAGGGGCAATACAAAATT</text:p>
          </table:table-cell>
        </table:table-row>
        <table:table-row table:style-name="ro1">
          <table:table-cell office:value-type="string" calcext:value-type="string">
            <text:p>ACTAATGCTAACCAAACTAATGCTAACCAAACTAGTAACAATAGCAGCACTATTGATATGAAGGGAGAAATAAAAAACT</text:p>
          </table:table-cell>
        </table:table-row>
        <table:table-row table:style-name="ro1">
          <table:table-cell office:value-type="string" calcext:value-type="string">
            <text:p>GCTAACAGCAGTAGTGCTAACAGAACTAGTAACCACAACATCAGCATTGACAGCAGCATGAAGGGAGAAATAAAAAATT</text:p>
          </table:table-cell>
        </table:table-row>
        <table:table-row table:style-name="ro1">
          <table:table-cell office:value-type="string" calcext:value-type="string">
            <text:p>ACCCCACTCTGTGTTACATTACACTG------------------TAGTGATGCTAACAGAACACACAATGGTACCATAGTG------GGAGAAATAAAAAATT</text:p>
          </table:table-cell>
        </table:table-row>
        <table:table-row table:style-name="ro1">
          <table:table-cell office:value-type="string" calcext:value-type="string">
            <text:p>AATTGTAGCAATGCCAATACCAGCACCCATAGCAATAGCAGTAGCACCCAGAGCCCCAT---TAATGAAGAAATAAAAAACT</text:p>
          </table:table-cell>
        </table:table-row>
        <table:table-row table:style-name="ro1">
          <table:table-cell office:value-type="string" calcext:value-type="string">
            <text:p>TTAAACTGTAGCAAT------GCCAACACCAATAGCACCAATAGCACTAGCGCCCCTAGCATGGGCCCTGGAGAAATAAAAAACT</text:p>
          </table:table-cell>
        </table:table-row>
        <table:table-row table:style-name="ro1">
          <table:table-cell office:value-type="string" calcext:value-type="string">
            <text:p>TTAACCCCTCTCTGCGTCACTTTAAATTGTAGCAAT---GCCAACACCACTAACACCAATAGCACT------------------------GAAGAAATAAAAAACT</text:p>
          </table:table-cell>
        </table:table-row>
        <table:table-row table:style-name="ro1">
          <table:table-cell office:value-type="string" calcext:value-type="string">
            <text:p>TGTGTAAAACTAACCCCTCTCTGCGTCACTCTAAATTGTAGCGAAGTTAAAGATAACACC------------------------------------ACGAAAGAAATGAAAAACT</text:p>
          </table:table-cell>
        </table:table-row>
        <table:table-row table:style-name="ro1">
          <table:table-cell office:value-type="string" calcext:value-type="string">
            <text:p>ACTTTAAATTG------------------TAGCAATGCCAATGTAAGCAGCACCCCTAATGACGCTTTAAGCACACCCCCTGGAGAAATAAAAAACT</text:p>
          </table:table-cell>
        </table:table-row>
        <table:table-row table:style-name="ro1">
          <table:table-cell office:value-type="string" calcext:value-type="string">
            <text:p>CTCTGCGTCACTTTAAATTG------------------TACCAGCATCCATAGCAGTAGCAGTAGCACCAATAGCACCCTTGAAGAAATAAAAAACT</text:p>
          </table:table-cell>
        </table:table-row>
        <table:table-row table:style-name="ro1">
          <table:table-cell office:value-type="string" calcext:value-type="string">
            <text:p>TTAAATTGTAACAATGTCAATAGCACCAATAGCACTAGCACCCTTGGCAATAGCACAACCCTTGA------AGGAGTAACAAACT</text:p>
          </table:table-cell>
        </table:table-row>
        <table:table-row table:style-name="ro1">
          <table:table-cell office:value-type="string" calcext:value-type="string">
            <text:p>ACTTTAAGTTGCCATAACATCACCATCAAGGACAATAACACCAATGTAGATACTGAAA------------TGAAAGAAGAAATAAAAAATT</text:p>
          </table:table-cell>
        </table:table-row>
        <table:table-row table:style-name="ro1">
          <table:table-cell office:value-type="string" calcext:value-type="string">
            <text:p>AATACAACCAATGCTACCCTTGCAAATAATACCCCCAGCAATACAAGCAATTTCGACATGCAAGGAGAAATAAAAAACT</text:p>
          </table:table-cell>
        </table:table-row>
        <table:table-row table:style-name="ro1">
          <table:table-cell office:value-type="string" calcext:value-type="string">
            <text:p>GTTACTCTAAACTGT------------AGTAATACCAATAACACTGGGATTAACACTAGCACTTTGGGGAAAGGACAAGACATGAAAAACT</text:p>
          </table:table-cell>
        </table:table-row>
        <table:table-row table:style-name="ro1">
          <table:table-cell office:value-type="string" calcext:value-type="string">
            <text:p>GTTAACGACACACAAGGTAACTGCACAGAAAGTAATCTGACCAACAGCAGCACAGACGTGAGCACAGACATGAAAAACT</text:p>
          </table:table-cell>
        </table:table-row>
        <table:table-row table:style-name="ro1">
          <table:table-cell office:value-type="string" calcext:value-type="string">
            <text:p>ACTGTACTAATGTAAMTTRTAGTGGAAACAACACTTRTGCTAGCAATAGTAGCATAA--GCTACAGAAGAAATGAAAAACT</text:p>
          </table:table-cell>
        </table:table-row>
        <table:table-row table:style-name="ro1">
          <table:table-cell office:value-type="string" calcext:value-type="string">
            <text:p>ACTAATGTGAACTGTACTTGTAACAATACTACTTGCGATAGCAATAGCACTAAATGGGCTAATGAGGCTATGAAGAACT</text:p>
          </table:table-cell>
        </table:table-row>
        <table:table-row table:style-name="ro1">
          <table:table-cell office:value-type="string" calcext:value-type="string">
            <text:p>TGTGTAAAGCTAACCCCTCTCTGTGTTACTTTACACTGTTCTAATGTAACGKGTAATAATGCMACCAACAGT------------------------------------ACAAACT</text:p>
          </table:table-cell>
        </table:table-row>
        <table:table-row table:style-name="ro1">
          <table:table-cell office:value-type="string" calcext:value-type="string">
            <text:p>CTCTGTGTTACTTTAAAATGTAC---------AAACGCTACTAGTACCAACAGTAGCAACG---------TGGAGAACATAGGAGAAATAAAAAACT</text:p>
          </table:table-cell>
        </table:table-row>
        <table:table-row table:style-name="ro1">
          <table:table-cell office:value-type="string" calcext:value-type="string">
            <text:p>TGTACTAATGCTACTTTAACTAATGTTACTTTAAGTAATGCTAATGCAACTAGCAATAGC------------------ATTGAAGAAATAAAAAACT</text:p>
          </table:table-cell>
        </table:table-row>
        <table:table-row table:style-name="ro1">
          <table:table-cell office:value-type="string" calcext:value-type="string">
            <text:p>TTGACCCCACTCTGTGTCACTTTACATTGTACAAATGTTAGCAGTAGCAGTAATAGTACTGACACT---------------------------GAGATGAGAAATT</text:p>
          </table:table-cell>
        </table:table-row>
        <table:table-row table:style-name="ro1">
          <table:table-cell office:value-type="string" calcext:value-type="string">
            <text:p>AGTAAAAATGCTACCATTAGTAAAAATGCTACCATTAGTAAAAATGCTAACATTAGTAATAATGCTGACATGAAAAATT</text:p>
          </table:table-cell>
        </table:table-row>
        <table:table-row table:style-name="ro1">
          <table:table-cell office:value-type="string" calcext:value-type="string">
            <text:p>GTAAAGTTGACCCCACTCTGTGTCACTTTAAACTGTACAGAGGTTAGCAATAG---------------------------------GACAGAGGATAGCAACATGAGAAATT</text:p>
          </table:table-cell>
        </table:table-row>
        <table:table-row table:style-name="ro1">
          <table:table-cell office:value-type="string" calcext:value-type="string">
            <text:p>ACCCCACTCTGTGTCACTTTAGAATGTAC---------AAACGTTAGCAATAGCAATAATAAT---------------ACTGACACTGGGAACATGAGAAATT</text:p>
          </table:table-cell>
        </table:table-row>
        <table:table-row table:style-name="ro1">
          <table:table-cell office:value-type="string" calcext:value-type="string">
            <text:p>TTGACCCCACTCTGTGTCACTTTACATTGTAC---------AAATGTTAGCAGTACAAGTAATAGTACTG------------------ACACTGAGATGAGAAATT</text:p>
          </table:table-cell>
        </table:table-row>
        <table:table-row table:style-name="ro1">
          <table:table-cell office:value-type="string" calcext:value-type="string">
            <text:p>GTAAAGTTGACCCCACTCTGTGTCACTTTACATTGTACAAATGTTAGCAGTAGCAGTACTGACACT---------------------------------GAGATGAGAAATT</text:p>
          </table:table-cell>
        </table:table-row>
        <table:table-row table:style-name="ro1">
          <table:table-cell office:value-type="string" calcext:value-type="string">
            <text:p>TTCAACAATACTAACTCCAACAGTAACAGTACCTATAACAGAACCATAGATGGGGACATGAAAGGGGAAATAAAAAACT</text:p>
          </table:table-cell>
        </table:table-row>
        <table:table-row table:style-name="ro1">
          <table:table-cell office:value-type="string" calcext:value-type="string">
            <text:p>CCACTCTGTGTCACTTTAGAATGT---------AGAAATGTTAACAGTACCGGTTCCCACAATGAGAGCGTGA------------ATGGAATGAAAAATT</text:p>
          </table:table-cell>
        </table:table-row>
        <table:table-row table:style-name="ro1">
          <table:table-cell office:value-type="string" calcext:value-type="string">
            <text:p>TTAACCCCTCTCTGCGTCACTTTAAATTGTATC---------AATGCCACTGACATTGGCAATAATAGC------------------ACTGAAGAAATAAAAAACT</text:p>
          </table:table-cell>
        </table:table-row>
        <table:table-row table:style-name="ro1">
          <table:table-cell office:value-type="string" calcext:value-type="string">
            <text:p>GTTACTCCCCGCAATAATGCCAGGGGTA--------AGAATACTACTGCTTCTCTCTCCAGGACAGTGAGGGAGGAGATAAAAAATT</text:p>
          </table:table-cell>
        </table:table-row>
        <table:table-row table:style-name="ro1">
          <table:table-cell office:value-type="string" calcext:value-type="string">
            <text:p>GCTAATGT---CAATGCCACCAAGGCCRCCAATRGCACTCAAAATAGCACCCTGGAGGAAGAGCCAGGGGTAATAAAAAACT</text:p>
          </table:table-cell>
        </table:table-row>
        <table:table-row table:style-name="ro1">
          <table:table-cell office:value-type="string" calcext:value-type="string">
            <text:p>GTCACCAATGGCACTCAAAATAGCACCCGGGAGAAAAATAWTAGCACCCTGAAGGAAGAGAAAGGGGCAATATACAACT</text:p>
          </table:table-cell>
        </table:table-row>
        <table:table-row table:style-name="ro1">
          <table:table-cell office:value-type="string" calcext:value-type="string">
            <text:p>TTCAAGACCACCAATGACACTCAAAATGACAATAGCAGTCAAAGTACCCTAAGGGAAGAGTCAGGGGCAATAAAAAATT</text:p>
          </table:table-cell>
        </table:table-row>
        <table:table-row table:style-name="ro1">
          <table:table-cell office:value-type="string" calcext:value-type="string">
            <text:p>TTAAATTGTACT---------AATGTCAATGCCACCAATAGCACYCCCGATGGCACCCTGGAGGAARAGCCCGAGGCAATACAAAACT</text:p>
          </table:table-cell>
        </table:table-row>
        <table:table-row table:style-name="ro1">
          <table:table-cell office:value-type="string" calcext:value-type="string">
            <text:p>AATGGCACTCAAAATAGCACCCAGACCAATGGCACTCAAGAGAGCACCCTGAGGGAAGAGACAGGGGAAATAAAAAACT</text:p>
          </table:table-cell>
        </table:table-row>
        <table:table-row table:style-name="ro1">
          <table:table-cell office:value-type="string" calcext:value-type="string">
            <text:p>ACTTTAAAATGTACTAATGCCCCACCAAGGGCACTCACAATAGGCACCCTGGAGGAAGATT-----------TCGGGGCGATACAAAACT</text:p>
          </table:table-cell>
        </table:table-row>
        <table:table-row table:style-name="ro1">
          <table:table-cell office:value-type="string" calcext:value-type="string">
            <text:p>AGCACTCTGAATAATAGCACTCTGAATAATAGCACTCTGGATAGCATCCTGAAGGAAGAGACAGGGGCAATAAAAAACT</text:p>
          </table:table-cell>
        </table:table-row>
        <table:table-row table:style-name="ro1">
          <table:table-cell office:value-type="string" calcext:value-type="string">
            <text:p>AATGCCAATACCACCACCAATAACACCAATAACACTGGGRGTAGCACCCTGAAGGAAGAGCCAGAGGCAATACAAAACT</text:p>
          </table:table-cell>
        </table:table-row>
        <table:table-row table:style-name="ro1">
          <table:table-cell office:value-type="string" calcext:value-type="string">
            <text:p>GCCAMTGCCACCAAGGGAAATCAAACCAATGAAACTCATAATACC---ACCCTGAAGGAAGAGTCAGGGGCAATACAAAACT</text:p>
          </table:table-cell>
        </table:table-row>
        <table:table-row table:style-name="ro1">
          <table:table-cell office:value-type="string" calcext:value-type="string">
            <text:p>ACTTTACATTGTACT---------AATGTCACTGCCAATGATACTCAAAATAGCACCCTGAAGGAAGAGCCAGGGGCAATACAAAACT</text:p>
          </table:table-cell>
        </table:table-row>
        <table:table-row table:style-name="ro1">
          <table:table-cell office:value-type="string" calcext:value-type="string">
            <text:p>AATGTTACTACCACCAATGGCACCTCAAAGGGCACCCCAGATGGCACCCTGCGGGAAGAGGCAGGGGCAATACAAAACT</text:p>
          </table:table-cell>
        </table:table-row>
        <table:table-row table:style-name="ro1">
          <table:table-cell office:value-type="string" calcext:value-type="string">
            <text:p>AATTGCACTGACTCGAGGAATGAAACTAATACCACTATCAGTAACTGGGAAAAG---ATGGACATAAGTGAGATAAAAAACT</text:p>
          </table:table-cell>
        </table:table-row>
        <table:table-row table:style-name="ro1">
          <table:table-cell office:value-type="string" calcext:value-type="string">
            <text:p>AATACCACTGCCACCAATGGCACTCAAACCAATGACACTCAAAACAGCCTGAAGGAAGAGGTAGGGGCAGTAAAAAACT</text:p>
          </table:table-cell>
        </table:table-row>
        <table:table-row table:style-name="ro1">
          <table:table-cell office:value-type="string" calcext:value-type="string">
            <text:p>AAGGAGAATAATACTGGAACTAATATTACTGGAATCAATAATAYTGGTTGGGAAAACAT------GAAGGGAGAAATAAAAAACT</text:p>
          </table:table-cell>
        </table:table-row>
        <table:table-row table:style-name="ro1">
          <table:table-cell office:value-type="string" calcext:value-type="string">
            <text:p>GCTAATGT---CAATGCCACCAAGGCCRCCAATGGCACTCAAAATAGCACCCTGGAGGAAGAGCCAGGGGTAATAAAAAACT</text:p>
          </table:table-cell>
        </table:table-row>
        <table:table-row table:style-name="ro1">
          <table:table-cell office:value-type="string" calcext:value-type="string">
            <text:p>AACATTACTAATAATGTTACCACCAGTGGTGGTCACAATAGGACTGTGTGGTACGAGATGAGAGAAGAAATAAAAAACT</text:p>
          </table:table-cell>
        </table:table-row>
        <table:table-row table:style-name="ro1">
          <table:table-cell office:value-type="string" calcext:value-type="string">
            <text:p>ACTAGTGCTAATCTTACTAAGACCAATAATGATAGTTTGGGTAACTGCTCTATATATAGGGAGGGAGAAGTGAAAAACT</text:p>
          </table:table-cell>
        </table:table-row>
        <table:table-row table:style-name="ro1">
          <table:table-cell office:value-type="string" calcext:value-type="string">
            <text:p>ACTTTAAATTGTACTAATGCCAATGTCACTAGTAACATAAATAGCACC---------CTGAAGGAAGAGCCAGGGGCAATACAAAACT</text:p>
          </table:table-cell>
        </table:table-row>
        <table:table-row table:style-name="ro1">
          <table:table-cell office:value-type="string" calcext:value-type="string">
            <text:p>AGTTCGAACAATGCTAATATCACCAATAGTACCAATAGAGGTAGCTGGGAACCG---ATGGAGAAAGGAGAAATAAAAAATT</text:p>
          </table:table-cell>
        </table:table-row>
        <table:table-row table:style-name="ro1">
          <table:table-cell office:value-type="string" calcext:value-type="string">
            <text:p>ACTAACGATACTAGTGGTAACAATACTAGTGGTAACGCTACTAATGGTATCGGGGAAATGAAAGAAGAAATGAGAAATT</text:p>
          </table:table-cell>
        </table:table-row>
        <table:table-row table:style-name="ro1">
          <table:table-cell office:value-type="string" calcext:value-type="string">
            <text:p>ACTGATTACAAGAATGCCACTGCCACCAATGGCATTCAAGATAGCACCCTGAAGGAAGAGCCAGGTGCAATACAAAACT</text:p>
          </table:table-cell>
        </table:table-row>
        <table:table-row table:style-name="ro1">
          <table:table-cell office:value-type="string" calcext:value-type="string">
            <text:p>GTTACTTTAAATTGTAC------------TAATGCCWATAAGACCACYGAYRRCAGCACCCTGAAGGAAGATCCAGGGGAAATACAAAACT</text:p>
          </table:table-cell>
        </table:table-row>
        <table:table-row table:style-name="ro1">
          <table:table-cell office:value-type="string" calcext:value-type="string">
            <text:p>TGCACTGAATTGAAAAATGATAATACTACTATTAATAATAGTAGGGATTGGATTGAGATGAAGAAAGTAATGAAAAACT</text:p>
          </table:table-cell>
        </table:table-row>
        <table:table-row table:style-name="ro1">
          <table:table-cell office:value-type="string" calcext:value-type="string">
            <text:p>GCTGACGCTGTCATTAATGGCACTCAAAATGGCACCCCAGATGGGACCCTGAAGGAAGAGAAGGGGGCAATACAAAACT</text:p>
          </table:table-cell>
        </table:table-row>
        <table:table-row table:style-name="ro1">
          <table:table-cell office:value-type="string" calcext:value-type="string">
            <text:p>CTTAACACCACTAGGTTGAACAACAACAATAGTACCAAGAGAGACTGGGAAAAGATGGAGGAAGGAGAAATAAAAAATT</text:p>
          </table:table-cell>
        </table:table-row>
        <table:table-row table:style-name="ro1">
          <table:table-cell office:value-type="string" calcext:value-type="string">
            <text:p>ACTAATGCCACTAACACTAATGGCACCAATGGCACCCAAAATAGCACCCTGATGGAAGACCCAGGGGCAATACAAAACT</text:p>
          </table:table-cell>
        </table:table-row>
        <table:table-row table:style-name="ro1">
          <table:table-cell office:value-type="string" calcext:value-type="string">
            <text:p>GCCAATGCCACTAATGCCACTGCCACCAATGGCATTCAAAACAGCACCCTGAAGGAAGAGCCAGACGCAATACAAAACT</text:p>
          </table:table-cell>
        </table:table-row>
        <table:table-row table:style-name="ro1">
          <table:table-cell office:value-type="string" calcext:value-type="string">
            <text:p>AAAACCAATACCACTAGCACCAGCACCACCGCCCCGAAGGAAGATCCCCTGAAGGAAGATAYAGGGGCAATACAAAACT</text:p>
          </table:table-cell>
        </table:table-row>
        <table:table-row table:style-name="ro1">
          <table:table-cell office:value-type="string" calcext:value-type="string">
            <text:p>GATGCCAAAAATGCCACTAATGCCAATGCCACCACTGGCAACGGCATCCTGAAGGAAGAGACAGGGGCAATAAAAAACT</text:p>
          </table:table-cell>
        </table:table-row>
        <table:table-row table:style-name="ro1">
          <table:table-cell office:value-type="string" calcext:value-type="string">
            <text:p>GGCAGGCAAACTAATGCCACTGCCACCAGTCCCCAAGAGCATGGTACCCTGAAGGAAGAGCCAGATGCAATACAAAACT</text:p>
          </table:table-cell>
        </table:table-row>
        <table:table-row table:style-name="ro1">
          <table:table-cell office:value-type="string" calcext:value-type="string">
            <text:p>GTTACTTTAAATTGT------------AATGCCATTAATGCCACCAAGGGCAATAGCACCCTGGAGGAAGAGCCAGGGGCAATGCAAAACT</text:p>
          </table:table-cell>
        </table:table-row>
        <table:table-row table:style-name="ro1">
          <table:table-cell office:value-type="string" calcext:value-type="string">
            <text:p>AATGGTACTCAAAATAGYRCCCGCWCTACCSCCACTCAAAGTAGCACCCTGAAGGAAGAACCMGGGGTAATACAAAACT</text:p>
          </table:table-cell>
        </table:table-row>
        <table:table-row table:style-name="ro1">
          <table:table-cell office:value-type="string" calcext:value-type="string">
            <text:p>ACTGCCACCAATAATGCCACTGCCACCAATAACACTCAAAACAGCGACCTGAAGGAAGATCCAGGGGCAATACAAAACT</text:p>
          </table:table-cell>
        </table:table-row>
        <table:table-row table:style-name="ro1">
          <table:table-cell office:value-type="string" calcext:value-type="string">
            <text:p>GCCACTACCACTAGTGGCACTCAAAGTAGCACCCCTCAATATAGCACCCTAAAGGAAGAGACAGGGGCAATACAAAACT</text:p>
          </table:table-cell>
        </table:table-row>
        <table:table-row table:style-name="ro1">
          <table:table-cell office:value-type="string" calcext:value-type="string">
            <text:p>GATTTGAAGAATAGTACTAATACCAGTAGTACTAATACCACTAGCTGGGGAGGGATAGT---CAGAGGAGAGATAAAAAACT</text:p>
          </table:table-cell>
        </table:table-row>
        <table:table-row table:style-name="ro1">
          <table:table-cell office:value-type="string" calcext:value-type="string">
            <text:p>CAAAATGACACCACTAGCCAAAATAGCACCCTGAAGGAAAATAGCACCCTGAAGGAAGACCCAGGGGAAATACAAGACT</text:p>
          </table:table-cell>
        </table:table-row>
        <table:table-row table:style-name="ro1">
          <table:table-cell office:value-type="string" calcext:value-type="string">
            <text:p>TCGGCCAATGTCACTGGCAAGAACATAACCACTGACACAACCAAAGTCATAGGAAATATAACAGATGAAGTAAAAAATT</text:p>
          </table:table-cell>
        </table:table-row>
        <table:table-row table:style-name="ro1">
          <table:table-cell office:value-type="string" calcext:value-type="string">
            <text:p>TCGGTCAATGTCGTCAATGACACGGCCCCCCTTAACAAAACCAATGGCATAGGAAAAATAACAGAG------GAAATAAAAAACT</text:p>
          </table:table-cell>
        </table:table-row>
        <table:table-row table:style-name="ro1">
          <table:table-cell office:value-type="string" calcext:value-type="string">
            <text:p>TGTAATAAGGTCCAAGTCATTAATTTCACTGTCGAGAACACAACTAAGATAGGAAATATAACAGATGAAATAAGTAACT</text:p>
          </table:table-cell>
        </table:table-row>
        <table:table-row table:style-name="ro1">
          <table:table-cell office:value-type="string" calcext:value-type="string">
            <text:p>TGTAGTAAGGTTAATGTCACGACTAATGCTAATTCCACGAGTGACAACACCACAGAGGCCAGGGAACAAATGACAAACT</text:p>
          </table:table-cell>
        </table:table-row>
        <table:table-row table:style-name="ro1">
          <table:table-cell office:value-type="string" calcext:value-type="string">
            <text:p>TTAAACTGCAGTGCCCC------TAATGTCACCACCATTAATGGCACCACCATTAATAGCACTGGGGGCCCAGAAATGAAAAACT</text:p>
          </table:table-cell>
        </table:table-row>
        <table:table-row table:style-name="ro1">
          <table:table-cell office:value-type="string" calcext:value-type="string">
            <text:p>GTAAAGTTAACCCCTCTCTGTGTTACTTTAAATTG------------------TGTAAATGTCAACAGC---------------ACAGAAAACATGGAAGAAATGAAAAACT</text:p>
          </table:table-cell>
        </table:table-row>
        <table:table-row table:style-name="ro1">
          <table:table-cell office:value-type="string" calcext:value-type="string">
            <text:p>CTCTGCGTTACTTTAAACTGTAGCCATAAGGTCATCAATCAGGTCAACAATAACAATAGTG------------------ACATTGACATGAAAAACT</text:p>
          </table:table-cell>
        </table:table-row>
        <table:table-row table:style-name="ro1">
          <table:table-cell office:value-type="string" calcext:value-type="string">
            <text:p>TGTGTTACTTTAAACTGTACAGAT---GCGGGTGCTACTAATGCTACTAATGCT------------ACTATTACACCTGAAGAAATAAAAAATT</text:p>
          </table:table-cell>
        </table:table-row>
        <table:table-row table:style-name="ro1">
          <table:table-cell office:value-type="string" calcext:value-type="string">
            <text:p>ATAAATACCACTAGTAATACAACAATTGGCCCAACACCACTTGCCAGTAGTCCTAGTGAGGACACAAGA-ATGAAAAACT</text:p>
          </table:table-cell>
        </table:table-row>
        <table:table-row table:style-name="ro1">
          <table:table-cell office:value-type="string" calcext:value-type="string">
            <text:p>ACCCCACTCTGTGTCACTTTAAACTGCAC------------AAATATCAATGCCACTATAAGTAATGCCACTATG------------GGAGAAATGAAAAACT</text:p>
          </table:table-cell>
        </table:table-row>
        <table:table-row table:style-name="ro1">
          <table:table-cell office:value-type="string" calcext:value-type="string">
            <text:p>TGTGTTACGTTAAATTGTACCGATGTGGAAATCAATTCCACTATCGCCGGTGGTGAC---------------ATGAAGGGAGAAATAAAAAACT</text:p>
          </table:table-cell>
        </table:table-row>
        <table:table-row table:style-name="ro1">
          <table:table-cell office:value-type="string" calcext:value-type="string">
            <text:p>TTAAACTGTACTAATGTGAATAGTACTACCAACAATACTGAGAATAGTAACATCAACAATAATAGTGAA-------ATGAAAAACT</text:p>
          </table:table-cell>
        </table:table-row>
        <table:table-row table:style-name="ro1">
          <table:table-cell office:value-type="string" calcext:value-type="string">
            <text:p>TTAAACTGTACTAATGTGA------STAGTACTACCAACAATACTGRGAATAGTAMCATCAACAATAATAGTGAAATGAAAAACT</text:p>
          </table:table-cell>
        </table:table-row>
        <table:table-row table:style-name="ro1">
          <table:table-cell office:value-type="string" calcext:value-type="string">
            <text:p>GTTACTTTAAATTGT---------AGGAATGCTAACATTACTGATATTACTACCGTAGATAAGCCCATAGTG---GGAGATATACAAAATT</text:p>
          </table:table-cell>
        </table:table-row>
        <table:table-row table:style-name="ro1">
          <table:table-cell office:value-type="string" calcext:value-type="string">
            <text:p>TGTGTAAAATTAACCCCACTCTGTGTCACTTTAAATTGCACTGATAATAAAAATCTCACT------------------------------------GCGGCAGGAATGACAAACT</text:p>
          </table:table-cell>
        </table:table-row>
        <table:table-row table:style-name="ro1">
          <table:table-cell office:value-type="string" calcext:value-type="string">
            <text:p>AGTACCTCAAAAGATAGGAGATGTAATACTACTAGGAATGATAATGCTACTGTTAACAATGATACAGAACTGACAAACT</text:p>
          </table:table-cell>
        </table:table-row>
        <table:table-row table:style-name="ro1">
          <table:table-cell office:value-type="string" calcext:value-type="string">
            <text:p>ACTTTAAACTGTACCAGTGTTACTAATGGTACCTA---CAATAATACCATAGAGGGAGCCAT------GCAGGGAGAAATAAAAAATT</text:p>
          </table:table-cell>
        </table:table-row>
        <table:table-row table:style-name="ro1">
          <table:table-cell office:value-type="string" calcext:value-type="string">
            <text:p>TGTGTAACTTTAAACTGTACTGATAGAATAGGGACCAATAACACCATAGGGACCAATAACACCAT---------------AGGAATAAAAAATT</text:p>
          </table:table-cell>
        </table:table-row>
        <table:table-row table:style-name="ro1">
          <table:table-cell office:value-type="string" calcext:value-type="string">
            <text:p>GTCACTGTCAAAAATAATACCACTGCCAACAATAGTGTCACTGCCAACATCACAGATGACAGGGAAGACTTAAAGAACT</text:p>
          </table:table-cell>
        </table:table-row>
        <table:table-row table:style-name="ro1">
          <table:table-cell office:value-type="string" calcext:value-type="string">
            <text:p>ACTAATAATAATGTGACTAATAAT--------GGGAATAATACTGCTCCTCTCTACAATAATACCATGAGGGAAGAAATAAAAAATT</text:p>
          </table:table-cell>
        </table:table-row>
        <table:table-row table:style-name="ro1">
          <table:table-cell office:value-type="string" calcext:value-type="string">
            <text:p>TTGCATTGTACCAATGT---CAGTAGCACACAGACCAATAGCACAAAGGCCAATGTCACAA---GTATGGAAGAAATGAAAAACT</text:p>
          </table:table-cell>
        </table:table-row>
        <table:table-row table:style-name="ro1">
          <table:table-cell office:value-type="string" calcext:value-type="string">
            <text:p>AAATTAACCCCACTCTGTGTCACTTTAAACTGCAGTGAATGGCAGAATGCAAGTGCCACTGACA------------------------------TAGGAATGAAAAACT</text:p>
          </table:table-cell>
        </table:table-row>
        <table:table-row table:style-name="ro1">
          <table:table-cell office:value-type="string" calcext:value-type="string">
            <text:p>GTCACTTTAGAATGTTCTCACGATGTTATAGTTAATGGGACAGTTTACCATGGT------------------ACGGATAAAGAAGAACTAAAAAACT</text:p>
          </table:table-cell>
        </table:table-row>
        <table:table-row table:style-name="ro1">
          <table:table-cell office:value-type="string" calcext:value-type="string">
            <text:p>AACATAAACAGCACTAAGAGCAACAATACTAGCACTGAGAGCAACAATACTAGCCTAGAAGGAGAGGAAATGAAAAACT</text:p>
          </table:table-cell>
        </table:table-row>
        <table:table-row table:style-name="ro1">
          <table:table-cell office:value-type="string" calcext:value-type="string">
            <text:p>TGCGTTACTTTAAATTGTGGCAATGTCAATAATGTCACCAATAATGTTACTGATGA---------------AATGAAAGAAGAACTAAAAAACT</text:p>
          </table:table-cell>
        </table:table-row>
        <table:table-row table:style-name="ro1">
          <table:table-cell office:value-type="string" calcext:value-type="string">
            <text:p>GGGAAAGGGAATAATAACAATGGGACAGTGAATGCCACTGCAGGAAATATCACTGCTGAAGATTTAGGAATGAAAAACT</text:p>
          </table:table-cell>
        </table:table-row>
        <table:table-row table:style-name="ro1">
          <table:table-cell office:value-type="string" calcext:value-type="string">
            <text:p>CATAATGTTAATGTCACCAATGCCACTATCACCAACAATGCCAGTATCACTAATGATA----TGGARGGAGAAATAAAAAACT</text:p>
          </table:table-cell>
        </table:table-row>
        <table:table-row table:style-name="ro1">
          <table:table-cell office:value-type="string" calcext:value-type="string">
            <text:p>CAT---AAGGTTAAGACTTTAAACTGTAGTAAGATTGAGACAAACTGTACGGTTGAGGCTAATTCTACAGAAATGAGGAACT</text:p>
          </table:table-cell>
        </table:table-row>
        <table:table-row table:style-name="ro1">
          <table:table-cell office:value-type="string" calcext:value-type="string">
            <text:p>AGCGATATTGACAACAATAGAAACAATAGCACTGTCACCAATAGCACTGTCACCAATAGCACTGCTGACATGAAAAACT</text:p>
          </table:table-cell>
        </table:table-row>
        <table:table-row table:style-name="ro1">
          <table:table-cell office:value-type="string" calcext:value-type="string">
            <text:p>CCACTCTGTGTCACTTTAAACTGCTCTAAT------AATGGCACTACTGCCAATATAACTGATAGTGGCAT---------------AGAAATAAAAAACT</text:p>
          </table:table-cell>
        </table:table-row>
        <table:table-row table:style-name="ro1">
          <table:table-cell office:value-type="string" calcext:value-type="string">
            <text:p>ACCACTAGTAATGCCAATACCACTGGTAATGCCAATAGTACGACTCCTGCCCCTAGTGATGAGATAGGAG-TAAAAAACT</text:p>
          </table:table-cell>
        </table:table-row>
        <table:table-row table:style-name="ro1">
          <table:table-cell office:value-type="string" calcext:value-type="string">
            <text:p>ACTAGTAATGTTACTGCCAATAATGCCACTAACAGCGGGAACATAACTAACATGGGGAACAGGGAGGAGATGAAAAACT</text:p>
          </table:table-cell>
        </table:table-row>
        <table:table-row table:style-name="ro1">
          <table:table-cell office:value-type="string" calcext:value-type="string">
            <text:p>ACGGTCACCAATGTCAGTGTCACCAATAATAATGTGACCAATGGCAACATTGGCAATATAAC---------TGAAGACTTAAGAAACT</text:p>
          </table:table-cell>
        </table:table-row>
        <table:table-row table:style-name="ro1">
          <table:table-cell office:value-type="string" calcext:value-type="string">
            <text:p>ACCAATGTCACTATCACTACCAATGCCACTGACAGTAAC-----AATGCCAGTCTCCAAGACATGGCAAAAGAAATGACAAACT</text:p>
          </table:table-cell>
        </table:table-row>
        <table:table-row table:style-name="ro1">
          <table:table-cell office:value-type="string" calcext:value-type="string">
            <text:p>TTAACCCCTCTCTGCGTCACTTTAGAATGTAGTGAACCCACAATTAATAGCACTGACAACAGCA---------------------------AAGAAA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CATATAATA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AACCCCTCTCTGCGTCACTTTAGAATGC---------------CATAACATCACAAACAACAACACTGGAATA------------AAGGAAGAAATGAGAAACT</text:p>
          </table:table-cell>
        </table:table-row>
        <table:table-row table:style-name="ro1">
          <table:table-cell office:value-type="string" calcext:value-type="string">
            <text:p>TTAACCCCTCTCTGTGTCACTTTAAATTGTAATGACAT---------CACAAACAGAAACGGCAGTGCTG------------------TTGAAGAGATGAGAAACT</text:p>
          </table:table-cell>
        </table:table-row>
        <table:table-row table:style-name="ro1">
          <table:table-cell office:value-type="string" calcext:value-type="string">
            <text:p>GCACAASCAAYAGTASTGCCTTCAAAYAGTACTGCCAGCACAAACAACATCACAGCAGGGGGCGTGGACATGAGAAACT</text:p>
          </table:table-cell>
        </table:table-row>
        <table:table-row table:style-name="ro1">
          <table:table-cell office:value-type="string" calcext:value-type="string">
            <text:p>CTAAACTGTACAGACCCAGCCAATCATACAGACACAACCAATAATACCAGTA----TACAACCTAGTCAGCCCAG--TGCAAACT</text:p>
          </table:table-cell>
        </table:table-row>
        <table:table-row table:style-name="ro1">
          <table:table-cell office:value-type="string" calcext:value-type="string">
            <text:p>ACCCCACTCTGTGTCACTTTAAACTG------------------TACAAATGCTAACA--------GGACAACTGACAATGAAGCCCACGGTGAGATACAAAATT</text:p>
          </table:table-cell>
        </table:table-row>
        <table:table-row table:style-name="ro1">
          <table:table-cell office:value-type="string" calcext:value-type="string">
            <text:p>ACTGTTAGCAATAGTACTGCTAGCATTAATGGCACCCAAGATGATACCTCATATGAGGACTACAAGGAAATAAAAAATT</text:p>
          </table:table-cell>
        </table:table-row>
        <table:table-row table:style-name="ro1">
          <table:table-cell office:value-type="string" calcext:value-type="string">
            <text:p>AATGGCACTAGTAATGGTACCTATAATGG--TACCTATAATGGTGCCTACAATGAGACCTACAAGGAGGAAATAAAAAATT</text:p>
          </table:table-cell>
        </table:table-row>
        <table:table-row table:style-name="ro1">
          <table:table-cell office:value-type="string" calcext:value-type="string">
            <text:p>ACTGGTAATAACACTACTGGTAGTACTACTCCTCCTACTCCTACTGCTGCTGCTGAGGCAAGAAGAAAAAAGACAATCA</text:p>
          </table:table-cell>
        </table:table-row>
        <table:table-row table:style-name="ro1">
          <table:table-cell office:value-type="string" calcext:value-type="string">
            <text:p>ATTACTAGGAATATTACTAAGAATAATACAGATGGGAATGGGAATGGTACAGCCAAGAATGATGATTTGATGACAAACT</text:p>
          </table:table-cell>
        </table:table-row>
        <table:table-row table:style-name="ro1">
          <table:table-cell office:value-type="string" calcext:value-type="string">
            <text:p>ACTTTAAATTGTAGTGACTTTGTCAGCAA---TAGCACCAATAGCACCATCCCCAATGAAAT------GAAAGGAGAAATAAAAAATT</text:p>
          </table:table-cell>
        </table:table-row>
        <table:table-row table:style-name="ro1">
          <table:table-cell office:value-type="string" calcext:value-type="string">
            <text:p>AATTGTATAGACT---ATGTCAACAATAGCACCAATAGCACCACCAATAACTCCACTGAAATGAAAGGAGAAATAAAAAATT</text:p>
          </table:table-cell>
        </table:table-row>
        <table:table-row table:style-name="ro1">
          <table:table-cell office:value-type="string" calcext:value-type="string">
            <text:p>GTGAGGAACAATGCTAGTGTGGGGAACAGTAATAACACAGTGAATAGGACTATCAGTGAACAGGTAGAAATGAAAAACT</text:p>
          </table:table-cell>
        </table:table-row>
        <table:table-row table:style-name="ro1">
          <table:table-cell office:value-type="string" calcext:value-type="string">
            <text:p>GTAAATTCCACTGAGGCAAGATGCAATAACGCTACTAGCGCTAACAACACTGTGGTGGACAGCCGAGAAATGAAAAACT</text:p>
          </table:table-cell>
        </table:table-row>
        <table:table-row table:style-name="ro1">
          <table:table-cell office:value-type="string" calcext:value-type="string">
            <text:p>AACCCCTCTCTGCGTCACCTTGGATTGCCATAATATCACCAACYAMACATCTGACGYTYATAG-------------------------GGGACAGTGAAAAACT</text:p>
          </table:table-cell>
        </table:table-row>
        <table:table-row table:style-name="ro1">
          <table:table-cell office:value-type="string" calcext:value-type="string">
            <text:p>AACTGTACTGATGTAAATACAACAAGGATTCATGACAGTACCAATACCAGTATCCACACGAC------------AGAGGAACTAAAAAATT</text:p>
          </table:table-cell>
        </table:table-row>
        <table:table-row table:style-name="ro1">
          <table:table-cell office:value-type="string" calcext:value-type="string">
            <text:p>TGTACAAATATAACCAAGAGTAATTCCAACACCACTG--AGTCACCCCCCATTGAAGATCCA-AGGAGAGAGATGACAAACT</text:p>
          </table:table-cell>
        </table:table-row>
        <table:table-row table:style-name="ro1">
          <table:table-cell office:value-type="string" calcext:value-type="string">
            <text:p>TGTACAAATATAAATGCCACTATTTCCAACACCACTGTTTACAACATTTCTGAAGAAGCAAGGAGAGAGTTGACAAACT</text:p>
          </table:table-cell>
        </table:table-row>
        <table:table-row table:style-name="ro1">
          <table:table-cell office:value-type="string" calcext:value-type="string">
            <text:p>AGTCTATGGGACCAAAGCCTAAAGCCATGTGTAAAGTTAACCCCTCTCTGCGTTACTTTAGATTGC---------------------------------------------------------------CACATGAAAAACT</text:p>
          </table:table-cell>
        </table:table-row>
        <table:table-row table:style-name="ro1">
          <table:table-cell office:value-type="string" calcext:value-type="string">
            <text:p>TGCCATAATGTCAGTAGCAACGGCACAACCAGCAATAACACAGCTGAAGCTGCTGAAGCTCGAGGGGAATTGAAAAACT</text:p>
          </table:table-cell>
        </table:table-row>
        <table:table-row table:style-name="ro1">
          <table:table-cell office:value-type="string" calcext:value-type="string">
            <text:p>CTCTGCGTTACTTTGAATTGCACCAAT----------------ATCTATACACTTCTRGCTCAAGA--GATAATAAGTAATGAGGAAATAAGAAACT</text:p>
          </table:table-cell>
        </table:table-row>
        <table:table-row table:style-name="ro1">
          <table:table-cell office:value-type="string" calcext:value-type="string">
            <text:p>CATAATGTCAATGTCATCAACAACAGCACCCGCAACAACCCAGCTGAAGCTAATGAAACTCTAGCGGAAATGAGAAACT</text:p>
          </table:table-cell>
        </table:table-row>
        <table:table-row table:style-name="ro1">
          <table:table-cell office:value-type="string" calcext:value-type="string">
            <text:p>AATTGCACTCAT------AATATCACTGACATAAAGCACCACCCAAATGGAAACATATCTGTAGCTCAAGAGGAAATAAGAAACT</text:p>
          </table:table-cell>
        </table:table-row>
        <table:table-row table:style-name="ro1">
          <table:table-cell office:value-type="string" calcext:value-type="string">
            <text:p>AGCACTCACAATTGCACTGTGGAGAATCGCACCAACACTCACAATGACACTGCGGA---------TGACAGAGAGGAAATAAAAAACT</text:p>
          </table:table-cell>
        </table:table-row>
        <table:table-row table:style-name="ro1">
          <table:table-cell office:value-type="string" calcext:value-type="string">
            <text:p>ACAAAGGCAAATTTAACAAATGCAAATTTAACTAAGACTGGAAATATAAATTTAAATAGTAGTATT------------------------GAGGTAAAAAACT</text:p>
          </table:table-cell>
        </table:table-row>
        <table:table-row table:style-name="ro1">
          <table:table-cell office:value-type="string" calcext:value-type="string">
            <text:p>TTGAACTGCAGTAATGCTAACATCACTAGAAGTAATGTTAATGCCAGCACTCTTAGT---------------ATGCAGGGAGAAATAAAAAATT</text:p>
          </table:table-cell>
        </table:table-row>
        <table:table-row table:style-name="ro1">
          <table:table-cell office:value-type="string" calcext:value-type="string">
            <text:p>GTGAACAGCCGTAACGATAGCCGTAGCAACGTGACCGTGCAGCCGGTGGCGTATAAC-GAAAGCGTGGAACTGAAAAACT</text:p>
          </table:table-cell>
        </table:table-row>
        <table:table-row table:style-name="ro1">
          <table:table-cell office:value-type="string" calcext:value-type="string">
            <text:p>GCTAATTTTACTTCCAAGGATGATCCTACCAAGGCTAATTCTACTCCTACCCAGGGTGATGACAAT----------GATATGAGAAACT</text:p>
          </table:table-cell>
        </table:table-row>
        <table:table-row table:style-name="ro1">
          <table:table-cell office:value-type="string" calcext:value-type="string">
            <text:p>AGAACCTGTGGTAATGATACTAATGTAAATGGAAACTATAGTAGCAATACTGCAGATTGCAAAGAAGAAATAAAAAACT</text:p>
          </table:table-cell>
        </table:table-row>
        <table:table-row table:style-name="ro1">
          <table:table-cell office:value-type="string" calcext:value-type="string">
            <text:p>ACTTTAAATTGTACTAATGCAACGGTAAGTAATACTGGGTGCACTAATAATAATTGTACTGTTA------------GTGAGATGAAAGAGT</text:p>
          </table:table-cell>
        </table:table-row>
        <table:table-row table:style-name="ro1">
          <table:table-cell office:value-type="string" calcext:value-type="string">
            <text:p>GATATCAGAAATGCCACTAGCAGCAACGACACTGTCAGCAACGCCACTGTCAGTCCAGCAACAAAGGAACTAACAAATT</text:p>
          </table:table-cell>
        </table:table-row>
        <table:table-row table:style-name="ro1">
          <table:table-cell office:value-type="string" calcext:value-type="string">
            <text:p>GTAAAGTTGACCCCACTCTGTGTCACTTTAGAATG---------------TGGAAATGTTACCTACAATAGTACC------------------CACAATGAAATGAAAAATT</text:p>
          </table:table-cell>
        </table:table-row>
        <table:table-row table:style-name="ro1">
          <table:table-cell office:value-type="string" calcext:value-type="string">
            <text:p>CCACTCTGTGTCACTTTAAAATGTAGCAATGT---------------TACCAATAATGGTACCTACAAGGGGGCCGACCA----------GGAAATAAAAAATT</text:p>
          </table:table-cell>
        </table:table-row>
        <table:table-row table:style-name="ro1">
          <table:table-cell office:value-type="string" calcext:value-type="string">
            <text:p>CTCTGTGTCACTTTAGATTGTAGAAATGTAACTGCTGCATACCATGGTACCTACAATGGTACCCAG---------------------GAAATGAAAAATT</text:p>
          </table:table-cell>
        </table:table-row>
        <table:table-row table:style-name="ro1">
          <table:table-cell office:value-type="string" calcext:value-type="string">
            <text:p>ACTAATAACTCCTCCAGGGTTAATAACAGCACCGACAGCACCAACACCAGCAAAACCAATCCATTAGAATTATTTCAGT</text:p>
          </table:table-cell>
        </table:table-row>
        <table:table-row table:style-name="ro1">
          <table:table-cell office:value-type="string" calcext:value-type="string">
            <text:p>AGTGAATGCCACAAGCAGGCTAAATGTAATAACCCCTCTGAGAATAGAACCGCCGCCAATCCATTAGAGCTATTTAAGT</text:p>
          </table:table-cell>
        </table:table-row>
        <table:table-row table:style-name="ro1">
          <table:table-cell office:value-type="string" calcext:value-type="string">
            <text:p>AATGTATCTACTAAT----GTAACAAATGTGACAGCACAAAATGTAAATGAGACAGCACAAAATGTAAATGAGATAAAAAACT</text:p>
          </table:table-cell>
        </table:table-row>
        <table:table-row table:style-name="ro1">
          <table:table-cell office:value-type="string" calcext:value-type="string">
            <text:p>ACCAATGCCTCTAACCCCAATGCCACTAACACCACCCAAGCCAATGTCACGCATGGCATGGCAGAAGAAATGAAAAACT</text:p>
          </table:table-cell>
        </table:table-row>
        <table:table-row table:style-name="ro1">
          <table:table-cell office:value-type="string" calcext:value-type="string">
            <text:p>AAGGTCACAATCAATAACAGTACCACCCACAACACCGCCCCAAACAACAACAACACGATAGAAAAAGAAATGAGAAACT</text:p>
          </table:table-cell>
        </table:table-row>
        <table:table-row table:style-name="ro1">
          <table:table-cell office:value-type="string" calcext:value-type="string">
            <text:p>AACAGCAACATATCTAACAGCAACAGCAATATATCTAGCAGCAGCAATATATCTAAAGAATGGCAAGAAATAAAAAACT</text:p>
          </table:table-cell>
        </table:table-row>
        <table:table-row table:style-name="ro1">
          <table:table-cell office:value-type="string" calcext:value-type="string">
            <text:p>AATAGCAACACCTCTACCAATAACAACACCTTTGCCAGCAGAACTATAGCTGATGATATGAAAGGGGAGATAAAAAACT</text:p>
          </table:table-cell>
        </table:table-row>
        <table:table-row table:style-name="ro1">
          <table:table-cell office:value-type="string" calcext:value-type="string">
            <text:p>TTAGAGTGTGCTTAC------AACATCACTAACAATAGCACTAGCAACAACATAACTGCTGAAGTACGAGAGGAAATAAAAAATT</text:p>
          </table:table-cell>
        </table:table-row>
        <table:table-row table:style-name="ro1">
          <table:table-cell office:value-type="string" calcext:value-type="string">
            <text:p>CCTCTCTGTGTTACTTTAAACTGTAGCCACAACATCAACAACTCCTACCCCAACAACACC---------------------TTAGGAGAAATGAGAAATT</text:p>
          </table:table-cell>
        </table:table-row>
        <table:table-row table:style-name="ro1">
          <table:table-cell office:value-type="string" calcext:value-type="string">
            <text:p>ACTTCATCAGTGAACAGCACCAATTCATCAGTGAGCACCAATAGCACTAGCGAG---------CTAGAGGCGGCAGGGATGCAAAACT</text:p>
          </table:table-cell>
        </table:table-row>
        <table:table-row table:style-name="ro1">
          <table:table-cell office:value-type="string" calcext:value-type="string">
            <text:p>ACTTTAAACTGCAATGATCAAGTGAGGAACAGCGAAGGGAGTACCCAAAACATTAACCAGACAGTG---------------GATATGAAAAACT</text:p>
          </table:table-cell>
        </table:table-row>
        <table:table-row table:style-name="ro1">
          <table:table-cell office:value-type="string" calcext:value-type="string">
            <text:p>TTAACCCCACTCTGTGTCACTTTAAACTGCACAGAATTCAAGAACAATAGCCA---------------------------GCTAGGAGAGGATAAAATGAAAAACT</text:p>
          </table:table-cell>
        </table:table-row>
        <table:table-row table:style-name="ro1">
          <table:table-cell office:value-type="string" calcext:value-type="string">
            <text:p>TTAGATTGTATCGCCTATAACGAAAGTAGCCTTAACAACAGTAGCCCTAACGACAGCATCACAA---------GTGAGGTGAAAGACT</text:p>
          </table:table-cell>
        </table:table-row>
        <table:table-row table:style-name="ro1">
          <table:table-cell office:value-type="string" calcext:value-type="string">
            <text:p>ACTTTAAACTGTACTAAGATAGCTCACAATAGCACTATGAATAGCACT---------ATGAATAATGCCACAGAAGAAATGACAAACT</text:p>
          </table:table-cell>
        </table:table-row>
        <table:table-row table:style-name="ro1">
          <table:table-cell office:value-type="string" calcext:value-type="string">
            <text:p>GAGTGCTCCAAC-------AGCATATTGGTATACAACAAATCTAACTCTGAACCTACAACTTACAACATAACTGAAATGAGGAACT</text:p>
          </table:table-cell>
        </table:table-row>
        <table:table-row table:style-name="ro1">
          <table:table-cell office:value-type="string" calcext:value-type="string">
            <text:p>ACCATAATAACCAATACCACAATGAACAATGATACACTAGACTATAATAAGACTATGAACTATGAGGAAATGACAAACT</text:p>
          </table:table-cell>
        </table:table-row>
        <table:table-row table:style-name="ro1">
          <table:table-cell office:value-type="string" calcext:value-type="string">
            <text:p>TGTAGTAACATCACCAGTAACAGCAGCAGTACCAATAACAGCAGCCTAGACACATTGGCTGCAGACGAAGTAAAAAACT</text:p>
          </table:table-cell>
        </table:table-row>
        <table:table-row table:style-name="ro1">
          <table:table-cell office:value-type="string" calcext:value-type="string">
            <text:p>TTAAACTGTAATAACATCACCAGTAACAACAGTACTAGTAACAGCAGCCTAGACTTGGCTGCAGACGAAG------TAAGAAATT</text:p>
          </table:table-cell>
        </table:table-row>
        <table:table-row table:style-name="ro1">
          <table:table-cell office:value-type="string" calcext:value-type="string">
            <text:p>CTCTGCGTTACTCTAAATTG------------------TACCAATGTCAACAGTACGAGGGTCGTCAACATCACAGACAAGGAAGAAATAAAAAACT</text:p>
          </table:table-cell>
        </table:table-row>
        <table:table-row table:style-name="ro1">
          <table:table-cell office:value-type="string" calcext:value-type="string">
            <text:p>TGTAGTAACATCACCAGTAACAGCAGCAGGACCAATAACAGCAGCCTAGATAACTTGGCTGCAGACGAAGTAAAAAACT</text:p>
          </table:table-cell>
        </table:table-row>
        <table:table-row table:style-name="ro1">
          <table:table-cell office:value-type="string" calcext:value-type="string">
            <text:p>TGTACAATGCCAATACCAAATAGCAATTCCACTAAAGCCACTAGCAACCCCCTGAGGAAGATCAAGGAGCAACAAAACT</text:p>
          </table:table-cell>
        </table:table-row>
        <table:table-row table:style-name="ro1">
          <table:table-cell office:value-type="string" calcext:value-type="string">
            <text:p>ACTAGCAAGAACATCAGTGCCACCCCCACTAGCAACCCCAATGACACCCTGAAGGAAGAGCAAGGGGCAATACAAAACT</text:p>
          </table:table-cell>
        </table:table-row>
        <table:table-row table:style-name="ro1">
          <table:table-cell office:value-type="string" calcext:value-type="string">
            <text:p>TCCAATGCTMAGTTGAATGRCACAACCAATGYMAAYAAWACATWTWACATAGGAAATATAACAGATGAAG------TAAGAAATT</text:p>
          </table:table-cell>
        </table:table-row>
        <table:table-row table:style-name="ro1">
          <table:table-cell office:value-type="string" calcext:value-type="string">
            <text:p>AATTTGASTAMTTTGAATAACACAACCGAGGTCAACAACACCTATAATATAGGAAATATAACAGATGAAG------TAAAAAATT</text:p>
          </table:table-cell>
        </table:table-row>
        <table:table-row table:style-name="ro1">
          <table:table-cell office:value-type="string" calcext:value-type="string">
            <text:p>AATAGTAACACCACCAATAACACCGCCAACAGTACCACCCCTACCCCTACAGTAAACATGACAAATGAAATAAAAAACT</text:p>
          </table:table-cell>
        </table:table-row>
        <table:table-row table:style-name="ro1">
          <table:table-cell office:value-type="string" calcext:value-type="string">
            <text:p>ATTATTAGTAATGCTATCACTAGTACTACCAGTAGTAGTACTACCATAAATAAAGAAATAAAGGAAGAAGTAAAAAATT</text:p>
          </table:table-cell>
        </table:table-row>
        <table:table-row table:style-name="ro1">
          <table:table-cell office:value-type="string" calcext:value-type="string">
            <text:p>CAT---AAGGTTAAGACTTTAAACTGTAGTAAGATTGAGACAAACTGTACGGTTGAGGCTAATTCTACAGAAATGAGGAACT</text:p>
          </table:table-cell>
        </table:table-row>
        <table:table-row table:style-name="ro1">
          <table:table-cell office:value-type="string" calcext:value-type="string">
            <text:p>CCTCTCTGTGTTACTTTAAATTGT------------AGCCATAATGTCACCAATAATATAACTGATGGCATAAC---------AGGAGAAATAAAAAACT</text:p>
          </table:table-cell>
        </table:table-row>
        <table:table-row table:style-name="ro1">
          <table:table-cell office:value-type="string" calcext:value-type="string">
            <text:p>CTCTGTGTCACTTTAAATTGTACAGAGGCAACCTTTGATAACAATGTTACCGATAGTA------------------TGAAGAAAGAAATGAAAAAGT</text:p>
          </table:table-cell>
        </table:table-row>
        <table:table-row table:style-name="ro1">
          <table:table-cell office:value-type="string" calcext:value-type="string">
            <text:p>TGTAGCAAT------AATGTTACCACTATCAATGCCACCAATGTCAATACCACCAATGATAAT-ATGGGAGGAGAAATAAAAAACT</text:p>
          </table:table-cell>
        </table:table-row>
        <table:table-row table:style-name="ro1">
          <table:table-cell office:value-type="string" calcext:value-type="string">
            <text:p>ACCACCAATAATATCACCACCAATAACATCACCACCAATAATACCATCGAGGAGAACAT------GCAAGGAGAAATAAAAAACT</text:p>
          </table:table-cell>
        </table:table-row>
        <table:table-row table:style-name="ro1">
          <table:table-cell office:value-type="string" calcext:value-type="string">
            <text:p>ACCCCACTTTGTGTCACTTTAAACTGTACAAATGCTAATGCTAATGTTACTGTTAATAAT------------------------ACAAATGAAATAAAAAACT</text:p>
          </table:table-cell>
        </table:table-row>
        <table:table-row table:style-name="ro1">
          <table:table-cell office:value-type="string" calcext:value-type="string">
            <text:p>CCTCTCTGCGTTACTTTAAATTGT------------AACAATAATATCACCCATAATGTCACCAAGGAAAT---------GAAAGGAGAAATAAAAAACT</text:p>
          </table:table-cell>
        </table:table-row>
        <table:table-row table:style-name="ro1">
          <table:table-cell office:value-type="string" calcext:value-type="string">
            <text:p>ACTAACACCAGGAATAATACCACCAGTAATAGTAATCTTAACCACAGTAATAACATGGGTGAAGAAACAATGAAAAATT</text:p>
          </table:table-cell>
        </table:table-row>
        <table:table-row table:style-name="ro1">
          <table:table-cell office:value-type="string" calcext:value-type="string">
            <text:p>CCTCTCTGTGTTACTTTAAATTGT------------AGCCATAATGTCACCAATAATATAACTGATGGCATAAC---------AGGAGAAATAAAAAACT</text:p>
          </table:table-cell>
        </table:table-row>
        <table:table-row table:style-name="ro1">
          <table:table-cell office:value-type="string" calcext:value-type="string">
            <text:p>TTAGACTGTAAAAATGTTAGTGATACCAGGAATGGTAATGTTACCTACAATAATACC---------------ATGAATGAAGAAATAAAAAATT</text:p>
          </table:table-cell>
        </table:table-row>
        <table:table-row table:style-name="ro1">
          <table:table-cell office:value-type="string" calcext:value-type="string">
            <text:p>AGCACGGAGAACAGCACGGGGAACAGCACGGGGAACAGCACGGGGAACAGCACGGGGGGCAGGGAAGAAATGAAAAATT</text:p>
          </table:table-cell>
        </table:table-row>
        <table:table-row table:style-name="ro1">
          <table:table-cell office:value-type="string" calcext:value-type="string">
            <text:p>GATGTCAATAGTAATACCACTAATACCACGGCCTCTACCCCGGCCTTTAATGCTACCATGAGGA---------------GTGAAATGAAAAATT</text:p>
          </table:table-cell>
        </table:table-row>
        <table:table-row table:style-name="ro1">
          <table:table-cell office:value-type="string" calcext:value-type="string">
            <text:p>GAATGTAATAAGACCAGAGTGGTTAATGAGACCAA-----------AGATGAGGGTAATGCTACCTACAAAGGGGAAGACATAAGAAATT</text:p>
          </table:table-cell>
        </table:table-row>
        <table:table-row table:style-name="ro1">
          <table:table-cell office:value-type="string" calcext:value-type="string">
            <text:p>AGTTATGATATCACCAAACATAATACCACTACCAACAACATCACCGTCGATCCGAGCATGCAAAA---AGAAATAAGAAACT</text:p>
          </table:table-cell>
        </table:table-row>
        <table:table-row table:style-name="ro1">
          <table:table-cell office:value-type="string" calcext:value-type="string">
            <text:p>AATTTCAATGACACCAAGTTCATTAACGTCATTGCTAACAGTACCGCTGTAAAGGAAAT---GACAGATGACATAAAAAACT</text:p>
          </table:table-cell>
        </table:table-row>
        <table:table-row table:style-name="ro1">
          <table:table-cell office:value-type="string" calcext:value-type="string">
            <text:p>GTTACTCTAAACTGT---------AGGAATGCTAATGCTACTAATGCTACTGTCTACAATAATACCATGGAG---GGAGAAATAAAAAATT</text:p>
          </table:table-cell>
        </table:table-row>
        <table:table-row table:style-name="ro1">
          <table:table-cell office:value-type="string" calcext:value-type="string">
            <text:p>AGTAAT---GCTAATAATAGTAATGCTAATAGTAGCACCAATGGAACCCCGACTGGAGAAATGAATGGAGAAATAAAAAATT</text:p>
          </table:table-cell>
        </table:table-row>
        <table:table-row table:style-name="ro1">
          <table:table-cell office:value-type="string" calcext:value-type="string">
            <text:p>AATGGTAATGTTACTGTTAAAGGTACTACTGTTAATGGTACTAATGGTAATGTTACCGATAATGGAGCAATGAAAAATT</text:p>
          </table:table-cell>
        </table:table-row>
        <table:table-row table:style-name="ro1">
          <table:table-cell office:value-type="string" calcext:value-type="string">
            <text:p>CCCCTTATAACAGTCACTTTACAGTGTAGCAATGTCGATGTCAACTTCACGGGGTGGGACAAGGAAGAAGTAAAAAACT</text:p>
          </table:table-cell>
        </table:table-row>
        <table:table-row table:style-name="ro1">
          <table:table-cell office:value-type="string" calcext:value-type="string">
            <text:p>TTAGACTGTAAAAATGTTAATGATACCAGGAATGGTAATGTTACCTACAATAATACC---------------ATGAATGAAGAAATAAAAAATT</text:p>
          </table:table-cell>
        </table:table-row>
        <table:table-row table:style-name="ro1">
          <table:table-cell office:value-type="string" calcext:value-type="string">
            <text:p>GTTACTTTAAATTGCACCGATGCCACTGTCGATGCCACTGTCAATGCCACTGTC-----AATGCCACTGGAGAA-------ATAAAAAACT</text:p>
          </table:table-cell>
        </table:table-row>
        <table:table-row table:style-name="ro1">
          <table:table-cell office:value-type="string" calcext:value-type="string">
            <text:p>AAGTTGACCCCACTCTGTGTCACTCTACGTTGTACT---------AATGATACAGTGAACCGCAATAGCAGT---------------------AAAGAAATACAAAATT</text:p>
          </table:table-cell>
        </table:table-row>
        <table:table-row table:style-name="ro1">
          <table:table-cell office:value-type="string" calcext:value-type="string">
            <text:p>ACCTTAAACTGTGGCTATAATGTCTCCGAGGACAATAACATCACTATCAGTAGTGA---------------GATGAAAGGGGAAATAAAAAACT</text:p>
          </table:table-cell>
        </table:table-row>
        <table:table-row table:style-name="ro1">
          <table:table-cell office:value-type="string" calcext:value-type="string">
            <text:p>AATAGTACTAACAGTAGCAATGGTAGTACTGACAATAGTAATAAGGAGACCCTCGAACGTAGACAAGAAATGAAAAATT</text:p>
          </table:table-cell>
        </table:table-row>
        <table:table-row table:style-name="ro1">
          <table:table-cell office:value-type="string" calcext:value-type="string">
            <text:p>GTAAAGTTAACCCCTCTCTGCGTTACTTTATATTGTAGTAACATTAGCAACGTCAACAGCAC---------------------------------AGATGAAATGAAAAACT</text:p>
          </table:table-cell>
        </table:table-row>
        <table:table-row table:style-name="ro1">
          <table:table-cell office:value-type="string" calcext:value-type="string">
            <text:p>ACTTTAAACTGTAGGGATGCTACTGTTACCCCTAATAATGCTACCCACAATGATAGCATGGT---------GGGAGACATGAAAAATT</text:p>
          </table:table-cell>
        </table:table-row>
        <table:table-row table:style-name="ro1">
          <table:table-cell office:value-type="string" calcext:value-type="string">
            <text:p>ACTTTAAATTGT---------AACCATAATGTCACCAATAATATAACTAATGACATAACAGGAGAAATAAAAAATGAAATAAAAAATT</text:p>
          </table:table-cell>
        </table:table-row>
        <table:table-row table:style-name="ro1">
          <table:table-cell office:value-type="string" calcext:value-type="string">
            <text:p>GTTACTCCCCGCAATAATGCCAGGGGTA--------AGAATACTACTGCTTCTCTCTCCAGGACAGTGAGGGAGGAGATAAAAAATT</text:p>
          </table:table-cell>
        </table:table-row>
        <table:table-row table:style-name="ro1">
          <table:table-cell office:value-type="string" calcext:value-type="string">
            <text:p>GTAAAGTTAACCCCTCTCTGAGTTACTTTGCGTTGT------------CAAGATACCACCACTAA---------------------AGCCAAAAATGAAGAATTAAAAAATT</text:p>
          </table:table-cell>
        </table:table-row>
        <table:table-row table:style-name="ro1">
          <table:table-cell office:value-type="string" calcext:value-type="string">
            <text:p>TGTACTAATGTCACTGTCGCCAATACCACCACCAATACCACCAATATCACCCAGGAAAT---------GAAAGGAGAAATAAAAAACT</text:p>
          </table:table-cell>
        </table:table-row>
        <table:table-row table:style-name="ro1">
          <table:table-cell office:value-type="string" calcext:value-type="string">
            <text:p>GCTACCCAAGATAATGCTAGTACTCCTACTCCCACCCCTACTAGTGCTAGTATTCCCATAG---ATGGAGAAATAAAAAATT</text:p>
          </table:table-cell>
        </table:table-row>
        <table:table-row table:style-name="ro1">
          <table:table-cell office:value-type="string" calcext:value-type="string">
            <text:p>AATTGCAGAAATGT------CACTATTAATGACACTATTAGAAACAGCAGTGTTATTGGTGACATGAAAGAAGAAGTAACAAATT</text:p>
          </table:table-cell>
        </table:table-row>
        <table:table-row table:style-name="ro1">
          <table:table-cell office:value-type="string" calcext:value-type="string">
            <text:p>CTCTGTGTTACTTTAGATTGTAGCAAT------AATGTCACCAATACCAATATCACAGATG------------CAATGCAAGGAGAAATAAAAAACT</text:p>
          </table:table-cell>
        </table:table-row>
        <table:table-row table:style-name="ro1">
          <table:table-cell office:value-type="string" calcext:value-type="string">
            <text:p>AAGCCATGTGTAAAATTAACCCCTCTCTGTGTCACTTTAAATTGTAGCAATGTTAATAAC------------------------------------------ACACAGGAAGTAAAAAACT</text:p>
          </table:table-cell>
        </table:table-row>
        <table:table-row table:style-name="ro1">
          <table:table-cell office:value-type="string" calcext:value-type="string">
            <text:p>CATAATGTTAATGCCACCAATGCCACTATCACCAACAATGCCAGTATCACTAATGATA----TGGAGGGAGAAATAAAAAACT</text:p>
          </table:table-cell>
        </table:table-row>
        <table:table-row table:style-name="ro1">
          <table:table-cell office:value-type="string" calcext:value-type="string">
            <text:p>AGCAATGCTACTGTCAATAAAACTATCTCCTCTAAAAATATCTCCTATACTGAGTCCATAGAGGGAGAAATAAAAAATT</text:p>
          </table:table-cell>
        </table:table-row>
        <table:table-row table:style-name="ro1">
          <table:table-cell office:value-type="string" calcext:value-type="string">
            <text:p>AAGTTGACCCCACTCTGTGTCACYTTGAACTGT------------GGCAATGCTACTATTAATGRCAMTGTT------------------ACAAGTGAAATGAAAAATT</text:p>
          </table:table-cell>
        </table:table-row>
        <table:table-row table:style-name="ro1">
          <table:table-cell office:value-type="string" calcext:value-type="string">
            <text:p>GGTAACGATACGAAGGTCAACAATAGCACGGATCACAATGGCAATGTTACCATCAAGGACTCAGATGAAGTAAAAAACT</text:p>
          </table:table-cell>
        </table:table-row>
        <table:table-row table:style-name="ro1">
          <table:table-cell office:value-type="string" calcext:value-type="string">
            <text:p>CTCTGTGTTACTTTAAATTGTACAAACATCGCCAATAAATCAAACACCATCAATGA------------------ATTGAAAGAAGAAATAAAAAATT</text:p>
          </table:table-cell>
        </table:table-row>
        <table:table-row table:style-name="ro1">
          <table:table-cell office:value-type="string" calcext:value-type="string">
            <text:p>ACTTTAAATTGT---------AACCATAATGTCACCACCAATAACAATACCAATATCACCAGTGAAATGAGAGAAGAAATAARAAACT</text:p>
          </table:table-cell>
        </table:table-row>
        <table:table-row table:style-name="ro1">
          <table:table-cell office:value-type="string" calcext:value-type="string">
            <text:p>ACTTTAAACTGTAGTACCT---ACAATGGTACTACCAACAATAYTATCTACAATAATACCAT------GGGGGACGAAATAAAAAATT</text:p>
          </table:table-cell>
        </table:table-row>
        <table:table-row table:style-name="ro1">
          <table:table-cell office:value-type="string" calcext:value-type="string">
            <text:p>AGCACTACTGACAGCAACAACACCACTGACAACATCACGCTTGCCAACATCAGGGCTATGGAAGGAGAAATAAAAAACT</text:p>
          </table:table-cell>
        </table:table-row>
        <table:table-row table:style-name="ro1">
          <table:table-cell office:value-type="string" calcext:value-type="string">
            <text:p>TGCGTTACTTTAAATTGT---------AGCCATAATGTCACCTTCAACAGCACCAATAATAGCACCATTTTAGAACAAG------TAAGAAACT</text:p>
          </table:table-cell>
        </table:table-row>
        <table:table-row table:style-name="ro1">
          <table:table-cell office:value-type="string" calcext:value-type="string">
            <text:p>TGTGTTACTTTAGATTGTAGCCAT------AATATCACCAATAGCAATATCAGCAGCAGTGAGAT---------AAGAGAAGAAGTAACAAATT</text:p>
          </table:table-cell>
        </table:table-row>
        <table:table-row table:style-name="ro1">
          <table:table-cell office:value-type="string" calcext:value-type="string">
            <text:p>ACTTTAAATTGTAGCGATGTGAGCAACATCACCAGTGACAGGAACATCACCGATGACAT---------GAAAGGAGAACTAAAAAACT</text:p>
          </table:table-cell>
        </table:table-row>
        <table:table-row table:style-name="ro1">
          <table:table-cell office:value-type="string" calcext:value-type="string">
            <text:p>GCCAACAACACAATC-----AATGCCACTGCCAACAACACCAAGCCCACTGTCTCCTCTGACATGGCAGGAGAAATAAAAAATT</text:p>
          </table:table-cell>
        </table:table-row>
        <table:table-row table:style-name="ro1">
          <table:table-cell office:value-type="string" calcext:value-type="string">
            <text:p>AATAAAAATGAAACCAATGAAACCTCAACTGTAACCAGTGCACCCTTTGATGAAAGAAAGTATGGACAAGTAAAAAATT</text:p>
          </table:table-cell>
        </table:table-row>
        <table:table-row table:style-name="ro1">
          <table:table-cell office:value-type="string" calcext:value-type="string">
            <text:p>ACCAATTATGCCCCCAATACTACTAATGTCACCAAGAGTACTAGTGTCCCCGAGGAAATGGT---------AGGAGAAATAAAAAACT</text:p>
          </table:table-cell>
        </table:table-row>
        <table:table-row table:style-name="ro1">
          <table:table-cell office:value-type="string" calcext:value-type="string">
            <text:p>TGTGTCACTTTAAATTGCACGGGATGGAATAATGCCMCTAATAATGCCACT---------------ATAGAAAAAGGAATAGGAATGAAAAACT</text:p>
          </table:table-cell>
        </table:table-row>
        <table:table-row table:style-name="ro1">
          <table:table-cell office:value-type="string" calcext:value-type="string">
            <text:p>CTCTGCGTTACTTTAAACTGTAGCCATGATATCAACAACACCTATGTCGACAAGAGCA------------------TGAGAGGAGAAATAAAAAACT</text:p>
          </table:table-cell>
        </table:table-row>
        <table:table-row table:style-name="ro1">
          <table:table-cell office:value-type="string" calcext:value-type="string">
            <text:p>ACCCCTCTCTGTGTTACTTTAAATTG---------------TGACTATAATGTCACCAATATCGCCGAAGACAT---------GAAAGGGGAAATAACAAACT</text:p>
          </table:table-cell>
        </table:table-row>
        <table:table-row table:style-name="ro1">
          <table:table-cell office:value-type="string" calcext:value-type="string">
            <text:p>GTCAATGCTACTAGCAATACTAATACTAGCAGTAGTAATAGTAGTATCGACAACAATATGAAGGGAGAAATAAAAAACT</text:p>
          </table:table-cell>
        </table:table-row>
        <table:table-row table:style-name="ro1">
          <table:table-cell office:value-type="string" calcext:value-type="string">
            <text:p>GTTACTTTACACTGT------------AGCAATGCTACTGTTAATAAAACTTTCTCCAATACTGAGTCCATAGAGGGAGAAATAAAAAATT</text:p>
          </table:table-cell>
        </table:table-row>
        <table:table-row table:style-name="ro1">
          <table:table-cell office:value-type="string" calcext:value-type="string">
            <text:p>TTAGACTGTAAAAATGTTAGTGATACCAGGAATGGTAATGTTACCTACAATAATACC---------------ATGAATGAAGAAATAAAAAATT</text:p>
          </table:table-cell>
        </table:table-row>
        <table:table-row table:style-name="ro1">
          <table:table-cell office:value-type="string" calcext:value-type="string">
            <text:p>AGTACAATCACAATCAGTAACACCACTAGCAATAACACCAATACCAATGTCACAGAGGAAATGCAGGAAATAAAAAACT</text:p>
          </table:table-cell>
        </table:table-row>
        <table:table-row table:style-name="ro1">
          <table:table-cell office:value-type="string" calcext:value-type="string">
            <text:p>ACCCCTCTCTGTGTTACTCTACGTTGTGTYGATGTCAATAGTGAAGTCAACATC------------------------ACGGGGGAGGACGAAAGAAAAAACT</text:p>
          </table:table-cell>
        </table:table-row>
        <table:table-row table:style-name="ro1">
          <table:table-cell office:value-type="string" calcext:value-type="string">
            <text:p>ACCTTACACTGTAGTAATATTACCACTAATGAGACTACCAGTAATATTACC---------ATTAAAAATACTGATGAAATGAAAAATT</text:p>
          </table:table-cell>
        </table:table-row>
        <table:table-row table:style-name="ro1">
          <table:table-cell office:value-type="string" calcext:value-type="string">
            <text:p>CTGAATTGT------------AGTAATGCTAATTTCACTAACATAGGC---AACATCACGGTGGACAACACCACGGTGGGCGAAATAACAAACT</text:p>
          </table:table-cell>
        </table:table-row>
        <table:table-row table:style-name="ro1">
          <table:table-cell office:value-type="string" calcext:value-type="string">
            <text:p>TTGACCCCACTCTGTGTCACTTTAGAGTGTAC---------AAATGTTAACAGGACAGATAATGATA------------------CGAAGGGAGAAATAAAAAAGT</text:p>
          </table:table-cell>
        </table:table-row>
        <table:table-row table:style-name="ro1">
          <table:table-cell office:value-type="string" calcext:value-type="string">
            <text:p>TGTACAGATGCTACTGTCGATAATAGCACTACCTATGGTGCTATTGACAATGAAACCATAGTG------AGAGAAATGAAAAATT</text:p>
          </table:table-cell>
        </table:table-row>
        <table:table-row table:style-name="ro1">
          <table:table-cell office:value-type="string" calcext:value-type="string">
            <text:p>AACGATATAAATGGTACCAAGACCAGGGCTAACGATACCAATGTCGCCCCTACCATGGAGACAGGAGAAATAAAAAACT</text:p>
          </table:table-cell>
        </table:table-row>
        <table:table-row table:style-name="ro1">
          <table:table-cell office:value-type="string" calcext:value-type="string">
            <text:p>CTCTGTGTCACTTTAAACTGTACAGATGTGACAGTTAATGGTACTATTGTGAAAGTTAATAGTACTGGAATG---------------------AAAAACT</text:p>
          </table:table-cell>
        </table:table-row>
        <table:table-row table:style-name="ro1">
          <table:table-cell office:value-type="string" calcext:value-type="string">
            <text:p>CCCAATGTCACCAATGTCACCAATATTAGCCATAATGTCATCAATATCACCAATGACATAAGAGAAGAAATAAAAAACT</text:p>
          </table:table-cell>
        </table:table-row>
        <table:table-row table:style-name="ro1">
          <table:table-cell office:value-type="string" calcext:value-type="string">
            <text:p>AATAGTACTAACAGTAGCAATGGTAGTACTGACAATAGTAATAAGGAGACCCTCGAACGTAGACAAGAAATGAAAAATT</text:p>
          </table:table-cell>
        </table:table-row>
        <table:table-row table:style-name="ro1">
          <table:table-cell office:value-type="string" calcext:value-type="string">
            <text:p>GAATG---TAGTTTTATTAGCAGAAGTAATAGCAGTGATAAAAATGACACCAACATTGAGAGGAAGGAGGAAATGAGAAATT</text:p>
          </table:table-cell>
        </table:table-row>
        <table:table-row table:style-name="ro1">
          <table:table-cell office:value-type="string" calcext:value-type="string">
            <text:p>GCTACCCAAGATAATGCTAGTACTCCTACTTCCAACCCTACTAGTGCTAGTAGTCCCATAG---ATGGAGAAATAAAAAATT</text:p>
          </table:table-cell>
        </table:table-row>
        <table:table-row table:style-name="ro1">
          <table:table-cell office:value-type="string" calcext:value-type="string">
            <text:p>AATTGTAGCTCT------AATGTCACTGTCACCAATAATAATAGTAGTACCATTGACAGTGAAATGAACGGAGAAATAAAAAACT</text:p>
          </table:table-cell>
        </table:table-row>
        <table:table-row table:style-name="ro1">
          <table:table-cell office:value-type="string" calcext:value-type="string">
            <text:p>GTTAATACTACCAATAATAGTGAGGTTAATGTCACTACTACCAATAATACT------------GTAACCTACAAAAAAGAAATGACAAATT</text:p>
          </table:table-cell>
        </table:table-row>
        <table:table-row table:style-name="ro1">
          <table:table-cell office:value-type="string" calcext:value-type="string">
            <text:p>GTCATGTTAAACTGTACTGATGTTATCCATAATGGTACTCAGGACCCCAATAATATCACAGATAC---------------AGATATGAGAAATT</text:p>
          </table:table-cell>
        </table:table-row>
        <table:table-row table:style-name="ro1">
          <table:table-cell office:value-type="string" calcext:value-type="string">
            <text:p>TTAAACTGTAGTGATCAGA------TCAGTAATACCTACAATGCAACAGAGAGAATCAGTTCCAACAATACAGCAATGAGAAATT</text:p>
          </table:table-cell>
        </table:table-row>
        <table:table-row table:style-name="ro1">
          <table:table-cell office:value-type="string" calcext:value-type="string">
            <text:p>GTCATTTTAAAATGTTCTCCCTACCAGGGGACCAACAAGAGTGATACCCACATTGA------------------------GAAAGACCAACAAAGAGAAAATT</text:p>
          </table:table-cell>
        </table:table-row>
        <table:table-row table:style-name="ro1">
          <table:table-cell office:value-type="string" calcext:value-type="string">
            <text:p>ACTTTAAACTGTACTAGTC------ATGATGCTAATAGTACTAGTCATGATGCTAATAGTACTAT---GAAGGGAGAAATAAAAAATT</text:p>
          </table:table-cell>
        </table:table-row>
        <table:table-row table:style-name="ro1">
          <table:table-cell office:value-type="string" calcext:value-type="string">
            <text:p>AGTAAT---GCTAATGTTACCAATGCTAATGTTACTA-----AGACTGACAATGATACTATTGACATGAAGGAAGAAATAAAAAATT</text:p>
          </table:table-cell>
        </table:table-row>
        <table:table-row table:style-name="ro1">
          <table:table-cell office:value-type="string" calcext:value-type="string">
            <text:p>AAGTTGACCCCACTCTGTGTCACTTTAGACTG------------------------TGGTAATAGTACCTGGGACAATAAGACCATAGAGGGAG------TAAAAAATT</text:p>
          </table:table-cell>
        </table:table-row>
        <table:table-row table:style-name="ro1">
          <table:table-cell office:value-type="string" calcext:value-type="string">
            <text:p>GCAACTATGGGAAACACAAGTAACTCTACTAATGTCACTCTGAACCTTAATGCCACTATGAGGAAGGATATGAGAAACT</text:p>
          </table:table-cell>
        </table:table-row>
        <table:table-row table:style-name="ro1">
          <table:table-cell office:value-type="string" calcext:value-type="string">
            <text:p>TGTAGTAATGTTACTGCCCACAAAAGTACCCACACTAATGTTACCTACAATAACACCAT------GGGAGAAGAAATAAAAAATT</text:p>
          </table:table-cell>
        </table:table-row>
        <table:table-row table:style-name="ro1">
          <table:table-cell office:value-type="string" calcext:value-type="string">
            <text:p>GCCAACTACAACAGCACAGAGGGCGCCAACAGCACAGGGGGCGCCAACATCACGGGGGTCAGGGAAGAAATAAAAAATT</text:p>
          </table:table-cell>
        </table:table-row>
        <table:table-row table:style-name="ro1">
          <table:table-cell office:value-type="string" calcext:value-type="string">
            <text:p>TTAAAGTGTACAGACCCCAAGTACAATAACATCACCAA-----------AGTAAATGTAACCGCGGACATGCAAGGAGAAGTAAAAAATT</text:p>
          </table:table-cell>
        </table:table-row>
        <table:table-row table:style-name="ro1">
          <table:table-cell office:value-type="string" calcext:value-type="string">
            <text:p>ACTTTAGAGTGT---------AACAACATCACCAATGTCAACAACACTGTCAACATTACGGATGACATGAAAGGAGAAAKAAAAAACT</text:p>
          </table:table-cell>
        </table:table-row>
        <table:table-row table:style-name="ro1">
          <table:table-cell office:value-type="string" calcext:value-type="string">
            <text:p>AATTGTACGGAGGTTACTAACAGTACAGGAACTAATAACAGAACAGTAAGGGTAGACAT---GAGGGAAGAAATAAAAAATT</text:p>
          </table:table-cell>
        </table:table-row>
        <table:table-row table:style-name="ro1">
          <table:table-cell office:value-type="string" calcext:value-type="string">
            <text:p>TTAGACTGTAAAAATGTTAGTGATACCAGGAATGGTAATGTTACCTACAATAATACC---------------ATGAATGAAGAAATAAAAAATT</text:p>
          </table:table-cell>
        </table:table-row>
        <table:table-row table:style-name="ro1">
          <table:table-cell office:value-type="string" calcext:value-type="string">
            <text:p>AGCAAGGACAATAACAGGGGCAACAGAACGGAGGAGGGCAATTGCACAGTCACCAACACCACGGGGGAAGTAAAAAACT</text:p>
          </table:table-cell>
        </table:table-row>
        <table:table-row table:style-name="ro1">
          <table:table-cell office:value-type="string" calcext:value-type="string">
            <text:p>ATCAACCGTACTATTTCTGATACTAATAATACTACC-----AGTAATAATTTTACTCTTGATGGGAAGGAGGAGATAAAAAACT</text:p>
          </table:table-cell>
        </table:table-row>
        <table:table-row table:style-name="ro1">
          <table:table-cell office:value-type="string" calcext:value-type="string">
            <text:p>ACCCCTCTCTGCGTTACTTTAGATTGC------------CATTATAATGTCACCAATATTACCAATGAAA------------TGAAAGGAGAAATAAAAAACT</text:p>
          </table:table-cell>
        </table:table-row>
        <table:table-row table:style-name="ro1">
          <table:table-cell office:value-type="string" calcext:value-type="string">
            <text:p>CTCTGTGTCACTTTAAATTGTACGAATGTGAATGATAGAGTAAATAATACTGTTGAT------------------GATAAGGAAGAAATAAAAAATT</text:p>
          </table:table-cell>
        </table:table-row>
        <table:table-row table:style-name="ro1">
          <table:table-cell office:value-type="string" calcext:value-type="string">
            <text:p>GTCATGTTAAACTGTACTGATGTTATCCATAATGGTACTCAGGACCCCAATAATATCACAGATAC---------------AGATATGAGAAATT</text:p>
          </table:table-cell>
        </table:table-row>
        <table:table-row table:style-name="ro1">
          <table:table-cell office:value-type="string" calcext:value-type="string">
            <text:p>ACCCCTCTCTGTGTTACTTTAAATTG------------------------TAGCAATGTCAATGGCAACAGCACGGGGTGGGGCAAGGAAGAAATAAAAAACT</text:p>
          </table:table-cell>
        </table:table-row>
        <table:table-row table:style-name="ro1">
          <table:table-cell office:value-type="string" calcext:value-type="string">
            <text:p>TGTATCAGTAGCAACTTCAGCAGTAGCAACTTCAGCTGCTCTGGAAATTGTAGCAAGTTCGAGAGTGAAATAAAAAACT</text:p>
          </table:table-cell>
        </table:table-row>
        <table:table-row table:style-name="ro1">
          <table:table-cell office:value-type="string" calcext:value-type="string">
            <text:p>GTTACTTTAGATTGT------------AGTTATAACATCACCAATAACATCACCAATAACATTACCACTAACGATATAGAAATAAAAAACT</text:p>
          </table:table-cell>
        </table:table-row>
        <table:table-row table:style-name="ro1">
          <table:table-cell office:value-type="string" calcext:value-type="string">
            <text:p>TTAACCCCTCTATGTGTTACTTTAAACTG------------------TACCAATGCCACCACCAATGCCACAAGCATGAT---------AGGAGACATGAAAAACT</text:p>
          </table:table-cell>
        </table:table-row>
        <table:table-row table:style-name="ro1">
          <table:table-cell office:value-type="string" calcext:value-type="string">
            <text:p>GCTACTGTCGCTGACCACAATAAAAATAAAACTATTACCTCTAAAACAATAGGAAATCTAACAGATGAAGTAAGAAACT</text:p>
          </table:table-cell>
        </table:table-row>
        <table:table-row table:style-name="ro1">
          <table:table-cell office:value-type="string" calcext:value-type="string">
            <text:p>AATGCTACTTTGACCAATGGCAATAACACACCCACTGGCCCTAAAGTAGAAGGAAATTTAACAGAGGAAGTAAGAAACT</text:p>
          </table:table-cell>
        </table:table-row>
        <table:table-row table:style-name="ro1">
          <table:table-cell office:value-type="string" calcext:value-type="string">
            <text:p>AATGCTAATTTGACCAAGGGCGGGAACACAACCGATGTCCCTAAAGTAGGAGGAAATTTA--------ACAGATGAAGTAAAAAATT</text:p>
          </table:table-cell>
        </table:table-row>
        <table:table-row table:style-name="ro1">
          <table:table-cell office:value-type="string" calcext:value-type="string">
            <text:p>TGTACCCAGGTTCAGGTTAATTCTACCCTGAGTAATAATACCCTGGATAAAAACCAGACATTAGATGAACTAAGAAACT</text:p>
          </table:table-cell>
        </table:table-row>
        <table:table-row table:style-name="ro1">
          <table:table-cell office:value-type="string" calcext:value-type="string">
            <text:p>TTAACCCCTCTCTGCGTTACTTTAAATTGT---------AACAATGTTACGAAGGTCAAC------------------GTCACGGAGTGGGAAGAAATAAAAAACT</text:p>
          </table:table-cell>
        </table:table-row>
        <table:table-row table:style-name="ro1">
          <table:table-cell office:value-type="string" calcext:value-type="string">
            <text:p>TGTACAAATGCCAATACCACCATCAATAACAATACCATCACCACCATCAACACCAATACCACCAGTGATATGAAAAATT</text:p>
          </table:table-cell>
        </table:table-row>
        <table:table-row table:style-name="ro1">
          <table:table-cell office:value-type="string" calcext:value-type="string">
            <text:p>GT---AACCGTAACCAATACCAATAGCACCA-------------CATGGGCAAAGGACACCACCCTACTTAATATTACCACAGAAATGAAGAATT</text:p>
          </table:table-cell>
        </table:table-row>
        <table:table-row table:style-name="ro1">
          <table:table-cell office:value-type="string" calcext:value-type="string">
            <text:p>CCTCTCTGCGTTACTTTAAATTGTACCAACTTCACTGGAAACATCAGTGGCGATGGCACGCGC---------------------GGAGAAATAAAAAACT</text:p>
          </table:table-cell>
        </table:table-row>
        <table:table-row table:style-name="ro1">
          <table:table-cell office:value-type="string" calcext:value-type="string">
            <text:p>GCCAACATCAACAATACTAGCATCAACAATAATAGCACTGTCAATATTTCTAAGGACATGCAAGAAGACATAAAAAACT</text:p>
          </table:table-cell>
        </table:table-row>
        <table:table-row table:style-name="ro1">
          <table:table-cell office:value-type="string" calcext:value-type="string">
            <text:p>ATCACCAGTAACACCACCATTG--GGAACAACACCAATGGGGACAACAAAACTTATGACATAAACATGGAAATGACAAACT</text:p>
          </table:table-cell>
        </table:table-row>
        <table:table-row table:style-name="ro1">
          <table:table-cell office:value-type="string" calcext:value-type="string">
            <text:p>TTAACCCCTCTCTGCGTCACTTTAGATTGTAGCGATGCCAAAATTGAAAATAATAACACCATT---------------------------GGAGAAATAAAAAACT</text:p>
          </table:table-cell>
        </table:table-row>
        <table:table-row table:style-name="ro1">
          <table:table-cell office:value-type="string" calcext:value-type="string">
            <text:p>AGCGATGCCACCTATAATACCACCACCCATAAGAGTAATAGTACTACCCCTGCTACCCCCCGGGAAGACATAAAAAACT</text:p>
          </table:table-cell>
        </table:table-row>
        <table:table-row table:style-name="ro1">
          <table:table-cell office:value-type="string" calcext:value-type="string">
            <text:p>TGTGTTACTTTAAATTGTAC------------CATTGTTAATGCCACGAGGGGCAAC---ATCACGGTGAAGGATGGGGAAGAAATGACAAACT</text:p>
          </table:table-cell>
        </table:table-row>
        <table:table-row table:style-name="ro1">
          <table:table-cell office:value-type="string" calcext:value-type="string">
            <text:p>AGTGATGTCGACAGAAATGGCACCATCATTAATGCTGTCACAAACATCACTGAGGAAATGAAAGGAGAAATAAAAAACT</text:p>
          </table:table-cell>
        </table:table-row>
        <table:table-row table:style-name="ro1">
          <table:table-cell office:value-type="string" calcext:value-type="string">
            <text:p>TGTGTCACTTTAAATTGCAGCAATGTAGCCATCAATAGCAGTAATGTAACTACCAATAGTCCT------------------------GAGATCATGAAAAATT</text:p>
          </table:table-cell>
        </table:table-row>
        <table:table-row table:style-name="ro1">
          <table:table-cell office:value-type="string" calcext:value-type="string">
            <text:p>ACTCTAAACTGTACCGACATCCCCAAGAACTTTACCAATACCGAGAATGTCACCAA------------GGCCTATGAAGAGATGAAAAACT</text:p>
          </table:table-cell>
        </table:table-row>
        <table:table-row table:style-name="ro1">
          <table:table-cell office:value-type="string" calcext:value-type="string">
            <text:p>AACTGCCACAACGTCACCAAGACCAATTCCAATTCCAATTCCAGTGTCAAAAATGAAATGCC------TGGAGAAATAAAAAACT</text:p>
          </table:table-cell>
        </table:table-row>
        <table:table-row table:style-name="ro1">
          <table:table-cell office:value-type="string" calcext:value-type="string">
            <text:p>CCTCTCTGCGTTACTTTAAACTG---------------------TAGCAACATCAACAGCACCAGGTATGACACCAAGGACAAGGAAGAGATGAAAAACT</text:p>
          </table:table-cell>
        </table:table-row>
        <table:table-row table:style-name="ro1">
          <table:table-cell office:value-type="string" calcext:value-type="string">
            <text:p>TCTAACAGCACTGATATAACCACTACTACAACACCTAACAGCACTATAGATACAAGGAACACAGGAGAAATAACAAACT</text:p>
          </table:table-cell>
        </table:table-row>
        <table:table-row table:style-name="ro1">
          <table:table-cell office:value-type="string" calcext:value-type="string">
            <text:p>ATCTGTACTAAT---ATAAATATAACCAGTACTAATAGCACCAAAAATATCACTGTGGAGAGCGGAGAAGAAATAAAAAACT</text:p>
          </table:table-cell>
        </table:table-row>
        <table:table-row table:style-name="ro1">
          <table:table-cell office:value-type="string" calcext:value-type="string">
            <text:p>GTTAATATAACTAAGGAAAACAATAGTACTGGGACAAACAACAGTATC-----ATTGAGGACGGA-AGAAAACAAATGACAAACT</text:p>
          </table:table-cell>
        </table:table-row>
        <table:table-row table:style-name="ro1">
          <table:table-cell office:value-type="string" calcext:value-type="string">
            <text:p>TACTGTACTAACGTAACAAAAAACAATAGCAC---TGGAAACAACAGTAGCACTGTAGAGGACAGAGAAGAAATGACAAACT</text:p>
          </table:table-cell>
        </table:table-row>
        <table:table-row table:style-name="ro1">
          <table:table-cell office:value-type="string" calcext:value-type="string">
            <text:p>AACTGTACGAATGTAACCAATAA---TGGTACCAGTGAGGGAACCAATATCACTGTGAGTAGCAAAGAAGAAATAACAAACT</text:p>
          </table:table-cell>
        </table:table-row>
        <table:table-row table:style-name="ro1">
          <table:table-cell office:value-type="string" calcext:value-type="string">
            <text:p>CTCTGTGTTACTCTAAACTGTACGAATGCACCCATTAATAGTACT--------CTGCAGAGAGACAATATCACT----------GAAACAACAAACT</text:p>
          </table:table-cell>
        </table:table-row>
        <table:table-row table:style-name="ro1">
          <table:table-cell office:value-type="string" calcext:value-type="string">
            <text:p>ACTTTAAACTGTACTAACGTAACAGATCATGGAATAAACAACAATAACACTG---------TAGAGGGTAAAGAAGAAATAAAAAACT</text:p>
          </table:table-cell>
        </table:table-row>
        <table:table-row table:style-name="ro1">
          <table:table-cell office:value-type="string" calcext:value-type="string">
            <text:p>TTAGGTAACAATAGTACTAATAGTACATTAGGTAACAATAGTACTATAGTAGATGATATCAGCAAGGAAATAAAAAACT</text:p>
          </table:table-cell>
        </table:table-row>
        <table:table-row table:style-name="ro1">
          <table:table-cell office:value-type="string" calcext:value-type="string">
            <text:p>ACTAGTGTCAATGTTACTAACAGTAGCACCAGTGTTACTAACAATAGCAGTGAGGATGACAAAGGAGAAATGACAAACT</text:p>
          </table:table-cell>
        </table:table-row>
        <table:table-row table:style-name="ro1">
          <table:table-cell office:value-type="string" calcext:value-type="string">
            <text:p>CAGAGTAACACAAACAGCAGTACTAACGTAACTAAAACTAACAATATCACTGTAAAAGAGGTAGAAGACATGAGAAACT</text:p>
          </table:table-cell>
        </table:table-row>
        <table:table-row table:style-name="ro1">
          <table:table-cell office:value-type="string" calcext:value-type="string">
            <text:p>CACTGT------------AAGAATGCAACCATTAATGGTACTAGTGAGGGAGCCAATATCACTGTGAGTAGCAAAGAAGAAATAACAAACT</text:p>
          </table:table-cell>
        </table:table-row>
        <table:table-row table:style-name="ro1">
          <table:table-cell office:value-type="string" calcext:value-type="string">
            <text:p>CACTGT---------AAGAATGTAACCAATAATGGTACTAGTGGGGTAGCCAATAGCACTGTGAGTAACAAAGAAGAAATAACAAACT</text:p>
          </table:table-cell>
        </table:table-row>
        <table:table-row table:style-name="ro1">
          <table:table-cell office:value-type="string" calcext:value-type="string">
            <text:p>AAACCATGTGTAAAATTAACCCCACTTTGTGTTACTTTAAACTGCA-----------------------------------------AGAATG-CGATGGAGCCAGGAGAGCTGAAAAACT</text:p>
          </table:table-cell>
        </table:table-row>
        <table:table-row table:style-name="ro1">
          <table:table-cell office:value-type="string" calcext:value-type="string">
            <text:p>ACTTTAAAATGTGGACTTGTTAATATGACCCACAATAATGTTACCTACAACGAT---------------ACTACGAATGGAGCAATAAGAAATT</text:p>
          </table:table-cell>
        </table:table-row>
        <table:table-row table:style-name="ro1">
          <table:table-cell office:value-type="string" calcext:value-type="string">
            <text:p>TGCAGTAATGCCACCAAGGACAACAGTGTCAACAGTACCCTCAATACCCCCACTATGGAACCAGGGGGAATACAAAACT</text:p>
          </table:table-cell>
        </table:table-row>
        <table:table-row table:style-name="ro1">
          <table:table-cell office:value-type="string" calcext:value-type="string">
            <text:p>ACAAATTCAACTAGTGCAACAAACTGTACAAATTTAGATAATACAACAGCCACTAGTTCTGCTGAAGAGATGAAAAACT</text:p>
          </table:table-cell>
        </table:table-row>
        <table:table-row table:style-name="ro1">
          <table:table-cell office:value-type="string" calcext:value-type="string">
            <text:p>TTAACCCCTCTCGGTGTTACTTTAAATTGCACTGATGCAACTAATGCAAATAGTACATCACCCACTAGT---------------------------------CTAAAAAACT</text:p>
          </table:table-cell>
        </table:table-row>
        <table:table-row table:style-name="ro1">
          <table:table-cell office:value-type="string" calcext:value-type="string">
            <text:p>ACAAATTCAACTAGTGCAACAAACTGTACAAATTTAGATAATACAACAGCCACTAGTTCTGCTGAAGAGATGAAAAACT</text:p>
          </table:table-cell>
        </table:table-row>
        <table:table-row table:style-name="ro1">
          <table:table-cell office:value-type="string" calcext:value-type="string">
            <text:p>ACTAATAGTAGTAGTAGTACAACTCCAACTAATAGTACTAATCATAATATAACTACTAGCAGTAGTCCTATGAAAAACT</text:p>
          </table:table-cell>
        </table:table-row>
        <table:table-row table:style-name="ro1">
          <table:table-cell office:value-type="string" calcext:value-type="string">
            <text:p>CCTCTCTGTGTTACTTTAAACTGTACTAATGCAACTTCAGCTAATGCTTCTAATATAACT---------------------------AAGGTAGAGAGAAAAAACT</text:p>
          </table:table-cell>
        </table:table-row>
        <table:table-row table:style-name="ro1">
          <table:table-cell office:value-type="string" calcext:value-type="string">
            <text:p>AACTCCACAGCCAATAACACCAATGACACCACACCCACTAGCCCAACAGCCACTAGCTCTCCTATAGAGATGAAAAACT</text:p>
          </table:table-cell>
        </table:table-row>
        <table:table-row table:style-name="ro1">
          <table:table-cell office:value-type="string" calcext:value-type="string">
            <text:p>ATCACTGTTAATATCACTGTTACCAATGGCACAACCAGTGACCCTGAAATAGAAAATATAACAGATGATGTAAGAAACT</text:p>
          </table:table-cell>
        </table:table-row>
        <table:table-row table:style-name="ro1">
          <table:table-cell office:value-type="string" calcext:value-type="string">
            <text:p>ACTGTTAATTCTACCAATATCACAACCAGTGGCCCTAAAATAGAAAATATAGGAAATATAACAGATGAAGTAAGAAACT</text:p>
          </table:table-cell>
        </table:table-row>
        <table:table-row table:style-name="ro1">
          <table:table-cell office:value-type="string" calcext:value-type="string">
            <text:p>TGTACTGATAAGATCAATGTGGCCAATGCTACTTTTACCAATAACACAATAGGAAATATAACAGATGACGTAAGAAACT</text:p>
          </table:table-cell>
        </table:table-row>
        <table:table-row table:style-name="ro1">
          <table:table-cell office:value-type="string" calcext:value-type="string">
            <text:p>AATACGATCAAGGTGAGCAATGCTACTAACACAACCGGTGACCCTAAAATAGGAAATATAACAGATGAAGTAAGAAACT</text:p>
          </table:table-cell>
        </table:table-row>
        <table:table-row table:style-name="ro1">
          <table:table-cell office:value-type="string" calcext:value-type="string">
            <text:p>AATGTAACCAACAGTAATAGTAATATAACCAACAACAGTAGGAGAGTCGACAATAGCACTGTAGGTGAATTAAGAAACT</text:p>
          </table:table-cell>
        </table:table-row>
        <table:table-row table:style-name="ro1">
          <table:table-cell office:value-type="string" calcext:value-type="string">
            <text:p>AATAACAGTAATATTACAAACAACAATTGCAGTGAAAGCTACAATGACAGTGTGAGTAATAATCAAGAACTGAGAAACT</text:p>
          </table:table-cell>
        </table:table-row>
        <table:table-row table:style-name="ro1">
          <table:table-cell office:value-type="string" calcext:value-type="string">
            <text:p>GTACCCAACAATAGTACTGAGAACAGCAATAGTACTCAGAACAACTCCACAGTATATAATAAACTAGAAATGACAAACT</text:p>
          </table:table-cell>
        </table:table-row>
        <table:table-row table:style-name="ro1">
          <table:table-cell office:value-type="string" calcext:value-type="string">
            <text:p>TCCAACAGTAGCATTGCCAACAATAGCAGTACTCATGACAACAGTAGCCTTAAGGATCTCATAGAGGACATGAAAAACT</text:p>
          </table:table-cell>
        </table:table-row>
        <table:table-row table:style-name="ro1">
          <table:table-cell office:value-type="string" calcext:value-type="string">
            <text:p>GTAACCAACAATAGCACTAACACCACAAAAGGCAGTAACGAGATAGTAAAAGATAGTGGCAGAGAAGAACTAAGAAACT</text:p>
          </table:table-cell>
        </table:table-row>
        <table:table-row table:style-name="ro1">
          <table:table-cell office:value-type="string" calcext:value-type="string">
            <text:p>AATGT---CAATGTCTCTAAGAACAGTACT--------GGGAACGATACTGGGAAATATCCTAGTTACGAAACAGGCAACTTAAAAAACT</text:p>
          </table:table-cell>
        </table:table-row>
        <table:table-row table:style-name="ro1">
          <table:table-cell office:value-type="string" calcext:value-type="string">
            <text:p>TGTGTAATGCTAACCCCTCTCTGTGTTACTCTAAACTGTAGTGCTGTAAATGGCACTAT------------------------------------GAATGAACAAATGAAAAACT</text:p>
          </table:table-cell>
        </table:table-row>
        <table:table-row table:style-name="ro1">
          <table:table-cell office:value-type="string" calcext:value-type="string">
            <text:p>GATGAAAGCCTAAAGCCTTGTGTAAAGCTAACCCCTCTTTGTGTTACTCTAAACTGTAC------------------------------------------------------AGAAAAAGACATGAGAAACT</text:p>
          </table:table-cell>
        </table:table-row>
        <table:table-row table:style-name="ro1">
          <table:table-cell office:value-type="string" calcext:value-type="string">
            <text:p>ACCTGTAATAATGTAACCAACAATAGTACTGTAACCAACAATAGTGCTG------TGGAAAAAGACAAAGTAGAAATAAAAAACT</text:p>
          </table:table-cell>
        </table:table-row>
        <table:table-row table:style-name="ro1">
          <table:table-cell office:value-type="string" calcext:value-type="string">
            <text:p>ACCAGTRCTAATGTAACCAGAAATTGTACTGAAGGAACCAACAATACCACTGTAAYCAACAATGAAGAAATAAAAAACT</text:p>
          </table:table-cell>
        </table:table-row>
        <table:table-row table:style-name="ro1">
          <table:table-cell office:value-type="string" calcext:value-type="string">
            <text:p>GTTACCTTAAACTGCACTGATGCCAGGAACAGTAC---------TGGGGGTAATGAGACCATAGAAACAG---AAGCAAGATTAAAAAACT</text:p>
          </table:table-cell>
        </table:table-row>
        <table:table-row table:style-name="ro1">
          <table:table-cell office:value-type="string" calcext:value-type="string">
            <text:p>AGCTGTACTGATGT---GAATAGTACTGATGTGAATAGTACTGGGAATATTACTAGGAATATTAAGGAAGAAATGACCAACT</text:p>
          </table:table-cell>
        </table:table-row>
        <table:table-row table:style-name="ro1">
          <table:table-cell office:value-type="string" calcext:value-type="string">
            <text:p>ACTTTAACCTGTACTGATGTAAGAAACAATTGTACTAGGAACAACACT-----GTGTGTAATAACGAAGAAA----TAATAAAAAACT</text:p>
          </table:table-cell>
        </table:table-row>
        <table:table-row table:style-name="ro1">
          <table:table-cell office:value-type="string" calcext:value-type="string">
            <text:p>GATGTCAGTACTGATGTCAAGAACAGAACCAGTGGTACGAGTACTACGAGTACTCCAATAGAACCAAAAGCATTAAACT</text:p>
          </table:table-cell>
        </table:table-row>
        <table:table-row table:style-name="ro1">
          <table:table-cell office:value-type="string" calcext:value-type="string">
            <text:p>ACTGCTACTAATGATTGTCCTAAGAACAGCACTGGGAATAACACTGTGAGTAATAGTATTACAAAAGAAATGACAAACT</text:p>
          </table:table-cell>
        </table:table-row>
        <table:table-row table:style-name="ro1">
          <table:table-cell office:value-type="string" calcext:value-type="string">
            <text:p>GTGGATGTCAATTGTACTAAGAACAACAACACTGGGAGCACGAATGTAACTTGTAATAAGGAAGTAGAAATGAAAAACT</text:p>
          </table:table-cell>
        </table:table-row>
        <table:table-row table:style-name="ro1">
          <table:table-cell office:value-type="string" calcext:value-type="string">
            <text:p>ACCTGTACTAATGTAACCAACAATAACAATGCAACCAACAATAGC---ACTATAGAGTCCAACAGAGAAGAACTAAGAAACT</text:p>
          </table:table-cell>
        </table:table-row>
        <table:table-row table:style-name="ro1">
          <table:table-cell office:value-type="string" calcext:value-type="string">
            <text:p>TTAAACTGTGTTAATGTAAG---------TTGCACCAACAGCACTGGGAGAAATTGCTCTGTGGAAAAAGGTGAAGAAATAAAAAACT</text:p>
          </table:table-cell>
        </table:table-row>
        <table:table-row table:style-name="ro1">
          <table:table-cell office:value-type="string" calcext:value-type="string">
            <text:p>GTAAACTGTACTAATTGTACTGGGGAATCTAACAGTAGCACTAATAGCTCTGTGAATATCAGAGAAGAAATAAAAAACT</text:p>
          </table:table-cell>
        </table:table-row>
        <table:table-row table:style-name="ro1">
          <table:table-cell office:value-type="string" calcext:value-type="string">
            <text:p>ACT---------AATGCAACTGTAACCAAYAGTACTGCTGGTGGCAKCAMTAGTACTGCTGATAACACTGCTGGAGAGATAAAAAACT</text:p>
          </table:table-cell>
        </table:table-row>
        <table:table-row table:style-name="ro1">
          <table:table-cell office:value-type="string" calcext:value-type="string">
            <text:p>GTAAACTGTACTGAGGTAAACTGTACTGAGGTAAACAGTAAAAACAGTAGCATTGGGGCTACCACAGGA---ATAACCAACT</text:p>
          </table:table-cell>
        </table:table-row>
        <table:table-row table:style-name="ro1">
          <table:table-cell office:value-type="string" calcext:value-type="string">
            <text:p>GTTACTTTAAACTGTGCAGAGGTA------------ACCACCAATAGTACTAGCAATAGCTCTGCAGACTATAAGGAAGAAATGAAAAACT</text:p>
          </table:table-cell>
        </table:table-row>
        <table:table-row table:style-name="ro1">
          <table:table-cell office:value-type="string" calcext:value-type="string">
            <text:p>AGAACTACTATCGGGGGGCAAGACAGTAACAGTACAAACATTACATGTGATCCAAAAGAAGCAGAATTATTAAAAAATT</text:p>
          </table:table-cell>
        </table:table-row>
        <table:table-row table:style-name="ro1">
          <table:table-cell office:value-type="string" calcext:value-type="string">
            <text:p>TGTACTGCTGTCACCTGTGCTAATGCCACCCACGGTACTAAT--GTCACCTGTAATAATGCCACCTCCGATAACTTCAACT</text:p>
          </table:table-cell>
        </table:table-row>
        <table:table-row table:style-name="ro1">
          <table:table-cell office:value-type="string" calcext:value-type="string">
            <text:p>GTTACCTTAAACTGTACTAAGGTCACTACTTGCAACAAGACTAAGTGTGA---------------AGCRGAGGAAGCAGAAAACTTACGAAACT</text:p>
          </table:table-cell>
        </table:table-row>
        <table:table-row table:style-name="ro1">
          <table:table-cell office:value-type="string" calcext:value-type="string">
            <text:p>ACTAATTTTAACATCAGTAACAACGAAACCACCACTAGCAACAGTAGCATTGGAACTCACAAAGAACAACTAAGAAACT</text:p>
          </table:table-cell>
        </table:table-row>
        <table:table-row table:style-name="ro1">
          <table:table-cell office:value-type="string" calcext:value-type="string">
            <text:p>AATGTAAATGTAACTAATGCAACCAACAGTAGT--CCTAACAATGACACTGTGCAAAACCCAGGAGGAGAAATAAAAAACT</text:p>
          </table:table-cell>
        </table:table-row>
        <table:table-row table:style-name="ro1">
          <table:table-cell office:value-type="string" calcext:value-type="string">
            <text:p>ACCTTAAACTGTACTGATGTTACTAAGAACAGTACTGGGACCAATGTTACGTGTGAAAAAAC------------ACAAGCTTTAACAAACT</text:p>
          </table:table-cell>
        </table:table-row>
        <table:table-row table:style-name="ro1">
          <table:table-cell office:value-type="string" calcext:value-type="string">
            <text:p>AATGTAACCACCAGTAGCACTAGTACAAACAACAATAATGTAAACATCACTAGTGAGGGCAAAAACGAACTAAAAAACT</text:p>
          </table:table-cell>
        </table:table-row>
        <table:table-row table:style-name="ro1">
          <table:table-cell office:value-type="string" calcext:value-type="string">
            <text:p>ACTTTAAACTGTACTAATGTAAACAATAGTAGTGCAACCAACAATAGC---------ATGGTGGATGACAGAGAAGGACTAAAAAACT</text:p>
          </table:table-cell>
        </table:table-row>
        <table:table-row table:style-name="ro1">
          <table:table-cell office:value-type="string" calcext:value-type="string">
            <text:p>GAGTTAAACTGTACTGATGTCAAGAATGGAACCACCAATAATGTAGCCATC--AACAATAATAGTAGCGAA-------ATCAAAAATT</text:p>
          </table:table-cell>
        </table:table-row>
        <table:table-row table:style-name="ro1">
          <table:table-cell office:value-type="string" calcext:value-type="string">
            <text:p>CTAACCCCTCTCTGTGTTACTTTAAACTGTACTAATGTACCCAACAATTATACTGATA------------------------------AGGGCAATGAAATCGAAAACT</text:p>
          </table:table-cell>
        </table:table-row>
        <table:table-row table:style-name="ro1">
          <table:table-cell office:value-type="string" calcext:value-type="string">
            <text:p>GAAATCAAAATAACCAACAATAGCATTGTGAATATAACCAGCAATAGCATTGTGAATATAACAGAACAGATGAAAAACT</text:p>
          </table:table-cell>
        </table:table-row>
        <table:table-row table:style-name="ro1">
          <table:table-cell office:value-type="string" calcext:value-type="string">
            <text:p>ACCAGAAGTAATGGTAATAGCACTGCACCTCTCTCAACCACTGCTAGCCCTGCAAGACCCCC---------AGAAGAACTAAGAAACT</text:p>
          </table:table-cell>
        </table:table-row>
        <table:table-row table:style-name="ro1">
          <table:table-cell office:value-type="string" calcext:value-type="string">
            <text:p>GTTACTTTAAAATGTACTGACT---ATAATGGGACTGTGACTAACAAAACCACTGTGGRAA---------ACGCAAGAGAAATAACAAACT</text:p>
          </table:table-cell>
        </table:table-row>
        <table:table-row table:style-name="ro1">
          <table:table-cell office:value-type="string" calcext:value-type="string">
            <text:p>GAGCCAACCAATGGGACAAACAATAGGACAACCAATTGTACTGAAATTGAGCGTAATGGA-AATGAAATCTTAAGAAACT</text:p>
          </table:table-cell>
        </table:table-row>
        <table:table-row table:style-name="ro1">
          <table:table-cell office:value-type="string" calcext:value-type="string">
            <text:p>ACTTTAAACTG---TGTGCCAGCAAATGGCACTAACATAACTGGCTCTGGCACTGTGAATATAACCGA------ACAGATGAAAAACT</text:p>
          </table:table-cell>
        </table:table-row>
        <table:table-row table:style-name="ro1">
          <table:table-cell office:value-type="string" calcext:value-type="string">
            <text:p>GCTACCTTAACCTGTACTAACCGTACTGATACCAACTGCACTACC---CAAATTGGAAAGGAAGGAAGAAGCTTAAAAAACT</text:p>
          </table:table-cell>
        </table:table-row>
        <table:table-row table:style-name="ro1">
          <table:table-cell office:value-type="string" calcext:value-type="string">
            <text:p>CCTCTCTGTGTTACTTTAGATTGTACTGAT---------------------ATTAGCAATAACACAGTGAATATAACTGAAAAAGACCAGATGAAAAACT</text:p>
          </table:table-cell>
        </table:table-row>
        <table:table-row table:style-name="ro1">
          <table:table-cell office:value-type="string" calcext:value-type="string">
            <text:p>ACTGTAACCAATGTAACCAACAATAATACTACAGGAAACAACAGTAGCATTGTAAGTGACCAAGCAGAAATGAAAAATT</text:p>
          </table:table-cell>
        </table:table-row>
        <table:table-row table:style-name="ro1">
          <table:table-cell office:value-type="string" calcext:value-type="string">
            <text:p>TGTGTTACTTTACACTGTACTAATGTA---------------ACCAAAAATAGCAATAATAGCACTGTAAAGGACCCAGGAGAACTAAAAAACT</text:p>
          </table:table-cell>
        </table:table-row>
        <table:table-row table:style-name="ro1">
          <table:table-cell office:value-type="string" calcext:value-type="string">
            <text:p>TGTGTTACTTTAAACTGTACTAATGTGAATAATACTACCAACAATAGC---------------ACAATAGATGACAAAGAAAGCATAAAAAACT</text:p>
          </table:table-cell>
        </table:table-row>
        <table:table-row table:style-name="ro1">
          <table:table-cell office:value-type="string" calcext:value-type="string">
            <text:p>AACCGTACGAGTAATAGCAGTACGAGTACTAAAAACATTACCTTAGAGGAAAATGAATATATAAAAGACTTAAAAAACT</text:p>
          </table:table-cell>
        </table:table-row>
        <table:table-row table:style-name="ro1">
          <table:table-cell office:value-type="string" calcext:value-type="string">
            <text:p>TGTACTGATGTAACTAACAATAGCACTGGTGGTGCAACCAACAATAGAACTGTAGAAGACAAAGAACAACTAAAAAACT</text:p>
          </table:table-cell>
        </table:table-row>
        <table:table-row table:style-name="ro1">
          <table:table-cell office:value-type="string" calcext:value-type="string">
            <text:p>AAAGTTAGCGCTAACA-TGACAGACATAGCTAGAAAAGAAGGCACTGACCTAAAAAACATAACAGACCTGATGGCCAACT</text:p>
          </table:table-cell>
        </table:table-row>
        <table:table-row table:style-name="ro1">
          <table:table-cell office:value-type="string" calcext:value-type="string">
            <text:p>ACAATCACAAGTAGTACTAATGGGACAAATAATAGCACAAATAATACTGTAGCCAATGATAACGGAGACCTAAAAAACT</text:p>
          </table:table-cell>
        </table:table-row>
        <table:table-row table:style-name="ro1">
          <table:table-cell office:value-type="string" calcext:value-type="string">
            <text:p>GGGACCAACAGTACTGGGACCAACAGTACTAGGACCAACGCTACGTGTGACCAAGAAGCAGCAGGAAACTTACGAAACT</text:p>
          </table:table-cell>
        </table:table-row>
        <table:table-row table:style-name="ro1">
          <table:table-cell office:value-type="string" calcext:value-type="string">
            <text:p>TTACACTGTAGTAGTATA---------ACTAATGTAAATTGTACTGGGAATAAAAC-ATGGTGTGCCGAAAAAGAAGAAATGAAAAACT</text:p>
          </table:table-cell>
        </table:table-row>
        <table:table-row table:style-name="ro1">
          <table:table-cell office:value-type="string" calcext:value-type="string">
            <text:p>CCTCTCTGTGTTACTTTAAACTGTACTAATGCAAAATATAATAGAAGTAATGACAATAGC---------------------ACAGGAGAAATAAAAAACT</text:p>
          </table:table-cell>
        </table:table-row>
        <table:table-row table:style-name="ro1">
          <table:table-cell office:value-type="string" calcext:value-type="string">
            <text:p>AGCACTAGTCACAGCACTGTTCCCAAGGCTGTTCCCAGTACTAGTGCTGATGGCTTAGAAGAACCAAAATTAAAAAATT</text:p>
          </table:table-cell>
        </table:table-row>
        <table:table-row table:style-name="ro1">
          <table:table-cell office:value-type="string" calcext:value-type="string">
            <text:p>CTAAACTGCACCAAT---AGCAACAACAGCTACAGCAACAGTAGCACCCAAAGTAGTGATA----TGAATGTGGAAATACAAAACT</text:p>
          </table:table-cell>
        </table:table-row>
        <table:table-row table:style-name="ro1">
          <table:table-cell office:value-type="string" calcext:value-type="string">
            <text:p>AAAAAAAATAGTACTAGTGGAGCTACTCCCTCCACTACTACTATTACTGTGAAGGACCAAGAAGATGAAATGAGAAACT</text:p>
          </table:table-cell>
        </table:table-row>
        <table:table-row table:style-name="ro1">
          <table:table-cell office:value-type="string" calcext:value-type="string">
            <text:p>TTAAACTGTACTAATGTAAACAGTGCTAATCATACTGAGGCCAATAAC------ACTGTAGAAAACAAAGAAGAAATAAAAAACT</text:p>
          </table:table-cell>
        </table:table-row>
        <table:table-row table:style-name="ro1">
          <table:table-cell office:value-type="string" calcext:value-type="string">
            <text:p>TTAAACTGTAGTAGTGTCCCTGAGAACGACAATGGGAACACTACCACTACTGAAACTCCTAT---------AGGGGACTTAAAAAACT</text:p>
          </table:table-cell>
        </table:table-row>
        <table:table-row table:style-name="ro1">
          <table:table-cell office:value-type="string" calcext:value-type="string">
            <text:p>GTAAATGTAACCAACAATAGCACTACTGAAGAAACCAACAATAGCACCTTGGACAGATACAGCAAAGAAATGAAAAACT</text:p>
          </table:table-cell>
        </table:table-row>
        <table:table-row table:style-name="ro1">
          <table:table-cell office:value-type="string" calcext:value-type="string">
            <text:p>CCTCTCTGTGTTACCTTAGATTGTAGTAATAATTCAACCAATAATGGGACTCTGGATAGC------------------------AAAGGAGAAATGAAAAACT</text:p>
          </table:table-cell>
        </table:table-row>
        <table:table-row table:style-name="ro1">
          <table:table-cell office:value-type="string" calcext:value-type="string">
            <text:p>AATGTAACCGTAGCCACCAATAGCAGTAATARTGAAAGCTACAGTGGCACTGTAGATCCCMCTAMAGAACTAAAAAACT</text:p>
          </table:table-cell>
        </table:table-row>
        <table:table-row table:style-name="ro1">
          <table:table-cell office:value-type="string" calcext:value-type="string">
            <text:p>AACAAAAGAAATAATAGCACTGATAATAGCACTGAAACCAACAATAGCACTGTGGATAACCCAGGAGAAATAAAAAACT</text:p>
          </table:table-cell>
        </table:table-row>
        <table:table-row table:style-name="ro1">
          <table:table-cell office:value-type="string" calcext:value-type="string">
            <text:p>ACCTGTACTAATGTAACCAACAATAACAATGCAACCAACAGTAGC---ACTGTAGAGTCCAACAGAGAAGAACTAAGAAACT</text:p>
          </table:table-cell>
        </table:table-row>
        <table:table-row table:style-name="ro1">
          <table:table-cell office:value-type="string" calcext:value-type="string">
            <text:p>TGTACCAATGTCAATTGCACTAGGAGCACTGGGAGCAATAGTAGCACTGAGAACTGTAATG----ACATGGCAGTAAGAAACT</text:p>
          </table:table-cell>
        </table:table-row>
        <table:table-row table:style-name="ro1">
          <table:table-cell office:value-type="string" calcext:value-type="string">
            <text:p>TGTACTAACATAACCAACAACAATAATACTAAGGGAAACAACAATAGCACTGTGGATGGCAAAGAAGAAATGACAAACT</text:p>
          </table:table-cell>
        </table:table-row>
        <table:table-row table:style-name="ro1">
          <table:table-cell office:value-type="string" calcext:value-type="string">
            <text:p>GAAGATGACAAAGCAAACTCGAGCACTAGCAGGGACTTTAGAGCTAGCTTGAAAAACATAACAGAACAGGTGAGAAACT</text:p>
          </table:table-cell>
        </table:table-row>
        <table:table-row table:style-name="ro1">
          <table:table-cell office:value-type="string" calcext:value-type="string">
            <text:p>ACCTTAAACTGTACTACTGTAAACAACACTAGGACTAACACCAATATCACT------------GCAAATCCCAGAGGAGAACTAAGAAACT</text:p>
          </table:table-cell>
        </table:table-row>
        <table:table-row table:style-name="ro1">
          <table:table-cell office:value-type="string" calcext:value-type="string">
            <text:p>GATAATAATGTCAATTGTACTAATGCCAATTGTACTAATAACAGTACCAGGAGCTTAGAAGAAGCAAACTTAAGAAACT</text:p>
          </table:table-cell>
        </table:table-row>
        <table:table-row table:style-name="ro1">
          <table:table-cell office:value-type="string" calcext:value-type="string">
            <text:p>GAGGCCAAGATCAATGACACAGCCAACGCTATCACAACCGGCAATGCCACTATGGTACCCCCAGTAGAAGTGAAAAACT</text:p>
          </table:table-cell>
        </table:table-row>
        <table:table-row table:style-name="ro1">
          <table:table-cell office:value-type="string" calcext:value-type="string">
            <text:p>AGTAATATTACCTTAATTGAGAATAATACCAAGAATTGTACT-----AATGATACTACGGATGCTTGCAACGAAATGAGAAACT</text:p>
          </table:table-cell>
        </table:table-row>
        <table:table-row table:style-name="ro1">
          <table:table-cell office:value-type="string" calcext:value-type="string">
            <text:p>ATCGACAGTACTAATACTGCCAACAGTACTAATATTACTAACACAGTGAATGTGACAGATGGACAAGAAATGAAAAACT</text:p>
          </table:table-cell>
        </table:table-row>
        <table:table-row table:style-name="ro1">
          <table:table-cell office:value-type="string" calcext:value-type="string">
            <text:p>GATGTTAAGGTCAATTGTACTAGGAACAATACTGAGGCCAACAACACTATATGTGAAGAACAAGGTAGCTTAAAAAACT</text:p>
          </table:table-cell>
        </table:table-row>
        <table:table-row table:style-name="ro1">
          <table:table-cell office:value-type="string" calcext:value-type="string">
            <text:p>ACTAATGTTACCAGCACAGGAATTGAAAATAATACAGAGTCCACCAATAGC------------ACAGTGGAGGCCAAAGAAATGACAAACT</text:p>
          </table:table-cell>
        </table:table-row>
        <table:table-row table:style-name="ro1">
          <table:table-cell office:value-type="string" calcext:value-type="string">
            <text:p>TGTGTTACTTTAAACTGTACTGATGCAAATG-------------TAACCACAGTAGCCAACGAA--AGCGTGAGTGCCCAAGAAATAAAAAACT</text:p>
          </table:table-cell>
        </table:table-row>
        <table:table-row table:style-name="ro1">
          <table:table-cell office:value-type="string" calcext:value-type="string">
            <text:p>AGTAGCAATAATAATACAAGCAG--TAATAATACAAACAGCAATAGCACTGTAAAAGAGTACACAGACCAACTAAGAAACT</text:p>
          </table:table-cell>
        </table:table-row>
        <table:table-row table:style-name="ro1">
          <table:table-cell office:value-type="string" calcext:value-type="string">
            <text:p>ACTAAAGCCAGCAGTACTAACAGTCCTAAGCCTGAGACCACCACTATGCGTGTAGAAGAAGAATGCGACTTAAAAAATT</text:p>
          </table:table-cell>
        </table:table-row>
        <table:table-row table:style-name="ro1">
          <table:table-cell office:value-type="string" calcext:value-type="string">
            <text:p>AATAATGGTAATTTAAACTATACTGATGCCAATGG--GGAAAAAATAAATGCCAATGCCAGTGGGATGGAAATGAAAAACT</text:p>
          </table:table-cell>
        </table:table-row>
        <table:table-row table:style-name="ro1">
          <table:table-cell office:value-type="string" calcext:value-type="string">
            <text:p>CTCTGTGTTACTTTAAACTGTACTGAGATAAA---------------CAATAATAGTACTCGGAATATCACTGAGGAGTACAGA---ATGACAAACT</text:p>
          </table:table-cell>
        </table:table-row>
        <table:table-row table:style-name="ro1">
          <table:table-cell office:value-type="string" calcext:value-type="string">
            <text:p>GTAACCAGCAATAGCACCAATAGCACTAATGGTGTGACCAACAATAGCACTGTAGATTACAGAGAACAACTAAAAAATT</text:p>
          </table:table-cell>
        </table:table-row>
        <table:table-row table:style-name="ro1">
          <table:table-cell office:value-type="string" calcext:value-type="string">
            <text:p>ACTTTAACCTGTGCTAATGTAACCAACAATAACACTGTAACCAACAATAACACTG------------TAGACAAAGGAGAACTAAAAAACT</text:p>
          </table:table-cell>
        </table:table-row>
        <table:table-row table:style-name="ro1">
          <table:table-cell office:value-type="string" calcext:value-type="string">
            <text:p>TGTACTAATGTAACTAATGTAACTGACAGTGTTGGAACCAACAGTAGACTTAAAGGTTACAAAGAAGAACTAAAAAACT</text:p>
          </table:table-cell>
        </table:table-row>
        <table:table-row table:style-name="ro1">
          <table:table-cell office:value-type="string" calcext:value-type="string">
            <text:p>GTAACCTACAATAGCACCAATAGCACTAATGGGGTAGACAACAATAGCACTGTACAGTACAAAGAACAACTAAAAAACT</text:p>
          </table:table-cell>
        </table:table-row>
        <table:table-row table:style-name="ro1">
          <table:table-cell office:value-type="string" calcext:value-type="string">
            <text:p>AACTGTACTGATGCCACTTATATTGGGAACTACACTAAGACCAACTATACATGTGA------------AGAAAAGGACAAAATAGTAAACT</text:p>
          </table:table-cell>
        </table:table-row>
        <table:table-row table:style-name="ro1">
          <table:table-cell office:value-type="string" calcext:value-type="string">
            <text:p>ACCAATAGCAATAATAATACAAGCAG--TAATAATACAAGCAGCAATAGCTCTCTAGAGTACCAAAACCAACTACAAAACT</text:p>
          </table:table-cell>
        </table:table-row>
        <table:table-row table:style-name="ro1">
          <table:table-cell office:value-type="string" calcext:value-type="string">
            <text:p>TGTACAAATGTAACCAGAACCTCCAATAATCCTTTAACCTCCACTAATAATATTACTGGGGAATCCA---------------ACATGAGAAACT</text:p>
          </table:table-cell>
        </table:table-row>
        <table:table-row table:style-name="ro1">
          <table:table-cell office:value-type="string" calcext:value-type="string">
            <text:p>AAAAATGGGACAACCAACAATAAAACTGTGAATGGAACCAACAATGGAACGGTGGATGACGAAGGAAACATAAAAAACT</text:p>
          </table:table-cell>
        </table:table-row>
        <table:table-row table:style-name="ro1">
          <table:table-cell office:value-type="string" calcext:value-type="string">
            <text:p>ACCTGTACTAATGTAACCAACAA---TAGCACTAATAAAACAGACAACAGTAGCACTGTAGACAAAGGAGAACTAAAAAACT</text:p>
          </table:table-cell>
        </table:table-row>
        <table:table-row table:style-name="ro1">
          <table:table-cell office:value-type="string" calcext:value-type="string">
            <text:p>ACTTTAAACTGTACTAATGTAAACAATAGTAGTGCAACCAACAATAGC---------ATGGTGGATGACAGAGAAGGACTAAAAAACT</text:p>
          </table:table-cell>
        </table:table-row>
        <table:table-row table:style-name="ro1">
          <table:table-cell office:value-type="string" calcext:value-type="string">
            <text:p>AATGTCACCACCACCACTAATGGTACTATAGATAATAGCAATAATATCACGGTGGATGGTAAAGAAGAAATAACCAATT</text:p>
          </table:table-cell>
        </table:table-row>
        <table:table-row table:style-name="ro1">
          <table:table-cell office:value-type="string" calcext:value-type="string">
            <text:p>AACTGTACTAATATCAACAATAGCACTAG---CAGTACAGGTAACGGTAGCAGTGTAGCTGCCCAAGAAGAACTAAGAAACT</text:p>
          </table:table-cell>
        </table:table-row>
        <table:table-row table:style-name="ro1">
          <table:table-cell office:value-type="string" calcext:value-type="string">
            <text:p>ACCAACAATAACACTGTAGAGAACAATAGAACTGCAGAGTCCAGTGACACTGCAGAGTACACAGAACAACTAAAAAACT</text:p>
          </table:table-cell>
        </table:table-row>
        <table:table-row table:style-name="ro1">
          <table:table-cell office:value-type="string" calcext:value-type="string">
            <text:p>AACTGTACTAACGTAAACTGTACTACTAGTTGTATTGGTAACACTAGTAG---CCCTGTGAATAGAGAAGAAATAAAAAACT</text:p>
          </table:table-cell>
        </table:table-row>
        <table:table-row table:style-name="ro1">
          <table:table-cell office:value-type="string" calcext:value-type="string">
            <text:p>AATGTAACCACCAGTAGCACTAGTACAAACAACAATAATGTAAACATCACTAGTGAGGGCAAAAACGAACTAAAAAACT</text:p>
          </table:table-cell>
        </table:table-row>
        <table:table-row table:style-name="ro1">
          <table:table-cell office:value-type="string" calcext:value-type="string">
            <text:p>TGTGTTTCTTTAAACTGTACTGATGTAAACAA------------AAATGGCACTGATAAGGGGAATATAACAGAAACAGGA---ATGAGAAACT</text:p>
          </table:table-cell>
        </table:table-row>
        <table:table-row table:style-name="ro1">
          <table:table-cell office:value-type="string" calcext:value-type="string">
            <text:p>TGTAGTCATAATGTCACTTGTACTAACTGTGCTGGTACTAATGGTACTGCAGAAGGAGGAAAAGGTGACTTAAGAAACT</text:p>
          </table:table-cell>
        </table:table-row>
        <table:table-row table:style-name="ro1">
          <table:table-cell office:value-type="string" calcext:value-type="string">
            <text:p>AATGTAACCTACAATTGTAGTAACACTGAGAGTAACCCTGGGAATAACACTGTGTGTAAAAGTGAAGACATGAAAAACT</text:p>
          </table:table-cell>
        </table:table-row>
        <table:table-row table:style-name="ro1">
          <table:table-cell office:value-type="string" calcext:value-type="string">
            <text:p>TGTACTACTGTCAATAATGGGACTAGAGTAAATGGGAACAACATTACGGATACAGGGGGAACAAATGAATTAACAAGCT</text:p>
          </table:table-cell>
        </table:table-row>
        <table:table-row table:style-name="ro1">
          <table:table-cell office:value-type="string" calcext:value-type="string">
            <text:p>TGTGTTACCTTAAACTGTAAAAA---GGCTAATATCACTTGTACCAACTCTTGTGAAGAAGAAATAGCTA------------ACTTAAAAAACT</text:p>
          </table:table-cell>
        </table:table-row>
        <table:table-row table:style-name="ro1">
          <table:table-cell office:value-type="string" calcext:value-type="string">
            <text:p>AAGAACAGTACTGACACAAGTAATGCCACTACTCAAAACTATACATGTAAAGGAGAAGAAGCAAAAAACTTAAAAAACT</text:p>
          </table:table-cell>
        </table:table-row>
        <table:table-row table:style-name="ro1">
          <table:table-cell office:value-type="string" calcext:value-type="string">
            <text:p>ACTTTAAATTGTACTAATGCAACCTGTAATAATTGTAACAACAGTACTGAGAACAGAAT---------CAGTGGAGAAATGAGGAACT</text:p>
          </table:table-cell>
        </table:table-row>
        <table:table-row table:style-name="ro1">
          <table:table-cell office:value-type="string" calcext:value-type="string">
            <text:p>GTAACCAACAGTAGCACCAATAGCACTAATGGTGTAACCAACAATAGCACTGTAAATTACAGAGAACGACTAAAAAACT</text:p>
          </table:table-cell>
        </table:table-row>
        <table:table-row table:style-name="ro1">
          <table:table-cell office:value-type="string" calcext:value-type="string">
            <text:p>CCTCTCTGTGTTACCTTAGATTGTAGTAATAATTCAACCAATAATGGGACTCTGGATAGC------------------------AAAGGAGAAATGAAAAACT</text:p>
          </table:table-cell>
        </table:table-row>
        <table:table-row table:style-name="ro1">
          <table:table-cell office:value-type="string" calcext:value-type="string">
            <text:p>TTAGACTGTGCTAATATAACCAACAATGTTACTRAAGACAATAGCACTRRTG---------TAAAGGCTRAAGGAGAACTAAAAAACT</text:p>
          </table:table-cell>
        </table:table-row>
        <table:table-row table:style-name="ro1">
          <table:table-cell office:value-type="string" calcext:value-type="string">
            <text:p>GTAAACACCACCAGCTGTACTAACAACACCACCACTAAGAATACCACTGTTGACACTATGTGTGATAGTATGACAAACT</text:p>
          </table:table-cell>
        </table:table-row>
        <table:table-row table:style-name="ro1">
          <table:table-cell office:value-type="string" calcext:value-type="string">
            <text:p>AACTGTAGTAACAATTGTACTATCTCTGGGAATAGCACTATCTCTGGGAATAGCAGTGAGTGTA---------------AAGAAATGAGAAATT</text:p>
          </table:table-cell>
        </table:table-row>
        <table:table-row table:style-name="ro1">
          <table:table-cell office:value-type="string" calcext:value-type="string">
            <text:p>AACTGTACTAATGT---CAATAAAACTGAAACCAATGACAAT------AAAACTATAGCCAACAGTACCTTTGCAGAACTAAAAAACT</text:p>
          </table:table-cell>
        </table:table-row>
        <table:table-row table:style-name="ro1">
          <table:table-cell office:value-type="string" calcext:value-type="string">
            <text:p>GCTACAAAAAACAATGAGACAGTAACAATAAATAACAGTACTACAAGCAACCTAACAGGAGAAAACCCATTCGTAAACT</text:p>
          </table:table-cell>
        </table:table-row>
        <table:table-row table:style-name="ro1">
          <table:table-cell office:value-type="string" calcext:value-type="string">
            <text:p>TGTACTAGAAAGCATCCCAATGGCACTGTGGATTACAATAGCACTGTGGATAACAGTAGCTGTGAAAT------------------AATAAAAAACT</text:p>
          </table:table-cell>
        </table:table-row>
        <table:table-row table:style-name="ro1">
          <table:table-cell office:value-type="string" calcext:value-type="string">
            <text:p>GATAATGTCACTGTGARCAATGTCACTGTGAACAGTAATGTCACTGTGAACAATTCTATAG---CAAGAGACTTAAAAAACT</text:p>
          </table:table-cell>
        </table:table-row>
        <table:table-row table:style-name="ro1">
          <table:table-cell office:value-type="string" calcext:value-type="string">
            <text:p>ATTTGTACTAATGTAACCAACAA---TAGCACTGATGTAATCAACAATAGCACTGTAAAGGACCAATCAGAACTAAAAAACT</text:p>
          </table:table-cell>
        </table:table-row>
        <table:table-row table:style-name="ro1">
          <table:table-cell office:value-type="string" calcext:value-type="string">
            <text:p>CTCTGTGTTACTTTAAACTGTACTAATGTG---------ACTAATGTAATCAACAGTAGCAAG---------GTAGGTGACACAGGCCTAAAAAACT</text:p>
          </table:table-cell>
        </table:table-row>
        <table:table-row table:style-name="ro1">
          <table:table-cell office:value-type="string" calcext:value-type="string">
            <text:p>TGTGAGAACAATACTAGGGACACCACTAGTAATAGGAACAACACGTGTGACCGAGAAGAAACAGAAAACTTAAGAAACT</text:p>
          </table:table-cell>
        </table:table-row>
        <table:table-row table:style-name="ro1">
          <table:table-cell office:value-type="string" calcext:value-type="string">
            <text:p>TGTACTGATGTAAAAGACAATAACAGTAATAGTACAAACAACAATAGCAGTGTAGAAGAACTAAAAAACCTAAAAAACT</text:p>
          </table:table-cell>
        </table:table-row>
        <table:table-row table:style-name="ro1">
          <table:table-cell office:value-type="string" calcext:value-type="string">
            <text:p>AACTGTACTGATGTAAAATGCAA---TAATGTAACCTGTAATAATGTAATCAATGTAACTGAGACAGCAGAAATGAAAAACT</text:p>
          </table:table-cell>
        </table:table-row>
        <table:table-row table:style-name="ro1">
          <table:table-cell office:value-type="string" calcext:value-type="string">
            <text:p>GCTGTCAATTGTACTAGGAACAATAATAGTACTGAGGCCAACGACACTACATGTGAAGAACAAGGTAGCTTAAAAAACT</text:p>
          </table:table-cell>
        </table:table-row>
        <table:table-row table:style-name="ro1">
          <table:table-cell office:value-type="string" calcext:value-type="string">
            <text:p>AATTGCACTAGGAACAGTACTAATGCCAATAGTAGTAATAGGAACTGTACTGACATGGAAGTAGAAAACTTAAGAAACT</text:p>
          </table:table-cell>
        </table:table-row>
        <table:table-row table:style-name="ro1">
          <table:table-cell office:value-type="string" calcext:value-type="string">
            <text:p>GTAAACTGTAATAATAGTACCAGTACCAACAATTGTACTGTAGATAATAGCACTGTGAATAACGACGAGAGAACAAACT</text:p>
          </table:table-cell>
        </table:table-row>
        <table:table-row table:style-name="ro1">
          <table:table-cell office:value-type="string" calcext:value-type="string">
            <text:p>GCTTTAAACTGTACTAATAGCACTATGGGAAACAATGGGAACACCACCTCTTTGGGTGAACAACAAGAACTGAGAAACT</text:p>
          </table:table-cell>
        </table:table-row>
        <table:table-row table:style-name="ro1">
          <table:table-cell office:value-type="string" calcext:value-type="string">
            <text:p>AATGTAACCACCAGTAGCACTAGTACAAACAACAATAATGTAAACATCACTAGTGAGGGCAAAAACGAACTAAAAAACT</text:p>
          </table:table-cell>
        </table:table-row>
        <table:table-row table:style-name="ro1">
          <table:table-cell office:value-type="string" calcext:value-type="string">
            <text:p>TGTACAGATGTTAGCAAAAGTACTGTTAATGGTACACTTGGTAAGACAGTTGATAATAGTAGCAAG-GAAATAAGTAATT</text:p>
          </table:table-cell>
        </table:table-row>
        <table:table-row table:style-name="ro1">
          <table:table-cell office:value-type="string" calcext:value-type="string">
            <text:p>AACAATAGCCTAACCCATAGCCCTAACATATCCCATGACTATAACATAATAGGAAATATAACAGATGAAGTAAAAAACT</text:p>
          </table:table-cell>
        </table:table-row>
        <table:table-row table:style-name="ro1">
          <table:table-cell office:value-type="string" calcext:value-type="string">
            <text:p>AATTGTACTAATGTTGGAGGTTCAGAACATTGGATCCATACCAATAACCACAATGAAA------------ATAACAAGGAAATAAGAAATT</text:p>
          </table:table-cell>
        </table:table-row>
        <table:table-row table:style-name="ro1">
          <table:table-cell office:value-type="string" calcext:value-type="string">
            <text:p>GTCACTTTAAACTGTAC------------AAATATTAACAGTAATAGTAGCAGTATAGGTACCCCTGAAGACATGAAGGAAATGAAGAATT</text:p>
          </table:table-cell>
        </table:table-row>
        <table:table-row table:style-name="ro1">
          <table:table-cell office:value-type="string" calcext:value-type="string">
            <text:p>AGTAATAATAGCAGTAATAGCAGTAATAGTAGTAGTAATAGTAATGGTACCCTTGAAGACATGAAGGAAATGAAGAATT</text:p>
          </table:table-cell>
        </table:table-row>
        <table:table-row table:style-name="ro1">
          <table:table-cell office:value-type="string" calcext:value-type="string">
            <text:p>ACTTTAAMATGT---------GGAAAAGCTAATRATARCAAGACCTCYGGAGRTMCCCTTAATRAGGGCGAKARGGAAATRAMAAATT</text:p>
          </table:table-cell>
        </table:table-row>
        <table:table-row table:style-name="ro1">
          <table:table-cell office:value-type="string" calcext:value-type="string">
            <text:p>AATTGTTCCTGTGGGAAAAAGAATTGTAGTTATGCCCAAAAAAATACC--------CACAATTAAGGGGATGAGGAAATATAAAATT</text:p>
          </table:table-cell>
        </table:table-row>
        <table:table-row table:style-name="ro1">
          <table:table-cell office:value-type="string" calcext:value-type="string">
            <text:p>ACCTTAACCTGTAC---------AAATGTTACTAATAACCAGACCTCCATTGGGAACCTGACCTACAATGGGGAGGAAATAAAAAATT</text:p>
          </table:table-cell>
        </table:table-row>
        <table:table-row table:style-name="ro1">
          <table:table-cell office:value-type="string" calcext:value-type="string">
            <text:p>AATTGTAGAAATGTTACAACCAATGGTACAGTAACCCACGGTAATACCTACAAATATA------ACAAGGAAGAACTAAAAAACT</text:p>
          </table:table-cell>
        </table:table-row>
        <table:table-row table:style-name="ro1">
          <table:table-cell office:value-type="string" calcext:value-type="string">
            <text:p>TTACACTGTAACAGTACATTGAACAATAACAATACCACAGCCAATGTCTCTAACCAAACA------GAAGATGAAGTAAAAAACT</text:p>
          </table:table-cell>
        </table:table-row>
        <table:table-row table:style-name="ro1">
          <table:table-cell office:value-type="string" calcext:value-type="string">
            <text:p>CTAACCAATGCTAATATAACCCAAGACAACACAACTAGTGCCCTTGAAATAGAAAATGTAAAAAATGAAGTAAAAAATT</text:p>
          </table:table-cell>
        </table:table-row>
        <table:table-row table:style-name="ro1">
          <table:table-cell office:value-type="string" calcext:value-type="string">
            <text:p>AATGCTGAGTGGACCAATGTCAATATCACAACCAATGGCAATAATAGCATAGGAAATATAACAGATGAAGTAAGAAACT</text:p>
          </table:table-cell>
        </table:table-row>
        <table:table-row table:style-name="ro1">
          <table:table-cell office:value-type="string" calcext:value-type="string">
            <text:p>AATTGCACTAATT---------ATAATATGACCAGGAATGGGACAGTGGGCATGAATATGACAATGGAGGAAGGAGAAATAAAGAACT</text:p>
          </table:table-cell>
        </table:table-row>
        <table:table-row table:style-name="ro1">
          <table:table-cell office:value-type="string" calcext:value-type="string">
            <text:p>CCACTCTGTGTTACTTTGAATTGCACTAAGT---------------------ATAAGAGGACCGAGAATATGACAATGGAGGAAGGAAAAATGAAGAACT</text:p>
          </table:table-cell>
        </table:table-row>
        <table:table-row table:style-name="ro1">
          <table:table-cell office:value-type="string" calcext:value-type="string">
            <text:p>AATTATAATAATACCAAGAATACGACTAAGACCAATAAT-GTGACGCAGGA--TACCATGGAGAGAGGAGAAATAAAGAACT</text:p>
          </table:table-cell>
        </table:table-row>
        <table:table-row table:style-name="ro1">
          <table:table-cell office:value-type="string" calcext:value-type="string">
            <text:p>TTAACCCCACTCTGTGTTACTTTAAATTGCAATAATT---------------ATACTAATAAAACCCACGAGGAAGTG------------CAGGAAATGAAAAACT</text:p>
          </table:table-cell>
        </table:table-row>
        <table:table-row table:style-name="ro1">
          <table:table-cell office:value-type="string" calcext:value-type="string">
            <text:p>ACTAATT---------ATAATAGGACCAACAATATGACAGTGGATAGGACCAACAATATGACAATGGGGGAAGGAGAAATGAAGAACT</text:p>
          </table:table-cell>
        </table:table-row>
        <table:table-row table:style-name="ro1">
          <table:table-cell office:value-type="string" calcext:value-type="string">
            <text:p>CCACTCTGTGTTACTTTGAATTGCAC---------------------TACTTATAATAAGACCGAGAATGTGACAATGGAGGAAGTAAATATGAAGAACT</text:p>
          </table:table-cell>
        </table:table-row>
        <table:table-row table:style-name="ro1">
          <table:table-cell office:value-type="string" calcext:value-type="string">
            <text:p>AATGATCATAATGTAACGGATGATCATAATGTAACGGATGATCATAATGTAACGGAGGAAGTACAGGAAATGAAAAACT</text:p>
          </table:table-cell>
        </table:table-row>
        <table:table-row table:style-name="ro1">
          <table:table-cell office:value-type="string" calcext:value-type="string">
            <text:p>TGCACTAATTATAATAATACCAAGAATGTGATGAAGGATACCATGAATATGACAATGGAGAAAGGAGAAATAAAGAACT</text:p>
          </table:table-cell>
        </table:table-row>
        <table:table-row table:style-name="ro1">
          <table:table-cell office:value-type="string" calcext:value-type="string">
            <text:p>ACTTTAAATTGT---------AGCAACGCCCCTAACACCTCTAGTACTAACGCCTCTGTATTCGGGAATATGCCAGAAATAAAAAACT</text:p>
          </table:table-cell>
        </table:table-row>
        <table:table-row table:style-name="ro1">
          <table:table-cell office:value-type="string" calcext:value-type="string">
            <text:p>TGCGTTACTTTAAACTGTAGCCAC------AACATCTCTAACCACCACAACATATCTAATGATATGGT---------AGGGGAAATAAAAAACT</text:p>
          </table:table-cell>
        </table:table-row>
        <table:table-row table:style-name="ro1">
          <table:table-cell office:value-type="string" calcext:value-type="string">
            <text:p>GTTACTTTAGACTGTAGCCACAACTTCACCAGTAGCCACAACTTCACCAAGGCCAATATCACT------------------------GAAGAGATGAAAAACT</text:p>
          </table:table-cell>
        </table:table-row>
        <table:table-row table:style-name="ro1">
          <table:table-cell office:value-type="string" calcext:value-type="string">
            <text:p>CTCTGTGTCACTTTAGATTGTAGCAATGTTAGTAAGAATAGGAGTGACAACAGT-----------AATGATGCCTGGGAACA-------AAAAAATT</text:p>
          </table:table-cell>
        </table:table-row>
        <table:table-row table:style-name="ro1">
          <table:table-cell office:value-type="string" calcext:value-type="string">
            <text:p>GYTAAGGTTAATGATACTGGTGGCCACTATACTGAAAAAATGGAGGGAAGAATAAACATGACGGAAGAAATCAAAAATT</text:p>
          </table:table-cell>
        </table:table-row>
        <table:table-row table:style-name="ro1">
          <table:table-cell office:value-type="string" calcext:value-type="string">
            <text:p>AGCAACGCTTCTGCCAATGTCAGCAGCGCTTCTGCCAATGACAACAATACTCTGGAGGAACCGGGGACAGTGCAAAATT</text:p>
          </table:table-cell>
        </table:table-row>
        <table:table-row table:style-name="ro1">
          <table:table-cell office:value-type="string" calcext:value-type="string">
            <text:p>ACGAATGCTAACAGCACGAATGCTAACAGAACGAATATCCACAATGATACCATAGAGATGAGGGAAGAAATAAAAAATT</text:p>
          </table:table-cell>
        </table:table-row>
        <table:table-row table:style-name="ro1">
          <table:table-cell office:value-type="string" calcext:value-type="string">
            <text:p>GTTACTTTACAATGCAGCAATATCAATAATGCCACAAACAACAACA----------CAGAAT--TAGAGGACAAGGAAGGAATAAAAAACT</text:p>
          </table:table-cell>
        </table:table-row>
        <table:table-row table:style-name="ro1">
          <table:table-cell office:value-type="string" calcext:value-type="string">
            <text:p>CTCTGCGTTACTTTACAATGTAGCGAGATCACTAATGCCACCAACAC------------------AACAGTCGAGGACAGGGAAGGAATAAAAAACT</text:p>
          </table:table-cell>
        </table:table-row>
        <table:table-row table:style-name="ro1">
          <table:table-cell office:value-type="string" calcext:value-type="string">
            <text:p>GTTACTTTACAATGTAACAATATCACTGATGACACAAA------------CAGCAGCACAGTCAGAGGGGACAGTGAAGAAATAAAAAACT</text:p>
          </table:table-cell>
        </table:table-row>
        <table:table-row table:style-name="ro1">
          <table:table-cell office:value-type="string" calcext:value-type="string">
            <text:p>ACTTTAAATTGTAGTGATMTCAGTGTCAATAACACAAAGGTCAACGTCAGC------------ATAGAGGRCAAGGAAGCAATGAAAAACT</text:p>
          </table:table-cell>
        </table:table-row>
        <table:table-row table:style-name="ro1">
          <table:table-cell office:value-type="string" calcext:value-type="string">
            <text:p>TAGCAATATCA--CCTAATGCCAACAACAACAACACAGTCAGAGGGSYACTGATAGAGAGCAGAGAAGGAATCATAAAACT</text:p>
          </table:table-cell>
        </table:table-row>
        <table:table-row table:style-name="ro1">
          <table:table-cell office:value-type="string" calcext:value-type="string">
            <text:p>ACAGATGCTACTAACAGTACTGCTACTAACAGTACTGGGAATAATAAGACAATGGAGGGAGGAATAGAAATGAAAAATT</text:p>
          </table:table-cell>
        </table:table-row>
        <table:table-row table:style-name="ro1">
          <table:table-cell office:value-type="string" calcext:value-type="string">
            <text:p>AAGGGAAGCAATAATGTTACTAATGGGAGCAATAATGTTACTAATGGGACAAYRGARGGGGGAGGAGAAATGAAAAATT</text:p>
          </table:table-cell>
        </table:table-row>
        <table:table-row table:style-name="ro1">
          <table:table-cell office:value-type="string" calcext:value-type="string">
            <text:p>AATAATRTGACTAAGTCGGGTACTAATAGCACCAGTAATAGGACCTTGGGAATGATGGAGGAAGGAGAACTAAAAAATT</text:p>
          </table:table-cell>
        </table:table-row>
        <table:table-row table:style-name="ro1">
          <table:table-cell office:value-type="string" calcext:value-type="string">
            <text:p>ACTACTAGCACCACTGCGACTAGCACCACTAGTAGTAGCACCACTAGTAGTAGCAGAGATAAAGAAGAATTCAAAAATT</text:p>
          </table:table-cell>
        </table:table-row>
        <table:table-row table:style-name="ro1">
          <table:table-cell office:value-type="string" calcext:value-type="string">
            <text:p>AGTAATATAAACATCAATAGCACAGGAAATACAACAAACAACAATAGCACTGTAAATAACAGAGAAGAAATAAAAAACT</text:p>
          </table:table-cell>
        </table:table-row>
        <table:table-row table:style-name="ro1">
          <table:table-cell office:value-type="string" calcext:value-type="string">
            <text:p>AACTGTAGTCATAGCATCAACAATAGTACTGAAAAGAACAACAATACCATTGCAAATGGCTGCCAAAGAATAAAAAACT</text:p>
          </table:table-cell>
        </table:table-row>
        <table:table-row table:style-name="ro1">
          <table:table-cell office:value-type="string" calcext:value-type="string">
            <text:p>AACTGTACTAATGT---TAATGAAACTAAKAATAATAATACTACTCCTAGTAGCCCTGTGAACAAAGAAGAAATAAAAAACT</text:p>
          </table:table-cell>
        </table:table-row>
        <table:table-row table:style-name="ro1">
          <table:table-cell office:value-type="string" calcext:value-type="string">
            <text:p>ACCATCAATATGACAGGAAACAGCAATAGTAATACAACCAACAATAGTACTGTG-----GATAGTGTAGA----AGATATGAAAAATT</text:p>
          </table:table-cell>
        </table:table-row>
        <table:table-row table:style-name="ro1">
          <table:table-cell office:value-type="string" calcext:value-type="string">
            <text:p>ATTACTGGAGTAACCAACAATACTAGCACTGAAGAAGCCAACAATATYACCAAAGGAATGGCTGAYGAAATGAGAAACT</text:p>
          </table:table-cell>
        </table:table-row>
        <table:table-row table:style-name="ro1">
          <table:table-cell office:value-type="string" calcext:value-type="string">
            <text:p>AGTAATGTGACCAGCACTGGGAACAGTGCTGGGACCAACGCTACGTGTAACATAGAAGAAGCAAACAACTTAAAAAACT</text:p>
          </table:table-cell>
        </table:table-row>
        <table:table-row table:style-name="ro1">
          <table:table-cell office:value-type="string" calcext:value-type="string">
            <text:p>GCTTAGGAGAGGAGATAGGCCCCTCTCCGAAGCAGGAGCCGAGGGAAAAGGAATCACCTCCTTTAGCCTCCCTCAAATC</text:p>
          </table:table-cell>
        </table:table-row>
        <table:table-row table:style-name="ro1">
          <table:table-cell office:value-type="string" calcext:value-type="string">
            <text:p>RCTAATGGAACCAATGGTAATAGCACTACTGAAGATGGTAATAGCACTACTGTAGATGCTGCAGGAGAACTAAAAAACT</text:p>
          </table:table-cell>
        </table:table-row>
        <table:table-row table:style-name="ro1">
          <table:table-cell office:value-type="string" calcext:value-type="string">
            <text:p>ACCTACCATAATAATATCACCAACCATAATAACACCAACAGCAACAAC------ACGCTTATCAAGGAGGGGGAAATAAGAAACT</text:p>
          </table:table-cell>
        </table:table-row>
        <table:table-row table:style-name="ro1">
          <table:table-cell office:value-type="string" calcext:value-type="string">
            <text:p>ACCCCTCTCTGCGTTACTTTAAAATG------------------------TACCAACGCAACCACCAACATAACGGAGAACATGAACGGAGAAATAAAAAACT</text:p>
          </table:table-cell>
        </table:table-row>
        <table:table-row table:style-name="ro1">
          <table:table-cell office:value-type="string" calcext:value-type="string">
            <text:p>TTAGATTGTAGTCAC------AATGTCACCTACAAAACAGGGAGCAATGTCACCAGCATAACAGGGAACGAAGAAATAAAAAACT</text:p>
          </table:table-cell>
        </table:table-row>
        <table:table-row table:style-name="ro1">
          <table:table-cell office:value-type="string" calcext:value-type="string">
            <text:p>TTAAATTGT------------AGCAATGTCAATGTCAGCAACACGGCCAATACCACCATAACAGAGGACATGATAGGAGAAATAAAAAACT</text:p>
          </table:table-cell>
        </table:table-row>
        <table:table-row table:style-name="ro1">
          <table:table-cell office:value-type="string" calcext:value-type="string">
            <text:p>GCCAATGTYAACACAAATAATGACAGCAACACAAATAATGACAGCAAAATTGAGGACATGG---TAGGAGAAATAAAAAACT</text:p>
          </table:table-cell>
        </table:table-row>
        <table:table-row table:style-name="ro1">
          <table:table-cell office:value-type="string" calcext:value-type="string">
            <text:p>TGCGTTACTTTAAATTGTCATAATATCAACAGCACTACCAACATAACAGGGAACGGC---------------ATGGAAGGAGAAATAAAAAACT</text:p>
          </table:table-cell>
        </table:table-row>
        <table:table-row table:style-name="ro1">
          <table:table-cell office:value-type="string" calcext:value-type="string">
            <text:p>GCCACCATAAGTATCAATGCAACGAATGCCAACATAACGAATGCTACAGACTTAGTGAAGACAGAAGAAATAAAAAACT</text:p>
          </table:table-cell>
        </table:table-row>
        <table:table-row table:style-name="ro1">
          <table:table-cell office:value-type="string" calcext:value-type="string">
            <text:p>TGCGTTACTTTACACTG------------------TAGCAATGCCAACATAACGGAAGGAGAAATAAACATAACGGAAACTGAAGAAATAAAAAACT</text:p>
          </table:table-cell>
        </table:table-row>
        <table:table-row table:style-name="ro1">
          <table:table-cell office:value-type="string" calcext:value-type="string">
            <text:p>CCTCTCTGCGTTACTTTAAATTG------------------TACCAATGCCAACATAAACATATCGGGCTCTATCA---ACATAACGGAAGTAAAAAACT</text:p>
          </table:table-cell>
        </table:table-row>
        <table:table-row table:style-name="ro1">
          <table:table-cell office:value-type="string" calcext:value-type="string">
            <text:p>TGCGTTACTTTAAATTGTCATAATATCAACAGCACTACCAACATAACAGGGAACGGC---------------ATGGAAGGAGAAATAAAAAACT</text:p>
          </table:table-cell>
        </table:table-row>
        <table:table-row table:style-name="ro1">
          <table:table-cell office:value-type="string" calcext:value-type="string">
            <text:p>ACCACTCCCAACAATGCCACTGCCAGCAATGGCACTTTCAACAATATCACTGTCAACATAACAGATGAAATAAAAAACT</text:p>
          </table:table-cell>
        </table:table-row>
        <table:table-row table:style-name="ro1">
          <table:table-cell office:value-type="string" calcext:value-type="string">
            <text:p>AATGCCAATTTCACCTATGCCAATTTCACCAATGACAATTCCAACAAGAGCATTGACATGAAAGAAGAAATAAAAAACT</text:p>
          </table:table-cell>
        </table:table-row>
        <table:table-row table:style-name="ro1">
          <table:table-cell office:value-type="string" calcext:value-type="string">
            <text:p>CTCTGCGTTACTTTAACTTGTAATAACATAACACACCCCAACAGAAC--------------GGAGAATAACA----TGAAAGGAGAAATAAAAAACT</text:p>
          </table:table-cell>
        </table:table-row>
        <table:table-row table:style-name="ro1">
          <table:table-cell office:value-type="string" calcext:value-type="string">
            <text:p>ACTTTACATTGTAACGATGTAAGGAACGATACCAA---------------CAAAAGAACCATAATGGAGGACATGAAAGGAGAAATAAAAAACT</text:p>
          </table:table-cell>
        </table:table-row>
        <table:table-row table:style-name="ro1">
          <table:table-cell office:value-type="string" calcext:value-type="string">
            <text:p>ACTTTAAATTGTAGCAATGCCAACACAACAGGCAATGTCAACATAACAGGGGACAACAT---------GAATGGAGAAATAAAAAACT</text:p>
          </table:table-cell>
        </table:table-row>
        <table:table-row table:style-name="ro1">
          <table:table-cell office:value-type="string" calcext:value-type="string">
            <text:p>TGCGTTACTTTAGAGTGTAGCAATGTCAA---------------CAAAACAAGCACCAACTTAACAGATAGCATGATAGGAGAAATAAAAAACT</text:p>
          </table:table-cell>
        </table:table-row>
        <table:table-row table:style-name="ro1">
          <table:table-cell office:value-type="string" calcext:value-type="string">
            <text:p>GAGTGTAGCAATGTCAACAAAACGAGCAACACAACAAGCCCCAACATAACAGATAGCAT---GATAGGAGAAATAAAAAACT</text:p>
          </table:table-cell>
        </table:table-row>
        <table:table-row table:style-name="ro1">
          <table:table-cell office:value-type="string" calcext:value-type="string">
            <text:p>GTTACCTTAAATTGT------------AGCAATGCCAACATAACAAACACTGCCAGCATGACGGTGAACATGACAGAAGAAATAAAAAACT</text:p>
          </table:table-cell>
        </table:table-row>
        <table:table-row table:style-name="ro1">
          <table:table-cell office:value-type="string" calcext:value-type="string">
            <text:p>ACCAATGCTAATGCTACCAATGCTAATGCTACCACAGCTACCAACATAACGAATGACATGAGAGAAGAAATAAAAAACT</text:p>
          </table:table-cell>
        </table:table-row>
        <table:table-row table:style-name="ro1">
          <table:table-cell office:value-type="string" calcext:value-type="string">
            <text:p>TTAAACTGTACCAAT------GCCAACATCACCATGACGAGCATTACCAACACAACGGAGGACATGCAAGGAGAAATAAAAAACT</text:p>
          </table:table-cell>
        </table:table-row>
        <table:table-row table:style-name="ro1">
          <table:table-cell office:value-type="string" calcext:value-type="string">
            <text:p>ACCCCTCTCTGCGTTACTTTAAATTGT------------AGCGATGCCAGAACGAACAAT------------ACAGGAGTAAAACCAGGAGAAGTAAAAAACT</text:p>
          </table:table-cell>
        </table:table-row>
        <table:table-row table:style-name="ro1">
          <table:table-cell office:value-type="string" calcext:value-type="string">
            <text:p>TGCGTTACTTTAAATTGTAGAGATGTCAGCAACACGACTACCAAC---------------------ATAACAGAGGACATGATAGGAGAAATAAAAAACT</text:p>
          </table:table-cell>
        </table:table-row>
        <table:table-row table:style-name="ro1">
          <table:table-cell office:value-type="string" calcext:value-type="string">
            <text:p>CCTCTCTGCGTTACTTTAAATTGCACCAACATA---------ACCAATRCCAACA----TAACGGRGGA--------CATGAAAGAAGAAATAAAAAACT</text:p>
          </table:table-cell>
        </table:table-row>
        <table:table-row table:style-name="ro1">
          <table:table-cell office:value-type="string" calcext:value-type="string">
            <text:p>ACTTTAAACTGTACTAATGTTAATAATGGCACAGGGGCTTATAACATGAGTGATGAA---------GAGCCAGGGGCAATAAAAAACT</text:p>
          </table:table-cell>
        </table:table-row>
        <table:table-row table:style-name="ro1">
          <table:table-cell office:value-type="string" calcext:value-type="string">
            <text:p>GTTACTCTAGAGTGTCATAACTTCAACAGCACTAGCAATAGCA----CCGTAGAGGAAGAA--------ATGAAGGAGGAAATAAAAAACT</text:p>
          </table:table-cell>
        </table:table-row>
        <table:table-row table:style-name="ro1">
          <table:table-cell office:value-type="string" calcext:value-type="string">
            <text:p>ACCAATAATACCACCAATGCCACCAAAACCAATAACACCCAGGAAATAGAAAAAGTAATAAACAAGGAAATGACAAACT</text:p>
          </table:table-cell>
        </table:table-row>
        <table:table-row table:style-name="ro1">
          <table:table-cell office:value-type="string" calcext:value-type="string">
            <text:p>ACTTTAAATTGTAGTAATGTCAGTAGTAATGTCAGTAAGGTCAACACCAACAA---------AACAGTCGAGGAGGACATAAAAAACT</text:p>
          </table:table-cell>
        </table:table-row>
        <table:table-row table:style-name="ro1">
          <table:table-cell office:value-type="string" calcext:value-type="string">
            <text:p>ACCTTACAATGTACAAATATCAATATCACTAGTGACACAAACAACAGCAA---------AGTAGAGGACAGGGAAGGAATAAAAAACT</text:p>
          </table:table-cell>
        </table:table-row>
        <table:table-row table:style-name="ro1">
          <table:table-cell office:value-type="string" calcext:value-type="string">
            <text:p>TGTAGTAATGTCAATGGCACGGGTGGCAACAGCACTACGGGTAACAACATCACTAGGGAGGACATAGGAATG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AAAGTGTACCAATGCTAAGTTCAACAATACAACTGGAGGACCTGACACACCAAATATAACAGATGAAG------TGAGAAACT</text:p>
          </table:table-cell>
        </table:table-row>
        <table:table-row table:style-name="ro1">
          <table:table-cell office:value-type="string" calcext:value-type="string">
            <text:p>ACCAATGCTAAGTTCCGAAATACAGCCGAAGAACCTAAAAATATAACTATAGGAAATTTAACAGATGAAGTAAGAAACT</text:p>
          </table:table-cell>
        </table:table-row>
        <table:table-row table:style-name="ro1">
          <table:table-cell office:value-type="string" calcext:value-type="string">
            <text:p>AATACAACCAAAGCATCTACAACCCAAAATATAACAGATGATGAAAATATAGGAAATATAACAGATGAAG------TAAGAAACT</text:p>
          </table:table-cell>
        </table:table-row>
        <table:table-row table:style-name="ro1">
          <table:table-cell office:value-type="string" calcext:value-type="string">
            <text:p>ACACAAAATAGAACAGATAGTGTAAAGATAGGAAATCTTAGTGTAATTATAGGAAATCTAACAGATGAAGTAAAAAACT</text:p>
          </table:table-cell>
        </table:table-row>
        <table:table-row table:style-name="ro1">
          <table:table-cell office:value-type="string" calcext:value-type="string">
            <text:p>AATACAACCGAAGGATCTAAAGGAAAAAATATAACAGATGGTGTAAATATAGGAAATTTAACAGATGAAGTGAAAAACT</text:p>
          </table:table-cell>
        </table:table-row>
        <table:table-row table:style-name="ro1">
          <table:table-cell office:value-type="string" calcext:value-type="string">
            <text:p>ACCGATCCTAAGTTCAACAATACAAACAATACAACTGCAGGATCTAACACATCAAATATAACAGATGAAGTGAGAAACT</text:p>
          </table:table-cell>
        </table:table-row>
        <table:table-row table:style-name="ro1">
          <table:table-cell office:value-type="string" calcext:value-type="string">
            <text:p>TTAAAGTGTACCAATGCTAAGTTCAACAATACAACTGGAGGACCTGACACACCAAATATAACAGATGAAG------TGAGAAACT</text:p>
          </table:table-cell>
        </table:table-row>
        <table:table-row table:style-name="ro1">
          <table:table-cell office:value-type="string" calcext:value-type="string">
            <text:p>TGTACTGATGTCAGGCAAAACAACACCCTGGAGGGGCAAAACAACACCCTGGAGGGAGAGCGAGGGGCAATAAAAAACT</text:p>
          </table:table-cell>
        </table:table-row>
        <table:table-row table:style-name="ro1">
          <table:table-cell office:value-type="string" calcext:value-type="string">
            <text:p>CACTGTACTAATGCCACAAGAAA---CAGTACCCATCAAAACAACAGCACCCTGACGGAAGAGCCAGGGGCAATACAAAACT</text:p>
          </table:table-cell>
        </table:table-row>
        <table:table-row table:style-name="ro1">
          <table:table-cell office:value-type="string" calcext:value-type="string">
            <text:p>ACTTTAAATTGTAGTAATC---------ATGGCAATGCCACTCAAAGCAACAACACCCTGGGGGAGGAGCCAGGGGCAATAAAAAACT</text:p>
          </table:table-cell>
        </table:table-row>
        <table:table-row table:style-name="ro1">
          <table:table-cell office:value-type="string" calcext:value-type="string">
            <text:p>ACCCCTCAAAACAGCACCCCTCAAACCACCCTTCCCCCCAACAGCATCCTGAGGGAGGATCCAAGGGCAATACAAAACT</text:p>
          </table:table-cell>
        </table:table-row>
        <table:table-row table:style-name="ro1">
          <table:table-cell office:value-type="string" calcext:value-type="string">
            <text:p>ACTAATTACAATGCAACCAATGCAACCACCCTGGATACAAACAGCACCCTGAATGAGGATCTAGGGACAATAAAGAACT</text:p>
          </table:table-cell>
        </table:table-row>
        <table:table-row table:style-name="ro1">
          <table:table-cell office:value-type="string" calcext:value-type="string">
            <text:p>GTTACTCTAAATTGT------------AGTGATGCCAGTGCCCCTAAAACCACTGATAGCACCCTGGAAGAGAAAGGGGCAATAAAAAACT</text:p>
          </table:table-cell>
        </table:table-row>
        <table:table-row table:style-name="ro1">
          <table:table-cell office:value-type="string" calcext:value-type="string">
            <text:p>AACCTTACCACCAAGAGTCAGAACGGTACCAGCAATAGCAGTAGCACCCTGAAGGAAGATATAGGGGTCATACAAAACT</text:p>
          </table:table-cell>
        </table:table-row>
        <table:table-row table:style-name="ro1">
          <table:table-cell office:value-type="string" calcext:value-type="string">
            <text:p>GCCAATATAAATAGTACTAAGACCAATACCACTAACACCACGGACAGTCTGAAGGAAACTCCAGGAGCAATACAAAACT</text:p>
          </table:table-cell>
        </table:table-row>
        <table:table-row table:style-name="ro1">
          <table:table-cell office:value-type="string" calcext:value-type="string">
            <text:p>ACTCTAAATTG------------------TAGTAATGCCAAAAACAGCACCCTGAACAGCACCCTGCTGAAGGAAGAGACAGGGGCAATACAAAACT</text:p>
          </table:table-cell>
        </table:table-row>
        <table:table-row table:style-name="ro1">
          <table:table-cell office:value-type="string" calcext:value-type="string">
            <text:p>ACCCCACTCTGTGTCACTCTAGAATGTGCAAATGT------TTACAATGTGACCGCCAAGGGGGGCGGGA------------------GGGAAATAAAAAATT</text:p>
          </table:table-cell>
        </table:table-row>
        <table:table-row table:style-name="ro1">
          <table:table-cell office:value-type="string" calcext:value-type="string">
            <text:p>CCACTCTGTGTCACTTTAGAATGTAAAAATGTTACCAACAATAATGTTACTGATACCAACAAGGAGAGCATG---------------------AAGAATT</text:p>
          </table:table-cell>
        </table:table-row>
        <table:table-row table:style-name="ro1">
          <table:table-cell office:value-type="string" calcext:value-type="string">
            <text:p>CCACTCTGTGTCACTTTAGACTGTAC---------AAATAATGTTACTATTAATGGTACCA-----CGTATGATAAT-------GGTACCATGACAAATT</text:p>
          </table:table-cell>
        </table:table-row>
        <table:table-row table:style-name="ro1">
          <table:table-cell office:value-type="string" calcext:value-type="string">
            <text:p>AGAAATGGTACTACCAGGAATAGGACTGATCATGAGAACATGATCAGTAATAATACTGATTATGAGAACATCAAGAATT</text:p>
          </table:table-cell>
        </table:table-row>
        <table:table-row table:style-name="ro1">
          <table:table-cell office:value-type="string" calcext:value-type="string">
            <text:p>CCACTCTGTGTCACTCTAGAATGTAAAAATGTTAGTAACAATGTGACCGTTAGAAGTAACAATGTGA---------------------CCGACAAAAATT</text:p>
          </table:table-cell>
        </table:table-row>
        <table:table-row table:style-name="ro1">
          <table:table-cell office:value-type="string" calcext:value-type="string">
            <text:p>CCACTCTGTGTCACTTTAAGATGT---------AGAGATGTTACCAACAATGGGAGCTACAATGGGAGCGCG------------GAGGAAATAAAAGATT</text:p>
          </table:table-cell>
        </table:table-row>
        <table:table-row table:style-name="ro1">
          <table:table-cell office:value-type="string" calcext:value-type="string">
            <text:p>TTGACCCCACTCTGTGTTACTTTAGAATGTAATGATACCAACAATAGTACTGGTACCTAC---------------------------AAGGAGAACATGAGGAATT</text:p>
          </table:table-cell>
        </table:table-row>
        <table:table-row table:style-name="ro1">
          <table:table-cell office:value-type="string" calcext:value-type="string">
            <text:p>CAAGATTATAATGGTACAGCTGGTAATTATACCAGCACGGATAATGGTACC---------ATGGAGGATAATGCTAACGTGAAGAGTT</text:p>
          </table:table-cell>
        </table:table-row>
        <table:table-row table:style-name="ro1">
          <table:table-cell office:value-type="string" calcext:value-type="string">
            <text:p>ACCATAACCACTAATGGCACCAGTGACACGAATAACATCACCACTATTAATAACACCATAAT------CAGTGAAATGAAAAACT</text:p>
          </table:table-cell>
        </table:table-row>
        <table:table-row table:style-name="ro1">
          <table:table-cell office:value-type="string" calcext:value-type="string">
            <text:p>TGTACTAATNNNNNNNNNNNNNNNNNNNNNNNNNNNNNNNNNNNNNGTAAGCTCAACAATACTGAAGAAATAAAAAACT</text:p>
          </table:table-cell>
        </table:table-row>
        <table:table-row table:style-name="ro1">
          <table:table-cell office:value-type="string" calcext:value-type="string">
            <text:p>TGTACTAATNNNNNNNNNNNNNNNNNNNNNNNNNNNNNNNNNNNNNNNNNNNNNNNNNNNNNNNNNNNNNNNNNNNNNN</text:p>
          </table:table-cell>
        </table:table-row>
        <table:table-row table:style-name="ro1">
          <table:table-cell office:value-type="string" calcext:value-type="string">
            <text:p>TGTACTNNNNNNNNNNNNNNNNNNNNNNNNNNNNNNNNNNNNNNNNNNNNNNNNNNNNNNNNNGAAGAAATAAAAAACT</text:p>
          </table:table-cell>
        </table:table-row>
        <table:table-row table:style-name="ro1">
          <table:table-cell office:value-type="string" calcext:value-type="string">
            <text:p>AGTAACACCACTCTCAATATCACCAGCAGTACTACTAGTACTCCTGGGAAGCTCAACAGTAAAGAAGAAATAAAAAACT</text:p>
          </table:table-cell>
        </table:table-row>
        <table:table-row table:style-name="ro1">
          <table:table-cell office:value-type="string" calcext:value-type="string">
            <text:p>ACTYTGTGTTACCTTAAATTGTACTAAT------GCTGCTGTCCATAACAGCAACAGTACTGATAGAAAAAT-------------GAAATAAARAACT</text:p>
          </table:table-cell>
        </table:table-row>
        <table:table-row table:style-name="ro1">
          <table:table-cell office:value-type="string" calcext:value-type="string">
            <text:p>AAT---GCCGCTGCCCATAACACCAACAGTACTAGTGATAAGCTCAACAGTACTGAAGAAATAAAAAACGAAATAAAAAACT</text:p>
          </table:table-cell>
        </table:table-row>
        <table:table-row table:style-name="ro1">
          <table:table-cell office:value-type="string" calcext:value-type="string">
            <text:p>ACTAATGCCGCTGCCCGTAACACCACCAGTACTGATA--AGCTCAACAGTACTGAAGAAATAAAAAACGAAATAAAAAACT</text:p>
          </table:table-cell>
        </table:table-row>
        <table:table-row table:style-name="ro1">
          <table:table-cell office:value-type="string" calcext:value-type="string">
            <text:p>NNNNNNNNNNNNNNNNNNNNNNNNNNNNNNNNNNNNNNNNNNA-CAGTACTGAAGAAAT--------AAAAAAACGAAATAAAAAACT</text:p>
          </table:table-cell>
        </table:table-row>
        <table:table-row table:style-name="ro1">
          <table:table-cell office:value-type="string" calcext:value-type="string">
            <text:p>AGTAACACCACTCTCAATATCACCAGCAGTACTACTAGTACTCCTGGGAAGCTCAACAGTAAAGAAGAAATAAAAAACT</text:p>
          </table:table-cell>
        </table:table-row>
        <table:table-row table:style-name="ro1">
          <table:table-cell office:value-type="string" calcext:value-type="string">
            <text:p>ACTAAT------GCCGCTGCCCATAACATCAACAGTACTGATAAGCTCAACAGTACTGAAGAAATAAAAAACGAAATAAAAAACT</text:p>
          </table:table-cell>
        </table:table-row>
        <table:table-row table:style-name="ro1">
          <table:table-cell office:value-type="string" calcext:value-type="string">
            <text:p>TTAAATTGTAC------------TAATGCCACTGCCCATAACATCAGCAGTACTCTTSATAGTCTCAACAGTACTGAAGAA-------ATAAAAAACT</text:p>
          </table:table-cell>
        </table:table-row>
        <table:table-row table:style-name="ro1">
          <table:table-cell office:value-type="string" calcext:value-type="string">
            <text:p>ACTAAT------GCTGCTGCCCATAACATCAACAGTACTGATAAGCTCAACAGTACTGAAGAAATAAAAAACGAAATAAAAAACT</text:p>
          </table:table-cell>
        </table:table-row>
        <table:table-row table:style-name="ro1">
          <table:table-cell office:value-type="string" calcext:value-type="string">
            <text:p>ACCTTAAATTGTACTAAT------GCCGCTGCCCATAACAYCAACAGTACTGRTAMGCTCAACAATACTGAAGAA-------ATAAAAAACT</text:p>
          </table:table-cell>
        </table:table-row>
        <table:table-row table:style-name="ro1">
          <table:table-cell office:value-type="string" calcext:value-type="string">
            <text:p>GTTACCTTAAATTGTAATAACATCAACAGTACTGATAAGCTCAACAGTACTGAAGAAATA------------AAAAACGAAATAAAAAACT</text:p>
          </table:table-cell>
        </table:table-row>
        <table:table-row table:style-name="ro1">
          <table:table-cell office:value-type="string" calcext:value-type="string">
            <text:p>TGTACTAATNNNNNNNNNNNNNNNNNNNNNNNNNNNNNNNNNNNNNNNNNNNNNNNNNNNNNNNNNGAAATAAAAAACT</text:p>
          </table:table-cell>
        </table:table-row>
        <table:table-row table:style-name="ro1">
          <table:table-cell office:value-type="string" calcext:value-type="string">
            <text:p>ATGGGATCAAAGCCTAAAGCCATGTGTRAAGTTAACCCCACTCTGTGTTACCTTAAATTGTACTRAT----------------------------------------------------------AAATAAAAAACT</text:p>
          </table:table-cell>
        </table:table-row>
        <table:table-row table:style-name="ro1">
          <table:table-cell office:value-type="string" calcext:value-type="string">
            <text:p>ACTAAT------GCCGCTGCCCATAACATCAACAGTACTGATAAGCTCAACAGTACTGAAGAAATAAAAAACGAAATAAAAAACT</text:p>
          </table:table-cell>
        </table:table-row>
        <table:table-row table:style-name="ro1">
          <table:table-cell office:value-type="string" calcext:value-type="string">
            <text:p>TGNAAGAGTTATAACGGCRCTGGGAATGTCACTCAGCCAAATAGCACCCTGAGGGAAGAGATGGGGGAAGTACAAAATT</text:p>
          </table:table-cell>
        </table:table-row>
        <table:table-row table:style-name="ro1">
          <table:table-cell office:value-type="string" calcext:value-type="string">
            <text:p>GTAAAGTTGACCCCACTCTGTGTCACTTTAAACTGTACAGATGTGAAGAATAGCAGCA---------------------------------AGGGTCAGGAAATGAAAGAGT</text:p>
          </table:table-cell>
        </table:table-row>
        <table:table-row table:style-name="ro1">
          <table:table-cell office:value-type="string" calcext:value-type="string">
            <text:p>ATAGATGCTAGCAGTATAAATATAACTGTTAGCAATAATAGTAACATCAATGAGACCATTTTGCA---GGAAATGAGAAATT</text:p>
          </table:table-cell>
        </table:table-row>
        <table:table-row table:style-name="ro1">
          <table:table-cell office:value-type="string" calcext:value-type="string">
            <text:p>TTAAACTGTACAGATATACCTGCTAGAAATAATAGTAACAGCAATAAGACCTACGATGGGAT------------ACGGGAAATGAAAAATT</text:p>
          </table:table-cell>
        </table:table-row>
        <table:table-row table:style-name="ro1">
          <table:table-cell office:value-type="string" calcext:value-type="string">
            <text:p>TGCGTTACTTTAGAATGTCAGAACGTCACCAACAGCAGCAGAACCATATCTAGTGAC---------------ATGGAAGGGGAAATAAAAAACT</text:p>
          </table:table-cell>
        </table:table-row>
        <table:table-row table:style-name="ro1">
          <table:table-cell office:value-type="string" calcext:value-type="string">
            <text:p>TTAACCCCTCTCTGCGTTACTCTAGATTGTCAGAACTTTAAAAACATATCTGATGGCAGCAATAGT---------------------------GAAATAAAAAACT</text:p>
          </table:table-cell>
        </table:table-row>
        <table:table-row table:style-name="ro1">
          <table:table-cell office:value-type="string" calcext:value-type="string">
            <text:p>TGTGTAAAGTTAACCCCTCTCTGTGTTACTTTAACTTGCACCTCTCCTGTTGAGGACAT------------------------------------GAAAGGGGAAATACAAAATT</text:p>
          </table:table-cell>
        </table:table-row>
        <table:table-row table:style-name="ro1">
          <table:table-cell office:value-type="string" calcext:value-type="string">
            <text:p>AATTGTTCTGATGTCAGTGTAAACACCACCTCTAGCAACAGCAACAGATCTTTTGAAAT---GTCAGGGGAAATAAAAAACT</text:p>
          </table:table-cell>
        </table:table-row>
        <table:table-row table:style-name="ro1">
          <table:table-cell office:value-type="string" calcext:value-type="string">
            <text:p>TGCGTTACTTTAGAGTGTCATGACT------------------ACAACGGAACGAACGGTAACATATCTAGGGAGATGCTAGGGGAAATAAAGAACT</text:p>
          </table:table-cell>
        </table:table-row>
        <table:table-row table:style-name="ro1">
          <table:table-cell office:value-type="string" calcext:value-type="string">
            <text:p>ACCATCAACAACCATACCATCAACAATAGCACCCATGCTAGTAACATGTCTGAGGACATGAAAGGGGAAATGAAAAATT</text:p>
          </table:table-cell>
        </table:table-row>
        <table:table-row table:style-name="ro1">
          <table:table-cell office:value-type="string" calcext:value-type="string">
            <text:p>TGTCACAACCCCAAGCGCAACACCAATGGGGCCACGAATACCACGAGTACCACGAGTACCCCTCCTGTTACAACAAACT</text:p>
          </table:table-cell>
        </table:table-row>
        <table:table-row table:style-name="ro1">
          <table:table-cell office:value-type="string" calcext:value-type="string">
            <text:p>ATCAATAGGACTACTAATGGGACTACTGGTAACAGAAACAGTAGCATTGAGAGCAACATGCAAGGGGAAATAAAAAACT</text:p>
          </table:table-cell>
        </table:table-row>
        <table:table-row table:style-name="ro1">
          <table:table-cell office:value-type="string" calcext:value-type="string">
            <text:p>TGTGTTACTTTAGAGTGTGATGAGGTTAACAACAACAC------------------CGGAAAACTAGCTTCGGACATGCAAGGGGAAATAAAAAACT</text:p>
          </table:table-cell>
        </table:table-row>
        <table:table-row table:style-name="ro1">
          <table:table-cell office:value-type="string" calcext:value-type="string">
            <text:p>ACTCTAAATTGTTATAACACCAACATCACCAAGAACACATCTGATGCTAACATGAACAT---------GAACGAGGAGATAAAAAACT</text:p>
          </table:table-cell>
        </table:table-row>
        <table:table-row table:style-name="ro1">
          <table:table-cell office:value-type="string" calcext:value-type="string">
            <text:p>ACTTTAAATTGTACC---------AAGGCTACTCATACCGGGGATAATTCCACCAGTGTTAATCTACTGAAAGTAGAAATGCAAAACT</text:p>
          </table:table-cell>
        </table:table-row>
        <table:table-row table:style-name="ro1">
          <table:table-cell office:value-type="string" calcext:value-type="string">
            <text:p>ACCTTAGAATGTGGTAATGTCGCAACCAATGGCAATTTAACCAACATAACTGCAGAAAT---------GAAAGAGGAAATAAAAAACT</text:p>
          </table:table-cell>
        </table:table-row>
        <table:table-row table:style-name="ro1">
          <table:table-cell office:value-type="string" calcext:value-type="string">
            <text:p>TCTAACAGTAGCAACGGATCTRTCTCTAACAGTAGCAACGGATMTAGCAAGCTAGAAGATCCAGGAGCAATACAAAACT</text:p>
          </table:table-cell>
        </table:table-row>
        <table:table-row table:style-name="ro1">
          <table:table-cell office:value-type="string" calcext:value-type="string">
            <text:p>CATGACTACAAAAGTAATGTCTCTAACAGTAGCACCGGATCTAGTGAGCTACCAGAAGATCCAGGAGCAATAAAAAACT</text:p>
          </table:table-cell>
        </table:table-row>
        <table:table-row table:style-name="ro1">
          <table:table-cell office:value-type="string" calcext:value-type="string">
            <text:p>GTCACCCTMCACTGTACTAATGCCACTGTCAAAAACAATAGCACTGTCAATAATGTCACTG------------------AACAAGAAATGAGAAACT</text:p>
          </table:table-cell>
        </table:table-row>
        <table:table-row table:style-name="ro1">
          <table:table-cell office:value-type="string" calcext:value-type="string">
            <text:p>ACCTTAGATTG---------------TCACAACATCACTATAAAGAGCAACCTATCTAAAATAAGGGACAACATGTACGAGGAAATAAAAAACT</text:p>
          </table:table-cell>
        </table:table-row>
        <table:table-row table:style-name="ro1">
          <table:table-cell office:value-type="string" calcext:value-type="string">
            <text:p>ACCCCTCTCTGTGTTACTTTAGAGTG------------------TCACAACAAGTCTAGTAGCAACACAAAAACTCTACCTGAG------GGAATGACAAACT</text:p>
          </table:table-cell>
        </table:table-row>
        <table:table-row table:style-name="ro1">
          <table:table-cell office:value-type="string" calcext:value-type="string">
            <text:p>TGTGTTACTTTAGAGTGTCAGAATGTTACCAATAATGCTACCAACAATTCTAGTACATCTGAGAAGATGATGAC------------------AAACT</text:p>
          </table:table-cell>
        </table:table-row>
        <table:table-row table:style-name="ro1">
          <table:table-cell office:value-type="string" calcext:value-type="string">
            <text:p>TTAGATTGCCATGACTACTATAACAGTAGCATAGATGACTACTATAACAGTAGC------------ATAGATCCAGGAGCAATACGAAACT</text:p>
          </table:table-cell>
        </table:table-row>
        <table:table-row table:style-name="ro1">
          <table:table-cell office:value-type="string" calcext:value-type="string">
            <text:p>TGTCATGATGT------TAATGTTACTGCCAACAATTCTAGTAGAGAAAACAGATCTGAGAGCATGACAGGGGAAATAAAAAACT</text:p>
          </table:table-cell>
        </table:table-row>
        <table:table-row table:style-name="ro1">
          <table:table-cell office:value-type="string" calcext:value-type="string">
            <text:p>AAGTTAACCCCTCTCTGCGTTACTTTAGATTGTCATGACTACAAAAGTAATGTCTCT------------------------------GATCCAGGAGCAATAAAAAACT</text:p>
          </table:table-cell>
        </table:table-row>
        <table:table-row table:style-name="ro1">
          <table:table-cell office:value-type="string" calcext:value-type="string">
            <text:p>CATGACTACAAAAGTAATGTCTCTAACAGTAGCACCGGATCTAGTGAGCTACCAGAAGATCCAGGAGCAATAAAAAACT</text:p>
          </table:table-cell>
        </table:table-row>
        <table:table-row table:style-name="ro1">
          <table:table-cell office:value-type="string" calcext:value-type="string">
            <text:p>ACCCCTCTCTGCGTTACTTTAAACTG------------------TAACAACATCACTGGCAATGCCACATATGACAT------GCAAAGGGAAATAAGTAACT</text:p>
          </table:table-cell>
        </table:table-row>
        <table:table-row table:style-name="ro1">
          <table:table-cell office:value-type="string" calcext:value-type="string">
            <text:p>TGCGTCACCCTACGCTGTAGTAATGTCAGAGACAATAGCAATGCCAATAACACT---------------GTCACTGAACAAGAAATGAAAAACT</text:p>
          </table:table-cell>
        </table:table-row>
        <table:table-row table:style-name="ro1">
          <table:table-cell office:value-type="string" calcext:value-type="string">
            <text:p>ACCAACAGTACCAACAGTYCTAGTAGCAGTTTTAGTGGCAGAAACATATCTGCAGAAATGAAAGGGGAAATAACAAACT</text:p>
          </table:table-cell>
        </table:table-row>
        <table:table-row table:style-name="ro1">
          <table:table-cell office:value-type="string" calcext:value-type="string">
            <text:p>TGAGAAACTGCTCTAAACTGTACCCATGATGTCAGAAACAGTAGCGGTAGCGCTGTCAATGTCACTGAAATGAGAAACT</text:p>
          </table:table-cell>
        </table:table-row>
        <table:table-row table:style-name="ro1">
          <table:table-cell office:value-type="string" calcext:value-type="string">
            <text:p>ACTTTAAACTGT---------AACCACAAAATCAATGTAACTAGCTACAGTGTAACCAACACATCTAAAGAGATAAAGATGAAAAACT</text:p>
          </table:table-cell>
        </table:table-row>
        <table:table-row table:style-name="ro1">
          <table:table-cell office:value-type="string" calcext:value-type="string">
            <text:p>TGCGTCACCCTACACTGTGTCAATGTCGCTGTCAAGAACACCAATGTCACTGGCAGTAAC------------------RAGGAAGAAATGAGAAACT</text:p>
          </table:table-cell>
        </table:table-row>
        <table:table-row table:style-name="ro1">
          <table:table-cell office:value-type="string" calcext:value-type="string">
            <text:p>ACTCTAGAATGTCACAACTTTAACAAGAGTAACAGTAACACCACTATGGATAGTGAAA------------TGAATGGGGAAATAAAAAACT</text:p>
          </table:table-cell>
        </table:table-row>
        <table:table-row table:style-name="ro1">
          <table:table-cell office:value-type="string" calcext:value-type="string">
            <text:p>TCTAGTAACAATAGCATGTCTGCCAACAGTCCTAGTAGCAGAAACATATCTGATAGCATGAAAGGGGAAATAAAAAACT</text:p>
          </table:table-cell>
        </table:table-row>
        <table:table-row table:style-name="ro1">
          <table:table-cell office:value-type="string" calcext:value-type="string">
            <text:p>AAGTTAACTCCTCTCTGTGTTACTTTAAATTGTAC------------CAATGCTACCACTAATGGCACTA------------------TAGAAGACGGAGCAAAAAACT</text:p>
          </table:table-cell>
        </table:table-row>
        <table:table-row table:style-name="ro1">
          <table:table-cell office:value-type="string" calcext:value-type="string">
            <text:p>CTATCAGTAACTCCACCGACTCTAACAATAGCAACCGGATCTAGTGAGCTACTAGAAGATGAAGGAGCAATAAAAAACT</text:p>
          </table:table-cell>
        </table:table-row>
        <table:table-row table:style-name="ro1">
          <table:table-cell office:value-type="string" calcext:value-type="string">
            <text:p>AGCAGTACCTCCAACAGCACCTCCCCACCCCCAGCCACCTCCTTCAATGACACCTCCATGAT---------AGGGGAAATAAAAAATT</text:p>
          </table:table-cell>
        </table:table-row>
        <table:table-row table:style-name="ro1">
          <table:table-cell office:value-type="string" calcext:value-type="string">
            <text:p>ACTTTAGATTGT------------CATGACAACATCACCACCTCTGGCAACAGAAACATATCTGTTGAAATGAAAGGGGAAATAAAAAACT</text:p>
          </table:table-cell>
        </table:table-row>
        <table:table-row table:style-name="ro1">
          <table:table-cell office:value-type="string" calcext:value-type="string">
            <text:p>GTCACTTTGAATTGTAGTGACGTCACCAACAACACCTTTAGCAACGTATCTTATGACA------------TGAAAGGGGAAATAAAAAACT</text:p>
          </table:table-cell>
        </table:table-row>
        <table:table-row table:style-name="ro1">
          <table:table-cell office:value-type="string" calcext:value-type="string">
            <text:p>GTTACTTTAAACTGTAGTAACCCCATCAGCAATGCCAGCAGCAATGACACAGGGGACA------------TGAGAGAAGAAATGAAAAACT</text:p>
          </table:table-cell>
        </table:table-row>
        <table:table-row table:style-name="ro1">
          <table:table-cell office:value-type="string" calcext:value-type="string">
            <text:p>ACCAATGTCACCGTCCAAAATGGCACTCTCAATGGCAATGGCACTCTCAATGGCACTATCGCTGA------AGAAATGAGAAACT</text:p>
          </table:table-cell>
        </table:table-row>
        <table:table-row table:style-name="ro1">
          <table:table-cell office:value-type="string" calcext:value-type="string">
            <text:p>GTTACTTTAGAATGTTCTGACTACAACAATAGTGTCTCTAACAATAGC------------ACAATAGAAGATCTAGGAGCAATACAAAACT</text:p>
          </table:table-cell>
        </table:table-row>
        <table:table-row table:style-name="ro1">
          <table:table-cell office:value-type="string" calcext:value-type="string">
            <text:p>ACTTTAGATTGCATAGATATAAGAAATAACACCGACAACATCACAGTAG----------ATAGTAAC-ATGAAAGGGGAAATAACAAATT</text:p>
          </table:table-cell>
        </table:table-row>
        <table:table-row table:style-name="ro1">
          <table:table-cell office:value-type="string" calcext:value-type="string">
            <text:p>CTCTGTGTCACTTTAAATTGCACTAATGCTATTAGTAATAGTAGTAGTATTRATAATAGT------------------ACTGGTGATATAAAAAACT</text:p>
          </table:table-cell>
        </table:table-row>
        <table:table-row table:style-name="ro1">
          <table:table-cell office:value-type="string" calcext:value-type="string">
            <text:p>AATTGCACTAAT---GCTAATGTTACTAGTAATAATAGTATTAGTAATAGTACTGTTGATAGTGGTACTGATATAAAAAACT</text:p>
          </table:table-cell>
        </table:table-row>
        <table:table-row table:style-name="ro1">
          <table:table-cell office:value-type="string" calcext:value-type="string">
            <text:p>CCACTCTGTGTCACCTTAAATTGCACTAATGCTATTAGTAATAGTAGTATTAGTAATAGTACT---------------------RTTGATATAAAAAACT</text:p>
          </table:table-cell>
        </table:table-row>
        <table:table-row table:style-name="ro1">
          <table:table-cell office:value-type="string" calcext:value-type="string">
            <text:p>GTCACTTTAAATTGCACTAAT---GCTAATGTTACTAGTATTAGTAATAGTACTGTTGATAGTGGTACT----------GATATAAAAAACT</text:p>
          </table:table-cell>
        </table:table-row>
        <table:table-row table:style-name="ro1">
          <table:table-cell office:value-type="string" calcext:value-type="string">
            <text:p>AATACTACTAATAAGTTGAATGCTACTGATACCAATAGTAGTAGAATAGAGGAAGAAAT---GAAGGAAGAAATGAAAAACT</text:p>
          </table:table-cell>
        </table:table-row>
        <table:table-row table:style-name="ro1">
          <table:table-cell office:value-type="string" calcext:value-type="string">
            <text:p>ACAAATGGCACTAAAAGCAATGGTACTAATAGTAATGATAATAATAATTTGGGAGGGATGAGGGAAGAAATGAAAAACT</text:p>
          </table:table-cell>
        </table:table-row>
        <table:table-row table:style-name="ro1">
          <table:table-cell office:value-type="string" calcext:value-type="string">
            <text:p>TGGAATGCAACTATCACTGGAAATTATACTTGGGTCCGTAATAGTAGT------TTAAAAATTAGGGAGGGAGAAATGAAAAACT</text:p>
          </table:table-cell>
        </table:table-row>
        <table:table-row table:style-name="ro1">
          <table:table-cell office:value-type="string" calcext:value-type="string">
            <text:p>TGCACTGTTTTGAATATCCGCGACATGAATAGCACTGCTAATGGTACTCTGGTTGGGATGGAGACAGAAATGACAAACT</text:p>
          </table:table-cell>
        </table:table-row>
        <table:table-row table:style-name="ro1">
          <table:table-cell office:value-type="string" calcext:value-type="string">
            <text:p>GTGACTGTTACTAATATGAATGCTACTAATACCACTGGTAATAGTAGTGTGGAAGCGATGGAGGGAGAAATGAAAAACT</text:p>
          </table:table-cell>
        </table:table-row>
        <table:table-row table:style-name="ro1">
          <table:table-cell office:value-type="string" calcext:value-type="string">
            <text:p>TCCGATGCTAAGTTGAATAACATAACCAAGGTCGACAATACCTCTAAAATAGGAAATATGACAGATGAAGTAAGAAATT</text:p>
          </table:table-cell>
        </table:table-row>
        <table:table-row table:style-name="ro1">
          <table:table-cell office:value-type="string" calcext:value-type="string">
            <text:p>TCCAATGCTAAGTTGAATGGCGCAACCCAGGTCGACAATACCTCTAACATAGGAAATATAACAGATGAAG------TAAGAAATT</text:p>
          </table:table-cell>
        </table:table-row>
        <table:table-row table:style-name="ro1">
          <table:table-cell office:value-type="string" calcext:value-type="string">
            <text:p>ACTTTACATTGTTCCAATGCTAAATTGAATGTCACAGCCAACAACAATATCGATAACATAAC---------AGATGAAGTAAGAAATT</text:p>
          </table:table-cell>
        </table:table-row>
        <table:table-row table:style-name="ro1">
          <table:table-cell office:value-type="string" calcext:value-type="string">
            <text:p>CTCTGTGTCACTTTAGAATGTAGAAGTGTTAGCAGTAACAATATGACCTACGAGGAGAGCGTGA------------------AGGAGATAAAAAATT</text:p>
          </table:table-cell>
        </table:table-row>
        <table:table-row table:style-name="ro1">
          <table:table-cell office:value-type="string" calcext:value-type="string">
            <text:p>GAATGTAGAAATGTTAGCAGTAATGGTAATGGTACCTACAAT-----GAGACCTACAATGAGAGCGTGAAGGAGATAAAAAATT</text:p>
          </table:table-cell>
        </table:table-row>
        <table:table-row table:style-name="ro1">
          <table:table-cell office:value-type="string" calcext:value-type="string">
            <text:p>AATGTAAATGTTAGCAAAAGGGTTAACGAGACCAACGATAGCAAAAGGGTTAATGAGACCAACCAGGAGATAAAAAATT</text:p>
          </table:table-cell>
        </table:table-row>
        <table:table-row table:style-name="ro1">
          <table:table-cell office:value-type="string" calcext:value-type="string">
            <text:p>AATACAAATAGTACTGGTACAAATGGTACTAGTATCCACAATGTGACTTACAATGAGGGCGTGAATGAGATGAAAAATT</text:p>
          </table:table-cell>
        </table:table-row>
        <table:table-row table:style-name="ro1">
          <table:table-cell office:value-type="string" calcext:value-type="string">
            <text:p>AATACAAATAGTACTGGTACAAATGGTACTAGTATCCACAATGTGACTTACAATGAGGGCGTGAATGAGATGAAAAATT</text:p>
          </table:table-cell>
        </table:table-row>
        <table:table-row table:style-name="ro1">
          <table:table-cell office:value-type="string" calcext:value-type="string">
            <text:p>TTAGAATGTACAAATGCAAATGTCAGCATTAATGGTACCTACAATATGTACAATGAGAGCATGA------------GCGGGGTAAAAAATT</text:p>
          </table:table-cell>
        </table:table-row>
        <table:table-row table:style-name="ro1">
          <table:table-cell office:value-type="string" calcext:value-type="string">
            <text:p>AATAGTAGCCTTGCTAATAACAATGGTAGCATTGCTAATAGAACTATTGATGAGGAGGCCTTCAAAGAGATAAAAAACT</text:p>
          </table:table-cell>
        </table:table-row>
        <table:table-row table:style-name="ro1">
          <table:table-cell office:value-type="string" calcext:value-type="string">
            <text:p>GAATGTAGAAATGTTAGCAGAAATGCTAGCAATAATGGCAAT-----GAGACCTACAATGGGAACAAGGAGGAGATGAAAAATT</text:p>
          </table:table-cell>
        </table:table-row>
        <table:table-row table:style-name="ro1">
          <table:table-cell office:value-type="string" calcext:value-type="string">
            <text:p>ACTTTAGACTGTAGTAAT------AATGTTACCAGAAGTAATACTAGTAGTATCCGCAATGAGACCTACAATGG----------TATAAAAAATT</text:p>
          </table:table-cell>
        </table:table-row>
        <table:table-row table:style-name="ro1">
          <table:table-cell office:value-type="string" calcext:value-type="string">
            <text:p>TGTGTCACTTTAGAATGTAAAAATTTTAGAAATGTTAGCAGTAATGGCACT--------GAGACCGACAAT-------GAGGAGATAAAAAATT</text:p>
          </table:table-cell>
        </table:table-row>
        <table:table-row table:style-name="ro1">
          <table:table-cell office:value-type="string" calcext:value-type="string">
            <text:p>AACTGTACAAATGTTAGCAATG---TTAGCAGTAATAGTAGCAATAGTAATGTTACCCCCAATGCTGATGAGATAAAAAATT</text:p>
          </table:table-cell>
        </table:table-row>
        <table:table-row table:style-name="ro1">
          <table:table-cell office:value-type="string" calcext:value-type="string">
            <text:p>CTCTGTGTCACTTTAACATG------------------TAAAAATGTTAGTAGTAGAAACTACAGTGACATAGAGAGCGTGAAGGAGATAAAAAATT</text:p>
          </table:table-cell>
        </table:table-row>
        <table:table-row table:style-name="ro1">
          <table:table-cell office:value-type="string" calcext:value-type="string">
            <text:p>TTAAAATGTGGAAATACTACTAAAAATACTACTAAGCATAGTTTCCTC-----AATGA-GACCTACAAGGGGGAGATAAAAAATT</text:p>
          </table:table-cell>
        </table:table-row>
        <table:table-row table:style-name="ro1">
          <table:table-cell office:value-type="string" calcext:value-type="string">
            <text:p>TGTGTCACTTTAGAATGCAGAAATGTTAGCAGTAATGGTAATGGTACCTACAAT-----GAGACTTACAAT----------GAGATAAAAAATT</text:p>
          </table:table-cell>
        </table:table-row>
        <table:table-row table:style-name="ro1">
          <table:table-cell office:value-type="string" calcext:value-type="string">
            <text:p>TTAGAATGTACAAATGCAAATGTCAGCATTAATGGTACCTACAATATGTACAATGAGAGCATGA------------GCGGGGTAAAAAATT</text:p>
          </table:table-cell>
        </table:table-row>
        <table:table-row table:style-name="ro1">
          <table:table-cell office:value-type="string" calcext:value-type="string">
            <text:p>AATAGTAGCCTTGCTAATAACAATGGTAGCATTGCTAATAGAACTATTGATGAGGAGGCCTTCAAAGAGATAAAAAACT</text:p>
          </table:table-cell>
        </table:table-row>
        <table:table-row table:style-name="ro1">
          <table:table-cell office:value-type="string" calcext:value-type="string">
            <text:p>CCACTCTGTGTCACTTTGGAATGCAGAAATGTTAGCAGTAATGGTACCTACAAT-----------GAGACCTACAAT----------GAGATAAAAAACT</text:p>
          </table:table-cell>
        </table:table-row>
        <table:table-row table:style-name="ro1">
          <table:table-cell office:value-type="string" calcext:value-type="string">
            <text:p>CCACTCTGTGTCACTTTGGAATGCAGAAATGTTAGCAGTAATGGTACCTACAAT-----------GAGACCTACAAT----------GAGATAAAAAACT</text:p>
          </table:table-cell>
        </table:table-row>
        <table:table-row table:style-name="ro1">
          <table:table-cell office:value-type="string" calcext:value-type="string">
            <text:p>ACTTTAGACTGTAGTAAT------AATGTTACCAGAAGTAATACTAGTAGTATCCACAATGAGACCTACAATGG----------TATAAAAAATT</text:p>
          </table:table-cell>
        </table:table-row>
        <table:table-row table:style-name="ro1">
          <table:table-cell office:value-type="string" calcext:value-type="string">
            <text:p>TGTGGAAATGTTAGCAGTACTAGAAATGATAGCAGTACCAGTGAGACCTATGGTAGCAG-CATGCAGGAGATAAAAAATT</text:p>
          </table:table-cell>
        </table:table-row>
        <table:table-row table:style-name="ro1">
          <table:table-cell office:value-type="string" calcext:value-type="string">
            <text:p>ACTTTAGACTGTAGTAAT------AATGTTACCAGAAGTAATACTAGTAGTATCCACAATGAGACCTACAATGG----------TATAAAAAATT</text:p>
          </table:table-cell>
        </table:table-row>
        <table:table-row table:style-name="ro1">
          <table:table-cell office:value-type="string" calcext:value-type="string">
            <text:p>AGTACCAGTAATAGTACTGATACCTTCAATGGAACCTACATTGCCTACAATGAGAGCAT---------AAAGGAGCAATTCAAAAATT</text:p>
          </table:table-cell>
        </table:table-row>
        <table:table-row table:style-name="ro1">
          <table:table-cell office:value-type="string" calcext:value-type="string">
            <text:p>TTAGAATGTAGAAATGCAAATGTTAGCATTAAGGGTACCTACA-----------AGATCGACAATGAGACCTCCAGTGGGATAAAAAATT</text:p>
          </table:table-cell>
        </table:table-row>
        <table:table-row table:style-name="ro1">
          <table:table-cell office:value-type="string" calcext:value-type="string">
            <text:p>TGTGTCACTTTAAAATGT---------AGAAATGTTAACAGTACCTACAATGGGATCTACAATGAGAGTGTGAAG------GAGATAAAAAATT</text:p>
          </table:table-cell>
        </table:table-row>
        <table:table-row table:style-name="ro1">
          <table:table-cell office:value-type="string" calcext:value-type="string">
            <text:p>AATTGTAGTGAGGTTAGGAATAGTACCAGTAATAGTAATAGTACCTTCAATGAGAACATAAAGAA---GCAGTTCAAAGATT</text:p>
          </table:table-cell>
        </table:table-row>
        <table:table-row table:style-name="ro1">
          <table:table-cell office:value-type="string" calcext:value-type="string">
            <text:p>GTAAAGTTGACCCCACTCTGTGTCACTTTAGAATGTAAAAATGTTACCTACAATGGGACTTCCAAT---------------------------------GAGATAAAAAATT</text:p>
          </table:table-cell>
        </table:table-row>
        <table:table-row table:style-name="ro1">
          <table:table-cell office:value-type="string" calcext:value-type="string">
            <text:p>TGTAGAAGTTTTAGAAATGATAGCAGTAATGGTGAAAATGATGATGTTAGCAATGGGAGCGAGAAGGAGATAAAAAATT</text:p>
          </table:table-cell>
        </table:table-row>
        <table:table-row table:style-name="ro1">
          <table:table-cell office:value-type="string" calcext:value-type="string">
            <text:p>AATGGTACAAACCAAACTAATAACAGTACTAATAACAGTACTAGTACCCACAATTGGATGAAAGATGAGATAAAAAATT</text:p>
          </table:table-cell>
        </table:table-row>
        <table:table-row table:style-name="ro1">
          <table:table-cell office:value-type="string" calcext:value-type="string">
            <text:p>GAATGTAAAAATGCTACCTACAAAAATGATACCCACAATAATGCTACCTACAATGAGAACTACAAT----------GAGGTAAAAAATT</text:p>
          </table:table-cell>
        </table:table-row>
        <table:table-row table:style-name="ro1">
          <table:table-cell office:value-type="string" calcext:value-type="string">
            <text:p>AGCTTAAATAGAACAGATGTTAACAATAGTAGTGCCTACAATGTGAGCATGGAGGAGAGCATGGAGGTGATGAAAAATT</text:p>
          </table:table-cell>
        </table:table-row>
        <table:table-row table:style-name="ro1">
          <table:table-cell office:value-type="string" calcext:value-type="string">
            <text:p>AAAAATGTTAGCAGTAAAAATGTTAGCAGTAATAGTACTGG--TACTCACAATGGTACCTACAACAATGAGATGAAAAATT</text:p>
          </table:table-cell>
        </table:table-row>
        <table:table-row table:style-name="ro1">
          <table:table-cell office:value-type="string" calcext:value-type="string">
            <text:p>TTAAAATGTGGAAATACTACTAAAAATACTACTAAGCATAGTTTCCTC-----AATGA-GACCTACAAGGGGGAGATAAAAAATT</text:p>
          </table:table-cell>
        </table:table-row>
        <table:table-row table:style-name="ro1">
          <table:table-cell office:value-type="string" calcext:value-type="string">
            <text:p>CTCTGTGTCACCTTAAACTGTACAAATGTTAACAAAAGTGTTAGCAGTACAACTGCTAGCAGTA------------------ATGAAATAAAAAATT</text:p>
          </table:table-cell>
        </table:table-row>
        <table:table-row table:style-name="ro1">
          <table:table-cell office:value-type="string" calcext:value-type="string">
            <text:p>ACTTTAGACTGTAGTAAT------AATGTTACCAGAAGTAATACTAGTAGTATCCACAATGAGACCTACAATGG----------TATAAAAAATT</text:p>
          </table:table-cell>
        </table:table-row>
        <table:table-row table:style-name="ro1">
          <table:table-cell office:value-type="string" calcext:value-type="string">
            <text:p>GAATGTAGAAATGTTAGCAGTAATGGTAATGGTACCTACAAT-----GAGACCTACACTGAGAGCGTGAAGGAGATAAAAAATT</text:p>
          </table:table-cell>
        </table:table-row>
        <table:table-row table:style-name="ro1">
          <table:table-cell office:value-type="string" calcext:value-type="string">
            <text:p>AGTAATTATAACAGTAATGGTACCCACAATGTTTCCCAAAATGAACCCTACAATGAGAGCG----AGCGGGAGATAAAAAATT</text:p>
          </table:table-cell>
        </table:table-row>
        <table:table-row table:style-name="ro1">
          <table:table-cell office:value-type="string" calcext:value-type="string">
            <text:p>ACTTTAAAATGTACAAATGTTAGCAGTAATAGTACCTACAATGGGACTACCAGTGAGGGCATGA------------AGGAGATAAAAAATT</text:p>
          </table:table-cell>
        </table:table-row>
        <table:table-row table:style-name="ro1">
          <table:table-cell office:value-type="string" calcext:value-type="string">
            <text:p>ACTTTAAGATGTGTAAATGTTAGCAGTGATAATAGTACCCATGATAATAGTACCTACAATGACAGTGG----------GATGAAAAATT</text:p>
          </table:table-cell>
        </table:table-row>
        <table:table-row table:style-name="ro1">
          <table:table-cell office:value-type="string" calcext:value-type="string">
            <text:p>AATGTTAGTCGTAATAGTACTGATGTTAGCTGTAATAGTACTGTTATCCACAATGAGACCTATACTGAGATGAAAAATT</text:p>
          </table:table-cell>
        </table:table-row>
        <table:table-row table:style-name="ro1">
          <table:table-cell office:value-type="string" calcext:value-type="string">
            <text:p>TGT---------AGAGATGGTACCTACAATAAGACCTACTACAATGGGACCTTTTACAATGAGACGATCTACAATGAGATAAAAAATT</text:p>
          </table:table-cell>
        </table:table-row>
        <table:table-row table:style-name="ro1">
          <table:table-cell office:value-type="string" calcext:value-type="string">
            <text:p>GAATGT---------AAAAATGTTAACAGTACTGGTAATAGTACCCACAATGTGACCTACGAGGAGGGCGTGAGGGAGATAAAAAATT</text:p>
          </table:table-cell>
        </table:table-row>
        <table:table-row table:style-name="ro1">
          <table:table-cell office:value-type="string" calcext:value-type="string">
            <text:p>AATGCTAGCAGTAGTAGAAATGATAGCAATAATAGTACTAATATCTTCAATGGGATCTACTATGAGAACATGAAAAATT</text:p>
          </table:table-cell>
        </table:table-row>
        <table:table-row table:style-name="ro1">
          <table:table-cell office:value-type="string" calcext:value-type="string">
            <text:p>TGTAGAGATGCTAACAGTACTGGGCGTGGTCCCTACAATAGTACCAATGAGATGAAAA---ATACCAATGAGATGAAAAATT</text:p>
          </table:table-cell>
        </table:table-row>
        <table:table-row table:style-name="ro1">
          <table:table-cell office:value-type="string" calcext:value-type="string">
            <text:p>ACTTTAAGATGTGTAAATGTTAGCAGTGATAATAGTACCCATGATAATAGTACCTACAATGACAGTGG----------GATGAAAAATT</text:p>
          </table:table-cell>
        </table:table-row>
        <table:table-row table:style-name="ro1">
          <table:table-cell office:value-type="string" calcext:value-type="string">
            <text:p>TTGACCCCACTCTGTGTCACTTTAGAATGTAGTAATGCTACCTACAATAACGGTAATGGTACTAAT---------------------------GAGATAAAAAATT</text:p>
          </table:table-cell>
        </table:table-row>
        <table:table-row table:style-name="ro1">
          <table:table-cell office:value-type="string" calcext:value-type="string">
            <text:p>GTAAAGTTGACCCCACTCTGTGTCACTTTAGAATGT---------AAAAATGTTACCTACA--------------ATGGGACCTACAAT----------GAGATAAAAAATT</text:p>
          </table:table-cell>
        </table:table-row>
        <table:table-row table:style-name="ro1">
          <table:table-cell office:value-type="string" calcext:value-type="string">
            <text:p>AATGTTAGCATTAGAAATGGTAGCAGTAATGGTAATGACAGTGTGACCTACGATGAAAGCATAAAGGAGATAAAAAATT</text:p>
          </table:table-cell>
        </table:table-row>
        <table:table-row table:style-name="ro1">
          <table:table-cell office:value-type="string" calcext:value-type="string">
            <text:p>AATAGTAGCCTTGCTAATAACAATGGTAGCATTGCTAATAGAACTATTGATGAGGAGGCCTTCAAAGAGATAAAAAACT</text:p>
          </table:table-cell>
        </table:table-row>
        <table:table-row table:style-name="ro1">
          <table:table-cell office:value-type="string" calcext:value-type="string">
            <text:p>AAAAATGGTAG--CAATAATGATGGCAATACATACAAGACGCCTCTTTACAATGAGAGCATGCTGGAGGAGGTAAAAAATT</text:p>
          </table:table-cell>
        </table:table-row>
        <table:table-row table:style-name="ro1">
          <table:table-cell office:value-type="string" calcext:value-type="string">
            <text:p>TTAGAATGTACAAATGCAAATGTCAGCATTAATGGTACCTACAATATGTACAATGAGAGCATGA------------GCGGGGTAAAAAATT</text:p>
          </table:table-cell>
        </table:table-row>
        <table:table-row table:style-name="ro1">
          <table:table-cell office:value-type="string" calcext:value-type="string">
            <text:p>ACTTTAAAATGT---------GAAAATGTTAATGAGAGCAAATATATCAATGAGATCTTCAATCAGAGCAAGGAGGAGATAAAAAATT</text:p>
          </table:table-cell>
        </table:table-row>
        <table:table-row table:style-name="ro1">
          <table:table-cell office:value-type="string" calcext:value-type="string">
            <text:p>AATACAAATAGTACTGGTACAAATGGTACTAGTATCCACAATGTGACTTACAATGAGGGCGTGAATGAGATGAAAAATT</text:p>
          </table:table-cell>
        </table:table-row>
        <table:table-row table:style-name="ro1">
          <table:table-cell office:value-type="string" calcext:value-type="string">
            <text:p>TGTGTCACTTTAGAATGT---------AAAAATGTTAATGGTACCTACAATAGGACC-----TCCGATGAGAGCGTAAAG-GAGATAAAAAATT</text:p>
          </table:table-cell>
        </table:table-row>
        <table:table-row table:style-name="ro1">
          <table:table-cell office:value-type="string" calcext:value-type="string">
            <text:p>TTAAAATGTGGAAATACTACTAAAAATACTACTAAGCATAGTTTCCTC-----AATGA-GACCTACAAGGGGGAGATAAAAAATT</text:p>
          </table:table-cell>
        </table:table-row>
        <table:table-row table:style-name="ro1">
          <table:table-cell office:value-type="string" calcext:value-type="string">
            <text:p>GTTATCAGGAATGGTAGCAGTAATAGAACTGTTAACAGTGCTGGGATCTACAATGGGAGCATGCAGGAGATAAAAAATT</text:p>
          </table:table-cell>
        </table:table-row>
        <table:table-row table:style-name="ro1">
          <table:table-cell office:value-type="string" calcext:value-type="string">
            <text:p>TGTGTCACTTTAGACTGTAAAAATGTTAGTAGTAATGGTACTAGTATCCACAAT--------GAGACCTACAAT----------GAGATAAGAAATT</text:p>
          </table:table-cell>
        </table:table-row>
        <table:table-row table:style-name="ro1">
          <table:table-cell office:value-type="string" calcext:value-type="string">
            <text:p>TTAGAATGTGGAAATGTGAGTGTTAGCAGTAATGGTACTGTTGCCTCCAATAAGACCTATGTGGAG------GAAATGAGAAATT</text:p>
          </table:table-cell>
        </table:table-row>
        <table:table-row table:style-name="ro1">
          <table:table-cell office:value-type="string" calcext:value-type="string">
            <text:p>TTAGAATGTACAAATGCAAATGTCAGCATTAATGGTACCTACAATATGTACAATGAGAGCATGA------------GCGGGGTAAAAAATT</text:p>
          </table:table-cell>
        </table:table-row>
        <table:table-row table:style-name="ro1">
          <table:table-cell office:value-type="string" calcext:value-type="string">
            <text:p>GAATGT---------AAAAATGTTAGCAGTACTGGTAATGGTACCTACAATGAGACCTACAATGAGAGCGTGAAGGAGATAAAAAATT</text:p>
          </table:table-cell>
        </table:table-row>
        <table:table-row table:style-name="ro1">
          <table:table-cell office:value-type="string" calcext:value-type="string">
            <text:p>ACTTTAAGATGTGTAAATGTTAGCAGTGATAATAGTACCCATGATAATAGTACCTACAATGACAGTGG----------GATGAAAAATT</text:p>
          </table:table-cell>
        </table:table-row>
        <table:table-row table:style-name="ro1">
          <table:table-cell office:value-type="string" calcext:value-type="string">
            <text:p>TGTGTCACTTTAAAATGTAGAAATGTTAGCAGTAATGGTACTGGTACCTACAAT--------GAGACCTACAAT----------GAGATAAAAAATT</text:p>
          </table:table-cell>
        </table:table-row>
        <table:table-row table:style-name="ro1">
          <table:table-cell office:value-type="string" calcext:value-type="string">
            <text:p>TTGAACTGCAGTGAAT---GGAATGCGACTAACCATGAGGGTAG--------GACTGTCAATGCCACTAACAATGTCGGAATGAAAAACT</text:p>
          </table:table-cell>
        </table:table-row>
        <table:table-row table:style-name="ro1">
          <table:table-cell office:value-type="string" calcext:value-type="string">
            <text:p>AACTGCAGTGATGTTGCCTCTAACGCCAACGTCACTAGTGGCACTAACAGCAC--TGATAGTGACACGGGA-ATGAAAAACT</text:p>
          </table:table-cell>
        </table:table-row>
        <table:table-row table:style-name="ro1">
          <table:table-cell office:value-type="string" calcext:value-type="string">
            <text:p>ACCCCACTCTGTGTCACTTTAAACTGCAATGGC---ATTAATGCCACTAATGACACTGTTGGTGACCCCAGAATGAC---------------------AAACT</text:p>
          </table:table-cell>
        </table:table-row>
        <table:table-row table:style-name="ro1">
          <table:table-cell office:value-type="string" calcext:value-type="string">
            <text:p>GTCACTTTAAATTGTAC------------CAATGCTACGTTCCCTAATGCCACTGGAAACAACTCCATTTTCACTGAAGAAATGAAAAACT</text:p>
          </table:table-cell>
        </table:table-row>
        <table:table-row table:style-name="ro1">
          <table:table-cell office:value-type="string" calcext:value-type="string">
            <text:p>CTCTGTGTTACTTTAGCCTGTACTAATGTAAACAAAACTA-----------------------AGAATGGCATTGAAGATGCTGGAGGAAAACTAAAAAACT</text:p>
          </table:table-cell>
        </table:table-row>
        <table:table-row table:style-name="ro1">
          <table:table-cell office:value-type="string" calcext:value-type="string">
            <text:p>GTTAATGTAAATGCAACAAATAGCAATGCCACTGCCAACTCTACTGCCAGCCATGGCATA------AGAGGGGAACTAAAAAATT</text:p>
          </table:table-cell>
        </table:table-row>
        <table:table-row table:style-name="ro1">
          <table:table-cell office:value-type="string" calcext:value-type="string">
            <text:p>GCTGCTTTGAACAATAGCAAGGCCACTAGAGGCAATGTCTCTAACATAATAGGAGATATAACAGATGAAGTAAAAAACT</text:p>
          </table:table-cell>
        </table:table-row>
        <table:table-row table:style-name="ro1">
          <table:table-cell office:value-type="string" calcext:value-type="string">
            <text:p>ACTGGAAATAACACAACCAAGGTCAACATAACCCCTATCTATAACACAACGGAAGATCTAACAGGGGAAATAAGAAACT</text:p>
          </table:table-cell>
        </table:table-row>
        <table:table-row table:style-name="ro1">
          <table:table-cell office:value-type="string" calcext:value-type="string">
            <text:p>TTCACAAGCAACAAAACCTATGTCTCTAACACAACCGAAACCCCTAACTTAGGAAATATGACAAATGAAGTAAGAAACT</text:p>
          </table:table-cell>
        </table:table-row>
        <table:table-row table:style-name="ro1">
          <table:table-cell office:value-type="string" calcext:value-type="string">
            <text:p>AATTGTACCAATGCTAACCTCAATGCTACTGTCAATGCCTCTACC---ACAATAGGAAATATAACAGATGAAGTAAGGAACT</text:p>
          </table:table-cell>
        </table:table-row>
        <table:table-row table:style-name="ro1">
          <table:table-cell office:value-type="string" calcext:value-type="string">
            <text:p>TTGAAAAGTGAAAACACAACCAAAAACACAACCAATGGCCCTCCCACGATAGGAAACATAACAGATGAAGTAAAAAACT</text:p>
          </table:table-cell>
        </table:table-row>
        <table:table-row table:style-name="ro1">
          <table:table-cell office:value-type="string" calcext:value-type="string">
            <text:p>TTGACTAAATTGGCCAATGCCTCTAACATAACCAATGCCTCTGACATACTAGGAAATGTAACAGAGGAAGTAAGAAACT</text:p>
          </table:table-cell>
        </table:table-row>
        <table:table-row table:style-name="ro1">
          <table:table-cell office:value-type="string" calcext:value-type="string">
            <text:p>AGCACTTATAATTGCACCAACGGTAACTGTACCAATACCAATAACATGATAGGAAATAT---AACAGATGAAGTAATGAACT</text:p>
          </table:table-cell>
        </table:table-row>
        <table:table-row table:style-name="ro1">
          <table:table-cell office:value-type="string" calcext:value-type="string">
            <text:p>TTAACCAACATTAACAACACGATCACTGACAAAATAGGAAATCTAACAATAGGAAATATAACAGATGACATAAAGAACT</text:p>
          </table:table-cell>
        </table:table-row>
        <table:table-row table:style-name="ro1">
          <table:table-cell office:value-type="string" calcext:value-type="string">
            <text:p>TGTACCAATGCCAATTGGCCCCAGAACACAACCCATAGCAATAGTAGCATAGGAACTATAAC---------AGATGAAGTAAAAAACT</text:p>
          </table:table-cell>
        </table:table-row>
        <table:table-row table:style-name="ro1">
          <table:table-cell office:value-type="string" calcext:value-type="string">
            <text:p>TGTACCAATGCTATTTTGAAAAATGTTACTAACACAGCCAATAACACAGTAGGAAATATAGCAGAGGAAG------TAAGAAACT</text:p>
          </table:table-cell>
        </table:table-row>
        <table:table-row table:style-name="ro1">
          <table:table-cell office:value-type="string" calcext:value-type="string">
            <text:p>AGGGCTAATTTGTTGAGAGATATTACAAATGACTTAACCACCTGTTCTTTTAGGAATATATC---------AGATGAAGTAAGAGACT</text:p>
          </table:table-cell>
        </table:table-row>
        <table:table-row table:style-name="ro1">
          <table:table-cell office:value-type="string" calcext:value-type="string">
            <text:p>AATTTCACTAAGACTAATAACAGTACAGGAAATATAACAATAGAAAATATAGGAAATATAACAGATGAAGTAAGAAACT</text:p>
          </table:table-cell>
        </table:table-row>
        <table:table-row table:style-name="ro1">
          <table:table-cell office:value-type="string" calcext:value-type="string">
            <text:p>ACCACTAACACAACCAATGTCAATAACACAACCAATGTCCCTAAAGGAATAGGAAATCTAACAGATGAAGTAAGAAACT</text:p>
          </table:table-cell>
        </table:table-row>
        <table:table-row table:style-name="ro1">
          <table:table-cell office:value-type="string" calcext:value-type="string">
            <text:p>GCTTTAAATTGTATAAATGTCAATAACATAACCGATGTCCCTAACATAAGGGGAAATATAAC---------AGATGAAGTAAGAAACT</text:p>
          </table:table-cell>
        </table:table-row>
        <table:table-row table:style-name="ro1">
          <table:table-cell office:value-type="string" calcext:value-type="string">
            <text:p>GATACTACTTTGACCAATGCCAATAACAGGACCAATGCCTCTGACATAATAGGAAATATAAMAGATGAAGTAAGAAACT</text:p>
          </table:table-cell>
        </table:table-row>
        <table:table-row table:style-name="ro1">
          <table:table-cell office:value-type="string" calcext:value-type="string">
            <text:p>ACCAATGCTAATTTGAACAATATCAACAAGAACACTACCTCTAACGGAATAGGAAACATAACAGATGAAGTAAGAAACT</text:p>
          </table:table-cell>
        </table:table-row>
        <table:table-row table:style-name="ro1">
          <table:table-cell office:value-type="string" calcext:value-type="string">
            <text:p>AATAACACAACCAATGGCAATAACACAACCAATGGCAATAACACAACCAATGTCCCTACCACAGATGAAGTAAGAAACT</text:p>
          </table:table-cell>
        </table:table-row>
        <table:table-row table:style-name="ro1">
          <table:table-cell office:value-type="string" calcext:value-type="string">
            <text:p>TTAAATTGTATGAATGCTACTTGGAAAAATGTCACTCACACAACCAAT------------GTCTCTATAGGAAATATAGAAGTAAAAAACT</text:p>
          </table:table-cell>
        </table:table-row>
        <table:table-row table:style-name="ro1">
          <table:table-cell office:value-type="string" calcext:value-type="string">
            <text:p>GCTACGGGGACCAATGTCACAACCAATGGCAAAATAGGAAATATAACAATAGGAAATATAACAGATGAAGTAAAAAACT</text:p>
          </table:table-cell>
        </table:table-row>
        <table:table-row table:style-name="ro1">
          <table:table-cell office:value-type="string" calcext:value-type="string">
            <text:p>ACTGTCAATTGGACCAATGTCACTGAAAGCAGCAATAACAATACAGATTTAAGAAATATAACAGATGAAGTAAGAAACT</text:p>
          </table:table-cell>
        </table:table-row>
        <table:table-row table:style-name="ro1">
          <table:table-cell office:value-type="string" calcext:value-type="string">
            <text:p>ACCAGTGCTAATCTGACCAAGCTCAACGCGACCAAAGTCTCTAACG---AAATAGGAAATATAACAGATGATGTAAGAAACT</text:p>
          </table:table-cell>
        </table:table-row>
        <table:table-row table:style-name="ro1">
          <table:table-cell office:value-type="string" calcext:value-type="string">
            <text:p>GCTACATTGACCAAGACCACAAATGCCACAACCGATGTCCCTAGCGAAGTAGGAAATCTAACAGATGAAGTAAGAAACT</text:p>
          </table:table-cell>
        </table:table-row>
        <table:table-row table:style-name="ro1">
          <table:table-cell office:value-type="string" calcext:value-type="string">
            <text:p>AATATAACAAACTGGAATAATATGAATAATATAACAGAAGAAGTAAATATAGGAAATATAACAAATGAAGTAAAAAACT</text:p>
          </table:table-cell>
        </table:table-row>
        <table:table-row table:style-name="ro1">
          <table:table-cell office:value-type="string" calcext:value-type="string">
            <text:p>ACCAATGCTAATTTGACCAATATCAACGCGACCTCTGCCTCTAACGGAATAGGAAATATAACAGATGAAGTGAGAAACT</text:p>
          </table:table-cell>
        </table:table-row>
        <table:table-row table:style-name="ro1">
          <table:table-cell office:value-type="string" calcext:value-type="string">
            <text:p>GCTAATTTGACCAATGTGAATATCTCAATCAGTGTCTCCAATGTCTCAATAGGAAATATAACAGATGAAGTAAGCAACT</text:p>
          </table:table-cell>
        </table:table-row>
        <table:table-row table:style-name="ro1">
          <table:table-cell office:value-type="string" calcext:value-type="string">
            <text:p>ACTTTAAATTGTACCGATGCTAAAGTTACCAATGGAACCAATAACATAACAGGAAATACAAC---------AGATGAAGTAAAAAACT</text:p>
          </table:table-cell>
        </table:table-row>
        <table:table-row table:style-name="ro1">
          <table:table-cell office:value-type="string" calcext:value-type="string">
            <text:p>GAGGCCAAGGTGAAAGATAATAGGACCAGAACCGATAACATGACCAATATAGGAAATATAACCGATGAAATGAGCAACT</text:p>
          </table:table-cell>
        </table:table-row>
        <table:table-row table:style-name="ro1">
          <table:table-cell office:value-type="string" calcext:value-type="string">
            <text:p>AGCAATGCTAATTTGACCCATATCAATGCGACCTTTGCCTCTAAAGAAATAGAAAATATAACAGAGGAAGTAAAAAACT</text:p>
          </table:table-cell>
        </table:table-row>
        <table:table-row table:style-name="ro1">
          <table:table-cell office:value-type="string" calcext:value-type="string">
            <text:p>CCTCTCTGTGTTACTCTACTTTGTGAAAATGCTCATTGGAATTCTACAATAGAAAATAG---------------------AACAGATGAAGTAAAAAACT</text:p>
          </table:table-cell>
        </table:table-row>
        <table:table-row table:style-name="ro1">
          <table:table-cell office:value-type="string" calcext:value-type="string">
            <text:p>GCTACTTGGAACAATACCAAGATCAACATGACCACTGTCTCTAACGGAATAGGAAACATAACAGATGACATAAGAAACT</text:p>
          </table:table-cell>
        </table:table-row>
        <table:table-row table:style-name="ro1">
          <table:table-cell office:value-type="string" calcext:value-type="string">
            <text:p>ACCAATGCTAACCCTACCAATGTCACCTACACCAATGTAACCGCTGCCATAGGAAATATAAC------AGATGAAATAAGAAACT</text:p>
          </table:table-cell>
        </table:table-row>
        <table:table-row table:style-name="ro1">
          <table:table-cell office:value-type="string" calcext:value-type="string">
            <text:p>TGTACCAATGT---CAATGCTACCAATGTCAGTAACACAACCGAAGCCCCAAACATAGTAGGAACAGATGAAGTAAAGAACT</text:p>
          </table:table-cell>
        </table:table-row>
        <table:table-row table:style-name="ro1">
          <table:table-cell office:value-type="string" calcext:value-type="string">
            <text:p>TTGACCAATGTTAATAACACAACCAATGTCGATAACAGAACCAATGTAATAGGAAATATAACGGATGAAGTAAAAAACT</text:p>
          </table:table-cell>
        </table:table-row>
        <table:table-row table:style-name="ro1">
          <table:table-cell office:value-type="string" calcext:value-type="string">
            <text:p>AATGCTATAGTGAATAACGCGAACCTGACCCAATTCGGTAATGTCTCTATAGGAAATATAACAGATGAAATAAGGAACT</text:p>
          </table:table-cell>
        </table:table-row>
        <table:table-row table:style-name="ro1">
          <table:table-cell office:value-type="string" calcext:value-type="string">
            <text:p>AATCTGACCAATGCTAATGTTAATTCTACCAAAATTGAAAACATAACCATAGGAAACATAACAGATGAAGTAAAAAATT</text:p>
          </table:table-cell>
        </table:table-row>
        <table:table-row table:style-name="ro1">
          <table:table-cell office:value-type="string" calcext:value-type="string">
            <text:p>TGTACCAATGATATATCGACCAATGGCACTTATAATAGCTCTGACATAATAGGAAATATAACAGATGAAG------TAAGAAACT</text:p>
          </table:table-cell>
        </table:table-row>
        <table:table-row table:style-name="ro1">
          <table:table-cell office:value-type="string" calcext:value-type="string">
            <text:p>GTCACTCCCTTGAATAACTCAACCAATGTCTCCATTGCCTCTAACATAATAGGAAATGTAACAGATGAAGTAAGAAACT</text:p>
          </table:table-cell>
        </table:table-row>
        <table:table-row table:style-name="ro1">
          <table:table-cell office:value-type="string" calcext:value-type="string">
            <text:p>GTTAATGTGACAAGGAACACAACCCAGGGCACTCCCACAGTAGGATCAGTAGGATA-----TATGGCAGATGAAGTAAGCAACT</text:p>
          </table:table-cell>
        </table:table-row>
        <table:table-row table:style-name="ro1">
          <table:table-cell office:value-type="string" calcext:value-type="string">
            <text:p>GATTTTACCAAGGTCAATACCACAACCAATGGCACTACCCCAACCAGTACGGTAAATATAACAAATGAAGTAAAAAACT</text:p>
          </table:table-cell>
        </table:table-row>
        <table:table-row table:style-name="ro1">
          <table:table-cell office:value-type="string" calcext:value-type="string">
            <text:p>AATTATTCCAAGACAAATGACAGTAACACAAACCAAGCCTCCAACATAATAGGAAATATGACAGATGAAGTAAGAAACT</text:p>
          </table:table-cell>
        </table:table-row>
        <table:table-row table:style-name="ro1">
          <table:table-cell office:value-type="string" calcext:value-type="string">
            <text:p>TTGACCAATGTAAATATCAATGCTACTTTGGCCAATAGAGCAAAGGACTTAAAAAATGTAACAGAAGACATAAGAAACT</text:p>
          </table:table-cell>
        </table:table-row>
        <table:table-row table:style-name="ro1">
          <table:table-cell office:value-type="string" calcext:value-type="string">
            <text:p>AAATTTAACTTGACCAATTTCACTAACGCAAGCATTCACTTAGGCAAGGTAGGAAATATAACAGATGAAGTAAGTAACT</text:p>
          </table:table-cell>
        </table:table-row>
        <table:table-row table:style-name="ro1">
          <table:table-cell office:value-type="string" calcext:value-type="string">
            <text:p>ACTTTAAATTGTGCTAATTTG---------ACCAGTACCAATGTTAATCAGACCAATAAAGAAAATATAAAAAATGAAGTAAAAAACT</text:p>
          </table:table-cell>
        </table:table-row>
        <table:table-row table:style-name="ro1">
          <table:table-cell office:value-type="string" calcext:value-type="string">
            <text:p>GACAATGTGACGAATGTGACCTACAACAACACAACCAAGGACTATAAAATAGGAAATATAACAGAGGAAG------TAAGAAACT</text:p>
          </table:table-cell>
        </table:table-row>
        <table:table-row table:style-name="ro1">
          <table:table-cell office:value-type="string" calcext:value-type="string">
            <text:p>GTCAATCAGACTTGGAACAATGTCACCAAGGCCGATAACATAACCAATTTAGAAAATATAACAAATGAAG---TAAAAAACT</text:p>
          </table:table-cell>
        </table:table-row>
        <table:table-row table:style-name="ro1">
          <table:table-cell office:value-type="string" calcext:value-type="string">
            <text:p>TTGAACAATAATGCTAGGTCGAACAAAACCAGTAACATAACCAATGTCTTAGGAAATATGACAGATGAAGTAAGAAACT</text:p>
          </table:table-cell>
        </table:table-row>
        <table:table-row table:style-name="ro1">
          <table:table-cell office:value-type="string" calcext:value-type="string">
            <text:p>ACCACTGCTAATTTGACCAATATCAATAGCAGCATGACCACTGTCGGAATAGGAAATGTAACAGATGAAGTAAAAAACT</text:p>
          </table:table-cell>
        </table:table-row>
        <table:table-row table:style-name="ro1">
          <table:table-cell office:value-type="string" calcext:value-type="string">
            <text:p>GTGATCAATGTGAGTAACTTAACCAATGTCTCCAATGATTCTAACATAATAGGAAACATAAAAGATGAAGTAAGAAACT</text:p>
          </table:table-cell>
        </table:table-row>
        <table:table-row table:style-name="ro1">
          <table:table-cell office:value-type="string" calcext:value-type="string">
            <text:p>AATACGATCACAGTCACTAATGGGACCAATGTCACCAACACTATAGGAAATAAAACAGATGATATTGATATGAAAAACT</text:p>
          </table:table-cell>
        </table:table-row>
        <table:table-row table:style-name="ro1">
          <table:table-cell office:value-type="string" calcext:value-type="string">
            <text:p>AATGCTAATTTGACCAATGTCAATAACACAACCAATGTCTCTAAAATAATAGGAAATATAACAGATGAAGTAAGAAACT</text:p>
          </table:table-cell>
        </table:table-row>
        <table:table-row table:style-name="ro1">
          <table:table-cell office:value-type="string" calcext:value-type="string">
            <text:p>AATTGTACCGATGCTAAATGGACCAATGTCACCCTTGTCTCTAGCAGAATAGGAAATATAAC---------AGATGAAGTAAAAAACT</text:p>
          </table:table-cell>
        </table:table-row>
        <table:table-row table:style-name="ro1">
          <table:table-cell office:value-type="string" calcext:value-type="string">
            <text:p>AACACAACCAATGTAAACACAACCAATGCTAACTGCACAGGCTTACGATTAGAGAATATAACAAATGAAATACAGAACT</text:p>
          </table:table-cell>
        </table:table-row>
        <table:table-row table:style-name="ro1">
          <table:table-cell office:value-type="string" calcext:value-type="string">
            <text:p>ACTGCTGTGTTGAATGGAACCATTGACAATAAAACCATTTCCCAAAATCTCCAAAATCTAACAGATGAAGTAAGAAACT</text:p>
          </table:table-cell>
        </table:table-row>
        <table:table-row table:style-name="ro1">
          <table:table-cell office:value-type="string" calcext:value-type="string">
            <text:p>GTCCAGGCTACTTTGAGCAACTTAACCTATGTCTCCAATGTCTCTAACATAGGAAATATAACAGATGAAG------TAAGAAACT</text:p>
          </table:table-cell>
        </table:table-row>
        <table:table-row table:style-name="ro1">
          <table:table-cell office:value-type="string" calcext:value-type="string">
            <text:p>CATAACTCTACCAATGACAAAAATAGCACAGAAAATATAATAAGAAATATAGGAAATATAACAGATGAAGTAAAAAACT</text:p>
          </table:table-cell>
        </table:table-row>
        <table:table-row table:style-name="ro1">
          <table:table-cell office:value-type="string" calcext:value-type="string">
            <text:p>AATAATGTTCAAGTGACCAATGTCACGAACATAACCAACTCTAGCCTAGTAGGAAATATAACAGAGGAAG------TAAGAAACT</text:p>
          </table:table-cell>
        </table:table-row>
        <table:table-row table:style-name="ro1">
          <table:table-cell office:value-type="string" calcext:value-type="string">
            <text:p>ATTAATGTTAGTAAGGCCCAGATCAACGAAACCCAGAGCAATAGCCTAGTAGGAAATATAACAGATGAAG------TAAGAAACT</text:p>
          </table:table-cell>
        </table:table-row>
        <table:table-row table:style-name="ro1">
          <table:table-cell office:value-type="string" calcext:value-type="string">
            <text:p>AATTTGACCAAGGAGGATAACTCAACCTATGTCTCCAATGTCACTAACATAGGAAATTTAACAGATGAAG------TAAGAAACT</text:p>
          </table:table-cell>
        </table:table-row>
        <table:table-row table:style-name="ro1">
          <table:table-cell office:value-type="string" calcext:value-type="string">
            <text:p>ACCAATGCTAGTTTTGCTAATTCGACCAATGACAATAACACAGCCAATGTAGGAGATATAACAGATGAAGTAAGAAACT</text:p>
          </table:table-cell>
        </table:table-row>
        <table:table-row table:style-name="ro1">
          <table:table-cell office:value-type="string" calcext:value-type="string">
            <text:p>GTTACTTTAAAGTG---TGGCACGGTCAAGGGCTCTAACAGGACTGACAAAATAGGAAATATAAC---------AGATGACATGAGGAACT</text:p>
          </table:table-cell>
        </table:table-row>
        <table:table-row table:style-name="ro1">
          <table:table-cell office:value-type="string" calcext:value-type="string">
            <text:p>AAAGCTAATCTGACAGGTAATTCGACCATTAACAATAGCACACAAGACATTGGAAATATAACAGATGAAGTAAAAAACT</text:p>
          </table:table-cell>
        </table:table-row>
        <table:table-row table:style-name="ro1">
          <table:table-cell office:value-type="string" calcext:value-type="string">
            <text:p>GCTAACGATACTTTAAATGTCACTAATACACTCAATGTCTCTAACATAGTAGGAAATCTA--------ACAGATGAAGTAAAATACT</text:p>
          </table:table-cell>
        </table:table-row>
        <table:table-row table:style-name="ro1">
          <table:table-cell office:value-type="string" calcext:value-type="string">
            <text:p>ACGAATAATGTTACGGTCAGCAATGCCACTGCAACAAATAAAACAAATGTAGGAAATATAAC------AGATGAGGTAAGGAACT</text:p>
          </table:table-cell>
        </table:table-row>
        <table:table-row table:style-name="ro1">
          <table:table-cell office:value-type="string" calcext:value-type="string">
            <text:p>ACCG---CAGCTAACCTCAAGAAAACAGAAAATACAACAGATGGAGTAAACATAGGAAATCTAACAGATGAAGTAAAAAACT</text:p>
          </table:table-cell>
        </table:table-row>
        <table:table-row table:style-name="ro1">
          <table:table-cell office:value-type="string" calcext:value-type="string">
            <text:p>AATGCTACTTTGACCAATACCAACAACACAAGCACTGGCCCTAAAATAATAGGAAATATAACAGAGGAAGTAAGAAACT</text:p>
          </table:table-cell>
        </table:table-row>
        <table:table-row table:style-name="ro1">
          <table:table-cell office:value-type="string" calcext:value-type="string">
            <text:p>ACCAGTACCAATGCTACCTTGACCAAGGTGGATAACTCAACCAGTGTTAATATAACAGATACAGATGAAGTAAAAAACT</text:p>
          </table:table-cell>
        </table:table-row>
        <table:table-row table:style-name="ro1">
          <table:table-cell office:value-type="string" calcext:value-type="string">
            <text:p>ACCAATGTGGGTAACTACTCAACCAATGTCTCCAAGGATTCTAACATAATAGGAAATATAACAGATGAAGTAAGAAACT</text:p>
          </table:table-cell>
        </table:table-row>
        <table:table-row table:style-name="ro1">
          <table:table-cell office:value-type="string" calcext:value-type="string">
            <text:p>AAGGCTAATTTTACCAGCAAGGCTAATTCTACCAAAGCCACCCCAACCAATAACTCTATAACAGATGAAATAAGTAACT</text:p>
          </table:table-cell>
        </table:table-row>
        <table:table-row table:style-name="ro1">
          <table:table-cell office:value-type="string" calcext:value-type="string">
            <text:p>ATCAAGAACATGACCAATAGCAGTAACACAACTGATATCCCTAGCGTAGTAGGAAATATAACAGATGAAGTAAAAAACT</text:p>
          </table:table-cell>
        </table:table-row>
        <table:table-row table:style-name="ro1">
          <table:table-cell office:value-type="string" calcext:value-type="string">
            <text:p>ACCGATGCAAGCTTGAAGTGTACCGAATCAGCATGTAACCATACTAGCATAAAAAATATGACAGATGAAGTAAGAAACT</text:p>
          </table:table-cell>
        </table:table-row>
        <table:table-row table:style-name="ro1">
          <table:table-cell office:value-type="string" calcext:value-type="string">
            <text:p>TGTACCAATGCCAATTGGCCCCAGAACACAACCCATAGCAATAGTAGCATAGGAACTATAAC---------AGATGAAGTAAAAAACT</text:p>
          </table:table-cell>
        </table:table-row>
        <table:table-row table:style-name="ro1">
          <table:table-cell office:value-type="string" calcext:value-type="string">
            <text:p>TCAACCCAGTTCACAAGCGATAACCCAGATTTAAAAAATGTAACAGATTTAAGTAATATAACAGAGGAAG------TAAGAAACT</text:p>
          </table:table-cell>
        </table:table-row>
        <table:table-row table:style-name="ro1">
          <table:table-cell office:value-type="string" calcext:value-type="string">
            <text:p>AATGCTACTTTGAGTGCTAATCAGACCAAGAGCGATATCCCTGAACAAGTAGGAAATCTAACAGATGAAATAAAAAACT</text:p>
          </table:table-cell>
        </table:table-row>
        <table:table-row table:style-name="ro1">
          <table:table-cell office:value-type="string" calcext:value-type="string">
            <text:p>ACCAAGGCCAATAACACCGCTGGAAATATAACAGATGAAGTAAGAAACTTAGGAAATATAACAGATGAAGTAAGAAACT</text:p>
          </table:table-cell>
        </table:table-row>
        <table:table-row table:style-name="ro1">
          <table:table-cell office:value-type="string" calcext:value-type="string">
            <text:p>AATGCTAAGTTGAATTGGACCAATAGCACAACTAATGACCCTCACGGAATAGGAAATCTAACAGATGAAGTAAAAAACT</text:p>
          </table:table-cell>
        </table:table-row>
        <table:table-row table:style-name="ro1">
          <table:table-cell office:value-type="string" calcext:value-type="string">
            <text:p>ACTGCTAACTTCACCAATGTCACAAAAAGTGTCCCTGACATAGGAAATTTACGAAATTTAACAGAGGAAGTAAAAAACT</text:p>
          </table:table-cell>
        </table:table-row>
        <table:table-row table:style-name="ro1">
          <table:table-cell office:value-type="string" calcext:value-type="string">
            <text:p>GTTAATGTCACCAATGCTAATGCCACCAATACCTCTAAAATAAGGGGTATACAAAATATAACAGAGGAAGTAAGAAACT</text:p>
          </table:table-cell>
        </table:table-row>
        <table:table-row table:style-name="ro1">
          <table:table-cell office:value-type="string" calcext:value-type="string">
            <text:p>GCTACTTTGACCCATGCCAATGTGACCAATGACAATGTCTCTAGAATAGTGGGAAATGTAACAGATGATGTAAGAAACT</text:p>
          </table:table-cell>
        </table:table-row>
        <table:table-row table:style-name="ro1">
          <table:table-cell office:value-type="string" calcext:value-type="string">
            <text:p>GTCACAACCAAACCTAATGTGAATAATACCACAACCAATAAATATAACTTAGAAAATATAACAGAGGAAG------TAAGAAACT</text:p>
          </table:table-cell>
        </table:table-row>
        <table:table-row table:style-name="ro1">
          <table:table-cell office:value-type="string" calcext:value-type="string">
            <text:p>AATTGTACCGAGGCCAAGTGGACCAATAGTACCCCTACCAATTTTTCACTAGGAAATATAAC---------AGAGGAAGTAAGGAACT</text:p>
          </table:table-cell>
        </table:table-row>
        <table:table-row table:style-name="ro1">
          <table:table-cell office:value-type="string" calcext:value-type="string">
            <text:p>ATCAATGCTAATTTGACCAATGTCAACAAGACCACTGCCACTAACG---GAATAGGAAATATAACAGATGAAGTAAGAAACT</text:p>
          </table:table-cell>
        </table:table-row>
        <table:table-row table:style-name="ro1">
          <table:table-cell office:value-type="string" calcext:value-type="string">
            <text:p>AATTGTACCAATGCTGATTTGACCAGTAGTAATGCTAATTCGACCAATAGCAATAACATAAC------------AGATGAAGTAAAAAACT</text:p>
          </table:table-cell>
        </table:table-row>
        <table:table-row table:style-name="ro1">
          <table:table-cell office:value-type="string" calcext:value-type="string">
            <text:p>ACCACTGCTAATTTGACCAATGTCAATATAACCAAAGACTCTAAC---AAAATAGGAAATCTAACAGATGAAGTAAGAAACT</text:p>
          </table:table-cell>
        </table:table-row>
        <table:table-row table:style-name="ro1">
          <table:table-cell office:value-type="string" calcext:value-type="string">
            <text:p>AATGCTAATTTGACCAATAGCAATAACACAACCAATGGCCCTAACGAAATAGGAAATATAACAGATGAAGTAAAAAACT</text:p>
          </table:table-cell>
        </table:table-row>
        <table:table-row table:style-name="ro1">
          <table:table-cell office:value-type="string" calcext:value-type="string">
            <text:p>ACCACTGCTAAATTGACCAATGTCACTAACATAACCAATGTCCCTAACATAGGAAATATAACAGATGAAG------TAAGAAACT</text:p>
          </table:table-cell>
        </table:table-row>
        <table:table-row table:style-name="ro1">
          <table:table-cell office:value-type="string" calcext:value-type="string">
            <text:p>AATGCTAATTTGAACAATGCTAATTTGACCAATACAACCAGTGATAGTTTGCTCAATATGACAGGCGAGGTAAAAAACT</text:p>
          </table:table-cell>
        </table:table-row>
        <table:table-row table:style-name="ro1">
          <table:table-cell office:value-type="string" calcext:value-type="string">
            <text:p>TTGGATTGTACT------AAGACTAATTGGGAGGTAGGAAATGTAACAGATGGAATAGGAAATATAACAGATGAAGTAAGAAACT</text:p>
          </table:table-cell>
        </table:table-row>
        <table:table-row table:style-name="ro1">
          <table:table-cell office:value-type="string" calcext:value-type="string">
            <text:p>TGTGTTACTTTAAATTGTACCGATGCTACGGCCCAGAACGTAAGTATCCCTGATAA---------------------GATAACAGATGAAATGAG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ATGTTAATGTGGCCCAGGTCAATAAAACAGCCTCTGCCTCTGACATAATAGGAAATATAACAGATGAAGTAAGAAACT</text:p>
          </table:table-cell>
        </table:table-row>
        <table:table-row table:style-name="ro1">
          <table:table-cell office:value-type="string" calcext:value-type="string">
            <text:p>AAAGCTAATTTGAATGCTACTAGCAATTACACAACCAATGACCCTAAGATAGGAAATATAACAGATGAAGTAAAAAACT</text:p>
          </table:table-cell>
        </table:table-row>
        <table:table-row table:style-name="ro1">
          <table:table-cell office:value-type="string" calcext:value-type="string">
            <text:p>TGCGTTACTTTAAATTGTACCAATACTAGG---------------ACTAATAAAAAACAGACCCCTACCATAGGACCAGAGGAAGTACAAAACT</text:p>
          </table:table-cell>
        </table:table-row>
        <table:table-row table:style-name="ro1">
          <table:table-cell office:value-type="string" calcext:value-type="string">
            <text:p>ACCAATGCTAACTTGAGCAATACAACCACTGACAACAGTACCAATAACATAGGAAATATAACAGATGAAGTAAGAAACT</text:p>
          </table:table-cell>
        </table:table-row>
        <table:table-row table:style-name="ro1">
          <table:table-cell office:value-type="string" calcext:value-type="string">
            <text:p>ACCGA---GGCTAATTTGACCAATGTCAATAACACAACCCAAGCCCCTAGCATAGGAACTATAAAAGATGAAGTAAAAAACT</text:p>
          </table:table-cell>
        </table:table-row>
        <table:table-row table:style-name="ro1">
          <table:table-cell office:value-type="string" calcext:value-type="string">
            <text:p>ACCGATGCTAAAGTGACCAATGCTACTTTGACCCAGAACCACACTAACATAGGAAATATAAC------AGATGACGTAAAAAACT</text:p>
          </table:table-cell>
        </table:table-row>
        <table:table-row table:style-name="ro1">
          <table:table-cell office:value-type="string" calcext:value-type="string">
            <text:p>GTCAAGAACACGACCAATGGCAGTAACACCACTGATGCCCCTAGCATAGTAGGAAATATAACAGATGAAGTAAAAAACT</text:p>
          </table:table-cell>
        </table:table-row>
        <table:table-row table:style-name="ro1">
          <table:table-cell office:value-type="string" calcext:value-type="string">
            <text:p>AAGTGTAC------AAAGAATG-TAACAATAGGAAATTCAACAATAGGAAATT--TAACAGATAAAGTAACAGATGAAATAAGAAACT</text:p>
          </table:table-cell>
        </table:table-row>
        <table:table-row table:style-name="ro1">
          <table:table-cell office:value-type="string" calcext:value-type="string">
            <text:p>TCGACCCAGGTCAACATAACCAAAGACCCTAAAACGGGAAATATAACATTAAAAAATATAACAGAGGAAG------TAAAAAACT</text:p>
          </table:table-cell>
        </table:table-row>
        <table:table-row table:style-name="ro1">
          <table:table-cell office:value-type="string" calcext:value-type="string">
            <text:p>ARCAGTAATGCTACCTMTAATGCTACTACCAACWGTGRTAATGAYACCTRCAAAGAGARCTYGAAGGAAGTAAGAAACT</text:p>
          </table:table-cell>
        </table:table-row>
        <table:table-row table:style-name="ro1">
          <table:table-cell office:value-type="string" calcext:value-type="string">
            <text:p>AATGCTAATTTGACCAATAACAATAACACAACCGATGGCCATAACGTAATAGGAAATATAACAGATGAAGTAAGAAACT</text:p>
          </table:table-cell>
        </table:table-row>
        <table:table-row table:style-name="ro1">
          <table:table-cell office:value-type="string" calcext:value-type="string">
            <text:p>AATTGTACCAAT---GCTAATGTCACTGGAGAAAGCAATGGCCCTGACACAATAGGGAATATAACAGATGAAGTGAGAAATT</text:p>
          </table:table-cell>
        </table:table-row>
        <table:table-row table:style-name="ro1">
          <table:table-cell office:value-type="string" calcext:value-type="string">
            <text:p>AATGCTAATCTGACCGGCAATAACACAGACAATAATATCCCTAAAACAGTAGGAAATATAACAGATGAAATAAAAAACT</text:p>
          </table:table-cell>
        </table:table-row>
        <table:table-row table:style-name="ro1">
          <table:table-cell office:value-type="string" calcext:value-type="string">
            <text:p>GAGGCTAATTGGACCAGTGTCAGTAGTATGACCAATGACTCTGTCAAAATAGGAAATATAACAGAGGAAGTAAGAAATT</text:p>
          </table:table-cell>
        </table:table-row>
        <table:table-row table:style-name="ro1">
          <table:table-cell office:value-type="string" calcext:value-type="string">
            <text:p>TATAACTCTAGCACATTAGGAAATATGACAGATGATAACTATAGCACATTAGGAAATATGACAGATGAAGTAAGAAATT</text:p>
          </table:table-cell>
        </table:table-row>
        <table:table-row table:style-name="ro1">
          <table:table-cell office:value-type="string" calcext:value-type="string">
            <text:p>AACACAACCAATGTCACAACCACAACCAATGTCACAACCACAACCATAGTGGGAAATATAACAAATGAAGTGAAAAACT</text:p>
          </table:table-cell>
        </table:table-row>
        <table:table-row table:style-name="ro1">
          <table:table-cell office:value-type="string" calcext:value-type="string">
            <text:p>AATAACACAACCAATAATAACACAACCAATGACCCTAGCACAGGAACTATAGGAAATATAACAGATGAAGTAAAAAACT</text:p>
          </table:table-cell>
        </table:table-row>
        <table:table-row table:style-name="ro1">
          <table:table-cell office:value-type="string" calcext:value-type="string">
            <text:p>AATTGTACCAATAAGGTTCGGGCGATCAATGTCACATCAAGCTCTAGCATAGGAAATATAAC------AGATGAATTAAGAAACT</text:p>
          </table:table-cell>
        </table:table-row>
        <table:table-row table:style-name="ro1">
          <table:table-cell office:value-type="string" calcext:value-type="string">
            <text:p>AMYATKAMYGSWRYCAAWAATRCTRCYMCCAACARTGKYAATRACACMTRSAAAKRGAACTTGAAGGAAGTAAGAAACT</text:p>
          </table:table-cell>
        </table:table-row>
        <table:table-row table:style-name="ro1">
          <table:table-cell office:value-type="string" calcext:value-type="string">
            <text:p>GATGCTAAATTGATAAATAACGGTAGCACAACCAATGTCTCTGACATAATAGGAAATATAACAGATGAAGTAAGAAACT</text:p>
          </table:table-cell>
        </table:table-row>
        <table:table-row table:style-name="ro1">
          <table:table-cell office:value-type="string" calcext:value-type="string">
            <text:p>ACC---------AATGCTACTTGGACCAATAGCAATGACACAACCAATGACCCTAACATAGGAAATCTAACAGATGAAATGAGAAACT</text:p>
          </table:table-cell>
        </table:table-row>
        <table:table-row table:style-name="ro1">
          <table:table-cell office:value-type="string" calcext:value-type="string">
            <text:p>ACCAATGTCAATAACAGAACCAATGTCCCTAACATAGGAAATATGACAATAGGAAATATAACAGATGAAGTAAGAAACT</text:p>
          </table:table-cell>
        </table:table-row>
        <table:table-row table:style-name="ro1">
          <table:table-cell office:value-type="string" calcext:value-type="string">
            <text:p>GGGTGTTGGAAATGTGGAAAGGAAGGACATCAAATGAAAGACTGCACTGAGAGACAGGCTAATTTTTTAGGGAAAATTT</text:p>
          </table:table-cell>
        </table:table-row>
        <table:table-row table:style-name="ro1">
          <table:table-cell office:value-type="string" calcext:value-type="string">
            <text:p>ACCAAT---GCTAATGTGACCAATGCCAACATAAGTGACACAACAGGAAAAATAGGAAATATAACAGATGAAATAAGAAACT</text:p>
          </table:table-cell>
        </table:table-row>
        <table:table-row table:style-name="ro1">
          <table:table-cell office:value-type="string" calcext:value-type="string">
            <text:p>AATGTTACTTGGAACAATAAAACTGTCACTAACACAACCAATGTTTCTATAGGAAATATAACAAATGAAGTAAAAAACT</text:p>
          </table:table-cell>
        </table:table-row>
        <table:table-row table:style-name="ro1">
          <table:table-cell office:value-type="string" calcext:value-type="string">
            <text:p>ACCAAGCTCACAGCCAATGCCTCTGATTACTCTATCACAAAAGGAAAAGTAGAAAATATAACAAATGAAGTAAGAAACT</text:p>
          </table:table-cell>
        </table:table-row>
        <table:table-row table:style-name="ro1">
          <table:table-cell office:value-type="string" calcext:value-type="string">
            <text:p>AATGCTAATTTGACCAATGTCAATAACATAACCAATGTCCCTAGCATAATAGGAAATATAACAGATGAAGTAAGAAACT</text:p>
          </table:table-cell>
        </table:table-row>
        <table:table-row table:style-name="ro1">
          <table:table-cell office:value-type="string" calcext:value-type="string">
            <text:p>TGTACCGATCTTGTTAATAGTACCAATCCTGTTAATAAAGCTAATGGAACTACACCAGAGGAAGTTGAATTAAAAAACT</text:p>
          </table:table-cell>
        </table:table-row>
        <table:table-row table:style-name="ro1">
          <table:table-cell office:value-type="string" calcext:value-type="string">
            <text:p>AATGCTACTTTTACCAATGTCACTAATACAACTAATGTCCCTGCTACAGTAGGAAATCTAACAAATGAAGTAAAAAACT</text:p>
          </table:table-cell>
        </table:table-row>
        <table:table-row table:style-name="ro1">
          <table:table-cell office:value-type="string" calcext:value-type="string">
            <text:p>ACCAATGCCAATTTGACCAATGTCAGGAGCACCACTGAGGCCCCTAGCATAGGAAATATAACAGATGAAG------TAAGAAACT</text:p>
          </table:table-cell>
        </table:table-row>
        <table:table-row table:style-name="ro1">
          <table:table-cell office:value-type="string" calcext:value-type="string">
            <text:p>ACTTTTACCAACAGCACTAACATAACCACTGGCCCTAACATAAACATAATAGGAAATATAACAGATGAAGTAAGAAACT</text:p>
          </table:table-cell>
        </table:table-row>
        <table:table-row table:style-name="ro1">
          <table:table-cell office:value-type="string" calcext:value-type="string">
            <text:p>AATGCTAATGTGACCAATGTCAAGAACATAACCAATGTCCCTAACATAATAGGAAATATAACAGATGAAGTAAGAAACT</text:p>
          </table:table-cell>
        </table:table-row>
        <table:table-row table:style-name="ro1">
          <table:table-cell office:value-type="string" calcext:value-type="string">
            <text:p>ACTGTTAATTTGAATTCAACCAATGTCAACATCACCAAGACCCCTGGACTAGAAAATATAACAGATGAAATAAGAAACT</text:p>
          </table:table-cell>
        </table:table-row>
        <table:table-row table:style-name="ro1">
          <table:table-cell office:value-type="string" calcext:value-type="string">
            <text:p>GAGGCTAAATTCAATGAGACTTTTAACAAAATTGATAACATAACTAAGGTCTCTAACTTGACAGATGAAATGAGAAACT</text:p>
          </table:table-cell>
        </table:table-row>
        <table:table-row table:style-name="ro1">
          <table:table-cell office:value-type="string" calcext:value-type="string">
            <text:p>ATCACCATCAATGAAAATACCAGTAACACAGCCAATGGCCTTGGCGAAATAGGAAATATAACAGATGAAGTAAGAAACT</text:p>
          </table:table-cell>
        </table:table-row>
        <table:table-row table:style-name="ro1">
          <table:table-cell office:value-type="string" calcext:value-type="string">
            <text:p>TTGACCCAGAACTCTACCAATGACAAAAATATAACAGATGAAGTAAACATAGGAAATATAACAGATGAAGTAAAAAACT</text:p>
          </table:table-cell>
        </table:table-row>
        <table:table-row table:style-name="ro1">
          <table:table-cell office:value-type="string" calcext:value-type="string">
            <text:p>AATGCTAATTTGACCAATAGCAATAACATAACCAGTGACTATACAACAATAGGAAATATAACAGATGAAGTAAGAAACT</text:p>
          </table:table-cell>
        </table:table-row>
        <table:table-row table:style-name="ro1">
          <table:table-cell office:value-type="string" calcext:value-type="string">
            <text:p>GCTAAGTTGAATGATACTAATATCACCATGACCACTGCCTATAAAGAACTAGAAAATCTAACAGGTGAAGTAAAAAACT</text:p>
          </table:table-cell>
        </table:table-row>
        <table:table-row table:style-name="ro1">
          <table:table-cell office:value-type="string" calcext:value-type="string">
            <text:p>CTTAA-CATAACAAATACAACAAGAAACGTAACAACTCCCGGCCCTAACCTAGGAAATATAACAGATGAAG------TAAGAAACT</text:p>
          </table:table-cell>
        </table:table-row>
        <table:table-row table:style-name="ro1">
          <table:table-cell office:value-type="string" calcext:value-type="string">
            <text:p>GATGCTAATTTGGCCAATGTCAAGAACATAACCAATGTCTCTAACATAATAGGAAATATAACAGATGAAGTAAGAAACT</text:p>
          </table:table-cell>
        </table:table-row>
        <table:table-row table:style-name="ro1">
          <table:table-cell office:value-type="string" calcext:value-type="string">
            <text:p>AATGCTAATTTGACCAATGTCAATTACACAGGCAGTTACCCTAACATAATAGGAAATGTGACAGATGAAGTAAAAAACT</text:p>
          </table:table-cell>
        </table:table-row>
        <table:table-row table:style-name="ro1">
          <table:table-cell office:value-type="string" calcext:value-type="string">
            <text:p>AATGTGACCAACTTCACTAG-AGCAGCCAATGTCTCTGAATCTGACATAATAAAAAATGTAACAGACGAAGTAACAAACT</text:p>
          </table:table-cell>
        </table:table-row>
        <table:table-row table:style-name="ro1">
          <table:table-cell office:value-type="string" calcext:value-type="string">
            <text:p>AATGCTAATTTGACCAATGACAAAAACACAATCAATGTCTCTAACATAATAGGAAACCTAACAGATGAAGTAAAAAACT</text:p>
          </table:table-cell>
        </table:table-row>
        <table:table-row table:style-name="ro1">
          <table:table-cell office:value-type="string" calcext:value-type="string">
            <text:p>TTGACMCATGCTAATTTGACCCATAACATAACCAATGACAACAATAGCATAGGGAATATAAC------AGATGAAATAAAAAACT</text:p>
          </table:table-cell>
        </table:table-row>
        <table:table-row table:style-name="ro1">
          <table:table-cell office:value-type="string" calcext:value-type="string">
            <text:p>ACTTGTAATTCCACTGTCACTTCCAATATCACTTCCAATAACACTTGCATAGAATTCATA------AAAAATGAAGTAAAAAATT</text:p>
          </table:table-cell>
        </table:table-row>
        <table:table-row table:style-name="ro1">
          <table:table-cell office:value-type="string" calcext:value-type="string">
            <text:p>ATCACTGCTAATTTGACCAATATCAACAAGACCACTGTCTATAACG---GAATAGGAAATGTAACAGATGAAGTAAAAAACT</text:p>
          </table:table-cell>
        </table:table-row>
        <table:table-row table:style-name="ro1">
          <table:table-cell office:value-type="string" calcext:value-type="string">
            <text:p>ACCAATGCTACCCTAACCAATGCCAACTCAACCAATGGCCCCGAAACAATAGGAAATATAACAGATGAAGTAAGAAACT</text:p>
          </table:table-cell>
        </table:table-row>
        <table:table-row table:style-name="ro1">
          <table:table-cell office:value-type="string" calcext:value-type="string">
            <text:p>ACTTTAAATTGTACCAATGCTAATTTGACCACTAACATAACCAATGTCAACAATAGCATAAC---------AGATGAAGTAAAAAACT</text:p>
          </table:table-cell>
        </table:table-row>
        <table:table-row table:style-name="ro1">
          <table:table-cell office:value-type="string" calcext:value-type="string">
            <text:p>ACCAATGGCAATACCACAACCACCAACCCCACCAATGTCCCTAAGACAGTAGGAAATCTAACAGATGACATAAGAAACT</text:p>
          </table:table-cell>
        </table:table-row>
        <table:table-row table:style-name="ro1">
          <table:table-cell office:value-type="string" calcext:value-type="string">
            <text:p>ACTAAGTTGCCCAATAGTAATGCTAGTTTGACCAATAGCAATAACACAATAGGAAATATAACAGATGAAGTAAAAAACT</text:p>
          </table:table-cell>
        </table:table-row>
        <table:table-row table:style-name="ro1">
          <table:table-cell office:value-type="string" calcext:value-type="string">
            <text:p>ACCAATGCTAAGTTTAACTCAACCAATGTATCCAATGTCACTAACCTAATAGGAAATATAACAGATGAAGTAAAAAACT</text:p>
          </table:table-cell>
        </table:table-row>
        <table:table-row table:style-name="ro1">
          <table:table-cell office:value-type="string" calcext:value-type="string">
            <text:p>TGTACCACTGCTATTTTTAGAAATACAACGGTAGCCAATGATAGCAGAATAGGAAATATAACAGATGAAG------TAAGAAACT</text:p>
          </table:table-cell>
        </table:table-row>
        <table:table-row table:style-name="ro1">
          <table:table-cell office:value-type="string" calcext:value-type="string">
            <text:p>TTAAATTGTAC------------CACTGCTAATACTAATGAGACCAAGAACAATACAACAGATGACAATATAAAAGATGAAATGAAAAACT</text:p>
          </table:table-cell>
        </table:table-row>
        <table:table-row table:style-name="ro1">
          <table:table-cell office:value-type="string" calcext:value-type="string">
            <text:p>GAGGCTAAATTGACCAGAAATGTGACCAGTAAT---------GTGACCGTAGCCCCTGACCTAAATATGACAGGTGAAGTAAAAAACT</text:p>
          </table:table-cell>
        </table:table-row>
        <table:table-row table:style-name="ro1">
          <table:table-cell office:value-type="string" calcext:value-type="string">
            <text:p>TGGACCAAAAGCAATATCACAAACGATGACAAAATAGGAAATATAACAATAGGAAATATAACAGATGAAGTAAAAAACT</text:p>
          </table:table-cell>
        </table:table-row>
        <table:table-row table:style-name="ro1">
          <table:table-cell office:value-type="string" calcext:value-type="string">
            <text:p>ACTTTTACCAATGCTA--AGTTGATCAATGATGACTCAACCAATGTCACAATAGGAAATCTAACAGATGAAGTAAGAAACT</text:p>
          </table:table-cell>
        </table:table-row>
        <table:table-row table:style-name="ro1">
          <table:table-cell office:value-type="string" calcext:value-type="string">
            <text:p>AAGCCAATTAATTTGACCAAAGACAATTACCCAGGAGATTTCAGGGACATAGGAAATATAACAAATGAAGTAAAAAACT</text:p>
          </table:table-cell>
        </table:table-row>
        <table:table-row table:style-name="ro1">
          <table:table-cell office:value-type="string" calcext:value-type="string">
            <text:p>ACCAATGCTATTTTTAATGCTAATAGCACAGTCACTGTCCCTCCCTCAGTAGGAAATCTAACAGATGAAGTAAGGAACT</text:p>
          </table:table-cell>
        </table:table-row>
        <table:table-row table:style-name="ro1">
          <table:table-cell office:value-type="string" calcext:value-type="string">
            <text:p>GCTAATATGATCAATGTAACCGATGAATCTCAAAATGTCACTCACAAAATAGGAAATATAACAGATGAAGTAAGAAACT</text:p>
          </table:table-cell>
        </table:table-row>
        <table:table-row table:style-name="ro1">
          <table:table-cell office:value-type="string" calcext:value-type="string">
            <text:p>AATGTTACCAATGTTAATGCGACCAAGGCCAATATAACAAATGGCATAAAAGGAAATATAACAGATGACATGAAAAATT</text:p>
          </table:table-cell>
        </table:table-row>
        <table:table-row table:style-name="ro1">
          <table:table-cell office:value-type="string" calcext:value-type="string">
            <text:p>AATTGGACCAATAGCAATGACACAACCAATGACCCTAACATAGGAAATCTAGGAAATCTAACAGATGAAATGAGAAACT</text:p>
          </table:table-cell>
        </table:table-row>
        <table:table-row table:style-name="ro1">
          <table:table-cell office:value-type="string" calcext:value-type="string">
            <text:p>GCTAATTTGACCAATGTGGATAACTCAACCTATGTCTCCAATAACTCTATAGGAAATATAACAGATGAAG------TAAGAAACT</text:p>
          </table:table-cell>
        </table:table-row>
        <table:table-row table:style-name="ro1">
          <table:table-cell office:value-type="string" calcext:value-type="string">
            <text:p>TTGACCAATGTGAGTAACTCAACCAATGATTCCAATGTCTCTAACATAACAGAAAGTAT---------AAAAGATGAAGTAAGAAACT</text:p>
          </table:table-cell>
        </table:table-row>
        <table:table-row table:style-name="ro1">
          <table:table-cell office:value-type="string" calcext:value-type="string">
            <text:p>AATTTAAAAGAGAATATAACAAGAGGAAATTCAACAATAGGAAATT--TAACAGATAAAGTAACAGATGAAATAAGAAACT</text:p>
          </table:table-cell>
        </table:table-row>
        <table:table-row table:style-name="ro1">
          <table:table-cell office:value-type="string" calcext:value-type="string">
            <text:p>GCTAAAGTGACTAATGTCACTAACAGGAACGATGATGTCCCTAGCATAGTAGGAAATATAACAGATGAAGTAAGAAACT</text:p>
          </table:table-cell>
        </table:table-row>
        <table:table-row table:style-name="ro1">
          <table:table-cell office:value-type="string" calcext:value-type="string">
            <text:p>AATTATTCCAAGACAAATGACAGTGACACAAACCAAGCCCCCAACATAATAGGAAATATGACAGATGAAGTAAGAAACT</text:p>
          </table:table-cell>
        </table:table-row>
        <table:table-row table:style-name="ro1">
          <table:table-cell office:value-type="string" calcext:value-type="string">
            <text:p>TTGACCAATGGGGATAACTCAACCAATGTCTCCAATGTCTCTAACACACTAGGAAATATAACAGATGAAGTAAGAAACT</text:p>
          </table:table-cell>
        </table:table-row>
        <table:table-row table:style-name="ro1">
          <table:table-cell office:value-type="string" calcext:value-type="string">
            <text:p>ACTTTAAATTGTACCAATGCTAACTTGACCAATGCTAACTTGACCAATGGCAATAAC---------ATAACCGA------AGAAGTAAGATCCT</text:p>
          </table:table-cell>
        </table:table-row>
        <table:table-row table:style-name="ro1">
          <table:table-cell office:value-type="string" calcext:value-type="string">
            <text:p>AATGCTCAGTTTCCCAATGACACTAGAACAGCCAATGCCTCTGACAAAATAGGAAATATAACAGATGAAATAAAAAACT</text:p>
          </table:table-cell>
        </table:table-row>
        <table:table-row table:style-name="ro1">
          <table:table-cell office:value-type="string" calcext:value-type="string">
            <text:p>GAGAAGGTCACGCCCCATAACGTAACCCACCTCAATGCCTCCAAC---ACATTAGGAAATATAACAGATGAAATGAGAAACT</text:p>
          </table:table-cell>
        </table:table-row>
        <table:table-row table:style-name="ro1">
          <table:table-cell office:value-type="string" calcext:value-type="string">
            <text:p>ACCAATGCTAATTTGACCAAGAACAGTAACATAACCAATGACGGTGTCCTAGGAAATATAACAGAGGAAG------TAAGAAACT</text:p>
          </table:table-cell>
        </table:table-row>
        <table:table-row table:style-name="ro1">
          <table:table-cell office:value-type="string" calcext:value-type="string">
            <text:p>GCTGAGTTGACCAATGTGACCATAGGCAACGAAACCAATGGCTTTAACCTAGGAAATATAACAGATGAAG------TAAAAAACT</text:p>
          </table:table-cell>
        </table:table-row>
        <table:table-row table:style-name="ro1">
          <table:table-cell office:value-type="string" calcext:value-type="string">
            <text:p>ACCACGGTCACTGGTTCTACCCGACCAACAGCCACTGTCCCTAACCTACTAAAAAATATAACAGATGAAGTAAAAAACT</text:p>
          </table:table-cell>
        </table:table-row>
        <table:table-row table:style-name="ro1">
          <table:table-cell office:value-type="string" calcext:value-type="string">
            <text:p>GCTAATTTCACTAATTCGACCACGGACAATACCACTGCCTATAACATAGTAGGAAATATAAC---------AGATGAAGTAAAAAACT</text:p>
          </table:table-cell>
        </table:table-row>
        <table:table-row table:style-name="ro1">
          <table:table-cell office:value-type="string" calcext:value-type="string">
            <text:p>AATGCTAATTTGACCAATGTCAATAACATAACCAATGTCTCTAACATAATAGGAAATATAACAGATGAAGTAAGAAACT</text:p>
          </table:table-cell>
        </table:table-row>
        <table:table-row table:style-name="ro1">
          <table:table-cell office:value-type="string" calcext:value-type="string">
            <text:p>TGTACCCCTGCTAATTTGACCAATGTCAATGCCACTGGCTCTAACATAATAGGAAATATAACAGATGAAG------TAACAAACT</text:p>
          </table:table-cell>
        </table:table-row>
        <table:table-row table:style-name="ro1">
          <table:table-cell office:value-type="string" calcext:value-type="string">
            <text:p>TGCACCAAGGCTAATTTCACCAAAGCTAATGACAACAGGAATAGTAAGACAATAAAAATGGAAAAATCAG---TAAGAAACT</text:p>
          </table:table-cell>
        </table:table-row>
        <table:table-row table:style-name="ro1">
          <table:table-cell office:value-type="string" calcext:value-type="string">
            <text:p>TGTACCACGGGTAATTTGACCAAGACTACTGCCGCCGACRCAAGGAATATAGGGAATATAACAGACGAAG------TAAGAAACT</text:p>
          </table:table-cell>
        </table:table-row>
        <table:table-row table:style-name="ro1">
          <table:table-cell office:value-type="string" calcext:value-type="string">
            <text:p>GCTAATTTGACCAATGTCAACAGGAACATGACCGTTGCCCCTAATGGAATAGGAAATATAACAGATGAAGTAAAAAACT</text:p>
          </table:table-cell>
        </table:table-row>
        <table:table-row table:style-name="ro1">
          <table:table-cell office:value-type="string" calcext:value-type="string">
            <text:p>AATTGTACCAATGCTAACCTCAATGCTACTGTCAATGCCTCTACC---ACAATAGGAAATATAACAGATGAAGTAAGGAACT</text:p>
          </table:table-cell>
        </table:table-row>
        <table:table-row table:style-name="ro1">
          <table:table-cell office:value-type="string" calcext:value-type="string">
            <text:p>AGTGCTAATTTGACCAGAGTCAGTGACATGGCCAATGTCTCTAACATAATAGGAAATATAACAGATGAAGTAAGAAACT</text:p>
          </table:table-cell>
        </table:table-row>
        <table:table-row table:style-name="ro1">
          <table:table-cell office:value-type="string" calcext:value-type="string">
            <text:p>TGTACCAATGCTACTTTGAATGCTACTAGCTTTAACACAACCGAGGGCCTAGGAAATATGACAGATGAAGTAAAAAACT</text:p>
          </table:table-cell>
        </table:table-row>
        <table:table-row table:style-name="ro1">
          <table:table-cell office:value-type="string" calcext:value-type="string">
            <text:p>GGCCAAGTGGCCTAAACAACCCCAGTCCCTGAAACAGTCCCCAG-----CATAGTAGGAAATCTAACAGAGGACGTAAAAAACT</text:p>
          </table:table-cell>
        </table:table-row>
        <table:table-row table:style-name="ro1">
          <table:table-cell office:value-type="string" calcext:value-type="string">
            <text:p>ACCCATCTCAACACGACCAATCTCAACACGACCACTGTCTCTAGGGACATAGGAAATATAACAGATGAAGTAAGAAACT</text:p>
          </table:table-cell>
        </table:table-row>
        <table:table-row table:style-name="ro1">
          <table:table-cell office:value-type="string" calcext:value-type="string">
            <text:p>ACTGTTAATGTGGATAGAAATAACACAAACTATACCTCAACAATAGGATTAGGAAATATAACAGATGAAGTAAGAAACT</text:p>
          </table:table-cell>
        </table:table-row>
        <table:table-row table:style-name="ro1">
          <table:table-cell office:value-type="string" calcext:value-type="string">
            <text:p>AGTGTCAATAGAACCAACGTCTCTAGTAGAACCAACGTCTCTGACATAGTGGGAAACATAACAGAGGAAGTAAGAAACT</text:p>
          </table:table-cell>
        </table:table-row>
        <table:table-row table:style-name="ro1">
          <table:table-cell office:value-type="string" calcext:value-type="string">
            <text:p>GATTTGAGATATGCCGATAATTCGACCAATGGCAATAACAATACCACTGTCTTGAGCCTAAGAGGTGAAGTAAAGAACT</text:p>
          </table:table-cell>
        </table:table-row>
        <table:table-row table:style-name="ro1">
          <table:table-cell office:value-type="string" calcext:value-type="string">
            <text:p>ACCAATGCTAATTTGATCAATGCTAATTTGACCAATAGCAATAAC---ACAATAGGAGATATAACAGATGAAGTAAGAAACT</text:p>
          </table:table-cell>
        </table:table-row>
        <table:table-row table:style-name="ro1">
          <table:table-cell office:value-type="string" calcext:value-type="string">
            <text:p>TGGAATATCACAGCCAAAAACATTAGCATAGAAAAAAATTCAACAAACTTAGGAAATATAACAGAAGAAATGAAAAACT</text:p>
          </table:table-cell>
        </table:table-row>
        <table:table-row table:style-name="ro1">
          <table:table-cell office:value-type="string" calcext:value-type="string">
            <text:p>ACCAAAGATAACAGTAGCATAGGAAATATGACAGATGAAGTAAAAGGCATAGGAAATATAACAGATGAAGTAAAAAACT</text:p>
          </table:table-cell>
        </table:table-row>
        <table:table-row table:style-name="ro1">
          <table:table-cell office:value-type="string" calcext:value-type="string">
            <text:p>ACCAATGCTAATTTGGCCAAGCTCAACGCGAACACATCCTATAACGAAATAGGAAATATAACAGAGGAGGTAAGAAACT</text:p>
          </table:table-cell>
        </table:table-row>
        <table:table-row table:style-name="ro1">
          <table:table-cell office:value-type="string" calcext:value-type="string">
            <text:p>AAGTTAACTCCACTCTGCGTTACTTTAAATTGTAC------AAAGATCAGTACAAACAATTACA------------------------CAGCAGATGAAGTAAGAAACT</text:p>
          </table:table-cell>
        </table:table-row>
        <table:table-row table:style-name="ro1">
          <table:table-cell office:value-type="string" calcext:value-type="string">
            <text:p>ACAGATGCTAAGTTGAATACAACCAATTTCTCCAATAAGTCTCCCATAATAGGAAATTTAACAGATGAAATAAGAAACT</text:p>
          </table:table-cell>
        </table:table-row>
        <table:table-row table:style-name="ro1">
          <table:table-cell office:value-type="string" calcext:value-type="string">
            <text:p>ACCAATGTTACTTTGACCAAGGTCAACGAAACCAACGGCCCTAGCATGATAGGAAATAT---AACAGATGAAGTAAAAAACT</text:p>
          </table:table-cell>
        </table:table-row>
        <table:table-row table:style-name="ro1">
          <table:table-cell office:value-type="string" calcext:value-type="string">
            <text:p>ACTGCTAAGGTGATCAATGCCACTATCCCGGCCAATGTCTCTAACATAATGGGAAATATAACTGATGAAGTAAGGAACT</text:p>
          </table:table-cell>
        </table:table-row>
        <table:table-row table:style-name="ro1">
          <table:table-cell office:value-type="string" calcext:value-type="string">
            <text:p>ACCAATGCTAAGTGGAACTCAACCAATGTATCCAATGTCACTAACCTAATAGGAAATATAAC---------AGATGAAGTAAAAAACT</text:p>
          </table:table-cell>
        </table:table-row>
        <table:table-row table:style-name="ro1">
          <table:table-cell office:value-type="string" calcext:value-type="string">
            <text:p>ACCAAGGCTACATTGACCAATGTCACCCCGACCAATGTCTCTAACGGAATAGGAAATATAACAAATGAAG---TACAAAACT</text:p>
          </table:table-cell>
        </table:table-row>
        <table:table-row table:style-name="ro1">
          <table:table-cell office:value-type="string" calcext:value-type="string">
            <text:p>TGTACCCCTGCTAATTTGACCAATGTCAATGCCACTGGCTCTAACATAATAGGAAATATAACAGATGAAG------TAACAAACT</text:p>
          </table:table-cell>
        </table:table-row>
        <table:table-row table:style-name="ro1">
          <table:table-cell office:value-type="string" calcext:value-type="string">
            <text:p>AATTGTACCAATGCTAATTGGACCAATGTTACTCGGACAAATGACCCTATAGGAAATATAAC---------AGATGAAGTAAAAAACT</text:p>
          </table:table-cell>
        </table:table-row>
        <table:table-row table:style-name="ro1">
          <table:table-cell office:value-type="string" calcext:value-type="string">
            <text:p>ACTTTGAATAAGACCAATGTCAAAATCATAACCAATAGCTCTACCATAATAGGAAATATAACAGATGAAGTAAGAAACT</text:p>
          </table:table-cell>
        </table:table-row>
        <table:table-row table:style-name="ro1">
          <table:table-cell office:value-type="string" calcext:value-type="string">
            <text:p>AATGCTACTTTGACCAATGGCAGTAACACAACCGATGTCCCTATCACAATAGGAAATGTAACAGATGAAGTAAGAAACT</text:p>
          </table:table-cell>
        </table:table-row>
        <table:table-row table:style-name="ro1">
          <table:table-cell office:value-type="string" calcext:value-type="string">
            <text:p>AAGTGTAC------AAAGAATG-TAACAATAGGAAATTCAACAATAGGAAATT--TAACAGATAAAGTAACAGATGAAATAAGAAACT</text:p>
          </table:table-cell>
        </table:table-row>
        <table:table-row table:style-name="ro1">
          <table:table-cell office:value-type="string" calcext:value-type="string">
            <text:p>ATAACAAATGCCACTACTAGGACAGAAAATACAACAAAGGAAAACTTAATAGGAAATATAACAGATGAACTAAGAAACT</text:p>
          </table:table-cell>
        </table:table-row>
        <table:table-row table:style-name="ro1">
          <table:table-cell office:value-type="string" calcext:value-type="string">
            <text:p>AACGCTAATTTGACCAATATCAGTGACCAAACCAATGTCTCTAACATAGTAGGAAATGTAACAGATGAAGTAAGAAACT</text:p>
          </table:table-cell>
        </table:table-row>
        <table:table-row table:style-name="ro1">
          <table:table-cell office:value-type="string" calcext:value-type="string">
            <text:p>AATGCTCATTGGACCAATAGCAATACCACAACCGATGACCATAACAAAATAGGAAATATAACAGATGAAATAAAAAACT</text:p>
          </table:table-cell>
        </table:table-row>
        <table:table-row table:style-name="ro1">
          <table:table-cell office:value-type="string" calcext:value-type="string">
            <text:p>TGTACCAAGGCTAATTTGACCCATAACATAACCCCTGGCAACAGTAGCATAGGAAATATAACAGATGAAG------TAAAAAACT</text:p>
          </table:table-cell>
        </table:table-row>
        <table:table-row table:style-name="ro1">
          <table:table-cell office:value-type="string" calcext:value-type="string">
            <text:p>GTTAATTGGACCAAGGTTAATACCACAGAGAATGTCCACCCTAACATAATGGGAAATATAACAGATGAAGTAAGAAACT</text:p>
          </table:table-cell>
        </table:table-row>
        <table:table-row table:style-name="ro1">
          <table:table-cell office:value-type="string" calcext:value-type="string">
            <text:p>GTAAAGTTAACTCCTCTCTGCGTTACTTTACATTGTAATAATACTAGATTGGAAAATAATAC---------------------------------------AACAGAAGCAAAAAACT</text:p>
          </table:table-cell>
        </table:table-row>
        <table:table-row table:style-name="ro1">
          <table:table-cell office:value-type="string" calcext:value-type="string">
            <text:p>GCCGATATTAAGTTCAATAACAAAACCAATACCACGGCCTTTAGCAACATAGGAAATATAACAGATGAAG------TAAAAAACT</text:p>
          </table:table-cell>
        </table:table-row>
        <table:table-row table:style-name="ro1">
          <table:table-cell office:value-type="string" calcext:value-type="string">
            <text:p>GTCAATACTACTACTGCCCCTACTGTCTCTCCTACTACTACTGTCCCTAACATAGCAGGAAATGATGAAGTATACAACT</text:p>
          </table:table-cell>
        </table:table-row>
        <table:table-row table:style-name="ro1">
          <table:table-cell office:value-type="string" calcext:value-type="string">
            <text:p>TCCGAGGCTAATTTGACTGACGCCGACAAGACCAATGACTCTGCCACAATAGGAGAAATAACAGATGAAGA---AAAAAACT</text:p>
          </table:table-cell>
        </table:table-row>
        <table:table-row table:style-name="ro1">
          <table:table-cell office:value-type="string" calcext:value-type="string">
            <text:p>ACCAGTAACCATGATAACAGAACCAGCAATATGACAGATAAATTTAAAATAGGAAATATAGCAGAGGAAGTAAGAAACT</text:p>
          </table:table-cell>
        </table:table-row>
        <table:table-row table:style-name="ro1">
          <table:table-cell office:value-type="string" calcext:value-type="string">
            <text:p>GTTACTTTAAATGCTACTAACTTGTCTAAAACCAATGTCTCTGACAAAATGGGAAATATAACAGATGAAATGAAAAATT</text:p>
          </table:table-cell>
        </table:table-row>
        <table:table-row table:style-name="ro1">
          <table:table-cell office:value-type="string" calcext:value-type="string">
            <text:p>GCTACTTTGCCCAATGCTAATTCGACCCTTACAGCCAAAGGCCCTGAAGTAGGAAATGTAACAGATGAAATAAG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ATTGCAATTACACACTCGATGGCTCTACCAGACCCATAACCAATTTCTCTGACACAATAGGAGAAGAAGTAAGAAACT</text:p>
          </table:table-cell>
        </table:table-row>
        <table:table-row table:style-name="ro1">
          <table:table-cell office:value-type="string" calcext:value-type="string">
            <text:p>AATGCTAATTTGACCAATGTCAATAACATAACCAATGTCCCTAACATAATAGGAAATATAACAGATGAAGTAAGAAACT</text:p>
          </table:table-cell>
        </table:table-row>
        <table:table-row table:style-name="ro1">
          <table:table-cell office:value-type="string" calcext:value-type="string">
            <text:p>ACCGAAGCTAAATTTAACCTAACCAGCCCAACCGATATCCCTAAAGGAGTAGGAAATTTAACAGATGAAGTAAAAAACT</text:p>
          </table:table-cell>
        </table:table-row>
        <table:table-row table:style-name="ro1">
          <table:table-cell office:value-type="string" calcext:value-type="string">
            <text:p>GTCAATGCTAATTTGACCAATGGCAATAACATAACCAAATTCGATAACATAGGAAATATAACAGATGAAG------TAAGAAACT</text:p>
          </table:table-cell>
        </table:table-row>
        <table:table-row table:style-name="ro1">
          <table:table-cell office:value-type="string" calcext:value-type="string">
            <text:p>TGTACCACGGCTAATTTGACCAAAGTCAATAACACTGTCCCTAACATAGTAGGAAATATAACAGATGAAG------TAAAAAACT</text:p>
          </table:table-cell>
        </table:table-row>
        <table:table-row table:style-name="ro1">
          <table:table-cell office:value-type="string" calcext:value-type="string">
            <text:p>AATTATTCCAAGACAAATGACAGTGACACAAACCGAGCCCCCAACATAATAGGAAATATGACAGATGAAGTAAGAAACT</text:p>
          </table:table-cell>
        </table:table-row>
        <table:table-row table:style-name="ro1">
          <table:table-cell office:value-type="string" calcext:value-type="string">
            <text:p>AATGCTAACTTGACCGATGTAACTGAAACAACCAATGTCCCTAAAATAATAGGAAATGTAACAGATGAAGTAAGAAACT</text:p>
          </table:table-cell>
        </table:table-row>
        <table:table-row table:style-name="ro1">
          <table:table-cell office:value-type="string" calcext:value-type="string">
            <text:p>TTCACCAAAGCTAATTTGACCAATGACGAGAACATAACCAATGTCTCCATAGGAAATATAACAGATGAAG------TAAGAAACT</text:p>
          </table:table-cell>
        </table:table-row>
        <table:table-row table:style-name="ro1">
          <table:table-cell office:value-type="string" calcext:value-type="string">
            <text:p>ACAAATGCTAACTGGACTAAGGTCAATAACACAACCAGTGACCCTAACATAGGAAATATAACAAATGAAGTAAGCAACT</text:p>
          </table:table-cell>
        </table:table-row>
        <table:table-row table:style-name="ro1">
          <table:table-cell office:value-type="string" calcext:value-type="string">
            <text:p>AATGCTAAGTTCATTAACACAACCAATAGCAATGATACCAGAGGAAATATAGGAAATATAACAGATGAAGTGAGAAACT</text:p>
          </table:table-cell>
        </table:table-row>
        <table:table-row table:style-name="ro1">
          <table:table-cell office:value-type="string" calcext:value-type="string">
            <text:p>ACCAGTGCTAATTTGACCAATATCAACACGACCAGTGTCTCTAATAAAATAGGAAATATAACAGATGAAGTAAGAAACT</text:p>
          </table:table-cell>
        </table:table-row>
        <table:table-row table:style-name="ro1">
          <table:table-cell office:value-type="string" calcext:value-type="string">
            <text:p>CACAATGTCAATTTGACCAATTTCACTAACTCTGACA-------CAGGAGGACAAATAGGAAATATATCAGAGGAAGTAAGAAACT</text:p>
          </table:table-cell>
        </table:table-row>
        <table:table-row table:style-name="ro1">
          <table:table-cell office:value-type="string" calcext:value-type="string">
            <text:p>ACACATACAAGTTCCAATGTTACCACAAGACCACCCATCACACAACTCAACACAAGTTATGATCAGGACAGTATGAACT</text:p>
          </table:table-cell>
        </table:table-row>
        <table:table-row table:style-name="ro1">
          <table:table-cell office:value-type="string" calcext:value-type="string">
            <text:p>AATGCTAAGTTAAACAGAAACATAACCACTGTCAACGGTACCTTTGACATAGGAAATATAACAGATGAAGTAAGAAACT</text:p>
          </table:table-cell>
        </table:table-row>
        <table:table-row table:style-name="ro1">
          <table:table-cell office:value-type="string" calcext:value-type="string">
            <text:p>ACTAATAATGTTACTGTCACTGACAGAGCCAATGTCTCTAACATAGATGTAGGAAATATAACAGATGAAATAAGAAACT</text:p>
          </table:table-cell>
        </table:table-row>
        <table:table-row table:style-name="ro1">
          <table:table-cell office:value-type="string" calcext:value-type="string">
            <text:p>ACCAATGCTACAGGGACTAATGTCACTACCAGCACCGCTGACCCTAACATAAGAAATATAACAGATGAGTTAAAAAACT</text:p>
          </table:table-cell>
        </table:table-row>
        <table:table-row table:style-name="ro1">
          <table:table-cell office:value-type="string" calcext:value-type="string">
            <text:p>TGTACCAAGGCTAAACTGAATGACACTTATAACGGAACAGCTAAGCTGAATGACACTATTGGAGA----TGAAGTAAGAAACT</text:p>
          </table:table-cell>
        </table:table-row>
        <table:table-row table:style-name="ro1">
          <table:table-cell office:value-type="string" calcext:value-type="string">
            <text:p>TTGAACTCAACCAAGGCCTCCAATGTCTCTGAAATAAAAGGAAATATAACAGATGATCTATCAAATGAAGTAAAAAACT</text:p>
          </table:table-cell>
        </table:table-row>
        <table:table-row table:style-name="ro1">
          <table:table-cell office:value-type="string" calcext:value-type="string">
            <text:p>AATAACACCAATAGCACCAATGGTGGAGACACCACTGTCCCTACCCTAATAGGTAATATAACAGATGAAGTAAAAAACT</text:p>
          </table:table-cell>
        </table:table-row>
        <table:table-row table:style-name="ro1">
          <table:table-cell office:value-type="string" calcext:value-type="string">
            <text:p>ACCGATGCTCTTTTAAAAAATGAAACTA--------------------AAAATGAAACAGCACCTACCCCCACTGCAAGAACAGAAGAAGTAAAAGACT</text:p>
          </table:table-cell>
        </table:table-row>
        <table:table-row table:style-name="ro1">
          <table:table-cell office:value-type="string" calcext:value-type="string">
            <text:p>AACTTGACCAATGATAACTCGACCAAAGTCAATACCACTGTCTCTACAATAGGAAATATAACAGATGAAGTAAGCAACT</text:p>
          </table:table-cell>
        </table:table-row>
        <table:table-row table:style-name="ro1">
          <table:table-cell office:value-type="string" calcext:value-type="string">
            <text:p>AATGCTACTTTGAACAATGGCACTTACAGAGGCAATGGCCCTGACATAATAGGAAATATAACAGATGATGTAAAAAACT</text:p>
          </table:table-cell>
        </table:table-row>
        <table:table-row table:style-name="ro1">
          <table:table-cell office:value-type="string" calcext:value-type="string">
            <text:p>TATGCTAATTTGACCAATGTCACTAACACAGCCAAGGGCTCTGACATAATAGGAAATATAACAGATGAAGTAAGAAACT</text:p>
          </table:table-cell>
        </table:table-row>
        <table:table-row table:style-name="ro1">
          <table:table-cell office:value-type="string" calcext:value-type="string">
            <text:p>GATTCGATCGAGGTCAATAACATAAACATGAGCAATTTCCCTAACAAAATAGGAAACATAACAGATGAAATGAGAAACT</text:p>
          </table:table-cell>
        </table:table-row>
        <table:table-row table:style-name="ro1">
          <table:table-cell office:value-type="string" calcext:value-type="string">
            <text:p>ACCAAGGGCAACAGTAGCATAGGAAATACAACAGATGAAGCAAAAAACTTAGGAAATATAACAGAGGAAGTAAAAAACT</text:p>
          </table:table-cell>
        </table:table-row>
        <table:table-row table:style-name="ro1">
          <table:table-cell office:value-type="string" calcext:value-type="string">
            <text:p>ACCAATGCTAATTTGACCAATATCAACGCGAACACTACCTCTAGCACAATAGGAAATGTAACAGATGAAGTAAAAAACT</text:p>
          </table:table-cell>
        </table:table-row>
        <table:table-row table:style-name="ro1">
          <table:table-cell office:value-type="string" calcext:value-type="string">
            <text:p>ACCAATGCTACCTTGAAAAATATCAACAAGAATATTACCTTTAACGGAATAGGAAATATAACAGATGAAGTAAGAAACT</text:p>
          </table:table-cell>
        </table:table-row>
        <table:table-row table:style-name="ro1">
          <table:table-cell office:value-type="string" calcext:value-type="string">
            <text:p>AATGCCACGGCCAACCCGGCCGACAACAGGACCACTGGCAATAACACAGTAGGAGAATGGAAAGATGAAATGAAAAACT</text:p>
          </table:table-cell>
        </table:table-row>
        <table:table-row table:style-name="ro1">
          <table:table-cell office:value-type="string" calcext:value-type="string">
            <text:p>GAGGCAAAACCGGCCAATGTCACTAAAATAGCCAATGTCTCTGACATAATAGGAAATATAACAGAGGAAGTAAGAAACT</text:p>
          </table:table-cell>
        </table:table-row>
        <table:table-row table:style-name="ro1">
          <table:table-cell office:value-type="string" calcext:value-type="string">
            <text:p>ATCAATGCTAATTTGACCAAGCTTAATAAAACCACTGTCTCTAAC---AAAATAGGAAATATAACAGATGAAGTAAGAAACT</text:p>
          </table:table-cell>
        </table:table-row>
        <table:table-row table:style-name="ro1">
          <table:table-cell office:value-type="string" calcext:value-type="string">
            <text:p>AATGCTAATTGGACCAATAGCACTAACACAACCAAAGGCCCTAACACAATAGGAAATATAACAGATGAAGTAAAAAACT</text:p>
          </table:table-cell>
        </table:table-row>
        <table:table-row table:style-name="ro1">
          <table:table-cell office:value-type="string" calcext:value-type="string">
            <text:p>AATGCTAAATTGACCAATAACGGGAACATAACCGAGGTCTCTAACGGAATAGGAAATATAACAAATGAAGTAAGAAACT</text:p>
          </table:table-cell>
        </table:table-row>
        <table:table-row table:style-name="ro1">
          <table:table-cell office:value-type="string" calcext:value-type="string">
            <text:p>GATCAGATCAATGTTAACAGGACCAATGTCAATAACACAATAGGAGTTATAGGAAATATAACAGAGGACTTAAAAAACT</text:p>
          </table:table-cell>
        </table:table-row>
        <table:table-row table:style-name="ro1">
          <table:table-cell office:value-type="string" calcext:value-type="string">
            <text:p>TGTGTCAACTTGACCAAGGTTACTAACACAACCGATGTCACTGACACAATAGGAACTATAACAGAGGAAGTAAGAAACT</text:p>
          </table:table-cell>
        </table:table-row>
        <table:table-row table:style-name="ro1">
          <table:table-cell office:value-type="string" calcext:value-type="string">
            <text:p>TGGAACAATAATATGACAACAGAAAATAACACAATAGGAAATAACACAATAGGAAATATAACAGATGAAATGAGAAACT</text:p>
          </table:table-cell>
        </table:table-row>
        <table:table-row table:style-name="ro1">
          <table:table-cell office:value-type="string" calcext:value-type="string">
            <text:p>TTGAATTTGACCAATTTGAATTTGACCAAGAC--------------AGATAACCTCACTGAAGTAGGAAACTTCACCAATGACGCAAGAAACT</text:p>
          </table:table-cell>
        </table:table-row>
        <table:table-row table:style-name="ro1">
          <table:table-cell office:value-type="string" calcext:value-type="string">
            <text:p>AATGCCAACTTGACCAATGTCAATAACACAACCAATAACTCTAGCATAATAGGAAATATAACAGATGAAGTAAGAAACT</text:p>
          </table:table-cell>
        </table:table-row>
        <table:table-row table:style-name="ro1">
          <table:table-cell office:value-type="string" calcext:value-type="string">
            <text:p>ACTTTAAATTGTACCTCTGCTAACTTGACCAATGCCACTGTCACAACCAGTGA---------------GACTCTAAAAGATGAAGTAAGCAACT</text:p>
          </table:table-cell>
        </table:table-row>
        <table:table-row table:style-name="ro1">
          <table:table-cell office:value-type="string" calcext:value-type="string">
            <text:p>AATGCTAATTTGAAGGCTAATTTGACCAATGTCAATAACACAACCAATGTAGGAAATATAACAGAGGAAG------TAAGAAACT</text:p>
          </table:table-cell>
        </table:table-row>
        <table:table-row table:style-name="ro1">
          <table:table-cell office:value-type="string" calcext:value-type="string">
            <text:p>ATCAACAGGACCTTGACCAATATCAACAAGACCACTGCCTTTAACGAATTAAGAAATATAACAGAGGAAG------TAAAAAACT</text:p>
          </table:table-cell>
        </table:table-row>
        <table:table-row table:style-name="ro1">
          <table:table-cell office:value-type="string" calcext:value-type="string">
            <text:p>GCTAATTTGACCAAGATCAACAGTACTACCAATATCTGGCCTGACAAAATAGGAAATATAACAGATGAAGTAAGAAACT</text:p>
          </table:table-cell>
        </table:table-row>
        <table:table-row table:style-name="ro1">
          <table:table-cell office:value-type="string" calcext:value-type="string">
            <text:p>AAGTGTAC------AAAGAATG-TAACAATAGGAAATTCAACAATAGGAAATT--TAACAGATAAAGTAACAGATGAAATAAGAAACT</text:p>
          </table:table-cell>
        </table:table-row>
        <table:table-row table:style-name="ro1">
          <table:table-cell office:value-type="string" calcext:value-type="string">
            <text:p>TGTACCAATGCTAATTTGACTTCCACTACTAACACCACTGGCCCTAATATAGGAAATATAACAGATGAAG------TAAGAAATT</text:p>
          </table:table-cell>
        </table:table-row>
        <table:table-row table:style-name="ro1">
          <table:table-cell office:value-type="string" calcext:value-type="string">
            <text:p>CTGAATATGACCAAGGTCAATGTCTCTGAACCAATAGGAAATTACACAATAGGAAATGTAACAGATGAAATAAGAAACT</text:p>
          </table:table-cell>
        </table:table-row>
        <table:table-row table:style-name="ro1">
          <table:table-cell office:value-type="string" calcext:value-type="string">
            <text:p>ACCAGTGCCAATTTGACCAATGTCAATAACATAACCTATGCCCCTGGCATAGAAAAGATAACAGATGAAG------TAAGAAACT</text:p>
          </table:table-cell>
        </table:table-row>
        <table:table-row table:style-name="ro1">
          <table:table-cell office:value-type="string" calcext:value-type="string">
            <text:p>AATGTGACCATAACTAAGTTGAATTTGAATACAACAAATGAAGTAAAAAATTATACAGTAACAGATGAAGTAAGAAACT</text:p>
          </table:table-cell>
        </table:table-row>
        <table:table-row table:style-name="ro1">
          <table:table-cell office:value-type="string" calcext:value-type="string">
            <text:p>TTAAATTGTACCAATGCTAAGTTGAACACAACCAATGACCCTAACAAAATAGGAAACCTAACAGATGAAG------TAAAAAACT</text:p>
          </table:table-cell>
        </table:table-row>
        <table:table-row table:style-name="ro1">
          <table:table-cell office:value-type="string" calcext:value-type="string">
            <text:p>ACCAATGCTAATTTGACCAATATCAACATGACCACTACCTCTAACAATCTAGGAAATATAACAGATGAAGTAAGAAACT</text:p>
          </table:table-cell>
        </table:table-row>
        <table:table-row table:style-name="ro1">
          <table:table-cell office:value-type="string" calcext:value-type="string">
            <text:p>AGTGCTAATTTGACCAATAGCAATAACATAACCAATGTCCATAACATAATAGGAAATATAACAGATGAAGTAAAAAACT</text:p>
          </table:table-cell>
        </table:table-row>
        <table:table-row table:style-name="ro1">
          <table:table-cell office:value-type="string" calcext:value-type="string">
            <text:p>ACCAACACGACAATCAATAAAACCATGACAAGCGGAGTCCCTGGAACAGTAGGAAACATAACAGATGAACTAAGAAACT</text:p>
          </table:table-cell>
        </table:table-row>
        <table:table-row table:style-name="ro1">
          <table:table-cell office:value-type="string" calcext:value-type="string">
            <text:p>AATTTGACCAATGTAGATAACTCAACCAATGTCTCCAATATCTCTAACATAGGAAATATAACAGATGAAG------TGAGAAACT</text:p>
          </table:table-cell>
        </table:table-row>
        <table:table-row table:style-name="ro1">
          <table:table-cell office:value-type="string" calcext:value-type="string">
            <text:p>AA---GTATAATGGGACCAATAGAAATGACACATTCAATGGCAATCACACAATAGGAAATATAACAGATGAAGTAAAAAACT</text:p>
          </table:table-cell>
        </table:table-row>
        <table:table-row table:style-name="ro1">
          <table:table-cell office:value-type="string" calcext:value-type="string">
            <text:p>AAGTTGGGCAATAACATGACCACTGTCAACAATAACAATACCTATAAAATAGGAAATATAACAGATGAAGTAAAAAACT</text:p>
          </table:table-cell>
        </table:table-row>
        <table:table-row table:style-name="ro1">
          <table:table-cell office:value-type="string" calcext:value-type="string">
            <text:p>TGTACCAAAGTTAAGTTGACTAATTTCAAGGAAACCAATGACAGTAACATAGGAAATATAAC------AAATGAAATAGCAAACT</text:p>
          </table:table-cell>
        </table:table-row>
        <table:table-row table:style-name="ro1">
          <table:table-cell office:value-type="string" calcext:value-type="string">
            <text:p>AATGCTCAGTTTCCCAATGACACTAGAACAGCCAATGCCTCTGACAAAATAGGAAATATAACAGATGAAATAAAAAACT</text:p>
          </table:table-cell>
        </table:table-row>
        <table:table-row table:style-name="ro1">
          <table:table-cell office:value-type="string" calcext:value-type="string">
            <text:p>GGCGATGCTACTTTGACCAAAATCAACCAGACCACTGCCTCAAACGAAATAGGAAATATAACAGAGGAAG------TAAAAAACT</text:p>
          </table:table-cell>
        </table:table-row>
        <table:table-row table:style-name="ro1">
          <table:table-cell office:value-type="string" calcext:value-type="string">
            <text:p>ATTTTGAACAATGACAATACTACTTGGAACTCAACCAAGGTCCCCAATCTCCCTAACATAAC---------AGATGAAGTAAGAAACT</text:p>
          </table:table-cell>
        </table:table-row>
        <table:table-row table:style-name="ro1">
          <table:table-cell office:value-type="string" calcext:value-type="string">
            <text:p>GCTAATTTGACCAATGGCAAGAACATAACCAATGACAATGACCCTAGTATAGGAAATATAACAGATGAAGTAAGAAACT</text:p>
          </table:table-cell>
        </table:table-row>
        <table:table-row table:style-name="ro1">
          <table:table-cell office:value-type="string" calcext:value-type="string">
            <text:p>ACCGATAACACCAACACAACCAATAACTATAATATAAATATAGGAAATATAGGAAATATAACAGATGAAGTAAAAAACT</text:p>
          </table:table-cell>
        </table:table-row>
        <table:table-row table:style-name="ro1">
          <table:table-cell office:value-type="string" calcext:value-type="string">
            <text:p>TGTACCCATGCTGATTTGACCAACAAAAACGCAACCAATGACCCTAGAATAGGAAATATAACAGATGAAG------TAAAAAACT</text:p>
          </table:table-cell>
        </table:table-row>
        <table:table-row table:style-name="ro1">
          <table:table-cell office:value-type="string" calcext:value-type="string">
            <text:p>GCTAAGGTTAATGTGACCGCTGTCAATAACACAATCGATGGCCCAATAATAATAAATACAACAAATGAAGTAAAAAACT</text:p>
          </table:table-cell>
        </table:table-row>
        <table:table-row table:style-name="ro1">
          <table:table-cell office:value-type="string" calcext:value-type="string">
            <text:p>TGTGTAAAGTTAACTCCTCTCTGTGTTACTTTAAATTGTACTAAATTGGAAGGAAATA------------------------------------ACACAACAGAAGTAAAAAACT</text:p>
          </table:table-cell>
        </table:table-row>
        <table:table-row table:style-name="ro1">
          <table:table-cell office:value-type="string" calcext:value-type="string">
            <text:p>GTTACTTTAAATTGTAC------------CAATGTTACTACAATAGGGAATACATCAGCTACACCTGAGGAAAAGGATGAGGTAAAAAACT</text:p>
          </table:table-cell>
        </table:table-row>
        <table:table-row table:style-name="ro1">
          <table:table-cell office:value-type="string" calcext:value-type="string">
            <text:p>CTCAATGCTACTCTCACCAATAACACTAGCAAGGCCAATGAATCTAAAATAGGAAGTCTAACAGAGGAAGTAAAAAACT</text:p>
          </table:table-cell>
        </table:table-row>
        <table:table-row table:style-name="ro1">
          <table:table-cell office:value-type="string" calcext:value-type="string">
            <text:p>AAATTCAAGGCCACCGAAGTCAATGGAACAACCCCTAGCCCACCTACAATAGGAAATATATCAGATGAAGTAAGAAATT</text:p>
          </table:table-cell>
        </table:table-row>
        <table:table-row table:style-name="ro1">
          <table:table-cell office:value-type="string" calcext:value-type="string">
            <text:p>AATAACAGAACCAATGCTAATTTTAGTAACATAACCAATGGCCCTGATATAGGAAATATAACAGATGAAGTAAGAAACT</text:p>
          </table:table-cell>
        </table:table-row>
        <table:table-row table:style-name="ro1">
          <table:table-cell office:value-type="string" calcext:value-type="string">
            <text:p>ACCGA---GGCTAACTTTACTAAAGTAAACAATGACACTGACACCATTAAACTAGGAAATATAACAGATGAAGTAAAAAACT</text:p>
          </table:table-cell>
        </table:table-row>
        <table:table-row table:style-name="ro1">
          <table:table-cell office:value-type="string" calcext:value-type="string">
            <text:p>ACCAATGCTAATTTGAACAATGTCAATATAACCGGTGTCTCTAATACAATGGGAAATATAACAGATGAAATAAGAAACT</text:p>
          </table:table-cell>
        </table:table-row>
        <table:table-row table:style-name="ro1">
          <table:table-cell office:value-type="string" calcext:value-type="string">
            <text:p>CTTTCAACCACTACTCCTAGCATAACTTCAACCCCTGTCCCTAGCATAATAGGAAATATAACAGATGAAGTAAGAAACT</text:p>
          </table:table-cell>
        </table:table-row>
        <table:table-row table:style-name="ro1">
          <table:table-cell office:value-type="string" calcext:value-type="string">
            <text:p>TGCACCGATGACATCAAGGTCAATGCTACGAGGGACAATGACACTGTAATAGGAAATATAACAGAAGAAATAAGAAACT</text:p>
          </table:table-cell>
        </table:table-row>
        <table:table-row table:style-name="ro1">
          <table:table-cell office:value-type="string" calcext:value-type="string">
            <text:p>ACCAATGCTAACTTGACCAATATCAACAAGACCACTACCTCTACCAGTCTAGGAAATATAAC---------AGATGAAGTAAGAAACT</text:p>
          </table:table-cell>
        </table:table-row>
        <table:table-row table:style-name="ro1">
          <table:table-cell office:value-type="string" calcext:value-type="string">
            <text:p>ACTGCTAACTTCACCAATGTCACAAAAAGTGTCCCTGACATAGGAAATTTACGAAATTTAACAGAGGAAGTAAAAAACT</text:p>
          </table:table-cell>
        </table:table-row>
        <table:table-row table:style-name="ro1">
          <table:table-cell office:value-type="string" calcext:value-type="string">
            <text:p>ACCAATGCCAATTTGACCAATGTCAAGAGCACCAATGAGGCCCCTAGCATAGGAAATATAACAGATGAAG------TAAGAAACT</text:p>
          </table:table-cell>
        </table:table-row>
        <table:table-row table:style-name="ro1">
          <table:table-cell office:value-type="string" calcext:value-type="string">
            <text:p>TGTACC---------AATGCTACTGTGACCGAGGCCAAAATACAAAATGGCACTAACCTGGGAAATATAACAGATGAAG------TAAAAAACT</text:p>
          </table:table-cell>
        </table:table-row>
        <table:table-row table:style-name="ro1">
          <table:table-cell office:value-type="string" calcext:value-type="string">
            <text:p>AGTAATGCTAATTTGACCAAGGGCAATAACACAGCCAATGCAGCCATGATAGGAAATAT---AACAGATGAAGTAAGGAACT</text:p>
          </table:table-cell>
        </table:table-row>
        <table:table-row table:style-name="ro1">
          <table:table-cell office:value-type="string" calcext:value-type="string">
            <text:p>GCCGATATTAAGTTCAATAACAAAACCAATACCACGGCCTTTAGCAACATAGGAAATATAACAGATGAAG------TAAAAAACT</text:p>
          </table:table-cell>
        </table:table-row>
        <table:table-row table:style-name="ro1">
          <table:table-cell office:value-type="string" calcext:value-type="string">
            <text:p>AGCGATGCTAATTTGACCAATGTAAACAAAACAACCAGTGACCCTAAAATAGGAAATATAACAGATGAAATAAGAAACT</text:p>
          </table:table-cell>
        </table:table-row>
        <table:table-row table:style-name="ro1">
          <table:table-cell office:value-type="string" calcext:value-type="string">
            <text:p>ACTGTGCGTAATGCCACAAGCAATGTCACAACCACTGTCTCTCCAGTATTAGGAAATATAACAGATGATGTAAAAAACT</text:p>
          </table:table-cell>
        </table:table-row>
        <table:table-row table:style-name="ro1">
          <table:table-cell office:value-type="string" calcext:value-type="string">
            <text:p>TTGACCAATGTGGATAACTCAACCAATGTCTCCAATGTCTCTAACATAATAGGAAATATAACAGATGAAGTAAG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AGTCTCTAACCCAACAGGAAATATAACAGATGAAGTCTCTAACACAATAGGAAATATAACAGATGAAATAAGAAACT</text:p>
          </table:table-cell>
        </table:table-row>
        <table:table-row table:style-name="ro1">
          <table:table-cell office:value-type="string" calcext:value-type="string">
            <text:p>TTGACCAATGTGGATAACTCAACCGATGTCTTCAATGTCTCTAAAATAATAGGAAATATAACAGATGAAGTAAGAAACT</text:p>
          </table:table-cell>
        </table:table-row>
        <table:table-row table:style-name="ro1">
          <table:table-cell office:value-type="string" calcext:value-type="string">
            <text:p>TGTACCAATGCTACGTTGACCAATATCAATATCACTGTCACTAAAGGAATAGGAAATATAACAGATGAAG------TAAGAAACT</text:p>
          </table:table-cell>
        </table:table-row>
        <table:table-row table:style-name="ro1">
          <table:table-cell office:value-type="string" calcext:value-type="string">
            <text:p>AATGCTCAGTTTCCCAATGACACTAGAACAGCCAATGCCTCTGACAAAATAGGAAATATAACAGATGAAATAAAAAACT</text:p>
          </table:table-cell>
        </table:table-row>
        <table:table-row table:style-name="ro1">
          <table:table-cell office:value-type="string" calcext:value-type="string">
            <text:p>AATGCTAATAGGACCAATAGCAATAACACAACCAATGGCCCTAACAAAATAGGAAATATAACAGATGAAATAAAAAACT</text:p>
          </table:table-cell>
        </table:table-row>
        <table:table-row table:style-name="ro1">
          <table:table-cell office:value-type="string" calcext:value-type="string">
            <text:p>TCTAACCAAACCACTGAAACTAACAAAACCAGTGATATCTATAAAGCAGTAGGAGATATAACAGATGAAGTAAGAAACT</text:p>
          </table:table-cell>
        </table:table-row>
        <table:table-row table:style-name="ro1">
          <table:table-cell office:value-type="string" calcext:value-type="string">
            <text:p>ACTTTAAATTGTACTCAGGCTAACCTTAAAGAAAATACAACTGCTACTGTCGGAAGTCT---------AAAAGAGGAAGTAAGAAACT</text:p>
          </table:table-cell>
        </table:table-row>
        <table:table-row table:style-name="ro1">
          <table:table-cell office:value-type="string" calcext:value-type="string">
            <text:p>TATGCTAATTTGACTAGGAGCAATACCACAGCCAATGTCTCTAATATAATAGGAAATGTAAAAGATGAAGTAAGAAACT</text:p>
          </table:table-cell>
        </table:table-row>
        <table:table-row table:style-name="ro1">
          <table:table-cell office:value-type="string" calcext:value-type="string">
            <text:p>TTGACCAAGGTGGGTAACTCAACCAATGTCTCCAATGACTCTAAGATAATAGGAAATATAACAGATGAAATAAGAAACT</text:p>
          </table:table-cell>
        </table:table-row>
        <table:table-row table:style-name="ro1">
          <table:table-cell office:value-type="string" calcext:value-type="string">
            <text:p>TTGACCCATGCCAATACAACCATAACCCATGTCTCTAACTCTAGCGAACTAAAAAACGTAACAGATGAAGTAAGAAACT</text:p>
          </table:table-cell>
        </table:table-row>
        <table:table-row table:style-name="ro1">
          <table:table-cell office:value-type="string" calcext:value-type="string">
            <text:p>CACACAACCACTGCCCCTAACAACACAACCAAGGCCCCCACAACCAATGCCCCTAACATAGGAGAGGAAGTAAAAAACT</text:p>
          </table:table-cell>
        </table:table-row>
        <table:table-row table:style-name="ro1">
          <table:table-cell office:value-type="string" calcext:value-type="string">
            <text:p>AATAGCAATAACACAGCCAATAGCAATAACACAACCAATAGCCCTGACATAGGAAATATAACAGATGAAG------TAAAAAACT</text:p>
          </table:table-cell>
        </table:table-row>
        <table:table-row table:style-name="ro1">
          <table:table-cell office:value-type="string" calcext:value-type="string">
            <text:p>TTGACCAAGGTGGCTAACTCAACCAATGTCTCCAATGTCTCTAACGTAATGGGAAATATAACAGATGATGTAAGAAACT</text:p>
          </table:table-cell>
        </table:table-row>
        <table:table-row table:style-name="ro1">
          <table:table-cell office:value-type="string" calcext:value-type="string">
            <text:p>AATGCTAATTTGACCAATGTCAATAACACAACCAATGTCTCTAACACAATAGGAAATATAACAGATGAAGTAAGAAACT</text:p>
          </table:table-cell>
        </table:table-row>
        <table:table-row table:style-name="ro1">
          <table:table-cell office:value-type="string" calcext:value-type="string">
            <text:p>AATTGTACCA---CGGCTAATTTTACCAATACCACTACCACTAGGACCACACCAACACCATCCACCCCTGAAGTAAAAAACT</text:p>
          </table:table-cell>
        </table:table-row>
        <table:table-row table:style-name="ro1">
          <table:table-cell office:value-type="string" calcext:value-type="string">
            <text:p>TTGACAAGTGACAC---AACCAATCACACAACAGGAAATAGGATAGATGAAGTAGGAAATATGACAGATGAAGTAAAAAACT</text:p>
          </table:table-cell>
        </table:table-row>
        <table:table-row table:style-name="ro1">
          <table:table-cell office:value-type="string" calcext:value-type="string">
            <text:p>GCTATTCTGAACGCAACCAAGGTCAATAGCACAATAGGAAATAGCACAATAGGAAATATAACAAATGAAGTAAAAAACT</text:p>
          </table:table-cell>
        </table:table-row>
        <table:table-row table:style-name="ro1">
          <table:table-cell office:value-type="string" calcext:value-type="string">
            <text:p>AACAATGAGAATAACTCAACCCTCAATGCTACTTGTAATAACTCAACCCTCGAATACTTAAAAGATGAAGTAAGAAACT</text:p>
          </table:table-cell>
        </table:table-row>
        <table:table-row table:style-name="ro1">
          <table:table-cell office:value-type="string" calcext:value-type="string">
            <text:p>AATGCTAACTTTACCAATAATAATTTTACCACAAGCAATGACATTAACATAGGAAATATAACAAATGAAGTAAAAAACT</text:p>
          </table:table-cell>
        </table:table-row>
        <table:table-row table:style-name="ro1">
          <table:table-cell office:value-type="string" calcext:value-type="string">
            <text:p>AATTTGACCAATGCCAATGCTAATTTAACCAATATTAATTTGAACATAACAGGTAACATAACAGATGAAGTAAGAAACT</text:p>
          </table:table-cell>
        </table:table-row>
        <table:table-row table:style-name="ro1">
          <table:table-cell office:value-type="string" calcext:value-type="string">
            <text:p>GATGCTAAGTGGACCAAGGTCAGTAACCCAACCGATGTCCCTAGCATAGTAGGAAATGTAACAGATGAAATAAAAAACT</text:p>
          </table:table-cell>
        </table:table-row>
        <table:table-row table:style-name="ro1">
          <table:table-cell office:value-type="string" calcext:value-type="string">
            <text:p>AATGCTACTTGGACCAATAGAAATAACATAATCACTGACAATGGCAAAATAGGAAATCTAACAGATGAAGTAAAAAACT</text:p>
          </table:table-cell>
        </table:table-row>
        <table:table-row table:style-name="ro1">
          <table:table-cell office:value-type="string" calcext:value-type="string">
            <text:p>CAGTGGAACAAAACTAACAAAAACACCACTACCAATGTCCCTACAGAAGTAGGAAATTTA--------ACAGCAGATGTAAAAAACT</text:p>
          </table:table-cell>
        </table:table-row>
        <table:table-row table:style-name="ro1">
          <table:table-cell office:value-type="string" calcext:value-type="string">
            <text:p>GCTATTTTGAAAGATGACAAAAACACAACCAATGTCTCCAACATGACAGTCTCCAACAAGACAGATGAAGTAAGAAACT</text:p>
          </table:table-cell>
        </table:table-row>
        <table:table-row table:style-name="ro1">
          <table:table-cell office:value-type="string" calcext:value-type="string">
            <text:p>ACCACAACCCCTACAACAACTGTCTCTACCACAACCAATGTCCCTGAAATGGGAAAGATAACAGAAGATGTAAAAAACT</text:p>
          </table:table-cell>
        </table:table-row>
        <table:table-row table:style-name="ro1">
          <table:table-cell office:value-type="string" calcext:value-type="string">
            <text:p>ACTACTAACAATACTATTACTAGGGCCAATGTAACTACTGGGATCAATGTTTCTAACATAACAGAAGAAATAAGAAACT</text:p>
          </table:table-cell>
        </table:table-row>
        <table:table-row table:style-name="ro1">
          <table:table-cell office:value-type="string" calcext:value-type="string">
            <text:p>ACCGAT---GCTAATTGTACCAGTGCTATCTGTACCACTACCTCTACAACAAAGGACAATATAACAGAGGACATAAAAAACT</text:p>
          </table:table-cell>
        </table:table-row>
        <table:table-row table:style-name="ro1">
          <table:table-cell office:value-type="string" calcext:value-type="string">
            <text:p>TTAAATTGTAC------------CAATGCTAATTTCAAGAAAACCAATGTCTCTAACATAATAGGAAATATAACAGATGAAGTAAGAAACT</text:p>
          </table:table-cell>
        </table:table-row>
        <table:table-row table:style-name="ro1">
          <table:table-cell office:value-type="string" calcext:value-type="string">
            <text:p>ACCAATGCCAGCTTGACCAAGATCAATACCACAACCAGTGACCCTAAAATAGGAAATATAACAGATGAAGTAAGAAACT</text:p>
          </table:table-cell>
        </table:table-row>
        <table:table-row table:style-name="ro1">
          <table:table-cell office:value-type="string" calcext:value-type="string">
            <text:p>ACCGATGCTAACTTGACCAATGCTAACCGGACCAAAGAAGGCGTTAACATAGGAAATATAACAGATGAAGTAAAAAACT</text:p>
          </table:table-cell>
        </table:table-row>
        <table:table-row table:style-name="ro1">
          <table:table-cell office:value-type="string" calcext:value-type="string">
            <text:p>AATTTGACCAATTCCAACAACAGCACCAACGAAACCAGTAGCTATAACATAGGAAATATAACAGGTGAAGTAAAAAACT</text:p>
          </table:table-cell>
        </table:table-row>
        <table:table-row table:style-name="ro1">
          <table:table-cell office:value-type="string" calcext:value-type="string">
            <text:p>GTCACTGCTAATTTGACCCATATCAGCAACACCACTGTCTCTAAAGAACTAGGAAATATAACAGACGAAG------TAAGAAACT</text:p>
          </table:table-cell>
        </table:table-row>
        <table:table-row table:style-name="ro1">
          <table:table-cell office:value-type="string" calcext:value-type="string">
            <text:p>ACC---------AATGCTACCTTTACCAATATCACCGCGACCACTGCCCCTAACAGTATAGGAAATATATCAGATGAAG------TAAGAAACT</text:p>
          </table:table-cell>
        </table:table-row>
        <table:table-row table:style-name="ro1">
          <table:table-cell office:value-type="string" calcext:value-type="string">
            <text:p>GAGGCTAATTTGATCAATAGCATCAACACAACCAGTAACCCTAACGGAATAGGAAATCTAACAGATGAAGTAAGCAACT</text:p>
          </table:table-cell>
        </table:table-row>
        <table:table-row table:style-name="ro1">
          <table:table-cell office:value-type="string" calcext:value-type="string">
            <text:p>TTTAACTTGACCAAGGCCGATAACATGACCAATGTCTCTAACATAACCATAGGAAATATAACAGATGAAGTAAGAAACT</text:p>
          </table:table-cell>
        </table:table-row>
        <table:table-row table:style-name="ro1">
          <table:table-cell office:value-type="string" calcext:value-type="string">
            <text:p>GA---GAAGGTCACGCCCCATAACGTAACCCTCCTCAATGCCTCCAACACATTAGGAAATATAACAGATGAAATGAGAAACT</text:p>
          </table:table-cell>
        </table:table-row>
        <table:table-row table:style-name="ro1">
          <table:table-cell office:value-type="string" calcext:value-type="string">
            <text:p>AATGCTAATTGGACCAATAGCAATAACACAACCAATGGCCCTAACAAAATAGGAAATATAACAGATGAAGTAAAAAACT</text:p>
          </table:table-cell>
        </table:table-row>
        <table:table-row table:style-name="ro1">
          <table:table-cell office:value-type="string" calcext:value-type="string">
            <text:p>AATGCTAATTTGACCAATGTCAATAACATAACCAATGTCCCTAACATAATAGGAAATATAACAGATGAAGTAAGAAACT</text:p>
          </table:table-cell>
        </table:table-row>
        <table:table-row table:style-name="ro1">
          <table:table-cell office:value-type="string" calcext:value-type="string">
            <text:p>ACTTGGAACGAGACCAATTGGACCAATGTCAATAACAAGTCTGGCGTACTAGAAAATGTAACAGAGGAAGTAAGAAATT</text:p>
          </table:table-cell>
        </table:table-row>
        <table:table-row table:style-name="ro1">
          <table:table-cell office:value-type="string" calcext:value-type="string">
            <text:p>ACCAATACTAATTCGACCAATGTTAACACAACCAGTGCCCCTGATATAATAGGAAATGTAACAGATGAAGTAAGGAACT</text:p>
          </table:table-cell>
        </table:table-row>
        <table:table-row table:style-name="ro1">
          <table:table-cell office:value-type="string" calcext:value-type="string">
            <text:p>ACAGAGGACAAGAATGTCTCTATAGGAAATATAACAGAGGAAGTGTCTATAGGAAATATAACAGAGGAAATGAGAAACT</text:p>
          </table:table-cell>
        </table:table-row>
        <table:table-row table:style-name="ro1">
          <table:table-cell office:value-type="string" calcext:value-type="string">
            <text:p>CTCTGCGTAACTTTAAATTGTACC---------AATGCTACTTTGACCAATGTCTCC---------ATAGAAAATAGAACAGATGAAGTAAAAAACT</text:p>
          </table:table-cell>
        </table:table-row>
        <table:table-row table:style-name="ro1">
          <table:table-cell office:value-type="string" calcext:value-type="string">
            <text:p>TGTACCGAGGCTAAGTTGAATTCCACTGTTAATAACACAAACGATACCCTAAAAGCGATAACAGAGGAAATAAAAAACT</text:p>
          </table:table-cell>
        </table:table-row>
        <table:table-row table:style-name="ro1">
          <table:table-cell office:value-type="string" calcext:value-type="string">
            <text:p>CATTGTACCAA---GGCTAATTTCATCAATGCCACATACTCTGACCTTAGAGTAGAAAATTTAACAAATGAAGTAAGCAACT</text:p>
          </table:table-cell>
        </table:table-row>
        <table:table-row table:style-name="ro1">
          <table:table-cell office:value-type="string" calcext:value-type="string">
            <text:p>ACTGCAACAAATGGAACTGCAACAATTGAAACACAAAATGCAACAGATGAACTAAACGCAACAGGTGATATAAAAAACT</text:p>
          </table:table-cell>
        </table:table-row>
        <table:table-row table:style-name="ro1">
          <table:table-cell office:value-type="string" calcext:value-type="string">
            <text:p>AATGCTAACTTTACCAATAATAATTTTACCACAAGCAATGACATTAACATAGGAAATATAACAAATGAAGTAAAAAACT</text:p>
          </table:table-cell>
        </table:table-row>
        <table:table-row table:style-name="ro1">
          <table:table-cell office:value-type="string" calcext:value-type="string">
            <text:p>GCTAAGTTCAATTGTTGTTGCACTCCTTCCCCCAATGCCTCTGACACAATAGGAAATTTAACAGATGAAGTAAGAAACT</text:p>
          </table:table-cell>
        </table:table-row>
        <table:table-row table:style-name="ro1">
          <table:table-cell office:value-type="string" calcext:value-type="string">
            <text:p>GCCACTGTGAATAACACGGGGGTAAATATAACAAGTAAAGTAGAAAACTTGGGAAATATAACAGAGGAAGTACAAAACT</text:p>
          </table:table-cell>
        </table:table-row>
        <table:table-row table:style-name="ro1">
          <table:table-cell office:value-type="string" calcext:value-type="string">
            <text:p>TGTACCAATGCTAACGCGGCCAATTTCACTAAGGTCAATGGCTCTGACATAGGAAATATAAC------AGATGAGATGAGAAACT</text:p>
          </table:table-cell>
        </table:table-row>
        <table:table-row table:style-name="ro1">
          <table:table-cell office:value-type="string" calcext:value-type="string">
            <text:p>AACATAACCAATGACAACAGTAGCATAGGAAATACAACAGATGAAGTCATAGGAAATACAACAGATGAAGTAAAAAACT</text:p>
          </table:table-cell>
        </table:table-row>
        <table:table-row table:style-name="ro1">
          <table:table-cell office:value-type="string" calcext:value-type="string">
            <text:p>TGTACCAATGCTGAGTTTAACCAAACCGGAACCAAATACAACAATAGCATAGGAAATATAACAGATGAAG------TGAAAAACT</text:p>
          </table:table-cell>
        </table:table-row>
        <table:table-row table:style-name="ro1">
          <table:table-cell office:value-type="string" calcext:value-type="string">
            <text:p>AATGCTAATAGCACAGCCAGTGTCACTACCGATGATGGCACAAACAGAATAGGAAATTTAACAGATGAAGTAAAGAACT</text:p>
          </table:table-cell>
        </table:table-row>
        <table:table-row table:style-name="ro1">
          <table:table-cell office:value-type="string" calcext:value-type="string">
            <text:p>ACCAATGCTAATTTGACCAAGATCAATAGCAACACGACCACTGTCGGAATAGGAAATATAACAGATGAAGTAAGAAACT</text:p>
          </table:table-cell>
        </table:table-row>
        <table:table-row table:style-name="ro1">
          <table:table-cell office:value-type="string" calcext:value-type="string">
            <text:p>ACCAATGTTAATTTGACCGAGGACAACACATTCCCTTACTCTAACATAACAGGAAATATAACAGAAGAAGTAAGAAACT</text:p>
          </table:table-cell>
        </table:table-row>
        <table:table-row table:style-name="ro1">
          <table:table-cell office:value-type="string" calcext:value-type="string">
            <text:p>AATGCCAATTTAACCAATAGCAATAACATAACCAGTGACTATACAACAATAGGAAATATAACAGATGAAGTAAGAAACT</text:p>
          </table:table-cell>
        </table:table-row>
        <table:table-row table:style-name="ro1">
          <table:table-cell office:value-type="string" calcext:value-type="string">
            <text:p>ACCAATCTCAAAAACACTACCTATAACAATAGCACGATCTATAAAGACCTAGAAAATATAACAAATGAAGTAACAAACT</text:p>
          </table:table-cell>
        </table:table-row>
        <table:table-row table:style-name="ro1">
          <table:table-cell office:value-type="string" calcext:value-type="string">
            <text:p>GCTAAAGTGAAAGTGAATGAAACTAACCCAACCAATGGTCCTGACAAAATAGGAAATATAACAGATGAAATAAAAAACT</text:p>
          </table:table-cell>
        </table:table-row>
        <table:table-row table:style-name="ro1">
          <table:table-cell office:value-type="string" calcext:value-type="string">
            <text:p>GTAAAGTTGACTCCTCTCTGCGTTACTTTAAATTGTACCGATTTCAAGGTCCCTAATTTAAC---------------------------------AGATGAAGTAAAAAACT</text:p>
          </table:table-cell>
        </table:table-row>
        <table:table-row table:style-name="ro1">
          <table:table-cell office:value-type="string" calcext:value-type="string">
            <text:p>GTTAATATTACCACTAATGGTACCAAATTAGCTAATGACTCTAATACAATAGGGAATATAACAGATGAAGTAAGAAACT</text:p>
          </table:table-cell>
        </table:table-row>
        <table:table-row table:style-name="ro1">
          <table:table-cell office:value-type="string" calcext:value-type="string">
            <text:p>GATAACATAATAGTCAGTAACACAGCCATTGGCAACAATACCAATAATATAGGAAATATAACAGATGAAG------TAAGAAACT</text:p>
          </table:table-cell>
        </table:table-row>
        <table:table-row table:style-name="ro1">
          <table:table-cell office:value-type="string" calcext:value-type="string">
            <text:p>AACAAAACAGCCAATGTAACAAATATGACAGATGAAAAAAATATAACTATAGGAAATCTGACAGGTGAAGTAAAAAACT</text:p>
          </table:table-cell>
        </table:table-row>
        <table:table-row table:style-name="ro1">
          <table:table-cell office:value-type="string" calcext:value-type="string">
            <text:p>ACC---------AATGCTACTTTTACCAACGCGGTTAACATAACCAGTAGCCCCAATGTAGGAAATCTAACAGATGAAGTAAGAAACT</text:p>
          </table:table-cell>
        </table:table-row>
        <table:table-row table:style-name="ro1">
          <table:table-cell office:value-type="string" calcext:value-type="string">
            <text:p>ACTGTTAATGTGACCAATGCCACTAGACCAGCCAATACCCCTGGTATAATAAGAAATGTAACAGAGGAAGTAAGAAACT</text:p>
          </table:table-cell>
        </table:table-row>
        <table:table-row table:style-name="ro1">
          <table:table-cell office:value-type="string" calcext:value-type="string">
            <text:p>AATTTGACCAATTTGGCCAATATCAGTAGCAGTGTCAGTAACACAGATTTAAAAAATATAACAGATGAAGTAAAAAACT</text:p>
          </table:table-cell>
        </table:table-row>
        <table:table-row table:style-name="ro1">
          <table:table-cell office:value-type="string" calcext:value-type="string">
            <text:p>GCTAATGCAACCAATGTCAACA-----TACCCGAGAACCTTAACCTAAAAAATATAGGAAATATAACAGATGACTTAAGAAACT</text:p>
          </table:table-cell>
        </table:table-row>
        <table:table-row table:style-name="ro1">
          <table:table-cell office:value-type="string" calcext:value-type="string">
            <text:p>AGCACTGCTAATTGGACCAATATCAACATAACCACTGTCTCTAGCG---AAATAGGAAATGTAACAGATGAAGTAAGAAACT</text:p>
          </table:table-cell>
        </table:table-row>
        <table:table-row table:style-name="ro1">
          <table:table-cell office:value-type="string" calcext:value-type="string">
            <text:p>AATGCTAATTCGACCAAACTCAACATGACCATGGTCTCTAACAGAACCGCTGTAGCTACAACAAATGAAGTAAAAAACT</text:p>
          </table:table-cell>
        </table:table-row>
        <table:table-row table:style-name="ro1">
          <table:table-cell office:value-type="string" calcext:value-type="string">
            <text:p>AATATCACTGTCTCGAGGACAGAAACAAAT----GTAACATATAAAGGAACAATAGGAAATGTAACAGATGAAGTAAAAAACT</text:p>
          </table:table-cell>
        </table:table-row>
        <table:table-row table:style-name="ro1">
          <table:table-cell office:value-type="string" calcext:value-type="string">
            <text:p>ACCAATGCTAAA---TGGACCAATGTCAGTATAACCAATGAATCTAACATAATAGGAAATATAACAGATGAAGTAAGAAACT</text:p>
          </table:table-cell>
        </table:table-row>
        <table:table-row table:style-name="ro1">
          <table:table-cell office:value-type="string" calcext:value-type="string">
            <text:p>AATTTTACTGGCAAGGCTAATTTTACCTCTACCAAAGTCACCCCAACCAATAACTCTA------------------TAACAGATGAAATAAGTAACT</text:p>
          </table:table-cell>
        </table:table-row>
        <table:table-row table:style-name="ro1">
          <table:table-cell office:value-type="string" calcext:value-type="string">
            <text:p>AATTGTACCAATGCTAAGCTGGTCAACGTAACCGCTGTCAACAATACCATAGGAAATATAAC---------AGATGAAATAAGAAACT</text:p>
          </table:table-cell>
        </table:table-row>
        <table:table-row table:style-name="ro1">
          <table:table-cell office:value-type="string" calcext:value-type="string">
            <text:p>GTTAGAACAAATGGAACTGCAACATATAAAACACAAAATGTAACAGATGAAC--TAAACGCAACAGGTGATATAAAAAACT</text:p>
          </table:table-cell>
        </table:table-row>
        <table:table-row table:style-name="ro1">
          <table:table-cell office:value-type="string" calcext:value-type="string">
            <text:p>GTTACTTTGACCAATGTGGATAACTCAACCAATGTGGGTAACTCAACCATAGGAAATATAACAGATGAAGTAAGAAACT</text:p>
          </table:table-cell>
        </table:table-row>
        <table:table-row table:style-name="ro1">
          <table:table-cell office:value-type="string" calcext:value-type="string">
            <text:p>ACTTTAAATTG------------------TGTCAATGCCAATATAACCAGTAATGAAACAATAATTGGAGAAAATATAACAGATGAAATAAGAAACT</text:p>
          </table:table-cell>
        </table:table-row>
        <table:table-row table:style-name="ro1">
          <table:table-cell office:value-type="string" calcext:value-type="string">
            <text:p>AATTGTACCGCT---GCTAATTTGACCAATACTAAAAACAATACCGATAAAATAGGAGATATAAAAGATGAAGTAAGAAATT</text:p>
          </table:table-cell>
        </table:table-row>
        <table:table-row table:style-name="ro1">
          <table:table-cell office:value-type="string" calcext:value-type="string">
            <text:p>TCCACAAACATAACCGATGGTCCTACAACAATAGGAAATATAACAGATATAGGAAATATAACAGATGAAGTAAAATACT</text:p>
          </table:table-cell>
        </table:table-row>
        <table:table-row table:style-name="ro1">
          <table:table-cell office:value-type="string" calcext:value-type="string">
            <text:p>GATGCTAAATTTAAAAAAGTCAGTACCACAATCAATGACTCTAACATAATAGGAAATATAACAGATGAAGTAAGAAACT</text:p>
          </table:table-cell>
        </table:table-row>
        <table:table-row table:style-name="ro1">
          <table:table-cell office:value-type="string" calcext:value-type="string">
            <text:p>AGTGCTAACTTGACCAATGCAAAGATC-----------CCGGTCAATGCCTCTCTCATAATGGGAAATTTAACAAATGAAGTAAGTAATT</text:p>
          </table:table-cell>
        </table:table-row>
        <table:table-row table:style-name="ro1">
          <table:table-cell office:value-type="string" calcext:value-type="string">
            <text:p>TGTAACAATGTTACTGTGACCAATGCAACCAATGTCTCCAATATCTCTAAC---------ATAGAAAAAACAGATGAAGTAAAAAACT</text:p>
          </table:table-cell>
        </table:table-row>
        <table:table-row table:style-name="ro1">
          <table:table-cell office:value-type="string" calcext:value-type="string">
            <text:p>ATCAATGCTACTTGGACCAGGGACAATGACACAAAATATAACACTGAAATAGGAAATATAACAGATGAAGTAAAAAACT</text:p>
          </table:table-cell>
        </table:table-row>
        <table:table-row table:style-name="ro1">
          <table:table-cell office:value-type="string" calcext:value-type="string">
            <text:p>AATGTTACTTTGAATTCGACCACGGTGAAGTACACCAGTGTCCCTAACCTAGGAAACATAACAGATGAAG------TAAAAAACT</text:p>
          </table:table-cell>
        </table:table-row>
        <table:table-row table:style-name="ro1">
          <table:table-cell office:value-type="string" calcext:value-type="string">
            <text:p>CCTCTCTGCGTTACTTTAACTTGTAACGATGCTACGAACATAACCAATGGCACTAATA---------------------TAAAAGAGGAAGTAAGAAACT</text:p>
          </table:table-cell>
        </table:table-row>
        <table:table-row table:style-name="ro1">
          <table:table-cell office:value-type="string" calcext:value-type="string">
            <text:p>ACCAATGTCAATAACAGAACCAATGTCCCTAACATAGGAAATATGACAATAGGAAATATAACAGAGGAAGTAAGAAACT</text:p>
          </table:table-cell>
        </table:table-row>
        <table:table-row table:style-name="ro1">
          <table:table-cell office:value-type="string" calcext:value-type="string">
            <text:p>GCTAATTTGAATGGCAATAATGCGACTAGGGATAACAACACAAATAATATAAATAACCTAGGAGATGAAGTAAGAAACT</text:p>
          </table:table-cell>
        </table:table-row>
        <table:table-row table:style-name="ro1">
          <table:table-cell office:value-type="string" calcext:value-type="string">
            <text:p>ACCAATGCTAAGTTGACCAATGTCCCTGACATAACCAATGTCTCTGACATAGGAAATATAACAGATGAAG------TAAAAAACT</text:p>
          </table:table-cell>
        </table:table-row>
        <table:table-row table:style-name="ro1">
          <table:table-cell office:value-type="string" calcext:value-type="string">
            <text:p>TGTACCAATGCTAATTTGACCCATAACATAACCAATGACAACAATAGCATAGGGAATATAACAGATGAAG------TAAAAAACT</text:p>
          </table:table-cell>
        </table:table-row>
        <table:table-row table:style-name="ro1">
          <table:table-cell office:value-type="string" calcext:value-type="string">
            <text:p>GCCACTACCCAGGCTAATCTCACTGATCAGGCTAATGCCAATGCTAGCATAACAGAAATGAAAAATGAAGTAAAAAACT</text:p>
          </table:table-cell>
        </table:table-row>
        <table:table-row table:style-name="ro1">
          <table:table-cell office:value-type="string" calcext:value-type="string">
            <text:p>ACCAATGCTAATTCGACAAAAGTCACTAACATGACCGATGTCCCCAACATAGGAAATATGACAGAGGAAG------TAAAAAACT</text:p>
          </table:table-cell>
        </table:table-row>
        <table:table-row table:style-name="ro1">
          <table:table-cell office:value-type="string" calcext:value-type="string">
            <text:p>AATGCAAATTTGACCAGGTCAAATAGTACCACTGTAGGAGATGCCAATATAGGAAATGTAACAGATGAAG------TAAGAAACT</text:p>
          </table:table-cell>
        </table:table-row>
        <table:table-row table:style-name="ro1">
          <table:table-cell office:value-type="string" calcext:value-type="string">
            <text:p>ACCAATGCTAATTTGACCAAGCTCAACGCGACCACAGCCTCTAACAAAATAGGAAATATAACAGATGATGTAAGAAACT</text:p>
          </table:table-cell>
        </table:table-row>
        <table:table-row table:style-name="ro1">
          <table:table-cell office:value-type="string" calcext:value-type="string">
            <text:p>ACCAATGTGGATAACTCAACCAATGTCTCCACAATAGGAAATATAACAATAGGAAATATAACAGATGAAGTAAAAAACT</text:p>
          </table:table-cell>
        </table:table-row>
        <table:table-row table:style-name="ro1">
          <table:table-cell office:value-type="string" calcext:value-type="string">
            <text:p>CTTTTGAAAAATGAAACTACAAATGGAACTACAACACCAACACCTG--------GCCCCACTGCAAAAACAGATGAAGTAAAAGACT</text:p>
          </table:table-cell>
        </table:table-row>
        <table:table-row table:style-name="ro1">
          <table:table-cell office:value-type="string" calcext:value-type="string">
            <text:p>TTAAGAAATGCTACTTGGCCCGGGGGCAATGTAACCTATGACTCTAGGATAGAAAATATAACAGAGGAAGTAAGAAACT</text:p>
          </table:table-cell>
        </table:table-row>
        <table:table-row table:style-name="ro1">
          <table:table-cell office:value-type="string" calcext:value-type="string">
            <text:p>TTGACCAATGCTAATTTGACCAATAGCAATAACACAGTCTATAAAACAATAGGAAATATAACAGATGAAGTAAGAAACT</text:p>
          </table:table-cell>
        </table:table-row>
        <table:table-row table:style-name="ro1">
          <table:table-cell office:value-type="string" calcext:value-type="string">
            <text:p>TGTAGCGATGCTCATGGGACAAATGTCACTAACCAGGACAATAACACAATAGCAAATACAACAAATGAAGTGAAAAACT</text:p>
          </table:table-cell>
        </table:table-row>
        <table:table-row table:style-name="ro1">
          <table:table-cell office:value-type="string" calcext:value-type="string">
            <text:p>ACCAATGCTACTTTGACCAATATCAAAAACACAACCGATGGCCCTAACATAGGAAATGTAACAGATGAAGTAAAAAACT</text:p>
          </table:table-cell>
        </table:table-row>
        <table:table-row table:style-name="ro1">
          <table:table-cell office:value-type="string" calcext:value-type="string">
            <text:p>GAGTGTACCGA---GGCTATTGCCACTCACGTAAACAAGACCTCTGACACAGTAGGAAATATAACAGAGGAAGTAAGAAACT</text:p>
          </table:table-cell>
        </table:table-row>
        <table:table-row table:style-name="ro1">
          <table:table-cell office:value-type="string" calcext:value-type="string">
            <text:p>TGTACCAATGCTGTAGCCAAAAACATCATTAGTCCTAACACAAACAGTGTAGGAAATGTAACAGATGAAG------TGAAAAACT</text:p>
          </table:table-cell>
        </table:table-row>
        <table:table-row table:style-name="ro1">
          <table:table-cell office:value-type="string" calcext:value-type="string">
            <text:p>TGTACTGACTTGACCAATGGCACTAAAACATCCAATGGCTCTGAAACAAGAGGAAATATAAAAGATGAAGTAAGTAACT</text:p>
          </table:table-cell>
        </table:table-row>
        <table:table-row table:style-name="ro1">
          <table:table-cell office:value-type="string" calcext:value-type="string">
            <text:p>TTGACCAAGGTCAATAATGCCACAACCTCTAACGATTTCAACCCTATAATAGGAAATATAACAGATGAAGTAAAAAACT</text:p>
          </table:table-cell>
        </table:table-row>
        <table:table-row table:style-name="ro1">
          <table:table-cell office:value-type="string" calcext:value-type="string">
            <text:p>GAGGCCATGTGGACCAATGTCACTAACACAACCAATGTCTCTACAATAATAGGAAATCTAACAGATGAAGTAAAAAACT</text:p>
          </table:table-cell>
        </table:table-row>
        <table:table-row table:style-name="ro1">
          <table:table-cell office:value-type="string" calcext:value-type="string">
            <text:p>GTAACTTTAAATTGTACCAAT------GCTAACTTGAACCCAACCAATGTCTCCATAGGAAATATAACAGATGAAG------TAAAAAACT</text:p>
          </table:table-cell>
        </table:table-row>
        <table:table-row table:style-name="ro1">
          <table:table-cell office:value-type="string" calcext:value-type="string">
            <text:p>AGCAATGCTAATTTGACCCAGATCAATGGGACCTTTGCCTCTAACG---GAATAGGAAATATAACAGATGAAGTAAAAAACT</text:p>
          </table:table-cell>
        </table:table-row>
        <table:table-row table:style-name="ro1">
          <table:table-cell office:value-type="string" calcext:value-type="string">
            <text:p>AATTGTACCAATGCTGATTTCAAAAATCTCAGTAGCACAACCAATGTAGTAGGAAACATAAC---------AGATGAAGTAACAAACT</text:p>
          </table:table-cell>
        </table:table-row>
        <table:table-row table:style-name="ro1">
          <table:table-cell office:value-type="string" calcext:value-type="string">
            <text:p>CCTAACATAACAAGTAATAGTTCTAACATAAAAAATATAACAGCTAACATAGAAGATATAACAAATGAAGTAAAAAACT</text:p>
          </table:table-cell>
        </table:table-row>
        <table:table-row table:style-name="ro1">
          <table:table-cell office:value-type="string" calcext:value-type="string">
            <text:p>GCTAACGTCACGGCTAACTCGACCAATACAACCAATGGCTCTAACATAACAAATGATATAGCAGATGAAATGAGAAACT</text:p>
          </table:table-cell>
        </table:table-row>
        <table:table-row table:style-name="ro1">
          <table:table-cell office:value-type="string" calcext:value-type="string">
            <text:p>AACTTGACCAATGATAACTCGACCAAAGTCAATACCACTGTCTCTACAATAGGAAATATAACAGATGAAGTAAGCAACT</text:p>
          </table:table-cell>
        </table:table-row>
        <table:table-row table:style-name="ro1">
          <table:table-cell office:value-type="string" calcext:value-type="string">
            <text:p>RATRYSAATRSGMCCAGGGKCRRTAACATRACCWATGGCTATGACCTGRTAGGAAATATAACAGATGAARTAAGCAACT</text:p>
          </table:table-cell>
        </table:table-row>
        <table:table-row table:style-name="ro1">
          <table:table-cell office:value-type="string" calcext:value-type="string">
            <text:p>GAGGCTAATTTGACCAATGTCAATGACACAAGGAAGTTCCCTGACGCAGTAGGAAATCTAACAGGGGAAGTACAAAACT</text:p>
          </table:table-cell>
        </table:table-row>
        <table:table-row table:style-name="ro1">
          <table:table-cell office:value-type="string" calcext:value-type="string">
            <text:p>GCTACTTTGAACAGTACCTTGCCCGAGAATAGAACCGACTCTGACACAATAGGAGATCTAACAAATGAAGTGAAAAACT</text:p>
          </table:table-cell>
        </table:table-row>
        <table:table-row table:style-name="ro1">
          <table:table-cell office:value-type="string" calcext:value-type="string">
            <text:p>AAGTGTAC------AAAGAATG-TAACAATAGGAAATTCAACAATAGGAAATT--TAACAGATAAAGTAACAGATGAAATAAGAAACT</text:p>
          </table:table-cell>
        </table:table-row>
        <table:table-row table:style-name="ro1">
          <table:table-cell office:value-type="string" calcext:value-type="string">
            <text:p>AATGAAACTAATAGCACTAGCGGCGATGACGTCACTGTCCCTATCCTTATCGTTATAGTAACAGTAGAAGATAAAGTTT</text:p>
          </table:table-cell>
        </table:table-row>
        <table:table-row table:style-name="ro1">
          <table:table-cell office:value-type="string" calcext:value-type="string">
            <text:p>AATGCTGCTGTCAATAATAGTAAATCAATCACTGTCTCTAATAACACAGTAGGAAATATAACAGATGACGTAAAAAACT</text:p>
          </table:table-cell>
        </table:table-row>
        <table:table-row table:style-name="ro1">
          <table:table-cell office:value-type="string" calcext:value-type="string">
            <text:p>AAGGCTAAATGGATGACCAATGTCACCTCTGACCCAAGCAACGGCACAATAGGAAATATAACAGATGAAGTAAAAAACT</text:p>
          </table:table-cell>
        </table:table-row>
        <table:table-row table:style-name="ro1">
          <table:table-cell office:value-type="string" calcext:value-type="string">
            <text:p>TTGACCAAGGACAAAACAATCAATGCCACTGATGAGATACAAAGGGAAATAGGAAATATAACAGATGAAGTAAGAAACT</text:p>
          </table:table-cell>
        </table:table-row>
        <table:table-row table:style-name="ro1">
          <table:table-cell office:value-type="string" calcext:value-type="string">
            <text:p>AATGCTAACTTCACCAAGAGCAGTACCAATACCACAAACAGCATTGACATAGGGAATTTAACAGAGGAAG------TAAGAAACT</text:p>
          </table:table-cell>
        </table:table-row>
        <table:table-row table:style-name="ro1">
          <table:table-cell office:value-type="string" calcext:value-type="string">
            <text:p>TTAAATTGTACTACATTGACCAAAGTCAACATAACCAATTTCTCTAAAATAGGAAATATAACAGATGAAG------TAAGAAACT</text:p>
          </table:table-cell>
        </table:table-row>
        <table:table-row table:style-name="ro1">
          <table:table-cell office:value-type="string" calcext:value-type="string">
            <text:p>ACCAATGCTACTTTGACCAATGTGACCACTGTCTCCAAGGACCCTAGCATAGGAAATATAAC------AGATGACGCAAGAAACT</text:p>
          </table:table-cell>
        </table:table-row>
        <table:table-row table:style-name="ro1">
          <table:table-cell office:value-type="string" calcext:value-type="string">
            <text:p>AACAACTCTACAACAGGCAAGAATCCAAACAATGCTAATATCTCTATGACAGGCAATCTAACAGAGGAAG------TGAAAAACT</text:p>
          </table:table-cell>
        </table:table-row>
        <table:table-row table:style-name="ro1">
          <table:table-cell office:value-type="string" calcext:value-type="string">
            <text:p>CAGACCACCAGTACCCCTTCCACAAGAAGAAACAACCGATCCACCAAAATGGTGTTTATAAATGGAGCAATAATAAATG</text:p>
          </table:table-cell>
        </table:table-row>
        <table:table-row table:style-name="ro1">
          <table:table-cell office:value-type="string" calcext:value-type="string">
            <text:p>ACGGCTAATTTGCCTAAAAACAACCAAACAGGAGAATATATAGAGATTATAGGGAATATGACAGAGGAAGTAAGAAACT</text:p>
          </table:table-cell>
        </table:table-row>
        <table:table-row table:style-name="ro1">
          <table:table-cell office:value-type="string" calcext:value-type="string">
            <text:p>AATGTCAATATAACTAGAGACAATGATCTAATTAAGGTCTCTAACATAGTAGGAAATATAACAGATGCAATGAAAAACT</text:p>
          </table:table-cell>
        </table:table-row>
        <table:table-row table:style-name="ro1">
          <table:table-cell office:value-type="string" calcext:value-type="string">
            <text:p>GTGACCATTGCTAATTTAACAACCAATAGCCCTAACATAAGCACTAACATAGGAAATATAACAGAGGAAG------TAAGAAACT</text:p>
          </table:table-cell>
        </table:table-row>
        <table:table-row table:style-name="ro1">
          <table:table-cell office:value-type="string" calcext:value-type="string">
            <text:p>ACCAATGCTAATTTGACCAAGATCAACAGGAACACTACCTTTTACGGACTAGAAAACATAACAAATGAAGTAAGAAACT</text:p>
          </table:table-cell>
        </table:table-row>
        <table:table-row table:style-name="ro1">
          <table:table-cell office:value-type="string" calcext:value-type="string">
            <text:p>GCTACGGTGCATAATGCTACGGTGCATAACTCGACCGAAGGCTCCAATGTCTATAACA---------------------TAACAGATGAAGTAAGAAACT</text:p>
          </table:table-cell>
        </table:table-row>
        <table:table-row table:style-name="ro1">
          <table:table-cell office:value-type="string" calcext:value-type="string">
            <text:p>TTGAATGCTAATTTGACCCATATCAACATGACCAAAGTCTCTAACGAAATAGGAAATATAACAGATGATGTAAGAAACT</text:p>
          </table:table-cell>
        </table:table-row>
        <table:table-row table:style-name="ro1">
          <table:table-cell office:value-type="string" calcext:value-type="string">
            <text:p>ACTGCCAATTTGACTAATGGCAATAACACAACCAATGTCCCTAACATAATAGGAAATATAACAGATGAAGTAAGGAACT</text:p>
          </table:table-cell>
        </table:table-row>
        <table:table-row table:style-name="ro1">
          <table:table-cell office:value-type="string" calcext:value-type="string">
            <text:p>TTGAAAAATACTAAAAATGTCACCAAAGGAAATACAGAGGAATCCACCATAGGAAATATGACAAATGAAGTAAAAAATT</text:p>
          </table:table-cell>
        </table:table-row>
        <table:table-row table:style-name="ro1">
          <table:table-cell office:value-type="string" calcext:value-type="string">
            <text:p>TGCGTTACTTTAAATTGTACCTCTGCTAATAGCCAACCCAATGTCTCTAAC---------------ATAACGGGAGCAGATGAAGTAAAAAACT</text:p>
          </table:table-cell>
        </table:table-row>
        <table:table-row table:style-name="ro1">
          <table:table-cell office:value-type="string" calcext:value-type="string">
            <text:p>ACTAAATTGACCAATGTTACCAATGTCAATACCAATGAGTCTCACATAATAGGAAATATAACAGATGAAATAACAAACT</text:p>
          </table:table-cell>
        </table:table-row>
        <table:table-row table:style-name="ro1">
          <table:table-cell office:value-type="string" calcext:value-type="string">
            <text:p>CAGGGGACCACTGGCACTAACATAACCACACCCACTGTCCCTGCTGAAGTAGGAAATTTAACAGATGAGATAAGAAACT</text:p>
          </table:table-cell>
        </table:table-row>
        <table:table-row table:style-name="ro1">
          <table:table-cell office:value-type="string" calcext:value-type="string">
            <text:p>GCTAAGATCAATAGCACAAACACCACTGTCAACTATGTCTCTAACATAATAGGAAATATAACAGATGATGTAAAAAACT</text:p>
          </table:table-cell>
        </table:table-row>
        <table:table-row table:style-name="ro1">
          <table:table-cell office:value-type="string" calcext:value-type="string">
            <text:p>AGTTTCAATGCTACTCTGATCAAAAACACATCCAATGATACTAACAAAATAGGAAATATAACAGATGAAGTATTAAACT</text:p>
          </table:table-cell>
        </table:table-row>
        <table:table-row table:style-name="ro1">
          <table:table-cell office:value-type="string" calcext:value-type="string">
            <text:p>ATTAATGTTAGTAAGGCCCAGATCAACGAAACCCAGAGCAATAGCCTAGTAGGAAATATAACAGATGAAG------TAAGAAACT</text:p>
          </table:table-cell>
        </table:table-row>
        <table:table-row table:style-name="ro1">
          <table:table-cell office:value-type="string" calcext:value-type="string">
            <text:p>GCTAAGTTGAATGAGACCAAGATCACCAACTCCACTGCCTCTAACATAGTGGGAAATCTAACAGATGATGTAATGAATT</text:p>
          </table:table-cell>
        </table:table-row>
        <table:table-row table:style-name="ro1">
          <table:table-cell office:value-type="string" calcext:value-type="string">
            <text:p>CATTCCAATGATAATGTGAACAATGCTCGTTCGATCAATGGCAGTACCATAGATGAGTTAAGAAATGAAATAAGCAACT</text:p>
          </table:table-cell>
        </table:table-row>
        <table:table-row table:style-name="ro1">
          <table:table-cell office:value-type="string" calcext:value-type="string">
            <text:p>ACCAATGCAACCATAATAGGCAATAACACAGCCAATGCAACCATAATAGGAAATAATATAACAGATGAAGTAAGGAACT</text:p>
          </table:table-cell>
        </table:table-row>
        <table:table-row table:style-name="ro1">
          <table:table-cell office:value-type="string" calcext:value-type="string">
            <text:p>AATGCTAATTTGACCAATGTCAATAACATAACCAATGTCTCTAACATAATAGGAAATATAACAGATGAAGTAAGAAACT</text:p>
          </table:table-cell>
        </table:table-row>
        <table:table-row table:style-name="ro1">
          <table:table-cell office:value-type="string" calcext:value-type="string">
            <text:p>AACTGTACCGATGCTACTGTGAATGCCACTGCGACCAATACAACTAGTGCCCCCAATACAAC------AAATGATGTAAAAAACT</text:p>
          </table:table-cell>
        </table:table-row>
        <table:table-row table:style-name="ro1">
          <table:table-cell office:value-type="string" calcext:value-type="string">
            <text:p>ACTCCTCTCTGCGTTACTTTGAATTGTGTCAACGTAACTAACACCACTGAAGGGAAT------------------------CTAAAAGATGAAGAAAGAAACT</text:p>
          </table:table-cell>
        </table:table-row>
        <table:table-row table:style-name="ro1">
          <table:table-cell office:value-type="string" calcext:value-type="string">
            <text:p>GTGAGCAATGTGAGCAATGTGACTTACCCAACCAATGTCTCCAATGACTTAGGAAATATAACAGATGAAG------TAAGAAACT</text:p>
          </table:table-cell>
        </table:table-row>
        <table:table-row table:style-name="ro1">
          <table:table-cell office:value-type="string" calcext:value-type="string">
            <text:p>AATGCTAATTTGACCAAGGTCAATAACATAACCAATGTCCCTAACATAATAGGAAATATAACAGATGAAGTAAGAAACT</text:p>
          </table:table-cell>
        </table:table-row>
        <table:table-row table:style-name="ro1">
          <table:table-cell office:value-type="string" calcext:value-type="string">
            <text:p>CCTAAATGGACCAATGTGGATAACTCAACCAAGGTCCTTAATGTCTCTATAGGAAATATAACAGATGAAG------TAAGAAACT</text:p>
          </table:table-cell>
        </table:table-row>
        <table:table-row table:style-name="ro1">
          <table:table-cell office:value-type="string" calcext:value-type="string">
            <text:p>TTCAACATAACCAAGGAAAAAATGACAGATATAGAAAATATAACAGAGATAGGAAATATAACAGATGAGGTAAGAAACT</text:p>
          </table:table-cell>
        </table:table-row>
        <table:table-row table:style-name="ro1">
          <table:table-cell office:value-type="string" calcext:value-type="string">
            <text:p>AGTGCTACTGTGACCAATTACACCAAAGTAAATGACACCTCTGATATAATAGGAAATATAACAGATGATGTAAGAAACT</text:p>
          </table:table-cell>
        </table:table-row>
        <table:table-row table:style-name="ro1">
          <table:table-cell office:value-type="string" calcext:value-type="string">
            <text:p>GCCGATATTAAGTTCAATAACAAAACCAATACCACGGCCTTTAGCAACATAGGAAATATAACAGATGAAG------TAAAAAACT</text:p>
          </table:table-cell>
        </table:table-row>
        <table:table-row table:style-name="ro1">
          <table:table-cell office:value-type="string" calcext:value-type="string">
            <text:p>AACAAGGCTAATTTCACCAATGTCGAGAACAGAACCAATGACCCTTGGGTAGGAAATCTAACAGATGAAG------TAAAAAACT</text:p>
          </table:table-cell>
        </table:table-row>
        <table:table-row table:style-name="ro1">
          <table:table-cell office:value-type="string" calcext:value-type="string">
            <text:p>ACTGCTACTTTCAACAATACTAATTTCAGCAATAACATAACCAATAGCTCTGACACAATAAAAGATGAAATAAGAAACT</text:p>
          </table:table-cell>
        </table:table-row>
        <table:table-row table:style-name="ro1">
          <table:table-cell office:value-type="string" calcext:value-type="string">
            <text:p>ATCAATGCTAATTTGACCAAGGGTAAGAGCACAACCACTGACTATAACATAGGAAATATAACAGATGAAG------TAAGAAACT</text:p>
          </table:table-cell>
        </table:table-row>
        <table:table-row table:style-name="ro1">
          <table:table-cell office:value-type="string" calcext:value-type="string">
            <text:p>CAGCCCAATGCTACTTTGAACCATACCACAACCAATAGCAACTATAGCATAGGAAATCTAACAGATGAAG------TAAAAAACT</text:p>
          </table:table-cell>
        </table:table-row>
        <table:table-row table:style-name="ro1">
          <table:table-cell office:value-type="string" calcext:value-type="string">
            <text:p>TTACATTGTATCGAAGCTAAATTTAATCAGACCAATGACAACATTACCATAGGAAATATAAC---------AGAGGAAATAAGCAACT</text:p>
          </table:table-cell>
        </table:table-row>
        <table:table-row table:style-name="ro1">
          <table:table-cell office:value-type="string" calcext:value-type="string">
            <text:p>AGCGAGGCTAAAGTTACCACTGCCACCAAAACCAGTACCCCTGACAAAATAGGAAATATAACAGATGATATGAGAAACT</text:p>
          </table:table-cell>
        </table:table-row>
        <table:table-row table:style-name="ro1">
          <table:table-cell office:value-type="string" calcext:value-type="string">
            <text:p>GCTGCTCAGAACAAGACTATTGAGGCCAATGATACTATCCTTAACGCAGTAGGAGAAATAGGAAATGACGTAAAAAACT</text:p>
          </table:table-cell>
        </table:table-row>
        <table:table-row table:style-name="ro1">
          <table:table-cell office:value-type="string" calcext:value-type="string">
            <text:p>GAAAGCTCTAACAGAACAGAAAGCTCTAACATGGAAGGAAATATAACAGTAGGAAATATAACAGATGAAGTAAGAAACT</text:p>
          </table:table-cell>
        </table:table-row>
        <table:table-row table:style-name="ro1">
          <table:table-cell office:value-type="string" calcext:value-type="string">
            <text:p>CAGGCTAATTTGACCAATAGCAATAACATAACCAATGGCCCTAACGGAATAGGAAATATAGCAGATGAAGTAAGAAACT</text:p>
          </table:table-cell>
        </table:table-row>
        <table:table-row table:style-name="ro1">
          <table:table-cell office:value-type="string" calcext:value-type="string">
            <text:p>AAGTTAACTCCTCTCTGTGTTACTTTAAGTTGTACC---------AATGCTACTAATTTGGACAATA---------------------TAACAGATGAAGTAAAAAATT</text:p>
          </table:table-cell>
        </table:table-row>
        <table:table-row table:style-name="ro1">
          <table:table-cell office:value-type="string" calcext:value-type="string">
            <text:p>AATGCTAATTTGACCAATAGCAATGACACAACCGATGGCCCTAACGAAATAGGAAATATAACAGATGAAGTAAAAAACT</text:p>
          </table:table-cell>
        </table:table-row>
        <table:table-row table:style-name="ro1">
          <table:table-cell office:value-type="string" calcext:value-type="string">
            <text:p>AATTTGAATGCTAATTGGACCAATAGCAATAACAATGGCAATAACACAATAGGAAATATAACAGATGAAGTAAAAAACT</text:p>
          </table:table-cell>
        </table:table-row>
        <table:table-row table:style-name="ro1">
          <table:table-cell office:value-type="string" calcext:value-type="string">
            <text:p>CCATGTGTAAAGTTAACCCCTCTCTGTGTTACTTTAAATTGTTCCAATATGATCAATAAAAC---------------------------------------AGATGATGCAAAGAATT</text:p>
          </table:table-cell>
        </table:table-row>
        <table:table-row table:style-name="ro1">
          <table:table-cell office:value-type="string" calcext:value-type="string">
            <text:p>AATGCTAATTTGACCAATATCAATAACATAACCAATGTCCCTAACATAATAGGAAATATAACAGATGAAGTAAGAAACT</text:p>
          </table:table-cell>
        </table:table-row>
        <table:table-row table:style-name="ro1">
          <table:table-cell office:value-type="string" calcext:value-type="string">
            <text:p>GCCACTAATGTTAATGCCACTAATGCTACTATCAATAGCTCTATAGAAATAGGAAATATAGCAGATGAAGTGAGAAACT</text:p>
          </table:table-cell>
        </table:table-row>
        <table:table-row table:style-name="ro1">
          <table:table-cell office:value-type="string" calcext:value-type="string">
            <text:p>AATTGTACCAATGCTAAGTGGACAACCACTGACAACAGTACCAATAACATAGGAAATATAACAGATGAAGTAAGAAACT</text:p>
          </table:table-cell>
        </table:table-row>
        <table:table-row table:style-name="ro1">
          <table:table-cell office:value-type="string" calcext:value-type="string">
            <text:p>AATTGTACCAATGCTAATTGGCATAACATAACCAATGGCAACAGTAGCATAGGAAATATAAC---------AGATGAAGTAAAAAACT</text:p>
          </table:table-cell>
        </table:table-row>
        <table:table-row table:style-name="ro1">
          <table:table-cell office:value-type="string" calcext:value-type="string">
            <text:p>AATTTGAACAATACCACTGAAGCCCATAACAACTCAACAGGAAATATGATAGGAAATCTGACAGATGAAGTAAGAAACT</text:p>
          </table:table-cell>
        </table:table-row>
        <table:table-row table:style-name="ro1">
          <table:table-cell office:value-type="string" calcext:value-type="string">
            <text:p>TTGACTAATTTGACCAATAGCAATGACAAAACCAATGCCTCTAAAATAATAGGAAAGATGAAAGATGATGTAAGCAACT</text:p>
          </table:table-cell>
        </table:table-row>
        <table:table-row table:style-name="ro1">
          <table:table-cell office:value-type="string" calcext:value-type="string">
            <text:p>AATGCTAAATTGACCTCTAATTCGACCACAACCGAGGTCCCTATCACAGTAGGAAATTTAACAGATGAAGTAAGGAACT</text:p>
          </table:table-cell>
        </table:table-row>
        <table:table-row table:style-name="ro1">
          <table:table-cell office:value-type="string" calcext:value-type="string">
            <text:p>TTGACCAATGCTAATCAGGAAAATGCAACCAACACAACCAGTAGCCCTATAGGATATATAACAGATGAAG------TAAAAAATT</text:p>
          </table:table-cell>
        </table:table-row>
        <table:table-row table:style-name="ro1">
          <table:table-cell office:value-type="string" calcext:value-type="string">
            <text:p>TGTACCAATGCTAAATTTAATGCTAGTTTGACCAATGTCAATGACACAATAGGAAACTTAACAGGAGAAGTAAAAAACT</text:p>
          </table:table-cell>
        </table:table-row>
        <table:table-row table:style-name="ro1">
          <table:table-cell office:value-type="string" calcext:value-type="string">
            <text:p>TTGACCCATGAAAATAACTCAACCAATGTCTCCAATGACTCTAACAGAATAGGAAATATAACAGATGAAGTAAGAAACT</text:p>
          </table:table-cell>
        </table:table-row>
        <table:table-row table:style-name="ro1">
          <table:table-cell office:value-type="string" calcext:value-type="string">
            <text:p>GCTAAATTGAGTTCGACCAATGTCACTAACACAACCACACCCAACCCGATAGGAAATCTAACAGATGAGGTAAGAAACT</text:p>
          </table:table-cell>
        </table:table-row>
        <table:table-row table:style-name="ro1">
          <table:table-cell office:value-type="string" calcext:value-type="string">
            <text:p>GAATTGACCAATTTGACCAATTTCAACAAGACCAATGTCTTTAAAGGAATAGGAAATGTAACAGATGAAGTAAGAAACT</text:p>
          </table:table-cell>
        </table:table-row>
        <table:table-row table:style-name="ro1">
          <table:table-cell office:value-type="string" calcext:value-type="string">
            <text:p>ACCAATGCTAAGTTCAATAACACAACCGCTGTCAACAATACCAATAACATAGGAAATCTAACAGATGAAGTAAGAAACT</text:p>
          </table:table-cell>
        </table:table-row>
        <table:table-row table:style-name="ro1">
          <table:table-cell office:value-type="string" calcext:value-type="string">
            <text:p>TGTGCCGATGCTAATTTGAACCATAACAAAACCTATGACAACAGTAGCATAGGGAATATAAC---------AGATGAAGTAAAAAACT</text:p>
          </table:table-cell>
        </table:table-row>
        <table:table-row table:style-name="ro1">
          <table:table-cell office:value-type="string" calcext:value-type="string">
            <text:p>GGTAA---AATCAATGCCAATAACACCTCTGACAAAATAGGAAATATCACAATAGGAAATCTAACAGATGAAGTAAAAAACT</text:p>
          </table:table-cell>
        </table:table-row>
        <table:table-row table:style-name="ro1">
          <table:table-cell office:value-type="string" calcext:value-type="string">
            <text:p>ACTGCTACTTTCACCAATGTCACCACTAACAATAACACAACCAATAACTTAGGAAATATAACAGAGGAAGTAAAAAACT</text:p>
          </table:table-cell>
        </table:table-row>
        <table:table-row table:style-name="ro1">
          <table:table-cell office:value-type="string" calcext:value-type="string">
            <text:p>TTGACCTATTTGAGCAATATCAGCAAAAGCAGCAAAGACTATGCAGATTTAAGAAATATAACAGATGAAG------TAAAAAACT</text:p>
          </table:table-cell>
        </table:table-row>
        <table:table-row table:style-name="ro1">
          <table:table-cell office:value-type="string" calcext:value-type="string">
            <text:p>CATGTGGAAAAATAACATGGTAGAGCAGATGCATGAGGATGTAATCAGTTTATGGGATCAAAGTCTAAAGCCATGTATA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GACCAATACTACTTTGACCAATAGCACAACCAATGGCAACAGTAGCATAGGAAATGTAACAGATGAAGTAAAAAACT</text:p>
          </table:table-cell>
        </table:table-row>
        <table:table-row table:style-name="ro1">
          <table:table-cell office:value-type="string" calcext:value-type="string">
            <text:p>TGTACCAAAGTTAAGTTGACTAATTTCAAGGAAACCAATGACAGTAACATAGGAAATATAAC------AAATGAAATAGCAAACT</text:p>
          </table:table-cell>
        </table:table-row>
        <table:table-row table:style-name="ro1">
          <table:table-cell office:value-type="string" calcext:value-type="string">
            <text:p>AAGGTTACGGTGACCAATAGCATTAGACCTGCTAATGACTCTATAATAATAGGGAATATAACAGAAGACGTACGCAACT</text:p>
          </table:table-cell>
        </table:table-row>
        <table:table-row table:style-name="ro1">
          <table:table-cell office:value-type="string" calcext:value-type="string">
            <text:p>TGTACCAATGCTAATTTGAACTCAACCACGGTCTCAAATGTCTCTAACTTAGGAAATATAAC------AGATGAGGTAAGAAACT</text:p>
          </table:table-cell>
        </table:table-row>
        <table:table-row table:style-name="ro1">
          <table:table-cell office:value-type="string" calcext:value-type="string">
            <text:p>ACGGACAATGCCGCGGGCAATCAAACAAAAGGTTCAAGCAATCAAACAATAGGAAATATAACAGATGATGTAAAAAATT</text:p>
          </table:table-cell>
        </table:table-row>
        <table:table-row table:style-name="ro1">
          <table:table-cell office:value-type="string" calcext:value-type="string">
            <text:p>AATAACACAACCACCAATGGCAATAACACAACCAATGGTTCTGACATAATAGGAAATATAACAGAAGAAGTAAGAAACT</text:p>
          </table:table-cell>
        </table:table-row>
        <table:table-row table:style-name="ro1">
          <table:table-cell office:value-type="string" calcext:value-type="string">
            <text:p>AGTGCTACTGTGACCAATTACACCAAAGTAAATGACACCTCTGATATAATAGGAAATATAACAGATGATGTAAGAAACT</text:p>
          </table:table-cell>
        </table:table-row>
        <table:table-row table:style-name="ro1">
          <table:table-cell office:value-type="string" calcext:value-type="string">
            <text:p>ATCAGTAACATAACAGCCAATTTCTCTAACAAAGTAGGAAATRTCACAATAGGAAATATAACAAATGAAGCAAAAAACT</text:p>
          </table:table-cell>
        </table:table-row>
        <table:table-row table:style-name="ro1">
          <table:table-cell office:value-type="string" calcext:value-type="string">
            <text:p>GCTAACTTGATCAATGGAAATAACTCAACCAATGGCACCAATGTAAATATAGGAAATATAACAGATGAAGTAAGCAACT</text:p>
          </table:table-cell>
        </table:table-row>
        <table:table-row table:style-name="ro1">
          <table:table-cell office:value-type="string" calcext:value-type="string">
            <text:p>AAGTTGAACTCAACCAATGTGGATGACTCAACCAATATCCCTGACACAATAGGAAATATAACAGATGAAGTAAGAAACT</text:p>
          </table:table-cell>
        </table:table-row>
        <table:table-row table:style-name="ro1">
          <table:table-cell office:value-type="string" calcext:value-type="string">
            <text:p>AC------------CAATGCTACTGTCAGAAATAATAACACAATACAAGCCTCTAGCATAATAGGAAATATAACAGATGAAATAAGAAACT</text:p>
          </table:table-cell>
        </table:table-row>
        <table:table-row table:style-name="ro1">
          <table:table-cell office:value-type="string" calcext:value-type="string">
            <text:p>ACCAGTGCAAAATTCAATAGCACAACCAGTGGCAACAATACTAATAACATAGGAAATATAACAGATGAAG------TAAG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AAACCAAACCAACGCAAACCAAACCAAAAATGACACAAACATCTCAATAGGAAATATAACAGATGAAGTAAAAAACT</text:p>
          </table:table-cell>
        </table:table-row>
        <table:table-row table:style-name="ro1">
          <table:table-cell office:value-type="string" calcext:value-type="string">
            <text:p>ACCAATGCTACTGTGACCAATGGCAATAACACCAATGTCTCTAGCAAAATAGGAAATATAACAGATGATCTAAGAAACT</text:p>
          </table:table-cell>
        </table:table-row>
        <table:table-row table:style-name="ro1">
          <table:table-cell office:value-type="string" calcext:value-type="string">
            <text:p>AGAGATGTTAATTTGACCCAGAGCAATAACACAGCCAATGCAACCATGATAGGAAATATAACAGATGAAG------TAAGGAACT</text:p>
          </table:table-cell>
        </table:table-row>
        <table:table-row table:style-name="ro1">
          <table:table-cell office:value-type="string" calcext:value-type="string">
            <text:p>GCTAACTGGACCAAGACTACGAACATAAGCGCGGAAGATAACAGGATAATAGGAAATTTAACAGATGAAGTAAAAAACT</text:p>
          </table:table-cell>
        </table:table-row>
        <table:table-row table:style-name="ro1">
          <table:table-cell office:value-type="string" calcext:value-type="string">
            <text:p>GTAACTTTAAATTGTACCAATGCTAAGTTGAAAAATGTAACCAATGTCAATAATGTCTCT------------------ATAACAGAAGTAAGAAACT</text:p>
          </table:table-cell>
        </table:table-row>
        <table:table-row table:style-name="ro1">
          <table:table-cell office:value-type="string" calcext:value-type="string">
            <text:p>ATAACCAATGTCTCTAACATAATAAGAAATATAACAGATGAAGTAAAAATAGGAAATATAACAGATGAAGTAAAAAACT</text:p>
          </table:table-cell>
        </table:table-row>
        <table:table-row table:style-name="ro1">
          <table:table-cell office:value-type="string" calcext:value-type="string">
            <text:p>TTGACTCAGGCTAATTGGACTCAGGTCAACAACAACACCACTAACAGCATAGGAAATATAAC---------AGATGAAGTAAAAAACT</text:p>
          </table:table-cell>
        </table:table-row>
        <table:table-row table:style-name="ro1">
          <table:table-cell office:value-type="string" calcext:value-type="string">
            <text:p>ACTTGTACCAATGCTACTGCGAAAAACATAACCAATTTCTCTAACATAACAGGAACTATAAC---------AGATGAAGTAAGAAACT</text:p>
          </table:table-cell>
        </table:table-row>
        <table:table-row table:style-name="ro1">
          <table:table-cell office:value-type="string" calcext:value-type="string">
            <text:p>GTTAGTTCGACCAGTTCAACCAATAATACGTTGTTGAACAATGCTGACATAGGAAATGTAACAGATGAAGTAAGGAACT</text:p>
          </table:table-cell>
        </table:table-row>
        <table:table-row table:style-name="ro1">
          <table:table-cell office:value-type="string" calcext:value-type="string">
            <text:p>AATTGGAAATCTAATAACACAACCCAGAATATAAATAGCTYGGTCACAATAGGAAATATGACAGATGAAGTAAGAAATT</text:p>
          </table:table-cell>
        </table:table-row>
        <table:table-row table:style-name="ro1">
          <table:table-cell office:value-type="string" calcext:value-type="string">
            <text:p>ACCAATGTTACTTGGGACCAGAACAGAAACACAGTAAGTAACCTCAGCATAGGAAATATAACAGATGATATAAGAAATT</text:p>
          </table:table-cell>
        </table:table-row>
        <table:table-row table:style-name="ro1">
          <table:table-cell office:value-type="string" calcext:value-type="string">
            <text:p>AGCCAGACAGCAAATAACCAGACAGGAAATATAACAGATGGAGGGGACATAGGAAAGATAACAGAAGAAGTAAAAAACT</text:p>
          </table:table-cell>
        </table:table-row>
        <table:table-row table:style-name="ro1">
          <table:table-cell office:value-type="string" calcext:value-type="string">
            <text:p>TGCNNTAATTTGACCAATGTCAAGAACATAACCAATGTCCCTAACAAAATAGGAAATATAACAGATGGAGTAAGAAACT</text:p>
          </table:table-cell>
        </table:table-row>
        <table:table-row table:style-name="ro1">
          <table:table-cell office:value-type="string" calcext:value-type="string">
            <text:p>ACCAATGCTAATTTGACCAAGCTCAACGCGACCAAAGTCTCTAATGAAATAGGAAATATAAC---------AGATGATGTAAGAAACT</text:p>
          </table:table-cell>
        </table:table-row>
        <table:table-row table:style-name="ro1">
          <table:table-cell office:value-type="string" calcext:value-type="string">
            <text:p>ACCAATGCTAACTTCCACTTCCACAATGCCACAACCATGACCCCTGACATAGGAAATTTAACAGAGGAAG------TAAGAAACT</text:p>
          </table:table-cell>
        </table:table-row>
        <table:table-row table:style-name="ro1">
          <table:table-cell office:value-type="string" calcext:value-type="string">
            <text:p>ACAAAAGCTACTTTTAAGAGCAATTACACAACCAAGGTCCCTAAC---ACAGTAGGAAATCTAACAGATGAAGTAAAAAACT</text:p>
          </table:table-cell>
        </table:table-row>
        <table:table-row table:style-name="ro1">
          <table:table-cell office:value-type="string" calcext:value-type="string">
            <text:p>AATGCTACGGTGACCAATGACAATAACACGACCACTGCCCTTAAAACAATAGGAAATATAACAGATGAAGTAAGAAACT</text:p>
          </table:table-cell>
        </table:table-row>
        <table:table-row table:style-name="ro1">
          <table:table-cell office:value-type="string" calcext:value-type="string">
            <text:p>GAGGCCATGTGGACCAATGTCACTAACACAACCAATGTCTCTACAATAATAGGAAATTTAACAGATGAAGTAAAAAACT</text:p>
          </table:table-cell>
        </table:table-row>
        <table:table-row table:style-name="ro1">
          <table:table-cell office:value-type="string" calcext:value-type="string">
            <text:p>ACTGTGAAAAATTTTACCAAGAGC-----TCCCAGGATGAGGTCTTTAACATAGAAGGAAATACAACAGATGAAATAAAAAACT</text:p>
          </table:table-cell>
        </table:table-row>
        <table:table-row table:style-name="ro1">
          <table:table-cell office:value-type="string" calcext:value-type="string">
            <text:p>GCTAACTCGACCAATGCTACCGTGACCACTGACGGTGTCCCTATAAAAGGGGGAGACATAACAGATGAAG------TAAAAAATT</text:p>
          </table:table-cell>
        </table:table-row>
        <table:table-row table:style-name="ro1">
          <table:table-cell office:value-type="string" calcext:value-type="string">
            <text:p>GAGGCTAAGTTGACCAATGTCGCTAACATAACCAATGTCTCTAAGATAATAGGAAATATAACAGATGAAGTAAGAAACT</text:p>
          </table:table-cell>
        </table:table-row>
        <table:table-row table:style-name="ro1">
          <table:table-cell office:value-type="string" calcext:value-type="string">
            <text:p>GCTAATTTCACTAATTCGACCACGTACAATACCACTGCCTATAACATAGTAGGAAATATAAC---------AGATGAAGTAAAAAACT</text:p>
          </table:table-cell>
        </table:table-row>
        <table:table-row table:style-name="ro1">
          <table:table-cell office:value-type="string" calcext:value-type="string">
            <text:p>TGTACCACTGCTAATTTGACCAATATCAATAACACAACCAATGACCAAATAGGAAATATA------AAAGAGGAAGTAAAAAACT</text:p>
          </table:table-cell>
        </table:table-row>
        <table:table-row table:style-name="ro1">
          <table:table-cell office:value-type="string" calcext:value-type="string">
            <text:p>GCTAATTTGACCATGACCAATACCACCACGACCACTGACTCTAACGGACTAGGAAATGTGACAGATGAAGTAAAAAACT</text:p>
          </table:table-cell>
        </table:table-row>
        <table:table-row table:style-name="ro1">
          <table:table-cell office:value-type="string" calcext:value-type="string">
            <text:p>AATGCTAATTGGACCAATAGCAATAACACAACCAATGGCCCTAACAAAATAGGAAATATAACAGATGAAGTAAAAAACT</text:p>
          </table:table-cell>
        </table:table-row>
        <table:table-row table:style-name="ro1">
          <table:table-cell office:value-type="string" calcext:value-type="string">
            <text:p>GTTACTTTAAATTGTACCAAT---GCCAATTTGACCAATGTCAATAACATAACCGATGACTTAACGA---------GTGAAATAAGGAACT</text:p>
          </table:table-cell>
        </table:table-row>
        <table:table-row table:style-name="ro1">
          <table:table-cell office:value-type="string" calcext:value-type="string">
            <text:p>AATTGTACCAAT---GCTAATTTGACCAATGCCACAGTCAATACCACAGAGGCAGTCAATACCACAGATGAAGTAAAAAACT</text:p>
          </table:table-cell>
        </table:table-row>
        <table:table-row table:style-name="ro1">
          <table:table-cell office:value-type="string" calcext:value-type="string">
            <text:p>TGTACCAATGCTAATTTGCCCCAGAATACAACCAATGGCAACATTAGCATAGGAAATATAAC---------AGATGAAGTAAAAAACT</text:p>
          </table:table-cell>
        </table:table-row>
        <table:table-row table:style-name="ro1">
          <table:table-cell office:value-type="string" calcext:value-type="string">
            <text:p>TTGACTCAGGCTAATTGGACTCAGGTCAACAACAACACCACTAACAGCATAGGAAATATAAC---------AGATGAAGTAAAAAACT</text:p>
          </table:table-cell>
        </table:table-row>
        <table:table-row table:style-name="ro1">
          <table:table-cell office:value-type="string" calcext:value-type="string">
            <text:p>AAATTTGACAACAACACAAAAACCTCGGCTAACGACTCTGGAATAGTAGGAGAAGATTTA-----AGAGATGAAGTAAAAAATT</text:p>
          </table:table-cell>
        </table:table-row>
        <table:table-row table:style-name="ro1">
          <table:table-cell office:value-type="string" calcext:value-type="string">
            <text:p>TTAAACAACACTACAGCAAAATTAGGAAATTCAACAGAGGAAGTAGAATTAGGAAATGTAACAGAGGAAGTAAGAAATT</text:p>
          </table:table-cell>
        </table:table-row>
        <table:table-row table:style-name="ro1">
          <table:table-cell office:value-type="string" calcext:value-type="string">
            <text:p>AATAGTGCTAATTTGACCCATCTTAACGAAACCACTGCCTCTAAC---AGAATAGGAAATATAACAGATGAAGTAAGAAACT</text:p>
          </table:table-cell>
        </table:table-row>
        <table:table-row table:style-name="ro1">
          <table:table-cell office:value-type="string" calcext:value-type="string">
            <text:p>CCGACCAAGGTGGAAAACTCAACCCAGGTCTCCAATGACTCTACCATAATAGGAAACATAACAGATGAAGTAAGAAACT</text:p>
          </table:table-cell>
        </table:table-row>
        <table:table-row table:style-name="ro1">
          <table:table-cell office:value-type="string" calcext:value-type="string">
            <text:p>AATTATTCCAAGACAAATGACAGTGACACAAACCAAGCCCCCAACATAATAGGAAATATGACAGATGAAGTAAGAAACT</text:p>
          </table:table-cell>
        </table:table-row>
        <table:table-row table:style-name="ro1">
          <table:table-cell office:value-type="string" calcext:value-type="string">
            <text:p>AGGTTGACCAATGCTAGGTTGACCAATGTCTCCAATGTCCCTAACATAATAGGAAATATAAC---------AGATGAAGTAAAAAATT</text:p>
          </table:table-cell>
        </table:table-row>
        <table:table-row table:style-name="ro1">
          <table:table-cell office:value-type="string" calcext:value-type="string">
            <text:p>GCAACCAATATAACCAAGATCAATAACACAACCGAGGTCTTCCCCACAATAAGAAATATAACACAGGAAATGAGCAACT</text:p>
          </table:table-cell>
        </table:table-row>
        <table:table-row table:style-name="ro1">
          <table:table-cell office:value-type="string" calcext:value-type="string">
            <text:p>AATGCCAAATTGACCAATGGCAGTAACATAACCAATGTCTCTAACAAAATAGGAAATATAACAGATGAAGTAAGAAACT</text:p>
          </table:table-cell>
        </table:table-row>
        <table:table-row table:style-name="ro1">
          <table:table-cell office:value-type="string" calcext:value-type="string">
            <text:p>AATGCTAATTTGACCAATGTCAATAACATAACCAATGACTATAACAGGATAGGAAATATGACAGATGAAGTAAAAAACT</text:p>
          </table:table-cell>
        </table:table-row>
        <table:table-row table:style-name="ro1">
          <table:table-cell office:value-type="string" calcext:value-type="string">
            <text:p>AATTTTACCAATGGGAATAGCTCACCCAATGACCCCATAACAGTTGAAGTAGGAAATATGACAGATGAAGTAAGAAACT</text:p>
          </table:table-cell>
        </table:table-row>
        <table:table-row table:style-name="ro1">
          <table:table-cell office:value-type="string" calcext:value-type="string">
            <text:p>ACCAATGCTAACTTGACCAAGGTCAACAGCACAACCAATGTCCTTGACATAGGAAATCTAACAGATGAAG------TAAAAAACT</text:p>
          </table:table-cell>
        </table:table-row>
        <table:table-row table:style-name="ro1">
          <table:table-cell office:value-type="string" calcext:value-type="string">
            <text:p>AATAGCTCTACAAAGGGAAAGAATAGCTCTACAAATGAAACTAGCTCTAGGCCAGAAACGACAGAGGAAGTAAAAAACT</text:p>
          </table:table-cell>
        </table:table-row>
        <table:table-row table:style-name="ro1">
          <table:table-cell office:value-type="string" calcext:value-type="string">
            <text:p>ACAACCAATAGCCCTGGCAACATAGGAAATATAACAGATGAAGTAAACATAGGAAATATAACAGATGAAGTAAAAAACT</text:p>
          </table:table-cell>
        </table:table-row>
        <table:table-row table:style-name="ro1">
          <table:table-cell office:value-type="string" calcext:value-type="string">
            <text:p>TGTACCACTGCTAATTTGATCCATAACATAACCACTAACAACAGTAGCATAGGAAATATAACAGATGAAG------TAAAAAACT</text:p>
          </table:table-cell>
        </table:table-row>
        <table:table-row table:style-name="ro1">
          <table:table-cell office:value-type="string" calcext:value-type="string">
            <text:p>TGTACCAAGGTTCAGGCGATCAATGTCAATATAATCAATGGCTCTAGCATAGGAAATATAAC------AGATGAATTAAGAAACT</text:p>
          </table:table-cell>
        </table:table-row>
        <table:table-row table:style-name="ro1">
          <table:table-cell office:value-type="string" calcext:value-type="string">
            <text:p>AATGCTATTGTGACAAATGCTACTGTGCCCACGAACAACTCCGTTAACATAGGAAATGTAACAGATGAAATGAGAAACT</text:p>
          </table:table-cell>
        </table:table-row>
        <table:table-row table:style-name="ro1">
          <table:table-cell office:value-type="string" calcext:value-type="string">
            <text:p>GCTAAATTGAATGGGACCAATAGCAATAACACAACCAATGGCCAAAACATAGGAAATATAACAGATGAAGTAAAAAACT</text:p>
          </table:table-cell>
        </table:table-row>
        <table:table-row table:style-name="ro1">
          <table:table-cell office:value-type="string" calcext:value-type="string">
            <text:p>ACTTTAAGTTGT---------AGAGATGCTAACATAACTGATGGCTCTAATAACACAACAGGAAATACAACAGATGAAGTAAAAAACT</text:p>
          </table:table-cell>
        </table:table-row>
        <table:table-row table:style-name="ro1">
          <table:table-cell office:value-type="string" calcext:value-type="string">
            <text:p>TCCACAAACATAACCGATGGCCCTACAACAATAGGAAATATAACAGATATAAGAAATATAACAGATGAAGTAAAATACT</text:p>
          </table:table-cell>
        </table:table-row>
        <table:table-row table:style-name="ro1">
          <table:table-cell office:value-type="string" calcext:value-type="string">
            <text:p>AATTTGACCAATTTGACCAAGTTCAACCAGAGCACTGCCTTTAACGGAATAGGAAATATAACCGAGGAAGTAAAAAACT</text:p>
          </table:table-cell>
        </table:table-row>
        <table:table-row table:style-name="ro1">
          <table:table-cell office:value-type="string" calcext:value-type="string">
            <text:p>AATGCTAATTTGATCAATGTCAATAACATAACCAATGTCTCTAACATAATAGGAAATATAACAGATGAAGTAAGAAACT</text:p>
          </table:table-cell>
        </table:table-row>
        <table:table-row table:style-name="ro1">
          <table:table-cell office:value-type="string" calcext:value-type="string">
            <text:p>ACCAAAGCTAGGCTGAACAACACAGCCACTGCCAACAATACCAATAACCTAGGAAATATAACAGATGAGGTCAGAAACT</text:p>
          </table:table-cell>
        </table:table-row>
        <table:table-row table:style-name="ro1">
          <table:table-cell office:value-type="string" calcext:value-type="string">
            <text:p>AATTGTACCAATGCTAAAGTGACCAATGCAACCCATCTCTCTAACACAATAGGAAATATAAC---------AGATGAAGTAAGAAACT</text:p>
          </table:table-cell>
        </table:table-row>
        <table:table-row table:style-name="ro1">
          <table:table-cell office:value-type="string" calcext:value-type="string">
            <text:p>AAAGCTAATTTGACCAATGTCAATAACAGAACCAATGTCTCTAACATAATAGGAAATATAACAGATGAAGTAAGAAACT</text:p>
          </table:table-cell>
        </table:table-row>
        <table:table-row table:style-name="ro1">
          <table:table-cell office:value-type="string" calcext:value-type="string">
            <text:p>AATGCTGCTGTCAATAATAGTAAATCAATCACTGTCTCTAATAACACAGTAGGAAATATAACAGATGACGTAAAAAACT</text:p>
          </table:table-cell>
        </table:table-row>
        <table:table-row table:style-name="ro1">
          <table:table-cell office:value-type="string" calcext:value-type="string">
            <text:p>ACTTTGACCAAAGCTAATGAGACCAAGGTCAACGTGACCACTGTCTCTATAGGAAATCTAACAGATGAAGTAAGAAACT</text:p>
          </table:table-cell>
        </table:table-row>
        <table:table-row table:style-name="ro1">
          <table:table-cell office:value-type="string" calcext:value-type="string">
            <text:p>ACCAGTGCTAATTTGACCAATATCAACACGACCAGTGTCTCTAATAAAATAGGAAATATAACAGATGAAGTAAGAAACT</text:p>
          </table:table-cell>
        </table:table-row>
        <table:table-row table:style-name="ro1">
          <table:table-cell office:value-type="string" calcext:value-type="string">
            <text:p>TGTACCGATGCTAAGGTGAATGGCACTAACCCAACCAATGGCCCTACAGTAGGCAATATAAC------AGATGAATTAAAGAACT</text:p>
          </table:table-cell>
        </table:table-row>
        <table:table-row table:style-name="ro1">
          <table:table-cell office:value-type="string" calcext:value-type="string">
            <text:p>GATGTCACTAGCACACCCAATAACACAGTAGGAAATATAACAGATGAAGTAGGAAATGGAAGAGATGAACTAAAAAACT</text:p>
          </table:table-cell>
        </table:table-row>
        <table:table-row table:style-name="ro1">
          <table:table-cell office:value-type="string" calcext:value-type="string">
            <text:p>AATTTGACCAATGTGAATAACTCAACCAATGTCTCCAATGTCTCTAACATAGGAAATATAGCAGATGAAG------TAAAAAACT</text:p>
          </table:table-cell>
        </table:table-row>
        <table:table-row table:style-name="ro1">
          <table:table-cell office:value-type="string" calcext:value-type="string">
            <text:p>GCTACTTTGAACAGTACCTTGCCCGAGAATAGAACCGACTCTGACACAGTAGGAGATCTAACAAATGAAGTGAAAAACT</text:p>
          </table:table-cell>
        </table:table-row>
        <table:table-row table:style-name="ro1">
          <table:table-cell office:value-type="string" calcext:value-type="string">
            <text:p>TGTACCAATGCTCAGCGGAATGTCACGGACTCAACCAAGTCCACTGACATAGGAAATTTA------AAAGAGGAAGTAAAAAACT</text:p>
          </table:table-cell>
        </table:table-row>
        <table:table-row table:style-name="ro1">
          <table:table-cell office:value-type="string" calcext:value-type="string">
            <text:p>GCTACTTGGAACAAAACCAATATCAACATGACCACTGTCTCTAACGGAATAGGAAACATAACAGATGACCTAAGAAACT</text:p>
          </table:table-cell>
        </table:table-row>
        <table:table-row table:style-name="ro1">
          <table:table-cell office:value-type="string" calcext:value-type="string">
            <text:p>AATTGTACCAATGTTAATGACACGATCAGTGTTAATGGCACGATCGAG-----GTTAATGGCACGATAGATGAAATAAAAAACT</text:p>
          </table:table-cell>
        </table:table-row>
        <table:table-row table:style-name="ro1">
          <table:table-cell office:value-type="string" calcext:value-type="string">
            <text:p>TTGACCAATGCTAATTTGACCGAGAACATAACTGATGGCTCTAACACAGTAGGAAATATAACAGATGAAGTAAAAAACT</text:p>
          </table:table-cell>
        </table:table-row>
        <table:table-row table:style-name="ro1">
          <table:table-cell office:value-type="string" calcext:value-type="string">
            <text:p>AACGTAACCAACCCCAAAAACCAATCCGAGCTCGAGTTCTATAACATAACAGGAAAGATAGCAGATGAAGTAAGAAACT</text:p>
          </table:table-cell>
        </table:table-row>
        <table:table-row table:style-name="ro1">
          <table:table-cell office:value-type="string" calcext:value-type="string">
            <text:p>ACCAAGGGCAACAGTAGCATAGGAAATACAACAGGTGAAGCAAAAAACTTAGGAAATATAACAGAGGAAGTAAAAAACT</text:p>
          </table:table-cell>
        </table:table-row>
        <table:table-row table:style-name="ro1">
          <table:table-cell office:value-type="string" calcext:value-type="string">
            <text:p>ACCTTGACCAATTCGACCACAATGTCATCCACTGTTGGAAATATAACTATTGGAAATATAACAGATGAAGTAAGAAACT</text:p>
          </table:table-cell>
        </table:table-row>
        <table:table-row table:style-name="ro1">
          <table:table-cell office:value-type="string" calcext:value-type="string">
            <text:p>ACAACCAATGACAAAAATGGCACAGGAAATATAACAGATGAAGTAAAAATAGGAAATATAACAGATGAAGTAAAAAACT</text:p>
          </table:table-cell>
        </table:table-row>
        <table:table-row table:style-name="ro1">
          <table:table-cell office:value-type="string" calcext:value-type="string">
            <text:p>ACCAGCGCTAACTGGAACAACAGTACAACCTTCTATAATGACTCTAAAATAGGAAATATAACAGATGATATAAAAAACT</text:p>
          </table:table-cell>
        </table:table-row>
        <table:table-row table:style-name="ro1">
          <table:table-cell office:value-type="string" calcext:value-type="string">
            <text:p>GAGACTAAGTGGCTCAATGTCACTAACATGGCCAATGCCTCTGACATAATAGGTAATATAACAGATGAAGTAAGAAACT</text:p>
          </table:table-cell>
        </table:table-row>
        <table:table-row table:style-name="ro1">
          <table:table-cell office:value-type="string" calcext:value-type="string">
            <text:p>ACCAATGTCAATAACAGAACCGATGTCCCTAACATAGAAAATATGACAATAGGAAATATAACAGAGGAAGTAAGAAACT</text:p>
          </table:table-cell>
        </table:table-row>
        <table:table-row table:style-name="ro1">
          <table:table-cell office:value-type="string" calcext:value-type="string">
            <text:p>TGTACCAATGCTAATTTCACTAAACCAACAATCAGTGGCAACGATACCATAGGAAATATAACAGATGAAGTAAGAAACT</text:p>
          </table:table-cell>
        </table:table-row>
        <table:table-row table:style-name="ro1">
          <table:table-cell office:value-type="string" calcext:value-type="string">
            <text:p>TGTACCAATGCTCAACTAACCAATGTCACTAACACAACCACAACCATGAGAGAAAATATAAC------AGAAGAAGTAAGAAACT</text:p>
          </table:table-cell>
        </table:table-row>
        <table:table-row table:style-name="ro1">
          <table:table-cell office:value-type="string" calcext:value-type="string">
            <text:p>AATGCTACTTTTCCAACAACCAATGGCACTACCGCTATCCCTCCAGAAGTAGGAAATTTA--------ACAGGTGTAATAAGCAATT</text:p>
          </table:table-cell>
        </table:table-row>
        <table:table-row table:style-name="ro1">
          <table:table-cell office:value-type="string" calcext:value-type="string">
            <text:p>TTAAATTGCACCAATGCTACG-GTGACACCGAC-----CAATGCTACGGTGACACCGATCAATGCAGCAGATGAAATGAAAAACT</text:p>
          </table:table-cell>
        </table:table-row>
        <table:table-row table:style-name="ro1">
          <table:table-cell office:value-type="string" calcext:value-type="string">
            <text:p>GCTAGCACTATAACAACCACTGCTAGCACAGGAAATACAACAGCTAACATAGGATATATGAAAGATGAAATGAAAAACT</text:p>
          </table:table-cell>
        </table:table-row>
        <table:table-row table:style-name="ro1">
          <table:table-cell office:value-type="string" calcext:value-type="string">
            <text:p>CCCAATGCTAATTTGACTGAGTACAACAAGACCAATGTCCCTATCGGAATAGGAAATATAACAGATGAAGTAAGAAACT</text:p>
          </table:table-cell>
        </table:table-row>
        <table:table-row table:style-name="ro1">
          <table:table-cell office:value-type="string" calcext:value-type="string">
            <text:p>GAAGTTAGGACCCGCAATGTCACAAGCAATGTCACCTTTTTGTCAGAAATAGGAAATATAACAGAAGATGTAAGGAACT</text:p>
          </table:table-cell>
        </table:table-row>
        <table:table-row table:style-name="ro1">
          <table:table-cell office:value-type="string" calcext:value-type="string">
            <text:p>ACCAATGCTAATTTGACCAATGTCAACGTGACCCGTGGCTTTGACGGAATAGGAAATATAACAGATGAAGTAAAAAACT</text:p>
          </table:table-cell>
        </table:table-row>
        <table:table-row table:style-name="ro1">
          <table:table-cell office:value-type="string" calcext:value-type="string">
            <text:p>AATTTGACTAATAATAAAACCAATGGAAATATAACAGATAACAATAACATAGGAAATATAACAGATGAAGTAAAAAACT</text:p>
          </table:table-cell>
        </table:table-row>
        <table:table-row table:style-name="ro1">
          <table:table-cell office:value-type="string" calcext:value-type="string">
            <text:p>AATTGTACCAATGCTAAGTGGAACGAAAGCACAACCACAATCACACCTGACAATAACAAT----ACAGGTGAAGTAAAAAACT</text:p>
          </table:table-cell>
        </table:table-row>
        <table:table-row table:style-name="ro1">
          <table:table-cell office:value-type="string" calcext:value-type="string">
            <text:p>TTGACCAATAACAGAACCAATGTCTCCAATAATACTAACCTAGGAAACATAAATGACTTAGAGGGGGAAATAAAAAACT</text:p>
          </table:table-cell>
        </table:table-row>
        <table:table-row table:style-name="ro1">
          <table:table-cell office:value-type="string" calcext:value-type="string">
            <text:p>GCTGCTATTTTGACCAATGTCACTAGAATGGCCAATACCTCTGACATAATAGGAAATATAACAAATGAAGTAAGAAACT</text:p>
          </table:table-cell>
        </table:table-row>
        <table:table-row table:style-name="ro1">
          <table:table-cell office:value-type="string" calcext:value-type="string">
            <text:p>ACTAGCAATATCACAACCAATACTAATGTCACAAACAATGACTATTACTTAGGAAATATAACAGAGGAAGTAAGAAACT</text:p>
          </table:table-cell>
        </table:table-row>
        <table:table-row table:style-name="ro1">
          <table:table-cell office:value-type="string" calcext:value-type="string">
            <text:p>ACCACTGCTACTGTTAATGCAACCAGGGACAACAATGGCCCTAATTCAATAGGAAATATAACAGATGAAGTAAAAAACT</text:p>
          </table:table-cell>
        </table:table-row>
        <table:table-row table:style-name="ro1">
          <table:table-cell office:value-type="string" calcext:value-type="string">
            <text:p>TTGACTCCTCTCTGTGTTACTTTACATTGTACTGATTTTATTAATAGTAC---------------------------AGTAAATATAACAGATGAAGTAAGAAACT</text:p>
          </table:table-cell>
        </table:table-row>
        <table:table-row table:style-name="ro1">
          <table:table-cell office:value-type="string" calcext:value-type="string">
            <text:p>TTAAATTGTACCAATTTGCCTAAAAACAGCACCAACGAAACCAGTGCCTCTAACAATATA------AAAGATGAAGTAAAAAACT</text:p>
          </table:table-cell>
        </table:table-row>
        <table:table-row table:style-name="ro1">
          <table:table-cell office:value-type="string" calcext:value-type="string">
            <text:p>AATATAACCAGTAGCTCTAACACAATAAGAAATATAACAGATAACATAATAGGAAATATAACAGATGAAGTAAGTAACT</text:p>
          </table:table-cell>
        </table:table-row>
        <table:table-row table:style-name="ro1">
          <table:table-cell office:value-type="string" calcext:value-type="string">
            <text:p>GATGCTAAGGTTAATTGTACCAATGATAATTGTGTCTTCAATAACTCTATAGGAAATATAACAGATGAAGTAAGGAACT</text:p>
          </table:table-cell>
        </table:table-row>
        <table:table-row table:style-name="ro1">
          <table:table-cell office:value-type="string" calcext:value-type="string">
            <text:p>ACCAATGCTAATTTGACCAAGGCTAATACAACCAATGACTATAACAAAATAGGAAATCTAACAGATGAAGTAAGTAACT</text:p>
          </table:table-cell>
        </table:table-row>
        <table:table-row table:style-name="ro1">
          <table:table-cell office:value-type="string" calcext:value-type="string">
            <text:p>GATGCTAAATTGACCAAGGTCAATAACACAACCAATGCCTCTAACATAATAGGAAATATAACAGATGAAGTAAGAAACT</text:p>
          </table:table-cell>
        </table:table-row>
        <table:table-row table:style-name="ro1">
          <table:table-cell office:value-type="string" calcext:value-type="string">
            <text:p>AATGTTACATTAAACCATACTACAATAAACAATAACTATTCTAACATAGTGGGAAATATAACAGATGAAATAAGAAACT</text:p>
          </table:table-cell>
        </table:table-row>
        <table:table-row table:style-name="ro1">
          <table:table-cell office:value-type="string" calcext:value-type="string">
            <text:p>AATGCTACTTTAACCAATGTCACTAACATAGCCAATGCCTCTAACATGATAGGAAATATAACAGATGAAATAAGAAACT</text:p>
          </table:table-cell>
        </table:table-row>
        <table:table-row table:style-name="ro1">
          <table:table-cell office:value-type="string" calcext:value-type="string">
            <text:p>ACTAACAGTAACACAACCACAGACCCCCCAATCGCAGTCCCTACCGTAATAGGAAATATAACAGATGAAGTAAAAAACT</text:p>
          </table:table-cell>
        </table:table-row>
        <table:table-row table:style-name="ro1">
          <table:table-cell office:value-type="string" calcext:value-type="string">
            <text:p>TTAAATTGTACCAATGCTTTATTGGCCAATGACACTGGCTTTAAC------------ATAACGAAAAATATGACAGAGGAAGTAAAAAACT</text:p>
          </table:table-cell>
        </table:table-row>
        <table:table-row table:style-name="ro1">
          <table:table-cell office:value-type="string" calcext:value-type="string">
            <text:p>AATTTGAACCATAATTTGACCCATAACATAACCTATGGCAACAATAACATAGGAAATATAACAGATGAAGTGAAAAACT</text:p>
          </table:table-cell>
        </table:table-row>
        <table:table-row table:style-name="ro1">
          <table:table-cell office:value-type="string" calcext:value-type="string">
            <text:p>ACCAATGCTAATTTGACCAATAGCAATAACATAACCAATGTTCATAGCATAGGAAATATAACAGATGAAG------TAAGAAACT</text:p>
          </table:table-cell>
        </table:table-row>
        <table:table-row table:style-name="ro1">
          <table:table-cell office:value-type="string" calcext:value-type="string">
            <text:p>CCATGTGTAAAGTTAACTCCTCTCTGCGTTACTTTAAATTGTTCTAATTTGCCCAATATAAC---------------------------------------AGATGAGATAAAAAACT</text:p>
          </table:table-cell>
        </table:table-row>
        <table:table-row table:style-name="ro1">
          <table:table-cell office:value-type="string" calcext:value-type="string">
            <text:p>ACTAATGGTACCAATGGTACATCGAACTCTGGCAAGAACATAACTAAAAATGATAACATAG-GAGATGAAGTAAGAAACT</text:p>
          </table:table-cell>
        </table:table-row>
        <table:table-row table:style-name="ro1">
          <table:table-cell office:value-type="string" calcext:value-type="string">
            <text:p>CCTCTCTGTGTTACTTTAAATTGTAGTCAAATCGTCAGGAACCAAACCGCTAAT---------------------ATAACAGATGATGAAGCAAAAAACT</text:p>
          </table:table-cell>
        </table:table-row>
        <table:table-row table:style-name="ro1">
          <table:table-cell office:value-type="string" calcext:value-type="string">
            <text:p>AATTTTACTTTTACCGATGTTAGGTGGAACAACACAAACAATAGATTAGTAGGAAATATAACAGAGGAAGTAAAAAACT</text:p>
          </table:table-cell>
        </table:table-row>
        <table:table-row table:style-name="ro1">
          <table:table-cell office:value-type="string" calcext:value-type="string">
            <text:p>ACTGATGATAACAGCACTAATGCAAATATAACAGAGGAACTAAGAAACCTAGGAAATATAACAGATGAAGTAAGAAACT</text:p>
          </table:table-cell>
        </table:table-row>
        <table:table-row table:style-name="ro1">
          <table:table-cell office:value-type="string" calcext:value-type="string">
            <text:p>GCTACTCTGCATGCCCAGAACACAACCAATGTCAATGTCACTAA---------AATAGTAGGAAATTTAACAGAGGAAGTAAGAAACT</text:p>
          </table:table-cell>
        </table:table-row>
        <table:table-row table:style-name="ro1">
          <table:table-cell office:value-type="string" calcext:value-type="string">
            <text:p>ACCAATTTGAACAAGGTCAATAACACAGTGGTCAGTGACTATAACATAGAGGGAAATATAACAGATGAAG------TAAGAAACT</text:p>
          </table:table-cell>
        </table:table-row>
        <table:table-row table:style-name="ro1">
          <table:table-cell office:value-type="string" calcext:value-type="string">
            <text:p>AATTGTACCAATGCTAATTGGAACTCAACCAATGTCTCCAATAACAAATTAGGGAATATAACAGATGAAG------TAAAAAGCT</text:p>
          </table:table-cell>
        </table:table-row>
        <table:table-row table:style-name="ro1">
          <table:table-cell office:value-type="string" calcext:value-type="string">
            <text:p>ACTTTAAATTGTAGTGACGTGACCACTGGCAGTAAAAAAGATCTTAACGTAGAAAATATAAC---------AGATGAAGCAAAAAACT</text:p>
          </table:table-cell>
        </table:table-row>
        <table:table-row table:style-name="ro1">
          <table:table-cell office:value-type="string" calcext:value-type="string">
            <text:p>GATTTTTACACCACAAAATTTAACACAACAGAAAAGCCAGAAATAGAAATATCAGAAATGCAAAAAGAAGTAAGCAACT</text:p>
          </table:table-cell>
        </table:table-row>
        <table:table-row table:style-name="ro1">
          <table:table-cell office:value-type="string" calcext:value-type="string">
            <text:p>ACTTTAAATTGTACCAATGCTAATTTGACCACTAACATAACCAATGTCAACAATAGCATAAC---------AGATGAAGTAAAAAACT</text:p>
          </table:table-cell>
        </table:table-row>
        <table:table-row table:style-name="ro1">
          <table:table-cell office:value-type="string" calcext:value-type="string">
            <text:p>AATTGTACCAATGT---GAACCTTGTTAACACGACACACGGCACTGACAGTATAGGAAATATAACAGATGAAGTAAGAAACT</text:p>
          </table:table-cell>
        </table:table-row>
        <table:table-row table:style-name="ro1">
          <table:table-cell office:value-type="string" calcext:value-type="string">
            <text:p>AATGCTACTTTTAGTGGAAATACCACCAGCTCTAACATGACAACAACTGTAGGAACTATAACAAATGAAGTAAAAAACT</text:p>
          </table:table-cell>
        </table:table-row>
        <table:table-row table:style-name="ro1">
          <table:table-cell office:value-type="string" calcext:value-type="string">
            <text:p>AAGGCTAAGTTCCATAATAGTACCAAAGCCGATAACCTAACCACGAGCCTTGGAAATATAACAGATGATATAAAAAACT</text:p>
          </table:table-cell>
        </table:table-row>
        <table:table-row table:style-name="ro1">
          <table:table-cell office:value-type="string" calcext:value-type="string">
            <text:p>GCTAAGTTGACCAATAGTCATGCTAATTTGACCAATAGCAATAACACAATAGGAAATATAACAGATGAAGTAAGAAACT</text:p>
          </table:table-cell>
        </table:table-row>
        <table:table-row table:style-name="ro1">
          <table:table-cell office:value-type="string" calcext:value-type="string">
            <text:p>AATTGTACCAATGCTATTATCCAGAACTCAACTGAAACCCCTAG-AGTAGC----AAACAATA----TAACAGGGGAAATAAAAAACT</text:p>
          </table:table-cell>
        </table:table-row>
        <table:table-row table:style-name="ro1">
          <table:table-cell office:value-type="string" calcext:value-type="string">
            <text:p>GCTAATTTCACCAAGAGCAACTCAACTGACAAGGTAGAAAATATAACAATAGGAAATATAACAGATGAAGTACTAAACT</text:p>
          </table:table-cell>
        </table:table-row>
        <table:table-row table:style-name="ro1">
          <table:table-cell office:value-type="string" calcext:value-type="string">
            <text:p>GTTACTTTACATTGTACC---------AAGGCTAGTTTTACTAATGCCACCAGTGACAGAATAAAAATGGAAGATGCAG---TAAGAAACT</text:p>
          </table:table-cell>
        </table:table-row>
        <table:table-row table:style-name="ro1">
          <table:table-cell office:value-type="string" calcext:value-type="string">
            <text:p>TTGATTGATACAACCCAAGCCCCCAATACAACCACTGCCCCTGAAATGATAGAAAATATAACAGATGAAGTAAGAAACT</text:p>
          </table:table-cell>
        </table:table-row>
        <table:table-row table:style-name="ro1">
          <table:table-cell office:value-type="string" calcext:value-type="string">
            <text:p>AATGCTAATTTGACCAATGGCACAACCACTGGCACTACCCCTACCCCAATAAAATATACAACAGAAGAAGTAAAAAACT</text:p>
          </table:table-cell>
        </table:table-row>
        <table:table-row table:style-name="ro1">
          <table:table-cell office:value-type="string" calcext:value-type="string">
            <text:p>AATTTGACCAATAACATGACCAATGTCTCTAGCAATGTCTCTAGCATGATAGGAAATATAACAGATGAAGTAAGAAACT</text:p>
          </table:table-cell>
        </table:table-row>
        <table:table-row table:style-name="ro1">
          <table:table-cell office:value-type="string" calcext:value-type="string">
            <text:p>ATTTTGAACAGTACCGCTATTTTGAACACAACCATGGTCAATAGCACAATAGGAAATATAACAAATGAAGTAAAAAACT</text:p>
          </table:table-cell>
        </table:table-row>
        <table:table-row table:style-name="ro1">
          <table:table-cell office:value-type="string" calcext:value-type="string">
            <text:p>GTGAATGCCAATGAGACCAATATCAATAACATAACTAGTGTCCCCGATATAGGAAATATAACAGATGATGTAAGAAACT</text:p>
          </table:table-cell>
        </table:table-row>
        <table:table-row table:style-name="ro1">
          <table:table-cell office:value-type="string" calcext:value-type="string">
            <text:p>ACCGAGGCTAATCAGACCACTCTCAATTTCACCAATGCTAATCAGACCAGTGGCAATATAAC---------AGATGAAATGAGAAACT</text:p>
          </table:table-cell>
        </table:table-row>
        <table:table-row table:style-name="ro1">
          <table:table-cell office:value-type="string" calcext:value-type="string">
            <text:p>CATTGTMCCAATGYTAATTTGACCAATGGYAAGAACATAACCAAAGYCTCTAACAATATAAC---------AGATGAAGTAAGAAACT</text:p>
          </table:table-cell>
        </table:table-row>
        <table:table-row table:style-name="ro1">
          <table:table-cell office:value-type="string" calcext:value-type="string">
            <text:p>TGTACCAATGCTACTTTGAAGAGCAATTACACAAACAATATCCCTGAAATAGGAAATGTAAC------AGATGAAATAAAAAACT</text:p>
          </table:table-cell>
        </table:table-row>
        <table:table-row table:style-name="ro1">
          <table:table-cell office:value-type="string" calcext:value-type="string">
            <text:p>AATGCTAATTTGACCAAGGACACGAACATAACCAATGGTCCTAACATAATAGGAAATATAACAGATGAAGTAAAAAACT</text:p>
          </table:table-cell>
        </table:table-row>
        <table:table-row table:style-name="ro1">
          <table:table-cell office:value-type="string" calcext:value-type="string">
            <text:p>ACCGATGCCACAACCAATGGCAATACCCCAATAGGAAATAATATAACAATAGGAGATATAAAAGATGAAGTAAAAAACT</text:p>
          </table:table-cell>
        </table:table-row>
        <table:table-row table:style-name="ro1">
          <table:table-cell office:value-type="string" calcext:value-type="string">
            <text:p>ACCAATGCTACTTTGACTTGGACGGCCAATTACACCGCTGATCCGAGAGTCGGTAATCTAACAGAGGAAG------TAAGAAACT</text:p>
          </table:table-cell>
        </table:table-row>
        <table:table-row table:style-name="ro1">
          <table:table-cell office:value-type="string" calcext:value-type="string">
            <text:p>AATGCTAATTTGACCAATAGCAATAACACAACCAATGGCCCTAACGAAATAGGAAATATAACAGATGAAGTAAGAAACT</text:p>
          </table:table-cell>
        </table:table-row>
        <table:table-row table:style-name="ro1">
          <table:table-cell office:value-type="string" calcext:value-type="string">
            <text:p>GCTAATTTCACTGACACTAACACAACCAGTGTCCCTCCCATAATAGGTTTAGGAAATCTAACAGATGAAGTAAGAAACT</text:p>
          </table:table-cell>
        </table:table-row>
        <table:table-row table:style-name="ro1">
          <table:table-cell office:value-type="string" calcext:value-type="string">
            <text:p>ACCAAAGCTAATCTGACCAATATCAACGAGACCACTGCCTCTAACG---GAATAGGAAATATAACAGATGAAGTAAGAAACT</text:p>
          </table:table-cell>
        </table:table-row>
        <table:table-row table:style-name="ro1">
          <table:table-cell office:value-type="string" calcext:value-type="string">
            <text:p>TGTACCAAT---GCTAATTTGACCAATGTCAATAACAATGTCTCTAACATAATAGGAAATATAACAGATGAAGTAAGAAACT</text:p>
          </table:table-cell>
        </table:table-row>
        <table:table-row table:style-name="ro1">
          <table:table-cell office:value-type="string" calcext:value-type="string">
            <text:p>GTCACTACCACAACCCCTACAACTACCACCACTGTCGCCAGCACACCTCCTACAAATAAAACAGATGAAGTAAAAAACT</text:p>
          </table:table-cell>
        </table:table-row>
        <table:table-row table:style-name="ro1">
          <table:table-cell office:value-type="string" calcext:value-type="string">
            <text:p>GATGCTACGTTCACCAACCCCAAGCACGAAACCAGTGAACCTAGCACAGTAGGAAATATAAC---------AGAGGAAATACAAAACT</text:p>
          </table:table-cell>
        </table:table-row>
        <table:table-row table:style-name="ro1">
          <table:table-cell office:value-type="string" calcext:value-type="string">
            <text:p>CAGTTAACTCCTCTCTGCGTAACTTT------------------GAATTGTACCAATGCTAATTTTCCCAATGAACTTACG------------GATGAAGTAAGAAACT</text:p>
          </table:table-cell>
        </table:table-row>
        <table:table-row table:style-name="ro1">
          <table:table-cell office:value-type="string" calcext:value-type="string">
            <text:p>GCCAATGCCACTAAAGTCACAACCAATTTCACTAGCGGAGTAGGAGATATAGGAAATATAACAGATGAAGTAAGAAACT</text:p>
          </table:table-cell>
        </table:table-row>
        <table:table-row table:style-name="ro1">
          <table:table-cell office:value-type="string" calcext:value-type="string">
            <text:p>AATGCTCATTTGACCAATGTCAATATCACAACCAATGACTCTAACATAATAGGAAATATAGCAGATGAAGTAAGAAACT</text:p>
          </table:table-cell>
        </table:table-row>
        <table:table-row table:style-name="ro1">
          <table:table-cell office:value-type="string" calcext:value-type="string">
            <text:p>AATAGCAATAGCACAATCAATAGCAATAGCACAAGCAATAGCAATAGCACAGAAACTATAATAGAGGAAGTAAGAAACT</text:p>
          </table:table-cell>
        </table:table-row>
        <table:table-row table:style-name="ro1">
          <table:table-cell office:value-type="string" calcext:value-type="string">
            <text:p>ACTATTGATGTAAAGAACATGAAGAACATAACCAATGCAAATGATGCAATAGGAAATATAAC---------AGATGAAGTAAGAAACT</text:p>
          </table:table-cell>
        </table:table-row>
        <table:table-row table:style-name="ro1">
          <table:table-cell office:value-type="string" calcext:value-type="string">
            <text:p>AATTTGAATGGCACAACCATGAATGGCACAACCAATGGCCCTAACAACGTAGGAAATATAACAGATGAAG------TAAAAAACT</text:p>
          </table:table-cell>
        </table:table-row>
        <table:table-row table:style-name="ro1">
          <table:table-cell office:value-type="string" calcext:value-type="string">
            <text:p>TTGAATGCTAATCTGACCCATATCAACACGACCAATGTCTCTAACAGAATAGGAAATATAACAGATGATGTAAGAAACT</text:p>
          </table:table-cell>
        </table:table-row>
        <table:table-row table:style-name="ro1">
          <table:table-cell office:value-type="string" calcext:value-type="string">
            <text:p>ACTAATGCTAATTTGACCAAGCTCAACGTGACCACAGCCTCTAGCAGAATAGGAAATGTAACAGATGAAGTAAGAAACT</text:p>
          </table:table-cell>
        </table:table-row>
        <table:table-row table:style-name="ro1">
          <table:table-cell office:value-type="string" calcext:value-type="string">
            <text:p>AATGTCACTTTGACCAATGCCACTTGGACCAATATCAATAGTACAGATTTAGGAAATATAACAGATGACATAAGAAACT</text:p>
          </table:table-cell>
        </table:table-row>
        <table:table-row table:style-name="ro1">
          <table:table-cell office:value-type="string" calcext:value-type="string">
            <text:p>AATACCACTGACCCTCGGATATCCAATGAGACAAGAAAAGAGATAGAAAAAAATAATATAGCAGATGAAGTAAGAAACT</text:p>
          </table:table-cell>
        </table:table-row>
        <table:table-row table:style-name="ro1">
          <table:table-cell office:value-type="string" calcext:value-type="string">
            <text:p>GCTAAATTGACCAATACCACTATCAACAATGCCACTGTCTATAAAGGATTAGTAAATGTAACAGATGAAATAAGAAACT</text:p>
          </table:table-cell>
        </table:table-row>
        <table:table-row table:style-name="ro1">
          <table:table-cell office:value-type="string" calcext:value-type="string">
            <text:p>GCTAAATTGACCAATGCTACAGTGAACACCACCAATACCAATGGCATCATAGGAAATATGAC---------AGATGAAGTACGCAACT</text:p>
          </table:table-cell>
        </table:table-row>
        <table:table-row table:style-name="ro1">
          <table:table-cell office:value-type="string" calcext:value-type="string">
            <text:p>AATTATTCCAAGACAAATGACAGTGACACAAACCAAGCCCCCAACATAATAGGAAATATGACAGATGAAGTAAGAAACT</text:p>
          </table:table-cell>
        </table:table-row>
        <table:table-row table:style-name="ro1">
          <table:table-cell office:value-type="string" calcext:value-type="string">
            <text:p>GCTACGTTGCCCAATAGTAATGCTAATTTGACCAATATCAATAACACAATAGGAAATATAACAGATGAAGTAACAAACT</text:p>
          </table:table-cell>
        </table:table-row>
        <table:table-row table:style-name="ro1">
          <table:table-cell office:value-type="string" calcext:value-type="string">
            <text:p>GCTAAATTTACCAATGCTACCAATGCTAATGGCAGTAATGACAGGTGGATAGGAAATATGACAGATGAAGTAAAAAACT</text:p>
          </table:table-cell>
        </table:table-row>
        <table:table-row table:style-name="ro1">
          <table:table-cell office:value-type="string" calcext:value-type="string">
            <text:p>TGTACCAATGCTAACTTCAACTCAACCAATGTCTCCAATGACTCTAACATAGGAAATATAACAGATGAAG------TAAGAAACT</text:p>
          </table:table-cell>
        </table:table-row>
        <table:table-row table:style-name="ro1">
          <table:table-cell office:value-type="string" calcext:value-type="string">
            <text:p>AATGCTATTGTGAACTATGTCACTAACACAACCAATGTCCCTAACATAATAGGAAATATAACAGATGAAATGAAAAACT</text:p>
          </table:table-cell>
        </table:table-row>
        <table:table-row table:style-name="ro1">
          <table:table-cell office:value-type="string" calcext:value-type="string">
            <text:p>AGTGATAATTCGACCATGGGCAGTAACACAACTGATGTCCCTAAAATAGTAGGAAATCTAACAAATGAGGTAAGAAACT</text:p>
          </table:table-cell>
        </table:table-row>
        <table:table-row table:style-name="ro1">
          <table:table-cell office:value-type="string" calcext:value-type="string">
            <text:p>AAGTTAACTCCTCTCTGTGTTACTTTAAATTGTGTCCAT------AAGGTTACGAGGATCAATA------------------------TAACAGATGAAGTAAGAAACT</text:p>
          </table:table-cell>
        </table:table-row>
        <table:table-row table:style-name="ro1">
          <table:table-cell office:value-type="string" calcext:value-type="string">
            <text:p>TTGGATGCTAATCTGACCCATATCAACACGACCAATGTCTCTAACAGAATAGGAAACATAACAGATGATGTAAGAAACT</text:p>
          </table:table-cell>
        </table:table-row>
        <table:table-row table:style-name="ro1">
          <table:table-cell office:value-type="string" calcext:value-type="string">
            <text:p>ACCAATGCTAATTTAACCAAGGGAAATATAACAGATAAAGAAAAAAACTTAGGAAATATAACAGAGGAAG------TAAAAAACT</text:p>
          </table:table-cell>
        </table:table-row>
        <table:table-row table:style-name="ro1">
          <table:table-cell office:value-type="string" calcext:value-type="string">
            <text:p>AAAAATATAAATATTACTTATGAAAATATAACAGATAAAATAAGAGAGTTAGGAAATATAACAGATGACATGAGAAACT</text:p>
          </table:table-cell>
        </table:table-row>
        <table:table-row table:style-name="ro1">
          <table:table-cell office:value-type="string" calcext:value-type="string">
            <text:p>ACCAATGCTAAAGTGACCAATGTCAGTAATACAATCAATGCCCCTGACATAGGAAATATAACAGATGAAG------TAAGAAACT</text:p>
          </table:table-cell>
        </table:table-row>
        <table:table-row table:style-name="ro1">
          <table:table-cell office:value-type="string" calcext:value-type="string">
            <text:p>AATGCTAATTTGACCAATGTCAATAACATAATCCATGGCCCTAACATAATAGGAAATATAACAGATGAAGTAAGAAACT</text:p>
          </table:table-cell>
        </table:table-row>
        <table:table-row table:style-name="ro1">
          <table:table-cell office:value-type="string" calcext:value-type="string">
            <text:p>TGTACCAATGCTAATTTGACCCTCAACACGACCACTGCCTCTAAAGAAATAGGAAATATAACAGATGAAGTAAAAAACT</text:p>
          </table:table-cell>
        </table:table-row>
        <table:table-row table:style-name="ro1">
          <table:table-cell office:value-type="string" calcext:value-type="string">
            <text:p>GCTACATTGACCGAGACCGACGTGACCAATTTCAGTAACACCAGTGACCTAGTAAATGTGACAGAAGAAATAAGAAACT</text:p>
          </table:table-cell>
        </table:table-row>
        <table:table-row table:style-name="ro1">
          <table:table-cell office:value-type="string" calcext:value-type="string">
            <text:p>GCTAATTGGACCAATGTGGATAACTCAACCAATGTCTCCAATGTCTCTATAGGAAATATAACAGATGAAG------TAAGAAACT</text:p>
          </table:table-cell>
        </table:table-row>
        <table:table-row table:style-name="ro1">
          <table:table-cell office:value-type="string" calcext:value-type="string">
            <text:p>ACCAATGGCGGAACCAATATCGTCTCTGACAAAGTAGGAAATATCACAATAGGAAATCTAACAGATGAAGTAAAAAACT</text:p>
          </table:table-cell>
        </table:table-row>
        <table:table-row table:style-name="ro1">
          <table:table-cell office:value-type="string" calcext:value-type="string">
            <text:p>TGTAATAATGTTAATTTGACCCATAACATAACCAATGGCAACAATAGCATAGGAAATATAACAGATGAAG------TAAGAAACT</text:p>
          </table:table-cell>
        </table:table-row>
        <table:table-row table:style-name="ro1">
          <table:table-cell office:value-type="string" calcext:value-type="string">
            <text:p>CTCTGCGTTACTTTAAATTGTACC---------AACGCTACTAGTACCAACAGTAGCAACG---------TGGAGAACATAGGAGAAATAAGAAATT</text:p>
          </table:table-cell>
        </table:table-row>
        <table:table-row table:style-name="ro1">
          <table:table-cell office:value-type="string" calcext:value-type="string">
            <text:p>AATGTGGCTAACTCAACCACAACCAATGTCTCCAATAACTCTACCATAATAGGAAATATAACAGATGAAGTAAGAAACT</text:p>
          </table:table-cell>
        </table:table-row>
        <table:table-row table:style-name="ro1">
          <table:table-cell office:value-type="string" calcext:value-type="string">
            <text:p>TCCAATGCTAAGTTGAACACAAGCAACACAAATAATGTTCCTAACAACATAGGAAATATAACAGATGAAG------TAAGAAACT</text:p>
          </table:table-cell>
        </table:table-row>
        <table:table-row table:style-name="ro1">
          <table:table-cell office:value-type="string" calcext:value-type="string">
            <text:p>ACCAATGCTCAGTTGACCAATGTCACGTACACAACCGATGCCCCTAACATAGGAAATATAAC------AGATGAAATAAGAAATT</text:p>
          </table:table-cell>
        </table:table-row>
        <table:table-row table:style-name="ro1">
          <table:table-cell office:value-type="string" calcext:value-type="string">
            <text:p>GCTACGTTGACCAATGTGAATAACACAACCAAGGTCTTCAATGTCTCCATAGGAAATAAAACAGATGTAGTAAAAAACT</text:p>
          </table:table-cell>
        </table:table-row>
        <table:table-row table:style-name="ro1">
          <table:table-cell office:value-type="string" calcext:value-type="string">
            <text:p>ACCAATGTTACTTTGACCAATGTTAATTATACAAACAATTTCCCTAACATAGGAAATATAACAGATGAAG------TAAGAAACT</text:p>
          </table:table-cell>
        </table:table-row>
        <table:table-row table:style-name="ro1">
          <table:table-cell office:value-type="string" calcext:value-type="string">
            <text:p>GTGAACAACAACAAAACCAATTACACTGACAAAATAGGAAATATAACAATAGGAAATATAACAGATGAAGTAAGAAACT</text:p>
          </table:table-cell>
        </table:table-row>
        <table:table-row table:style-name="ro1">
          <table:table-cell office:value-type="string" calcext:value-type="string">
            <text:p>TGTACCAATGCTAATTTAACCCATAACACAACCAATGGCAACAGTACCATAGGATATATAACAGATGAAG------TAAAAAACT</text:p>
          </table:table-cell>
        </table:table-row>
        <table:table-row table:style-name="ro1">
          <table:table-cell office:value-type="string" calcext:value-type="string">
            <text:p>ACTGATGCTAATTTAACCAAGGTGAAAACCACCAATGTCTCTTACATAGAAGGAAATGTAAC---------AGATGAAGTAAAAAACT</text:p>
          </table:table-cell>
        </table:table-row>
        <table:table-row table:style-name="ro1">
          <table:table-cell office:value-type="string" calcext:value-type="string">
            <text:p>AAGTTAACTCCTCTCTGTGTTACTTTAAGTTGTACTGATGCTACAGGTGCAACCAGTAACAGTA------------------------------CAGAAATAAAAAACT</text:p>
          </table:table-cell>
        </table:table-row>
        <table:table-row table:style-name="ro1">
          <table:table-cell office:value-type="string" calcext:value-type="string">
            <text:p>ACCGATAAGATCGAGGTAAAAAATATCACTGTAAAAGTCCCTAACATAGTAGGAAATATAACAGATGAAGTAAGGAACT</text:p>
          </table:table-cell>
        </table:table-row>
        <table:table-row table:style-name="ro1">
          <table:table-cell office:value-type="string" calcext:value-type="string">
            <text:p>AATCC---------TAATCTTACTCACACAGGAAACGTGTCAACTGAAGCTCCTAACATAGGAAATATGACAGATGAAGTAAAAAACT</text:p>
          </table:table-cell>
        </table:table-row>
        <table:table-row table:style-name="ro1">
          <table:table-cell office:value-type="string" calcext:value-type="string">
            <text:p>ACCAATAGCACTCAAGTGACCAATAGCACTCAAGTCAATGCTAACCTAACGGGAAAGATAGCAGATGAAG------TAAGAAACT</text:p>
          </table:table-cell>
        </table:table-row>
        <table:table-row table:style-name="ro1">
          <table:table-cell office:value-type="string" calcext:value-type="string">
            <text:p>AATGCTAATTTGAAAGAGGACAACAAAACCACGGATAGCCCTATCAGAATAGGAAATATATCAGATGAAGTAAGAAACT</text:p>
          </table:table-cell>
        </table:table-row>
        <table:table-row table:style-name="ro1">
          <table:table-cell office:value-type="string" calcext:value-type="string">
            <text:p>AACAACACCTCCACTGGCAACTCCACTGACGAGGATAAGTTCAAATCCATTGGCAACATAACAGAATCAGTAAAAAACT</text:p>
          </table:table-cell>
        </table:table-row>
        <table:table-row table:style-name="ro1">
          <table:table-cell office:value-type="string" calcext:value-type="string">
            <text:p>TGTACCAATGTTAATTCGACCAATGTCAATACAACCAATGACCATGACAAAGTAGAAA---ATATAACAGATGTAAAAGTCT</text:p>
          </table:table-cell>
        </table:table-row>
        <table:table-row table:style-name="ro1">
          <table:table-cell office:value-type="string" calcext:value-type="string">
            <text:p>TTTGACTCTAACAAGACCTATGCAAATAGCACAGTAGAAAATATAACAATAGAAAATATAACAGATGAAGTAAGAAACT</text:p>
          </table:table-cell>
        </table:table-row>
        <table:table-row table:style-name="ro1">
          <table:table-cell office:value-type="string" calcext:value-type="string">
            <text:p>ACCAATGCCAATGTGAACAATAACGCAACAAGAAATGAAACAGATAAGGAAAAATTTGAAAAAGATGAGGTAAAAAATT</text:p>
          </table:table-cell>
        </table:table-row>
        <table:table-row table:style-name="ro1">
          <table:table-cell office:value-type="string" calcext:value-type="string">
            <text:p>ATTGCGACCAACATCACTAACTCAACCAACGCCCCTGACATAAGGGAAATAGGGAATATAACAGATGATATAAGGAACT</text:p>
          </table:table-cell>
        </table:table-row>
        <table:table-row table:style-name="ro1">
          <table:table-cell office:value-type="string" calcext:value-type="string">
            <text:p>AATGCTAGTTGGACCAATAGCAATGACACAACCAATGGCCCTAACGAAATAGGAAATATAACAGATGAAGTAAGAAACT</text:p>
          </table:table-cell>
        </table:table-row>
        <table:table-row table:style-name="ro1">
          <table:table-cell office:value-type="string" calcext:value-type="string">
            <text:p>TTGACTAATTTGACCAATAGCAATGACAAAACCAATGCCTCTAAAATAATAGGAAAGATGAAAGATGATGTAAGCAACT</text:p>
          </table:table-cell>
        </table:table-row>
        <table:table-row table:style-name="ro1">
          <table:table-cell office:value-type="string" calcext:value-type="string">
            <text:p>GTCGATAACACAACCAAGGCCAATAACATAACCTATGTCTCTAACAAAATAGAAAATATGACAGATGAAGTAAGAAACT</text:p>
          </table:table-cell>
        </table:table-row>
        <table:table-row table:style-name="ro1">
          <table:table-cell office:value-type="string" calcext:value-type="string">
            <text:p>GCCAATTTGACCAAAGACAACACAACCAAAGTCTCTAACATAACAGGAATAGGAAATATAACAGATGAAGTAAAAAACT</text:p>
          </table:table-cell>
        </table:table-row>
        <table:table-row table:style-name="ro1">
          <table:table-cell office:value-type="string" calcext:value-type="string">
            <text:p>ACCAATGCTATTTGGCCCAATGGCACTAACACAACCAATGACTCTAGAATAGGAAATATAACAGATGAAG------TAAAAAACT</text:p>
          </table:table-cell>
        </table:table-row>
        <table:table-row table:style-name="ro1">
          <table:table-cell office:value-type="string" calcext:value-type="string">
            <text:p>AATTTAAAAGAGAATATAACAAGAGGAAATTCAACAATAGGAAATT--TAACAGATAAAGTAACAGATGAAATAAGAAACT</text:p>
          </table:table-cell>
        </table:table-row>
        <table:table-row table:style-name="ro1">
          <table:table-cell office:value-type="string" calcext:value-type="string">
            <text:p>ACTAAGGCTAATGCGACCAATGTCTCTATAAAAGCCAATACCTCTAACATAGTAAATATAACAGATGACATGATGAATT</text:p>
          </table:table-cell>
        </table:table-row>
        <table:table-row table:style-name="ro1">
          <table:table-cell office:value-type="string" calcext:value-type="string">
            <text:p>AATGCTAATTTGGCCAATGTCAATAACAGGACCAATGACTCTAACATAATAGGAAATATAACAGATGAAATAAGAAACT</text:p>
          </table:table-cell>
        </table:table-row>
        <table:table-row table:style-name="ro1">
          <table:table-cell office:value-type="string" calcext:value-type="string">
            <text:p>AATTTCACTGATGATAATAATGGCACTAACACAACTGTTACCCCTTCAATGGAAGGTATGACAGATGTAGTAAAAAACT</text:p>
          </table:table-cell>
        </table:table-row>
        <table:table-row table:style-name="ro1">
          <table:table-cell office:value-type="string" calcext:value-type="string">
            <text:p>ACTGTGACCAATGCTAATGTGACCCAGAACACAACCAATGCCACTAACATAGAAAATACAACAGATGAAG------TAAAAAACT</text:p>
          </table:table-cell>
        </table:table-row>
        <table:table-row table:style-name="ro1">
          <table:table-cell office:value-type="string" calcext:value-type="string">
            <text:p>ACCAATGCTACTTTAACGAGCAATGTCACCAAGGACAATAACACAACCGATGCCACAATAACAGAGGAAG------TAAAAAACT</text:p>
          </table:table-cell>
        </table:table-row>
        <table:table-row table:style-name="ro1">
          <table:table-cell office:value-type="string" calcext:value-type="string">
            <text:p>AATGCTAATTTGACCAATGTCAATAACATAACCAATGTCTCTAACATAATAGGAAATATAACAGATGAAGTAAGAAACT</text:p>
          </table:table-cell>
        </table:table-row>
        <table:table-row table:style-name="ro1">
          <table:table-cell office:value-type="string" calcext:value-type="string">
            <text:p>TGTAATAATGCTAAGTTGAATGGCACAACAGACAATGACTCTGAAACAATAGGAAATCTAACAGATGAAATAAGAAACT</text:p>
          </table:table-cell>
        </table:table-row>
        <table:table-row table:style-name="ro1">
          <table:table-cell office:value-type="string" calcext:value-type="string">
            <text:p>ACTGTGCGTAATGCCACAAGCAATGTCACAACCACTGTCTCTCCAGTATTAGGAAATATAACAGATGATGTAAAAAACT</text:p>
          </table:table-cell>
        </table:table-row>
        <table:table-row table:style-name="ro1">
          <table:table-cell office:value-type="string" calcext:value-type="string">
            <text:p>TGTAGTAATGCTAATTTGACCAAGGCTAATTTGACCACGGTCAGTAACATAGGAAATATAAC------AGATGAAATAAGGAACT</text:p>
          </table:table-cell>
        </table:table-row>
        <table:table-row table:style-name="ro1">
          <table:table-cell office:value-type="string" calcext:value-type="string">
            <text:p>TGTACCAAGGCTAATTTGACCCCTAACATAACCAATGGCAACAGTAGCATAGGAAATATAACAGATGAAG------TAAAAAACT</text:p>
          </table:table-cell>
        </table:table-row>
        <table:table-row table:style-name="ro1">
          <table:table-cell office:value-type="string" calcext:value-type="string">
            <text:p>TGTACCAATGCTAATTTGACCCATAACATAACCAATGACAACAATAGCATAGGGAATATAACAGATGAAG------TAAAAAACT</text:p>
          </table:table-cell>
        </table:table-row>
        <table:table-row table:style-name="ro1">
          <table:table-cell office:value-type="string" calcext:value-type="string">
            <text:p>ACCAATGCTAATTTGAACAATATCAACGAGAGCACTACCTCTAACGGAATAGGAAACATAACAGATGAAGTAAGAAACT</text:p>
          </table:table-cell>
        </table:table-row>
        <table:table-row table:style-name="ro1">
          <table:table-cell office:value-type="string" calcext:value-type="string">
            <text:p>GGCACCAAGTGGACCAACAACAATAACATAACCATAAACAATAGCTCTATCGGAAATATAACAGATGAAGTGAAAAATT</text:p>
          </table:table-cell>
        </table:table-row>
        <table:table-row table:style-name="ro1">
          <table:table-cell office:value-type="string" calcext:value-type="string">
            <text:p>AATTTGAATGCTAATTGGACCAATAACACAACCAATGGCCCTAAC---AAAATAGGAAATATAACAGATGAAGTAAAAAACT</text:p>
          </table:table-cell>
        </table:table-row>
        <table:table-row table:style-name="ro1">
          <table:table-cell office:value-type="string" calcext:value-type="string">
            <text:p>ACCAATGCTAACATAACTAATGTCTATAACATAACTAATGTCCCTAACATAGGAAATGTAACAGATGAAGTAAGAAACT</text:p>
          </table:table-cell>
        </table:table-row>
        <table:table-row table:style-name="ro1">
          <table:table-cell office:value-type="string" calcext:value-type="string">
            <text:p>ACCAATGCTAATTTGACCAATGCTAATTTGACCAATGTCTCTAAC---ACAATAGGAAATATAACAGATGAAGTAAGAAACT</text:p>
          </table:table-cell>
        </table:table-row>
        <table:table-row table:style-name="ro1">
          <table:table-cell office:value-type="string" calcext:value-type="string">
            <text:p>ACCACCAGTGCTAATTTGACCAATGTCAATACAACTAATGACATTAATCTAGGAAATATGACAGAG------GAGGTAAGAAACT</text:p>
          </table:table-cell>
        </table:table-row>
        <table:table-row table:style-name="ro1">
          <table:table-cell office:value-type="string" calcext:value-type="string">
            <text:p>GCTAATTTGAACAATGTCAGTAACACAACCACTGTCAATAACATAACAATAGGAAATATAACAGATGAAGTCAGAAACT</text:p>
          </table:table-cell>
        </table:table-row>
        <table:table-row table:style-name="ro1">
          <table:table-cell office:value-type="string" calcext:value-type="string">
            <text:p>AATTGTACCAATGCTAATTTGACCAATAACACATCCAATGACCTTAACATAGGAAATTTTACAGATGAAG------TAAGAAACT</text:p>
          </table:table-cell>
        </table:table-row>
        <table:table-row table:style-name="ro1">
          <table:table-cell office:value-type="string" calcext:value-type="string">
            <text:p>GCTATATTGAAGGACAACAC---AACCGATAACCGTAAGGAGATASAAAATCTAGGAAATCTAACAGATGAAGTAAGAAACT</text:p>
          </table:table-cell>
        </table:table-row>
        <table:table-row table:style-name="ro1">
          <table:table-cell office:value-type="string" calcext:value-type="string">
            <text:p>GATGCTCAATTGAAAAATACCAAGAACATAACCAATGACTCTAACATAATGGGAAATATGACAAATGAAGTAAAAAACT</text:p>
          </table:table-cell>
        </table:table-row>
        <table:table-row table:style-name="ro1">
          <table:table-cell office:value-type="string" calcext:value-type="string">
            <text:p>ACCAGTACTCAGTCTAACACGACAGCAAATAAAACAGATGAAGTAAACATAGGAGATATAACAGATGAAGTAAAAAACT</text:p>
          </table:table-cell>
        </table:table-row>
        <table:table-row table:style-name="ro1">
          <table:table-cell office:value-type="string" calcext:value-type="string">
            <text:p>AATGCTAATTTGACCAATGGCAGTAGCAAAACCAATGTCTCTAACATAATAGGAAATATAACAGATGAAGTAAGAAACT</text:p>
          </table:table-cell>
        </table:table-row>
        <table:table-row table:style-name="ro1">
          <table:table-cell office:value-type="string" calcext:value-type="string">
            <text:p>AAGGCTAAATTTAATGATACTCAGACCAATAGCAATAACACAAACAAAATAGGAAACCTAACAGATGAAGTAAGAAACT</text:p>
          </table:table-cell>
        </table:table-row>
        <table:table-row table:style-name="ro1">
          <table:table-cell office:value-type="string" calcext:value-type="string">
            <text:p>TTAAATTGTACCGAGGCTAAGTGGACCAATGTCTCAATCAATGTCTCCGATGTCTCTAAC------------------------CAAATTGAAGTAAGAAACT</text:p>
          </table:table-cell>
        </table:table-row>
        <table:table-row table:style-name="ro1">
          <table:table-cell office:value-type="string" calcext:value-type="string">
            <text:p>TGTACCAATGCTATGGGGTACAATGTCACTAAATCAGACAATACCACCATAGGAAATATAACAGATGAAG------TAAAAAACT</text:p>
          </table:table-cell>
        </table:table-row>
        <table:table-row table:style-name="ro1">
          <table:table-cell office:value-type="string" calcext:value-type="string">
            <text:p>ATCGATGCTAATTGGAAAAATACTAATTGGACCAATATCAATAACGAAATAGGAAATATAACAGAGGAAG------TAAGAAACT</text:p>
          </table:table-cell>
        </table:table-row>
        <table:table-row table:style-name="ro1">
          <table:table-cell office:value-type="string" calcext:value-type="string">
            <text:p>TGTACCAATTTGACCAATGGCAATAAGACAACTAATGTCTCTAACATAATAGGAAATCTAACAGATGAAGTAAGAAACT</text:p>
          </table:table-cell>
        </table:table-row>
        <table:table-row table:style-name="ro1">
          <table:table-cell office:value-type="string" calcext:value-type="string">
            <text:p>TGTACCAATGCTAATTTGACCCATAACATGACCAATGACAACTATAGCATAGGAAATATAGCAGATGAAG------TAAAAAACT</text:p>
          </table:table-cell>
        </table:table-row>
        <table:table-row table:style-name="ro1">
          <table:table-cell office:value-type="string" calcext:value-type="string">
            <text:p>AATGCTAATTTGACTGATGTCAGCAACACAACTGATGTCTCTAACATAGTAGGAAATATAACAGATGAAGTAAGAAACT</text:p>
          </table:table-cell>
        </table:table-row>
        <table:table-row table:style-name="ro1">
          <table:table-cell office:value-type="string" calcext:value-type="string">
            <text:p>ACCAATGGTGTTTGGACCAACATCAATAGAAATACCAGTGACCCTAGGATGGGAAATGTAACAGATGAAATGAGAAACT</text:p>
          </table:table-cell>
        </table:table-row>
        <table:table-row table:style-name="ro1">
          <table:table-cell office:value-type="string" calcext:value-type="string">
            <text:p>AATGCTAACTTGACCAAGATCAACAGTACCAATAGCGGGCCTAAAGTAATAGGAAATGTAACAGATGAAGTAAGAAACT</text:p>
          </table:table-cell>
        </table:table-row>
        <table:table-row table:style-name="ro1">
          <table:table-cell office:value-type="string" calcext:value-type="string">
            <text:p>AATGCTACTGTAACCAATTTCACTAACCCAGACAATGACTCTCCCAAAACAGGAAATATAACAGATGAAGTAAAAAACT</text:p>
          </table:table-cell>
        </table:table-row>
        <table:table-row table:style-name="ro1">
          <table:table-cell office:value-type="string" calcext:value-type="string">
            <text:p>GCTAATTTGACCAATGTGAATAATTCAACCAATGACTCCAATGTCACTATAGGAAACATAACAGATGAAGTAAGAAACT</text:p>
          </table:table-cell>
        </table:table-row>
        <table:table-row table:style-name="ro1">
          <table:table-cell office:value-type="string" calcext:value-type="string">
            <text:p>AATGCTAATTGGACCAATAGCAATAACACAACCAATGGCCCTAACAAAATAGGAAATATAACAGATGAAGTAAAAAACT</text:p>
          </table:table-cell>
        </table:table-row>
        <table:table-row table:style-name="ro1">
          <table:table-cell office:value-type="string" calcext:value-type="string">
            <text:p>GCCAGTGTTAACTTAACTAAGGTCAATACCATGACCAATGTCCCTAACATAGGAAATATAACAGATGAAG------TAAAAAACT</text:p>
          </table:table-cell>
        </table:table-row>
        <table:table-row table:style-name="ro1">
          <table:table-cell office:value-type="string" calcext:value-type="string">
            <text:p>ACCAATAGCAACAGTAGCATAGGAAATATAACAGATAGCAAAAATAGCATAGGAAATATAACAAATGAAGTAAAAAACT</text:p>
          </table:table-cell>
        </table:table-row>
        <table:table-row table:style-name="ro1">
          <table:table-cell office:value-type="string" calcext:value-type="string">
            <text:p>GCCAATGCCACTTTGACTAATGGCAGTATAACCAATGGCAATAAC---AGAATAGGAAATATCACAGATGAAGTAAGAAACT</text:p>
          </table:table-cell>
        </table:table-row>
        <table:table-row table:style-name="ro1">
          <table:table-cell office:value-type="string" calcext:value-type="string">
            <text:p>AATTGTACCAA--TGCTGAATGGCA-TAACACAACCAATGGCAACAGTAGCATAGGAAATATAACAGATGAAGTAAAAAACT</text:p>
          </table:table-cell>
        </table:table-row>
        <table:table-row table:style-name="ro1">
          <table:table-cell office:value-type="string" calcext:value-type="string">
            <text:p>TGTACCAATGCTAATTTGACCCATAATATAACCAATGTCAACAGTAGCATAGGAAATATAACAGATGAAG------TAAAAAACT</text:p>
          </table:table-cell>
        </table:table-row>
        <table:table-row table:style-name="ro1">
          <table:table-cell office:value-type="string" calcext:value-type="string">
            <text:p>AATGCTAATTTGATCAGTAACCTAACCACAACAGACAACAAAACCACAATAGGAAATATAACAGATGAAGTAAGAAACT</text:p>
          </table:table-cell>
        </table:table-row>
        <table:table-row table:style-name="ro1">
          <table:table-cell office:value-type="string" calcext:value-type="string">
            <text:p>ACCAATGCTAACCTTAGTACCAATGCCAATAGAACCAATGACCCTACAATAGGAAATATAACAGATGAAGTAAAAAACT</text:p>
          </table:table-cell>
        </table:table-row>
        <table:table-row table:style-name="ro1">
          <table:table-cell office:value-type="string" calcext:value-type="string">
            <text:p>AATGCTAACTTGACCAATGTCAATAACACAACCAATGTCCCTAGCATCATAGGAAATATAACAGATGAAGTAAGAAACT</text:p>
          </table:table-cell>
        </table:table-row>
        <table:table-row table:style-name="ro1">
          <table:table-cell office:value-type="string" calcext:value-type="string">
            <text:p>GCTAATGTGACCAATGTCCAGGGCACAACCCCTGCCCCCAATGACACACTAGGAGATATAAAAGATGAAGTAAGAAACT</text:p>
          </table:table-cell>
        </table:table-row>
        <table:table-row table:style-name="ro1">
          <table:table-cell office:value-type="string" calcext:value-type="string">
            <text:p>ACCAATGCTAATTTGACCAATAGCGACAACATAACCGACGTCGCTAACATAGGAAATCTAACAGATGAAG------TAAGAAACT</text:p>
          </table:table-cell>
        </table:table-row>
        <table:table-row table:style-name="ro1">
          <table:table-cell office:value-type="string" calcext:value-type="string">
            <text:p>ACCACTGCTAAGTTGAACAGCACTAGCACAACCAATGTCTCTAATATAGTAGGAAATTTGACAGATGAAGTAAGAAACT</text:p>
          </table:table-cell>
        </table:table-row>
        <table:table-row table:style-name="ro1">
          <table:table-cell office:value-type="string" calcext:value-type="string">
            <text:p>CTGATCAATGCCACAATGAGCAATGATACTAACATAAGAAATAGTGACATAGGAAATATAAC------AGATGAAATAAGAAACT</text:p>
          </table:table-cell>
        </table:table-row>
        <table:table-row table:style-name="ro1">
          <table:table-cell office:value-type="string" calcext:value-type="string">
            <text:p>AGCAATGCTACTCCTACCAAGGTTAAT-----GAGACCAATGACGAAGTAAAAAACTGTACTACCAGTGACGAAGTAAGAAACT</text:p>
          </table:table-cell>
        </table:table-row>
        <table:table-row table:style-name="ro1">
          <table:table-cell office:value-type="string" calcext:value-type="string">
            <text:p>AAGGCTAAATGGATGACCAATGTCACCTCTGACCCAAGCAACGGCACAATAGGAAATATAACAGATGAAGTAAAAAACT</text:p>
          </table:table-cell>
        </table:table-row>
        <table:table-row table:style-name="ro1">
          <table:table-cell office:value-type="string" calcext:value-type="string">
            <text:p>ATCACAACCGAAGCTAAATTGAACAATAGCAC---AACCAATAACTATAACTTAGGAAATATAACAGAGGAAG------TAAGAAACT</text:p>
          </table:table-cell>
        </table:table-row>
        <table:table-row table:style-name="ro1">
          <table:table-cell office:value-type="string" calcext:value-type="string">
            <text:p>AAAGTTACCAATGATACAGTTACCAATGTTACTCAGCCCCCAAACACAATAGGAAATATAACAGAGGATGTAAGAAACT</text:p>
          </table:table-cell>
        </table:table-row>
        <table:table-row table:style-name="ro1">
          <table:table-cell office:value-type="string" calcext:value-type="string">
            <text:p>AATGCTAATTGGACCAATAGCAATAACACAACCAATGGCCCTAACAAAATAGGAAATATAACAGATGAAGTAAGAAACT</text:p>
          </table:table-cell>
        </table:table-row>
        <table:table-row table:style-name="ro1">
          <table:table-cell office:value-type="string" calcext:value-type="string">
            <text:p>AATTGTTCCAATGCTACTCTCAAAAGTAACATAACCTCTGACCCTAACATAGGAAATATGAC---------AGATGAAGTAAGAAACT</text:p>
          </table:table-cell>
        </table:table-row>
        <table:table-row table:style-name="ro1">
          <table:table-cell office:value-type="string" calcext:value-type="string">
            <text:p>ATCAATGCTAGTTTGACCCATCTCAACGTGTCCACTGCCTCTAACAATTTAAGAAATATAAC---------AGATGAAGTAAGAAACT</text:p>
          </table:table-cell>
        </table:table-row>
        <table:table-row table:style-name="ro1">
          <table:table-cell office:value-type="string" calcext:value-type="string">
            <text:p>TGTAGTAATGCTAATTTGACCAAGGCTAATTTGACCACGGTCAGTAACATAGGAAATATAAC------AGATGAAATAAGGAACT</text:p>
          </table:table-cell>
        </table:table-row>
        <table:table-row table:style-name="ro1">
          <table:table-cell office:value-type="string" calcext:value-type="string">
            <text:p>ACTTTGGGTAATGGAACCAATGGCAATAACACAGCCGATGGCCCTAACATAGGAAATTTAACAGAGGAAGTAAGAAACT</text:p>
          </table:table-cell>
        </table:table-row>
        <table:table-row table:style-name="ro1">
          <table:table-cell office:value-type="string" calcext:value-type="string">
            <text:p>AAGTTGAAGAGCAATGATACTACCAATCCTACCCAGGAGACTGCTTCCTTGGGAAATATAACAGATGAAGTAAAAAACT</text:p>
          </table:table-cell>
        </table:table-row>
        <table:table-row table:style-name="ro1">
          <table:table-cell office:value-type="string" calcext:value-type="string">
            <text:p>ACCAATGTTACTTTGACCAGTGTTAATAGGACCGATACCAAAAAC---------ACAATAGGAAATATATCAGATGAAGTAAGAAACT</text:p>
          </table:table-cell>
        </table:table-row>
        <table:table-row table:style-name="ro1">
          <table:table-cell office:value-type="string" calcext:value-type="string">
            <text:p>TGTACCAATGCTAAACTGACCAATGTTACTTCAAGGAATGATTCCAACATAGGAAATATGAC------AGATGAAATAAAAAACT</text:p>
          </table:table-cell>
        </table:table-row>
        <table:table-row table:style-name="ro1">
          <table:table-cell office:value-type="string" calcext:value-type="string">
            <text:p>AATGCTACTGTGGCCAATAGAATTAACATAACCTATGGCTCTAACATAATAGGAAATTTAACAGATGAAGTAAGAAACT</text:p>
          </table:table-cell>
        </table:table-row>
        <table:table-row table:style-name="ro1">
          <table:table-cell office:value-type="string" calcext:value-type="string">
            <text:p>CATCTCTGCGTTACTTTAAATTG------TTTCAATGCTACCTTCAATACCAACAGTAGC---------------TTTATGAAAGAAGAAGTAAAAAACT</text:p>
          </table:table-cell>
        </table:table-row>
        <table:table-row table:style-name="ro1">
          <table:table-cell office:value-type="string" calcext:value-type="string">
            <text:p>TGTACCAATAAATTGAATATCAGTAACATAACCAGTGTCTCTAACAATATAGGAAATATAACAGATGAAGTAAGAAACT</text:p>
          </table:table-cell>
        </table:table-row>
        <table:table-row table:style-name="ro1">
          <table:table-cell office:value-type="string" calcext:value-type="string">
            <text:p>AATGCTACGGTGACCAACCCCAACAATGCAACCACGGACCATAGCACAATAGGAAATATAACAGATGAAG------TAAGAAACT</text:p>
          </table:table-cell>
        </table:table-row>
        <table:table-row table:style-name="ro1">
          <table:table-cell office:value-type="string" calcext:value-type="string">
            <text:p>GTCACCAGGGCCAATAGCACCAATGGCACTATCTTGGCCACTACCACTGCCAACCCCATGAAAGGGGAACTAAAGAATT</text:p>
          </table:table-cell>
        </table:table-row>
        <table:table-row table:style-name="ro1">
          <table:table-cell office:value-type="string" calcext:value-type="string">
            <text:p>ACCCCTCTCTGTGTCACTTTAGAGTGTAC------------TAATGCTAATGCTAATGCTAGT------------TTAGAAAACAAGGAAGAAATGAAAAACT</text:p>
          </table:table-cell>
        </table:table-row>
        <table:table-row table:style-name="ro1">
          <table:table-cell office:value-type="string" calcext:value-type="string">
            <text:p>TGTAAAAACCCCTCTTGTGTTGCTTTAAATTGTAGCAATGTCAACGCCACAGATGAGATGAGAGGAGAAATGAAAAACT</text:p>
          </table:table-cell>
        </table:table-row>
        <table:table-row table:style-name="ro1">
          <table:table-cell office:value-type="string" calcext:value-type="string">
            <text:p>ACTTTAGACTGTACTGAT------GCTAATGTAACCAACGTAACTACTACCCCGGAACTTAGCAT---GAAAGGAGAATTAAAAAATT</text:p>
          </table:table-cell>
        </table:table-row>
        <table:table-row table:style-name="ro1">
          <table:table-cell office:value-type="string" calcext:value-type="string">
            <text:p>ACCCCTCTCTGTGTTACGTTAAATTGTAAACCCTTCAACAGCAACACCAGCGGCAAC-----------GCAACTGATGAT-------------ATACAAAACT</text:p>
          </table:table-cell>
        </table:table-row>
        <table:table-row table:style-name="ro1">
          <table:table-cell office:value-type="string" calcext:value-type="string">
            <text:p>TTAAATTGTACTGATGT------TAATACTAATACTAGTAGTGCTAATAACACCCTGCCGGAAGAACAAGGGGCAATAAAAAACT</text:p>
          </table:table-cell>
        </table:table-row>
        <table:table-row table:style-name="ro1">
          <table:table-cell office:value-type="string" calcext:value-type="string">
            <text:p>TTAGACTGTGTCAATATAA------CTGCTAATATAACTAGAGATAAGAATATTACCATAGAGGATAAAGATGAAATGACAAACT</text:p>
          </table:table-cell>
        </table:table-row>
        <table:table-row table:style-name="ro1">
          <table:table-cell office:value-type="string" calcext:value-type="string">
            <text:p>GTTACTCTAAACTGTACTGATGTTAAGGTCAATAGCACCAATGCCACTGCCAACCCC---------------ATGGAAGGGGAACTAAAGAATT</text:p>
          </table:table-cell>
        </table:table-row>
        <table:table-row table:style-name="ro1">
          <table:table-cell office:value-type="string" calcext:value-type="string">
            <text:p>TTTCTTTGTGTCACTTTAAACTGTATTGATGTAAAGAATAGTACTAACAATAACACT---------------------GAAGAAGCTACCATCACAAATT</text:p>
          </table:table-cell>
        </table:table-row>
        <table:table-row table:style-name="ro1">
          <table:table-cell office:value-type="string" calcext:value-type="string">
            <text:p>ACCCCTCTCTGTGTTACTTTAAACTGTACTGATGTAAAGAATAGCAGT----------GCAACTGCGAGGGGCT--------------CAGAAATGAAGAACT</text:p>
          </table:table-cell>
        </table:table-row>
        <table:table-row table:style-name="ro1">
          <table:table-cell office:value-type="string" calcext:value-type="string">
            <text:p>GTTACTTTAAGTTGTACTGATGTAAATAAGACTGTTAGCAATAGGGGTAGTATTAATGAACCTCCTGT------------GATGAAAAATT</text:p>
          </table:table-cell>
        </table:table-row>
        <table:table-row table:style-name="ro1">
          <table:table-cell office:value-type="string" calcext:value-type="string">
            <text:p>AAGTTATCTTCTCTTTGTGTCACTTTAAACTGTACTGATGTAGGGACTAACAACACAGCTGCCAAC------------------------------GAACTAACAAATT</text:p>
          </table:table-cell>
        </table:table-row>
        <table:table-row table:style-name="ro1">
          <table:table-cell office:value-type="string" calcext:value-type="string">
            <text:p>CTCTGTGTTACTTTAAAATGTACTAATGTTACTACTAATAGTACTGTGGATAG------------------AGAGGGAGAAAATGAACTAAAGAACT</text:p>
          </table:table-cell>
        </table:table-row>
        <table:table-row table:style-name="ro1">
          <table:table-cell office:value-type="string" calcext:value-type="string">
            <text:p>ACAACTAATGTAACTAATAGTACTAATACAACTACTGGAAATAATACCACCGCTGAGGAAGGACAAGAAATGAAAAACT</text:p>
          </table:table-cell>
        </table:table-row>
        <table:table-row table:style-name="ro1">
          <table:table-cell office:value-type="string" calcext:value-type="string">
            <text:p>GTTACTTTAGAGTGTAATGATC---ATAATGTCACCAATAGCTCCAACCCCAGCCTCGACAT---------GAAAGGGGAAATGAAAAACT</text:p>
          </table:table-cell>
        </table:table-row>
        <table:table-row table:style-name="ro1">
          <table:table-cell office:value-type="string" calcext:value-type="string">
            <text:p>GCAAACCAAACAGCAAATGCAACCAACAGCAATACAACAACAACAGAACTAGACATGGCTGCAGGAGAACTAAAAAACT</text:p>
          </table:table-cell>
        </table:table-row>
        <table:table-row table:style-name="ro1">
          <table:table-cell office:value-type="string" calcext:value-type="string">
            <text:p>ACCCTACACAATGCCACAAACTGTACTAGTACTGATGACAAAAAATGTATAGATATGCCGCAAGGGGAAATAAAAAACT</text:p>
          </table:table-cell>
        </table:table-row>
        <table:table-row table:style-name="ro1">
          <table:table-cell office:value-type="string" calcext:value-type="string">
            <text:p>ACTTTAAATTGCACT---------TATGACAACAGCACCCATCCCAACCTCACGGAGGACARCCTCACGAMAATTGACATGAGAAACT</text:p>
          </table:table-cell>
        </table:table-row>
        <table:table-row table:style-name="ro1">
          <table:table-cell office:value-type="string" calcext:value-type="string">
            <text:p>TTAAATTGTACTGACGTAACAAATAGAACTAATAGTGGGAACAATGCC------ACTGTTGAAGAAAAAGGAGAACTAAAAAACT</text:p>
          </table:table-cell>
        </table:table-row>
        <table:table-row table:style-name="ro1">
          <table:table-cell office:value-type="string" calcext:value-type="string">
            <text:p>GACAGTAGTAGTACCATTGCCAGTAATGGTACCAGCAATGTCAATCTCAACAACATTAAGGAAGGAGGAATAAAAAACT</text:p>
          </table:table-cell>
        </table:table-row>
        <table:table-row table:style-name="ro1">
          <table:table-cell office:value-type="string" calcext:value-type="string">
            <text:p>TGTACTGATATAACTAGTAGTAATGCAACTATTAGTACTAATGCAACTCTCAACGCCACCACTGGGGAAATAAAAAACT</text:p>
          </table:table-cell>
        </table:table-row>
        <table:table-row table:style-name="ro1">
          <table:table-cell office:value-type="string" calcext:value-type="string">
            <text:p>TGCGTCACTCTAAATTG---------------TCAAACTGTCACCAACAGCACTAAAAATATGACTGAGGAAATGAAAGGGGAAATACAAAATT</text:p>
          </table:table-cell>
        </table:table-row>
        <table:table-row table:style-name="ro1">
          <table:table-cell office:value-type="string" calcext:value-type="string">
            <text:p>ACTTTAAAAAATTGTAGCAATAGCAACTGCAGCATCAGCAGAAACATATCTATTGAAATGGACGGGGAAATAAAAAACT</text:p>
          </table:table-cell>
        </table:table-row>
        <table:table-row table:style-name="ro1">
          <table:table-cell office:value-type="string" calcext:value-type="string">
            <text:p>AACTGTAGCCACAACATCACCAACAACAGCACCATATCCAATATCACGGGGGAGGACAT---GAGAGAGGAACTAAAAAACT</text:p>
          </table:table-cell>
        </table:table-row>
        <table:table-row table:style-name="ro1">
          <table:table-cell office:value-type="string" calcext:value-type="string">
            <text:p>AACAGCAGCTTAGGAAACAACAGCAGCTTAGGAAACAGCAGCAGCTTAGGAGATRTGAAAGAGCGAGATATGAAAAACT</text:p>
          </table:table-cell>
        </table:table-row>
        <table:table-row table:style-name="ro1">
          <table:table-cell office:value-type="string" calcext:value-type="string">
            <text:p>AACTGCACTGATGCTAAAGTTGAAAACAACAGCAGT-CTAGTTG-AAGGGAACAACAGCAGCG-CAGTAGGCATGAAAAACT</text:p>
          </table:table-cell>
        </table:table-row>
        <table:table-row table:style-name="ro1">
          <table:table-cell office:value-type="string" calcext:value-type="string">
            <text:p>TTAAACTGCGGCAATGCAAATGTAAGTCTAACCAACACCAATACAACT---------GTGGATATGAAGCAAGAAGAAATACAAAACT</text:p>
          </table:table-cell>
        </table:table-row>
        <table:table-row table:style-name="ro1">
          <table:table-cell office:value-type="string" calcext:value-type="string">
            <text:p>TGTAGT---------AATGTTACTGCTATCAATAGTAATGGTACTGCTATCAATATTACAGAATCCATAAAAGGAGAAATGAAAAATT</text:p>
          </table:table-cell>
        </table:table-row>
        <table:table-row table:style-name="ro1">
          <table:table-cell office:value-type="string" calcext:value-type="string">
            <text:p>AATTTGAATGATAAAAATAATGTCACTAATGCCACTGGTAGTGAAGAGGAAAGGACAGT---GAAAGAAGAAATGAAAAACT</text:p>
          </table:table-cell>
        </table:table-row>
        <table:table-row table:style-name="ro1">
          <table:table-cell office:value-type="string" calcext:value-type="string">
            <text:p>CTCTGTGTTACGCTAAATTGCTCTGATTTGGTTAACACTACTAAT--------------TTACAAAATGATACTGCAAA----AGAAATGAGAAACT</text:p>
          </table:table-cell>
        </table:table-row>
        <table:table-row table:style-name="ro1">
          <table:table-cell office:value-type="string" calcext:value-type="string">
            <text:p>TGTGTTACATTGAATTGTTCAAACTTCAA---------------CTCTACCAAAAGCTTCAACATAACGGGGGACACGCAAGGAATAAAAAACT</text:p>
          </table:table-cell>
        </table:table-row>
        <table:table-row table:style-name="ro1">
          <table:table-cell office:value-type="string" calcext:value-type="string">
            <text:p>AACTCCAACTTCAGAACAAACATAACGGGTAGTGAGGAAGTAAACATAACGAGGAACATGCAAGAGGAAATAAAAAACT</text:p>
          </table:table-cell>
        </table:table-row>
        <table:table-row table:style-name="ro1">
          <table:table-cell office:value-type="string" calcext:value-type="string">
            <text:p>ATCACCAGAGGTAACAATAACAATACCGGTAGTGAAAACACAACCTATTTTGATGGCATGGGAGAAGAAATAAAAAACT</text:p>
          </table:table-cell>
        </table:table-row>
        <table:table-row table:style-name="ro1">
          <table:table-cell office:value-type="string" calcext:value-type="string">
            <text:p>GGCAGCAACAGCAACAACAGCAGCCCTGCCACCTGTAGCGTGACCCACAGTAGCATAAGTAGTGAGGAAATAAGAAACT</text:p>
          </table:table-cell>
        </table:table-row>
        <table:table-row table:style-name="ro1">
          <table:table-cell office:value-type="string" calcext:value-type="string">
            <text:p>GTTACTTTAAATTGTAGCCAGATCAGCAACTCTACCAAAAGGAACATATCTAGTGAAA------------TGTACGCGGAAATAAAAAACT</text:p>
          </table:table-cell>
        </table:table-row>
        <table:table-row table:style-name="ro1">
          <table:table-cell office:value-type="string" calcext:value-type="string">
            <text:p>AAGGATCTAAATGTAACCAGCAGTAGCAATACCAGCAATAATACT---AGTACTGTGGTGGAAAAACAAGAAATAAAAAACT</text:p>
          </table:table-cell>
        </table:table-row>
        <table:table-row table:style-name="ro1">
          <table:table-cell office:value-type="string" calcext:value-type="string">
            <text:p>CACTGT---------AAGAATATAACTAAT---AATGGTACTAGTGAGGAAACCAATTCCACTGTGAGTAACAAAGAAGAAATGACAAACT</text:p>
          </table:table-cell>
        </table:table-row>
        <table:table-row table:style-name="ro1">
          <table:table-cell office:value-type="string" calcext:value-type="string">
            <text:p>CACTGTACGAAT---GCAACCTTTAATGATACCCTTAATGGTACCAATAGTACTGTGAGTAGCACAGAAGAAATAAAAAACT</text:p>
          </table:table-cell>
        </table:table-row>
        <table:table-row table:style-name="ro1">
          <table:table-cell office:value-type="string" calcext:value-type="string">
            <text:p>AACTGTAAGGAAGCAACCTTTAATGGTACTAATGAGGGAACCAATATCACTATGAGTAAC------------------AAAGAAGAAATGACAAACT</text:p>
          </table:table-cell>
        </table:table-row>
        <table:table-row table:style-name="ro1">
          <table:table-cell office:value-type="string" calcext:value-type="string">
            <text:p>ACGAATGCAACCATTAATGGTACTAGTGAAGGAACCAATAGCACTGTGAAGGTGAATAACAAAGAAGAAATGACAAACT</text:p>
          </table:table-cell>
        </table:table-row>
        <table:table-row table:style-name="ro1">
          <table:table-cell office:value-type="string" calcext:value-type="string">
            <text:p>TTAAATTGTGCTGAACCCTCTAGCTCTAACAACAGTAGTGTTAACAGCAATAATAGCTTGTTTA---------------AAGAAATGAAAAACT</text:p>
          </table:table-cell>
        </table:table-row>
        <table:table-row table:style-name="ro1">
          <table:table-cell office:value-type="string" calcext:value-type="string">
            <text:p>TGTACCGATAAGATCATAGTCAAGAACATAACCAATGGCAATAGCAGCTTAKGAAATATAAC---------AGATGAAGTAAGAAACT</text:p>
          </table:table-cell>
        </table:table-row>
        <table:table-row table:style-name="ro1">
          <table:table-cell office:value-type="string" calcext:value-type="string">
            <text:p>TTAAATTGTACCAATGCTAAATTGAATGTCACTAACATAAATGATAGCTTAGGAAATTTCAC---------AGATGAAGTAAAAAACT</text:p>
          </table:table-cell>
        </table:table-row>
        <table:table-row table:style-name="ro1">
          <table:table-cell office:value-type="string" calcext:value-type="string">
            <text:p>AATAGCCCTAACAATACCACAACCGCTAGCCCCTTAGGAAATATAACTTTAGGAAATATAACAGATGAAGTAAAAAACT</text:p>
          </table:table-cell>
        </table:table-row>
        <table:table-row table:style-name="ro1">
          <table:table-cell office:value-type="string" calcext:value-type="string">
            <text:p>AATTGTACCAATGCTAATTTGACCAAGGTCAACATAACTGATAACAGCTTAGGAARTATAACAGATGAAG------TAAAAAACT</text:p>
          </table:table-cell>
        </table:table-row>
        <table:table-row table:style-name="ro1">
          <table:table-cell office:value-type="string" calcext:value-type="string">
            <text:p>TTCAGGAACAGGAACACAACCAATAGCAGCTTAGGAAATATAACAGATTTAGGAAATATAACAGATGAAGTAAAAAACT</text:p>
          </table:table-cell>
        </table:table-row>
        <table:table-row table:style-name="ro1">
          <table:table-cell office:value-type="string" calcext:value-type="string">
            <text:p>AGTTTGACCAAGGTCAACATAACYRATGWCAAYTTAAGAAATACAGAAATAGGAAATATAACAGATGAAGTAAGAAACT</text:p>
          </table:table-cell>
        </table:table-row>
        <table:table-row table:style-name="ro1">
          <table:table-cell office:value-type="string" calcext:value-type="string">
            <text:p>AAGGTTGAGCCCCACAATACCACTTTCAACAACACAGAAAATAGACTAATAGGAAATATAACAGAAGACCTAAAGAACT</text:p>
          </table:table-cell>
        </table:table-row>
        <table:table-row table:style-name="ro1">
          <table:table-cell office:value-type="string" calcext:value-type="string">
            <text:p>TCTGGGGTGGTCCAGAACAATACCTCTAGCGAAGTAGGAAATGTGGAAATAGGAAATATAACAGATGAAGTAAGGAACT</text:p>
          </table:table-cell>
        </table:table-row>
        <table:table-row table:style-name="ro1">
          <table:table-cell office:value-type="string" calcext:value-type="string">
            <text:p>TGTTCCCAGGCTACTTTCATCAATGCTACTGTGGGCAATGACAGTACAATAGGAAATTTAAC------AGATGAAATGAAAAACT</text:p>
          </table:table-cell>
        </table:table-row>
        <table:table-row table:style-name="ro1">
          <table:table-cell office:value-type="string" calcext:value-type="string">
            <text:p>ARMAMWARYAMYAVMRMHMVYASYADHAVMASMAMYRSSABYRMBMSHAMTSCRAGTAATCCAGGAGAYATGAAAAATT</text:p>
          </table:table-cell>
        </table:table-row>
        <table:table-row table:style-name="ro1">
          <table:table-cell office:value-type="string" calcext:value-type="string">
            <text:p>GTAAGTAATAGTAGTGTAAGTGATAGTACTATACCCAAGAAGAAAAATAACAGCAGCTCAGAGGACCTTCTGAAACAGT</text:p>
          </table:table-cell>
        </table:table-row>
        <table:table-row table:style-name="ro1">
          <table:table-cell office:value-type="string" calcext:value-type="string">
            <text:p>CCTCTCTGTGTTACTTTACATTGTCAGGACTTCAATAGAGGCAACAGGTVTAATGACA---------------------TGCCAGGAGAAATAAAAAACT</text:p>
          </table:table-cell>
        </table:table-row>
        <table:table-row table:style-name="ro1">
          <table:table-cell office:value-type="string" calcext:value-type="string">
            <text:p>AGTCTGGCTACCCCCACGTTTAGTCCGACTACCAACACGCSTAGTCRGGATAACGACA----CGATTGGGRWAATAAAAARCT</text:p>
          </table:table-cell>
        </table:table-row>
        <table:table-row table:style-name="ro1">
          <table:table-cell office:value-type="string" calcext:value-type="string">
            <text:p>ACAGCACGAACAGCACAAACAAATGCAACAGCACAATCAACTGCAACAACACCAACAGTACCATCAGAAATGAAACAGT</text:p>
          </table:table-cell>
        </table:table-row>
        <table:table-row table:style-name="ro1">
          <table:table-cell office:value-type="string" calcext:value-type="string">
            <text:p>GTTAACAGTAGCAGTGTTAACACCACCACCAATAGCCCCATCACCACCACCAATGGCCCCATGGAAAAAATGAAAAACT</text:p>
          </table:table-cell>
        </table:table-row>
        <table:table-row table:style-name="ro1">
          <table:table-cell office:value-type="string" calcext:value-type="string">
            <text:p>CTAAATTGTAGCAATGTTAACACCACCACCAATARCCCCATCACCACCACCAATGGCCCCATGGAAAAA------ATGAAAAACT</text:p>
          </table:table-cell>
        </table:table-row>
        <table:table-row table:style-name="ro1">
          <table:table-cell office:value-type="string" calcext:value-type="string">
            <text:p>TTAAACTGTAGTGATGTTCAATATAAAAACAGTACTACCACTGTTCCCCTCAATGAGAG------------TAAGGTAGAAATGAAAAACT</text:p>
          </table:table-cell>
        </table:table-row>
        <table:table-row table:style-name="ro1">
          <table:table-cell office:value-type="string" calcext:value-type="string">
            <text:p>AATAATTACAACATCAGTAACAACGACACCACCGCTAGCAACAGTAGCAGTGGAACTCACAAAGAACAACTAAGAAACT</text:p>
          </table:table-cell>
        </table:table-row>
        <table:table-row table:style-name="ro1">
          <table:table-cell office:value-type="string" calcext:value-type="string">
            <text:p>GTAAACGTAACCACTAATGGAACCAACACTACTGTACCTAACAACGATACCCTTGTGACTAACATAGAAATGACAAACT</text:p>
          </table:table-cell>
        </table:table-row>
        <table:table-row table:style-name="ro1">
          <table:table-cell office:value-type="string" calcext:value-type="string">
            <text:p>CCTCTCTGTGTTACTTTAAATTGCACCAAC---GCCAATGCCACTGTCACTGACACTGACA------------------TGCAAGGAGAAATAAAAAACT</text:p>
          </table:table-cell>
        </table:table-row>
        <table:table-row table:style-name="ro1">
          <table:table-cell office:value-type="string" calcext:value-type="string">
            <text:p>TTAACCCCTCTCTGCGTCACTTTAAATTGTAGTG---------ATGCCACTAGTACCAATAGCAACACC------------------ACTGAAGAAATAAAAAACT</text:p>
          </table:table-cell>
        </table:table-row>
        <table:table-row table:style-name="ro1">
          <table:table-cell office:value-type="string" calcext:value-type="string">
            <text:p>TTAAATTGTAGCGATAATATTGAAGTA-ATTAATGCTACCTATAATGGTAATGATAACATAAC---------TGAAGAATTAAAAAATT</text:p>
          </table:table-cell>
        </table:table-row>
        <table:table-row table:style-name="ro1">
          <table:table-cell office:value-type="string" calcext:value-type="string">
            <text:p>GATATATCAAACAATACTGGTAATACTAATACTACAACTAAGCCGAAGGTGGAGGAAGAAAAAGAAGAAATGAAAAACT</text:p>
          </table:table-cell>
        </table:table-row>
        <table:table-row table:style-name="ro1">
          <table:table-cell office:value-type="string" calcext:value-type="string">
            <text:p>CTCTGTGTCACTTTAGAATG------------------TACAAATGTTAGCAGTAGTAGTAATAGTACCCCCCAGGGGGAAATGGAAATGAAAAATT</text:p>
          </table:table-cell>
        </table:table-row>
        <table:table-row table:style-name="ro1">
          <table:table-cell office:value-type="string" calcext:value-type="string">
            <text:p>ACCAGTAATAGTAGTACTGTTACCCCCACAATTGTTAGCAATAGTATTAATGGTACCCT---------AAAGGAACAAATGAAAAATT</text:p>
          </table:table-cell>
        </table:table-row>
        <table:table-row table:style-name="ro1">
          <table:table-cell office:value-type="string" calcext:value-type="string">
            <text:p>TTAGAATGTGTCAATT---------ATAATGGTACCCGTAATAGTACCCAAAACATTACTGGTACCCAAGAAATGGAAATGAAAAATT</text:p>
          </table:table-cell>
        </table:table-row>
        <table:table-row table:style-name="ro1">
          <table:table-cell office:value-type="string" calcext:value-type="string">
            <text:p>AATAGTACAAATGTTACTAATACAAATGGTAGCAGTAGTGGTAATGGTACCCACAATGAAGAAATGGGA-ATGAAAAATT</text:p>
          </table:table-cell>
        </table:table-row>
        <table:table-row table:style-name="ro1">
          <table:table-cell office:value-type="string" calcext:value-type="string">
            <text:p>GAATGTACAAATGTTAGCAGAAGTACAAATGTTAGCAGTAGTGATAATAGTATCCCCA---AAGAAGAAATAATGAAAAATT</text:p>
          </table:table-cell>
        </table:table-row>
        <table:table-row table:style-name="ro1">
          <table:table-cell office:value-type="string" calcext:value-type="string">
            <text:p>GTTAGCAATAGTACAAATGTTAGCAATAGTACAAATGTTAGCAATAGTCATAGTACTTACAAGGAAGAAATGACAAATT</text:p>
          </table:table-cell>
        </table:table-row>
        <table:table-row table:style-name="ro1">
          <table:table-cell office:value-type="string" calcext:value-type="string">
            <text:p>TTAGAATGTGTCAATT---------ATAATGGTACCCGTAATAGTACCCAAAACATTACTGGTACCCAAGAAATGGAAATGAAAAATT</text:p>
          </table:table-cell>
        </table:table-row>
        <table:table-row table:style-name="ro1">
          <table:table-cell office:value-type="string" calcext:value-type="string">
            <text:p>GTCACTTTAGATTGTACAAATGTTAGTAGAAATGGTAACAGTAGTGATAAT-----GAGAACTAC-------ACAGGGGAAATGAAAAATT</text:p>
          </table:table-cell>
        </table:table-row>
        <table:table-row table:style-name="ro1">
          <table:table-cell office:value-type="string" calcext:value-type="string">
            <text:p>GTCACTTTAGAATGTAGCAATGTTAACAGTACTGGTAATGGTACAAATGTTAGCAATGGTACAATG---------------GAAATGAAAAATT</text:p>
          </table:table-cell>
        </table:table-row>
        <table:table-row table:style-name="ro1">
          <table:table-cell office:value-type="string" calcext:value-type="string">
            <text:p>ATTTTAAATTGTAGTAATGTTAATGTTACCAGTAATGGTAATACTAGTAGC---------ATAAAGGAAGCTGGAGAAATAAAAAAT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CTAACAGCAATAATGATACTAACAGCACCAGTACTAACATCACTAGTAAGACACTAGAGGGAGGAGAAGTAAAAAATT</text:p>
          </table:table-cell>
        </table:table-row>
        <table:table-row table:style-name="ro1">
          <table:table-cell office:value-type="string" calcext:value-type="string">
            <text:p>TGCGTGACCCTGAACTGCACCAACGTG---------------ACCACCAGCGGCAACGGCACCATTAACGAACTGGGCGAAGAAATTAAAAACT</text:p>
          </table:table-cell>
        </table:table-row>
        <table:table-row table:style-name="ro1">
          <table:table-cell office:value-type="string" calcext:value-type="string">
            <text:p>AACTGTAGTAATGT---CAACGTCACCAATACCAATGAGACTGATACCAGGCTCAAGGAAAAGGAAGGAGAATTAAAAAACT</text:p>
          </table:table-cell>
        </table:table-row>
        <table:table-row table:style-name="ro1">
          <table:table-cell office:value-type="string" calcext:value-type="string">
            <text:p>ACTGATGTGAATACCACTAGGAATGCTAATACTAATAATACATGGGGAACGGTAATGGAGAAAGGAGAAGTAAAAAATT</text:p>
          </table:table-cell>
        </table:table-row>
        <table:table-row table:style-name="ro1">
          <table:table-cell office:value-type="string" calcext:value-type="string">
            <text:p>AATTCCACTACTACCAGTCCCACTGCTACAAGTACTACAAGTTCCCCTATAACGAAAGGAGAACAGGAATTA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AATATCAATATCACCAGAAAAAATATCACCAATAATAATAGAAACAATACATATGAAGGGCGAGAGGAAATAAAAAACT</text:p>
          </table:table-cell>
        </table:table-row>
        <table:table-row table:style-name="ro1">
          <table:table-cell office:value-type="string" calcext:value-type="string">
            <text:p>AATGTCACTGATACTACTAATATTACCAGTCATTATAATATTACTTATAACACTACCATTCATAA---TGACATGAGAAAT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CACTGATTATGCAAAAAATGCCACTAATACCACTAATAATGGTTGGAAA---ATAATGGAGAA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AATAGAGAGAGGAGAAATAAAGAACT</text:p>
          </table:table-cell>
        </table:table-row>
        <table:table-row table:style-name="ro1">
          <table:table-cell office:value-type="string" calcext:value-type="string">
            <text:p>TGTGTTACTTTACATTGC---------AATAATGCTACTTTGAATGCCACTGGTAGTAAT---------ATCACTAATATAGGAGAAATGAAGAACT</text:p>
          </table:table-cell>
        </table:table-row>
        <table:table-row table:style-name="ro1">
          <table:table-cell office:value-type="string" calcext:value-type="string">
            <text:p>GGGAATAA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TCTCCTACAGCTACGCTTACTACTACTACTAGGACTACTGCTAAGGCTAATGATACAATTGATCAGGAAATGAGAAAT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TGTTAATTTAAATTGCGCTGATCTGAAGAATACTACTAATACCAGT---------------ATTACGATAGAGAGAGGAGAAATAAAAAACT</text:p>
          </table:table-cell>
        </table:table-row>
        <table:table-row table:style-name="ro1">
          <table:table-cell office:value-type="string" calcext:value-type="string">
            <text:p>ACTAATAATAGCAGTAATAATACCAGTAGTAATAGCAATAGTACTATCGGTACGATAGAGGGAGGAGAAATAAAAAACT</text:p>
          </table:table-cell>
        </table:table-row>
        <table:table-row table:style-name="ro1">
          <table:table-cell office:value-type="string" calcext:value-type="string">
            <text:p>ACTAACAGCAATAATAATACTACCAGCAATAGTACTAGACCCACTAGTAAGACACTAGAGGGAGGAGAAGTAAAAAATT</text:p>
          </table:table-cell>
        </table:table-row>
        <table:table-row table:style-name="ro1">
          <table:table-cell office:value-type="string" calcext:value-type="string">
            <text:p>ACTTTAAACTGCACTGATTATACAAAGAATGCCACTAATACCACTAATAA------------AATAATGGAGGGAGGAGAAATA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ATTGTAGTAATTTGAATAATGGTACTAATACCAATAATAGTAGTGGGGGAGTG---ACGGAGGGAGGAGAAATG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GGGAATAG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TGGACGAATGGTACTAACAGCAATATTACTCTCAACAATAATACTAGTAAGACACTAGAGGGAGGAGAAGTAAAAAATT</text:p>
          </table:table-cell>
        </table:table-row>
        <table:table-row table:style-name="ro1">
          <table:table-cell office:value-type="string" calcext:value-type="string">
            <text:p>TGTAGTCATAATATTACTAGAAAAGTTAATAATGGTACTACCAATAAAAGTGAGGAACT---------GTACAAGGAAATAAGAAACT</text:p>
          </table:table-cell>
        </table:table-row>
        <table:table-row table:style-name="ro1">
          <table:table-cell office:value-type="string" calcext:value-type="string">
            <text:p>TGCGTGACCCTGAACTGCAACAACGTGACCGCGACCAGCGGCAACATTACCGATGGCATGGGC---------------------GAAGAACTGAAAAACT</text:p>
          </table:table-cell>
        </table:table-row>
        <table:table-row table:style-name="ro1">
          <table:table-cell office:value-type="string" calcext:value-type="string">
            <text:p>ATGAATAGTGCTAATATCACTAGGAATGGTACTAATACCACTCTTAGTATGAACATGGAGCCAGGAGAAATGCAGAACT</text:p>
          </table:table-cell>
        </table:table-row>
        <table:table-row table:style-name="ro1">
          <table:table-cell office:value-type="string" calcext:value-type="string">
            <text:p>AACTGTAGTGATGTCAAGGGCAACGAGACTAGCAAGACTAATACCAGTCCCAATGTAACGG---AAGGAGAATTAAAA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ACTAACAGCAATAATAATACTACCAGCAATAGTACTAGACCCACTAGTAAGACACTAGAGGGAGGAGAAGTAAAAAATT</text:p>
          </table:table-cell>
        </table:table-row>
        <table:table-row table:style-name="ro1">
          <table:table-cell office:value-type="string" calcext:value-type="string">
            <text:p>AATAGCAGTAGTAATAGCAGTAGTAGTAATAGCAGTAGTAGTTTCAATAGTACAATAGAGGCAGGAGAAATAAAAAACT</text:p>
          </table:table-cell>
        </table:table-row>
        <table:table-row table:style-name="ro1">
          <table:table-cell office:value-type="string" calcext:value-type="string">
            <text:p>AATAATAGCACCAAAGGAAACAAGGTCACCACAACAAGCAATGCCACCATATATGAAGTTGTAGAGGAAATAAAAAACT</text:p>
          </table:table-cell>
        </table:table-row>
        <table:table-row table:style-name="ro1">
          <table:table-cell office:value-type="string" calcext:value-type="string">
            <text:p>ACTAATAATAGCAGTAATAATACCAGTAGTAATAGCAATAGTACTATCGGTACGATAGAGGG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AATATCAATATCACCAGAAATATCACCAACAGCACCAAAGGAAACAATACATATGAAGGGCTAGAG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TAGTGATGTCAAGGGCAA---CGAGACTAATAGCGGGAATAACACATCTAAAATGGAAGAAAAAGAGGTCTTAAAAAACT</text:p>
          </table:table-cell>
        </table:table-row>
        <table:table-row table:style-name="ro1">
          <table:table-cell office:value-type="string" calcext:value-type="string">
            <text:p>AATTGCACTGATTGGAGGGATACTGATAATACCAGTGGTAATATCAGTAGTCCGACA---GAGGGAGGAGAAATAAAAAACT</text:p>
          </table:table-cell>
        </table:table-row>
        <table:table-row table:style-name="ro1">
          <table:table-cell office:value-type="string" calcext:value-type="string">
            <text:p>GAATGTGATGATGCAAAGAATAGTACTAGTACCAATAATAGTACAGAGAGA---GCAATGGAGAAAGGAGAAATGAAAAACT</text:p>
          </table:table-cell>
        </table:table-row>
        <table:table-row table:style-name="ro1">
          <table:table-cell office:value-type="string" calcext:value-type="string">
            <text:p>CATAAGACAACTACGCCTACTACTACTACTAGGGCTACTACTACGGCTAATGATACAATTGATCAAGAAATGAGAAATT</text:p>
          </table:table-cell>
        </table:table-row>
        <table:table-row table:style-name="ro1">
          <table:table-cell office:value-type="string" calcext:value-type="string">
            <text:p>TCTGTTAATAATACCAGTAGTGTTAATGGGACAAATACCAGTAGTGTTAATGGGACATTAGTGGAGGGAATGAAAAACT</text:p>
          </table:table-cell>
        </table:table-row>
        <table:table-row table:style-name="ro1">
          <table:table-cell office:value-type="string" calcext:value-type="string">
            <text:p>TGCGTGACCCTGAACTGCACCAACGTG---------------ACCACCAGCGGCAACGGCACCATTAACGAACTGGGCGAAGAAATTAAAAACT</text:p>
          </table:table-cell>
        </table:table-row>
        <table:table-row table:style-name="ro1">
          <table:table-cell office:value-type="string" calcext:value-type="string">
            <text:p>AATAATGTTACTTTGAATGCCACTGGTAGTAATAATACCGCTAGTAGTAATATCACTATTATAGGAGAAATGAAGAACT</text:p>
          </table:table-cell>
        </table:table-row>
        <table:table-row table:style-name="ro1">
          <table:table-cell office:value-type="string" calcext:value-type="string">
            <text:p>ACTCCTACAAATGTGGCTAATACAACTACGCCTGTTACTACTACGGCTAATAATACAATTGATCAGGAAATGAGAAAT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CTAACAGCAATAATGATACTAACAGCACTAGTACTAACATCACTAGTAAGACACTAGAGGGAGGAGAAGTAAAAAATT</text:p>
          </table:table-cell>
        </table:table-row>
        <table:table-row table:style-name="ro1">
          <table:table-cell office:value-type="string" calcext:value-type="string">
            <text:p>GCTGATTTTAATCATACTAATACCAATGTTAATCGT-----ACTGTTACCCCTGCCCCTGAAATGAGAGATGAAGTA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ATTGCACTGATTGGAGGAATACTAATAATACCAGTGGTAATATCAGTAGTCCGACA---GAGGGAGGAGAAATAAAAAACT</text:p>
          </table:table-cell>
        </table:table-row>
        <table:table-row table:style-name="ro1">
          <table:table-cell office:value-type="string" calcext:value-type="string">
            <text:p>AG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GCTAATCTTATGTTCAACACCACCAATAATGCCTCGAGAACAGACAGAATAGGAAATATGACAGATGAAGTAAGAAAC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AAACT</text:p>
          </table:table-cell>
        </table:table-row>
        <table:table-row table:style-name="ro1">
          <table:table-cell office:value-type="string" calcext:value-type="string">
            <text:p>AATACTACTAATACTACTACTACTAATCATACCACTATCACTAATAGTACTGGGAAAAT---------GAGAGAAGAAATGAAAAACT</text:p>
          </table:table-cell>
        </table:table-row>
        <table:table-row table:style-name="ro1">
          <table:table-cell office:value-type="string" calcext:value-type="string">
            <text:p>CATAAGACAACTACGCCTACTACTACTACTAGGGCTACTACTACGGCTAATGATACAATTGATCAAGAAATGAGAAATT</text:p>
          </table:table-cell>
        </table:table-row>
        <table:table-row table:style-name="ro1">
          <table:table-cell office:value-type="string" calcext:value-type="string">
            <text:p>GGGAATAATACTG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TCTAATACAACTA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TGTGTTAATTTAAATTGTGCTGAGTTGAGGAATACTACTAATACCAGT---------------ATTATGATAGAGGGAGGAGAAATAAAGAACT</text:p>
          </table:table-cell>
        </table:table-row>
        <table:table-row table:style-name="ro1">
          <table:table-cell office:value-type="string" calcext:value-type="string">
            <text:p>TGCGTGACCCTGAACTGCAACAACGTGACCACCATTAGCGGCAACATTACCGATGGCATGGG---------------CGAAGAAATT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GGGAATAGTACTACTAATAA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TCTAATACAACTGCGCT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AACTGCAGTAATGCTAATATCAATGTTACTACTAGCAATAATACTATTACTAGCAATAATAGTACAGAA-------ATGAAAAATT</text:p>
          </table:table-cell>
        </table:table-row>
        <table:table-row table:style-name="ro1">
          <table:table-cell office:value-type="string" calcext:value-type="string">
            <text:p>AATAATAGCAGTAATAATAGCAGTAGTAATAGCAGTAGTAATATCAGCAGTACGATAGAGGGAGGAGAAATAAAAAACT</text:p>
          </table:table-cell>
        </table:table-row>
        <table:table-row table:style-name="ro1">
          <table:table-cell office:value-type="string" calcext:value-type="string">
            <text:p>ACCAATGCTGATTTTAATCATACCAATGCTAATCGTACTGTTACCCCTGCCCCTGAAATGAGAGATGAAGTAAAAAACT</text:p>
          </table:table-cell>
        </table:table-row>
        <table:table-row table:style-name="ro1">
          <table:table-cell office:value-type="string" calcext:value-type="string">
            <text:p>TCTGTTAATAATACCAGTAGTGTTAAGGGGACAAATACCAGTAGTGTTAATGGGACAATAGTGGAGGGAATGAAAAACT</text:p>
          </table:table-cell>
        </table:table-row>
        <table:table-row table:style-name="ro1">
          <table:table-cell office:value-type="string" calcext:value-type="string">
            <text:p>TTAACTTGTACCGATGCTAAATTTAACATAACCAATAACAACAATAGCATAGGAAATATAACAAATGAAG------TAAAAAACT</text:p>
          </table:table-cell>
        </table:table-row>
        <table:table-row table:style-name="ro1">
          <table:table-cell office:value-type="string" calcext:value-type="string">
            <text:p>ACTGATGTGAATACCACTAGGAATGCTAATACTAATAATACATGGGGAACGGTAATGGAGAAAGGAGAAGTAAAAAATT</text:p>
          </table:table-cell>
        </table:table-row>
        <table:table-row table:style-name="ro1">
          <table:table-cell office:value-type="string" calcext:value-type="string">
            <text:p>TGGACGAATGG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AAAAGTAAAAAACT</text:p>
          </table:table-cell>
        </table:table-row>
        <table:table-row table:style-name="ro1">
          <table:table-cell office:value-type="string" calcext:value-type="string">
            <text:p>GGGAATAGTACTACTAATAGCACTAGTAATAGAGGGGAAACGGTGGAGAACGAAGAAATGAGAGGAGAAATAAAAAACT</text:p>
          </table:table-cell>
        </table:table-row>
        <table:table-row table:style-name="ro1">
          <table:table-cell office:value-type="string" calcext:value-type="string">
            <text:p>AATAATGTTACTTTGAATGCCACTGGTAGTAATAATACCGCTAGTAGTAATATCACTATTATAGGAGAAATGAAGAACT</text:p>
          </table:table-cell>
        </table:table-row>
        <table:table-row table:style-name="ro1">
          <table:table-cell office:value-type="string" calcext:value-type="string">
            <text:p>TGGAAGAATGATACTAACAGCAATATTACTCTCACCAATAATACTAGTAAGACATTAGAGGGAGGAGAAATAAAAAATT</text:p>
          </table:table-cell>
        </table:table-row>
        <table:table-row table:style-name="ro1">
          <table:table-cell office:value-type="string" calcext:value-type="string">
            <text:p>AACTGTAGTAATGT---CAACGTCACCAATACCAATGAGACTGATACCAGTCTCAAGGAAAAGGAAGGAGAATTAAAA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ACTAACAGCAATAATGATACTGACAGCACTAGTACTAAACCCACTAGTAAGACACTAGAGGGAGGAGAAGTAAAAAAT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AAGAATAGTACTAATACCAATAGTACTAATACCAATAGTACTAGTGGGGGAGGGATGGAGAAAGGAGAAATGAAAAACT</text:p>
          </table:table-cell>
        </table:table-row>
        <table:table-row table:style-name="ro1">
          <table:table-cell office:value-type="string" calcext:value-type="string">
            <text:p>TGCACTGATTATGCAAAAAATGCCACTAATACCACTAATAATGGTTGGAAA---ATAATGGAGAAAGGAGAAATAAAAAACT</text:p>
          </table:table-cell>
        </table:table-row>
        <table:table-row table:style-name="ro1">
          <table:table-cell office:value-type="string" calcext:value-type="string">
            <text:p>AAATTAACCCCACTCTGTGTTACTCTAAACTG---------------TGTTACCAATGTCACTAATAATATCACTGAGAT---------------AGGGATGACAAACT</text:p>
          </table:table-cell>
        </table:table-row>
        <table:table-row table:style-name="ro1">
          <table:table-cell office:value-type="string" calcext:value-type="string">
            <text:p>TCTAATACAACTGCGCA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TTAAATTGTAGTAATGCAAAGA---GTACTAGTACCAATAGTAGTACGGAGAAA---GTAATGGAGGAAGGAGAAATG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TGTCACTGATACTACTAATATTACCAGTCATAATAATATTACTTATAATACTACCATTCATAAT----------GACATGAGAAATT</text:p>
          </table:table-cell>
        </table:table-row>
        <table:table-row table:style-name="ro1">
          <table:table-cell office:value-type="string" calcext:value-type="string">
            <text:p>TGTGTTAATTTAAATTGCGCTGATTTGAGGAATACTACTAATAACAGTAGT---------------ACGACAGAGGGAGGAGAAATAAAGAACT</text:p>
          </table:table-cell>
        </table:table-row>
        <table:table-row table:style-name="ro1">
          <table:table-cell office:value-type="string" calcext:value-type="string">
            <text:p>TGCGTGACCCTGAACTGCAACAACGTGACCACCACCAGCGGCAACATTACCGATGGCATGGG---------------CGAAGAAATT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GAGAAT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TCTAAACTGTAGTAATGCCAATGTCACCTATGAGACTAATACCAGTTCCAAGGTAAT---------GGAAGGAGAATTAAAAAACT</text:p>
          </table:table-cell>
        </table:table-row>
        <table:table-row table:style-name="ro1">
          <table:table-cell office:value-type="string" calcext:value-type="string">
            <text:p>TTAGATTGCAAAAATGTAAAAA---TTACTCATATTAATGGAACTGTTGTGGGTAATGACACTG----ATAAAGAAATGAGAAATT</text:p>
          </table:table-cell>
        </table:table-row>
        <table:table-row table:style-name="ro1">
          <table:table-cell office:value-type="string" calcext:value-type="string">
            <text:p>AATAATACCAGTGGCAGTGTTACTAATAGTACCAGTGGTATTTTCAATAGTACAATAGAGGCAGGAGAAATAAAAAACT</text:p>
          </table:table-cell>
        </table:table-row>
        <table:table-row table:style-name="ro1">
          <table:table-cell office:value-type="string" calcext:value-type="string">
            <text:p>TGCAGCAACGTGATTAGCAACAACGTGACCAAACTGAGCGGCAACCTGACCAAAGAACTGCGTGAAGAAATT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TGTGTTAATTTAAATTGCGCTGATTTGAGGAATACTACTAATAACAGTAGT---------------ACGACAGAGGGAGGAGAAATAAAGAACT</text:p>
          </table:table-cell>
        </table:table-row>
        <table:table-row table:style-name="ro1">
          <table:table-cell office:value-type="string" calcext:value-type="string">
            <text:p>CATAATATCAATATCACCAGAAATATCACCAATAATAATAGAAACAATACATATGAGGGGCTAGAGGAAATAAAAAACT</text:p>
          </table:table-cell>
        </table:table-row>
        <table:table-row table:style-name="ro1">
          <table:table-cell office:value-type="string" calcext:value-type="string">
            <text:p>TCTGTTAATAATACCAATAGTGTTAAGGGGACAAATACCAGTAGTGTTAATGGGACAATAGTGGAGGGAATG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AAGAATTA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------------------GGTAATGG---AAGGAGAATTAAAAAACT</text:p>
          </table:table-cell>
        </table:table-row>
        <table:table-row table:style-name="ro1">
          <table:table-cell office:value-type="string" calcext:value-type="string">
            <text:p>AATAATACCAGTGGCAGTATTACTAATAATACCAGTAGTAATATCAGTAGTACGATAGAGAGAGGAGAAATA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GTACTAAAAATAATAGTACTACTAATAGTACTAATACCACTAGTAGTATGAACATGGAGCCAGGAGAAATGCAGAACT</text:p>
          </table:table-cell>
        </table:table-row>
        <table:table-row table:style-name="ro1">
          <table:table-cell office:value-type="string" calcext:value-type="string">
            <text:p>TGGAAGAATGA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AATAATAGCAGTAATAATAGCAGTAGTAATAGCAGTAGTAATATCAGTAGTACGATAGAGGGAGGAGAAATAAAAAACT</text:p>
          </table:table-cell>
        </table:table-row>
        <table:table-row table:style-name="ro1">
          <table:table-cell office:value-type="string" calcext:value-type="string">
            <text:p>GCTGATTTTAATCATACTAATACCAATACTAATCGT-----ACTGTTACCCCTGCCCCTGAAATGAGAGATGAAATA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TGTAGTGATGTCAAGGGCAACGAGACTAATAGCGGGAATAACACATCTAAAATGGAAGAAAAACAGGAATTA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GGGAATAGTACTACTAATAACACTAGTAGTAGAGGGGAAACGGTGGAGAACGAAGAAATGAGAGGAGAAATAAAAAACT</text:p>
          </table:table-cell>
        </table:table-row>
        <table:table-row table:style-name="ro1">
          <table:table-cell office:value-type="string" calcext:value-type="string">
            <text:p>GATAATACCAGTGGTACTAATACTAATAATACCAGTAGTAATATCAGTAGTACGATAGAGAGAGGAGAAATAAAAAACT</text:p>
          </table:table-cell>
        </table:table-row>
        <table:table-row table:style-name="ro1">
          <table:table-cell office:value-type="string" calcext:value-type="string">
            <text:p>ACCAATGCTGATTTTAATCATACTAATACTAATCGTACTGTTACCCCTGCCCCTGAAATGAGAGATGAAATAAAAAACT</text:p>
          </table:table-cell>
        </table:table-row>
        <table:table-row table:style-name="ro1">
          <table:table-cell office:value-type="string" calcext:value-type="string">
            <text:p>GGGAATAGTACTACTAATAGCACTAATAGTAGAGGGGAAACGGTGGAGAACGAAGAAATGAGAGGAGAAATAAAAAAC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GAACT</text:p>
          </table:table-cell>
        </table:table-row>
        <table:table-row table:style-name="ro1">
          <table:table-cell office:value-type="string" calcext:value-type="string">
            <text:p>TCTGTTAATAATACCAGTAGTGTTAATGGGACAAATACCAGTAGAGTTAATGGGACAATAGTGGAG------GGAATGAAAAACT</text:p>
          </table:table-cell>
        </table:table-row>
        <table:table-row table:style-name="ro1">
          <table:table-cell office:value-type="string" calcext:value-type="string">
            <text:p>AATTCCACTACTACCAGTCCCACTACTACAAGTACTACAAGTTCCCCTATAACGAAAGGAGAACAGGAATTAAAAAACT</text:p>
          </table:table-cell>
        </table:table-row>
        <table:table-row table:style-name="ro1">
          <table:table-cell office:value-type="string" calcext:value-type="string">
            <text:p>ACTAATAATAGCAGTAATAATACCAGTAGTAATAGCAATAGTACTATCGGTACGATAGAGGGAGGAGAAATAAAAAACT</text:p>
          </table:table-cell>
        </table:table-row>
        <table:table-row table:style-name="ro1">
          <table:table-cell office:value-type="string" calcext:value-type="string">
            <text:p>ACCAATGCTGATTTTAATCATACTAATACCAATGCTACTGTTACCCCTGCCCCTGAAATGAGAGATGAAGTAAAAAACT</text:p>
          </table:table-cell>
        </table:table-row>
        <table:table-row table:style-name="ro1">
          <table:table-cell office:value-type="string" calcext:value-type="string">
            <text:p>ACTACAAAGGTGTCTGCTACAACTACGCCTAGGACTACTGCTAAGGCTAATGATACCATTGATCAG-GAAATGAGAAATT</text:p>
          </table:table-cell>
        </table:table-row>
        <table:table-row table:style-name="ro1">
          <table:table-cell office:value-type="string" calcext:value-type="string">
            <text:p>AATAATAGCAGTAGTAA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AAGAATACTGGTGTTACTGCCACTCCTGCTAGTAATAAGAATAGTACTTACAATGATAAT----AATGTTGTAATGAAAAATT</text:p>
          </table:table-cell>
        </table:table-row>
        <table:table-row table:style-name="ro1">
          <table:table-cell office:value-type="string" calcext:value-type="string">
            <text:p>TGCACTGATTATGCAAAAAATGCCGCTAATACCACTAATAATGGTTGGAAA---ATAATGGAGAAAGGAGAAATA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AGTAATAGCAGTAGTAATAGCCGTAGTAATAGCAGTAGTAGTTTCAATAGTACAATAGAGGCAGGAGAAATAAAAAACT</text:p>
          </table:table-cell>
        </table:table-row>
        <table:table-row table:style-name="ro1">
          <table:table-cell office:value-type="string" calcext:value-type="string">
            <text:p>AACTGTAGTAATGT---CAACGTCACCAATACCAATGAGACTGATACCAGTCTCAAGGAAAAGGAAGGAGAATTAAAAAACT</text:p>
          </table:table-cell>
        </table:table-row>
        <table:table-row table:style-name="ro1">
          <table:table-cell office:value-type="string" calcext:value-type="string">
            <text:p>GGGAATAAG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TACATTGT------------AATAGTACCAATGCCACTAGTAGTCTTCAAAATAGCTCCCTGAGTGAAGAGCCAGGGACAATACAAAACT</text:p>
          </table:table-cell>
        </table:table-row>
        <table:table-row table:style-name="ro1">
          <table:table-cell office:value-type="string" calcext:value-type="string">
            <text:p>AGCAATAATACTAGCAGCAATAGTACTCACACCAGTAGTAGTAGCGAGAAGACACTAGAGGGAGGAGAAGTGAAAAATT</text:p>
          </table:table-cell>
        </table:table-row>
        <table:table-row table:style-name="ro1">
          <table:table-cell office:value-type="string" calcext:value-type="string">
            <text:p>ACTAACAGCAATAATGATACTAACAGCACTAGTAATAACACCACTAGTAAGACACTAGAGGGAGGAGAAGTAAAAAAT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TAGTAATTTGAGGAATGATACTAATACCACTAGTAGTAGTCAAGAGGAAGTGATGGAGAGAGAAAGAATGAGAAACT</text:p>
          </table:table-cell>
        </table:table-row>
        <table:table-row table:style-name="ro1">
          <table:table-cell office:value-type="string" calcext:value-type="string">
            <text:p>GGGAATAATACTATTAATAGCACTAGTAGTAGAGGGGAAACGGTGGAGAATGAAGAAATGAGAGGAGAAATAAAAAACT</text:p>
          </table:table-cell>
        </table:table-row>
        <table:table-row table:style-name="ro1">
          <table:table-cell office:value-type="string" calcext:value-type="string">
            <text:p>AGTAATAGCAGTAGTAG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ACTAACAGCAATAATGATACTAACAGCACCAGTACTAACATCACTAGTAAGACACTAGAGGGAGGAGAAGTAAAAAAT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CTATCACTGGAAGTAATAGTACAAAATCTAATATCACTCTTGGTGGGACAACAATAGGGAACGTAACAATGAAAAACT</text:p>
          </table:table-cell>
        </table:table-row>
        <table:table-row table:style-name="ro1">
          <table:table-cell office:value-type="string" calcext:value-type="string">
            <text:p>GATTTACATAAGAATAGCACTCATCTAAGTAACATGACGCTTAATACCAATAATAGTAATTTCCAAGATATGAAAAACT</text:p>
          </table:table-cell>
        </table:table-row>
        <table:table-row table:style-name="ro1">
          <table:table-cell office:value-type="string" calcext:value-type="string">
            <text:p>AACTGCAGCAATGCTAATATCAATGTTACTACTAGCAATAATACTATTACTAGCAATAATAGTACAGAA-------ATG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TAGATTGCAAAAATGTAAAAA---TTACTCATATTAATGGAACTGTTGTGGGTAATGACACTG----ATAAAGAAATGAGAAATT</text:p>
          </table:table-cell>
        </table:table-row>
        <table:table-row table:style-name="ro1">
          <table:table-cell office:value-type="string" calcext:value-type="string">
            <text:p>ACTAACAGCAATAATGCTATTAACAGCACTAGTACTAACATCACTAGTAAGACACTAGAGGGAGGAGAAGTAAAAAATT</text:p>
          </table:table-cell>
        </table:table-row>
        <table:table-row table:style-name="ro1">
          <table:table-cell office:value-type="string" calcext:value-type="string">
            <text:p>AATGTCACTGATACTACTAATATTACCAGACATAATAATATTACTTATAATACTACCATTCATAA---TGACATGAGAAAT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GTAATAGCAGTAGTAC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ACCAGTTCCACTAATAACAGTTCCAGTCCCACTACTACCAGTTCCCCTATAACGAAAGGAGAACAGGAATTAAAAAACT</text:p>
          </table:table-cell>
        </table:table-row>
        <table:table-row table:style-name="ro1">
          <table:table-cell office:value-type="string" calcext:value-type="string">
            <text:p>TGGAGGAATACTAATAATAGCAGTAGTAATAGCAGTAGTAATATCAGTAGTACGATAGAGGG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TTAAATTGT------------CATAATATCAATATCACCAACAGCACCAAAGGAAACAATACATATGAAGGGCTAGAGGAAATAAAAAACT</text:p>
          </table:table-cell>
        </table:table-row>
        <table:table-row table:style-name="ro1">
          <table:table-cell office:value-type="string" calcext:value-type="string">
            <text:p>TGTGTTACTTTACATTGC---------AATAATGCTACTTTGAATGCCACTGGTAGTAAT---------ATCACTAATATAGGAGAAATGAAG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TGCACTGATTATGCAAAGAATGCCACTAATACCACTAGTAATGGCTTGAAA---ATAATAGAGAGAGGAGAAATAAAAAACT</text:p>
          </table:table-cell>
        </table:table-row>
        <table:table-row table:style-name="ro1">
          <table:table-cell office:value-type="string" calcext:value-type="string">
            <text:p>GATTGGACGAATGGTACTAACAGCAATAATGATACTAACAGCACTAGTAAGACACTAGAGGGAGGAGAAGTAAAAAAT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GAACT</text:p>
          </table:table-cell>
        </table:table-row>
        <table:table-row table:style-name="ro1">
          <table:table-cell office:value-type="string" calcext:value-type="string">
            <text:p>AATTGCACTGATTGGGGGAATACTAATAATACCAGTGGTAATATCAGTAGTCCGACA---GAGGG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TGTTAATTTAAATTGCGCTGATTTGAGGAATACTACTAATAACAGTAGT---------------ACGACAGAGGGAGGAGAAATAAAGAACT</text:p>
          </table:table-cell>
        </table:table-row>
        <table:table-row table:style-name="ro1">
          <table:table-cell office:value-type="string" calcext:value-type="string">
            <text:p>CTCTGCGTTACTTTAGATTGTCATAATATCACCAGAAATACCACAACAAACAATGAC------------------GGGCTAGGGGAAATAAAAAACT</text:p>
          </table:table-cell>
        </table:table-row>
        <table:table-row table:style-name="ro1">
          <table:table-cell office:value-type="string" calcext:value-type="string">
            <text:p>AACTGTAGCCACGACATCACCAAGTCCAATAACAACACCACTCCCAATGTCA-----CGAACAGTGACAGT----------GACATGAGAAACT</text:p>
          </table:table-cell>
        </table:table-row>
        <table:table-row table:style-name="ro1">
          <table:table-cell office:value-type="string" calcext:value-type="string">
            <text:p>TGTAGTAATGTCAAGGGCAA---CGAGACTAATAGCGGGAATAACACATCTAAAATGGAAGAAGAAGAGGTCTTA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ATGTTACCCTTAGGAATGATACTAATATCACTAGTGAGAATAGTATTGATGGATTGGAGAGAGGGGAAGTAAAAAACT</text:p>
          </table:table-cell>
        </table:table-row>
        <table:table-row table:style-name="ro1">
          <table:table-cell office:value-type="string" calcext:value-type="string">
            <text:p>AGAAAAAATATCACCGGAGGAAACAATACCATCACAAACAATGCCACCATATATGACGGGCTAGAGGAAATAAAAAACT</text:p>
          </table:table-cell>
        </table:table-row>
        <table:table-row table:style-name="ro1">
          <table:table-cell office:value-type="string" calcext:value-type="string">
            <text:p>AGCTCAGGGAATAATACAACAACCATACCCAGCCCAGTGAATTGTACGAGTGTAACAAACAGCTCAGAGATAAAACAAT</text:p>
          </table:table-cell>
        </table:table-row>
        <table:table-row table:style-name="ro1">
          <table:table-cell office:value-type="string" calcext:value-type="string">
            <text:p>AATGTCACTGATACTACTAATATTACCAGTCATATTAATATTACTTATAATACTACCATTCATAAT----------GACATGAGAAATT</text:p>
          </table:table-cell>
        </table:table-row>
        <table:table-row table:style-name="ro1">
          <table:table-cell office:value-type="string" calcext:value-type="string">
            <text:p>GATGGGGGGAATAGTACTACTAATAATAACAGAGGGGAAACGGTGGAGAACGAAGAAATGAGAGGAGAAATAAAAAACT</text:p>
          </table:table-cell>
        </table:table-row>
        <table:table-row table:style-name="ro1">
          <table:table-cell office:value-type="string" calcext:value-type="string">
            <text:p>CACAACTACAACGGTAGTGTCATCAATAAAAATAATTTTTGCGGTAGTAGCCCCCCAGAAGAGAGGACCAAAAAAAATT</text:p>
          </table:table-cell>
        </table:table-row>
        <table:table-row table:style-name="ro1">
          <table:table-cell office:value-type="string" calcext:value-type="string">
            <text:p>AATATCAATATCACCAGAAAAAATATCACCAATAATAATAGAAACAATACATATGAAGGGCGAGAGGAAATAAAAAACT</text:p>
          </table:table-cell>
        </table:table-row>
        <table:table-row table:style-name="ro1">
          <table:table-cell office:value-type="string" calcext:value-type="string">
            <text:p>ACTGATAATACCAGAGGTAATAGTACTAGTAATAGCAATAGTACTATCGGTACGATAGAGGGAGGAGAAATAAAAAACT</text:p>
          </table:table-cell>
        </table:table-row>
        <table:table-row table:style-name="ro1">
          <table:table-cell office:value-type="string" calcext:value-type="string">
            <text:p>TGTGTTACTTTACATTGC---------AATAATGCTACTTTGAATGCCACTGGTAGTAAT---------ATCACTAATATAGGACAAATGAAG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CTCTAAACTGTAGTAATGCCAATGTCACCTATGAGAATAATACCATTACCAATGA---------------------AATGAAAGGAGAATTAAAAAACT</text:p>
          </table:table-cell>
        </table:table-row>
        <table:table-row table:style-name="ro1">
          <table:table-cell office:value-type="string" calcext:value-type="string">
            <text:p>GGGAATAATACTACTAATAGCACTAGTAGTAGAAGGGAAACGGTGAAGAACGAAGAAATGAGAGGAGAAATAAAAAACT</text:p>
          </table:table-cell>
        </table:table-row>
        <table:table-row table:style-name="ro1">
          <table:table-cell office:value-type="string" calcext:value-type="string">
            <text:p>TGCAGCAACGTGATTAGCAACAACGTGACCAAACTGAGCGGCAACCTGACCAAAGAACTGCGTGAAGAAATTAAAAACT</text:p>
          </table:table-cell>
        </table:table-row>
        <table:table-row table:style-name="ro1">
          <table:table-cell office:value-type="string" calcext:value-type="string">
            <text:p>GATAATACCAGAGGTAATAATACTAGTCATAGCAGTAGTAATATCAGCAGTACGATAGAGGAAGGAGAAATAAAAAACT</text:p>
          </table:table-cell>
        </table:table-row>
        <table:table-row table:style-name="ro1">
          <table:table-cell office:value-type="string" calcext:value-type="string">
            <text:p>GATGGGGGGAATAGTACTACTAATAGTAGTAGAGGGGAAACGGTGGAGAACGAAGAAATGAGAGGAGAAATA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TTAGATTGCACTAATCT---GAATACTACTGATAACAATAGTAATATCAGTAGTCCGACA---GAGGGAGGAGAAATAAAAAACT</text:p>
          </table:table-cell>
        </table:table-row>
        <table:table-row table:style-name="ro1">
          <table:table-cell office:value-type="string" calcext:value-type="string">
            <text:p>GGGAG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GTTACTCTAAACTGTAGTGATGTCAAGGTCAATGAGAATAATACCAGTCCCAAT---------------GTAACGGAAGGAGAATTAAAAAACT</text:p>
          </table:table-cell>
        </table:table-row>
        <table:table-row table:style-name="ro1">
          <table:table-cell office:value-type="string" calcext:value-type="string">
            <text:p>TGTGTTAATTTAAATTGCGCTGATCTGAAGAATACTACTAATACCAGT---------------ATTACGATAGAGAGAGGAGAAATAAAAAACT</text:p>
          </table:table-cell>
        </table:table-row>
        <table:table-row table:style-name="ro1">
          <table:table-cell office:value-type="string" calcext:value-type="string">
            <text:p>TGTACCAATGCTGATTTTAATCATACTAATACCAATGCTAGTACCCCTGCCCCTGAAAT---GAGAGATGAAGTAAGAAACT</text:p>
          </table:table-cell>
        </table:table-row>
        <table:table-row table:style-name="ro1">
          <table:table-cell office:value-type="string" calcext:value-type="string">
            <text:p>GGGAATAAG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GCTACTGATGGGGGGAATAAT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CTAACAGCAATAATAATACTACCAGCAATAGTACTAGACCCACTAGTAAGACACTAGAGGGAGGAGAAGTAAAAAAT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TTAGATTGCACTAATCT---GAATACTACTGATAACAATAGTAATATCAGTAGTCCGACA---GAGGGAGGAGAAATAAAAAACT</text:p>
          </table:table-cell>
        </table:table-row>
        <table:table-row table:style-name="ro1">
          <table:table-cell office:value-type="string" calcext:value-type="string">
            <text:p>GGGAATAA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GAATGTGATGATGCAAAGAATAGTACTAGTACCAATAATAGTACAGAGAGA---GCAATGGAGAAAGGAGAAATGAAA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GGGAATAGTACTACTAATAGCACTAGTAGTAGAGGGGAAACGGTAGAGAACGAAGAAATGAGAGGAGAAATAAAAAACT</text:p>
          </table:table-cell>
        </table:table-row>
        <table:table-row table:style-name="ro1">
          <table:table-cell office:value-type="string" calcext:value-type="string">
            <text:p>TCTAATACAACTACGCCTCCTACTACTACTAGGACTACTGCTAAGGCTAATGATACAATTGATCAGGAAATGAGAAATT</text:p>
          </table:table-cell>
        </table:table-row>
        <table:table-row table:style-name="ro1">
          <table:table-cell office:value-type="string" calcext:value-type="string">
            <text:p>AATAGTACCAGTGGTAATAGTACTGATAGTGCCAGTGGTAATATCAGTAGTCCGACAGAGGGAGGAGAAATA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AAGAATTAAAAAACT</text:p>
          </table:table-cell>
        </table:table-row>
        <table:table-row table:style-name="ro1">
          <table:table-cell office:value-type="string" calcext:value-type="string">
            <text:p>AATAATAGCAGTAATAATAGCAGTAGTAATAGCAGTAGTAATATCAGTAGTACGATAGAGGGAGGAGAAATGAAAAACT</text:p>
          </table:table-cell>
        </table:table-row>
        <table:table-row table:style-name="ro1">
          <table:table-cell office:value-type="string" calcext:value-type="string">
            <text:p>ACTAACAGCAATAATAATACTACCAGCAATAGTACTAAACCCACTAGTAAGACACTAGAGGGAGGAGAAGTAAAAAATT</text:p>
          </table:table-cell>
        </table:table-row>
        <table:table-row table:style-name="ro1">
          <table:table-cell office:value-type="string" calcext:value-type="string">
            <text:p>TGCGTGACCCTGAACTGCAACAACGTGACCACCACCAGCGGCAACATTACCGATGGCATGGG---------------CGAAGAAATTAAAAACT</text:p>
          </table:table-cell>
        </table:table-row>
        <table:table-row table:style-name="ro1">
          <table:table-cell office:value-type="string" calcext:value-type="string">
            <text:p>ACCATTAGCAACAACGCGACCAACACCAGCAGCACCATTAGCAGCATTACCGCGGAAATGCAGGGCGAAATTAAAAACT</text:p>
          </table:table-cell>
        </table:table-row>
        <table:table-row table:style-name="ro1">
          <table:table-cell office:value-type="string" calcext:value-type="string">
            <text:p>AATGTCACTGATACTACTAATATTACCAGTCATAATAATATTACTTATAATACTACCATTCATAAT----------GACATGAGAAATT</text:p>
          </table:table-cell>
        </table:table-row>
        <table:table-row table:style-name="ro1">
          <table:table-cell office:value-type="string" calcext:value-type="string">
            <text:p>AACTGTAGTGATGTCAAGGGCAACGAGACTAGCAAGACTAATACCAGTCCCAATGTAACGG---AAGGAGAATTAAAAAACT</text:p>
          </table:table-cell>
        </table:table-row>
        <table:table-row table:style-name="ro1">
          <table:table-cell office:value-type="string" calcext:value-type="string">
            <text:p>AATGTTACCTTTAGGAATACTACTAATATCACTAATGGGAATATTATCGATGGGTTGGAGAAAGGGGAAGTAAAAAACT</text:p>
          </table:table-cell>
        </table:table-row>
        <table:table-row table:style-name="ro1">
          <table:table-cell office:value-type="string" calcext:value-type="string">
            <text:p>AATAGTACCAGTGGTAATAGTACTGATAGTGCCGGTGGTAATATCAGTAGTCCGACAGAGGGAGGAGAAATAAAAAACT</text:p>
          </table:table-cell>
        </table:table-row>
        <table:table-row table:style-name="ro1">
          <table:table-cell office:value-type="string" calcext:value-type="string">
            <text:p>AATATCAATAGTACTGCTATTAATGTTACTGCTAGCAATAATACTATTACTAGCAATAATAGTACAGAA-------ATGAAAAATT</text:p>
          </table:table-cell>
        </table:table-row>
        <table:table-row table:style-name="ro1">
          <table:table-cell office:value-type="string" calcext:value-type="string">
            <text:p>GTTACTCTAAACTGTAGTGATGTCAAGGTCAATGAGAATAATACCAGTCCCAAT---------------GTAACGGAAGGAGAATTAAAAAAC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TAGTGATGTCAAGGGCAA---CGAGACTAATAGCGGGAATAACACATCTAAAGTGGAAGAAAAAGAGGTCTTAAAAAACT</text:p>
          </table:table-cell>
        </table:table-row>
        <table:table-row table:style-name="ro1">
          <table:table-cell office:value-type="string" calcext:value-type="string">
            <text:p>ACTGCTAATTTATCCAATGTCAATAGAACATCCAATGTCCAGAACATAATAGGAAATATAACAGATGAAGTAAGAAACT</text:p>
          </table:table-cell>
        </table:table-row>
        <table:table-row table:style-name="ro1">
          <table:table-cell office:value-type="string" calcext:value-type="string">
            <text:p>TCTAATACAACTGCGCT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CAGCAACGTGATTAGCAAAAACATTACCAACACCAGCAGCACCATTACCGCGGAAATGCAGGGCGAAATTAAAAACT</text:p>
          </table:table-cell>
        </table:table-row>
        <table:table-row table:style-name="ro1">
          <table:table-cell office:value-type="string" calcext:value-type="string">
            <text:p>AATGTGCCTAATATAACTATGTCTACTACTAGGGCTACTACTACGGCTAATAATACAATTGATCAGGAAATGAGAAATT</text:p>
          </table:table-cell>
        </table:table-row>
        <table:table-row table:style-name="ro1">
          <table:table-cell office:value-type="string" calcext:value-type="string">
            <text:p>GGATGCACTGATGT---AAATATCACTAAGAATGCTAATACTACATGGGGAGACCTAATGGAAAAAGGAGAAGTAAAAAAT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AAGAATTA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CC---------AGTGCTACTGTGACCAATTCCACCAACGTAACCGACCACTCTGATATAGGAAAGATAACAGATGAAATAAGAAACT</text:p>
          </table:table-cell>
        </table:table-row>
        <table:table-row table:style-name="ro1">
          <table:table-cell office:value-type="string" calcext:value-type="string">
            <text:p>ACTGATGTGAATACCACTAGGAATGCTAATACTAATAATACATGGGGAACGGTAATGGAGAAAGGAGAAGTAAAAAATT</text:p>
          </table:table-cell>
        </table:table-row>
        <table:table-row table:style-name="ro1">
          <table:table-cell office:value-type="string" calcext:value-type="string">
            <text:p>ACTAACAGCAATAATGATACTGACAGCACTAGTACTAAACCCACTAGTAAGACACTAGAGGGAGGAGAAGTAAAAAACT</text:p>
          </table:table-cell>
        </table:table-row>
        <table:table-row table:style-name="ro1">
          <table:table-cell office:value-type="string" calcext:value-type="string">
            <text:p>GGGAATAGTACTACTAATAA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GGTGTCTAATACAACTACTACTACTACTAGGGCTACTACTACGGCTAATGAT-ACAATTGATCAGGAAATGAGAAATT</text:p>
          </table:table-cell>
        </table:table-row>
        <table:table-row table:style-name="ro1">
          <table:table-cell office:value-type="string" calcext:value-type="string">
            <text:p>AATACTACTAATACTACTACCACTAATCATACCACTATCACTAATAGTACTGGGAAAAT---------GAGAGAAGAAATGAAAAACT</text:p>
          </table:table-cell>
        </table:table-row>
        <table:table-row table:style-name="ro1">
          <table:table-cell office:value-type="string" calcext:value-type="string">
            <text:p>CTCTGCGTTACTTTAGATTGTCATAATATCACCAGAAATACCACAACAAACAATGAC------------------GGGCTAGAGGAAATAAAAAACT</text:p>
          </table:table-cell>
        </table:table-row>
        <table:table-row table:style-name="ro1">
          <table:table-cell office:value-type="string" calcext:value-type="string">
            <text:p>TGGAAGAATGA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AATGATACCAGTGGTAATAAT-----ACTGATAATGCCAGTGTTAATATCAGTAGTCCGACAGAGGGAGGAGAAATAAAAAACT</text:p>
          </table:table-cell>
        </table:table-row>
        <table:table-row table:style-name="ro1">
          <table:table-cell office:value-type="string" calcext:value-type="string">
            <text:p>AATAATAGCAGTAATAATAGCAGTAGTAATAACAGTAGTAATATCAATAGTACGATAGAGGTAGGAGAAATAAAAAACT</text:p>
          </table:table-cell>
        </table:table-row>
        <table:table-row table:style-name="ro1">
          <table:table-cell office:value-type="string" calcext:value-type="string">
            <text:p>AACTGTAGTGATGTCAAGGTCAACGAGACTAGCAAGACTAATACCAGTCCCAATGTAACGG---AAGGAGAAT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AATTCCACTACTACCAGTCCCACTGCTACAAGTACTACAAGTTCCCCTATAACGAAAGGAGAACAGGAATTAAAAAAT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ATAATAGCAGTAATAATAGCAGTAGTAATAACAGTAGTAATATCAATAGTACGATAGAGGTAGGAGAAATAAAAAACT</text:p>
          </table:table-cell>
        </table:table-row>
        <table:table-row table:style-name="ro1">
          <table:table-cell office:value-type="string" calcext:value-type="string">
            <text:p>AATAATAGCAGTAATAATAGCAGTAGTAATATCAGTAGTAATATCAGTAGTACGATAGAGGGAGGAGAAATAAAAAACT</text:p>
          </table:table-cell>
        </table:table-row>
        <table:table-row table:style-name="ro1">
          <table:table-cell office:value-type="string" calcext:value-type="string">
            <text:p>AATGAGACTAATACCAAGAATGAGACTAATACCAATAATAGTAGTGGGGGAGTG---ATGGAGAAAGGAGAAATAAAAAACT</text:p>
          </table:table-cell>
        </table:table-row>
        <table:table-row table:style-name="ro1">
          <table:table-cell office:value-type="string" calcext:value-type="string">
            <text:p>GATGGGGGGAATAGTACTACTAATAGTAGTAGAGGGGAAACGGTGGAGAACGAAGAAATGAG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CTAATACAACTTCGCC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ACTAATAATAGCAGAAATAATAGCAGTAGTAATAGCAATAGTACTATCGGTACGATAGAGGGAGGAGAAATAAAAAACT</text:p>
          </table:table-cell>
        </table:table-row>
        <table:table-row table:style-name="ro1">
          <table:table-cell office:value-type="string" calcext:value-type="string">
            <text:p>TCTAATACAACTGCGCT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GTTACTCTAAACTGTAGTGATGTCAAGGTCAATGAGATTAATACCAGTCCCAAT---------------GTAACGGAAGGAGAATTA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GAGAATTAAAAAACT</text:p>
          </table:table-cell>
        </table:table-row>
        <table:table-row table:style-name="ro1">
          <table:table-cell office:value-type="string" calcext:value-type="string">
            <text:p>AACTGTAGTAATGT---CAACGTCACCAATACCAATGAGACTGATACCAGGCTCAAGGAAAAGGAAGGAGAATTAAAAAACT</text:p>
          </table:table-cell>
        </table:table-row>
        <table:table-row table:style-name="ro1">
          <table:table-cell office:value-type="string" calcext:value-type="string">
            <text:p>AGCGGGAATAACACATATGCAATAAATAACTCATCTGACATAAATAACACATCTGAGATAAAAGAGATCTTTACAAACT</text:p>
          </table:table-cell>
        </table:table-row>
        <table:table-row table:style-name="ro1">
          <table:table-cell office:value-type="string" calcext:value-type="string">
            <text:p>AATACCAGTGGTAATAATACTACTAATAATACCAGTAGTAATATCAGTAGTCCGACAGAGGGAGGAGAAATAAAAAACT</text:p>
          </table:table-cell>
        </table:table-row>
        <table:table-row table:style-name="ro1">
          <table:table-cell office:value-type="string" calcext:value-type="string">
            <text:p>TCTAATACAAT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TGGAAGAATGA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GCAAAGAATACTAGTACCAATGGTACTAGTACCCATATTAGTACGGAGGAA---GTAATGAAGGAAGGAGAAATGAAAAACT</text:p>
          </table:table-cell>
        </table:table-row>
        <table:table-row table:style-name="ro1">
          <table:table-cell office:value-type="string" calcext:value-type="string">
            <text:p>AACTGTACTACCAATGTCACTAAAATATCACTGATACAGACAG-----GCATGAATAATATCACTGAGACAGG---GATGAC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CTAACAGCAATAATGATACTAACAGCACCAGTACTAACATCACTAGTAAGACACTAGAGGGAGGAGAAGTAAAAAAT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CACTGATTATGCAAAAAATGCCACTAATACCACTAATAATGGCTGGAAA---ATAATGGAAAAAGGAGAAATA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CTAACAGCAATAATAATACTACCAGCAATAGTACTAAACCCACTAGTAAGACACTAGAGGGAGGAGAAGTAAAAAATT</text:p>
          </table:table-cell>
        </table:table-row>
        <table:table-row table:style-name="ro1">
          <table:table-cell office:value-type="string" calcext:value-type="string">
            <text:p>ACTAACAGCAATAATGATACTAACAGCACCAGTACTAACATCACTAGTAAGACACTAGAGGGAGGAGAAGTAAAAAATT</text:p>
          </table:table-cell>
        </table:table-row>
        <table:table-row table:style-name="ro1">
          <table:table-cell office:value-type="string" calcext:value-type="string">
            <text:p>AATTGTACAGATGTAAAATTWAAAAACGCAACAAACTCAAA---------CGTAACAACAAACATAACCAGACCAGATGTGAAACAGT</text:p>
          </table:table-cell>
        </table:table-row>
        <table:table-row table:style-name="ro1">
          <table:table-cell office:value-type="string" calcext:value-type="string">
            <text:p>GATTTTAATACCACTAGGAATGCCACTAATACCACTAATAATGGTTGGAAA---ATAATGGAGAAAGGGGAAATAAAAAACT</text:p>
          </table:table-cell>
        </table:table-row>
        <table:table-row table:style-name="ro1">
          <table:table-cell office:value-type="string" calcext:value-type="string">
            <text:p>GTGAATGTTACTAAGACCAATAGTACTTATACCAATAGTAGTAATGGGGGAGTG---ATGGAGGAAGGAGAAATGAAAAACT</text:p>
          </table:table-cell>
        </table:table-row>
        <table:table-row table:style-name="ro1">
          <table:table-cell office:value-type="string" calcext:value-type="string">
            <text:p>TTAACCCCACTCTGTGTTACTTTAAATTGCACTAATGCCACTAGTAGTAATAACACTGAT---------------------------ATAGGAGAAATGAAGAACT</text:p>
          </table:table-cell>
        </table:table-row>
        <table:table-row table:style-name="ro1">
          <table:table-cell office:value-type="string" calcext:value-type="string">
            <text:p>TGCGTGACCCTGAACTGCAACAACGTGACCGCGACCAGCGGCAACATTACCGATGGCATGGGC---------------------GAAGAAATTAAAAACT</text:p>
          </table:table-cell>
        </table:table-row>
        <table:table-row table:style-name="ro1">
          <table:table-cell office:value-type="string" calcext:value-type="string">
            <text:p>AATACTACTAATACTACTACTACTAATCATACCACTATCACTAATAGTACTGGGAAAAT---------GAGAGAAGAAATG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GTAATAGCAGTAGTAATAGCAGTAGTAATAGCAGTAGTAGTTTCAATAGTACAATAGAGAGAGGAGAAATAAAAAACT</text:p>
          </table:table-cell>
        </table:table-row>
        <table:table-row table:style-name="ro1">
          <table:table-cell office:value-type="string" calcext:value-type="string">
            <text:p>AATAAAACCAGTGGCAGTGTTACTAATAGTACCAGTGATATTTTCAATAGTACAATAGAGGCAGGAGAAATAAAAAACT</text:p>
          </table:table-cell>
        </table:table-row>
        <table:table-row table:style-name="ro1">
          <table:table-cell office:value-type="string" calcext:value-type="string">
            <text:p>TTAGATTGCACTAATCT---GAATACTACTGATAACAATAGTAATATCAGTAGTCCGACA---GAGGGAGGAGAAATAAAAAACT</text:p>
          </table:table-cell>
        </table:table-row>
        <table:table-row table:style-name="ro1">
          <table:table-cell office:value-type="string" calcext:value-type="string">
            <text:p>AACTGCAGTAATGCTAATATCAATGTTACTACTAGCAATAATACTATTACTAGCAATAATAGTACAGAA-------ATGAAAAATT</text:p>
          </table:table-cell>
        </table:table-row>
        <table:table-row table:style-name="ro1">
          <table:table-cell office:value-type="string" calcext:value-type="string">
            <text:p>TGGAAGAATGA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ACTCTAAACTGTAGTAATGCCAATGTCACCTATGAGAATAATACCAGTTCCAA------------------GGTAATGG---AAGGAGAATTAAAAAACT</text:p>
          </table:table-cell>
        </table:table-row>
        <table:table-row table:style-name="ro1">
          <table:table-cell office:value-type="string" calcext:value-type="string">
            <text:p>AACTGTAGTGATGTCAAGGTCAACGAGACTAACGAGACTAATACCAGTCCCAAT---------------GTAACGGAAGGAGAATTAAAAAACT</text:p>
          </table:table-cell>
        </table:table-row>
        <table:table-row table:style-name="ro1">
          <table:table-cell office:value-type="string" calcext:value-type="string">
            <text:p>AATGATACCAGTGGTAATAAT-----ACTGATAATGCCAGTGTTAATATCAGTAGTCCGACAGAGGGAGGAGAAATA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ATAGTACCAGTGGTAATAGTACTGATAGTGCCAGTGGTAATAGCAGTAGTCCGATAGAGATTGGAGAAATAAAAAACT</text:p>
          </table:table-cell>
        </table:table-row>
        <table:table-row table:style-name="ro1">
          <table:table-cell office:value-type="string" calcext:value-type="string">
            <text:p>GAATGTAATAATACAAAGAATAGTACTAGTACCAATACTAGTACGGAGAAA---GCAATGGAGACAGGAGAAATGAAAAACT</text:p>
          </table:table-cell>
        </table:table-row>
        <table:table-row table:style-name="ro1">
          <table:table-cell office:value-type="string" calcext:value-type="string">
            <text:p>ACTAATGCCAGTAATAGTAATTTGACTAATACCAATAGTACTAGTGAGAAAGTG---ATGGAGGAAGGAGAAATG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ATGTCACTGAC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GCAGGAACGATACCAATTCCACTACTACCAGTCCCCCTACTACAAATTCCACTATAATGGAAGGAGAATTAAAA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GCTAATTTGACCGATGTCAACAAGACCAATGCCGATGTCTTTAAAGAATTAAGAAATGTAACAGATGAAGTAAGAAACT</text:p>
          </table:table-cell>
        </table:table-row>
        <table:table-row table:style-name="ro1">
          <table:table-cell office:value-type="string" calcext:value-type="string">
            <text:p>AATGTCGATGTTACTGATAATACTACCAGTTATAATAATATTACTTATAATACTACCATTCATAAT----------GACATGAGAAATT</text:p>
          </table:table-cell>
        </table:table-row>
        <table:table-row table:style-name="ro1">
          <table:table-cell office:value-type="string" calcext:value-type="string">
            <text:p>ACTCTAAACTGTAGTAATGCCAATGTTACCTATGGGACTAATACCAGTTCCAAGGTAAT---------GGAAGGAGAATTAAAAAACT</text:p>
          </table:table-cell>
        </table:table-row>
        <table:table-row table:style-name="ro1">
          <table:table-cell office:value-type="string" calcext:value-type="string">
            <text:p>ACCACCAGCACCAGTACCCCGACTACCGCCACCACTGTCGGCCGTCAACGCGAGGATATGGACAAG-GATATGCACAACT</text:p>
          </table:table-cell>
        </table:table-row>
        <table:table-row table:style-name="ro1">
          <table:table-cell office:value-type="string" calcext:value-type="string">
            <text:p>AATATCACCAGAAATATCACCAATAATAATAGCACCGAAAGAAACAATACATATGAAGGGCTAGAGGAAATAAAAAACT</text:p>
          </table:table-cell>
        </table:table-row>
        <table:table-row table:style-name="ro1">
          <table:table-cell office:value-type="string" calcext:value-type="string">
            <text:p>GTAAAATTAACCCCACTCTGTGTTACTCTAAACTG---------------TGTTACCAATGTCACTAATATCACTGAGA------------------TAGGGATGACAAACT</text:p>
          </table:table-cell>
        </table:table-row>
        <table:table-row table:style-name="ro1">
          <table:table-cell office:value-type="string" calcext:value-type="string">
            <text:p>GATAGTACCAGTGGTAATAATACTAGTAGTGCCAATGGTACTATCAGTAGTACGATAGAGAAAGGAGAAATAAAAAACT</text:p>
          </table:table-cell>
        </table:table-row>
        <table:table-row table:style-name="ro1">
          <table:table-cell office:value-type="string" calcext:value-type="string">
            <text:p>TTAGATTGCACTAATCT---GAATACTACTGATAACAATAGTAATATCAGTAGTCCGACA---GAGGGAGGAGAAATAAAAAACT</text:p>
          </table:table-cell>
        </table:table-row>
        <table:table-row table:style-name="ro1">
          <table:table-cell office:value-type="string" calcext:value-type="string">
            <text:p>AAAAATAGGACTGATACTGATAGAAATAGTACTAATACCACTATTAGTATGAACATGGAGCCAGGAGAAATGAAGAACT</text:p>
          </table:table-cell>
        </table:table-row>
        <table:table-row table:style-name="ro1">
          <table:table-cell office:value-type="string" calcext:value-type="string">
            <text:p>TCTAATACAATTGCGCC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GATAATACCAGGGGTAATAATACTAGTAATAGCAGTAGTAATATCAGTAGTCCGACAGAGGTAGGAGAAATAAAAAACT</text:p>
          </table:table-cell>
        </table:table-row>
        <table:table-row table:style-name="ro1">
          <table:table-cell office:value-type="string" calcext:value-type="string">
            <text:p>GGGAATAATACTATTAATAGCACTAGTAGTAGAAGGGAAACGGTGGAGAACGAAGAAATGAGAGGAGAAATAAAAAACT</text:p>
          </table:table-cell>
        </table:table-row>
        <table:table-row table:style-name="ro1">
          <table:table-cell office:value-type="string" calcext:value-type="string">
            <text:p>TGCAGCAACGTGATTAGCAAAAACATTACCAACACCAGCAGCACCATTACCGCGGAAATGCAGGGCGAAATTAAAAACT</text:p>
          </table:table-cell>
        </table:table-row>
        <table:table-row table:style-name="ro1">
          <table:table-cell office:value-type="string" calcext:value-type="string">
            <text:p>TGGAAGAATGA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TGGAAGAATACTAACAATAGCAGTAGTAATAACAGTAGTAATACCAATAGTACGATAGAGAGAGGAGAAATAAAA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ACTCTAAACTGTAGT---------AATGCCAATGTCACCTATGAGAATAATACCAGTCTCAAGGAAAAGGAAGGAGAATTAAAAAACT</text:p>
          </table:table-cell>
        </table:table-row>
        <table:table-row table:style-name="ro1">
          <table:table-cell office:value-type="string" calcext:value-type="string">
            <text:p>AATGTCACTGATACTACTAATATTACCAGTCATAATAATATTACTTATAATACTACCATTCATAAT----------GACATGAGAAATT</text:p>
          </table:table-cell>
        </table:table-row>
        <table:table-row table:style-name="ro1">
          <table:table-cell office:value-type="string" calcext:value-type="string">
            <text:p>AACTGTAGTAATGT---CAACGTCACCAATACCAATGAGACTAATACCAGTCTCAAGGAAAAGGAAGGAGAATTAAAAAACT</text:p>
          </table:table-cell>
        </table:table-row>
        <table:table-row table:style-name="ro1">
          <table:table-cell office:value-type="string" calcext:value-type="string">
            <text:p>TGTAGTGATGTCAAAGGCAA---CGAGACTAATAGCGGGAATAACACATCTAAAATGGAAGAAGAAGAGGTCTTA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GAATT</text:p>
          </table:table-cell>
        </table:table-row>
        <table:table-row table:style-name="ro1">
          <table:table-cell office:value-type="string" calcext:value-type="string">
            <text:p>TGCAGCAACGTGATTAGCAAAAACATTACCAACACCAGCAGCACCATTACCGCGGAAATGCAGGGCGAAATTAAAAACT</text:p>
          </table:table-cell>
        </table:table-row>
        <table:table-row table:style-name="ro1">
          <table:table-cell office:value-type="string" calcext:value-type="string">
            <text:p>CCCACTTTGTGTTAATTTAAATTGTGCTGATTTGAGAAATACTACTAATTACCAGT---------------ATTACGATAGAGGGAGGAGAAAT--------</text:p>
          </table:table-cell>
        </table:table-row>
        <table:table-row table:style-name="ro1">
          <table:table-cell office:value-type="string" calcext:value-type="string">
            <text:p>TCTAATACAACTGCGCA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AATTGCAGTAATGCTAATATCAATGTTACTACTAGCAATAATACTATTACTAGCAATAATAGTACAGAA-------ATGAAAAATT</text:p>
          </table:table-cell>
        </table:table-row>
        <table:table-row table:style-name="ro1">
          <table:table-cell office:value-type="string" calcext:value-type="string">
            <text:p>TGCGTGACCCTGAACTGCAACAACGTGACCGCGACCAGCGGCAACATTACCGATGGCATGGGC---------------------GAAGAACTG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TGTACAACT---ATTAATGCTACTAGGACATACGGTAATATTACATACAATAATACCATGGGGGGGAAAGAAATACAAAATT</text:p>
          </table:table-cell>
        </table:table-row>
        <table:table-row table:style-name="ro1">
          <table:table-cell office:value-type="string" calcext:value-type="string">
            <text:p>GGGAATAATACTACTAATAGCAATAGTAGTAGAGGGGAAACGGTGGAGAACGAAGAAATGAGAGGAGAAATAAAAAACT</text:p>
          </table:table-cell>
        </table:table-row>
        <table:table-row table:style-name="ro1">
          <table:table-cell office:value-type="string" calcext:value-type="string">
            <text:p>TCCAAGGCTGAATTCAAGAACGCAACCAAATATGACA----CAACAAGAGAATTAGGAAATCTAACAAATGACGTA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TCACCAGAAAAAATACCACCAATAATAATAGCACCAAAGGAAACAATACATATGAAGGGCTAGAGGAAATAAAGAACT</text:p>
          </table:table-cell>
        </table:table-row>
        <table:table-row table:style-name="ro1">
          <table:table-cell office:value-type="string" calcext:value-type="string">
            <text:p>TGCGTGACCCTGAACTGCACCAACGTG---------------ACCACCAGCGGCAACGGCACCATTAACGAACTGGGCGAAGAAATTAAAAACT</text:p>
          </table:table-cell>
        </table:table-row>
        <table:table-row table:style-name="ro1">
          <table:table-cell office:value-type="string" calcext:value-type="string">
            <text:p>ACTCTAAACTGTAGTAATGCCAATGTCACCTATGAGAATAATACCAGTCCCAATGA---------------------AATGAAAGGAGAATTA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ATAATAGCAGTAATAATAGCAGTAGTAATATCAGTAGTAATATCAGTAGTACGATAGAGGGAGGAGAAATAAAAAACT</text:p>
          </table:table-cell>
        </table:table-row>
        <table:table-row table:style-name="ro1">
          <table:table-cell office:value-type="string" calcext:value-type="string">
            <text:p>TGCGTGACCCTGAACTGCAACAACGTGACCACCACCAGCGGCAACATTACCGATGGCATGGG---------------CGAAGAAATTAAAAACT</text:p>
          </table:table-cell>
        </table:table-row>
        <table:table-row table:style-name="ro1">
          <table:table-cell office:value-type="string" calcext:value-type="string">
            <text:p>AACTGTAGCCACGACATCACCAAGTCCAATAACAACACCACTCCCAATGTCA-----CGAACAGTGACAGT----------GACATGAGAAACT</text:p>
          </table:table-cell>
        </table:table-row>
        <table:table-row table:style-name="ro1">
          <table:table-cell office:value-type="string" calcext:value-type="string">
            <text:p>AATATTACCTTTAGGAATAAGACTAATATCACTAGTGGGACTGTTATCGATGAATTGGAGAAAGGGGAAGTAAAAAACT</text:p>
          </table:table-cell>
        </table:table-row>
        <table:table-row table:style-name="ro1">
          <table:table-cell office:value-type="string" calcext:value-type="string">
            <text:p>ACTCTAAACTGTAGTAATGCCAATGTCACCTATGAGAATAATACCATTTCCAAT------------GAAATGAT---------AGGAGAATTAAAAAACT</text:p>
          </table:table-cell>
        </table:table-row>
        <table:table-row table:style-name="ro1">
          <table:table-cell office:value-type="string" calcext:value-type="string">
            <text:p>ACTAACAGCAATAATGATACTAACAGCACTAGTACTAACATCACTAGTAAGACACTAGAGGGAGGAGAAGTAAAAAATT</text:p>
          </table:table-cell>
        </table:table-row>
        <table:table-row table:style-name="ro1">
          <table:table-cell office:value-type="string" calcext:value-type="string">
            <text:p>ATCACCAGAAAAAATACCACCAATAATAATAGCACCAAAGGAAACAATACATATGAAGGGCTAGAGGAAATAAAG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AAGAATTAAAAAACT</text:p>
          </table:table-cell>
        </table:table-row>
        <table:table-row table:style-name="ro1">
          <table:table-cell office:value-type="string" calcext:value-type="string">
            <text:p>AAAAAGAATGATACCACGAATGGTACTAATATTAATACCACTAATAGTGATGGGAAAAT---------AAAAGAAGAAATGAAAAACT</text:p>
          </table:table-cell>
        </table:table-row>
        <table:table-row table:style-name="ro1">
          <table:table-cell office:value-type="string" calcext:value-type="string">
            <text:p>AATATCAATATCACCAGAAAAAATATCACCAATAATAATAGAAACAATACATATGAAGGGCGAGAGGAAATAAAAAACT</text:p>
          </table:table-cell>
        </table:table-row>
        <table:table-row table:style-name="ro1">
          <table:table-cell office:value-type="string" calcext:value-type="string">
            <text:p>AATTGTAGTAATGTGAGGAATGGTACTAATACCAATAGTAGTAGTGGGGGAGTG---ATGGAGGAAGGAGAAATG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CTGATTTTAATCATACTAATACCAATACTAATCGT-----ACTGTTACCCCTGCCCCTGAAATGAGAGATGAAGTAAAAAACT</text:p>
          </table:table-cell>
        </table:table-row>
        <table:table-row table:style-name="ro1">
          <table:table-cell office:value-type="string" calcext:value-type="string">
            <text:p>AATGTTACCCTTAGGAATGATACTAATATCACTAGTGAGAATAGTATTGATGGATTGGAGAGAGGGGAAGTAAAAAACT</text:p>
          </table:table-cell>
        </table:table-row>
        <table:table-row table:style-name="ro1">
          <table:table-cell office:value-type="string" calcext:value-type="string">
            <text:p>TGTAACAGTGTTCCTGCTAATACTACCAGTCATAATAATATTACTTATAATACTACCATTCATAATGACATGAGAAATT</text:p>
          </table:table-cell>
        </table:table-row>
        <table:table-row table:style-name="ro1">
          <table:table-cell office:value-type="string" calcext:value-type="string">
            <text:p>TGCGTGACCCTGAACTGCACCAACGTG---------------ACCACCAGCGGCAACGGCACCATTAACGAACTGGGCGAAGAAATT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TGCGTGACCCTGAACTGCACCAACGTG---------------ACCACCAGCGGCAACGGCACCATTAACGAACTGGGCGAAGAAATTAAAAACT</text:p>
          </table:table-cell>
        </table:table-row>
        <table:table-row table:style-name="ro1">
          <table:table-cell office:value-type="string" calcext:value-type="string">
            <text:p>TGTAGTAATGTCAAGGGCAA---CGAGACTAATAGCGGGAATAACACATCTAAAATGGAAGAAAAAGAGGTCTTAAAAAACT</text:p>
          </table:table-cell>
        </table:table-row>
        <table:table-row table:style-name="ro1">
          <table:table-cell office:value-type="string" calcext:value-type="string">
            <text:p>ACTAACAGCAATAATGATACTAACAGCACCAGTACTAACATCACTAGTAAGACACTAGAGGGAGGAGAAGTAAAAAATT</text:p>
          </table:table-cell>
        </table:table-row>
        <table:table-row table:style-name="ro1">
          <table:table-cell office:value-type="string" calcext:value-type="string">
            <text:p>GATAATACCAGTGGTACTAATACTAATAATACCAGTGGTAATATCAGTAGTACGATAGAGGGAGGAGAAATAAAAAACT</text:p>
          </table:table-cell>
        </table:table-row>
        <table:table-row table:style-name="ro1">
          <table:table-cell office:value-type="string" calcext:value-type="string">
            <text:p>AATACAACTACTAAGCCTACTACTACTACTAGGGCTACTACTACGGCTAATGATACAATTGATCAGGAAATGAGGAATT</text:p>
          </table:table-cell>
        </table:table-row>
        <table:table-row table:style-name="ro1">
          <table:table-cell office:value-type="string" calcext:value-type="string">
            <text:p>GGTGTCACTTTAGAGTGTTGGGAT---AAAAACAACACTTGGGATAAAAACAACACCGACA------------TGGAAGGGGAAGTA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TTAGATTGCACTAATCT---GAATACTACTGATAACAATAGTAATATCAGTAGTCCGACA---GAGGGAGGAGAAATAAAAAACT</text:p>
          </table:table-cell>
        </table:table-row>
        <table:table-row table:style-name="ro1">
          <table:table-cell office:value-type="string" calcext:value-type="string">
            <text:p>AATATCACCAGAAATATCACCAATAATAATAGCACCAAAGGAAACAATACATATGAAGGGCTAGAGGAAATAAAAAACT</text:p>
          </table:table-cell>
        </table:table-row>
        <table:table-row table:style-name="ro1">
          <table:table-cell office:value-type="string" calcext:value-type="string">
            <text:p>TGCAGCAACGCGATTAGCAAAAACGTGACCAACACCAGCAGCATTATTGCGGCGGAAATGCAGGGCGAAATTAAAAACT</text:p>
          </table:table-cell>
        </table:table-row>
        <table:table-row table:style-name="ro1">
          <table:table-cell office:value-type="string" calcext:value-type="string">
            <text:p>AATGAGACTAATACCAATAATGGGACTAATACCACTAGTAGTATTGGGGGGGTGATGGAGGAAGGAGAAATAAAAAACT</text:p>
          </table:table-cell>
        </table:table-row>
        <table:table-row table:style-name="ro1">
          <table:table-cell office:value-type="string" calcext:value-type="string">
            <text:p>AATAATAGCAGTAATAATAGCAGTAGTAATAGCAGTAGTAATATCAGTGGTACGATAGAGGGAGGAGAAATAAAAAACT</text:p>
          </table:table-cell>
        </table:table-row>
        <table:table-row table:style-name="ro1">
          <table:table-cell office:value-type="string" calcext:value-type="string">
            <text:p>TCTGTTAATAATACCAGTAGTGTTAAGGGGACAAATACCAGTAGTGTTAATGGGACAATAGTGGAGGGAATGAAAAACT</text:p>
          </table:table-cell>
        </table:table-row>
        <table:table-row table:style-name="ro1">
          <table:table-cell office:value-type="string" calcext:value-type="string">
            <text:p>AATTCCACTACTGCCAGTCCCACCAGTTCCACTACTACCAGTTCCCCTATAACGAAAGGAGAACAGGAATTAAAAAAT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TCTAATGCAGCTACGCATACTACCCCTACTATGACTACTGCTAAGGCTAATGATACAATTGATCAGGAAATGAGAAATT</text:p>
          </table:table-cell>
        </table:table-row>
        <table:table-row table:style-name="ro1">
          <table:table-cell office:value-type="string" calcext:value-type="string">
            <text:p>AGTAATGTCAATGTCACTAATAGTAATGTCAATGTCACTAATGCTACCAGCAATAATGGCATGGGAGAAATGAAAAATT</text:p>
          </table:table-cell>
        </table:table-row>
        <table:table-row table:style-name="ro1">
          <table:table-cell office:value-type="string" calcext:value-type="string">
            <text:p>TCTAATACAACTGCGCCTACTACTCCTATTAGGGCCACTACTACGGCTAATGATACAATTGATCAGGAAATGAGAAATT</text:p>
          </table:table-cell>
        </table:table-row>
        <table:table-row table:style-name="ro1">
          <table:table-cell office:value-type="string" calcext:value-type="string">
            <text:p>ACCAATGCTGATTTTAATCATACTAATGCCAATGTTACTGGTACCCCTGCCCCTGAAATGAGAGATGAAGTAAAAAACT</text:p>
          </table:table-cell>
        </table:table-row>
        <table:table-row table:style-name="ro1">
          <table:table-cell office:value-type="string" calcext:value-type="string">
            <text:p>TGCGTGACCCTGAACTGCAACAACGTGACCACCACCAGCGGCAACATTACCGATGGCATGGG---------------CGAAGAACTG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AACTGCAGTAATGCTAATATCAATGTTACTACTAGCAATGATACTATTACTAGCAATAATAGTACAGAA-------ATGAAAAATT</text:p>
          </table:table-cell>
        </table:table-row>
        <table:table-row table:style-name="ro1">
          <table:table-cell office:value-type="string" calcext:value-type="string">
            <text:p>AATAATAGCAGTAATAATAACAGTAGTAATAGCAGTAGTAATGTCAGTAGTACGATAGAGGTAGGAGAAATAAAAAACT</text:p>
          </table:table-cell>
        </table:table-row>
        <table:table-row table:style-name="ro1">
          <table:table-cell office:value-type="string" calcext:value-type="string">
            <text:p>CTCTGCGTTACTTTAGATTGTCATAATATCACCAGAAATACCACAATAAACAATGAC------------------GGGCTAGAGGAAATAAAAAAC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AAACT</text:p>
          </table:table-cell>
        </table:table-row>
        <table:table-row table:style-name="ro1">
          <table:table-cell office:value-type="string" calcext:value-type="string">
            <text:p>ACTTTAAACTGCACTGATTATACAAAGAATGCCACTAATACCACTAATAA------------AATAATGGAGGGAGGAGAAATAAAAAACT</text:p>
          </table:table-cell>
        </table:table-row>
        <table:table-row table:style-name="ro1">
          <table:table-cell office:value-type="string" calcext:value-type="string">
            <text:p>ACTCCTACAAATGTGGCTAATACAACTACGCCTGTTACTACTACGGCTAATAATACAATTGATCAGGAAATGAGAAATT</text:p>
          </table:table-cell>
        </table:table-row>
        <table:table-row table:style-name="ro1">
          <table:table-cell office:value-type="string" calcext:value-type="string">
            <text:p>AATAATAGCAGTAGTAATAGCAGTAGTAATAGCAGTATTAATATCAGTAGTACAATAGAGGTAGGAGAAATAAAAAACT</text:p>
          </table:table-cell>
        </table:table-row>
        <table:table-row table:style-name="ro1">
          <table:table-cell office:value-type="string" calcext:value-type="string">
            <text:p>ACCAATGCTGATTTTAACCATACTAATACCAATGTTACTGGTACCCCTGCCCCTGAAATGAGAGATGAAATAAAAAACT</text:p>
          </table:table-cell>
        </table:table-row>
        <table:table-row table:style-name="ro1">
          <table:table-cell office:value-type="string" calcext:value-type="string">
            <text:p>AATTGCACCAATTGGAGGAATATTAATGATAGCAGTAGTAATATCAGTAGGCCGACA---GAGGGAGGAGAAATAAAAAACT</text:p>
          </table:table-cell>
        </table:table-row>
        <table:table-row table:style-name="ro1">
          <table:table-cell office:value-type="string" calcext:value-type="string">
            <text:p>ACTCTAAACTGTAGTAATGCCAATGTTACCTATGGGACTAATACCAGTTCCAAGGTAAT---------GGAAGGAGAATTAAAAAACT</text:p>
          </table:table-cell>
        </table:table-row>
        <table:table-row table:style-name="ro1">
          <table:table-cell office:value-type="string" calcext:value-type="string">
            <text:p>TGTAGTGATGTCAAGGGCAACGAGACTAAGAGCGAGAATAACACATCTAAAATGGAAGAAAAAGAGGTCTTA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ACTGTAGCCACGACATCACCAAGTCCAATAACAACACCACTCCCAATGTCA-----CGAACAGTGACAGT----------GACATGAG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GCTGATTTTAATCATACTAATACCAATACTAATCGT-----ACTGTTACCCCTGCCCCTGAAATGAGAGATGAAGTAAAAAACT</text:p>
          </table:table-cell>
        </table:table-row>
        <table:table-row table:style-name="ro1">
          <table:table-cell office:value-type="string" calcext:value-type="string">
            <text:p>AATACAACTACTACTACTAGGACTACTACTAGGGCTACTACTACGGCTAATGATACAATTGATCAGGAAATGAAAAATT</text:p>
          </table:table-cell>
        </table:table-row>
        <table:table-row table:style-name="ro1">
          <table:table-cell office:value-type="string" calcext:value-type="string">
            <text:p>AGTAATAGTAGTAGTACTAGCAGTAGTAATAGCAGTAATAGTTTCAATAGTACAATAGAGGCAGGAGAAATAAAAAACT</text:p>
          </table:table-cell>
        </table:table-row>
        <table:table-row table:style-name="ro1">
          <table:table-cell office:value-type="string" calcext:value-type="string">
            <text:p>AATGTTACCTTTAGGAATAGTACTAATATCACTAGTGAGAATAGTATTGATGGATTGGAGAAAGGGGAAGTAAAAAACT</text:p>
          </table:table-cell>
        </table:table-row>
        <table:table-row table:style-name="ro1">
          <table:table-cell office:value-type="string" calcext:value-type="string">
            <text:p>TGTGTTAATTTAAATTGTGCTGAGTTGAGGAATACTACTAATACCAGT---------------ATTATGATAGAGGGAGGAGAAATAAAG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ATAGTAAAAAGATACATTGCAAGACTGTTAATAAAACCAGTGATGTTAATGGGACAATAGTGGAGGGAATGAAA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ACCAATGCTGATTTTAATCATACTAATACCAATGCTACTAGTACCCCTGCCCCTGAAATGAGAGATGAAATAAAAAACT</text:p>
          </table:table-cell>
        </table:table-row>
        <table:table-row table:style-name="ro1">
          <table:table-cell office:value-type="string" calcext:value-type="string">
            <text:p>ACTCTAAACTGTAGTAAT---GCCAATGTCACCTATGAAAATAATACCAGTTCCAAGGTAAT------GGAAGGAGAATTAAAAAACT</text:p>
          </table:table-cell>
        </table:table-row>
        <table:table-row table:style-name="ro1">
          <table:table-cell office:value-type="string" calcext:value-type="string">
            <text:p>AGCAACGTGACCATTAGCAACAACGTGACCAACACCAGCAGCACCATTACCGCGGAAATGCAGGGCGAAATTAAAAACT</text:p>
          </table:table-cell>
        </table:table-row>
        <table:table-row table:style-name="ro1">
          <table:table-cell office:value-type="string" calcext:value-type="string">
            <text:p>AATAATAGCAGTAATAATAGCAGCAGTAATAGCAGTACTAATATCAGTGGTACGATAGAGGGAGGAGAAATAAAAAACT</text:p>
          </table:table-cell>
        </table:table-row>
        <table:table-row table:style-name="ro1">
          <table:table-cell office:value-type="string" calcext:value-type="string">
            <text:p>TCTACTACAACTACGCCTGCTCTTACTACTAGGGCTACTGCTAAGGCTAATGATACAATTGATCAGGAAATGAGAAATT</text:p>
          </table:table-cell>
        </table:table-row>
        <table:table-row table:style-name="ro1">
          <table:table-cell office:value-type="string" calcext:value-type="string">
            <text:p>AACAATACCAGTTCCACTACTACCAGTCCCACTACTACAAGTTCCCCTATAACGAAAGGAGAACAGGAATTAAAAAACT</text:p>
          </table:table-cell>
        </table:table-row>
        <table:table-row table:style-name="ro1">
          <table:table-cell office:value-type="string" calcext:value-type="string">
            <text:p>GGA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TCTGTTAATAATACCAGTAGTGTTAAGGGGACAAATACCAGTAGTGTTAATGGGACAATAGTGGAGGGAATGAAAAACT</text:p>
          </table:table-cell>
        </table:table-row>
        <table:table-row table:style-name="ro1">
          <table:table-cell office:value-type="string" calcext:value-type="string">
            <text:p>AATTCCACTACTACCAGTCCCACTGCTACAAGTACTACAAGTTCCCCTATAACGAAAGGAGAACAGGAATTAAAAAACT</text:p>
          </table:table-cell>
        </table:table-row>
        <table:table-row table:style-name="ro1">
          <table:table-cell office:value-type="string" calcext:value-type="string">
            <text:p>AATTGCACTGATTGGAGGAATACTAATAATACCAGTGGTAATATCAGTAGTCCGACA---GAGGGAGGAGAAATA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GGGAG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CTTTAAATTGTACT---------AATGCCACCAATACCARTACCAGCAGTGGCACCCTGAASGAMGAGTCAGGGGCAATACAAAATT</text:p>
          </table:table-cell>
        </table:table-row>
        <table:table-row table:style-name="ro1">
          <table:table-cell office:value-type="string" calcext:value-type="string">
            <text:p>ACTAACAGCAATAATGATACTAACAGCACTAGTACTAACATCACTAGTAAGACACTAGAGGGAGGAGAAGTAAAAAAT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AAGAATTAAAAAACT</text:p>
          </table:table-cell>
        </table:table-row>
        <table:table-row table:style-name="ro1">
          <table:table-cell office:value-type="string" calcext:value-type="string">
            <text:p>GGGAATAG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CTGTAGTGATGTCAAGGTCAACGAGACTAGCAAGACTAATACCAGTCCCAATGTAACGG---AAGGAGAATTAAAAAACT</text:p>
          </table:table-cell>
        </table:table-row>
        <table:table-row table:style-name="ro1">
          <table:table-cell office:value-type="string" calcext:value-type="string">
            <text:p>AATTGTAGTGATGCAAAGAATAGTACTAGTATCAATAATAGTACGGAGAAAGCG---ATGGAGAAAGGAGAAATG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ACTGTAGTGATGTCAAGGGCAACGAGACTAGCAAGACTAATACCAGTCCCAATGTAACGG---AAGGAGAATTAAAAAACT</text:p>
          </table:table-cell>
        </table:table-row>
        <table:table-row table:style-name="ro1">
          <table:table-cell office:value-type="string" calcext:value-type="string">
            <text:p>ACTAATAATAGCAGTAATAATAGCAGTAATAATAGCAATAGTACTATCGGTACGATAGAGGGAGGAGAAATAAAAAACT</text:p>
          </table:table-cell>
        </table:table-row>
        <table:table-row table:style-name="ro1">
          <table:table-cell office:value-type="string" calcext:value-type="string">
            <text:p>AATGTGAATGTTACTAAGACCAATAGCAGTAGTACCAGTAGTAATGGGGGACTGATGGAGGAAGGAGAAATG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TTAGATTGCACTAATCT---GAATACTACTGATAACAATAGTAATATCAGTAGTCCGACA---GAGGGAGGAGAAATAAAAAACT</text:p>
          </table:table-cell>
        </table:table-row>
        <table:table-row table:style-name="ro1">
          <table:table-cell office:value-type="string" calcext:value-type="string">
            <text:p>ACTAACAGCAATAATGCTATTAACAGCACTAGTACTAACATCACTAGTAAGACACTAGAGGGAGGAGAAGTAAAAAATT</text:p>
          </table:table-cell>
        </table:table-row>
        <table:table-row table:style-name="ro1">
          <table:table-cell office:value-type="string" calcext:value-type="string">
            <text:p>ATCACCAGAAAAAATACCACCAAGAATAATAGCACCAAAGGAAACAATACATATGAAGGGCTAGAGGAAATAAAGAACT</text:p>
          </table:table-cell>
        </table:table-row>
        <table:table-row table:style-name="ro1">
          <table:table-cell office:value-type="string" calcext:value-type="string">
            <text:p>GGATGCACTGATGT---AAATATCACTAAGGATGCTAATACTACATGGGGAGACCTAATGGAAAAAGGAGAAGTAAAAAATT</text:p>
          </table:table-cell>
        </table:table-row>
        <table:table-row table:style-name="ro1">
          <table:table-cell office:value-type="string" calcext:value-type="string">
            <text:p>TGCAGCAACGTGATTAGCAAAAACGTGACCAACACCAGCAGCACCATTACCGCGGAAATGCAGGGCGAAATTAAAAACT</text:p>
          </table:table-cell>
        </table:table-row>
        <table:table-row table:style-name="ro1">
          <table:table-cell office:value-type="string" calcext:value-type="string">
            <text:p>TTAGATTGCACTAATCT---GAATACTACTGATAGCAATAGTAATATCAGTAGTCCGACA---GAGGGAGGAGAAATAAAAAACT</text:p>
          </table:table-cell>
        </table:table-row>
        <table:table-row table:style-name="ro1">
          <table:table-cell office:value-type="string" calcext:value-type="string">
            <text:p>AGTAATAGCAGTAGTAC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CTAATACAACTGCGCT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AATGTTACCTTTAGGAATACTACTAATATCACTAGTGGGAATATTATCGATGGGTTGGAGAAAGGGGAAGTAAAAAACT</text:p>
          </table:table-cell>
        </table:table-row>
        <table:table-row table:style-name="ro1">
          <table:table-cell office:value-type="string" calcext:value-type="string">
            <text:p>AATTCCACTACTGCCAGTCCCACCAGTTCCACTACTACCAGTTCCCCTATAACGAAAGGAGAACAGGAATTAAAAAAT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GGGAATAG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TGCGTGACCCTGAACTGCAACAACGTGA------CCACCACCAGCGGCAACATTACCGAAGGCAT---------GGGCGAAGAACTG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GTGTCTAATACAA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AATATTACCTTTAGGAATAAGACTAATATCACTAGTGGGAATGTTATCGATGACTTGGAGAAAGGGGAAGTAAAAAAC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AAACT</text:p>
          </table:table-cell>
        </table:table-row>
        <table:table-row table:style-name="ro1">
          <table:table-cell office:value-type="string" calcext:value-type="string">
            <text:p>GGGAATAA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ACTAACAGCAATGATGATACTAGCAGCAATAGTACTAAAACCACTAGTAAAACGCTAGAGGGAGGAGAAGTAAAAAATT</text:p>
          </table:table-cell>
        </table:table-row>
        <table:table-row table:style-name="ro1">
          <table:table-cell office:value-type="string" calcext:value-type="string">
            <text:p>GGCACTGCCACTTCCACTACCACCACTASCCCTGCCCGCAATGACACTCTGAWGGAAGAGCCAGGGGCAATACGAAACT</text:p>
          </table:table-cell>
        </table:table-row>
        <table:table-row table:style-name="ro1">
          <table:table-cell office:value-type="string" calcext:value-type="string">
            <text:p>GGGAATAATACTACTAATAGCACTAGTAGTAGAGGGAAAACGGTGGAGAACGAAGAAATGAGAGGAGAAATAAAAAACT</text:p>
          </table:table-cell>
        </table:table-row>
        <table:table-row table:style-name="ro1">
          <table:table-cell office:value-type="string" calcext:value-type="string">
            <text:p>TGCACTGATTATGCAAAAAATGCCACTAATACCACTAATAATGGTTGGAAA---ATAATGGAGAAAGGAGAAATAAAAAACT</text:p>
          </table:table-cell>
        </table:table-row>
        <table:table-row table:style-name="ro1">
          <table:table-cell office:value-type="string" calcext:value-type="string">
            <text:p>TGTAGTAATGTCAAGGGCAA---CGAGACTAATAGCGGGAATAACACATCTAAAATGGAAGAAAAAGAGGTCTTAAAAAACT</text:p>
          </table:table-cell>
        </table:table-row>
        <table:table-row table:style-name="ro1">
          <table:table-cell office:value-type="string" calcext:value-type="string">
            <text:p>AGTTATAGCAGTAGTAA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AATAATACCAGTGGCAGTATTACTAATAGTACCAGTGATATTATCAATAGTACAATAGAGAGAGGAGAAATAAAAAACT</text:p>
          </table:table-cell>
        </table:table-row>
        <table:table-row table:style-name="ro1">
          <table:table-cell office:value-type="string" calcext:value-type="string">
            <text:p>TGGAAGCCTACTAATAA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AATACTACTAATACTACTACTACTAATCATACCACTATCACTAATAGTACTGGGAAAAT---------GAGAGAAGAAATGAAAAACT</text:p>
          </table:table-cell>
        </table:table-row>
        <table:table-row table:style-name="ro1">
          <table:table-cell office:value-type="string" calcext:value-type="string">
            <text:p>TGCGTGACCCTGAACTGCAACAACGTGACCACCACCAGCGGCAACATTACCGATGGCATGGG---------------CGAAGAAATT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AATAATGTTACTTTGAATGCCACTGGTAGTAATAATACCGCTAGTAGTAATATCACTAATATAGGAGAAATGAAGAACT</text:p>
          </table:table-cell>
        </table:table-row>
        <table:table-row table:style-name="ro1">
          <table:table-cell office:value-type="string" calcext:value-type="string">
            <text:p>TGCGTGACCCTGAACTGCAACAACGTGACCGCGACCAGCGGCAACATTACCGATGGCATGGGC---------------------GAAGAAATT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GGGAATAATACTACTAATAGCACTAGTAGTAGCAGGGAAAAGGTGGAGAACGAAGAAATGAGAGGAGAAATAAAAAACT</text:p>
          </table:table-cell>
        </table:table-row>
        <table:table-row table:style-name="ro1">
          <table:table-cell office:value-type="string" calcext:value-type="string">
            <text:p>GGGAATAA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ACTGAAGTCAACAGCAATAGAAACTGTACTGAAGCCAACAGCAATAGC--------ACTAGTGGACAAAAGAGAGAAATAAAAAACT</text:p>
          </table:table-cell>
        </table:table-row>
        <table:table-row table:style-name="ro1">
          <table:table-cell office:value-type="string" calcext:value-type="string">
            <text:p>ACTAACAGCAATAATAATACTACCAGCAATAGTACTAAAACCACTAGTAAGACGCTAGAGGGAGGAGAAGTAAAAAATT</text:p>
          </table:table-cell>
        </table:table-row>
        <table:table-row table:style-name="ro1">
          <table:table-cell office:value-type="string" calcext:value-type="string">
            <text:p>TCTAATACAATTGCGCCTACTACTACTACTAGGGCCACTACTACGGCTAATGATACAATTGATCAGGAAATGAGAAAT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CGTGACCCTGAACTGCACCAACGTG---------------ACCACCAGCGGCAACGGCACCATTAACGAACTGGGCGAAGAAATTAAAAACT</text:p>
          </table:table-cell>
        </table:table-row>
        <table:table-row table:style-name="ro1">
          <table:table-cell office:value-type="string" calcext:value-type="string">
            <text:p>AGTAATAGCAGTAGTAC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TGTGTTAATTTAAATTGCGCTGATTTGAGGAATACTACTAATAACAGTAGT---------------ACGACAGAGGGAGGAGAAATAAAGAACT</text:p>
          </table:table-cell>
        </table:table-row>
        <table:table-row table:style-name="ro1">
          <table:table-cell office:value-type="string" calcext:value-type="string">
            <text:p>AATACTACTAATACTACTACTACTAATCATACCACTATCACTAATAGTACTGGGAAAAT---------GAGAGAAGAAATGAAAAACT</text:p>
          </table:table-cell>
        </table:table-row>
        <table:table-row table:style-name="ro1">
          <table:table-cell office:value-type="string" calcext:value-type="string">
            <text:p>TGTAGTGATGTAAAGGGCAA---CGAGACTAATAGCGGGAATAACACATCTAAAATGGAAGAAAAAGAGGTCTTAAAAAACT</text:p>
          </table:table-cell>
        </table:table-row>
        <table:table-row table:style-name="ro1">
          <table:table-cell office:value-type="string" calcext:value-type="string">
            <text:p>ACTAACAGCAATAATGCTATTAACAGCACTAGTACTAACATCACTAGTAAGACACTAGAGGGAGGAGAAGTAAAAAATT</text:p>
          </table:table-cell>
        </table:table-row>
        <table:table-row table:style-name="ro1">
          <table:table-cell office:value-type="string" calcext:value-type="string">
            <text:p>TTAAAGTGCACTGATTTGAAGAATGATACTAATACCAATAGTAGTA----GGAGATATAGATGGAG--AGGAGAGATA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TGTGTTAATTTAAATTGTGCTGAGTTGAGGAATACTACTAATACCAGT---------------ATTACGATAGGGAGAGGGGAAATAAAGAACT</text:p>
          </table:table-cell>
        </table:table-row>
        <table:table-row table:style-name="ro1">
          <table:table-cell office:value-type="string" calcext:value-type="string">
            <text:p>ATTACCAGAAATAATGTCACCAATAAAAGTAGCACCAAAGGAAACAATACATATGAAGGGCGAGAGGAAATAAAAAACT</text:p>
          </table:table-cell>
        </table:table-row>
        <table:table-row table:style-name="ro1">
          <table:table-cell office:value-type="string" calcext:value-type="string">
            <text:p>TGGAAGAATACTAATAATAGCAGTAGTAATAGCAGTAGTAATACCAATAGTACGATAGAGAGAGGAGAAATAAAAAACT</text:p>
          </table:table-cell>
        </table:table-row>
        <table:table-row table:style-name="ro1">
          <table:table-cell office:value-type="string" calcext:value-type="string">
            <text:p>AATAATACCAGTGGCAGTATTACTAATAGTACCAGTGATATTATCAATAGTACAATAGAGAGAGGAGAAATAAAAAACT</text:p>
          </table:table-cell>
        </table:table-row>
        <table:table-row table:style-name="ro1">
          <table:table-cell office:value-type="string" calcext:value-type="string">
            <text:p>ACTAATAATAGCAGTAATAATACCAGTAGTAATAGCAATAGTACTATCGGTACGATAGAGGGAGGAGAAATA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ATGTCACTGATACTACTAATATTACCAGTCATAATAATATTACTTATAATACTACCATTCATAAT----------GACATGAGAAATT</text:p>
          </table:table-cell>
        </table:table-row>
        <table:table-row table:style-name="ro1">
          <table:table-cell office:value-type="string" calcext:value-type="string">
            <text:p>GG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GTAATAGCAGTAGTAA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ACCAATGCTGATTTTAATCATACTAATACCAATGATACTAGTACCCCTGCCCCAGAAATGAAAGATGAAGTAAAAAACT</text:p>
          </table:table-cell>
        </table:table-row>
        <table:table-row table:style-name="ro1">
          <table:table-cell office:value-type="string" calcext:value-type="string">
            <text:p>AGTACTAATAATAATAGTACTAGTAATAGTACTAATATCACTAGTAGTATGAACATGGAGCCAGGAGAAATGCAGAACT</text:p>
          </table:table-cell>
        </table:table-row>
        <table:table-row table:style-name="ro1">
          <table:table-cell office:value-type="string" calcext:value-type="string">
            <text:p>AACTGTAGTGATGTCAAGGTCAACGAGACTAGCAAGAATAATACCAGTCCCAATGTAACGG---AAGGAGAATTAAAAAACT</text:p>
          </table:table-cell>
        </table:table-row>
        <table:table-row table:style-name="ro1">
          <table:table-cell office:value-type="string" calcext:value-type="string">
            <text:p>TGCGTGACCCTGAACTGCAACAACGTGACCACCACCAGCGGCAACATTACCGATGGCATGGG---------------CGAAGAAATTAAA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ATAATAGCACTAATAATAGCAGTAGTAATAGCAGTAGTAATATCAGTAGTACGATAGAGGGAGGAGAAATGAAGAACT</text:p>
          </table:table-cell>
        </table:table-row>
        <table:table-row table:style-name="ro1">
          <table:table-cell office:value-type="string" calcext:value-type="string">
            <text:p>GGGAATAG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AGTAATGATATTAGTATTAATAATAAGACTAGTAAGGATAGCAATCCTACCATAGACGCCACAGAAGAGATGAGCAATT</text:p>
          </table:table-cell>
        </table:table-row>
        <table:table-row table:style-name="ro1">
          <table:table-cell office:value-type="string" calcext:value-type="string">
            <text:p>TTAGATTGCACTAATCT---GAATACAACTGATAACAATGGTAATAGCAGTAGTCCGACA---GAGGGAGGAGAAATAAAAAACT</text:p>
          </table:table-cell>
        </table:table-row>
        <table:table-row table:style-name="ro1">
          <table:table-cell office:value-type="string" calcext:value-type="string">
            <text:p>AGATGTAACAGTGTTCCTGCTAATACTACCAGTCATAATATTACTTATAATACTACCATTCATAA---TGACATGAGAAATT</text:p>
          </table:table-cell>
        </table:table-row>
        <table:table-row table:style-name="ro1">
          <table:table-cell office:value-type="string" calcext:value-type="string">
            <text:p>AGTACTAATAATAATAGTACTAGTAATAGTACTAATACCATTAGTAGTATGAACATGGAGCAAGGAGAAATGCAG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ATGTCACTGATACTACTAATATTACCAGTCATTATAATATTACTTATAACACTACCATTCATAA---TGACATGAGAAATT</text:p>
          </table:table-cell>
        </table:table-row>
        <table:table-row table:style-name="ro1">
          <table:table-cell office:value-type="string" calcext:value-type="string">
            <text:p>AATAATGTTACTTTGAATGCCACTGGTAGTAATAATACCGCTAGTAGTAATATTACTATTATAGGAGAAATGAAG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ACTAACAGCAATAATAATACTACCAGCAATAGTACTAGACCCACTAGTAAGACACTAGAGGGAGGAGAAGTAAAAAATT</text:p>
          </table:table-cell>
        </table:table-row>
        <table:table-row table:style-name="ro1">
          <table:table-cell office:value-type="string" calcext:value-type="string">
            <text:p>AAGAATAGTACTAATACCAATAGTACTAATACCAATAGTACTAGTGGGAAAGTGATGGATGAAGGAGAGATGGAAGACT</text:p>
          </table:table-cell>
        </table:table-row>
        <table:table-row table:style-name="ro1">
          <table:table-cell office:value-type="string" calcext:value-type="string">
            <text:p>AAATTGCAAAATGTTACCTTTAGGAATAATACTAATATCACTAGTATTGATGG---------ATTGGAGAAAGGGGAAGTAAAAAACT</text:p>
          </table:table-cell>
        </table:table-row>
        <table:table-row table:style-name="ro1">
          <table:table-cell office:value-type="string" calcext:value-type="string">
            <text:p>GG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GTTTATGGGATCAAAGCCTAAAGCCATGTGTAAAATTAACCCCACTCTGTGTTACTTTAAATTGCACTGATTGGGAGG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GG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TTCCACTACTGCCAGTCCCACCAGTTCCACTACTACCAGTTCCCCTATAACGAAAGGAGAACAGGAATTAAAAAATT</text:p>
          </table:table-cell>
        </table:table-row>
        <table:table-row table:style-name="ro1">
          <table:table-cell office:value-type="string" calcext:value-type="string">
            <text:p>TGTAGTGATGTCAAGGGCAA---CGAGACTAATAGCGGGAATAACACATCTAAAATGGAAGAAAAAGAGGTCTTAAAAAACT</text:p>
          </table:table-cell>
        </table:table-row>
        <table:table-row table:style-name="ro1">
          <table:table-cell office:value-type="string" calcext:value-type="string">
            <text:p>ACTCTAAACTGTAGTAATGCCAATGTTACCTATGGGACTAATACCAGTTCCAAGGTAAT---------GGAAGGAGAATTAAAAAACT</text:p>
          </table:table-cell>
        </table:table-row>
        <table:table-row table:style-name="ro1">
          <table:table-cell office:value-type="string" calcext:value-type="string">
            <text:p>TGTGTTAATTTAAATTGTGCTGAGTTGAAGAATACTACTAATACCAGT---------------ATTATGATAGAGGGAGGAGAAATAAAG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ACTAACAGCAATAATGCTATTAACAGCACTAGTACTAACATCACTAGTAAGACACTAGAGGGAGGAGAAGTAAAAAATT</text:p>
          </table:table-cell>
        </table:table-row>
        <table:table-row table:style-name="ro1">
          <table:table-cell office:value-type="string" calcext:value-type="string">
            <text:p>CATAATATCAATATCACCAGAAATGTCACCAATAATAATAGAAACAATACATATGAAGGGCTAGAGGAAATAAAAAACT</text:p>
          </table:table-cell>
        </table:table-row>
        <table:table-row table:style-name="ro1">
          <table:table-cell office:value-type="string" calcext:value-type="string">
            <text:p>GG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TGGAGGAATACTAATAATAGCAGTAGTAATAGCAGTAGTAATATCAGTAGTACGATAGAGGGAGGAGAAATAAAAAACT</text:p>
          </table:table-cell>
        </table:table-row>
        <table:table-row table:style-name="ro1">
          <table:table-cell office:value-type="string" calcext:value-type="string">
            <text:p>ACCAATGCTGATTTTAATCATACTAATACTAATAGTACTGTTACCCCTGCCCCTGAAATGAGAGATGAAGTAAAAAACT</text:p>
          </table:table-cell>
        </table:table-row>
        <table:table-row table:style-name="ro1">
          <table:table-cell office:value-type="string" calcext:value-type="string">
            <text:p>AACTGTAGTAATGT---CAACGTCACCAATACCAATGAGACTGATACCAGGCTCAAGGAAAAGGAAGGAGAATTAAAAAACT</text:p>
          </table:table-cell>
        </table:table-row>
        <table:table-row table:style-name="ro1">
          <table:table-cell office:value-type="string" calcext:value-type="string">
            <text:p>AGTAATAGCAGTAGTAC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AATACTACTAATACTACTACTACTAATCATACCACTATCACTAATAGTACTGGGAAAAT---------GAGAGAAGAAATGAAAAACT</text:p>
          </table:table-cell>
        </table:table-row>
        <table:table-row table:style-name="ro1">
          <table:table-cell office:value-type="string" calcext:value-type="string">
            <text:p>GGGAATAGTACTACTAATAACACTAGTAGTAGAGGGGAAACGGTGGAAAACGAAGAAATGAGAGGAGAAATAAAAAACT</text:p>
          </table:table-cell>
        </table:table-row>
        <table:table-row table:style-name="ro1">
          <table:table-cell office:value-type="string" calcext:value-type="string">
            <text:p>GGGGGGAATAA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TGTGTTAATTTAAATTGTGATGATTTGAGGAATACTACTAATACCAGT---------------ATTACGATAGAGAGAGGAGAAATAAAGAACT</text:p>
          </table:table-cell>
        </table:table-row>
        <table:table-row table:style-name="ro1">
          <table:table-cell office:value-type="string" calcext:value-type="string">
            <text:p>ACTAACAGCAATGATGATACTAGCAGCAATAGTACTAAAACCACTAGTAAGACGCTAGAGGGAGGAGAAGTAAAAAAT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G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GGGAATAGTACTACTAATAGCACTAATAGTAGAGGGGAAACGGTGGAGAACGAAGAAATGAGAGGAGAAATAAAAAACT</text:p>
          </table:table-cell>
        </table:table-row>
        <table:table-row table:style-name="ro1">
          <table:table-cell office:value-type="string" calcext:value-type="string">
            <text:p>AATAATAGCAGTAGTAATAGCAGTAGTAATAGCAGTAGTAGTTTCAATAGTACGATAGAGAGAGGAGAAATAAAAAACT</text:p>
          </table:table-cell>
        </table:table-row>
        <table:table-row table:style-name="ro1">
          <table:table-cell office:value-type="string" calcext:value-type="string">
            <text:p>AACTGCAGTAATGCTAATATCAATGTTACTACTAGCAATAATACCATTACTAGCAATAATAGTACAGAA-------ATGAAAAAT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G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CACTGATTATGCAAAAAATGCCACTAATACCACTAATAATGGTTGGAAA---ATAATGGAGAA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CGT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AACTGCAGTAATGCTAATATCAATGTTACTACTAGCAATAATACTATTACTAGCAATAATAGTACAGAA-------ATGAAAAATT</text:p>
          </table:table-cell>
        </table:table-row>
        <table:table-row table:style-name="ro1">
          <table:table-cell office:value-type="string" calcext:value-type="string">
            <text:p>AGTAATAGCAGTAGTAA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G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TTAAATTGTGTCGAGGTTGACCCTCCCCCTCTCAATAACACCAGTAACAACGACTCTA------------------AAGTAGAAGATGAAGTAAAAT</text:p>
          </table:table-cell>
        </table:table-row>
        <table:table-row table:style-name="ro1">
          <table:table-cell office:value-type="string" calcext:value-type="string">
            <text:p>AACTGCAGTAATGCTAATATCAATGTTACTACTAGCAATAATACCATTACTAGCAATAATAGTACAGAA-------ATGAAAAAT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GGGAATAGTACTACTAATAA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TATCACCAGAAATATCACCAATAATAAAAGCACCAAAGGAAACAATACATATGAAGGGCTAGAGGAAATAAAAAACT</text:p>
          </table:table-cell>
        </table:table-row>
        <table:table-row table:style-name="ro1">
          <table:table-cell office:value-type="string" calcext:value-type="string">
            <text:p>TCTACTACAACTACGTCTGCTATTACTACTAGGGCTACTGCTAAGGCTAATGATACAATTGATCAGGAAATGAGAAATT</text:p>
          </table:table-cell>
        </table:table-row>
        <table:table-row table:style-name="ro1">
          <table:table-cell office:value-type="string" calcext:value-type="string">
            <text:p>CATAATATCAATATCACCAGAAATGTCACCAATAATAATAGAAACAATACATATGAAGGGCTAGAGGAAATAAAAAACT</text:p>
          </table:table-cell>
        </table:table-row>
        <table:table-row table:style-name="ro1">
          <table:table-cell office:value-type="string" calcext:value-type="string">
            <text:p>AACTGTAGTAATGT---CAACGTCACCAATACCAATGAGACTGATACCAGGCTCAAGGAAAAGGAAGGAGAAT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ATAATACCAGTGGCAGTATTACTAATAATACCAGTGGTAATAGCAGTAGTACGGCAGAGGGAGGAGAAATAAAA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GCTGATTTTAATCATACTAATACCAATACTAATCGT-----ACTGTTACCCCTGCCCCTGAAATGAGAGATGAAGTAAAAAAC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AGAGGAGAAATAAAGAACT</text:p>
          </table:table-cell>
        </table:table-row>
        <table:table-row table:style-name="ro1">
          <table:table-cell office:value-type="string" calcext:value-type="string">
            <text:p>ACCAATGCTGATTTTAATCATACTAAGACCAATGTTACTGGTACCCCTGCCCCTGAAATGAGAGATGAAGTAAAAAACT</text:p>
          </table:table-cell>
        </table:table-row>
        <table:table-row table:style-name="ro1">
          <table:table-cell office:value-type="string" calcext:value-type="string">
            <text:p>AAAAATAGGACTGATACTGATAGAAATAGTACTAATACCACTATTAGTATGAACATGGAGCCAGGAGAAATGAAGAACT</text:p>
          </table:table-cell>
        </table:table-row>
        <table:table-row table:style-name="ro1">
          <table:table-cell office:value-type="string" calcext:value-type="string">
            <text:p>AATGGTAATAAGACACATTGCGAGACTGTTAATAATACCAGTATTGTTAATGGGACACTGGT---------GGAGGGAATGAAAAACT</text:p>
          </table:table-cell>
        </table:table-row>
        <table:table-row table:style-name="ro1">
          <table:table-cell office:value-type="string" calcext:value-type="string">
            <text:p>GATAATACCAGGGGTAATAATACTAGTAATAGCAGTAGTAATATCAGTAGTCCGACAGAGGGAGGAGAAATAAAAAACT</text:p>
          </table:table-cell>
        </table:table-row>
        <table:table-row table:style-name="ro1">
          <table:table-cell office:value-type="string" calcext:value-type="string">
            <text:p>AGCCGGAACGATACCAATTCCACTACTACCAGTCCCCCTACTACAAATTCCACTATAATGGAAGGAGAATTAAAAAACT</text:p>
          </table:table-cell>
        </table:table-row>
        <table:table-row table:style-name="ro1">
          <table:table-cell office:value-type="string" calcext:value-type="string">
            <text:p>TCTAATACAACTGCTACTACTACTACTACTAGGGCTACTACTACGGCTAATGATACAATTGATCAGGAAATGAGAAATT</text:p>
          </table:table-cell>
        </table:table-row>
        <table:table-row table:style-name="ro1">
          <table:table-cell office:value-type="string" calcext:value-type="string">
            <text:p>AATTCCACTACTGCCAGTCCCACCAGTTCCACTACTACCAGTTCCCCTATAACGAAAGGAGAACAGGAATTAAAAAAT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AAATAGGACTGATACTGATAGAAATAGTACTAATACCACTATTAGTATGAACATGGAGCCAGGAGAAATGAAGAACT</text:p>
          </table:table-cell>
        </table:table-row>
        <table:table-row table:style-name="ro1">
          <table:table-cell office:value-type="string" calcext:value-type="string">
            <text:p>AATGTCACTGATACTACTAATATTACCAGTCATAAT-----AATATTACTTATAATAATACCATTCATAATGACATGAGAAATT</text:p>
          </table:table-cell>
        </table:table-row>
        <table:table-row table:style-name="ro1">
          <table:table-cell office:value-type="string" calcext:value-type="string">
            <text:p>AATAGTACCAGTGGTAATAGTACTGATAGTGCCAGTGGTAATATCAGTAGTCCGACAGAGGGAGGAGAAATA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CTGTTAATAATACCAGTAGTGTTAAGGGGACAAATACCAGTAGTGTTAATGGGACAATAGTGGAGGGAATGAAAAACT</text:p>
          </table:table-cell>
        </table:table-row>
        <table:table-row table:style-name="ro1">
          <table:table-cell office:value-type="string" calcext:value-type="string">
            <text:p>GA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ATAATAGCAGTAATAATAGTAGTAGTAATAATAGTAGTAATACCAATAGTATAATAGAGAGAGGAGAAATAAAAAAC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AAACT</text:p>
          </table:table-cell>
        </table:table-row>
        <table:table-row table:style-name="ro1">
          <table:table-cell office:value-type="string" calcext:value-type="string">
            <text:p>AATATTACCTTTAGGAATAAGACTAATATCACTAGTGGGACTGTTATCGATGAATTGGAGAAAGGGGAAGTAAAAAACT</text:p>
          </table:table-cell>
        </table:table-row>
        <table:table-row table:style-name="ro1">
          <table:table-cell office:value-type="string" calcext:value-type="string">
            <text:p>ACTCTAAACTGTAGTAATGCCAATGTCACCTATGAGAATAATACCAGTCCCAATGA---------------------AATGAAAGGAGAATTAAAAAACT</text:p>
          </table:table-cell>
        </table:table-row>
        <table:table-row table:style-name="ro1">
          <table:table-cell office:value-type="string" calcext:value-type="string">
            <text:p>TGTGTTAATTTAAATTGTGCTGATTTGAGGAATACTACTAATACCAGT---------------ATTACGATAGAGGGAGGAGAAATAAAG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TGTGTTAATTTAAATTGTGTTGATTTGAGGAATACTACTAATACCAGT---------------ATTACGATAGAGAGAGGGGAAATAAAG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GG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ACTAATAATAGCAGTAATAATACCAGTAGTAATAGCAATAGTACTATCGGTACGATAGAGGGAGGAGAAATAAAAAACT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GCTGATTTTAATCATACTAATACCAATACTAATCGT-----ACTGTTACCCCTGCCCCTGAAATGAGAGATGAAGTAAAAAACT</text:p>
          </table:table-cell>
        </table:table-row>
        <table:table-row table:style-name="ro1">
          <table:table-cell office:value-type="string" calcext:value-type="string">
            <text:p>GGGAATAATACTATTAATAGCACTAGTAGTAGAGGGGAAACGGTGAAGAACGAAGAAATGAGAGGAGAAATAAAAAACT</text:p>
          </table:table-cell>
        </table:table-row>
        <table:table-row table:style-name="ro1">
          <table:table-cell office:value-type="string" calcext:value-type="string">
            <text:p>ACTGTTAATAAGACCAGTGAGGTTAAAGTTAATAAGACCAGTGAGGTTAATGGGACAATAGTGGAG------GGAATGAAAAACT</text:p>
          </table:table-cell>
        </table:table-row>
        <table:table-row table:style-name="ro1">
          <table:table-cell office:value-type="string" calcext:value-type="string">
            <text:p>AATACTAATAATAATAGTACTAGTAATATTACTAATACCACTAGTAGTATGAACATGGAGCCAGGAGAAATGAAGAAC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GTGAATACTAAAAAATTGTCTACTACTACTAGGGCTACTGCTAAGGCTAACGATACAATTGATCAGGAAATGAGAAATT</text:p>
          </table:table-cell>
        </table:table-row>
        <table:table-row table:style-name="ro1">
          <table:table-cell office:value-type="string" calcext:value-type="string">
            <text:p>GGGAATAA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AGTAATAATAGAACCGAAGGAAACAATACCACAACAAACAATGCCACCATGTATGAAGGGCTAGAGGAAATAAAAAACT</text:p>
          </table:table-cell>
        </table:table-row>
        <table:table-row table:style-name="ro1">
          <table:table-cell office:value-type="string" calcext:value-type="string">
            <text:p>GGGAATAA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AACTGCAGTAATGCTAATATCAATGTTACTACTAGCAATGATACTATTACTAGCAATAATAGTACAGAA-------ATGAAAAATT</text:p>
          </table:table-cell>
        </table:table-row>
        <table:table-row table:style-name="ro1">
          <table:table-cell office:value-type="string" calcext:value-type="string">
            <text:p>GGGAATAATG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TCTAATACAACTGCTACTACTACTACTACTAGGGCTACTGCTACGGCTAATGATACAATTGATCAGGAAATGAGAAAT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ACTGATGTGAATACCACTAGGAATGCTAATACTAATAATACATGGGGAACGGTAATGGAGAAAGGAGAAGTAAAAAATT</text:p>
          </table:table-cell>
        </table:table-row>
        <table:table-row table:style-name="ro1">
          <table:table-cell office:value-type="string" calcext:value-type="string">
            <text:p>TGTAGTGATGTCAAGGGCAA---CGAGACTAATAGCGGGAATAACACATCTAAAATGGAAGAAAAAGAGGTCTTAAAAAACT</text:p>
          </table:table-cell>
        </table:table-row>
        <table:table-row table:style-name="ro1">
          <table:table-cell office:value-type="string" calcext:value-type="string">
            <text:p>AAGAATGATACTAAGACCAATAGTACTAGTGGGAATAGTACTAGTGAGAGAGTGATGGAGGAAGGAGAAATAAAAAAC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GGGAA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GGGAATAGTACTGCTAATAGCACTAGTAGTAGCAGGGAAACGGTGGAGAACGAAGAAATGAGAGGAGAAATAAAAAACT</text:p>
          </table:table-cell>
        </table:table-row>
        <table:table-row table:style-name="ro1">
          <table:table-cell office:value-type="string" calcext:value-type="string">
            <text:p>ACTAATAATAGCAGTCATAATAGCAGTAGTAATAGCAATAGTACTATCGGTACGATAGAGGGAGGAGAAATAAAAAACT</text:p>
          </table:table-cell>
        </table:table-row>
        <table:table-row table:style-name="ro1">
          <table:table-cell office:value-type="string" calcext:value-type="string">
            <text:p>GGGAGTAATACTACTAATAGCACTAGTAGTAGAGGGGAAACGGTGGAGAACGAAGAAATGAGAGGAGAAATAAAAAACT</text:p>
          </table:table-cell>
        </table:table-row>
        <table:table-row table:style-name="ro1">
          <table:table-cell office:value-type="string" calcext:value-type="string">
            <text:p>ACTAACAGCAATAATAATACTACCAGCAATAGTACTAAACCCACTAGTAAGACACTAGAGGGAGGAGAAGTAAAAAATT</text:p>
          </table:table-cell>
        </table:table-row>
        <table:table-row table:style-name="ro1">
          <table:table-cell office:value-type="string" calcext:value-type="string">
            <text:p>TGTAGTGATGTCAAGGGCAACGAGACTAATAGTGGGAATAACACATCTAAAATGGAAGAAAAACAGGAATTAAAAAACT</text:p>
          </table:table-cell>
        </table:table-row>
        <table:table-row table:style-name="ro1">
          <table:table-cell office:value-type="string" calcext:value-type="string">
            <text:p>TCTAATACAATTGCGCCTACTACTACCACTAGGGCCACTACTACGGCTAATGATACAATTGATCAGGAAATGAGAAATT</text:p>
          </table:table-cell>
        </table:table-row>
        <table:table-row table:style-name="ro1">
          <table:table-cell office:value-type="string" calcext:value-type="string">
            <text:p>ACTAACAGCAATAATGATACTAACAGCACTAGTAATAACACCACTAGTAAGACACTAGAGGGAGGAGAAGTAAAAAATT</text:p>
          </table:table-cell>
        </table:table-row>
        <table:table-row table:style-name="ro1">
          <table:table-cell office:value-type="string" calcext:value-type="string">
            <text:p>TCTGTTAATAATACCAGTAGTGTTAATGGGAATAATACCAGTAGTGTTAATGGGACACTGGTGGAGGAAATGAAAAACT</text:p>
          </table:table-cell>
        </table:table-row>
        <table:table-row table:style-name="ro1">
          <table:table-cell office:value-type="string" calcext:value-type="string">
            <text:p>AATACTAATAATAACAGTAGTACTAATAATAACAGTAGTAATATCAATAGTCCGACAGAGGGAGGAGAAATAAAAAACT</text:p>
          </table:table-cell>
        </table:table-row>
        <table:table-row table:style-name="ro1">
          <table:table-cell office:value-type="string" calcext:value-type="string">
            <text:p>ACCAATGCTGATTTTAATCATACTAATACCAACGTTACTGGTACCCCTGCCCCTGAAATGAGAGATGAAGTAAAAAACT</text:p>
          </table:table-cell>
        </table:table-row>
        <table:table-row table:style-name="ro1">
          <table:table-cell office:value-type="string" calcext:value-type="string">
            <text:p>TGTGTTAATTTAAATTGCGCTGATCTGAAGAATACTACTAATACCAGT---------------ATTATAATAGAGGGAGGAGAAATAAAAAACT</text:p>
          </table:table-cell>
        </table:table-row>
        <table:table-row table:style-name="ro1">
          <table:table-cell office:value-type="string" calcext:value-type="string">
            <text:p>GCTGATTTTAATCATACTAATACCAATACTAATCGT-----ACTGTTACCCCTGCCCCTGAAATGAGAGATGAAGTAAAAAACT</text:p>
          </table:table-cell>
        </table:table-row>
        <table:table-row table:style-name="ro1">
          <table:table-cell office:value-type="string" calcext:value-type="string">
            <text:p>AGCAGGAACGATACCAATTCCACTACTACCAGTCCCCCTACTACAAATTCCACTATAATGGAAGGAGAAT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CTAATAATAGCAGTAATAATACCAGTAGTAATAGCAATAGTACTATCGGTACGATAGAGGGAGGAGAAATAAAAAACT</text:p>
          </table:table-cell>
        </table:table-row>
        <table:table-row table:style-name="ro1">
          <table:table-cell office:value-type="string" calcext:value-type="string">
            <text:p>AGTAATAGCAGTAGTAATAGCAGTAGTAATAGCAGTAGTAGTTTCAATAGTACAATAGAGGC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CTCTAAACTGTAGTAATGCCAATGTTACCTATGGGACTAATACCAGTTCCAAGGTAAT---------GGAAGGAGAATTA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ACTCTAAACTGTAGTAATGCCAATGTCACCTATGAGAATAATACCAGTCCCAATGA---------------------AATGAAAGGAGAATTAAAAAACT</text:p>
          </table:table-cell>
        </table:table-row>
        <table:table-row table:style-name="ro1">
          <table:table-cell office:value-type="string" calcext:value-type="string">
            <text:p>GAATGTAATAATACAAAGAATAGTACTAGTACCAATGATAGTACGGAGAAA---GCAATGGAGAAAGGAGAAATGAAAAACT</text:p>
          </table:table-cell>
        </table:table-row>
        <table:table-row table:style-name="ro1">
          <table:table-cell office:value-type="string" calcext:value-type="string">
            <text:p>ACTCTAAACTGTAGT---------AATGCCACTGTCACCTATAAGAATAATACCATTTCCAAGGAAATGAAAGGAGAATTAAAAAACT</text:p>
          </table:table-cell>
        </table:table-row>
        <table:table-row table:style-name="ro1">
          <table:table-cell office:value-type="string" calcext:value-type="string">
            <text:p>TGCACTGATTATGCAAAAAATGCCACTAATACCACTAATAATGGTTGGAAA---ATAATGGAGAAAGGAGAAATA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GAGAATTAAAAAACT</text:p>
          </table:table-cell>
        </table:table-row>
        <table:table-row table:style-name="ro1">
          <table:table-cell office:value-type="string" calcext:value-type="string">
            <text:p>ATCACCAGAAAAAATACCACCAAGAATAATAGCACCAAAGGAAACAATACATATGAAGGGCTAGAGGAAATAAAGAACT</text:p>
          </table:table-cell>
        </table:table-row>
        <table:table-row table:style-name="ro1">
          <table:table-cell office:value-type="string" calcext:value-type="string">
            <text:p>AACTGTAGCCAC------AACCTCATCACTTCCAATGGCAATGTCGCCAAGGTCATAAATGAAAGTGACAGTGAAATGAAAAACT</text:p>
          </table:table-cell>
        </table:table-row>
        <table:table-row table:style-name="ro1">
          <table:table-cell office:value-type="string" calcext:value-type="string">
            <text:p>TGCAGCAACGTGATTAGCAACAACGTGACCAAACTGAGCGGCAACCTGACCAAAGAACTGCGTGAAGAAATT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CCCTTAGGAATAATACTAATACTAATATCACTAGTGAGAATAGTATTGATGGATTGGAGAAAGGGGAAGTA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TGTGTTAATTTAAATTGCGCTGATTTGAGGAATATTACTAATACCAGT---------------ATTACGACAGAGGGAGGAGAAATAAAAAACT</text:p>
          </table:table-cell>
        </table:table-row>
        <table:table-row table:style-name="ro1">
          <table:table-cell office:value-type="string" calcext:value-type="string">
            <text:p>GATAATACCAGGGGTAATAATACTAGTAATAGCAGTAGTAATATCAGTAGTCCGACAGAGGTAGGAGAAATAAAAAAC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AATGTCACTGATACTACTAATATTACCAGTCATTATAATATTACTTATAATACTACCATTCATAA---TGACATGAGAAATT</text:p>
          </table:table-cell>
        </table:table-row>
        <table:table-row table:style-name="ro1">
          <table:table-cell office:value-type="string" calcext:value-type="string">
            <text:p>TGTGTTAATTTAAATTGCGCTGATTTGAGGAATACTACTAATACCAGT---------------ATTACGACAGAGGGAGGAGAAATAAAAAACT</text:p>
          </table:table-cell>
        </table:table-row>
        <table:table-row table:style-name="ro1">
          <table:table-cell office:value-type="string" calcext:value-type="string">
            <text:p>AATAATACCAATGGCAGTATTACTAATAGTACCAGTGATATTATCAATAGTACAATAGAGAGAGGAGAAATAAAAAACT</text:p>
          </table:table-cell>
        </table:table-row>
        <table:table-row table:style-name="ro1">
          <table:table-cell office:value-type="string" calcext:value-type="string">
            <text:p>AACTGTAGTAATGT---CAACGTCACCAAGACCAATGAGACTGATACCAGTCTCAGGGAAAAGGAAGGAGAATTAAAAAACT</text:p>
          </table:table-cell>
        </table:table-row>
        <table:table-row table:style-name="ro1">
          <table:table-cell office:value-type="string" calcext:value-type="string">
            <text:p>ACTAATAATAGCCGTAATAATAGCAGTAGTAATAGCAATAGTACTATCGGTACGATAGAGGGAGGAGAAATAAAAAACT</text:p>
          </table:table-cell>
        </table:table-row>
        <table:table-row table:style-name="ro1">
          <table:table-cell office:value-type="string" calcext:value-type="string">
            <text:p>ACTAACAGCAATAATGCTATTAACAGCACTAGTACTAACATCACTAGTAAGACACTAGAGGGAGGAGAAGTAAAAAATT</text:p>
          </table:table-cell>
        </table:table-row>
        <table:table-row table:style-name="ro1">
          <table:table-cell office:value-type="string" calcext:value-type="string">
            <text:p>GAATGTAGAGATGCAAAGAATAGTACTAGTACCAATAATAGTACAGAGAAA---GCAATGGAGACAGGAGAAATGAAAAACT</text:p>
          </table:table-cell>
        </table:table-row>
        <table:table-row table:style-name="ro1">
          <table:table-cell office:value-type="string" calcext:value-type="string">
            <text:p>AGTAATAATAGAACCGAAGGAAACAATACCACAACAAACAATGCCACCATGTATGAAGGGCTAGAGGAAATAAAAAAC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TGCAGCAACGCGATTAGCAAAAACGTGACCAACACCAGCAGCACCATGGCGGCGGAAATGCAGGGCGAAATT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ACTCTAAACTGTAGTAATGCCAATGTCACCTATGAGAATAATACCAGTCCCAATGA---------------------AATGAAAGGAGAATTAAAA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GGGAATAATACTACTAATGGCACTAGTAGTAAAAGGGAAACGGTGGAGAACGAAGAAATGAGAGGAGAAATAAAAAACT</text:p>
          </table:table-cell>
        </table:table-row>
        <table:table-row table:style-name="ro1">
          <table:table-cell office:value-type="string" calcext:value-type="string">
            <text:p>ACTCTAAACTGTAGT---------AATGCCAATGTCACCTATGAGAATAATACCAGGCTCAAGGAAAAGGAGGGAGAATTAAAAAACT</text:p>
          </table:table-cell>
        </table:table-row>
        <table:table-row table:style-name="ro1">
          <table:table-cell office:value-type="string" calcext:value-type="string">
            <text:p>ACTCTAAACTGTAGTAATGCCAATGTTACCTATGGGACTAATACCAGTTCCAAGGTAAT---------GGAAGGAGAATTAAAAAACT</text:p>
          </table:table-cell>
        </table:table-row>
        <table:table-row table:style-name="ro1">
          <table:table-cell office:value-type="string" calcext:value-type="string">
            <text:p>TTAACCACACTCTGTGTTAACTATGACAGCACTAGTATAGAAAATAATGACACGTGTAATAATACT---------------------------GAAATGCAAAAGT</text:p>
          </table:table-cell>
        </table:table-row>
        <table:table-row table:style-name="ro1">
          <table:table-cell office:value-type="string" calcext:value-type="string">
            <text:p>TGCAGCAACGCGATTAGCAAAAACGTGACCAACACCAGCAGCACCATTGCGGCGGAAATGCAGGGCGAAATTAAAAACT</text:p>
          </table:table-cell>
        </table:table-row>
        <table:table-row table:style-name="ro1">
          <table:table-cell office:value-type="string" calcext:value-type="string">
            <text:p>TGGAAGAATGA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TGCGTGACCCTGAACTGCACCAACGTG---------------ACCACCAGCGGCAACGGCACCATTAACGAACTGGGCGAAGAAATT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AAGAATTAAAAAACT</text:p>
          </table:table-cell>
        </table:table-row>
        <table:table-row table:style-name="ro1">
          <table:table-cell office:value-type="string" calcext:value-type="string">
            <text:p>AATTGTAGTGATTTGAAGAATGATACTAGTACCAATAATAGTAGTGGGGGAGTG---ACGGAGGGAGGAGAAATG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ACTCTAAACTGTAGTAATGCCAATGTCACCTATGAGAATAATACCAGTTCCAATGA---------------------AATGAAAGGAGAATTAAAAAACT</text:p>
          </table:table-cell>
        </table:table-row>
        <table:table-row table:style-name="ro1">
          <table:table-cell office:value-type="string" calcext:value-type="string">
            <text:p>GGGAATAGTACTACTAATAACACTAGTAGTAGAAGGGAAACGGTGGAGAACGAAGAAATGAGAGGAGAAATAAAAAACT</text:p>
          </table:table-cell>
        </table:table-row>
        <table:table-row table:style-name="ro1">
          <table:table-cell office:value-type="string" calcext:value-type="string">
            <text:p>CCCACTTTGTGTTAATTTAAATTGTGCTGATTTGAGAAATACTACTAATTACCAGT---------------ATTACGATAGAGGGAGGAGAAAT--------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CTTTAGAATGTGGTGATGCAAAAAA------TAGTACCAATAATAGTACGGAGAAA---GCAATGGAGAAAGGAGAAATGAAAAACT</text:p>
          </table:table-cell>
        </table:table-row>
        <table:table-row table:style-name="ro1">
          <table:table-cell office:value-type="string" calcext:value-type="string">
            <text:p>ACCAATGCTGATTTTAATCATACTAATACCAATGTTACTGGTACCCCTGCCCCTGAAATGAGAGATGAAGTAAAAAACT</text:p>
          </table:table-cell>
        </table:table-row>
        <table:table-row table:style-name="ro1">
          <table:table-cell office:value-type="string" calcext:value-type="string">
            <text:p>GGGAATAATACTACTAATAGCACTAGTAGTAAAGGGGAAACGGTGGAGAACGAAGAAATGAGAGGAGAAATAAAAAACT</text:p>
          </table:table-cell>
        </table:table-row>
        <table:table-row table:style-name="ro1">
          <table:table-cell office:value-type="string" calcext:value-type="string">
            <text:p>TGCACTGATTATGCAAAAAATGCCACTAATACCACTAATAATGGTTGGAAA---ATAATGGAGAAAGGAGAAATAAAAAACT</text:p>
          </table:table-cell>
        </table:table-row>
        <table:table-row table:style-name="ro1">
          <table:table-cell office:value-type="string" calcext:value-type="string">
            <text:p>AACTGTAGTAATGT---CAACGTCACCAATACCAATGAGACTGATACCAGGCTCAAGGAAAAGGAAGGAGAATTAAAAAACT</text:p>
          </table:table-cell>
        </table:table-row>
        <table:table-row table:style-name="ro1">
          <table:table-cell office:value-type="string" calcext:value-type="string">
            <text:p>AATTCCACTACTACCAGTCCCACTGCTACAAGTACTACAAGTTCCCCTATAACGAAAGGAGAACAGGAATTAAAAAACT</text:p>
          </table:table-cell>
        </table:table-row>
        <table:table-row table:style-name="ro1">
          <table:table-cell office:value-type="string" calcext:value-type="string">
            <text:p>ACTGCTAAATTTAATTATACTAATACCAAGGCTAATGTTAGTAGTACTGATGCCCCAATGGGAGATGAAGTAAAAAACT</text:p>
          </table:table-cell>
        </table:table-row>
        <table:table-row table:style-name="ro1">
          <table:table-cell office:value-type="string" calcext:value-type="string">
            <text:p>AACTGTAGCCAC------AGCATCACCACTTCCAATGCTAATGTCACCAAGGTCATAAATGAAAGTGACAGTGAAATGAAAAACT</text:p>
          </table:table-cell>
        </table:table-row>
        <table:table-row table:style-name="ro1">
          <table:table-cell office:value-type="string" calcext:value-type="string">
            <text:p>AACTGTAGCCAC------AACCTCATCACTTCCAATGGCAACGTCACCAAGGTCATGAATGAAAGTGACAGTGACATGAAAAACT</text:p>
          </table:table-cell>
        </table:table-row>
        <table:table-row table:style-name="ro1">
          <table:table-cell office:value-type="string" calcext:value-type="string">
            <text:p>TGCAGCAACGTGATTAGCAAAAACGTGACCAACACCAGCAGCACCATTACCGCGGAAATGCAGGGCGAAATTAAAAACT</text:p>
          </table:table-cell>
        </table:table-row>
        <table:table-row table:style-name="ro1">
          <table:table-cell office:value-type="string" calcext:value-type="string">
            <text:p>AAGGTGTCTAATACAACTACTACTACTACTAGGGCTACTACTACGGCTAATGAT-ACAATTGATCAGGAAATGAGAAATT</text:p>
          </table:table-cell>
        </table:table-row>
        <table:table-row table:style-name="ro1">
          <table:table-cell office:value-type="string" calcext:value-type="string">
            <text:p>AACTGTAGTAATGT---CAACGTCACCAATACCAATGAGACTAATACCATTCTCAAGGAAAAGGAAGGAGAATTAAAAAACT</text:p>
          </table:table-cell>
        </table:table-row>
        <table:table-row table:style-name="ro1">
          <table:table-cell office:value-type="string" calcext:value-type="string">
            <text:p>AATACTAATAATAATAGTACTAGTAATGGTACTAATACCACTAGTAGTATGAACATGGGGCCAGGAGAAATGAAAAACT</text:p>
          </table:table-cell>
        </table:table-row>
        <table:table-row table:style-name="ro1">
          <table:table-cell office:value-type="string" calcext:value-type="string">
            <text:p>ACCATTAGCAACAACGCGACCAACACCAGCAGCACCATTACCAGCATTACCGCGGAAATGCAGGGCGAAATTAAAAACT</text:p>
          </table:table-cell>
        </table:table-row>
        <table:table-row table:style-name="ro1">
          <table:table-cell office:value-type="string" calcext:value-type="string">
            <text:p>TTAGATTGCACTAATCT---GAATACTACTGATAACAATAGTAATATCAGTAGTCCGACA---GAGGGAGGAGAAATAAAAAACT</text:p>
          </table:table-cell>
        </table:table-row>
        <table:table-row table:style-name="ro1">
          <table:table-cell office:value-type="string" calcext:value-type="string">
            <text:p>ACCAATGCTGATTTTAATCATACCAATGCTAATCGTACTGTTACCCCTGCCCCTGAAATGAGAGATGAAGTAAAAAACT</text:p>
          </table:table-cell>
        </table:table-row>
        <table:table-row table:style-name="ro1">
          <table:table-cell office:value-type="string" calcext:value-type="string">
            <text:p>GTTACTGAGGTTACTACTACAACTACTACTAGGACTACTGCTAAGGCTAATGATACAATTGATCAGGAAATGAGAAATT</text:p>
          </table:table-cell>
        </table:table-row>
        <table:table-row table:style-name="ro1">
          <table:table-cell office:value-type="string" calcext:value-type="string">
            <text:p>TGTGTTACTTTACATTGC---------AATAATGCTACTTTGAATGCCACTGGTAGTAAT---------ATCACTAATATAGGACAAATGAAGAACT</text:p>
          </table:table-cell>
        </table:table-row>
        <table:table-row table:style-name="ro1">
          <table:table-cell office:value-type="string" calcext:value-type="string">
            <text:p>TGCAGCAACGTGATTAGCAAAAACGTGACCAACACCAGCAGCACCATTACCGCGGAAATGCAGGGCGAAATTAAAAACT</text:p>
          </table:table-cell>
        </table:table-row>
        <table:table-row table:style-name="ro1">
          <table:table-cell office:value-type="string" calcext:value-type="string">
            <text:p>TGGACGAATGGTACTAACAGCAATATTACTCTCACCAATAATACTAGTAAGACACTAGAGGGAGGAGAAGTAAAAAATT</text:p>
          </table:table-cell>
        </table:table-row>
        <table:table-row table:style-name="ro1">
          <table:table-cell office:value-type="string" calcext:value-type="string">
            <text:p>ACCTTGCACTGTTCTAATGCGACTGGGAAAGGGAACCAGTCTACCGCCCA------------------GATGGAAGAACCAGGGGCAATACAAAATT</text:p>
          </table:table-cell>
        </table:table-row>
        <table:table-row table:style-name="ro1">
          <table:table-cell office:value-type="string" calcext:value-type="string">
            <text:p>ACCAATAATAATAGCACTGGAGGAAGCAATACCACAACAAACAATGCCACATATGAAGGGCTAGAAGAAATAAAGAACT</text:p>
          </table:table-cell>
        </table:table-row>
        <table:table-row table:style-name="ro1">
          <table:table-cell office:value-type="string" calcext:value-type="string">
            <text:p>TTAGATTGCAAAAATGTAAAAA---TTACTCATATTAATGGAACTGTTGTGGGTAATGACACTG----ATAAAGAAATGAGAAATT</text:p>
          </table:table-cell>
        </table:table-row>
        <table:table-row table:style-name="ro1">
          <table:table-cell office:value-type="string" calcext:value-type="string">
            <text:p>AATAGTACCAGTGGTAATAGTACTGATAGTACCAGTGGTGATATCAGTAGTCCGACAGAGGGAGGAGAAATAAAAAACT</text:p>
          </table:table-cell>
        </table:table-row>
        <table:table-row table:style-name="ro1">
          <table:table-cell office:value-type="string" calcext:value-type="string">
            <text:p>AATAATAGCAGTAATAATAGCAGTAGTAATAGCAGTAGTAATATCAATAGTACGACAGAGGGAGGAGAAATAAAAAACT</text:p>
          </table:table-cell>
        </table:table-row>
        <table:table-row table:style-name="ro1">
          <table:table-cell office:value-type="string" calcext:value-type="string">
            <text:p>AATATCAATATCACCAGAAAAAATATCACCAATAATAATAGAAACAATACATATGAAGGGCGAGAGGAAATAAAAAACT</text:p>
          </table:table-cell>
        </table:table-row>
        <table:table-row table:style-name="ro1">
          <table:table-cell office:value-type="string" calcext:value-type="string">
            <text:p>TCTGTTAATAATACCAGTAGTGTTAAGGGGACAAATACCAGTAGTGTTAATGGGACACTGGTGGGGGGAATGAAAAACT</text:p>
          </table:table-cell>
        </table:table-row>
        <table:table-row table:style-name="ro1">
          <table:table-cell office:value-type="string" calcext:value-type="string">
            <text:p>TGCACTAATGCTACCTCRAAAGACACCAGCCCTACTGCTACATCAGTCAACAGCAGCAGC------------------ATTGGGGAGGTAAAAAATT</text:p>
          </table:table-cell>
        </table:table-row>
        <table:table-row table:style-name="ro1">
          <table:table-cell office:value-type="string" calcext:value-type="string">
            <text:p>TTAAACTGCACTAATGCTAACTTAACCAGCACAAATAATACTTACTTGAAYGACAGCATTGG------------------AGAAGAAATGAAAAACT</text:p>
          </table:table-cell>
        </table:table-row>
        <table:table-row table:style-name="ro1">
          <table:table-cell office:value-type="string" calcext:value-type="string">
            <text:p>ACTTTAAATTGTCATG---------ATGTTAATGTCACCAATAAAAGTAATAAGACGGACACCGAGATGGCAGGAGAAATAAAAAACT</text:p>
          </table:table-cell>
        </table:table-row>
        <table:table-row table:style-name="ro1">
          <table:table-cell office:value-type="string" calcext:value-type="string">
            <text:p>TGTGTCACTTTAGAATGT---------AAAAATGTTAGCAGTACCCCCAAT------GTGACCTTCGAAGAGAGCAGGCAAGAAATAAAAAATT</text:p>
          </table:table-cell>
        </table:table-row>
        <table:table-row table:style-name="ro1">
          <table:table-cell office:value-type="string" calcext:value-type="string">
            <text:p>ACCCCACTCTGTGTCACTTTAAAATGTGAAAATGTTAGCAATGTGACCTACGAAGGGAGCAG------------------------GCAAGAAATAAAAAATT</text:p>
          </table:table-cell>
        </table:table-row>
        <table:table-row table:style-name="ro1">
          <table:table-cell office:value-type="string" calcext:value-type="string">
            <text:p>CTCTGTGTCACTTTAAAATGTAGTGATGTTAGCAATAACACCAATGTGACCTACGA------------------AGAGAGGCAAGAAATAAAAAAAT</text:p>
          </table:table-cell>
        </table:table-row>
        <table:table-row table:style-name="ro1">
          <table:table-cell office:value-type="string" calcext:value-type="string">
            <text:p>ACCCCTCTCTGTGTTACTTTAAACTGTGTTAACATCACTAATAATACTGCTGTGGATGGC------------------------ACACAAAATATGACAAGCT</text:p>
          </table:table-cell>
        </table:table-row>
        <table:table-row table:style-name="ro1">
          <table:table-cell office:value-type="string" calcext:value-type="string">
            <text:p>TGTGTTACTTTACATTGTCATAACTT---------TACCAAAACAGACAACAACACCATAAATGACATGCC------AGGGGAAATAAAAAACT</text:p>
          </table:table-cell>
        </table:table-row>
        <table:table-row table:style-name="ro1">
          <table:table-cell office:value-type="string" calcext:value-type="string">
            <text:p>AATGTAAATGTAAGCAACAATACTACTATCAACAATACTACTACTGCATCCCCTAATAGCCTCCAAGAAATGAGAAATT</text:p>
          </table:table-cell>
        </table:table-row>
        <table:table-row table:style-name="ro1">
          <table:table-cell office:value-type="string" calcext:value-type="string">
            <text:p>ACTAATGTCAACAGTACTGCTGCAAGCAACCATACAACTGGAAATGCAACTGTAATAGATAAAACAGAAATGAAAAACT</text:p>
          </table:table-cell>
        </table:table-row>
        <table:table-row table:style-name="ro1">
          <table:table-cell office:value-type="string" calcext:value-type="string">
            <text:p>GTAAACTGTACTAACGTAACCAATAGCACTGACGGTACCTGTGGCGTCGACAATACCATGGTGAATCTGATAAAAA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61" meta:object-count="0"/>
    <meta:generator>LibreOffice/5.1.6.2$Linux_X86_64 LibreOffice_project/10m0$Build-2</meta:generator>
  </office:meta>
</office:document-meta>
</file>